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p" style:master-page-name="MP0" style:family="paragraph">
      <style:paragraph-properties fo:break-before="page" fo:text-indent="0.1972in"/>
    </style:style>
    <style:style style:name="P2" style:parent-style-name="p" style:family="paragraph">
      <style:paragraph-properties fo:text-indent="0.1972in"/>
    </style:style>
    <style:style style:name="P3" style:parent-style-name="p" style:family="paragraph">
      <style:paragraph-properties fo:text-indent="0.1972in"/>
    </style:style>
    <style:style style:name="P4" style:parent-style-name="p" style:family="paragraph">
      <style:paragraph-properties fo:text-indent="0.1972in"/>
    </style:style>
    <style:style style:name="P5" style:parent-style-name="p" style:family="paragraph">
      <style:paragraph-properties fo:text-indent="0.1972in"/>
    </style:style>
    <style:style style:name="P6" style:parent-style-name="p" style:family="paragraph">
      <style:paragraph-properties fo:text-indent="0.1972in"/>
    </style:style>
    <style:style style:name="T8" style:parent-style-name="Policepardéfaut" style:family="text">
      <style:text-properties/>
    </style:style>
    <style:style style:name="P7" style:parent-style-name="p" style:family="paragraph">
      <style:paragraph-properties fo:text-indent="0in">
        <style:tab-stops>
          <style:tab-stop style:type="right" style:position="4.725in"/>
        </style:tab-stops>
        <style:drop-cap style:length="1" style:lines="3"/>
      </style:paragraph-properties>
    </style:style>
    <style:style style:name="P9" style:parent-style-name="p" style:family="paragraph">
      <style:paragraph-properties fo:text-indent="0in">
        <style:tab-stops>
          <style:tab-stop style:type="right" style:position="4.725in"/>
        </style:tab-stops>
      </style:paragraph-properties>
    </style:style>
    <style:style style:name="P10" style:parent-style-name="p" style:family="paragraph">
      <style:paragraph-properties fo:text-indent="0in">
        <style:tab-stops>
          <style:tab-stop style:type="right" style:position="4.725in"/>
        </style:tab-stops>
      </style:paragraph-properties>
    </style:style>
    <style:style style:name="P11" style:parent-style-name="p" style:family="paragraph">
      <style:paragraph-properties fo:text-indent="0in">
        <style:tab-stops>
          <style:tab-stop style:type="right" style:position="4.725in"/>
        </style:tab-stops>
      </style:paragraph-properties>
    </style:style>
    <style:style style:name="P12" style:parent-style-name="p" style:family="paragraph">
      <style:paragraph-properties fo:text-indent="0in">
        <style:tab-stops>
          <style:tab-stop style:type="right" style:position="4.725in"/>
        </style:tab-stops>
      </style:paragraph-properties>
    </style:style>
    <style:style style:name="P13" style:parent-style-name="p" style:family="paragraph">
      <style:paragraph-properties fo:text-indent="0in">
        <style:tab-stops>
          <style:tab-stop style:type="right" style:position="4.725in"/>
        </style:tab-stops>
      </style:paragraph-properties>
    </style:style>
    <style:style style:name="P14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6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7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2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21" style:parent-style-name="Policepardéfaut" style:family="text">
      <style:text-properties style:text-position="super 66.6%"/>
    </style:style>
    <style:style style:name="P22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23" style:parent-style-name="Policepardéfaut" style:family="text">
      <style:text-properties style:text-position="super 66.6%"/>
    </style:style>
    <style:style style:name="P24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2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26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27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2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2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3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3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32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33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34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3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36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37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3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3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4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4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42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43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44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4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46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47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4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4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5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5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52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53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54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5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56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57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5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5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6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6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62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63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64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6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66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67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6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6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7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7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72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73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74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7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76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77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7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7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8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8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82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83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84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8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86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87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8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8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90" style:parent-style-name="Policepardéfaut" style:family="text">
      <style:text-properties style:text-position="super 66.6%"/>
    </style:style>
    <style:style style:name="P9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92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93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94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9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96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97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9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9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0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0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02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03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04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0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06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07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08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09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10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11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12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13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14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15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16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P117" style:parent-style-name="p" style:family="paragraph">
      <style:paragraph-properties>
        <style:tab-stops>
          <style:tab-stop style:type="right" style:position="4.725in"/>
        </style:tab-stops>
      </style:paragraph-properties>
    </style:style>
    <style:style style:name="T119" style:parent-style-name="Policepardéfaut" style:family="text">
      <style:text-properties/>
    </style:style>
    <style:style style:name="P118" style:parent-style-name="p" style:family="paragraph">
      <style:paragraph-properties fo:text-indent="0in">
        <style:drop-cap style:length="1" style:lines="3"/>
      </style:paragraph-properties>
    </style:style>
    <style:style style:name="T120" style:parent-style-name="Policepardéfaut" style:family="text">
      <style:text-properties style:text-position="super 66.6%"/>
    </style:style>
    <style:style style:name="T121" style:parent-style-name="Policepardéfaut" style:family="text">
      <style:text-properties style:text-position="super 66.6%"/>
    </style:style>
    <style:style style:name="T122" style:parent-style-name="Policepardéfaut" style:family="text">
      <style:text-properties style:text-position="super 66.6%"/>
    </style:style>
    <style:style style:name="T123" style:parent-style-name="Policepardéfaut" style:family="text">
      <style:text-properties style:text-position="super 66.6%"/>
    </style:style>
    <style:style style:name="T124" style:parent-style-name="Policepardéfaut" style:family="text">
      <style:text-properties style:text-position="super 66.6%"/>
    </style:style>
    <style:style style:name="T125" style:parent-style-name="Policepardéfaut" style:family="text">
      <style:text-properties style:text-position="super 66.6%"/>
    </style:style>
    <style:style style:name="T126" style:parent-style-name="Policepardéfaut" style:family="text">
      <style:text-properties style:text-position="super 66.6%"/>
    </style:style>
    <style:style style:name="T127" style:parent-style-name="Policepardéfaut" style:family="text">
      <style:text-properties style:text-position="super 66.6%"/>
    </style:style>
    <style:style style:name="T128" style:parent-style-name="Policepardéfaut" style:family="text">
      <style:text-properties style:text-position="super 66.6%"/>
    </style:style>
    <style:style style:name="T129" style:parent-style-name="Policepardéfaut" style:family="text">
      <style:text-properties style:text-position="super 66.6%"/>
    </style:style>
    <style:style style:name="T130" style:parent-style-name="Policepardéfaut" style:family="text">
      <style:text-properties style:text-position="super 66.6%"/>
    </style:style>
    <style:style style:name="P131" style:parent-style-name="p" style:family="paragraph">
      <style:paragraph-properties fo:text-indent="0.1972in"/>
    </style:style>
    <style:style style:name="T132" style:parent-style-name="Policepardéfaut" style:family="text">
      <style:text-properties style:text-position="super 66.6%"/>
    </style:style>
    <style:style style:name="T133" style:parent-style-name="Policepardéfaut" style:family="text">
      <style:text-properties style:text-position="super 66.6%"/>
    </style:style>
    <style:style style:name="T134" style:parent-style-name="Policepardéfaut" style:family="text">
      <style:text-properties style:text-position="super 66.6%"/>
    </style:style>
    <style:style style:name="T135" style:parent-style-name="Policepardéfaut" style:family="text">
      <style:text-properties style:text-position="super 66.6%"/>
    </style:style>
    <style:style style:name="T136" style:parent-style-name="Policepardéfaut" style:family="text">
      <style:text-properties style:text-position="super 66.6%"/>
    </style:style>
    <style:style style:name="T137" style:parent-style-name="Policepardéfaut" style:family="text">
      <style:text-properties style:text-position="super 66.6%"/>
    </style:style>
    <style:style style:name="T138" style:parent-style-name="Policepardéfaut" style:family="text">
      <style:text-properties style:text-position="super 66.6%"/>
    </style:style>
    <style:style style:name="T139" style:parent-style-name="Policepardéfaut" style:family="text">
      <style:text-properties style:text-position="super 66.6%"/>
    </style:style>
    <style:style style:name="T140" style:parent-style-name="Policepardéfaut" style:family="text">
      <style:text-properties style:text-position="super 66.6%"/>
    </style:style>
    <style:style style:name="T141" style:parent-style-name="Policepardéfaut" style:family="text">
      <style:text-properties style:text-position="super 66.6%"/>
    </style:style>
    <style:style style:name="T142" style:parent-style-name="Policepardéfaut" style:family="text">
      <style:text-properties style:text-position="super 66.6%"/>
    </style:style>
    <style:style style:name="T144" style:parent-style-name="Policepardéfaut" style:family="text">
      <style:text-properties/>
    </style:style>
    <style:style style:name="P143" style:parent-style-name="p" style:family="paragraph">
      <style:paragraph-properties fo:text-indent="0in">
        <style:drop-cap style:length="1" style:lines="3"/>
      </style:paragraph-properties>
    </style:style>
    <style:style style:name="T146" style:parent-style-name="Policepardéfaut" style:family="text">
      <style:text-properties/>
    </style:style>
    <style:style style:name="P145" style:parent-style-name="p" style:family="paragraph">
      <style:paragraph-properties fo:text-indent="0in">
        <style:drop-cap style:length="1" style:lines="3"/>
      </style:paragraph-properties>
    </style:style>
    <style:style style:name="T147" style:parent-style-name="Policepardéfaut" style:family="text">
      <style:text-properties style:text-position="super 66.6%"/>
    </style:style>
    <style:style style:name="T148" style:parent-style-name="Policepardéfaut" style:family="text">
      <style:text-properties style:text-position="super 66.6%"/>
    </style:style>
    <style:style style:name="T149" style:parent-style-name="Policepardéfaut" style:family="text">
      <style:text-properties style:text-position="super 66.6%"/>
    </style:style>
    <style:style style:name="T150" style:parent-style-name="Policepardéfaut" style:family="text">
      <style:text-properties style:text-position="super 66.6%"/>
    </style:style>
    <style:style style:name="T151" style:parent-style-name="Policepardéfaut" style:family="text">
      <style:text-properties style:text-position="super 66.6%"/>
    </style:style>
    <style:style style:name="T152" style:parent-style-name="Policepardéfaut" style:family="text">
      <style:text-properties style:text-position="super 66.6%"/>
    </style:style>
    <style:style style:name="T153" style:parent-style-name="Policepardéfaut" style:family="text">
      <style:text-properties style:text-position="super 66.6%"/>
    </style:style>
    <style:style style:name="T154" style:parent-style-name="Policepardéfaut" style:family="text">
      <style:text-properties style:text-position="super 66.6%"/>
    </style:style>
    <style:style style:name="T155" style:parent-style-name="Policepardéfaut" style:family="text">
      <style:text-properties style:text-position="super 66.6%"/>
    </style:style>
    <style:style style:name="T156" style:parent-style-name="Policepardéfaut" style:family="text">
      <style:text-properties style:text-position="super 66.6%"/>
    </style:style>
    <style:style style:name="T158" style:parent-style-name="Policepardéfaut" style:family="text">
      <style:text-properties/>
    </style:style>
    <style:style style:name="P157" style:parent-style-name="p" style:family="paragraph">
      <style:paragraph-properties fo:text-indent="0in">
        <style:drop-cap style:length="1" style:lines="3"/>
      </style:paragraph-properties>
    </style:style>
    <style:style style:name="T159" style:parent-style-name="Policepardéfaut" style:family="text">
      <style:text-properties style:text-position="super 66.6%"/>
    </style:style>
    <style:style style:name="T161" style:parent-style-name="Policepardéfaut" style:family="text">
      <style:text-properties/>
    </style:style>
    <style:style style:name="P160" style:parent-style-name="p" style:family="paragraph">
      <style:paragraph-properties fo:text-indent="0in">
        <style:drop-cap style:length="1" style:lines="3"/>
      </style:paragraph-properties>
    </style:style>
    <style:style style:name="T162" style:parent-style-name="Policepardéfaut" style:family="text">
      <style:text-properties style:text-position="super 66.6%"/>
    </style:style>
    <style:style style:name="T163" style:parent-style-name="Policepardéfaut" style:family="text">
      <style:text-properties style:text-position="super 66.6%"/>
    </style:style>
    <style:style style:name="T165" style:parent-style-name="Policepardéfaut" style:family="text">
      <style:text-properties/>
    </style:style>
    <style:style style:name="P164" style:parent-style-name="p" style:family="paragraph">
      <style:paragraph-properties fo:text-indent="0in">
        <style:drop-cap style:length="1" style:lines="3"/>
      </style:paragraph-properties>
    </style:style>
    <style:style style:name="T167" style:parent-style-name="Policepardéfaut" style:family="text">
      <style:text-properties/>
    </style:style>
    <style:style style:name="P166" style:parent-style-name="p" style:family="paragraph">
      <style:paragraph-properties fo:text-indent="0in">
        <style:drop-cap style:length="1" style:lines="3"/>
      </style:paragraph-properties>
    </style:style>
    <style:style style:name="T168" style:parent-style-name="Policepardéfaut" style:family="text">
      <style:text-properties style:text-position="super 66.6%"/>
    </style:style>
    <style:style style:name="T169" style:parent-style-name="Policepardéfaut" style:family="text">
      <style:text-properties style:text-position="super 66.6%"/>
    </style:style>
    <style:style style:name="T170" style:parent-style-name="Policepardéfaut" style:family="text">
      <style:text-properties style:text-position="super 66.6%"/>
    </style:style>
    <style:style style:name="P171" style:parent-style-name="p" style:family="paragraph">
      <style:paragraph-properties fo:text-indent="0in"/>
    </style:style>
    <style:style style:name="T173" style:parent-style-name="Policepardéfaut" style:family="text">
      <style:text-properties/>
    </style:style>
    <style:style style:name="P172" style:parent-style-name="p" style:family="paragraph">
      <style:paragraph-properties fo:text-indent="0in">
        <style:drop-cap style:length="1" style:lines="3"/>
      </style:paragraph-properties>
    </style:style>
    <style:style style:name="T175" style:parent-style-name="Policepardéfaut" style:family="text">
      <style:text-properties/>
    </style:style>
    <style:style style:name="P174" style:parent-style-name="p" style:family="paragraph">
      <style:paragraph-properties fo:text-indent="0in">
        <style:drop-cap style:length="1" style:lines="3"/>
      </style:paragraph-properties>
    </style:style>
    <style:style style:name="T176" style:parent-style-name="Policepardéfaut" style:family="text">
      <style:text-properties style:text-position="super 66.6%"/>
    </style:style>
    <style:style style:name="T178" style:parent-style-name="Policepardéfaut" style:family="text">
      <style:text-properties/>
    </style:style>
    <style:style style:name="P177" style:parent-style-name="p" style:family="paragraph">
      <style:paragraph-properties fo:text-indent="0in">
        <style:drop-cap style:length="1" style:lines="3"/>
      </style:paragraph-properties>
    </style:style>
    <style:style style:name="T179" style:parent-style-name="Policepardéfaut" style:family="text">
      <style:text-properties style:text-position="super 66.6%"/>
    </style:style>
    <style:style style:name="T181" style:parent-style-name="Policepardéfaut" style:family="text">
      <style:text-properties/>
    </style:style>
    <style:style style:name="P180" style:parent-style-name="p" style:family="paragraph">
      <style:paragraph-properties fo:text-indent="0in">
        <style:drop-cap style:length="1" style:lines="3"/>
      </style:paragraph-properties>
    </style:style>
    <style:style style:name="T182" style:parent-style-name="Policepardéfaut" style:family="text">
      <style:text-properties style:text-position="super 66.6%"/>
    </style:style>
    <style:style style:name="T184" style:parent-style-name="Policepardéfaut" style:family="text">
      <style:text-properties/>
    </style:style>
    <style:style style:name="P183" style:parent-style-name="p" style:family="paragraph">
      <style:paragraph-properties fo:text-indent="0in">
        <style:drop-cap style:length="1" style:lines="3"/>
      </style:paragraph-properties>
    </style:style>
    <style:style style:name="T186" style:parent-style-name="Policepardéfaut" style:family="text">
      <style:text-properties/>
    </style:style>
    <style:style style:name="P185" style:parent-style-name="p" style:family="paragraph">
      <style:paragraph-properties fo:text-indent="0in">
        <style:drop-cap style:length="1" style:lines="3"/>
      </style:paragraph-properties>
    </style:style>
    <style:style style:name="T188" style:parent-style-name="Policepardéfaut" style:family="text">
      <style:text-properties/>
    </style:style>
    <style:style style:name="P187" style:parent-style-name="p" style:family="paragraph">
      <style:paragraph-properties fo:text-indent="0in">
        <style:drop-cap style:length="1" style:lines="3"/>
      </style:paragraph-properties>
    </style:style>
    <style:style style:name="T189" style:parent-style-name="Policepardéfaut" style:family="text">
      <style:text-properties style:text-position="super 66.6%"/>
    </style:style>
    <style:style style:name="T190" style:parent-style-name="Policepardéfaut" style:family="text">
      <style:text-properties style:text-position="super 66.6%"/>
    </style:style>
    <style:style style:name="T191" style:parent-style-name="Policepardéfaut" style:family="text">
      <style:text-properties style:text-position="super 66.6%"/>
    </style:style>
    <style:style style:name="T192" style:parent-style-name="Policepardéfaut" style:family="text">
      <style:text-properties style:text-position="super 66.6%"/>
    </style:style>
    <style:style style:name="T193" style:parent-style-name="Policepardéfaut" style:family="text">
      <style:text-properties style:text-position="super 66.6%"/>
    </style:style>
    <style:style style:name="T195" style:parent-style-name="Policepardéfaut" style:family="text">
      <style:text-properties/>
    </style:style>
    <style:style style:name="P194" style:parent-style-name="p" style:family="paragraph">
      <style:paragraph-properties fo:text-indent="0in">
        <style:drop-cap style:length="1" style:lines="3"/>
      </style:paragraph-properties>
    </style:style>
    <style:style style:name="T197" style:parent-style-name="Policepardéfaut" style:family="text">
      <style:text-properties/>
    </style:style>
    <style:style style:name="P196" style:parent-style-name="p" style:family="paragraph">
      <style:paragraph-properties fo:text-indent="0in">
        <style:drop-cap style:length="1" style:lines="3"/>
      </style:paragraph-properties>
    </style:style>
    <style:style style:name="T198" style:parent-style-name="Policepardéfaut" style:family="text">
      <style:text-properties style:text-position="super 66.6%"/>
    </style:style>
    <style:style style:name="P199" style:parent-style-name="p" style:family="paragraph">
      <style:paragraph-properties fo:text-indent="0in"/>
    </style:style>
    <style:style style:name="T201" style:parent-style-name="Policepardéfaut" style:family="text">
      <style:text-properties/>
    </style:style>
    <style:style style:name="P200" style:parent-style-name="p" style:family="paragraph">
      <style:paragraph-properties fo:text-indent="0in">
        <style:drop-cap style:length="1" style:lines="3"/>
      </style:paragraph-properties>
    </style:style>
    <style:style style:name="T203" style:parent-style-name="Policepardéfaut" style:family="text">
      <style:text-properties/>
    </style:style>
    <style:style style:name="P202" style:parent-style-name="p" style:family="paragraph">
      <style:paragraph-properties fo:text-indent="0in">
        <style:drop-cap style:length="1" style:lines="3"/>
      </style:paragraph-properties>
    </style:style>
    <style:style style:name="T204" style:parent-style-name="Policepardéfaut" style:family="text">
      <style:text-properties style:text-position="super 66.6%"/>
    </style:style>
    <style:style style:name="T205" style:parent-style-name="Policepardéfaut" style:family="text">
      <style:text-properties style:text-position="super 66.6%"/>
    </style:style>
    <style:style style:name="T207" style:parent-style-name="Policepardéfaut" style:family="text">
      <style:text-properties/>
    </style:style>
    <style:style style:name="P206" style:parent-style-name="p" style:family="paragraph">
      <style:paragraph-properties fo:text-indent="0in">
        <style:drop-cap style:length="1" style:lines="3"/>
      </style:paragraph-properties>
    </style:style>
    <style:style style:name="T209" style:parent-style-name="Policepardéfaut" style:family="text">
      <style:text-properties/>
    </style:style>
    <style:style style:name="P208" style:parent-style-name="p" style:family="paragraph">
      <style:paragraph-properties fo:text-indent="0in">
        <style:drop-cap style:length="1" style:lines="3"/>
      </style:paragraph-properties>
    </style:style>
    <style:style style:name="T210" style:parent-style-name="Policepardéfaut" style:family="text">
      <style:text-properties style:text-position="super 66.6%"/>
    </style:style>
    <style:style style:name="T211" style:parent-style-name="Policepardéfaut" style:family="text">
      <style:text-properties style:text-position="super 66.6%"/>
    </style:style>
    <style:style style:name="T212" style:parent-style-name="Policepardéfaut" style:family="text">
      <style:text-properties style:text-position="super 66.6%"/>
    </style:style>
    <style:style style:name="T213" style:parent-style-name="Policepardéfaut" style:family="text">
      <style:text-properties style:text-position="super 66.6%"/>
    </style:style>
    <style:style style:name="T215" style:parent-style-name="Policepardéfaut" style:family="text">
      <style:text-properties/>
    </style:style>
    <style:style style:name="P214" style:parent-style-name="p" style:family="paragraph">
      <style:paragraph-properties fo:text-indent="0in">
        <style:drop-cap style:length="1" style:lines="3"/>
      </style:paragraph-properties>
    </style:style>
    <style:style style:name="T217" style:parent-style-name="Policepardéfaut" style:family="text">
      <style:text-properties/>
    </style:style>
    <style:style style:name="P216" style:parent-style-name="p" style:family="paragraph">
      <style:paragraph-properties fo:text-indent="0in">
        <style:drop-cap style:length="1" style:lines="3"/>
      </style:paragraph-properties>
    </style:style>
    <style:style style:name="T219" style:parent-style-name="Policepardéfaut" style:family="text">
      <style:text-properties/>
    </style:style>
    <style:style style:name="P218" style:parent-style-name="p" style:family="paragraph">
      <style:paragraph-properties fo:text-indent="0in">
        <style:drop-cap style:length="1" style:lines="3"/>
      </style:paragraph-properties>
    </style:style>
    <style:style style:name="T221" style:parent-style-name="Policepardéfaut" style:family="text">
      <style:text-properties/>
    </style:style>
    <style:style style:name="P220" style:parent-style-name="p" style:family="paragraph">
      <style:paragraph-properties fo:text-indent="0in">
        <style:drop-cap style:length="1" style:lines="3"/>
      </style:paragraph-properties>
    </style:style>
    <style:style style:name="T223" style:parent-style-name="Policepardéfaut" style:family="text">
      <style:text-properties/>
    </style:style>
    <style:style style:name="P222" style:parent-style-name="p" style:family="paragraph">
      <style:paragraph-properties fo:text-indent="0in">
        <style:drop-cap style:length="1" style:lines="3"/>
      </style:paragraph-properties>
    </style:style>
    <style:style style:name="P224" style:parent-style-name="p" style:family="paragraph">
      <style:paragraph-properties fo:text-indent="0in"/>
    </style:style>
    <style:style style:name="T226" style:parent-style-name="Policepardéfaut" style:family="text">
      <style:text-properties/>
    </style:style>
    <style:style style:name="P225" style:parent-style-name="p" style:family="paragraph">
      <style:paragraph-properties fo:text-indent="0in">
        <style:drop-cap style:length="1" style:lines="3"/>
      </style:paragraph-properties>
    </style:style>
    <style:style style:name="T227" style:parent-style-name="Policepardéfaut" style:family="text">
      <style:text-properties style:text-position="super 66.6%"/>
    </style:style>
    <style:style style:name="T228" style:parent-style-name="Policepardéfaut" style:family="text">
      <style:text-properties style:text-position="super 66.6%"/>
    </style:style>
    <style:style style:name="T229" style:parent-style-name="Policepardéfaut" style:family="text">
      <style:text-properties style:text-position="super 66.6%"/>
    </style:style>
    <style:style style:name="T230" style:parent-style-name="Policepardéfaut" style:family="text">
      <style:text-properties style:text-position="super 66.6%"/>
    </style:style>
    <style:style style:name="T232" style:parent-style-name="Policepardéfaut" style:family="text">
      <style:text-properties/>
    </style:style>
    <style:style style:name="P231" style:parent-style-name="p" style:family="paragraph">
      <style:paragraph-properties fo:text-indent="0in">
        <style:drop-cap style:length="1" style:lines="3"/>
      </style:paragraph-properties>
    </style:style>
    <style:style style:name="T234" style:parent-style-name="Policepardéfaut" style:family="text">
      <style:text-properties/>
    </style:style>
    <style:style style:name="P233" style:parent-style-name="p" style:family="paragraph">
      <style:paragraph-properties fo:text-indent="0in">
        <style:drop-cap style:length="1" style:lines="3"/>
      </style:paragraph-properties>
    </style:style>
    <style:style style:name="T236" style:parent-style-name="Policepardéfaut" style:family="text">
      <style:text-properties/>
    </style:style>
    <style:style style:name="P235" style:parent-style-name="p" style:family="paragraph">
      <style:paragraph-properties fo:text-indent="0in">
        <style:drop-cap style:length="1" style:lines="3"/>
      </style:paragraph-properties>
    </style:style>
    <style:style style:name="T238" style:parent-style-name="Policepardéfaut" style:family="text">
      <style:text-properties/>
    </style:style>
    <style:style style:name="P237" style:parent-style-name="p" style:family="paragraph">
      <style:paragraph-properties fo:text-indent="0in">
        <style:drop-cap style:length="1" style:lines="3"/>
      </style:paragraph-properties>
    </style:style>
    <style:style style:name="T240" style:parent-style-name="Policepardéfaut" style:family="text">
      <style:text-properties/>
    </style:style>
    <style:style style:name="P239" style:parent-style-name="p" style:family="paragraph">
      <style:paragraph-properties fo:text-indent="0in">
        <style:drop-cap style:length="1" style:lines="3"/>
      </style:paragraph-properties>
    </style:style>
    <style:style style:name="T241" style:parent-style-name="Policepardéfaut" style:family="text">
      <style:text-properties style:text-position="super 66.6%"/>
    </style:style>
    <style:style style:name="T243" style:parent-style-name="Policepardéfaut" style:family="text">
      <style:text-properties/>
    </style:style>
    <style:style style:name="P242" style:parent-style-name="p" style:family="paragraph">
      <style:paragraph-properties fo:text-indent="0in">
        <style:drop-cap style:length="1" style:lines="3"/>
      </style:paragraph-properties>
    </style:style>
    <style:style style:name="T244" style:parent-style-name="Policepardéfaut" style:family="text">
      <style:text-properties style:text-position="super 66.6%"/>
    </style:style>
    <style:style style:name="T245" style:parent-style-name="Policepardéfaut" style:family="text">
      <style:text-properties style:text-position="super 66.6%"/>
    </style:style>
    <style:style style:name="T247" style:parent-style-name="Policepardéfaut" style:family="text">
      <style:text-properties/>
    </style:style>
    <style:style style:name="P246" style:parent-style-name="p" style:family="paragraph">
      <style:paragraph-properties fo:text-indent="0in">
        <style:drop-cap style:length="1" style:lines="3"/>
      </style:paragraph-properties>
    </style:style>
    <style:style style:name="T249" style:parent-style-name="Policepardéfaut" style:family="text">
      <style:text-properties/>
    </style:style>
    <style:style style:name="P248" style:parent-style-name="p" style:family="paragraph">
      <style:paragraph-properties fo:text-indent="0in">
        <style:drop-cap style:length="1" style:lines="3"/>
      </style:paragraph-properties>
    </style:style>
    <style:style style:name="T250" style:parent-style-name="Policepardéfaut" style:family="text">
      <style:text-properties style:text-position="super 66.6%"/>
    </style:style>
    <style:style style:name="T252" style:parent-style-name="Policepardéfaut" style:family="text">
      <style:text-properties/>
    </style:style>
    <style:style style:name="P251" style:parent-style-name="p" style:family="paragraph">
      <style:paragraph-properties fo:text-indent="0in">
        <style:drop-cap style:length="1" style:lines="3"/>
      </style:paragraph-properties>
    </style:style>
    <style:style style:name="T253" style:parent-style-name="Policepardéfaut" style:family="text">
      <style:text-properties style:text-position="super 66.6%"/>
    </style:style>
    <style:style style:name="T255" style:parent-style-name="Policepardéfaut" style:family="text">
      <style:text-properties/>
    </style:style>
    <style:style style:name="P254" style:parent-style-name="p" style:family="paragraph">
      <style:paragraph-properties fo:text-indent="0in">
        <style:drop-cap style:length="1" style:lines="3"/>
      </style:paragraph-properties>
    </style:style>
    <style:style style:name="T257" style:parent-style-name="Policepardéfaut" style:family="text">
      <style:text-properties/>
    </style:style>
    <style:style style:name="P256" style:parent-style-name="p" style:family="paragraph">
      <style:paragraph-properties fo:text-indent="0in">
        <style:drop-cap style:length="1" style:lines="3"/>
      </style:paragraph-properties>
    </style:style>
    <style:style style:name="T259" style:parent-style-name="Policepardéfaut" style:family="text">
      <style:text-properties/>
    </style:style>
    <style:style style:name="P258" style:parent-style-name="p" style:family="paragraph">
      <style:paragraph-properties fo:text-indent="0in">
        <style:drop-cap style:length="1" style:lines="3"/>
      </style:paragraph-properties>
    </style:style>
    <style:style style:name="T261" style:parent-style-name="Policepardéfaut" style:family="text">
      <style:text-properties/>
    </style:style>
    <style:style style:name="P260" style:parent-style-name="p" style:family="paragraph">
      <style:paragraph-properties fo:text-indent="0in">
        <style:drop-cap style:length="1" style:lines="3"/>
      </style:paragraph-properties>
    </style:style>
    <style:style style:name="T262" style:parent-style-name="Policepardéfaut" style:family="text">
      <style:text-properties style:text-position="super 66.6%"/>
    </style:style>
    <style:style style:name="T264" style:parent-style-name="Policepardéfaut" style:family="text">
      <style:text-properties/>
    </style:style>
    <style:style style:name="P263" style:parent-style-name="p" style:family="paragraph">
      <style:paragraph-properties fo:text-indent="0in">
        <style:drop-cap style:length="1" style:lines="3"/>
      </style:paragraph-properties>
    </style:style>
    <style:style style:name="T265" style:parent-style-name="Policepardéfaut" style:family="text">
      <style:text-properties style:text-position="super 66.6%"/>
    </style:style>
    <style:style style:name="T266" style:parent-style-name="Policepardéfaut" style:family="text">
      <style:text-properties style:text-position="super 66.6%"/>
    </style:style>
    <style:style style:name="T267" style:parent-style-name="Policepardéfaut" style:family="text">
      <style:text-properties style:text-position="super 66.6%"/>
    </style:style>
    <style:style style:name="T268" style:parent-style-name="Policepardéfaut" style:family="text">
      <style:text-properties style:text-position="super 66.6%"/>
    </style:style>
    <style:style style:name="T270" style:parent-style-name="Policepardéfaut" style:family="text">
      <style:text-properties/>
    </style:style>
    <style:style style:name="P269" style:parent-style-name="p" style:family="paragraph">
      <style:paragraph-properties fo:text-indent="0in">
        <style:drop-cap style:length="1" style:lines="3"/>
      </style:paragraph-properties>
    </style:style>
    <style:style style:name="T272" style:parent-style-name="Policepardéfaut" style:family="text">
      <style:text-properties/>
    </style:style>
    <style:style style:name="P271" style:parent-style-name="p" style:family="paragraph">
      <style:paragraph-properties fo:text-indent="0in">
        <style:drop-cap style:length="1" style:lines="3"/>
      </style:paragraph-properties>
    </style:style>
    <style:style style:name="T274" style:parent-style-name="Policepardéfaut" style:family="text">
      <style:text-properties/>
    </style:style>
    <style:style style:name="P273" style:parent-style-name="p" style:family="paragraph">
      <style:paragraph-properties fo:text-indent="0in">
        <style:drop-cap style:length="1" style:lines="3"/>
      </style:paragraph-properties>
    </style:style>
    <style:style style:name="T275" style:parent-style-name="Policepardéfaut" style:family="text">
      <style:text-properties style:text-position="super 66.6%"/>
    </style:style>
    <style:style style:name="T276" style:parent-style-name="Policepardéfaut" style:family="text">
      <style:text-properties style:text-position="super 66.6%"/>
    </style:style>
    <style:style style:name="T278" style:parent-style-name="Policepardéfaut" style:family="text">
      <style:text-properties/>
    </style:style>
    <style:style style:name="P277" style:parent-style-name="p" style:family="paragraph">
      <style:paragraph-properties fo:text-indent="0in">
        <style:drop-cap style:length="1" style:lines="3"/>
      </style:paragraph-properties>
    </style:style>
    <style:style style:name="T280" style:parent-style-name="Policepardéfaut" style:family="text">
      <style:text-properties/>
    </style:style>
    <style:style style:name="P279" style:parent-style-name="p" style:family="paragraph">
      <style:paragraph-properties fo:text-indent="0in">
        <style:drop-cap style:length="1" style:lines="3"/>
      </style:paragraph-properties>
    </style:style>
    <style:style style:name="T281" style:parent-style-name="Policepardéfaut" style:family="text">
      <style:text-properties style:text-position="super 66.6%"/>
    </style:style>
    <style:style style:name="T283" style:parent-style-name="Policepardéfaut" style:family="text">
      <style:text-properties/>
    </style:style>
    <style:style style:name="P282" style:parent-style-name="p" style:family="paragraph">
      <style:paragraph-properties fo:text-indent="0in">
        <style:drop-cap style:length="1" style:lines="3"/>
      </style:paragraph-properties>
    </style:style>
    <style:style style:name="T284" style:parent-style-name="Policepardéfaut" style:family="text">
      <style:text-properties style:text-position="super 66.6%"/>
    </style:style>
    <style:style style:name="T285" style:parent-style-name="Policepardéfaut" style:family="text">
      <style:text-properties style:text-position="super 66.6%"/>
    </style:style>
    <style:style style:name="T286" style:parent-style-name="Policepardéfaut" style:family="text">
      <style:text-properties style:text-position="super 66.6%"/>
    </style:style>
    <style:style style:name="T287" style:parent-style-name="Policepardéfaut" style:family="text">
      <style:text-properties style:text-position="super 66.6%"/>
    </style:style>
    <style:style style:name="T289" style:parent-style-name="Policepardéfaut" style:family="text">
      <style:text-properties/>
    </style:style>
    <style:style style:name="P288" style:parent-style-name="p" style:family="paragraph">
      <style:paragraph-properties fo:text-indent="0in">
        <style:drop-cap style:length="1" style:lines="3"/>
      </style:paragraph-properties>
    </style:style>
    <style:style style:name="T291" style:parent-style-name="Policepardéfaut" style:family="text">
      <style:text-properties/>
    </style:style>
    <style:style style:name="P290" style:parent-style-name="p" style:family="paragraph">
      <style:paragraph-properties fo:text-indent="0in">
        <style:drop-cap style:length="1" style:lines="3"/>
      </style:paragraph-properties>
    </style:style>
    <style:style style:name="T293" style:parent-style-name="Policepardéfaut" style:family="text">
      <style:text-properties/>
    </style:style>
    <style:style style:name="P292" style:parent-style-name="p" style:family="paragraph">
      <style:paragraph-properties fo:text-indent="0in">
        <style:drop-cap style:length="1" style:lines="3"/>
      </style:paragraph-properties>
    </style:style>
    <style:style style:name="P294" style:parent-style-name="p" style:family="paragraph">
      <style:paragraph-properties fo:text-indent="0in"/>
    </style:style>
    <style:style style:name="T296" style:parent-style-name="Policepardéfaut" style:family="text">
      <style:text-properties/>
    </style:style>
    <style:style style:name="P295" style:parent-style-name="p" style:family="paragraph">
      <style:paragraph-properties fo:text-indent="0in">
        <style:drop-cap style:length="1" style:lines="3"/>
      </style:paragraph-properties>
    </style:style>
    <style:style style:name="T298" style:parent-style-name="Policepardéfaut" style:family="text">
      <style:text-properties/>
    </style:style>
    <style:style style:name="P297" style:parent-style-name="p" style:family="paragraph">
      <style:paragraph-properties fo:text-indent="0in">
        <style:drop-cap style:length="1" style:lines="3"/>
      </style:paragraph-properties>
    </style:style>
    <style:style style:name="T300" style:parent-style-name="Policepardéfaut" style:family="text">
      <style:text-properties/>
    </style:style>
    <style:style style:name="P299" style:parent-style-name="p" style:family="paragraph">
      <style:paragraph-properties fo:text-indent="0in">
        <style:drop-cap style:length="1" style:lines="3"/>
      </style:paragraph-properties>
    </style:style>
    <style:style style:name="P301" style:parent-style-name="p" style:family="paragraph">
      <style:paragraph-properties fo:text-indent="0in"/>
    </style:style>
    <style:style style:name="T302" style:parent-style-name="Policepardéfaut" style:family="text">
      <style:text-properties style:text-position="super 66.6%"/>
    </style:style>
    <style:style style:name="T303" style:parent-style-name="Policepardéfaut" style:family="text">
      <style:text-properties style:text-position="super 66.6%"/>
    </style:style>
    <style:style style:name="T304" style:parent-style-name="Policepardéfaut" style:family="text">
      <style:text-properties style:text-position="super 66.6%"/>
    </style:style>
    <style:style style:name="T305" style:parent-style-name="Policepardéfaut" style:family="text">
      <style:text-properties style:text-position="super 66.6%"/>
    </style:style>
    <style:style style:name="T306" style:parent-style-name="Policepardéfaut" style:family="text">
      <style:text-properties style:text-position="super 66.6%"/>
    </style:style>
    <style:style style:name="T307" style:parent-style-name="Policepardéfaut" style:family="text">
      <style:text-properties style:text-position="super 66.6%"/>
    </style:style>
    <style:style style:name="T309" style:parent-style-name="Policepardéfaut" style:family="text">
      <style:text-properties/>
    </style:style>
    <style:style style:name="P308" style:parent-style-name="p" style:family="paragraph">
      <style:paragraph-properties fo:text-indent="0in">
        <style:drop-cap style:length="1" style:lines="3"/>
      </style:paragraph-properties>
    </style:style>
    <style:style style:name="T311" style:parent-style-name="Policepardéfaut" style:family="text">
      <style:text-properties/>
    </style:style>
    <style:style style:name="P310" style:parent-style-name="p" style:family="paragraph">
      <style:paragraph-properties fo:text-indent="0in">
        <style:drop-cap style:length="1" style:lines="3"/>
      </style:paragraph-properties>
    </style:style>
    <style:style style:name="P312" style:parent-style-name="p" style:family="paragraph">
      <style:paragraph-properties fo:text-indent="0in"/>
    </style:style>
    <style:style style:name="T314" style:parent-style-name="Policepardéfaut" style:family="text">
      <style:text-properties/>
    </style:style>
    <style:style style:name="P313" style:parent-style-name="p" style:family="paragraph">
      <style:paragraph-properties fo:text-indent="0in">
        <style:drop-cap style:length="1" style:lines="3"/>
      </style:paragraph-properties>
    </style:style>
    <style:style style:name="T315" style:parent-style-name="Policepardéfaut" style:family="text">
      <style:text-properties style:text-position="super 66.6%"/>
    </style:style>
    <style:style style:name="T316" style:parent-style-name="Policepardéfaut" style:family="text">
      <style:text-properties style:text-position="super 66.6%"/>
    </style:style>
    <style:style style:name="T317" style:parent-style-name="Policepardéfaut" style:family="text">
      <style:text-properties style:text-position="super 66.6%"/>
    </style:style>
    <style:style style:name="T318" style:parent-style-name="Policepardéfaut" style:family="text">
      <style:text-properties style:text-position="super 66.6%"/>
    </style:style>
    <style:style style:name="T319" style:parent-style-name="Policepardéfaut" style:family="text">
      <style:text-properties style:text-position="super 66.6%"/>
    </style:style>
    <style:style style:name="T320" style:parent-style-name="Policepardéfaut" style:family="text">
      <style:text-properties style:text-position="super 66.6%"/>
    </style:style>
    <style:style style:name="T321" style:parent-style-name="Policepardéfaut" style:family="text">
      <style:text-properties style:text-position="super 66.6%"/>
    </style:style>
    <style:style style:name="T322" style:parent-style-name="Policepardéfaut" style:family="text">
      <style:text-properties style:text-position="super 66.6%"/>
    </style:style>
    <style:style style:name="T323" style:parent-style-name="Policepardéfaut" style:family="text">
      <style:text-properties style:text-position="super 66.6%"/>
    </style:style>
    <style:style style:name="T324" style:parent-style-name="Policepardéfaut" style:family="text">
      <style:text-properties style:text-position="super 66.6%"/>
    </style:style>
    <style:style style:name="T325" style:parent-style-name="Policepardéfaut" style:family="text">
      <style:text-properties style:text-position="super 66.6%"/>
    </style:style>
    <style:style style:name="T326" style:parent-style-name="Policepardéfaut" style:family="text">
      <style:text-properties style:text-position="super 66.6%"/>
    </style:style>
    <style:style style:name="T328" style:parent-style-name="Policepardéfaut" style:family="text">
      <style:text-properties/>
    </style:style>
    <style:style style:name="P327" style:parent-style-name="p" style:family="paragraph">
      <style:paragraph-properties fo:text-indent="0in">
        <style:drop-cap style:length="1" style:lines="3"/>
      </style:paragraph-properties>
    </style:style>
    <style:style style:name="T330" style:parent-style-name="Policepardéfaut" style:family="text">
      <style:text-properties/>
    </style:style>
    <style:style style:name="P329" style:parent-style-name="p" style:family="paragraph">
      <style:paragraph-properties fo:text-indent="0in">
        <style:drop-cap style:length="1" style:lines="3"/>
      </style:paragraph-properties>
    </style:style>
    <style:style style:name="T331" style:parent-style-name="Policepardéfaut" style:family="text">
      <style:text-properties style:text-position="super 66.6%"/>
    </style:style>
    <style:style style:name="T332" style:parent-style-name="Policepardéfaut" style:family="text">
      <style:text-properties style:text-position="super 66.6%"/>
    </style:style>
    <style:style style:name="T333" style:parent-style-name="Policepardéfaut" style:family="text">
      <style:text-properties style:text-position="super 66.6%"/>
    </style:style>
    <style:style style:name="T334" style:parent-style-name="Policepardéfaut" style:family="text">
      <style:text-properties style:text-position="super 66.6%"/>
    </style:style>
    <style:style style:name="T335" style:parent-style-name="Policepardéfaut" style:family="text">
      <style:text-properties style:text-position="super 66.6%"/>
    </style:style>
    <style:style style:name="T336" style:parent-style-name="Policepardéfaut" style:family="text">
      <style:text-properties style:text-position="super 66.6%"/>
    </style:style>
    <style:style style:name="T337" style:parent-style-name="Policepardéfaut" style:family="text">
      <style:text-properties style:text-position="super 66.6%"/>
    </style:style>
    <style:style style:name="T338" style:parent-style-name="Policepardéfaut" style:family="text">
      <style:text-properties style:text-position="super 66.6%"/>
    </style:style>
    <style:style style:name="T339" style:parent-style-name="Policepardéfaut" style:family="text">
      <style:text-properties style:text-position="super 66.6%"/>
    </style:style>
    <style:style style:name="T340" style:parent-style-name="Policepardéfaut" style:family="text">
      <style:text-properties style:text-position="super 66.6%"/>
    </style:style>
    <style:style style:name="T341" style:parent-style-name="Policepardéfaut" style:family="text">
      <style:text-properties style:text-position="super 66.6%"/>
    </style:style>
    <style:style style:name="T342" style:parent-style-name="Policepardéfaut" style:family="text">
      <style:text-properties style:text-position="super 66.6%"/>
    </style:style>
    <style:style style:name="T343" style:parent-style-name="Policepardéfaut" style:family="text">
      <style:text-properties style:text-position="super 66.6%"/>
    </style:style>
    <style:style style:name="T344" style:parent-style-name="Policepardéfaut" style:family="text">
      <style:text-properties style:text-position="super 66.6%"/>
    </style:style>
    <style:style style:name="T345" style:parent-style-name="Policepardéfaut" style:family="text">
      <style:text-properties style:text-position="super 66.6%"/>
    </style:style>
    <style:style style:name="T346" style:parent-style-name="Policepardéfaut" style:family="text">
      <style:text-properties style:text-position="super 66.6%"/>
    </style:style>
    <style:style style:name="T347" style:parent-style-name="Policepardéfaut" style:family="text">
      <style:text-properties style:text-position="super 66.6%"/>
    </style:style>
    <style:style style:name="T348" style:parent-style-name="Policepardéfaut" style:family="text">
      <style:text-properties style:text-position="super 66.6%"/>
    </style:style>
    <style:style style:name="T350" style:parent-style-name="Policepardéfaut" style:family="text">
      <style:text-properties/>
    </style:style>
    <style:style style:name="P349" style:parent-style-name="p" style:family="paragraph">
      <style:paragraph-properties fo:text-indent="0in">
        <style:drop-cap style:length="1" style:lines="3"/>
      </style:paragraph-properties>
    </style:style>
    <style:style style:name="T352" style:parent-style-name="Policepardéfaut" style:family="text">
      <style:text-properties/>
    </style:style>
    <style:style style:name="P351" style:parent-style-name="p" style:family="paragraph">
      <style:paragraph-properties fo:text-indent="0in">
        <style:drop-cap style:length="1" style:lines="3"/>
      </style:paragraph-properties>
    </style:style>
    <style:style style:name="T354" style:parent-style-name="Policepardéfaut" style:family="text">
      <style:text-properties/>
    </style:style>
    <style:style style:name="P353" style:parent-style-name="p" style:family="paragraph">
      <style:paragraph-properties fo:text-indent="0in">
        <style:drop-cap style:length="1" style:lines="3"/>
      </style:paragraph-properties>
    </style:style>
    <style:style style:name="T355" style:parent-style-name="Policepardéfaut" style:family="text">
      <style:text-properties style:text-position="super 66.6%"/>
    </style:style>
    <style:style style:name="T356" style:parent-style-name="Policepardéfaut" style:family="text">
      <style:text-properties style:text-position="super 66.6%"/>
    </style:style>
    <style:style style:name="T357" style:parent-style-name="Policepardéfaut" style:family="text">
      <style:text-properties style:text-position="super 66.6%"/>
    </style:style>
    <style:style style:name="T359" style:parent-style-name="Policepardéfaut" style:family="text">
      <style:text-properties/>
    </style:style>
    <style:style style:name="P358" style:parent-style-name="p" style:family="paragraph">
      <style:paragraph-properties fo:text-indent="0in">
        <style:drop-cap style:length="1" style:lines="3"/>
      </style:paragraph-properties>
    </style:style>
    <style:style style:name="T361" style:parent-style-name="Policepardéfaut" style:family="text">
      <style:text-properties/>
    </style:style>
    <style:style style:name="P360" style:parent-style-name="p" style:family="paragraph">
      <style:paragraph-properties fo:text-indent="0in">
        <style:drop-cap style:length="1" style:lines="3"/>
      </style:paragraph-properties>
    </style:style>
    <style:style style:name="T363" style:parent-style-name="Policepardéfaut" style:family="text">
      <style:text-properties/>
    </style:style>
    <style:style style:name="P362" style:parent-style-name="p" style:family="paragraph">
      <style:paragraph-properties fo:text-indent="0in">
        <style:drop-cap style:length="1" style:lines="3"/>
      </style:paragraph-properties>
    </style:style>
    <style:style style:name="T364" style:parent-style-name="Policepardéfaut" style:family="text">
      <style:text-properties style:text-position="super 66.6%"/>
    </style:style>
    <style:style style:name="T365" style:parent-style-name="Policepardéfaut" style:family="text">
      <style:text-properties style:text-position="super 66.6%"/>
    </style:style>
    <style:style style:name="P366" style:parent-style-name="p" style:family="paragraph">
      <style:paragraph-properties fo:text-indent="0in"/>
    </style:style>
    <style:style style:name="T367" style:parent-style-name="Policepardéfaut" style:family="text">
      <style:text-properties style:text-position="super 66.6%"/>
    </style:style>
    <style:style style:name="T368" style:parent-style-name="Policepardéfaut" style:family="text">
      <style:text-properties style:text-position="super 66.6%"/>
    </style:style>
    <style:style style:name="T369" style:parent-style-name="Policepardéfaut" style:family="text">
      <style:text-properties style:text-position="super 66.6%"/>
    </style:style>
    <style:style style:name="T370" style:parent-style-name="Policepardéfaut" style:family="text">
      <style:text-properties style:text-position="super 66.6%"/>
    </style:style>
    <style:style style:name="T371" style:parent-style-name="Policepardéfaut" style:family="text">
      <style:text-properties style:text-position="super 66.6%"/>
    </style:style>
    <style:style style:name="T373" style:parent-style-name="Policepardéfaut" style:family="text">
      <style:text-properties/>
    </style:style>
    <style:style style:name="P372" style:parent-style-name="p" style:family="paragraph">
      <style:paragraph-properties fo:text-indent="0in">
        <style:drop-cap style:length="1" style:lines="3"/>
      </style:paragraph-properties>
    </style:style>
    <style:style style:name="T375" style:parent-style-name="Policepardéfaut" style:family="text">
      <style:text-properties/>
    </style:style>
    <style:style style:name="P374" style:parent-style-name="p" style:family="paragraph">
      <style:paragraph-properties fo:text-indent="0in">
        <style:drop-cap style:length="1" style:lines="3"/>
      </style:paragraph-properties>
    </style:style>
    <style:style style:name="T377" style:parent-style-name="Policepardéfaut" style:family="text">
      <style:text-properties/>
    </style:style>
    <style:style style:name="P376" style:parent-style-name="p" style:family="paragraph">
      <style:paragraph-properties fo:text-indent="0in">
        <style:drop-cap style:length="1" style:lines="3"/>
      </style:paragraph-properties>
    </style:style>
    <style:style style:name="T378" style:parent-style-name="Policepardéfaut" style:family="text">
      <style:text-properties style:text-position="super 66.6%"/>
    </style:style>
    <style:style style:name="T379" style:parent-style-name="Policepardéfaut" style:family="text">
      <style:text-properties style:text-position="super 66.6%"/>
    </style:style>
    <style:style style:name="T380" style:parent-style-name="Policepardéfaut" style:family="text">
      <style:text-properties style:text-position="super 66.6%"/>
    </style:style>
    <style:style style:name="T381" style:parent-style-name="Policepardéfaut" style:family="text">
      <style:text-properties style:text-position="super 66.6%"/>
    </style:style>
    <style:style style:name="T382" style:parent-style-name="Policepardéfaut" style:family="text">
      <style:text-properties style:text-position="super 66.6%"/>
    </style:style>
    <style:style style:name="T383" style:parent-style-name="Policepardéfaut" style:family="text">
      <style:text-properties style:text-position="super 66.6%"/>
    </style:style>
    <style:style style:name="T385" style:parent-style-name="Policepardéfaut" style:family="text">
      <style:text-properties/>
    </style:style>
    <style:style style:name="P384" style:parent-style-name="p" style:family="paragraph">
      <style:paragraph-properties fo:text-indent="0in">
        <style:drop-cap style:length="1" style:lines="3"/>
      </style:paragraph-properties>
    </style:style>
    <style:style style:name="T387" style:parent-style-name="Policepardéfaut" style:family="text">
      <style:text-properties/>
    </style:style>
    <style:style style:name="P386" style:parent-style-name="p" style:family="paragraph">
      <style:paragraph-properties fo:text-indent="0in">
        <style:drop-cap style:length="1" style:lines="3"/>
      </style:paragraph-properties>
    </style:style>
    <style:style style:name="T389" style:parent-style-name="Policepardéfaut" style:family="text">
      <style:text-properties/>
    </style:style>
    <style:style style:name="P388" style:parent-style-name="p" style:family="paragraph">
      <style:paragraph-properties fo:text-indent="0in">
        <style:drop-cap style:length="1" style:lines="3"/>
      </style:paragraph-properties>
    </style:style>
    <style:style style:name="T390" style:parent-style-name="Policepardéfaut" style:family="text">
      <style:text-properties style:text-position="super 66.6%"/>
    </style:style>
    <style:style style:name="T392" style:parent-style-name="Policepardéfaut" style:family="text">
      <style:text-properties/>
    </style:style>
    <style:style style:name="P391" style:parent-style-name="p" style:family="paragraph">
      <style:paragraph-properties fo:text-indent="0in">
        <style:drop-cap style:length="1" style:lines="3"/>
      </style:paragraph-properties>
    </style:style>
    <style:style style:name="T393" style:parent-style-name="Policepardéfaut" style:family="text">
      <style:text-properties style:text-position="super 66.6%"/>
    </style:style>
    <style:style style:name="T394" style:parent-style-name="Policepardéfaut" style:family="text">
      <style:text-properties style:text-position="super 66.6%"/>
    </style:style>
    <style:style style:name="T395" style:parent-style-name="Policepardéfaut" style:family="text">
      <style:text-properties style:text-position="super 66.6%"/>
    </style:style>
    <style:style style:name="T396" style:parent-style-name="Policepardéfaut" style:family="text">
      <style:text-properties style:text-position="super 66.6%"/>
    </style:style>
    <style:style style:name="T397" style:parent-style-name="Policepardéfaut" style:family="text">
      <style:text-properties style:text-position="super 66.6%" fo:language="fr"/>
    </style:style>
    <style:style style:name="T398" style:parent-style-name="Policepardéfaut" style:family="text">
      <style:text-properties style:text-position="super 66.6%" fo:language="fr"/>
    </style:style>
    <style:style style:name="T400" style:parent-style-name="Policepardéfaut" style:family="text">
      <style:text-properties/>
    </style:style>
    <style:style style:name="P399" style:parent-style-name="p" style:family="paragraph">
      <style:paragraph-properties fo:text-indent="0in">
        <style:drop-cap style:length="1" style:lines="3"/>
      </style:paragraph-properties>
    </style:style>
    <style:style style:name="T401" style:parent-style-name="Policepardéfaut" style:family="text">
      <style:text-properties style:text-position="super 66.6%"/>
    </style:style>
    <style:style style:name="T402" style:parent-style-name="Policepardéfaut" style:family="text">
      <style:text-properties style:text-position="super 66.6%"/>
    </style:style>
    <style:style style:name="T404" style:parent-style-name="Policepardéfaut" style:family="text">
      <style:text-properties/>
    </style:style>
    <style:style style:name="P403" style:parent-style-name="p" style:family="paragraph">
      <style:paragraph-properties fo:text-indent="0in">
        <style:drop-cap style:length="1" style:lines="3"/>
      </style:paragraph-properties>
    </style:style>
    <style:style style:name="T406" style:parent-style-name="Policepardéfaut" style:family="text">
      <style:text-properties/>
    </style:style>
    <style:style style:name="P405" style:parent-style-name="p" style:family="paragraph">
      <style:paragraph-properties fo:text-indent="0in">
        <style:drop-cap style:length="1" style:lines="3"/>
      </style:paragraph-properties>
    </style:style>
    <style:style style:name="T408" style:parent-style-name="Policepardéfaut" style:family="text">
      <style:text-properties/>
    </style:style>
    <style:style style:name="P407" style:parent-style-name="p" style:family="paragraph">
      <style:paragraph-properties fo:text-indent="0in">
        <style:drop-cap style:length="1" style:lines="3"/>
      </style:paragraph-properties>
    </style:style>
    <style:style style:name="T410" style:parent-style-name="Policepardéfaut" style:family="text">
      <style:text-properties/>
    </style:style>
    <style:style style:name="P409" style:parent-style-name="p" style:family="paragraph">
      <style:paragraph-properties fo:text-indent="0in">
        <style:drop-cap style:length="1" style:lines="3"/>
      </style:paragraph-properties>
    </style:style>
    <style:style style:name="T412" style:parent-style-name="Policepardéfaut" style:family="text">
      <style:text-properties/>
    </style:style>
    <style:style style:name="P411" style:parent-style-name="p" style:family="paragraph">
      <style:paragraph-properties fo:text-indent="0in">
        <style:drop-cap style:length="1" style:lines="3"/>
      </style:paragraph-properties>
    </style:style>
    <style:style style:name="T414" style:parent-style-name="Policepardéfaut" style:family="text">
      <style:text-properties/>
    </style:style>
    <style:style style:name="P413" style:parent-style-name="p" style:family="paragraph">
      <style:paragraph-properties fo:text-indent="0in">
        <style:drop-cap style:length="1" style:lines="3"/>
      </style:paragraph-properties>
    </style:style>
    <style:style style:name="T415" style:parent-style-name="Policepardéfaut" style:family="text">
      <style:text-properties style:text-position="super 66.6%"/>
    </style:style>
    <style:style style:name="T416" style:parent-style-name="Policepardéfaut" style:family="text">
      <style:text-properties style:text-position="super 66.6%"/>
    </style:style>
    <style:style style:name="T417" style:parent-style-name="Policepardéfaut" style:family="text">
      <style:text-properties style:text-position="super 66.6%"/>
    </style:style>
    <style:style style:name="T418" style:parent-style-name="Policepardéfaut" style:family="text">
      <style:text-properties style:text-position="super 66.6%"/>
    </style:style>
    <style:style style:name="T419" style:parent-style-name="Policepardéfaut" style:family="text">
      <style:text-properties style:text-position="super 66.6%"/>
    </style:style>
    <style:style style:name="T420" style:parent-style-name="Policepardéfaut" style:family="text">
      <style:text-properties style:text-position="super 66.6%"/>
    </style:style>
    <style:style style:name="T421" style:parent-style-name="Policepardéfaut" style:family="text">
      <style:text-properties style:text-position="super 66.6%"/>
    </style:style>
    <style:style style:name="T422" style:parent-style-name="Policepardéfaut" style:family="text">
      <style:text-properties style:text-position="super 66.6%"/>
    </style:style>
    <style:style style:name="T423" style:parent-style-name="Policepardéfaut" style:family="text">
      <style:text-properties style:text-position="super 66.6%"/>
    </style:style>
    <style:style style:name="T425" style:parent-style-name="Policepardéfaut" style:family="text">
      <style:text-properties/>
    </style:style>
    <style:style style:name="P424" style:parent-style-name="p" style:family="paragraph">
      <style:paragraph-properties fo:text-indent="0in">
        <style:drop-cap style:length="1" style:lines="3"/>
      </style:paragraph-properties>
    </style:style>
    <style:style style:name="T427" style:parent-style-name="Policepardéfaut" style:family="text">
      <style:text-properties/>
    </style:style>
    <style:style style:name="P426" style:parent-style-name="p" style:family="paragraph">
      <style:paragraph-properties fo:text-indent="0in">
        <style:drop-cap style:length="1" style:lines="3"/>
      </style:paragraph-properties>
    </style:style>
    <style:style style:name="P428" style:parent-style-name="p" style:family="paragraph">
      <style:paragraph-properties fo:text-indent="0in"/>
    </style:style>
    <style:style style:name="T430" style:parent-style-name="Policepardéfaut" style:family="text">
      <style:text-properties/>
    </style:style>
    <style:style style:name="P429" style:parent-style-name="p" style:family="paragraph">
      <style:paragraph-properties fo:text-indent="0in">
        <style:drop-cap style:length="1" style:lines="3"/>
      </style:paragraph-properties>
    </style:style>
    <style:style style:name="T431" style:parent-style-name="Policepardéfaut" style:family="text">
      <style:text-properties style:text-position="super 66.6%"/>
    </style:style>
    <style:style style:name="T432" style:parent-style-name="Policepardéfaut" style:family="text">
      <style:text-properties style:text-position="super 66.6%"/>
    </style:style>
    <style:style style:name="T433" style:parent-style-name="Policepardéfaut" style:family="text">
      <style:text-properties style:text-position="super 66.6%"/>
    </style:style>
    <style:style style:name="T434" style:parent-style-name="Policepardéfaut" style:family="text">
      <style:text-properties style:text-position="super 66.6%"/>
    </style:style>
    <style:style style:name="T436" style:parent-style-name="Policepardéfaut" style:family="text">
      <style:text-properties/>
    </style:style>
    <style:style style:name="P435" style:parent-style-name="p" style:family="paragraph">
      <style:paragraph-properties fo:text-indent="0in">
        <style:drop-cap style:length="1" style:lines="3"/>
      </style:paragraph-properties>
    </style:style>
    <style:style style:name="T438" style:parent-style-name="Policepardéfaut" style:family="text">
      <style:text-properties/>
    </style:style>
    <style:style style:name="P437" style:parent-style-name="p" style:family="paragraph">
      <style:paragraph-properties fo:text-indent="0in">
        <style:drop-cap style:length="1" style:lines="3"/>
      </style:paragraph-properties>
    </style:style>
    <style:style style:name="T440" style:parent-style-name="Policepardéfaut" style:family="text">
      <style:text-properties/>
    </style:style>
    <style:style style:name="P439" style:parent-style-name="p" style:family="paragraph">
      <style:paragraph-properties fo:text-indent="0in">
        <style:drop-cap style:length="1" style:lines="3"/>
      </style:paragraph-properties>
    </style:style>
    <style:style style:name="T441" style:parent-style-name="Policepardéfaut" style:family="text">
      <style:text-properties style:text-position="super 66.6%"/>
    </style:style>
    <style:style style:name="T442" style:parent-style-name="Policepardéfaut" style:family="text">
      <style:text-properties style:text-position="super 66.6%"/>
    </style:style>
    <style:style style:name="T443" style:parent-style-name="Policepardéfaut" style:family="text">
      <style:text-properties style:text-position="super 66.6%"/>
    </style:style>
    <style:style style:name="T444" style:parent-style-name="Policepardéfaut" style:family="text">
      <style:text-properties style:text-position="super 66.6%"/>
    </style:style>
    <style:style style:name="T445" style:parent-style-name="Policepardéfaut" style:family="text">
      <style:text-properties style:text-position="super 66.6%"/>
    </style:style>
    <style:style style:name="T446" style:parent-style-name="Policepardéfaut" style:family="text">
      <style:text-properties style:text-position="super 66.6%"/>
    </style:style>
    <style:style style:name="T447" style:parent-style-name="Policepardéfaut" style:family="text">
      <style:text-properties style:text-position="super 66.6%"/>
    </style:style>
    <style:style style:name="T448" style:parent-style-name="Policepardéfaut" style:family="text">
      <style:text-properties style:text-position="super 66.6%"/>
    </style:style>
    <style:style style:name="T449" style:parent-style-name="Policepardéfaut" style:family="text">
      <style:text-properties style:text-position="super 66.6%"/>
    </style:style>
    <style:style style:name="T450" style:parent-style-name="Policepardéfaut" style:family="text">
      <style:text-properties style:text-position="super 66.6%"/>
    </style:style>
    <style:style style:name="T451" style:parent-style-name="Policepardéfaut" style:family="text">
      <style:text-properties style:text-position="super 66.6%"/>
    </style:style>
    <style:style style:name="T452" style:parent-style-name="Policepardéfaut" style:family="text">
      <style:text-properties style:text-position="super 66.6%"/>
    </style:style>
    <style:style style:name="T453" style:parent-style-name="Policepardéfaut" style:family="text">
      <style:text-properties style:text-position="super 66.6%"/>
    </style:style>
    <style:style style:name="T454" style:parent-style-name="Policepardéfaut" style:family="text">
      <style:text-properties style:text-position="super 66.6%"/>
    </style:style>
    <style:style style:name="T456" style:parent-style-name="Policepardéfaut" style:family="text">
      <style:text-properties/>
    </style:style>
    <style:style style:name="P455" style:parent-style-name="p" style:family="paragraph">
      <style:paragraph-properties fo:text-indent="0in">
        <style:drop-cap style:length="1" style:lines="3"/>
      </style:paragraph-properties>
    </style:style>
    <style:style style:name="T458" style:parent-style-name="Policepardéfaut" style:family="text">
      <style:text-properties/>
    </style:style>
    <style:style style:name="P457" style:parent-style-name="p" style:family="paragraph">
      <style:paragraph-properties fo:text-indent="0in">
        <style:drop-cap style:length="1" style:lines="3"/>
      </style:paragraph-properties>
    </style:style>
    <style:style style:name="T460" style:parent-style-name="Policepardéfaut" style:family="text">
      <style:text-properties/>
    </style:style>
    <style:style style:name="P459" style:parent-style-name="p" style:family="paragraph">
      <style:paragraph-properties fo:text-indent="0in">
        <style:drop-cap style:length="1" style:lines="3"/>
      </style:paragraph-properties>
    </style:style>
    <style:style style:name="T461" style:parent-style-name="Policepardéfaut" style:family="text">
      <style:text-properties style:text-position="super 66.6%"/>
    </style:style>
    <style:style style:name="T462" style:parent-style-name="Policepardéfaut" style:family="text">
      <style:text-properties style:text-position="super 66.6%"/>
    </style:style>
    <style:style style:name="T463" style:parent-style-name="Policepardéfaut" style:family="text">
      <style:text-properties style:text-position="super 66.6%"/>
    </style:style>
    <style:style style:name="T464" style:parent-style-name="Policepardéfaut" style:family="text">
      <style:text-properties style:text-position="super 66.6%"/>
    </style:style>
    <style:style style:name="T465" style:parent-style-name="Policepardéfaut" style:family="text">
      <style:text-properties style:text-position="super 66.6%"/>
    </style:style>
    <style:style style:name="P466" style:parent-style-name="p" style:family="paragraph">
      <style:paragraph-properties fo:text-indent="0in"/>
    </style:style>
    <style:style style:name="T468" style:parent-style-name="Policepardéfaut" style:family="text">
      <style:text-properties/>
    </style:style>
    <style:style style:name="P467" style:parent-style-name="p" style:family="paragraph">
      <style:paragraph-properties fo:text-indent="0in">
        <style:drop-cap style:length="1" style:lines="3"/>
      </style:paragraph-properties>
    </style:style>
    <style:style style:name="T470" style:parent-style-name="Policepardéfaut" style:family="text">
      <style:text-properties/>
    </style:style>
    <style:style style:name="P469" style:parent-style-name="p" style:family="paragraph">
      <style:paragraph-properties fo:text-indent="0in">
        <style:drop-cap style:length="1" style:lines="3"/>
      </style:paragraph-properties>
    </style:style>
    <style:style style:name="T471" style:parent-style-name="Policepardéfaut" style:family="text">
      <style:text-properties style:text-position="super 66.6%"/>
    </style:style>
    <style:style style:name="T472" style:parent-style-name="Policepardéfaut" style:family="text">
      <style:text-properties style:text-position="super 66.6%"/>
    </style:style>
    <style:style style:name="T474" style:parent-style-name="Policepardéfaut" style:family="text">
      <style:text-properties/>
    </style:style>
    <style:style style:name="P473" style:parent-style-name="p" style:family="paragraph">
      <style:paragraph-properties fo:text-indent="0in">
        <style:drop-cap style:length="1" style:lines="3"/>
      </style:paragraph-properties>
    </style:style>
    <style:style style:name="T475" style:parent-style-name="Policepardéfaut" style:family="text">
      <style:text-properties style:text-position="super 66.6%"/>
    </style:style>
    <style:style style:name="T476" style:parent-style-name="Policepardéfaut" style:family="text">
      <style:text-properties style:text-position="super 66.6%"/>
    </style:style>
    <style:style style:name="T477" style:parent-style-name="Policepardéfaut" style:family="text">
      <style:text-properties style:text-position="super 66.6%"/>
    </style:style>
    <style:style style:name="T478" style:parent-style-name="Policepardéfaut" style:family="text">
      <style:text-properties style:text-position="super 66.6%"/>
    </style:style>
    <style:style style:name="T479" style:parent-style-name="Policepardéfaut" style:family="text">
      <style:text-properties style:text-position="super 66.6%"/>
    </style:style>
    <style:style style:name="T480" style:parent-style-name="Policepardéfaut" style:family="text">
      <style:text-properties style:text-position="super 66.6%"/>
    </style:style>
    <style:style style:name="T481" style:parent-style-name="Policepardéfaut" style:family="text">
      <style:text-properties style:text-position="super 66.6%"/>
    </style:style>
    <style:style style:name="T482" style:parent-style-name="Policepardéfaut" style:family="text">
      <style:text-properties style:text-position="super 66.6%"/>
    </style:style>
    <style:style style:name="T483" style:parent-style-name="Policepardéfaut" style:family="text">
      <style:text-properties style:text-position="super 66.6%"/>
    </style:style>
    <style:style style:name="T485" style:parent-style-name="Policepardéfaut" style:family="text">
      <style:text-properties/>
    </style:style>
    <style:style style:name="P484" style:parent-style-name="p" style:family="paragraph">
      <style:paragraph-properties fo:text-indent="0in">
        <style:drop-cap style:length="1" style:lines="3"/>
      </style:paragraph-properties>
    </style:style>
    <style:style style:name="T487" style:parent-style-name="Policepardéfaut" style:family="text">
      <style:text-properties/>
    </style:style>
    <style:style style:name="P486" style:parent-style-name="p" style:family="paragraph">
      <style:paragraph-properties fo:text-indent="0in">
        <style:drop-cap style:length="1" style:lines="3"/>
      </style:paragraph-properties>
    </style:style>
    <style:style style:name="T489" style:parent-style-name="Policepardéfaut" style:family="text">
      <style:text-properties/>
    </style:style>
    <style:style style:name="P488" style:parent-style-name="p" style:family="paragraph">
      <style:paragraph-properties fo:text-indent="0in">
        <style:drop-cap style:length="1" style:lines="3"/>
      </style:paragraph-properties>
    </style:style>
    <style:style style:name="T490" style:parent-style-name="Policepardéfaut" style:family="text">
      <style:text-properties style:text-position="super 66.6%"/>
    </style:style>
    <style:style style:name="P491" style:parent-style-name="p" style:family="paragraph">
      <style:paragraph-properties fo:text-indent="0in"/>
    </style:style>
    <style:style style:name="T492" style:parent-style-name="Policepardéfaut" style:family="text">
      <style:text-properties style:text-position="super 66.6%"/>
    </style:style>
    <style:style style:name="T493" style:parent-style-name="Policepardéfaut" style:family="text">
      <style:text-properties style:text-position="super 66.6%"/>
    </style:style>
    <style:style style:name="T494" style:parent-style-name="Policepardéfaut" style:family="text">
      <style:text-properties style:text-position="super 66.6%"/>
    </style:style>
    <style:style style:name="T495" style:parent-style-name="Policepardéfaut" style:family="text">
      <style:text-properties style:text-position="super 66.6%"/>
    </style:style>
    <style:style style:name="T496" style:parent-style-name="Policepardéfaut" style:family="text">
      <style:text-properties style:text-position="super 66.6%"/>
    </style:style>
    <style:style style:name="T498" style:parent-style-name="Policepardéfaut" style:family="text">
      <style:text-properties/>
    </style:style>
    <style:style style:name="P497" style:parent-style-name="p" style:family="paragraph">
      <style:paragraph-properties fo:text-indent="0in">
        <style:drop-cap style:length="1" style:lines="3"/>
      </style:paragraph-properties>
    </style:style>
    <style:style style:name="T500" style:parent-style-name="Policepardéfaut" style:family="text">
      <style:text-properties/>
    </style:style>
    <style:style style:name="P499" style:parent-style-name="p" style:family="paragraph">
      <style:paragraph-properties fo:text-indent="0in">
        <style:drop-cap style:length="1" style:lines="3"/>
      </style:paragraph-properties>
    </style:style>
    <style:style style:name="T501" style:parent-style-name="Policepardéfaut" style:family="text">
      <style:text-properties style:text-position="super 66.6%"/>
    </style:style>
    <style:style style:name="T503" style:parent-style-name="Policepardéfaut" style:family="text">
      <style:text-properties/>
    </style:style>
    <style:style style:name="P502" style:parent-style-name="p" style:family="paragraph">
      <style:paragraph-properties fo:text-indent="0in">
        <style:drop-cap style:length="1" style:lines="3"/>
      </style:paragraph-properties>
    </style:style>
    <style:style style:name="T504" style:parent-style-name="Policepardéfaut" style:family="text">
      <style:text-properties style:text-position="super 66.6%"/>
    </style:style>
    <style:style style:name="T505" style:parent-style-name="Policepardéfaut" style:family="text">
      <style:text-properties style:text-position="super 66.6%"/>
    </style:style>
    <style:style style:name="T506" style:parent-style-name="Policepardéfaut" style:family="text">
      <style:text-properties style:text-position="super 66.6%"/>
    </style:style>
    <style:style style:name="T507" style:parent-style-name="Policepardéfaut" style:family="text">
      <style:text-properties style:text-position="super 66.6%"/>
    </style:style>
    <style:style style:name="T508" style:parent-style-name="Policepardéfaut" style:family="text">
      <style:text-properties style:text-position="super 66.6%"/>
    </style:style>
    <style:style style:name="T509" style:parent-style-name="Policepardéfaut" style:family="text">
      <style:text-properties style:text-position="super 66.6%"/>
    </style:style>
    <style:style style:name="T510" style:parent-style-name="Policepardéfaut" style:family="text">
      <style:text-properties style:text-position="super 66.6%"/>
    </style:style>
    <style:style style:name="T511" style:parent-style-name="Policepardéfaut" style:family="text">
      <style:text-properties style:text-position="super 66.6%"/>
    </style:style>
    <style:style style:name="T512" style:parent-style-name="Policepardéfaut" style:family="text">
      <style:text-properties style:text-position="super 66.6%"/>
    </style:style>
    <style:style style:name="T513" style:parent-style-name="Policepardéfaut" style:family="text">
      <style:text-properties style:text-position="super 66.6%"/>
    </style:style>
    <style:style style:name="T514" style:parent-style-name="Policepardéfaut" style:family="text">
      <style:text-properties style:text-position="super 66.6%"/>
    </style:style>
    <style:style style:name="T516" style:parent-style-name="Policepardéfaut" style:family="text">
      <style:text-properties/>
    </style:style>
    <style:style style:name="P515" style:parent-style-name="p" style:family="paragraph">
      <style:paragraph-properties fo:text-indent="0in">
        <style:drop-cap style:length="1" style:lines="3"/>
      </style:paragraph-properties>
    </style:style>
    <style:style style:name="T518" style:parent-style-name="Policepardéfaut" style:family="text">
      <style:text-properties/>
    </style:style>
    <style:style style:name="P517" style:parent-style-name="p" style:family="paragraph">
      <style:paragraph-properties fo:text-indent="0in">
        <style:drop-cap style:length="1" style:lines="3"/>
      </style:paragraph-properties>
    </style:style>
    <style:style style:name="T519" style:parent-style-name="Policepardéfaut" style:family="text">
      <style:text-properties style:text-position="super 66.6%"/>
    </style:style>
    <style:style style:name="T521" style:parent-style-name="Policepardéfaut" style:family="text">
      <style:text-properties/>
    </style:style>
    <style:style style:name="P520" style:parent-style-name="p" style:family="paragraph">
      <style:paragraph-properties fo:text-indent="0in">
        <style:drop-cap style:length="1" style:lines="3"/>
      </style:paragraph-properties>
    </style:style>
    <style:style style:name="T522" style:parent-style-name="Policepardéfaut" style:family="text">
      <style:text-properties style:text-position="super 66.6%"/>
    </style:style>
    <style:style style:name="T523" style:parent-style-name="Policepardéfaut" style:family="text">
      <style:text-properties style:text-position="super 66.6%"/>
    </style:style>
    <style:style style:name="T525" style:parent-style-name="Policepardéfaut" style:family="text">
      <style:text-properties/>
    </style:style>
    <style:style style:name="P524" style:parent-style-name="p" style:family="paragraph">
      <style:paragraph-properties fo:text-indent="0in">
        <style:drop-cap style:length="1" style:lines="3"/>
      </style:paragraph-properties>
    </style:style>
    <style:style style:name="T527" style:parent-style-name="Policepardéfaut" style:family="text">
      <style:text-properties/>
    </style:style>
    <style:style style:name="P526" style:parent-style-name="p" style:family="paragraph">
      <style:paragraph-properties fo:text-indent="0in">
        <style:drop-cap style:length="1" style:lines="3"/>
      </style:paragraph-properties>
    </style:style>
    <style:style style:name="P528" style:parent-style-name="p" style:family="paragraph">
      <style:paragraph-properties fo:text-indent="0in"/>
    </style:style>
    <style:style style:name="T530" style:parent-style-name="Policepardéfaut" style:family="text">
      <style:text-properties/>
    </style:style>
    <style:style style:name="P529" style:parent-style-name="p" style:family="paragraph">
      <style:paragraph-properties fo:text-indent="0in">
        <style:drop-cap style:length="1" style:lines="3"/>
      </style:paragraph-properties>
    </style:style>
    <style:style style:name="T531" style:parent-style-name="Policepardéfaut" style:family="text">
      <style:text-properties style:text-position="super 66.6%"/>
    </style:style>
    <style:style style:name="T533" style:parent-style-name="Policepardéfaut" style:family="text">
      <style:text-properties/>
    </style:style>
    <style:style style:name="P532" style:parent-style-name="p" style:family="paragraph">
      <style:paragraph-properties fo:text-indent="0in">
        <style:drop-cap style:length="1" style:lines="3"/>
      </style:paragraph-properties>
    </style:style>
    <style:style style:name="T534" style:parent-style-name="Policepardéfaut" style:family="text">
      <style:text-properties style:text-position="super 66.6%"/>
    </style:style>
    <style:style style:name="T536" style:parent-style-name="Policepardéfaut" style:family="text">
      <style:text-properties/>
    </style:style>
    <style:style style:name="P535" style:parent-style-name="p" style:family="paragraph">
      <style:paragraph-properties fo:text-indent="0in">
        <style:drop-cap style:length="1" style:lines="3"/>
      </style:paragraph-properties>
    </style:style>
    <style:style style:name="T538" style:parent-style-name="Policepardéfaut" style:family="text">
      <style:text-properties/>
    </style:style>
    <style:style style:name="P537" style:parent-style-name="p" style:family="paragraph">
      <style:paragraph-properties fo:text-indent="0in">
        <style:drop-cap style:length="1" style:lines="3"/>
      </style:paragraph-properties>
    </style:style>
    <style:style style:name="T539" style:parent-style-name="Policepardéfaut" style:family="text">
      <style:text-properties style:text-position="super 66.6%"/>
    </style:style>
    <style:style style:name="T540" style:parent-style-name="Policepardéfaut" style:family="text">
      <style:text-properties style:text-position="super 66.6%"/>
    </style:style>
    <style:style style:name="T541" style:parent-style-name="Policepardéfaut" style:family="text">
      <style:text-properties style:text-position="super 66.6%"/>
    </style:style>
    <style:style style:name="T542" style:parent-style-name="Policepardéfaut" style:family="text">
      <style:text-properties style:text-position="super 66.6%"/>
    </style:style>
    <style:style style:name="T544" style:parent-style-name="Policepardéfaut" style:family="text">
      <style:text-properties/>
    </style:style>
    <style:style style:name="P543" style:parent-style-name="p" style:family="paragraph">
      <style:paragraph-properties fo:text-indent="0in">
        <style:drop-cap style:length="1" style:lines="3"/>
      </style:paragraph-properties>
    </style:style>
    <style:style style:name="T546" style:parent-style-name="Policepardéfaut" style:family="text">
      <style:text-properties/>
    </style:style>
    <style:style style:name="P545" style:parent-style-name="p" style:family="paragraph">
      <style:paragraph-properties fo:text-indent="0in">
        <style:drop-cap style:length="1" style:lines="3"/>
      </style:paragraph-properties>
    </style:style>
    <style:style style:name="T548" style:parent-style-name="Policepardéfaut" style:family="text">
      <style:text-properties/>
    </style:style>
    <style:style style:name="P547" style:parent-style-name="p" style:family="paragraph">
      <style:paragraph-properties fo:text-indent="0in">
        <style:drop-cap style:length="1" style:lines="3"/>
      </style:paragraph-properties>
    </style:style>
    <style:style style:name="T549" style:parent-style-name="Policepardéfaut" style:family="text">
      <style:text-properties style:text-position="super 66.6%"/>
    </style:style>
    <style:style style:name="T550" style:parent-style-name="Policepardéfaut" style:family="text">
      <style:text-properties style:text-position="super 66.6%"/>
    </style:style>
    <style:style style:name="T552" style:parent-style-name="Policepardéfaut" style:family="text">
      <style:text-properties/>
    </style:style>
    <style:style style:name="P551" style:parent-style-name="p" style:family="paragraph">
      <style:paragraph-properties fo:text-indent="0in">
        <style:drop-cap style:length="1" style:lines="3"/>
      </style:paragraph-properties>
    </style:style>
    <style:style style:name="T554" style:parent-style-name="Policepardéfaut" style:family="text">
      <style:text-properties/>
    </style:style>
    <style:style style:name="P553" style:parent-style-name="p" style:family="paragraph">
      <style:paragraph-properties fo:text-indent="0in">
        <style:drop-cap style:length="1" style:lines="3"/>
      </style:paragraph-properties>
    </style:style>
    <style:style style:name="T556" style:parent-style-name="Policepardéfaut" style:family="text">
      <style:text-properties/>
    </style:style>
    <style:style style:name="P555" style:parent-style-name="p" style:family="paragraph">
      <style:paragraph-properties fo:text-indent="0in">
        <style:drop-cap style:length="1" style:lines="3"/>
      </style:paragraph-properties>
    </style:style>
    <style:style style:name="T558" style:parent-style-name="Policepardéfaut" style:family="text">
      <style:text-properties/>
    </style:style>
    <style:style style:name="P557" style:parent-style-name="p" style:family="paragraph">
      <style:paragraph-properties fo:text-indent="0in">
        <style:drop-cap style:length="1" style:lines="3"/>
      </style:paragraph-properties>
    </style:style>
    <style:style style:name="T560" style:parent-style-name="Policepardéfaut" style:family="text">
      <style:text-properties/>
    </style:style>
    <style:style style:name="P559" style:parent-style-name="p" style:family="paragraph">
      <style:paragraph-properties fo:text-indent="0in">
        <style:drop-cap style:length="1" style:lines="3"/>
      </style:paragraph-properties>
    </style:style>
    <style:style style:name="T562" style:parent-style-name="Policepardéfaut" style:family="text">
      <style:text-properties/>
    </style:style>
    <style:style style:name="P561" style:parent-style-name="p" style:family="paragraph">
      <style:paragraph-properties fo:text-indent="0in">
        <style:drop-cap style:length="1" style:lines="3"/>
      </style:paragraph-properties>
    </style:style>
    <style:style style:name="T563" style:parent-style-name="Policepardéfaut" style:family="text">
      <style:text-properties style:text-position="super 66.6%"/>
    </style:style>
    <style:style style:name="T564" style:parent-style-name="Policepardéfaut" style:family="text">
      <style:text-properties style:text-position="super 66.6%"/>
    </style:style>
    <style:style style:name="T565" style:parent-style-name="Policepardéfaut" style:family="text">
      <style:text-properties style:text-position="super 66.6%"/>
    </style:style>
    <style:style style:name="T566" style:parent-style-name="Policepardéfaut" style:family="text">
      <style:text-properties style:text-position="super 66.6%"/>
    </style:style>
    <style:style style:name="T568" style:parent-style-name="Policepardéfaut" style:family="text">
      <style:text-properties/>
    </style:style>
    <style:style style:name="P567" style:parent-style-name="p" style:family="paragraph">
      <style:paragraph-properties fo:text-indent="0in">
        <style:drop-cap style:length="1" style:lines="3"/>
      </style:paragraph-properties>
    </style:style>
    <style:style style:name="T570" style:parent-style-name="Policepardéfaut" style:family="text">
      <style:text-properties/>
    </style:style>
    <style:style style:name="P569" style:parent-style-name="p" style:family="paragraph">
      <style:paragraph-properties fo:text-indent="0in">
        <style:drop-cap style:length="1" style:lines="3"/>
      </style:paragraph-properties>
    </style:style>
    <style:style style:name="T572" style:parent-style-name="Policepardéfaut" style:family="text">
      <style:text-properties/>
    </style:style>
    <style:style style:name="P571" style:parent-style-name="p" style:family="paragraph">
      <style:paragraph-properties fo:text-indent="0in">
        <style:drop-cap style:length="1" style:lines="3"/>
      </style:paragraph-properties>
    </style:style>
    <style:style style:name="T573" style:parent-style-name="Policepardéfaut" style:family="text">
      <style:text-properties style:text-position="super 66.6%"/>
    </style:style>
    <style:style style:name="T574" style:parent-style-name="Policepardéfaut" style:family="text">
      <style:text-properties style:text-position="super 66.6%"/>
    </style:style>
    <style:style style:name="T575" style:parent-style-name="Policepardéfaut" style:family="text">
      <style:text-properties style:text-position="super 66.6%"/>
    </style:style>
    <style:style style:name="T577" style:parent-style-name="Policepardéfaut" style:family="text">
      <style:text-properties/>
    </style:style>
    <style:style style:name="P576" style:parent-style-name="p" style:family="paragraph">
      <style:paragraph-properties fo:text-indent="0in">
        <style:drop-cap style:length="1" style:lines="3"/>
      </style:paragraph-properties>
    </style:style>
    <style:style style:name="T579" style:parent-style-name="Policepardéfaut" style:family="text">
      <style:text-properties/>
    </style:style>
    <style:style style:name="P578" style:parent-style-name="p" style:family="paragraph">
      <style:paragraph-properties fo:text-indent="0in">
        <style:drop-cap style:length="1" style:lines="3"/>
      </style:paragraph-properties>
    </style:style>
    <style:style style:name="T581" style:parent-style-name="Policepardéfaut" style:family="text">
      <style:text-properties/>
    </style:style>
    <style:style style:name="P580" style:parent-style-name="p" style:family="paragraph">
      <style:paragraph-properties fo:text-indent="0in">
        <style:drop-cap style:length="1" style:lines="3"/>
      </style:paragraph-properties>
    </style:style>
    <style:style style:name="T583" style:parent-style-name="Policepardéfaut" style:family="text">
      <style:text-properties/>
    </style:style>
    <style:style style:name="P582" style:parent-style-name="p" style:family="paragraph">
      <style:paragraph-properties fo:text-indent="0in">
        <style:drop-cap style:length="1" style:lines="3"/>
      </style:paragraph-properties>
    </style:style>
    <style:style style:name="T585" style:parent-style-name="Policepardéfaut" style:family="text">
      <style:text-properties/>
    </style:style>
    <style:style style:name="P584" style:parent-style-name="p" style:family="paragraph">
      <style:paragraph-properties fo:text-indent="0in">
        <style:drop-cap style:length="1" style:lines="3"/>
      </style:paragraph-properties>
    </style:style>
    <style:style style:name="P586" style:parent-style-name="p" style:family="paragraph">
      <style:paragraph-properties fo:text-indent="0in"/>
    </style:style>
    <style:style style:name="T588" style:parent-style-name="Policepardéfaut" style:family="text">
      <style:text-properties/>
    </style:style>
    <style:style style:name="P587" style:parent-style-name="p" style:family="paragraph">
      <style:paragraph-properties fo:text-indent="0in">
        <style:drop-cap style:length="1" style:lines="3"/>
      </style:paragraph-properties>
    </style:style>
    <style:style style:name="T590" style:parent-style-name="Policepardéfaut" style:family="text">
      <style:text-properties/>
    </style:style>
    <style:style style:name="P589" style:parent-style-name="p" style:family="paragraph">
      <style:paragraph-properties fo:text-indent="0in">
        <style:drop-cap style:length="1" style:lines="3"/>
      </style:paragraph-properties>
    </style:style>
    <style:style style:name="T592" style:parent-style-name="Policepardéfaut" style:family="text">
      <style:text-properties/>
    </style:style>
    <style:style style:name="P591" style:parent-style-name="p" style:family="paragraph">
      <style:paragraph-properties fo:text-indent="0in">
        <style:drop-cap style:length="1" style:lines="3"/>
      </style:paragraph-properties>
    </style:style>
    <style:style style:name="T594" style:parent-style-name="Policepardéfaut" style:family="text">
      <style:text-properties/>
    </style:style>
    <style:style style:name="P593" style:parent-style-name="p" style:family="paragraph">
      <style:paragraph-properties fo:text-indent="0in">
        <style:drop-cap style:length="1" style:lines="3"/>
      </style:paragraph-properties>
    </style:style>
    <style:style style:name="T595" style:parent-style-name="Policepardéfaut" style:family="text">
      <style:text-properties style:text-position="super 66.6%"/>
    </style:style>
    <style:style style:name="T596" style:parent-style-name="Policepardéfaut" style:family="text">
      <style:text-properties style:text-position="super 66.6%"/>
    </style:style>
    <style:style style:name="T597" style:parent-style-name="Policepardéfaut" style:family="text">
      <style:text-properties style:text-position="super 66.6%"/>
    </style:style>
    <style:style style:name="T599" style:parent-style-name="Policepardéfaut" style:family="text">
      <style:text-properties/>
    </style:style>
    <style:style style:name="P598" style:parent-style-name="p" style:family="paragraph">
      <style:paragraph-properties fo:text-indent="0in">
        <style:drop-cap style:length="1" style:lines="3"/>
      </style:paragraph-properties>
    </style:style>
    <style:style style:name="T601" style:parent-style-name="Policepardéfaut" style:family="text">
      <style:text-properties/>
    </style:style>
    <style:style style:name="P600" style:parent-style-name="p" style:family="paragraph">
      <style:paragraph-properties fo:text-indent="0in">
        <style:drop-cap style:length="1" style:lines="3"/>
      </style:paragraph-properties>
    </style:style>
    <style:style style:name="T602" style:parent-style-name="Policepardéfaut" style:family="text">
      <style:text-properties style:text-position="super 66.6%"/>
    </style:style>
    <style:style style:name="T604" style:parent-style-name="Policepardéfaut" style:family="text">
      <style:text-properties/>
    </style:style>
    <style:style style:name="P603" style:parent-style-name="p" style:family="paragraph">
      <style:paragraph-properties fo:text-indent="0in">
        <style:drop-cap style:length="1" style:lines="3"/>
      </style:paragraph-properties>
    </style:style>
    <style:style style:name="T605" style:parent-style-name="Policepardéfaut" style:family="text">
      <style:text-properties style:text-position="super 66.6%"/>
    </style:style>
    <style:style style:name="T606" style:parent-style-name="Policepardéfaut" style:family="text">
      <style:text-properties style:text-position="super 66.6%"/>
    </style:style>
    <style:style style:name="T608" style:parent-style-name="Policepardéfaut" style:family="text">
      <style:text-properties/>
    </style:style>
    <style:style style:name="P607" style:parent-style-name="p" style:family="paragraph">
      <style:paragraph-properties fo:text-indent="0in">
        <style:drop-cap style:length="1" style:lines="3"/>
      </style:paragraph-properties>
    </style:style>
    <style:style style:name="T610" style:parent-style-name="Policepardéfaut" style:family="text">
      <style:text-properties/>
    </style:style>
    <style:style style:name="P609" style:parent-style-name="p" style:family="paragraph">
      <style:paragraph-properties fo:text-indent="0in">
        <style:drop-cap style:length="1" style:lines="3"/>
      </style:paragraph-properties>
    </style:style>
    <style:style style:name="T612" style:parent-style-name="Policepardéfaut" style:family="text">
      <style:text-properties/>
    </style:style>
    <style:style style:name="P611" style:parent-style-name="p" style:family="paragraph">
      <style:paragraph-properties fo:text-indent="0in">
        <style:drop-cap style:length="1" style:lines="3"/>
      </style:paragraph-properties>
    </style:style>
    <style:style style:name="P613" style:parent-style-name="p" style:family="paragraph">
      <style:paragraph-properties fo:text-indent="0in"/>
    </style:style>
    <style:style style:name="T614" style:parent-style-name="Policepardéfaut" style:family="text">
      <style:text-properties style:text-position="super 66.6%"/>
    </style:style>
    <style:style style:name="T615" style:parent-style-name="Policepardéfaut" style:family="text">
      <style:text-properties style:text-position="super 66.6%"/>
    </style:style>
    <style:style style:name="T616" style:parent-style-name="Policepardéfaut" style:family="text">
      <style:text-properties style:text-position="super 66.6%"/>
    </style:style>
    <style:style style:name="T617" style:parent-style-name="Policepardéfaut" style:family="text">
      <style:text-properties style:text-position="super 66.6%"/>
    </style:style>
    <style:style style:name="T618" style:parent-style-name="Policepardéfaut" style:family="text">
      <style:text-properties style:text-position="super 66.6%"/>
    </style:style>
    <style:style style:name="T620" style:parent-style-name="Policepardéfaut" style:family="text">
      <style:text-properties/>
    </style:style>
    <style:style style:name="P619" style:parent-style-name="p" style:family="paragraph">
      <style:paragraph-properties fo:text-indent="0in">
        <style:drop-cap style:length="1" style:lines="3"/>
      </style:paragraph-properties>
    </style:style>
    <style:style style:name="T622" style:parent-style-name="Policepardéfaut" style:family="text">
      <style:text-properties/>
    </style:style>
    <style:style style:name="P621" style:parent-style-name="p" style:family="paragraph">
      <style:paragraph-properties fo:text-indent="0in">
        <style:drop-cap style:length="1" style:lines="3"/>
      </style:paragraph-properties>
    </style:style>
    <style:style style:name="P623" style:parent-style-name="p" style:family="paragraph">
      <style:paragraph-properties fo:text-indent="0in"/>
    </style:style>
    <style:style style:name="T625" style:parent-style-name="Policepardéfaut" style:family="text">
      <style:text-properties/>
    </style:style>
    <style:style style:name="P624" style:parent-style-name="p" style:family="paragraph">
      <style:paragraph-properties fo:text-indent="0in">
        <style:drop-cap style:length="1" style:lines="3"/>
      </style:paragraph-properties>
    </style:style>
    <style:style style:name="T626" style:parent-style-name="Policepardéfaut" style:family="text">
      <style:text-properties style:text-position="super 66.6%"/>
    </style:style>
    <style:style style:name="T628" style:parent-style-name="Policepardéfaut" style:family="text">
      <style:text-properties/>
    </style:style>
    <style:style style:name="P627" style:parent-style-name="p" style:family="paragraph">
      <style:paragraph-properties fo:text-indent="0in">
        <style:drop-cap style:length="1" style:lines="3"/>
      </style:paragraph-properties>
    </style:style>
    <style:style style:name="T630" style:parent-style-name="Policepardéfaut" style:family="text">
      <style:text-properties/>
    </style:style>
    <style:style style:name="P629" style:parent-style-name="p" style:family="paragraph">
      <style:paragraph-properties fo:text-indent="0in">
        <style:drop-cap style:length="1" style:lines="3"/>
      </style:paragraph-properties>
    </style:style>
    <style:style style:name="T631" style:parent-style-name="Policepardéfaut" style:family="text">
      <style:text-properties style:text-position="super 66.6%"/>
    </style:style>
    <style:style style:name="T632" style:parent-style-name="Policepardéfaut" style:family="text">
      <style:text-properties style:text-position="super 66.6%"/>
    </style:style>
    <style:style style:name="T634" style:parent-style-name="Policepardéfaut" style:family="text">
      <style:text-properties/>
    </style:style>
    <style:style style:name="P633" style:parent-style-name="p" style:family="paragraph">
      <style:paragraph-properties fo:text-indent="0in">
        <style:drop-cap style:length="1" style:lines="3"/>
      </style:paragraph-properties>
    </style:style>
    <style:style style:name="T636" style:parent-style-name="Policepardéfaut" style:family="text">
      <style:text-properties/>
    </style:style>
    <style:style style:name="P635" style:parent-style-name="p" style:family="paragraph">
      <style:paragraph-properties fo:text-indent="0in">
        <style:drop-cap style:length="1" style:lines="3"/>
      </style:paragraph-properties>
    </style:style>
    <style:style style:name="T638" style:parent-style-name="Policepardéfaut" style:family="text">
      <style:text-properties/>
    </style:style>
    <style:style style:name="P637" style:parent-style-name="p" style:family="paragraph">
      <style:paragraph-properties fo:text-indent="0in">
        <style:drop-cap style:length="1" style:lines="3"/>
      </style:paragraph-properties>
    </style:style>
    <style:style style:name="T639" style:parent-style-name="Policepardéfaut" style:family="text">
      <style:text-properties style:text-position="super 66.6%"/>
    </style:style>
    <style:style style:name="T641" style:parent-style-name="Policepardéfaut" style:family="text">
      <style:text-properties/>
    </style:style>
    <style:style style:name="P640" style:parent-style-name="p" style:family="paragraph">
      <style:paragraph-properties fo:text-indent="0in">
        <style:drop-cap style:length="1" style:lines="3"/>
      </style:paragraph-properties>
    </style:style>
    <style:style style:name="T643" style:parent-style-name="Policepardéfaut" style:family="text">
      <style:text-properties/>
    </style:style>
    <style:style style:name="P642" style:parent-style-name="p" style:family="paragraph">
      <style:paragraph-properties fo:text-indent="0in">
        <style:drop-cap style:length="1" style:lines="3"/>
      </style:paragraph-properties>
    </style:style>
    <style:style style:name="T645" style:parent-style-name="Policepardéfaut" style:family="text">
      <style:text-properties/>
    </style:style>
    <style:style style:name="P644" style:parent-style-name="p" style:family="paragraph">
      <style:paragraph-properties fo:text-indent="0in">
        <style:drop-cap style:length="1" style:lines="3"/>
      </style:paragraph-properties>
    </style:style>
    <style:style style:name="T646" style:parent-style-name="Policepardéfaut" style:family="text">
      <style:text-properties style:text-position="super 66.6%"/>
    </style:style>
    <style:style style:name="T647" style:parent-style-name="Policepardéfaut" style:family="text">
      <style:text-properties style:text-position="super 66.6%"/>
    </style:style>
    <style:style style:name="T648" style:parent-style-name="Policepardéfaut" style:family="text">
      <style:text-properties style:text-position="super 66.6%"/>
    </style:style>
    <style:style style:name="T650" style:parent-style-name="Policepardéfaut" style:family="text">
      <style:text-properties/>
    </style:style>
    <style:style style:name="P649" style:parent-style-name="p" style:family="paragraph">
      <style:paragraph-properties fo:text-indent="0in">
        <style:drop-cap style:length="1" style:lines="3"/>
      </style:paragraph-properties>
    </style:style>
    <style:style style:name="T652" style:parent-style-name="Policepardéfaut" style:family="text">
      <style:text-properties/>
    </style:style>
    <style:style style:name="P651" style:parent-style-name="p" style:family="paragraph">
      <style:paragraph-properties fo:text-indent="0in">
        <style:drop-cap style:length="1" style:lines="3"/>
      </style:paragraph-properties>
    </style:style>
    <style:style style:name="T653" style:parent-style-name="Policepardéfaut" style:family="text">
      <style:text-properties style:text-position="super 66.6%"/>
    </style:style>
    <style:style style:name="P654" style:parent-style-name="p" style:family="paragraph">
      <style:paragraph-properties fo:text-indent="0.1972in"/>
    </style:style>
    <style:style style:name="T655" style:parent-style-name="Policepardéfaut" style:family="text">
      <style:text-properties style:text-position="super 66.6%"/>
    </style:style>
    <style:style style:name="P656" style:parent-style-name="p" style:family="paragraph">
      <style:paragraph-properties fo:text-indent="0.1972in"/>
    </style:style>
    <style:style style:name="T657" style:parent-style-name="Policepardéfaut" style:family="text">
      <style:text-properties style:text-position="super 66.6%"/>
    </style:style>
    <style:style style:name="T658" style:parent-style-name="Policepardéfaut" style:family="text">
      <style:text-properties style:text-position="super 66.6%"/>
    </style:style>
    <style:style style:name="T659" style:parent-style-name="Policepardéfaut" style:family="text">
      <style:text-properties style:text-position="super 66.6%"/>
    </style:style>
    <style:style style:name="T660" style:parent-style-name="Policepardéfaut" style:family="text">
      <style:text-properties style:text-position="super 66.6%"/>
    </style:style>
    <style:style style:name="T662" style:parent-style-name="Policepardéfaut" style:family="text">
      <style:text-properties/>
    </style:style>
    <style:style style:name="P661" style:parent-style-name="p" style:family="paragraph">
      <style:paragraph-properties fo:text-indent="0in">
        <style:drop-cap style:length="1" style:lines="3"/>
      </style:paragraph-properties>
    </style:style>
    <style:style style:name="T664" style:parent-style-name="Policepardéfaut" style:family="text">
      <style:text-properties/>
    </style:style>
    <style:style style:name="P663" style:parent-style-name="p" style:family="paragraph">
      <style:paragraph-properties fo:text-indent="0in">
        <style:drop-cap style:length="1" style:lines="3"/>
      </style:paragraph-properties>
    </style:style>
    <style:style style:name="T665" style:parent-style-name="Policepardéfaut" style:family="text">
      <style:text-properties style:text-position="super 66.6%"/>
    </style:style>
    <style:style style:name="T666" style:parent-style-name="Policepardéfaut" style:family="text">
      <style:text-properties style:text-position="super 66.6%"/>
    </style:style>
    <style:style style:name="T667" style:parent-style-name="Policepardéfaut" style:family="text">
      <style:text-properties style:text-position="super 66.6%"/>
    </style:style>
    <style:style style:name="T669" style:parent-style-name="Policepardéfaut" style:family="text">
      <style:text-properties/>
    </style:style>
    <style:style style:name="P668" style:parent-style-name="p" style:family="paragraph">
      <style:paragraph-properties fo:text-indent="0in">
        <style:drop-cap style:length="1" style:lines="3"/>
      </style:paragraph-properties>
    </style:style>
    <style:style style:name="T671" style:parent-style-name="Policepardéfaut" style:family="text">
      <style:text-properties/>
    </style:style>
    <style:style style:name="P670" style:parent-style-name="p" style:family="paragraph">
      <style:paragraph-properties fo:text-indent="0in">
        <style:drop-cap style:length="1" style:lines="3"/>
      </style:paragraph-properties>
    </style:style>
    <style:style style:name="T672" style:parent-style-name="Policepardéfaut" style:family="text">
      <style:text-properties style:text-position="super 66.6%"/>
    </style:style>
    <style:style style:name="T674" style:parent-style-name="Policepardéfaut" style:family="text">
      <style:text-properties/>
    </style:style>
    <style:style style:name="P673" style:parent-style-name="p" style:family="paragraph">
      <style:paragraph-properties fo:text-indent="0in">
        <style:drop-cap style:length="1" style:lines="3"/>
      </style:paragraph-properties>
    </style:style>
    <style:style style:name="T675" style:parent-style-name="Policepardéfaut" style:family="text">
      <style:text-properties style:text-position="super 66.6%"/>
    </style:style>
    <style:style style:name="T676" style:parent-style-name="Policepardéfaut" style:family="text">
      <style:text-properties style:text-position="super 66.6%"/>
    </style:style>
    <style:style style:name="T677" style:parent-style-name="Policepardéfaut" style:family="text">
      <style:text-properties style:text-position="super 66.6%"/>
    </style:style>
    <style:style style:name="T678" style:parent-style-name="Policepardéfaut" style:family="text">
      <style:text-properties style:text-position="super 66.6%"/>
    </style:style>
    <style:style style:name="T680" style:parent-style-name="Policepardéfaut" style:family="text">
      <style:text-properties/>
    </style:style>
    <style:style style:name="P679" style:parent-style-name="p" style:family="paragraph">
      <style:paragraph-properties fo:text-indent="0in">
        <style:drop-cap style:length="1" style:lines="3"/>
      </style:paragraph-properties>
    </style:style>
    <style:style style:name="T682" style:parent-style-name="Policepardéfaut" style:family="text">
      <style:text-properties/>
    </style:style>
    <style:style style:name="P681" style:parent-style-name="p" style:family="paragraph">
      <style:paragraph-properties fo:text-indent="0in">
        <style:drop-cap style:length="1" style:lines="3"/>
      </style:paragraph-properties>
    </style:style>
    <style:style style:name="P683" style:parent-style-name="p" style:family="paragraph">
      <style:paragraph-properties fo:text-indent="0in"/>
    </style:style>
    <style:style style:name="T685" style:parent-style-name="Policepardéfaut" style:family="text">
      <style:text-properties/>
    </style:style>
    <style:style style:name="P684" style:parent-style-name="p" style:family="paragraph">
      <style:paragraph-properties fo:text-indent="0in">
        <style:drop-cap style:length="1" style:lines="3"/>
      </style:paragraph-properties>
    </style:style>
    <style:style style:name="T686" style:parent-style-name="Policepardéfaut" style:family="text">
      <style:text-properties style:text-position="super 66.6%"/>
    </style:style>
    <style:style style:name="T688" style:parent-style-name="Policepardéfaut" style:family="text">
      <style:text-properties/>
    </style:style>
    <style:style style:name="P687" style:parent-style-name="p" style:family="paragraph">
      <style:paragraph-properties fo:text-indent="0in">
        <style:drop-cap style:length="1" style:lines="3"/>
      </style:paragraph-properties>
    </style:style>
    <style:style style:name="T690" style:parent-style-name="Policepardéfaut" style:family="text">
      <style:text-properties/>
    </style:style>
    <style:style style:name="P689" style:parent-style-name="p" style:family="paragraph">
      <style:paragraph-properties fo:text-indent="0in">
        <style:drop-cap style:length="1" style:lines="3"/>
      </style:paragraph-properties>
    </style:style>
    <style:style style:name="T691" style:parent-style-name="Policepardéfaut" style:family="text">
      <style:text-properties style:text-position="super 66.6%"/>
    </style:style>
    <style:style style:name="T692" style:parent-style-name="Policepardéfaut" style:family="text">
      <style:text-properties style:text-position="super 66.6%"/>
    </style:style>
    <style:style style:name="T694" style:parent-style-name="Policepardéfaut" style:family="text">
      <style:text-properties/>
    </style:style>
    <style:style style:name="P693" style:parent-style-name="p" style:family="paragraph">
      <style:paragraph-properties fo:text-indent="0in">
        <style:drop-cap style:length="1" style:lines="3"/>
      </style:paragraph-properties>
    </style:style>
    <style:style style:name="T696" style:parent-style-name="Policepardéfaut" style:family="text">
      <style:text-properties/>
    </style:style>
    <style:style style:name="P695" style:parent-style-name="p" style:family="paragraph">
      <style:paragraph-properties fo:text-indent="0in">
        <style:drop-cap style:length="1" style:lines="3"/>
      </style:paragraph-properties>
    </style:style>
    <style:style style:name="T697" style:parent-style-name="Policepardéfaut" style:family="text">
      <style:text-properties style:text-position="super 66.6%"/>
    </style:style>
    <style:style style:name="T698" style:parent-style-name="Policepardéfaut" style:family="text">
      <style:text-properties style:text-position="super 66.6%"/>
    </style:style>
    <style:style style:name="T699" style:parent-style-name="Policepardéfaut" style:family="text">
      <style:text-properties style:text-position="super 66.6%"/>
    </style:style>
    <style:style style:name="P700" style:parent-style-name="p" style:family="paragraph">
      <style:paragraph-properties fo:text-indent="0.1972in"/>
    </style:style>
    <style:style style:name="T701" style:parent-style-name="Policepardéfaut" style:family="text">
      <style:text-properties style:text-position="super 66.6%"/>
    </style:style>
    <style:style style:name="T703" style:parent-style-name="Policepardéfaut" style:family="text">
      <style:text-properties/>
    </style:style>
    <style:style style:name="P702" style:parent-style-name="p" style:family="paragraph">
      <style:paragraph-properties fo:text-indent="0in">
        <style:drop-cap style:length="1" style:lines="3"/>
      </style:paragraph-properties>
    </style:style>
    <style:style style:name="T704" style:parent-style-name="Policepardéfaut" style:family="text">
      <style:text-properties style:text-position="super 66.6%"/>
    </style:style>
    <style:style style:name="T706" style:parent-style-name="Policepardéfaut" style:family="text">
      <style:text-properties/>
    </style:style>
    <style:style style:name="P705" style:parent-style-name="p" style:family="paragraph">
      <style:paragraph-properties fo:text-indent="0in">
        <style:drop-cap style:length="1" style:lines="3"/>
      </style:paragraph-properties>
    </style:style>
    <style:style style:name="T708" style:parent-style-name="Policepardéfaut" style:family="text">
      <style:text-properties/>
    </style:style>
    <style:style style:name="P707" style:parent-style-name="p" style:family="paragraph">
      <style:paragraph-properties fo:text-indent="0in">
        <style:drop-cap style:length="1" style:lines="3"/>
      </style:paragraph-properties>
    </style:style>
    <style:style style:name="T709" style:parent-style-name="Policepardéfaut" style:family="text">
      <style:text-properties style:text-position="super 66.6%"/>
    </style:style>
    <style:style style:name="T710" style:parent-style-name="Policepardéfaut" style:family="text">
      <style:text-properties style:text-position="super 66.6%"/>
    </style:style>
    <style:style style:name="T711" style:parent-style-name="Policepardéfaut" style:family="text">
      <style:text-properties style:text-position="super 66.6%"/>
    </style:style>
    <style:style style:name="T712" style:parent-style-name="Policepardéfaut" style:family="text">
      <style:text-properties style:text-position="super 66.6%"/>
    </style:style>
    <style:style style:name="T714" style:parent-style-name="Policepardéfaut" style:family="text">
      <style:text-properties/>
    </style:style>
    <style:style style:name="P713" style:parent-style-name="p" style:family="paragraph">
      <style:paragraph-properties fo:text-indent="0in">
        <style:drop-cap style:length="1" style:lines="3"/>
      </style:paragraph-properties>
    </style:style>
    <style:style style:name="T716" style:parent-style-name="Policepardéfaut" style:family="text">
      <style:text-properties/>
    </style:style>
    <style:style style:name="P715" style:parent-style-name="p" style:family="paragraph">
      <style:paragraph-properties fo:text-indent="0in">
        <style:drop-cap style:length="1" style:lines="3"/>
      </style:paragraph-properties>
    </style:style>
    <style:style style:name="T718" style:parent-style-name="Policepardéfaut" style:family="text">
      <style:text-properties/>
    </style:style>
    <style:style style:name="P717" style:parent-style-name="p" style:family="paragraph">
      <style:paragraph-properties fo:text-indent="0in">
        <style:drop-cap style:length="1" style:lines="3"/>
      </style:paragraph-properties>
    </style:style>
    <style:style style:name="T719" style:parent-style-name="Policepardéfaut" style:family="text">
      <style:text-properties style:text-position="super 66.6%"/>
    </style:style>
    <style:style style:name="T720" style:parent-style-name="Policepardéfaut" style:family="text">
      <style:text-properties style:text-position="super 66.6%"/>
    </style:style>
    <style:style style:name="T721" style:parent-style-name="Policepardéfaut" style:family="text">
      <style:text-properties style:text-position="super 66.6%"/>
    </style:style>
    <style:style style:name="T722" style:parent-style-name="Policepardéfaut" style:family="text">
      <style:text-properties style:text-position="super 66.6%"/>
    </style:style>
    <style:style style:name="T723" style:parent-style-name="Policepardéfaut" style:family="text">
      <style:text-properties style:text-position="super 66.6%"/>
    </style:style>
    <style:style style:name="T724" style:parent-style-name="Policepardéfaut" style:family="text">
      <style:text-properties style:text-position="super 66.6%"/>
    </style:style>
    <style:style style:name="T726" style:parent-style-name="Policepardéfaut" style:family="text">
      <style:text-properties/>
    </style:style>
    <style:style style:name="P725" style:parent-style-name="p" style:family="paragraph">
      <style:paragraph-properties fo:text-indent="0in">
        <style:drop-cap style:length="1" style:lines="3"/>
      </style:paragraph-properties>
    </style:style>
    <style:style style:name="T728" style:parent-style-name="Policepardéfaut" style:family="text">
      <style:text-properties/>
    </style:style>
    <style:style style:name="P727" style:parent-style-name="p" style:family="paragraph">
      <style:paragraph-properties fo:text-indent="0in">
        <style:drop-cap style:length="1" style:lines="3"/>
      </style:paragraph-properties>
    </style:style>
    <style:style style:name="T730" style:parent-style-name="Policepardéfaut" style:family="text">
      <style:text-properties/>
    </style:style>
    <style:style style:name="P729" style:parent-style-name="p" style:family="paragraph">
      <style:paragraph-properties fo:text-indent="0in">
        <style:drop-cap style:length="1" style:lines="3"/>
      </style:paragraph-properties>
    </style:style>
    <style:style style:name="T732" style:parent-style-name="Policepardéfaut" style:family="text">
      <style:text-properties/>
    </style:style>
    <style:style style:name="P731" style:parent-style-name="p" style:family="paragraph">
      <style:paragraph-properties fo:text-indent="0in">
        <style:drop-cap style:length="1" style:lines="3"/>
      </style:paragraph-properties>
    </style:style>
    <style:style style:name="T733" style:parent-style-name="Policepardéfaut" style:family="text">
      <style:text-properties style:text-position="super 66.6%"/>
    </style:style>
    <style:style style:name="T735" style:parent-style-name="Policepardéfaut" style:family="text">
      <style:text-properties/>
    </style:style>
    <style:style style:name="P734" style:parent-style-name="p" style:family="paragraph">
      <style:paragraph-properties fo:text-indent="0in">
        <style:drop-cap style:length="1" style:lines="3"/>
      </style:paragraph-properties>
    </style:style>
    <style:style style:name="T736" style:parent-style-name="Policepardéfaut" style:family="text">
      <style:text-properties style:text-position="super 66.6%"/>
    </style:style>
    <style:style style:name="T737" style:parent-style-name="Policepardéfaut" style:family="text">
      <style:text-properties style:text-position="super 66.6%"/>
    </style:style>
    <style:style style:name="T738" style:parent-style-name="Policepardéfaut" style:family="text">
      <style:text-properties style:text-position="super 66.6%"/>
    </style:style>
    <style:style style:name="T739" style:parent-style-name="Policepardéfaut" style:family="text">
      <style:text-properties style:text-position="super 66.6%"/>
    </style:style>
    <style:style style:name="T740" style:parent-style-name="Policepardéfaut" style:family="text">
      <style:text-properties style:text-position="super 66.6%"/>
    </style:style>
    <style:style style:name="T742" style:parent-style-name="Policepardéfaut" style:family="text">
      <style:text-properties/>
    </style:style>
    <style:style style:name="P741" style:parent-style-name="p" style:family="paragraph">
      <style:paragraph-properties fo:text-indent="0in">
        <style:drop-cap style:length="1" style:lines="3"/>
      </style:paragraph-properties>
    </style:style>
    <style:style style:name="T744" style:parent-style-name="Policepardéfaut" style:family="text">
      <style:text-properties/>
    </style:style>
    <style:style style:name="P743" style:parent-style-name="p" style:family="paragraph">
      <style:paragraph-properties fo:text-indent="0in">
        <style:drop-cap style:length="1" style:lines="3"/>
      </style:paragraph-properties>
    </style:style>
    <style:style style:name="T746" style:parent-style-name="Policepardéfaut" style:family="text">
      <style:text-properties/>
    </style:style>
    <style:style style:name="P745" style:parent-style-name="p" style:family="paragraph">
      <style:paragraph-properties fo:text-indent="0in">
        <style:drop-cap style:length="1" style:lines="3"/>
      </style:paragraph-properties>
    </style:style>
    <style:style style:name="T748" style:parent-style-name="Policepardéfaut" style:family="text">
      <style:text-properties/>
    </style:style>
    <style:style style:name="P747" style:parent-style-name="p" style:family="paragraph">
      <style:paragraph-properties fo:text-indent="0in">
        <style:drop-cap style:length="1" style:lines="3"/>
      </style:paragraph-properties>
    </style:style>
    <style:style style:name="T750" style:parent-style-name="Policepardéfaut" style:family="text">
      <style:text-properties/>
    </style:style>
    <style:style style:name="P749" style:parent-style-name="p" style:family="paragraph">
      <style:paragraph-properties fo:text-indent="0in">
        <style:drop-cap style:length="1" style:lines="3"/>
      </style:paragraph-properties>
    </style:style>
    <style:style style:name="T752" style:parent-style-name="Policepardéfaut" style:family="text">
      <style:text-properties/>
    </style:style>
    <style:style style:name="P751" style:parent-style-name="p" style:family="paragraph">
      <style:paragraph-properties fo:text-indent="0in">
        <style:drop-cap style:length="1" style:lines="3"/>
      </style:paragraph-properties>
    </style:style>
    <style:style style:name="T753" style:parent-style-name="Policepardéfaut" style:family="text">
      <style:text-properties style:text-position="super 66.6%"/>
    </style:style>
    <style:style style:name="T754" style:parent-style-name="Policepardéfaut" style:family="text">
      <style:text-properties style:text-position="super 66.6%"/>
    </style:style>
    <style:style style:name="T755" style:parent-style-name="Policepardéfaut" style:family="text">
      <style:text-properties style:text-position="super 66.6%"/>
    </style:style>
    <style:style style:name="T756" style:parent-style-name="Policepardéfaut" style:family="text">
      <style:text-properties style:text-position="super 66.6%"/>
    </style:style>
    <style:style style:name="T758" style:parent-style-name="Policepardéfaut" style:family="text">
      <style:text-properties/>
    </style:style>
    <style:style style:name="P757" style:parent-style-name="p" style:family="paragraph">
      <style:paragraph-properties fo:text-indent="0in">
        <style:drop-cap style:length="1" style:lines="3"/>
      </style:paragraph-properties>
    </style:style>
    <style:style style:name="T760" style:parent-style-name="Policepardéfaut" style:family="text">
      <style:text-properties/>
    </style:style>
    <style:style style:name="P759" style:parent-style-name="p" style:family="paragraph">
      <style:paragraph-properties fo:text-indent="0in">
        <style:drop-cap style:length="1" style:lines="3"/>
      </style:paragraph-properties>
    </style:style>
    <style:style style:name="T761" style:parent-style-name="Policepardéfaut" style:family="text">
      <style:text-properties style:text-position="super 66.6%"/>
    </style:style>
    <style:style style:name="P762" style:parent-style-name="p" style:family="paragraph">
      <style:paragraph-properties fo:text-indent="0in"/>
    </style:style>
    <style:style style:name="T764" style:parent-style-name="Policepardéfaut" style:family="text">
      <style:text-properties/>
    </style:style>
    <style:style style:name="P763" style:parent-style-name="p" style:family="paragraph">
      <style:paragraph-properties fo:text-indent="0in">
        <style:drop-cap style:length="1" style:lines="3"/>
      </style:paragraph-properties>
    </style:style>
    <style:style style:name="T765" style:parent-style-name="Policepardéfaut" style:family="text">
      <style:text-properties style:text-position="super 66.6%"/>
    </style:style>
    <style:style style:name="T766" style:parent-style-name="Policepardéfaut" style:family="text">
      <style:text-properties style:text-position="super 66.6%"/>
    </style:style>
    <style:style style:name="T767" style:parent-style-name="Policepardéfaut" style:family="text">
      <style:text-properties style:text-position="super 66.6%"/>
    </style:style>
    <style:style style:name="T768" style:parent-style-name="Policepardéfaut" style:family="text">
      <style:text-properties style:text-position="super 66.6%"/>
    </style:style>
    <style:style style:name="T770" style:parent-style-name="Policepardéfaut" style:family="text">
      <style:text-properties/>
    </style:style>
    <style:style style:name="P769" style:parent-style-name="p" style:family="paragraph">
      <style:paragraph-properties fo:text-indent="0in">
        <style:drop-cap style:length="1" style:lines="3"/>
      </style:paragraph-properties>
    </style:style>
    <style:style style:name="T772" style:parent-style-name="Policepardéfaut" style:family="text">
      <style:text-properties/>
    </style:style>
    <style:style style:name="P771" style:parent-style-name="p" style:family="paragraph">
      <style:paragraph-properties fo:text-indent="0in">
        <style:drop-cap style:length="1" style:lines="3"/>
      </style:paragraph-properties>
    </style:style>
    <style:style style:name="T774" style:parent-style-name="Policepardéfaut" style:family="text">
      <style:text-properties/>
    </style:style>
    <style:style style:name="P773" style:parent-style-name="p" style:family="paragraph">
      <style:paragraph-properties fo:text-indent="0in">
        <style:drop-cap style:length="1" style:lines="3"/>
      </style:paragraph-properties>
    </style:style>
    <style:style style:name="P775" style:parent-style-name="p" style:family="paragraph">
      <style:paragraph-properties fo:text-indent="0.1972in"/>
    </style:style>
    <style:style style:name="T776" style:parent-style-name="Policepardéfaut" style:family="text">
      <style:text-properties style:text-position="super 66.6%"/>
    </style:style>
    <style:style style:name="T777" style:parent-style-name="Policepardéfaut" style:family="text">
      <style:text-properties style:text-position="super 66.6%"/>
    </style:style>
    <style:style style:name="T779" style:parent-style-name="Policepardéfaut" style:family="text">
      <style:text-properties/>
    </style:style>
    <style:style style:name="P778" style:parent-style-name="p" style:family="paragraph">
      <style:paragraph-properties fo:text-indent="0in">
        <style:drop-cap style:length="1" style:lines="3"/>
      </style:paragraph-properties>
    </style:style>
    <style:style style:name="T781" style:parent-style-name="Policepardéfaut" style:family="text">
      <style:text-properties/>
    </style:style>
    <style:style style:name="P780" style:parent-style-name="p" style:family="paragraph">
      <style:paragraph-properties fo:text-indent="0in">
        <style:drop-cap style:length="1" style:lines="3"/>
      </style:paragraph-properties>
    </style:style>
    <style:style style:name="T783" style:parent-style-name="Policepardéfaut" style:family="text">
      <style:text-properties/>
    </style:style>
    <style:style style:name="P782" style:parent-style-name="p" style:family="paragraph">
      <style:paragraph-properties fo:text-indent="0in">
        <style:drop-cap style:length="1" style:lines="3"/>
      </style:paragraph-properties>
    </style:style>
    <style:style style:name="T784" style:parent-style-name="Policepardéfaut" style:family="text">
      <style:text-properties style:text-position="super 66.6%"/>
    </style:style>
    <style:style style:name="T785" style:parent-style-name="Policepardéfaut" style:family="text">
      <style:text-properties style:text-position="super 66.6%"/>
    </style:style>
    <style:style style:name="T786" style:parent-style-name="Policepardéfaut" style:family="text">
      <style:text-properties style:text-position="super 66.6%"/>
    </style:style>
    <style:style style:name="T787" style:parent-style-name="Policepardéfaut" style:family="text">
      <style:text-properties style:text-position="super 66.6%"/>
    </style:style>
    <style:style style:name="T788" style:parent-style-name="Policepardéfaut" style:family="text">
      <style:text-properties style:text-position="super 66.6%"/>
    </style:style>
    <style:style style:name="T789" style:parent-style-name="Policepardéfaut" style:family="text">
      <style:text-properties style:text-position="super 66.6%"/>
    </style:style>
    <style:style style:name="T791" style:parent-style-name="Policepardéfaut" style:family="text">
      <style:text-properties/>
    </style:style>
    <style:style style:name="P790" style:parent-style-name="p" style:family="paragraph">
      <style:paragraph-properties fo:text-indent="0in">
        <style:drop-cap style:length="1" style:lines="3"/>
      </style:paragraph-properties>
    </style:style>
    <style:style style:name="T793" style:parent-style-name="Policepardéfaut" style:family="text">
      <style:text-properties/>
    </style:style>
    <style:style style:name="P792" style:parent-style-name="p" style:family="paragraph">
      <style:paragraph-properties fo:text-indent="0in">
        <style:drop-cap style:length="1" style:lines="3"/>
      </style:paragraph-properties>
    </style:style>
    <style:style style:name="T795" style:parent-style-name="Policepardéfaut" style:family="text">
      <style:text-properties/>
    </style:style>
    <style:style style:name="P794" style:parent-style-name="p" style:family="paragraph">
      <style:paragraph-properties fo:text-indent="0in">
        <style:drop-cap style:length="1" style:lines="3"/>
      </style:paragraph-properties>
    </style:style>
    <style:style style:name="T796" style:parent-style-name="Policepardéfaut" style:family="text">
      <style:text-properties style:text-position="super 66.6%"/>
    </style:style>
    <style:style style:name="T798" style:parent-style-name="Policepardéfaut" style:family="text">
      <style:text-properties/>
    </style:style>
    <style:style style:name="P797" style:parent-style-name="p" style:family="paragraph">
      <style:paragraph-properties fo:text-indent="0in">
        <style:drop-cap style:length="1" style:lines="3"/>
      </style:paragraph-properties>
    </style:style>
    <style:style style:name="T800" style:parent-style-name="Policepardéfaut" style:family="text">
      <style:text-properties/>
    </style:style>
    <style:style style:name="P799" style:parent-style-name="p" style:family="paragraph">
      <style:paragraph-properties fo:text-indent="0in">
        <style:drop-cap style:length="1" style:lines="3"/>
      </style:paragraph-properties>
    </style:style>
    <style:style style:name="T802" style:parent-style-name="Policepardéfaut" style:family="text">
      <style:text-properties/>
    </style:style>
    <style:style style:name="P801" style:parent-style-name="p" style:family="paragraph">
      <style:paragraph-properties fo:text-indent="0in">
        <style:drop-cap style:length="1" style:lines="3"/>
      </style:paragraph-properties>
    </style:style>
    <style:style style:name="P803" style:parent-style-name="p" style:family="paragraph">
      <style:paragraph-properties fo:text-indent="0.1972in"/>
    </style:style>
    <style:style style:name="T804" style:parent-style-name="Policepardéfaut" style:family="text">
      <style:text-properties style:text-position="super 66.6%"/>
    </style:style>
    <style:style style:name="T805" style:parent-style-name="Policepardéfaut" style:family="text">
      <style:text-properties style:text-position="super 66.6%"/>
    </style:style>
    <style:style style:name="T806" style:parent-style-name="Policepardéfaut" style:family="text">
      <style:text-properties style:text-position="super 66.6%"/>
    </style:style>
    <style:style style:name="T807" style:parent-style-name="Policepardéfaut" style:family="text">
      <style:text-properties style:text-position="super 66.6%"/>
    </style:style>
    <style:style style:name="T809" style:parent-style-name="Policepardéfaut" style:family="text">
      <style:text-properties/>
    </style:style>
    <style:style style:name="P808" style:parent-style-name="p" style:family="paragraph">
      <style:paragraph-properties fo:text-indent="0in">
        <style:drop-cap style:length="1" style:lines="3"/>
      </style:paragraph-properties>
    </style:style>
    <style:style style:name="T811" style:parent-style-name="Policepardéfaut" style:family="text">
      <style:text-properties/>
    </style:style>
    <style:style style:name="P810" style:parent-style-name="p" style:family="paragraph">
      <style:paragraph-properties fo:text-indent="0in">
        <style:drop-cap style:length="1" style:lines="3"/>
      </style:paragraph-properties>
    </style:style>
    <style:style style:name="T812" style:parent-style-name="Policepardéfaut" style:family="text">
      <style:text-properties style:text-position="super 66.6%"/>
    </style:style>
    <style:style style:name="T814" style:parent-style-name="Policepardéfaut" style:family="text">
      <style:text-properties/>
    </style:style>
    <style:style style:name="P813" style:parent-style-name="p" style:family="paragraph">
      <style:paragraph-properties fo:text-indent="0in">
        <style:drop-cap style:length="1" style:lines="3"/>
      </style:paragraph-properties>
    </style:style>
    <style:style style:name="T815" style:parent-style-name="Policepardéfaut" style:family="text">
      <style:text-properties style:text-position="super 66.6%"/>
    </style:style>
    <style:style style:name="T816" style:parent-style-name="Policepardéfaut" style:family="text">
      <style:text-properties style:text-position="super 66.6%"/>
    </style:style>
    <style:style style:name="T817" style:parent-style-name="Policepardéfaut" style:family="text">
      <style:text-properties style:text-position="super 66.6%"/>
    </style:style>
    <style:style style:name="T818" style:parent-style-name="Policepardéfaut" style:family="text">
      <style:text-properties style:text-position="super 66.6%"/>
    </style:style>
    <style:style style:name="T820" style:parent-style-name="Policepardéfaut" style:family="text">
      <style:text-properties/>
    </style:style>
    <style:style style:name="P819" style:parent-style-name="p" style:family="paragraph">
      <style:paragraph-properties fo:text-indent="0in">
        <style:drop-cap style:length="1" style:lines="3"/>
      </style:paragraph-properties>
    </style:style>
    <style:style style:name="T821" style:parent-style-name="Policepardéfaut" style:family="text">
      <style:text-properties style:text-position="super 66.6%"/>
    </style:style>
    <style:style style:name="P822" style:parent-style-name="p" style:family="paragraph">
      <style:paragraph-properties fo:text-indent="0.1972in"/>
    </style:style>
    <style:style style:name="T824" style:parent-style-name="Policepardéfaut" style:family="text">
      <style:text-properties/>
    </style:style>
    <style:style style:name="P823" style:parent-style-name="p" style:family="paragraph">
      <style:paragraph-properties fo:text-indent="0in">
        <style:drop-cap style:length="1" style:lines="3"/>
      </style:paragraph-properties>
    </style:style>
    <style:style style:name="T825" style:parent-style-name="Policepardéfaut" style:family="text">
      <style:text-properties style:text-position="super 66.6%"/>
    </style:style>
    <style:style style:name="T826" style:parent-style-name="Policepardéfaut" style:family="text">
      <style:text-properties style:text-position="super 66.6%"/>
    </style:style>
    <style:style style:name="T827" style:parent-style-name="Policepardéfaut" style:family="text">
      <style:text-properties style:text-position="super 66.6%"/>
    </style:style>
    <style:style style:name="T828" style:parent-style-name="Policepardéfaut" style:family="text">
      <style:text-properties style:text-position="super 66.6%"/>
    </style:style>
    <style:style style:name="T829" style:parent-style-name="Policepardéfaut" style:family="text">
      <style:text-properties style:text-position="super 66.6%"/>
    </style:style>
    <style:style style:name="T830" style:parent-style-name="Policepardéfaut" style:family="text">
      <style:text-properties style:text-position="super 66.6%"/>
    </style:style>
    <style:style style:name="T831" style:parent-style-name="Policepardéfaut" style:family="text">
      <style:text-properties style:text-position="super 66.6%"/>
    </style:style>
    <style:style style:name="T832" style:parent-style-name="Policepardéfaut" style:family="text">
      <style:text-properties style:text-position="super 66.6%"/>
    </style:style>
    <style:style style:name="T833" style:parent-style-name="Policepardéfaut" style:family="text">
      <style:text-properties style:text-position="super 66.6%"/>
    </style:style>
    <style:style style:name="T834" style:parent-style-name="Policepardéfaut" style:family="text">
      <style:text-properties style:text-position="super 66.6%"/>
    </style:style>
    <style:style style:name="T835" style:parent-style-name="Policepardéfaut" style:family="text">
      <style:text-properties style:text-position="super 66.6%"/>
    </style:style>
    <style:style style:name="T836" style:parent-style-name="Policepardéfaut" style:family="text">
      <style:text-properties style:text-position="super 66.6%"/>
    </style:style>
    <style:style style:name="T837" style:parent-style-name="Policepardéfaut" style:family="text">
      <style:text-properties style:text-position="super 66.6%"/>
    </style:style>
    <style:style style:name="T839" style:parent-style-name="Policepardéfaut" style:family="text">
      <style:text-properties/>
    </style:style>
    <style:style style:name="P838" style:parent-style-name="p" style:family="paragraph">
      <style:paragraph-properties fo:text-indent="0in">
        <style:drop-cap style:length="1" style:lines="3"/>
      </style:paragraph-properties>
    </style:style>
    <style:style style:name="T841" style:parent-style-name="Policepardéfaut" style:family="text">
      <style:text-properties/>
    </style:style>
    <style:style style:name="P840" style:parent-style-name="p" style:family="paragraph">
      <style:paragraph-properties fo:text-indent="0in">
        <style:drop-cap style:length="1" style:lines="3"/>
      </style:paragraph-properties>
    </style:style>
    <style:style style:name="T842" style:parent-style-name="Policepardéfaut" style:family="text">
      <style:text-properties style:text-position="super 66.6%"/>
    </style:style>
    <style:style style:name="T844" style:parent-style-name="Policepardéfaut" style:family="text">
      <style:text-properties/>
    </style:style>
    <style:style style:name="P843" style:parent-style-name="p" style:family="paragraph">
      <style:paragraph-properties fo:text-indent="0in">
        <style:drop-cap style:length="1" style:lines="3"/>
      </style:paragraph-properties>
    </style:style>
    <style:style style:name="T845" style:parent-style-name="Policepardéfaut" style:family="text">
      <style:text-properties style:text-position="super 66.6%"/>
    </style:style>
    <style:style style:name="T847" style:parent-style-name="Policepardéfaut" style:family="text">
      <style:text-properties/>
    </style:style>
    <style:style style:name="P846" style:parent-style-name="p" style:family="paragraph">
      <style:paragraph-properties fo:text-indent="0in">
        <style:drop-cap style:length="1" style:lines="3"/>
      </style:paragraph-properties>
    </style:style>
    <style:style style:name="T849" style:parent-style-name="Policepardéfaut" style:family="text">
      <style:text-properties/>
    </style:style>
    <style:style style:name="P848" style:parent-style-name="p" style:family="paragraph">
      <style:paragraph-properties fo:text-indent="0in">
        <style:drop-cap style:length="1" style:lines="3"/>
      </style:paragraph-properties>
    </style:style>
    <style:style style:name="T850" style:parent-style-name="Policepardéfaut" style:family="text">
      <style:text-properties style:text-position="super 66.6%"/>
    </style:style>
    <style:style style:name="T852" style:parent-style-name="Policepardéfaut" style:family="text">
      <style:text-properties/>
    </style:style>
    <style:style style:name="P851" style:parent-style-name="p" style:family="paragraph">
      <style:paragraph-properties fo:text-indent="0in">
        <style:drop-cap style:length="1" style:lines="3"/>
      </style:paragraph-properties>
    </style:style>
    <style:style style:name="T854" style:parent-style-name="Policepardéfaut" style:family="text">
      <style:text-properties/>
    </style:style>
    <style:style style:name="P853" style:parent-style-name="p" style:family="paragraph">
      <style:paragraph-properties fo:text-indent="0in">
        <style:drop-cap style:length="1" style:lines="3"/>
      </style:paragraph-properties>
    </style:style>
    <style:style style:name="T856" style:parent-style-name="Policepardéfaut" style:family="text">
      <style:text-properties/>
    </style:style>
    <style:style style:name="P855" style:parent-style-name="p" style:family="paragraph">
      <style:paragraph-properties fo:text-indent="0in">
        <style:drop-cap style:length="1" style:lines="3"/>
      </style:paragraph-properties>
    </style:style>
    <style:style style:name="P857" style:parent-style-name="p" style:family="paragraph">
      <style:paragraph-properties fo:text-indent="0.1972in"/>
    </style:style>
    <style:style style:name="T858" style:parent-style-name="Policepardéfaut" style:family="text">
      <style:text-properties style:text-position="super 66.6%"/>
    </style:style>
    <style:style style:name="T859" style:parent-style-name="Policepardéfaut" style:family="text">
      <style:text-properties style:text-position="super 66.6%"/>
    </style:style>
    <style:style style:name="T861" style:parent-style-name="Policepardéfaut" style:family="text">
      <style:text-properties/>
    </style:style>
    <style:style style:name="P860" style:parent-style-name="p" style:family="paragraph">
      <style:paragraph-properties fo:text-indent="0in">
        <style:drop-cap style:length="1" style:lines="3"/>
      </style:paragraph-properties>
    </style:style>
    <style:style style:name="T863" style:parent-style-name="Policepardéfaut" style:family="text">
      <style:text-properties/>
    </style:style>
    <style:style style:name="P862" style:parent-style-name="p" style:family="paragraph">
      <style:paragraph-properties fo:text-indent="0in">
        <style:drop-cap style:length="1" style:lines="3"/>
      </style:paragraph-properties>
    </style:style>
    <style:style style:name="T864" style:parent-style-name="Policepardéfaut" style:family="text">
      <style:text-properties style:text-position="super 66.6%"/>
    </style:style>
    <style:style style:name="T865" style:parent-style-name="Policepardéfaut" style:family="text">
      <style:text-properties style:text-position="super 66.6%"/>
    </style:style>
    <style:style style:name="T867" style:parent-style-name="Policepardéfaut" style:family="text">
      <style:text-properties/>
    </style:style>
    <style:style style:name="P866" style:parent-style-name="p" style:family="paragraph">
      <style:paragraph-properties fo:text-indent="0in">
        <style:drop-cap style:length="1" style:lines="3"/>
      </style:paragraph-properties>
    </style:style>
    <style:style style:name="T868" style:parent-style-name="Policepardéfaut" style:family="text">
      <style:text-properties style:text-position="super 66.6%"/>
    </style:style>
    <style:style style:name="T869" style:parent-style-name="Policepardéfaut" style:family="text">
      <style:text-properties style:text-position="super 66.6%"/>
    </style:style>
    <style:style style:name="T871" style:parent-style-name="Policepardéfaut" style:family="text">
      <style:text-properties/>
    </style:style>
    <style:style style:name="P870" style:parent-style-name="p" style:family="paragraph">
      <style:paragraph-properties fo:text-indent="0in">
        <style:drop-cap style:length="1" style:lines="3"/>
      </style:paragraph-properties>
    </style:style>
    <style:style style:name="T873" style:parent-style-name="Policepardéfaut" style:family="text">
      <style:text-properties/>
    </style:style>
    <style:style style:name="P872" style:parent-style-name="p" style:family="paragraph">
      <style:paragraph-properties fo:text-indent="0in">
        <style:drop-cap style:length="1" style:lines="3"/>
      </style:paragraph-properties>
    </style:style>
    <style:style style:name="T875" style:parent-style-name="Policepardéfaut" style:family="text">
      <style:text-properties/>
    </style:style>
    <style:style style:name="P874" style:parent-style-name="p" style:family="paragraph">
      <style:paragraph-properties fo:text-indent="0in">
        <style:drop-cap style:length="1" style:lines="3"/>
      </style:paragraph-properties>
    </style:style>
    <style:style style:name="P876" style:parent-style-name="p" style:family="paragraph">
      <style:paragraph-properties fo:text-indent="0.1972in"/>
    </style:style>
    <style:style style:name="T877" style:parent-style-name="Policepardéfaut" style:family="text">
      <style:text-properties style:text-position="super 66.6%"/>
    </style:style>
    <style:style style:name="T878" style:parent-style-name="Policepardéfaut" style:family="text">
      <style:text-properties style:text-position="super 66.6%"/>
    </style:style>
    <style:style style:name="T879" style:parent-style-name="Policepardéfaut" style:family="text">
      <style:text-properties style:text-position="super 66.6%"/>
    </style:style>
    <style:style style:name="P880" style:parent-style-name="p" style:family="paragraph">
      <style:paragraph-properties fo:text-indent="0.1972in"/>
    </style:style>
    <style:style style:name="P881" style:parent-style-name="p" style:family="paragraph">
      <style:paragraph-properties fo:text-indent="0.1972in"/>
    </style:style>
    <style:style style:name="P882" style:parent-style-name="p" style:family="paragraph">
      <style:paragraph-properties fo:text-indent="0.1972in"/>
    </style:style>
    <style:style style:name="T883" style:parent-style-name="Policepardéfaut" style:family="text">
      <style:text-properties style:text-position="super 66.6%"/>
    </style:style>
    <style:style style:name="P884" style:parent-style-name="p" style:family="paragraph">
      <style:paragraph-properties fo:text-indent="0.1972in"/>
    </style:style>
    <style:style style:name="T885" style:parent-style-name="Policepardéfaut" style:family="text">
      <style:text-properties style:text-position="super 66.6%"/>
    </style:style>
    <style:style style:name="T887" style:parent-style-name="Policepardéfaut" style:family="text">
      <style:text-properties/>
    </style:style>
    <style:style style:name="P886" style:parent-style-name="p" style:family="paragraph">
      <style:paragraph-properties fo:text-indent="0in">
        <style:drop-cap style:length="1" style:lines="3"/>
      </style:paragraph-properties>
    </style:style>
    <style:style style:name="T889" style:parent-style-name="Policepardéfaut" style:family="text">
      <style:text-properties/>
    </style:style>
    <style:style style:name="P888" style:parent-style-name="p" style:family="paragraph">
      <style:paragraph-properties fo:text-indent="0in">
        <style:drop-cap style:length="1" style:lines="3"/>
      </style:paragraph-properties>
    </style:style>
    <style:style style:name="P890" style:parent-style-name="p" style:family="paragraph">
      <style:paragraph-properties fo:text-indent="0in"/>
    </style:style>
    <style:style style:name="T892" style:parent-style-name="Policepardéfaut" style:family="text">
      <style:text-properties/>
    </style:style>
    <style:style style:name="P891" style:parent-style-name="p" style:family="paragraph">
      <style:paragraph-properties fo:text-indent="0in">
        <style:drop-cap style:length="1" style:lines="3"/>
      </style:paragraph-properties>
    </style:style>
    <style:style style:name="T893" style:parent-style-name="Policepardéfaut" style:family="text">
      <style:text-properties style:text-position="super 66.6%"/>
    </style:style>
    <style:style style:name="T895" style:parent-style-name="Policepardéfaut" style:family="text">
      <style:text-properties/>
    </style:style>
    <style:style style:name="P894" style:parent-style-name="p" style:family="paragraph">
      <style:paragraph-properties fo:text-indent="0in">
        <style:drop-cap style:length="1" style:lines="3"/>
      </style:paragraph-properties>
    </style:style>
    <style:style style:name="T897" style:parent-style-name="Policepardéfaut" style:family="text">
      <style:text-properties/>
    </style:style>
    <style:style style:name="P896" style:parent-style-name="p" style:family="paragraph">
      <style:paragraph-properties fo:text-indent="0in">
        <style:drop-cap style:length="1" style:lines="3"/>
      </style:paragraph-properties>
    </style:style>
    <style:style style:name="T899" style:parent-style-name="Policepardéfaut" style:family="text">
      <style:text-properties/>
    </style:style>
    <style:style style:name="P898" style:parent-style-name="p" style:family="paragraph">
      <style:paragraph-properties fo:text-indent="0in">
        <style:drop-cap style:length="1" style:lines="3"/>
      </style:paragraph-properties>
    </style:style>
    <style:style style:name="P900" style:parent-style-name="p" style:family="paragraph">
      <style:paragraph-properties fo:text-indent="0.1972in"/>
    </style:style>
    <style:style style:name="T901" style:parent-style-name="Policepardéfaut" style:family="text">
      <style:text-properties style:text-position="super 66.6%"/>
    </style:style>
    <style:style style:name="T902" style:parent-style-name="Policepardéfaut" style:family="text">
      <style:text-properties style:text-position="super 66.6%"/>
    </style:style>
    <style:style style:name="T903" style:parent-style-name="Policepardéfaut" style:family="text">
      <style:text-properties style:text-position="super 66.6%"/>
    </style:style>
    <style:style style:name="T904" style:parent-style-name="Policepardéfaut" style:family="text">
      <style:text-properties style:text-position="super 66.6%"/>
    </style:style>
    <style:style style:name="T905" style:parent-style-name="Policepardéfaut" style:family="text">
      <style:text-properties style:text-position="super 66.6%"/>
    </style:style>
    <style:style style:name="T906" style:parent-style-name="Policepardéfaut" style:family="text">
      <style:text-properties style:text-position="super 66.6%"/>
    </style:style>
    <style:style style:name="T908" style:parent-style-name="Policepardéfaut" style:family="text">
      <style:text-properties/>
    </style:style>
    <style:style style:name="P907" style:parent-style-name="p" style:family="paragraph">
      <style:paragraph-properties fo:text-indent="0in">
        <style:drop-cap style:length="1" style:lines="3"/>
      </style:paragraph-properties>
    </style:style>
    <style:style style:name="T910" style:parent-style-name="Policepardéfaut" style:family="text">
      <style:text-properties/>
    </style:style>
    <style:style style:name="P909" style:parent-style-name="p" style:family="paragraph">
      <style:paragraph-properties fo:text-indent="0in">
        <style:drop-cap style:length="1" style:lines="3"/>
      </style:paragraph-properties>
    </style:style>
    <style:style style:name="T912" style:parent-style-name="Policepardéfaut" style:family="text">
      <style:text-properties/>
    </style:style>
    <style:style style:name="P911" style:parent-style-name="p" style:family="paragraph">
      <style:paragraph-properties fo:text-indent="0in">
        <style:drop-cap style:length="1" style:lines="3"/>
      </style:paragraph-properties>
    </style:style>
    <style:style style:name="T913" style:parent-style-name="Policepardéfaut" style:family="text">
      <style:text-properties style:text-position="super 66.6%"/>
    </style:style>
    <style:style style:name="T914" style:parent-style-name="Policepardéfaut" style:family="text">
      <style:text-properties style:text-position="super 66.6%"/>
    </style:style>
    <style:style style:name="P915" style:parent-style-name="p" style:family="paragraph">
      <style:paragraph-properties fo:text-indent="0.1972in"/>
    </style:style>
    <style:style style:name="P916" style:parent-style-name="p" style:family="paragraph">
      <style:paragraph-properties fo:text-indent="0.1972in"/>
    </style:style>
    <style:style style:name="T917" style:parent-style-name="Policepardéfaut" style:family="text">
      <style:text-properties style:text-position="super 66.6%"/>
    </style:style>
    <style:style style:name="T918" style:parent-style-name="Policepardéfaut" style:family="text">
      <style:text-properties style:text-position="super 66.6%"/>
    </style:style>
    <style:style style:name="T919" style:parent-style-name="Policepardéfaut" style:family="text">
      <style:text-properties style:text-position="super 66.6%"/>
    </style:style>
    <style:style style:name="T920" style:parent-style-name="Policepardéfaut" style:family="text">
      <style:text-properties style:text-position="super 66.6%"/>
    </style:style>
    <style:style style:name="T921" style:parent-style-name="Policepardéfaut" style:family="text">
      <style:text-properties style:text-position="super 66.6%"/>
    </style:style>
    <style:style style:name="T922" style:parent-style-name="Policepardéfaut" style:family="text">
      <style:text-properties style:text-position="super 66.6%"/>
    </style:style>
    <style:style style:name="T923" style:parent-style-name="Policepardéfaut" style:family="text">
      <style:text-properties style:text-position="super 66.6%"/>
    </style:style>
    <style:style style:name="T925" style:parent-style-name="Policepardéfaut" style:family="text">
      <style:text-properties/>
    </style:style>
    <style:style style:name="P924" style:parent-style-name="p" style:family="paragraph">
      <style:paragraph-properties fo:text-indent="0in">
        <style:drop-cap style:length="1" style:lines="3"/>
      </style:paragraph-properties>
    </style:style>
    <style:style style:name="T927" style:parent-style-name="Policepardéfaut" style:family="text">
      <style:text-properties/>
    </style:style>
    <style:style style:name="P926" style:parent-style-name="p" style:family="paragraph">
      <style:paragraph-properties fo:text-indent="0in">
        <style:drop-cap style:length="1" style:lines="3"/>
      </style:paragraph-properties>
    </style:style>
    <style:style style:name="T929" style:parent-style-name="Policepardéfaut" style:family="text">
      <style:text-properties/>
    </style:style>
    <style:style style:name="P928" style:parent-style-name="p" style:family="paragraph">
      <style:paragraph-properties fo:text-indent="0in">
        <style:drop-cap style:length="1" style:lines="3"/>
      </style:paragraph-properties>
    </style:style>
    <style:style style:name="T930" style:parent-style-name="Policepardéfaut" style:family="text">
      <style:text-properties style:text-position="super 66.6%"/>
    </style:style>
    <style:style style:name="T931" style:parent-style-name="Policepardéfaut" style:family="text">
      <style:text-properties style:text-position="super 66.6%"/>
    </style:style>
    <style:style style:name="T932" style:parent-style-name="Policepardéfaut" style:family="text">
      <style:text-properties style:text-position="super 66.6%"/>
    </style:style>
    <style:style style:name="P933" style:parent-style-name="p" style:family="paragraph">
      <style:paragraph-properties fo:text-indent="0.1972in"/>
    </style:style>
    <style:style style:name="P934" style:parent-style-name="p" style:family="paragraph">
      <style:paragraph-properties fo:text-indent="0.1972in"/>
    </style:style>
    <style:style style:name="P935" style:parent-style-name="p" style:family="paragraph">
      <style:paragraph-properties fo:text-indent="0.1972in"/>
    </style:style>
    <style:style style:name="P936" style:parent-style-name="p" style:family="paragraph">
      <style:paragraph-properties fo:text-indent="0.1972in"/>
    </style:style>
    <style:style style:name="T937" style:parent-style-name="Policepardéfaut" style:family="text">
      <style:text-properties style:text-position="super 66.6%"/>
    </style:style>
    <style:style style:name="T938" style:parent-style-name="Policepardéfaut" style:family="text">
      <style:text-properties style:text-position="super 66.6%"/>
    </style:style>
    <style:style style:name="T939" style:parent-style-name="Policepardéfaut" style:family="text">
      <style:text-properties style:text-position="super 66.6%"/>
    </style:style>
    <style:style style:name="T940" style:parent-style-name="Policepardéfaut" style:family="text">
      <style:text-properties style:text-position="super 66.6%"/>
    </style:style>
    <style:style style:name="T941" style:parent-style-name="Policepardéfaut" style:family="text">
      <style:text-properties style:text-position="super 66.6%"/>
    </style:style>
    <style:style style:name="T943" style:parent-style-name="Policepardéfaut" style:family="text">
      <style:text-properties/>
    </style:style>
    <style:style style:name="P942" style:parent-style-name="p" style:family="paragraph">
      <style:paragraph-properties fo:text-indent="0in">
        <style:drop-cap style:length="1" style:lines="3"/>
      </style:paragraph-properties>
    </style:style>
    <style:style style:name="P944" style:parent-style-name="p" style:family="paragraph">
      <style:paragraph-properties fo:text-indent="0.1972in"/>
    </style:style>
    <style:style style:name="T946" style:parent-style-name="Policepardéfaut" style:family="text">
      <style:text-properties/>
    </style:style>
    <style:style style:name="P945" style:parent-style-name="p" style:family="paragraph">
      <style:paragraph-properties fo:text-indent="0in">
        <style:drop-cap style:length="1" style:lines="3"/>
      </style:paragraph-properties>
    </style:style>
    <style:style style:name="T948" style:parent-style-name="Policepardéfaut" style:family="text">
      <style:text-properties/>
    </style:style>
    <style:style style:name="P947" style:parent-style-name="p" style:family="paragraph">
      <style:paragraph-properties fo:text-indent="0in">
        <style:drop-cap style:length="1" style:lines="3"/>
      </style:paragraph-properties>
    </style:style>
    <style:style style:name="T950" style:parent-style-name="Policepardéfaut" style:family="text">
      <style:text-properties/>
    </style:style>
    <style:style style:name="P949" style:parent-style-name="p" style:family="paragraph">
      <style:paragraph-properties fo:text-indent="0in">
        <style:drop-cap style:length="1" style:lines="3"/>
      </style:paragraph-properties>
    </style:style>
    <style:style style:name="T952" style:parent-style-name="Policepardéfaut" style:family="text">
      <style:text-properties/>
    </style:style>
    <style:style style:name="P951" style:parent-style-name="p" style:family="paragraph">
      <style:paragraph-properties fo:text-indent="0in">
        <style:drop-cap style:length="1" style:lines="3"/>
      </style:paragraph-properties>
    </style:style>
    <style:style style:name="T953" style:parent-style-name="Policepardéfaut" style:family="text">
      <style:text-properties style:text-position="super 66.6%"/>
    </style:style>
    <style:style style:name="T955" style:parent-style-name="Policepardéfaut" style:family="text">
      <style:text-properties/>
    </style:style>
    <style:style style:name="P954" style:parent-style-name="p" style:family="paragraph">
      <style:paragraph-properties fo:text-indent="0in">
        <style:drop-cap style:length="1" style:lines="3"/>
      </style:paragraph-properties>
    </style:style>
    <style:style style:name="T957" style:parent-style-name="Policepardéfaut" style:family="text">
      <style:text-properties/>
    </style:style>
    <style:style style:name="P956" style:parent-style-name="p" style:family="paragraph">
      <style:paragraph-properties fo:text-indent="0in">
        <style:drop-cap style:length="1" style:lines="3"/>
      </style:paragraph-properties>
    </style:style>
    <style:style style:name="T959" style:parent-style-name="Policepardéfaut" style:family="text">
      <style:text-properties/>
    </style:style>
    <style:style style:name="P958" style:parent-style-name="p" style:family="paragraph">
      <style:paragraph-properties fo:text-indent="0in">
        <style:drop-cap style:length="1" style:lines="3"/>
      </style:paragraph-properties>
    </style:style>
    <style:style style:name="T961" style:parent-style-name="Policepardéfaut" style:family="text">
      <style:text-properties/>
    </style:style>
    <style:style style:name="P960" style:parent-style-name="p" style:family="paragraph">
      <style:paragraph-properties fo:text-indent="0in">
        <style:drop-cap style:length="1" style:lines="3"/>
      </style:paragraph-properties>
    </style:style>
    <style:style style:name="T963" style:parent-style-name="Policepardéfaut" style:family="text">
      <style:text-properties/>
    </style:style>
    <style:style style:name="P962" style:parent-style-name="p" style:family="paragraph">
      <style:paragraph-properties fo:text-indent="0in">
        <style:drop-cap style:length="1" style:lines="3"/>
      </style:paragraph-properties>
    </style:style>
    <style:style style:name="T964" style:parent-style-name="Policepardéfaut" style:family="text">
      <style:text-properties style:text-position="super 66.6%"/>
    </style:style>
    <style:style style:name="T965" style:parent-style-name="Policepardéfaut" style:family="text">
      <style:text-properties style:text-position="super 66.6%"/>
    </style:style>
    <style:style style:name="T966" style:parent-style-name="Policepardéfaut" style:family="text">
      <style:text-properties style:text-position="super 66.6%"/>
    </style:style>
    <style:style style:name="T968" style:parent-style-name="Policepardéfaut" style:family="text">
      <style:text-properties/>
    </style:style>
    <style:style style:name="P967" style:parent-style-name="p" style:family="paragraph">
      <style:paragraph-properties fo:text-indent="0in">
        <style:drop-cap style:length="1" style:lines="3"/>
      </style:paragraph-properties>
    </style:style>
    <style:style style:name="T970" style:parent-style-name="Policepardéfaut" style:family="text">
      <style:text-properties/>
    </style:style>
    <style:style style:name="P969" style:parent-style-name="p" style:family="paragraph">
      <style:paragraph-properties fo:text-indent="0in">
        <style:drop-cap style:length="1" style:lines="3"/>
      </style:paragraph-properties>
    </style:style>
    <style:style style:name="T972" style:parent-style-name="Policepardéfaut" style:family="text">
      <style:text-properties/>
    </style:style>
    <style:style style:name="P971" style:parent-style-name="p" style:family="paragraph">
      <style:paragraph-properties fo:text-indent="0in">
        <style:drop-cap style:length="1" style:lines="3"/>
      </style:paragraph-properties>
    </style:style>
    <style:style style:name="T973" style:parent-style-name="Policepardéfaut" style:family="text">
      <style:text-properties style:text-position="super 66.6%"/>
    </style:style>
    <style:style style:name="T974" style:parent-style-name="Policepardéfaut" style:family="text">
      <style:text-properties style:text-position="super 66.6%"/>
    </style:style>
    <style:style style:name="T975" style:parent-style-name="Policepardéfaut" style:family="text">
      <style:text-properties style:text-position="super 66.6%"/>
    </style:style>
    <style:style style:name="T976" style:parent-style-name="Policepardéfaut" style:family="text">
      <style:text-properties style:text-position="super 66.6%"/>
    </style:style>
    <style:style style:name="T977" style:parent-style-name="Policepardéfaut" style:family="text">
      <style:text-properties style:text-position="super 66.6%"/>
    </style:style>
    <style:style style:name="T979" style:parent-style-name="Policepardéfaut" style:family="text">
      <style:text-properties/>
    </style:style>
    <style:style style:name="P978" style:parent-style-name="p" style:family="paragraph">
      <style:paragraph-properties fo:text-indent="0in">
        <style:drop-cap style:length="1" style:lines="3"/>
      </style:paragraph-properties>
    </style:style>
    <style:style style:name="T981" style:parent-style-name="Policepardéfaut" style:family="text">
      <style:text-properties/>
    </style:style>
    <style:style style:name="P980" style:parent-style-name="p" style:family="paragraph">
      <style:paragraph-properties fo:text-indent="0in">
        <style:drop-cap style:length="1" style:lines="3"/>
      </style:paragraph-properties>
    </style:style>
    <style:style style:name="T982" style:parent-style-name="Policepardéfaut" style:family="text">
      <style:text-properties fo:font-size="12pt" style:font-size-asian="12pt" style:font-size-complex="12pt"/>
    </style:style>
    <style:style style:name="T983" style:parent-style-name="Policepardéfaut" style:family="text">
      <style:text-properties fo:font-size="12pt" style:font-size-asian="12pt" style:font-size-complex="12pt"/>
    </style:style>
    <style:style style:name="P984" style:parent-style-name="p" style:family="paragraph">
      <style:paragraph-properties fo:text-indent="0in"/>
    </style:style>
    <style:style style:name="T986" style:parent-style-name="Policepardéfaut" style:family="text">
      <style:text-properties/>
    </style:style>
    <style:style style:name="P985" style:parent-style-name="p" style:family="paragraph">
      <style:paragraph-properties fo:text-indent="0in">
        <style:drop-cap style:length="1" style:lines="3"/>
      </style:paragraph-properties>
    </style:style>
    <style:style style:name="T987" style:parent-style-name="Policepardéfaut" style:family="text">
      <style:text-properties style:text-position="super 66.6%"/>
    </style:style>
    <style:style style:name="T988" style:parent-style-name="Policepardéfaut" style:family="text">
      <style:text-properties style:text-position="super 66.6%"/>
    </style:style>
    <style:style style:name="T989" style:parent-style-name="Policepardéfaut" style:family="text">
      <style:text-properties style:text-position="super 66.6%"/>
    </style:style>
    <style:style style:name="T990" style:parent-style-name="Policepardéfaut" style:family="text">
      <style:text-properties style:text-position="super 66.6%"/>
    </style:style>
    <style:style style:name="T991" style:parent-style-name="Policepardéfaut" style:family="text">
      <style:text-properties style:text-position="super 66.6%"/>
    </style:style>
    <style:style style:name="T992" style:parent-style-name="Policepardéfaut" style:family="text">
      <style:text-properties style:text-position="super 66.6%"/>
    </style:style>
    <style:style style:name="T993" style:parent-style-name="Policepardéfaut" style:family="text">
      <style:text-properties style:text-position="super 66.6%"/>
    </style:style>
    <style:style style:name="T994" style:parent-style-name="Policepardéfaut" style:family="text">
      <style:text-properties style:text-position="super 66.6%"/>
    </style:style>
    <style:style style:name="T995" style:parent-style-name="Policepardéfaut" style:family="text">
      <style:text-properties style:text-position="super 66.6%"/>
    </style:style>
    <style:style style:name="T996" style:parent-style-name="Policepardéfaut" style:family="text">
      <style:text-properties style:text-position="super 66.6%"/>
    </style:style>
    <style:style style:name="T998" style:parent-style-name="Policepardéfaut" style:family="text">
      <style:text-properties/>
    </style:style>
    <style:style style:name="P997" style:parent-style-name="p" style:family="paragraph">
      <style:paragraph-properties fo:text-indent="0in">
        <style:drop-cap style:length="1" style:lines="3"/>
      </style:paragraph-properties>
    </style:style>
    <style:style style:name="T1000" style:parent-style-name="Policepardéfaut" style:family="text">
      <style:text-properties/>
    </style:style>
    <style:style style:name="P999" style:parent-style-name="p" style:family="paragraph">
      <style:paragraph-properties fo:text-indent="0in">
        <style:drop-cap style:length="1" style:lines="3"/>
      </style:paragraph-properties>
    </style:style>
    <style:style style:name="T1001" style:parent-style-name="Policepardéfaut" style:family="text">
      <style:text-properties style:text-position="super 66.6%"/>
    </style:style>
    <style:style style:name="P1002" style:parent-style-name="p" style:family="paragraph">
      <style:paragraph-properties fo:text-indent="0in"/>
    </style:style>
    <style:style style:name="T1003" style:parent-style-name="Policepardéfaut" style:family="text">
      <style:text-properties style:text-position="super 66.6%"/>
    </style:style>
    <style:style style:name="T1005" style:parent-style-name="Policepardéfaut" style:family="text">
      <style:text-properties/>
    </style:style>
    <style:style style:name="P1004" style:parent-style-name="p" style:family="paragraph">
      <style:paragraph-properties fo:text-indent="0in">
        <style:drop-cap style:length="1" style:lines="3"/>
      </style:paragraph-properties>
    </style:style>
    <style:style style:name="T1006" style:parent-style-name="Policepardéfaut" style:family="text">
      <style:text-properties style:text-position="super 66.6%"/>
    </style:style>
    <style:style style:name="T1007" style:parent-style-name="Policepardéfaut" style:family="text">
      <style:text-properties style:text-position="super 66.6%"/>
    </style:style>
    <style:style style:name="T1008" style:parent-style-name="Policepardéfaut" style:family="text">
      <style:text-properties style:text-position="super 66.6%"/>
    </style:style>
    <style:style style:name="T1009" style:parent-style-name="Policepardéfaut" style:family="text">
      <style:text-properties style:text-position="super 66.6%"/>
    </style:style>
    <style:style style:name="T1010" style:parent-style-name="Policepardéfaut" style:family="text">
      <style:text-properties style:text-position="super 66.6%"/>
    </style:style>
    <style:style style:name="T1012" style:parent-style-name="Policepardéfaut" style:family="text">
      <style:text-properties/>
    </style:style>
    <style:style style:name="P1011" style:parent-style-name="p" style:family="paragraph">
      <style:paragraph-properties fo:text-indent="0in">
        <style:drop-cap style:length="1" style:lines="3"/>
      </style:paragraph-properties>
    </style:style>
    <style:style style:name="T1014" style:parent-style-name="Policepardéfaut" style:family="text">
      <style:text-properties/>
    </style:style>
    <style:style style:name="P1013" style:parent-style-name="p" style:family="paragraph">
      <style:paragraph-properties fo:text-indent="0in">
        <style:drop-cap style:length="1" style:lines="3"/>
      </style:paragraph-properties>
    </style:style>
    <style:style style:name="T1015" style:parent-style-name="Policepardéfaut" style:family="text">
      <style:text-properties style:text-position="super 66.6%"/>
    </style:style>
    <style:style style:name="T1016" style:parent-style-name="Policepardéfaut" style:family="text">
      <style:text-properties style:text-position="super 66.6%"/>
    </style:style>
    <style:style style:name="T1018" style:parent-style-name="Policepardéfaut" style:family="text">
      <style:text-properties/>
    </style:style>
    <style:style style:name="P1017" style:parent-style-name="p" style:family="paragraph">
      <style:paragraph-properties fo:text-indent="0in">
        <style:drop-cap style:length="1" style:lines="3"/>
      </style:paragraph-properties>
    </style:style>
    <style:style style:name="T1019" style:parent-style-name="Policepardéfaut" style:family="text">
      <style:text-properties style:text-position="super 66.6%"/>
    </style:style>
    <style:style style:name="T1020" style:parent-style-name="Policepardéfaut" style:family="text">
      <style:text-properties style:text-position="super 66.6%"/>
    </style:style>
    <style:style style:name="T1022" style:parent-style-name="Policepardéfaut" style:family="text">
      <style:text-properties/>
    </style:style>
    <style:style style:name="P1021" style:parent-style-name="p" style:family="paragraph">
      <style:paragraph-properties fo:text-indent="0in">
        <style:drop-cap style:length="1" style:lines="3"/>
      </style:paragraph-properties>
    </style:style>
    <style:style style:name="T1024" style:parent-style-name="Policepardéfaut" style:family="text">
      <style:text-properties/>
    </style:style>
    <style:style style:name="P1023" style:parent-style-name="p" style:family="paragraph">
      <style:paragraph-properties fo:text-indent="0in">
        <style:drop-cap style:length="1" style:lines="3"/>
      </style:paragraph-properties>
    </style:style>
    <style:style style:name="T1026" style:parent-style-name="Policepardéfaut" style:family="text">
      <style:text-properties/>
    </style:style>
    <style:style style:name="P1025" style:parent-style-name="p" style:family="paragraph">
      <style:paragraph-properties fo:text-indent="0in">
        <style:drop-cap style:length="1" style:lines="3"/>
      </style:paragraph-properties>
    </style:style>
    <style:style style:name="T1027" style:parent-style-name="Policepardéfaut" style:family="text">
      <style:text-properties style:text-position="super 66.6%"/>
    </style:style>
    <style:style style:name="T1028" style:parent-style-name="Policepardéfaut" style:family="text">
      <style:text-properties style:text-position="super 66.6%"/>
    </style:style>
    <style:style style:name="T1029" style:parent-style-name="Policepardéfaut" style:family="text">
      <style:text-properties style:text-position="super 66.6%"/>
    </style:style>
    <style:style style:name="T1030" style:parent-style-name="Policepardéfaut" style:family="text">
      <style:text-properties style:text-position="super 66.6%"/>
    </style:style>
    <style:style style:name="T1031" style:parent-style-name="Policepardéfaut" style:family="text">
      <style:text-properties style:text-position="super 66.6%"/>
    </style:style>
    <style:style style:name="T1032" style:parent-style-name="Policepardéfaut" style:family="text">
      <style:text-properties style:text-position="super 66.6%"/>
    </style:style>
    <style:style style:name="T1033" style:parent-style-name="Policepardéfaut" style:family="text">
      <style:text-properties style:text-position="super 66.6%"/>
    </style:style>
    <style:style style:name="T1034" style:parent-style-name="Policepardéfaut" style:family="text">
      <style:text-properties style:text-position="super 66.6%"/>
    </style:style>
    <style:style style:name="T1035" style:parent-style-name="Policepardéfaut" style:family="text">
      <style:text-properties style:text-position="super 66.6%"/>
    </style:style>
    <style:style style:name="T1036" style:parent-style-name="Policepardéfaut" style:family="text">
      <style:text-properties style:text-position="super 66.6%"/>
    </style:style>
    <style:style style:name="T1037" style:parent-style-name="Policepardéfaut" style:family="text">
      <style:text-properties style:text-position="super 66.6%"/>
    </style:style>
    <style:style style:name="T1038" style:parent-style-name="Policepardéfaut" style:family="text">
      <style:text-properties style:text-position="super 66.6%"/>
    </style:style>
    <style:style style:name="T1039" style:parent-style-name="Policepardéfaut" style:family="text">
      <style:text-properties style:text-position="super 66.6%"/>
    </style:style>
    <style:style style:name="T1040" style:parent-style-name="Policepardéfaut" style:family="text">
      <style:text-properties style:text-position="super 66.6%"/>
    </style:style>
    <style:style style:name="T1041" style:parent-style-name="Policepardéfaut" style:family="text">
      <style:text-properties style:text-position="super 66.6%"/>
    </style:style>
    <style:style style:name="T1043" style:parent-style-name="Policepardéfaut" style:family="text">
      <style:text-properties/>
    </style:style>
    <style:style style:name="P1042" style:parent-style-name="p" style:family="paragraph">
      <style:paragraph-properties fo:text-indent="0in">
        <style:drop-cap style:length="1" style:lines="3"/>
      </style:paragraph-properties>
    </style:style>
    <style:style style:name="T1045" style:parent-style-name="Policepardéfaut" style:family="text">
      <style:text-properties/>
    </style:style>
    <style:style style:name="P1044" style:parent-style-name="p" style:family="paragraph">
      <style:paragraph-properties fo:text-indent="0in">
        <style:drop-cap style:length="1" style:lines="3"/>
      </style:paragraph-properties>
    </style:style>
    <style:style style:name="T1047" style:parent-style-name="Policepardéfaut" style:family="text">
      <style:text-properties/>
    </style:style>
    <style:style style:name="P1046" style:parent-style-name="p" style:family="paragraph">
      <style:paragraph-properties fo:text-indent="0in">
        <style:drop-cap style:length="1" style:lines="3"/>
      </style:paragraph-properties>
    </style:style>
    <style:style style:name="T1048" style:parent-style-name="Policepardéfaut" style:family="text">
      <style:text-properties style:text-position="super 66.6%"/>
    </style:style>
    <style:style style:name="T1049" style:parent-style-name="Policepardéfaut" style:family="text">
      <style:text-properties style:text-position="super 66.6%"/>
    </style:style>
    <style:style style:name="T1051" style:parent-style-name="Policepardéfaut" style:family="text">
      <style:text-properties/>
    </style:style>
    <style:style style:name="P1050" style:parent-style-name="p" style:family="paragraph">
      <style:paragraph-properties fo:text-indent="0in">
        <style:drop-cap style:length="1" style:lines="3"/>
      </style:paragraph-properties>
    </style:style>
    <style:style style:name="T1053" style:parent-style-name="Policepardéfaut" style:family="text">
      <style:text-properties/>
    </style:style>
    <style:style style:name="P1052" style:parent-style-name="p" style:family="paragraph">
      <style:paragraph-properties fo:text-indent="0in">
        <style:drop-cap style:length="1" style:lines="3"/>
      </style:paragraph-properties>
    </style:style>
    <style:style style:name="T1055" style:parent-style-name="Policepardéfaut" style:family="text">
      <style:text-properties/>
    </style:style>
    <style:style style:name="P1054" style:parent-style-name="p" style:family="paragraph">
      <style:paragraph-properties fo:text-indent="0in">
        <style:drop-cap style:length="1" style:lines="3"/>
      </style:paragraph-properties>
    </style:style>
    <style:style style:name="T1056" style:parent-style-name="Policepardéfaut" style:family="text">
      <style:text-properties style:text-position="super 66.6%"/>
    </style:style>
    <style:style style:name="T1057" style:parent-style-name="Policepardéfaut" style:family="text">
      <style:text-properties style:text-position="super 66.6%"/>
    </style:style>
    <style:style style:name="T1058" style:parent-style-name="Policepardéfaut" style:family="text">
      <style:text-properties style:text-position="super 66.6%"/>
    </style:style>
    <style:style style:name="T1059" style:parent-style-name="Policepardéfaut" style:family="text">
      <style:text-properties style:text-position="super 66.6%"/>
    </style:style>
    <style:style style:name="T1060" style:parent-style-name="Policepardéfaut" style:family="text">
      <style:text-properties style:text-position="super 66.6%"/>
    </style:style>
    <style:style style:name="T1061" style:parent-style-name="Policepardéfaut" style:family="text">
      <style:text-properties style:text-position="super 66.6%"/>
    </style:style>
    <style:style style:name="T1062" style:parent-style-name="Policepardéfaut" style:family="text">
      <style:text-properties style:text-position="super 66.6%"/>
    </style:style>
    <style:style style:name="T1063" style:parent-style-name="Policepardéfaut" style:family="text">
      <style:text-properties style:text-position="super 66.6%"/>
    </style:style>
    <style:style style:name="T1064" style:parent-style-name="Policepardéfaut" style:family="text">
      <style:text-properties style:text-position="super 66.6%"/>
    </style:style>
    <style:style style:name="T1065" style:parent-style-name="Policepardéfaut" style:family="text">
      <style:text-properties style:text-position="super 66.6%"/>
    </style:style>
    <style:style style:name="T1066" style:parent-style-name="Policepardéfaut" style:family="text">
      <style:text-properties style:text-position="super 66.6%"/>
    </style:style>
    <style:style style:name="T1067" style:parent-style-name="Policepardéfaut" style:family="text">
      <style:text-properties style:text-position="super 66.6%"/>
    </style:style>
    <style:style style:name="T1068" style:parent-style-name="Policepardéfaut" style:family="text">
      <style:text-properties style:text-position="super 66.6%"/>
    </style:style>
    <style:style style:name="T1069" style:parent-style-name="Policepardéfaut" style:family="text">
      <style:text-properties style:text-position="super 66.6%"/>
    </style:style>
    <style:style style:name="T1070" style:parent-style-name="Policepardéfaut" style:family="text">
      <style:text-properties style:text-position="super 66.6%"/>
    </style:style>
    <style:style style:name="T1071" style:parent-style-name="Policepardéfaut" style:family="text">
      <style:text-properties style:text-position="super 66.6%"/>
    </style:style>
    <style:style style:name="T1072" style:parent-style-name="Policepardéfaut" style:family="text">
      <style:text-properties style:text-position="super 66.6%"/>
    </style:style>
    <style:style style:name="T1073" style:parent-style-name="Policepardéfaut" style:family="text">
      <style:text-properties style:text-position="super 66.6%"/>
    </style:style>
    <style:style style:name="T1074" style:parent-style-name="Policepardéfaut" style:family="text">
      <style:text-properties style:text-position="super 66.6%"/>
    </style:style>
    <style:style style:name="T1075" style:parent-style-name="Policepardéfaut" style:family="text">
      <style:text-properties style:text-position="super 66.6%"/>
    </style:style>
    <style:style style:name="T1076" style:parent-style-name="Policepardéfaut" style:family="text">
      <style:text-properties style:text-position="super 66.6%"/>
    </style:style>
    <style:style style:name="T1077" style:parent-style-name="Policepardéfaut" style:family="text">
      <style:text-properties style:text-position="super 66.6%"/>
    </style:style>
    <style:style style:name="T1078" style:parent-style-name="Policepardéfaut" style:family="text">
      <style:text-properties style:text-position="super 66.6%"/>
    </style:style>
    <style:style style:name="T1079" style:parent-style-name="Policepardéfaut" style:family="text">
      <style:text-properties style:text-position="super 66.6%"/>
    </style:style>
    <style:style style:name="T1080" style:parent-style-name="Policepardéfaut" style:family="text">
      <style:text-properties style:text-position="super 66.6%"/>
    </style:style>
    <style:style style:name="T1081" style:parent-style-name="Policepardéfaut" style:family="text">
      <style:text-properties style:text-position="super 66.6%"/>
    </style:style>
    <style:style style:name="T1082" style:parent-style-name="Policepardéfaut" style:family="text">
      <style:text-properties style:text-position="super 66.6%"/>
    </style:style>
    <style:style style:name="T1083" style:parent-style-name="Policepardéfaut" style:family="text">
      <style:text-properties style:text-position="super 66.6%"/>
    </style:style>
    <style:style style:name="T1084" style:parent-style-name="Policepardéfaut" style:family="text">
      <style:text-properties style:text-position="super 66.6%"/>
    </style:style>
    <style:style style:name="T1085" style:parent-style-name="Policepardéfaut" style:family="text">
      <style:text-properties style:text-position="super 66.6%"/>
    </style:style>
    <style:style style:name="T1086" style:parent-style-name="Policepardéfaut" style:family="text">
      <style:text-properties style:text-position="super 66.6%"/>
    </style:style>
    <style:style style:name="T1087" style:parent-style-name="Policepardéfaut" style:family="text">
      <style:text-properties style:text-position="super 66.6%"/>
    </style:style>
    <style:style style:name="T1088" style:parent-style-name="Policepardéfaut" style:family="text">
      <style:text-properties style:text-position="super 66.6%"/>
    </style:style>
    <style:style style:name="T1089" style:parent-style-name="Policepardéfaut" style:family="text">
      <style:text-properties style:text-position="super 66.6%"/>
    </style:style>
    <style:style style:name="T1090" style:parent-style-name="Policepardéfaut" style:family="text">
      <style:text-properties style:text-position="super 66.6%"/>
    </style:style>
    <style:style style:name="T1092" style:parent-style-name="Policepardéfaut" style:family="text">
      <style:text-properties/>
    </style:style>
    <style:style style:name="P1091" style:parent-style-name="p" style:family="paragraph">
      <style:paragraph-properties fo:text-indent="0in">
        <style:drop-cap style:length="1" style:lines="3"/>
      </style:paragraph-properties>
    </style:style>
    <style:style style:name="T1094" style:parent-style-name="Policepardéfaut" style:family="text">
      <style:text-properties/>
    </style:style>
    <style:style style:name="P1093" style:parent-style-name="p" style:family="paragraph">
      <style:paragraph-properties fo:text-indent="0in">
        <style:drop-cap style:length="1" style:lines="3"/>
      </style:paragraph-properties>
    </style:style>
    <style:style style:name="T1096" style:parent-style-name="Policepardéfaut" style:family="text">
      <style:text-properties/>
    </style:style>
    <style:style style:name="P1095" style:parent-style-name="p" style:family="paragraph">
      <style:paragraph-properties fo:text-indent="0in">
        <style:drop-cap style:length="1" style:lines="3"/>
      </style:paragraph-properties>
    </style:style>
    <style:style style:name="P1097" style:parent-style-name="p" style:family="paragraph">
      <style:paragraph-properties fo:text-indent="0.1972in"/>
    </style:style>
    <style:style style:name="T1098" style:parent-style-name="Policepardéfaut" style:family="text">
      <style:text-properties style:text-position="super 66.6%"/>
    </style:style>
    <style:style style:name="P1099" style:parent-style-name="p" style:family="paragraph">
      <style:paragraph-properties fo:text-indent="0.1972in"/>
    </style:style>
    <style:style style:name="P1100" style:parent-style-name="p" style:family="paragraph">
      <style:paragraph-properties fo:text-indent="0.1972in"/>
    </style:style>
    <style:style style:name="P1101" style:parent-style-name="p" style:family="paragraph">
      <style:paragraph-properties fo:text-indent="0.1972in"/>
    </style:style>
    <style:style style:name="T1102" style:parent-style-name="Policepardéfaut" style:family="text">
      <style:text-properties style:text-position="super 66.6%"/>
    </style:style>
    <style:style style:name="T1104" style:parent-style-name="Policepardéfaut" style:family="text">
      <style:text-properties/>
    </style:style>
    <style:style style:name="P1103" style:parent-style-name="p" style:family="paragraph">
      <style:paragraph-properties fo:text-indent="0in">
        <style:drop-cap style:length="1" style:lines="3"/>
      </style:paragraph-properties>
    </style:style>
    <style:style style:name="T1106" style:parent-style-name="Policepardéfaut" style:family="text">
      <style:text-properties/>
    </style:style>
    <style:style style:name="P1105" style:parent-style-name="p" style:family="paragraph">
      <style:paragraph-properties fo:text-indent="0in">
        <style:drop-cap style:length="1" style:lines="3"/>
      </style:paragraph-properties>
    </style:style>
    <style:style style:name="T1107" style:parent-style-name="Policepardéfaut" style:family="text">
      <style:text-properties style:text-position="super 66.6%"/>
    </style:style>
    <style:style style:name="T1108" style:parent-style-name="Policepardéfaut" style:family="text">
      <style:text-properties style:text-position="super 66.6%"/>
    </style:style>
    <style:style style:name="T1109" style:parent-style-name="Policepardéfaut" style:family="text">
      <style:text-properties style:text-position="super 66.6%"/>
    </style:style>
    <style:style style:name="T1111" style:parent-style-name="Policepardéfaut" style:family="text">
      <style:text-properties/>
    </style:style>
    <style:style style:name="P1110" style:parent-style-name="p" style:family="paragraph">
      <style:paragraph-properties fo:text-indent="0in">
        <style:drop-cap style:length="1" style:lines="3"/>
      </style:paragraph-properties>
    </style:style>
    <style:style style:name="T1113" style:parent-style-name="Policepardéfaut" style:family="text">
      <style:text-properties/>
    </style:style>
    <style:style style:name="P1112" style:parent-style-name="p" style:family="paragraph">
      <style:paragraph-properties fo:text-indent="0in">
        <style:drop-cap style:length="1" style:lines="3"/>
      </style:paragraph-properties>
    </style:style>
    <style:style style:name="T1115" style:parent-style-name="Policepardéfaut" style:family="text">
      <style:text-properties/>
    </style:style>
    <style:style style:name="P1114" style:parent-style-name="p" style:family="paragraph">
      <style:paragraph-properties fo:text-indent="0in">
        <style:drop-cap style:length="1" style:lines="3"/>
      </style:paragraph-properties>
    </style:style>
    <style:style style:name="T1116" style:parent-style-name="Policepardéfaut" style:family="text">
      <style:text-properties style:text-position="super 66.6%"/>
    </style:style>
    <style:style style:name="T1117" style:parent-style-name="Policepardéfaut" style:family="text">
      <style:text-properties style:text-position="super 66.6%"/>
    </style:style>
    <style:style style:name="T1118" style:parent-style-name="Policepardéfaut" style:family="text">
      <style:text-properties style:text-position="super 66.6%"/>
    </style:style>
    <style:style style:name="T1119" style:parent-style-name="Policepardéfaut" style:family="text">
      <style:text-properties style:text-position="super 66.6%"/>
    </style:style>
    <style:style style:name="T1120" style:parent-style-name="Policepardéfaut" style:family="text">
      <style:text-properties style:text-position="super 66.6%"/>
    </style:style>
    <style:style style:name="T1121" style:parent-style-name="Policepardéfaut" style:family="text">
      <style:text-properties style:text-position="super 66.6%"/>
    </style:style>
    <style:style style:name="T1122" style:parent-style-name="Policepardéfaut" style:family="text">
      <style:text-properties style:text-position="super 66.6%"/>
    </style:style>
    <style:style style:name="T1123" style:parent-style-name="Policepardéfaut" style:family="text">
      <style:text-properties style:text-position="super 66.6%"/>
    </style:style>
    <style:style style:name="T1124" style:parent-style-name="Policepardéfaut" style:family="text">
      <style:text-properties style:text-position="super 66.6%"/>
    </style:style>
    <style:style style:name="P1125" style:parent-style-name="p" style:family="paragraph">
      <style:paragraph-properties fo:text-indent="0.1972in"/>
    </style:style>
    <style:style style:name="T1126" style:parent-style-name="Policepardéfaut" style:family="text">
      <style:text-properties style:text-position="super 66.6%"/>
    </style:style>
    <style:style style:name="P1127" style:parent-style-name="p" style:family="paragraph">
      <style:paragraph-properties fo:text-indent="0.1972in"/>
    </style:style>
    <style:style style:name="T1129" style:parent-style-name="Policepardéfaut" style:family="text">
      <style:text-properties/>
    </style:style>
    <style:style style:name="P1128" style:parent-style-name="p" style:family="paragraph">
      <style:paragraph-properties fo:text-indent="0in">
        <style:drop-cap style:length="1" style:lines="3"/>
      </style:paragraph-properties>
    </style:style>
    <style:style style:name="T1131" style:parent-style-name="Policepardéfaut" style:family="text">
      <style:text-properties/>
    </style:style>
    <style:style style:name="P1130" style:parent-style-name="p" style:family="paragraph">
      <style:paragraph-properties fo:text-indent="0in">
        <style:drop-cap style:length="1" style:lines="3"/>
      </style:paragraph-properties>
    </style:style>
    <style:style style:name="T1133" style:parent-style-name="Policepardéfaut" style:family="text">
      <style:text-properties/>
    </style:style>
    <style:style style:name="P1132" style:parent-style-name="p" style:family="paragraph">
      <style:paragraph-properties fo:text-indent="0in">
        <style:drop-cap style:length="1" style:lines="3"/>
      </style:paragraph-properties>
    </style:style>
    <style:style style:name="T1134" style:parent-style-name="Policepardéfaut" style:family="text">
      <style:text-properties style:text-position="super 66.6%"/>
    </style:style>
    <style:style style:name="T1135" style:parent-style-name="Policepardéfaut" style:family="text">
      <style:text-properties style:text-position="super 66.6%"/>
    </style:style>
    <style:style style:name="T1136" style:parent-style-name="Policepardéfaut" style:family="text">
      <style:text-properties style:text-position="super 66.6%"/>
    </style:style>
    <style:style style:name="T1137" style:parent-style-name="Policepardéfaut" style:family="text">
      <style:text-properties style:text-position="super 66.6%"/>
    </style:style>
    <style:style style:name="T1138" style:parent-style-name="Policepardéfaut" style:family="text">
      <style:text-properties style:text-position="super 66.6%"/>
    </style:style>
    <style:style style:name="T1139" style:parent-style-name="Policepardéfaut" style:family="text">
      <style:text-properties style:text-position="super 66.6%"/>
    </style:style>
    <style:style style:name="T1140" style:parent-style-name="Policepardéfaut" style:family="text">
      <style:text-properties style:text-position="super 66.6%"/>
    </style:style>
    <style:style style:name="T1142" style:parent-style-name="Policepardéfaut" style:family="text">
      <style:text-properties/>
    </style:style>
    <style:style style:name="P1141" style:parent-style-name="p" style:family="paragraph">
      <style:paragraph-properties fo:text-indent="0in">
        <style:drop-cap style:length="1" style:lines="3"/>
      </style:paragraph-properties>
    </style:style>
    <style:style style:name="T1144" style:parent-style-name="Policepardéfaut" style:family="text">
      <style:text-properties/>
    </style:style>
    <style:style style:name="P1143" style:parent-style-name="p" style:family="paragraph">
      <style:paragraph-properties fo:text-indent="0in">
        <style:drop-cap style:length="1" style:lines="3"/>
      </style:paragraph-properties>
    </style:style>
    <style:style style:name="T1145" style:parent-style-name="Policepardéfaut" style:family="text">
      <style:text-properties style:text-position="super 66.6%"/>
    </style:style>
    <style:style style:name="T1147" style:parent-style-name="Policepardéfaut" style:family="text">
      <style:text-properties/>
    </style:style>
    <style:style style:name="P1146" style:parent-style-name="p" style:family="paragraph">
      <style:paragraph-properties fo:text-indent="0in">
        <style:drop-cap style:length="1" style:lines="3"/>
      </style:paragraph-properties>
    </style:style>
    <style:style style:name="T1148" style:parent-style-name="Policepardéfaut" style:family="text">
      <style:text-properties style:text-position="super 66.6%"/>
    </style:style>
    <style:style style:name="T1149" style:parent-style-name="Policepardéfaut" style:family="text">
      <style:text-properties style:text-position="super 66.6%"/>
    </style:style>
    <style:style style:name="T1150" style:parent-style-name="Policepardéfaut" style:family="text">
      <style:text-properties style:text-position="super 66.6%"/>
    </style:style>
    <style:style style:name="T1151" style:parent-style-name="Policepardéfaut" style:family="text">
      <style:text-properties style:text-position="super 66.6%"/>
    </style:style>
    <style:style style:name="T1152" style:parent-style-name="Policepardéfaut" style:family="text">
      <style:text-properties style:text-position="super 66.6%"/>
    </style:style>
    <style:style style:name="T1154" style:parent-style-name="Policepardéfaut" style:family="text">
      <style:text-properties/>
    </style:style>
    <style:style style:name="P1153" style:parent-style-name="p" style:family="paragraph">
      <style:paragraph-properties fo:text-indent="0in">
        <style:drop-cap style:length="1" style:lines="3"/>
      </style:paragraph-properties>
    </style:style>
    <style:style style:name="T1156" style:parent-style-name="Policepardéfaut" style:family="text">
      <style:text-properties/>
    </style:style>
    <style:style style:name="P1155" style:parent-style-name="p" style:family="paragraph">
      <style:paragraph-properties fo:text-indent="0in">
        <style:drop-cap style:length="1" style:lines="3"/>
      </style:paragraph-properties>
    </style:style>
    <style:style style:name="T1158" style:parent-style-name="Policepardéfaut" style:family="text">
      <style:text-properties/>
    </style:style>
    <style:style style:name="P1157" style:parent-style-name="p" style:family="paragraph">
      <style:paragraph-properties fo:text-indent="0in">
        <style:drop-cap style:length="1" style:lines="3"/>
      </style:paragraph-properties>
    </style:style>
    <style:style style:name="T1159" style:parent-style-name="Policepardéfaut" style:family="text">
      <style:text-properties style:text-position="super 66.6%"/>
    </style:style>
    <style:style style:name="P1160" style:parent-style-name="p" style:family="paragraph">
      <style:paragraph-properties fo:text-indent="0.1972in"/>
    </style:style>
    <style:style style:name="P1161" style:parent-style-name="p" style:family="paragraph">
      <style:paragraph-properties fo:text-indent="0.1972in"/>
    </style:style>
    <style:style style:name="P1162" style:parent-style-name="p" style:family="paragraph">
      <style:paragraph-properties fo:text-indent="0.1972in"/>
    </style:style>
    <style:style style:name="T1163" style:parent-style-name="Policepardéfaut" style:family="text">
      <style:text-properties style:text-position="super 66.6%"/>
    </style:style>
    <style:style style:name="T1164" style:parent-style-name="Policepardéfaut" style:family="text">
      <style:text-properties style:text-position="super 66.6%"/>
    </style:style>
    <style:style style:name="T1165" style:parent-style-name="Policepardéfaut" style:family="text">
      <style:text-properties style:text-position="super 66.6%"/>
    </style:style>
    <style:style style:name="P1166" style:parent-style-name="p" style:family="paragraph">
      <style:paragraph-properties fo:text-indent="0.1972in"/>
    </style:style>
    <style:style style:name="T1168" style:parent-style-name="Policepardéfaut" style:family="text">
      <style:text-properties/>
    </style:style>
    <style:style style:name="P1167" style:parent-style-name="p" style:family="paragraph">
      <style:paragraph-properties fo:text-indent="0in">
        <style:drop-cap style:length="1" style:lines="3"/>
      </style:paragraph-properties>
    </style:style>
    <style:style style:name="T1169" style:parent-style-name="Policepardéfaut" style:family="text">
      <style:text-properties style:text-position="super 66.6%"/>
    </style:style>
    <style:style style:name="T1171" style:parent-style-name="Policepardéfaut" style:family="text">
      <style:text-properties/>
    </style:style>
    <style:style style:name="P1170" style:parent-style-name="p" style:family="paragraph">
      <style:paragraph-properties fo:text-indent="0in">
        <style:drop-cap style:length="1" style:lines="3"/>
      </style:paragraph-properties>
    </style:style>
    <style:style style:name="T1173" style:parent-style-name="Policepardéfaut" style:family="text">
      <style:text-properties/>
    </style:style>
    <style:style style:name="P1172" style:parent-style-name="p" style:family="paragraph">
      <style:paragraph-properties fo:text-indent="0in">
        <style:drop-cap style:length="1" style:lines="3"/>
      </style:paragraph-properties>
    </style:style>
    <style:style style:name="P1174" style:parent-style-name="p" style:family="paragraph">
      <style:paragraph-properties fo:text-indent="0in"/>
    </style:style>
    <style:style style:name="T1175" style:parent-style-name="Policepardéfaut" style:family="text">
      <style:text-properties style:text-position="super 66.6%"/>
    </style:style>
    <style:style style:name="T1176" style:parent-style-name="Policepardéfaut" style:family="text">
      <style:text-properties style:text-position="super 66.6%"/>
    </style:style>
    <style:style style:name="P1177" style:parent-style-name="p" style:family="paragraph">
      <style:paragraph-properties fo:text-indent="0.1972in"/>
    </style:style>
    <style:style style:name="T1178" style:parent-style-name="Policepardéfaut" style:family="text">
      <style:text-properties style:text-position="super 66.6%"/>
    </style:style>
    <style:style style:name="P1179" style:parent-style-name="p" style:family="paragraph">
      <style:paragraph-properties fo:text-indent="0.1972in"/>
    </style:style>
    <style:style style:name="T1180" style:parent-style-name="Policepardéfaut" style:family="text">
      <style:text-properties style:text-position="super 66.6%"/>
    </style:style>
    <style:style style:name="T1182" style:parent-style-name="Policepardéfaut" style:family="text">
      <style:text-properties/>
    </style:style>
    <style:style style:name="P1181" style:parent-style-name="p" style:family="paragraph">
      <style:paragraph-properties fo:text-indent="0in">
        <style:drop-cap style:length="1" style:lines="3"/>
      </style:paragraph-properties>
    </style:style>
    <style:style style:name="T1184" style:parent-style-name="Policepardéfaut" style:family="text">
      <style:text-properties/>
    </style:style>
    <style:style style:name="P1183" style:parent-style-name="p" style:family="paragraph">
      <style:paragraph-properties fo:text-indent="0in">
        <style:drop-cap style:length="1" style:lines="3"/>
      </style:paragraph-properties>
    </style:style>
    <style:style style:name="T1186" style:parent-style-name="Policepardéfaut" style:family="text">
      <style:text-properties/>
    </style:style>
    <style:style style:name="P1185" style:parent-style-name="p" style:family="paragraph">
      <style:paragraph-properties fo:text-indent="0in">
        <style:drop-cap style:length="1" style:lines="3"/>
      </style:paragraph-properties>
    </style:style>
    <style:style style:name="T1187" style:parent-style-name="Policepardéfaut" style:family="text">
      <style:text-properties style:text-position="super 66.6%"/>
    </style:style>
    <style:style style:name="T1188" style:parent-style-name="Policepardéfaut" style:family="text">
      <style:text-properties style:text-position="super 66.6%"/>
    </style:style>
    <style:style style:name="T1189" style:parent-style-name="Policepardéfaut" style:family="text">
      <style:text-properties style:text-position="super 66.6%"/>
    </style:style>
    <style:style style:name="T1191" style:parent-style-name="Policepardéfaut" style:family="text">
      <style:text-properties/>
    </style:style>
    <style:style style:name="P1190" style:parent-style-name="p" style:family="paragraph">
      <style:paragraph-properties fo:text-indent="0in">
        <style:drop-cap style:length="1" style:lines="3"/>
      </style:paragraph-properties>
    </style:style>
    <style:style style:name="T1193" style:parent-style-name="Policepardéfaut" style:family="text">
      <style:text-properties/>
    </style:style>
    <style:style style:name="P1192" style:parent-style-name="p" style:family="paragraph">
      <style:paragraph-properties fo:text-indent="0in">
        <style:drop-cap style:length="1" style:lines="3"/>
      </style:paragraph-properties>
    </style:style>
    <style:style style:name="T1195" style:parent-style-name="Policepardéfaut" style:family="text">
      <style:text-properties/>
    </style:style>
    <style:style style:name="P1194" style:parent-style-name="p" style:family="paragraph">
      <style:paragraph-properties fo:text-indent="0in">
        <style:drop-cap style:length="1" style:lines="3"/>
      </style:paragraph-properties>
    </style:style>
    <style:style style:name="T1196" style:parent-style-name="Policepardéfaut" style:family="text">
      <style:text-properties style:text-position="super 66.6%"/>
    </style:style>
    <style:style style:name="T1198" style:parent-style-name="Policepardéfaut" style:family="text">
      <style:text-properties/>
    </style:style>
    <style:style style:name="P1197" style:parent-style-name="p" style:family="paragraph">
      <style:paragraph-properties fo:text-indent="0in">
        <style:drop-cap style:length="1" style:lines="3"/>
      </style:paragraph-properties>
    </style:style>
    <style:style style:name="T1199" style:parent-style-name="Policepardéfaut" style:family="text">
      <style:text-properties style:text-position="super 66.6%"/>
    </style:style>
    <style:style style:name="T1201" style:parent-style-name="Policepardéfaut" style:family="text">
      <style:text-properties/>
    </style:style>
    <style:style style:name="P1200" style:parent-style-name="p" style:family="paragraph">
      <style:paragraph-properties fo:text-indent="0in">
        <style:drop-cap style:length="1" style:lines="3"/>
      </style:paragraph-properties>
    </style:style>
    <style:style style:name="T1203" style:parent-style-name="Policepardéfaut" style:family="text">
      <style:text-properties/>
    </style:style>
    <style:style style:name="P1202" style:parent-style-name="p" style:family="paragraph">
      <style:paragraph-properties fo:text-indent="0in">
        <style:drop-cap style:length="1" style:lines="3"/>
      </style:paragraph-properties>
    </style:style>
    <style:style style:name="T1204" style:parent-style-name="Policepardéfaut" style:family="text">
      <style:text-properties style:text-position="super 66.6%"/>
    </style:style>
    <style:style style:name="P1205" style:parent-style-name="p" style:family="paragraph">
      <style:paragraph-properties fo:text-indent="0.1972in"/>
    </style:style>
    <style:style style:name="P1206" style:parent-style-name="p" style:family="paragraph">
      <style:paragraph-properties fo:text-indent="0.1972in"/>
    </style:style>
    <style:style style:name="P1207" style:parent-style-name="p" style:family="paragraph">
      <style:paragraph-properties fo:text-indent="0.1972in"/>
    </style:style>
    <style:style style:name="T1209" style:parent-style-name="Policepardéfaut" style:family="text">
      <style:text-properties/>
    </style:style>
    <style:style style:name="P1208" style:parent-style-name="p" style:family="paragraph">
      <style:paragraph-properties fo:text-indent="0in">
        <style:drop-cap style:length="1" style:lines="3"/>
      </style:paragraph-properties>
    </style:style>
    <style:style style:name="T1211" style:parent-style-name="Policepardéfaut" style:family="text">
      <style:text-properties/>
    </style:style>
    <style:style style:name="P1210" style:parent-style-name="p" style:family="paragraph">
      <style:paragraph-properties fo:text-indent="0in">
        <style:drop-cap style:length="1" style:lines="3"/>
      </style:paragraph-properties>
    </style:style>
    <style:style style:name="T1213" style:parent-style-name="Policepardéfaut" style:family="text">
      <style:text-properties/>
    </style:style>
    <style:style style:name="P1212" style:parent-style-name="p" style:family="paragraph">
      <style:paragraph-properties fo:text-indent="0in">
        <style:drop-cap style:length="1" style:lines="3"/>
      </style:paragraph-properties>
    </style:style>
    <style:style style:name="T1214" style:parent-style-name="Policepardéfaut" style:family="text">
      <style:text-properties style:text-position="super 66.6%"/>
    </style:style>
    <style:style style:name="P1215" style:parent-style-name="p" style:family="paragraph">
      <style:paragraph-properties fo:text-indent="0.1972in"/>
    </style:style>
    <style:style style:name="T1216" style:parent-style-name="Policepardéfaut" style:family="text">
      <style:text-properties style:text-position="super 66.6%"/>
    </style:style>
    <style:style style:name="P1217" style:parent-style-name="p" style:family="paragraph">
      <style:paragraph-properties fo:text-indent="0.1972in"/>
    </style:style>
    <style:style style:name="T1218" style:parent-style-name="Policepardéfaut" style:family="text">
      <style:text-properties style:text-position="super 66.6%"/>
    </style:style>
    <style:style style:name="T1219" style:parent-style-name="Policepardéfaut" style:family="text">
      <style:text-properties style:text-position="super 66.6%"/>
    </style:style>
    <style:style style:name="T1220" style:parent-style-name="Policepardéfaut" style:family="text">
      <style:text-properties style:text-position="super 66.6%"/>
    </style:style>
    <style:style style:name="T1221" style:parent-style-name="Policepardéfaut" style:family="text">
      <style:text-properties style:text-position="super 66.6%"/>
    </style:style>
    <style:style style:name="T1222" style:parent-style-name="Policepardéfaut" style:family="text">
      <style:text-properties style:text-position="super 66.6%"/>
    </style:style>
    <style:style style:name="T1223" style:parent-style-name="Policepardéfaut" style:family="text">
      <style:text-properties style:text-position="super 66.6%"/>
    </style:style>
    <style:style style:name="T1225" style:parent-style-name="Policepardéfaut" style:family="text">
      <style:text-properties/>
    </style:style>
    <style:style style:name="P1224" style:parent-style-name="p" style:family="paragraph">
      <style:paragraph-properties fo:text-indent="0in">
        <style:drop-cap style:length="1" style:lines="3"/>
      </style:paragraph-properties>
    </style:style>
    <style:style style:name="T1227" style:parent-style-name="Policepardéfaut" style:family="text">
      <style:text-properties/>
    </style:style>
    <style:style style:name="P1226" style:parent-style-name="p" style:family="paragraph">
      <style:paragraph-properties fo:text-indent="0in">
        <style:drop-cap style:length="1" style:lines="3"/>
      </style:paragraph-properties>
    </style:style>
    <style:style style:name="T1229" style:parent-style-name="Policepardéfaut" style:family="text">
      <style:text-properties/>
    </style:style>
    <style:style style:name="P1228" style:parent-style-name="p" style:family="paragraph">
      <style:paragraph-properties fo:text-indent="0in">
        <style:drop-cap style:length="1" style:lines="3"/>
      </style:paragraph-properties>
    </style:style>
    <style:style style:name="T1230" style:parent-style-name="Policepardéfaut" style:family="text">
      <style:text-properties style:text-position="super 66.6%"/>
    </style:style>
    <style:style style:name="T1231" style:parent-style-name="Policepardéfaut" style:family="text">
      <style:text-properties style:text-position="super 66.6%"/>
    </style:style>
    <style:style style:name="T1233" style:parent-style-name="Policepardéfaut" style:family="text">
      <style:text-properties/>
    </style:style>
    <style:style style:name="P1232" style:parent-style-name="p" style:family="paragraph">
      <style:paragraph-properties fo:text-indent="0in">
        <style:drop-cap style:length="1" style:lines="3"/>
      </style:paragraph-properties>
    </style:style>
    <style:style style:name="P1234" style:parent-style-name="p" style:family="paragraph">
      <style:paragraph-properties fo:text-indent="0.1972in"/>
    </style:style>
    <style:style style:name="T1236" style:parent-style-name="Policepardéfaut" style:family="text">
      <style:text-properties/>
    </style:style>
    <style:style style:name="P1235" style:parent-style-name="p" style:family="paragraph">
      <style:paragraph-properties fo:text-indent="0in">
        <style:drop-cap style:length="1" style:lines="3"/>
      </style:paragraph-properties>
    </style:style>
    <style:style style:name="T1237" style:parent-style-name="Policepardéfaut" style:family="text">
      <style:text-properties style:text-position="super 66.6%"/>
    </style:style>
    <style:style style:name="T1238" style:parent-style-name="Policepardéfaut" style:family="text">
      <style:text-properties style:text-position="super 66.6%"/>
    </style:style>
    <style:style style:name="T1240" style:parent-style-name="Policepardéfaut" style:family="text">
      <style:text-properties/>
    </style:style>
    <style:style style:name="P1239" style:parent-style-name="p" style:family="paragraph">
      <style:paragraph-properties fo:text-indent="0in">
        <style:drop-cap style:length="1" style:lines="3"/>
      </style:paragraph-properties>
    </style:style>
    <style:style style:name="T1241" style:parent-style-name="Policepardéfaut" style:family="text">
      <style:text-properties style:text-position="super 66.6%"/>
    </style:style>
    <style:style style:name="T1243" style:parent-style-name="Policepardéfaut" style:family="text">
      <style:text-properties/>
    </style:style>
    <style:style style:name="P1242" style:parent-style-name="p" style:family="paragraph">
      <style:paragraph-properties fo:text-indent="0in">
        <style:drop-cap style:length="1" style:lines="3"/>
      </style:paragraph-properties>
    </style:style>
    <style:style style:name="T1245" style:parent-style-name="Policepardéfaut" style:family="text">
      <style:text-properties/>
    </style:style>
    <style:style style:name="P1244" style:parent-style-name="p" style:family="paragraph">
      <style:paragraph-properties fo:text-indent="0in">
        <style:drop-cap style:length="1" style:lines="3"/>
      </style:paragraph-properties>
    </style:style>
    <style:style style:name="T1246" style:parent-style-name="Policepardéfaut" style:family="text">
      <style:text-properties style:text-position="super 66.6%"/>
    </style:style>
    <style:style style:name="P1247" style:parent-style-name="p" style:family="paragraph">
      <style:paragraph-properties fo:text-indent="0.1972in"/>
    </style:style>
    <style:style style:name="P1248" style:parent-style-name="p" style:family="paragraph">
      <style:paragraph-properties fo:text-indent="0.1972in"/>
    </style:style>
    <style:style style:name="T1250" style:parent-style-name="Policepardéfaut" style:family="text">
      <style:text-properties/>
    </style:style>
    <style:style style:name="P1249" style:parent-style-name="p" style:family="paragraph">
      <style:paragraph-properties fo:text-indent="0in">
        <style:drop-cap style:length="1" style:lines="3"/>
      </style:paragraph-properties>
    </style:style>
    <style:style style:name="T1252" style:parent-style-name="Policepardéfaut" style:family="text">
      <style:text-properties/>
    </style:style>
    <style:style style:name="P1251" style:parent-style-name="p" style:family="paragraph">
      <style:paragraph-properties fo:text-indent="0in">
        <style:drop-cap style:length="1" style:lines="3"/>
      </style:paragraph-properties>
    </style:style>
    <style:style style:name="T1254" style:parent-style-name="Policepardéfaut" style:family="text">
      <style:text-properties/>
    </style:style>
    <style:style style:name="P1253" style:parent-style-name="p" style:family="paragraph">
      <style:paragraph-properties fo:text-indent="0in">
        <style:drop-cap style:length="1" style:lines="3"/>
      </style:paragraph-properties>
    </style:style>
    <style:style style:name="T1255" style:parent-style-name="Policepardéfaut" style:family="text">
      <style:text-properties style:text-position="super 66.6%"/>
    </style:style>
    <style:style style:name="T1256" style:parent-style-name="Policepardéfaut" style:family="text">
      <style:text-properties style:text-position="super 66.6%"/>
    </style:style>
    <style:style style:name="P1257" style:parent-style-name="p" style:family="paragraph">
      <style:paragraph-properties fo:text-indent="0.1972in"/>
    </style:style>
    <style:style style:name="T1258" style:parent-style-name="Policepardéfaut" style:family="text">
      <style:text-properties style:text-position="super 66.6%"/>
    </style:style>
    <style:style style:name="T1259" style:parent-style-name="Policepardéfaut" style:family="text">
      <style:text-properties style:text-position="super 66.6%"/>
    </style:style>
    <style:style style:name="T1261" style:parent-style-name="Policepardéfaut" style:family="text">
      <style:text-properties/>
    </style:style>
    <style:style style:name="P1260" style:parent-style-name="p" style:family="paragraph">
      <style:paragraph-properties fo:text-indent="0in">
        <style:drop-cap style:length="1" style:lines="3"/>
      </style:paragraph-properties>
    </style:style>
    <style:style style:name="T1263" style:parent-style-name="Policepardéfaut" style:family="text">
      <style:text-properties/>
    </style:style>
    <style:style style:name="P1262" style:parent-style-name="p" style:family="paragraph">
      <style:paragraph-properties fo:text-indent="0in">
        <style:drop-cap style:length="1" style:lines="3"/>
      </style:paragraph-properties>
    </style:style>
    <style:style style:name="T1265" style:parent-style-name="Policepardéfaut" style:family="text">
      <style:text-properties/>
    </style:style>
    <style:style style:name="P1264" style:parent-style-name="p" style:family="paragraph">
      <style:paragraph-properties fo:text-indent="0in">
        <style:drop-cap style:length="1" style:lines="3"/>
      </style:paragraph-properties>
    </style:style>
    <style:style style:name="T1266" style:parent-style-name="Policepardéfaut" style:family="text">
      <style:text-properties style:text-position="super 66.6%"/>
    </style:style>
    <style:style style:name="T1267" style:parent-style-name="Policepardéfaut" style:family="text">
      <style:text-properties style:text-position="super 66.6%"/>
    </style:style>
    <style:style style:name="T1268" style:parent-style-name="Policepardéfaut" style:family="text">
      <style:text-properties style:text-position="super 66.6%"/>
    </style:style>
    <style:style style:name="T1270" style:parent-style-name="Policepardéfaut" style:family="text">
      <style:text-properties/>
    </style:style>
    <style:style style:name="P1269" style:parent-style-name="p" style:family="paragraph">
      <style:paragraph-properties fo:text-indent="0in">
        <style:drop-cap style:length="1" style:lines="3"/>
      </style:paragraph-properties>
    </style:style>
    <style:style style:name="T1272" style:parent-style-name="Policepardéfaut" style:family="text">
      <style:text-properties/>
    </style:style>
    <style:style style:name="P1271" style:parent-style-name="p" style:family="paragraph">
      <style:paragraph-properties fo:text-indent="0in">
        <style:drop-cap style:length="1" style:lines="3"/>
      </style:paragraph-properties>
    </style:style>
    <style:style style:name="T1274" style:parent-style-name="Policepardéfaut" style:family="text">
      <style:text-properties/>
    </style:style>
    <style:style style:name="P1273" style:parent-style-name="p" style:family="paragraph">
      <style:paragraph-properties fo:text-indent="0in">
        <style:drop-cap style:length="1" style:lines="3"/>
      </style:paragraph-properties>
    </style:style>
    <style:style style:name="T1275" style:parent-style-name="Policepardéfaut" style:family="text">
      <style:text-properties style:text-position="super 66.6%"/>
    </style:style>
    <style:style style:name="T1276" style:parent-style-name="Policepardéfaut" style:family="text">
      <style:text-properties style:text-position="super 66.6%"/>
    </style:style>
    <style:style style:name="T1277" style:parent-style-name="Policepardéfaut" style:family="text">
      <style:text-properties style:text-position="super 66.6%"/>
    </style:style>
    <style:style style:name="T1278" style:parent-style-name="Policepardéfaut" style:family="text">
      <style:text-properties style:text-position="super 66.6%"/>
    </style:style>
    <style:style style:name="T1279" style:parent-style-name="Policepardéfaut" style:family="text">
      <style:text-properties style:text-position="super 66.6%"/>
    </style:style>
    <style:style style:name="T1280" style:parent-style-name="Policepardéfaut" style:family="text">
      <style:text-properties style:text-position="super 66.6%"/>
    </style:style>
    <style:style style:name="T1281" style:parent-style-name="Policepardéfaut" style:family="text">
      <style:text-properties style:text-position="super 66.6%"/>
    </style:style>
    <style:style style:name="T1282" style:parent-style-name="Policepardéfaut" style:family="text">
      <style:text-properties style:text-position="super 66.6%"/>
    </style:style>
    <style:style style:name="T1283" style:parent-style-name="Policepardéfaut" style:family="text">
      <style:text-properties style:text-position="super 66.6%"/>
    </style:style>
    <style:style style:name="T1284" style:parent-style-name="Policepardéfaut" style:family="text">
      <style:text-properties style:text-position="super 66.6%"/>
    </style:style>
    <style:style style:name="T1285" style:parent-style-name="Policepardéfaut" style:family="text">
      <style:text-properties style:text-position="super 66.6%"/>
    </style:style>
    <style:style style:name="T1287" style:parent-style-name="Policepardéfaut" style:family="text">
      <style:text-properties/>
    </style:style>
    <style:style style:name="P1286" style:parent-style-name="p" style:family="paragraph">
      <style:paragraph-properties fo:text-indent="0in">
        <style:drop-cap style:length="1" style:lines="3"/>
      </style:paragraph-properties>
    </style:style>
    <style:style style:name="T1289" style:parent-style-name="Policepardéfaut" style:family="text">
      <style:text-properties/>
    </style:style>
    <style:style style:name="P1288" style:parent-style-name="p" style:family="paragraph">
      <style:paragraph-properties fo:text-indent="0in">
        <style:drop-cap style:length="1" style:lines="3"/>
      </style:paragraph-properties>
    </style:style>
    <style:style style:name="T1291" style:parent-style-name="Policepardéfaut" style:family="text">
      <style:text-properties/>
    </style:style>
    <style:style style:name="P1290" style:parent-style-name="p" style:family="paragraph">
      <style:paragraph-properties fo:text-indent="0in">
        <style:drop-cap style:length="1" style:lines="3"/>
      </style:paragraph-properties>
    </style:style>
    <style:style style:name="P1292" style:parent-style-name="p" style:family="paragraph">
      <style:paragraph-properties fo:text-indent="0in"/>
    </style:style>
    <style:style style:name="T1293" style:parent-style-name="Policepardéfaut" style:family="text">
      <style:text-properties style:text-position="super 66.6%"/>
    </style:style>
    <style:style style:name="T1294" style:parent-style-name="Policepardéfaut" style:family="text">
      <style:text-properties style:text-position="super 66.6%"/>
    </style:style>
    <style:style style:name="T1295" style:parent-style-name="Policepardéfaut" style:family="text">
      <style:text-properties style:text-position="super 66.6%"/>
    </style:style>
    <style:style style:name="T1296" style:parent-style-name="Policepardéfaut" style:family="text">
      <style:text-properties style:text-position="super 66.6%"/>
    </style:style>
    <style:style style:name="T1297" style:parent-style-name="Policepardéfaut" style:family="text">
      <style:text-properties style:text-position="super 66.6%"/>
    </style:style>
    <style:style style:name="T1298" style:parent-style-name="Policepardéfaut" style:family="text">
      <style:text-properties style:text-position="super 66.6%"/>
    </style:style>
    <style:style style:name="T1299" style:parent-style-name="Policepardéfaut" style:family="text">
      <style:text-properties style:text-position="super 66.6%"/>
    </style:style>
    <style:style style:name="T1300" style:parent-style-name="Policepardéfaut" style:family="text">
      <style:text-properties style:text-position="super 66.6%"/>
    </style:style>
    <style:style style:name="T1301" style:parent-style-name="Policepardéfaut" style:family="text">
      <style:text-properties style:text-position="super 66.6%"/>
    </style:style>
    <style:style style:name="T1302" style:parent-style-name="Policepardéfaut" style:family="text">
      <style:text-properties style:text-position="super 66.6%"/>
    </style:style>
    <style:style style:name="T1303" style:parent-style-name="Policepardéfaut" style:family="text">
      <style:text-properties style:text-position="super 66.6%"/>
    </style:style>
    <style:style style:name="T1304" style:parent-style-name="Policepardéfaut" style:family="text">
      <style:text-properties style:text-position="super 66.6%"/>
    </style:style>
    <style:style style:name="T1305" style:parent-style-name="Policepardéfaut" style:family="text">
      <style:text-properties style:text-position="super 66.6%"/>
    </style:style>
    <style:style style:name="T1307" style:parent-style-name="Policepardéfaut" style:family="text">
      <style:text-properties/>
    </style:style>
    <style:style style:name="P1306" style:parent-style-name="p" style:family="paragraph">
      <style:paragraph-properties fo:text-indent="0in">
        <style:drop-cap style:length="1" style:lines="3"/>
      </style:paragraph-properties>
    </style:style>
    <style:style style:name="T1309" style:parent-style-name="Policepardéfaut" style:family="text">
      <style:text-properties/>
    </style:style>
    <style:style style:name="P1308" style:parent-style-name="p" style:family="paragraph">
      <style:paragraph-properties fo:text-indent="0in">
        <style:drop-cap style:length="1" style:lines="3"/>
      </style:paragraph-properties>
    </style:style>
    <style:style style:name="T1310" style:parent-style-name="Policepardéfaut" style:family="text">
      <style:text-properties style:text-position="super 66.6%"/>
    </style:style>
    <style:style style:name="T1312" style:parent-style-name="Policepardéfaut" style:family="text">
      <style:text-properties/>
    </style:style>
    <style:style style:name="P1311" style:parent-style-name="p" style:family="paragraph">
      <style:paragraph-properties fo:text-indent="0in">
        <style:drop-cap style:length="1" style:lines="3"/>
      </style:paragraph-properties>
    </style:style>
    <style:style style:name="T1313" style:parent-style-name="Policepardéfaut" style:family="text">
      <style:text-properties style:text-position="super 66.6%"/>
    </style:style>
    <style:style style:name="P1314" style:parent-style-name="p" style:family="paragraph">
      <style:paragraph-properties fo:text-indent="0in"/>
    </style:style>
    <style:style style:name="T1315" style:parent-style-name="Policepardéfaut" style:family="text">
      <style:text-properties style:text-position="super 66.6%"/>
    </style:style>
    <style:style style:name="T1316" style:parent-style-name="Policepardéfaut" style:family="text">
      <style:text-properties style:text-position="super 66.6%"/>
    </style:style>
    <style:style style:name="T1317" style:parent-style-name="Policepardéfaut" style:family="text">
      <style:text-properties style:text-position="super 66.6%"/>
    </style:style>
    <style:style style:name="T1318" style:parent-style-name="Policepardéfaut" style:family="text">
      <style:text-properties style:text-position="super 66.6%"/>
    </style:style>
    <style:style style:name="T1319" style:parent-style-name="Policepardéfaut" style:family="text">
      <style:text-properties style:text-position="super 66.6%"/>
    </style:style>
    <style:style style:name="T1320" style:parent-style-name="Policepardéfaut" style:family="text">
      <style:text-properties style:text-position="super 66.6%"/>
    </style:style>
    <style:style style:name="T1322" style:parent-style-name="Policepardéfaut" style:family="text">
      <style:text-properties/>
    </style:style>
    <style:style style:name="P1321" style:parent-style-name="p" style:family="paragraph">
      <style:paragraph-properties fo:text-indent="0in">
        <style:drop-cap style:length="1" style:lines="3"/>
      </style:paragraph-properties>
    </style:style>
    <style:style style:name="T1324" style:parent-style-name="Policepardéfaut" style:family="text">
      <style:text-properties/>
    </style:style>
    <style:style style:name="P1323" style:parent-style-name="p" style:family="paragraph">
      <style:paragraph-properties fo:text-indent="0in">
        <style:drop-cap style:length="1" style:lines="3"/>
      </style:paragraph-properties>
    </style:style>
    <style:style style:name="T1326" style:parent-style-name="Policepardéfaut" style:family="text">
      <style:text-properties/>
    </style:style>
    <style:style style:name="P1325" style:parent-style-name="p" style:family="paragraph">
      <style:paragraph-properties fo:text-indent="0in">
        <style:drop-cap style:length="1" style:lines="3"/>
      </style:paragraph-properties>
    </style:style>
    <style:style style:name="T1327" style:parent-style-name="Policepardéfaut" style:family="text">
      <style:text-properties style:text-position="super 66.6%"/>
    </style:style>
    <style:style style:name="T1328" style:parent-style-name="Policepardéfaut" style:family="text">
      <style:text-properties style:text-position="super 66.6%"/>
    </style:style>
    <style:style style:name="T1329" style:parent-style-name="Policepardéfaut" style:family="text">
      <style:text-properties style:text-position="super 66.6%"/>
    </style:style>
    <style:style style:name="T1330" style:parent-style-name="Policepardéfaut" style:family="text">
      <style:text-properties style:text-position="super 66.6%"/>
    </style:style>
    <style:style style:name="T1331" style:parent-style-name="Policepardéfaut" style:family="text">
      <style:text-properties style:text-position="super 66.6%"/>
    </style:style>
    <style:style style:name="T1332" style:parent-style-name="Policepardéfaut" style:family="text">
      <style:text-properties style:text-position="super 66.6%"/>
    </style:style>
    <style:style style:name="T1333" style:parent-style-name="Policepardéfaut" style:family="text">
      <style:text-properties style:text-position="super 66.6%"/>
    </style:style>
    <style:style style:name="T1334" style:parent-style-name="Policepardéfaut" style:family="text">
      <style:text-properties style:text-position="super 66.6%"/>
    </style:style>
    <style:style style:name="T1335" style:parent-style-name="Policepardéfaut" style:family="text">
      <style:text-properties style:text-position="super 66.6%"/>
    </style:style>
    <style:style style:name="T1336" style:parent-style-name="Policepardéfaut" style:family="text">
      <style:text-properties style:text-position="super 66.6%"/>
    </style:style>
    <style:style style:name="T1337" style:parent-style-name="Policepardéfaut" style:family="text">
      <style:text-properties style:text-position="super 66.6%"/>
    </style:style>
    <style:style style:name="T1339" style:parent-style-name="Policepardéfaut" style:family="text">
      <style:text-properties/>
    </style:style>
    <style:style style:name="P1338" style:parent-style-name="p" style:family="paragraph">
      <style:paragraph-properties fo:text-indent="0in">
        <style:drop-cap style:length="1" style:lines="3"/>
      </style:paragraph-properties>
    </style:style>
    <style:style style:name="T1340" style:parent-style-name="Policepardéfaut" style:family="text">
      <style:text-properties style:text-position="super 66.6%"/>
    </style:style>
    <style:style style:name="T1342" style:parent-style-name="Policepardéfaut" style:family="text">
      <style:text-properties/>
    </style:style>
    <style:style style:name="P1341" style:parent-style-name="p" style:family="paragraph">
      <style:paragraph-properties fo:text-indent="0in">
        <style:drop-cap style:length="1" style:lines="3"/>
      </style:paragraph-properties>
    </style:style>
    <style:style style:name="T1344" style:parent-style-name="Policepardéfaut" style:family="text">
      <style:text-properties/>
    </style:style>
    <style:style style:name="P1343" style:parent-style-name="p" style:family="paragraph">
      <style:paragraph-properties fo:text-indent="0in">
        <style:drop-cap style:length="1" style:lines="3"/>
      </style:paragraph-properties>
    </style:style>
    <style:style style:name="T1345" style:parent-style-name="Policepardéfaut" style:family="text">
      <style:text-properties style:text-position="super 66.6%"/>
    </style:style>
    <style:style style:name="T1346" style:parent-style-name="Policepardéfaut" style:family="text">
      <style:text-properties style:text-position="super 66.6%"/>
    </style:style>
    <style:style style:name="T1347" style:parent-style-name="Policepardéfaut" style:family="text">
      <style:text-properties style:text-position="super 66.6%"/>
    </style:style>
    <style:style style:name="T1348" style:parent-style-name="Policepardéfaut" style:family="text">
      <style:text-properties style:text-position="super 66.6%"/>
    </style:style>
    <style:style style:name="T1349" style:parent-style-name="Policepardéfaut" style:family="text">
      <style:text-properties style:text-position="super 66.6%"/>
    </style:style>
    <style:style style:name="T1350" style:parent-style-name="Policepardéfaut" style:family="text">
      <style:text-properties style:text-position="super 66.6%"/>
    </style:style>
    <style:style style:name="T1351" style:parent-style-name="Policepardéfaut" style:family="text">
      <style:text-properties style:text-position="super 66.6%"/>
    </style:style>
    <style:style style:name="T1352" style:parent-style-name="Policepardéfaut" style:family="text">
      <style:text-properties style:text-position="super 66.6%"/>
    </style:style>
    <style:style style:name="T1353" style:parent-style-name="Policepardéfaut" style:family="text">
      <style:text-properties style:text-position="super 66.6%"/>
    </style:style>
    <style:style style:name="T1354" style:parent-style-name="Policepardéfaut" style:family="text">
      <style:text-properties style:text-position="super 66.6%"/>
    </style:style>
    <style:style style:name="T1355" style:parent-style-name="Policepardéfaut" style:family="text">
      <style:text-properties style:text-position="super 66.6%"/>
    </style:style>
    <style:style style:name="T1356" style:parent-style-name="Policepardéfaut" style:family="text">
      <style:text-properties style:text-position="super 66.6%"/>
    </style:style>
    <style:style style:name="T1357" style:parent-style-name="Policepardéfaut" style:family="text">
      <style:text-properties style:text-position="super 66.6%"/>
    </style:style>
    <style:style style:name="T1358" style:parent-style-name="Policepardéfaut" style:family="text">
      <style:text-properties style:text-position="super 66.6%"/>
    </style:style>
    <style:style style:name="T1359" style:parent-style-name="Policepardéfaut" style:family="text">
      <style:text-properties style:text-position="super 66.6%"/>
    </style:style>
    <style:style style:name="T1361" style:parent-style-name="Policepardéfaut" style:family="text">
      <style:text-properties/>
    </style:style>
    <style:style style:name="P1360" style:parent-style-name="p" style:family="paragraph">
      <style:paragraph-properties fo:text-indent="0in">
        <style:drop-cap style:length="1" style:lines="3"/>
      </style:paragraph-properties>
    </style:style>
    <style:style style:name="T1363" style:parent-style-name="Policepardéfaut" style:family="text">
      <style:text-properties/>
    </style:style>
    <style:style style:name="P1362" style:parent-style-name="p" style:family="paragraph">
      <style:paragraph-properties fo:text-indent="0in">
        <style:drop-cap style:length="1" style:lines="3"/>
      </style:paragraph-properties>
    </style:style>
    <style:style style:name="T1365" style:parent-style-name="Policepardéfaut" style:family="text">
      <style:text-properties/>
    </style:style>
    <style:style style:name="P1364" style:parent-style-name="p" style:family="paragraph">
      <style:paragraph-properties fo:text-indent="0in">
        <style:drop-cap style:length="1" style:lines="3"/>
      </style:paragraph-properties>
    </style:style>
    <style:style style:name="T1366" style:parent-style-name="Policepardéfaut" style:family="text">
      <style:text-properties style:text-position="super 66.6%"/>
    </style:style>
    <style:style style:name="T1367" style:parent-style-name="Policepardéfaut" style:family="text">
      <style:text-properties style:text-position="super 66.6%"/>
    </style:style>
    <style:style style:name="T1368" style:parent-style-name="Policepardéfaut" style:family="text">
      <style:text-properties style:text-position="super 66.6%"/>
    </style:style>
    <style:style style:name="T1369" style:parent-style-name="Policepardéfaut" style:family="text">
      <style:text-properties style:text-position="super 66.6%"/>
    </style:style>
    <style:style style:name="T1370" style:parent-style-name="Policepardéfaut" style:family="text">
      <style:text-properties style:text-position="super 66.6%"/>
    </style:style>
    <style:style style:name="T1371" style:parent-style-name="Policepardéfaut" style:family="text">
      <style:text-properties style:text-position="super 66.6%"/>
    </style:style>
    <style:style style:name="T1372" style:parent-style-name="Policepardéfaut" style:family="text">
      <style:text-properties style:text-position="super 66.6%"/>
    </style:style>
    <style:style style:name="T1373" style:parent-style-name="Policepardéfaut" style:family="text">
      <style:text-properties style:text-position="super 66.6%"/>
    </style:style>
    <style:style style:name="T1374" style:parent-style-name="Policepardéfaut" style:family="text">
      <style:text-properties style:text-position="super 66.6%"/>
    </style:style>
    <style:style style:name="T1375" style:parent-style-name="Policepardéfaut" style:family="text">
      <style:text-properties style:text-position="super 66.6%"/>
    </style:style>
    <style:style style:name="T1376" style:parent-style-name="Policepardéfaut" style:family="text">
      <style:text-properties style:text-position="super 66.6%"/>
    </style:style>
    <style:style style:name="T1377" style:parent-style-name="Policepardéfaut" style:family="text">
      <style:text-properties style:text-position="super 66.6%"/>
    </style:style>
    <style:style style:name="T1378" style:parent-style-name="Policepardéfaut" style:family="text">
      <style:text-properties style:text-position="super 66.6%"/>
    </style:style>
    <style:style style:name="T1379" style:parent-style-name="Policepardéfaut" style:family="text">
      <style:text-properties style:text-position="super 66.6%"/>
    </style:style>
    <style:style style:name="T1380" style:parent-style-name="Policepardéfaut" style:family="text">
      <style:text-properties style:text-position="super 66.6%"/>
    </style:style>
    <style:style style:name="T1381" style:parent-style-name="Policepardéfaut" style:family="text">
      <style:text-properties style:text-position="super 66.6%"/>
    </style:style>
    <style:style style:name="T1382" style:parent-style-name="Policepardéfaut" style:family="text">
      <style:text-properties style:text-position="super 66.6%"/>
    </style:style>
    <style:style style:name="T1383" style:parent-style-name="Policepardéfaut" style:family="text">
      <style:text-properties style:text-position="super 66.6%"/>
    </style:style>
    <style:style style:name="T1384" style:parent-style-name="Policepardéfaut" style:family="text">
      <style:text-properties style:text-position="super 66.6%"/>
    </style:style>
    <style:style style:name="T1385" style:parent-style-name="Policepardéfaut" style:family="text">
      <style:text-properties style:text-position="super 66.6%"/>
    </style:style>
    <style:style style:name="T1386" style:parent-style-name="Policepardéfaut" style:family="text">
      <style:text-properties style:text-position="super 66.6%"/>
    </style:style>
    <style:style style:name="T1387" style:parent-style-name="Policepardéfaut" style:family="text">
      <style:text-properties style:text-position="super 66.6%"/>
    </style:style>
    <style:style style:name="T1388" style:parent-style-name="Policepardéfaut" style:family="text">
      <style:text-properties style:text-position="super 66.6%"/>
    </style:style>
    <style:style style:name="T1389" style:parent-style-name="Policepardéfaut" style:family="text">
      <style:text-properties style:text-position="super 66.6%"/>
    </style:style>
    <style:style style:name="T1390" style:parent-style-name="Policepardéfaut" style:family="text">
      <style:text-properties style:text-position="super 66.6%"/>
    </style:style>
    <style:style style:name="T1391" style:parent-style-name="Policepardéfaut" style:family="text">
      <style:text-properties style:text-position="super 66.6%"/>
    </style:style>
    <style:style style:name="T1392" style:parent-style-name="Policepardéfaut" style:family="text">
      <style:text-properties style:text-position="super 66.6%"/>
    </style:style>
    <style:style style:name="T1394" style:parent-style-name="Policepardéfaut" style:family="text">
      <style:text-properties/>
    </style:style>
    <style:style style:name="P1393" style:parent-style-name="p" style:family="paragraph">
      <style:paragraph-properties fo:text-indent="0in">
        <style:drop-cap style:length="1" style:lines="3"/>
      </style:paragraph-properties>
    </style:style>
    <style:style style:name="T1396" style:parent-style-name="Policepardéfaut" style:family="text">
      <style:text-properties/>
    </style:style>
    <style:style style:name="P1395" style:parent-style-name="p" style:family="paragraph">
      <style:paragraph-properties fo:text-indent="0in">
        <style:drop-cap style:length="1" style:lines="3"/>
      </style:paragraph-properties>
    </style:style>
    <style:style style:name="T1398" style:parent-style-name="Policepardéfaut" style:family="text">
      <style:text-properties/>
    </style:style>
    <style:style style:name="P1397" style:parent-style-name="p" style:family="paragraph">
      <style:paragraph-properties fo:text-indent="0in">
        <style:drop-cap style:length="1" style:lines="3"/>
      </style:paragraph-properties>
    </style:style>
    <style:style style:name="T1399" style:parent-style-name="Policepardéfaut" style:family="text">
      <style:text-properties style:text-position="super 66.6%"/>
    </style:style>
    <style:style style:name="T1400" style:parent-style-name="Policepardéfaut" style:family="text">
      <style:text-properties style:text-position="super 66.6%"/>
    </style:style>
    <style:style style:name="T1401" style:parent-style-name="Policepardéfaut" style:family="text">
      <style:text-properties style:text-position="super 66.6%"/>
    </style:style>
    <style:style style:name="T1402" style:parent-style-name="Policepardéfaut" style:family="text">
      <style:text-properties style:text-position="super 66.6%"/>
    </style:style>
    <style:style style:name="T1403" style:parent-style-name="Policepardéfaut" style:family="text">
      <style:text-properties style:text-position="super 66.6%"/>
    </style:style>
    <style:style style:name="T1404" style:parent-style-name="Policepardéfaut" style:family="text">
      <style:text-properties style:text-position="super 66.6%"/>
    </style:style>
    <style:style style:name="T1405" style:parent-style-name="Policepardéfaut" style:family="text">
      <style:text-properties style:text-position="super 66.6%"/>
    </style:style>
    <style:style style:name="T1406" style:parent-style-name="Policepardéfaut" style:family="text">
      <style:text-properties style:text-position="super 66.6%"/>
    </style:style>
    <style:style style:name="T1407" style:parent-style-name="Policepardéfaut" style:family="text">
      <style:text-properties style:text-position="super 66.6%"/>
    </style:style>
    <style:style style:name="T1408" style:parent-style-name="Policepardéfaut" style:family="text">
      <style:text-properties style:text-position="super 66.6%"/>
    </style:style>
    <style:style style:name="T1409" style:parent-style-name="Policepardéfaut" style:family="text">
      <style:text-properties style:text-position="super 66.6%"/>
    </style:style>
    <style:style style:name="T1410" style:parent-style-name="Policepardéfaut" style:family="text">
      <style:text-properties style:text-position="super 66.6%"/>
    </style:style>
    <style:style style:name="T1411" style:parent-style-name="Policepardéfaut" style:family="text">
      <style:text-properties style:text-position="super 66.6%"/>
    </style:style>
    <style:style style:name="T1412" style:parent-style-name="Policepardéfaut" style:family="text">
      <style:text-properties style:text-position="super 66.6%"/>
    </style:style>
    <style:style style:name="T1413" style:parent-style-name="Policepardéfaut" style:family="text">
      <style:text-properties style:text-position="super 66.6%"/>
    </style:style>
    <style:style style:name="T1414" style:parent-style-name="Policepardéfaut" style:family="text">
      <style:text-properties style:text-position="super 66.6%"/>
    </style:style>
    <style:style style:name="T1416" style:parent-style-name="Policepardéfaut" style:family="text">
      <style:text-properties/>
    </style:style>
    <style:style style:name="P1415" style:parent-style-name="p" style:family="paragraph">
      <style:paragraph-properties fo:text-indent="0in">
        <style:drop-cap style:length="1" style:lines="3"/>
      </style:paragraph-properties>
    </style:style>
    <style:style style:name="T1418" style:parent-style-name="Policepardéfaut" style:family="text">
      <style:text-properties/>
    </style:style>
    <style:style style:name="P1417" style:parent-style-name="p" style:family="paragraph">
      <style:paragraph-properties fo:text-indent="0in">
        <style:drop-cap style:length="1" style:lines="3"/>
      </style:paragraph-properties>
    </style:style>
    <style:style style:name="T1419" style:parent-style-name="Policepardéfaut" style:family="text">
      <style:text-properties style:text-position="super 66.6%"/>
    </style:style>
    <style:style style:name="T1421" style:parent-style-name="Policepardéfaut" style:family="text">
      <style:text-properties/>
    </style:style>
    <style:style style:name="P1420" style:parent-style-name="p" style:family="paragraph">
      <style:paragraph-properties fo:text-indent="0in">
        <style:drop-cap style:length="1" style:lines="3"/>
      </style:paragraph-properties>
    </style:style>
    <style:style style:name="T1422" style:parent-style-name="Policepardéfaut" style:family="text">
      <style:text-properties style:text-position="super 66.6%"/>
    </style:style>
    <style:style style:name="T1423" style:parent-style-name="Policepardéfaut" style:family="text">
      <style:text-properties style:text-position="super 66.6%"/>
    </style:style>
  </office:automatic-styles>
  <office:body>
    <office:text text:use-soft-page-breaks="true">
      <text:p text:style-name="P1">title : Bocace des cent nouvelles</text:p>
      <text:p text:style-name="P2">author : Boccace, Laurent de Premierfait. Traducteur</text:p>
      <text:p text:style-name="P3">publisher : Sorbonne Université, LABEX OBVIL</text:p>
      <text:p text:style-name="P4">issued : 2019</text:p>
      <text:p text:style-name="P5">idno : http://http://obvil.sorbonne-universite.site/corpus/faceties/boccace_boccace-des-cent-nouvelles_sd</text:p>
      <text:p text:style-name="p">source : Boccace, Bocace des cent nouvelles, Paris, Ant. Vérard, [1499-1503]. Cote : Bibliothèque du château de Chantilly, Cabinet des livres, XVIII-C-013. PDF : Gallica.</text:p>
      <text:p text:style-name="P6">created : 1499</text:p>
      <text:h text:style-name="Titre1" text:outline-level="1"><text:span text:style-name="pb">[f. aa1r]</text:span><text:span text:style-name="pb"><text:line-break/></text:span>Bocace des cent nouuelles</text:h>
      <text:h text:style-name="Titre1" text:outline-level="1">Imprimez a paris :</text:h>
      <text:p text:style-name="figure"><text:span text:style-name="pb">[f. aa1v]</text:span><text:line-break/>&lt;image&gt;</text:p>
      <text:p text:style-name="p"><text:span text:style-name="pb">[f. aa2r]</text:span></text:p>
      <text:p text:style-name="P7"><text:span text:style-name="T8">C</text:span>y commence la table de ce present<text:line-break/>tiure des cent nouuelles de boca<text:line-break/>ce. Et premierement est de la con<text:line-break/>fession capelet du pre (q2) vesquit de tresmaul<text:line-break/>uaise vie (sol) et par sa faulse confession sophi(-)<text:line-break/>stique quil fist en la fin en se confessant de<text:line-break/>toutes choses fors (q1) des pechez quil auoit<text:line-break/>commis fut repute saint h(o2)me et canonize<text:line-break/>aux cordeliers de digon fueillet<text:tab/>i.</text:p>
      <text:p text:style-name="P9">(ipdm) a.ii. nouuelle est du chrestiennement de<text:line-break/>vng iuif n(o2)me abraham (q2) demouroit a pa<text:line-break/>ris (sol) (et) par le conseil dung sien amy chrestien<text:line-break/>n(o2)me iehannot de coigny se fist chresti(e2)net<text:line-break/>et est fort ioyeuse. f.<text:tab/>iii.</text:p>
      <text:p text:style-name="P10">(ipdm) La.iii. est dune question (q1) fist vng soub<text:line-break/>dan de babilone a vng sien subgect nomme<text:line-break/>saladin affin de mectre icelluy saladin en er<text:line-break/>reur pour auoir occasion de le destruire (et)<text:line-break/>luy oster ses biens (sol) a la quelle question sala<text:line-break/>din respondit si subtisement que le soubdan<text:line-break/>se trouua tout confus. f.<text:tab/>iiii</text:p>
      <text:p text:style-name="P11">(ipdm) La.iiii. nouuelle est dung teligieux qui<text:line-break/>mena vne ieune fille en sa chambre laquelle<text:line-break/>labbe apparceut (sol) (et) auoit delibere de len pu<text:line-break/>nir (sol) mais par la subtilite que trouua icellui<text:line-break/>ieune religieux il escheua la punicion. f.<text:tab/>v</text:p>
      <text:p text:style-name="P12">(ipdm) La.v. est dune subtilesse que bailla vne<text:line-break/>sage bourgoise a vng roy qui la vouloit re<text:line-break/>querir de desh(o2)neur (sol) par laquelle subtilesse<text:line-break/>icelluy roy se touua si confus et rabatu de<text:line-break/><text:soft-page-break/>son amour fole qui se partit dauccques elle<text:line-break/>sans riens luy demander. f.<text:tab/>vi</text:p>
      <text:p text:style-name="P13">(ipdm) La.vi. est dung cordelier l(o2)bart qui don<text:line-break/>na a entendre a vng poure simple h(o2)me n(o2)<text:line-break/>me iehan dore quil estoit heretique pourt(a2)t<text:line-break/>que le bon homme auoit dit quil auoit du<text:line-break/>vin de quoy dieu pourroit boire. f.<text:tab/>vii</text:p>
      <text:p text:style-name="P14"/>
      <text:p text:style-name="P15">(ipdm) La.vii. nouuelle est de la similitude (q1)<text:line-break/>bailla vng herault n(o2)me bargamin a vng<text:line-break/>grant et puissant cheualier qui deuenoit a(-)<text:line-break/>uaricieux (et) iamais ne sauoit este. Par la(-)<text:line-break/>quelle sunilitude le cheualier delaissa son a(-)<text:line-break/>uarice. fueillet<text:tab/>vii.</text:p>
      <text:p text:style-name="P16">La.viii. nouuelle est dung auaricieux ge(-)<text:line-break/>neuois (q2) toute sa vie auoit regne en auari<text:line-break/>ce. Et par lenseignement que luy donna<text:line-break/>vng vaillant homme de court de romme<text:line-break/>il deuint liberal. Car celluy auaricieux lui<text:line-break/>demandoit quelle ymage il pourroit faire<text:line-break/>paindre en sa salle que iamais il neust veu<text:line-break/>(et) lautre luy respondit (q1) se ainsi se vouloit<text:line-break/>faire. Il conuenoit quil y feist paindre li(-)<text:line-break/>mage de liberalite. fueillet<text:tab/>viii.</text:p>
      <text:p text:style-name="P17">La.ix. nouuelle est dung roy (q2) fut fort pa(-)<text:line-break/>resceux (sol) (et) tandis quil acomplissoit iustice (sol)<text:line-break/>dung brocart qui luy fut donne par vng h(o2)<text:line-break/>me passant par son pays fut reprins de<text:line-break/>son vice. f.<text:tab/>ix</text:p>
      <text:p text:style-name="P18">La.x. nouuelle est de lamour dung vieil<text:line-break/>medecin lequel fut amoureux dune ieune<text:line-break/>femme (sol) (et) par vne saige response que celluy<text:line-break/>medecin fist a aucunes femmes qui le blas<text:line-break/>moient de son amour en luy diffamant la<text:line-break/>personne de la femme pour lamour que cel<text:line-break/>luy medecin soubstenoit en elle il fist tant<text:line-break/>quelle se accorda a faire son plaisir. au fueil<text:line-break/>let<text:tab/>ix.</text:p>
      <text:p text:style-name="P19">La.xi nouuelle est de trois belitres ytasi(-)<text:line-break/>ens qui arriuer(e2)t en la cite de tar(e2)te ou len<text:line-break/>canonisoit vng corps saint (et) affin dy pou<text:line-break/>oit entrer lung des trois belitres c(o2)tre fist<text:line-break/>limpotent (sol) (et) se fist apporter a ses compai(-)<text:line-break/>gnons affin que le corps saint fist miracles<text:line-break/>d(o2)t il fut en gr(a2)t d(a2)gier destre pendu qu(a2)t<text:line-break/>sa malice fut apperceue. f.<text:tab/>xi</text:p>
      <text:p text:style-name="P20">La.xii. nouuelle est de trois sarrons (q2) de(-)<text:line-break/>trousserent vng march(a2)t (et) le mirent a po<text:line-break/>urete (sol) mais par la b(o2)ne fiance (q1) celluy mar<text:line-break/>chant auoit a vng saint quil reclamoit to<text:span text:style-name="T21">9</text:span><text:line-break/><text:soft-page-break/>les iours il recouurit ces biens (et) dautres<text:line-break/>auecques fueillet.<text:tab/>xii.</text:p>
      <text:p text:style-name="P22">La.xiii. nouuelle est de trois freres flor(e2)(-)<text:line-break/>tins (q2) prodigalem(e2)t despendirent to<text:span text:style-name="T23">9</text:span><text:s/>leurs<text:line-break/>biens (sol) (et) par le moyen dung leur nepueu (q2)<text:line-break/>espousa la fille du roy dangleterre retour(-)<text:line-break/>ner(e2)t a gr(a2)s richesses. f.<text:tab/>xiii</text:p>
      <text:p text:style-name="P24">La.xiiii. nouuelle est des gr(a2)des fortunes<text:line-break/>(q2) suruindr(e2)t a vng bon march(a2)t de c(a2)nas<text:line-break/>n(o2)me l(a2)phe tant (p3) mer (q1) par terre. f.<text:tab/>xv</text:p>
      <text:p text:style-name="P25"><text:span text:style-name="pb">[f. aa2v]</text:span></text:p>
      <text:p text:style-name="P26">(ipdm) La.xv nouuelle est de la trahyson (q1) fist<text:line-break/>vne ribaulde a vng marchant de cheuaulx<text:line-break/>pour auoir son argent (sol) (et) des grandes for<text:line-break/>tunes qui suruindrent a celluy marchant (et)<text:line-break/>est tresioyeuse fueillet.<text:tab/>xvi.</text:p>
      <text:p text:style-name="P27">(ipdm) La.xvi. nouuelle est des pitoyables for<text:line-break/>tunes qui aduindr(e2)t a vne noble femme n(o2)<text:line-break/>mee bricole qui perdit son mary (et) ses enf(a2)s<text:line-break/>par longue espace de t(e2)ps puis apres ses re<text:line-break/>trouua fueillet<text:tab/>xviii</text:p>
      <text:p text:style-name="P28">(ipdm) La.xvii. nouuelle est des grandes for<text:line-break/>tunes t(a2)t par mer que par terre qui aduin(-)<text:line-break/>drent a la fille du soubdan de babilone (sol) et<text:line-break/>des grans meurdres qui suruindrent pour<text:line-break/>elle fueillet.<text:tab/>xxi.</text:p>
      <text:p text:style-name="P29">(ipdm) La.xviii. est dung conte (q2) fut a angiers<text:line-break/>n(o2)me gaultier qui fut banny de son pays (sol)<text:line-break/>pourtant quil ne voult complaire ne obeyt<text:line-break/>a la mauluaise voulente de sa femme espou<text:line-break/>se du filz au roy de france duquel il estoit<text:line-break/>lieuxtenant (sol) (et) est trespiteuse. f.<text:tab/>xxv.</text:p>
      <text:p text:style-name="P30">(ipdm) La.xix. est de trois marchans arriuez<text:line-break/>a paris qui parloient de la preud(o2)mye de<text:line-break/>leurs femmes dont lung voulut soustenir<text:line-break/>la sienne estre tresloyale que pour ri(e2)s elle<text:line-break/>ne vouldroit faulcer sa foy. f.<text:tab/>xxvii.</text:p>
      <text:p text:style-name="P31">(ipdm) La.xx. est d(u2)g vieillart docteur en soix<text:line-break/>qui demouroit en toscanne (sol) lequel pource (q2)<text:line-break/>il estoit impotent au fait de nature faisoit<text:line-break/>estudier (et) regarder sa femme a vng lralen(-)<text:line-break/>drier fueillet<text:tab/>xxix.</text:p>
      <text:p text:style-name="P32">(ipdm) La.xxi. est dung iardinier qui c(o2)trefist<text:line-break/>le muet pour demourer en vng couuent de<text:line-break/>n(o2)nains (sol) ausquelles il fist bon la bouraige<text:line-break/>que iamais que deuant il en partist elles fu<text:line-break/>rent contens de luy. f.<text:tab/>xxxi</text:p>
      <text:p text:style-name="P33">(ipdm) La.xxii. est du pallestenier dung roy (q2)<text:line-break/>estoit amoureux de sa maistresse (sol) et de labi(-)<text:line-break/><text:soft-page-break/>site quil trouua pour faire son plaisir auec<text:line-break/>elle. fueillet.<text:tab/>xxxiii</text:p>
      <text:p text:style-name="P34">(ipdm) La.xxiii. est de la cautelle (q1) trouua vne<text:line-break/>bourgoise de flor(e2)ce pour parler a vng ieu<text:line-break/>ne filz dont estoit amoureuse. f.<text:tab/>xxxiiii</text:p>
      <text:p text:style-name="P35">(ipdm) La.xxiiii. est dung bon h(o2)me (q2) on appel<text:line-break/>loit pucien lequel vouloit viure de saincte<text:line-break/>vie et estoit crucifie toutes les nuytz tan(-)<text:line-break/>dis c(o2)e d(a2)pelix labouroit sa f(e2)me. f. xxxv</text:p>
      <text:p text:style-name="P36"/>
      <text:p text:style-name="P37">(ipdm) La.xxv. est de la grande amour (q2) auoit<text:line-break/>vng ieune compaignon de la cite de pistoie<text:line-break/>a la f(e2)me dung cheualier demour(a2)t en icel(-)<text:line-break/>le cite (sol) et de la subtilite dicelluy iouuencelle<text:line-break/>quel trouua moyen dauoir la dame (sol) et com<text:line-break/>m(e2)t en partie le mary en fut cause. f. xxxvi</text:p>
      <text:p text:style-name="P38"/>
      <text:p text:style-name="P39">(ipdm) La.xxvi. est dung iouu(e2)ceau de naples<text:line-break/>(q2) mena la f(e2)me de son voisin aux estuues (et)<text:line-break/>la fist coucher auec luy cuid(a2)t estre couchee<text:line-break/>entre les bras de son mary. f.<text:tab/>xxxviii</text:p>
      <text:p text:style-name="P40"/>
      <text:p text:style-name="P41">(ipdm) La.xxvii. est dung ieune florentin nom<text:line-break/>me cedal qui pour lamour de sa dame par<text:line-break/>amours fut sept ans hors de florence : (et) au<text:line-break/>bout des sept ans retourna sain (et) ioyeux<text:line-break/>auecques elle. f.<text:tab/>xl</text:p>
      <text:p text:style-name="P42">(ipdm) La.xxviii. est dung bon h(o2)me (q2) h(a2)toit<text:line-break/>auec vng abbe (sol) (q2) par art subtil que labbe a(-)<text:line-break/>uoit mist le bon h(o2)me en purgatoire tandiz<text:line-break/>quil estoit auec sa femme. f.<text:tab/>xlii</text:p>
      <text:p text:style-name="P43"/>
      <text:p text:style-name="P44">(ipdm) La.xxix. est dung conte de roussillon le<text:line-break/>quel pour despit de sa f(e2)me sen fouyt hors<text:line-break/>de sa conte (sol) puis long t(e2)ps apres ainsi quil<text:line-break/>pleut a dieu y retourna (et) ayma sa f(e2)me bien<text:line-break/>et loyaulment fueillet<text:tab/>xliiii</text:p>
      <text:p text:style-name="P45">(ipdm) La.xxx. est d(u2)g hermite (q2) aprint a vne<text:line-break/>ieune fille a mectre le diable en (e2)fer. f. xlvi</text:p>
      <text:p text:style-name="P46"/>
      <text:p text:style-name="P47">(ipdm) La.xxxi. est de lamour de la belle guisse<text:line-break/>monde (et) de son amy guichart quelle choisit<text:line-break/>pour les belles vertus et h(o2)nestes conuer<text:line-break/>sacions qui estoient en luy dont la fin fut pi<text:line-break/>teuse fueillet<text:tab/>xlvii.</text:p>
      <text:p text:style-name="P48">(ipdm) La.xxxii. est dung cordelier de venise (q2)<text:line-break/>c(o2)tre fist lange gabriel affin de habiter vne<text:line-break/>femme venicienne. f.<text:tab/>xlix</text:p>
      <text:p text:style-name="P49">(ipdm) La.xxxiii. est des grans maulx qui sen(-)<text:line-break/>suiuirent pour la folle amour de trois iou<text:line-break/><text:soft-page-break/>uenceaulx de marceille amoureux de trois<text:line-break/>filles dung march(a2)t dudit lieu. f.<text:tab/>li</text:p>
      <text:p text:style-name="P50"><text:span text:style-name="pb">[f. aa3r]</text:span><text:line-break/>(ipdm) La.xxxiiii. est de lamour de Berbin filz<text:line-break/>de rogier roy de cecille qui pour la seule re(-)<text:line-break/>lacion que on luy fist de la beaulte de la fille<text:line-break/>au roy de tunes fut tant amoureux delle (q1)<text:line-break/>malleur en print. f.<text:tab/>lii</text:p>
      <text:p text:style-name="P51">(ipdm) La.xxxv. nouuelle est de trois fre(-)<text:line-break/>res qui tuerent vng ieune seruiteur que ilz<text:line-break/>auoient pourt(a2)t que il estoit amoureux de<text:line-break/>leur seur fueillet<text:tab/>liii.</text:p>
      <text:p text:style-name="P52">(ipdm) La.xxxvi. nouuelle est des songes de<text:line-break/>deux amoureux qui songer(e2)t que lung par<text:line-break/>mort soubdaine perdroit lautre ainsi que il<text:line-break/>fut de verite (sol) et est fort pitoyable. f.<text:tab/>liiii.</text:p>
      <text:p text:style-name="P53">(ipdm) La.xxxvii. nouuelle est dung poure<text:line-break/>seruiteur drappier et dune poure filleresse<text:line-break/>de layne amoureux lung de lautre (sol) lesquelz<text:line-break/>pour froter leurs dens de saulge en vng<text:line-break/>mesme iour moururent de mort soubdaïne<text:line-break/>fueillet<text:tab/>lv</text:p>
      <text:p text:style-name="P54">(ipdm) La.xxxviii. nouuelle est dung ieune filz<text:line-break/>qui mourut pour lamour dune ieune fille<text:line-break/>que ses parens et amys ne luy vouldrent<text:line-break/>donner en mariage.f<text:tab/>lvi</text:p>
      <text:p text:style-name="P55">(ipdm) La.xxxix nouuelle est de deux cheualiers<text:line-break/>freres darmes dont lung tua lautre et luy<text:line-break/>tira le cueur hors du ventre pourtant quil<text:line-break/>estoit amoureux de sa femme (sol) a laquelle f(e2)<text:line-break/>me le fist manger (sol) et est fort pitoyable fueil<text:line-break/>et<text:tab/>lvii</text:p>
      <text:p text:style-name="P56">(ipdm) La.xl. nouuelle est de la femme dung<text:line-break/>medecin qui enferma son amy par amours<text:line-break/>Dedans sa chambre (sol) lequel print vne bou(-)<text:line-break/>teille plaine deaue artificielle qui fait dor<text:line-break/>mir et la beut dont il sen dormit si fort que<text:line-break/>on cuidoit quil fust mort.f<text:tab/>lviii</text:p>
      <text:p text:style-name="P57">(ipdm) La.xli. nouuelle est dung ieune filz ci<text:line-break/>prien qui en sa ieunesse fut repute ydiot et<text:line-break/>bestial (sol) mais en effect par le feu damours<text:line-break/>qui en son cueur entra il esueilla si fort son<text:line-break/>entendement que finablement il fut repute<text:line-break/>tressage fueillet<text:tab/>lx</text:p>
      <text:p text:style-name="P58">(ipdm) La.xlii. nouuelle est dung ieune amou<text:line-break/>reux Ciprien qui vouloit auoir vne fille a<text:line-break/>mariage (sol) mais le pere delle ne luy voulut<text:line-break/>octroyer pourtant quil estoit poure (sol) dont<text:line-break/>celluy amoureux print si grant desplaist(-)<text:line-break/>en son cueur quil relenquit le pays (et) iura (q1)<text:line-break/><text:soft-page-break/>iamais ny entreroit iusques a ce quil feust<text:line-break/>riche fueillet<text:tab/>lxiii</text:p>
      <text:p text:style-name="P59">(ipdm) La.xliii. nouuelle est de la grande in(-)<text:line-break/>fortune de deux amoureux rommains qui<text:line-break/>se partirent de romme pourtant que leurs<text:line-break/>parens ne se vouloient consentir quilz eus<text:line-break/>sent lung lautre en mariage.f<text:tab/>lxiiii</text:p>
      <text:p text:style-name="P60">(ipdm) La.xliiii. nouuelle est de la fille dung<text:line-break/>cheualier qui donna a entendre a son pere (et)<text:line-break/>a sa mere quelle vouloit coucher en vne ga<text:line-break/>serie sur le iardin affin de ouyr chanter le<text:line-break/>rossignolet (sol) mais ce fut affin que son amy<text:line-break/>peust venir coucher auec(q1)s elle (sol) et si bien y<text:line-break/>vint que on luy trouua le Rossignol en la<text:line-break/>main fueillet<text:tab/>lxvi</text:p>
      <text:p text:style-name="P61">(ipdm) La.xlv. nouuelle est dung ieune filz qui<text:line-break/>voulut congnoistre charnellement sa seur<text:line-break/>(et) la prendre a force (sol) pourtant que point ne<text:line-break/>la congnoissoit (sol) et du grant dangier qui ad<text:line-break/>uient en folle amour fueillet<text:tab/>lxvii</text:p>
      <text:p text:style-name="P62">(ipdm) La.xlvi. nouuelle est de deux aymans<text:line-break/>qui en lisle de cicile furent atachez dos con(-)<text:line-break/>tre dos honteusement au meillieu de la vil<text:line-break/>le pourtant que le roy de Cicille les auoit<text:line-break/>trouuez couchez ensemble. f<text:tab/>lxviii</text:p>
      <text:p text:style-name="P63">(ipdm) La.xlvii. nouuelle est du dangier de<text:line-break/>mort en quoy furent deux amoureux (sol) et de<text:line-break/>la ioye que finablem(e2)t apres tous d(a2)giers<text:line-break/>receur(e2)t lung de lautre par le consentem(e2)t<text:line-break/>et accord des deux parties. f.<text:tab/>lxix.</text:p>
      <text:p text:style-name="P64">(ipdm) La.xlviii. nouuelle est dune ioyeuse<text:line-break/>vision qui apparut a vng vray amoureux<text:line-break/>le(q1)l ne pouoit iouyr de sa dame par amours<text:line-break/>Par laquelle vision celluy amoureux en<text:line-break/>fist a son plaisir. f<text:tab/>lxxi</text:p>
      <text:p text:style-name="P65">(ipdm) La.xlix. nouueelle est de la liberalite de<text:line-break/>vng ieune escuyer (q2) pour acquerir lamour<text:line-break/>dune dame liberalement despendit tous ses<text:line-break/>biens quil auoit (sol) mais finablement pour<text:line-break/>la grant courtoisie que elle auoit veue au(-)<text:line-break/>dit escuier elle qui riche estoit le print en ma<text:line-break/>riage (et) le fist plus riche que iamais fueil(-)<text:line-break/>let<text:tab/>lxxii</text:p>
      <text:p text:style-name="P66"><text:span text:style-name="pb">[f. aa3v]</text:span><text:line-break/>(ipdm) L.l. nouuelle est dune amoureuse la(q1)l<text:line-break/>le cacha son amy par amours en vne esta(-)<text:line-break/>ble dessoubz vne cage a gelines (sol) la(q1)lle cho(-)<text:line-break/>se son mary congneut bien (sol) pourtant (q1) vng<text:line-break/>asne qui passoit par aupres de la cage mar<text:line-break/>cha sur ses dois de lamoureux qui estoit ca<text:line-break/><text:soft-page-break/>che dessoubz (sol) parquoy il fut c(o2)traint a crier<text:line-break/>si hault que le mary de ladicte femme amou<text:line-break/>reuse louyt fueillet<text:tab/>lxxiiii.</text:p>
      <text:p text:style-name="P67">(ipdm) La.li. nouuelle parle dung cheualier (q2)<text:line-break/>par mal c(o2)pter vne nouuelle (p3)dit lamour<text:line-break/>et cheut en la male grace dune ieune damoi<text:line-break/>selle laquelle il portoit sur son cheual der(-)<text:line-break/>riere soy (sol) parquoy elle se voulut descendre<text:line-break/>et aller hors sa compaignie fueillet. lxxvi</text:p>
      <text:p text:style-name="P68">(ipdm) La.lii. est c(o2)me vng simple seruiteur re<text:line-break/>print vng moult notable (et) sage homme par<text:line-break/>vne seule parolle fueillet.<text:tab/>lxxvii.</text:p>
      <text:p text:style-name="P69">(ipdm) La.liii. est dune ieune iouu(e2) celle (q2) par<text:line-break/>vne honneste parole reprint (et) rendit c(o2)fus<text:line-break/>leuesque de florence fuiellet<text:tab/>lxxviii</text:p>
      <text:p text:style-name="P70">(ipdm) La.liiii. est dung varlet qui auoit cour(-)<text:line-break/>rouce son maistre (sol) pource (q2)l auoit mangie<text:line-break/>la cuisse dune grue rotye en la presentant de<text:line-break/>uant luy et plusieurs autres nobles (sol) et luy<text:line-break/>fist entendant que les grues nauoient que<text:line-break/>vne cuisse par son beau parler. f.<text:tab/>lxxix</text:p>
      <text:p text:style-name="P71">(ipdm) L.lv. est de deux hommes qui se moc<text:line-break/>quoient lung de lautre pource quilz auoi(e2)t<text:line-break/>leurs visages tous contrefais. f.<text:tab/>lxxx</text:p>
      <text:p text:style-name="P72">(ipdm) La.lvi. est dune gaigeure qui fut faicte<text:line-break/>entre les enfans de florence. f.<text:tab/>lxxxi.</text:p>
      <text:p text:style-name="P73">(ipdm) La.lvii. est dung homme qui auoit ac<text:line-break/>cuse sa f(e2)me a la iustice (sol) (et) elle condamnee a<text:line-break/>estre lapidee par vne sienne parolle quelle<text:line-break/>dist au iuge eschappa le dangier de iustice (et)<text:line-break/>son mary fut blasme (et) desh(o2)nore pour elle<text:line-break/>fueillet<text:tab/>lxxxii.</text:p>
      <text:p text:style-name="P74">(ipdm) La.lviii. est dune fille qui se reputoit<text:line-break/>la plus belle de tout le m(o2)de pour la plais(a2)<text:line-break/>ce quelle prenoit en ioy mir(a2)t (sol) dont finable<text:line-break/>ment creua pour ce que son oncle la reprint<text:line-break/>en luy m(o2)str(a2)t son oultrecuid(a2)ce. f.lxxxiii</text:p>
      <text:p text:style-name="P75">(ipdm) La.lix. est dune iniure imposee a vng<text:line-break/>florentin (sol) lequel par vne simple parolle les<text:line-break/>repulsa (et) les mist ad met(a2) non lo (q2). f.lxxxiii</text:p>
      <text:p text:style-name="P76">(ipdm) La.lx. est dung moyne n(o2)me frere cibou<text:line-break/>le qui cuidoit faire ent(e2)dant au peuple que<text:line-break/>la plume dung papegault que cestoit la plu<text:line-break/>me de l(a2)ge gabriel quil laissa en la chambre<text:line-break/>de la vierge marie qu(a2)t il vint ann(o2)cer lin<text:line-break/>carnacion du benoist filz de dieu. f.lxxxiiii</text:p>
      <text:p text:style-name="P77">(ipdm) La.lxi. est dune f(e2)me flor(e2)tine (q2) aprist<text:line-break/>a son mary a coniurer les esperitz de nuyt<text:line-break/>(et) coniura deuant luy son amy par amours<text:line-break/>qui hurtoit de nuyt a sa maison (sol) (et) fist enten<text:line-break/><text:soft-page-break/>dant a son mary que cestoit le mauluais es<text:line-break/>perit fueillet<text:tab/>lxxxviii</text:p>
      <text:p text:style-name="P78">(ipdm) La.lxii. est dune f(e2)me qui muca son ay(-)<text:line-break/>mant ded(a2)s vng gr(a2)t pot de terre (sol) (et) le ma<text:line-break/>ry lauoit vendu a vng h(o2)me qui le venoit<text:line-break/>querir (sol) et quant elle veit (q1) son mary auoit<text:line-break/>amene lhomme qui auoit achapte fist ent(e2)(-)<text:line-break/>dant a son mary quelle lauoit vendu plus<text:line-break/>que lui a vng homme qui le reuisetoit dont<text:line-break/>son mary sa creut et ne se apparceut aucune<text:line-break/>ment de son fait. f.<text:tab/>.lxxxix.</text:p>
      <text:p text:style-name="P79">(ipdm) La.lxiii. est dung iacobin (q2) coucha auec<text:line-break/>sa c(o2)mere (sol) (et) pource que le mary vint dau(a2)(-)<text:line-break/>ture la f(e2)me luy fist entendant que le iaco(-)<text:line-break/>bin estoit venu prier dieu pour son filleul<text:line-break/>(q2) dau(a2)ture estoit deuenu malade. f. lxxxxi</text:p>
      <text:p text:style-name="P80">(ipdm) La.lxiiii. est dune f(e2)me qui estoit allee<text:line-break/>veoir son aymant de nuyt (sol) (et) quant elle re<text:line-break/>uint trouua la porte fermee (sol) (et) puis pria a<text:line-break/>son mary qui luy venist ouurir (sol) lequel nen<text:line-break/>voulut riens faire (sol) parquoy elle luy fist en<text:line-break/>tend(a2)t quelle se getteroit ded(a2)s vng puys<text:line-break/>deuant son hostel (sol) (et) en lieu delle y laissa che<text:line-break/>oir vne grosse pierre. f.<text:tab/>lxxxxiii.</text:p>
      <text:p text:style-name="P81">(ipdm) La.lxv.dung h(o2)me qui estoit ialoux de<text:line-break/>sa f(e2)me puis se habilla en prestre pour la c(o2)<text:line-break/>fesser pour scauoir sil estoit vray ou non ce<text:line-break/>De quoy il la souspeconnoit. f.<text:tab/>lxxxxv</text:p>
      <text:p text:style-name="P82">(ipdm) La.lxvi. est dune damoiselle qui fist en<text:line-break/>tendant a son mary que son varlet lauoit<text:line-break/>requise de deshonneur (sol) et luy auoit promis<text:line-break/>daller en vng vergier pour faire sa plaisan<text:line-break/>ce (sol) et elle y enuoya sondit mary. Et ce pen<text:line-break/>dant quil y fut la damoiselle et son varlet<text:line-break/><text:span text:style-name="pb">[f. aa4r]</text:span><text:line-break/>se concher(e2)t ensemble et fir(e2)t leur desir l(u2)g<text:line-break/>auec lautre. fueillet.<text:tab/>lxxxxvii.</text:p>
      <text:p text:style-name="P83">(ipdm) La.lxvii. est dune damoiselle qui auoit<text:line-break/>deux am(a2)s en sa chambre et (p3) subtil moyen<text:line-break/>ses mist h(o2)nestem(e2)t dehors deuant son ma<text:line-break/>ry. fueillet<text:tab/>lxxxxix.</text:p>
      <text:p text:style-name="P84">(ipdm) L.lxviii. est dune f(e2)me que son mary a<text:line-break/>uoit trouuee en paillardise (sol) lequel laccusa a<text:line-break/>ses parens et elle (p3) sa finesse luy imposa la<text:line-break/>chose dequoy elle auoit este acusee (et) fut fort<text:line-break/>blasme le mary des amys delle fueillet.<text:tab/>C</text:p>
      <text:p text:style-name="P85">(ipdm) La.lxix. est dune damoiselle (q2) requist a<text:line-break/>vng sien seruiteur destre son amant (sol) lequel<text:line-break/>ne se voulut point c(o2)sentir de faire celle cho<text:line-break/>se selle ne ac(o2)plissoit troys requestes (q2)l luy<text:line-break/><text:soft-page-break/>requeroit enuers son mary (sol) le(q1)lles estoi(e2)t<text:line-break/>moult difficilles (sol) mais par sa cautelle elle<text:line-break/>les acomplist. fueillet.<text:tab/>Cv.</text:p>
      <text:p text:style-name="P86">(ipdm) La.lxx. est dung c(o2)paignon (q2) promist re<text:line-break/>uenir dire des nouuelles de lautre m(o2)de a<text:line-break/>vng sten c(o2)paignon quil auoit quant il se(-)<text:line-break/>toit mort. fueillet.<text:tab/>Cix.</text:p>
      <text:p text:style-name="P87">(ipdm) La.lxxi. est dung gentil h(o2)me qui prya<text:line-break/>a vne dame (q2)l fust son am(a2)t et elle nen vou<text:line-break/>loit ri(e2)s faire selle nauoit de luy deux cens<text:line-break/>florins au(a2)t la main (sol) lequel les luy promist<text:line-break/>poster. fueillet<text:tab/>Cxi.</text:p>
      <text:p text:style-name="P88">(ipdm) La lxxii. est dung prestre cure (q2) laissa po(-)<text:line-break/>gaige sa robe a vne sienne parochi(e2)ne pour<text:line-break/>cent solz (q2)l luy auoit promis pour faire son<text:line-break/>plaisir auec elle (sol) et par sa finesse enuoya em<text:line-break/>prumter le mortier delle pour faire de la sau<text:line-break/>se (sol) puis le r(e2)uoya (p3) vng sien clerc son mary<text:line-break/>estant a lostel en disant. Baillez moy la ro<text:line-break/>be de mon maistre (q2)l vous auoit laissee en<text:line-break/>gaige pour ce mortier (sol) la(q2)lle robele mary si<text:line-break/>fist baillier au clerc. fuillet<text:tab/>Cxii.</text:p>
      <text:p text:style-name="P89">(ipdm) La.lxxiii. est dung paintre (q2) auoit amas<text:line-break/>se en vne riuiere t(a2)t de pierres noires c(o2)me<text:line-break/>il pouoit porter po<text:span text:style-name="T90">r</text:span><text:s/>ce (q2) on luy auoit fait en<text:line-break/>tend(a2)t (q1) cestoi(e2)t pierres (p2)cieuses. f.Cxiiii</text:p>
      <text:p text:style-name="P91">(ipdm) La lxxiiii. est dung prestre (q2) cuidoit estre<text:line-break/>couchie auec vne f(e2)me quil auoit long t(e2)ps<text:line-break/>desiree (sol) mais elle le trompa (et) le fist couchier<text:line-break/>auec vne sienne ch(a2)beriere la plus laide du<text:line-break/>monde. fueillet<text:tab/>Cxvii.</text:p>
      <text:p text:style-name="P92">(ipdm) La.lxxv est de deux iouu(e2)ceaulx (q2) oste<text:line-break/>rent les braies a vng iugecriminel scant en<text:line-break/>chaire deu(a2)t tout le m(o2)de. fueillet Cxviii</text:p>
      <text:p text:style-name="P93">(ipdm) L lxxvi. est dung gentil h(o2)me (q2) donna<text:line-break/>pour cinqn(a2)te escuz de veloux a vne barbie<text:line-break/>re pour faire son plaisir. fueillet<text:tab/>Cxx</text:p>
      <text:p text:style-name="P94">(ipdm) La.lxxvii. est dune f(e2)me (q2) trompa vng<text:line-break/>escolier (et) le fist gesir vne nuit de noel en son<text:line-break/>iardin ou il cuida mourir de froit (sol) et apres<text:line-break/>lescolier la tr(o2)pa et la fist estre vng iour et<text:line-break/>nuit toute nuee sur vne tour. f.<text:tab/>Cxx</text:p>
      <text:p text:style-name="P95">(ipdm) La lxxviii. est de deux voisins (q2) santre<text:line-break/>aymoient c(o2)me freres dont lung fut amou<text:line-break/>reux de la f(e2)me de lautre. f.<text:tab/>Cxxviii</text:p>
      <text:p text:style-name="P96">(ipdm) La lxxix. est dung medecin qui vouloit<text:line-break/>estre vaudois (sol) (p3) quoy deux paintres luy fi(-)<text:line-break/>rent entend(a2)t (q2)l v(e2)sist en vng lieu ou ilz le<text:line-break/>gecter(e2)t la nuit (q2)l luy assignerent de venir<text:line-break/>ded(a2)s vne fosse plaine dordure. f.<text:tab/>Cxxix</text:p>
      <text:soft-page-break/>
      <text:p text:style-name="P97">(ipdm) La.iiiixx. est d(u2)e fille (q2) ne vouloit po(i2)t<text:line-break/>auoir mary (q2) eust genitoires ne membre vi<text:line-break/>rile. fueillet<text:tab/>Cxxxiiii.</text:p>
      <text:p text:style-name="P98">(ipdm) La.iiiixx (et) i. est de deux am(a2)s (q2) amoi(e2)t<text:line-break/>vne ieune f(e2)me vefue (q2) ne scauoient riens<text:line-break/>lung de lautre dont la dame se despescha de<text:line-break/>tous deux h(o2)nestem(e2)t pour vne requeste (q1)<text:line-break/>elle leur fist sans scauoir riens lung de lau<text:line-break/>tre de la requeste. fueillet<text:tab/>Cxxxvii.</text:p>
      <text:p text:style-name="P99">(ipdm) La.iiiixx (et) ii. est dune abbesse (q2) vouloit<text:line-break/>baillier discipline a vne de ses n(o2)nains d(u2)g<text:line-break/>cas dont elle estoit coulpable elle mesmes.<text:line-break/>fueillet.<text:tab/>Cxxxix.</text:p>
      <text:p text:style-name="P100">(ipdm) La.iiiixx (et) iii. est dung medecin (q2) fist a(-)<text:line-break/>croire a vng paintre (p3) lenhortem(e2)t de ses c(o2)<text:line-break/>paign(o2)s (q2)l estoit gros d(u2)g enf(a2)t. f. Cxli</text:p>
      <text:p text:style-name="P101">(ipdm) L.iiiixx (et) iiii. est de deux c(o2)paignons pa<text:line-break/>rens dont lung print lautre pour le seruit (sol)<text:line-break/>pour ce (q2)l alloit dehors en loingtain pays (sol)<text:line-break/>le(q2)l seruiteur ioua aux dez tout son argent<text:line-break/>et largent de son maistre (q2)l luy desroba en<text:line-break/>dormant. fueillet.<text:tab/>Cxliii.</text:p>
      <text:p text:style-name="P102">(ipdm) La.iiiixx (et) v. est dung h(o2)me marie (q2) ay<text:line-break/>moit vne f(e2)me pour ce (q1)lle luy auoit ris (sol) et<text:line-break/>ses c(o2)paignons luy firent entend(a2)t (q2)lle<text:line-break/><text:span text:style-name="pb">[f. aa4v]</text:span><text:line-break/>es(-)toit amoureuse de luy (sol) (et) puis se dir(e2)t a sa f(e2)<text:line-break/>me (q2) les trouua ensemble. f.<text:tab/>Cxliiii.</text:p>
      <text:p text:style-name="P103">(ipdm) La.iiiixx (et) vi. est de deux c(o2)paignons<text:line-break/>qui logerent en vne hostellerie d(o2)t lungcou<text:line-break/>cha auecques la fille et lautre auec la mere<text:line-break/>fueillet.<text:tab/>Cxlvii</text:p>
      <text:p text:style-name="P104">(ipdm) La.iiiixx (et) vii. est dung h(o2)me (q2) songea<text:line-break/>que le loup tenoit sa f(e2)me (sol) le(q1)l au matin luy<text:line-break/>c(o2)pta son songe et luy deff(e2)dit de non yssie<text:line-break/>hors de sa maison (p3) quoy elle nen tint c(o2)pte<text:line-break/>et le songe luy aduint. f.<text:tab/>Cxlviii</text:p>
      <text:p text:style-name="P105">(ipdm) La.iiiixx (et) viii. est de deux glout(o2)s (q2) tr(o2)<text:line-break/>perent lung lautre. f.<text:tab/>Cxlix</text:p>
      <text:p text:style-name="P106">(ipdm) La.iiiixx (et) ix. est de deux h(o2)es (q2) deman<text:line-break/>derent troys c(o2)seilz au saige salomon (sol) lung<text:line-break/>c(o2)e il pourroit estre ayme (sol) lautre c(o2)e il pour<text:line-break/>roit chastier sa f(e2)me (sol) et lautre c(o2)me il pour<text:line-break/>roit c(o2)gnoistre (q1) sa f(e2)me laymast. f.<text:tab/>Csi</text:p>
      <text:p text:style-name="P107">(ipdm) La.iiiixx (et) x. est dung prestre (q2) voulut<text:line-break/>faire deuenir iument la femme dung poure<text:line-break/>marchant. f.<text:tab/>Cliii</text:p>
      <text:p text:style-name="P108">(ipdm) La.iiiixx (et) xi. est dung flor(e2)tin (q2) seruit<text:line-break/>le roy despaigne qui estoit mal content des<text:line-break/><text:soft-page-break/>biens (q1) le roy faisoit aux autres (et) ne luy en<text:line-break/>faisoit point. f.<text:tab/>Clv.</text:p>
      <text:p text:style-name="P109">(ipdm) La.iiiixx (et) xii. est dung homme (q2) roboit<text:line-break/>tout le monde (sol) le(q1)l print dedans vng boys<text:line-break/>vng abbe (q2) alloit a senes pour auoir gue(-)<text:line-break/>rison de son estomac (sol) (et) ledit larron le mena<text:line-break/>en son chasteau et le guerit. f.<text:tab/>Clvi</text:p>
      <text:p text:style-name="P110">(ipdm) La.iiiixx (et) xiii. est dung h(o2)me qui estoit<text:line-break/>ren(o2)me de tout le m(o2)de estre le plus liberal<text:line-break/>par quoy vng autre h(o2)e eut enuie sur sa re(-)<text:line-break/>n(o2)mee et proposa de le tuer. f.<text:tab/>Clviii</text:p>
      <text:p text:style-name="P111">(ipdm) La.iiiixx (et) xiiii. est dung g(e2)til h(o2)me qui<text:line-break/>pour lamour quil auoit a vne f(e2)me (sol) la(q1)lle<text:line-break/>par force de maladie (q1)lle souffroit on la cui<text:line-break/>da morte (sol) (p3) quoy elle fut enterree (sol) et le g(e2)til<text:line-break/>h(o2)me alla la nuit ason sepulchre pour auoir<text:line-break/>vng baiser delle (sol) (et) (p3) l(o2)gue espace de la nuit<text:line-break/>luy mist sa main sur sa poictrine (et) luy sentit<text:line-break/>mouuoir son cueur (sol) (p3) quoy il lemporta en<text:line-break/>sa maison et la fist si bien ord(o2)ner quelle res<text:line-break/>chapa de mort. f.<text:tab/>Clx.</text:p>
      <text:p text:style-name="P112">(ipdm) La.iiiixx (et) xv. est dung h(o2)c qui desiroi<text:line-break/>vne ieune damoiselle pour estre samye (sol) la<text:line-break/>quelle luy manda (q1) sil luy vouloit faire mo(-)<text:line-break/>strer au moys de ianuier vng iardin plain<text:line-break/>de fleurs et herbe verte (q1)lle seroit sa dame<text:line-break/>par amours (sol) la(q1)lle chose sembloit estre a la<text:line-break/>dame impossible de faire. f.<text:tab/>C lxii.</text:p>
      <text:p text:style-name="P113">(ipdm) La.iiiixx (et) xvi. est de la fortune du roy<text:line-break/>charles victorieux de lamour de quoy il ayi<text:line-break/>moit vne pucelle (sol) la(q1)lle il maria (sol) apres par<text:line-break/>le consentem(e2)t du cheualier qui auec luy es<text:line-break/>toit fueillet.<text:tab/>Clxiii</text:p>
      <text:p text:style-name="P114">(ipdm) La.iiiixx (et) xvii. est dune fille quifut a<text:line-break/>moureuse dung roy (sol) la(q1)lle pour son amour<text:line-break/>cuida mourir se le roy ne la fust venue con<text:line-break/>forte : fueillet.<text:tab/>Clxv.</text:p>
      <text:p text:style-name="P115">(ipdm) La.iiiixx (et) xviii. est d(u2)gc(o2)paignon arhe<text:line-break/>noie qui pour lamour qui auoit a vng sien<text:line-break/>autre c(o2)paignon luy d(o2)na et liura sa propre<text:line-break/>f(e2)me pour espouser et la mena demourer a<text:line-break/>romme. fueillet.<text:tab/>Clxvi.</text:p>
      <text:p text:style-name="P116">(ipdm) La.iiiixx (et) xix. est dung cheualier qui re<text:line-break/>ceut honnorablem(e2)t se souldan en guise de<text:line-break/>marchant et luy presenta plusieurs dons (p3)<text:line-break/>quoy apres il en fut bien remunere en ses<text:line-break/>fortunes. f.<text:tab/>Clxix</text:p>
      <text:p text:style-name="P117">(ipdm) La derreniere et.c. est de griselidix mar<text:line-break/>quise de saluce (et) de la costance et vertu que<text:line-break/>elle eut en mariage. f.<text:tab/>Clxxvii.</text:p>
      <text:soft-page-break/>
      <text:p text:style-name="figure">&lt;image&gt;</text:p>
      <text:h text:style-name="Titre1" text:outline-level="1"><text:span text:style-name="pb">[f. aa5r]</text:span><text:line-break/>(ipdm) Cy c(o2)mence le prologue de iehan bo<text:line-break/>cace au liure des cent nouuelles.</text:h>
      <text:p text:style-name="P118"><text:span text:style-name="T119">E</text:span>N consider(a2)t que les anciens phi<text:line-break/>losophes et autres g(e2)ns clercs di<text:line-break/>gnes (et) approuuez ont dit que oyr<text:line-break/>les ditz de plusieurs (et) lire plusieurs liures<text:line-break/>tournoier par plusieurs pays (et) veoir plusi<text:line-break/>eurs choses font lh(o2)me deuenir saige pour<text:line-break/>ueu (q1) les choses (q2)l a oyes (sol) leues (sol) (et) veues<text:line-break/>il veuil retenir (et) mectre en son entendem(e2)t<text:line-break/>Je donc moy iehan bocace simple desprit de<text:line-break/>sirant la perfection de mon entendem(e2)t (sol) la(-)<text:line-break/>quelle est de scauoir ainsi c(o2)e to<text:span text:style-name="T120">9</text:span><text:s/>h(o2)mes na<text:line-break/>tellement le desirent (sol) ay voulu (p3) plusieurs<text:line-break/>parties des pays habiter (sol) affin que aucune<text:line-break/>chose ie peusse veoir et retenir qui me peust<text:line-break/>proffiter. Si tournay tout (p3) vng pays et<text:line-break/>par autre (q1) attiuay en la noble cite de flor(e2)<text:line-break/>ce (sol) es parties ditaliye Apres la tres fructu<text:line-break/>euse (et) saincte incarnation du benoist filz de<text:line-break/>dieu en lan Mil.cccc. (et) xlviii. En la(q1)lle<text:line-break/>cite estoit (et) auoit este la pestil(e2)ce si horrible<text:line-break/>et vigoreuse (q1) difficillement se pourroit ra<text:line-break/>compter : car ainsi c(o2)me affermoient les ci(-)<text:line-break/>toyens encores viu(a2)s et habitans en icelle<text:line-break/>dicte cite tant de peuple y estoit mort (q1) nul<text:line-break/>ne leust sceu rac(o2)pter. Et ne pouoient par<text:line-break/>sci(e2)ce naturelle d(o2)me trouuer aucun reme<text:line-break/>de conuenable pour soy preseruer dicelle pe<text:line-break/>rilleuse maladie de pestillence (sol) fors (q1) c(o2)seil<text:line-break/>prindrent en eulx de fouyt les lieux et la c(o2)<text:line-break/>uersation des malades (sol) (p3) quoy on dit qu on<text:line-break/>vit en icelle cite des choses piteables : car<text:line-break/>ainsi (q1) chascun t(e2)doit a son corps preseruer<text:line-break/>on veoit le filz deffaillir au pere (et) les par(e2)s<text:line-break/>lung a lautre (sol) (p3) quoy les poures malades<text:line-break/>nepouoient estre seruis ne folicitez (sol) d(o2)t plu<text:line-break/>sieurs mouroient (p3) faulte de seruice et de<text:line-break/>solicitation (sol) lesquelz ne fussent pas mors.<text:line-break/>On vint oultre plusieurs autres choses<text:line-break/>merucilleuses (sol) lesquelles po<text:span text:style-name="T121">9</text:span><text:s/>cause de brief<text:line-break/>uete ie laisse de rac(o2)pter (sol) fors (q1) pendant ce<text:line-break/>temps ie vis entrer dedans la noble eglise<text:line-break/>de saincte marie la neufue (sol) situee en ladicte<text:line-break/>cite de florence (p3) vng mardy matin sept ieu<text:line-break/><text:soft-page-break/>nes dames port(a2)s habitz de pitie sur elles<text:line-break/>monstrant la c(o2)passion (q1)lles auoient pour<text:line-break/>aucuns de leurs amys naturelz ou acquis<text:line-break/>lesquelz (p3) la vigueur de epidimie estoi(e2)t pe<text:line-break/>rilz. Lesquelles dames apres (q1) le diuin ser<text:line-break/>uice eut este celebre demouretent seules en<text:line-break/>leglise. Et voyant (q1) seules elles estoient<text:line-break/>demourees se assembler(e2)t en vng quartier<text:line-break/>de ladite eglise pour c(o2)uenir ensemble (et) par<text:line-break/>ler de gr(a2)des fortunes (et) miseres (q2) escheues<text:line-break/>estoient en noble cite de florence. Et pour<text:line-break/>ce (q1) ie ne vueil point n(o2)mer les propres n(o2)s<text:line-break/>dicelles dames (sol) affin deuiter toute mauuai<text:line-break/>se suspicion ie les n(o2)meray (p3) les noms qui<text:line-break/>sensuiuent. La prmiere qui la plus aagee es<text:line-break/>toit sera n(o2)mee P(a2)pinee (sol) la sec(o2)de Flamet<text:line-break/>te (sol) la tierce (sol) Philomene (sol) la quarte Emillye<text:line-break/>la cinquiesme Laurette (sol) la sixiesme Neiphil<text:line-break/>le (sol) et la septiesme Elisee. Et ainsi quelles<text:line-break/>estoient seantes ensemble c(o2)me en vng pe(-)<text:line-break/>tit cercle. Apres plusieurs souspirs (et) dures<text:line-break/>lamentati(o2)s c(o2)mencerent entre elles a par<text:line-break/>ler et rac(o2)pter plusieurs et diuer ses choses<text:line-break/>de la qualite du t(e2)ps et de la peste (q2) regnoit<text:line-break/>si c(o2)menca Pampinee qui estoit la plus an<text:line-break/>cienne des autrrs le langaige apres ce que<text:line-break/>licence leur eust demande de (p3)ler (et) leur dist<text:line-break/>Mes chieres dames vous voiez la gr(a2)de<text:line-break/>(et) miserable fortune qui regne (p3)my ceste cite<text:line-break/>et (q1) nul tant soit fort (sol) ou bien c(o2)plessionne<text:line-break/>ny peut arrester pour la pestill(e2)ce qui sur le<text:line-break/>peuple court (sol) (et) ny ont les saiges clercs estu<text:line-break/>dians en medecine sceu d(o2)ner aucun reme(-)<text:line-break/>de (sol) mais eulx mesmes croientla vengeance<text:line-break/>de dieu estre descendue sur le peuple de ceste<text:line-break/>cite pour les grans pechiez qui en celle ont<text:line-break/>est et sont de iour en iour (p3)petrez. Trop<text:line-break/>bien on d(o2)ne aucuns enseignem(e2)s c(o2)uena<text:line-break/>bles a resister c(o2)e de euiter la frequ(e2)tation<text:line-break/>des malades sans soy courtoucer : car cour<text:line-break/>toux debilite aucunem(e2)t la nature de la per<text:line-break/>sonne auec ce (q1) la maladie est si tres cont(a2)<text:line-break/>gieuse (q1) non seulem(e2)t les creatures naturel<text:line-break/>les frequent(a2)s auec les enfermes sont in(-)<text:line-break/>fectees (p3) la grant feteur et putre facion de<text:line-break/><text:span text:style-name="pb">[f. aa5v]</text:span><text:line-break/>la maladie (sol) mais (q2) plus fort est les bestes<text:line-break/>mues (q2) ded(a2)s leurs maisons entrent (sol) par<text:line-break/>quoy les medecins ont deffendu la frequ(e2)(-)<text:line-break/>tation d(o2)t cest gr(a2)t pitie qu(a2)t lung ne peut<text:line-break/><text:soft-page-break/>suruenir a lautre (sol) mais chascun desire la sal<text:line-break/>uation (sol) (p3) quoy mes belles dames et seurs<text:line-break/>nous deu(o2)s c(o2)siderer (q1) nous s(o2)mes daussi<text:line-break/>fragille matiere et non pas de fer ne (sol) dacier<text:line-break/>plus (q1) les autres (sol) (et) deu(o2)s craindre (q1) le pe(-)<text:line-break/>ril (et) d(a2)gier de lorrible maladie sur nous ne<text:line-break/>chee. Si dy soubz la correction de vo<text:span text:style-name="T122">9</text:span><text:s/>au(-)<text:line-break/>tres (sol) et me semble (q1) bon seroit (q1) en suiant<text:line-break/>les lieux dangereux et infectz nous (sol) toutes<text:line-break/>sept ensemble allissi(o2)s hors de la cite en au<text:line-break/>cun villaige loing de g(e2)s ou nous pourti(o2)s<text:line-break/>pr(e2)dre du bon aer ce t(e2)ps nouueau. Nous<text:line-break/>ny aurons aucunes mauluaises odeurs ne<text:line-break/>pu(a2)tises (sol) no<text:span text:style-name="T123">9</text:span><text:s/>aurons la tedol(e2)ce des belles<text:line-break/>fleuretes (sol) no<text:span text:style-name="T124">9</text:span><text:s/>aurons le ch(a2)t des oyseaulx<text:line-break/>(q2) tant sont melodieux (sol) no<text:span text:style-name="T125">9</text:span><text:s/>serons en s(u2)brai<text:line-break/>ge des beaulx arbres verdoi(a2)s (sol) no<text:span text:style-name="T126">9</text:span><text:s/>aur(o2)s<text:line-break/>ses fruictz nouueaulx (q2) tant sont delicieux<text:line-break/>nous aur(o2)s laer cler (et) nect sans auc(u2)e in(-)<text:line-break/>fection (sol) (et) pourr(o2)s ensemble pr(e2)dre desduit<text:line-break/>c(o2)pter aucunes nouuelletes (sol) et dire ch(a2)son<text:line-break/>nettes en pass(a2)t melencolie iusques a ce (q1) la<text:line-break/>vigueur de la maladie vig(e2)te en nostre cite<text:line-break/>(q2) tant estoit desolee soit faillie (sol) et me s(e2)ble<text:line-break/>(q1) faire le pou(o2)s sans aucune re(p2)hention de<text:line-break/>desh(o2)neur veu (et) c(o2)sidere (q1) non seulem(e2)t les<text:line-break/>personnes fr(a2)ches a sans lien le font (sol) mais<text:line-break/>semblablem(e2)t les f(e2)mes recluses et relieu(-)<text:line-break/>ses (q2) de tout delit se doiu(e2)t abstenir le font<text:line-break/>et en sont disp(e2)sees (sol) affin deuiter le d(a2)gier (sol)<text:line-break/>et nous (q2) au(o2)s nostre liberal arbitre (sol) pour<text:line-break/>quoy sans preiudice ne le ser(o2)s nous (sol) d(o2)t ie<text:line-break/>ne puis ymaginer (q1) en puiss(o2)s receuoir blas<text:line-break/>me ne vilennie (sol) mais a iuste tiltre po<text:span text:style-name="T127">r</text:span><text:s/>nostre<text:line-break/>salut le pou(o2)s faire (sol) et mener auec no<text:span text:style-name="T128">9</text:span><text:s/>noz<text:line-break/>ch(a2)berieres pour nous seruir et saisser noz<text:line-break/>maisons piteusem(e2)t vuidees (p3) fortune de<text:line-break/>la mort cruelle qui est en nostre cite (sol) si vous<text:line-break/>prie mes chieres dames (q1) de ce me vueillez<text:line-break/>donner vostre oppinion. Apres ce (q1) Pam<text:line-break/>pince eut fait ceste narration les autres fu<text:line-break/>rent fort ioyeuses densuiure son conseil (sol) et<text:line-break/>furent presque toutes prestes de se mectre<text:line-break/>en chemin pour aller aux villaiges (sol) ainsi (q1)<text:line-break/>pampinee conseilloit disant que cestoit cho<text:line-break/>se c(o2)uenable (sol) mais philomene saige (et) discre<text:line-break/>te ains que (p3)tir leur dist. Mes chieres da<text:line-break/>mes seurs et c(o2)paignes combien que pam<text:line-break/>pinee ait honnestement parle de ce (q2) pour<text:line-break/>vostre salut est de cent (sol) Neantmoins il ne<text:line-break/><text:soft-page-break/>nous conuient point si tost (sol) courir sans a(-)<text:line-break/>uoir deliberation (sol) comme honnestement le<text:line-break/>pourons faire. Et ia soit ce que aucune de<text:line-break/>entre nous sept (q2) ne soit assez saige (et) discre<text:line-break/>te pour bien soy gouuerner (et) (q1) toutes ens(e2)<text:line-break/>ble soions assez de noble couraige pour res<text:line-break/>iouyr et conforter lung lautre (sol) touteffoys<text:line-break/>il me semble que c(o2)paignie de femme sans<text:line-break/>aucun h(o2)me a les conduire nest pas (sol) bonne<text:line-break/>Or maintenant tous noz parens freres (sol)<text:line-break/>cousins (et) amis ou la plus part sont trespas<text:line-break/>sez ainsi que chascune de nous scet (sol) lesquelz<text:line-break/>nous eussent peu conduire a nostre voulen<text:line-break/>te sans deshonneur si feussent encores (sol) vi(-)<text:line-break/>uans. Et se ainsi est de nous prends estr(a2)(-)<text:line-break/>giers a no<text:span text:style-name="T129">9</text:span><text:s/>c(o2)duire le peuple pourra auoir<text:line-break/>aucune suspicion de mal en no<text:span text:style-name="T130">9</text:span><text:s/>si me semble<text:line-break/>que bon seroit dy aduiser. Ce temps pen<text:line-break/>dant que celles dames estoient enlangaige<text:line-break/>de trouuer conducteurs pour aller prendre<text:line-break/>soulas (et) passer ennuy sur le villaige en fuy<text:line-break/>ant la regi(o2) infecte entrer(e2)t en ladite eglise<text:line-break/>de nostre dame la neufue troys amoureux<text:line-break/>iouuenceaulx en laage de.xx.ans ou enui(-)<text:line-break/>ron (sol) lesquelz pour fortune ne aduersite de<text:line-break/>pestilence nauoient peu restaindre le feu da<text:line-break/>mours dont fort estoient embrasez (sol) et estoi<text:line-break/>ent appellez (sol) lung Pamphille (sol) lautre Phi(-)<text:line-break/>lostrace (sol) et le tiers auoit nom dyonee.</text:p>
      <text:p text:style-name="P131">Ilz estoient doulz (sol) plaisans et amiables (sol)<text:line-break/>Lesquelz iouuenceaulx ne queroient fors<text:line-break/>que esbatemens pour passer ioyeusement<text:line-break/>le temps. Drestoient entre les sept dictes<text:line-break/>Dames le troys amoureuses des troys<text:line-break/>ieunes iouuenceaulx (sol) ainsi que les autres<text:line-break/><text:span text:style-name="pb">[f. aa6r]</text:span><text:line-break/>se sceurent bien apparceuoir. Lors dist p(a2)(-)<text:line-break/>pince (q1)lles deuoient louer fortune qui leur<text:line-break/>auoit enuoye les troys h(o2)mes yvoines et<text:line-break/>suffisans a les c(o2)duire la ou elles vouloi(e2)t<text:line-break/>aller et sil leur plaist de no<text:span text:style-name="T132">9</text:span><text:s/>faire celle cour<text:line-break/>toysie gr(a2)de folie sera a nous de les refuser<text:line-break/>Car oy(a2)t neyphille amoureuse de l(u2)g des<text:line-break/>iouuenceaulx dist (q1)lles deuoient craindre<text:line-break/>la reprehention h(o2)teuse de les mener auec<text:line-break/>eulx au villaige pource (q1) la c(o2)mune renom<text:line-break/>mee estoit (q1) iceulx iouu(e2)ceaulx estoi(e2)t tous<text:line-break/>chez de lamour dauc(u2)es d(e2)tre eulx (sol) (p3) quoy<text:line-break/>a paine si voulut accorder. Adonc resp(o2)dit<text:line-break/>philomene disant ainsi. Il ne me chault de<text:line-break/><text:soft-page-break/>la reprehension fors (q1) ie viue h(o2)nestement<text:line-break/>(et) (q1) consci(e2)ce me remorde : car dieu scet tout<text:line-break/>et vouloroie dist elle (q1) ce fust se plaisir de ces<text:line-break/>trops plaisans mignons de venir auec no<text:span text:style-name="T133">9</text:span><text:line-break/>et puis en parlast (q2) vouldroit (sol) et de ce (q1)lle<text:line-break/>eut dit toutes les autres en furent conten<text:line-break/>tes (sol) et appeller(e2)t les trois iouu(e2)ceaulx aus<text:line-break/>quelz pampinee (q2) cousine estoit de lung en<text:line-break/>les saluant honnestem(e2)t parla (sol) et leur dist<text:line-break/>et declaira ce (q2)lz auoyent entreprins en les<text:line-break/>suppliant de (p3) elle (et) toutes les autres quil<text:line-break/>leur pleust leur tenir c(o2)paignie pour aller<text:line-break/>la ou ilz vouloi(e2)t (sol) aller de laquelle chose les<text:line-break/>iouuenceaulx fur(e2)t fort ioyeulx (sol) prestez et<text:line-break/>appareillez de lac(o2)plir. Si determinerent<text:line-break/>entre eulx tant iouuenceaulx que dames se<text:line-break/>lieu ou villaige ou ilz vouloi(e2)t aller (sol) et est<text:line-break/>vng chasteau a deux petites lieues de flor(e2)<text:line-break/>ce dont ilz vouloyent partir (sol) (et) se disposer(e2)t<text:line-break/>les troys iouu(e2)ceaulx auec leurs troys ser<text:line-break/>uiteurs et les sept dames auec aucunes de<text:line-break/>leurs ch(a2)berieres (sol) et (p3)tirent le mercredy a<text:line-break/>laube du iour hors celle cite de flor(e2)ce (sol) (et) che(-)<text:line-break/>minerent iusques a celluy chasteau quilz a<text:line-break/>uoient determine (sol) le(q1)l estoit sur le coupeau<text:line-break/>dune m(o2)taigne enuironne darbres fructu(-)<text:line-break/>eux (sol) to<text:span text:style-name="T134">9</text:span><text:s/>florissans (et) si beaulx (q1) cueur d(o2)me<text:line-break/>pourroit souhaiter (sol) (et) estoit celluy chasteau<text:line-break/>garny de toutes choses plaisantes et neces<text:line-break/>saires au corps d(o2)me pour necessite de na(-)<text:line-break/>ture et plaisance mondaine auoit tant et en<text:line-break/>si gr(a2)t habond(a2)ce (q1) a paine langaige d(o2)me<text:line-break/>souffiroit a le dire (sol) ne plume escrire po<text:span text:style-name="T135">r</text:span><text:s/>les<text:line-break/>excellentes doulceurs et beaultez (q2) estoi(e2)t<text:line-break/>tant en icelluy chasteau (q1) es tardins (sol) ver<text:line-break/>giers (sol) preaulx (sol) tournelles (sol) galleries et au(-)<text:line-break/>tres choses plaisantes d(o2)t ilz estoi(e2)t enui(-)<text:line-break/>ronne. Pour laquelle habond(a2)ce de beaul(-)<text:line-break/>te la estant to<text:span text:style-name="T136">9</text:span><text:s/>les trois iouuenceaulx (et) les<text:line-break/>dames louerent tres fort le conseil et oppi(-)<text:line-break/>nion de p(a2)pinee (sol) (q2) a ce les auoit induis d(o2)t<text:line-break/>moult furent ioyeux puis deliberer(e2)t dung<text:line-break/>accord pour viure plu<text:span text:style-name="T137">9</text:span><text:s/>ioyeusement en cel(-)<text:line-break/>luy noble chasteau c(o2)stituer entre eulx vng<text:line-break/>ou vne qui seroit le maistre et principal che<text:line-break/>uetain alternatiuem(e2)t chascun a son tour (et)<text:line-break/>auroit puissance de c(o2)mander dur(a2)t le iour<text:line-break/>de son regne (p3) tous les autres ce (q2)l luy plai(-)<text:line-break/>roit c(o2)mander en tout soulas et esbatem(e2)t (sol)<text:line-break/>(et) ord(o2)ner(e2)t (q1) celluy ou celle (q2) premier gou<text:line-break/><text:soft-page-break/>uerneroit lheure de vespres vne pourroit<text:line-break/>ord(o2)ner a la succession du gouuernem(e2)t cel<text:line-break/>luy ou celle (q1) luy plairoit. Et pour la (p2)mie<text:line-break/>re iournee efleurent lune des dames (sol) cestas<text:line-break/>sauoir p(a2)pinee (sol) la(q1)lle auoit este cause de la<text:line-break/>conu(e2)cion et luy d(o2)nerent plaine puissance<text:line-break/>de ord(o2)ner (et) faire a son plaisir dur(a2)t son re<text:line-break/>gne (sol) et en signe de la premiere maieste royal<text:line-break/>le (q2) luy estoit d(o2)nee philomenee saige et dis<text:line-break/>crete (sol) luy pres(e2)ta vng chappeau de fueilles<text:line-break/>de laurier en denot(a2)t (q1)lle auoit honneur ex<text:line-break/>cell(e2)t : car celluy arbre d(o2)t le cappeau estoit<text:line-break/>fait emporte la lou(e2)ge de to<text:span text:style-name="T138">9</text:span><text:s/>autres. Et a(-)<text:line-break/>pres ceste election faicte pampine c(o2)e royne<text:line-break/>esleue c(o2)uorales seruite<text:span text:style-name="T139">r</text:span>s des iouu(e2)ceaulx<text:line-break/>et les ch(a2)berieres des dames (sol) et leur bailla<text:line-break/>a chascun son office en celluy chasteau pour<text:line-break/>h(o2)nestem(e2)t seruir (sol) et premier au varlet dyo<text:line-break/>nee n(o2)me parmenon c(o2)manda seruir en sal<text:line-break/>le de toutes choses necessaires (et) vtiles t(a2)t<text:line-break/>aux h(o2)mes c(o2)e aux f(e2)mes. Asiriste varlet<text:line-break/>de pamphille ord(o2)na la tresorerie (et) desp(e2)ce<text:line-break/>de la maison (sol) (et) c(o2)stitua tindare seruiteur de<text:line-break/>philomene ch(a2)brier de la maison. Et apres<text:line-break/>ord(o2)na pampinee (q2) regnoit sa ch(a2)beriere et<text:line-break/>misee lis (q1) ch(a2)beriere de laurettre (sol) (et) strausye<text:line-break/><text:span text:style-name="pb">[f. aa6v]</text:span><text:line-break/>ch(a2)beriere de flamette a nectoyer les cham<text:line-break/>bres (sol) faire les lictz et leciues (sol) et tenir h(o2)nes<text:line-break/>tement le lieu en deffendant aux seruiteurs<text:line-break/>sur paine de inobedi(e2)ce raporter auc(u2)e nou<text:line-break/>uelle selle nestoit gracieuse et plais(a2)te (sol) puis<text:line-break/>d(o2)na la royne congie a tous et a toutes de<text:line-break/>soy aller esbatre (p3)my les lieux plaisans du<text:line-break/>dit chasteau iusques a lheure de tierce qu(a2)t<text:line-break/>ilz lorroient sonner a florence. Si allerent<text:line-break/>seigneurs et dames iouer ius(q1)s a celle heu<text:line-break/>re (sol) et icelle sonnee se retirer(e2)t au lieu deter<text:line-break/>mine (q2) estoit vne salle (sol) la(q1)lle ilz trouuer(e2)t<text:line-break/>deuement ord(o2)nee (et) fust pour receuoir vng<text:line-break/>empereur ou vng roy. Jllec prindrent leur<text:line-break/>refection plais(a2)ment (et) a leur aise. Et apres<text:line-break/>graces r(e2)dues a dieu de leur disner ilz eur(e2)t<text:line-break/>les instrumens de musique et d(a2)serent to<text:span text:style-name="T140">9</text:span><text:line-break/>ensemble iouu(e2)ceaulx et dames. Et qu(a2)t<text:line-break/>ilz eurent dance (p3) vne espace de t(e2)ps sen al(-)<text:line-break/>lerent reposer. Et apres (q1) la royne pampi<text:line-break/>nee eut a son appetit repose (sol) elle fist leuer les<text:line-break/>autres (q2) reposoi(e2)t (et) les mena aux iardins<text:line-break/>et vergiers de plaisance dont tout le chaste<text:line-break/><text:soft-page-break/>au estoit enuironne (sol) puis les fist seoir des<text:line-break/>soubz vng teil delicieux en vng preau reuer<text:line-break/>dissant (sol) clos et ord(o2)ne de toutes fleurs a(-)<text:line-break/>romatiques (sol) et la ord(o2)na (q1) pour solacier la<text:line-break/>c(o2)paignie elle et chascun diceulx a son tour<text:line-break/>c(o2)pteroit vne fable ou hystoire ioyeuse (sol) d(o2)t<text:line-break/>chascun et chascune fust c(o2)tent Et en c(o2)p(-)<text:line-break/>tant celles hystoires (et) fables fur(e2)t six io<text:span text:style-name="T141">r</text:span>s<text:line-break/>dur(a2)t (sol) lesquelz six iours iceulx iouu(e2)ceaulx<text:line-break/>et iouuencelles se entrec(o2)pterent cent nou<text:line-break/>uelles pour resioyr lung lautre (sol) lesquelles<text:line-break/>cent nouuelles par eulx dictes (et) rac(o2)ptees<text:line-break/>sont venues a la congnoissance de moy Je<text:line-break/>han bocace deuant n(o2)me (sol) et est mon inten(-)<text:line-break/>cion au plaisir de dieu si mon poure petit en<text:line-break/>tendem(e2)t le peut supporter de reciter lesdic<text:line-break/>tes cent nouuelles les pl<text:span text:style-name="T142">9</text:span><text:s/>ioyeuses (et) prouf<text:line-break/>fitables (q1) ie pourray (sol) et en c(o2)poser vng pe(-)<text:line-break/>tit liure c(o2)pendieux qui sera appelle le liure<text:line-break/>des cent nouuelles pour recreer les enten(-)<text:line-break/>demens de ceulx (q2) le liront ou orront (sol) affin<text:line-break/>que ainsi (q1) les troys iouu(e2)ceaulx (et) les sept<text:line-break/>dames en les rac(o2)ptant passerent la grant<text:line-break/>melencolie et tristesse ou ilz estoient. A cau<text:line-break/>se de la tres grant c(o2)tinuelle venimeuse et<text:line-break/>espouentable pestilence (q2) pour lors regnoit<text:line-break/>en leur cite de florence (sol) tous ceulx et celles<text:line-break/>qui icelles nouuelles ioyeuses orront puis<text:line-break/>sent prendre aucun plaisir. Et c(o2)menceray<text:line-break/>a la premiere iournee en la(q1)lle dame Pam<text:line-break/>pinee estoit royne (sol) et c(o2)manda a P(a2)hpille<text:line-break/>noble et plaisant iouuenceau que il c(o2)mens<text:line-break/>cast a rac(o2)pter auc(u2)e chose ioyeuse pour res<text:line-break/>iouir la c(o2)paignie (sol) lequel Pamphille doult<text:line-break/>et amiable voulant obsetuer les constituti<text:line-break/>ons faictes entre eulx c(o2)menca a rac(o2)pter<text:line-break/>lystoire que verres cy apres. Si supplie<text:line-break/>aux auditeurs (et) lecteurs de ce petit liure sil<text:line-break/>ya aucunes faultes de langaige ou de belle<text:line-break/>narration quil leur plaise me pardonner (sol) et<text:line-break/>la capacite de mon petit ent(e2)dem(e2)t excuser.</text:p>
      <text:p text:style-name="p"><text:span text:style-name="pb">[f. 1r]</text:span></text:p>
      <text:soft-page-break/>
      <text:h text:style-name="Titre1" text:outline-level="1">(ipdm) Cy ensuit la premiere nouuelle selon<text:line-break/>que racompte Pamphile iouuenceau<text:line-break/>premier ordonne par pampinee royne<text:line-break/>pour la premiere iournee (sol) et dit ainsi<text:line-break/>pamphile.</text:h>
      <text:p text:style-name="figure">&lt;image&gt;</text:p>
      <text:p text:style-name="P143"><text:span text:style-name="T144">D</text:span>Ames d(o2)neur puis que<text:line-break/>dieu (et) fortune nous ont<text:line-break/>donne eut de estre assem(-)<text:line-break/>blez en ce lieu delectable<text:line-break/>tant plain (sol) de amenite de<text:line-break/>doulceur et beaulte que dire ne pourroye (sol)<text:line-break/>car les preminences souueraines de celluy<text:line-break/>lieu surmont(e2)t mon entendement. Puis<text:line-break/>aussi que de vostre grace auec vous sept (et)<text:line-break/>mes trois c(o2)paignons ia soit que indigne<text:line-break/>maues recueilli (sol) en obeissant a linstitucion<text:line-break/>et deliberation par entre nous dung bon (et)<text:line-break/>amiable acord faicte sus le fait de nostre re<text:line-break/>gime pour nous maintenir plaisamm(e2)t (et)<text:line-break/>passer ennuy. Je vueil racompter vne his<text:line-break/>toire ainsi que la noble et honneste dame<text:line-break/>pampinee par nous tous en ce iour royne<text:line-break/>gubernatoire de nostre train determinee<text:line-break/>ma voulu commander. Laquelle histoire<text:line-break/>sil vous plaist escouteres et la mettres en<text:line-break/>memoire affin sil ya aucune chose deffica(-)<text:line-break/>cite (q1)lle vous puisse pronffiter. Vous sup<text:line-break/>pliant que si en la racompt(a2)t ie faitz aucn(-)<text:line-break/>cune faulte (sol) on redicte ou se ie parle mains<text:line-break/>entendiblement que ne deusse la debilite de<text:line-break/>mon poure esperit supportes.</text:p>
      <text:p text:style-name="P145"><text:span text:style-name="T146">I</text:span>Ay leu aux anciennes hystoires<text:line-break/>dung grant et puissant cheualier<text:line-break/>n(o2)me messire mussiat de franches(-)<text:line-break/>tes le(q1)l estoit tresriche (sol) (et) voulut aller en<text:line-break/>tostannee auecques charles sans terre fre<text:line-break/>re du roy de france : le(q1)l y alloit a la reques<text:line-break/>te du pape (sol) mais celluy mussiat qui tresti(-)<text:line-break/>che estoit ne pouoit trouuer homme seur a<text:line-break/>qui il baillast la garde de ses richesses (et) aus<text:line-break/>si la charge de contraindre ses debteurs des<text:line-break/>quelz auoit en plusieurs lieux (sol) (et) principale<text:line-break/>m(e2)t en bonrgoigne. Or ne pouoit icelluy<text:line-break/>mussiat iouyt de ces bourgoignons et les<text:line-break/>disoit cauteleux (et) fort barateux (sol) si eust bien<text:line-break/>voulu auoit trouue h(o2)me expert pour les<text:line-break/>faire venir a raison. Sy fut aduerty de<text:line-break/><text:soft-page-break/>vng nomme cappellet du pry lequel estoit<text:line-break/>notaire en court et estoit icelluy cappellet<text:line-break/>de tout le monde c(o2)gneu (et) non seulement<text:line-break/>que par son nom. Et viuoit et auoit ves(-)<text:line-break/>cu ce maistre capellet de vie tresdeshonnes(-)<text:line-break/>te : car ainsi (q1) ie trouue il estoit tresorguil(-)<text:line-break/>leux (sol) tresauaricieux (sol) tres(p3)eceux au seruice<text:line-break/>et a lac(o2)plissement de b(o2)nes meurs (sol) mais<text:line-break/>prest tousiours (et) appareille a tout mal fai<text:line-break/>re (sol) tresennuieux sur autruy tant sur les<text:line-break/>biens que sur la renommee treffurieux et<text:line-break/>mauluais (sol) tresglouton et inabstinent (sol) tres<text:line-break/>lurieux non pas auec(q1)s femmes ainsi que<text:line-break/>droit de nature le permet (sol) mais lubrique(-)<text:line-break/>ment et contre nature (sol) car onc(q1)s en sa vie<text:line-break/>auec femme ne voulut habiter mais tous<text:line-break/>iours en despit(a2)t dieu (et) la court celestielle<text:line-break/>se efforcoit a ac(o2)plir ce tresenorme pechie<text:line-break/>de bougrerie qui tant a dieu et au monde<text:line-break/>desplaist (sol) de toutes les oeuures de miseri<text:line-break/>corde en sa vie ne acomplist pas vne mais<text:line-break/>haioit (et) vituperoit ceulx qui les acomplis<text:line-break/>soient (sol) tous les commandemens de la loy<text:line-break/>tr(a2)sgressoit. Premierem(e2)t cestoit le plus<text:line-break/><text:span text:style-name="pb">[f. 1v]</text:span><text:line-break/>grant blasphemateur qui fust et iuroit et<text:line-break/>pariuroit le nom de dieu (et) des sainctz cous<text:line-break/>tumierement en les despitant. Les festes<text:line-break/>iamais ne gardoit : mais plustost ses gr(a2)s<text:line-break/>peches et oeuures deceptiues en icelles a(-)<text:line-break/>complissoit. Son pere ne sa mere ne ses<text:line-break/>bienfaicteurs iamais ne ayma ne ne leur<text:line-break/>porta honneur ne reuer(e2)ce (sol) mais plus tost<text:line-break/>les mauldissoit. Cestoit le plus fort meur<text:line-break/>drier de fait (et) de voulente qui fust : (et) ne luy<text:line-break/>souffisoit pas de auoir fait aucun murdie<text:line-break/>mais par chascun iour successiuem(e2)t se de<text:line-break/>lectoit a le veoir faire et estre en c(o2)paignie<text:line-break/>ou len le faisoit. Les biens daultruy par<text:line-break/>tout ou il pouoit larcineusement prenoit (et)<text:line-break/>iamais ne les restituoit. Quant est de<text:line-break/>faulx tesmoignages (et) iniques tournans<text:line-break/>au preiudice daultruy il en auoit porte in(-)<text:line-break/>numerables sans craindre a soy pariurer<text:line-break/>plus que a boire du vin (sol) (et) luy qui notaire<text:line-break/>estoit nauoit point de h(o2)te pour auoir fait<text:line-break/>aucun mauluais c(o2)tract (et) vicieux : laquel(-)<text:line-break/>le chose communement faisoit : (et) la chose (q1)<text:line-break/>pl<text:span text:style-name="T147">9</text:span><text:s/>hayoit cestoit dieu (et) leglise (sol) mais amoit<text:line-break/>la frequ(e2)tacion des lieux reprouues (et) des<text:line-break/><text:soft-page-break/>honnestes (sol) comme tauernes (sol) bourdeaulx<text:line-break/>ieux de dez (sol) de cartes (sol) (et) de billes (et) tieulx<text:line-break/>lieux la ou se faisoient conuenti(o2)s de g(e2)s<text:line-break/>de mauluaise c(o2)uersation : mais non obst(a2)t<text:line-break/>les gr(a2)s malefices innumerables de quoy<text:line-break/>il estoit plain neantmoins pourtant quil<text:line-break/>estoit treffort malicieux : ledit messire mus<text:line-break/>siat le voulut auoit pour le enuoyer con(-)<text:line-break/>traindre les bourgoign(o2)s (q2) luy debuoi(e2)t<text:line-break/>argent considerant que silz estoient maul(-)<text:line-break/>uais (et) deceuables encor le seroit plus le c(o2)<text:line-break/>missaire (q2)l leur enuoioit (sol) cestassauoir mais<text:line-break/>tr Ce apellet (sol) et luy promist bons gaiges<text:line-break/>mais (q1) bien le seruist (sol) de la(q1)lle chose fut ioy<text:line-break/>eulx celluy capellet c(o2)sidere (q1) chascun iour<text:line-break/>il estoit oysif (sol) (et) lors passa ledit messire mus<text:line-break/>siat procuration (et) lettres fauorisables luy<text:line-break/>bailla pour soy adresser et faire conduyre<text:line-break/>par le moyen de la congnoissance que son<text:line-break/>maistre auoit au pays. Sy partit capellet<text:line-break/>dauecques mussiat et sen alla en bourgoi(-)<text:line-break/>gne ou il estoit de tous incongneu. Et en<text:line-break/>ce lieu comme procureur receut plusieurs<text:line-break/>argens et finances pour son maistre (sol) (et) le<text:line-break/>fist assez courtoisem(e2)t ia soit ce que ce fust<text:line-break/>contre sa nature en receuant celles debtes<text:line-break/>lesquelles du premier iour ne pouoit pas<text:line-break/>receuoir (sol) se retrahit (et) heberga en la maison<text:line-break/>de deux lombars freres natifz de florence.<text:line-break/>Lesquelz estoient fort vsuriers damours<text:line-break/>a dyion. Et pour la faueur du seigueur<text:line-break/>cheualier receurent tresh(o2)nestement mais(-)<text:line-break/>tre capellet. Et certain temps apres quil<text:line-break/>fut logie en leur maison fut esprins de ma(-)<text:line-break/>ladie (sol) et ce voy(a2)s les deux freres luy fir(e2)t<text:line-break/>hastiuem(e2)t venir les medecins (sol) mais non<text:line-break/>obst(a2)t toute medecine et toute solicitacion<text:line-break/>que on luy feist il alloit tousiours en dimi<text:line-break/>nution. Si considerer(e2)t ens(e2)ble les deux<text:line-break/>freres (et) dit(e2)t l(u2)g a lautre. Mon frere no<text:span text:style-name="T148">9</text:span><text:line-break/>s(o2)mes tresmal de capellet qui se trespasse<text:line-break/>en nostre maison (sol) se nous le mettons hors<text:line-break/>deuant quil soit trespasse veu que lauons<text:line-break/>soustenu vne espace de t(e2)ps malade ce no<text:span text:style-name="T149">9</text:span><text:line-break/>sera grant reprouche. Oultre (sol) si nous le<text:line-break/>gardons iusques a la mort il a este de si<text:line-break/>mauuaise vie et conuersacion quil ne voul<text:line-break/>dra c(o2)fesser ne recongnoistre a prestre quel<text:line-break/>conques ses malefices par quoy on ne luy<text:line-break/>baillera sacrement aucun plus que a vng<text:line-break/><text:soft-page-break/>incredule. Lors comme vne beste mue a(-)<text:line-break/>pres la mort sera son corps mis en lieu pro<text:line-break/>phane (sol) et a cause de ce viendr(o2)t inserer les<text:line-break/>gens de ceste ville qui nous hayent que de<text:line-break/>uons estre repelles hors de la ville disans<text:line-break/>que entre nous l(o2)bars sommes infideles<text:line-break/>et indignes destre entre les chrestiens (sol) et<text:line-break/>nous pourr(o2)t tollir noz biens et forbanir<text:line-break/>de leur terre (sol) si mesbahys (q1) de ce fer(o2)s. Or<text:line-break/>faisoient ces deux freres ceste conuention<text:line-break/>de langage aupres du lieu ou estoit capellet<text:line-break/>gisant en maladie (q2) oyt tout ce que auoi(e2)t<text:line-break/>propose les deux lombars. Si les appel(-)<text:line-break/>la (et) leur dist (sol) beaulx seigneurs iay ouy tout<text:line-break/>ce que auez racompte au regard de la doub<text:line-break/><text:span text:style-name="pb">[f. 2r]</text:span><text:line-break/>te que faictes sur moy ne vous en soucies<text:line-break/>car ie feray si bien a mon cas que vous ne<text:line-break/>aures point de dommage pour moy. Car<text:line-break/>puis que ainsi est que durant ma vie iay<text:line-break/>este si peruers enuers dieu et pour tant de<text:line-break/>faultes (et) pechies il est courrousse a moy (sol)<text:line-break/>pour luy faire encor vne faulte au de(p3)tir du<text:line-break/>corps et de lame il ne sen courroussera ia<text:line-break/>plus fort. Je vous pry que me faces ve(-)<text:line-break/>nir vng c(o2)fesseur. Auquel fut amene vng<text:line-break/>ancien pere cordelier saint homme et de b(o2)<text:line-break/>ne vie bien fonde parfaictement en science<text:line-break/>Et quant il fut pres du lit ou estoit le ma(-)<text:line-break/>lade il commenca a le reconforter en luy de<text:line-break/>mandant combien de temps il auoit este<text:line-break/>sans se confesser. Lors capellet qui onc(q1)s<text:line-break/>ne sestoit confesse luy respondit. Beau pe<text:line-break/>re iay eu coustume de me confesser a tout<text:line-break/>le moins vne fois lan et voulentiers plu<text:line-break/>sieurs (sol) c(o2)me aux bonnes festes. Et saches<text:line-break/>que puis le temps que ie suis malade me<text:line-break/>fusse confesse si neust este le mal qui ma d(o2)<text:line-break/>ne (e2)nuy (sol) dont le beau pere le loua de auoir<text:line-break/>coustume de soy confesser si souuent en es(-)<text:line-break/>perant nauoit gueres de paine a linterro(-)<text:line-break/>guer en le confessant. Si dist cappellet.</text:p>
      <text:p text:style-name="p">Saiches beau pere que quelque c(o2)fession<text:line-break/>particuliere que iaye faicte iay tousiours<text:line-break/>coustume de moy confesser generalement<text:line-break/>en chascune confession de tous les maulx<text:line-break/>(q1) ie fis onc de puis le iour (q1) ie fu nay ius(q1)s<text:line-break/>au derrenier. Si vo<text:span text:style-name="T150">9</text:span><text:s/>prie mon beau pere (q1)<text:line-break/>me vueilles interroguer de chascun pechie<text:line-break/>et des commandemens de la loy affin que<text:line-break/><text:soft-page-break/>se iay offense ie men aduertisse. Adonc le<text:line-break/>beau pere le iterrogua et luy dem(a2)da (sol) mon<text:line-break/>amy as tu point este luxurieux. Capellet<text:line-break/>respondit faignant souspirer. Las mon<text:line-break/>beau pere se ie vo<text:span text:style-name="T151">9</text:span><text:s/>dy la verite aduis vo<text:span text:style-name="T152">9</text:span><text:line-break/>sera que ie vouldray prendre en moy vaine<text:line-break/>gloire. Si dist le beau pere (sol) tiens mon<text:line-break/>amy (sol) ce nest point vaine gloire de dire ve(-)<text:line-break/>rite en confession. Adoncques dist ca(-)<text:line-break/>pellet (sol) puis que vous men asseures que en<text:line-break/>vous disant verite ie ne offenseray point<text:line-break/>ie vous respons que depuis que ie suis ne<text:line-break/>auecques femme quelque quelle fust ne ha<text:line-break/>bite ne neuz voulente. Et disoit vray (sol) car<text:line-break/>en desprisant les oeuures de nature estoit<text:line-break/>lubricque tres venimeux (sol) de laquelle resp(o2)<text:line-break/>ce se esmerueilla le beau pere comme celluy<text:line-break/>capellet qui auoit este delicieusement nour<text:line-break/>ry et parmy le monde (sol) nen auoit eu aucune<text:line-break/>voulente et a tout le moins quant ceulx<text:line-break/>mesmes qui sont religieux (et) tenus clos en<text:line-break/>ont souuent des amonitions (sol) si collauda<text:line-break/>fort capellet (et) luy dist (sol) tu soyes de dieu he(-)<text:line-break/>noist sauoir este si continent en ta vie (sol) cuy<text:line-break/>dant que ce fust vng tres sainct homme.<text:line-break/>En apres le interrogua sil auoit point este<text:line-break/>glouton. Et capellet luy respondit Beau<text:line-break/>pere iai eu de coustume de ieuner tousiours<text:line-break/>trois quar(a2)taines en lan. Et oultre deux<text:line-break/>fois la sepmaine au pain et a leaue (sol) non ob<text:line-break/>stant quil nen fust rien. Mais iay offen(-)<text:line-break/>se en tant que quant ie ieunoye (sol) ie prenoie<text:line-break/>si gr(a2)t appetit aux vi(a2)des que cestoit mer<text:line-break/>ueilles (sol) specialement quant iauoie fort tra<text:line-break/>uaille en ieunes (et) oraisons (sol) iay oultre desi<text:line-break/>re aucuneffois auoir vne sallade ou telles<text:line-break/>choses dappetit (sol) cest en quoy iay offense.<text:line-break/>Adoncques dist le beau pere (sol) ces pechies<text:line-break/>sont venielz (sol) et nest si saint homme a qui<text:line-break/>bien nadui(e2)gne. A dist capellet mon beau<text:line-break/>pere (sol) ne le dictes pas pour cause de moncon<text:line-break/>fort (sol) car iayme mieulx trauailler ma chair<text:line-break/>que perdre mon ame (sol) ie croy que les pechies<text:line-break/>que iay faitz sont tresgrans. Bien dist le<text:line-break/>beau pere (sol) ie suis content que tu te reputes<text:line-break/>asses couspable (et) me plaist biaucoup ta bel<text:line-break/>le repentance (sol) mais dy moy aussi si tu as<text:line-break/>point este auaricieux et desire les biens<text:line-break/>mondains inordonneement (sol) et a celluy fre<text:line-break/>re dist capellet (sol) mon beau pere ne vous soit<text:line-break/><text:soft-page-break/>pas aduis pourtant se ie suis en la maison<text:line-break/>de ces vsuriers que ie y soye pour commec<text:line-break/>tre vsure. Je ny suis que pour les corriger<text:line-break/>et croy que se neust este le mal qui ma este<text:line-break/>contraire que ie les eusse ostes de leur vice<text:line-break/>et de leur vsure. Et sachiez que mon pere<text:line-break/><text:span text:style-name="pb">[f. 2v]</text:span><text:line-break/>quant il trespassa me laissa des biens assez<text:line-break/>lesquelz si tost quil fut mort ie d(o2)nay la pl<text:span text:style-name="T153">9</text:span><text:line-break/>grant part en lhonneur de dieu (sol) lautre ie re<text:line-break/>tins pour ma subst(a2)tacion (sol) iay fait auc(u2)es<text:line-break/>petites marchandises en desir(a2)t gaigner<text:line-break/>et le gaing (q1) iay fait ie lay tousiours depar<text:line-break/>ti aux poures de dieu (et) a moy (sol) en laquelle<text:line-break/>chose ma tousiours mon createur fort ay(-)<text:line-break/>de. Apres ce luy demanda le beau pere sil<text:line-break/>auoit point este iracondieux (et) plain de fu(-)<text:line-break/>reur. Helas dist capellet (sol) ouy tant de fois<text:line-break/>il nestoit pas possible que ie men fusse sceu<text:line-break/>garder quant ie veoye les gens faire cho(-)<text:line-break/>ses damnables (et) contre dieu (sol) ie men cour(-)<text:line-break/>roussoie treffort. Le beau pere dist adonc<text:line-break/>ce courroux est tresbon (sol) mais dy moy mon<text:line-break/>amy as tu point dit iniure a aucun (sol) ou eu<text:line-break/>voulente de faire homicide. C(o2)ment dist<text:line-break/>capellet mon beau pere cuides vous que<text:line-break/>dieu meust tant laisse viure si ieusse eu vne<text:line-break/>seule voulente des peches dont vous me<text:line-break/>interrogues (sol) cest a gens nesciens (sol) mais<text:line-break/>trop bien iay aucuneffois blasme mon voi<text:line-break/>sin (et) reprins pourtant que souu(e2)t batoit<text:line-break/>sa f(e2)me a tort. Apres ce luy demanda se il<text:line-break/>auoit rien retenu de lautruy. Ouy dist ca<text:line-break/>pellet (sol) vnefois vng marchant que ie ne r(o2)<text:line-break/>gnois me bailla de largent en me paiant (q1)<text:line-break/>ie receu et quatre tournois plus (q2)l ne me<text:line-break/>deuoit desquelz luy ne moy ne nous auisas<text:line-break/>mes pas a leure (sol) mais bien demy an apres<text:line-break/>men aduisay (sol) ainsi pourtant (q1) ne scauoie<text:line-break/>a qui les r(e2)dre ie les donnay pour lamour<text:line-break/>de dieu. Et oultre ces choses le beau pe(-)<text:line-break/>re linterrogua de plusieurs autres (sol) des(q1)lles<text:line-break/>respondit semblablem(e2)t (sol) puis voulut pro<text:line-break/>ceder a le absouldre. Ad(o2)c capellet dist (sol) haa<text:line-break/>mon beau pere il me souui(e2)t (q1) iay mal gar<text:line-break/>de le saint dimenche (sol) car vng samedy apres<text:line-break/>disner ie commanday a mon varlet baloy(-)<text:line-break/>er lordure de la maison en quoy ie offensay<text:line-break/>O dist le beau pere (sol) ne te chaille (sol) cest vne<text:line-break/>chose legiere (sol) oultre dist (sol) beau pere vne fois<text:line-break/><text:soft-page-break/>par ignorance ie crachay ded(a2)s leglise ou<text:line-break/>le saint corps de dieu est honnore (sol) d(o2)t ie fis<text:line-break/>mal (sol) car on ny doit faire aucune imm(u2)dict<text:line-break/>te (sol) adonc le beau pere se print a soubzrire<text:line-break/>(et) luy dist que ce nestoit pas chose de quoy<text:line-break/>on deust faire c(o2)science qui ne lauroit fait<text:line-break/>en despitant dieu. Apres ce Capellet com<text:line-break/>menca treffort a souspirer faignant estre<text:line-break/>tresdesplais(a2)t comme bien faire le scauoit<text:line-break/>Et quant le beau pere le ouyt ainsi souspi<text:line-break/>rer luy demanda quil auoit. Helas dist ca<text:line-break/>pellet (sol) il me souuient dung pechie (q1) iamais<text:line-break/>ne c(o2)fessay (sol) et encores ay ie honte de le con<text:line-break/>fesser. Lors cuyd(u2)t le beau pere que ce fust<text:line-break/>vng grant cas luy dist (sol) mon amy dy moy<text:line-break/>tout ne crains point (sol) car dieu est si miseri(-)<text:line-break/>cordieux que si tous les pechies du monde<text:line-break/>estoi(e2)t en vng homme (sol) mais qiul ait vraye<text:line-break/>contricion ainsi que ie voy que tu as (sol) illes<text:line-break/>luy pardonneroit (sol) pour tant dy le moy har<text:line-break/>dyment (sol) et ie te promes prier dieu pour toy<text:line-break/>Certes dist capellet (sol) mon beau pere puis<text:line-break/>que me promettes prier dieu pour moy (sol) ie<text:line-break/>le vous diray (sol) cest que en mon ieune aage<text:line-break/>ie mauldis vne fois ma mere (sol) et en ce di(-)<text:line-break/>sant fait semblant de plourer fort (sol) disant.<text:line-break/>Helas iay trop fort offense dauoir maul(-)<text:line-break/>dit la mere qui tant de paines a souffert<text:line-break/>pour moy (et) qui neuf moys ma porte (sol) dont<text:line-break/>ie men repens amerement en esperant que<text:line-break/>pries dieu pour moy. Et adont que il fut<text:line-break/>deuement interrogue (sol) le beau pere le abso<text:line-break/>lut et le beneist cuidant quil fust tressainct<text:line-break/>homme considere sa confession la(q1)lle nes(-)<text:line-break/>toit que menterie (sol) Car le beau pere neust<text:line-break/>point cuyde que en article de mort il eust<text:line-break/>voulu mentir. Puis requist Capellet au<text:line-break/>beau pere auoir sa derniere vnction et re(-)<text:line-break/>ceuoir son createur soy reputant indigne<text:line-break/>laquelle chose luy fut accordee et presentee<text:line-break/>honnestem(e2)t (sol) requist oultre plus que son<text:line-break/>corps fust enseuely (et) mis en sepulture aux<text:line-break/>cordeliers d(o2)t estoit le beau pere qui lauoit<text:line-break/>confesse (sol) laquelle chose on luy accorda (et) de<text:line-break/>celle heure partit le beau pere pour luy aller<text:line-break/>querir dieu et la vnction. Or estoi(e2)t du<text:line-break/>rant ceste belle confession les deux freres<text:line-break/><text:span text:style-name="pb">[f. 3r]</text:span><text:line-break/>vsuriers caches du lieu (sol) (et) entendir(e2)t tout<text:line-break/>ce quil dist (sol) dont ilz furent tous esbahis<text:line-break/><text:soft-page-break/>veu que celluy capellet auoit este de si per(-)<text:line-break/>uerse vie (et) encor ne pour crainte de dieu ne<text:line-break/>de mort ne se amendoit point (et) pire estoit<text:line-break/>a la fin que au c(o2)mencement neantmoins<text:line-break/>quilz estoient bien ioyeux (sol) affin quilz nen<text:line-break/>eussent reprouche comme deuant dit est (sol) sil<text:line-break/>fust mort sans confession. Et deliber(e2)t en<text:line-break/>tre eulx de le faire honnestement enterrer (sol)<text:line-break/>mais des prieres en apres peu leur en cha(-)<text:line-break/>loit. Le beau pere retourna auec les sacre<text:line-break/>mens (sol) et les receut capellet (sol) puis bien tost<text:line-break/>apres expira ainsi conses et penitent que a<text:line-break/>ues ouy. Adonc fur(e2)t faiz venir tous les<text:line-break/>freres cordeliers (sol) et le beau pere qui lauoit<text:line-break/>confesse lequel leur fist vne grande narra(-)<text:line-break/>tion de la bonne saincte et honneste vie (q2)l<text:line-break/>cuidoit que capellet eust este cuidant sa con<text:line-break/>fession estre vraye lequel beau pere auec(q1)s<text:line-break/>tous les autres ensemble vindrent auec li<text:line-break/>ures pour dire seruice (sol) vigilles de mors (sol) (et)<text:line-break/>psaultiers sur ce corps mort et fur(e2)t enui(-)<text:line-break/>ron ce corps toute la nuyt chantans et pri(sol)<text:line-break/>ans dieu pour luy. Et le l(e2)demain au ma<text:line-break/>tin fut porte en leur eglise les freres chan(-)<text:line-break/>tans alentour comme si ce fust vne proces<text:line-break/>sion auec grande multitude de hommes (et)<text:line-break/>de femmes (q2) la se assembler(e2)t pour la gr(a2)t<text:line-break/>tumulte et ren(o2)mee que on auoit desia fait<text:line-break/>de la vie de messire capellet. Et quant le<text:line-break/>corps fut pose en leglise (sol) le sainct frere qui<text:line-break/>auoit c(o2)fesse Capellet monta en la chaire<text:line-break/>des predicateurs (sol) et fist vng sermon au(q1)l<text:line-break/>racompta merueilles de la vie et sainctete<text:line-break/>de ce capellet et de la grant repentance quil<text:line-break/>auoit eue a la mort croyant et afferm(a2)t (q2)l<text:line-break/>fust vng tressainct homme. Et entre les<text:line-break/>autres choses il racompta le peche dont<text:line-break/>capellet luy auoit dit que iamais ne cestoit<text:line-break/>confesse et dont sa c(o2)science estoit pl<text:span text:style-name="T154">9</text:span><text:s/>grief<text:line-break/>uem(e2)t chargee (sol) cestassauoir (q1) en son enfan<text:line-break/>ce il auoit mauldit sa mere et (q2)l ne croyoit<text:line-break/>pas que dieu luy pardonnast. Et pour ce<text:line-break/>le beau pere ce tournant vers le peuple en<text:line-break/>les reprenant : leur dist (sol) vous h(o2)mes et f(e2)(-)<text:line-break/>mes qui chascun iour blasmes dieu (et) sa me<text:line-break/>re (et) la court celestielle vo<text:span text:style-name="T155">9</text:span><text:s/>estes bien maul<text:line-break/>dis. Regardes les belles vert<text:span text:style-name="T156">9</text:span><text:s/>de ce saint<text:line-break/>corps et des vertus dont il estoit plain (sol) et<text:line-break/>leur en racompta plusieurs cuidant quilz<text:line-break/>fussent vrayes (sol) dont le peuple fut si esmer(-)<text:line-break/><text:soft-page-break/>ueille quil le cuidoient estre sainct (sol) et falut<text:line-break/>que le corps fust descouuert tout le iour (sol) (et)<text:line-break/>venoi(e2)t petis et gr(a2)s luy baiser les piedz<text:line-break/>et les mains comme sil eust este saint. Et<text:line-break/>furent ses vestemens mis en pieces et de<text:line-break/>partis au peuple et les gardoient c(o2)me re(-)<text:line-break/>liques (sol) puis qu(a2)t la nuyt approucha fut le<text:line-break/>corps recouuert et enferme en vng coffre<text:line-break/>de marbre (sol) et en terre honnestem(e2)t en vne<text:line-break/>des chappelles du conu(e2)t (sol) et les iours en(-)<text:line-break/>suiuans alloient les gens a son tombeau<text:line-break/>porter veux oblations en ladorant croy(a2)s<text:line-break/>celluy estre sainctifie (sol) et fut si fort reclame<text:line-break/>par tout le pays quil nestoit enferme ne au<text:line-break/>tre qui ne soy recomm(a2)dast a luy (sol) et lapel(-)<text:line-break/>loient sainct capellet affermans que chas(-)<text:line-break/>cun iour dieu faisoit miracles (p3) son iterces<text:line-break/>sion (sol) dont ilz estoient abuses. Mon obst(a2)t<text:line-break/>que ie ne vueille pas contredire que dieu<text:line-break/>ne soit tout puiss(a2)t (et) que possible fust quil<text:line-break/>eust au dernier pas si grande et vraye con(-)<text:line-break/>tricion de ses maulx que dieu les luy par(-)<text:line-break/>donna (sol) ia soit ce que le texte de la c(o2)fession<text:line-break/>pas ne si accorde (sol) et quelle demonstre plus<text:line-break/>qui soit en perdiction que en saluation.<text:line-break/>Et si ainsi estoit quil fust en paradis en ce<text:line-break/>auroit dieu monstre parfaictement sa gr(a2)(-)<text:line-break/>de benignite pour parler de ceulx qui fai(-)<text:line-break/>soient leur intercesseur de luy enuers dieu<text:line-break/>pose quil fust ennemy (sol) mais quil creussent<text:line-break/>le contraire (sol) ie croy aucunement leur estre<text:line-break/>prouffitable (sol) car ce qui est fait en tiltre de<text:line-break/>bonne foy (et) de equite ne peut nuyre. Sy<text:line-break/>prie aux sainctz amis de dieu quilz tienn(e2)t<text:line-break/>nostre c(o2)paignie en liesse (et) par leur moyen<text:line-break/>intercession puisse estre sauluee des gr(a2)des<text:line-break/>(et) merueilleuses aduersites (q2) regn(e2)t (et) mes<text:line-break/>mem(e2)t en nostre noble cite de florence que<text:line-break/><text:span text:style-name="pb">[f. 3v]</text:span><text:line-break/>dieu vueille garder.</text:p>
      <text:p text:style-name="P157"><text:span text:style-name="T158">E</text:span>N ceste presente nouuelle histoire<text:line-break/>auez peu veoir et ouyt la vie de<text:line-break/>quoy fut capellet du pre (et) comme<text:line-break/>en la fin par sa subtillesse quil eut en soy c(o2)<text:line-break/>fessant fut clame saint et de bonne vie (sol) (et) c(o2)<text:line-break/>ment il fut ensepulture (et) mis honnestem(e2)t<text:line-break/>aux cordeliers de dyion (sol) et que les gens ha<text:line-break/>bitans faisoyent leur intercesseur enuers<text:line-break/>dieu de luy cuydant quil fust saint (sol) (et) luy pre<text:line-break/>sentoient (sol) veuz (sol) oblacions (sol) (et) plusieurs au<text:line-break/><text:soft-page-break/>tres sacrifices. Et de iour en iour le ve(-)<text:line-break/>noient adorer (sol) parquoy plusieurs peurent<text:line-break/>estre deceuz. Si est belle chose de auoir<text:line-break/>bon et seur intercesseur enuers dieu quant<text:line-break/>on luy veult faire aucune priere (sol) car de no<text:span text:style-name="T159">9</text:span><text:line-break/>mesmes nous sommes indignes destre ex<text:line-break/>aulses sans le moyen de aucun bon sainct<text:line-break/>ou saincte amy de dieu que nous deuons<text:line-break/>auoir pour mieulx estre en la grace de dieu<text:line-break/>Si deu(o2)s adorer (et) prier les sainctz (et) sainc<text:line-break/>tes solennizes (et) approuuez (q2) ont este de<text:line-break/>b(o2)ne vie (et) de b(o2)ne fin (et) n(o2) pas c(o2)e capellet<text:line-break/>(q2) fut mauuais en son viu(a2)t (sol) (et) pis en la fin.</text:p>
      <text:h text:style-name="Titre1" text:outline-level="1">(ipdm) Cy ensuit c(o2)me p(a2)pinee royne en la pre<text:line-break/>miere iournee commanda a dame neyphile<text:line-break/>c(o2)pter la seconde nouuelle apres ce que p(a2)<text:line-break/>phile eut compte la premiere.</text:h>
      <text:p text:style-name="figure">&lt;image&gt;</text:p>
      <text:p text:style-name="P160"><text:span text:style-name="T161">D</text:span>Ame neyphile belle seur vons<text:line-break/>auez ouye et entendue auecques<text:line-break/>nous autres la nouuelle rac(o2)p(-)<text:line-break/>tee par nostre bon et loyal amy p(a2)phile de<text:line-break/>laquelle ouyr et escouter auons estre tons<text:line-break/>ioyeux (sol) car moult plaisant est ce quil a dit<text:line-break/>Pourtant neyphile sil vous plaist en ensui<text:line-break/>uant lordre que auons faicte affin de tenir<text:line-break/>la compaignie en consolacion vous c(o2)men<text:line-break/>ceres a racompter vostre nouuelle affin (q1)<text:line-break/>les autres apres vous puissent les leurs<text:line-break/>semblablement rac(o2)pter (sol) (et) moy c(o2)eroyne<text:line-break/>en ce iour de par no<text:span text:style-name="T162">9</text:span><text:s/>et les autres ord(o2)ne<text:line-break/>vous le c(o2)mande (sol) (et) a ce faire vo<text:span text:style-name="T163">9</text:span><text:s/>institue</text:p>
      <text:h text:style-name="Titre2" text:outline-level="2">(ipdm) La responce de neyphile.</text:h>
      <text:p text:style-name="P164"><text:span text:style-name="T165">P</text:span>ampinee dame de valeur iay bi(e2)<text:line-break/>entendu aucun pou de ce que no(-)<text:line-break/>stre (et) compaignon (et) amy pamphi<text:line-break/>le a racompte en sa nouuelle (sol) de laquelle a<text:line-break/>fait deuement son deuoir et a conclud (q1) la<text:line-break/>misericorde de dieu est souueraine (sol) et (q1)lque<text:line-break/>chose que on luy demande en bonne inten(-)<text:line-break/>cion (sol) soit par moyen certain ou incertain il<text:line-break/>le donne de sa grace pourtant en obeyssant<text:line-break/>a vostre commandement en ensuinant par<text:line-break/>ler de la grace de dieu ie vueil rac(o2)pter vne<text:line-break/>nouuelle en laquelle sera monstre c(o2)me la<text:line-break/>grace et inspiracion du saint esperit aucu<text:line-break/><text:soft-page-break/>neffois illumine le cueur de lhomme ainsi<text:line-break/>que a celluy qui lira la sequente nouuelle<text:line-break/>peut apparoit.</text:p>
      <text:p text:style-name="P166"><text:span text:style-name="T167">I</text:span>Ay ouy dire que a Paris eut vng<text:line-break/>riche marchant nomme ieh(a2)ninot<text:line-break/>de coigny chrestien homme loyal (et)<text:line-break/>de bonne conscience (sol) lequel aymoit tresaf(-)<text:line-break/>fectueusement vng Juif appelle abraham<text:line-break/>march(a2)t aussi qui pour lors a paris estoit<text:line-break/>et ne laymoit pas icelluy ieh(a2)not pour son<text:line-break/>infidelite de loy (sol) mais pour la b(o2)ne fidelite<text:line-break/>(et) raison que celluy iuif tenoit en sa march(a2)<text:line-break/>dise. Si fut iehannot meu en pitie de ce<text:line-break/>iuif qui c(o2)uenoit que son ame allast a per<text:line-break/>dicion (sol) et (q1) par faulte de receuoir chresti(e2)te<text:line-break/>Si admonnesta iehannot plusieurs soys<text:line-break/>cellui abraham iuif de ce faire baptiser (sol) en<text:line-break/><text:span text:style-name="pb">[f. 4r]</text:span><text:line-break/>luy remonstrant lexcellence de la foy Ca(-)<text:line-break/>tholique en luy blasphemant la loy iuday (q1)<text:line-break/>laquelle alloit toute a perdicion. Or ne se<text:line-break/>vouloit c(o2)uertir abrahamiuif (sol) mais disoit<text:line-break/>quil vouloit viure et mourir en sa loy (sol) mais<text:line-break/>ne(a2)tmoins pas ne cessa iehannot de ladm(o2)<text:line-break/>nester et enhorter de iour en iour et de plus<text:line-break/>fort en plus fort (sol) tant et tellement que vne<text:line-break/>fois se consentit a baptesme receuoir fors (q1)<text:line-break/>premierem(e2)t eust este a romme pour veoir<text:line-break/>de (q1)lle vie viuoit le pape et les cardinaulx<text:line-break/>desquelz luy auoit iehannot parle par plusi<text:line-break/>eurs fois et remonstre que le pape estoit vi<text:line-break/>caire de dieu sus terre d(o2)t iehannot fut mal<text:line-break/>content (sol) craignaut que en ce voyage le iuif<text:line-break/>ne fust seduyt par aucun mauluais hereti(q1)<text:line-break/>et quil renoncast la bonne voulente quil a(-)<text:line-break/>uoit prinse de ce faire chrestienner : ou que<text:line-break/>quant il seroit a comme il vist ancun maul<text:line-break/>uais et desh(o2)neste gouuernem(e2)t entre le pa<text:line-break/>pe et les cardinaulx ou les autres gens de<text:line-break/>leglise qui sont ministres de la foy (et) doiu(e2)t<text:line-break/>estre ex(e2)ple des autres (p3) quoy fust remys<text:line-break/>en son premier erreur. Si vint au iuif (et) lui<text:line-break/>dist. Mon cher amy c(o2)sidere le voyage (q1) tu<text:line-break/>veulx entrepr(e2)dre qui t(a2) est perilleux et (q1)<text:line-break/>laisses toutes tes richesses en voye de per(-)<text:line-break/>dicion po<text:span text:style-name="T168">r</text:span><text:s/>te mectre en ceste paine (et) trauail<text:line-break/>d(o2)t tu nas point de necessite C(o2)sidere aus<text:line-break/>si se tu te veulx faire baptiser (q1) tu trouueras<text:line-break/>assez en ceste ville de (p2)latz po<text:span text:style-name="T169">r</text:span><text:s/>le faire Oul<text:line-break/>tre si tu te veulx en(q1)rir de la verite de nos<text:line-break/><text:soft-page-break/>tre foy catholi(q1) tu ne peuz aller en ville ne<text:line-break/>cite ou tu trouues de si suffis(a2)s clercs (q1) en<text:line-break/>ceste ville de paris. Tu es clerc (sol) tu entens<text:line-break/>lescripture (sol) tu scauras bi(e2) silz dir(o2)t vray ou<text:line-break/>non : et se tu me croys tu osteras ton coura<text:line-break/>ge de aller a r(o2)me (et) ne partiras point de pa<text:line-break/>ris (et) feras ce (q1) ie te conseille. Et puis si tu<text:line-break/>as voulente daller a r(o2)me vne autre fois<text:line-break/>qu(a2)t il y aura aucune indulgence c(o2)me lan<text:line-break/>iubile ou autre tu yras ainsi c(o2)me vng bon<text:line-break/>chrestien pour acquerir pardon (et) remission<text:line-break/>de tes pechez. Rien dist le iuif (sol) iehannot tu<text:line-break/>me parles pour neant (sol) iamais ta voulente<text:line-break/>nac(o2)pliray pour toute resolucion t(a2)t (q1) a t(o2)<text:line-break/>me iaye este. Lors lui dist ieh(a2)not va donc<text:line-break/>en b(o2)ne fortune (sol) (et) nesperoit point puis (q2)l al<text:line-break/>loit a r(o2)me (q2)l deu(a2)sist chrestien (sol) mais plus<text:line-break/>(q1) sil eust este chrestien (q2)l fust retourne iuif<text:line-break/>en voyant le mauluais gouuernem(e2)t des<text:line-break/>gr(a2)s clercs (q1) estoient lors a r(o2)me. Adonc<text:line-break/>m(o2)ta le iuif a cheual (et) cheuaucha en gr(a2)t di<text:line-break/>lig(e2)ce tant (q1) a r(o2)me arriua la ou il trouua<text:line-break/>plusieurs c(o2)gnoiss(a2)ces des(q1)lz il fut recueilli<text:line-break/>h(o2)nestem(e2)t (et) fut (et) se tint a r(o2)me vne espace<text:line-break/>de t(e2)ps pour veoir le gouuernem(e2)t des sei<text:line-break/>gneurs deglise t(a2)t pape (q1) cardinaulx (sol) (et) vit<text:line-break/>et c(o2)gneut clerem(e2)t (q1) la pluspart diceulx es<text:line-break/>toi(e2)t orgueilleux (sol) vsuriers (sol) yur(o2)gnes (sol) gour<text:line-break/>mans (sol) lubriques (sol) luxurieux (sol) enuieux em(-)<text:line-break/>poisonneurs (sol) simoniacles (et) (q2)lz vendoient<text:line-break/>les benefices (et) les choses ecclesiastiques c(o2)<text:line-break/>me la chair sus lestal : (et) quil y auoit plus de<text:line-break/>courtiers de benefices a romme quil ny a<text:line-break/>a paris de to<text:span text:style-name="T170">9</text:span><text:s/>autres mestiers (sol) soy esmerueil<text:line-break/>lant du tresmauuais gouuernem(e2)t diceulx<text:line-break/>g(e2)s deglise qui ont la correction du peuple<text:line-break/>p(e2)sant c(o2)me dieu estoit si begnin de leur en<text:line-break/>durer (sol) rem(o2)ta sur son cheual (et) sen retourna<text:line-break/>a paris (et) m(a2)da son amy iehannot si tost (q2)l<text:line-break/>fut arriue : le(q1)l fut fort ioyeux de sa venue.<text:line-break/>Si vint a luy (et) luy dem(a2)da c(o2)e il auoit fait<text:line-break/>et sil auoit este sain (sol) auquel le iuif dist que<text:line-break/>ouy la grace a dieu. Adonc luy demanda ie<text:line-break/>hannot quil luy sembloit de la foy chrestien<text:line-break/>ne (et) des pasteurs de leglise (sol) (et) se il les auoit<text:line-break/>bien veuz a son appetit (sol) lequel iuif respon(-)<text:line-break/>dant dist ainsi. Certes mon amy iehan(-)<text:line-break/>not iay tout veu et congneu et me semble (et)<text:line-break/>si scay bien de verite que vostre foy est tres<text:line-break/>saincte et conuenable (sol) et desire sur tous la<text:line-break/><text:soft-page-break/>prendre et estre baptise. Et puis apres ie(-)<text:line-break/>hannot luy demanda raison pour quoy (sol) et<text:line-break/>le iuif luy dist. Pource que ie congnois<text:line-break/>si vostre dieu ne estoit sus tous puissant<text:line-break/>que sa loy qui est chrestienne en peu de t(e2)ps<text:line-break/>seroit sarrasine veu ce que les maistres prin<text:line-break/>cipaulx qui lont a gouuerner font. Car il<text:line-break/>nya pape (sol) patriarche ne cardinal (sol) eues(q1) ne<text:line-break/><text:span text:style-name="pb">[f. 4v]</text:span><text:line-break/>arceues(q1) ne abbez (sol) ne cures (sol) ne chapellains<text:line-break/>qui ne la veulent confondre et destruire (sol)<text:line-break/>et viuent en delices et en p(o2)pes autrem(e2)t<text:line-break/>(q1) dieu permet (sol) car ilz sont vsuriers publi(-)<text:line-break/>ques sacrileges. Ils distribuent les biens<text:line-break/>de leglise a putains (et) paillardes (sol) a ruffi(e2)s<text:line-break/>(et) a tez gens par quoy si le peuple quil ont<text:line-break/>en gouuernem(e2)t vouloit ensuiuir leur ex(e2)<text:line-break/>ple la loy de dieu seroit toute perdue donc<text:line-break/>ie congnois (q1) vostre dieu est vray et puis<text:line-break/>sant qui point ne le permet. Et pour ceste<text:line-break/>cause ie vueil estre chrestien et le seruir.</text:p>
      <text:p text:style-name="P171">Si sen allerent iehannot et le iuif a nostre<text:line-break/>dame de paris (et) la fut chrestienne puis ves<text:line-break/>quit tressainctement en la foy catholique.</text:p>
      <text:p text:style-name="P172"><text:span text:style-name="T173">E</text:span>N ceste presente nouuelle est de(-)<text:line-break/>m(o2)stre comm(e2)t la grace de dieu<text:line-break/>fut donnee au iuif abraham qui<text:line-break/>toute sa vie auoit este incredule (sol) et non ob<text:line-break/>stant la mauluaise ex(e2)ple quil vist aux pas<text:line-break/>tures de la foy non pourt(a2)t il iugea la vie<text:line-break/>estre mauuaise (et) la foy bonne et par ce con<text:line-break/>gneut la verite. Si nest pas bien de ensui<text:line-break/>uir exemple mauluaise selle est en aucun (sol)<text:line-break/>mais il c(o2)uient regarder la fin (et) enquerir<text:line-break/>la verite. Et ainsi finist la sec(o2)de nouuel(-)<text:line-break/>le dames dhonneur prenez engre.</text:p>
      <text:h text:style-name="Titre1" text:outline-level="1">(ipdm) Cy ensuit le tiers commandem(e2)t<text:line-break/>de pampinee royne faict a dame philome(-)<text:line-break/>ne sus la tierce nouuelle.</text:h>
      <text:p text:style-name="figure">&lt;image&gt;</text:p>
      <text:p text:style-name="P174"><text:span text:style-name="T175">O</text:span>R sus belles dames (et) seurs vo<text:span text:style-name="T176">9</text:span><text:line-break/>auez icy entendu la seconde nou(-)<text:line-break/>uelle de ce iour dicte et comptee<text:line-break/>h(o2)nestem(e2)t par dame neyphille qui moult<text:line-break/>plais(a2)te (et) ioyeuse a este a escouter (sol) (et) de pre<text:line-break/>sent est finee. Si est de droit que ie me dis(-)<text:line-break/>pose a eslire celluy ou celle qui comptera sa<text:line-break/><text:soft-page-break/>nouuelle subsequentem(e2)t ainsi que en me<text:line-break/>baill(a2)t la charge de ceste noble compaignie<text:line-break/>pour ardonner de ce cas ma este constitue<text:line-break/>a laquelle constitucion ne vueil faillir au(-)<text:line-break/>cunement par quoy en excercant loffice (et)<text:line-break/>dignite a moy conferee (sol) te ordonne que da(-)<text:line-break/>me philomene sa nouuelle racomptera.</text:p>
      <text:h text:style-name="Titre2" text:outline-level="2">(ipdm) La responce de philomene.</text:h>
      <text:p text:style-name="P177"><text:span text:style-name="T178">N</text:span>Otables seigneurs (et) dames ie<text:line-break/>ne vueil point corrompre les or<text:line-break/>donn(a2)ces par vo<text:span text:style-name="T179">9</text:span><text:s/>faictes (sol) mais<text:line-break/>du tout y vueil obeir. Et apres ce (q1) nous<text:line-break/>au(o2)s ouy neyphile racompter sa nouuelle<text:line-break/>qui a tous (et) toutes a pleu (sol) en laquelle nou<text:line-break/>uelle elle a c(o2)sume le l(a2)gaige (q1) auoit prins<text:line-break/>pamphile en parlant de la grace de dieu (sol) et<text:line-break/>puis que ainsi est que ie suis ordonne a par<text:line-break/>ler apres ce que on a c(o2)pte des faiz de dieu<text:line-break/>ie vueil sil plaist a la noble compaignie ra(-)<text:line-break/>compter des faictz des hommes comme (p3)<text:line-break/>subtillesse homme peut euiter aucun gr(a2)t<text:line-break/>dangier comme sensuit.</text:p>
      <text:p text:style-name="p"/>
      <text:p text:style-name="P180"><text:span text:style-name="T181">O</text:span>N dit que en Babilone fut vng<text:line-break/>sobudam nomme saladin lequel<text:line-break/>estoit yssu de poure lieu mais es(-)<text:line-break/>toit fort vaillant et vertueux en batailles<text:line-break/>tant que par ses proesses comme ennemy<text:line-break/>de la loy chrestienne obtint plusieurs vic(-)<text:line-break/>toires sur les roys chrestiens (sol) (et) de iour en<text:line-break/>iour se efforcoit a gaigner g(e2)s pour mener<text:line-break/>auec luy affin de la chrestiente destruire t(a2)t<text:line-break/>que par les excessifz gaiges quil donnoit a<text:line-break/>ses seruans il fut desherite de toutes ses<text:line-break/>finances ainsi que souuent aduient a gr(a2)s<text:line-break/>seig(u2)rs. Or pensoit il pour entretenir son<text:line-break/><text:span text:style-name="pb">[f. 5r]</text:span><text:line-break/>train a qui il peust emprunter argent si fut<text:line-break/>aduerti dung iuif n(o2)me melchisedech (sol) mais<text:line-break/>bien congnoissoit le soubdan saladin (q1) mel<text:line-break/>chisedech estoit fort vsurier et que a paine<text:line-break/>auroit il argent de luy. Adonc p(e2)sa en soy<text:line-break/>quelle subtillite pourroit trouuer affin de<text:line-break/>repr(e2)dre cellui iuif melchisedech pour auoir<text:line-break/>occasion de auoir de son argent fust par<text:line-break/>amour ou par force. Si m(a2)da le soubdan<text:line-break/>au iuif quil v(e2)sist parler a luy (sol) lequel y vint<text:line-break/>et quant il fut venu le soubdan luy deman<text:line-break/>da vne question : cest assauoir laquelle es(-)<text:line-break/><text:soft-page-break/>toit la plus vraye ou de la loy iudai(q1) (sol) ou de<text:line-break/>la loy chresti(e2)ne ou la loy sattasine. Au(q1)l<text:line-break/>souldan le iuif resp(o2)dit moult discretem(e2)t<text:line-break/>(et) luy rac(o2)pta vng ex(e2)ple dis(a2)t ainsi. Sei(-)<text:line-break/>gneur puissant la (q1)stion (q1) vo<text:span text:style-name="T182">9</text:span><text:s/>me dein(a2)des<text:line-break/>est doubteuse (sol) mais soubz vostre licence<text:line-break/>ie vous racompteray vng exemple affin<text:line-break/>que vous puisses veoir comme a vostre<text:line-break/>question respondray suffisamm(e2)t. Et de<text:line-break/>ce fut comptent le soubdan (sol) adoncques res<text:line-break/>pondit le iuif. Sire prudent il estoit vng<text:line-break/>tresriche bourgois garny de toutes riches(-)<text:line-break/>ses et de tous ioyaulx precieux (sol) mais entre<text:line-break/>les autres bi(e2)s quil auoit il prisoit sur tout<text:line-break/>vng de ces aneaulx et a tous ceulx qui des<text:line-break/>cendoient de sa lignee ordonna (q1) celluy qui<text:line-break/>cest aneau auroit seroit son propre heritier<text:line-break/>Or aduint par succession de temps (q1) cest<text:line-break/>aneau escheut par succession hereditalle a<text:line-break/>vng tressage homme lequel auoit trois en<text:line-break/>fans lesquelz aimoit dunc amour egalle<text:line-break/>tant quil neust sceu auquel des trois plus<text:line-break/>tost laisser son aneau. Et affin de eutter<text:line-break/>noise (et) (q1) mumure ne fust entre eulx pour<text:line-break/>lequel lauroit m(a2)da vng auquel c(o2)manda<text:line-break/>faire deux aneaux semblables a celluy quil<text:line-break/>auoit tant en valeur que en qu(a2)tite (sol) figure<text:line-break/>et beaulte (sol) les(q1)lz aneaulx lorfeure fist ain(-)<text:line-break/>si quil luy fut deuise (sol) et qu(a2)t le pere les eut<text:line-break/>si bien fais faite que homme tant fust sci(e2)t<text:line-break/>ny eust sceu mettre difference fors luy mes<text:line-break/>me (sol) Il en en d(o2)na a ses trois enfans chas(-)<text:line-break/>cun (sol) vng lesquelz trois enfans ayans chas<text:line-break/>cun son aneau cuyd(a2)s estre celluy parquoy<text:line-break/>le successeur estoit congneu opiner(e2)t auoir<text:line-break/>chascun bon droit tant (q1) il ne sceur(e2)t pour<text:line-break/>la similtude des aneaux trouuer en discu(-)<text:line-break/>cion de personne le(q1)l auoit meilleur droit.<text:line-break/>Ainsi est il dist le iuif au soubdan. Sire de<text:line-break/>la (q1)stion (q1) maues demandee (sol) car dieu le pe<text:line-break/>re a donne aux trois peuples chasc(u2) sa loy<text:line-break/>(et) dit chascun auoit meilleur droit mais aus<text:line-break/>si c(o2)me des aneaulx semblables ie nen sca<text:line-break/>uroye (q1) iuger. Lors apperceut le soubdan<text:line-break/>(q1) celluy iuif melchisedech estoit moult pru<text:line-break/>dent (sol) et luy dist (q1) sil ne luy eust resp(o2)du ain<text:line-break/>si sagement (sol) il luy eust pourchasse domma<text:line-break/>ge. Adonc melchisedech voiant (q1) le soub(-)<text:line-break/>dan luy auoit rec(o2)gneu verite liberalem(e2)t<text:line-break/>luy presta argent et aussi luy rendit le soub<text:line-break/><text:soft-page-break/>dan bien tost apres (sol) (et) considerant (q2)l estoit<text:line-break/>discret le retint de sa maison et luy bailla<text:line-break/>tout le gouuernement.</text:p>
      <text:p text:style-name="P183"><text:span text:style-name="T184">E</text:span>N ceste hystoire cy est m(o2)stre c(o2)(-)<text:line-break/>me par subtillesse de vng h(o2)me<text:line-break/>par racompter aucune chose mo(-)<text:line-break/>rale il eschape dung dangier ainsi que mel<text:line-break/>chisedech eschapa de perdre son argent par<text:line-break/>lexemple de trois aneaux (q2)l bailla sus la<text:line-break/>question que le soubdan salladin luy auoit<text:line-break/>faicte pour t(e2)pter si en resp(o2)d(a2)t il erreroit<text:line-break/>point aucunem(e2)t affin de le repr(e2)dre et luy<text:line-break/>faire perdre ses biens et son argent.</text:p>
      <text:p text:style-name="figure">&lt;image&gt;</text:p>
      <text:p text:style-name="p"><text:span text:style-name="pb">[f. 5v]</text:span></text:p>
      <text:h text:style-name="Titre1" text:outline-level="1">(ipdm) Cy apres commande pampinee a<text:line-break/>dyonee iouuenceau compter la quarte<text:line-break/>nouuelle apres que philomene a eu<text:line-break/>comptee la tierce.</text:h>
      <text:p text:style-name="P185"><text:span text:style-name="T186">D</text:span>yonee plais(a2)t iouuenceau ia nest<text:line-break/>mestier que ie vous racompte<text:line-break/>la ioyeusete des choses dessus<text:line-break/>rac(o2)ptees (sol) mieulx auez entendement pour<text:line-break/>sauoir comprins et retenu (q1) ie ne scauroye<text:line-break/>reciter. Or est ainsi que tout est termine<text:line-break/>ce qui auoit este comm(e2)ce. Si est mav ou<text:line-break/>lente que comm(a2)cyes a racompter vostre<text:line-break/>nouuelle la plus ioyeuse (q1) vous pourres.</text:p>
      <text:h text:style-name="Titre2" text:outline-level="2">(ipdm) La response de yonee.</text:h>
      <text:p text:style-name="P187"><text:span text:style-name="T188">U</text:span>Dul(e2)tiers ce dist yonee en ac(o2)(-)<text:line-break/>plissant voz esditz puis (q1) la nou<text:line-break/>uelle de dame philomene est ac(o2)<text:line-break/>plie en laquelle elle a monstre la subtillesse<text:line-break/>par laquelle melchisedech iuif perseuera (q1)<text:line-break/>soladin soubdan de babiloine ne luy fist des<text:line-break/>plaisir. Si vueil puis (q2)l vous plaist me<text:line-break/>donner lieu racompter la subtillesse par<text:line-break/>quoy vng ieune moine trouue en malfait<text:line-break/>par son abbe et digne de punicion euita<text:line-break/>la fureur de labbe sans estre puni. Or est<text:line-break/>ainsi (q1) en nostre pays de lombardie asses<text:line-break/>pres de nostre cite de florence auoit autres<text:line-break/>fois eu vng monastere ou il y auoit de g(e2)s<text:line-break/>de bien religieux (sol) mais entre les autres en<text:line-break/>auoit vng ieune fort (et) puiss(a2)t (et) chalereux<text:line-break/>lequel vng iour enuiron lheure de midy t(a2)<text:line-break/><text:soft-page-break/>dis c(o2)me les autres freres reposoient yssit<text:line-break/>hors du couuent sus les champs. Et en<text:line-break/>cheminant sus la verdure il trouua vne<text:line-break/>tresbelle ieune fille dung laboureur (sol) la(-)<text:line-break/>quelle luy pleut fort (sol) (et) en la regard(a2)t aper<text:line-break/>tem(e2)t fut fort embrase en la formosite dicel<text:line-break/>le (sol) tant (et) en telle maniere (q2)l fut c(o2)traint la<text:line-break/>supplier de s(o2) amour. Or estoit elle ieune<text:line-break/>(et) pou subtille (sol) (et) ne sceut pas resister aux a(-)<text:line-break/>monici(o2)s (et) beau l(a2)gaige dicelluy moyne (sol)<text:line-break/>mais en fin si accorda. Et lors secretem(e2)t<text:line-break/>lamena en sa ch(a2)bre pour en faire a son plai<text:line-break/>sir. Et t(a2)tost apres (q1)lle fut entree en icelle<text:line-break/>ch(a2)bre claustrale le pere abbe tournoyant<text:line-break/>parmy le dortoir passa (p3) deu(a2)t luys dicelle<text:line-break/>ch(a2)bre ou la fille estoit (sol) (et) en pass(a2)t oyt faire<text:line-break/>tumulte de bois. Il sarresta (et) approucha<text:line-break/>son oreille de luys pour ouyt pl<text:span text:style-name="T189">9</text:span><text:s/>a cler (sol) (et) de<text:line-break/>fait c(o2)gneut et ent(e2)dit (q2)l y auoit vne fille.<text:line-break/>Lors delibera de griefuement punir le ieu(-)<text:line-break/>ne religieux (q2) la tenoit (sol) mais ainsi (q2)l mar(-)<text:line-break/>choit aupres de luys (sol) le ieune religieux le<text:line-break/>ouyt (sol) (et) adonc regarda ded(a2)s par vng petit<text:line-break/>partuis secret de la ch(a2)bre ou dortoir (et) vit<text:line-break/>le maistre abbe dont il fut bien esbahy (sol) car<text:line-break/>bien scauoit sil ne mettoit remede a son cas<text:line-break/>(q1) durem(e2)t seroit tormente (et) pngny (sol) si consi<text:line-break/>dera la maniere comment il en pourroit es<text:line-break/>chaper (et) comm(e2)t il pourroit tr(o2)per labbe (sol)<text:line-break/>car le beau pere estoit ancien (et) le ieune (q2) es<text:line-break/>toit cauteleux aduisa (q2)l luy donneroit a en<text:line-break/>tendre (q1)lque m(e2)songe ou autre excusation<text:line-break/>Et adonc qu(a2)t il eut bien tout a par luy c(o2)<text:line-break/>sidere (et) delibere dist a la fille (sol) mamye tenez<text:line-break/>vo<text:span text:style-name="T190">9</text:span><text:s/>icy (sol) ie voys veoit la maniere c(o2)ment<text:line-break/>vo<text:span text:style-name="T191">9</text:span><text:s/>pourres eschapper sans (q1) aucun vo<text:span text:style-name="T192">9</text:span><text:line-break/>voie (sol) (et) la laissa (et) ferma sa ch(a2)bre (et) s(e2) alla a<text:line-break/>celle de labbe (sol) (et) en le salu(a2)t lui dist (sol) pere ab<text:line-break/>be ie nay peu faire despecet en la forest (sol) sil vo<text:span text:style-name="T193">9</text:span><text:line-break/>plaist ie pray (q1)rir le demour(a2)t. Labbe fut<text:line-break/>cont(e2)t de luy donner congie (et) ne luy refu(-)<text:line-break/>sa pas. Adonc bailla le ieune moyne les<text:line-break/>clesz de sa chambre a labbe (et) sen partit fai(-)<text:line-break/>gnant aller au bois neantmoins que pas<text:line-break/>ny allast (sol) mais se cacha en vng lieu secret<text:line-break/>du dortoir tout secretem(e2)t. Et t(a2)tost a(p2)s<text:line-break/>le maistre abbe pensa a luy mesmes (q1) fai(-)<text:line-break/>re deuoit (sol) (et) sil deuoit mettre ceste fille de<text:line-break/>hors deuant tous les freres (sol) affin que le<text:line-break/>cas fust euid(e2)t (et) (q1) lautre fust puny (sol) ou de al<text:line-break/><text:soft-page-break/>ler (p2)mier veoir (q2) elle estoit (sol) car telle peust<text:line-break/>estre que blasme eust este de luy auoir fait<text:line-break/>tel deshonneur (sol) et finablement pour toute<text:line-break/>deliberation entra en la chambre (sol) puys<text:line-break/>clouyt luys apres luy (sol) et se print a regar(-)<text:line-break/>der ceste ieune fille qui moult luy aggrea.<text:line-break/><text:span text:style-name="pb">[f. 6r]</text:span><text:line-break/>Et si le ieune moyne en fut fort eschauffe<text:line-break/>encor le fut plus le maistre abbe combien<text:line-break/>quil fust vieil et que iamais nen eust eu cu<text:line-break/>re (sol) (et) de fait pria (et) requist ceste fille t(a2)t quel<text:line-break/>le luy obeist. Et adonc la print le maistre<text:line-break/>abbe affin dac(o2)plir son desir et la getta sus<text:line-break/>le lit cuidant que lautre fust au bois et luy<text:line-break/>fist trois ou quatre fois. Et incontinent<text:line-break/>ce temps pendant que maistre abbe estoit<text:line-break/>enferme auecques ceste fille le ieune moy(-)<text:line-break/>ne vient frapper a luys de sa chambre (sol) car<text:line-break/>bien scauoit la facon (sol) et maistre abbe vient<text:line-break/>ouurir luys qui quant il vit le ieune moy(-)<text:line-break/>ne commenca a plourer piteusement dont<text:line-break/>le ieune moyne fut esbahy (et) luy demanda<text:line-break/>Pere abbe que aues vous a plourer : Ha<text:line-break/>a dist labbe mon beau frere ie ne mesbahis<text:line-break/>pas si tu as amene ceste fille auec toy qu(a2)t<text:line-break/>ie le sceu iauoye grant voulente de ten pu(-)<text:line-break/>gnit bien rigoreusement dont ieusse fait<text:line-break/>grant pechie (sol) car tu ny pensoye a nul mal (et)<text:line-break/>moymesmes qui suis si vieil ie doy bien<text:line-break/>hayt ma vie sauoit vescu si longuement<text:line-break/>en ce m(o2)de sans auoir aucunement gous(-)<text:line-break/>te de si doulce chose (et) par ainsi saulua le ieu<text:line-break/>ne moyne sa discipline (et) ne fut poit pugny</text:p>
      <text:p text:style-name="P194"><text:span text:style-name="T195">E</text:span>N ceste histoire auez veu la cau<text:line-break/>telle du ieune religieux qui auoit<text:line-break/>desseruy estre pugny et ne le fut<text:line-break/>point (sol) vous auez veu aussi euidentement<text:line-break/>que si les ieunes religieux du couuent pr(e2)(-)<text:line-break/>nent aucuneffois du deduyt (sol) aussi font le<text:line-break/>prieur et labbe qu(a2)t ilz en peuent auoir.</text:p>
      <text:h text:style-name="Titre1" text:outline-level="1">(ipdm) Cy est le commandement que la<text:line-break/>royne pampinee fait a dame flamete<text:line-break/>pour compter la cinquiesme nouuelle<text:line-break/>apres que dyouee a compte la.iiii.</text:h>
      <text:p text:style-name="P196"><text:span text:style-name="T197">C</text:span>Est vostre tout flamete ma cou<text:line-break/>sine puys que Dionee a fini sa<text:line-break/>nouuelle laquelle nous a fort<text:line-break/><text:soft-page-break/>este agreable (sol) (et) pourtant sans plus prol(o2)(-)<text:line-break/>guer vous commenceres la vostre la pl<text:span text:style-name="T198">9</text:span></text:p>
      <text:p text:style-name="figure">&lt;image&gt;</text:p>
      <text:p text:style-name="P199">plais(a2)te que scaures affin que vous soyes<text:line-break/>quitte et (q1) les autres se puissent acquiter.</text:p>
      <text:h text:style-name="Titre2" text:outline-level="2">(ipdm) La responce de flamete.</text:h>
      <text:p text:style-name="P200"><text:span text:style-name="T201">I</text:span>E congnois bien les ordonn(a2)ces<text:line-break/>qui ont este faictes lesquelles ie<text:line-break/>vueil tenir (et) en les obseru(a2)t puis<text:line-break/>que dyonee a conclu ce (q1)lle vouloit conclu<text:line-break/>re de la subtilesse du ieune moyne (sol) ie vueil<text:line-break/>racompter de la responce que fist vne hon(-)<text:line-break/>neste bourgoise de lombardie a vng roy (q2)<text:line-break/>la vint veoir.</text:p>
      <text:p text:style-name="P202"><text:span text:style-name="T203">U</text:span>Ray est que au pays de lombar(-)<text:line-break/>die auoit vne tresbelle (et) honnes<text:line-break/>te bourgoise et fort plais(a2)te si (q1)<text:line-break/>gueres plus plaisante on neust sceu trou(-)<text:line-break/>uer. Or oyt dire le roy (q1) pour lors regnoit<text:line-break/>que la beaulte (et) honnestete delle estoit sup<text:line-break/>pellatiue (sol) Si affecta fort a la veoir et par<text:line-break/>vng de ses cheualiers luy m(a2)da et assigna<text:line-break/>iour quil la vouloit aller veoir dont la<text:line-break/>bourgoise fut fort ioyeuse et respondit au<text:line-break/>messager que sa venue luy estoit fort agre<text:line-break/>able. Si conuocqua comme prudente des<text:line-break/>gens sages et prudens pour la conseiller<text:line-break/>comme honnestem(e2)t pourroit receuoir ce<text:line-break/>roy qui la venoit visiter (sol) (et) estoit fort pen(-)<text:line-break/>siue a quelque cause ce roy la venoit<text:line-break/><text:span text:style-name="pb">[f. 6v]</text:span><text:line-break/>visi(-)ter. Car pour lors son mary estoit dehors<text:line-break/>la maison : ne(a2)tmoins par le c(o2)seil de ceulx<text:line-break/>vaillans gens quelle auoit c(o2)uocques el(-)<text:line-break/>le fist preparer toutes ses choses conue(-)<text:line-break/>nables a receuoir honnestement vng roy<text:line-break/>et fist preparer vng disner tout de poulles<text:line-break/>sans autres viandes (sol) mais trop bien es(-)<text:line-break/>toient appareillees en plusieurs fac(o2)s (sol) au<text:line-break/>quel disner le Roy arriua ainsi quil auoit<text:line-break/>mande (sol) (et) dicelle fut receu tresbonnestem(e2)t<text:line-break/>et le mena en ses ch(a2)bres tresmagnifique<text:line-break/>ment tendues de toutes riches tapisseries<text:line-break/>et plaisantes (sol) (et) quant le roy vit ceste bour<text:line-break/>goise plus luy sembloit belle et honneste<text:line-break/>mille foys que on ne luy auoit dit (et) de gr(a2)<text:line-break/>de et excellente beaulte estoit merueilleuse<text:line-break/>ment embrase (sol) car il la veoit de plus grant<text:line-break/>valeur que premier nauoit estime en sa p(e2)<text:line-break/><text:soft-page-break/>see. Or apres ce quil fut vng pou repose<text:line-break/>il se assist a table (et) vouloit que la bourgoi<text:line-break/>se fust assise deuant luy (sol) et regarda (q1) tous<text:line-break/>les seruices (q1) on luy faisoit a table estoi(e2)t<text:line-break/>de vne mesme viande combien quelle fust<text:line-break/>c(o2)fite en diuerses manieres (sol) (et) voyoit bien<text:line-break/>que ce nestoient (q1) poulles (sol) si dist a la bour<text:line-break/>goise en ri(a2)t (sol) dame ie mesmerueille que en<text:line-break/>tre tant de seruices que vous maues fait<text:line-break/>presenter qui sont tous de poulles quil ny<text:line-break/>a aumoins vng coq. Si vous demande<text:line-break/>et me dictes sil vous plaist se en ce pays<text:line-break/>icy naissent toutes poulles sans cocqs.<text:line-break/>Lors resp(o2)dit la bourgoise qui bien doub(-)<text:line-break/>toit que celluy roy luy eust bien voulu fai(-)<text:line-break/>re deshonneur moult sagement par vne si(-)<text:line-break/>militude quelle luy bailla dis(a2)t ainsi. Cer<text:line-break/>tes chier sire en ce pays s(o2)t coqs et poulles<text:line-break/>ainsi que en tous pays sont hommes et f(e2)<text:line-break/>mes (sol) mais iay fait ce disner tout de poul(-)<text:line-break/>les mises en diuerses saulces (et) me semble<text:line-break/>quelque saulse que ie y aye mise vo<text:span text:style-name="T204">9</text:span><text:s/>ne les<text:line-break/>desc(o2)gnoisses point ce s(o2)t tousiours poul<text:line-break/>les. Aussi par similitude des femmes po<text:line-break/>se (q2)lz soi(e2)t en pl<text:span text:style-name="T205">9</text:span><text:s/>beaulx habitz les vnes (q1)<text:line-break/>les autres cest tout vng ce sont tousiours<text:line-break/>femmes. Or recueillit le roy bien entendi<text:line-break/>blement (et) considera bien que pour neant<text:line-break/>estoit embrase pour la sormosite de ceste<text:line-break/>dame qui fort saige estoit (sol) si se deliura de<text:line-break/>disner et puis rendit graces a dieu et a la<text:line-break/>dame de la b(o2)ne chiere quelle luy auoit faic<text:line-break/>te (sol) m(o2)ta sus son cheual auecques ses g(e2)s<text:line-break/>et sen alla voyant que rien de sa mauluaise<text:line-break/>voulente ne pouoit acomplir.</text:p>
      <text:p text:style-name="P206"><text:span text:style-name="T207">E</text:span>N ceste nouuelle est note la gr(a2)t<text:line-break/>concupiscence de la charnalite (q1)<text:line-break/>auoit le roy pour ceste bourgoise<text:line-break/>La similitude des femmes couuertes de<text:line-break/>diuers habitz (et) des poulles mises en diuer<text:line-break/>ses saulces. Oultre y est note la sage res(-)<text:line-break/>ponce de la bourgoise qui destaignit le feu<text:line-break/>de folle amour s(o2)t le roy estoit fort embra(-)<text:line-break/>se. Et si la fille que le ieune moine amena<text:line-break/>a sa chambre de quoy dionee a parle eust<text:line-break/>respondu aussi saigement a son moyne c(o2)(-)<text:line-break/>me la bourgoise fist au roy elle neust point<text:line-break/>este trouuee au dortoir comme elle fut.</text:p>
      <text:soft-page-break/>
      <text:h text:style-name="Titre1" text:outline-level="1">(ipdm) Cy commence emillie la. vi. nou(-)<text:line-break/>uelle sans commandem(e2)t de la royne<text:line-break/>voyant quil luy escheoit et dit ainsi.</text:h>
      <text:p text:style-name="figure">&lt;image&gt;</text:p>
      <text:p text:style-name="P208"><text:span text:style-name="T209">P</text:span>Our ensuiuir les bonnes et h(o2)<text:line-break/>nestes coustumes par no<text:span text:style-name="T210">9</text:span><text:s/>prin(-)<text:line-break/>ses ie vueil racompter vne nou<text:line-break/><text:span text:style-name="pb">[f. 7r]</text:span><text:line-break/>uelle ioyeuse dung cordelier sombart (q2) es(-)<text:line-break/>toit inquisiteur de la foy en celles (p3)ties de<text:line-break/>lombardie (sol) (et) dung h(o2)e n(o2)me ieh(a2) dore. Le<text:line-break/>cordelier ouyt bien dire (q1) iehan dore auoit<text:line-break/>dit en vne compaignie ou il estoit (q1) il auoit<text:line-break/>du vin de quoy dieu eust peu boire (sol) laquelle<text:line-break/>chose icelluy iehan dore auoit dicte sans p(e2)<text:line-break/>ser a mal quelcon(q1)s (sol) mais c(o2)e ignorant et<text:line-break/>sans y p(e2)ser lauoit dit. Or congnoissoit le<text:line-break/>maistre cordelier (q1) iehan dore estoit fort pe<text:line-break/>cunieux (sol) si le fist citer deu(a2)t luy c(o2)me hereti<text:line-break/>que (sol) (et) le apprehenda disant ainsi. Bien ca<text:line-break/>iehan dore tu es blaphemateur (et) incredule<text:line-break/>Tu as dit que tu as du vin de quoy dieu<text:line-break/>pourroit boire en telle c(o2)paignie. Le bon<text:line-break/>h(o2)e dist. Il est vray (sol) mais ce a este s(a2)s p(e2)ser<text:line-break/>mal. Ha dist le cordelier (sol) par cela tu veulx<text:line-break/>dire (q1) dieu est vng beuueur de vin (et) (q2)l appe<text:line-break/>te les vins aisi (q1)entre vo<text:span text:style-name="T211">9</text:span><text:s/>yur(o2)gnes. Tu<text:line-break/>as gaigne a estre brusle (sol) (et) ne requiers que<text:line-break/>le feu (sol) (et) fist si grant paour au poure Jehan<text:line-break/>dore par ses gr(a2)s manieres de dire (q2)l cuy(-)<text:line-break/>doit estre prest de mettre au feu. Et luy d(o2)<text:line-break/>na a ent(e2)dre le cordelier que le feu estoit ia<text:line-break/>apreste pour le mectre. Adonc le bon h(o2)me<text:line-break/>luy demanda sil y auoit point de remede.<text:line-break/>Ouy dist le cordelier (sol) qui auroit dune caue<text:line-break/>qui est requise pour destaindre le feu. He(-)<text:line-break/>las dist le bon h(o2)me : (q1)lle est ceste eaue. Le<text:line-break/>cordelier luy resp(o2)dit. Cest vne eaue artifi<text:line-break/>cielle qui est doree la(q1)lle ie scay bien faire (sol)<text:line-break/>mais (q1) iaye de quoy. Et pourt(a2)t dist le cor<text:line-break/>delier (sol) si tu as de lor va le (q1)rir (sol) et ie te feray<text:line-break/>de ceste eaue (et) estaindray le feu incontinent<text:line-break/>Le poure h(o2)me tout espou(e2)te alla (q1)rir des<text:line-break/>escus (et) des ducas quil auoit et les apporta<text:line-break/>au Cordelier pour faire ceste eaue. Ainsi<text:line-break/>quant le cordelier vit t(a2)t dor il fut fort ioy(-)<text:line-break/>eux (sol) (et) c(o2)manda a iehan dore (q2)l venist tous<text:line-break/>les iours vers luy a lheure de disner (et) luy<text:line-break/>apportast de lor pour tousiours enforcier<text:line-break/><text:soft-page-break/>leaue (et) garder (q1)lle ne desdorast (sol) car selle es(-)<text:line-break/>toit desdoree elle ne desta(i2)droit point le feu<text:line-break/>Or aduint vne fois dur(a2)t le t(e2)ps (q1) icellui<text:line-break/>iehan dore venoit vers le cordelier a leu(-)<text:line-break/>re de disner (q2)l saduisa de direau cordelier en<text:line-break/>se raillant de luy. Mens<text:span text:style-name="T212">r</text:span><text:s/>qu(a2)t ie vo<text:span text:style-name="T213">9</text:span><text:s/>voy<text:line-break/>ie suis bien esmerueille des grans preemi(-)<text:line-break/>nances (q1) vous (et) les freres de vostre con<text:line-break/>uent aures en paradis sil est vray ce (q1) ie oy<text:line-break/>dire au(a2)t hyer en vne predication. Et que<text:line-break/>dist on dem(a2)da le cordelier. Certes dist le<text:line-break/>bon h(o2)me (sol) on dist (q1) celluy (q2) d(o2)nera aucune<text:line-break/>chose pour lamour de dieu en ce m(o2)de (sol) il en<text:line-break/>receuera c(e2)t doubles en lautre. Il est vray<text:line-break/>dist le cordelier. Et vrayem(e2)t dist le bon h(o2)<text:line-break/>me cest gr(a2)t chose (sol) car ie veis hyer a vostre<text:line-break/>c(o2)uent d(o2)ner deux chaulder(o2)nees de soup<text:line-break/>pe (sol) (et) pourt(a2)t si est vray (q1) ceulx qui d(o2)nent<text:line-break/>pour dieu en recoyu(e2)t si gr(a2)t remunerati(o2)<text:line-break/>quant vous vi(e2)dres en lautre m(o2)de vous<text:line-break/>aurez tant de chaulderons plains de soup<text:line-break/>pe que ce sera vne chose infinie. Adonc(q1)s<text:line-break/>apperceut le cordelier (q1) le bon h(o2)me iehan<text:line-break/>dore se railloit de luy (sol) et luy deffendit que<text:line-break/>plus il ne vensist deuers luy.</text:p>
      <text:p text:style-name="p"/>
      <text:p text:style-name="P214"><text:span text:style-name="T215">E</text:span>N ceste hystoire pouez vous ve<text:line-break/>oir et congnoistre la maniere de<text:line-break/>faire leaue pour destaindre le feu<text:line-break/>que allument les Cordeliers inquisiteurs<text:line-break/>de la foy quant il y a aucun poure homme<text:line-break/>qui a dit quelque mot de trauers.</text:p>
      <text:h text:style-name="Titre1" text:outline-level="1">(ipdm) Cy apres ensuit la nou(-)<text:line-break/>uelle de philostrate comme il<text:line-break/>la compte ainsi comme il ad(-)<text:line-break/>uient a son renc (sol) car il estoit<text:line-break/>assis aupres de emillie qui<text:line-break/>derrenierement a racompte<text:line-break/>la sienne.</text:h>
      <text:p text:style-name="P216"><text:span text:style-name="T217">D</text:span>Ames scientes (et) honnestes (sol) iay<text:line-break/>bien entendu voz raisons (et) nou<text:line-break/>uelles que auez rac(o2)ptees dont<text:line-break/><text:span text:style-name="pb">[f. 7v]</text:span><text:line-break/>vous estes deuem(e2)t acquitees chascune<text:line-break/>en son lieu (sol) si est droit puis que ainsi est or(-)<text:line-break/>donne que ie me determine de rac(o2)pter au(-)<text:line-break/><text:soft-page-break/>cune. Laquelle chose vueil faire au plus<text:line-break/>brief et mieulx que pourray.</text:p>
      <text:p text:style-name="P218"><text:span text:style-name="T219">I</text:span>L fut vray que en ce pays Dytalie<text:line-break/>eut vng tresriche cheualier sage et<text:line-break/>puiss(a2)t noble h(o2)me et magnifique<text:line-break/>le(q1)l voulut faire vne grande (et) excellente as<text:line-break/>semblee de seigneurs en la cite de veronne<text:line-break/>pour les festoier (sol) (et) auoit nom icelluy che(-)<text:line-break/>ualier le sire de leschelle (sol) (et) fut ren(o2)mee par<text:line-break/>toute ytaliee de ceste feste tant (q1) chascun y<text:line-break/>venoit. Et (e2)tre les autres si trouua vng<text:line-break/>herault u(o2)me bargamin qui estoit beau l(a2)(-)<text:line-break/>gagier (sol) parquoy esperoit (q1) en celle feste ou<text:line-break/>tant de gr(a2)s seig(u2)rs estoi(e2)t assembles on<text:line-break/>luy feroit grant chere. Si vint se loger en<text:line-break/>ladicte cite de ver(o2)ne pres de la maison ou<text:line-break/>estoit la feste (et) se pres(e2)ta deu(a2)t le cheualier<text:line-break/>qui la feste faisoit (sol) mais le cheualier ne fai(-)<text:line-break/>soit c(o2)pte de luy. Or estoit ce herault bien<text:line-break/>empoint (et) auoit apporte auec luy trois rob<text:line-break/>bes h(o2)nestes (q1) aucuns seigneurs luy auoi<text:line-break/>ent d(o2)nees (sol) (et) tousiours se pres(e2)toit deu(a2)t<text:line-break/>ce cheualier (q1) autreffois auoit veu t(a2)t libe<text:line-break/>ral (et) d(o2)noit a tous autres assistans en la<text:line-break/>feste aucun don (sol) sors que a luy. Si sen deli<text:line-break/>bera de att(e2)dre bargamin pour veoir sil a(-)<text:line-break/>uroit riens. Et ce t(e2)ps pend(a2)t quil atten(-)<text:line-break/>doit il desp(e2)doit tousiours arg(e2)t (sol) (et) par ce<text:line-break/>luy conuint engagier ses trois robes lune<text:line-break/>apres lautre (sol) et quant il bailla la tierce fut<text:line-break/>fort marry (et) triste (sol) et en telle tristesse que il<text:line-break/>estoit se vint presenter deu(a2)t le cheualier a<text:line-break/>qui il desiroit parler. Lors le cheualier le<text:line-break/>voyant ainsi peusif (et) courrousse luy dem(a2)<text:line-break/>da en le raillant quil auoit. Adonc lautre<text:line-break/>luy resp(o2)dit. Sil vous plaist ie diray vne<text:line-break/>nouuelle. Bien dist le cheualier (sol) dy la moy<text:line-break/>Adonc bargamin commenca a dire. Sire<text:line-break/>cheualier sachez que a paris fut vng tres(-)<text:line-break/>grant rhetoricien n(o2)me primas (sol) mais nes(-)<text:line-break/>toit pas fort riche (sol) neantmoins (q2)l fust bien<text:line-break/>ayme de ceulx qui le congnoissoient par sa<text:line-break/>belle science. Si ouyt dire cedit primas (q1)<text:line-break/>labbe de cluny estoit le plus liberal (et) cour(-)<text:line-break/>tois seigneur deglise que on sceust trouuer<text:line-break/>Et que quelque personne qui allast en sa<text:line-break/>maison tant c(o2)me il y estoit nestoit refuse<text:line-break/>de boire ne de manger. Et pour ceste rela<text:line-break/>cion fut esmeu Primas de laller veoir en<text:line-break/>vng chasteau pres de paris (sol) auquel primas<text:line-break/><text:soft-page-break/>ne scauoit pas le chemin (sol) (et) touteffois y vou<text:line-break/>lut aller (sol) mais ains que partir c(o2)sidera en<text:line-break/>luy mesmes que le chemin pouoit este (e2)nuy<text:line-break/>eux (et) quil ne seroit pas receu si bien que on<text:line-break/>luy auoit dit (sol) si print trois pains (et) les mist<text:line-break/>en son sein (sol) puis chemina vers se chasteau<text:line-break/>tant que iustement a leure de disner arriua<text:line-break/>audit chasteau (et) vit les tables parees tres<text:line-break/>honnestement (sol) (et) en la cuysine vit grans ha<text:line-break/>bondances de viandes prestes a manger (sol)<text:line-break/>vit oultre plus plusieurs g(e2)s qui attendoi<text:line-break/>ent pour disner. Et tantost apres vint le<text:line-break/>maistre dostel de labbe qui c(o2)manda a tous<text:line-break/>les assistans se seoir a table (sol) et dauanture<text:line-break/>fut asseis primas droitement deuant luys<text:line-break/>de la chambre de labbe. Or estoit la cou<text:line-break/>stume de la maison de iamais napporter<text:line-break/>rien iusques a ce que labbe fust a table (sol) (et) si<text:line-break/>tost que labbe voulut descendre de sa cham<text:line-break/>bre en ouur(a2)t luys de premier vit primas<text:line-break/>mal en point et sans vestement dont il fut<text:line-break/>dolent (sol) (et) demanda a ses gens qui auoit a<text:line-break/>mene ce villain (sol) car combien quil eust ouy<text:line-break/>parler de primas (sol) touteffois ne le congnois<text:line-break/>soit (sol) parquoy il fut si irrite de le veoir (et) fut<text:line-break/>restraint de sa liberalite (et) dist (q2)l ne luy vou<text:line-break/>loit point d(o2)ner de ses bi(e2)s (et) fist clorre luis<text:line-break/>de sa ch(a2)bre (sol) (et) qu(a2)t primas veit (q1) labbe ne<text:line-break/>luy donnoit rien tira vng de ses pains et le<text:line-break/>m(a2)gea (sol) (et) tant c(o2)e il le mangeoit labbe fist<text:line-break/>regarder sil sen estoit alle (sol) Car il eust bien<text:line-break/>voulu en estre deliure (sol) non obstant quil ne<text:line-break/>losoit chasser de paour de h(o2)te (sol) on luy dist (q1)<text:line-break/>non (sol) mais que desia auoit tires deux pains<text:line-break/>de son sein (q2)l auoit m(a2)gez (sol) (et) (q1) encores m(a2)<text:line-break/>geoit le tiers. Ad(o2)c pensa labbe en soy mes<text:line-break/>mes (et) dist. Ba mon dieu (q1) denote cecy de<text:line-break/><text:span text:style-name="pb">[f. 8r]</text:span><text:line-break/>cest homme qui a apporte ces trois pains.<text:line-break/>Or puis ie bien c(o2)gnoistre que cest h(o2)me<text:line-break/>icy c(o2)bien quil soit mal empoint est fort pru<text:line-break/>dent (sol) parquoy ie puis veoir clerement que<text:line-break/>ie suis cheut en auarice dont ce mest grant<text:line-break/>vitupere et pour vng petit de chose. Ad(o2)c<text:line-break/>fist enquerir qui estoit primas (sol) (et) qu(a2)t il en<text:line-break/>fut aduerty le recueillit tresh(o2)nestement (sol) (et)<text:line-break/>le festoya au disner (sol) et apres (q1) le disuer fut<text:line-break/>passe le fist vestir bien richem(e2)t (et) luy d(o2)na<text:line-break/>vng cheual (et) de larg(e2)t pour retourner aux<text:line-break/>escoles a paris (sol) (et) luy offrit demourer auec<text:line-break/><text:soft-page-break/>luy ou de sen aller ainsi quil luy plairoit.<text:line-break/>Adonc c(o2)gneur le cheualier a quelle fin le<text:line-break/>herault bargamin luy rac(o2)ptoit ce. Si fut<text:line-break/>content et luy dist. Bargamin mon amy (p3)<text:line-break/>ta responce tu mas m(o2)stre le vice (et) la gr(a2)t<text:line-break/>illiberalite que iay eue (e2)uers toy plus que<text:line-break/>enuers autres. Et pour recouurer son h(o2)<text:line-break/>neur enuoya sans targer deliurer les trois<text:line-break/>robbes que bargamin auoit engaigees (sol) et<text:line-break/>ce luy d(o2)na vne des siennes (et) de largent et<text:line-break/>vng cheual pour retourner.</text:p>
      <text:p text:style-name="P220"><text:span text:style-name="T221">E</text:span>N ceste nouuelle auons veu c(o2)(-)<text:line-break/>me bargamin herault ac(o2)para le<text:line-break/>cheualier et labbe de cluny en libe<text:line-break/>ralite. Et c(o2)me luy qui estoit beau langa<text:line-break/>gier se c(o2)para a primas qui estoit gr(a2)t rhe(-)<text:line-break/>toricien (sol) (et) c(o2)me il bailla sunilitude de ses<text:line-break/>trois robbes quil auoit engaigees en att(e2)<text:line-break/>dant la grace du cheualier aux trois pains<text:line-break/>que primas auoit portez quil m(a2)gea en at(-)<text:line-break/>tendant labbe (sol) parquoy il monstra lauari(-)<text:line-break/>ce en quoy estoit escheu le cheualier qui t(a2)t<text:line-break/>auoit este n(o2)me liberal pour vng pou de<text:line-break/>chose (sol) la(q2)lle luy eust peu tollir en pou dheu<text:line-break/>re labonne ren(o2)mee de courtoisie (et) liberali<text:line-break/>te que par long temps auoit acquise.</text:p>
      <text:h text:style-name="Titre1" text:outline-level="1">(ipdm) Cy c(o2)mence dame laurette seante apres<text:line-break/>philostrace a rac(o2)pter sa nouuelle affin de<text:line-break/>lordre c(o2)mencer ensuyuir (sol) (et) dist ainsi.</text:h>
      <text:p text:style-name="P222"><text:span text:style-name="T223">S</text:span>Oubz la correction de tous les<text:line-break/>assistens puis (q2) ainsi est que phi<text:line-break/>lostrace a ac(o2)ply sa nouuelle la(q2)l<text:line-break/>le est fort sructueuse (sol) (et) a m(o2)stre c(o2)me le vi(-)</text:p>
      <text:p text:style-name="figure">&lt;image&gt;</text:p>
      <text:p text:style-name="P224">ce auaricieux du cheualier fut rabatu par<text:line-break/>le subtil aduertissement du herault barga(-)<text:line-break/>min ie vueil c(o2)mencer ma nouuelle (sol) en la(q1)l<text:line-break/>le briefuem(e2)t m(o2)streray c(o2)e semblablem(e2)t<text:line-break/>la grant auarice dung riche cytoien fut con<text:line-break/>uaincue par les b(o2)nes parolles dung tres<text:line-break/>sage h(o2)me quil trouua.</text:p>
      <text:p text:style-name="P225"><text:span text:style-name="T226">O</text:span>N dit (q1) en la cite de g(e2)nes auoit<text:line-break/>vng tres riche cytoien appelle e(-)<text:line-break/>nunault (sol) le(q1)l estoit de tous les cy<text:line-break/>toiens le plus riche mais il estoit t(a2)t aua(-)<text:line-break/>ricieux et eschars (q1) cestoit vne chose innu(-)<text:line-break/>merable (sol) (et) ne refusoit pas bailler seulem(e2)t<text:line-break/><text:soft-page-break/>ses biens aux autres (sol) mais qui pl<text:span text:style-name="T227">9</text:span><text:s/>est crai<text:line-break/>gnoit en prendre pour soy mesmes (sol) (et) en en<text:line-break/>duroit pour les serrer (et) espargner necessite<text:line-break/>de boire (et) m(a2)ger (sol) c(o2)me sil voulsist faire lar<text:line-break/>gent auec les dens (sol) et souffroit a estre mes<text:line-break/>ch(a2)ment vestu (et) deshonnestement c(o2)me sil<text:line-break/>neust ri(e2)s par la gr(a2)t auarice dont il estoit<text:line-break/>plain plus (q1) nul autre. Or aduint que en<text:line-break/>la cite de gennes arriua vng h(o2)me appelle<text:line-break/>guillaume bourcier qui estoit de celle cite<text:line-break/>mesmes et auoit demoure long temps en<text:line-break/>court de r(o2)me (sol) et estoit vng h(o2)e tresdiscret<text:line-break/>bien morigine (et) bien fonde en sci(e2)ce de bon<text:line-break/>nes meurs et de trefforte honneste con(-)<text:line-break/>uersacion (sol) le(q1)l estans a gennes fut aduerty<text:line-break/><text:span text:style-name="pb">[f. 8v]</text:span><text:line-break/>de la grant imbecillite (et) meschante pourete<text:line-break/>de ce riche auaricieux erminault (sol) (et) de fait<text:line-break/>voulut veoir (et) parler a luy. Et ainsi quil<text:line-break/>vint pour parler auec erminault pose que<text:line-break/>icelui erminault fust tresauaricieux (sol) toutes<text:line-break/>fois scauoit aucun pou d(o2)neur (sol) (et) receut de<text:line-break/>paroles asses honnestes celluy guillaume<text:line-break/>bourcier. Et luy ac(o2)paigne de plusieurs<text:line-break/>autres apres (q2)lz eur(e2)t diuise de plusieurs<text:line-break/>choses le mena veoir vne maison (q2)l auoit<text:line-break/>fait faire en la ville (sol) et quant il fut en ceste<text:line-break/>maison qui tant estoit magnifi(q1) elle pleut<text:line-break/>fort a guillaume. Adonc erminault lui de<text:line-break/>m(a2)da (sol) seigneur qui auez este en tant de pla<text:line-break/>ces (et) auez veu tant de choses (et) leu tant de<text:line-break/>liures me scauriez vous enseigner (q1)l yma<text:line-break/>ge ie peusse faire paindre en ceste sale que ia<text:line-break/>mais on neust veu la semblable en ces par<text:line-break/>ties (sol) ce fust ma voulente den faire vne que<text:line-break/>iamais neusse veu. Ad(o2)c guillaume (q2) pru(-)<text:line-break/>dent estoit (et) vaillant h(o2)e pour reprendre la<text:line-break/>mauuaise voulente de erminault lui rac(o2)p<text:line-break/>ta vne histoire (sol) (et) luy dist. No<text:span text:style-name="T228">9</text:span><text:s/>lisons (q1) ale<text:line-break/>xandre de macedone filz du roy phelippe de<text:line-break/>sauoye fut tresorgueilleux : et par son or(-)<text:line-break/>gueil se fist appeler filz de iupiter : (et) se vou<text:line-break/>lut faire adorer c(o2)me filz de dieu. Si com<text:line-break/>m(a2)da en son palais la ou il estoit estre ame<text:line-break/>ne vng paintre (et) luy paindre vne ymage (q1)<text:line-break/>iamais neust veu. Si fut amene le paintre<text:line-break/>incontin(e2)t. Et ad(o2)c le paintre (q2) sage estoit<text:line-break/>c(o2)gnoissant le grant (et) vituperable orgueil<text:line-break/>du seig(u2)r pour cuider sa voulente subuer<text:line-break/>tir paignit lymage dune vertu (q1) alexandre<text:line-break/><text:soft-page-break/>iamais nauoit veue. Cestoit humilite : et<text:line-break/>la feist en habit de royne (sol) (et) dessoubz ies<text:line-break/>piedz luy paignit epicure ancien philosophe<text:line-break/>qui auoit enseigne a suiuir toutes delecta<text:line-break/>cions (sol) mais non obst(a2)t toute similitude de<text:line-break/>painture qui lui fust baillee il fut pertinax<text:line-break/>en sa malice (sol) et pourtant ie ne vo<text:span text:style-name="T229">9</text:span><text:s/>scauroie<text:line-break/>(q1)l ymage enseigner qui neust este veue au(-)<text:line-break/>treffois (sol) mais ie vo<text:span text:style-name="T230">9</text:span><text:s/>en enseigneray vne (q1)<text:line-break/>iamais ne veistes (sol) dist erminault il me souf<text:line-break/>fist. Adonc dist guillaume (sol) faictes paindre<text:line-break/>en vostre sale la figure de vne dame que len<text:line-break/>appelle liberalite (sol) bien scay (q1) iamais vous<text:line-break/>ne la veistes : (et) de cest enseignem(e2)t fut fort<text:line-break/>h(o2)teux erminault (et) rec(o2)gneut son vice tres<text:line-break/>enorme (sol) (et) de celle heure c(o2)m(e2)ca a estre fort<text:line-break/>liberal (sol) (et) fist pa(i2)tre en sa sale lymage (q1) lau<text:line-break/>tre luy auoit dit.</text:p>
      <text:p text:style-name="P231"><text:span text:style-name="T232">E</text:span>N ceste nouuelle ainsi (q1) en la de<text:line-break/>u(a2)t dicte est m(o2)stre c(o2)e par lensei(-)<text:line-break/>gnement subtil dung sage h(o2)me<text:line-break/>peut estre corr(o2)pu le gr(a2)t vice criminel de<text:line-break/>vng autre (sol) c(o2)e par la similitude de lymage<text:line-break/>que Guillaume bourcier enseigna a ermi(-)<text:line-break/>nault qui fort estoit auaricieux son vice fut<text:line-break/>abatu et fut apres tresliberal.</text:p>
      <text:h text:style-name="Titre1" text:outline-level="1">(ipdm) Cy c(o2)mence dame elysee a c(o2)tinuer lor(-)<text:line-break/>donnance prinse entre eulx et racompter sa<text:line-break/>nouuelle incontinent et sans que la royne<text:line-break/>luy c(o2)mandast apres que celle de dame lau<text:line-break/>rete est finee (sol) et dit.</text:h>
      <text:p text:style-name="figure">&lt;image&gt;</text:p>
      <text:p text:style-name="P233"><text:span text:style-name="T234">I</text:span>E ne vueil point att(e2)dre (q1) len me<text:line-break/>c(o2)mande ce que ie scay bien que ie<text:line-break/>suis tenue de faire veu les ordon(-)<text:line-break/>nances nobles par nous faictes (sol) (et) vueil<text:line-break/>m(o2)strer ainsi que la grant auarice de ermi(-)<text:line-break/>nault d(o2)t laurete a parle fut abatue par la<text:line-break/>subtille amonicion dung sage h(o2)e (sol) c(o2)me le<text:line-break/>grant pechie de paresce en iustice qui estoit<text:line-break/>en vng roy fut corr(o2)pu par vng subtil bro<text:line-break/><text:span text:style-name="pb">[f. 9r]</text:span><text:line-break/>quart (et) traict de derrision (q2) luy fut baille.</text:p>
      <text:soft-page-break/>
      <text:h text:style-name="Titre2" text:outline-level="2">(ipdm) Cy sensuit la nouuelle.</text:h>
      <text:p text:style-name="P235"><text:span text:style-name="T236">U</text:span>Ray est que vne bonne bourgoi<text:line-break/>se deuocieuse (q2) aymoit fort Dieu<text:line-break/>(et) les sainctz demourant au pays<text:line-break/>de gascongne eut voulente et fut meue en<text:line-break/>deuocion de aller en pellerinage en hierusa<text:line-break/>lem pour veoir le saint sepulchre de nostre<text:line-break/>seigneur iesuchrist. Et pour faire les sa(i2)s<text:line-break/>voyages en la terre (q1) dieu de ses propres<text:line-break/>piedz fist (et) chemina (sol) et finablem(e2) parseue(-)<text:line-break/>tente et ferme en la deuotion quelle auoit<text:line-break/>prinse fist tant quelle parfist au mieulx (q1)lle<text:line-break/>peut le saint voiage que auoit voulente de<text:line-break/>faire (sol) mais en reuenant dicelluy voyage<text:line-break/>passa le royaulme de chippre ainsi que force<text:line-break/>est de passer en faisant celluy voyage. Et<text:line-break/>trouua aucune mauuais paillars cypri(e2)s<text:line-break/>qui luy firent gr(a2)t iniure tant en son corps<text:line-break/>que en ses biens. Si fut moult esbahye la<text:line-break/>bonne et deuote femme de la grant iniure<text:line-break/>et violence que ces mauluais paillars cy(-)<text:line-break/>priens luy auoient faicte. Et fut meue en<text:line-break/>grant voulente de en faire complainte au<text:line-break/>roy qui pour lors en cypre regnoit (sol) (et) fist in<text:line-break/>quisicion qui estoit celluy roy affin de ce al<text:line-break/>ler complaindre a luy (et) requerir vengeance<text:line-break/>de loppression a elle faicte. Ce oyant vng<text:line-break/>vaillant h(o2)me cyprien (sol) ainsi que entre les<text:line-break/>mauluais il en ya de bons (sol) il dist a la b(o2)ne<text:line-break/>femme. Mamye saches que nostre Roy a<text:line-break/>nom guiot de lesignay (sol) lequel apres que go<text:line-break/>deffroy de fortaine duc de billon eut con(q2)s<text:line-break/>les ysles de oultre mer (p3) armes vertuelz<text:line-break/>fut roy de ceste ysle de chipre (sol) laquelle a este<text:line-break/>autreffois moult ren(o2)mee en richesse pour<text:line-break/>les mynes dor et de arain qui sont a l(e2)tour<text:line-break/>Mais saches mamye que cestuy guiot de<text:line-break/>lesignay qui est present nostre Roy ne tient<text:line-break/>point les termes que vng noble roy doit<text:line-break/>tenir. Car en la chose principale quil deust<text:line-break/>estre vigoreux il deffault (sol) cest en iustice.</text:p>
      <text:p text:style-name="p">Or est il vray que les roys furent ordon(-)<text:line-break/>nez en droit de nature par les sages pour<text:line-break/>acomplir iustem(e2)t trois choses. Premier<text:line-break/>pour punir les offenses faictes principale<text:line-break/>ment a dieu (sol) a leglise (sol) et a autruy. Sec(o2)de<text:line-break/>ment pour discerner entre les discordans<text:line-break/>et rendre a chascun ce qui est de droit a luy.<text:line-break/>Tiercement pour le peuple c(o2)mun soub(-)<text:line-break/>stenir et garder en paix (sol) dont on dit c(o2)mu<text:line-break/><text:soft-page-break/>nement. Le bon roy est mary des f(e2)mes<text:line-break/>vefues (sol) le pere des orphelins (sol) le secours<text:line-break/>des opprimez (sol) le mireur des vertus (et) exem<text:line-break/>ple de b(o2)nes oeuures (sol) le patron de saincte<text:line-break/>religion publicque (sol) la sauuegarde et protec<text:line-break/>tion du peuple a luy subgect. Or mainte(-)<text:line-break/>nant veu ce que nostredit roy guiot de lesi(-)<text:line-break/>gnay pose quil soit simple (et) humble (sol) toutes<text:line-break/>fois il nest point bon iusticier (sol) car il ne sem<text:line-break/>ploie point a v(e2)ger les iniures et fallaces<text:line-break/>que on fait en son royaulme. Et qui plus<text:line-break/>est seuffre ses subgetz (et) autres lui mesmes<text:line-break/>bien souuent faire iniure (sol) parquoy mest ad<text:line-break/>uis que pour neant tu yras a luy te c(o2)plain<text:line-break/>te (sol) car a paine ymagineroye (q1) les iniures<text:line-break/>que on te a faictes il vengast quant celles<text:line-break/>mesmes (q1) on a fait a soy propre il ne veult<text:line-break/>pas venger. Pourt(a2)t se tu me crois tu ne<text:line-break/>yras point vers lui a ceste cause (sol) car ie croy<text:line-break/>que tu perdras ta paine (sol) mais non obstant<text:line-break/>ce conseil que luy donnoit ce ciprien en luy<text:line-break/>monstrant la paresse du roy en iustice elle<text:line-break/>comme prudente y vint (sol) et deuant luy se<text:line-break/>presente en plour(a2)t et gemissant (et) luy dist.<text:line-break/>Sire roy saches (q1) ie suis pellerine (et) vi(e2)s<text:line-break/>de veoir le saint sepulchre nostre seigneur<text:line-break/>en hierusalem (sol) mais en passant par ceste ys(-)<text:line-break/>le de chipre qui est subgecte a toy (sol) auc(u2)s de<text:line-break/>tes subgetz cypri(e2)s mauuais mont fait de<text:line-break/>grandes violences : t(a2)t en mon corps (q1) en<text:line-break/>mes biens dont ie suis fort triste en mon<text:line-break/>cueur (et) ten aduerty : non pas pour cuider (q1)<text:line-break/>en faces la vengence (sol) mais pour te deman<text:line-break/>der c(o2)seil c(o2)me celles iniures pourroy sup(-)<text:line-break/>porter (sol) car ainsi (q1) ientens tu es tres paci(e2)t<text:line-break/>en tel cas (sol) (et) ne seuffres pas seulement les<text:line-break/>iniures faictes a autruy (sol) mais celles (q2) s(o2)t<text:line-break/>faictes a ta propre personne. Si apperceut<text:line-break/>bien le roy guiot de lesignay (q2)l estoit taille<text:line-break/><text:span text:style-name="pb">[f. 9v]</text:span><text:line-break/>de sa paresse si fut honteux (sol) et le temps en(-)<text:line-break/>suyuant voulut apparoistre magnanime (et)<text:line-break/>vigoreusement maintenir iustice.</text:p>
      <text:p text:style-name="P237"><text:span text:style-name="T238">E</text:span>N ceste histoire auez veu c(o2)me<text:line-break/>le roy (q2) estoit tardif et peresceux<text:line-break/>en soustenant iustice fut reprins<text:line-break/>de son vice par le broquart que luy bailla<text:line-break/>ceste sage pellerine qui demonstre bien que<text:line-break/>a grant paine feroit vng iuge iustice et pu(-)<text:line-break/><text:soft-page-break/>nicion des offenses inferees a autruy qu(a2)t<text:line-break/>a sa propre personne en seuffre faire.</text:p>
      <text:h text:style-name="Titre1" text:outline-level="1">(ipdm) Cy commence la Royne Pampi(-)<text:line-break/>nee apres ce (q1) par son commandem(e2)t<text:line-break/>ont eu c(o2)pte chascun sa nouuelle pour<text:line-break/>ce premier tout a rac(o2)pter la si(e2)ne vou<text:line-break/>lant elle mesmes (q2) royne estoit pour<text:line-break/>cellui iour obeyr aux institucions faic<text:line-break/>tes par eulx tous (sol) (et) dit ainsi.</text:h>
      <text:p text:style-name="figure">&lt;image&gt;</text:p>
      <text:p text:style-name="P239"><text:span text:style-name="T240">O</text:span>R sus mes dames et vous mes<text:line-break/>iouuence aulx iay entendu (sol) ouy (et)<text:line-break/>congneu la substance de toutes<text:line-break/>voz raisons lesquelles sont dignes de lou<text:line-break/>enge. Car c(o2)bien (q2)lz esc(o2)meussent le cou(-)<text:line-break/>rage de la personne a ioyeusete (sol) touteffois<text:line-break/>le induysent il a bonnes oeuures a qui les<text:line-break/>bien ent(e2)d. Or sont il toutes finies (et) vo<text:span text:style-name="T241">9</text:span><text:line-break/>en estes acquitees deuement chascun en<text:line-break/>droit soy (sol) ainsi que lordonnance h(o2)norable<text:line-break/>par tous nous faicte la permis (sol) a laquelle<text:line-break/>ordonnance ia soit que en ce iour ayes eu<text:line-break/>fur les autres preeminance (et) dignite ie ne<text:line-break/>vueil pas desobeyr et ne vueil pas inferer<text:line-break/>que pour la grande dignite que iaye eu ie<text:line-break/>soye moins subgecte que lune des autres<text:line-break/>dames ou lung des iouuenceaulx. Si est<text:line-break/>ma voulente en ac(o2)plissant nostre oeuure<text:line-break/>pour cestuy iour de racompter pareillem(e2)t<text:line-break/>ma nouuelle ainsi (q1) les autres ont racomp<text:line-break/>te les leurs (sol) laquelle sensuyt.</text:p>
      <text:h text:style-name="Titre1" text:outline-level="1">(ipdm) Sensuit la nouuelle de pampinee<text:line-break/>royne pour la premiere iournee (sol) et est<text:line-break/>la.x. nouuelle en icelluy iour.</text:h>
      <text:p text:style-name="P242"><text:span text:style-name="T243">I</text:span>Ay ouy dire que en la cite de bou<text:line-break/>longne eut autreffois vng tresex<text:line-break/>cellent medecin sage (et) expert en sa<text:line-break/>science aage de .lxx. ans ou enuiron n(o2)me<text:line-break/>maistre albert (sol) lequel medecin estoit fort c(o2)<text:line-break/>gneu et ame de plusieurs (sol) fut conuoque a<text:line-break/>vne noble feste et conuencion faicte en icel<text:line-break/>le cite et tres voulentiers comme prudent (et)<text:line-break/>honneste y comparut. Et ainsi quil estoit<text:line-break/><text:soft-page-break/>en ceste noble congregration regarda plu(-)<text:line-break/>sieurs choses especialement les belles fem<text:line-break/>mes entre lesquelles il en vit vne nommee<text:line-break/>marguerite de figures qui sus toutes res(-)<text:line-break/>plendissoit par excessiue beaulte (sol) tant (q1) par<text:line-break/>la plaisante formosite et excellence dicelle<text:line-break/>la voulente du medecin fut soubdainem(e2)t<text:line-break/>enflamee du feu damours combien (q2)l fust<text:line-break/>fort vieil (et) hors puissance naturelle qui est<text:line-break/>chose moult re(q2)se a lexercitacion damours<text:line-break/>Or luy croissoit de iour en iour lembrase(-)<text:line-break/>ment quil auoit receu en son cueur pour la<text:line-break/>beaulte de ceste femme tant et si grant ve(-)<text:line-break/>hemente que a paine eust il peu reposer ne<text:line-break/>nuyt ne iour sans auoir eu la consolacion<text:line-break/>de ses yeulx en gectant tresvoulx regars<text:line-break/>sus le plais(a2)t visage delle. Et a celle cause<text:line-break/>passoit icelluy vieillart medecin tous les<text:line-break/>iours deux ou trois fois par deuant lhuys<text:line-break/>de la belle si souuent que par la souuente et<text:line-break/>continuelle frequentacion de passage par<text:line-break/>deuant celluy huye fut congneu des f(e2)mes<text:line-break/><text:span text:style-name="pb">[f. 10r]</text:span><text:line-break/>qui prouchaines voisines estoient de celle (q1)<text:line-break/>tant desiroit le viellart medecin. Et ainsi<text:line-break/>que femmes parlent souuent ensemble de<text:line-break/>plusieurs choses et aucuneffois plus des<text:line-break/>besongnes daultruy que des leur (sol) commen<text:line-break/>cerent a parler de ce maistre albert medecin<text:line-break/>et sesbabir comme luy qui vieillart estoit et<text:line-break/>hors aage pouoit estre surprins du feu da(-)<text:line-break/>mours. Si determinerent et disposerent<text:line-break/>entre elles et la belle pour quoy celluy mais<text:line-break/>tre albert faisoit tant de touts de le receuoir<text:line-break/>le premier iour ensuyuant (q2)l passeroit (sol) et t(a2)<text:line-break/>tost apres voicy maistre albert qui vient<text:line-break/>passer : et ainsi que celles femmes estoient<text:line-break/>assises auecques la belle qui tant estoit de(-)<text:line-break/>siree le virent venir de loing ilz se leuerent<text:line-break/>en lattendent. Et quaut il fut pres delles<text:line-break/>le vindrent honnestement saluer et luy sup<text:line-break/>plier quil lui pleust de entret auecques elles<text:line-break/>lequel assez ioyeux de ce faire y entra. Et<text:line-break/>lors quil fut entre le festoierent a b(o2)s vins<text:line-break/>a bonnes espices et autres choses delicieu(-)<text:line-break/>ses (sol) et en ce faisait vne des femmes qui fut<text:line-break/>vng peu le giere de l(a2)gage le print a interro<text:line-break/>guer dis(a2)t ainsi. Monseig(u2)r ie mesbahis de<text:line-break/>vous qui tant estes vreil et hors aage et es<text:line-break/>tes encores amoureux et tant embrase du<text:line-break/><text:soft-page-break/>feu damours. Et oultre quant plus ieu(-)<text:line-break/>ne series veu ce que vous estes repute pru<text:line-break/>dent (et) sage comme vous estes si fort temp<text:line-break/>te de ceste femme laquelle nest pas a vng<text:line-break/>seul (sol) mais commune a plusieurs (sol) a quoy res<text:line-break/>pondit cellui medecin (et) dist. Combien que<text:line-break/>entre nous vieillars soyons hors de force<text:line-break/>conuenable a excercer les actions delicieu(-)<text:line-break/>ses damours : non pourtant ne s(o2)mes no<text:span text:style-name="T244">9</text:span><text:line-break/>priuez de la voulente et que ne ayons aussi<text:line-break/>bonne vouleute daymer que plus ieunes :<text:line-break/>(et) si vo<text:span text:style-name="T245">9</text:span><text:s/>dy oultre plus que lamour de quoy<text:line-break/>nous aymons est plus grande (q1) celle des<text:line-break/>ieunes. Car nous qui long temps auons<text:line-break/>vescu et sommes rassis et non pas volag(-)<text:line-break/>ges de courage nous ne mectons point nos<text:line-break/>tre amour en aucun lieu sans grande deli(-)<text:line-break/>beration (sol) (p3) quoy nostre amour est plus gr(a2)<text:line-break/>de que vng amour vollage. Quant au re<text:line-break/>gard de lautre point (sol) se ceste ieune dame me<text:line-break/>vouloit aymer ie croy bien quelle seroit c(o2)(-)<text:line-break/>me vne que ie vis qui tenoit des pourre(-)<text:line-break/>aulx (sol) et de ces pourreaulx mangoit le pire<text:line-break/>cestoit la fueille et laissoit la teste (q2) est tous<text:line-break/>iour meilleur du pourreau. Ainsi seroit ces<text:line-break/>te belle dame que vous dictes qui a t(a2)t de<text:line-break/>amis. Peut estre (q1) pour moy elle laisseroit<text:line-break/>la teste du porreau (sol) ce seroit le bon (et) le vail<text:line-break/>lant (et) prendre fueille qui neng(e2)dre que mau<text:line-break/>uaises humeurs (sol) ce seroit moy qui suis vng<text:line-break/>vieillart tout failly sans pouoir (sol) ne(a2)tmo(i2)s<text:line-break/>que la voulente y est bonne. Et de celle res<text:line-break/>ponse que fist le vieillart medecin fut la ieu<text:line-break/>ne dame pour qui il estoit amoureux si con<text:line-break/>tente quelle lui octroya que delle fist si bon<text:line-break/>et si beau que luy sembleroit (sol) et demoure(-)<text:line-break/>r(e2)t les autres femmes qui estoient enuieu<text:line-break/>ses confuses : et ne scauoient plus que dire</text:p>
      <text:p text:style-name="p"/>
      <text:p text:style-name="P246"><text:span text:style-name="T247">E</text:span>N ceste histoire est monstre que<text:line-break/>ce nest pas honneste chose a vne<text:line-break/>personne de trop parler et speciale<text:line-break/>m(e2)t a f(e2)mes (sol) car il en est qui par leur hault<text:line-break/>et legier parler cuident enseigner minerue<text:line-break/>et ne se scauent pas enseigner eulx mesmes<text:line-break/>Ainsi comme les femmes qui cuidoient re<text:line-break/>prendre le vieillart medecin qui sage estoit<text:line-break/>Demourerent a confusion par les sages<text:line-break/>responses quil leur fist (sol) et paruint cellui a<text:line-break/><text:soft-page-break/>son entente quil auoit en lamour De celle<text:line-break/>belle femme.</text:p>
      <text:h text:style-name="Titre1" text:outline-level="1">(ipdm) Cy rend Pampinee roy<text:line-break/>ne pour la premiere iournee<text:line-break/>graces a dieu de loeaure faic<text:line-break/>te en icelle (sol) et institue Philo<text:line-break/>mene a regner pour le second<text:line-break/>iour (sol) ainsi quil auoient ord(o2)<text:line-break/>ne au commencem(e2)t de leur<text:line-break/>c(o2)uencion (sol) (et) dit ainsi.</text:h>
      <text:p text:style-name="p"><text:span text:style-name="pb">[f. 10v]</text:span></text:p>
      <text:p text:style-name="P248"><text:span text:style-name="T249">S</text:span>Eigneurs et dames la grace de<text:line-break/>dieu le createur nous auons en<text:line-break/>ceste iournee fait oeuure moult<text:line-break/>noble et plaisant (sol) car chascun De no<text:span text:style-name="T250">9</text:span><text:s/>a fait<text:line-break/>deuement ce quil deuoit faire et ont este les<text:line-break/>nouuelles tant par vng que par autre ra(-)<text:line-break/>comptes fort ioyeuses (sol) et a la consolation<text:line-break/>et plaisir de tous et de toutes. Or main(-)<text:line-break/>tenant vela phebus plain de luyseur et De<text:line-break/>clarte qui sus nous toute iour a este du ses<text:line-break/>rays (sol) dont maintenant les veult retraire<text:line-break/>et obnubiler (sol) dont ie appercoy le vespre ap(-)<text:line-break/>proucher et que temps est (q1) ie face ce qui est<text:line-break/>en moy quant au regard de lelection quil c(o2)<text:line-break/>uient faire pour auoir c(o2)ducteur en nostre<text:line-break/>train pour la iournee ensuyuante qui sera<text:line-break/>demain. Si vueil de ceste heure y ordon(-)<text:line-break/>ner personne ydoine et suffisant affin que<text:line-break/>celluy ou celle qui institue sera puisse pour(-)<text:line-break/>ueoir (et) ymaginer ce quil sera conuenable a<text:line-break/>nous durant son regne (sol) (et) affin que mieulx<text:line-break/>soit pourueu de sens a nous scauoir rigler<text:line-break/>quant son regne commencera. Et a ce fai(-)<text:line-break/>re ordonne et constitue a la succession De<text:line-break/>mon regne honneste et vaillable a ce faire<text:line-break/>dame philomene a la(q1)lle ie delaisse tel pou<text:line-break/>oir et puissance comme ceste iournee iay eu<text:line-break/>Lors print pampinee le chappeau de loriet<text:line-break/>qui sus elle estoit et le vint presenter a phi(-)<text:line-break/>lomene et luy dist. Dame dhonneur rece(-)<text:line-break/>uez ce chappeau que ie vous laisse en signe<text:line-break/>de la noble maieste en quoy vous me succe<text:line-break/>dez et a laquelle ie vous ay eslite pour (et) af<text:line-break/>fin que nostre train vueillez maintenir de<text:line-break/>mieulx en mieulx ainsi que sens et discreti(o2)<text:line-break/><text:soft-page-break/>auez assez pour ce faire (sol) d(o2)t philomene qui<text:line-break/>sage estoit courtoisement respondit (sol) et dist<text:line-break/>ainsi.</text:p>
      <text:h text:style-name="Titre2" text:outline-level="2">(ipdm) La reception du chappeau roy<text:line-break/>al et la response de philomene.</text:h>
      <text:p text:style-name="P251"><text:span text:style-name="T252">T</text:span>Reschiere dame (sol) puis que cest le<text:line-break/>plaisir de vous (et) de la noble com<text:line-break/>paignie le noble chappeau royal<text:line-break/>ioyeusement receueray (sol) combien que soye<text:line-break/>moins digne que a ce ne conuient en vous<text:line-break/>rendant graces de lh(o2)neur (et) preminence ex<text:line-break/>cellente que vous me donnes (sol) si vueil puis<text:line-break/>que lheur est venu sur moy deliberer au mi<text:line-break/>eulx que ie pourray de nostre regime. Et<text:line-break/>est mon ent(e2)tion en ensuyu(a2)t le noble train<text:line-break/>que auons c(o2)mence De faire traicter nou(-)<text:line-break/>uelles de ceulx ou celles qui ont este les mi<text:line-break/>eulx fortunes (sol) ainsi que ie croy que aucun<text:line-break/>ne puisse faillir a rac(o2)pter de fortune. Car<text:line-break/>au monde nest h(o2)me qui aucunement nayt<text:line-break/>este fortune (sol) mais en attendant le iour De<text:line-break/>demain puis que ainsi est que le soleil cesse<text:line-break/>son cours durant quil fera son recours no<text:span text:style-name="T253">9</text:span><text:line-break/>yrons soupper et prendre aucune refections<text:line-break/>pour nous soustenir. Si partirent du lieu<text:line-break/>vmbrageux auquel ilz estoient et sen alle(-)<text:line-break/>rent en la salle honnestement paree qui leur<text:line-break/>estoit determinee pour eulx reffectionner.<text:line-break/>Et qu(a2)t en celle salle ilz eurent prins leur<text:line-break/>suffisance honnestem(e2)t se releuerent en lou<text:line-break/>ant la diuine essence Des biens temporelz<text:line-break/>quilz auoient prins. Puis eurent instru(-)<text:line-break/>mens ioyeulx pour eulx solacier. Et oul(-)<text:line-break/>tre les instrumens fut dit que aucun de la<text:line-break/>compaignie diroit aucune ioyeuse chancon<text:line-break/>laquelle chancon dist Dame laurette par le<text:line-break/>commandement de la royne (sol) (et) lui ayderent<text:line-break/>tous les autres en d(a2)ssant (sol) de laquelle ch(a2)<text:line-break/>con ensuit la teneur.</text:p>
      <text:h text:style-name="Titre2" text:outline-level="2">(ipdm) Cy sensuyt la chancon.</text:h>
      <text:p text:style-name="P254"><text:span text:style-name="T255">I</text:span>E vys en ioye sans desplaisir</text:p>
      <text:p text:style-name="p">Rien qui sort ne mest ennuyeux</text:p>
      <text:p text:style-name="p">Par le franc regard gracieux</text:p>
      <text:p text:style-name="p">Qui mon cueur est venu saisir</text:p>
      <text:p text:style-name="p">En lieu de dueil iauray plaisir</text:p>
      <text:p text:style-name="p">Je vois tousiours de mieulx en mieulx</text:p>
      <text:p text:style-name="p">Rien plus plaisant que ses deux peulx</text:p>
      <text:p text:style-name="p">Au monde on ne scauroit choisir.</text:p>
      <text:soft-page-break/>
      <text:h text:style-name="Titre2" text:outline-level="2">(ipdm) Lacteur</text:h>
      <text:p text:style-name="P256"><text:span text:style-name="T257">E</text:span>T quant celle chancon fut finie<text:line-break/>se departirent (et) sen allerent repo<text:line-break/>ser chascun en son lieu iusques<text:line-break/><text:span text:style-name="pb">[f. 11r]</text:span><text:line-break/>au lendemain huit ou six heures que tous<text:line-break/>se leuerent (sol) et en attendant le disner que on<text:line-break/>apprestoit disoient deuocions (et) tournoient<text:line-break/>parmy les places delectables dicelluy chas(-)<text:line-break/>teau. Et quant lheure de disner fut venue<text:line-break/>vindrent ensemble en la belle salle ou chas(-)<text:line-break/>cun fut ioyeusement refectionne. Et apres<text:line-break/>ce disner et certaines dances ensuiuantes<text:line-break/>par le commandement de la royne philome<text:line-break/>ne allerent tournoyer parmy les vergiers<text:line-break/>gracieux faisant chappeaulx (et) bouquetz de<text:line-break/>redolantes fleurs dont y auoit grant hab(o2)<text:line-break/>dance. Et apres ces choses faictes se assem<text:line-break/>blerent au bel vmbrage du preau delicieux<text:line-break/>ainsi que fait auoient le iour de deu(a2)t. Et<text:line-break/>quant ainsi furent assemblez assis de renc<text:line-break/>lung apres lautre la royne qui plaisant es(-)<text:line-break/>toit et sage les commenca a regarder pour<text:line-break/>mettre ordre entre eulx (sol) et donner lieu a cel<text:line-break/>lui ou a celle (q2) la premiere nouuelle rac(o2)p(-)<text:line-break/>teroit (sol) a laquelle nouuelle rac(o2)pter la roy(-)<text:line-break/>ne esieut dame neyphile et luy comanda.</text:p>
      <text:h text:style-name="Titre1" text:outline-level="1">(ipdm) Cy commande dame phi<text:line-break/>lomene royne pour la secon(-)<text:line-break/>de iournee a dame neyphile<text:line-break/>compter la. xi. nouuelle et<text:line-break/>premiere de ce iour.</text:h>
      <text:p text:style-name="P258"><text:span text:style-name="T259">S</text:span>Eur neiphile dame de grant va<text:line-break/>leur et plaine de prudence (sol) puis<text:line-break/>que ainsi est que la royale maie(-)<text:line-break/>ste maist venue (sol) a laquelle de vostre vou(-)<text:line-break/>lente auecques les autres vous estes ren<text:line-break/>due subiecte. Je vous ordonne pour res(-)<text:line-break/>iouyt la belle compaignie en laquelle vous<text:line-break/>estes (sol) a compter la premiere nouuelle de ce<text:line-break/>iour (sol) et ie vous prie quelle touche de aucun<text:line-break/>cas fortune soit tourne a ioye ou tristesse (sol)<text:line-break/>Car ma voulente est que ce que nous ra(-)<text:line-break/>compterons au iour dhuy monstre que<text:line-break/>fortune est royne et maistresse de tout deul<text:line-break/>et de toute liesse (sol) et nest nul qui de fortune<text:line-break/><text:soft-page-break/>se puisse excuser. Et de ceste heure sans<text:line-break/>autre commandement ie ordonne a tous<text:line-break/>les autres ensuiuantement comm(e2)cer les<text:line-break/>leur quant viendra a leur droit sans soy<text:line-break/>faire commander.</text:p>
      <text:h text:style-name="Titre2" text:outline-level="2">(ipdm) Cy sensuit la responce de neyphile</text:h>
      <text:p text:style-name="P260"><text:span text:style-name="T261">D</text:span>Ame pr(i2)cesse philomene a vostre<text:line-break/>plaisir ien feray (sol) car raison est (q1)<text:line-break/>vo<text:span text:style-name="T262">9</text:span><text:s/>obeisse c(o2)me a ma souuerai(-)<text:line-break/>ne dame (et) maistresse et de ce que aues veu<text:line-break/>lente que ie rac(o2)pte. Quant au regard des<text:line-break/>faitz de fortune ien feray a mon petit enten<text:line-break/>dement au mieulx que ie pourray.</text:p>
      <text:h text:style-name="Titre1" text:outline-level="1">(ipdm) Cy c(o2)mence la vnziesme nou<text:line-break/>uelle (et) premiere de la deuxiesme<text:line-break/>iournee dont philomene est royne<text:line-break/>comptee dame par neyphile.</text:h>
      <text:p text:style-name="figure">&lt;image&gt;</text:p>
      <text:p text:style-name="P263"><text:span text:style-name="T264">I</text:span>Ay ouy dire par plusieurs foisque<text:line-break/>en la cite de treuis auoit autres(-)<text:line-break/>fois vng poure iournelier merce(-)<text:line-break/>naire qui a la paine de son corps sans au(-)<text:line-break/>tres rentes (sol) benefices ou offices quil eust<text:line-break/>gaignoit sa poure vie (sol) lequel auoit nom h(e2)<text:line-break/>ry et estoit alemant. Et ainsi que certiffi(e2)t<text:line-break/>les cytoiens viuoit et auoit tousiours ves<text:line-break/>cu treslopallement en lamour de dieu sans<text:line-break/>aucun pechie. Et pour ceste commune re<text:line-break/>nommee apres la mort de cellui le vouloi(-)<text:line-break/>ent clamer saint pour la bonne vie dont il<text:line-break/>auoit este. Et auecques ce pource (q2) en cel<text:line-break/><text:span text:style-name="pb">[f. 11v]</text:span><text:line-break/>luy iour quil trespassa fust par miracle ou<text:line-break/>autrem(e2)t on dit en celle cite que a lheure de<text:line-break/>sa mort les cloches sonnoient sans que on<text:line-break/>leur touchast : dont le peuple fut fort esmer(-)<text:line-break/>ueille croyant que cestoit chose diuine (et) mi(-)<text:line-break/>raculeuse fait au trespas de ce saint h(o2)me.<text:line-break/>Et ensepulturerent le corps en leur eglise<text:line-break/>de treuis honnestem(e2)t en ladorant comme<text:line-break/>saint (sol) et de iour en iour et a toute heure ves<text:line-break/>uoi(e2)t malades (et) accidentes sur le tombeau<text:line-break/>croyans et esperans par lintercession de cel<text:line-break/>luy receuoit le benefice de s(a2)te. Or aduint<text:line-break/>que cellui iour quil fut enterre arriua en cel<text:line-break/>le cite teois florentins nommez lung mar(-)<text:line-break/><text:soft-page-break/>cellin (sol) lautre machese et lautre sechin : qui<text:line-break/>ouyrent racompter de ce corps et veoient<text:line-break/>grant multitude de peuple assemble a len(-)<text:line-break/>terrem(e2)t : si desiroient fort a y aller le veoir<text:line-break/>mais ne scauoient trouuer maniere de en(-)<text:line-break/>trer en leglise pour la grant habondance de<text:line-break/>peuple qui la estoit. Et comme ces trois<text:line-break/>florentins inuestigoient entre eulx trou(-)<text:line-break/>uer entree en ce lieu lung deulx trois nom<text:line-break/>me sechin dist aux autres. Ne vo<text:span text:style-name="T265">9</text:span><text:s/>soussiez<text:line-break/>ie scay bien comment nous entrerons. Je<text:line-break/>feray le malade et le contrefait de mains (sol) de<text:line-break/>bras (sol) de bouche et de iambes (sol) et vous deux<text:line-break/>me porteres chascun dung coste : et dires (q1)<text:line-break/>vo<text:span text:style-name="T266">9</text:span><text:s/>me amenez a ce saint corps pour estre<text:line-break/>guery (sol) et par ainsi nous entrerons. Et en<text:line-break/>ceste maniere le firent. Et contrefaisoit si<text:line-break/>bien laggrauante de maladie quil sembloit<text:line-break/>proprement estre vray. Si vindrent ces<text:line-break/>deux florentins machese et sechin portans<text:line-break/>leur compaignon marcellin ainsi contrefai<text:line-break/>sant le dolent (sol) et crioient au peuple que on<text:line-break/>leur fist voye affin de porter le poure paci(e2)t<text:line-break/>au saint corps pour estre guery. Lors les<text:line-break/>gens qui desiroient veoir oeuures miracu<text:line-break/>leuses incontinent leur firent voye (sol) et fut<text:line-break/>mis le corps du malade sur le tombeau : et<text:line-break/>tantost quil y eut este vng petit marcellin<text:line-break/>qui bien le scauoit faire faignit quil luy a(-)<text:line-break/>mendast (sol) et commenca a dresser vne main<text:line-break/>puis lautre (sol) destordre sa bouche (sol) et sembla(-)<text:line-break/>blement des autres membres tant que le<text:line-break/>peuple creut celluy estre guery par les meri<text:line-break/>tez du sainct (sol) mais de coup de fortune ainsi<text:line-break/>que fortune est tousiours diuerse a aucun :<text:line-break/>en ce lieu auoit vng autre florentin (q2) bien<text:line-break/>congneut marcelin (et) declaira la finesse que<text:line-break/>marcelin auoit faicte. Et qu(a2)t le peuple l(e2)<text:line-break/>tendit (et) que cestoit en se raill(a2)t de leur saint<text:line-break/>henry : prindrent rigoreusement marcelin (et)<text:line-break/>luy aracherent les cheueulx et le batirent<text:line-break/>et mutilerent excessiuement. Et quant ses<text:line-break/>deux compaignons le virent en ceste neces(-)<text:line-break/>site meuz en pitie se retrahirent vers le iu(-)<text:line-break/>ge gouuerneur de la cite (sol) (et) parla a luy lung<text:line-break/>de eulx ce fut machese et lui dist ceste cautel<text:line-break/>le. Monseigneur vela entre les mains de<text:line-break/>ce peuple la vng larron que ie ne congnois<text:line-break/>qui ma couppe ma bource ou il y auoit cent<text:line-break/>florins (sol) si vous prie que le mectez hors<text:line-break/><text:soft-page-break/>des mains du peuple et le mectez en voz<text:line-break/>prisons tant quil me ait fait raison. Adonc<text:line-break/>le iuge ce croyant enuoya douze sergens<text:line-break/>lesquelz le prindrent incontinent et le ame(-)<text:line-break/>nerent deuant le iuge (sol) et quant il fut adme(-)<text:line-break/>ne le iuge qui rebelle estoit (sol) et le print a inte<text:line-break/>roguer de ce faict (sol) (et) ce temps pendant quil<text:line-break/>linterrogoit plusieurs qui auoi(e2)t despit de<text:line-break/>la fallace quil auoit faicte vindr(e2)t faire c(o2)(-)<text:line-break/>plainte sur luy disant aussi que il leur auoit<text:line-break/>couppe des bources. Et quant marcelin<text:line-break/>oyt ces charges qui venoi(e2)t sur luy dist au<text:line-break/>iuge. Sire iuge interroguez les du temps<text:line-break/>que ce fut que ie dois auoir fait ces malles<text:line-break/>facons et du lieu (sol) et ie vo<text:span text:style-name="T267">9</text:span><text:s/>prometz dire ve<text:line-break/>rite. Lors le iuge interrogua aucuns des<text:line-break/>complaign(a2)s sur ce fait (sol) desquelz lung dist<text:line-break/>Monseigneur ce a este en ceste ville (sol) il y a<text:line-break/>huit iours (sol) lautre quinze (sol) et lautre douze<text:line-break/>iours (sol) Et apres ceste interrogation faicte<text:line-break/>marcellin (q2) bien auoit ouy dist au iuge Si<text:line-break/>re vo<text:span text:style-name="T268">9</text:span><text:s/>auez ouy ce (q1) ilz ont dit (et) (q1) iay fait<text:line-break/>ces cas en ceste ville il y a plusieurs iours (sol)<text:line-break/>ie offre a prouuer (p3) la relation de mon hos<text:line-break/>te et du registre auquel nous auons estez<text:line-break/>enregistres moy et mes compaignons en<text:line-break/><text:span text:style-name="pb">[f. 12r]</text:span><text:line-break/>entrant en la ville (sol) ainsi que est la coustume<text:line-break/>de enregistrer tous ceulx qui y’ entrent quil<text:line-break/>nya pas quatre heures que ie suis en ceste<text:line-break/>ville et iamais ny auoye este (sol) si le fist le iu(-)<text:line-break/>ge tenir en prison pour sen enquerir. Ad(o2)c<text:line-break/>ces deux compaignons qui du tout desiroi<text:line-break/>ent a retirer leur c(o2)paignon allerent a leur<text:line-break/>hoste et luy compterent la subtillesse quilz<text:line-break/>auoient faicte pour entrer a veoir ce corps<text:line-break/>saint dont loste commenca fort a rire (sol) puis<text:line-break/>luy dirent c(o2)me leur compaignon estoit en<text:line-break/>prison. Or loste auoit gr(a2)t habitude a vng<text:line-break/>nomme saudet qui estoit fort familier du<text:line-break/>seigneur proprietaire de la ville auquel sau<text:line-break/>det loste menaces deux compaignons auec<text:line-break/>ques luy et luy pria quil fust intercesseur en<text:line-break/>uers le seigneur pour le poure marcellin<text:line-break/>tenu prisonnier affin que on lui fist grace.<text:line-break/>Et apres que saudet eut ouy compter la fi<text:line-break/>nesse de marcellin et sa captiuite dont il rist<text:line-break/>treffort alla supplier au segnent quil fust<text:line-break/>deliure (sol) lequel seigneur a la peticion de son<text:line-break/>famillier le octroye apres ce quon luy eut<text:line-break/><text:soft-page-break/>c(o2)pte la bes(o2)gne la(q1)lle lui pleut fort. Si en<text:line-break/>uoya gens le querir (sol) et le trouuerent deu(a2)t<text:line-break/>le iuge tout en chemise (et) trembloit : si le prin<text:line-break/>drent et lamenerent au seigneur inconti(-)<text:line-break/>nent. Et quant il fut deuant le seigneur (et)<text:line-break/>que toutes les choses furent racomptees<text:line-break/>par ordre dont furent faitz grans ris et es(-)<text:line-break/>bas supplia marcellin au seigneur que pour<text:line-break/>toute grace le laissast aller tout nud son che<text:line-break/>min (sol) car dist il iay eu si grant paour (q1) tant<text:line-break/>que ie soye a florence aduis me sera que ie<text:line-break/>auray tousiours la corde au col. Mais le<text:line-break/>seigneur fut begnin (sol) (et) considera que la fre<text:line-break/>daine quil auoit faicte nauoit pas este par<text:line-break/>decrision (sol) mais affin dauoit entree comme<text:line-break/>les autres : luy donna vne robe (et) a chascun<text:line-break/>de ses deux compaignons et les renuoya<text:line-break/>en leur pays</text:p>
      <text:p text:style-name="P269"><text:span text:style-name="T270">E</text:span>N ceste histoire au(o2)s veu c(o2)me<text:line-break/>aucuneffois vne personne se cuy<text:line-break/>de railler daultruy qui en fin est<text:line-break/>raille (sol) vous auez veu aussi comme fortune<text:line-break/>est aucuneffois ennemye a aucun du com(-)<text:line-break/>mencement qui en la fin luy tourne a pronf<text:line-break/>fit (sol) a(i2)si que marcellin qui poure estoit (et) nud<text:line-break/>fortune fut peruerse par la finesse quil fist (sol)<text:line-break/>mais en la fin lui tourna a prouffit : car ne(-)<text:line-break/>antmoins quil eust este batu et tenu prison<text:line-break/>nier : en fin lui (et) ses compaignons en fur(e2)t<text:line-break/>reuestus. Et pourtant communement dit<text:line-break/>on (sol) a quelque chose est malheur bon.</text:p>
      <text:h text:style-name="Titre1" text:outline-level="1">(ipdm) Cy comm(e2)ce la. xii. nou<text:line-break/>uelle sur la seconde iournee<text:line-break/>comptee par philostrace.</text:h>
      <text:p text:style-name="figure">&lt;image&gt;</text:p>
      <text:p text:style-name="P271"><text:span text:style-name="T272">G</text:span>Jen voy que selon le commande(-)<text:line-break/>ment noble (et) excellente dame phi<text:line-break/>lomene qui de nous est royne et<text:line-break/>conducteure ie ne dois point attendre de<text:line-break/>autre admonicion pour racompter ma nou<text:line-break/>uelle puis quil vient a mon tour (sol) si en vueil<text:line-break/>faire au plaisir de toute la compaignie ce<text:line-break/>que a moy possible sera sans long langaige<text:line-break/>se ie puis ainsi quil sensuyt</text:p>
      <text:p text:style-name="P273"><text:span text:style-name="T274">I</text:span>Ay ouy dire que vne fois au t(e2)ps<text:line-break/>que azo estoit maistre iusticier de<text:line-break/>la ville destron et aussi estoit icel<text:line-break/><text:soft-page-break/>luy azo chastellain et garde dung chasteau<text:line-break/>nomme chasteau guillaume fut vray que<text:line-break/><text:span text:style-name="pb">[f. 12v]</text:span><text:line-break/>vng marchant de ceste ville destron n(o2)me<text:line-break/>Regnault alla en march(a2)dise a bouloigne<text:line-break/>et ainsi quil eut fait ses besoignes (sol) et en ps(-)<text:line-break/>sant dune cite n(o2)mee certaire trouua trois<text:line-break/>compaignons de mauluaise vie et meur(-)<text:line-break/>driers (sol) nonobstant que pas ne sen doubtoit<text:line-break/>Si proposerent ces troys larrons de le<text:line-break/>suiuir (et) qu(a2)t ilz trouueroient lieu solitaire<text:line-break/>(et) secret le destroucer (et) denuer de tous bi(e2)s<text:line-break/>et faignir(e2)t cheminer auec luy par compai(-)<text:line-break/>gnie en parlant de choses honnestes (et) deuo<text:line-break/>cieuses entre lesquelles parlerent des oroi<text:line-break/>sons que font les hommes (sol) et demander(e2)t<text:line-break/>a regnault quelle oroison il disoit commu(-)<text:line-break/>nement (sol) et il leur resp(o2)dit (sol) certes ie ne suis<text:line-break/>pas fort grant clerc (et) ne scay gueres (sol) mais<text:line-break/>iay de coustume de dire au matin quant ie<text:line-break/>me lieue pater noster (sol) et vng aue maria en<text:line-break/>priant dieu pour mon pere et pour ma me(-)<text:line-break/>re (et) en remembrance de monseigneur saint<text:line-break/>iulien qui occist son pere et sa mere en luy<text:line-break/>priant qui me conduise tousiours (et) (q2) quel(-)<text:line-break/>que fortune qui me surui(e2)ne le iour ie soye<text:line-break/>aumoins bien logie la nuit ensuiuant. Et<text:line-break/>de fait me suis autreffoys trouue en desfor<text:line-break/>tunes dont ie suis eschappe (sol) et croy que ce<text:line-break/>soit par ce moyen. Lors dist vng des lar(-)<text:line-break/>rons vraiement onc en ma vie ie ne les diz<text:line-break/>et si suis tousiours bien logie (sol) mais ie dy.<text:line-break/>O intermerata ou vne autre sans plus.<text:line-break/>Puis interrogua le marchant en derision<text:line-break/>Auez vo<text:span text:style-name="T275">9</text:span><text:s/>au matin dit vostre patenostre<text:line-break/>Duy dist le marchant (sol) vrayement dist le<text:line-break/>larron ie croy (q1) nonobstant (q1) ie ne lay pas<text:line-break/>dicte comme vous que ie scray le mieulx lo<text:line-break/>gie. Si vindrent a passer par vng lieu de(-)<text:line-break/>sert (et) forain qui auoit este abatu par feu et<text:line-break/>par guerre et autrement. Et en ce lieu des<text:line-break/>roberent les larrons celluy march(a2)t et luy<text:line-break/>oster(e2)t vestement (sol) argent (sol) bagues (et) cheual<text:line-break/>et qu(a2)t son varlet qui la estoit veit que on<text:line-break/>tenoit ainsi son maistre (sol). Si commenca a<text:line-break/>cheuaucher t(a2)t que il peut (sol) craign(a2)t que on<text:line-break/>ne luy feist desplaisir (sol) (et) laissa la son maistre<text:line-break/>tout nud et en chemise (sol) si faisoit froit et es(-)<text:line-break/>toit nuit. Or ne scauoit le poure march(a2)t<text:line-break/>ou soy hebergier (sol) car loing estoit de toutes<text:line-break/><text:soft-page-break/>maisons et chemina fort (sol) et tantost voit en<text:line-break/>uiron a demie licue de la chasteau gueillau<text:line-break/>me auquel arriua (et) (e2)trer cuida (sol) mais desia<text:line-break/>estoient les portes fermees et estoit le var<text:line-break/>let de celluy qui bien auoit fuy logie en ce<text:line-break/>chasteau sans que son maistre le sceust.<text:line-break/>Adoncques fut bien esbahy le poure mar(-)<text:line-break/>chant qui nud estoit et trembloit dent a d(e2)t<text:line-break/>la ou il logeroit et pour tout logis aduisa<text:line-break/>vng lieu pres les murs du chasteau encon<text:line-break/>tre lequel regnault amassa du menu feure (sol)<text:line-break/>et ie ne scay queulx fatras (sol) et se coucha la (sol)<text:line-break/>appuye c(o2)tre vng huys. or en ceste maison<text:line-break/>pres lhuys de laquelle le poure regnault es<text:line-break/>toit couchie et appuye demouroit vne ves<text:line-break/>ue de laquelle azo chastelain estoit amou(-)<text:line-break/>reux et auoit azo celluy iour fait preparer<text:line-break/>vng baing en celle mais(o2) (et) vng beau soup<text:line-break/>per cuid(a2)t soy baigner (et) couchier auecques<text:line-break/>elle (sol) mais qu(a2)t le baing (et) toutes choses fu<text:line-break/>rent prestes suruint a celluy azo vng soub(-)<text:line-break/>dain messagier quil conuenoit quil partist<text:line-break/>soubitement pour aller faire vne certaine<text:line-break/>iustice (sol) lequel azo a ce estoit subiect a cause<text:line-break/>de son office partit legierement et y alla et<text:line-break/>manda a la dame que point ne le att(e2)dist et<text:line-break/>quil estoit occuppe. Et quant la dame oyt<text:line-break/>ceste nouuelle elle se despouilla (et) se mist de<text:line-break/>dans ce baing (et) estoit assise la cuue en quoy<text:line-break/>elle se baignoit iustement contre lhuys ou<text:line-break/>regnault estoit appuye de lautre part. La<text:line-break/>dame est(a2)t en ce baing oyt regnault de lau<text:line-break/>tre part plaindre de froit et dire a monsei(-)<text:line-break/>gneur sainct iulien ce nest pas ycy lesperan<text:line-break/>ce que iauoye en toy (sol) si enuoya sa chamberie<text:line-break/>veoir que cestoit (sol) et quant ceste chamberie(-)<text:line-break/>re vit cest homme ainsi nud et dolent le in(-)<text:line-break/>terrogua (sol) a la quelle regnault compta sa<text:line-break/>fortune et luy prya quelle eust c(o2)passion de<text:line-break/>luy et que pas ne le laissast mourir de froit<text:line-break/>en celle nuyt. Si fut la chamberiere pitca(-)<text:line-break/>ble et alla c(o2)pter la pitie de ce homme a sa<text:line-break/>maistresse laquelle en eut compassion (et) fist<text:line-break/><text:span text:style-name="pb">[f. 13r]</text:span><text:line-break/>ouurit vng petit huys par lequel son amou<text:line-break/>reux azo entroit en la maison et fist entrer<text:line-break/>regnault par celluy huys. Et quant elle le<text:line-break/>veit ainsi desconforte elle yssit du baing et<text:line-break/>luy dist. Mon amy metz toy en ce baing (q2)<text:line-break/>encores est tout chault. Adonc regnault es<text:line-break/><text:soft-page-break/>tant comme la brebis tondue qui ne quiert<text:line-break/>que le couuert entre en ce baing (sol) et quant il<text:line-break/>y eut este aucun temps la dame le fist yssir<text:line-break/>et luy fist bailler les chausses (et) la robbe de<text:line-break/>son feux mary qui naguieres estoit trespas<text:line-break/>se. Et quant il en fut vestuil sembloit pro<text:line-break/>prement que on les luy eust faictes. Puis<text:line-break/>le menadeuant le feu et le fist seoir et soup<text:line-break/>per auecques elle de bonnes viandes et de<text:line-break/>bon vin (sol) (et) t(a2)tost que maistre regnault eust<text:line-break/>este bien eschauffe (et) repeu vestu de mesmes<text:line-break/>la couleur luy reuint au visage et sembla<text:line-break/>tresbel homme (et) bien faconne. Laquelle<text:line-break/>dame voyant (et) regardant par plusieurs<text:line-break/>soys fut attainte de lamour de celluy hom<text:line-break/>me (sol) et apres vint a sa chamberiere se c(o2)seil<text:line-break/>ler sur ce et puis que le Chastellain azo la(-)<text:line-break/>uoit trompee quelle le deuoit bien trom(-)<text:line-break/>per. Laquelle chamberiere voyant la gr(a2)t<text:line-break/>concupiscence de sa maistresse ne c(o2)tredist<text:line-break/>pas (sol) mais en tout supporta et conferma sa<text:line-break/>voulente (sol) et sans pl<text:span text:style-name="T276">9</text:span><text:s/>tarder la dame vint<text:line-break/>a regnault (et) luy dem(a2)da. Mon amy pour<text:line-break/>quoy estes vous si pensis et si triste pour<text:line-break/>auoir perdu aucuns bi(e2)s (sol) ce nest chose que<text:line-break/>vous ne recouures (sol) faictes grant chiere (et)<text:line-break/>ne vous souciez (sol) vous estes en vostre mai<text:line-break/>son. Et auec ce mon amy quant ie vous<text:line-break/>voy ainsi vestu comme vous estes il me<text:line-break/>souuient de mon feu mary a qui dieu par(-)<text:line-break/>doint (sol) (et) en vous regardant par plusieurs<text:line-break/>foys se ieusse sceu que bien vous eust pleu<text:line-break/>en souuenance de luy vous eusse doulce(-)<text:line-break/>ment embrasse (et) baisie. Lors regnault voy<text:line-break/>ant la voulente de ceste dame comme di<text:line-break/>scret luy resp(o2)dit. Certes ma dame ce me<text:line-break/>seroit gr(a2)t oultrage veu la courtoisie que<text:line-break/>me faictes de vous refuser aucun seruice<text:line-break/>que ie puisse faire. Et ce respondu la da<text:line-break/>me qui fort estoit embrasee le acolle (sol) (et) luy<text:line-break/>elle (sol) (et) sentrebaisoient liberalement. Puis<text:line-break/>apres tous doulx baisiers et acollemens<text:line-break/>(p3)tirent eulx deux (et) entrer(e2)t en la ch(a2)bre de<text:line-break/>la dame (sol) et au lit auquel deuoit coucher le<text:line-break/>chastellain azo auecques elle se coucherent<text:line-break/>eulx deux (sol) et par plusieurs foys celle nuyt<text:line-break/>acomplirent ensemble le delit damours.<text:line-break/>Et quant vint le matin a laube du iour<text:line-break/>fist leuer regnault (et) luy donna encores ar<text:line-break/>gent et bonnes robbes (sol) bagues en malle (sol)<text:line-break/><text:soft-page-break/>(et) le vestit dune meschante robbe affin quil<text:line-break/>ne fust sceu (sol) et le mist hors par ce petit huys<text:line-break/>par lequel elle luy dist quil pourroit entrer<text:line-break/>touteffois quil lui plaisoit. Et en le bais(a2)t<text:line-break/>le c(o2)manda a dieu. Si entra regnault de<text:line-break/>dans le chasteau (sol) si trouua son varlet dont<text:line-break/>il fut bien ioyeux affin quil prensist le che<text:line-break/>ual que celluy auoit amene. Et ainsi quil<text:line-break/>deuoit monter sur son cheual arriuer(e2)t les<text:line-break/>troys larrons qui lauoyent desrobe qui<text:line-break/>auoient este prins pour vne autre male fa<text:line-break/>con. Lesquelz de bonne voul(e2)te rec(o2)gneu<text:line-break/>rent leur larrecin : et fut rendu le cheual a<text:line-break/>Regnault ses robbes (sol) son argent (sol) (et) ne per<text:line-break/>dit riens fors deux petites seinctures que<text:line-break/>les larrons ne scauoient quilz en auoient<text:line-break/>fait (sol) dont sen retourna regnault sain (et) ioy<text:line-break/>eux sans auoir riens perdu auec(q1)s ce que<text:line-break/>la dame luy aneit donne. Lesditz larrons<text:line-break/>qui auoient fait la larrecin furent pendus<text:line-break/>et estranglez deuant le peuple.</text:p>
      <text:p text:style-name="p"/>
      <text:p text:style-name="P277"><text:span text:style-name="T278">E</text:span>Nceste nouuelle sont monstrez<text:line-break/>plusieurs choses. Premier c(o2)me<text:line-break/>gens qui vont par terre sont en<text:line-break/>grant danger de trouuer mauluaise com(-)<text:line-break/>paignie. Secondement comme lesperance<text:line-break/>que vng homme a aucuneffois en vng bon<text:line-break/>saint luy prouffite. Tiercement c(o2)me for<text:line-break/>tune aide les desc(o2)fortes (sol) ainsi (q1) regnault<text:line-break/>fut fortune de trouuer ceste dame. Quar<text:line-break/>tement c(o2)me aufaire et ymaginer ou dire<text:line-break/>vient destourbier ainsi comme ledict azo<text:line-break/>(q2) cuidoit se baigner (et) coucher auec sa dame<text:line-break/><text:span text:style-name="pb">[f. 13v]</text:span><text:line-break/>suruint nouuelles de desloger (sol) quintem(e2)t<text:line-break/>(et) dernierem(e2)t est m(o2)stre quil nest mal qui<text:line-break/>ne soit puny ainsi que les trois larr(o2)s qui<text:line-break/>auoient desrobbe regnault des le iour en<text:line-break/>suyuant furent prins et pendus au gibet.<text:line-break/>Pour tant face bien qui vouldra.</text:p>
      <text:h text:style-name="Titre1" text:outline-level="1">(ipdm) Cy ensuit la.xiii. nouuelle c(o2)ptee par<text:line-break/>dame pampinee sur la seconde iournee (sol) et<text:line-break/>la troisiesme de ce iour.</text:h>
      <text:p text:style-name="figure">&lt;image&gt;</text:p>
      <text:soft-page-break/>
      <text:p text:style-name="P279"><text:span text:style-name="T280">A</text:span>Pres que le doulx iouu(e2)ceau phi<text:line-break/>lostrace a ac(o2)ply et parfait le c(o2)p<text:line-break/>te de sa nouuelle (sol) la(q1)lle no<text:span text:style-name="T281">9</text:span><text:s/>a au(-)<text:line-break/>cunem(e2)t esmeuz a pitie en oyanlat fortune<text:line-break/>aduerse du march(a2)t regnault destron (q2) ay<text:line-break/>moit t(a2)t saint iulien : nous a aussi esmeuz<text:line-break/>a faire oraison enuers les sains de paradis<text:line-break/>Et puis finablement nous a esmeuz a lies<text:line-break/>se en oyant le doulx recueil que luy fist la<text:line-break/>dame amoureuse du chastellain azon en en<text:line-break/>suiu(a2)t compter des oeuures de fortune ie<text:line-break/>vueil reciter vne grant (et) merueilleuse ad(-)<text:line-break/>u(a2)ture qui autreffois aduint en nostre vil<text:line-break/>le de florence (sol) de laquelle orrez cy apres.</text:p>
      <text:p text:style-name="p"/>
      <text:p text:style-name="P282"><text:span text:style-name="T283">I</text:span>L est vray que en celle nostre cite<text:line-break/>de flor(e2)ce eut vng tresriche (et) vail<text:line-break/>lant cheualier nomme messire thi<text:line-break/>bault de landoys (sol) lequel auoit trois filz n(o2)<text:line-break/>mez. Le premier sappelloit lambert (sol) le se(-)<text:line-break/>cond sappelloit comme son pere (sol) le tiers se<text:line-break/>appelloit angol(a2)t. Et nauoit le plus aage<text:line-break/>que. xviii. ans ou enuiron alors que leur<text:line-break/>pere trespassa qui les laissa riches de pecu<text:line-break/>nes innombrables (et) de grandes (sol) (et) fort no(-)<text:line-break/>bles possessions hereditalles. Et estoient<text:line-break/>ces trois enfans fort ieunes et ne employ(-)<text:line-break/>oient pas leur ieunesse a viure h(o2)nestem(e2)t<text:line-break/>(et) sobrement (sol) mais en toutes mondanites (sol)<text:line-break/>(et) cuidans (q1) biens ne leur peussent iamais<text:line-break/>faillir. Si firent tant par leur folle (et) exces<text:line-break/>siue despence quilz tenoient en familliers (sol)<text:line-break/>en cheuaulx (sol) harnoys (sol) bardes (sol) vestures ex<text:line-break/>cellentes despences victuales (et) autres cho<text:line-break/>ses magnifi(q1)s (q2)lz vindrent a bout de tou<text:line-break/>tes leurs pecunes. Si c(o2)uint vendre vne<text:line-break/>des parties des plus beaulx heritages (q2)lz<text:line-break/>eussent pour maintenir le train quilz auoi<text:line-break/>ent entreprins. Et apres ce que largent<text:line-break/>quilz en receurent fut tout despendu (sol) com(-)<text:line-break/>me en pompes (sol) en gieux de dez et quartes :<text:line-break/>(et) de telz autres gieux. Et qu(a2)t ilz virent<text:line-break/>(q1) chascun estoit en pourete (sol) (et) que pas gr(a2)(-)<text:line-break/>ment nauoi(e2)t de bi(e2)s ne de heritages (sol) lam<text:line-break/>bert appella vng iour ses deux freres et<text:line-break/>leur remonstra leur follie comm(e2)t ilz auoi<text:line-break/>ent vescu extraordinairement (sol) (et) comme le<text:line-break/>peuple du pas de florence se railloient de<text:line-break/>eulx et les desprisoient et leur conseilla v(e2)(-)<text:line-break/>dre le residu de leurs heritages et prendre<text:line-break/><text:soft-page-break/>chascun sa part de largent (et) puis sen aller<text:line-break/>hors de florence ailleurs chercher leur ad(-)<text:line-break/>uanture. Et quant ces deux freres ouyr(e2)t<text:line-break/>le conseil de leur frere sans plus attendre<text:line-break/>secretement sen partirent de florence (et) sen<text:line-break/>allerent a londres en angleterre et auec(q1)s.<text:line-break/>ce mener(e2)t vng leur nepueu nomme alix(a2)(-)<text:line-break/>dre madaronne (sol) (et) louerent vne maison en<text:line-break/>ceste ville de londres et si gouuernerent si<text:line-break/>subtillement (sol) (et) prestoient et empruntoient<text:line-break/>a vsure de chascun tant que en pou de t(e2)ps<text:line-break/>fortune leur fut si treffauorisable quilz gai<text:line-break/>gnerent tant de finances que ce fut grant<text:line-break/><text:span text:style-name="pb">[f. 14r]</text:span><text:line-break/>merueille (et) ny auoit chasteau gueres ne sei<text:line-break/>gneurie (q2) ne leur fust redeuable pour leur<text:line-break/>vsure. Si partirent de londres auecques<text:line-break/>grant quantite de finance et retournerent<text:line-break/>a florence (sol) mais ilz laisserent leur nepueu<text:line-break/>pour recueillir leurs debtes (et) successions<text:line-break/>de leurs vsures quilz auoient encores en<text:line-break/>angleterre. Et quant ilz furent a florence<text:line-break/>rachapter(e2)t tous les heritages quilz auoi<text:line-break/>ent vendus et dautres auec. Et silz auoi(-)<text:line-break/>ent tenu grans termes par deuant encores<text:line-break/>les tenoient ilz plus grans. Et pour celle<text:line-break/>grant m(o2)stre de richesse quilz faisoi(e2)t leur<text:line-break/>prestoit chascun argent et marchandises (sol)<text:line-break/>mais tousiours viuoient cordiablement (et)<text:line-break/>sans mesure. Parquoy de rechief recheoi(-)<text:line-break/>ent en pouretes car de angleterre ne leur ve<text:line-break/>noit plus de finance c(o2)me ilz esperoient de<text:line-break/>leurs vsures (sol) pourtant que entre le roy et<text:line-break/>son filz estoit sourse vne grande et merueil<text:line-break/>leuse guerre : pour laquelle furent empes<text:line-break/>ches les reuenues des vsures que recueil(-)<text:line-break/>loit celluy alixandre pour ses oncles. Et<text:line-break/>ce temps pendant que celluy alixandre at(-)<text:line-break/>tendoit que ladicte guerre cessast esperant<text:line-break/>apres recueillir ce que a ses oncles deu es(-)<text:line-break/>toit (sol) Ses oncles qui estoient a florence (et)<text:line-break/>nauoient de quoy payer leurs creanciers<text:line-break/>furent mys en prison eulx et leurs f(e2)mes<text:line-break/>Or dura celle guerre en angleterre l(o2)gue(-)<text:line-break/>ment tant que qu(a2)t alixandre veit (q1) point<text:line-break/>ne cessoit ladicte guerre se partit de londres<text:line-break/>(et) sen vint a bourges pour sen aller a flor(e2)<text:line-break/>ce. Et ainsi (q2)l partoit de bourges vit des<text:line-break/>cheuaucheurs (sol) entre lesquelz y en y auoit<text:line-break/>vng en habit de abbe (sol) et en celle c(o2)paignie<text:line-break/><text:soft-page-break/>estoient deux cheualiers dangleterre que<text:line-break/>bien congnoissoit (sol) et eulx luy. Et qu(a2)t ilz<text:line-break/>se furent entrecongneuz alix(a2)dre les print<text:line-break/>a interroguer (et) demander qui estoit si gr(a2)t<text:line-break/>compaignie de cheuaucheurs. A quoy<text:line-break/>lung des cheualiers luy respondit ainsi.<text:line-break/>Ce ieune iouu(e2)ceau (q1) vo<text:span text:style-name="T284">9</text:span><text:s/>voiez abbe no<text:span text:style-name="T285">9</text:span><text:line-break/>le men(o2)s a r(o2)me pour auoir dispense de te(-)<text:line-break/>nir son benefice le(q1)l est de grant valeur (et)<text:line-break/>ne le peut tenir pourt(a2)t quil est trop ieune<text:line-break/>sans estre dispense (sol) la(q1)lle chose croioit cel<text:line-break/>luy alixandre non obstant quil ne fust pas<text:line-break/>vray. Or ainsi quilz cheuaucboi(e2)t (sol) cest ab<text:line-break/>be qui voyoit ce beau iouu(e2)ceau alix(a2)dre (q2)<text:line-break/>fort estoit plaisant le fist venir aupres de<text:line-break/>luy (et) le interrogua de son estat (et) dont il es(-)<text:line-break/>toit. Auquel alix(a2)dre en comptant son cas<text:line-break/>sans mentir respondit sagement que labbe<text:line-break/>fut trescontant de sa resp(o2)ce (sol) (et) voulut cel(-)<text:line-break/>luy alix(a2)dre estre en son seruice (sol) (et) le retint<text:line-break/>de sa maison tant et tellem(e2)t que ainsi (q2)lz<text:line-break/>arriuerent vers les parties de lombardie<text:line-break/>lesquelles alix(a2)dre c(o2)gnoissoit en vng po(-)<text:line-break/>ure village qui estoit loing de grans passa<text:line-break/>ges au(q1)l force leur fust (q2)lz si hebergeass(e2)t<text:line-break/>Alixandre c(o2)me presque maistre dostel al(-)<text:line-break/>la en vne maison dung laboureur et auec<text:line-break/>ques toutes diligences fist le plus h(o2)neste<text:line-break/>ment quil peust preparer le plus beau lieu<text:line-break/>de la maison pour monseigneur labbe : d(o2)t<text:line-break/>icelluy abbe fut fort ioyeux de la dilig(e2)ce (q1)<text:line-break/>auoit faicte alix(a2)dre. Et apres ce (q1) icelluy<text:line-break/>eut souppe (et) toute sa famille fut couche lab<text:line-break/>be en vng grant lit bien t(e2)du (et) encourtine (sol)<text:line-break/>(et) ses gens aux litz pres de luy. Et alixan<text:line-break/>dre qu(a2)t tout fut couche dem(a2)da a loste la<text:line-break/>ou il coucheroit. Et loste luy dist (q2)l conue<text:line-break/>noit porter du feurre en vne petite couche<text:line-break/>en la chambre de labbe (et) quil si couchast d(o2)t<text:line-break/>il fut c(o2)tent. Et t(a2)tost quil fut couche lab<text:line-break/>be qui ne dormoit pas bien le ouyt coucher<text:line-break/>a basse voix lappella (sol) et soubdainem(e2)t que<text:line-break/>alixandre ouyt labbe le hucher sourdit de<text:line-break/>son lyt et alla a luy (sol) (et) qu(a2)t il fut aupres du<text:line-break/>lit icelluy abbe luy dist quil se couchast au<text:line-break/>pres de luy. Et apres toutes excusaci(o2)s<text:line-break/>que Alixandre eut faictes finablement se<text:line-break/>coucha auecques icelluy abbe. Et quant<text:line-break/>il fut couche Labbe luy mist la main sur la<text:line-break/>poictrine (sol) d(o2)t alix(a2)dre eut paour que labbe<text:line-break/><text:soft-page-break/>ne fust tente de peche deshonneste se fais<text:line-break/>gnit vng pou reculer (sol) de quoy labbe sapper<text:line-break/>ceut bi(e2) pour quoy il le faisoit (sol) si luy dist en<text:line-break/>soubzti(a2)t. Mon doulx amy ie nay pas mis<text:line-break/><text:span text:style-name="pb">[f. 14v]</text:span><text:line-break/>ma maison sur toy en lintencion que tu p(e2)(-)<text:line-break/>ses. Lors print labbe la main de alixandre<text:line-break/>et la mist sur la poictrine (et) en ce apperceut<text:line-break/>alix(a2)dre la fiction (et) que ce nestoit pas vng<text:line-break/>h(o2)me (sol) mais vne femme abillee en guise de<text:line-break/>abbe (sol) car il trouua les mammellettes gros<text:line-break/>ses (et) dures. Adonc(q1)s luy dist la fille ainsi<text:line-break/>abillee en abbe. Mon amy sachez (q1) ie suis<text:line-break/>fille du roy dangleterre (et) voys a romme<text:line-break/>pour mon mariage (sol) car mon pere ma vou(-)<text:line-break/>lue marier au roy descosse qui est vieillart (sol)<text:line-break/>le(q1)l ie nay pas voulu prendre et suis abil(-)<text:line-break/>lee en cest habit affin que on ne me c(o2)gnois<text:line-break/>se. Ainsi mon doulx amy ie te dy mon cas<text:line-break/>Je suis encores entiere de corps et de vou(-)<text:line-break/>lente (sol) et pourtant se tu veulx faire promes(-)<text:line-break/>se auecques moy ie la feray auecques toy<text:line-break/>Car si tost que ie tay veu ie tay affecte (et)<text:line-break/>delibere a mon courage de te auoir pour<text:line-break/>mary (sol) et non autre sil te plaist de me pren<text:line-break/>dre. Et se ainsi faire ne le veulx tout secre<text:line-break/>tement retourne ten et ten va. Adoncques<text:line-break/>fut alixandre moult esbahy de ce cas (sol) (et) luy<text:line-break/>respondit fort sagement (sol) (et) dist. Dame c(o2)<text:line-break/>bien que soye indigne (et) de lieu moins no<text:line-break/>ble que a vous qui estes fille de roy appar<text:line-break/>tient. Puis que cest vostre voulente a vo<text:span text:style-name="T286">9</text:span><text:line-break/>du tout me accorde (et) babandonne. Et inc(o2)<text:line-break/>tin(e2)t la fille qui auoit vng signet a son doy<text:line-break/>deuant vne ymage estant au cheuet du lit<text:line-break/>le presenta au iouuenceau Alixandre en til<text:line-break/>tre de mariage (sol) (et) luy dist que semblant nen<text:line-break/>fist (sol) iusques a ce quilz fuss(e2)t a r(o2)me. A(p2)s<text:line-break/>(q1) le matin fut venu m(o2)terent a cheual (et) che<text:line-break/>uaucherent t(a2)t quilz vindrent a romme (sol) et<text:line-break/>qu(a2)t ilz furent venus se presenter(e2)t deu(a2)t<text:line-break/>le pape (sol) (et) luy dist ceste fille ainsi vestue en<text:line-break/>abbe. Pere saint vicaire de dieu (sol) en dem(a2)(-)<text:line-break/>dant vostre grace et benediction sil vous<text:line-break/>plaist vo<text:span text:style-name="T287">9</text:span><text:s/>escouterez ma priere. De la(q1)lle<text:line-break/>fut le pape ioyeux descouter. Si luy dist la<text:line-break/>fille. Sire ie suis fille du roy dangleterre<text:line-break/>qui suis venue en cest pays affin (q1) mon pe<text:line-break/>re ne me mariast au vieillart roy descosse<text:line-break/>qui suis ieune et tendre le(q1)l ie ne vueil poit<text:line-break/><text:soft-page-break/>auoir (sol) car ce nest pas partie s(e2)blable a moy<text:line-break/>et me suis ainsi desguisee de paour destre<text:line-break/>congneue. Si supplie vostre saincte pater<text:line-break/>nite que me vueillez accorder a mary cellui<text:line-break/>que selon dieu (et) raison ie doy (et) vueil auoir<text:line-break/>Cest ce beau iouuenceau que voicy (sol) (et) luy<text:line-break/>monstra alix(a2)dre qui pres delle estoit (sol) puis<text:line-break/>dist. Et combien que soye extraicte de roy<text:line-break/>ale geniture et luy n(o2) (sol) ne(a2)tmoins le vueil<text:line-break/>ie auoir et non autre (sol) car en luy gist toute<text:line-break/>ma voulente et pure affection. Adonc le<text:line-break/>pape qui sage estoit c(o2)gnoissant equite luy<text:line-break/>accorda sa demande en refraignant ses che<text:line-break/>ualiers qui auecques elle estoient et ne sca<text:line-break/>uoient pas sa voulente (sol) dont furent fort<text:line-break/>courroussez (sol) mais le pape par bonnes rai(-)<text:line-break/>sons les refraignit si bien en leur monstr(a2)t<text:line-break/>lefficace dung loyal mariage quilz furent<text:line-break/>contens (sol) (et) leur assigna iour le Pape pour<text:line-break/>venir deu(a2)t luy receuoir les solennites du<text:line-break/>saint sacrement de mariage (sol) auquel iour c(o2)<text:line-break/>parurent les cheualiers et amener(e2)t la fil<text:line-break/>le en habit royal (sol) et le iouuenceau alix(a2)dre<text:line-break/>honnestement vestu et prepare. Et lors re<text:line-break/>ceurent en tresgrant sollennite la benedic(-)<text:line-break/>tion du pape et le sacrement du mariage.<text:line-break/>Puis aller(e2)t ens(e2)ble faire grant chiere ain<text:line-break/>si quilz deuoi(e2)t faire. Et bien tost apres ce<text:line-break/>mariage voulut ceste fille aller en florence<text:line-break/>dont estoit son mary (et) payer les debtes de<text:line-break/>ses oncles (et) leur rachapter leurs heritages<text:line-break/>(q2)lz auoi(e2)t v(e2)dus (et) les tirer hors de prison (sol)<text:line-break/>(et) ainsi le fist (et) fur(e2)t receuz a flor(e2)ce en tres<text:line-break/>grant honneur (sol) (et) puis au partir voulut la<text:line-break/>dame pour lonneur de son mary alixandre<text:line-break/>mener auec elle son oncle angol(a2)t (et) sa fem<text:line-break/>me (et) ses enfans. De la vindr(e2)t a paris la<text:line-break/>ou le roy de France de qui la dame fille dan<text:line-break/>gleterre estoit cousine leur fist grant (et) no<text:line-break/>ble reception. Puis sen allerent les deux<text:line-break/>cheualiers vers le pere delle (sol) et si bien lin<text:line-break/>troduir(e2)r en lui rac(o2)ptant le cas que point<text:line-break/>nen fut courrouce (sol) (et) les receut en gr(a2)t ioye<text:line-break/>(et) d(o2)na a son gendre alixandre pour maria<text:line-break/>ge de sa fille la conte de cornuaille. Et fut<text:line-break/><text:span text:style-name="pb">[f. 15r]</text:span><text:line-break/>alixandre si sage (et) discret que par sa sagesse<text:line-break/>rapaisa la guerre qui estoit entre le roy d(a2)(-)<text:line-break/>gleterre (et) son filz. Puis desquit honnestes<text:line-break/>m(e2)t long temps auec(q1)s sa femme : (et) fut si<text:line-break/><text:soft-page-break/>vaillant ainsi (q1) vient aucune (q1)uil c(o2)quist<text:line-break/>le royaulme descosse (sol) Dont apres fut roy.</text:p>
      <text:p text:style-name="p"/>
      <text:p text:style-name="P288"><text:span text:style-name="T289">E</text:span>N ceste nouuelle est monstree c(o2)<text:line-break/>me fortune esleue aucun en biens<text:line-break/>mondains (sol) (et) les autres deprime<text:line-break/>ainsi que le pere de ces trois enf(a2)s fut ab(o2)<text:line-break/>dant en richesses et ses enfans furent po(-)<text:line-break/>ures. Dultre y est monstre que cest que de<text:line-break/>mauluais gouuernement (et) De despendre<text:line-break/>sans mesure et plus que raison c(o2)e on en<text:line-break/>vient a pourete. Apres y est monstre com<text:line-break/>me des choses mal acquises on ne peut fai<text:line-break/>re grant fruit (sol) car ilz ne peuent longuem(e2)t<text:line-break/>durer. De rechief y est m(o2)stre le gr(a2)t bien<text:line-break/>qui vient a vne personne destre sage (et) hon(-)<text:line-break/>neste ainsi que par la sagesse de alixandre (et)<text:line-break/>honnestete la fille Du roy le voulut auoir (sol)<text:line-break/>pourquoy ses oncles (et) parens qui mesch(a2)s<text:line-break/>estoient fur(e2)t releurs. Ainsi appert que en<text:line-break/>vne lignee ne fault que vng h(o2)me de bien<text:line-break/>et de honneur pour faire tous ses parens<text:line-break/>grans. Pareillement y est aucunem(e2)t m(o2)<text:line-break/>stre la b(o2)ne amour qui doit estre en maria(-)<text:line-break/>ge (sol) car celle qui fille De roy estoit ne voult<text:line-break/>pas prendre son s(e2)blable en noblesse (sol) mais<text:line-break/>moindre delle pour la b(o2)ne (et) vraye amour<text:line-break/>que auoit en luy. Finablement y est m(o2)stre<text:line-break/>c(o2)me par le bon conseil dune sage personne<text:line-break/>mainteffois gens Discordans (et) letigieux<text:line-break/>sont bons amys (et) mis daccort. En la(q1)lle<text:line-break/>histoire est conclud la b(o2)ne fortune De ali(-)<text:line-break/>xandre (sol) (et) monstrees les infortunes de ses<text:line-break/>oncles qui trop despendoient follem(e2)t les<text:line-break/>biens (et) heritages a eulx succedez par droit<text:line-break/>paternel.</text:p>
      <text:h text:style-name="Titre1" text:outline-level="1">(ipdm) Cy commence dame laurette<text:line-break/>a c(o2)pter la. xiiii. nouuelle (et) qua<text:line-break/>triesme du second iour.</text:h>
      <text:p text:style-name="figure">&lt;image&gt;</text:p>
      <text:p text:style-name="P290"><text:span text:style-name="T291">U</text:span>Rayement ma dame philomene<text:line-break/>la noble nouuelle que vous auez<text:line-break/>racomptee est de tresgrant excel(-)<text:line-break/>lence (sol) (et) y est lexcellent eur De fortune bien<text:line-break/>euidentement monstre par le iouuenceau<text:line-break/>alixandre qui par eut de fortnne paruint de<text:line-break/>moindre estat a dignite royale. Et croy (q1)<text:line-break/><text:soft-page-break/>nouuelle que len puisse plus compter au re<text:line-break/>gard des faitz de fortune ne puisse estre de<text:line-break/>plus grant valeur (et) efficacite (sol) neantmoins<text:line-break/>en moy acquitant de la nouuelle que suis<text:line-break/>tenue racompter (sol) ie diray aucune chose sur<text:line-break/>le cas de fortune (sol) combien que pas ne soit<text:line-break/>si digne destre mis en audience (sol) que ce que<text:line-break/>par vous dame philomene a este rac(o2)pte.</text:p>
      <text:p text:style-name="p"/>
      <text:p text:style-name="P292"><text:span text:style-name="T293">S</text:span>J ay ouy dire que en vne cite par<text:line-break/>dela romme nommee canas eut<text:line-break/>vng tresriche marchant que len<text:line-break/>appelloit landulche (sol) lequel Demenoit ses<text:line-break/>march(a2)dises tant par mer comme par ter(-)<text:line-break/>re. Auquel aduint vne foys par cas de for<text:line-break/>tune que de la cite dont il estoit (sol) partit et<text:line-break/>chargea vne nauire de ses marchandises<text:line-break/>et parmy la mer fist tranfferer ladicte Na<text:line-break/>uire iusques en vne ysle de Chyppre espe(-)<text:line-break/>rant en vendant et distribuant ses march(a2)<text:line-break/><text:span text:style-name="pb">[f. 15v]</text:span><text:line-break/>dises auoir tousiours aucun prouffit (et) cuy<text:line-break/>dant que la vendicion dicelles fust fort re(-)<text:line-break/>quise en celle ysle de chypre : mais ainsi que<text:line-break/>de plusieurs parties tous marchans vien<text:line-break/>nent et arriuent au lieu ou ilz ymaginent<text:line-break/>gaigner : Celluy iour quil arriua sur le ha<text:line-break/>ble dicelle ysle trouua de coup de fortune si<text:line-break/>grant habondance de marchans extrane(e2)s<text:line-break/>portans meilleur marchandise que luy que<text:line-break/>cestoit merueille (sol) tant que par la grant af(-)<text:line-break/>fluence de march(a2)dise la estante luy c(o2)uint<text:line-break/>vendre et distribuer celle quil auoit appor(-)<text:line-break/>tée a mendre pris beacoup (q1)lle ne luy auoit<text:line-break/>couste (sol) en laquelle chose fut dommage gr(a2)(-)<text:line-break/>dement (sol) car en ce perdoit sur sa march(a2)dise<text:line-break/>et le voyage fait qui luy estoit fort cher (sol) si<text:line-break/>fut courrousse de celle perte quil auoit eue<text:line-break/>et delibera vendre son nauire qui grant es(-)<text:line-break/>toit et achapter vne petite galee qui legiere<text:line-break/>ment allast par mer (et) iamais ne retourner<text:line-break/>a son pays t(a2)t quil eust recouuert (sol) fust par<text:line-break/>larrecin ou autrement ce quil auoit perdu.<text:line-break/>Et ainsi le fist et achapta celle Galee et la<text:line-break/>garnist de aucuns viures (sol) (et) mist gens De<text:line-break/>dans et luy aussi (sol) (et) print a floter parmy cel<text:line-break/>le mer (et) destruyrent celluy landulche et (sol) es<text:line-break/>g(e2)s plusieurs autres nautres (sol) et retirer(e2)t<text:line-break/>les richesses diceulx nauires quilz destruy<text:line-break/>oient en leur galee tant et tellement que cel<text:line-break/><text:soft-page-break/>luy landulche par ses conquestz et acquisi(-)<text:line-break/>cions ainsi faictes fut recouuert de sa pre<text:line-break/>miere perte et plus riche que par deuant.<text:line-break/>Or ainsi que en mer aduient aucunes for<text:line-break/>tunes tousiours pareillement que en la ter<text:line-break/>re se leua vng vent merueilleux qui getta<text:line-break/>la petite nef De landulche en vng gort De<text:line-break/>mer qui faisoit vne petite ysle. Et la se te<text:line-break/>noit en attendant temps opportune pour<text:line-break/>soy mectre a nager. Et ce temps pendant<text:line-break/>que la ilz attendoi(e2)t lopportunite du t(e2)ps (sol)<text:line-break/>celluy vent qui vebement (et) fort estoit gecs<text:line-break/>ta deux grans nauires de geneuoys ius(q1)e<text:line-break/>a celluy gort. Lesquelz geneuoye vopans<text:line-break/>ce petit nauire la ou estoit l(a2)dulche arreste<text:line-break/>ouyrent dire que cestoit a luy (sol) lequel bien c(o2)<text:line-break/>gnoissoient (et) auoient ouy Dire tousiours<text:line-break/>que landulche estoit trespuissant. Si fur(e2)t<text:line-break/>deliberez de le detrousser (et) luy oster toutes<text:line-break/>ses richesses (sol) (et) de fait le prindrent (sol) car pas<text:line-break/>nauoit puissance landulche en son petit na(-)<text:line-break/>uire auecques pou de gens resister c(o2)tre la<text:line-break/>puissance De deux si grans nauires. Et<text:line-break/>quant iceulx geneuoys auecques eulx eu(-)<text:line-break/>tent arreste Landulche (et) ses gens tantost<text:line-break/>apres le vent qui les auoit gectees tourna<text:line-break/>Lors se prindr(e2)t a nager (sol) mais en pou deu<text:line-break/>re ensuyuant fortune qui tousiours regne<text:line-break/>permist leuer vng autre v(e2)t trescruel (sol) le(q1)l<text:line-break/>vent tormenta la mer excecrablement par<text:line-break/>sa grande cruelle vehemente (et) roideur gec(-)<text:line-break/>ta les Deux nauires contre vne ysle qui es<text:line-break/>toit sus vne roche (sol) (et) de la grant roydeur (q1)<text:line-break/>ceulx nauires toucherent contre celle roche<text:line-break/>furent cassees (et) mises en pieces et les g(e2)s<text:line-break/>qui dedans estoient auecques gr(a2)t qu(a2)tite<text:line-break/>de richesses en voye de perdicion. Adonc<text:line-break/>landulche qui la estoit ce voyant (sol) combien<text:line-break/>que par les pertes (et) fortunes qui luy estoi<text:line-break/>ent suruenues eust autreffois plus desire<text:line-break/>mourir que viure doubta fort le peril (et) d(a2)<text:line-break/>ger ou il estoit. Si print courage en soy<text:line-break/>ainsi que vng h(o2)me qui tire sauluer sa vie<text:line-break/>et se mist a nager parmy fus vng petit cof<text:line-break/>fre auquel ne scauoit qui estoit dedans (sol) car<text:line-break/>de toutes richesses ne luy souuenoit (sol) mais<text:line-break/>cuidoit estre mort. Si naga tant parmy<text:line-break/>celle mer les deux bras sur le coffre (q2)l par<text:line-break/>uint par grace de dieu ou de fortune ius<text:line-break/>ques aupres de lysle de guerse (et) sus le bort<text:line-break/><text:soft-page-break/>de la greue estoit vne poure f(e2)me lauante<text:line-break/>la lessiue qui vit ce venir et approucher De<text:line-break/>elle (et) apparceut que cestoit la face dung h(o2)<text:line-break/>me (sol) c(o2)bien que long t(e2)ps eust este en la mer<text:line-break/>sans manger ne boire asses plus (q2)l ne vou<text:line-break/>loit (sol) tant que auoit perdu sens (et) parole et<text:line-break/>entendem(e2)t (et) toute forme d(o2)me de la gr(a2)t<text:line-break/>paour de mourir (q2)l auoit eue (sol) si fut celle f(e2)<text:line-break/>me meue en compassion (et) vint au deu(a2)t de<text:line-break/>luy au trauers De scaue le plus tost quelle<text:line-break/>peut et fist tant que elle print auecques son<text:line-break/><text:span text:style-name="pb">[f. 16r]</text:span><text:line-break/>coffre (sol) lequel fermement tenoit et le mena<text:line-break/>iusques a bort (sol) et auecques vne fille quel(-)<text:line-break/>le auoit en lhonneur de Dieu le porta en sa<text:line-break/>maison. Et voyant que les esperis de na(-)<text:line-break/>ture estoient pres que tous destruis en luy<text:line-break/>au mieulx quelle peut le rec(o2)forta et luy ad<text:line-break/>ministra boire (sol) mangier selon sa faculte t(a2)t<text:line-break/>que par aucuus iours reuint a conualesc(e2)(-)<text:line-break/>ce (sol) et adoncques la bonne femme qui loyal<text:line-break/>le estoit luy rendit son coffre Duquel plus<text:line-break/>ne luy souuenoit (sol) (et) secretement tant que la<text:line-break/>bonne femme estoit hors de sa maison ou(-)<text:line-break/>urit ce coffre lequel iamais nauoit ouuert (sol)<text:line-break/>et trouua dedans gr(a2)t multitude de riches<text:line-break/>pierres precieuses (sol) d(o2)t luy qui en celle mar<text:line-break/>chandise se congnoissoit fut fort ioyeux et<text:line-break/>reconforte (sol) nonobstant les grans pertes (et)<text:line-break/>perilz de fortune quil eust eu (sol) et lors lendul<text:line-break/>phe soy voyant aucunement retourner a<text:line-break/>sante print congie De la bonne femme qui<text:line-break/>tant De bien luy auoit fait en luy rendant<text:line-break/>graces honnorablem(e2)t (sol) print son petit cof(-)<text:line-break/>fre et sen alla Dedans vne nauire que sus<text:line-break/>le riuaige trouua iusques a la cite De tro(-)<text:line-break/>uon en laquelle auoit plusieurs marchans<text:line-break/>qui bien le congnoissoient (sol) lesquelz furent<text:line-break/>fort esbahys de le veoir tout desnue de bi(e2)s<text:line-break/>et mal vestu. Si leur compta ladulphe ses<text:line-break/>fortunes diuerses (sol) lesquelles racomptees<text:line-break/>sceulx marchans gens saiges et Discretz<text:line-break/>meuz en pitie le reuestirent et luy bailler(e2)t<text:line-break/>cheual et compaignie pour retourner en sa<text:line-break/>cite de canas dont il estoit. Et apres peu<text:line-break/>de temps que ladulphe fut arriue en son<text:line-break/>lieu vendit et distribua celle pierrerie dont<text:line-break/>il auoit abundance tant que le gaing quil y<text:line-break/>fist surmonta les richesses quil auoit au c(o2)<text:line-break/>mencement plus que la moytie. Ad(o2)cques<text:line-break/><text:soft-page-break/>ladulphe qui pas ne vouloit estre ingrat en<text:line-break/>uers ses biens facteurs (sol) enuoya porter pc<text:line-break/>cunes grandes a la bonne femme De lysle<text:line-break/>de gerse qui lauoit recueilly et aux march(a2)s<text:line-break/>de trouon qui lauoient sorty de cheual (et) ra<text:line-break/>mene iusques a son lieu.</text:p>
      <text:p text:style-name="P294"/>
      <text:p text:style-name="P295"><text:span text:style-name="T296">E</text:span>N ceste nouuelle auez veu les pe<text:line-break/>rilz de la mer et comme premierr<text:line-break/>ment lendulphe allant De la cite<text:line-break/>de canas iusques a chippre cuidoit gaigner<text:line-break/>sus ses marchandises (sol) mais il perdit (sol) ainsi<text:line-break/>nest pas marchant qui tousiours gaigne.<text:line-break/>Secondem(e2)t auons veu les perilz ou (p3) de<text:line-break/>sespoir se mist (sol) et comme les richesses quil<text:line-break/>auoit gaignees par la mer en menant sa ga<text:line-break/>lee perdit acouy (sol) ainsi est monstre que par<text:line-break/>mer et par terre sont les biens mondains<text:line-break/>variables. Apres auez veu la charite De<text:line-break/>la bonne femme qui luy estant en peril De<text:line-break/>mort en lieu estrange le recueillit et confor(-)<text:line-break/>ta en lysle de gerse. Aussi la fraternite des<text:line-break/>marchansde trouon qui le voy(a2)s en ceste<text:line-break/>captiuite le reuestirent et conforter(e2)t. Luy<text:line-break/>aussi arriue en son estre considerant les bi(-)<text:line-break/>ens que on luy auoit faiz c(o2)me pour euiter<text:line-break/>lingratitude en chascun lieu les voulut re(-)<text:line-break/>stituer. Et sur ce est monstre finablement<text:line-break/>que par le coffre plain de pierres precieu(-)<text:line-break/>ses apres tous les mal heurx le bon heur<text:line-break/>de fortune merueilleux tant par mer que (p3)<text:line-break/>terre.</text:p>
      <text:h text:style-name="Titre1" text:outline-level="1">(ipdm) Cy commence Dame flamette con<text:line-break/>ter la quinziesme nouuelle. v. de la<text:line-break/>deuxiesme iournee Dont philomene es<text:line-break/>toit royne et dist.</text:h>
      <text:p text:style-name="P297"><text:span text:style-name="T298">D</text:span>Ame laurette (sol) or auez vous finy<text:line-break/>ce que pour vostre nouuelle auiez<text:line-break/>entreprins de compter (sol) de laquelle<text:line-break/>chose auez fait Deuement vostre acquit (sol) si<text:line-break/>vueil pour le mien faire pareillement que<text:line-break/>vous sil plaist a la c(o2)paignie puis que ain(-)<text:line-break/>si est que le droit de lordre vient a moy ra(-)<text:line-break/>compter ma uounelle en monstr(a2)t sembla(-)<text:line-break/>blement aucun cas de fortune comme de(-)<text:line-break/>uant ont este monstrees.</text:p>
      <text:soft-page-break/>
      <text:p text:style-name="P299"><text:span text:style-name="T300">U</text:span>Ng courrier de cheuaulx ieune<text:line-break/>homme appelle Andreusse pierre<text:line-break/>fut autreffoys en la cite de parou<text:line-break/>se (sol) lequel par espoir de gaignier alla de celle<text:line-break/>cite De parouse iusques a naples la ou il as</text:p>
      <text:p text:style-name="figure"><text:span text:style-name="pb">[f. 16v]</text:span><text:line-break/>&lt;image&gt;</text:p>
      <text:p text:style-name="P301">uoit oy (q1) dire auoit grant marchie De che<text:line-break/>uaulx (sol) et pour en achapter porta auecques<text:line-break/>soy luy qui riche estoit cinq cens florins<text:line-break/>dor. Et quant il fut en ceste ville de naples<text:line-break/>au marchie des cheuaulx plusieurs en es(-)<text:line-break/>sapa et en marchanda (sol) et affin que les mar<text:line-break/>chans de qui il les marchandoit ne presu(-)<text:line-break/>massent pas quil fust abuseur (sol) tira hors de<text:line-break/>sa bource les cinq cens florins (sol) et par plu(-)<text:line-break/>sieurs soys leur monstra disant quil auoit<text:line-break/>bien dequoy les payer (sol) et ainsi que il leur<text:line-break/>monstroit cest or publicquement passa vne<text:line-break/>ieune fille commune (sol) laquelle voyant tant<text:line-break/>dor fut enuieuse (sol) considerant que si tant de<text:line-break/>finances elle auoit elle seroit bieneuree (sol) en<text:line-break/>passant par la estoit auec(q1)s elle vne vieil(-)<text:line-break/>le qui autreffoys auoit congneu andreuse<text:line-break/>et pour la congnoissance que auecques luy<text:line-break/>auoit deuant tous le vint embrasser et luy<text:line-break/>demander sa sante (sol) et de ses par(e2)s et amis<text:line-break/>que autreffoys auoit congneuz a perouse.<text:line-break/>Ce voyaut la ieune fille enuieuse De cest<text:line-break/>or interrogua la vieille qui celluy march(a2)t<text:line-break/>estoit que tant congnoissoit laquelle chose<text:line-break/>la vieille luy Declaira (sol) et comme son pere<text:line-break/>auoit nom et par surnom (sol) et luy determina<text:line-break/>tout au long la congnoissance de celluy (sol) la<text:line-break/>quelle determination au long declairee en(-)<text:line-break/>tendit bien (et) mist en memoire la ieune fille<text:line-break/>et ce entendu delibera cauteleusement en<text:line-break/>elle comme ce marchant pourroit deceuoir<text:line-break/>affin De auoir son or. Si print vne ieune<text:line-break/>pucelle auecques elle (sol) et apres ce quelle fut<text:line-break/>paree De vestemens elle prepara sa cham(-)<text:line-break/>bre de capis et de fleurs (sol) elle enuoya (p3) celle<text:line-break/>pucelle dem(a2)der ce marchant en lostellerie<text:line-break/>ou il estoit logie et luy dire que sa maistres(-)<text:line-break/>se qui estoit vne notable femme de la ville<text:line-break/>De naples luy prioit quil venist parler a<text:line-break/>elle (sol) laquelle chose fist la pucelle bien sage(-)<text:line-break/>ment et vint en lhostellerie (sol) et a lentree De<text:line-break/>lhuys quelle demandoit et comme non con<text:line-break/>gnoissant celluy fist sa demande (sol) et celluy<text:line-break/><text:soft-page-break/>mesme quelle demandoit luy dist. Belle<text:line-break/>fille (sol) celluy que vous demandes (sol) cest moy.<text:line-break/>Adonc la ieune pucelle qui bien instruicte<text:line-break/>estoit luy fist son messaige ainsi comme il<text:line-break/>sensuit. Marchant dhonneur ie vous cer<text:line-break/>tiffie que en ceste ville y a vne bourgoyse<text:line-break/>de grant valeur (sol) laquelle a grant enuye de<text:line-break/>auec vous parler mais quil vous plaise.<text:line-break/>A quoy resp(o2)dit andreuse cuidant que po(-)<text:line-break/>sa beaulte fortune luy enuoyast quelque da<text:line-break/>me amoureuse et luy dist (sol) ie suis de le faire<text:line-break/>bien aise (sol) allez deuant et ie vous sutueray (sol)<text:line-break/>puisquil luy plaist cest raison que ie y voise<text:line-break/>et que a me veoir elle a tant desire. Si che<text:line-break/>mina la ieune fille en monstrant le chemin<text:line-break/>a andreuse (sol) et bien tost arriuerent a la mai(-)<text:line-break/>son qui estoit en la rue n(o2)mee malpertuys (sol)<text:line-break/>et quant ilz furent arriues la belle qui les<text:line-break/>actendoit a lentree de lhuys les oyt (sol) si vint<text:line-break/>audeuant deulx (sol) (et) en entrant en la chambre<text:line-break/>sans mot dire embrassa andreuse fermem(e2)t<text:line-break/>et le commenca a baiser ainsi quil semblast<text:line-break/>quelle fust toute pasmee de lembrasement<text:line-break/>damours (sol) et en le baisant et embrassent le<text:line-break/>mena en sa ch(a2)bre et le fist asseoir sus vng<text:line-break/>b(a2)c (sol) puis c(o2)menca cauteleusem(e2)t aluy dire<text:line-break/>(et) parler ainsi (q1)lle entend. Belas mon fre<text:line-break/><text:span text:style-name="pb">[f. 17r]</text:span><text:line-break/>re de propre geniture (sol) tu congnoie ton s(a2)g<text:line-break/>et ta nature (sol) ie suis ta seur (et) tu es mon pro<text:line-break/>pre frere dont ie doys bien collauder ladu(e2)(-)<text:line-break/>ture De veoir encore deuant moy creature<text:line-break/>qui engendre soit demon propre pere. Et a<text:line-break/>celle fin que ie vo<text:span text:style-name="T302">9</text:span><text:s/>declaire c(o2)me pierre vos<text:line-break/>tre et le mien pere print en amours damoy<text:line-break/>selle ma mere dont eng(e2)dree ie fu (sol) cest chose<text:line-break/>clere de celluy propre en oeuure naturelle.<text:line-break/>Et de celle chose sesbahit fort andreuse con<text:line-break/>gnoissant que vray estoit (q1) son pere auoit<text:line-break/>autreffoys en ieunesse demoure en celle vil<text:line-break/>le de parleue et quil estoit possible quil eust<text:line-break/>este amoureux de aucune femme (sol) ainsi que<text:line-break/>voulentiers sont ieunes gens amoureux (sol)<text:line-break/>oultre declaira a ce march(a2)t andreuse ceste<text:line-break/>fille le departement quelle disoit auoir este<text:line-break/>faicte de celluy pierre quil appelloit son pe(-)<text:line-break/>re De parleue pour retourner a perouse (sol) et<text:line-break/>dist ainsi. Apres mon frere saiches que cel<text:line-break/>luy le vostre et le mien pere par vng cas de<text:line-break/>malle fortune partit de parleue et seulle lais<text:line-break/><text:soft-page-break/>sa Damoiselle ma mere (sol) et moy petite fil(-)<text:line-break/>le et soubz aage dont sil nestoit mon pere le<text:line-break/>vouldroye blasmer (sol) De puis ne retourna (p3)<text:line-break/>quoy pourement ay este recongneue de luy<text:line-break/>et de ses amis. Et apres ce par les grans<text:line-break/>amys (et) habitudes que madicte mere auoit<text:line-break/>ie fu mariee a vng tresnoble (et) riche homme<text:line-break/>lequel par sa promesse estant auec(q1)s le roy<text:line-break/>charles nostre prince traicta plusieurs gr(a2)<text:line-break/>des et dieurses choses contre le roy frede(-)<text:line-break/>rich gibelin (sol) et (p3) ce traictie et guerre menee<text:line-break/>entre eulx dont ilz ne peur(e2)t venir a chief (et)<text:line-break/>les conuainquit celluy frederich. Donc(-)<text:line-break/>ques nous conuint laisser lysle de cecille (et)<text:line-break/>aller en autre pais (sol) si vensismes en ceste no<text:line-break/>ble cite de naples en laquelle le roy charles<text:line-break/>nous a fait des bi(e2)s a gr(a2)t plante. Et par<text:line-break/>ce quelle disoit creut estre vray andreuse (q2)<text:line-break/>tiens nen congnoissoit et auecques ce quel<text:line-break/>le luy Demanda comme le faisoient ses pa<text:line-break/>rens en les nommant par nom et par sour<text:line-break/>nom. Si luy dist andreuse : vrayement ie<text:line-break/>suis fort ioyeulx De auoir trouue en ceste<text:line-break/>ville vne si honneste seur (sol) et nest si gr(a2)t ne<text:line-break/>si noble qui ne se deust bi(e2) resioir den auoir<text:line-break/>vne telle. Et apres ce Dit il voulut pren(-)<text:line-break/>dre congie de elle et sen retourner en son lo(-)<text:line-break/>gis (sol) Adoncques elle voyant quil sen vou<text:line-break/>loit partir fist semblant de lamenter fort et<text:line-break/>De estre courroncee Disant ainsi. Helas<text:line-break/>mon frere auez vous bien le cueur de vo<text:span text:style-name="T303">9</text:span><text:line-break/>logier en estrange maison pour laisser celle<text:line-break/>a vostre propre seur (sol) il mest aduis (q1) ce nest<text:line-break/>pas raison. Or maintenant il est temps et<text:line-break/>saison daller soupper et faire chere lie. Si<text:line-break/>vous supply que nous deux y voisons et<text:line-break/>ne vous chaille de vostre hostellerie. Car<text:line-break/>se ainsi est que De ma compaignie voulez<text:line-break/>partir ainsi legierement (sol) bien puis ie penser<text:line-break/>que celle ne suis ie mye que vous ames de<text:line-break/>bon cueur loyaument. Adonc resp(o2)dit an(-)<text:line-break/>dreuse. Certes ma doulce seur et ma mye<text:line-break/>que vo<text:span text:style-name="T304">9</text:span><text:s/>estes se ie ne menuoys loste et mes<text:line-break/>compaignons me attendront toute nuyt.<text:line-break/>Adoncques dist la fille mon frere ne vous<text:line-break/>esbaisses (sol) nous leur manderons que point<text:line-break/>ne vous attendent (sol) et ceans ennuyt auec<text:line-break/>moy vous demourres (q1) iamais ne me veis<text:line-break/>tes et si suis vostre seur (sol) et soupperes et<text:line-break/>vous coucheres en vng beau lit (sol) nonobst(a2)t<text:line-break/><text:soft-page-break/>que mon mary vostre frere ny soit pas d(o2)t<text:line-break/>ie suis fort marrye de laquelle chose fut con<text:line-break/>tent andreuse (sol) si faignit celle fille enuoier le<text:line-break/>faire excuser en son hostellerie (sol) neantmoins<text:line-break/>quelle ne en fist riens. Et tout incontin(e2)t<text:line-break/>elle va mectre la naye (sol) pain et vin et vian(-)<text:line-break/>des que elle auoit aprestees (et) luy fist grant<text:line-break/>chiere (sol) puis apres soupper le laissa en celle<text:line-break/>chambre pour ce couchier en vng lict bien<text:line-break/>pare (sol) (et) luy m(o2)stra les retraitz pour y aller<text:line-break/>sil en auoit necessite (sol) et a lentree De ces re(-)<text:line-break/>traitz auoit fait icelle fille vne ais branlan<text:line-break/>te en maniere dung piege affin que sil y en(-)<text:line-break/>troit il tumbast dedans. Et tantost apres<text:line-break/>que andreuse fut deuestu et quil eut mis sa<text:line-break/>bource ou estoi(e2)t les cinq c(e2)s florins soubz<text:line-break/>son cheuet luy print voulente de aller es re(-)<text:line-break/>traitz (sol) si y alla en son propoint (et) en entrant<text:line-break/><text:span text:style-name="pb">[f. 17v]</text:span><text:line-break/>mist le pied sus ceste ais (sol) laquelle tourna (et)<text:line-break/>cheut andreuse dedans les latrines dont il<text:line-break/>fut moult esbahy : mais fist tant (q1) par vng<text:line-break/>partuis tout a trauers lordure et vilennye<text:line-break/>qui la estoit saillit en vne rue tout puant et<text:line-break/>infait. Si commenca a crier (et) frapper mer<text:line-break/>ueilleusement et De grant roideur contre<text:line-break/>lhuys tant quil esueilla la fille qui aduisa la<text:line-break/>uoir trompe et vng ruffien couchie auec(-)<text:line-break/>ques elle estoit (sol) lequel ruffien tant quelle<text:line-break/>prenoit la bource de andreuse (et) ses bagues<text:line-break/>vint a la fenestre et demanda qui cestoit.<text:line-break/>Helas dist andreuse (sol) ie suis frere de fleur<text:line-break/>delis dame de ceaus (sol) auquel dist le ruffien<text:line-break/>Alles alles yuroigne (sol) vo<text:span text:style-name="T305">9</text:span><text:s/>ne scauez que<text:line-break/>vous dictes (sol) Seie vois a vous ie vous<text:line-break/>bateray tant par la mort bieu que vous se<text:line-break/>ray faire le mort. Ainsi apparceut le poure<text:line-break/>andreuse quil estoit villainement trompe (sol)<text:line-break/>et quil auoit perdu ses cinq cens florins et<text:line-break/>tout destruit curdant que ce fust quelque<text:line-break/>grant seigneur qui parlast a luy (et) craign(a2)t<text:line-break/>estre batu si sen fuyt tout au hault De la<text:line-break/>ville voul(a2)t trouuer puis ou riuiere pour<text:line-break/>soy lauez de lordure en quoy il estoit (sol) et com<text:line-break/>me il tournoit apparceut venir a lencontre<text:line-break/>de luy deux compaign(o2)s qui portoient vne<text:line-break/>lanterne (sol) et doubtant que ce ne fussent ser(-)<text:line-break/>gens incontinent quil les apparceut entra<text:line-break/>pour ce cacher en vne vieille maison toute<text:line-break/>Desrompue en laquelle mesmement ces<text:line-break/><text:soft-page-break/>compaignons la entrerent (sol) dont andreuse<text:line-break/>eut tresgrant paour (sol) et veit comme ilz prin<text:line-break/>drent des instrumens de fer qui la estoient<text:line-break/>caches. Et ainsi quilz estoient la si senti(-)<text:line-break/>rent lordure et la puanteur de andreuse (sol) si<text:line-break/>demander(e2)t lung a lautre que ce pouoit es(-)<text:line-break/>tre (sol) et en regardant ou ce estoit de la lueur<text:line-break/>de la chandelle apparceur(e2)t andreuse (sol) et luy<text:line-break/>demander(e2)t (q2)l faisoit.ad(o2)c leur c(o2)pta (a2)dreu<text:line-break/>se par ordre toute son aduanture et misera(-)<text:line-break/>blete (sol) et comme il auoit perdu son argent (et)<text:line-break/>qui estoit la fille qui ainsi lauoit trompe.</text:p>
      <text:p text:style-name="p">Lors ilz furent esbahys qui congnoissor(e2)t<text:line-break/>la fille (et) son ruffien (sol) et luy dirent mon amy<text:line-break/>tu dois louer Dieu de ce que tu as : car cer<text:line-break/>tes se tu ne fusses cheuz au retraitz tu es(-)<text:line-break/>tois mort (sol) et te eust tue le ruffien bougre (q2)<text:line-break/>iecte feu par la bouche (sol) mais ne te chaille se<text:line-break/>tu veulx venir auecques nous en vng lieu<text:line-break/>que nous congnoissons tu gaigneras vne<text:line-break/>partie de ta pecune : car vray est que depuis<text:line-break/>troys iours en ca on a enterre larceuesque<text:line-break/>De ceste ville qui moult estoit riche (sol) et fut<text:line-break/>mis en terre auecques son habit pontifical<text:line-break/>qui estoit de grant valeur (sol) et auoit vne mis<text:line-break/>tre couuerte de perles (et) de pierrerie (sol) et vng<text:line-break/>signet au doy ou il auoit vng rubis enchas<text:line-break/>se en or qui bien valoit cinq cens escus.</text:p>
      <text:p text:style-name="p">Ceste chose oyt andreuse desespere se accor<text:line-break/>da a eulx (sol) si delibererent auant que de y al(-)<text:line-break/>ler de mener andreuse qui tant estoit h(o2)ny<text:line-break/>a vng puis et le lauer affin que plus ne fus<text:line-break/>sent empuentis (sol) et quant ilz vindrent au<text:line-break/>puis ilz ne trouuerent po(i2)t de seaulx pour<text:line-break/>tirer de leaue (sol) mais atacherent andreuse a<text:line-break/>la corde et le deualerent dedans le puis po<text:span text:style-name="T306">r</text:span><text:line-break/>soy lauer et ce pend(a2)t quil y estoit les deux<text:line-break/>qui hault estoient entendirent venir les ser<text:line-break/>gens du guect de la ville qui coururent a ce<text:line-break/>puis pour tirer de scaue a boire (sol) car fort es(-)<text:line-break/>toient eschauffes (sol) et incontinent les deux<text:line-break/>galans sen fuirent et laisserent andreuse au<text:line-break/>fons du puis. Aussi quant les sergens fu<text:line-break/>rent deuant ce puis cuidoyent pour tant (q1)<text:line-break/>la corde pendoit dedans a quoy andreuse es<text:line-break/>toit atachie quil y eust vng seau et comm(e2)(-)<text:line-break/>cerent a haller fort tant que en cuidant que<text:line-break/>ce fust le seau plain de eaue tirerent andreu<text:line-break/>se (sol) et quant ilz le virent furent tous espou(-)<text:line-break/>entez cuid(a2)s que ce fust vng diable denfer<text:line-break/><text:soft-page-break/>sen fuirent (sol) (et) si hastiuem(e2)t andreuse neust<text:line-break/>prins le dessus du puis il fust recheu ded(a2)s<text:line-break/>et ce fust rompu le col (sol) mais il saillit hors<text:line-break/>et trouua les habis de armes aux sergens<text:line-break/>qui de la grant paour quilz auoient euz les<text:line-break/>auoi(e2)t laissez (sol) mais nonobst(a2)t ne les print<text:line-break/>pas et les laissa (sol) et alla serchier ses compai<text:line-break/>gnons lesquelz incontinent rencontra c(o2)(-)<text:line-break/>me ilz venoient pour le tirer (sol) et leur c(o2)pta<text:line-break/><text:span text:style-name="pb">[f. 18r]</text:span><text:line-break/>toute la maniere comment il auoit estre tire<text:line-break/>et c(o2)ment les sergens auoient laisses leurs<text:line-break/>habis aupres du ynis (sol) lesquelz furent bien<text:line-break/>recueillis de ces compaignons (sol) puys sen<text:line-break/>allerent en ceste eglise ou estoit cest arche(-)<text:line-break/>uesque enterre (sol) et par instrumens quilz a(-)<text:line-break/>uoient ouurirent la porte et entrerent (sol) et<text:line-break/>quant ilz furent entrez allerent au tumbe(-)<text:line-break/>au De marbre (sol) soubz lequel estoit larcheues<text:line-break/>que (sol) (et) assortes de leurs instrumens de fer<text:line-break/>le froisserent et fir(e2)t voye pour entrer (sol) Si<text:line-break/>furent en grant deliberation pour lequel y<text:line-break/>entreroit (sol) et finablement ordonnerent les<text:line-break/>deux dung acord que andreuse y entreroit (et)<text:line-break/>luy commanderent sur paine destre batu.<text:line-break/>Lors andreuse craignant se aduentura et y<text:line-break/>entra (sol) mais quant il fut dedans se doubta<text:line-break/>bien (q1) les autres ne le voulsissent fruster<text:line-break/>de la part. Si la retint par deuers luy (et) fut<text:line-break/>le signet auquel estoit le rubis d(o2)t bien luy<text:line-break/>souuient (sol) les autres choses toutes comme<text:line-break/>la mittre et le chasuble et tous vestemens<text:line-break/>bailla a ses compaign(o2)s disant (sol) que point<text:line-break/>ne trouuoit le signet (sol) ainsi les autres qui<text:line-break/>croyor(e2)t le signet estre perdu pour labuser<text:line-break/>luy commanderent a le trasser (sol) de laquelle<text:line-break/>chose faisoit bien semblant (sol) et en ce faisant<text:line-break/>les deux abatir(e2) le couuercle du tumbeau<text:line-break/>et enfermerent andreuse Dedans Dont ia(-)<text:line-break/>mais nen fust sailly qui ne luy eust ouuert<text:line-break/>et De ceste chose fut bien estonne andreuse<text:line-break/>considerant et disant par soy. Ce mainte(-)<text:line-break/>nant ie appelle gens a me ouurir le tum(-)<text:line-break/>beau ilz diront que ie suis larron et seray<text:line-break/>pendu et estrangle. Se ie me tiens ycy<text:line-break/>sansen appeler veu quil me est impossible<text:line-break/>de ouurir ce tumbeau ie mourray de fain.<text:line-break/>Or ne scay ie lequel est le plus utile de fai(-)<text:line-break/>re. Et ainsi quil estoit en ceste deliberation<text:line-break/>tantost oyt g(e2)s parmy leglise qui parloi(e2)t<text:line-break/><text:soft-page-break/>de rober le tumbeau et de fait le ouurirent<text:line-break/>et quant il fut ouuert ainsi que les autres<text:line-break/>auoient fait firent doubte de entrer (sol) adonc<text:line-break/>dist vng diceulx qui prestre estoit (sol) vo<text:span text:style-name="T307">9</text:span><text:s/>estes<text:line-break/>folz les gens mors ne mangeuent pas les<text:line-break/>g(e2)s (sol) moymesmes y entreray sans paour (sol) et<text:line-break/>pour y entrer ne doubtant pas que andreu<text:line-break/>se y fust mist les iambes dedans (sol) et incon(-)<text:line-break/>tinent quilles y eust mises andreuse le vint<text:line-break/>prendre aux iambes (et) luy fist si gr(a2)t paour<text:line-break/>quil cuidoit estre mort (sol) lors le plus ignelle(-)<text:line-break/>ment quil peut soy retira et auecques ses<text:line-break/>compaignons sen fuit hors le lieu cuidant<text:line-break/>que ce fust vng esperit fantastique (q2) fust en<text:line-break/>ce tumbeau lequel ne eurent pas loysir De<text:line-break/>refermer ledit tumbeau et eurent si grant<text:line-break/>haste qui le laisserent ouuert. Adonc le des<text:line-break/>susoit andreuse qui estoit garny De son si(-)<text:line-break/>gnet et Du rubis sen vint et acourut en<text:line-break/>son hostellerie (sol) et aussi tost quil veit le iour<text:line-break/>il compta ses fortunes a son hoste et a plu(-)<text:line-break/>sieurs compaign(o2)s qui estoient en lhostel(-)<text:line-break/>lerie fors du signet (sol) et puis sen retourna a<text:line-break/>pereuse sain (et) ioyeulx de auoir recouuert le<text:line-break/>signet ou estoit le rubys qui plus valoit (q1)<text:line-break/>lor quil auoit perdu.</text:p>
      <text:p text:style-name="P308"><text:span text:style-name="T309">E</text:span>N ceste nouuelle est monstree la<text:line-break/>fortune De andreuse et la cautelle<text:line-break/>de la fille qui par doulces paroles<text:line-break/>le deceut par quoy en trop doulces paroles<text:line-break/>monstre quil ny a pas grant scurets (sol) y est<text:line-break/>monstre aussi comme ses compaignons le<text:line-break/>cuiderent auoir tr(o2)pe en pren(a2)t les choses<text:line-break/>de larcheues que au tumbeau (sol) mais bien a(-)<text:line-break/>uoit prins sa part (sol) en quoy est monstre en<text:line-break/>telles choses bon fait se partir du premier.<text:line-break/>Oultre y est monstre la grant paour que<text:line-break/>premierem(e2)t fist aux sergens qui le tirer(e2)t<text:line-break/>hors du puis (sol) (et) secondement apurestre qui<text:line-break/>descendoit ded(a2)s le tumbeau pour vouloir<text:line-break/>faire larrecin qui desia estoit faicte.</text:p>
      <text:soft-page-break/>
      <text:h text:style-name="Titre1" text:outline-level="1">(ipdm) Cy ensuit la. xvi. nouuelle et. vi.<text:line-break/>De la sec(o2)de iournee (sol) en laquelle philo(-)<text:line-break/>mene est royne c(o2)ptee (sol) par dame emil(-)<text:line-break/>le ainsi quil sensuit.</text:h>
      <text:p text:style-name="P310"><text:span text:style-name="T311">G</text:span>Entes dames en bonne foy ie<text:line-break/>prins grant plaisir a oyr compter<text:line-break/>les gr(a2)des fortunes (et) aduersites</text:p>
      <text:p text:style-name="figure"><text:span text:style-name="pb">[f. 18v]</text:span><text:line-break/>&lt;image&gt;</text:p>
      <text:p text:style-name="P312">du pource homme andreuse pierre de preuse<text:line-break/>Si vueil puis que flamette a acomply cel(-)<text:line-break/>le nouuelle qui fort ioyeuse a este (sol) commen<text:line-break/>cer celle que compter doys (sol) et entens rac(o2)p<text:line-break/>ter les grandes fortunes qui autreffoys<text:line-break/>aduindr(e2)t a vne noble femme de la ville de<text:line-break/>naples (sol) mesmem(e2)t en laquelle ainsi que fla<text:line-break/>mette a dit souffrit andrense tant de aduer<text:line-break/>sites.</text:p>
      <text:p text:style-name="p"/>
      <text:p text:style-name="P313"><text:span text:style-name="T314">C</text:span>Este noble femme auoit nom bri<text:line-break/>colle et son mary qui noble estoit<text:line-break/>et gouuergneur de sisle de cecille<text:line-break/>soubz le roy de mauffray auoit nom arra<text:line-break/>get capace. Or aduint que celluy roy mauf<text:line-break/>fray (q2) guerroyoit c(o2)tre le roy charles (q2) son<text:line-break/>pays de cecile vouloit auoir fut prins De<text:line-break/>son aduersaire et tous gens (sol) entre lesquelz<text:line-break/>estoit arraget qui fut tenu prisonnier. Po<text:span text:style-name="T315">r</text:span><text:line-break/>laquelle detention dame bricolle sa femme<text:line-break/>fut amerement courroucee (sol) et par le cour(-)<text:line-break/>roux (q1)lle print cuid(a2)t son mary estre mort<text:line-break/>et elle demeuree en saincte et chargee dung<text:line-break/>enfant de dix ans sen alla en lisle de lispare<text:line-break/>ou elle enfanta vng bel enfant (sol) lequel en re<text:line-break/>ceuant le sainct baptesme (sol) elle n(o2)ma et vou<text:line-break/>lut estre nomme de bonte et print vne fem(-)<text:line-break/>me nourrice en celle ysle pour nourrir cel(-)<text:line-break/>luy enfant (et) pour voulente quelle auoit de<text:line-break/>se retirer iusques a naples dont elle estoit<text:line-break/>auec ses parens et amis (sol) et dame bricolle<text:line-break/>auecques ses deux enfans et sa nourrice<text:line-break/>monta en vne nauire (sol) laquelle nauire par<text:line-break/>fortune de vent sumptueux suruenant fut<text:line-break/>gecte en lisle de pont (sol) et alors quilz furent<text:line-break/>arriuez en vng petit port dicelle ysle la da<text:line-break/>me qui estoit en grant desolation se descen(-)<text:line-break/>dit seule sur terre (et) en vng lieu solitaire se<text:line-break/>mist pour faire ses lamentations de sa for(-)<text:line-break/>tune. Las que seray ie poure femme dolen<text:line-break/><text:soft-page-break/>te qui seule suis en ceste region (sol) dueil me c(o2)<text:line-break/>font (sol) tristesse me tormente (sol) viure me fault<text:line-break/>en desolation. Celluy en qui iauoye affec<text:line-break/>tion perdre me fault par fortune de guerre (sol)<text:line-break/>Mauldit soit leure quil en la subiection du<text:line-break/>toy mauffroy se mist pour bien acquerre.<text:line-break/>En ce temps pendant quelle faisoit ses la<text:line-break/>mentations suruint vne galee plaine descu<text:line-break/>meurs de mer (sol) lesquelz ainsi que larrons<text:line-break/>estans en vng boys prindrent la nauire de<text:line-break/>dame bricolle ou estoient ses enfans et sa<text:line-break/>nourrice sans quelle en sceust riens tant (q1)<text:line-break/>elle vacquoit en ses lamentations et les a(-)<text:line-break/>menoit auecques eulx. Et tautost apres<text:line-break/>la Dame qui fort lamentoit se retira sus<text:line-break/>le port cuidant trouuer sa nauire et ses en(-)<text:line-break/>fans lesquelz ne trouua pas dont plus que<text:line-break/>par auant fut Dolente et courroussee (sol) et se<text:line-break/>son premier dueil auoit este terrible (sol) encor<text:line-break/>luy suruenoit le second par aggrauem(e2)t (sol) si<text:line-break/>dressa les yeulx aual la mer (et) bien loing ve<text:line-break/>it celle galee qui sa nauire et ses enfans a(-)<text:line-break/>uoient rauis Dont elle fut si triste en son<text:line-break/>cueur quelle cheut pres (q1) morte (sol) et fut long<text:line-break/>temps si pasmee quelle ne remuoit ne piedz<text:line-break/>ne mains (sol) Puis nature qui estoit aucune<text:line-break/>ment vertueuse luy ramena les esperis de<text:line-break/>nature ia destruis tant que bricolle conside<text:line-break/>ra la fortune aduenue (sol) si se print a plorer et<text:line-break/>dire en regretant ses enfans que perdus a<text:line-break/>uoit et ne scauoit elle mesme ou aller. He<text:line-break/>las helas ie doys bien souppirer plus que<text:line-break/><text:span text:style-name="pb">[f. 19r]</text:span><text:line-break/>deuant en grant merancolie quant mes en<text:line-break/>fans me conuient adirer apres le pere (sol) ien<text:line-break/>suis bien esbahye (sol) seule ie suis sans (q1)lque<text:line-break/>compaignie en my ceste ysle demouree a ce<text:line-break/>port loing de tous bi(e2)s recluse (sol) (et) forbanye<text:line-break/>sans esperer aucun confort. Lors se print<text:line-break/>Bricolle a cheminer parmy le boys (sol) et ainsi<text:line-break/>quelle estoit nouuellem(e2)t releuce De enf(a2)t<text:line-break/>auoit le laict habondant es m(a2)melles. Si<text:line-break/>paruint a vng lieu forain la ou elle vit vne<text:line-break/>chieure yssir dune cauerne (et) saillir parmy<text:line-break/>le boys. Et adonc dame bricolle entra de<text:line-break/>dans et print deux cheureaulx nouueaulx<text:line-break/>nez et leur presenta ses m(a2)melles plaines<text:line-break/>de laict (sol) lesquelles ne refuserent pas sans<text:line-break/>plus gr(a2)de difference (q1) ce eust este leur pro<text:line-break/>pre mere. Et en ceste maniere dame bricol<text:line-break/><text:soft-page-break/>le les nourrist sans quelle m(a2)geast que des<text:line-break/>herbes et boire de leaue (sol) tant (q2)lz deuindr(e2)t<text:line-break/>aucunement gr(a2)s (sol) (et) laymoient les cheure<text:line-break/>aulx aut(a2)t que celle eust este leur propre me<text:line-break/>re. Or apres ce aucun temps aduint que<text:line-break/>vng seigneur n(o2)me courard des marquis<text:line-break/>malespines et sa femme estoi(e2)t allez en au<text:line-break/>cuns sainctz pellerinages au royaulme de<text:line-break/>pueille par mer (sol) et ainsi (q2)lz retournoi(e2)t en<text:line-break/>leur maison a(p2)s leurs voyages faitz sour<text:line-break/>dit vent sur la mer (q2) leur nef gecta au port<text:line-break/>de ceste ysle ou ia long temps auoit este da<text:line-break/>me bricolle comme beste mue. Et ainsi que<text:line-break/>ceste nef de courard fut la arrestee en atten<text:line-break/>dant temps opportune. Celluy courard (et)<text:line-break/>sa f(e2)me (et) aucuns de ses familliers auec(q1)s<text:line-break/>des chiens quilz auoient descendirent vng<text:line-break/>iour sur terre po<text:span text:style-name="T316">r</text:span><text:s/>aller a lesbat parmy ceste<text:line-break/>ysle (sol) et ainsi que les chi(e2)s couroient deu(a2)t<text:line-break/>parmy le boys trouuerent ces deux cheure<text:line-break/>aulx (et) bricolle (sol) Lors commencerent fort a<text:line-break/>abayer. Et adonc le seigneur et la dame (q2)<text:line-break/>les suyuoient se hasterent entendans que<text:line-break/>les chi(e2)s auoi(e2)t trouue aucune chose. Si<text:line-break/>paruindrent iusques au lieu la ou ilz vir(e2)t<text:line-break/>ces deux cheureaulx (et) ceste dame bricolle<text:line-break/>tant mesgre (sol) t(a2)t desolee (sol) noire (sol) velue c(o2)me<text:line-break/>vne poure beste. Ad(o2)c la prindrent a inter<text:line-break/>roguer de son estat (sol) la(q1)lle en pfourant leur<text:line-break/>rac(o2)pta tout par ordre de point en point.<text:line-break/>Or congnoissoit courard arraget de capa<text:line-break/>ce quelle luy dist estre son mary (sol) la(q1)lle cho(-)<text:line-break/>se meu de compassion (et) pour lamour de no<text:line-break/>blesse fist prendre aucunes robes de sa fem<text:line-break/>me (et) les luy fist vestir (sol) car celles (q1)lle auoit<text:line-break/>estoient toutes pourries. Et en son naui<text:line-break/>re la receut et mena en sa maison auecques<text:line-break/>soy (sol) (et) luy promist la nourrir et gouuerner<text:line-break/>iusques a ce (q1)lle eust trouue meilleure for<text:line-break/>tune. Si fut bricolle au pays de lunay en<text:line-break/>la maison de courard long temps demou<text:line-break/>rante auec sa femme abillee comme vne da<text:line-break/>moiselle vesue (sol) (et) auec soy y mena les deux<text:line-break/>cheureaulx (q1)lle auoit nourris (et) leur mere<text:line-break/>qui en tous lieux la suyuoient priucement<text:line-break/>Or aduint que les escumeurs de mer qui<text:line-break/>auoient rauy les enfans (et) la nauire de bré<text:line-break/>colle allerent a gennes entre les patrons<text:line-break/>des gallees pour departir leur butin. En<text:line-break/>departant lequel sire Gasparin print a sa<text:line-break/><text:soft-page-break/>court la nourrisse et les deux enfans (et) lin(-)<text:line-break/>terrogua qui estoi(e2)t ces enfans (sol) la(q1)lle cho<text:line-break/>se de paour de doubte (q1) on ne leur meffist<text:line-break/>par aucune violence qui les eust congneuz<text:line-break/>ne le voulut iamais manifester (sol) et intro(-)<text:line-break/>duist le grant qui ia ent(e2)doit a tourner son<text:line-break/>nom (et) soy n(o2)mer ieh(a2)not de procide (et) ne di<text:line-break/>re point qui estoit son pere (et) sa mere (et) affer<text:line-break/>moit celle nourrice les enfans estre a elle<text:line-break/>Et le grant appelloit Jehannot (sol) le second<text:line-break/>bonte ainsi quil auoit nom. Ces deux en(-)<text:line-break/>fans doncques (et) celle nourrice dolente da<text:line-break/>uoir perdu sa dame et estre hors son pays<text:line-break/>furent long temps a gennes en la maison<text:line-break/>de gasparin fais(a2)s tout vil seruice (sol) mal ves<text:line-break/>tus (sol) mal chaussez (sol) mal traictez (sol) mais apres<text:line-break/>to<text:span text:style-name="T317">9</text:span><text:s/>pleurs d(o2)t maintz auoit faitz voyant<text:line-break/>que riens ne luy prouffitoit son desconfort<text:line-break/>prenoit a pascience en obeyssant et en ensei<text:line-break/>gnant les enfans a obeyssance le mieulx (q1)<text:line-break/>elle pouoit. Jehannot qui le plus vieil des<text:line-break/>enfans estoit considerant et regard(a2)t la vi<text:line-break/>lite du seruice en quoy long t(e2)ps auoit este<text:line-break/><text:span text:style-name="pb">[f. 19v]</text:span><text:line-break/>pource partir (sol) de celluy lieu monta en vne<text:line-break/>nef qui alloit vers alixandrie (sol) et tournoya<text:line-break/>par plusieurs pays tant de mer que de ter<text:line-break/>re bi(e2) lespace de trois ou quatre ans apres<text:line-break/>quil eut laisse sire gasparin (sol) et en tournoy<text:line-break/>ant ainsi que par diuers pays on oyt dire<text:line-break/>diuerses choses ouyt dire que son pere le(q1)l<text:line-break/>cuydoit mort viuoit encores tenu en prison<text:line-break/>de par le roy charles. Adonc iehannot ioy<text:line-break/>eux dune part (sol) dolant de lautre chemina<text:line-break/>tant quil vint au pays de lunay (sol) (et) en la mai<text:line-break/>son de courard se loua seruiteur (et) y demou<text:line-break/>ra si longue espace de temps que sa mere ne<text:line-break/>le congneut ne luy elle pour la grant dist(a2)s<text:line-break/>ce de temps quilz ne sestoient entre veuz.<text:line-break/>Or ainsi que iehannot qui grant homme<text:line-break/>(et) beau estoit deuenu seruoit en ce seruice<text:line-break/>son maistre Courard auoit vne belle fille<text:line-break/>nommee espine qui auoit este mariee (sol) mais<text:line-break/>son mary estoit mort (et) estoit retournee sus<text:line-break/>son pere auec ses amys. Apres la mort de<text:line-break/>son mary a laquelle fille iehannot qui plai<text:line-break/>sant estoit pareillement que elle pleut fort<text:line-break/>(et) elle a luy tant que lung print lautre. Et<text:line-break/>ainsi (q1) vng iour se trouuerent en vng lieu<text:line-break/>secret sans que autre que eulx deux prindr(e2)t<text:line-break/><text:soft-page-break/>lung de lautre le soulas damours tant que<text:line-break/>ilz peuvent. Et en ce faisant les trouua le<text:line-break/>pere (et) la mere delle qui de ce fur(e2)t fort mar<text:line-break/>ris (et) desplaisans. Et souddain le pere c(o2)<text:line-break/>me tout forcene de dueilles fist prendre to<text:span text:style-name="T318">9</text:span><text:line-break/>deux (et) les fist mectre en vng chasteau quil<text:line-break/>auoit delibere de les faire mourir. Lors la<text:line-break/>mere qui de sa fille fut pitoyable (et) ne pou<text:line-break/>oit permettre (q1)lle fust mise a mort arresta<text:line-break/>le pere par doulces paroles (et) refraingna<text:line-break/>son ire en luy suppli(a2)t (q2)l ne voullist pas en<text:line-break/>sa vieillesse faire homicide ne deffaire celle<text:line-break/>chose (q1) engendree auoit de son propre sang<text:line-break/>mais trop bien le c(o2)seilla quil les fist met(-)<text:line-break/>tre en chartres diuisees par vne espace de<text:line-break/>t(e2)ps a plourer leurs pechez. De laquelle<text:line-break/>chose il fut content. Si les fist mettre en<text:line-break/>basses prisons (et) commanda que on ne leur<text:line-break/>baillast (q1) boire ne que m(a2)ger (sol) fors pain et<text:line-break/>eaue. Et ainsi (q1) les deux loyaulx aymans<text:line-break/>eurent este detenus pres que lespace dung<text:line-break/>an en ces prisons douloureuses ou ilz firent<text:line-break/>moins souspirs. Aduint (q1) pierre roy Dar<text:line-break/>ragon osta lysle de cecille au roy charles<text:line-break/>par la trahyson dung cheualier n(o2)me iehan<text:line-break/>procide. Et alors fut arraget qui t(a2)t auoit<text:line-break/>este prisonnier mis hors de prison (sol) de la(q1)lle<text:line-break/>chose la nouuelle fut sceue ius(q1)s au pays<text:line-break/>de lunay. Et ainsi que les gardes de la pri<text:line-break/>son ou estoit iehannot se lentrecomptoient<text:line-break/>ieh(a2)not bien lentendit (sol) si commenca fort a<text:line-break/>souspirer (et) dire. Helas or est ceste chose ad<text:line-break/>uenue que ie desiroye t(a2)t en mon courage<text:line-break/>et par lespace de. xiii. ans attendue. Be<text:line-break/>noist soit il qui a fait cest ouurage. Adonc<text:line-break/>les gardes de la prison oyant ledit ieh(a2)not<text:line-break/>le interroguer(e2)t pourquoy cela disoit (sol) ad(o2)c<text:line-break/>leur respondit. Helas helas (sol) toutes les<text:line-break/>fois quil me souui(e2)t de la chose (q1) mon pere<text:line-break/>cut a faire en cecille (sol) ie suis tant triste quil<text:line-break/>mest aduis (q1) ie suis mort (sol) dist le geollier.<text:line-break/>Jehannot (sol) qui fut ton pere (et) resp(o2)dit iehan<text:line-break/>not. Certes mon pere auoit nom arra<text:line-break/>ger capace (sol) (et) iay nom Geoffroy capace et<text:line-break/>non pas iehannot (sol) mais ainsi que iestoye<text:line-break/>detenu de gasparin ma nourrice me fist ain<text:line-break/>si nommer mon nom affin que pys ne me<text:line-break/>fust pour auoir congneu qui ie estoye. Et<text:line-break/>scay bien se dieu me faisoit grace que vne<text:line-break/>foys ie retournasse en cecille ie seroie bien<text:line-break/><text:soft-page-break/>venu. C(a2)tost le geollier qui ce auoit ouy<text:line-break/>le racompta a courard tout par ordre. Et<text:line-break/>affin den scauoit la verite courard appella<text:line-break/>dame bricolle et caultement la interrogua<text:line-break/>(et) demanda se autreffois elle auoit eu vng<text:line-break/>filz qui auoit nom geoffroy. A quoy elle<text:line-break/>respondit en plourant que ouy (sol) et (q1) cestoit<text:line-break/>laisne de ses deux enfans quelle auoit per(-)<text:line-break/>dus (sol) (et) (q1) a leure il estoit de laage de xx ii. ans<text:line-break/>Courard oyant ceste responce creut que<text:line-break/>iehannot disoit vray. Si aduisa puis que<text:line-break/>ainsi estoit quil pouoit faire misericorde a<text:line-break/>sa fille (et) sauluer son honneur en la donn(a2)t<text:line-break/>pour femme a iehannot. Si fist courard<text:line-break/><text:span text:style-name="pb">[f. 20r]</text:span><text:line-break/>venir iehannot et le interrogua de sa vie (et)<text:line-break/>de son estat. A quoy luy respondit ieh(a2)not<text:line-break/>si sagement quil congneut estre filz de ar<text:line-break/>raget de capace. Si lui dist courard tu scez<text:line-break/>la grant iniure (q1) tu mas faicte en ma mai(-)<text:line-break/>son (sol) laquelle chose ne doit faire bon (et) loyal<text:line-break/>seruiteur a son maistre (sol) mais puis (q1) ainsi<text:line-break/>est que tu dys estre filz de noble homme et<text:line-break/>de noble femme que bien les congnois (sol) si<text:line-break/>tu veulx ie te vueil oster de toutes miseres<text:line-break/>et sauluet ton honneur et celluy de ma fille<text:line-break/>espine laquelle tu congnois (et) las bien ay(-)<text:line-break/>mee (sol) combien que ce ait este damour desh(o2)(-)<text:line-break/>neste (sol) par ainsi que elle qui vefue est (et) bien<text:line-break/>douairee prendras a mariage (et) sera ta fem<text:line-break/>me legitime (et) amye honneste. Adoncques<text:line-break/>iehannot qui tant auoit aymee la fille (sol) com<text:line-break/>bien que long t(e2)ps eust este en prison : non<text:line-break/>pourtant nestoit lamour en luy amoindrie<text:line-break/>mais plus tost creue (sol) si resp(o2)dit sans fainc<text:line-break/>te. Cettes courard (sol) richesses ne seigneurie<text:line-break/>ou gr(a2)des possessions ne me ont point fait<text:line-break/>aymer vostre fille (sol) laquelle iay aymee (et) ay<text:line-break/>meray tant que seray vif plus que iamais<text:line-break/>Car elle est digne destre aymee (sol) combien<text:line-break/>que nous feismes noz besongnes moins<text:line-break/>caultement que nous ne deuions en ce cas<text:line-break/>Et sachez courard que la chose que a ceste<text:line-break/>heure me offrez ie ne la reputes pas vile (sol)<text:line-break/>mais treschere (sol) car cest la chose que iay pl<text:span text:style-name="T319">9</text:span><text:line-break/>tousiours desire (sol) (et) se ie eusse sceu (q1) ce eust<text:line-break/>este vostre voulente (sol) plus tost vo<text:span text:style-name="T320">9</text:span><text:s/>en eusse<text:line-break/>requis. Et se ainsi que vous le dictes ne<text:line-break/>le voulez faire incontinent sans me nour(-)<text:line-break/>rit en folle esper(a2)ce faictes moy mourir en<text:line-break/><text:soft-page-break/>chartre (et) tormenter. Neantmoins (q1) pour<text:line-break/>torment ue affliction (q1) on me face iamais<text:line-break/>iusques a la mort mon amour delle ne par<text:line-break/>tira. Qu(a2)t courard vit la ferme affection<text:line-break/>(et) vraye amour de ieh(a2)not a sa fille le print<text:line-break/>et lembrassa (et) baisa doulcement (sol) puis inc(o2)<text:line-break/>tinent fist amener sa fille espine de la pri(-)<text:line-break/>son (sol) laquelle sembloit (sol) palle (sol) morte (et) chan(-)<text:line-break/>gee de tant auoir este en prison. Et des<text:line-break/>lors les feist courard faire la promesse de<text:line-break/>mariage ensemble selon la coustume du<text:line-break/>pays (sol) dont les deux parties furent ioyeux<text:line-break/>Et dist ainsi premier iehannot a la belle es<text:line-break/>pine. Belle sus vous gist toute ma fi(a2)ce<text:line-break/>Mon cueur vous donne pour iamais et<text:line-break/>vous laisse (sol) et dung baisier sil vous vient<text:line-break/>a plaisance de mariage ie vous fais la pro<text:line-break/>messe. A donc la fille voyant que cestoit le<text:line-break/>c(o2)sentement de son pere fut fort resioupe (sol)<text:line-break/>car autre chose ne Desiroit (sol) et respondit.</text:p>
      <text:p text:style-name="p">Grant mercys sire (sol) onc(q1)s plus gr(a2)t ioye<text:line-break/>ne vint en mon courage (q1) quil vous pleust<text:line-break/>par vostre grant noblesse me receuoir (et) pr(e2)<text:line-break/>dre a mariage. A vous me donne escuyer<text:line-break/>franc (et) saige que iay ayme tousiours par<text:line-break/>faictement (sol) (et) dung baisier ie vous rendray<text:line-break/>hommage en parfais(a2)t ce noble appoincte<text:line-break/>ment. A donc courard voyant la vraye di<text:line-break/>lection des deux aymans fort console re<text:line-break/>tourna vers les meres des deux (sol) (et) premier<text:line-break/>a bricolle et luy dist. Dame bricolle (q1) vo<text:span text:style-name="T321">9</text:span><text:line-break/>sembleroit il se vne soys vng de voz en s(a2)s<text:line-break/>auoit lune de mes filles a mariage. Helas<text:line-break/>dist bricolle se dieu permettoit que ainsi<text:line-break/>fust ie seroye trop heureuse (sol) (et) oultre ce que<text:line-break/>grandement suis obligee a vous (sol) se cestoit<text:line-break/>vostre plaisir (q1) ainsi fust encores le seroye<text:line-break/>plus (sol) et en ce me rendissiez mon filz (sol) vous<text:line-break/>resusciteriez lespoir de les veoir qui ia est<text:line-break/>en moy mort. Et en ce disant pour la sou(-)<text:line-break/>uenance de son mary et de ses enfans plou<text:line-break/>roit moult tendrement. Puis courard se<text:line-break/>tourna vers sa femme (et) luy dem(a2)da. Ma<text:line-break/>mye que diriez vous se ie vous donnoye<text:line-break/>vng tel g(e2)dre. Certes amy puis quil vo<text:span text:style-name="T322">9</text:span><text:line-break/>plaist il me plaist bien (et) plaire doit (sol) cest rai<text:line-break/>son. Et vrayement dist icelluy courard<text:line-break/>iay bonne esperance que deuant quil soit<text:line-break/>brief terme de celle chose vo<text:span text:style-name="T323">9</text:span><text:s/>feray fort res<text:line-break/>iouyt. Si retourna icelluy courard vers<text:line-break/><text:soft-page-break/>les deux aymans (sol) cestassauoit iehannot et<text:line-break/>espine (sol) lesquelz fist vestir et paret honneste<text:line-break/>ment (sol) et puis demanda a icelluy Jehan(-)<text:line-break/>not de c(o2)bien sa lyesse croistroit sil pouoit<text:line-break/>veoir sa mere. A quoy iehannot resp(o2)dit.<text:line-break/><text:span text:style-name="pb">[f. 20v]</text:span><text:line-break/>Je ne croy mye (q1) les douleurs et tristesses<text:line-break/>ameres que ma mere a souffertes layent<text:line-break/>permise viure iusques a pres(e2)t (sol) non obst(a2)t<text:line-break/>que si par grace de dieu ainsi estoit quelle<text:line-break/>fust viuante et que la peusse veoir ien se(-)<text:line-break/>roye fort resiouy auecques ce que par son<text:line-break/>conseil grans parties des biens de mon pe<text:line-break/>re pourroye recueillir en cecille. Et ces<text:line-break/>choses dictes incontinent courard le fist ve<text:line-break/>nir deuant les deux meres. Et quant bri<text:line-break/>colle veit son enfant combien que fort ch(a2)(-)<text:line-break/>ge fust par aucunes des contenances quil<text:line-break/>auoit en enfance le recongneut. Et sous<text:line-break/>dainement ainsi que nature lamonnestoit<text:line-break/>le vint embrasser (sol) et comme pasmee de ioye<text:line-break/>et de pitie mesles lung parmy lautre cheut<text:line-break/>entre les deux bras de son filz. Si sesba(-)<text:line-break/>hyt ieh(a2)not (q2) t(a2)t auoit este en celle maison<text:line-break/>et tant de foys auoit veu sa mere sans la<text:line-break/>congnoistre qui tost la rec(o2)gneut par amo<text:line-break/>nition et odeur naturelle. Et quant bri(-)<text:line-break/>colle eut este pasmee vne espace de temps<text:line-break/>que ses esperitz se reueillerent (sol) de rechief le<text:line-break/>baisoit doulcement (sol) et dist en rendant gra(-)<text:line-break/>ces a dieu (q2) son filz luy auoit enuoye. Ha<text:line-break/>cher enfant tant de misere pour vous ma<text:line-break/>fallu endurer. Du(a2)t vous perdy (et) vostre<text:line-break/>frere (sol) souuent men suis prins a plouret.<text:line-break/>Las quant me conuint demourer en lysle<text:line-break/>solitairement sans scauoir ou me retirer<text:line-break/>bien fus marrie entierement. Or ay ie re<text:line-break/>couuert present mon filz aisne que iayme<text:line-break/>tant (sol) qui bien attent et souractent ie le con<text:line-break/>gnois bien maintenant. Helas mon enf(a2)t<text:line-break/>de honte (sol) ou es tu (sol) aussi ta nourrice (sol) tant de<text:line-break/>foys ie tay regrecte (sol) pleust a dieu que ie te<text:line-break/>tensisse. De vne foys encores ie le veisse et<text:line-break/>le pere semblablem(e2)t iamais la mort ie ne<text:line-break/>craignisse (sol) ie mourroye plus ioyeusem(e2)t.<text:line-break/>En dieu me fie qui point ne ment (sol) qui le ra<text:line-break/>maine ie ne scay quant (sol) qui bien actent ne<text:line-break/>souractent ie le congnoys bien mainten(a2)t<text:line-break/>Prince puissant qui mas r(e2)du lenfant que<text:line-break/>iaymoye entierement que ie cuidoye auoit<text:line-break/><text:soft-page-break/>perdu ie te regracie humblement. Jay bien<text:line-break/>actendu longuem(e2)t (sol) ce que ie voy (sol) cest mon<text:line-break/>enfant (sol) qui bien attent ne soutact(e2)t (sol) ie le c(o2)<text:line-break/>gnois bien maintenant. Et apres ce que<text:line-break/>bricolle eut dictes ces parolles (sol) geoffroy<text:line-break/>parlant a son sire courard luy dist. Sei(-)<text:line-break/>gneur ie vous doy bien aymet qui mauez<text:line-break/>recueillie si honnestement auec vous et si<text:line-break/>longuement (sol) ie vous rens graces (et) mercis<text:line-break/>Mais affin que nostre chose soit acomplie<text:line-break/>et que ma mere (et) moy puissions estre assou<text:line-break/>uys de la chose que nous desirons sil vo<text:span text:style-name="T324">9</text:span><text:line-break/>plaist (sol) (et) ie vous en prie vous enuoyeres<text:line-break/>a cecille scauoit comme il va de mon pere.<text:line-break/>Et aussi a gennes vers gasparin scauoir<text:line-break/>nouuuelles de la nourrice (et) de b(o2)te mon<text:line-break/>frere (sol) (et) sil vit sil vous plaist mandes luy (q2)l<text:line-break/>les vous enuoye (sol) car bien scay que de ce<text:line-break/>pas ne vous escondira. En obtemperant<text:line-break/>a ceste demande courard sans plus atten(-)<text:line-break/>dre fist m(o2)ter messagiers a cheual pour al(-)<text:line-break/>ler tant a cecille que a g(e2)nes. Le messager<text:line-break/>qui alla a gennes vers gasparin fist la sup<text:line-break/>plication au nom de son maistre courard<text:line-break/>quil pleust a gasparin enuoyer lenfant de<text:line-break/>bricolle (et) sa nourrice en luy racomptant ce<text:line-break/>que son maistre coutard auoit fait a bricol(-)<text:line-break/>le et a geoffroy son filz. Si fut esbahy gas<text:line-break/>parin de ce que lappelloient geoffroy veu<text:line-break/>que la nourrice la estante luy auoit fait en(-)<text:line-break/>tendre quil auoit nom Jehannot (sol) laquelle<text:line-break/>nourrice fist gasparin venir (et) luy demanda<text:line-break/>sil auoit nom geoffroy et non ieh(a2)not. Et<text:line-break/>le dist quil auoit nom geoffroy. Et pour<text:line-break/>quoy donc dist gasparin le nommes tu ich(a2)<text:line-break/>not. Pour la crainte dist la nourrice que<text:line-break/>en congnoissant arraget capace son pere (q2)<text:line-break/>estoit prisonnier on ne luy eust fait mal.</text:p>
      <text:p text:style-name="p">Et ce oyant sire gasparin que ces enfans<text:line-break/>estoient de si noble ligne fut honteux que<text:line-break/>pl<text:span text:style-name="T325">9</text:span><text:s/>honnestement ne les auoit traictes par<text:line-break/>lespace de quatorze ans quilz auoient set<text:line-break/>uy. Et pour amender celle offence vou(-)<text:line-break/>lut donner a debonte qui encores auoit<text:line-break/>vne sienne fille a luy apparten(a2)t qui estoit<text:line-break/>aagee de vnze ans (sol) car bien c(o2)gnoissoit cel<text:line-break/><text:span text:style-name="pb">[f. 21r]</text:span><text:line-break/>luy gasparin arraget pere des enfans et<text:line-break/>auecques sa fille belle et plaisante quil bail<text:line-break/>la a debonte en mariage luy donna grant<text:line-break/><text:soft-page-break/>douaire (et) grant finance. Puis se mist auec<text:line-break/>ques debonte la fille (sol) la nourrice (et) le messa<text:line-break/>ger (sol) et plusieurs autres gens nobles ded(a2)s<text:line-break/>vne gallee bien aornee (et) garnie de richesses<text:line-break/>Et vint en la cite ou courard estoit et fut<text:line-break/>moult honnestement recueilly. Et bricole<text:line-break/>qui tresioyeuse fut si vint embrasser son en<text:line-break/>fant qui tant auoit appete. Et quant elle<text:line-break/>le tint commenca a dire. Qui bien attent<text:line-break/>ne souratant ie sauoye bien dit vne foys<text:line-break/>pas ne lattendoie pour neant le bel enfant<text:line-break/>doulx (et) courtois. Loue soit dieu le roy des<text:line-break/>roys (et) sa tresglorieuse mere. Je nattens<text:line-break/>plus rien que le pere (sol) rien que le pere plus<text:line-break/>nattens. Si prie dieu par sa saincte grace<text:line-break/>quil lui plaise dedans brief temps de le me<text:line-break/>faire veoir face a face. Mes deux enfans<text:line-break/>en ceste place dieu ma rendu (sol) cest beau mi<text:line-break/>stere. Je nattens plus riens que le pere.<text:line-break/>Ha nourrice ma doulce seur de puis que<text:line-break/>vo<text:span text:style-name="T326">9</text:span><text:s/>fustes rauie (et) mes deux enfans bien<text:line-break/>au cueur ie neu ne heure ne demie : de vous<text:line-break/>veoir en leur compaignie je pers tristesse<text:line-break/>fort amere. Je nattens plus riens que le<text:line-break/>pere. Prince puis que iay peu trouuer mes<text:line-break/>deux enfans en ce repaire pour parfaicte<text:line-break/>lyesse auoir (sol) ie ne attens plus riens que le<text:line-break/>pere. Et apres ces choses dictes par bri(-)<text:line-break/>colle courard qui auoit fait preparer vng<text:line-break/>beau disner fist seoir les gens a table. Et<text:line-break/>incontinent arriua le messagier qui estoit<text:line-break/>alle a cecille qui apporta nouuelles que ar<text:line-break/>raget auecques plusieurs gens nobles es(-)<text:line-break/>toit monte en vne nauire pour venir que<text:line-break/>rit sa femme bricolle (et) ses enfans desquelz<text:line-break/>nauoit pas ouy parler quilz estoient mon(-)<text:line-break/>tez sur leaue quant il fut mys prisonnier<text:line-break/>iusques aux nouuelles que ce messager lui<text:line-break/>en dist. A donc courard gasparin oyant di<text:line-break/>re que arraget venoit auec plusieurs no(-)<text:line-break/>bles allerent au deuant de luy iusques a la<text:line-break/>descente du nauire (sol) et la receut courard ar(-)<text:line-break/>raget benignement. Si le regratia hum<text:line-break/>blement arraget du plaisir et honneur quil<text:line-break/>auoit fait a bricolle sa femme et ses enfans<text:line-break/>Et de la vindrent au chasteau la ou arra(-)<text:line-break/>get trouua sa femme et ses enfans. Et si<text:line-break/>tost quilz le veirent cheurent tous pasmez<text:line-break/>deuant luy de la pitie (et) ioye parfaicte quilz<text:line-break/>eurent (sol) mais luy qui ferme estoit et rassis<text:line-break/><text:soft-page-break/>print a louer dieu et dire. O redempteur<text:line-break/>de lumaine liguee bien doy louer ta haulte<text:line-break/>maicste (sol) bien puis congnoistre en ceste com<text:line-break/>paignie parfaictement la haulte bonte (sol) qui<text:line-break/>si long temps prisonnier ay este sans ouyt<text:line-break/>dire nouuelle de ma f(e2)me qui de me veoir<text:line-break/>a le cueur moleste par la gr(a2)t ioye qui tout<text:line-break/>son cueur enfl(a2)me. Or ne cuidoye iamais<text:line-break/>veoir mes enf(a2)s (sol) desquelz la mere quant<text:line-break/>fus mis pris(o2)nier portoit encores le ieune<text:line-break/>entre ses flans. Quant ie les voy ie doy<text:line-break/>bien estre fier (sol) pas ne les eusse cherches en<text:line-break/>ce quartier (sol) plus tost les eusse cuydes estre<text:line-break/>perdus. Si doy bien r(e2)dre de cueur ferme<text:line-break/>et entier graces a dieu qui me les atendus<text:line-break/>Et tantost apres se releuerent les enfans<text:line-break/>et la mere qui cheuz estoient de la gr(a2)t ioye<text:line-break/>quilz auoient receue en la venue de leur pe<text:line-break/>re. Si fut fait vne gr(a2)de (et) solennelle feste<text:line-break/>Et furent assembles honnestement geof(-)<text:line-break/>froy capace filz arraget (et) espine fille de cou<text:line-break/>tard (sol) (et) debonte frere de geoffroy et la fille<text:line-break/>gasparin puis quant la feste fut passee sen<text:line-break/>allerent en cecille (sol) ou en grant triumphe et<text:line-break/>solennite furent receuz.</text:p>
      <text:p text:style-name="p"/>
      <text:p text:style-name="P327"><text:span text:style-name="T328">E</text:span>N ceste nouuelle est monstree la<text:line-break/>grant amour naturelle de la fem<text:line-break/>me au mary (sol) (et) de la mere aux en(-)<text:line-break/>sans (sol) et les grans miseres et douleurs (q1)<text:line-break/>la mere souffre pour leur desplaisir. Aussi<text:line-break/>y est monstree la ioye parfaicte quelle a de<text:line-break/>leur bien. Ainsi la bonne bricolle fut cour<text:line-break/>roussee amerem(e2)t de semprisonnement de<text:line-break/>son mary (sol) (et) de la perte de ses enf(a2)s. Puis<text:line-break/>long t(e2)ps apres en receut grant ioye qu(a2)t<text:line-break/>elle les eut retrouuez.</text:p>
      <text:p text:style-name="p"><text:span text:style-name="pb">[f. 21v]</text:span></text:p>
      <text:h text:style-name="Titre1" text:outline-level="1">(ipdm) Cy commence la. xvii. nouuelle comp<text:line-break/>tee par pamphile en la sec(o2)de iournee (sol) (et) est<text:line-break/>la. vii. de ce iour (sol) et dit.</text:h>
      <text:p text:style-name="figure">&lt;image&gt;</text:p>
      <text:p text:style-name="P329"><text:span text:style-name="T330">E</text:span>N bonne foy emillie ie ne ouy ia<text:line-break/>mais compter nouuelle dont la<text:line-break/>subst(a2)ce fust guieres plus pitoya<text:line-break/>ble ne le cas de fortune plus doloureux que<text:line-break/>celle que auez comptee dont la fin apres les<text:line-break/><text:soft-page-break/>cas infortunez et merueilleux a este ioyeu(-)<text:line-break/>se et plaine de grande liesse. Si vueil puis<text:line-break/>que ainsi est que le droit de c(o2)pter me vient<text:line-break/>apres vous affin demployer le t(e2)ps (sol) rac(o2)p<text:line-break/>ter les cas de diuer se fortune qui par la be<text:line-break/>aulte dune fille que auoit le soubdan de ba<text:line-break/>biloine luy aduindrent ainsi quil sensuit.</text:p>
      <text:p text:style-name="p">IL y auoit en babiloine vng soub(-)<text:line-break/>dan riche (et) puissant qui auoit vne<text:line-break/>fille la pl<text:span text:style-name="T331">9</text:span><text:s/>reclamee en beaulte sou<text:line-break/>ueraine que nulle que on sceust trouuer (sol) la<text:line-break/>(q1)lle fille celluy soubdan auoit promise au<text:line-break/>toy de garbon en mariage (sol) (et) pour ac(o2)plir<text:line-break/>sa promesse fist preparer et garnir vne nef<text:line-break/>de biens et de richesses et sa fille atourner<text:line-break/>de abitz royaulx (sol) puis la fist entrer en celle<text:line-break/>nef pour sen aller a celluy roy de garbon a<text:line-break/>qui le soubdan lauoit donnee. Si c(o2)man(-)<text:line-break/>da celle fille son pere a dieu (sol) et elle acompai<text:line-break/>gnee de varletz et de seruiteurs auecques<text:line-break/>les mariniers sur la mer sen alla. Et aussi<text:line-break/>que en la nouuelle precedante est monstre<text:line-break/>que sur la mer sourt de grandes et diuerses<text:line-break/>fortunes (sol) par vens et autres tormens (sol) pa<text:line-break/>reillement sourdit vng vent impetueux et<text:line-break/>horrible qui tant les tormenta quilz cuidoi<text:line-break/>ent estre mors (sol) tant que les mariniers ha(-)<text:line-break/>bandonnerent leur nauire. Et comme des<text:line-break/>esperes se mirent ded(a2)s vne petite naselle<text:line-break/>pourtant que leur grant nauire estoit frois<text:line-break/>see cuydans eulx sauluet (sol) mais tant charge<text:line-break/>rent la naselle quelle fut effondree (et) les h(o2)<text:line-break/>mes perilz. Le grant nauire auquel les f(e2)<text:line-break/>mes estoient que la mer degectoit fort cru(-)<text:line-break/>ellement ceste nuit flota tant que par la fo(-)<text:line-break/>ce des vagues qui la degectoient cheut sus<text:line-break/>le riuage de la montaigne de malogres (sol) (et)<text:line-break/>la dedans estoient les femmes toutes est(a2)<text:line-break/>dues comme mortes de la grant paour (q2)lz<text:line-break/>auoient eue. Et quant ce vint le point du<text:line-break/>iour la fille qui le apperceut se leua (sol) c(o2)bien<text:line-break/>foible et bien esbahye fust (sol) si fist t(a2)t que elle<text:line-break/>esmeut les autres (et) se leuer(e2)t (sol) mais ne ve(-)<text:line-break/>oyoient sur le riuage homme qui les voul(-)<text:line-break/>fist secourir (sol) et fur(e2)t la long temps sans se<text:line-break/>cours bien esbahys. Adoncques dist la fil<text:line-break/>le du souddan se voyante en ceste tribula(-)<text:line-break/>cion. Aspre fortune tu retournes bien brief<text:line-break/>ioye et soulas en tristesse (et) pleurs. Bien<text:line-break/>lapparcoy qui suis en ceste nespres de la<text:line-break/><text:soft-page-break/>mort (et) nay point de secours. Trop est cel<text:line-break/>luy qui se fie en tes touts sol et meschant (sol)<text:line-break/>qui tant es variable. Bien doy hayt leure<text:line-break/>que puis trois iours ie delaissay mon pere<text:line-break/>sus le hable. Or me fault il meschante mi(-)<text:line-break/>serable seule en ce lieu incongneu transpor<text:line-break/>ter. Le dieu neptune des caues prince no(-)<text:line-break/>table par sa pitie me vueille conforter. Et<text:line-break/>en ceste lamentacion fut du matin iusques<text:line-break/>apres midy. Et tantost passa vng gentil<text:line-break/>homme nomme pericon auecques vng de<text:line-break/>ses seruiteurs qui venoit de ses manoirs<text:line-break/>quil auoit sus le riuage lequel pericon ap(-)<text:line-break/>perceuant celle nef considera quelle estoit<text:line-break/>perie (et) que aucunes choses pouoient enco<text:line-break/><text:span text:style-name="pb">[f. 22r]</text:span><text:line-break/>res estre dedans (sol) Si enuoya son seruiteur<text:line-break/>hastiuement veoir se il y auoit riens.</text:p>
      <text:p text:style-name="p">Et quant le varlet fut sus celle nesheit cel<text:line-break/>le belle dame (et) ses filles lesquelles aucune<text:line-break/>ment eurent espoir quant vir(e2)t le seruiteur<text:line-break/>et luy supplierent quil eust compassion de<text:line-break/>leur captiuite. Lors retourna le seruiteur<text:line-break/>a son maistre et luy c(o2)pta tout ce que en la<text:line-break/>nef auoit veu (sol) et sus tout luy fist grant bla<text:line-break/>son de la beaulte dicelle fille. Adonc le peri<text:line-break/>con piteable de ceste fortune les fist descen(-)<text:line-break/>dre de la nef et mener en son chasteau (et) leur<text:line-break/>fist administrer tous aysem(e2)s requis a c(o2)(-)<text:line-break/>forter nature. Et apres ce que aucunem(e2)t<text:line-break/>la fille qui passie auoit este pour la paour<text:line-break/>de la mort quelle auoit eue si pres delle (sol) elle<text:line-break/>retourna a sa couleur et sembla estre si hon<text:line-break/>neste (et) si belle a pericon que oncques chose<text:line-break/>ne luy pleut tant (sol) et pour plaisante formo(-)<text:line-break/>site de elle fut pericon si sousprins et embra<text:line-break/>se damours quil nen scauoit a part tourner<text:line-break/>Considerant oultreplus veu les richesses<text:line-break/>et lestat que sus elle portoit quelle estoit fil<text:line-break/>le extraicte de hault et noble lieu (sol) et en celle<text:line-break/>ardeur et grant embrasement quil proposa<text:line-break/>et delibera lauoir en mariage selle vouloit<text:line-break/>ou selle ne vouloit lauoit par force ou par<text:line-break/>art a concubine (sol) mais sur tout estoit icellui<text:line-break/>pericon marry pour tant quilz nent(e2)doient<text:line-break/>point le langaige lung de lautre si ne la sca(-)<text:line-break/>uoit pericon comment amonnester de faire<text:line-break/>son plaisir fors que par amoureux seruices<text:line-break/>et signes gracieux (sol) de laquelle chose elle ne<text:line-break/>tenoit compte combien que cella entendist (sol)<text:line-break/><text:soft-page-break/>et bien scanoit quil estoit chrestien (et) elle sar<text:line-break/>rasine (sol) mais vouloit garder sa vierginite<text:line-break/>sans corruption. Et ce voy(a2)t pericon que<text:line-break/>par ses seruices et signes damours ne pou<text:line-break/>oit venir a son actainte (sol) fist faire vng gr(a2)t<text:line-break/>soupper (sol) auquel fut ceste dame et a elle qui<text:line-break/>iamais nauoit beu de vin (sol) ainsi que en sa<text:line-break/>loy estoit deffendu (sol) pour tant quilz vient<text:line-break/>que leur dieu se enyura par force de boire<text:line-break/>vin (sol) fist administrer plusieurs sortes de<text:line-break/>vins par plusieurs fois mistionnes ensem<text:line-break/>ble et a boire du vin fut celle contraincte<text:line-break/>pourtant elle estante auec les chrestiens ne<text:line-break/>osoit parler de sa loy (sol) et en beuuant de ces<text:line-break/>vins qui delicieux estoient print plaisir et<text:line-break/>en beut tant que par la fumosite du vin son<text:line-break/>sens se troubla (sol) et ce voyant pericon fist c(o2)<text:line-break/>tinuer le soupper (sol) elle toute eschauffee de<text:line-break/>chaleur du vin esmeue en couraige sen al(-)<text:line-break/>la couchier (sol) et tantost apres pericon sans<text:line-break/>dire mot sen alla couchier auec elle tout se<text:line-break/>cretem(e2)t (sol) (et) du premier sault la frappa de la<text:line-break/>corne de quoy les hommes en ce cas frap<text:line-break/>pent les femmes (sol) laquelle chose elle qui ia(-)<text:line-break/>mais nen auoit riens scen le print a si gr(a2)t<text:line-break/>plaisir que finablement elle qui tant lauoit<text:line-break/>refuse le admonnestoit. Or auoit pericon<text:line-break/>vng frere qui moult estoit ieune et plais(a2)t<text:line-break/>nomme marcus qui veit ceste dame (sol) (et) ainsi<text:line-break/>que pour la formosite de elle fut son frere<text:line-break/>tant embrase (sol) si fut marcus encores plus<text:line-break/>fort tant et en grant vehemence de ardeur<text:line-break/>quil dist a luymesmes en soyesbahyssant de<text:line-break/>la beaulte de elle. Oray dieu damours c(o2)(-)<text:line-break/>ment a peu nature de homme et de femme<text:line-break/>creer par son ouuraige vne si belle et plai(-)<text:line-break/>sante creature comme ie voy et de si hault<text:line-break/>parage a regarder son reluysant visaige et<text:line-break/>ses peulx clers plus que nest vne estoille.<text:line-break/>Pas nest possible pour humain personnai<text:line-break/>ge en tout le monde en trouuer vne telle.<text:line-break/>Se ie deuois mourir de mort cruelle (sol) ou<text:line-break/>faire vng fait detestable et infame sur pe(-)<text:line-break/>ricon (sol) tant feray enuerselle quelle sera da<text:line-break/>cord destre ma femme. Si delibera mar<text:line-break/>cus nuytaument occire son frere pericon et<text:line-break/>rauir ceste alechiel veu que autrement ne<text:line-break/>la pouoit auoir (sol) si sen alla aux patrons du(-)<text:line-break/>ne galce et marchanda auecques eulx de le<text:line-break/>receuoir et celle femme alechiel a leure quil<text:line-break/><text:soft-page-break/>viendroit (sol) puis sen alla a aucuns de ses c(o2)(-)<text:line-break/>paignons et leur prya quil luy feissent se(-)<text:line-break/>cours (sol) lesquelz si accorder(e2)t (sol) (et) a lors la nuit<text:line-break/>venue si alla en la maison de son frere peri(-)<text:line-break/>con auecques ses compaignons desquelz<text:line-break/>iamais ne se doubtoit. Lors marcus qui<text:line-break/><text:span text:style-name="pb">[f. 22v]</text:span><text:line-break/>estoit cache entra enuiron minuyt secrete(-)<text:line-break/>ment en la chambre de son frere et luy cou<text:line-break/>pa la gorge : adonc se eueilla la fille bien es(-)<text:line-break/>pouentee a laquelle deffendit sus paine de<text:line-break/>mort (q1)lle ne criast (sol) si se teut. Et lors prin(-)<text:line-break/>drent la plus part des biens et la dame et<text:line-break/>sen allerent vers la galee (sol) en laquelle hasti<text:line-break/>uement monterent et sans plus attendre<text:line-break/>auecques le vent opportune quilz auoient<text:line-break/>a plaine velle prindrent a nagier (sol) ainsi ale<text:line-break/>chiel toute effrayee print a ploret et dire.</text:p>
      <text:p text:style-name="p">Ha fortune durement me conduistes (sol) mor<text:line-break/>se maues de trop appre morsure en me don<text:line-break/>nant vne des caues benistes que vous d(o2)<text:line-break/>nes a ceulx que auez en cure. Bien doy ha<text:line-break/>ir ma forme et ma figure (sol) et se ie peusse en<text:line-break/>laydeur la muet oey qu(a2)t les deux freres de<text:line-break/>ppre geniture po<text:span text:style-name="T332">r</text:span><text:s/>ma beaulte ay veu entre<text:line-break/>tuer. Et en ceste lamentation ou elle estoit<text:line-break/>la solicita tant marcus que ainsi (q1) femmes<text:line-break/>sont de legier couraige (sol) elle fut tantost ra<text:line-break/>paisee et ne luy souuint de la fortune et ain<text:line-break/>si quilz cheminoient parmy la mer les deux<text:line-break/>maistres de la galee qui pareillement que<text:line-break/>les autres furent embrases de son amour<text:line-break/>dung accord deliberer(e2)t oster ceste fille ale<text:line-break/>chiel a marcus (et) comme luy regardant sur<text:line-break/>le bort de la nef et ny pensoit (sol) vindrent par<text:line-break/>derriere et le gecter(e2)t en la mer. Et ce voy<text:line-break/>ant alechiel renouuella ses douleurs (sol) Et<text:line-break/>dist ainsi. O cruelle face (sol) mauldite cruaul<text:line-break/>te qui mainten(a2)t a este termince qu(a2)t tant<text:line-break/>de maulx se font pour ma beaulte (sol) mauldit<text:line-break/>soit lheure (q1) ie fus oncques nee. Et ainsi<text:line-break/>quelle pleuroit (sol) les deux maistres mari(-)<text:line-break/>niers la rapaiserent au mieulx quilz peu(-)<text:line-break/>rent puis prindrent diuision entre eulx po<text:span text:style-name="T333">r</text:span><text:line-break/>lequel lauroit a couchier : car chascun vou(-)<text:line-break/>loit estre le premier (sol) (et) furent en si grant dis<text:line-break/>cort que subitement a coup despee se entre<text:line-break/>tuerent. Alechiel ce voyant tousiours en<text:line-break/>plorant disoit. O mort cruelle (sol) vi(e2)s tost (et)<text:line-break/>te deliure (sol) d(o2)ne a m(o2) cueur vng de tes durs<text:line-break/><text:soft-page-break/>assaulx (sol) fays moy mourir ne me laisse plus<text:line-break/>viure puis que ie suis cause de tant de<text:line-break/>maulx. En ceste douleur et lamentation<text:line-break/>en quoy estoit la belle alechiel cheminerent<text:line-break/>iusques en la ville de charante (sol) en laquelle<text:line-break/>ville ne fut pas longuement que grandes<text:line-break/>paroles on ne fist de sa gr(a2)de beaulte exces<text:line-break/>siue tant que par la ren(o2)mee que on en fai(-)<text:line-break/>soit le prince de la moree qui la estoit fut<text:line-break/>actaint de son amour par la grant beaulte<text:line-break/>que on disoit en elle (sol) si luy fut amenee par<text:line-break/>les amys du marinier qui auoit este tue<text:line-break/>pour elle. Et quant le roy la veit lamour<text:line-break/>qui en son couraige auoit creut innumbra(-)<text:line-break/>blement (sol) et auecques ce que belle estoit sur<text:line-break/>toutes considera (sol) Le roy entant que tres<text:line-break/>noblement estoit vestue et paree (sol) que elle<text:line-break/>estoit de noble lieu. Si c(o2)serma son amo<text:span text:style-name="T334">r</text:span><text:line-break/>en elle (sol) et delibera la pr(e2)dre a femme (sol) et non<text:line-break/>pas a concubine (sol) mais ne scauoit comme<text:line-break/>luy dire sa voulente : car point nentendoit<text:line-break/>le langaige delle (sol) ne elle de luy (sol) mais luy fist<text:line-break/>certains signes amoureux (et) elle a luy tant<text:line-break/>quilz furent comptans lung de lautre (sol) (et) en<text:line-break/>ceste maniere la tint a grant honneur par<text:line-break/>aucun temps. Et en ce t(e2)ps pendant que<text:line-break/>le roy la tenoit (p3) toute romanie estoit nou(-)<text:line-break/>uelle (q1) le roy de la moree auoit la plus bel(-)<text:line-break/>le femme du monde. Lors le duc dathenes<text:line-break/>qui ieune (et) plaisant estoit fut meu en chal<text:line-break/>leur pour ce que de la beaulte de ceste fem(-)<text:line-break/>me oyt. Si faignit aller veoir le roy de la<text:line-break/>moree ainsi quil auoit acoustume aucunes<text:line-break/>foys (et) vint en la ville de charante (sol) non pas<text:line-break/>pour lamour du roy (sol) mais affin de veoir<text:line-break/>ceste belle dame (sol) laquelle auoit le roy. Et<text:line-break/>si tost quil fut descendu dedans le chasteau<text:line-break/>le roy qui le congnoissoit tres sollennelle(-)<text:line-break/>ment le recueillit (sol) et pour mieulx le festoier<text:line-break/>ainsi que son amy luy m(o2)stra ceste belle fil(-)<text:line-break/>le (sol) laquelle sembla si plaisante et h(o2)neste au<text:line-break/>duc dathenes que pres que a la veoir se es<text:line-break/>bahissoit croyant en tout lhumain lignaige<text:line-break/>nen estre point la pareille (sol) Si dist ainsi.</text:p>
      <text:p text:style-name="p">Par to<text:span text:style-name="T335">9</text:span><text:s/>mes dieux ie mesmerueille de ve(-)<text:line-break/>oit vng si plaisant ymaige (sol) homme ne pour<text:line-break/>toit sa pareille trouuer en tout lhumain<text:line-break/><text:span text:style-name="pb">[f. 23r]</text:span><text:line-break/>ly(-)gnaige. Dieu ne fist onc plus bel ouurai(-)<text:line-break/>ge en nature ne plus haultaine qui est en he<text:line-break/><text:soft-page-break/>aulte de corsage cent foys pl<text:span text:style-name="T336">9</text:span><text:s/>plaisante (q1) he<text:line-break/>laine. Et brief ie mourray en la paine (sol) ou ie<text:line-break/>la ti(e2)dray vne foys (sol) car bien scay (q1) de mort<text:line-break/>soudaine (sol) ie mourray se ie ne le faiz. Et en<text:line-break/>cest embrasement partit le duc dathenes de<text:line-break/>auecques le roy de la moree tout p(e2)sis. Si<text:line-break/>ymagina faire vne trayson (sol) et par vng se(-)<text:line-break/>cret varlet du roy nomme curiace delibera<text:line-break/>ce faire en faignant le duc sen estre alle (sol) par<text:line-break/>dons et par promesses quil fist a ce varlet<text:line-break/>Curiace fist tant que se varlet secretem(e2)t<text:line-break/>mist le duc (et) vng sien compaignon dedans<text:line-break/>vng lieu secret en la chambre du roy. Et<text:line-break/>qu(a2)t la nuyt fut venue ainsi que la dame es<text:line-break/>toit couchee (et) dormoit (sol) fortune parmist que<text:line-break/>le roy tournoioit (p3) la chambre en chemise<text:line-break/>pour prendre du vent et rabatre sa chaleur (sol)<text:line-break/>et de fait se vint appuier a vne fenestre qui<text:line-break/>regardoit sur la mer. Ce voyant le duc<text:line-break/>apres ce quil eut m(o2)stre a son compaignon<text:line-break/>ce quil vouloit faire (sol) hastiuement auec vne<text:line-break/>espee toute nue courut vers le roy et luy en<text:line-break/>donna tout au trauers du corps tant quil<text:line-break/>cheut mort. Si print le duc le corps (et) le gec<text:line-break/>ta par la fenestre en vng lieu secret. Qu(a2)t<text:line-break/>le compaignon du duc veit la chose ainsi<text:line-break/>faicte affin que riens nen fust apparceu (sol) c(o2)<text:line-break/>seilla au duc quilz estranglassent le varlet<text:line-break/>curiace qui la estoit (sol) et sans plus actendre<text:line-break/>fut fait et gecte le corps pareillement par<text:line-break/>la fenestre auecques celluy du maistre. Et<text:line-break/>ceste chose faicte (sol) et que le duc et son c(o2)pai<text:line-break/>gnon sceur(e2)t bien que on ne les auoit point<text:line-break/>veuz (sol) prindrent la belle elichiel (sol) et par vne<text:line-break/>secret porte sen allerent (sol) et le duc qui marie<text:line-break/>estoit non osant mener celle fille en sa mai(-)<text:line-break/>son pour sa femme (sol) la mist en vng petit ma<text:line-break/>noit hors la ville de athenes et la la tint c(o2)<text:line-break/>me concubine (sol) auquel lieu elle moult deso<text:line-break/>lee print a lamenter et dire. Ha poure fem<text:line-break/>me que ie suis miserable (sol) bien doy hair ma<text:line-break/>forme et ma semblance et ma beaulte (sol) qui<text:line-break/>tant est deceuable (sol) cinq meurdres faiz ont<text:line-break/>este sans doubtance desia pour moy (sol) maul<text:line-break/>dicte soit la mort qui tant me laisse viure<text:line-break/>en ceste meschance (sol) se ie suis triste certes<text:line-break/>ie nay pas tort. Apres ce que ceste fille ale<text:line-break/>chiel fut amenee par le duc dathenes moult<text:line-break/>furent esbahis ceulx de la ville de tharance<text:line-break/>du estoit le roy et son varlet curiace (sol) si pre<text:line-break/><text:soft-page-break/>sumerent que pour tant que point ne le ve<text:line-break/>oyent quil estoit alle secretem(e2)t en quelque<text:line-break/>lieu sus les champs affin de prendre plus<text:line-break/>a son appetit le delict damours auec la bel<text:line-break/>le (sol) mais vng iour ensuiu(a2)t fol vng lunati(q1)<text:line-break/>qui en celle ville estoit tournoyant par plu<text:line-break/>sieurs lieux (sol) entra en ce lieu ou estoient ces<text:line-break/>deux corps mors (sol) et print celluy du serui(-)<text:line-break/>teur et le porta sur son col au meillieu de la<text:line-break/>ville. Lors les bourgoys ce voyans qui<text:line-break/>bien congneurent que cestoit le varlet du<text:line-break/>roy (sol) doubterent incontin(e2)t la matiere ain<text:line-break/>si quelle estoit : firent tant que ce fol par bel<text:line-break/>les paroles les mena au lieu ou il auoit<text:line-break/>prins ce corps (sol) et la trouuerent celluy du<text:line-break/>roy. Lors ilz enuoyerent querir le frere du<text:line-break/>feu roy et le instituerent leur roy (sol) et luy c(o2)<text:line-break/>seillerent vengier la mort de son frere : car<text:line-break/>bien scauoyent que le duc dathenes auoit<text:line-break/>fait ce crime (sol) dont celluy frere meu en pitie<text:line-break/>par amour fraternelle dist. Ha le paillart<text:line-break/>qui a fait cest oultraige (sol) par tous les dieux<text:line-break/>iamais ne cesseray de cheuauchier par ville<text:line-break/>et par villaige tant que le duc dathenes<text:line-break/>troueray. En celluy lieu ou ie lenc(o2)treray<text:line-break/>ie le feray mourir de mort amere (et) tout son<text:line-break/>pays vne foys destruiray pour mieulx v(e2)<text:line-break/>gier la mort de mon feu frere. Ad(o2)c assem<text:line-break/>bla celluy frere du feu roy grant c(o2)paignie<text:line-break/>Et de ce fut le duc aduerty (sol) (et) re(q2)st auc(u2)s<text:line-break/>de ses amys pour le secourir (sol) et principa<text:line-break/>lement les deux freres de sa femme fille de<text:line-break/>limperateur de constantin noble nommes<text:line-break/>constant et manuel lesquelz arriues a athe<text:line-break/>nes honnorablement furent receuz. La du<text:line-break/>chesse leur seur leur compta la maniere et<text:line-break/>la cause de ceste guerre et comme ce estoit<text:line-break/>pour vne concubine que son mary tenoit<text:line-break/><text:span text:style-name="pb">[f. 23v]</text:span><text:line-break/>dont elle ne osoit parler (sol) c(o2)bien que moult<text:line-break/>en fust desplaisante. Adonc desiroient les<text:line-break/>freres veoir ceste dame dont on louoit t(a2)t<text:line-break/>la beaulte (sol) (et) pour la veoir les mena leur fre<text:line-break/>re le duc la ou elle estoit (sol) et leur monstra la<text:line-break/>quelle combien quelle fust cause de si grant<text:line-break/>malleur pleut fort (sol) et tantost apres sen re<text:line-break/>tournerent a athenes sans s(e2)blant faire et<text:line-break/>qu(a2)t le iour de la bataille fut venu que len(-)<text:line-break/>nemy du duc approuchoit se mirent en ay(-)<text:line-break/>mes pour le aller repulser (sol) tantost quilz fu<text:line-break/><text:soft-page-break/>rent au lieu de la bataille fort loing de athe<text:line-break/>nes (sol) constant qui auoit mis celle dame en<text:line-break/>son couraige (sol) et en estoit fort t(e2)pte faignit<text:line-break/>estre malade (sol) et par le c(o2)seil de son beau fre<text:line-break/>re le duc retourna a athenes (sol) lequel retour<text:line-break/>ne dist a sa seur. Ma belle seur si vous<text:line-break/>voules vengeance de celle s(e2)me qui si fort<text:line-break/>vous desplaist (sol) dictes le moy et sans nulle<text:line-break/>soubtance de vous vengier delle ie suis<text:line-break/>tout prest. Adonc dist la dame qui doub(-)<text:line-break/>toit fort la fureur de son mary (q2)l ne sceust<text:line-break/>quelle leust fait faire (sol) Je men raporte a vo<text:span text:style-name="T337">9</text:span><text:line-break/>et a vostre deliberation. Mais puis quil<text:line-break/>vous plaist mon frere (sol) bien me plaist que<text:line-break/>vous chassez la paillarde puante (sol) mais (q1)<text:line-break/>le duc ne saiche (p3) qui cest (sol) ne (q1) de ce iaye este<text:line-break/>consent(a2)te (sol) nonobstant que moult suis des<text:line-break/>plaisante qu(a2)t il me laisse pour prendre vne<text:line-break/>paillarde (sol) iamais au cueur ie ne seray plai(-)<text:line-break/>sante tant que ie scaiche quelle soit hors de<text:line-break/>sa garde (sol) et mesbahys de luy qui ne regarde<text:line-break/>a mieulx garder la loy de mariage (sol) mal luy<text:line-break/>viendra vne foys quoy quil tarde (sol) moult<text:line-break/>me desplaist quil nest autrement saige. Et<text:line-break/>inc(o2)tinent ce temps durant que le duc es<text:line-break/>toit en bataille (sol) const(a2)t fist aprester vne ga<text:line-break/>lee (sol) en laquelle par vng huis du vergier ou<text:line-break/>estoit alechiel (q2) touchoit sur leaue la rauit<text:line-break/>et a force de belles (sol) hastiuement nagea<text:line-break/>tant quil vint au port de la cite egnie (sol) et<text:line-break/>voyant la dame qui pleuroit la reconforta<text:line-break/>le mieulx (q2)l peut (sol) et luy dist. Taisez vous<text:line-break/>belle et cesses voz douleurs (sol) faictes grant<text:line-break/>chiere ma doulce et gentille cousine (sol) mieulx<text:line-break/>vous vault estre ma dame par amours (q1)<text:line-break/>de vng ribault marie coucubine. Et qu(a2)t<text:line-break/>ilz eurent este en celle cite (sol) de egnie rem(o2)te<text:line-break/>rent en leur galce (sol) et de la sen aller(e2)t en lisle<text:line-break/>de thios la ou constant se arresta (sol) et ne osa<text:line-break/>aller oultre de paour de estre t(a2)ce et blasme<text:line-break/>de son pere (sol) et de auoir amenee ceste fille.</text:p>
      <text:p text:style-name="p">Et ainsi que constant entretenoit ceste fil<text:line-break/>le Alechiel en celle pile de thios (sol) Dzebeth<text:line-break/>roy des curcs qui menoit guerre contre lim<text:line-break/>perateur de constantin noble pere de cons<text:line-break/>tant oyt dire que en celle ysle de thios (sol) es(-)<text:line-break/>toit constant auecques vne belle fille par<text:line-break/>excellence. Si arma Ozebeth aucunes<text:line-break/>nesz (sol) et de nuyt entra en celle ysle de Thi(-)<text:line-break/>os et la brusla (sol) et des gens qui la estoient (sol)<text:line-break/><text:soft-page-break/>en fist aucuns mourir (sol) les autres print<text:line-break/>prisonniers et les mena en la cite de cume<text:line-break/>Et quant ilz fur(e2)t arriues regarda Oze<text:line-break/>beth ses prisonniers (sol) entre lesquelz estoit<text:line-break/>constant filz de limperateur (sol) et Alechiel la<text:line-break/>belle fille qui ensemble couchiez auoient<text:line-break/>este prins. Laquelle Alechiel pleut tant<text:line-break/>a Ozebeth quil la voulut auoir pour fem(-)<text:line-break/>me espouse (sol) et en la espousant fist vne sol(-)<text:line-break/>lennelles nopces (sol) (et) demeuottent eulx deux<text:line-break/>ensemble par longue espace (sol) et par aucun<text:line-break/>temps. Apres limperateur bien dolent de<text:line-break/>son filz tenu prisonnier (sol) se acompaigna du<text:line-break/>roy de capadoce pour combatre Ozebet<text:line-break/>et fut assaily des deux costes (sol) lung de limpe<text:line-break/>rateur (sol) lautre du roy de Capadoce. Si<text:line-break/>voulut premier aller Ozebet contre le roy<text:line-break/>de capadoce et pour y aller bailla sa femme<text:line-break/>Alechiel a vng sien seruiteur loyal en qui<text:line-break/>il se fioit et en ceste bataille fut tue ozebeth<text:line-break/>et ne retourna point vers sa femme (sol) et tan<text:line-break/>tost apres que il fut mort les nouuelles en<text:line-break/>vindr(e2)t au varlet (sol) le(q1)lle alla dire a la dame<text:line-break/>(q2)l auoit en garde (sol) et luy dist ainsi (q2)l parloit<text:line-break/>bien le langaige quelle parloit. Dame sa(-)<text:line-break/>chies sans vo<text:span text:style-name="T338">9</text:span><text:s/>desconforter (sol) (q1) maintenant<text:line-break/>de la mort de m(o2) maistre onmest venu nou<text:line-break/>uelles apporter. prenes en gre puis (q1) ainsi<text:line-break/>conui(e2)t estre. Et celle mort print alechiel<text:line-break/><text:span text:style-name="pb">[f. 24r]</text:span><text:line-break/>bienaise en pacience considerant que mi(-)<text:line-break/>eulx valoit (q2)l fust mort en bataile (q1) ainsi<text:line-break/>(q1) les autres am(a2)s quel auoit en euz (sol) et res<text:line-break/>pondit a son seruiteur. Jayme bien mieulx<text:line-break/>quil soit mort en bataille que ainsi que dau<text:line-break/>tres que iay veu plus de troys d(o2)t me sou(-)<text:line-break/>uient (sol) et quelque part que ie aille me sou(-)<text:line-break/>uiendra to<text:span text:style-name="T339">9</text:span><text:s/>les iours mille foys. Et qu(a2)t<text:line-break/>le varlet nomme anchiot veit sa dame ain<text:line-break/>si vesue (sol) se adu(a2)ca en son l(a2)gaige que bien<text:line-break/>entendoit (sol) supplia a la dame que elle le print<text:line-break/>en mariaige combien que fort aagee fust.</text:p>
      <text:p text:style-name="p">Si sen allerent de celle cite de Cumere<text:line-break/>demourer a Rodes (sol) et la vesquirent<text:line-break/>par aucune espace de temps (sol) Puis fut pris<text:line-break/>anchiot de maladie mortelle (sol) et ainsi quil<text:line-break/>estoit en son lict mortel arriua en celle ysle<text:line-break/>de rodes vng marchant de chippre que an(-)<text:line-break/>chiot c(o2)gnoyssoit et laymoit fort (sol) le(q1)l mar<text:line-break/>chant le vint veoir (sol) et qu(a2)t anchiot le veit<text:line-break/><text:soft-page-break/>fut aucunement ioyeux et luy dist en luy re<text:line-break/>command(a2)t sa femme. Ha chier amy bien<text:line-break/>voy (q1) ie suis mort (sol) si te supplye tousiours<text:line-break/>et recommande pour ceste dame et luy don<text:line-break/>ner c(o2)fort : car oncques femme certes ie ne<text:line-break/>ayme tant (sol) delle partir mest pl<text:span text:style-name="T340">9</text:span><text:s/>grief main(-)<text:line-break/>tenant que nest la mort sans comparation<text:line-break/>Si te supplie amy doresnauant que tu la<text:line-break/>mectes en ta protection. Je laisseray mon<text:line-break/>execution a toy amy (et) a la noble dame (sol) faic<text:line-break/>tes du tout a vostre opinion (sol) mais vous<text:line-break/>souuienne sur tout de ma poure ame. Et<text:line-break/>ceste chose oy(a2)s le march(a2)t (et) alechiel se prin<text:line-break/>drent a ploret (sol) et tantost apres anchiot tres<text:line-break/>passa (sol) et apres son enterrement fait que le<text:line-break/>marchant eut dispose de ses bi(e2)s sen retour<text:line-break/>na en chippre en vne nauire (sol) et auec(q1)s luy<text:line-break/>emmena la belle alechiel en vne ville (q1) on<text:line-break/>appelle basse (sol) et demoura concubine celle<text:line-break/>alechiel auec le marchant long temps (sol) apres<text:line-break/>que elle eut oblye la mort de anchiot (sol) puis<text:line-break/>aduint que le marchant alla en marchandi<text:line-break/>se hors pays (et) laissa alechiel a basse (sol) et ainsi<text:line-break/>que seule fut demouree vng vieil h(o2)me sai<text:line-break/>ge n(o2)me antigonus qui autreffoys lauoit<text:line-break/>congneue et son pere lapparceut. Si se ar(-)<text:line-break/>resta fort a elle regarder (et) tant quil la regar<text:line-break/>doit elle ainsi que aucunement le congneut<text:line-break/>le appella (et) linterrogua. Se autreffoys le<text:line-break/>auoit point veu et sil estoit point ne de la ci<text:line-break/>te de famagouste (sol) et il dist que cy (sol) et oultre<text:line-break/>dist. Dame (sol) auis mest que autres foys ie<text:line-break/>vous ay veue (sol) mais ie ne scay ou. Si de(-)<text:line-break/>manda alechiel se iamais lauoit veue en al<text:line-break/>lexandire (sol) et adonc le recongneut et luy sur<text:line-break/>uint que cestoit la fille du soudan (sol) et lors<text:line-break/>luy fist la reuer(e2)ce (sol) puis le interrogua qu(a2)t<text:line-break/>et comment elle fut venue a basse : car dist<text:line-break/>il (sol) ma dame on cuydoit par tout egipte que<text:line-break/>vous fussiez noyee. La dame oyant ces(-)<text:line-break/>te chose a qui souuenoit des grandes aduer<text:line-break/>sitez que elles auoient eues dist en plorant<text:line-break/>moultendrement. Pleust aure a dieu que<text:line-break/>ce fust veritable : et quen la mer fusse mor(-)<text:line-break/>te et perie (sol) ou que eusse vescu en estat mise(-)<text:line-break/>rable tout le temps de ceste mortelle vie :<text:line-break/>iamais nauray que toute vilennie (sol) chascun<text:line-break/>dira dessus moy vitupere. Plus noseray<text:line-break/>au pays de alex(a2)drie men retourner en lhos<text:line-break/>tel de mon pere. Et qu(a2)t antigonus la ve<text:line-break/><text:soft-page-break/>it ainsi ploret il luy dist. Ma dame ne vous<text:line-break/>desconfortes point (sol) comptes moy voz for(-)<text:line-break/>tunes et vostre detince (sol) et en tant que elles<text:line-break/>sont occultes et que de voz faitz on na eu<text:line-break/>congnoissance (sol) mais cuidoit on que fussiez<text:line-break/>morte (sol) et iay espoir de y mectre remede. Et<text:line-break/>adonc la dame se confiant en luy les luy ra<text:line-break/>compta toutes sans mentir ainsi quil sont<text:line-break/>mises deuant depuis le commencement ius<text:line-break/>ques a la fin. Et de ce oyt fut antigonus<text:line-break/>moult esbahy (sol) mais entant que les choses<text:line-break/>estoient incongneues a son pere ne au pays<text:line-break/>delibera de trouuer moyen de la rendre a<text:line-break/>son pere (sol) et pour ce moyen trouuer intro(-)<text:line-break/>duit la fille de dire a son pere et a to<text:span text:style-name="T341">9</text:span><text:s/>ceulx<text:line-break/>qui la interrogueroient (sol) (q1) depuis la fortu(-)<text:line-break/>ne premiere que elle eut en la mer elle auoit<text:line-break/>tousiours demoure en vne abbaye de da<text:line-break/>mes (sol) et de soubstenir que encores est saine<text:line-break/>et entiere en son corps (sol) Ainsi que verres<text:line-break/><text:span text:style-name="pb">[f. 24v]</text:span><text:line-break/>par apres quant a son pere plera. Et qu(a2)t<text:line-break/>a ce fut bien introduicte affin que honneste<text:line-break/>ment peust estre menee a son pere (sol) alla anti<text:line-break/>gonus vers le roy de samayosse (et) luy dist.<text:line-break/>Sire (sol) sil vous plaist vous pouez acquerir<text:line-break/>amour et honneur auec le souldan de babil<text:line-break/>loine. Et comm(e2)t dist le roy : certes resp(o2)<text:line-break/>dit antigonus. Sire sa fille que autreffois<text:line-break/>on dist auoir este perie est en vostre terre en<text:line-break/>la ville de basse (sol) et sil vous plaisoit me don<text:line-break/>ner sausc(o2)duit pour la ramener a son pere<text:line-break/>vous luy series plaisir. Et ainsi que ien(-)<text:line-break/>tens par ceulx qui lont ramenee en tous li(-)<text:line-break/>eux ou elle a este sest gouuernee tousiours<text:line-break/>honnestement (sol) et pour garder entierement<text:line-break/>son honneur a souffertes de grandes mise<text:line-break/>res. A donc le roy croyant alla auecques<text:line-break/>ses cheualiers querir ceste dame alechiel et<text:line-break/>luy fist tres grant recueil en son chasteau<text:line-break/>auecques la royne (sol) dames et damoyselles (sol)<text:line-break/>puis fist ordonner gens honnestement po<text:span text:style-name="T342">r</text:span><text:line-break/>la mener a son pere (et) luy enuoya. Et qu(a2)t<text:line-break/>elle fut en la cite ou son pere estoit (sol) antigo(-)<text:line-break/>nus qui estoit son conducteur alla rappor(-)<text:line-break/>ter les nouuelles au souldan le(q1)l fut moult<text:line-break/>esbahy de ceste nouuelle nesperant iamais<text:line-break/>de la reueoir. Si la fist venir deuant luy (et)<text:line-break/>esmeu en amour paternelle lembrassa (sol) et la<text:line-break/>baisa (sol) et elle luy. Puis la print a la interro(-)<text:line-break/><text:soft-page-break/>guer de sa vie et comme en si long temps<text:line-break/>auoit vescu et en quelles parties (sol) auquel la<text:line-break/>fille ia instruicte luy respondit. Certes<text:line-break/>mon chier pere des lots que ie vous laissay<text:line-break/>(et) montay sur la mer la fortune du t(e2)ps no<text:span text:style-name="T343">9</text:span><text:line-break/>fut si malle que les mariniers fur(e2)t noyes<text:line-break/>et nous par la grace des dieux fusmes saul<text:line-break/>uez (sol) et ainsi que la mer gecta nostre nef a<text:line-break/>bort ie descendi en ie ne scay quelle terre de<text:line-break/>chrestiens et trouuay deux mauluais gar<text:line-break/>sons qui me voulurent violer a force (et) ain<text:line-break/>si que ie combatoye passa quatre marchans<text:line-break/>qui virent le desh(o2)neur quilz me vouloi(e2)t<text:line-break/>faire et meuz en pitie me osterent de leurs<text:line-break/>mains et me menerent en vng monastere<text:line-break/>de dames nomme valparfont a saint crois<text:line-break/>sant (sol) ouquel aymoient fort les femmes de<text:line-break/>ce pays (sol) les(q1)lles dames me interrogure(e2)t<text:line-break/>de quel pays iestoye et de quelz parens (sol) a(-)<text:line-break/>doncques moy qui congnoissoye quilz es(-)<text:line-break/>toient chrestiens (sol) et moy sarrasine leur fiz<text:line-break/>entendant que iestoie fille dung h(o2)me chres<text:line-break/>tien noble ciprien (sol) laquelle chose creutent (et)<text:line-break/>me ont gouuernee et maintenue honneste<text:line-break/>ment auecques elles iusques a ce que de<text:line-break/>puis auc(u2)s t(e2)ps la dame abbesse de la mai<text:line-break/>son me demanda se ie vouloye retourner a<text:line-break/>chippre (sol) et ie luy dis que ouy et que chose ie<text:line-break/>ne desiroye tant (sol) et pour tant le me deman<text:line-break/>doit : car il y a auoit aucuns nobles et vail<text:line-break/>lans gens de sa congnoissauce qui deuoi(e2)t<text:line-break/>monter sur la mer pour aller veoir le sepul<text:line-break/>chre de celluy dieu quilz adorent et a eulx<text:line-break/>me bailla et leur pria quil me conduisissent<text:line-break/>iusques en chippre (sol) et aisi le fir(e2)t la leur gra<text:line-break/>ce. Et quant no<text:span text:style-name="T344">9</text:span><text:s/>vensismes a chippre po<text:span text:style-name="T345">r</text:span><text:line-break/>descendre ainsi quil pleut aux dieux (sol) ausqlz<text:line-break/>ie mestoye recomm(a2)dee (sol) ie trouuay ce bon<text:line-break/>gentil homme antigonus que autreffoys<text:line-break/>ceans auoye veu et en mon langaige que il<text:line-break/>entendolt (sol) non pas ceulx qni me conduisoi<text:line-break/>eut ie me sis congnoistre a luy et luy comp<text:line-break/>ray mon cas en luy priant (q2)l dist que ce fust<text:line-break/>luy qui estoit mon pere (sol) et ainsi le fist et re(-)<text:line-break/>gratia et honnora le mieulx que il peut les<text:line-break/>gens qui me auoient amenee (sol) puis promp(-)<text:line-break/>tement en la saulue garde du roy de chippre<text:line-break/>me a conduite iusques cy (sol) (et) cest chose ainsi<text:line-break/>que ie lay dicte (sol) oyt mesmes dire antigon<text:span text:style-name="T346">9</text:span><text:line-break/>aux chrestiens qui me amenerent (sol) adonc<text:line-break/><text:soft-page-break/>antigon<text:span text:style-name="T347">9</text:span><text:s/>quelle produisoit a tesmoing dist.<text:line-break/>Certes chier site elle a dit vroy (sol) et oultre<text:line-break/>plus ie vo<text:span text:style-name="T348">9</text:span><text:s/>signifie que ce iour ne suffiroit<text:line-break/>pas a racompter les biens et honneurs<text:line-break/>que disoient les chrestiens de son gouuer<text:line-break/>nement vertueux. Et de ce fut le souldan<text:line-break/>merueilleusemeut ioyeulx (sol) et souuent pria<text:line-break/>ses dieux quilz le retribuassent a ceulx qui<text:line-break/>tant de bien (et) de honneur auoient fait a sa<text:line-break/>fille. Et donna a antigonus grans donc<text:line-break/>pour lhonneur quil luy auoit fait. Puis<text:line-break/><text:span text:style-name="pb">[f. 25r]</text:span><text:line-break/>enuoya embassades vers le roy de garbon<text:line-break/>pour luy signifier la nouuelle ainsi que la<text:line-break/>fille lauoit comptec a son pere et luy man<text:line-break/>da que sil la vouloit auoit a femme quil la<text:line-break/>vensist querir aussi honnestement quil ap<text:line-break/>partenoit. Et de ceste nouuelle fut fort<text:line-break/>ioyeux le roy de garbon et vint en alexan(-)<text:line-break/>drie querir ceste fille (sol) et elle qui auoit ainsi<text:line-break/>este concubine tout son temps luy fut bail<text:line-break/>lee (et) auecques luy vesquit longtemps roy<text:line-break/>ne. Et pource dit on en commun langage<text:line-break/>Bouche baisee eut ne toult (sol) mais renou(-)<text:line-break/>uelle ainsi que la lune.</text:p>
      <text:p text:style-name="p"/>
      <text:p text:style-name="P349"><text:span text:style-name="T350">E</text:span>N ceste nouuelle sont touchees<text:line-break/>plusieurs choses (sol) Mais sur tout<text:line-break/>est touche le enorme peche de luxu<text:line-break/>re par quoy vient tant de maulx ainsi que<text:line-break/>pour la beaulte de ceste fille. Premierem(e2)t<text:line-break/>fut tue pericon de son frere. Secondem(e2)t<text:line-break/>celluy frere des patr(o2)s de gallees en quoy<text:line-break/>il la menoit. Tiercement lung patron de<text:line-break/>lautre. Quartement le roy de la moree du<text:line-break/>duc de athenes (sol) et le varlet du roy nomme<text:line-break/>Curiace qui son maistre auoit trahy. En<text:line-break/>apres pour ce la guerre sourdit entre le fre(-)<text:line-break/>re du feu roy de la moree qui auoit este tue<text:line-break/>Et entre le duc de athenes qui le tua (et) con<text:line-break/>sequentement plusieurs gens qui en celle<text:line-break/>guerre peurent estre destruis. Oultre ce<text:line-break/>pour la c(o2)cupiscence delle fut lysle de thios<text:line-break/>bruslee (et) le peuple ou la plus grant part oc<text:line-break/>cis (sol) les autres mis prisonniers (p3) le roy eie<text:line-break/>beth (sol) lequel losta a const(a2)t qui la tenoit (et) le<text:line-break/>fist son pris(o2)nier (sol) et a cause de ce eut guerre<text:line-break/>auecques le pere de constant imperatent de<text:line-break/>constantin noble (et) auecques le roy de capa<text:line-break/>doce son alye (sol) en laquelle guerre fur(e2)t faiz<text:line-break/><text:soft-page-break/>maulx (et) meurdres innumerables. Finable<text:line-break/>ment est touchee la grant deception delle<text:line-break/>par ce quelle auoit vescu deshonnestement<text:line-break/>(et) d(o2)na a entendre (q1)lle auoit demoure tous<text:line-break/>iours en religion. Et ainsi fut deceu le roy<text:line-break/>de garbon qui preude f(e2)me la cuidoit auoit<text:line-break/>(et) ne lestoit pas. Et par ce est conclud que<text:line-break/>cest vng tresgrant dangier que de soy abu<text:line-break/>set de la beaulte dune femme (sol) car tout mal<text:line-break/>en sourt.</text:p>
      <text:h text:style-name="Titre1" text:outline-level="1">(ipdm) Cy ensuit la. xviii. nouuelle et. viii.<text:line-break/>de la seconde iournee comptee par dame eli<text:line-break/>see vne des sept dames racompteresses (sol) (et)<text:line-break/>dit en parlant a pamphile qui la precedente<text:line-break/>nouuelle a racomptee.</text:h>
      <text:p text:style-name="figure">&lt;image&gt;</text:p>
      <text:p text:style-name="P351"><text:span text:style-name="T352">C</text:span>Onclud auez vne tresplaisante<text:line-break/>nouuelle (et) de gr(a2)t effect qui bien<text:line-break/>le considere. Si est de necessite<text:line-break/>puis (q2)l vient a moy (q1) ie men acquicte ainsi<text:line-break/>que les autres de ce (sol) a quoy ne suis pas<text:line-break/>moins obligee (q1) eulx (sol) pourquoy sil plaist a<text:line-break/>la belle compaignie elle en me donnant au<text:line-break/>di(e2)ce ent(e2)dra la nouuelle que vois c(o2)pter.</text:p>
      <text:h text:style-name="Titre2" text:outline-level="2">(ipdm) La forme de la nouuelle.</text:h>
      <text:p text:style-name="P353"><text:span text:style-name="T354">U</text:span>ng conte fut a angiers nomme<text:line-break/>gaultier qui fut fort renomme sa<text:line-break/>ge (et) prudent (sol) au(q1)l le roy de fr(a2)ce<text:line-break/>et son filz voulans aller mener guerre con<text:line-break/>tre limperateur de allemaigne qui les vou<text:line-break/>loit tenir en subgection bailler(e2)t pour lon<text:line-break/>neur de son bon gouuernement le regime<text:line-break/>de leur Royaulme (sol) (et) le constituerent leur<text:line-break/>lieuten(a2)t general (sol) de la(q1)lle chose fist h(o2)nes<text:line-break/>tement son deuoir t(a2)t (q1) to<text:span text:style-name="T355">9</text:span><text:s/>le prisoi(e2)t (sol) (et) ce<text:line-break/><text:span text:style-name="pb">[f. 25v]</text:span><text:line-break/>pendant (q1) en ceste office estoit trespassa sa<text:line-break/>f(e2)me (et) luy demoura deux enfans vng filz<text:line-break/>nomme loys aage de. x. ans (sol) (et) vne fille<text:line-break/>nommee violente aagee de sept ans. Or<text:line-break/>apres la mort de sa f(e2)me encores persistant<text:line-break/>au seruice du roy (sol) la femme du filz du roy<text:line-break/>qui bien souu(e2)t regardoit gaultier qui bel<text:line-break/>homme estoit plaisant et fort honneste con<text:line-break/>siderant que elle estoit c(o2)me vefue (et) loing<text:line-break/>de son mary (sol) aussi (q1) gaultier nauoit point<text:line-break/><text:soft-page-break/>De f(e2)me fut embrasee du feu damours t(a2)t<text:line-break/>quil ne peut se celer. Et vng iour entre les<text:line-break/>autres manda gaultier aller en sa chambre<text:line-break/>lequel ne se doubtant point de ce cas y alla<text:line-break/>et se asseit pres la dame sur vng lit par le<text:line-break/>commandement delle (sol) et tantost quil y fut<text:line-break/>assis voy(a2)t (q1)lle ne luy disoit riens (sol) mais<text:line-break/>faisoit souspirs merueilleux (sol) luy demandit<text:line-break/>pourquoy elle lauoit fait venir (sol) (et) adonc(q1)s<text:line-break/>elle contraincte de declarer son courage lui<text:line-break/>dist. Vien ca gaultier se tu me veulx com<text:line-break/>plaire en celle chose que sur tout ie desire :<text:line-break/>Je te prometz tant de biens pour toy faire<text:line-break/>que tu seras le plus grant de lempire (sol) (et) me<text:line-break/>c(o2)traint amours a te le dire qui ieune suis<text:line-break/>et nourrie doulcement. Si ne me vueillez<text:line-break/>sur ce fait esc(o2)dire (sol) ie ten supply tresamou(-)<text:line-break/>reusem(e2)t. Loing mon mary est. Tu sces<text:line-break/>bien c(o2)ment en grant dangier destre perse<text:line-break/>cute (sol) si ne me peut rapaiser le torment et la<text:line-break/>chaleur de sensualite. Embrasee suis fort<text:line-break/>en charnalite (sol) dont refraindre me peulx eu<text:line-break/>tierement (sol) si me secours en ma necessite (sol) ie<text:line-break/>ten supply tresamoureusement. C(o2)bien (q1)<text:line-break/>iaye mary tel (q2)l conui(e2)t (sol) sage discret royal<text:line-break/>de geniture (sol) et plus vaillant que a moy il<text:line-break/>nappartient. Sil fust present pour refroi<text:line-break/>dit nature (sol) et en ce m(o2)de ne vouldroye crea<text:line-break/>ture (sol) que roy Gaultier pour mon guerisse<text:line-break/>ment. Pourt(a2)t secours a ma poure adu(a2)<text:line-break/>ture ie ten supply tresamoureusem(e2)t. Prin<text:line-break/>ce gaultier a tel fin (q1) les faiz que ie desire<text:line-break/>tousiours incessamment (sol) entre no<text:span text:style-name="T356">9</text:span><text:s/>deux<text:line-break/>puissent estre parfaitz (sol) ie ten supply tresa(-)<text:line-break/>moureusement. Et quant gaultier (q2) sage<text:line-break/>estoit (et) seruiteur loyal (q2) iamais neust vou<text:line-break/>lu faire si gr(a2)t desh(o2)neur a son seigneur en<text:line-break/>rabatant la dame de son fol couraige luy<text:line-break/>dist. Dame pensez loultrage merueilleux<text:line-break/>que vous voulez en mariage faire (sol) ia dieu<text:line-break/>ne plaise (q1) soye si mal eureux que ie vous<text:line-break/>vueille en telle chose plaire. Pas ne seroie<text:line-break/>seruiteur debonnaire quant ie feroye telle<text:line-break/>iniure a mon maistre. Certes ma dame il<text:line-break/>vous conui(e2)t retraite (et) vostre folle entre<text:line-break/>prinse congnoistre. Et qu(a2)t la dame vit (q1)<text:line-break/>ainsi lauoit esc(o2)dite delibera a elle mesmes<text:line-break/>comm(e2)t elle luy feroit desplaisir (et) mettroit<text:line-break/>dehors sa maison de son pere affin (q2) la cho(-)<text:line-break/>se dont elle lauoit requis ne desclairast.<text:line-break/><text:soft-page-break/>Si c(o2)menca la dame a crier a haulte voix<text:line-break/>A laide a laide (sol) voicy gaultier (q2) me veult<text:line-break/>pr(e2)dre a force. Et ainsi quil sembla quelle<text:line-break/>fust desperee despecoit ses robbes (sol) et se at(-)<text:line-break/>tachoit ses cheueulx. Et gaultier ceste cho<text:line-break/>se voyant eut paour (q1) on ne creust plus tost<text:line-break/>au faulx dit de la dame que en la verite (sol) (et) se<text:line-break/>enfuyt hastiuement a sa maison print ses<text:line-break/>deux enf(a2)s sur son cheual (sol) (et) en tirant vers<text:line-break/>les parties dangleterre (et) sen alla a calais.<text:line-break/>Et incontinent que gaultier fut party les<text:line-break/>autres seruiteurs et officiers de la maison<text:line-break/>du roy (q2) ouvrent ceste dame ainsi horrible(-)<text:line-break/>m(e2)t crier acourur(e2)t legierem(e2)t (sol) (et) de fait se<text:line-break/>ilz eussent trouue Gaultier leussent mys a<text:line-break/>mort (sol) mais qu(a2)t plus ne le trouuerent alle<text:line-break/>rent en sa maison (sol) (et) tous ses bi(e2)s rauir(e2)t<text:line-break/>(et) la maison abatirent. Et quant ces nou(-)<text:line-break/>uelles furent portees au roy (et) a son filz ilz<text:line-break/>laisserent hastiuement ce (q2)lz auoi(e2)t a faire<text:line-break/>en allemaigne pour retourner en france.<text:line-break/>Et quant ilz furent arriuez firent crier pu<text:line-break/>blicquement que sil y auoit aucun qui leur<text:line-break/>peust r(e2)dre gaultier fust vif ou mort quilz<text:line-break/>luy donneroient grant fin(a2)ce (sol) et par tout<text:line-break/>le firent chercher mais h(o2)me ne le trouua (sol)<text:line-break/>Car ainsi que de la premiere monicion sen<text:line-break/>estoit alle iusques a la ville de calais en(-)<text:line-break/>cores delibera il de all et plus oultre (et) passa<text:line-break/>luy et ses enfans iusques a londres en<text:line-break/><text:span text:style-name="pb">[f. 26r]</text:span><text:line-break/>an(-)gleterre la ou il qui nauoit de quoy viure<text:line-break/>m(e2)dioit de iour en iour (sol) et ainsi (q1) vne fois<text:line-break/>entre les eutres laumosne demandoit a la<text:line-break/>porte dune eglise (sol) la femme dung des senes<text:line-break/>chaulx du roy angloys luy demanda qui il<text:line-break/>estoit. Lequel luy dist (q2)l estoit vng poure<text:line-break/>picart (sol) (et) pour cas de fortune qui estoit ad<text:line-break/>uenu a vng de ses enfans luy conuenoit<text:line-break/>auoir laisse le pays. Adonc la dame luy de<text:line-break/>manda sil vouloit point bailler sa fille a<text:line-break/>seruir en luy promectant si bien la seruoit<text:line-break/>(q2) honnestement la mariroit. Et il luy dist<text:line-break/>quil en estoit content. Adonc print la da(-)<text:line-break/>me ceste petite fille qui moult luy plaisoit.<text:line-break/>Or auoit le conte Gaultier instruit ses<text:line-break/>deux enfans a ne dire point dont ilz estoi<text:line-break/>ent ne leurs noms (sol) (et) le filz qui auoit nom<text:line-break/>Loys appelloit perrot (sol) (et) la fille qui auoit<text:line-break/>nom violence appelloit iehannette. Ainsi<text:line-break/><text:soft-page-break/>quant il vit que sa fille estoit pourueue en<text:line-break/>celle ville de l(o2)dres affin de pourueoir son<text:line-break/>filz alla en la terre de galles (sol) (et) en la court<text:line-break/>du seneschal dn roy alla demander sa vie<text:line-break/>men(a2)t son filz perrot auecques luy (sol) lequel<text:line-break/>filz ainsi quilz furent a la court veit les pe<text:line-break/>tis iouuenceaulx de la court soy esbatre a<text:line-break/>saillir et a luter (sol) (et) de noble courage qui en<text:line-break/>luy estoit se ioignit auecques eulx et tout<text:line-break/>ce quilz faisoient il faisoit plus proprem(e2)t<text:line-break/>(et) abillement que les autres. Et alors le<text:line-break/>seneschal qui ce veoit le fist demander (et) le<text:line-break/>voulut auoit (sol) dont le pere de lenfant fut<text:line-break/>fort ioyeux affin quil aussi que la fille feust<text:line-break/>pourueu. Et quant lenfant en ce lieu fut<text:line-break/>loge le pere sen alla en Irlande et se mist a<text:line-break/>seruit en la maison dung g(e2)til homme ou<text:line-break/>il fut longuement. Et ce pendant la senes(-)<text:line-break/>challe qui auoit ceste fille fort laymoit et<text:line-break/>prisoit pour les bonnes meurs dont elle<text:line-break/>estoit la voulut marier (sol) (et) cuid(a2)t quelle fust<text:line-break/>engendree en vile geniture luy bailleroit<text:line-break/>son semblable (sol) mais dieu (q2) congnoist droit<text:line-break/>et tort scauant (q2) la fille noble estoit (et) hors<text:line-break/>de son pays contre droit (et) sans raison ne<text:line-break/>voulut pas permettre que baillee fust a h(o2)<text:line-break/>me de moindre lignee (q1)lle (sol) mais permist (q1)<text:line-break/>le filz de ceste seneschalle qui lauoit nour(-)<text:line-break/>rie fut tant amoureux delle quil estoit im(-)<text:line-break/>possible destre plus (sol) mais ne osoit descou<text:line-break/>urir son amour de paour destre reprins de<text:line-break/>ses amys. Et en celle amour recellent fut<text:line-break/>sourpris de si grant maladie quil sembloit<text:line-break/>estre mort (sol) (et) nestoit medecin tant fust gr(a2)t<text:line-break/>qui sceust ymaginer les causes de celle ma<text:line-break/>ladie (sol) de quoy le pere et la mere furent fort<text:line-break/>martis. Et ainsi tous les medecins se r(e2)(-)<text:line-break/>doient innoc(e2)s des causes de la maladie.<text:line-break/>Lung deulx soy estant pres le paci(e2)t et luy<text:line-break/>tenant la main ainsi (q2) la ieune fille entroit<text:line-break/>dedans la ch(a2)bre sentit le batem(e2)t du poul(-)<text:line-break/>ce au pacient surmonter (sol) (et) qu(a2)t elle en yssit<text:line-break/>deffaillir. Si proposa aucunem(e2)t la chose<text:line-break/>telle (q1)lle estoit (sol) (et) affin de mieulx le c(o2)gnois<text:line-break/>tre de rechief fist venir la fille (sol) (et) pareille<text:line-break/>ment ainsi (q1) deu(a2)t lauoit apperceu le trou<text:line-break/>ua. Ad(o2)c iugea le cas (et) alla a la mere de len<text:line-break/>fant (et) luy dist. Certes dame sachez vostre<text:line-break/>filz nestre malade de autre chose que pour<text:line-break/>lamour daucune fille (sol) (et) pourt(a2)t enquerez<text:line-break/><text:soft-page-break/>vous en (et) y remediez (sol) car sa sante gist seu<text:line-break/>lem(e2)t aux mains de vostre ch(a2)beriere ieh(a2)<text:line-break/>nette (et) non pas des medecins. Et ad(o2)c le<text:line-break/>pere (et) la mere du pacient fur(e2)t aucunem(e2)t<text:line-break/>ioyeux (sol) c(o2)bien quilz doubtassent donner a<text:line-break/>leur filz fille de moindre lieu (q1) luy. Et tan<text:line-break/>tost la mere de luy alla vers son lit (et) lui dist<text:line-break/>Mon enfant bien scay qui te tient en ta ma<text:line-break/>ladie (sol) cest lamour de ceste ieune fille qui est<text:line-break/>ceans (sol) mais combien que pas ne soit hon<text:line-break/>nestete de ce (sol) se ie scauoye que par elle peus<text:line-break/>ses auoir sante ie y mectroye remede. Et<text:line-break/>adoncques dist lenfant. Par elle seule puis<text:line-break/>ie auoir de mal allegement. Et ce dit la me<text:line-break/>re sans plus sen alla a iehannette (et) luy de<text:line-break/>mandit en ceste maniere. Vien ca ichan(-)<text:line-break/>nette (sol) as tu point de amy. Et adoncques<text:line-break/>la pucelle qui moult sage estoit (sol) simple (et) de<text:line-break/>bon honneur et comme toute honteuse luy<text:line-break/>respondit. Certes ma treschere dame et<text:line-break/>amye pas ne appartient a vne telle poure<text:line-break/><text:span text:style-name="pb">[f. 26v]</text:span><text:line-break/>fille seruiteure deboutee de son pays de vi<text:line-break/>ure en amours. Jehannette dist la dame (sol)<text:line-break/>se vous voulez vous en aurez vng (sol) par ce<text:line-break/>moyen vous pourrez auoir de grans bi(e2)s<text:line-break/>et mest aduis que vous ferez que sage (sol) car<text:line-break/>il me semble chose mal c(o2)uenab’evne si bel<text:line-break/>le fille que vous estes sans amy. Adonc(q1)s<text:line-break/>respondit la fille. Ma dame combien que<text:line-break/>soye tenue de vous obeyt (sol) certes en ce cas<text:line-break/>la point ne vous obeyray (sol) mais qu(a2)t ainsi<text:line-break/>setoit que de vostre grace vo<text:span text:style-name="T357">9</text:span><text:s/>plairoit moy<text:line-break/>bailler a aucun homme de bien en nom de<text:line-break/>mariage (sol) de toute ma puissance voulentiers<text:line-break/>le seruiroye et non autre (sol) car ma dame si de<text:line-break/>tous biens mondains ie nay (q2) honnestete<text:line-break/>Certes ie la vueil garder. Et combien (q2)<text:line-break/>vng roy peust a force faire de moy sa vou(-)<text:line-break/>lente (sol) iamais par mon consentement aucu<text:line-break/>ne chose par deshonneur de moy ne auroit.<text:line-break/>Ces paroles semblerent fort contraires a<text:line-break/>la dame veu la fin (q2)lle pretendoit. Et sem<text:line-break/>blablement pour plus fort essayer la fille<text:line-break/>dist a son filz quil la mensist en sa chambre (sol)<text:line-break/>et que fust a force ou autrement il en fist a<text:line-break/>son plaisir (sol) mais le ieune filz qui congnois(-)<text:line-break/>soit la bonte de la fille qui tant aymoit ne<text:line-break/>si voulut accorder (sol) (et) dist a sa mere (q2) mieulx<text:line-break/>mourir aymeroit que de luy faire deshon<text:line-break/><text:soft-page-break/>neur. Et ceste responce faicte la mere alla<text:line-break/>a son mary et luy dist tout ce (q2) fait auoit : (et)<text:line-break/>c(o2)ment la ieune fille sagem(e2)t luy auoit res<text:line-break/>pondu. Lors le pere considerant (q2) mieulx<text:line-break/>aymoit son filz ioyeux auec vne fille non<text:line-break/>noble (q2) mort sans femme. Si proposa de<text:line-break/>luy donner en mariage iehannette (sol) (et) de fait<text:line-break/>luy donna (et) luy fist espouser. Et ce fait le<text:line-break/>ieune filz receut sa sante (sol) et de ce fut la fille<text:line-break/>ioyeuse (et) regratia dieu que pas ne lauoit<text:line-break/>oubliee. S(e2)blablement fut perrot le frere<text:line-break/>de iehannette bien fortune (sol) car apres vne<text:line-break/>gr(a2)de mortalite (q2) fut en galles de laquelle<text:line-break/>mourur(e2)t le seneschal (sol) sa f(e2)me (et) ses enf(a2)s<text:line-break/>fors vne fille (sol) laquelle voyant le bien et le<text:line-break/>honneur de perrot le print a mary (sol) (et) le feist<text:line-break/>maistre de tout le sien (sol) (et) le constitua le prin<text:line-break/>ce de galles son seneschal apres la mort de<text:line-break/>son sire. Et apres le conte (q2) seruoit en ir(-)<text:line-break/>lande desirant veoir ses enfans print c(o2)ge<text:line-break/>de son maistre (et) retourna en galles la ou<text:line-break/>len luy dist la b(o2)ne fortune de perrot (sol) (et) s(a2)s<text:line-break/>se monstrer pour veoir (q1) sa fille faisoit re(-)<text:line-break/>tourna a londres (sol) (et) la secretement se en(q2)st<text:line-break/>et sceut (q1)lle auoit espouse le filz de sa mai<text:line-break/>stresse (sol) dont il fut tresioyeux (et) print aucune<text:line-break/>ment lextorcion que on luy auoit faicte en<text:line-break/>gre regratiant dieu que c(o2)bien (q2)lz fussent<text:line-break/>egenes de leurs possessions que non pour<text:line-break/>tant ainsi (q1) vng (q1)stant entra en la maison<text:line-break/>delle demand(a2)t laumosne (sol) (et) si tost (q2)l y fust<text:line-break/>entre (sol) les petis enfans delle qui ta de son<text:line-break/>mary auoit euz lui vindr(e2)t faire feste si gr(a2)<text:line-break/>de que merueille (sol) d(o2)t le bon h(o2)me fut bien<text:line-break/>aise en son cueur congnoissant la naturelle<text:line-break/>inclination (sol) et tellement se tenoient les en(-)<text:line-break/>fans pres luy que on ne les pouoit faire de<text:line-break/>partir. Ad(o2)c leur pere en soy despit(a2)t dist<text:line-break/>Ba cest leur nature de querir le semblable<text:line-break/>de leur mere (sol) ainsi que leur mere est yssue<text:line-break/>de caym(a2)daille les enfans ayment les cay<text:line-break/>mens. Et de ce dit fut le bon h(o2)me bien pi(-)<text:line-break/>toyable (sol) si luy demanda le mary de sa fille (q2)<text:line-break/>ne le congnoissoit sil vouloit point seruir (sol)<text:line-break/>il resp(o2)dit que ouy (sol) mais (q2)l ne scauoit ri(e2)s<text:line-break/>fors que penser les cheuaulx. Et a ce fut<text:line-break/>mys (sol) (et) tous les iours apres que ses che(-)<text:line-break/>uaulx estoient penses venoit se iouer auec<text:line-break/>ces enfans. Apres aucun t(e2)ps le roy de fr(a2)<text:line-break/>ce voulut aller en allemaigne faire guerre<text:line-break/><text:soft-page-break/>Et a son secours appella le Roy angloys<text:line-break/>et le prince de galles. Si enuoyerent les<text:line-break/>deux prices leurs deux seneschaulx (et) leurs<text:line-break/>compaignons. Ce fut perrot (et) iaques ma<text:line-break/>ry de iehannecte (sol) (et) pour aller en celle guer<text:line-break/>re mena iaques son pallefrenier pere de sa<text:line-break/>f(e2)me. Et qu(a2)t ilz fur(e2)t venus en la court<text:line-break/>du roy de france trouuerent que la royne se<text:line-break/>trespassoit (sol) en soy confessant dist a son con(-)<text:line-break/>fesseur la grant extorcion quelle auoit faic<text:line-break/>te au conte dangiers (sol) et ne luy souffisoit<text:line-break/>pas seulement le dire a son c(o2)fesseur : mais<text:line-break/><text:span text:style-name="pb">[f. 27r]</text:span><text:line-break/>le dist plainement deuant plusieurs en sup(-)<text:line-break/>pliant que se possible estoit quil luy fust re(-)<text:line-break/>pare. Et tantost apres tendit lesperit.<text:line-break/>Ainsi quant le roy de france eut ce ente(-)<text:line-break/>du (et) quelle deliberale voulente lauoit dit<text:line-break/>fut moult marry de liniure du conte (sol) et fist<text:line-break/>crier sil y auoit homme qui luy amenast le<text:line-break/>conte dangiers quil le feroit riche a iamais<text:line-break/>Adoncques le conte ce oyant et congnois(-)<text:line-break/>sant que cestoit pour le reparer vint a son<text:line-break/>filz perrot et luy dist qui il estoit deuant ia<text:line-break/>ques le mary de sa fille qui le tenoit son pa<text:line-break/>lefrenier. Et incontinent perrot qui le c(o2)<text:line-break/>gneut par naturelle ammonicion cheut a<text:line-break/>ses picdz (et) luy requist pardon. Adonc(q1)s<text:line-break/>iaques ce voyant fut moult esbahy et hon(-)<text:line-break/>teux de loffence quil auoit faicte et luy sup<text:line-break/>plia benignement quil luy pleust supporter<text:line-break/>son innocence. Si dist le conte a son filz (et)<text:line-break/>a son gendre. Vous g(e2)dre allez scauoir au<text:line-break/>roy sil veult tenir ce quil a promis a ceulx<text:line-break/>qui luy meneroient le conte dangiers (et) ses<text:line-break/>enfans (sol) (et) sil veult vous les luy menerez.<text:line-break/>Et ainsi fist iaques (sol) (et) demanda au roy sil<text:line-break/>vouloit tenir celle promesse. Et le roy af(-)<text:line-break/>fin que lautre en fust plus certain luy feist<text:line-break/>apporter (sol) Or (sol) argent (sol) pierrerie (et) plusieurs<text:line-break/>dons. Adoncques iaques retourna vers<text:line-break/>son sire le conte (sol) lequel voulut aller deu(a2)t<text:line-break/>le roy tout ainsi abille en pallefrenier quil<text:line-break/>estoit. Et si tost que le roy le veit qui bien<text:line-break/>estoit memoratif (et) le congneut le vint em(-)<text:line-break/>brasser et le baisier (sol) (et) luy dist tout comme<text:line-break/>en plourant. Baba cher amy ie te requier<text:line-break/>pardon du grant oultrage que as eu en me<text:line-break/>seruant. Mais se dieu plaist tu en auras<text:line-break/>guerdon dont tu seras content dorenau(a2)t<text:line-break/><text:soft-page-break/>et se du fait ieusse este c(o2)gnoissant celle qui<text:line-break/>mettre te voulut en peril (sol) par le vray dieu<text:line-break/>qui est sur tout puissant (sol) enuoyee eusse cel(-)<text:line-break/>le propre en exil. Et incontinent ce dit le<text:line-break/>roy fist apporter grans vestem(e2)s (et) honnes<text:line-break/>tes (et) vestit le conte. Puis luy restitua tou<text:line-break/>tes ses offices (sol) (et) luy fist rediffier ses mai(-)<text:line-break/>sons (q2) estoient destruictes (et) voulut veoir<text:line-break/>les enfans (sol) dont lung estoit la (q2) fut deu(a2)t<text:line-break/>luy. Jaques mary de la fille enuoya (q2)rir sa<text:line-break/>femme et la fist venir a paris (sol) et aussi fut m(a2)<text:line-break/>dee la fille du seneschal de galles f(e2)me de<text:line-break/>perrot et leur fist grant chiere. Et qu(a2)t au(-)<text:line-break/>cun t(e2)ps eurent este a paris prindrent con(-)<text:line-break/>ge lung de lautre (sol) et dist le conte a sa fille en<text:line-break/>tem(e2)brant lune de ses douleurs. Ma fille<text:line-break/>a dieu te c(o2)mant (sol) rec(o2)mande moy a tes en(-)<text:line-break/>fans (sol) et leur dy (q2)lz ne sont pas filz de la fil<text:line-break/>le du tru(a2)t ainsi (q1) autreffois dist leur pere</text:p>
      <text:p text:style-name="P358"><text:span text:style-name="T359">E</text:span>N ceste nouuelle ainsi que en cel<text:line-break/>le de deuant est m(o2)stre le danger<text:line-break/>du mauldit peche de luxure pour<text:line-break/>tant que celle dame qui en estoit embrasee<text:line-break/>fist b(a2)nir son seruiteur qui pas ne luy vou<text:line-break/>lut c(o2)plaire. Apres y est monstre la loyaul<text:line-break/>te du bon seruiteur (sol) car ie croy que mainte(-)<text:line-break/>nant nen soit guieres que se leur maistresse<text:line-break/>les re(q1)coit de tel cas (q2) len esc(o2)dissent ainsi<text:line-break/>que fist le conte de angiers. Finablem(e2)t y<text:line-break/>est monstre la iustice de dieu (sol) premier sur la<text:line-break/>fille que pas ne permist estre mariee a hom<text:line-break/>me non noble secondement sur le filz (sol) tier<text:line-break/>cement sur le pere qui innoc(e2)t estoit du ma<text:line-break/>lefice (sol) et le fist restituer en h(o2)neur. Finable(-)<text:line-break/>ment est sur tout monstre la trahyson de la<text:line-break/>dame de luxurieuse et mauuaise (sol) c(o2)bien (q1)lle c(o2)<text:line-break/>fessa en la fin et re(q2)st grace (sol) et si de b(o2) cueur<text:line-break/>elle le fist (sol) nous prierons a dieu quil luy fa<text:line-break/>ce pardon.</text:p>
      <text:h text:style-name="Titre1" text:outline-level="1">(ipdm) Ensuit la. xix. nouuelle et. ix. de la sec(o2)<text:line-break/>de iournee comptee par dame philomene<text:line-break/>royne en ceste iournee.</text:h>
      <text:p text:style-name="P360"><text:span text:style-name="T361">P</text:span>Uis que ainsi est que dame eil(-)<text:line-break/>see a finye sa nouuelle (sol) par la(q1)lle<text:line-break/>ont este plusieurs meuz en c(o2)pas<text:line-break/>sion (sol) et principalement le iouuenceau dyo<text:line-break/>nee lequel me semble tout pensif et triste (sol) en<text:line-break/><text:soft-page-break/>att(e2)d(a2)t (q1) son deul passe ie vueil c(o2)ter ma<text:line-break/>nouuelle en ceste Journee en me rendant<text:line-break/>humble (et) obeyss(a2)te a noz instituci(o2)s aut(a2)t<text:line-break/>(q1) lung des autres sans vouloir presumer<text:line-break/>execution a cause de ma dignite (sol) laquelle<text:line-break/>nouuele sensuit.</text:p>
      <text:p text:style-name="figure"><text:span text:style-name="pb">[f. 27v]</text:span><text:line-break/>&lt;image&gt;</text:p>
      <text:h text:style-name="Titre1" text:outline-level="1">(ipdm) La. xix. nouuelle.</text:h>
      <text:p text:style-name="P362"><text:span text:style-name="T363">U</text:span>ne fors a Paris se trouuerent<text:line-break/>plusieurs marchans ytaliens lo<text:line-break/>gez en vne hostellerie qui bien se<text:line-break/>entrecongnoissoient. Et apres que toute<text:line-break/>iour eurent vacque a leurs marchandises<text:line-break/>soupperent ensemble (sol) et ainsi que march(a2)s<text:line-break/>diuisent ensemble (sol) apres soupper se prindr(e2)t<text:line-break/>a parler de leurs femmes lesquelz auoient<text:line-break/>les plus preudes (sol) (et) dist lung de la compai(-)<text:line-break/>gnie. Par dieu quant ie suis en ceste ville<text:line-break/>et ie trouue quelque belle fille Parisienne<text:line-break/>ie ne luy faulx iamais quelle nait vngt our<text:line-break/>du mestier (sol) et ie croy que ma femme tant (q1)<text:line-break/>ie suis dehors peut aussi bien prendre du de<text:line-break/>duit comme ie fays. Et pareillement di(-)<text:line-break/>rent les autres que ainsi des leur pouoit<text:line-break/>estre. Fors vng nomme benardon lomelin<text:line-break/>de g(e2)nes qui dist que ainsi ne le croioit pas<text:line-break/>de sa femme : (et) que mieulx aymeroit estre<text:line-break/>mort que faire follie de son corps (sol) (et) que ces<text:line-break/>toit la meilleur mesnagiere (sol) la pl<text:span text:style-name="T364">9</text:span><text:s/>honneste<text:line-break/>en tous seruices (sol) la plus attray(a2)te de bi(e2)s<text:line-break/>La plus vertueuse quil sceust desirer (sol) et (q1)<text:line-break/>de luy tant laymoit pour sa bonte et hon(-)<text:line-break/>neur que sil estoit. x. ans dehors pas ape(-)<text:line-break/>tit ne luy prendroit dauoir autre femme et<text:line-break/>qui scauoit bien que non feroit il a elle (sol) car<text:line-break/>tres chaste laffermoit aux marchans. En<text:line-break/>tre lesquelz vng nomme ambroisiel respon<text:line-break/>dit. C(o2)ment benardon dist il (sol) cuides tu (q1)<text:line-break/>ta femme soit moins naturelle que vng au<text:line-break/>tre (sol) ou de fer ou dacier pl<text:span text:style-name="T365">9</text:span><text:s/>que autre (sol) (et) (q1)lle<text:line-break/>ne fust femme pour prendre aucune bonne<text:line-break/>aduanture selle luy venoit. Certes dist be<text:line-break/>mardon (sol) de cela point ne luy souui(e2)t (sol) (et) scay<text:line-break/>bien quil nya si grant seigneur au monde a<text:line-break/>qui elle voulsist obeyt en ce cas. Par dieu<text:line-break/>dist ambroisiel se tu veulx gaiger a moy<text:line-break/>cinq mille de tesescus contre autant des<text:line-break/><text:soft-page-break/>myens (sol) ie gaigeray que tu me laisses aller<text:line-break/>a g(e2)nes (sol) (et) te tiens a paris sans rescrire ne<text:line-break/>mander aucune nouuelle que ie la t(e2)pteray<text:line-break/>si beau que ie coucheray auec(q1)s elle. Et<text:line-break/>vrayement dist benardon ie gageray (sol) (et) c(o2)(-)<text:line-break/>tre ce les autres marchans vouloient em<text:line-break/>pescher ceste gagaille presupposant le mal<text:line-break/>(q2) sen pourroit ensuyuit (sol) fir(e2)t cedulle lung<text:line-break/>a lautre de ce cas (sol) et print terme ambroisiel<text:line-break/>de trois moys et se obligea a apporter si<text:line-break/>bonnes enseignes du fait que benardon en<text:line-break/>seroit compt(e2)t. Si partit ambroisiel sans<text:line-break/>plus tarder et sen alla a gennes (sol) et la se en(-)<text:line-break/>quist treffort de la maison de benardon<text:line-break/>et aussi du nom de sa femme et de sa renom<text:line-break/>mee. Et si benardon en discit beaucoup de<text:line-break/>bien (sol) encores en disoient les voisins delle<text:line-break/>plus. Dont icelluy ambroisiel fut fort es<text:line-break/>bahy ne scau(a2)t trouuer moyen c(o2)me peust<text:line-break/>faire ce quil auoit entreprins doubtant<text:line-break/>auoir perdu. Si vint a vne bonne fem(-)<text:line-break/>me pource que fort communiquoit la mai(-)<text:line-break/>son. Et tant la tempta icelluy Benardon<text:line-break/>par dons et par promesses quelle fust con(-)<text:line-break/>tente de faire ce quil vouldroit. Si fist fai<text:line-break/>re vng coffre long tant quil pouoit ded(a2)s<text:line-break/>Et dist a la bonne femme quelle faingnist<text:line-break/>aller dehors et quelle priast a la femme de<text:line-break/>benardon que son coffre fust en garde en sa<text:line-break/>chambre tant quelle fust retournee. Et de<text:line-break/>ce fut contente la femme de benardon (et) luy<text:line-break/>dist quelle le fist apporter. Et incontin(e2)t<text:line-break/>la bonne f(e2)me retournee ambroisiel se mist<text:line-break/><text:span text:style-name="pb">[f. 28r]</text:span><text:line-break/>dedans ce coffre (sol) et fut porte en ceste cham(-)<text:line-break/>bre de bernardon (sol) la nuyt qu(a2)t la dame fut<text:line-break/>endormie ambrosiel ouurit le coffre qui se<text:line-break/>ouuroit par dedans (et) saillit en my la cham<text:line-break/>bre (sol) en laquelle estoit encores la chandelle<text:line-break/>alumee (sol) et regarda la facon et les paictures<text:line-break/>de la chambre. Puis print en vng petit cof<text:line-break/>fre ou il y auoit auc(u2)es seictures (et) ioyaulx<text:line-break/>ap(p3)ten(a2)s a la f(e2)me (sol) oultre print la ch(a2)delle<text:line-break/>(et) vint au lict de la dame (q2) dormoit (et) la des<text:line-break/>courit affin de veoir se sus son corps auoit<text:line-break/>riens ou taiche ou autre chose quil peust pr(e2)<text:line-break/>dre pour enseigne. Et sus son corps tant<text:line-break/>seulement veit soubz la m(a2)melle vne peti(-)<text:line-break/>te taiche tousse ou il y auoit six petis peulx<text:line-break/>blons comme or (sol) (et) cella mist en son memoi<text:line-break/><text:soft-page-break/>re. Puis la recouurit et se en retourna en<text:line-break/>son coffre combien que voulentiers pres<text:line-break/>elle se fust couchie sil eust ose. Le lende(-)<text:line-break/>main au matin quant la vieille fut reue(-)<text:line-break/>nue ainsi que ambrosiel luy auoit dit (sol) elle<text:line-break/>fist reporter son coffre en sa maison. Et in(-)<text:line-break/>continent ambrosiel yssit et contenta la po<text:line-break/>ure femme de ce que il luy auoit promis.<text:line-break/>Puis monta sus son cheual et retourna a<text:line-break/>paris a bernardon (sol) et deuant tous les au(-)<text:line-break/>tres dist que il auoit gaigne et (q2) auec elle<text:line-break/>auoit couchie (et) luy deuisa la ch(a2)bre (sol) luy m(o2)<text:line-break/>stra les seinctures (sol) oultre luy dist la tache<text:line-break/>rousse ou il y auoit si peulx blons comme<text:line-break/>or que elle auoit soubz la m(a2)melle. Et par<text:line-break/>ces enseignes creut bernardon que il fust<text:line-break/>vray (et) luy paia les cinq mille florins. Puis<text:line-break/>tout courrouce et marry partit de paris<text:line-break/>pour sen aller a gennes ou il ne alla pas<text:line-break/>tout droit (sol) mais se arresta en vng tres be<text:line-break/>au manoir que il auoit enuiron a quinze<text:line-break/>lieux de la (sol) et enuoya a gennes vng varlet<text:line-break/>quil auoit et luy dist. Vaten a ma femme<text:line-break/>et luy dy que ie suis ycy et que elle viengne<text:line-break/>parler a moy (sol) et quant toy et elle seres des<text:line-break/>sus les champs que tu trouueras lieu op(-)<text:line-break/>portune comme que il soit couple luy la gor<text:line-break/>ge ou iamais ne reuiens vers moy. Et<text:line-break/>adoncques partit le varlet delibere de ce<text:line-break/>faire (sol) et quant il fut a gennes fist le messai<text:line-break/>ge de son maistre a sa maistresse (sol) laquelle<text:line-break/>auecques luy le lendemain matin sus vng<text:line-break/>cheual partit pour aller vers son mary.<text:line-break/>Et ainsi que ilz furent au fons de vne va<text:line-break/>lee solitaire en lieu couuert quil sembla au<text:line-break/>varlet opportune pour faire son cas : Il<text:line-break/>print sa maistresse par les bras et tira son<text:line-break/>espee et luy dist. Dame rec(o2)mandes vous<text:line-break/>a dieu : car icy mourres. Ad(o2)cques la vail<text:line-break/>lante f(e2)me bien esbahye luy dist. Las mon<text:line-break/>amy a quoy te ay ie mal fait (p3) quoy tu me<text:line-break/>deues tuer (sol) dist le varlet a moy nauez ri(e2)s<text:line-break/>mal fait (sol) mais mon maistre le me a ordon<text:line-break/>ne et ne oseroye retourner vers luy autre<text:line-break/>ment. Lors la poure femme luy dist. Las<text:line-break/>mon amy ayez c(o2)passion de moy (sol) tu peulx<text:line-break/>complaire a ton maistre (et) a dieu se tu veulx<text:line-break/>sans me destruire. Et comment dist le var<text:line-break/>let. Se possible estoit voul(e2)tiers le feroye<text:line-break/>voycy dist la femme que nous ferons (sol) tu<text:line-break/><text:soft-page-break/>prendras mes robes et mon chapperon et<text:line-break/>me bailleras ton pourpoint tant seulem(e2)t<text:line-break/>et ton bonnet et diras a ton maistre que tu<text:line-break/>mas tuee et ie te prometz men aller si loing<text:line-break/>(q1) iamais nouuelle de moy ne en aura. Et<text:line-break/>ainsi le fist le varlet (sol) et alla dire a son mais<text:line-break/>tre quil lauoit despeschee en luy monstrant<text:line-break/>ses robes et (q1) laisse auoit le corps a m(a2)gier<text:line-break/>aux loups (sol) dont le maistre le creut et se tint<text:line-break/>pour comptent. (ipdm) La vaillante femme qui<text:line-break/>ainsi estoit demonree de aucun peu darg(e2)t<text:line-break/>quil luy auoit laisse achapta vne vieille ro<text:line-break/>be de homme (sol) et ainsi que vng poure serui<text:line-break/>teur querant maistre alla sur le bort de la<text:line-break/>mer et trouua vng patron de galee chastel<text:line-break/>lain (sol) lequel luy sembla homme pour la pr(e2)<text:line-break/>dre a son seruice et dist a elle mesme en plo<text:line-break/>rant (sol) car marrie estoit trop amerement.</text:p>
      <text:p text:style-name="P366">(ipdm) Helas vray dieu se ie te ay fait offence (sol)<text:line-break/>graces requier vueilles moy (p3)donner voy<text:line-break/>la doulceur et la grant pestillence ou par le<text:line-break/>pays me connient cheminer (sol) las ie ne scay<text:line-break/>qui voulente donner a mon mary ait peu<text:line-break/>de me destruire (sol) chose ne puis au monde<text:line-break/><text:span text:style-name="pb">[f. 28v]</text:span><text:line-break/>ymaginer par quoy il deust c(o2)tre moyestre<text:line-break/>en yre. Or me fault il puis(q1) il me veult oc<text:line-break/>cire en autre pays aller gaigner ma vie.<text:line-break/>Si te supplye que me vueillez conduire en<text:line-break/>tous mes faitz doulce vierge marie (sol) las<text:line-break/>mon mary vous faictes grant folie de me<text:line-break/>vouloir maintenant mectre a mort. Car<text:line-break/>ie prye dieu de bon cueur (et) supplye quil me<text:line-break/>punisse se ie vous ay sait tort (sol) et ceulx ou<text:line-break/>celles qui ont mise le discort entre nous<text:line-break/>deux qui en vray mariage au(o2)s tousiours<text:line-break/>este si bien dacord dieu par sa grace leur ch(a2)<text:line-break/>ge leur couraige. Et apres ce dit alla vers<text:line-break/>ce noble chastellain nomme messire serrant<text:line-break/>lequel cuidant que ce fust vng homme le<text:line-break/>print en son seruice et si bien et si honneste(-)<text:line-break/>ment le sernit que oncques de seruiteur ne<text:line-break/>fut plus content. Or aduint vne foys<text:line-break/>que celluy chastellain alla en alexandrie en<text:line-break/>vne sienne nef et mena ceste poure femme<text:line-break/>abillee en homme auecquesluy et lappeloit<text:line-break/>sicuran. Et en alex(a2)drie t(a2)t que il y fut h(a2)<text:line-break/>toit tousiours auecques le sousdan de babi<text:line-break/>loine et menoit son seruiteur sicuran auec(-)<text:line-break/>ques luy (sol) lequel pleut tant au souldan que<text:line-break/><text:soft-page-break/>il le requist au chastellain (sol) et luy donna le<text:line-break/>chastellain combien que peu en fut ioyeulx.<text:line-break/>Si acquist sicuran (p3) son bon seruice plus<text:line-break/>lamour de son maistre le souldan que il na(-)<text:line-break/>uoit du chastellain. Apres vng temps de<text:line-break/>lan que les foyres sont en vne cite de alex(a2)<text:line-break/>drie que len appelle estre (sol) la ou assemblent<text:line-break/>plusieurs marchans chresti(e2)s et sarrasins<text:line-break/>Le souldan a qui le tribut des soyres sont<text:line-break/>d(o2)na la charge a sicuran de les faire recuyl<text:line-break/>lir et le fist maistre garde de la foyre. Ainsi<text:line-break/>que sicuran tournoyoit (p3)my la foyre veit a<text:line-break/>lescu dung chrestien vne bource et vne sein<text:line-break/>cture a femme (sol) Lesquelz bien congneut<text:line-break/>auoir este a luy. Si demanda au march(a2)t<text:line-break/>se ilz estoi(e2)t a vendre (sol) (et) estoit celluy ambro<text:line-break/>siel qui la trayson auoit faicte (sol) lequel dist a<text:line-break/>sicuran comme en riant. Seigneur capi(-)<text:line-break/>taine ilz ne sont pas a v(e2)dre (sol) mais sil vo<text:span text:style-name="T367">9</text:span><text:line-break/>plaist ie les vous donne. Sicuran qui le<text:line-break/>veit sourir doubta estre congneu et luy de<text:line-break/>manda. Pour quoy ries vo<text:span text:style-name="T368">9</text:span><text:s/>esse pour tant<text:line-break/>que ie suis homme et ie vueil achapter des<text:line-break/>bagues a femme. Certes dist le marchant<text:line-break/>nenny (sol) mais ie me cy quant il me souuient<text:line-break/>comment ie les eu. Et beau site dist la da<text:line-break/>me dictes moy comment vous les eustes<text:line-break/>Par ma foy dist il (sol) ce fut la femme de vng<text:line-break/>marchant genneuoys nomme bernardon<text:line-break/>qui me les donna pour couchier auecques<text:line-break/>elle et fist tuer sa femme en despit (sol) et lors<text:line-break/>sceut sicuran la cause de la furent de son<text:line-break/>mary. Si conseilla le marchant porter ses<text:line-break/>marchandises en Alexandrie et que il les<text:line-break/>y seroit vedre (sol) et luy deliura vne boutique<text:line-break/>la ou le marchant gaingnoit ce quil voul(-)<text:line-break/>loit. Apres certains iours sicuran fist t(a2)t<text:line-break/>quil manda bernardon (p3) aucuns march(a2)s<text:line-break/>genneuoys et venissiens en luy mandant<text:line-break/>quil vensist en alixandrie et quil auoit vng<text:line-break/>amy qui luy seroit gaigner ce (q2)l vouldroit<text:line-break/>Bernardon ce oyant cupiditif de gaingner<text:line-break/>y alla (sol) et si tost (q2)l fut venu et que sicuran le<text:line-break/>sceut fist arrester (a2)brosiel (et) mectre ses mar<text:line-break/>ch(a2)dises en la main du souldan (et) bernard(o2)<text:line-break/>Et quant ilz furent tous deux en prison (sol)<text:line-break/>Sicuran sen vint au Souldan et luy sup(-)<text:line-break/>plia (q2)l enquist de la verite deuant to<text:span text:style-name="T369">9</text:span><text:s/>(q2) cel<text:line-break/>le bource (et) seincture auoit bailleez a ambro<text:line-break/>siel. Et de ce fut content le souldan et fist<text:line-break/><text:soft-page-break/>venir les deux marchans deuant luy (sol) et en<text:line-break/>m(o2)strant celle bource et seincture dem(a2)da<text:line-break/>a ambrosiel qui les luy auoit bailles (et) queil<text:line-break/>ne mentist poit sur paine de la mort. Lors<text:line-break/>ambrosiel voyant bernardon cuida le cas<text:line-break/>de la faulse trayson estre congneu (sol) et cuyda<text:line-break/>estre quitte pour rendre les cinq mille flo(-)<text:line-break/>rins confessa toute la verite et comment<text:line-break/>faulcement (sol) desloyaulment et mauluaise(-)<text:line-break/>ment il auoit trahy icelluy Bernardon (sol)<text:line-break/>Lequel bernardon fut fort courouce (et) mar<text:line-break/>ry. Puis sicuran qui deuant estoit et tout<text:line-break/>ouyt (sol) demanda a bernardon quil auoit fait<text:line-break/>de sa femme (sol) bernardon respondit que il la(-)<text:line-break/>uoit fait tuer par vng sien varlet et gecter<text:line-break/><text:span text:style-name="pb">[f. 29r]</text:span><text:line-break/>le corps aux loups. Adonc sicuran luy de<text:line-break/>manda sil la voyoit se bien la c(o2)gnoistroit<text:line-break/>et il dist que ouy. Adoncques ce oy ambro<text:line-break/>siel fut bien esbahy du commencement (sol) en<text:line-break/>cores le fut plus quant il oyt ce mot. Et<text:line-break/>sans plus attendre sicuran apres ce que il<text:line-break/>eut demande au souldan (et) descou<text:line-break/>urit le deuant de sa poictrine et m(o2)stra que<text:line-break/>cestoit vne femme (sol) et deuant tous racomp<text:line-break/>ta comment elle se estoit abillee en homme<text:line-break/>et de ce furent tous esbahys. Si fist venir<text:line-break/>le souldan congoissant la bonte delle des<text:line-break/>vestemens honnestes a femme et la reues<text:line-break/>tit et plus que deu(a2)t la prisa. Lors son ma<text:line-break/>ry tout esbahy congnoissant son oppression<text:line-break/>saillit a ses piedz en luy requerant graces<text:line-break/>et dist. Ha faulx vouloir (sol) couraige de<text:line-break/>lion (sol) sens perturbe (sol) pensee diabolicque (sol) iuge<text:line-break/>ment fait sans inquisition (sol) cueut embrase<text:line-break/>de fureur dominique (sol) qui sans raison par<text:line-break/>voulente inique (sol) la bonne femme cuidoys<text:line-break/>estre perie a gr(a2)t traison (sol) ainsi que en publi<text:line-break/>que (sol) par cella doys bien mauldire ma vie.<text:line-break/>Ha faulx paillart traitre ambrosiel (sol) tu en<text:line-break/>sus cause par ta detraction. On no<text:span text:style-name="T370">9</text:span><text:s/>deust<text:line-break/>pendre toy (et) moy par le col pour bien en fai<text:line-break/>re iuste punition (sol) tu me disoies a ton in<text:line-break/>tention delle auoir fait en la cite de gennes<text:line-break/>et me aportas par grant deception (sol) bource<text:line-break/>et seincture pour monstrer les enseignes.<text:line-break/>Helas mamye quelle satisfaction pourray<text:line-break/>te faire enuers vo<text:span text:style-name="T371">9</text:span><text:s/>de liniure que fait vous<text:line-break/>ay et sans occasion (sol) mauldicte soit ma vie<text:line-break/>qui tant dure par mon serment (sol) cest rayson<text:line-break/><text:soft-page-break/>que iendure par mon peche la mort en ceste<text:line-break/>place (sol) sil vous plaist loyale creature me par<text:line-break/>donneret de vostre b(o2)ne grace. Adonc(q2)s<text:line-break/>la bonne femme piteable (et) qui de son mary<text:line-break/>ne voulut pas prendre vengeance luy par(-)<text:line-break/>donna et supplia au souldan quil luy voul(-)<text:line-break/>sist pardonner (sol) laquelle chose luy accorda le<text:line-break/>souldan. Et pour la punition de ambrosiel<text:line-break/>qui auoit este cause de ce (sol) ordonna que au<text:line-break/>meillieu de la ville seroit lie tout nud oingt<text:line-break/>de miel en ce t(e2)pe quil saisoit chault (sol) affin<text:line-break/>que les mousches le venissent mangier (et) ne<text:line-break/>en partir iamais tant que il fust mort (sol) et le<text:line-break/>manger(e2)t les mousches selles (et) autres bes<text:line-break/>tes (sol) si fort que en brief temps mourut. Le<text:line-break/>souldan remist bernardon et sa femme en(-)<text:line-break/>semble (et) les renuoya a gennes la ou elle fut<text:line-break/>receue tres honnorablement et depuis fu<text:line-break/>rent bien aises ensemble.</text:p>
      <text:p text:style-name="p"/>
      <text:p text:style-name="P372"><text:span text:style-name="T373">E</text:span>N ceste nouuelle est monstre la<text:line-break/>deception de vng mauluais pail<text:line-break/>lart comme par la relation maul<text:line-break/>uaise dung paillart qui se vante de la chose<text:line-break/>qui iamais ne fist (sol) est mis discord en bon<text:line-break/>mariage (sol) ainsi que entre bernardon et sa f(e2)<text:line-break/>me par la trayson de ambrosiel (sol) finablem(e2)t<text:line-break/>et sus tout est monstre la retribution que<text:line-break/>dieu donne aux bons et aux mauluais (sol) ain<text:line-break/>si que par la mauluaitie de ambrosiel fut c(o2)<text:line-break/>damne a estre m(a2)gie des mousches (sol) (et) pour<text:line-break/>la bonte de la femme bernardon la preser(-)<text:line-break/>ua dieu que son varlet ne loccist. y est aussi<text:line-break/>monstre la belle vertu de pacience qui fut<text:line-break/>en elle (et) c(o2)bien que fust enuoyee en exil tou<text:line-break/>teffoys gardoit son honneur soubz h(a2)bit<text:line-break/>dissimule.</text:p>
      <text:h text:style-name="Titre1" text:outline-level="1">(ipdm) Ensuit la vingtiesme nouuelle<text:line-break/>comptee par dionee le dixiesme de<text:line-break/>la seconde iournee.</text:h>
      <text:p text:style-name="P374"><text:span text:style-name="T375">E</text:span>N finissant nostre ouure pour ce<text:line-break/>tout qui se decline ainsi que le so<text:line-break/>leil monstre (sol) ie vueil rac(o2)pter ma<text:line-break/>nouuelle (sol) laquelle ie feray la moins prolixe<text:line-break/>que ie pourray (sol) affin que nous allons soup<text:line-break/>per et faire grant chiere (sol) et racompteray au<text:line-break/><text:soft-page-break/>cun cas de fortune plus ioyeulx que piteea<text:line-break/>ble comme il ensuit.</text:p>
      <text:p text:style-name="P376"><text:span text:style-name="T377">E</text:span>N la noble cite de tostannee eut<text:line-break/>vng ancien clerc docteur en loys<text:line-break/>appelle maistre Richart chinciche<text:line-break/>qui print vne belle fille n(o2)mee Berthelom<text:line-break/>me fille de sire lecte de galandes a mariage</text:p>
      <text:p text:style-name="figure"><text:span text:style-name="pb">[f. 29v]</text:span><text:line-break/>&lt;image&gt;</text:p>
      <text:p text:style-name="p">Et quant ensemble en la premiere nuyt fu<text:line-break/>rent et que celluy maistre richart cuyda pr(e2)<text:line-break/>dre vng peu de soulas auecques la fille luy<text:line-break/>qui vieil estoit (et) antique ne peut paruenir<text:line-break/>a son actainte (sol) ne parfournir ce que il com(-)<text:line-break/>menca (sol) mais demoura tout honteux. Et<text:line-break/>considerant que la fille seroit marrie a luy<text:line-break/>et que iamais ne laymeroit (sol) Si ymagina<text:line-break/>en soy comme il la pourroit rapaiser et que<text:line-break/>elle ne le c(o2)traignist pas si souuent a la be(-)<text:line-break/>soigne que son oeuure le requeroit. Et<text:line-break/>pour ce faire fist vng kalendrier a son appe<text:line-break/>tit (sol) et donna a entendre a sa femme que il<text:line-break/>estoit aucuns iours en la sepmaine que h(o2)(-)<text:line-break/>me se deuoit abstenir de communiquer<text:line-break/>auecques sa femme (sol) comme aux festes des<text:line-break/>apostres (sol) Aux iours maigres (sol) au vendre<text:line-break/>dy (sol) au samedy et au dimenche (sol) aux iours<text:line-break/>des quatre temps (sol) et vigile des saincts et<text:line-break/>en karesme (sol) lesquelz iours il marcha en son<text:line-break/>kalendrier (sol) (et) tant y marcha quil estoit pres<text:line-break/>que tous les iours feste (sol) ou ieusne (sol) il mar<text:line-break/>cha (sol) oultreplus aucuns iours perilleux de<text:line-break/>la lune (sol) (et) bailla a ceste fille qui lisoit bien ce<text:line-break/>kalendrier a estudier (sol) or nestoit pas ce que<text:line-break/>y luy conuenoit. Or aduint vnefoys que<text:line-break/>maistre richart mena ceste dame sur leaue<text:line-break/>pour prendre deduit et veoir peschier. Ain<text:line-break/>si qu(a2)t ilz furent sur lcaue quil faisoit vng<text:line-break/>beau temps et que la mer estoit doulce (sol) ilz<text:line-break/>sefforcoient de aller tousiours auant (sol) et si(-)<text:line-break/>comme ilz estoi(e2)t en celle eaue suruint vne<text:line-break/>galee descumeurs de mer qui vindr(e2)t abor(-)<text:line-break/>der sus eulx et les prindrent prisonniers (sol) (et)<text:line-break/>quant le maistre de la galee qui auoit nom<text:line-break/>Pagamin veit celle belle fille (sol) elle luy pleut<text:line-break/>tant que merueilles (sol) et pour elle prendre d(o2)<text:line-break/>na congie a son mary et aux autres voy(a2)t<text:line-break/>que ilz nauoyent point de richesses en leur<text:line-break/>barque (sol) mais retint la belle fille par deuers<text:line-break/>luy (sol) dont son mary maistre richart fut tant<text:line-break/><text:soft-page-break/>courrouce que merueilles. Et elle aussi<text:line-break/>pleuroit et se monstroit fort marrie (sol) mais<text:line-break/>pagamin qui ioyeulx estoit la reconfortoit<text:line-break/>le mieulx quil pouoit (sol) et si bien la rappaisa<text:line-break/>que en vng peu de temps elle eut oublye le<text:line-break/>docteur et ses loys (sol) et quant vint au soir<text:line-break/>que elle se deut aller couchier en se dessei(-)<text:line-break/>gnant son kalendrier que elle auoit en son<text:line-break/>sain luy cheut (sol) lequel recueillit pagamin et<text:line-break/>luy demanda de quoy il seruoit. Elle luy<text:line-break/>dist ainsi que son mary lauoit instruite que<text:line-break/>cestoient les iours preuillegies que vng h(o2)<text:line-break/>me ne deuoit point c(o2)muniquer auecques<text:line-break/>sa femme. Or entendit bien incontinent (q1)<text:line-break/>son mary lauoit ainsi enhortee pour tant (q1)<text:line-break/>il ne eust pas peu fournit a la poinctement.<text:line-break/>Ha vrayement dist il se nest pas ce que il<text:line-break/>vous fault (sol) ceans on fait bien autrement<text:line-break/>Nous ne auons festes ne feries (sol) ne ieusne<text:line-break/>ne eclipse de lune ne riens deffendu (sol) no<text:span text:style-name="T378">9</text:span><text:s/>be<text:line-break/>soignons a toute heure (sol) (et) celle nuyt la luy<text:line-break/>m(o2)stra c(o2)me il besoignoit (q2) estoit vng ieu<text:line-break/>ne gallant et fort (sol) et de ceste besoigne fut la<text:line-break/>dame si ioyeuse et si ayse (q1)lle gecta le kalen<text:line-break/>drier en leau et ne luy souuint ps<text:span text:style-name="T379">9</text:span>des festes<text:line-break/>et entendoit tres bien a sa besoigne. Apres<text:line-break/>aucun temps maistre richard proposa aller<text:line-break/>a pagamin scauoit si luy rendroit sa femme<text:line-break/>(et) quil luy donneroit tout ce quil vouldroit<text:line-break/>Si monta en vne petite nef et vint au cha<text:line-break/>steau de meyne qui estoit a pagamin la ou<text:line-break/><text:span text:style-name="pb">[f. 30r]</text:span><text:line-break/>estoit sa femme (sol) et qu(a2)t il veit pagamin al(-)<text:line-break/>la parler a luy (sol) et luy dist. Sire patron (sol)<text:line-break/>vous me tenez ma femme (sol) rendes la moy<text:line-break/>ie vous prye doulcement : et ie vous iure (et)<text:line-break/>promectz par mon ame de vous payer tout<text:line-break/>a vostre talent (sol) prenez de moy de lor (et) de lar<text:line-break/>gent pour celluy temps que vous lauez te<text:line-break/>nue (sol) bien vueil paier son emprisonnement (sol)<text:line-break/>mias ie vous prye quelle me soit rendue.<text:line-break/>Adonc pagamin qui veit que il parloit si<text:line-break/>doulcement c(o2)vien (q1) il ne le congneust poit<text:line-break/>luy dist et respondit. Mon bel amy certes<text:line-break/>ie ne congnois qui vous estes (sol) ne aussi qui<text:line-break/>est celle que vostre femme appellez (sol) toutes(-)<text:line-break/>foys iay bien ceans vne fille tres belle vo<text:span text:style-name="T380">9</text:span><text:line-break/>la verres voulentiers se cest elle pas ny(-)<text:line-break/>magine que bien ne vous congoisse (sol) se elle<text:line-break/>est a vous pas ne suis si rebelle que en me<text:line-break/><text:soft-page-break/>paysant argent ne la vous laysse. Si resp(o2)<text:line-break/>dit maistre richart. Sire pagamin menez<text:line-break/>moy deuant elle sil vous plaist et bien scay<text:line-break/>quelle me congnoistra incontinent. Et de<text:line-break/>ce fut content sire pagamin (sol) mais quant<text:line-break/>il fut deuant elle il la salua (sol) mais elle nen te<text:line-break/>noit pl<text:span text:style-name="T381">9</text:span><text:s/>nene c(o2)pte que si elle ne leust iamais<text:line-break/>veu dont il fut bien honteux (et) esbahy. Et<text:line-break/>quant il parloit a elle (sol) elle respondoit aussi<text:line-break/>rigoureusem(e2)t que ce sceust este vng estr(a2)<text:line-break/>ge. Ce voyant le poute maistre Richart<text:line-break/>fort piteux cuyda que pour la desplaisance<text:line-break/>quil auoit prinse delle (sol) il fust changie (et) quel<text:line-break/>le le descongneust. Si supplia a pagamin<text:line-break/>qui luy pleust les laisser eulx deux ensemble<text:line-break/>aucun peu de temps. Bien dist pagamin<text:line-break/>fors que vous ne luy faciez oppression ne<text:line-break/>dite vilennye. Et ainsi yssit pagamin de<text:line-break/>la chambre (sol) et quant il yssit maistre richart<text:line-break/>parla a sa femme et dist. Ha dame auez<text:line-break/>vous descongneu vostre mary qui faictes<text:line-break/>la mignote (sol) suis ie changie : que suis ie de(-)<text:line-break/>uenu : ne veistes vo<text:span text:style-name="T382">9</text:span><text:s/>oncques ceste coste :<text:line-break/>Adoncques sa femme luy respondit en luy<text:line-break/>monstrant sa folie et son ignorance (sol) mais<text:line-break/>penses vous que ie soye sotte de descon(-)<text:line-break/>gnoistre les g(e2)s si de legier. Nenny (sol) nenny<text:line-break/>mais ie appren autre note que vous nauez<text:line-break/>a vostre kalendrier (sol) il est tousiours endroit<text:line-break/>nous iour ouutier (sol) il nest ceans heure que<text:line-break/>on ne besoigne (sol) nous faisons raige quant<text:line-break/>a bien besoigner (sol) voz kalendriers ne sont (q1)<text:line-break/>vieille bongne. Et de ceste responce se po(-)<text:line-break/>ure maistre richart fut fort courrouce (sol) et en<text:line-break/>lamentant encor luy dist. Mamye pensez<text:line-break/>a vostre honneur et quel vilennie vous<text:line-break/>pouez acquerit a estre concubine de cest h(o2)(-)<text:line-break/>me (sol) et mieulx vaulsist que vous fussiez en<text:line-break/>ma maison qui est a vous comme a moy (sol) et<text:line-break/>maintenir vostre mesnaige honnestement<text:line-break/>comme vne saige femme doit faire. Et oul<text:line-break/>tre penses que cest homme ycy se ennuyra<text:line-break/>de vous et vous habandonnera (sol) ainsi ne<text:line-break/>scaurez ou aller (sol) Pensez semblablement le<text:line-break/>grant deshonneur que vous faictes a voz<text:line-break/>par(e2)s (et) amys. Et en toutes ces choses luy<text:line-break/>resp(o2)dit sa femme pour la derreniere tant<text:line-break/>seulement en concluant toutes les autres<text:line-break/>(et) dist. Par ma foy qu(a2)t et de mes parens<text:line-break/>puis quilz ne ont garde mon h(o2)neur du c(o2)(-)<text:line-break/><text:soft-page-break/>mencement et (q1) ilz ont este causes de mon<text:line-break/>mal(sol)ie ne vueil point garder le leur : car sy<text:line-break/>du c(o2)mencement quilz me baillerent a vo<text:span text:style-name="T383">9</text:span><text:line-break/>qui estes vieil et decaduc et se tout vostre<text:line-break/>corps estoit estrainct en vng pressouer il ne<text:line-break/>en sailliroit pas demy verre de bien. Silz<text:line-break/>me eussent baillee qui iectoys et suis ieune<text:line-break/>neusse point fait de folie (sol) mais vous dic<text:line-break/>tes que vous estes docteur (sol) dont ie mesba<text:line-break/>hys : car ie croy plus tost que soyez pardon<text:line-break/>neur. Vous faictes tant de festes (sol) tant de<text:line-break/>ieusnes (sol) et y a tant de scrupules et de vieil(sol)<text:line-break/>les serimonies en vous que cest merueille<text:line-break/>et ce nest point ce quil me fault (sol) ie ne appete<text:line-break/>que ieune homme fort (sol) et deliure (q2) me serue<text:line-break/>a toute heure s(a2)s regarder soleil ne lune ne<text:line-break/>feste (sol) ne ieusne (sol) et pour tant alles vous en :<text:line-break/>Car iamais ne estudiray les kalendes t(a2)t<text:line-break/>comme pagamin vouldra : luy et moy besoi<text:line-break/>gnerons ensemble. Et puis se il me mect<text:line-break/>hors de auecques luy ie men iray ailleurs<text:line-break/>cherchier mon aduanture (sol) et pour tant de<text:line-break/><text:span text:style-name="pb">[f. 30v]</text:span><text:line-break/>loges hors dicy ouie criray (q1) vous me vou<text:line-break/>lez faire violence. Adoncques le bonhom(-)<text:line-break/>me maistre richart sen alla tout honteux et<text:line-break/>ne scauoit que dite et demeura la fille a pa(-)<text:line-break/>gamin lequel apres que le poure h(o2)me mai<text:line-break/>stre Richart fut trespasse qui pas longue(-)<text:line-break/>ment ne dura (sol) lespousa et besoignerent en(-)<text:line-break/>semble a leurs pieces sans regarder a leur<text:line-break/>kalendrier.</text:p>
      <text:p text:style-name="P384"><text:span text:style-name="T385">E</text:span>N ceste nouuelle est m(o2)stre (q1) par<text:line-break/>faulte de bien regarder a la simili<text:line-break/>tude des personnaiges en vng<text:line-break/>mariage (sol) se font plusieurs maulx (sol) et tant<text:line-break/>en y a parmy le monde qui donnent leurs<text:line-break/>filles ieunes (et) tendres a vielz caduez pour<text:line-break/>lamourde leurs richesses (sol) et par ce quilz ne<text:line-break/>ont pas partie selon elles (sol) nature (q2) est fres<text:line-break/>le et la chair bien nourrie qui est ennemye<text:line-break/>de lame les esmeut (et) elles ne sont fort discte<text:line-break/>tes et imspirees de dieu finablement sont<text:line-break/>mauluaises et si corrupent leur mariage.</text:p>
      <text:h text:style-name="Titre2" text:outline-level="2">L’acteur.</text:h>
      <text:p text:style-name="P386"><text:span text:style-name="T387">E</text:span>t ainsi (q1) dionee eut fini sa nou<text:line-break/>uelle qui estoit it la vltime de celluy<text:line-break/>iour philomene qui auoit esteroy<text:line-break/>ne pour instituer (sol) La royne le iour subse(-)<text:line-break/><text:soft-page-break/>quent et ac(o2)plit ce quelle deuoit a cause de<text:line-break/>sa dignite royalle dist aux autres.</text:p>
      <text:p text:style-name="P388"><text:span text:style-name="T389">M</text:span>Es dames (sol) la grace de dieu no<text:span text:style-name="T390">9</text:span><text:line-break/>auons au iourduy fait honneste<text:line-break/>ment nostre deuoir quant au ras<text:line-break/>c(o2)ptement des nouuelles (sol) et y ont este les<text:line-break/>faitz de fortune monstres bien euidente(-)<text:line-break/>ment ainsi que les vngs tourent a ioye (sol)<text:line-break/>les autres en tristesses et plouts (sol) et en ce<text:line-break/>rac(o2)ptant auons passe la plus grant part<text:line-break/>de la iournee (sol) ainsi que nous voyons le<text:line-break/>soleil abaisser et se vouloit mectre en tene(-)<text:line-break/>bres (sol) dont mest aduis que heure est de aller<text:line-break/>soupper et prendre aucune refection (sol) mais<text:line-break/>affin (q1) ie ne oblre ce que faire doy ie (sol) vueil<text:line-break/>instituer pour nostre royne subsequente lu<text:line-break/>ne de entre nous (sol) laquelle deliberera de<text:line-break/>nostre train ainsi que bon leur semblera.<text:line-break/>Et a ce faire ie ordonne dame neyphite qui<text:line-break/>est ainsi quil me semble conuenable a ce fai<text:line-break/>re en me demetant sus elle de ma dignite ie<text:line-break/>luy veulx presenter le noble chappeau royal<text:line-break/>qui en ce mesut presente. Adonc presenta<text:line-break/>phylomene a neyphlle le chappeau de lorier<text:line-break/>en disant ainsi. Reprenes dame ce beau cha<text:line-break/>peau royal pour demonstrer vostre grant<text:line-break/>maieste que ie vous baille de don especial (et)<text:line-break/>vous enseigne de ma regalite. faire poues<text:line-break/>a vostre voulente le iour prouchain qui de<text:line-break/>main doit venir (sol) mais voz subietz en gr(a2)t<text:line-break/>ioyeusete (sol) penser vous fault de bien entre<text:line-break/>tenir. Adoncques dame neyphile (sol) begnine<text:line-break/>ioyeuse de la maieste royalle que on luy pre<text:line-break/>sentoit en regraciant philomene de ce quel(-)<text:line-break/>le luy faisoit tel honneur dist. Seur philo<text:line-break/>mene cinq cens mille mercis tendre vous<text:line-break/>doy et bien begninement (sol) qu(a2)t vous auez<text:line-break/>dessus mon chief assis vng tel chapeau roy<text:line-break/>al courtoysem(e2)t (sol) combien que ie soye pour<text:line-break/>tel gouuernem(e2)t (sol) moins conuenables (sol) mais<text:line-break/>a tous ie requier (sol) de supporter mon poure<text:line-break/>entendement (sol) en rend(a2)t graces du chapeau<text:line-break/>de loryer. Et ainsi receut la puissance de<text:line-break/>gouuerner les autres et de leur comman<text:line-break/>der faire ce (q1) bon luy sembleroit. Si adre<text:line-break/>ca sa parole enuers les autres en leur di(-)<text:line-break/>sant ainsi que il sensuit.</text:p>
      <text:p text:style-name="P391"><text:span text:style-name="T392">P</text:span>Vis que ainsi est que fortune me<text:line-break/>fait si grant honneur dauoir pro(-)<text:line-break/>mis que moy qui suis indigne po<text:line-break/><text:soft-page-break/>ure de sens (et) de entendement ay este esleue<text:line-break/>en si noble dignite dont iay prins et receu le<text:line-break/>signe pastoral en commencant ce a quoy ie<text:line-break/>suis ordonnee (sol) Messeigneurs et mes da<text:line-break/>mes il mest aduis que bon seroit pour ve(-)<text:line-break/>oit tousiours choses nouuelles qui sont<text:line-break/>plaisantes de no<text:span text:style-name="T393">9</text:span><text:s/>transporter de ce lieu ycy<text:line-break/>en autre qui nest pas loing et que bien con(-)<text:line-break/>gnois c(o2)bien en celluy de quoy ie parle no<text:span text:style-name="T394">9</text:span><text:line-break/>verrons aucunes choses qui nont point es<text:line-break/>te veues (sol) et en celluy lieu serons plus secre<text:line-break/>tement que icy : car de puis le t(e2)ps que no<text:span text:style-name="T395">9</text:span><text:line-break/>y sommes nest pas possible (q1) nostre estat</text:p>
      <text:p text:style-name="p"><text:span text:style-name="pb">[f. 31r]</text:span><text:line-break/>nait este congneu aucunement. Et a ce<text:line-break/>accorderent tous les autres (sol) puis comm(a2)<text:line-break/>da au maistre de salle quil allast mettre les<text:line-break/>napes pour soupper (sol) et que lendemain au<text:line-break/>matin il allast au chasteau la ou ilz deuoi(e2)t<text:line-break/>aller preparer leur disner (sol) et ainsi fut fait<text:line-break/>puis la royne dist ainsi aux autres. Qu(a2)t<text:line-break/>pour demain qui iour est de lamentacion (sol)<text:line-break/>(et) vendredi en rem(e2)brant la passion (et) mort<text:line-break/>de celluy qui nous rachapta (sol) (et) le iour en(-)<text:line-break/>suiuant (sol) cest samedi en lonneur de la vier(-)<text:line-break/>ge marie qui le porta (sol) il mest aduis (q1) nous<text:line-break/>ne deu(o2)s point emploier nostre t(e2)ps a c(o2)(-)<text:line-break/>pter nouuelles de ioyeusete ainsi (q1) c(o2)men<text:line-break/>ce auons : mais deuons cesser (et) nous expo<text:line-break/>ser a oraisons (et) deuotions pour ces deux<text:line-break/>iours (sol) et auec ce voulentiers le samedy les<text:line-break/>femmes r(o2)maines se disposent a leur mes<text:line-break/>nage (sol) lauent leurs testes (sol) nectoyent leurs<text:line-break/>robbes et chapperons pour estre plus hon<text:line-break/>nestement le dimenche a pres (sol) ie conseille (q1)<text:line-break/>ainsi le facions. Puis dimenche qui sera<text:line-break/>feste et iour de ioyeusete nous rec(o2)mence<text:line-break/>rons ainsi que deuant a racompter toutes<text:line-break/>choses nouuelles. Et a ce faire se accorde<text:line-break/>rent tous et toutes (sol) puis sen allerent soup<text:line-break/>per (sol) chanter (sol) rire (sol) galler (sol) (et) puis apres tous<text:line-break/>esbatem(e2)s la royne ordonna a emillie ch(a2)(-)<text:line-break/>ter vne chancon et mener la donce. Si c(o2)(-)<text:line-break/>menca Emillie en obeyssant au royal com<text:line-break/>mandement a chanter.</text:p>
      <text:h text:style-name="Titre2" text:outline-level="2">(ipdm) La chancon.</text:h>
      <text:p text:style-name="p">(ipdm) Amours amours ie suis prins en voz<text:line-break/>latz (sol) pour vng sus to<text:span text:style-name="T396">9</text:span><text:s/>qui me semble plai(-)<text:line-break/>sant (sol) le plus courtois (et) asses suffis(a2)t pour<text:line-break/><text:soft-page-break/>bien seruir la deesse pallas. En son regard<text:line-break/>ie pr(e2)s si grant soulas (sol) tant me semble h(o2)(-)<text:line-break/>neste et aduenant (sol) que bien souuent songe<text:line-break/>en me dormant que le tenoye couche entre<text:line-break/>mes bras. Amours amours tu ne me ou<text:line-break/>blies pas de me d(o2)ner si gracieux aymant<text:line-break/>Si beau si bon (et) lequel iayme tant (sol) se ie le<text:line-break/>pers ie puis bien dite helas. (ipdm) Et apres<text:line-break/>ceste ioyeuse chancon sen allerent par le c(o2)(-)<text:line-break/>mandement de la royne tous reposer (sol) et le<text:line-break/>lendemain au point du iour se leua le mai<text:line-break/>stre dostel et sen alla deuant au chasteau (q1)<text:line-break/>la dame luy auoit dit (sol) qui est vne plaine en<text:line-break/>uiton deux petites lieues de la ou ilz estoi(-)<text:line-break/>ent (sol) (et) prepara le lieu h(o2)nestement auec les<text:line-break/>autres seruiteurs (q1) auec luy auoit menes<text:line-break/>Et tantost apres quil fut party au fres du<text:line-break/>t(e2)ps se leua la royne et fist leuer h(o2)mes et<text:line-break/>f(e2)mes (et) prindrent chemin vers ce chasteau<text:line-break/>que estoit alle preparer le maistre dostel.<text:line-break/>Et qu(a2)t ilz furent en ce chasteau filz auoi(-)<text:line-break/>ent veu des choses merueilleuses encores<text:line-break/>en virent ilz autant. Et oultre virent ilz<text:line-break/>en ce lieu vng verger plain de toutes sor<text:line-break/>tes de oyseaulx (sol) papegayz (sol) esperuiers (sol) tiers<text:line-break/>celes (sol) alouettes (et) tous oyseaulx. Puis en<text:line-break/>virent vng autre ou estoi(e2)t toutes sortes<text:line-break/>de bestes cheminantes par terre (sol) comme lie<text:line-break/>ures (sol) connins escureux (sol) marmotz renardz<text:line-break/>loups (sol) ly(o2)s (sol) dromaderes (sol) bouffles (sol) liepars<text:line-break/>ours sagitaires (et) toutes bestes sauluages<text:line-break/>Apres virent tous iardins de plaisance<text:line-break/>tant beaulx (et) t(a2)t plaisans (q1) on ne scauroit<text:line-break/>plus racompter (sol) et au millieu de tous ces<text:line-break/>iardins virent vng preau plain verbes ver<text:line-break/>tes cloz (sol) de romaris de giroflees de toutes<text:line-break/>fleurs redolentes (sol) et au bout de cest preau<text:line-break/>vng beau petit estang descendant de vne<text:line-break/>fontaine clere c(o2)me vif arg(e2)t paue de beau<text:line-break/>Marbre blanc plain de poissons tant be(-)<text:line-break/>aulx que merueilles (sol) (et) estoit ce preau cou(-)<text:line-break/>uert de belle vigne chargee de raisins odo(-)<text:line-break/>rans entre les fueilles a grant plante. Et<text:line-break/>en tournoyant deu(a2)t disner et apres fur(e2)t<text:line-break/>ces deux iours en disant leurs deuotions<text:line-break/>Puis le dim(e2)che apres disner la royne c(o2)(-)<text:line-break/>manda que chascun se retirast en sa ch(a2)bre<text:line-break/>pour reposer (sol) (et) qu(a2)t ilz eur(e2)t repose les ap<text:line-break/>pella (et) les mena tous en ce preau que tant<text:line-break/>leur sembloit beau que merueilles (sol) et pour<text:line-break/><text:soft-page-break/>recommencer le train de racompter nou(-)<text:line-break/>uelles quilz auoient cesse par deux iours<text:line-break/>le b(e2)dredy (et) le samedy ord(o2)na (q1) philostrace<text:line-break/><text:span text:style-name="pb">[f. 31v]</text:span><text:line-break/>qui estoit assis aupres delle commenceroit<text:line-break/>et luy fist le commandement qui sensuyt.</text:p>
      <text:p text:style-name="p">(ipdm) Philostrace doulx iouuenceau (sol) puis (q2)l<text:line-break/>no<text:span text:style-name="T397">9</text:span><text:s/>fault rec(o2)mencer (sol) nostre premier train<text:line-break/>de nouueau (sol) que deux iours auons fait ces<text:line-break/>ser. Je vous recommande de penser sur<text:line-break/>ceste premiere nouuelle (sol) vistem(e2)t (et) vo<text:span text:style-name="T398">9</text:span><text:s/>ad<text:line-break/>uancer (sol) mais ie vous pry quelle soit belle.</text:p>
      <text:p text:style-name="p">(ipdm) Adonc philostrace ce voulant obeyt a la<text:line-break/>royne luy respondit et dist. (ipdm) dame puis<text:line-break/>que la chose est telle selon mon pource ent(e2)(-)<text:line-break/>dement (sol) ie vueil ma gentil damoiselle faire<text:line-break/>vostre commandement. Et pour premier<text:line-break/>c(o2)mencem(e2)t ie vueil parler dung iardinier<text:line-break/>qui se trouua en vng conuent de nonnains<text:line-break/>de nostre quartier.</text:p>
      <text:p text:style-name="figure">&lt;image&gt;</text:p>
      <text:h text:style-name="Titre1" text:outline-level="1">(ipdm) Sensuit la nouuelle .xxi. (et) premie<text:line-break/>re de la tierce iournee en quoy neyphi(-)<text:line-break/>le est royne comptee par philostrace.</text:h>
      <text:p text:style-name="P399"><text:span text:style-name="T400">I</text:span>e trouve que en ce pays de flo(-)<text:line-break/>rence fut et encores est vng mona<text:line-break/>stere assez bien ren(o2)me le(q1)l ie ne<text:line-break/>nomme point de paour de amoindrit aucu<text:line-break/>nement leur bonne renommee (sol) et en icellui<text:line-break/>monastere auoit vng beau iardin de plai(-)<text:line-break/>sance lequel on labouroit tous les ans (sol) et<text:line-break/>a ce faire estoit ord(o2)ne vng bon vieil hom<text:line-break/>me n(o2)me micte qui estoit fort vieiil et au cau<text:line-break/>se de sa vieille estoit foible et ne pouoit<text:line-break/>besongner de force (sol) parquoy les nonnains<text:line-break/>qui estoient ieunes et luy vieil tempestoi(e2)t<text:line-break/>tant que pour leur tempestem(e2)t ny voulut<text:line-break/>plus demourer. Si dem(a2)da conge (et) paye(-)<text:line-break/>ment (sol) laquelle chose luy bailla le procureur<text:line-break/>(et) luy pria siil trouuoit homme suffisant qui<text:line-break/>sceust bien bes(o2)gner quil luy enuoyast. Et<text:line-break/>ainsi que micte sen alloit trouua vng ieune<text:line-break/>compaignon fort et deliure et bien alaigre<text:line-break/>qui luy demanda ou il alloit (sol) micte luy dist<text:line-break/>qui venoit dung monastere la ou il auoit<text:line-break/>demoure long temps mais (q1) plus ny vou<text:line-break/>lait demourer. Ainsi masset luy demanda<text:line-break/><text:soft-page-break/>de quoy il auoit serui en ce monastere. Le<text:line-break/>bon homme luy dist. Jay este a tout seruice<text:line-break/>comme a aller au boys (sol) a fendres busches (sol)<text:line-break/>a faire vng gr(a2)t iardin qui est en la maison<text:line-break/>et a toutes paines (sol) et encores ya il hyt n(o2)<text:line-break/>nains en la maison (et) labbesse qui sont ieu(-)<text:line-break/>nes (et) chauldes tant enragees que ie croy (q1)<text:line-break/>ilz ont le diable au corps (et) me tempestoi(e2)t<text:line-break/>tant quil sembloit quilz me deussent man<text:line-break/>ger. Jamais ie ne faisoye riens a leur gre(sol)<text:line-break/>et pourtant iay tout laisse (et) men suis venu<text:line-break/>Mais le procureur me dist qu(a2)t ie prins c(o2)<text:line-break/>ge se ie trouuoye quelque h(o2)me qui sceust<text:line-break/>bien faite ce que ie faisoye que ie luy enuoy<text:line-break/>asse. Par le s(a2)g bien dist masset il my fault<text:line-break/><text:span text:style-name="pb">[f. 32r]</text:span><text:line-break/>estre (sol) ie suis proprement ce quil leur fault (sol)<text:line-break/>ie les seruiray gorgias. Je me fais fort se<text:line-break/>ie y suis vne foys quilz seront bien cont(e2)(-)<text:line-break/>tes de moy. Si proposa et delibera masset<text:line-break/>inc(o2)tin(e2)t de trouuer la maniere de demou(-)<text:line-break/>rer en ce conuent au(q1)l nestoit aucunement<text:line-break/>congneu (sol) (et) pource faire ymagina quil con(-)<text:line-break/>treferoit le muet affin que on ne craignist<text:line-break/>pas quil rapportast aucune chose secrete se<text:line-break/>il la voyoit (sol) (et) print vne coignee sus son col<text:line-break/>(et) sen vit en ce monastere (sol) (et) en entr(a2)t trou(-)<text:line-break/>ua le procureur (sol) auquel par signes comme<text:line-break/>vng muet demanda a besongner. Lors le<text:line-break/>procureur pareillem(e2)t en signes luy dem(a2)<text:line-break/>da sil despeceroit du bois. Il fist signe que<text:line-break/>ony. Adonc on luy bailla vne grosse bus(-)<text:line-break/>che nouilleuse que le bon homme qui sen es<text:line-break/>toit alle nauoit oncques sceu fendre (sol) (et) inc(o2)<text:line-break/>tinent sans arrester la fendit. Quant le<text:line-break/>procureur ce veit il le dist a labbesse. Et el(-)<text:line-break/>le luy dist (q2)l enquist sil scauroit fouyt vng<text:line-break/>iardin (sol) (et) le procureur luy dist (et) trouua que<text:line-break/>ouy (sol) (et) le retourna dire a labbesse (sol) (et) que il es<text:line-break/>toit homme pour tout faire et de qui on ne<text:line-break/>se doit point doubter en t(a2)t (q2)l estoit muet<text:line-break/>(et) quil leur estoit propre (sol) (et) parce voulut lab<text:line-break/>besse quil fust retenu (sol) (et) tous les iours al(-)<text:line-break/>loit au bois auecques vne grande coignee<text:line-break/>quil auoit. A ces arbres depuis quil frap(-)<text:line-break/>poit vne fois vng gros coing quil portoit<text:line-break/>entre deux cuysses illes ouuroit inconti(-)<text:line-break/>nent (sol) et qu(a2)t vint la saison que len fait ses<text:line-break/>iardins il fut mene en ce grant iardin ou il<text:line-break/>besongnoit si bien que cestoit rage. Ces<text:line-break/><text:soft-page-break/>ieunes dames qui le venoient veoit pre(-)<text:line-break/>noient plaisir a le veoir ouurer (sol) (et) se railloi<text:line-break/>ent ensemble cuidant quil fust muet. Et a<text:line-break/>cause de ce quil ne parloit ne ne oyoit point<text:line-break/>aussi disoient aucunement des choses tou(-)<text:line-break/>chant les bas instrumens (sol) (et) des motz d(o2)t<text:line-break/>il eust conuenu beaucoup a faire vng seau de<text:line-break/>eaue benoiste. Toutes lesquelles choses<text:line-break/>oyoit bien ledit masset et nen disoit mot (sol)<text:line-break/>combien quil nen pensast de riens moins<text:line-break/>Or aduint vne fois entre les autres que<text:line-break/>enuiron leure de midy que icelluy masset se<text:line-break/>reposoit dessoubz vng vmbrage ilz arri(-)<text:line-break/>uerent deuxieunes dames de leans qui<text:line-break/>le venoient veoir besongner (et) virent quil<text:line-break/>estoit couche cnydant quil se dormist vin(-)<text:line-break/>drent aupres de luy (et) vir(e2)t que cestoit vng<text:line-break/>bel h(o2)e fort (et) bien fourny (sol) si dist lune a lau<text:line-break/>tre. Helas ma seur si tu fusses secrete ie te<text:line-break/>diroie voulentiers mon courage (et) (q1) ie p(e2)se<text:line-break/>quant ie me trouue seulette. Adonc(q1)s lau<text:line-break/>tre qui bien vouloit scauoir sa voul(e2)re luy<text:line-break/>respondit. Comment ma seur cuydes tu (q1)<text:line-break/>langaige mauluais sur toy ie voulsisse rap<text:line-break/>porter (sol) pas ie ne seroye veritable ne saige<text:line-break/>quant de cela riens ne me deuez doubter.</text:p>
      <text:p text:style-name="p">Adoncques la ieune dame voyant ce se<text:line-break/>constant en sa seur print vng tel hardem(e2)t<text:line-break/>en elle (q1)lle luy dist vne partie de sa voul(e2)te<text:line-break/>Helas ma doulce amye iay ouy racompter<text:line-break/>par tant de foys a femmes seculieres que<text:line-break/>quant ilz peuent aucuneffoys gouster du<text:line-break/>fruict de vie vng coup ilz sont bien fieres.<text:line-break/>Si mest aduis que entre no<text:span text:style-name="T401">9</text:span><text:s/>regulieres en<text:line-break/>passant temps pour prendre le deduict ne<text:line-break/>sommes point dictes irregulieres se nous<text:line-break/>goustons vng coup de ce doulx fruict.<text:line-break/>Et a ce respondit lautre comme en la repre<text:line-break/>nant de son opinion pose quelle mesmes en<text:line-break/>eust aussi b(o2)ne voulente que elle (et) luy dist.<text:line-break/>Helas ma doulce seut quesse que vous me<text:line-break/>dictes. Voulez vous faire si grant confu<text:line-break/>sion. Vous scauez bien que nous sett(o2)s<text:line-break/>mauldictes a tout iamais se nous se faisi(-)<text:line-break/>ons. Et adoncques lautre qui veit que sa<text:line-break/>seur faignoit nen vouloir riens faire dist.<text:line-break/>Comment mauldictes (sol) et pour quoy seri(-)<text:line-break/>ons. Ne sommes nous pas s(e2)mes en na(-)<text:line-break/>ture comme sont les autres (sol) cest mon oppi<text:line-break/>nion se tu men croys den prendre laduantu<text:line-break/><text:soft-page-break/>re. Et incontinent apres que lautre veit<text:line-break/>que elle estoit si ferme en son oppinion elle<text:line-break/>luy demanda. Ma seut se ainsi estoit com<text:line-break/>ment le pourrions nous faire. Et adonc<text:line-break/>ques dist lautre. Voicy le cas (sol) tu vois ce<text:line-break/><text:span text:style-name="pb">[f. 32v]</text:span><text:line-break/>iardinier qui est bel homme ieune et fort (q2)<text:line-break/>ne parle point (sol) il naura garde de nous ac(-)<text:line-break/>cuser. Nous le prendrons par la main et<text:line-break/>le menerons a sa logecte ou il se met quant<text:line-break/>il pleut (sol) (et) par signes nous luy monstrer(o2)s<text:line-break/>tout nostre fait (sol) ainsi par ce moyen serons<text:line-break/>nous bien. Or ce pendant quilz faisoient<text:line-break/>ceste entreprinse icelluy Masset les escou(-)<text:line-break/>toit qui faisoit de lendormy. Ainsi quant<text:line-break/>lautre dame eut ouy le c(o2)seil de sa seur elle<text:line-break/>si accorda. Et incontinent celle qui auoit<text:line-break/>donne le conseil a lautre prent ledict masset<text:line-break/>par la main et lesueille. Et si tost comme<text:line-break/>il fut esueille elle le mena en ceste logette (et)<text:line-break/>ferma luys sur elle (sol) (et) ce pendant lautre fai<text:line-break/>soit se guet. Puis m(o2)stra signes a masset<text:line-break/>de toucher et frapper au blanchet. Le(sol)(q1)lz<text:line-break/>signes il ne luy failloit pas monstrer deux<text:line-break/>fois. Car il estoit ouurier de labourer en<text:line-break/>telz iardins. Et laboura si bien a son appe<text:line-break/>tit que en sa vie en fut plus aise. Et quant<text:line-break/>la premiere eut este bien labouree vint (et) sor<text:line-break/>tit dehors de la logette a sa seur pour la fai<text:line-break/>rer comme elle auoit este. Et quant ilz eu<text:line-break/>rent este bien labourees toutes deux lune<text:line-break/>apres lautre vne partie a leur apetit ilz sen<text:line-break/>allerent en cloistre et demanderent lune a<text:line-break/>lautre la maniere du labouraige (et) comm(e2)t<text:line-break/>ilz auoient este labourees (sol) dont la premie<text:line-break/>re dist ainsi. (ipdm) Or sus ma seut mamye<text:line-break/>que dictes vo<text:span text:style-name="T402">9</text:span>(sol)ce labourage vous a il sem(-)<text:line-break/>ble bon. (ipdm) La seconde respondit. (ipdm) Je ne<text:line-break/>trouuay oncques succre si doulx. Nostre<text:line-break/>vatlet masset est gentil compaignon. Ilz<text:line-break/>nauoient garde de le tencer ainsi comme<text:line-break/>ilz faisoient le bon homme micte. Et ve(-)<text:line-break/>noient tous les iours a icelluy Masset se<text:line-break/>faire labourer (sol) et luy monstroi(e2)t les signes<text:line-break/>ausquelz il estoit aussi reclame comme vng<text:line-break/>autour. Et vne autreffois entre les au(-)<text:line-break/>tres quilz y venoient trois autres dames<text:line-break/>les veirent dune haulte fenestre qui regar<text:line-break/>doit sur le iardin et veir(e2)t tous les signes<text:line-break/>que ilz faisoient. Et tantost apres que les<text:line-break/><text:soft-page-break/>deux furent parties les trois vindrent (et) si<text:line-break/>gnerent comme les autres a icelluy masset<text:line-break/>Pareillem(e2)t alla a leurs signes ainsi que<text:line-break/>aux autres (sol) et les laboura toutes trois les<text:line-break/>vnes apres les autres. Consequentem(e2)t<text:line-break/>trois autres dames les apperceurent (sol) (et) se<text:line-break/>firent par ce moyen ainsi labourer comme<text:line-break/>les autres. Ainsi se furent les huit dames<text:line-break/>(q2) toutes masset laboura. Labbesse aucun<text:line-break/>iour apres entrante au iardin veit masset<text:line-break/>qui dormoit (sol) (et) de aduanture le membre luy<text:line-break/>estoit descouuert et monstroit tout ce que<text:line-break/>dieu luy auoit preste. Ceste dame abbesse<text:line-break/>voyant ce bel instrument qui estoit gros (et)<text:line-break/>fourny a plain poing (sol) congneut que h(o2)me<text:line-break/>qui portoit tel oustil deuoit bien labourer<text:line-break/>Si esueilla icelluy masset (sol) et en lembrase(-)<text:line-break/>ment que’elle estoit le mena en sa chambre<text:line-break/>et se fist tresbien labourer (sol) et tenoit icelluy<text:line-break/>masset nuyt et iour en ouurage. Et ainsi<text:line-break/>que vne nuyt il estoit couche auecques la(-)<text:line-break/>dicte abbesse se print a parler (et) luy dist.</text:p>
      <text:p text:style-name="p">Ma dame on dit que vng coq sert a quinze<text:line-break/>poulles (sol) mais que a vne femme il luy fault<text:line-break/>quinze h(o2)mes. Pensez que ie me suis pas<text:line-break/>coq (et) (q1) ie ne scautoye seruit a tant de poul<text:line-break/>les. Vous auez huit nonnains (et) vous ce<text:line-break/>sont neuf qui me fault labourer. Par ma<text:line-break/>foy ie ny scauroye fournir. Adonc labbesse<text:line-break/>sceut bien (q2)l auoit laboure les autres non<text:line-break/>nains (sol) et se esbabyt de ce (q2)l auoit este muet<text:line-break/>et puis parla (sol) si luy demanda. Et c(o2)ment<text:line-break/>beau sire parlez vous (sol) vous estiez muet.<text:line-break/>Se estoie mon vrayement dist il (sol) ie estoye<text:line-break/>muet (sol) mais ce nestoit pas de nature (sol) cestoit<text:line-break/>de coup dau(a2)ture (sol) et ie me suis voe a saint<text:line-break/>te agricole de quoy vostre eglise est fondee<text:line-break/>qui ma guery de ce. Adoncques labesse<text:line-break/>le creut (sol) et affin que leur Conuent ne fust<text:line-break/>Deshonnore (sol) publierent par toute la ville<text:line-break/>que la saincte de leur eglise auoit fait mira<text:line-break/>cle (sol) cest que elle auoit guety vng muet qui<text:line-break/>iamais nauoit parle. Et les voisins qui<text:line-break/>le auoi(e2)t veu autreffois cuydans quil fust<text:line-break/><text:span text:style-name="pb">[f. 33r]</text:span><text:line-break/>muet incontinent le creurent. Puis par le<text:line-break/>consentement de toutes les dames reli<text:line-break/>gieuses quant elles vir(e2)t ce le establirent (et)<text:line-break/>ordonnerent procureur de leur maison au<text:line-break/>lieu dung autre lequel nauoit guierres que<text:line-break/><text:soft-page-break/>il estoit mort. Et tant gaigna icelluy mas<text:line-break/>set en son seruice (et) en son labour quil entra<text:line-break/>pource au conuent et sen retourna moust ri<text:line-break/>che en sa maison.</text:p>
      <text:p text:style-name="P403"><text:span text:style-name="T404">E</text:span>N ceste presente nouuelle est mon<text:line-break/>stree la temptacion des gens de re<text:line-break/>ligion (sol) et combien quilz soient pri<text:line-break/>uez de mondanite (et) seclus des autres (sol) pa<text:line-break/>reillement ont ilz des temptacions de len<text:line-break/>nemy aucuneffois plus que ceulx du mon<text:line-break/>de. Et pourtant doncques ne doit on pas<text:line-break/>mectre en religion homme ne femme pour<text:line-break/>prendre labit (et) viure : Mais premierem(e2)t<text:line-break/>doit on regarder sil est vray religieux ou re<text:line-break/>ligieuse en son couraige (et) quil soit discret<text:line-break/>pour resister aux (a2)monici(o2)s mauluaises (q2)<text:line-break/>luy vienn(e2)t. Oultre est monstre que prin(-)<text:line-break/>cipalement femmes religieuses doyuent<text:line-break/>fuyt conuersation de h(o2)me silz veullent vi<text:line-break/>ure chastement (sol) car par la vision aucunes<text:line-break/>foys dune chose concupiscible la voulente<text:line-break/>est corrompue (sol) ainsi que fut la voulente de<text:line-break/>toutes les n(o2)nains par la vision de masset.</text:p>
      <text:h text:style-name="Titre1" text:outline-level="1">(ipdm) Ensuit la. xxii. nouuelle (et). ii. de la<text:line-break/>tierceiournee comptee par dame pain(-)<text:line-break/>pinee.</text:h>
      <text:p text:style-name="P405"><text:span text:style-name="T406">O</text:span>R sus mes dames vous auez<text:line-break/>ouy c(o2)me Masset pour faire son<text:line-break/>plaisir auecques les n(o2)nains c(o2)<text:line-break/>tresist le muet qui luy fut bonne subtilesse<text:line-break/>Puis doncques que ceste nouuelle est ac(o2)<text:line-break/>plie en quoy ce est demonstre (sol) ie vueil comp<text:line-break/>ter vue subtillesse que fist vng pallefrenier<text:line-break/>dung roy de lombardie (q2) estoit amoureux<text:line-break/>de sa maistresse ainsi quil sensuit.</text:p>
      <text:p text:style-name="figure">&lt;image&gt;</text:p>
      <text:p text:style-name="P407"><text:span text:style-name="T408">U</text:span>Ng roy fut en lombardie n(o2)me<text:line-break/>geluse (sol) lequel apres la mort de v(e2)<text:line-break/>caire roy aussi (sol) espousa la vefue<text:line-break/>dudit v(e2)caire nommee eudeline (q2) tresbelle<text:line-break/>sage et honneste estoit. Or menoit ce roy<text:line-break/>geluse grant train de seruiteurs. Et entre<text:line-break/>ceulx seruiteurs estoit vng gentil gallant<text:line-break/>pallefrenier qui estoit vng belhomme gr(a2)t<text:line-break/>et fourny (sol) honneste et abille en toutes cho(-)<text:line-break/>ses (sol) combien que de sa geniture ne fust pas<text:line-break/>noble. Ce seruiteur pallefrenier voyant<text:line-break/><text:soft-page-break/>tousiours la royne sa maistresse qui t(a2)t luy<text:line-break/>plaisoit que cestoit rage (sol) et en ceste plaisan<text:line-break/>ce fut sourpris de lamour delle (sol) combien<text:line-break/>(q1) a ce indigne se reputast (sol) mais aduis luy<text:line-break/>estoit que sil luy eust peu toucher (q1) ce eust<text:line-break/>este en luy vne moult grant vaillantise (et)<text:line-break/>dist. He bon gre bieu. Je suis mort (sol) (q1) seray<text:line-break/>ie. Je suis transsiqu(a2)t ie voy vne si belle<text:line-break/>dame. Par la mort bieu dist celluy pallefre<text:line-break/>ier ie croy que ie mourray se ie ne couche<text:line-break/>vne nuyt auecques elle seulement. De<text:line-break/>rechief dist le pallefrenier a par soy. Il me<text:line-break/>est aduis que quant te me tire et approuche<text:line-break/>aupres dicelle t(a2)t belle pour la m(o2)ter a che<text:line-break/>ual ou pour la descendre (sol) ou que ie la tou<text:line-break/>che aucunement en ses vestem(e2)s que tout<text:line-break/>le cueur de mon ventre se doyue incontin(e2)t<text:line-break/>fendre et partir. Je vouldroye bien dist il (q1)<text:line-break/><text:span text:style-name="pb">[f. 33v]</text:span><text:line-break/>on me deust demain pendre et que ie leusse<text:line-break/>tenue a mon souhait. He se vne foiselle<text:line-break/>me vouloit attendre (sol) par la mort bien ie lui<text:line-break/>fisse de hait. Et en ce propos fut ce poure<text:line-break/>pallefrenier long temps (et) considerant quil<text:line-break/>nestoit pas noble (sol) et que silleuse requise (q1)<text:line-break/>elle leust par aduanture fait scauoit a son<text:line-break/>mary dont le pallefrenier eust este en dan<text:line-break/>gier (sol) et aussi c(o2)me en la nouuelle preced(e2)te<text:line-break/>est dit (q1) masset ymagina subtilite pour de<text:line-break/>mourer au conu(e2)t (sol) aussi fist le pallefrenier<text:line-break/>pour coucher auecques sa maistresse. Dr<text:line-break/>congnoissoit il les coustumes que tenoit (et)<text:line-break/>la royne ensemble aucunem(e2)t que tous les<text:line-break/>iours ne couchoi(e2)t pas ensemble (sol) mais ne<text:line-break/>scauoit pas quant le roy y alloit en (q1)l estat<text:line-break/>il se mectoit. Si proposa le poure amou(-)<text:line-break/>teux pallefrenier en luy mesmes de faire<text:line-break/>tant quil scauroit la maniere comme le roy<text:line-break/>alloit auecques la royne (sol) (et) pour bien ce fai<text:line-break/>te se cacha en vne grande salle qui estoit en<text:line-break/>tre la ch(a2)bre du roy et de la royne (sol)(et) la long<text:line-break/>temps attendit pour veoit passer le Roy.<text:line-break/>Ainsi quant le roy veit leute quil deuoit<text:line-break/>aller il print vng long manteau de quoy il<text:line-break/>se vestit et se couurit par dessus sa chemise<text:line-break/>Print vng cierge en sa main destre (et) vne<text:line-break/>petite verge en sa main senestre et sen vint<text:line-break/>passer a trauers ceste salle tout en cest abit<text:line-break/>Et le pallefrenier qui la couche estoit bien<text:line-break/>le veoit (sol) et quant le roy fut a luys de sa ch(a2)<text:line-break/><text:soft-page-break/>bre frappit trois coups de sa vergette (sol) la(q1)l<text:line-break/>le chose le pallefrenier mist bien en memoi<text:line-break/>re. Et quant il eut ainsi frappe on luy ou(-)<text:line-break/>urit luys (et) luy print on le cierge en la main<text:line-break/>puis reclouyt on luys et sen alla coucher<text:line-break/>auec la royne. Ainsi quant luys fut cloz le<text:line-break/>pallefrenier (q2) tout lestat auoit veu soy des<text:line-break/>cacha (sol) et pour le iour ensuyuant fist pour(-)<text:line-break/>uoyance dung manteau semblable a celluy<text:line-break/>du roy (sol) et de vng Cierge et de vne verge<text:line-break/>Puis le soir ensuyuant quant il veit t(e2)ps<text:line-break/>et opportunite apres que au long du iour<text:line-break/>auoit este aux estuues affin quil ne sentist<text:line-break/>la sueur des cheuaulx. Quant il sceut que<text:line-break/>les autres seruiteurs estoi(e2)t couchez print<text:line-break/>son manteau (sol) son cierge en sa main destre<text:line-break/>et la vergette en lautre (sol) (et) secretement tout<text:line-break/>cache le visage (et) vint frapper a luys de la<text:line-break/>chambre de la royne trois coups ainsi que<text:line-break/>le roy. La chamberirze qui ce ouyt cuyd(a2)t<text:line-break/>que se fust le roy vint ouurir lhuys (sol) et pour<text:line-break/>tant quil auoit manteau (sol) Cierge et verge<text:line-break/>ainsi que le roy ne le desc(o2)gneut et luy osta<text:line-break/>le Cierge (et) la verge (sol) et incontinent le mai<text:line-break/>stre pallefrenier se va couchier auecques<text:line-break/>la dame (sol) et subitement lembrasse sans dire<text:line-break/>mot (sol) (et) luy fist les besongnes a lapetit. Or<text:line-break/>entant quil ne parloit point cuydoit la roy<text:line-break/>ne que ce fust le roy (q2) fust marry (sol) car quant<text:line-break/>il estoit marry iamais ne parloit. Ainsi que<text:line-break/>maistre Pallefrenier eut ainsi laboure sa<text:line-break/>maistresse qu(a2)t il veit quil fut heure de par<text:line-break/>tir combien (q1) ce fust a regret print son man<text:line-break/>teau (sol) son cierge et sa verge et sen alla a son<text:line-break/>estable et laissa la royne dormir. Cantost<text:line-break/>apres il print la voul(e2)te au roy de la beson<text:line-break/>gne (sol) (et) print ainsi quil auoit acoustume son<text:line-break/>manteau (sol) son cierge (sol) sa verge (et) vint a luys<text:line-break/>de la chambre. La chamberiere cuida que<text:line-break/>ce fust le roy qui eust encores apetit et quil<text:line-break/>fust retourne et luy ouurit luys et luy osta<text:line-break/>le cierge c(o2)me elle auoit aprins. Ainsi qu(a2)t<text:line-break/>le bon roy fut deu(a2)t le lit salua la dame h(o2)<text:line-break/>nestement (et) fut fort esbabie et luy dist. C(o2)<text:line-break/>m(e2)t mon seigneur vous esties mainten(a2)t<text:line-break/>tout marry a moy quant vous estes party<text:line-break/>dicy que vous ne mauez pas voulu dire a<text:line-break/>dieu (sol) mais non obst(a2)t vostre dueil (sol) si auez<text:line-break/>vous fait aussi bien les besongnes (q1) vous<text:line-break/>fistes long t(e2)ps. A ce oyant le roy le doub<text:line-break/><text:soft-page-break/>ta incontin(e2)t de la deception (sol) mais nen fist<text:line-break/>compte affin quil ne esmeust la dame a des(-)<text:line-break/>plaisir de la chose dont elle ne congnoissoit<text:line-break/>rien. Si ymagina que bien scauoit lequel<text:line-break/>ce estoit considerant en luy que celluy (q2) t(a2)t<text:line-break/>auoit asprement besongne sestoit eschauffe<text:line-break/>et a cause de tel eschauffem(e2)t auecques au(-)<text:line-break/>cune paour meslee luy estoit esmeu le cueur<text:line-break/>et le batement de la vaine cordialle. Lors<text:line-break/><text:span text:style-name="pb">[f. 34r]</text:span><text:line-break/>il sen alla a tous ses seruiteurs de lict’en<text:line-break/>lict (et) leur manioit a tous secretem(e2)t le pou<text:line-break/>ce pour scauoir le(q1)l ce auoit fait (sol) et ainsi (q2)lz<text:line-break/>dormoient que leur esperis sont a repos ne<text:line-break/>en trouuoit nul a qui le poulce batist plus<text:line-break/>fort lung que lautre (sol) fors quant vint en(-)<text:line-break/>droit le palefrenier qui pas ne dormoit et<text:line-break/>toute ceste chose que faisoit le roy veoit :<text:line-break/>mais faisoit l(e2)dormy. Et si tost que le roy<text:line-break/>luy eut mis la main de sus la poictrine il le<text:line-break/>trouua bouillant et eschauffe c(o2)me sil eust<text:line-break/>couru dix lieux. Adoncques dist et iugea a<text:line-break/>soy mesmes (sol) et congneut que celluy auoit<text:line-break/>fait le crime (sol) et pour tant que il estoit cou(-)<text:line-break/>chie nud ne scauoit discerner lequel de ses<text:line-break/>seruiteurs fust (sol) mais affin de le recongnoi<text:line-break/>stre print en sa gibesiere vnes forcetes luy<text:line-break/>tondit les cheueulx aucun peu sur loreille (sol)<text:line-break/>laquelle chose endura le palefrenier. Puis<text:line-break/>quant il fut tondu le roy sen retourna secre<text:line-break/>tement couchier. Et qu(a2)t il fut party hors<text:line-break/>le lieu le seruiteur qui auoit este tondu bien<text:line-break/>entendoit a quelle occasion (et) a quelle fin ce<text:line-break/>estoit (sol) se leua et print vnes forces et a tous<text:line-break/>les seruiteurs qui dormoient tondit aut(a2)t<text:line-break/>de cheueulx comme le roy luy auoit tondus<text:line-break/>Et le lendemain au matin quant le roy fut<text:line-break/>leue pour c(o2)gnoistre celluy quil auoit mar(-)<text:line-break/>che fist venir tous ses seruiteurs et les re<text:line-break/>garda filz estoient touses et il trouua que<text:line-break/>ouy (sol) (et) ne sceut mectre differnece entre eulx<text:line-break/>ne iugier celluy quil auoit touse (sol) si fut fort<text:line-break/>esbaby et diset a luy mesmes celluy qui a fait<text:line-break/>ce crime ie le repute fort prudent (sol) mais non<text:line-break/>obst(a2)t celluy qui a ce fait iamais ny retour<text:line-break/>ne (sol) et plus nen dist. Adoncques furent es<text:line-break/>bahys les seruiteurs pour quoy ce disoit<text:line-break/>car homme nen congnoissoit riens fors le<text:line-break/>malfaicteur qui de puis ne retourna et fut<text:line-break/><text:soft-page-break/>content de ce quil auoit et ne le dist pas a<text:line-break/>ses compaignons.</text:p>
      <text:p text:style-name="P409"><text:span text:style-name="T410">E</text:span>N ceste nouuelle est monstre la<text:line-break/>discretion du roy (sol) lequel ne vou(-)<text:line-break/>lut pas manifester le deshonneur<text:line-break/>de sa femme combien que par force de tor(-)<text:line-break/>mens il eust bien congneu celluy qui auoit<text:line-break/>fait le crime en les torm(e2)tant tous (sol) mais<text:line-break/>aussi eust il diuulgue ce qui estoit occulte en<text:line-break/>quoy il eust eu deshonneur et sa femme qui<text:line-break/>en ce fut deceue (sol) dont elle ne pouoit riens<text:line-break/>et ainsi se monstra le roy fort pacient.</text:p>
      <text:h text:style-name="Titre1" text:outline-level="1">(ipdm) Cy ensuit la. xxiii. nouuelle et<text:line-break/>troysiesme de la troysiesme iour(-)<text:line-break/>nee c(o2)ptee par dame philomene.</text:h>
      <text:p text:style-name="figure">&lt;image&gt;</text:p>
      <text:p text:style-name="P411"><text:span text:style-name="T412">P</text:span>Vis que len a compte de la sub<text:line-break/>tillesse que les hommes trouu(e2)t<text:line-break/>pour auoir les femmes (sol) ainsi quil<text:line-break/>appert aux deux nouuelles precedentes (sol)<text:line-break/>ie vueil en ceste nouuelle que ie voys comp<text:line-break/>ter (sol) monstrer la subtilesse que fist vne bour<text:line-break/>goise de florence pour auoit vng ieune h(o2)(-)<text:line-break/>me dont elle estoit amourense.</text:p>
      <text:p text:style-name="P413"><text:span text:style-name="T414">E</text:span>N la cite de florence fut vne vail<text:line-break/>lante dame belle et honneste (et) plai<text:line-break/>sante femme dung bon march(a2)t (sol)<text:line-break/>laquelle pour la beaulte de vng ieune hom<text:line-break/>me fut ambrasee du feu damours tant que<text:line-break/>merueille sans ce que celluy ieune homme<text:line-break/>iamais leust requise ne pense a elle. Or ne<text:line-break/>scauoit icelle dame trouuer maniere de at(-)<text:line-break/>traire celluy homme a son plaisir ne luy de(-)<text:line-break/>clairer lamour dont elle laymoit ne a qui<text:line-break/>sen descouurir fors a vng frere mandiant<text:line-break/><text:span text:style-name="pb">[f. 34v]</text:span><text:line-break/>auec lequel hantoit ce ieune homme dont<text:line-break/>elle estoit amoureuse. Auquel frere (q2) saint<text:line-break/>homme estoit et ne pensoit a nul mal : Elle<text:line-break/>vint cautuleusem(e2)t faignant se confesser<text:line-break/>et luy demanda quil luy pleust de loys de c(o2)<text:line-break/>fession (sol) lequel comme saige en bon espoir la<text:line-break/>receut begninement. Et apres plusieurs<text:line-break/>cas quelle luy declaira de son estat pour ve<text:line-break/>nir a la fin quelle luy declaira de son estat<text:line-break/>pour venir a la fin quelle prete doit elle luy<text:line-break/>dist ainsi. Las mon mon beau pere ie me<text:line-break/><text:soft-page-break/>trouue coulpable de la fureur que ie prens (sol)<text:line-break/>tellement encontre vng homme que tenez<text:line-break/>fauorable et lequel hante tousiours en cest<text:line-break/>couuent (sol) il me desplaist (q2)l passe si souuent<text:line-break/>deuant nostre huys en allant toutes pars<text:line-break/>et en passant ie voy visiblement (q1) sur moy<text:line-break/>gecte pl<text:span text:style-name="T415">9</text:span><text:s/>de mille regards (sol) par telz regarde<text:line-break/>faitz dessus vne femme elle en pourroit re<text:line-break/>ceuoit vilennie de ses voysins qui le voy(e2)t<text:line-break/>et gr(a2)t blasme pose le cas quelle ny pensast<text:line-break/>mye (sol) pour tant beau pere ie vo<text:span text:style-name="T416">9</text:span><text:s/>prie entant<text:line-break/>quil est bien vostre familier reprenez le de<text:line-break/>celle grant folie (sol) et quil ne passe plus (p3) nos<text:line-break/>tre quartier. Et luy disoit la truande affin<text:line-break/>quil le dist au ieune homme qui iamais ny<text:line-break/>auoit pense pour len aduertir. Et ce oyant<text:line-break/>le beau pere cuydoit quelle le dist a bonne<text:line-break/>equitte (sol) si luy promist de reprendre le ieune<text:line-break/>h(o2)me de ce cas et luy deffendre expressem(e2)t<text:line-break/>et luy donna labsolution de ce quelle luy a(-)<text:line-break/>uoit confesse (sol) et quant elle fut absolue elle<text:line-break/>luy donna aucun arg(e2)t pour dire des mes<text:line-break/>ses et pryer dieu po<text:span text:style-name="T417">r</text:span><text:s/>elle (sol) puis sen alla en sa<text:line-break/>maison. Cantost apres le beau pere man<text:line-break/>da ce ieune compaignon lequel vint vou(-)<text:line-break/>lentiers a luy (sol) et quant il fut venu le beau<text:line-break/>pere c(o2)menca a le blasmer (et) luy dire. Vi(e2)s<text:line-break/>ca m(o2) amy esse bien fait a toy de aller faire<text:line-break/>tes m(o2)stres (et) tes regards sur telle femme<text:line-break/>et deu(a2)t son huys elle en est fort courroucee<text:line-break/>a toy (sol) ce nest pas grant honneur pour toy<text:line-break/>ne pour elle (sol) les voysins qui te veoyent ce<text:line-break/>faire ymagin(e2)t plus tast le mal que le bien<text:line-break/>Elle mesmes (q2) est sage femme (et) honneste<text:line-break/>sen est plainte a moy (et) ma prie que ie ten ad<text:line-break/>uertisse de plus ny retourner en tant quelle<text:line-break/>c(o2)gnoist (q1) tu es mon amy. Et en ce enten<text:line-break/>dit bien le ieune filz la fourbe (et) a quelle fin<text:line-break/>la dame vouloit pret(e2)dre c(o2)bien que iamais<text:line-break/>ny eust pense. Si c(o2)sentit assez le dit du be<text:line-break/>au pere saignant estre honteux (et) luy pmist<text:line-break/>plus ny retourner (sol) puis print congie de luy<text:line-break/>Et en ce c(o2)mencem(e2)t de chaleur ouil entra<text:line-break/>en ceste monition sen alla passer par deu(a2)t<text:line-break/>lhuys de celle femme (sol) la(q2)lle actendoit aux<text:line-break/>fenestres se passer le verroit qui fut fort ioy<text:line-break/>euse qu(a2)t elle le veit et congneut que celluy<text:line-break/>auoit entendu le cas. Apres pour parfaire<text:line-break/>ce qui estoit c(o2)mence (et) que pas nestoit encor<text:line-break/>venue la ou elle vouloit venir (sol) De rechief<text:line-break/><text:soft-page-break/>elle proposa retourner vers le beau pere et<text:line-break/>luy faire encor vne subtille admonition par<text:line-break/>cautelle (sol) et sen vint a luy et luy dist ainsi.<text:line-break/>Or sus beau pere a vous suis reuenue tris<text:line-break/>te et dolente plus fort que deuant : car puis<text:line-break/>le iour que fus vers vo<text:span text:style-name="T418">9</text:span><text:s/>venue faire ma<text:line-break/>plainte sur ce ieune gallant (sol) encor a il fait<text:line-break/>plus fort que par au(a2)t pour me tempter du<text:line-break/>peche de luxure par vne faulse vieille que ie<text:line-break/>hay tant vne ma enuoye belle bource (et) sein<text:line-break/>ture (sol) ie les receu sans les luy renuoyer : car<text:line-break/>iay cuide que la puante ordure ne les retint<text:line-break/>sans les luy rebailler disant (sol) que ceulx ieus<text:line-break/>se prins dauanture (sol) En ce meust fait desh(o2)<text:line-break/>neur et iniure (sol) ainsi beau pere c(o2)me vous<text:line-break/>lent(e2)des (sol) voicy les dons de quoy ie neu onc<text:line-break/>cure (sol) si vous supplye que vous les luy ten<text:line-break/>des (sol) ainsi beau pere vous luy rendres son<text:line-break/>gaige (sol) bource (sol) et seincture ferree dor et dar(-)<text:line-break/>gent (sol) lesquelz ie prins non pas en tel coura<text:line-break/>ge que te voulsisse de son approuchem(e2)t (sol) et<text:line-break/>luy vueillez deffendre expressement de nen<text:line-break/>faire pl<text:span text:style-name="T419">9</text:span><text:s/>ou il sera marry : car si le fait saches<text:line-break/>certainem(e2)t ie men plaindray de luy a mon<text:line-break/>mary. Et en ce entendent fut le beau pe(-)<text:line-break/>re tres fort marry et courrouce : Car par<text:line-break/>la reprehension quil luy auoit faicte du c(o2)(-)<text:line-break/>mencement croyoit (q1) le ieune filz ne retour<text:line-break/>nast plus a ce cas (sol) si conseilla a la femme (q1)<text:line-break/><text:span text:style-name="pb">[f. 35r]</text:span><text:line-break/>pour celle foys elle ne sen plaignist point a<text:line-break/>son mary et que vrayement il le corrigeroit<text:line-break/>si bien (q1) iamais ne le feroit. Adonc se par<text:line-break/>tit la femme et luy d(o2)na de largent pour es<text:line-break/>tre tousiours en ses recommandations.<text:line-break/>Adonc manda le beau pere le iouuenceau (sol)<text:line-break/>et quant il fut deuant luy le c(o2)menca a ten(-)<text:line-break/>cet et luy dite. Va paillart tu as fait le con<text:line-break/>traire de ce que tu me auois promis (sol) et nas<text:line-break/>pas fait seulem(e2)t ce (q1) tu faisois par auant :<text:line-break/>mais luy as enuoye pour la cuider deceuoir<text:line-break/>bource et seincture (sol) et affin (q1) tu ne les puis<text:line-break/>ses deuyer elle ma apporte tes dons (sol) tiens<text:line-break/>les vela (sol) le gallant qui fut prompt et adui<text:line-break/>se faignant auoir honte ce accorda a tout ce<text:line-break/>que le beau pere disoit (sol) (et) neantmoins print<text:line-break/>ces dons (et) print c(o2)gie du frere luy promet<text:line-break/>tant de bonne foy que plus ne le feroit. Et<text:line-break/>incontinent (q2)i fut party sen vint par deu(a2)t<text:line-break/>lhuys de la dame (sol) laquelle regardoit qu(a2)t il<text:line-break/><text:soft-page-break/>passeroit (sol) et en passant oultre les plaisans<text:line-break/>regards qui en tel cas se font luy monstra<text:line-break/>aucuns signes (q2)l auoit receuez les gaiges<text:line-break/>dont la dame fut tant aise quil luy estoit ad<text:line-break/>uis quelle tenoit dieu entre ses bras. Et<text:line-break/>affin de trouuer opportunite de (p3)faire celle<text:line-break/>chose quelle att(e2)doit elle ne regardoit fors<text:line-break/>que son mary allast dehors (sol) le(q1)l par aucuns<text:line-break/>iours apres alla de flor(a2)ce a gennes pour<text:line-break/>aucunes necessitez. Et subitem(e2)t pour le<text:line-break/>faire assauoir au gallant (et) luy enseigner en<text:line-break/>tree par ou il pourroit entrer auec elle (sol) elle<text:line-break/>sen retourna au beau pere luy faire encores<text:line-break/>vne complaincte de labsence de son mary<text:line-break/>(et) du lieu (p3) ou elle vouloit (q1) le compaignon<text:line-break/>entrast (sol) (et) apres la reuer(e2)ce faicte au beau pe<text:line-break/>re dist aisi. C(o2)m(e2)t beau pere vo<text:span text:style-name="T420">9</text:span><text:s/>me auiez<text:line-break/>promis que ce gallant ne reui(e2)droit iamais<text:line-break/>et que ia mot nen disse a mon mary (sol) mais il<text:line-break/>me fait encor pis que iamais : car ceste nuyt<text:line-break/>luy seul ie vous prometz estre sailly ded(a2)s<text:line-break/>nostre vergier par sus vng mur ainsi que<text:line-break/>ie dormois (et) de son sault il ma fait esueiller<text:line-break/>ie regardy qu(a2)t loy tresbuchiet par la fenes<text:line-break/>tre pour scauoir que cestoit (sol) et sus les bran<text:line-break/>ches dung si beau franc meurier ie le trou(-)<text:line-break/>uay en ce point quil m(o2)toit. Or le meurier<text:line-break/>est planche tout fin droit sur la fenestre qui<text:line-break/>ma chambre enlumine (sol) et par ce lieu entrer<text:line-break/>il cuidoita mon aduis ainsi que ie ymagine<text:line-break/>Or faisoit il en ce poit ces effors pour tant<text:line-break/>quil scet puis aucune saison que mon mary<text:line-break/>sen est alle dehors (sol) (et) que ie suis seule en nos<text:line-break/>tre maison (sol) certes beau pere cest vng maul<text:line-break/>nais garson (et) qui me tient en merueilleuse<text:line-break/>craincte (sol) (et) sil ne mect en luy autre rayson a<text:line-break/>mes amys feray la complaincte. Adonc le<text:line-break/>beau pere fut si esinerueille que il ne scauoit<text:line-break/>que dire cuyd(a2)t quelle dist vray (sol) et ne se aui<text:line-break/>soit pas quelle le disoit affin quil le deist au<text:line-break/>gallant po<text:span text:style-name="T421">r</text:span><text:s/>luy enseigner la voye de entrer<text:line-break/>auec elle tant que son mary estoit absent (sol) si<text:line-break/>lui dist le beau pere mamye iay gr(a2)t pitie de<text:line-break/>vostre desplais(a2)ce et suis ioyeulx de vostre<text:line-break/>bonne continence et que estes si ferme que<text:line-break/>pas ne vous consentez a la mauluaise vou<text:line-break/>lente de tel paillart (sol) mais ie vous prye nen<text:line-break/>dictes encores riens a voz amis (sol) ayez paci<text:line-break/>ence (et) ie parleray a luy si bien ce mest aduis<text:line-break/>que vrayem(e2)t iamais ny retournera (sol) bien<text:line-break/><text:soft-page-break/>dist la dame mon beau pere (sol) mais ie vous<text:line-break/>prye ne faillez pas a luy dire : car ie nen puis<text:line-break/>plus endurer (sol) et elle disoit vray (sol) car elle es(-)<text:line-break/>toit si fort embrasee du feu damours que<text:line-break/>pour luy auoit mis la main sur le v(e2)tre on<text:line-break/>luy eust fait partir lame du corps. Ainsi<text:line-break/>quelle sen fut allee le gallant qui souu(e2)t ve<text:line-break/>noit veoir ce beau pere entra en sa chambre<text:line-break/>et si tost (q1) le beau pere le veit ce fut orreur<text:line-break/>comment il tenca et luy dist. Cruant (sol) pail<text:line-break/>lart infame que tu es (sol) ie tauoye pour neant<text:line-break/>deffendu que tu ne feisse plus de oppression<text:line-break/>a celle vaillante femme (sol) et elle piteusement<text:line-break/>cest venue plaindre a moy de toy (sol) et ma dit<text:line-break/>le lieu par ou ceste nuyt tant que son mary<text:line-break/>est dehors tu as cuyde entrer (sol) Cest ainsi<text:line-break/>quelle me a dit par vng vergier derriere sa<text:line-break/>ch(a2)bre auquel tu entras (sol) et a mont les bran<text:line-break/>ches dung franc meuriter qui touch(e2)t les<text:line-break/>fenestres de sa chambre tu montoys quant<text:line-break/><text:span text:style-name="pb">[f. 35v]</text:span><text:line-break/>elle vint a toy po<text:span text:style-name="T422">r</text:span><text:s/>te repulser (sol) elle en est t(a2)t<text:line-break/>courroucee que plus ne peut (sol) (et) se neust este<text:line-break/>pour lamour de moy elle sen fust plainte a<text:line-break/>son mary (sol) tu as grant tort de luy vouloir<text:line-break/>faire ceste iniure (sol) ie cuidoie (q1) tu fusses preu<text:line-break/>dhomme (sol) mais non es (sol) ie te prye ny retour(-)<text:line-break/>ne plus. Et vrayement dist le ieune filz ie<text:line-break/>me faitz fort beau pere que iamais a vous<text:line-break/>ne sen plaindra de moy (sol) et non fist elle : car<text:line-break/>par ce que le beau pere luy dist il ent(e2)dit len<text:line-break/>tree de la maison si ne faillit pas le soir a sail<text:line-break/>lir par sus le mur dedans le iardin (et) m(o2)ter<text:line-break/>a mont le franc meurier iusques aupres de<text:line-break/>la fenestre (sol) laquelle trouua ouuerte (sol) (et) lors<text:line-break/>saillit ded(a2)s la chambre ou il trouua la bel(-)<text:line-break/>le dame qui ne actendoit que luy. Sy se en<text:line-break/>tre embrasserent fermem(e2)t et baiser(e2)t puis<text:line-break/>deuiserent de linnocence du beau pere (et) des<text:line-break/>fineces quelle auoit faictes pour auoir son<text:line-break/>amy. Qu(a2)t est du deduit amoureux p(e2)ses<text:line-break/>mes dames (q2)l ne partirent pas de ensemble<text:line-break/>sans lauoir bien prins a leur appetit (sol) dieu<text:line-break/>scet comment (sol) puis misdrent ordonn(a2)ce po<text:span text:style-name="T423">r</text:span><text:line-break/>toyr secretement de leurs amours (sol) et ne re<text:line-break/>tournerent plus vers le beau pere.</text:p>
      <text:p text:style-name="P424"><text:span text:style-name="T425">E</text:span>N ceste nouuelle sont touchees<text:line-break/>troys substillesses faictes souhz<text:line-break/>espece de bien ainsi que enseign(e2)t<text:line-break/>des regards quelle disoit que le galant fai<text:line-break/><text:soft-page-break/>soit sus elle luy d(o2)na congnoissance quelle<text:line-break/>estoit amoureuse de luy. Secondement (p3)<text:line-break/>les seinctures et bource quelle luy fist bail(-)<text:line-break/>ler luy monstra (q1)lle ne laymoit point pour<text:line-break/>son argent (sol) mais pour sa beaulte. Tierce<text:line-break/>m(e2)t par ce quelle se plaignit quil auoit vou<text:line-break/>lu entrer en sa maison elle luy donna a ent(e2)<text:line-break/>dre le lieu par ou elle vouloit quil entrast (sol)<text:line-break/>ainsi souhz espece de bien ce font souu(e2)t de<text:line-break/>grans maulx.</text:p>
      <text:h text:style-name="Titre1" text:outline-level="1">(ipdm) Ensuit la xxiiii. Nouuelle comptee (p3)<text:line-break/>pamphile qui est la .iiii. de la tierce iournee<text:line-break/>dont neyphille est royne.</text:h>
      <text:p text:style-name="P426"><text:span text:style-name="T427">D</text:span>Ame philomene (sol) puis que vous<text:line-break/>auez c(o2)mence a compter comme<text:line-break/>soubz espece de bien on fait de</text:p>
      <text:p text:style-name="figure">&lt;image&gt;</text:p>
      <text:p text:style-name="P428">grans maulx et lauez monstre par la dame<text:line-break/>amoureuse qui faignoit soy confesser et de<text:line-break/>ceuoit son confesseur (sol) aumoins a son inten<text:line-break/>tion (sol) mais a la realle verite elle mesme se de<text:line-break/>ceuoit (sol) ie vueil c(o2)tinuer celle matiere (et) mon<text:line-break/>strer aussi c(o2)me vng bon religieux mesme<text:line-break/>deceut lautre ainsi que apres verres.</text:p>
      <text:p text:style-name="p"/>
      <text:p text:style-name="P429"><text:span text:style-name="T430">A</text:span>Vpres du monastere sait pocra<text:line-break/>ce demouroit ainsi que iay oy di<text:line-break/>te vng bon h(o2)me vieil n(o2)me pu(-)<text:line-break/>cian (q2) estoit marie a vne ieune femme (sol) vou<text:line-break/>sente print a celluy pucian considerant les<text:line-break/>miseres du monde de viure religieusement<text:line-break/>et affin de ce faire print labit de la tierce or(-)<text:line-break/>dre de saint fr(a2)coys (sol) laquelle ordre gardoit<text:line-break/>au mieulx quil pouoit (sol) combien quil ne fust<text:line-break/>pas clerc il ne c(o2)muniquoit point auec sa f(e2)<text:line-break/>me (q1) aumoins (q2)l pouoit (et) nestoit pas ce (q1)<text:line-break/>elle demandoit (sol) mieulx eust ayme vng gal<text:line-break/>lant quil luy eust forby son harnoys fort (et)<text:line-break/>ferme. Aduint vne foys (q1) en celluy lieu ar(-)<text:line-break/>tiua vng religieux fort bon clerc (sol) bien elo(-)<text:line-break/>quent et bien endoctrine nomme dan phelix<text:line-break/>lequel fist plusieurs belles predications la<text:line-break/>ou le bon frere Pucian estoit (sol) et se approu<text:line-break/>cha de luy ledit frere pucian pour la bonne<text:line-break/>doctrine que en luy Veoit (sol) et le mena<text:line-break/><text:span text:style-name="pb">[f. 36r]</text:span><text:line-break/>plusieurs foys boyre et mangier en sa mai(-)<text:line-break/><text:soft-page-break/>son. Dr veoit dan phelix ceste ieune f(e2)me<text:line-break/>de frere pucian qui estoit chaulde nourrie<text:line-break/>fresche et ronde (sol) et qui nauoit necessite que<text:line-break/>dung seruiteur. Congnoissoit aussi dan<text:line-break/>phelix que frere pucian a lordre que il auoit<text:line-break/>prinse et la vieillesse de luy (q1) petitem(e2)t pou<text:line-break/>oit fournir a lapoinctement. Cy c(o2)sidera<text:line-break/>en celluy mesme iour que aysem(e2)t pourroit<text:line-break/>tempter ceste ieune femme a faire sa voul(e2)<text:line-break/>te (sol) et pour ce faire luy m(o2)stra tousiours si(-)<text:line-break/>gnes gracieux et damours (sol) lesquelz elle be<text:line-break/>gninement les receuoit (sol) et pour la beaulte<text:line-break/>de celluy dan phelix en ses beaulx signes du<text:line-break/>feu damours se embrasoit (sol) la(q1)lle chose dan<text:line-break/>phelix vi(e2) aperceuoit (sol) (et) le bon frere pucian<text:line-break/>iamais ne sen doubtoit. En apres pour de<text:line-break/>clairer celle amour (sol) dan phelix vne foys (q2)l<text:line-break/>se trouua auec la belle luy fist sa supplicati(-)<text:line-break/>on et luy dist. Ma belle seur ie suis de vos<text:line-break/>tre amour si fort soupprins que ie suis au<text:line-break/>mourir (sol) tant embrase (q1) ie ne scay plus tour<text:line-break/>si me vueillez en ce fait secourir mieulx vo<text:span text:style-name="T431">9</text:span><text:line-break/>scaray a vostre gre seruir que ne seroit pu(-)<text:line-break/>cian le vieillart. Je suis vng homme pour<text:line-break/>fermenent ferir (sol) pour vo<text:span text:style-name="T432">9</text:span><text:s/>faire voz besoi(-)<text:line-break/>gnes gaillart. Adonc la ieune femme qui<text:line-break/>fort estoit actaincte de son amour (sol) et qui en<text:line-break/>auoit grant necessite ne le voulut pas esc(o2)(-)<text:line-break/>duire (sol) mais aucunem(e2)t se excusoit pour la<text:line-break/>opportunite du lieu disant. Frere phelix ce(-)<text:line-break/>la me doit bien plaire : car ie vous ayme de<text:line-break/>vne amour souuerainne se nous fussions<text:line-break/>en lieu propre a ce faire ie vous feroye frap<text:line-break/>per a la quintaine (sol) ce nous seroit vne chose<text:line-break/>villainne que en ce faisant attrappez nous<text:line-break/>fussions (sol) en autre lieu ie ne seroye certaine<text:line-break/>mieulx que ceans qui peust trouuer facon.<text:line-break/>Adonc ymagina dan phelix c(o2)ment il pour<text:line-break/>roit trouuer la maniere de abuser tant fre(-)<text:line-break/>re pucian quil luy cheuauchast sa femme en<text:line-break/>sa maison sans quil sen apparceust (sol) et pour<text:line-break/>ce faire appella vne foys pucian et luy dist<text:line-break/>ainsi. Venez ca frere pucian il me semble (q1)<text:line-break/>vous desires a viure sainctement et deue<text:line-break/>nir saint h(o2)me (sol) certes dist frere pucian cela<text:line-break/>fais ie. Certes dist dan phelix mon amy tu<text:line-break/>ne peulx en restat que tu mainnes (sol) combien<text:line-break/>que tu viuez assez iustement (sol) mais ymagi(-)<text:line-break/>ne que premier que tu fussez sainct h(o2)me il<text:line-break/>te fauldroit pr(e2)dre la vie contemplatiue (sol) la(-)<text:line-break/><text:soft-page-break/>quelle les grans clercs ne dient pas a tout<text:line-break/>le monde (sol) mais en tant que tu es mon amy<text:line-break/>se ie scauoie que tu fusses delibere de lensuy<text:line-break/>uit ie te lenseigneroye (sol) et ainsi (q1) tu me pro(-)<text:line-break/>misses de ne la declairer a personne : car se<text:line-break/>tout le monde le scauoit ilz la vouldroient<text:line-break/>ensuyuir et ne seroient ne marchans ne la(-)<text:line-break/>boureurs. Sans faulte dist frere pucian<text:line-break/>mon beau pere dan phelix (sol) cest la vie que ie<text:line-break/>desire et vous prometz sil vo<text:span text:style-name="T433">9</text:span><text:s/>plaist de me<text:line-break/>lenseigneur de ne le reueller a personne (sol) res<text:line-break/>pondit dan phelix pucian. Puis que ainsi<text:line-break/>tu le prometz ie te la voism(o2)strer et luy dist<text:line-break/>ainsi. De tes pechiez premierem(e2)t (q1) tu as<text:line-break/>faitz (p3) longue espasse purger te fault entie(-)<text:line-break/>rement et te metre en estat de grace (et) pour<text:line-break/>ce faire en vne place te fault mectre en vng<text:line-break/>secret lieu dont tu puisses veoir face a face<text:line-break/>le ciel sur quoy repose dieu. En ce lieu te c(o2)<text:line-break/>uient auoir vne table ou tu tiendras c(o2)me<text:line-break/>vng crncifix (sol) sans mouuoir la teste (sol) les<text:line-break/>piedz (sol) ne les bras (sol) tousious le ciel regarde(-)<text:line-break/>ras en remembrant la passion de iesuchrist<text:line-break/>et te mectras tousiours en vraye deuotion<text:line-break/>Croys cens patenostres diras (sol) et de aue<text:line-break/>maria autant en la place ou tu seras (sol) qu(a2)t<text:line-break/>bien le ciel speculeras (sol) tu verras de merueil<text:line-break/>leux signes (sol) (et) de ce lieu ne partiras (sol) iusques<text:line-break/>au premier son de matines. Et quant ma(-)<text:line-break/>tines sonneront (sol) garde bien (q1) tu ne les lais<text:line-break/>ses (sol) ne les heures qui se diront sur le iour (sol)<text:line-break/>et vespres et messes (sol) il fault aussi que tu de<text:line-break/>laisses toute habitation charnelle (sol) nonob<text:line-break/>stant les promesses de ta femme ne touche<text:line-break/>a elle. Ainsi seras sans deffaillance dix<text:line-break/>iours continuellement (sol) ainsi sera ta penit(a2)<text:line-break/>ce parfaicte et viueras sainctem(e2)t. Et est<text:line-break/>celle vie proprem(e2)t de quoy les sainctz ont<text:line-break/>voulu viure (sol) pour tant se tu veulx nulle<text:line-break/><text:span text:style-name="pb">[f. 36v]</text:span><text:line-break/>ment viure sainct il te la fault suyure. Et<text:line-break/>tous ces enseignemens croyoit le bon fre(-)<text:line-break/>re pucian et se delibera de le faire (sol) et mist en<text:line-break/>vne petite chambre au derriere de celle ou<text:line-break/>estoit son lict vng aiz de bout et se estendit<text:line-break/>encontre la croix ainsi que le crucifix dune<text:line-break/>eglise (et) disoit ses patenostres ainsi (q1) le be(-)<text:line-break/>au pere dan phelix luy auoit dit (sol) et ne (p3)toit<text:line-break/>point de puis le soir quil si mectoit iusques<text:line-break/>a heure de matines en faisant celle peniten<text:line-break/><text:soft-page-break/>ce (sol) (et) ce pend(a2)t maistre dan phelix estoit cou<text:line-break/>chie auec elizabeth la femme du poure peni(-)<text:line-break/>tant et luy m(o2)stre vne autre maniere de vi<text:line-break/>ure (q1)l nauoit faicte a son mary. Dr estoit<text:line-break/>le lict pres du lieu ou pucian estoit crucifie<text:line-break/>Et vne foys ainsi (q1) dan phelix et elizabeth<text:line-break/>besoignoient a leurs pieces quil sembloit (q1)<text:line-break/>tout le lict deust rompre le poure h(o2)me oyt<text:line-break/>ceste t(e2)peste qui ne osoit remuer ne pied ne<text:line-break/>reste (et) ne se peut tenir de demander que ces<text:line-break/>toit (sol) si demanda a sa femme ainsi. Eliza(-)<text:line-break/>beth mainye (q1)lle noise esse (q1) ie oy vous me<text:line-break/>faictes greuance (sol) il mest aduis que ce(a2)s vi(e2)<text:line-break/>ne et voyse (sol) fouldre et t(e2)peste (sol) cest bien g(a2)t<text:line-break/>desplais(a2)ce vostre lict crye quil semble sans<text:line-break/>doubtance quil doyue r(o2)pre par pieces tant<text:line-break/>crye fort (sol) ie me perturbe en faisant peniten(-)<text:line-break/>ce : car ie vous oy certes vous auez tort.</text:p>
      <text:p text:style-name="p">Et ie ne scay se aucunement il se doubtoit<text:line-break/>de la maniere (sol) mais non pourtant ne partit<text:line-break/>de la (sol) et sa femme luy resp(o2)dit. Taisez vo<text:span text:style-name="T434">9</text:span><text:line-break/>et dictes le seruice a vous ordonne ce suys<text:line-break/>ce qui faitz tant de tours en ce lire et tel de<text:line-break/>mene cest pour tant que ie trop ieusne (sol) ie ne<text:line-break/>dors heure ne demye (sol) iay plus de mille foys<text:line-break/>tourne de puis que ie suis couchee. Ainsi<text:line-break/>le creut pucian et recomm(a2)ca ses oroisons<text:line-break/>Et ainsi faisoient tous les iours dan phe(-)<text:line-break/>lix et elizabeth (sol) et affin que le poure penit(e2)<text:line-break/>cieux ne les oyst faire leur tempeste indui(-)<text:line-break/>rent vng lict en vne autre chambre et la pre<text:line-break/>noy(e2)t le deduit (sol) ainsi qu(a2)t le terme de la pe(-)<text:line-break/>nitance fut venu le poure Pucian estoit si<text:line-break/>maisgre quil sembloit quil deust mourir (sol) et<text:line-break/>auoit dan phelix si bien introduit sa femme<text:line-break/>quil len amena sans crainte a leur appetit<text:line-break/>et laisserent pucian sainct homme en ses de<text:line-break/>uotions.</text:p>
      <text:p text:style-name="P435"><text:span text:style-name="T436">E</text:span>N ceste nouuelle est monstre aus<text:line-break/>si que en celle de deuant comme<text:line-break/>soubz espece de bien on fait mal<text:line-break/>ainsi que dan phelix faignoit estre fort de(-)<text:line-break/>uot et enseignoit a ce poure homme celle pe<text:line-break/>nitance affin de auoir opportunite de luy<text:line-break/>cheuaucher sa femme (sol) y est aussi monstre (q1)<text:line-break/>pucian est vray penitant de oyr cheuaucher<text:line-break/>sa femme en pres soy (sol) et ne osoit remuer ne<text:line-break/>pied ne main. Aussi est monstre que entant<text:line-break/>quil faisoit sa penit(a2)ce sa femme prenoit sa<text:line-break/>plaisance (sol) ainsi nest il mestier ne marchandi<text:line-break/><text:soft-page-break/>se ou il ny ait deception fors en femmes et<text:line-break/>en cheuaulx (sol) mais il ny a (q1) toute loyaulte.</text:p>
      <text:h text:style-name="Titre1" text:outline-level="1">(ipdm) Cy ensuyt la vingt cinquiesme<text:line-break/>nouuelle cinquiesme de la tierce<text:line-break/>iournee comptee par dame elisee.</text:h>
      <text:p text:style-name="figure">&lt;image&gt;</text:p>
      <text:p text:style-name="P437"><text:span text:style-name="T438">S</text:span>Eigneur pamphille la nouuelle<text:line-break/>(q1) auez rac(o2)ptee est ioyeuse qu(a2)t<text:line-break/>au regard du crucifiement de fre(-)<text:line-break/>re pucian : car moult fut patiant en sa peni(-)<text:line-break/>tance (sol) la(q1)lle auez finie et vos estes a equite<text:line-break/><text:span text:style-name="pb">[f. 37r]</text:span><text:line-break/>honnestement : si vueil faire ainsi que vous<text:line-break/>et ma nouuelle rac(o2)pter affin que ien soye<text:line-break/>quicte (sol) laquelle ensuit.</text:p>
      <text:h text:style-name="Titre2" text:outline-level="2">(ipdm) La nouuelle.</text:h>
      <text:p text:style-name="P439"><text:span text:style-name="T440">E</text:span>N la prouince de tostanne a vne<text:line-break/>cite n(o2)mee pistoye en laquelle de(-)<text:line-break/>mouroit vng grant noble et puis<text:line-break/>sant cheualier en tous cas (sol) bien morigine<text:line-break/>fois (q2)l estoit tresauaricieux (sol) (et) pour la gr(a2)t<text:line-break/>prudence qui estoit en luy dont il estoit re<text:line-break/>nom. Ceulx de millan le voulurent auoit<text:line-break/>et le constituerent leur iuge et bailly de la<text:line-break/>ville ainsi (q1) de coustume est en celluy pays<text:line-break/>que les cytoiens estirent iuge a leur apetit<text:line-break/>Des(q1)lz iuges sont plusieurs (sol) (et) leur chan<text:line-break/>gent leurs offices de six mois en six moys<text:line-break/>Ainsi quilz eurent esleu ce cheualier n(o2)me<text:line-break/>messire francois de vergiloys que tant re<text:line-break/>putoient sage ilz luy enuoyerent plusieurs<text:line-break/>messagiers en celle ville de pistoye pour lui<text:line-break/>porter sa c(o2)mission (et) luy annoncer le temps<text:line-break/>quil deuoit aller. De laquelle chose celluy<text:line-break/>cheualier fut ioyeux en t(a2)t que ce luy estoit<text:line-break/>grant honneur (sol) et fist ses preparatoires de<text:line-break/>ce qui luy estoit c(o2)uenable a maintenir son<text:line-break/>train h(o2)nestement (et) de toutes choses a luy<text:line-break/>necessaires ne luy restoit (q1) vng beau cour(-)<text:line-break/>sier de quoy ne pouoit trouuer aucun a son<text:line-break/>chois. Dr en celle ville de pistoye estoit<text:line-break/>vng ieune homme n(o2)me richard h(o2)me de<text:line-break/>simple estat (sol) mais de corps et de condicion<text:line-break/>tresabile tant que par son abilite fut n(o2)me<text:line-break/>sima (sol) cest a dire le roy des amoureux au l(a2)<text:line-break/>gage de ceulx qui luy nommerent. Et ce si<text:line-break/>ma qui estoit tant abille par plusieurs fois<text:line-break/><text:soft-page-break/>auoit regarde la f(e2)me de ce cheualier pour<text:line-break/>la beaulte souueraine qui estoit en elle d(o2)t<text:line-break/>il estoit embrase (sol) c(o2)bien que descouurir ne<text:line-break/>le osast fors par signes amoureux (sol) comme<text:line-break/>en faisant d(a2)ces (sol) ioustes honnestes deuant<text:line-break/>la dame (sol) luy enuoyoit au matin aubades re<text:line-break/>ueilz amoureux plusieurs fois. Et cestuy<text:line-break/>suna auoit vng beau cheual tel que le che(-)<text:line-break/>ualier le demandoirer (sol) de ce cheual estoit<text:line-break/>fort enuieux le cheualier. Si manda Si<text:line-break/>ma quil vensist a luy (sol) (et) quant il fut venu il<text:line-break/>luy demanda. Vien ca sima me veulx tu<text:line-break/>vendre ton courcier. Nenny dist sima sire<text:line-break/>cheualier ie ne le vo<text:span text:style-name="T441">9</text:span><text:s/>venderay point (sol) mais<text:line-break/>si vous me voullez octroier ce que ie vous<text:line-break/>demanderay qui nest ne or ne argent ie vo<text:span text:style-name="T442">9</text:span><text:line-break/>le donneray. Lors le cheualier qui fort es(-)<text:line-break/>toit anaricieux et plus pensant a sa richesse<text:line-break/>que a son honneur luy dist quil estoit con(-)<text:line-break/>tent et quil luy dem(a2)dast ce quil vouldroit<text:line-break/>Adonc sima luy dist. Sire la chose que ie<text:line-break/>vous demande (sol) cest que me faciez vne fois<text:line-break/>parler a ma dame vostre femme de aucune<text:line-break/>chose que ie luy vueil dire (et) sans desh(o2)neur<text:line-break/>et auec ce ie vueil bien que en ce lieu soyez<text:line-break/>present quant a elle parleray (sol) fors que de si<text:line-break/>pres ne vous approuchez que vous enten(-)<text:line-break/>dez ce que ie luy diray. Et ceste chose luy<text:line-break/>accorda le cheualier qui sen vint a sa f(e2)me (et)<text:line-break/>luy dist. Mamye (sol) sima ma requis de vous<text:line-break/>dire secretement deux ou trois motz (sol) (et) ma<text:line-break/>promis vng don que prise grandement don<text:line-break/>ner par cest appoinctem(e2)t que ie auray son<text:line-break/>beau cheual. Vous escouterez sagement<text:line-break/>sans resp(o2)dre ne bien ne mal. Et ad ce luy<text:line-break/>respondit sa femme qui sage estoit et con(-)<text:line-break/>gnoissoit que plus le faisoit par auarice (q1)<text:line-break/>autrement et plus prisoit son argent (q1) son<text:line-break/>honneur (et) luy dist. Las mon amy ne tenez<text:line-break/>pas si cher or et argent que faictes vostre<text:line-break/>honneur. Se sima vous veult vendre son<text:line-break/>courcier si lachaptez et en faictes le seur (sol)<text:line-break/>car ie pourroye acquerir deshonneur en es(-)<text:line-break/>coutant ses trufles et ses bourdes (sol) (et) puis<text:line-break/>vous mesmes qui estes grant seigneur en<text:line-break/>auries des reprouches bien lourdes (sol) mais<text:line-break/>non obstant quelque b(o2)ne excusacion (q1)lle<text:line-break/>fist il fist tant quil la mena en vne salle ou<text:line-break/>sima lattendoit. Et alors icelluy cheua(-)<text:line-break/>lier la laissa la. Et qu(a2)t sima la veit il luy<text:line-break/><text:soft-page-break/>dist quelle lescoutast parler et que mot du<text:line-break/>monde ne dist quelque chose quil proposast<text:line-break/>Ainsi icelle dame en fut contente (sol) et par le<text:line-break/>vouloir du cheualier se retirerent en vne<text:line-break/><text:span text:style-name="pb">[f. 37v]</text:span><text:line-break/>partie de la salle qui estoit longue (sol) (et) le che<text:line-break/>ualier se tint a lautre bout de celle salle.<text:line-break/>Lors commenca sima qui estoit pres la da<text:line-break/>me qui t(a2)t luy plaisoit parler auec elle a(p2)s<text:line-break/>moins regars (et) souspirs amoureux (q2)l luy<text:line-break/>monstra (sol) (et) luy dist ainsi. Dame par qui le<text:line-break/>vif en esperant (sol) qu(a2)t ie vo<text:span text:style-name="T443">9</text:span><text:s/>voy mon cueur<text:line-break/>est desirant (sol) sourprins damours par fortu<text:line-break/>ne soubdaine (sol) vostre gent corps me semble<text:line-break/>si plaisant (sol) Vostre maintien gracieux me<text:line-break/>plaist tant (sol) que ie vous reclame sus toutes<text:line-break/>souueraine (sol) noble de meurs de vertu la f(o2)<text:line-break/>taine (sol) en qui tout bien (et) honneur se reserue<text:line-break/>Humble en tous fais plus sage que miner<text:line-break/>ue (sol) genre (et) abille plus que elle mille foys<text:line-break/>De toutes autres la valeur et le chois.<text:line-break/>Pour qui mon cueur est souuent au mou(-)<text:line-break/>rir (sol) Si vous prie dame après tous blas(o2)s<text:line-break/>faitz (sol) que me vueillez en amour secourir.<text:line-break/>Mourir me fault dolent auant mes iours<text:line-break/>Triste (et) marry subcumbe de doulours (sol) se<text:line-break/>vostre cueur noblement ne se accorde (sol) a me<text:line-break/>d(o2)ner aucun petit secours : (et) rapaiser mes<text:line-break/>pitoyables plours (sol) (q1) tousiours fais qu(a2)t<text:line-break/>de vous me recorde (sol) se vous nauez de moy<text:line-break/>misericorde (sol) Je ne puis viure en lardeur (q2)<text:line-break/>enflame : mon poure cueur pour vous plai<text:line-break/>sante dame (sol) (q2) me plaises sus toutes entie<text:line-break/>rement (sol) et croy que cest le plus gr(a2)t saulue<text:line-break/>ment quen tout le m(o2)de ie pourroye acque<text:line-break/>rir. Si vous supply dame treshumblem(e2)t<text:line-break/>(q1) me vueillez en amour secourir. Auoir<text:line-break/>ne puis croyez de verite (sol) en tout le monde<text:line-break/>plus grant felicite (sol) que ie me voye vne fois<text:line-break/>veoir en place (sol) (et) que ie voye voz plaisans<text:line-break/>peulx reluire. Vostre corps fait cent foys<text:line-break/>mieulx (q1) de cire. Amours me prent (et) me<text:line-break/>ti(e2)t en ses las souu(e2)tefois me c(o2)uient dire<text:line-break/>helas. C(o2)e pourray ie la belle re(q1)rir (sol) si vo<text:span text:style-name="T444">9</text:span><text:line-break/>supply mon espoir (et) soulas (sol) (q1) me vueillez<text:line-break/>en amour secourir. Princesse dame regar(-)<text:line-break/>dez le torment (sol) ou ie suis mis (et) la gr(a2)t cru(-)<text:line-break/>aulte (sol) ou mon cueur est tousiours iucess(a2)(-)<text:line-break/>ment (sol) pour le regard de vostre grant beaul<text:line-break/>te. C(o2)siderez la b(o2)ne loyaulte (sol) dont ie vo<text:span text:style-name="T445">9</text:span><text:line-break/><text:soft-page-break/>ayme plus (q1) f(e2)me du m(o2)de (sol) dont ie vo<text:span text:style-name="T446">9</text:span><text:s/>pry<text:line-break/>en ma douleur parf(o2)de : que me vueillez en<text:line-break/>amour secourir. Et quant sima leur ainsi<text:line-break/>supplice elle ne dist mot (et) estoit c(o2)me vne<text:line-break/>ymage (sol) dont sima fut fort esbahy cuidant<text:line-break/>auoir perdu sa paine. Mais elle qui par<text:line-break/>celle supplicacion fut fort (e2)brasee nosoit di<text:line-break/>re mot ne faire aucun s(e2)blant (sol) fors que au(-)<text:line-break/>cuneffois gectoit paisiblem(e2)t des souspirs<text:line-break/>pitoyables (sol) les(q1)lz sima bien entendoit. Et<text:line-break/>ce voyant c(o2)gneut bien (q1) le mary delle luy<text:line-break/>auoit deff(e2)du le (p3)ler par aucune fac(o2) pour<text:line-break/>tr(o2)per sima. Si considera bien sima (q1) vou<text:line-break/>l(e2)tiers elle eust parle se neust este celle cau<text:line-break/>se (sol) (et) que aucunem(e2)t elle auoit eue la suppli<text:line-break/>cation de lui aggreable (sol) (et) le aymoit par les<text:line-break/>souspirs (et) regars quelle faisoit (sol) (et) luy dist si<text:line-break/>ma. Dame ie croy que ma priere vo<text:span text:style-name="T447">9</text:span><text:s/>plaist<text:line-break/>(et) que bien ent(e2)dez la grant amour dont ie<text:line-break/>vous ayme (sol) (et) croy qne aucunem(e2)t vous<text:line-break/>me aymez (et) que ce ne fust ce (q1) vostre mary<text:line-break/>vo<text:span text:style-name="T448">9</text:span><text:s/>a deffendu a moy resp(o2)dre que vous<text:line-break/>meussiez respondu bien gracieusement (sol) et<text:line-break/>mest aduis que deuant moy la doulce res(-)<text:line-break/>ponce que vo<text:span text:style-name="T449">9</text:span><text:s/>meussiez faicte ay en escript<text:line-break/>La(q1)lle puis que ainsi est en la pers(o2)ne de<text:line-break/>vous ie feary ainsi ma dame que ie croy (q1)<text:line-break/>eussiez dit. Certes Sima ie congnois<text:line-break/>mainten(a2)t que vo<text:span text:style-name="T450">9</text:span><text:s/>me aymez plus que to<text:span text:style-name="T451">9</text:span><text:line-break/>les viuans (sol) dont ie nay fait semblant aucu<text:line-break/>nem(e2)t : pour la gr(a2)t paour des ialoux mal<text:line-break/>disans (sol) m(o2)stre mauez signes tressuffis(a2)s<text:line-break/>par plusieurs fois et regars amoureux (sol) (q2)<text:line-break/>me s(e2)bloi(e2)t sus to<text:span text:style-name="T452">9</text:span><text:s/>doulx (et) plaisans (sol) mais<text:line-break/>ie doubtoie ces mauluats enuieux. Je ne<text:line-break/>suis pas de rigueur si actainte (sol) que ne vo<text:span text:style-name="T453">9</text:span><text:line-break/>eusse aucun regard gecte (sol) de bonne amour<text:line-break/>ce neust este la craincte (sol) des cuuieux ou iay<text:line-break/>tousiours este (sol) mais quant auoir puis op(-)<text:line-break/>portunite (sol) de vo<text:span text:style-name="T454">9</text:span><text:s/>monstrer signe damour<text:line-break/>egalle (sol) saches sima que cest ma voul(e2)te de<text:line-break/>me m(o2)strer c(o2)me aym(a2)te loyale. Mon ma<text:line-break/>ry va demourer a millan dont on luy a don<text:line-break/>ne le Bailliage. Et nen viendra iusques<text:line-break/>a demy an (sol) Mais quil y soit vne fois sima<text:line-break/><text:span text:style-name="pb">[f. 38r]</text:span><text:line-break/>nous ferons rage. Je seroye bien de trop<text:line-break/>mauluais courage de ne vouloir a si loyal<text:line-break/>amant tendre en amour aucun petit hom(-)<text:line-break/>mage quant pour moy il vit en languiss(a2)t<text:line-break/><text:soft-page-break/>Deux cueuurechiesz mectray a ma fenes(-)<text:line-break/>tre quant mon mary de ceans partira en<text:line-break/>quoy sima vous pourrez bien congnoistre<text:line-break/>que departi dauecques moy sera (sol) luys du<text:line-break/>iardin derriere on ouurera (sol) parquoy pour<text:line-break/>rez entrer secretement. Et lors sima on<text:line-break/>vous declairera se lon vous a point ayme<text:line-break/>loyaulment. Et celle responce faicte en<text:line-break/>quoy lui bailla le signe quelle mectroit a la<text:line-break/>fenestre et le lieu par ou il entreroit sil luy<text:line-break/>plaisoit quil venist vers elle Il sen partit<text:line-break/>dauec elle en luy disant a dieu en ce point.<text:line-break/>Adieu vous dy gentil fleur de noblesse (sol) et<text:line-break/>vous souuiengne du poure suppliant (sol) qui<text:line-break/>vous reclame pour sa dame (et) maistresse (sol) (et)<text:line-break/>se repute vostre petit seruant. Aux dieux<text:line-break/>damours tousiours vous recommant (sol) et<text:line-break/>leur suppli que soiez en leur garde (sol) par bon<text:line-break/>espoir tousiours en actendant (sol) vostre se(-)<text:line-break/>cours ne(a2)tmoins quil me tarde. Et a(p2)s<text:line-break/>cest a dieu retourna sima au mary (et) lui dist<text:line-break/>Cheualier vous mauez trompe (sol) vous me<text:line-break/>deuiez faire parler a vostre femme (sol) mais<text:line-break/>vous mauez fait parler a vne ydolle : ne(a2)t<text:line-break/>moins ie vous laisse le Cheual sans re(-)<text:line-break/>pentir (sol) (et) a Dieu vous dy. Et de celle heu<text:line-break/>repartir le cheualier sur son cheual et acom<text:line-break/>paigne de plusieurs seruiteurs sen alla a<text:line-break/>millan. La dame qui estoit embrasee par le<text:line-break/>doulx langage de sima qui bien auoit ent(e2)<text:line-break/>du les signes des cueuurechiefz incontin(e2)t<text:line-break/>que son mary fut party sans plus attendre<text:line-break/>alla a sa fenestre et mist le signe. Sima (q2)<text:line-break/>estoit tousiours au guet pour veoir se elle<text:line-break/>mectroit fnt bien ioyeux qu(a2)t il apperceut<text:line-break/>et sans plus tarder sen vint vers elle. Et<text:line-break/>quant il fut venu (sol) du recueil des baisiers (q1)<text:line-break/>on luy fist il nen fault point doubtet (sol) ce fut<text:line-break/>vne chose sumptueuse. La nuyt ensuyuan<text:line-break/>te coucherent ensemble (sol) (et) la ac(o2)plirent leur<text:line-break/>voulente (sol) (et) de celle heure mirent si bonne<text:line-break/>ordonnance que ce temps pendant que le<text:line-break/>maistre fut dehors (sol) (et) tant comme il estoit a<text:line-break/>la maison sima venoit vers sa dame pr(e2)dre<text:line-break/>deduit sans que les sen apperceust.</text:p>
      <text:p text:style-name="p"/>
      <text:p text:style-name="P455"><text:span text:style-name="T456">E</text:span>N ceste nouuelle est m(o2)stre vng<text:line-break/>vice qui est asses c(o2)mun aux h(o2)(-)<text:line-break/>mes mariez. Et tant en est en<text:line-break/>ceste ville qui par voulente de gaigner ou<text:line-break/><text:soft-page-break/>de gourmander seroi(e2)t contens de tenir la<text:line-break/>teste de leurs femmes (sol) et en sont propres<text:line-break/>ruffiens (sol) (et) aucuneffois cause de leur mal<text:line-break/>ainsi que le cheualier auaricieux affin de<text:line-break/>auoir vng cheual fut cont(e2)t que sa femme<text:line-break/>endurast a ouyr le langage dung gallant (q2)<text:line-break/>ne queroit que a la deceuoir (sol) et par ce fut de<text:line-break/>ceue en la fin (sol) (et) le mary coquu qui en estoit<text:line-break/>cause.</text:p>
      <text:h text:style-name="Titre1" text:outline-level="1">(ipdm) Cy ensuit la vingt sixiesme nou<text:line-break/>uelle (et). vi. de la tierce iournee c(o2)ptee<text:line-break/>par dame flammette.</text:h>
      <text:p text:style-name="figure">&lt;image&gt;</text:p>
      <text:p text:style-name="P457"><text:span text:style-name="T458">E</text:span>Lisee vous auez compte vne h(o2)(-)<text:line-break/>neste nouuelle (et) de grant valeur<text:line-break/>qui a fort pleu a la c(o2)paignie en<text:line-break/>t(a2)t que ie puis apparceuoir (sol) (et) en celle auez<text:line-break/>conclud la maniere que trouua sima subtil<text:line-break/>lement pour iouyr de ses amours. Et en<text:line-break/>ensuyuant tousiours le traictie damours<text:line-break/><text:span text:style-name="pb">[f. 38v]</text:span><text:line-break/>suis dispose de racompter ma nouuelle c(o2)<text:line-break/>me il ensuit.</text:p>
      <text:p text:style-name="P459"><text:span text:style-name="T460">E</text:span>N la cite de naples qui est vne<text:line-break/>tres belle et noble cite fut vngieu<text:line-break/>ne homme marie nomme richard<text:line-break/>mutile (sol) lequel combien quil eust femme es(-)<text:line-break/>pouse h(o2)neste suffisante sil eust este sage et<text:line-break/>modere : neantmoins il fut amoureux de<text:line-break/>la f(e2)me dung gentil h(o2)me n(o2)me Philippet<text:line-break/>filmose (sol) (et) celle femme auoit nom catelle.<text:line-break/>De celle catelle estoit si embrase richard (q1)<text:line-break/>plus on ne pourroit. Car ainsi c(o2)me on af<text:line-break/>fermoit ce estoit sans comparaison la plus<text:line-break/>belle de toutes les femmes de naples. Et<text:line-break/>pour auoir son amour fist toutes choses<text:line-break/>h(o2)nestes et possibles a cueur vaill(a2)t amou<text:line-break/>reux (sol) mais elle iamais nen tenoit compte (sol)<text:line-break/>car elle aymoit la femme de philippet si loy<text:line-break/>aulment que iamais ne luy eust voulu fail<text:line-break/>lit. Et ainsi que len dit (sol) qui nest pas vray<text:line-break/>amoureux qui nest ialoux de ce quil ayme.<text:line-break/>Elle estoit t(a2)t ialouse de son mary quil lui<text:line-break/>estoit aduis que les oyseaulx vollans en<text:line-break/>lair lui deuoi(e2)t oster. De ceste amour gr(a2)<text:line-break/>de quelle auoit de ceste ialousie a son mary<text:line-break/>Fut aduerty richard (sol) (et) pour cela (q1) en vain<text:line-break/><text:soft-page-break/>labouroit enuers elle (sol) Si proposa en soy<text:line-break/>trouuer maniere fust au pres ou au loing<text:line-break/>de la deceuoir. Et pource faire faignit a de<text:line-break/>laisser lamour de catelle pour aymer vne<text:line-break/>voisine quelle auoit (sol) (et) deu(a2)t ceste voisine<text:line-break/>faisoit saulx (sol) ioustes (sol) luttes (et) tous esbate(-)<text:line-break/>mens (et) fringueries ainsi (q1) fait auoit pour<text:line-break/>catelle. Ce voyant catelle croyoit que la<text:line-break/>mour de luy a elle fust faillie (sol) (et) que richard<text:line-break/>eust mis son cueur ailleurs dont elle estoit<text:line-break/>fort ioyeuse affin que plus ne la tencast.<text:line-break/>Dr aduint vne foys aucun pou de temps<text:line-break/>après ceste fiction faicte que sur le riuage<text:line-break/>de la mer catelle estoit en deduit auecques<text:line-break/>plusieurs autres f(e2)mes (sol) (et) la se trouua Ri<text:line-break/>chard qui sesbaloya auec(q1)s elles et en par(-)<text:line-break/>lant de plusieurs choses ainsi que appert<text:line-break/>se trouua auecques catelle qui tant estoit<text:line-break/>ialouse de son mary lui dist. Dame catelle<text:line-break/>se vous scauiez ce (q1) ie scay de vostre mary<text:line-break/>vo<text:span text:style-name="T461">9</text:span><text:s/>seriez bien esbahye. Et de moy neusse<text:line-break/>iamais creu veu la beaulte dont vo<text:span text:style-name="T462">9</text:span><text:s/>estes<text:line-break/>plaine et la grant amour dont vous lamez<text:line-break/>quil leust voulu faire. Ce oyant catelle fut<text:line-break/>meue en voulente de scauoir celle chose (q1) ri<text:line-break/>chard luy pouoit dire sur son mary (sol) (et) luy<text:line-break/>dist. Richard dy moy cela que tu scez sur<text:line-break/>mon mary. Certes dist richard se ie te le<text:line-break/>dy il ten pourra ensuyuit mal (sol) mais en t(a2)t<text:line-break/>que tu me requiers au nom de celle que iay<text:line-break/>me le mieulx au monde ie te le diray. En<text:line-break/>tant aussi que ie ne te ayme plus de lamour<text:line-break/>dont ie tay aymee ie ne doubte pas tant a<text:line-break/>te dire chose qui te tourne a desplaisir c(o2)me<text:line-break/>ieusse fait du temps que ie taymoye pour<text:line-break/>ueu que tu me iureras par ta foy (q1) tu nen<text:line-break/>parleras a h(o2)me ne a f(e2)me iusques a tant<text:line-break/>que taye monstre la chose clerement (sol) la(q1)lle<text:line-break/>chose se tu veulx ie te monstreray. Richard<text:line-break/>dist. Catelle ie te prometz par ma foy ne<text:line-break/>reueler a pers(o2)ne ce que tu me diras. Par<text:line-break/>ma foy dist richard. Catelle saches de vray<text:line-break/>que ton mary quelque sembl(a2)t quil te face<text:line-break/>il est amoureux dune femme de ceste ville<text:line-break/>tant quil pert les piedz apres elle (sol) (et) affin (q1)<text:line-break/>tu croyes c(o2)me ie le scay (sol) cest de ma femme<text:line-break/>laquelle ma dit quil ne luy porte point de<text:line-break/>cesse de la requerir par messagiers (sol) par let<text:line-break/>tres tousiours incess(a2)ment (sol) (et) ne scay sil le<text:line-break/>fait par ymagination (q1) durant le t(e2)ps (q1) ie<text:line-break/><text:soft-page-break/>vo<text:span text:style-name="T463">9</text:span><text:s/>aymoye ie vo<text:span text:style-name="T464">9</text:span><text:s/>eusse ainsi fait (q2)l veult<text:line-break/>faire a ma f(e2)me (sol) (et) affin de le vous faire sca<text:line-break/>uoir ie dys a ma femme (q1)lle lentretensist<text:line-break/>de belles promesses ius(q1)s a ce (q1) ieusse par(-)<text:line-break/>le a vo<text:span text:style-name="T465">9</text:span>. Et au iourduy encores ay trouue<text:line-break/>vne houlliere (q2) venoit de par luy vers elle<text:line-break/>Et qu(a2)t la houlliere sen fut allee ma f(e2)me<text:line-break/>me dist (q2)l luy auoit respondu que pas ne<text:line-break/>estoit a point (sol) mais (q1) tantost apres elle re(-)<text:line-break/>uensist (et) elle lui diroit leure (q1)lle seroit bien<text:line-break/>a point. Et ie dys a ma f(e2)me quelle lui dist<text:line-break/>qu(a2)t elle reui(e2)droit (q1) ce seroit demain enui<text:line-break/>ron midy (q2)lz se baigneroient ensemble aux<text:line-break/>estuues (sol) (et) ainsi le fist et est lint(e2)cion de ton<text:line-break/><text:span text:style-name="pb">[f. 39r]</text:span><text:line-break/>mary (q1) ainsi soit. Et pourtant se tu veulx<text:line-break/>bien esprouuer la verite de son amour vat(e2)<text:line-break/>pour meshui (et) nen fay s(e2)blant (sol) puis demain<text:line-break/>aleure de midy trouue toy aux estuues (et) se<text:line-break/>cretement auec luy (sol) (et) il cuydera que se soit<text:line-break/>ma f(e2)me (sol) (et) puis luy rem(o2)stre son cas a son<text:line-break/>apetit. Et vrayem(e2)t dist catelle si feray ie<text:line-break/>(et) creut tout ce que richard luy disoit ainsi (q1)<text:line-break/>ialouses croyent de legier et delibera ainsi<text:line-break/>le faire (sol) (et) sen alla a sa maison. Le l(e2)demain<text:line-break/>matin (e2)uiron midy ainsi que fortune le per<text:line-break/>mist (sol) son mary philippet alla en la ville et<text:line-break/>cuida icelle incontinent (q2)l fust party pour<text:line-break/>aller aux estuues (sol) si att(e2)dit leure (et) se apres(-)<text:line-break/>ta pour y aller. Dr estoit richard venu au<text:line-break/>parauant faire son moyen enuers la f(e2)me<text:line-break/>garde des estuues (et) luy dire ce (q1)l attendoit<text:line-break/>de faire (sol) (et) c(o2)me il vouloit estre en vne ch(a2)(-)<text:line-break/>bre obscure dont toutes les fenestres feus(-)<text:line-break/>sent estouppees (sol) laquelle chose la f(e2)me suy<text:line-break/>bailla. Et enuir on leure (q1) dicte auoit se<text:line-break/>mist ded(a2)s ce baing (sol) puis dist a celle garde<text:line-break/>Quant telle f(e2)me viendra selle demande<text:line-break/>se son mary est ceans dictes que ouy (et) ne lui<text:line-break/>dictes pas (q1) cest moy (sol) (et) la faictes venir icy<text:line-break/>(et) puis la laissez auec moy. Bien dist la gar<text:line-break/>de ie le feray. Tantost après dame catelle<text:line-break/>arriua aux estuues (et) demanda a la garde.<text:line-break/>Est il point ce(a2)s (sol) et luy n(o2)ma son mary la<text:line-break/>f(e2)me qui estoit instruicte de par richard luy<text:line-break/>dist. Estes vous celle f(e2)me (q2) deuez venir<text:line-break/>a luy. Duy dist catelle. Adonc la garde la<text:line-break/>mena a luy de la chambre et luy fist entrer<text:line-break/>puis retira lhuys a elle et sen alla. Et in(-)<text:line-break/>continent maistre richard embrassa catelle<text:line-break/><text:soft-page-break/>et elle luy sans mot dire (sol) fors que bien bas<text:line-break/>Et après ce (q2)lz furent baignez se allerent<text:line-break/>coucher en vng beau lit (sol) (et) de la plais(a2)ce (q2)lz<text:line-break/>y prindrent ens(e2)ble cest vne melodie. Après<text:line-break/>quant catelle veit quil fut heure de parler<text:line-break/>cuid(a2)t que ce fust son mary de courage fort<text:line-break/>meu se print a tencer et dire ainsi. Vien ca<text:line-break/>paillart infame ruffien (sol) traistre (sol) pariure r(o2)<text:line-break/>peur de mariage (sol) qui es tu (sol) me congnois tu<text:line-break/>point bien a ton aduis (sol) escoute mon langai<text:line-break/>ge. Faulx chien matin afolle plain de rage<text:line-break/>cueur deceptif (sol) par la vierge marie ie te r(o2)(-)<text:line-break/>peroye voul(e2)tiers le visage. Je prie a dieu<text:line-break/>paillart quil te mauldie. Et va truant be<text:line-break/>listre (sol) va paillart aduis te estoit coquin pu<text:line-break/>ant infame que tu tenois la femme de ri(-)<text:line-break/>chard entre tes bras. Mauldicte soit ton<text:line-break/>ame (sol) te appartient il dauoir vne tel f(e2)me c(o2)<text:line-break/>me ie suis (sol) mais vne puterelle de plain bor<text:line-break/>deau qui ne craigne diffame ne villennye (q1)<text:line-break/>len dye sur elle. Et vien ca vi(e2) (sol) suis ie poit<text:line-break/>aussi belle (q1) celle dont tu es amoureux (sol) me<text:line-break/>veulx tu bien laisser pour vne telle traistre<text:line-break/>larr(o2) infame maleureux (sol) ie arrachasse vou<text:line-break/>lentiers tes deux yeulx par fin despit il nen<text:line-break/>fault point mentir. Et par le dieu (q2) a cree<text:line-break/>les cieulx ie ten feray vne foys repentir.</text:p>
      <text:p text:style-name="P466">A mes par(e2)s (et) amys diray la gr(a2)t trayson<text:line-break/>que tu me as voulu faire (sol) et se te puis infa<text:line-break/>me te feray comme vng ribault que tu es<text:line-break/>adultaire. Ne doubte point ie ne me seroie<text:line-break/>taire qu(a2)t ie c(o2)gnois que de ton espousee<text:line-break/>Aduis te estoit pour vray faulx deputaire<text:line-break/>(q1) tu tenoyes vne putain rusce. Et en celle<text:line-break/>erreur (q1)lle estoit se voulut partir de auec<text:line-break/>richard (sol) mais il considera que selle sen fust<text:line-break/>allee en tel estat croyant que ce fust son ma<text:line-break/>ry il se en fust peu ensuyt vng monlt grant<text:line-break/>mal en mariage (sol) si luy dist icellay richard.<text:line-break/>Mamye ie ne suis pas vostre mary. Je<text:line-break/>suis vostre amy richard qui tant vous ay<text:line-break/>aymee et ame et aymeray. Et iamais na(-)<text:line-break/>uoye peu trouuer maniere de iouyr de mes<text:line-break/>amours que iauoye entreprinses sus vous<text:line-break/>fors (p3) ce moyen le(q1)l iay trouue. Adonc ca<text:line-break/>telle soy voy(a2)t estre deceue print a plourer<text:line-break/>(et) dire a richard qui la tenoit embrassee fer(-)<text:line-break/>mem(e2)t de paour (q1)lle ne partist. Ha maul(-)<text:line-break/>uais traistre (sol) or mas tu bien deceue. La ma<text:line-break/>le mort te puisse prendre au cueur (sol) tu as t(a2)t<text:line-break/><text:soft-page-break/>fait paillard que tu mas eue par trahyson<text:line-break/>infame detracteur. Onc mes iour ne souf<text:line-break/>fry tel douleur c(o2)e ie souffre (p3) la gr(a2)t tray<text:line-break/><text:span text:style-name="pb">[f. 39v]</text:span><text:line-break/>son de quoy tu as este impositeur pour me<text:line-break/>tenir dedans ceste maison. Lors richard (q2)<text:line-break/>la veit ainsi dolente luy dist en la reconfor<text:line-break/>tant au mieulx quil peut en soy excusant de<text:line-break/>ce quelle le blasmoit. Helas mamye consi<text:line-break/>deres lamour (sol) par qui ie prins sur vous tel<text:line-break/>le aduanture (sol) affin que peusse rappaiser la<text:line-break/>douleur (sol) que ie portoye chascun iour sans<text:line-break/>mesure (sol) pour vostre amour plaisante crea(-)<text:line-break/>ture. Se bien cela mectez en vostre enten<text:line-break/>te (sol) en remembrant les chaleurs de nature<text:line-break/>point ne seres de moy trop mal contente.<text:line-break/>Se vous allez faire a vostre mary (sol) plainte<text:line-break/>sur moy vous aurez deshonneur (sol) (et) bien c(o2)(-)<text:line-break/>gnois (q2)l en sera marry (sol) (et) a vous belle nen<text:line-break/>sera pas meilleur. A tout iamais me porte<text:line-break/>ra rigueur (sol) dont ie c(o2)gnois par telle felon(-)<text:line-break/>nie (sol) se nous trouuons lung lautre a la fu(-)<text:line-break/>reur (sol) lung de nous deux y laissera la vie.<text:line-break/>Se la facon qui est teue (et) celee (sol) est ac(o2)plie<text:line-break/>il nen fault plus parler. Mieulx vault ain<text:line-break/>si quelle fust reuelee (sol) ie vous conseille belle<text:line-break/>de la celer. Et de cela vous deuez recoler<text:line-break/>que ie vous ay aymee si cherement (sol) Si me<text:line-break/>vueillez doulcement acoler (sol) ainsi sera fait<text:line-break/>nostre appoinctem(e2)t. Et en ceste doulceur<text:line-break/>de langaige se arresta catelle considerant<text:line-break/>les maulx qui pouoient venir si elle decla<text:line-break/>roit le cas a son mary en voulant tenir ri(-)<text:line-break/>gueur contre richard (sol) considerant aussi la<text:line-break/>parfonde amour excellente que icelluy Ri<text:line-break/>chard auoit auec elle (sol) (et) que sil lauoit fait ne<text:line-break/>lauoit pas fait pour publier son desh(o2)neur<text:line-break/>mais affin de auoir ioyssance de la chose (q1)<text:line-break/>sur tout desiroit (sol) (et) que autrement ne pou<text:line-break/>oit. Si embrassa son amy richard et fur(e2)t<text:line-break/>encores vne espace de t(e2)ps au lit pour pr(e2)(-)<text:line-break/>dre delitz amoureux (sol) (et) iouyrent lung (et) lau<text:line-break/>tre de leurs amours. Dieu doint a tous<text:line-break/>vrays amoureux a leur apetit iouyr des<text:line-break/>leurs</text:p>
      <text:p text:style-name="p"/>
      <text:p text:style-name="P467"><text:span text:style-name="T468">E</text:span>N ceste nouuelle est monstree la<text:line-break/>grant constance (et) hastiuete dune<text:line-break/>personne qui croit trop de legier<text:line-break/>par catelle qui en sa ialouzie ou elle estoit<text:line-break/><text:soft-page-break/>de son mary creut incontinent ce (q1) richard<text:line-break/>luy dist (sol) et comme inconstante et sans pru(-)<text:line-break/>dence alla aux estuues la ou elle fut trom<text:line-break/>pee. Et si alors comme richard luy dist les<text:line-break/>nouuelles faulses (sol) sagem(e2)t et discretem(e2)t<text:line-break/>elle cust attendu son mary et enquis de la<text:line-break/>verite elle ne eust point este deceue (et) fust<text:line-break/>tousiours demouree en bonne voulente de<text:line-break/>garder son mariage (sol) parquoy on dit en c(o2)<text:line-break/>mun langage vng prouerbe concordant a<text:line-break/>cela. Cest (sol) que trop hastif se eschaulda.</text:p>
      <text:h text:style-name="Titre1" text:outline-level="1">(ipdm) Ensuit la .xxvii. nouuelle et. vii. de<text:line-break/>la tierce iournee comptee par dame emillie<text:line-break/>laquelle dit ainsi.</text:h>
      <text:p text:style-name="figure">&lt;image&gt;</text:p>
      <text:p text:style-name="P469"><text:span text:style-name="T470">D</text:span>Ame flamette vo<text:span text:style-name="T471">9</text:span><text:s/>auez bien m(o2)<text:line-break/>stre (q1) richard fut vray amoureux<text:line-break/>(et) (q1) subtilem(e2)t trouua maniere de<text:line-break/>ioyr de ses amours en celle nouuelle (q1) vo<text:span text:style-name="T472">9</text:span><text:line-break/>venes de compter (sol) mais en celle que ie vois<text:line-break/>compter Je vueil m(o2)strer comme vng ieu<text:line-break/>ne amoureux forbany de sa dame par long<text:line-break/>temps la regaigna (et) des fortunes quil eut<text:line-break/>en traictant comme il ensuit.</text:p>
      <text:p text:style-name="P473"><text:span text:style-name="T474">E</text:span>N la cite de florence fut vng ieu<text:line-break/>ne iouu(e2)ceau n(o2)me tedal des cli<text:line-break/>sois qui fut oultre mesure amou<text:line-break/><text:span text:style-name="pb">[f. 40r]</text:span><text:line-break/>reux dune dame nommee ermeline femme<text:line-break/>dung homme florentin nomme aldobr(a2)din<text:line-break/>autrement dit perleux (sol) et se tedal laymoit<text:line-break/>bien (p3)faictement aussi faisoit elle luy (sol) mais<text:line-break/>fortune qui est tousiours ennemye de au(-)<text:line-break/>cun subuertit le couraige de la dame ermeli<text:line-break/>ne tant que de son amour elle voulut pri(-)<text:line-break/>uer son amy tedal et de puis luy monstra si<text:line-break/>gnes orgueilleux (sol) felons et despiteux (sol) pour<text:line-break/>laquelle chose tedal fut fort courrouce et se<text:line-break/>offrit merueilleusement et par supplicati(o2)s<text:line-break/>et par escriptures parler a elle (sol) mais sa da<text:line-break/>me nen tenoit compte (et) le souffrit viure en<text:line-break/>ceste douleur (sol) (et) pour celluy desplaisir que te<text:line-break/>dal print en soy il voulut perdre la veue de<text:line-break/>ce qui le mouuoit a douleur (sol) et delibera de<text:line-break/>sen aller hors les parties en estrange pais<text:line-break/>affin que celle c(o2)gneust que par la cause du<text:line-break/>mal que pour elle souffroit il estoit en ce des<text:line-break/><text:soft-page-break/>espece. Et print a celle heure tedal vne<text:line-break/>grant qu(a2)tite de ses biens quil peut empor<text:line-break/>ter et sans en dire mot a homme tant fust<text:line-break/>son amy (sol) forsa vng fien compaignon famil<text:line-break/>lier. Adoncques partir (et) monta sus la mer<text:line-break/>auecques très riche marchant pour aller en<text:line-break/>chipre. Les manieres et conditions de te<text:line-break/>dal tant pleur(e2)t a ce marchant que pour c(o2)(-)<text:line-break/>paignon (et) parsonnier en march(a2)dise le vou<text:line-break/>lut prendre (sol) et auecques ce marchant fut te<text:line-break/>dal si diligent que en pou de temps fut tres<text:line-break/>riche (sol) et ne luy prenoit voulente de retour<text:line-break/>ner a florence c(o2)bien que to<text:span text:style-name="T475">9</text:span><text:s/>les iours luy<text:line-break/>souuensist plusieurs foys de sa dame (et) des<text:line-break/>grans plaisirs (et) soullas (q2)l auoit eues auec<text:line-break/>ques elle en les regretant (sol) mais apres long<text:line-break/>temps icelluy tedal oyt ch(a2)ter vne chanson<text:line-break/>laquelle autreffoys il auoit faicte pour la(-)<text:line-break/>mour delle qui luy renouuella t(a2)t son dueil<text:line-break/>et toute sa souuen(a2)ce que de leure delibera<text:line-break/>en soy de retourner desirant encor veoir sa<text:line-break/>dame (sol) et ne peut pl<text:span text:style-name="T476">9</text:span><text:s/>endurer les ardeurs et<text:line-break/>les admonnitions diuerses damours (sol) si or<text:line-break/>donna toutes ses besoignes auecques son<text:line-break/>marchant (sol) et prenant part des marchandi(-)<text:line-break/>ses de son compaignon et auecques vng<text:line-break/>sien varlet retourna vers florence. Et<text:line-break/>quant ilz furent aupres de florans tedal<text:line-break/>qui pas ne se vouloit faire congnoistre du<text:line-break/>premier coup laissa toutes ses marchandi(-)<text:line-break/>ses chies vng congnoissant quil auoit hors<text:line-break/>florence et se vestit en habit de pèlerin ainsi<text:line-break/>que sil eust semble quil venist de veoir le se<text:line-break/>pulchre en Jherusalem (sol) et en cest estat son<text:line-break/>varlet derrier luy entra en florence en la<text:line-break/>quelle nauoit entre puis sept ans. Et la<text:line-break/>premiere chose quil fist alla passer par de(-)<text:line-break/>uant lhuys de sa dame affin de pouoir re(-)<text:line-break/>paistre le grant desir de ses yeux (sol) mais il<text:line-break/>veit lhuys et fenestres de la maison tous<text:line-break/>fermes (sol) si cuyda que tout fust mort et de la<text:line-break/>sen alla passer par deuant la maison de qua<text:line-break/>tre freres quil auoit (sol) lesquelz veit tous<text:line-break/>quatre deuant lhuys vestus de noir et en<text:line-break/>habit de pitie Dont il fut esinerueille et ne<text:line-break/>voulut pas encores parler a eulx (sol) mais se<text:line-break/>vint logier en vng logis pres la maison de<text:line-break/>sa dame (sol) et combien que loste par plusieurs<text:line-break/>fois leust veu sil ne le congneut il point.<text:line-break/>Adoncques demanda tedal a celluy hoste<text:line-break/><text:soft-page-break/>pourquoy ces quatres hommes quil auoit<text:line-break/>veuz pourtoi(e2)t robes noires (sol) auquel lhoste<text:line-break/>respondit que cestoit la pitie dung de leurs<text:line-break/>freres nomme tedal que autreffoys bien y<text:line-break/>auoit sept ans sen estoit alle on ne scauoit<text:line-break/>ou (sol) puis estoit reuenu et si tost que il fut en<text:line-break/>tre en florence deuant quil eust parle a fre<text:line-break/>re ne a seur que vng nomme aldobr(a2)din la<text:line-break/>uoit tue pour tant que on disoit que celluy<text:line-break/>tedal auoit aime la femme dicelluy aldobr(a2)<text:line-break/>din (sol) icelluy aldobrandin estoit tenu prison(-)<text:line-break/>nier pour ce cas (sol) et que les freres dicelluy<text:line-break/>tedal pourchassoient a le faire mourir. Te<text:line-break/>dal oyant ceste chose fut moult esbahy que<text:line-break/>bien entendoit que il c(o2)uenoit que on eust<text:line-break/>prins autre pour luy (sol) et se esbahyssoit com(-)<text:line-break/>me homme t(a2)t luy pouoit ressembler et fut<text:line-break/>moult dolent de linfortune de aldobrandin<text:line-break/>Et en ceste douleur se alla couchier en son<text:line-break/>lict la ou oncques ne peut dormir po<text:span text:style-name="T477">r</text:span><text:s/>sou(-)<text:line-break/>uenance de la tristesse ou sa dame estoit<text:line-break/><text:span text:style-name="pb">[f. 40v]</text:span><text:line-break/>pour lextorcion que on faisoit a son mary.<text:line-break/>Et ainsi que tedal veilloit en son lict enui(-)<text:line-break/>ron minuit il oyt en la maison des gens qui<text:line-break/>disoi(e2)t lung a lautre (sol) par mon serment no<text:span text:style-name="T478">9</text:span><text:line-break/>sommes bien eureux se aldobrandin qui est<text:line-break/>condamne a estre pendu pour tedal lequel<text:line-break/>il ne tua pas. Se len eust sceu que ce eus(-)<text:line-break/>sions nous este nous fussions en ce point<text:line-break/>que celluy. Ce oyant tedal fut moult esba(-)<text:line-break/>hy considerant les gr(a2)s erreurs que on fait<text:line-break/>en iustice (sol) (et) ymagina que cestoit que des iu<text:line-break/>gemens des hommes (sol) et comment ses fre(-)<text:line-break/>res auoyent plore sa mort (p3) le regard dung<text:line-break/>homme estrange a luy ress(e2)blant. Et puis<text:line-break/>pensa la maniere comme possible seroit que<text:line-break/>aldobrandin fust saulue (sol) et en ce pensement<text:line-break/>fut iusques au matin quil se leua (et) laissa son<text:line-break/>varlet en son logis et sen alla en la maison<text:line-break/>de sa dame laquelle trouua en vne petite<text:line-break/>chambre en grant tristesse et lamentation (sol)<text:line-break/>de laquelle fut compacient (et) apres que en<text:line-break/>plorant se approucha delle (sol) lequel elle ne c(o2)(-)<text:line-break/>gnoissoit pour la distance du temps quelle<text:line-break/>ne lauoit veu et pour lhabit de pèlerin quil<text:line-break/>auoit (sol) si dist tedal a sa dame qui tant estoit<text:line-break/>triste. Dame ne vous torm(e2)tes plus (sol) pre<text:line-break/>nes en vous bon espoir : car ie vous certif<text:line-break/>fie que dedans brief terme vous receueres<text:line-break/><text:soft-page-break/>ioye parfaicte de ce de quoy estes en grant<text:line-break/>dueil (sol) et suis pelerin venu de par dieu pour<text:line-break/>ce vous anoncer. La dame oyant ce sesiner<text:line-break/>ueilla et dist o bon homme. Comme peulx<text:line-break/>tu scauoir la ioye que ie puis receuoir et la<text:line-break/>cause de la grant affliction que ie porte.</text:p>
      <text:p text:style-name="p">Dame dist il ie le scay par grace diuine (sol) et<text:line-break/>croy que ayez en vousaucun pechie antique<text:line-break/>qui soit cause de ce (sol) et que dieu pour celluy<text:line-break/>perchie vous veult pugnir. Helas dist la<text:line-break/>dame en moy ne scay si grant pechie (sol) c(o2)bien<text:line-break/>que soie poure pecheresse par quoy mon ma<text:line-break/>ry deust estre mis a mort (sol) et se aucun pechie<text:line-break/>scauoye tel en moy mieulx aimeroye estre<text:line-break/>morte. Adoncques luy demanda se iamais<text:line-break/>elle auoit eu damant. Et elle luy respondit<text:line-break/>que oy (et) que cestoit celluy que on disoit que<text:line-break/>son mary auoit tue (sol) puis tedal luy dem(a2)da<text:line-break/>Ma dame cest amant vous fist il iamais<text:line-break/>durant voz amours aucune faulsete (sol) Cer<text:line-break/>tes dist elle nenny. Et ma dame dist tedal<text:line-break/>comment departistes vous de ensemble.<text:line-break/>Haha dist la dame (sol) malheureuse en fut leu(-)<text:line-break/>re pour ce (sol) car depuis en ay plore mille fois<text:line-break/>car bien scay quil me aymoit si loyaulm(e2)t<text:line-break/>que nul autre ne desiroit (sol) et pour tant que<text:line-break/>ie me voulu abstenir de pr(e2)dre soulas auec(-)<text:line-break/>ques luy et ne voulu plus receuoir auc(u2)es<text:line-break/>supplications de luy (sol) il se partit par si gr(a2)t<text:line-break/>desplaisir que oncques puis on ne lauoit<text:line-break/>veu iusques a celluy iour quil fut tue deu(a2)t<text:line-break/>cest huys (sol) (et) en rem(e2)brant les grandes plai<text:line-break/>sances par parfection de amour que ensem<text:line-break/>ble aui(o2)s eues qu(a2)t en ce point le vey mort<text:line-break/>Aduis me fut que len me frappa vng cous<text:line-break/>teau dedans le cueur (sol) et combien que il fust<text:line-break/>mort le vins embrasser en plorant moult t(e2)<text:line-break/>drement et de larmes douloureuses le arrou<text:line-break/>say (sol) pour laquelle chose que ie fis en public<text:line-break/>que ainsi que celer ne la pouoye plusieurs<text:line-break/>enuieux mal disans inferoient sus moy<text:line-break/>plusieurs deshonnestes paroles (sol) (et) lors dist<text:line-break/>tedal. Dame pour quoy habandonnastes<text:line-break/>vous icelluy vray aymant puis quil vous<text:line-break/>fist si b(o2)ne loyaulte en voz amours (sol) estoit<text:line-break/>il point homme suffisant et honneste pour<text:line-break/>vous. Helas dist elle (sol) bel amy ie ne croy<text:line-break/>pas que en tout le monde on peust trouuer<text:line-break/>son semblable (sol) car langue de homme ne sca<text:line-break/>uroit dire les bonnes et excellentes premi<text:line-break/><text:soft-page-break/>nences quil auoit en luy (sol) et quant ie y pen(-)<text:line-break/>se aucuneffoys aduismest (q1) ie dois mourir<text:line-break/>Et pour quoy dist il le forbannistes vous<text:line-break/>de vostre amour (sol) qui en fut cause. Il con(-)<text:line-break/>uenoit puis que il estoit tel que vous dic(-)<text:line-break/>tes que la faulte venist de par vous (sol) cer(-)<text:line-break/>tes respondit la dame. Chier sire (sol) ce fut<text:line-break/>par le conseil de vng beau pere mendiant<text:line-break/>a qui ie me confessay qui me dist se ie ne me<text:line-break/>rectayoie que le grant diable denfer me<text:line-break/>emporteroit. A mamye dist tedal vons ne<text:line-break/><text:span text:style-name="pb">[f. 41r]</text:span><text:line-break/>estes encores gaire saige (sol) Penses vous<text:line-break/>quelz gens se soient que ces freres mandi(-)<text:line-break/>ans. Celluy qui ainsi vous conseilla par<text:line-break/>ma foy eust bien voulu que vous eussies<text:line-break/>lessay et luy prins. Oy oy les religieux de<text:line-break/>present ne sont point comment estoient les<text:line-break/>anciens qui desiroient le sauluement des<text:line-break/>hommes (sol) et ceulx de present desirent leur<text:line-break/>argent et leurs femmes (sol) et certes mamye<text:line-break/>ce nest que abusion. Et en ce cas les plus<text:line-break/>grans erreur et plus grans predicateurs<text:line-break/>sont les plus deceptifz (sol) et affin que vous<text:line-break/>nen faces point de doubte par celle offence<text:line-break/>seule vous estez en la grant lamentation<text:line-break/>que vous demenes et vostre mary tenu pri<text:line-break/>sonnier (sol) mais se vous auiez bonne voulen<text:line-break/>te de faire penitence dicelluy pechie iay espe<text:line-break/>rance au plaisir de dieu que celluy pechie<text:line-break/>vous seroit bien tost pardonne et vostre<text:line-break/>mary deliure de la prison ou il est (sol) et pour<text:line-break/>tant mamye dictes moy se de ce mal vous<text:line-break/>vous repentez point (sol) affin que ie face prier<text:line-break/>enuers dien quil luy plaise de le vous pard(o2)<text:line-break/>ner veu que le pechie est remissible (sol) nonob<text:line-break/>stant quil contienne troys pechiez dont le<text:line-break/>moindre est le plus gr(a2)t que celluy de quoy<text:line-break/>le beau pere vous reprenoit (sol) et ie le vous<text:line-break/>preuue (sol) car en celluy pechie que vous fai(-)<text:line-break/>siez vous rompies seulem(e2)t vostre maria<text:line-break/>ge et ne pouyez estre dicte que fornicateure<text:line-break/>mais en cestuy vous estez dicte larronnesse<text:line-break/>car vous ostates a tedal ce qui estoit a luy<text:line-break/>que vous luy auiez donne. Dr nest il ri(e2)s<text:line-break/>mieulx a soy que ce que len donne (sol) cest vos(-)<text:line-break/>tre amour laquelle luy auiez donnee (sol) puis<text:line-break/>luy tollustes et en ce plus luy desrobates<text:line-break/>que se vous luy eussiez ostez tous ses bi(e2)s<text:line-break/>Secondement vous le enuoyastes en exil<text:line-break/><text:soft-page-break/>et le forb(a2)nistes de tout son bien tant que<text:line-break/>par sept ans a este s(a2)s retourner vers vo<text:span text:style-name="T479">9</text:span></text:p>
      <text:p text:style-name="p">Tiercement par vostre rigueur le auez<text:line-break/>meurdry en tant que plus cruelle vous es(-)<text:line-break/>tes monstree enuers luy que ne deuiez (sol) et<text:line-break/>par ces troys poins mest aduis que le cri(-)<text:line-break/>me (q1) vous auez c(o2)mis enuers luy est plus<text:line-break/>grant que celluy dont le beau pere vous re<text:line-break/>prenoit (sol) mais en faisant iuste satiffaci(o2) iay<text:line-break/>espoir que dieu le vous pard(o2)nera. Adonc<text:line-break/>ques la dame ce oyant se mist a genoulx et<text:line-break/>luy dist. Las chier amy pelerin de dieu com<text:line-break/>me seroit il possible que de ce peusse satiffai<text:line-break/>re quant bien scay que celluy tedal que iay(-)<text:line-break/>moye tant est mort (sol) sil fust possible pour al<text:line-break/>ler en iherusalem ou en autre lieu sainct fai<text:line-break/>re ieusnes (sol) abstinences (sol) prieres ou aumos(-)<text:line-break/>nes (sol) chose possible nest que voulentiers ie<text:line-break/>ne feisse. Taises vous dist tedal mamye<text:line-break/>ie vous prometz de bonne foy ainsi que ie<text:line-break/>scay par reuelation diuine vostre amy te(-)<text:line-break/>dal nest point mort quelque chose que ses<text:line-break/>freres et vous en croyez (sol) et pour satiffaire<text:line-break/>de tout suffira que le receuez en vostre bon<text:line-break/>ne grace ainsi que par auant. Comment<text:line-break/>dist la dame dictes vous cela (sol) moymesmes<text:line-break/>depuis que deuant mon huys fut frappe ie<text:line-break/>le tins entre mes bras et mainteffoys en<text:line-break/>plorant ie le baisay par quoy on a dit main(-)<text:line-break/>tes choses deshonnestes sus moy (sol) mais se<text:line-break/>par grace de dieu il estoit encor en vie onc(-)<text:line-break/>ques si grant ioye en moy ne entra (sol) ne ia(-)<text:line-break/>mais ne laymay tant que ie laymeroye ie le<text:line-break/>vous prometz de bonne foy. Adoncques<text:line-break/>tedal voyant que temps estoit de soy mani<text:line-break/>fester luy dist. Dame pour vous faire c(o2)<text:line-break/>gnoistre que tedal nest pas mort ie vous<text:line-break/>m(o2)streray vng secret lequel deuez tenir cele<text:line-break/>sur toute vostre vie (sol) (et) lors tira son doy vng<text:line-break/>anneau quelle luy auoit donne la nuyt der(-)<text:line-break/>reniere quil auoit couchie auecques elle (sol) le<text:line-break/>quel anneau elle bien recongneut. Et ad(o2)c<text:line-break/>ques tedal osta ses habis de pelerin et com<text:line-break/>menca a parler langaige flor(e2)tin et luy dist<text:line-break/>Dame recongnoisses vostre loyal amy te<text:line-break/>dal ce suis ie qui ne suis pas mort (sol) et de ce<text:line-break/>veoir fut la dame toute espouentee cuyd(a2)t<text:line-break/>quil fust ressusciter (et) eut grant paour (sol) mais<text:line-break/>tedal bien lasseura en luy dis(a2)t que quelque<text:line-break/>chose que len dist oncques ne fut mort. Et<text:line-break/><text:soft-page-break/>adoncques la dame en plorant le embrassa<text:line-break/>et luy elle (et) se entrefirent grant chiere (sol) puis<text:line-break/><text:span text:style-name="pb">[f. 41v]</text:span><text:line-break/>dist tedal. Mamye il nest pas encores fai<text:line-break/>son de nous solacier ensemble ainsi (q2) no<text:span text:style-name="T480">9</text:span><text:s/>de<text:line-break/>sirons. Je vueil premierem(e2)t pourueoit du<text:line-break/>salut et deliurance de aldobrandin vostre<text:line-break/>mary (sol) lequel ie vo<text:span text:style-name="T481">9</text:span><text:s/>prometz rendray deu(a2)t<text:line-break/>quil soit demain nuyt sain et sauf du peche<text:line-break/>innoc(e2)t (sol) par ainsi que au iourduy viendray<text:line-break/>couchier auecques vous et b(o2)nes nouuel(-)<text:line-break/>les vous diray. Doncques se partit de<text:line-break/>auecques la dame qui fort estoit rec(o2)fortee<text:line-break/>et sen alla vers la prison (sol) et par le c(o2)gie des<text:line-break/>gardes de la prison parla auecques aldobr(a2)<text:line-break/>din et luy dist. Mon amy certes saichez (q1)<text:line-break/>dieu a eu pitie de toy et pour ce que tu es in<text:line-break/>nocent du crime de quoy tu es accuse (sol) Je<text:line-break/>suis venu ycy po<text:span text:style-name="T482">r</text:span><text:s/>toy faire deliurer (sol) laquel(-)<text:line-break/>le chose ie feray se tu me veulx promectre (q1)<text:line-break/>apres ce que tu seras dehors tu pardonne<text:line-break/>ras a ceulx qui te ont fait tenir s(a2)s iamais<text:line-break/>leur en scauoir aucun mauluais gre ne por<text:line-break/>ter hayne (sol) mais les aymeras c(o2)me tes fre<text:line-break/>res et amys. Adoncques le poure aldobr(a2)<text:line-break/>din qui ne desiroit que sa saluation et deli<text:line-break/>urance luy dist. Helas chier amy combien<text:line-break/>que doulce chose soit a homme a tort perse<text:line-break/>cute de auoir vengeance (sol) neantmoins ie ne<text:line-break/>la vueil prendre de ceulx que me parles ie la<text:line-break/>laisseray en la disposition de dieu (sol) et vous<text:line-break/>prometz tenir telle maniere de amour auec<text:line-break/>ques eulx quil vous plaira. Et lors te<text:line-break/>dal se partit dauecques luy en luy disant.<text:line-break/>Mon amy aldobrandin fay bonne chiere.<text:line-break/>car ie te prometz par ma foy que tu seras de<text:line-break/>main deliure sain et ioyeux (sol) et les malfaic(-)<text:line-break/>teurs du crime seront en ton lieu (sol) pnis sen<text:line-break/>alla vers les iusticiers et leur remonstra le<text:line-break/>cas en leur (a2)nuncant ce quil auoit oy la pre<text:line-break/>miere nuyt en son hostellerie enuiron mi(-)<text:line-break/>nuyt de ces deux hommes qui disoient que<text:line-break/>ilz anoi(e2)t fait le meurdre (sol) de la(q1)lle chose fu<text:line-break/>rent les iuges merueilleusement esbahys (sol)<text:line-break/>Si enuoyer(e2)t querir iceulx hommes en la<text:line-break/>presence de tedal (sol) lesquelz sans grant paine<text:line-break/>recongneur(e2)t auoir commis le crime et en<text:line-break/>absolurent aldobrandin comme innocent.<text:line-break/>Et apres leur confession prinse les iuges<text:line-break/>ordonnerent quilz fussent mis en prison.<text:line-break/><text:soft-page-break/>Et que le lendemain aldobrandin seroit<text:line-break/>deliure. Adoncques sen retourne tedal<text:line-break/>vers sa dame pour coucher auecques elle<text:line-break/>et luy dist. Mamye reioyssez vous : car ie<text:line-break/>viens de pourchasser deliurance de vostre<text:line-break/>mary (sol) lequel sera demain au matin deliure.<text:line-break/>De laquelle nouuelle fut fort ioyeuse (et) em<text:line-break/>brassa doulcement son amy (et) le baisa en lou<text:line-break/>ant dieu qui lauoit reioye en si grant tristes<text:line-break/>se qui suruenue luy estoit par deux si grans<text:line-break/>cas de fortune (sol) c(o2)me de cuider auoir perdu<text:line-break/>son amy tedal que de si long t(e2)ps neauoit<text:line-break/>veu et recouurer son mary quelle cuydoit<text:line-break/>estre pedu. Et celle nuyt concha auecques<text:line-break/>sa dame : mais qu(a2)t est du delit damours sil<text:line-break/>en pr(i2)dr(e2)t gr(a2)t ou petit ie m(e2)t raporte au iu(-)<text:line-break/>gem(e2)t des vrays amoureux aus(q1)lz se le cas<text:line-break/>fust duenu (q2)lz eussent fait. Puis le lende(-)<text:line-break/>main au matin tedal encores en habit de pe<text:line-break/>lerin yssit de la maison de sa dame et sen<text:line-break/>alla vers la prison ou il trouna comme on<text:line-break/>mectoit aldobrandin dehors (sol) si le print par<text:line-break/>la main (et) le mena en sa maison vers sa fem<text:line-break/>me qui tant estoit ioyeuse que plus ne pou(-)<text:line-break/>oit. Et adoncques prya aldobrandin a te(-)<text:line-break/>dal que iamais tant quil seroit a florence il<text:line-break/>ne voulsist logier autre part que en sa mai(-)<text:line-break/>son : car bien c(o2)gnoissoit que par son pour(-)<text:line-break/>chas estoit deliure. Et a lheure de disner<text:line-break/>tedal manda ses quatre freres en tiltre de<text:line-break/>bonne foy que il venissent parler auecques<text:line-break/>luy pour faire la paix entre aldobrandin et<text:line-break/>eulx (sol) lesquelz vindrent (sol) et quant ilz furent<text:line-break/>venuz apres maintes paroles qui se disent<text:line-break/>en tel cas requirent mercy a aldobrandin (sol)<text:line-break/>lequel de bon couraige leur pardonna. Et<text:line-break/>pour disner auecques tedal (et) auecques luy<text:line-break/>le lendemain les sem(o2)nit eulx et leurs fem<text:line-break/>mes. Si fist faire aldobrandin vng beau<text:line-break/>disner et solennel (sol) auquel il y conuocqua<text:line-break/>plusieurs de ses parens et amys (sol) et aussi<text:line-break/>plusieurs de tedal et de ses freres. Et en<text:line-break/>ce disner firent grant chiere<text:line-break/><text:span text:style-name="pb">[f. 42r]</text:span><text:line-break/>merueilleuse(-)ment (sol) mais ainsi quon dit en commun lan<text:line-break/>gaige (sol) car tous ceulx de la compaignie fors<text:line-break/>la femme de aldobr(a2)din cuydoi(e2)t que pour<text:line-break/>vray tedal fust mort et sestoit tousiours te<text:line-break/>nu en habit de pelerin iusques a ce que a la<text:line-break/>fin du disner tedal se leua et dist. La grace<text:line-break/><text:soft-page-break/>dieu nous ne auons eu deffault en ce dis(-)<text:line-break/>ner que de vne chose (sol) cest de tedal (sol) car ainsi<text:line-break/>que plusieurs cuident il est mort (sol) mais ien<text:line-break/>seroye bien marry Et croyez messeigneurs<text:line-break/>et mes dames que vous auez tedal auec<text:line-break/>ques vous (et) ne le congnoissez (sol) et affin que<text:line-break/>vous en voyez la verite ie les vous vueil<text:line-break/>monstrer. Adoncques il osta ses habis pe<text:line-break/>lerinaulx et demoura en vng pourpoint de<text:line-break/>soye verte et se fist recongnoistre a tous<text:line-break/>ceulx de la c(o2)paignie : Ses freres ses seurs<text:line-break/>et tous les assistens en menerent si grant<text:line-break/>ioye que de la grant ioye quilz auoient plo(-)<text:line-break/>roient (sol) et le vindrent embrasser (et) baiser to<text:span text:style-name="T483">9</text:span><text:line-break/>excepte la femme de aldobrandin a laquelle<text:line-break/>son mary dem(a2)da. Mamye pour quoy ne<text:line-break/>allez vous baiser tedal ainsi que les autres<text:line-break/>auquel elle respondit. Certes sire aucune<text:line-break/>femme nest en ceste c(o2)paignie qui plus vou<text:line-break/>lentiers le embrassast que ie feroye (sol) car ie y<text:line-break/>suis bien obligee qu(a2)t ie considere que par<text:line-break/>son pourchas vous auez este deliure du pe<text:line-break/>ril de mort (sol) mais les villaines paroles que<text:line-break/>aucuns enuieulx dir(e2)t autreffoys sur moy<text:line-break/>a cause de luy men font abstenir. Et com(-)<text:line-break/>ment dist aldobrandin cuidez vous que ie<text:line-break/>croye aux mal disans (sol) nenny non (sol) Je con(-)<text:line-break/>gnois bien le contraire. Aussi vrayement<text:line-break/>tedal en pourchassant mon salut la bien m(o2)<text:line-break/>stre. Et a celle heure ermeline par le com(-)<text:line-break/>mandement de son mary aldobrandin alla<text:line-break/>embrasser et baiser son amy tedal auecques<text:line-break/>ce que gr(a2)t plaisir y prenoit de puis. Ad(o2)c<text:line-break/>quant tedal fut recongneu on luy fist gr(a2)t<text:line-break/>chiere (sol) les citoyens cuydoi(e2)t quil fust mort<text:line-break/>et en anoit aucuns et mesmem(e2)t de ses pro<text:line-break/>chains qui en faisoi(e2)t doubte (et) nen eussent<text:line-break/>point estez certains se neust este vng cas (q2)<text:line-break/>aduint (sol) car vng iour ainsi que tedal estoit<text:line-break/>auecques plusieurs deuant sa maison pas(-)<text:line-break/>sa des escuiers du compte de lune (sol) lesquelz<text:line-break/>se arresterent a tedal et luy dirent. Dieu<text:line-break/>te gard saciol (sol) le(q1)l puis quinze iours vint<text:line-break/>en ceste ville (sol) et depuis nest retourne et di(-)<text:line-break/>uiserent les habis que il auoit (sol) et de sa ma(-)<text:line-break/>niere (sol) et ainsi fut trouue estre vray quil di<text:line-break/>soient (sol) et pour tant fut congueu que celluy<text:line-break/>qui auoit este tue que len cuyda que ce fust<text:line-break/>tedal (sol) auoit nom saciol du pont tremblant<text:line-break/>et lors cessa la suspection que on auoit de<text:line-break/><text:soft-page-break/>tedal (sol) (et) de puis perseura ioyeusement auec<text:line-break/>ques samye et ioyrent paisiblem(e2)t de leurs<text:line-break/>amours. Dieu doint a tous vrays amou<text:line-break/>reux ioyr aussi paisiblement des leurs.</text:p>
      <text:p text:style-name="p"/>
      <text:p text:style-name="P484"><text:span text:style-name="T485">E</text:span>N ceste nouuelle est monstree la<text:line-break/>bonne amour que eut tedal a er(-)<text:line-break/>meline femme de aldobrandin (sol)<text:line-break/>pour lamour de laquelle fut par lespace de<text:line-break/>si long temps dehors son pays (sol) puis fina<text:line-break/>blement encores pour lamour de elle re(-)<text:line-break/>tourna et la secourut a son besoing. Sus<text:line-break/>tout sont monstrees les abusions de ius(-)<text:line-break/>tice (sol) et comment souuenteffoys par foles<text:line-break/>iudications (sol) par faulx rapors (sol) par maul(-)<text:line-break/>uaises apprehensions (sol) Les iuges condem<text:line-break/>nent vne personne a grant tort (sol) ainsi que<text:line-break/>aldobrandin fut apprehende mauluaisem(e2)t<text:line-break/>pour le cas dont il estoit Innocent. y est<text:line-break/>aussi monstre la rude oppinion des gens<text:line-break/>qui le cuydoi(e2)t estre mort pour tant que ilz<text:line-break/>auoient veu vng semblable a luy. Et com<text:line-break/>me ilz eussent tousiours eu suspect se ne eust<text:line-break/>este le cas qui suruint des escuiers deman<text:line-break/>dans saciol et prenans tedal pour luy.</text:p>
      <text:h text:style-name="Titre1" text:outline-level="1">(ipdm) Cy ensuit la .xxviii. nou<text:line-break/>uelle (sol) et huytiesme de la tierce<text:line-break/>iournee comptee par dame lau<text:line-break/>rette.</text:h>
      <text:p text:style-name="P486"><text:span text:style-name="T487">A</text:span>Pres que la nouuelle en quoy est<text:line-break/>touchee lamour de tedal a erme<text:line-break/>line son amye est acomplie qui a<text:line-break/><text:span text:style-name="pb">[f. 42v]</text:span><text:line-break/>este aucunement ioyeuse (et) piteable pour la<text:line-break/>dame ermeline qui cuidoit auoir perdu son<text:line-break/>amy tedal (sol) et que son mary fust perdu. Jen<text:line-break/>vueil compter vne en laquelle vous ver(-)<text:line-break/>res que la femme ne fera pas si gr(a2)s lam(e2)<text:line-break/>tations pour la mort de son mary que fai<text:line-break/>soit ermeline ainsi quil ensuit.</text:p>
      <text:h text:style-name="Titre2" text:outline-level="2">(ipdm) La forme de la nouuelle.</text:h>
      <text:p text:style-name="P488"><text:span text:style-name="T489">E</text:span>N tostanne fut vng monastere<text:line-break/>de religieux dont labbe estoit fort<text:line-break/>sainct homme et deuot repute de<text:line-break/>tous (sol) et de fait estoit assez abstinent de to<text:span text:style-name="T490">9</text:span><text:line-break/>vices fors quil estoit vng pou tendre du be<text:line-break/><text:soft-page-break/>guin (sol) mais il faisoit ses choses secretem(e2)t<text:line-break/>que homme ne sen apparceuoit. Dr aupres<text:line-break/>dicelle abbaye demouroit vng bon homme<text:line-break/>paisant nomme ferodin qui auoit vne tres<text:line-break/>belle femme et ieune (sol) dont il estoit tant ia(-)<text:line-break/>leux que merueilles. Ce bon homme han<text:line-break/>toit fort auecques labbe (sol) et le aymoit labbe<text:line-break/>pour tant que en son sotoys il disoit aucu<text:line-break/>neffoys des motz ioyeux. Ce maistre ab(-)<text:line-break/>be c(o2)gnoissoit bien que la femme du poure<text:line-break/>sot ferodin estoit fort belle et leust voulen<text:line-break/>tiers vng pour resioye a son appetit (sol) mais<text:line-break/>il ne pouoit trouuer maniere (sol) combien que<text:line-break/>ce fust pour ce en vne terrible ardeur et in(-)<text:line-break/>flamation damours. Si fist tant a fero(-)<text:line-break/>din par beau langaige que ferodin amene(-)<text:line-break/>roit sa femme aucuneffoys boire (et) m(a2)gier<text:line-break/>en la maison de labbe. Ainsi vne foys en(-)<text:line-break/>tre les autres que ceste femme y estoit (sol) Ce<text:line-break/>maistre abbe (q2) se monstroit fort deuot leur<text:line-break/>racompta la vie des saintz et la maniere de<text:line-break/>bien viuretant que pour les beaulx ensei(-)<text:line-break/>gnemens (q2)l donnoit. La femme print vou<text:line-break/>lente en soy de soy confesser a luy. Et le len<text:line-break/>demain au matin ainsi que il estoit en legli<text:line-break/>se luy vint demander dont il fut moult ioy<text:line-break/>eux et benignement la receut. Et qu(a2)t elle<text:line-break/>fut a genoulx deuant luy après le benedici<text:line-break/>te elle luy dist. Monseigneur labbe le plus<text:line-break/>grant pechie que iaye cest de furieusite (et) de<text:line-break/>despit que iay de mon mary qui tant est ia(-)<text:line-break/>loux de moy a tort et sans cause que ie nay<text:line-break/>ne bien ne ioye auecquesluy. Maistre ab<text:line-break/>be entendit bien ces paroles qui pas ne les<text:line-break/>c(o2)tredist (sol) mais tant quil peut les c(o2)ferma<text:line-break/>et luy dist. Certes mamye ce vous est<text:line-break/>vng grant desplaisir de auoir vng tel ma(-)<text:line-break/>ry qui est sot lourt (et) mauluais (sol) mais vraye<text:line-break/>ment ie me feroye fort de le garir si bien<text:line-break/>de celle maladie de ialousie que iamais ne<text:line-break/>le seroit. Helas dist la femme. Monsei(-)<text:line-break/>gneur labbe c(o2)ment seroit il possible. Cer<text:line-break/>tes dist labbe. Ma tres chiere amye il con(-)<text:line-break/>uiendroit le mectre en purgatoire vne espa<text:line-break/>ce de temps pour faire sa penitance. Com<text:line-break/>ment dist la femme monseigneur en purga<text:line-break/>toire (sol) il fauldroit premierement que il fust<text:line-break/>mort. Par ma foy dist monseigneur labbe<text:line-break/>se feroit mon (sol) mais il ressusciteroit apres<text:line-break/><text:soft-page-break/>par aucunes prieres que ie feroye enuers<text:line-break/>dieu quant auroit bien fait sa penitance.</text:p>
      <text:p text:style-name="P491">Las monseigneur dist la poure femme qui<text:line-break/>bien le croioit (q1)lle chose pourray ie faire en<text:line-break/>uers vous et que vous le garisses de celle<text:line-break/>maladie (sol) Labbe respondit. Mamye ie ne<text:line-break/>vous demande ny or ne argent (sol) mais se<text:line-break/>vous voulez dedans quinze iours (sol) et que<text:line-break/>esse dist elle monseigneur que vous vou<text:line-break/>lez que ie face. Respondit labbe. Ma bel(-)<text:line-break/>le seur ie le vous ose bien dire (sol) et croyes de<text:line-break/>certain que ie suis tant esprins de vostre<text:line-break/>amour que plus ne puis (sol) et de iour et de<text:line-break/>nuyt incessamment suis tormente. Et si<text:line-break/>vous me voulez rappaiser la grant dou(-)<text:line-break/>leur que ie porte ie vous prometz de bon<text:line-break/>ne foy vous garir vostre mary de ialousie<text:line-break/>et le mectre en purgatoire (et) len retirer sain<text:line-break/>et sauf apres que il aura fait penitance. Et<text:line-break/>oultre vous donneray beaulx ioyaulx pre<text:line-break/>cieulx (sol) or (sol) et argent (sol) vestem(e2)s telz que vo<text:span text:style-name="T492">9</text:span><text:line-break/>desireres (sol) vous le pourres faire : car de<text:line-break/>vous et de moy iamais on ne se apparceue<text:line-break/>ra de no<text:span text:style-name="T493">9</text:span><text:s/>deux (sol) la femme qui fut enuieuse<text:line-break/>de ioyaulx creut de legier et fut tantost c(o2)<text:line-break/>uertie et je accorda a labbe. Et quant lab(-)<text:line-break/>be veit que elle fut accordee il luy dist. Ma<text:line-break/>mye alles vous en a vostre mary et luy<text:line-break/><text:span text:style-name="pb">[f. 43r]</text:span><text:line-break/>dictes quil viengne parler a moy (sol) (et) luy d(o2)<text:line-break/>na de premiere estraincte labbe vng gros<text:line-break/>signet dor ou il y auoit vng ruby enchasse<text:line-break/>quil portoit en son doy dont elle fut ioyeu(-)<text:line-break/>se (sol) (et) alla enuoyer son amy ferodin parler a<text:line-break/>labbe. Et quant il fut venu labbe luy fist<text:line-break/>tresgrant chere. Dr auoit labbe vne poul<text:line-break/>dre que luy auoit autreffois donnee vng<text:line-break/>sarrazin (sol) laquelle est de telle vertu (q1) se vng<text:line-break/>h(o2)me en buuoit en son vin ou mangeoit au<text:line-break/>cunement elle le feroit tant dormir (q1) a pai(-)<text:line-break/>ne se pourroit esueiller (sol) de laquelle print<text:line-break/>labbe vne quantite et en mist ded(a2)s du vin<text:line-break/>lequelle fist boire a ferodin (sol) puis le mena<text:line-break/>iouer en my le cloistre (sol) (et) tantost apres que<text:line-break/>ceste pouldre eut fait son operation maistre<text:line-break/>ferodin sendormit tellement tout de bout<text:line-break/>quil cheut a terre deuant tous (sol) (et) cuidoit on<text:line-break/>quil fust mort. Tous les bons religieux<text:line-break/>qui la estoi(e2)t esmerueillez de ce cas luy ma<text:line-break/>nierent le poulce (et) les vaines (sol) mais ilz ny<text:line-break/><text:soft-page-break/>trouuer(e2)t point de mouuem(e2)t. Labbe fain<text:line-break/>gnant estre marry enuoya (q1)uerir les amis<text:line-break/>de ferodin (et) sa femme pour venir veoir cel(-)<text:line-break/>le adu(a2)ture (sol) les(q1)lz fur(e2)t esbahys (sol) (et) finable<text:line-break/>ment croyans quil fust mort ordonnerent<text:line-break/>quil fust mys en terre (sol) labbe le feist mectre<text:line-break/>tout vestu en vng tombeau de pierre creux<text:line-break/>(et) la nuyt venue vng n(o2)me de boulongne<text:line-break/>rendu en la maison en qui labbe se confioit<text:line-break/>Se trouua auecques labbe (et) eulx deux de<text:line-break/>vng accord allerent pr(e2)dre ferodin et le por<text:line-break/>ter(e2)t en vng lieu obscur bas en terre (et) le des<text:line-break/>pouillerent de sa robbe (et) luy vestirent vng<text:line-break/>abit de moyne tout endormy (et) le laisserent<text:line-break/>la (sol) apres quil fut esueille le poure homme<text:line-break/>ne scauoit sil estoit vif ou mort (sol) il ne voioit<text:line-break/>ne ciel ne terre. Apres ce (q2)l eut este mis la<text:line-break/>ded(a2)s le maistre abbe sen alla vers la f(e2)me<text:line-break/>de ferodin (et) en luy c(o2)ptant le cas fist grant<text:line-break/>chiere auec elle (sol) (et) celle nuyt coucher(e2)t ens(e2)(-)<text:line-break/>ble (sol) puis le l(e2)demain au matin labbe (e2)uoya<text:line-break/>son moyne en prison vers ferodin luy por(-)<text:line-break/>ter du pain (et) du vin aussi (sol) (et) si tost (q2)l fnt de<text:line-break/>dans c(o2)menca a frapper sus le poure fero(-)<text:line-break/>din sans dire mot tant que le poure homme<text:line-break/>cuidoit estre mort (sol) et quant il eut este bien<text:line-break/>batu le poure demanda en disant. Hee ie<text:line-break/>sus ou suis ie. Le moyne resp(o2)dit en grosse<text:line-break/>voix. Tu es en purgatoire po<text:span text:style-name="T494">r</text:span><text:s/>les maulx<text:line-break/>que tu as faitz. Et c(o2)ment dist le bon h(o2)(-)<text:line-break/>me ferodin suis ie mort. Qu(a2)t fus ie tue.<text:line-break/>Resp(o2)dit le moyne. Dieu a permis que tu<text:line-break/>soyes mort (et) venu en ce lieu pour te purger<text:line-break/>Et c(o2)ment dist il suis ie tout seul. Nenny<text:line-break/>dist le moyne il ya plus de cent mille auec<text:line-break/>toy (sol) mais dieu nostre pere create<text:span text:style-name="T495">r</text:span><text:s/>ne veult<text:line-break/>pas (q1) tu les voyes ne eulx toy. Et affin (q1)<text:line-break/>tu ent(e2)des le grant mal (et) off(e2)ce pourquoy<text:line-break/>tu es en ce purgatoire (sol) cest pource que tu es<text:line-break/>toyes ialoux de ta b(o2)ne preude f(e2)me a tort<text:line-break/>(et) sans cause (sol) car cest vne f(e2)me fort deuote<text:line-break/>qui ayme fort gens deglise (sol) (et) fait tous les<text:line-break/>iours dire seruice (et) messes pour toy. Et<text:line-break/>moy qui suis en purgatoire c(o2)me toy (sol) ie y<text:line-break/>suis pourtant que seulem(e2)t vne foys ie c(o2)<text:line-break/>seille a vng g(e2)til h(o2)me qni estoit bien mon<text:line-break/>amy quil fust ialoux de sa femme. Et suis<text:line-break/>ord(o2)ne de (p3) dieu a toy purger (et) a toy admi(-)<text:line-break/>nistrer tes necessites. Si ma este baille de<text:line-break/>par vng ange le pain (et) le vin que ta f(e2)me a<text:line-break/><text:soft-page-break/>apporte au iourduy a loffrende de la messe<text:line-break/>(q1) len a dicte pour toy (sol) dont tu m(a2)geras et<text:line-break/>buueras. C(o2)m(e2)t cela dist ferodin les g(e2)s<text:line-break/>qui sont mors mangeussent ilz (et) boyuent.<text:line-break/>Adonc resp(o2)dit le moyne. Duy quant il<text:line-break/>plaist a dieu (sol) lequel te (e2)uoye ce pain (et) ce vin<text:line-break/>pourt(a2)t que ta bonne preude femme la pre(-)<text:line-break/>sente en requerant salut de ton ame (sol) (et) pour<text:line-break/>tant tu mangeras de pain (et) buueras de ce<text:line-break/>vin . Adoncques ferodin mangea du pain<text:line-break/>et beut du vin (sol) mais quant il trouua que le<text:line-break/>vin nestoit pas bon (sol) il dist au moyne en ces<text:line-break/>te maniere. Par ma foy ie ne suis marry<text:line-break/>a ma femme si non quelle na vaille du meil<text:line-break/>leur vin (sol) et luy dictes sil vous plaist quelle<text:line-break/>na pas enuoye du muy de aupres le mur.<text:line-break/>De rechief quant icelluy ferodin eut bien<text:line-break/>mange (et) beu il demanda au moyne. Helas<text:line-break/>sire (sol) puis que ie suis mort ne retourneray ie<text:line-break/><text:span text:style-name="pb">[f. 43v]</text:span><text:line-break/>iamais au monde. Duy dist le moyne (sol)<text:line-break/>mais que dieu voye que tu soies vray peni<text:line-break/>tent (et) que tu ne soyes plus ialoux de ta b(o2)<text:line-break/>ne preude femme . A vrayem(e2)t dist ferodin<text:line-break/>sil plaist a dieu (q1) ie retourne ie la baiseray<text:line-break/>incontinent (sol) (et) par adu(a2)ture ie luy feras ie<text:line-break/>scay bien quoy. Mais ie vous demande<text:line-break/>monseigneur sommes no<text:span text:style-name="T496">9</text:span><text:s/>loing de nostre<text:line-break/>pays. Certes dist le moyne il y a bien mille<text:line-break/>millions de lieux. Saincte marie dist fe<text:line-break/>rodin c(o2)ment seroit il donc possible (q1) nous<text:line-break/>y retourn(o2)s iamais. Si fer(o2)s dist le moy<text:line-break/>ne (sol) mais il te fault encores att(e2)dre. Et en<text:line-break/>ceste baterie fut ferodin lespace de dix tours<text:line-break/>tant que m(o2)seigneur labbe visitoit sa fem(-)<text:line-break/>me (sol) (et) si bien la visita (q1) deu(a2)t les dix iours<text:line-break/>elle congneut quelle estoit enseincte (sol) la(q1)lle<text:line-break/>chose elle dist a labbe. Si ymagina labbe<text:line-break/>c(o2)ment il pourroit couurir le cas sans des<text:line-break/>h(o2)neur (sol) (et) vint a luy de la prison ou estoit<text:line-break/>ferodin a basse voix dire ainsi. Ferodin m(o2)<text:line-break/>amy dieu menuoye deuers toy qui suis<text:line-break/>ange de paradis pour te dire quil est c(o2)tent<text:line-break/>de toy et que au iourduy tu feras remis au<text:line-break/>monde (sol) car ta penitence est faicte mais que<text:line-break/>tu ne soyes iamais ialoux de ta femme (sol) tu<text:line-break/>coucheras auec elle et de toy c(o2)ceuera vng<text:line-break/>beau filz (sol) lequel tu feras nommer benoist :<text:line-break/>car par les prieres de monseigneur sainct<text:line-break/>benoist vaillant abbe de ceans et de ta<text:line-break/><text:soft-page-break/>femme tu es deliure de ceste paine (sol) (et) pour(-)<text:line-break/>tant reconforte toy (et) adieu te dy (sol) dieu te en<text:line-break/>uoyera encores vne fois a boire auant (sol) que<text:line-break/>tu prendras (et) luy rendras graces. Adonc<text:line-break/>fut ferodin bien ree(o2)forte (sol) puis labbe print<text:line-break/>vng hanap de vin (et) y mist de celle pouldre<text:line-break/>qui endort (et) luy enuoya (sol) et apres que fero(-)<text:line-break/>din eut beu il se endormit c(o2)me mort. Et<text:line-break/>tantost apres labbe (et) le moyne le reuindr(e2)t<text:line-break/>prendre (et) le reuestirent de ses vestemens :<text:line-break/>puis le reporterent au tombeau ou il auoit<text:line-break/>este premierement mis . Et a leur (q2)l se es<text:line-break/>ueilla il veit le iour que depuis long t(e2)ps<text:line-break/>ne auoit veu. Si leua le couuescle du tom<text:line-break/>beau et se yssit (sol) (et) ainsi quil yssoit vint vng<text:line-break/>religieux qui le trouua qui fut espouente (et)<text:line-break/>le dist aux religieux (sol) lesquelz croyoient cel(-)<text:line-break/>luy este resuscite (sol) et labbe qui faignoit le<text:line-break/>croire comme eulx fist apporter la croix et<text:line-break/>banniere et faire vne sol(e2)nite comme sil<text:line-break/>semblast que ce fust vne chose miraculeuse<text:line-break/>Et adonc print ferodin a louer dieu (sol) mon<text:line-break/>seigneur saint benoist (sol) labbe (et) sa f(e2)me vers<text:line-break/>laquelle il alla et lembrassa doulcement (et)<text:line-break/>luy promist iamais ne seroit ialoux de<text:line-break/>elle (sol) puis racompta a ses voisins des nou<text:line-break/>uelles de purgatoire que luy mesmes com<text:line-break/>posoit croyant y auoir este ainsi que dirent<text:line-break/>les auditeurs (sol) (et) de puis ne fut ialoux de sa<text:line-break/>femme (sol) (et) en fist labbe a son plaisir.</text:p>
      <text:p text:style-name="P497"><text:span text:style-name="T498">E</text:span>N ceste nouuelle est m(o2)stre (et) d(o2)<text:line-break/>ne a ent(e2)dre contre les mauuais<text:line-break/>confesseurs (sol) car il en est de si per<text:line-break/>uers que mesmes les femmes quilz c(o2)fes(-)<text:line-break/>sent silz peuent les induisent a mal ainsi (q1)<text:line-break/>fist labbe qui confessoit la f(e2)me de ferodin<text:line-break/>il la blasonna tant que soubz maniere de<text:line-break/>correction et de bonne doctrine quelle se ac<text:line-break/>corda a luy. Aussi y est m(o2)stree la sotise de<text:line-break/>ferodin qui estoit sain sans maladie (sol) (et) cuy(-)<text:line-break/>doit estre trespasse.</text:p>
      <text:h text:style-name="Titre1" text:outline-level="1">(ipdm) Cy sensuuit la .xxix. nouuelle (et) .ix. de<text:line-break/>la tierce iournee c(o2)ptee par dame neyphile<text:line-break/>royne en icelle iournee.</text:h>
      <text:p text:style-name="P499"><text:span text:style-name="T500">M</text:span>Es gentilz dames qu(a2)t iay bi(e2)<text:line-break/>escoute tous voz ditz plaisans<text:line-break/>ainsi que chascun en a fait son de<text:line-break/><text:soft-page-break/>uoir en compt(a2)t chascun sa nouuelle pour<text:line-break/>ceste iournee (sol) et ne reste pour celle pl<text:span text:style-name="T501">9</text:span><text:s/>ouyt<text:line-break/>que les nouuelles du iouuenceau dyonec<text:line-break/>(et) de moy (sol) desquelles nous conuient acqui<text:line-break/>ter (sol) mais aussi pourtant quil mest venu en<text:line-break/>memoire vne chose (q1) vueil compter ie pr(e2)(-)<text:line-break/>dray le lieu deuant luy (et) la compte ray ainsi<text:line-break/>quil sensuit.</text:p>
      <text:p text:style-name="P502"><text:span text:style-name="T503">I</text:span>Adis au royaulme de france fut<text:line-break/>vng noble homme nomme suart<text:line-break/>conte de rossillon (q2) pour la sante</text:p>
      <text:p text:style-name="figure"><text:span text:style-name="pb">[f. 44r]</text:span><text:line-break/>&lt;image&gt;</text:p>
      <text:p text:style-name="p">de son corps entretenoit vng medecin auec<text:line-break/>luy nomme girard de nerbonne. Ledit con<text:line-break/>te auoit vng filz nomme Bertran que len<text:line-break/>nourrissoit auec(q1)s dautres enfans de son<text:line-break/>nage (sol) entre lesquelz y estoit la fille du mede<text:line-break/>cin du conte (sol) vne belle petite fille nommee<text:line-break/>gillecte (sol) ceste ieune fille tousiours aymoit<text:line-break/>tant le filz du conte tant ieune que cestoit<text:line-break/>merueille. Et de iour tant plus de<text:line-break/>noit a aage de congnoissance (sol) t(a2)t plus fort<text:line-break/>croissoit lamour quelle auoit au ieune filz<text:line-break/>Ainsi qu(a2)t le ieune filz bertran fut en aage<text:line-break/>compectant il fut enuoye a paris a le flude<text:line-break/>dont la pucelle fut fort marrie (sol) par t(a2)t quil<text:line-break/>luy conuenoit perdre la veue de luy . Dr<text:line-break/>aduint que le cont mourut et fut mis son<text:line-break/>filz en protection (et) gouuernement du roy<text:line-break/>de france qui le gouuerna long temps (sol) et<text:line-break/>maintint auec soy (sol) le pere aussi de celle fille<text:line-break/>qui estoit medecin trespassa (sol) (et) demoura cel<text:line-break/>le fille trestiche (et) seul heriticre en aage de<text:line-break/>marier (sol) (et) la vouloient donner ses parens<text:line-break/>a gens de bien a mariage (sol) mais tous elle<text:line-break/>reffusoit. Car son amour auoit tellem(e2)t<text:line-break/>mise en Bertran quelle ne len pouoit oster<text:line-break/>Et si neust este hont qui la refraingnoit<text:line-break/>fust voulentiers allee a paris pour veoir<text:line-break/>bertran quelle aymoit. Dr aduint quelle<text:line-break/>ouyt dire que le roy de fr(a2)ce qui tenoit ber(-)<text:line-break/>tran auec soy auoit vne fistule en la poictri<text:line-break/>ne qui fort le greuoit et ne pouoit trouuer<text:line-break/>medecin qui luy sceust donner remede.</text:p>
      <text:p text:style-name="p">Si ymagina celle fille (q1) autre foys auoit<text:line-break/>veu guerir a son feu pere de telles ma(-)<text:line-break/>ladies (sol) (et) bien auoit retenu la maniere com<text:line-break/>me il lui procedoit si trouua lopportunite<text:line-break/>de aller a paris. Et print aucuns siens pa<text:line-break/><text:soft-page-break/>rens et les mena auecques soy et vint en<text:line-break/>la ville de paris ou estoit le roy de france (et)<text:line-break/>comme sage (et) prudente se vint presenter de<text:line-break/>uant luy (et) luy dist. Sire sil vous plaisoit<text:line-break/>me donner vng don que ie vous demande<text:line-break/>ray ie me oblige sur paine de perdre la vie<text:line-break/>de vous geurir de la maladie que vo<text:span text:style-name="T504">9</text:span><text:s/>auez<text:line-break/>(et) me faictes tenir tant que vous soyez gue<text:line-break/>ry (et) ne demande terme que de huit iours.<text:line-break/>Le roy oyant quelle affermoit si fort deli<text:line-break/>bera de croire son c(o2)seil (sol) (et) luy dist que selle<text:line-break/>le guerisssoit quil luy donneroit ce (q1)lle voul<text:line-break/>droit. Ainsi la fille fist vne medecine ainsi<text:line-break/>quelle lentendoit (sol) (et) en brief temps guerist<text:line-break/>le roy. Et qu(a2)t il fut guery elle luy dem(a2)(-)<text:line-break/>da quil acomplist ce (q2)l luy auoit promis.<text:line-break/>Et le roy luy dist (q1)lle demandast ce quelle<text:line-break/>vouldroit (sol) si dist la fille au roy. Sire sil<text:line-break/>vous plaist pour toutes choses (q1) me vueil<text:line-break/>lez donner vous me donnerez a mariage<text:line-break/>bertran le filz du feu conte de rossillon (sol) car<text:line-break/>cest celluy que sur tous iayme. Le roy voy<text:line-break/>ant que a elle estoit oblige (et) voulant tenir<text:line-break/>promesse de prince fist venir bertran (et) lui de<text:line-break/>manda ainsi. Vien ca bretran (sol) voicy vne<text:line-break/>belle fille fort sage (et) honneste (sol) ne la veulx<text:line-break/>tu pas bien auoir a femme. Et bertran res<text:line-break/>pondit ainsi congnoissoit que ce ne se(-)<text:line-break/>roit pas honneur a vng gentil h(o2)me (sol) mais<text:line-break/>tres grant honte de prendre fille de vile ge(-)<text:line-break/>niture (sol) vous me pouez tollir (sol) non pas seu<text:line-break/>lement ms biens (sol) Mais la vie a faire de<text:line-break/>moy vostre voulente (et) mais sil vo<text:span text:style-name="T505">9</text:span><text:line-break/><text:span text:style-name="pb">[f. 44v]</text:span><text:line-break/>plaist vous ne permectres pas que moy<text:line-break/>qui suis noble de nom (et) darmes que espou<text:line-break/>se vne fille cirrugienne et garderes lhon(-)<text:line-break/>neur de noblesse. Le roy voy(a2)t la fille que<text:line-break/>combien quelle ne fust pas noble de ligne<text:line-break/>mais lestoit de meurs (sol) finablement voulut<text:line-break/>faire espouser (sol) combien que ce fust c(o2)tre sa<text:line-break/>voulent (sol) (et) tint les nopces en sa maison.<text:line-break/>Apres aucun temps bertran qui oncques<text:line-break/>ne auoit touche la fille (sol) mais la desprisoit<text:line-break/>faingnit retourner a rossillon mais ny re(-)<text:line-break/>tourna pas (et) sen alla a florence rendre auec<text:line-break/>les florentins (q2) auoient guerre contre des<text:line-break/>autre (sol) (et) le receurent les flor(e2)tins en gr(a2)t<text:line-break/>honneur et le constituerent leur cappitaine<text:line-break/>(et) gubernateur de guerre en luy donnant<text:line-break/><text:soft-page-break/>gens darmes et gaiges suffisans. La po(-)<text:line-break/>ure fille qui estoit son espouse fut menee a<text:line-break/>Rossillon (sol) (et) la fut reccue des subgectz en<text:line-break/>grant honneur et magnificence. Et puis<text:line-break/>comme sage voulut veoir ceulx qui auoi(e2)t<text:line-break/>le gouuernement de la terre et fist mettre<text:line-break/>tout en si bonne disposicion que louce fut<text:line-break/>de tous entierem(e2)t. Puis par aucun t(e2)ps<text:line-break/>apres elle voyante que son mary se tenoit<text:line-break/>hors son lieu en despit de elle et ny vouloit<text:line-break/>aucunem(e2)t reuenir (sol) Elle enuoya deux che<text:line-break/>ualiers a florence vers luy et luy dire que<text:line-break/>sil luy plaisoit retourner en son pays et il<text:line-break/>luy despleust de sa compaignie quelle estoit<text:line-break/>contente de sen aller (sol) (et) que âs ne vouloit<text:line-break/>(q2)l guerpist son pays pour elle. Ausquelz<text:line-break/>cheualiers qui deuem(e2)t ac(o2)plirent le messa<text:line-break/>ge en luy remonstr(a2)t la honte (sol) la beault (sol) la<text:line-break/>prudence (sol) sagesse (et) honneur delle (sol) Il resp(o2)(-)<text:line-break/>dit par despit (et) leur dist. Dictes lui quant<text:line-break/>elle aura le signet que ie porce a mon doy<text:line-break/>au sien (et) vng enfant de ma generation en(-)<text:line-break/>tre ses bras (q1) ie men iray a elle. Ainsi (q1) sil<text:line-break/>voulsist dire (q1) iames le signet elle nauroit<text:line-break/>ne enfant de luy ne conceuroit. De la(q1)lle<text:line-break/>resp(o2)ce rapportee par lesditz cheualiers la<text:line-break/>b(o2)ne dame fut merueilleuseme(e2)t piteuse en<text:line-break/>son courage. Et c(o2)me par desespoir en soy<text:line-break/>rec(o2)mandant a dieu auecques aucuns ser(-)<text:line-break/>uiteurs quelle auoit voulut aller la b(o2)<text:line-break/>ne dame hors du pays. Si print de larg(e2)t<text:line-break/>quelle auoit (et) de beaulx ioyaulx (sol) (et) inconti<text:line-break/>nent apres se abilla en abit de pellerine (et) de<text:line-break/>la sen vint au pays de florence la ou estoit<text:line-break/>son mary (sol) lequel si tost quelle fut logee en<text:line-break/>vng son logis elle le veit passer par du(a2)t luys<text:line-break/>de son logis. Et faingn(a2)t de le c(o2)gnoistre<text:line-break/>demanda a son hoste qui estoit celluy g(e2)til<text:line-break/>h(o2)me quelle auoit veu passer (sol) (et) loste lui res<text:line-break/>pondit. Mamye (sol) cest le conte de rossillon (q2)<text:line-break/>est le capitaine de ceste ville (et) chief de guer<text:line-break/>re (sol) (et) layment tant les gens pour lonneur<text:line-break/>pour le bien (sol) (et) la doulceur qui est en luy (q1)<text:line-break/>cest merueille. Hoste mon amy sidt la da<text:line-break/>me est il point marie. Certes dist il mamye<text:line-break/>nenny (sol) mais il est tant amoureux dune ieu<text:line-break/>ne fille poure qui demeure icy pres que cest<text:line-break/>merueille (sol) mais la mere delle ne si veult c(o2)<text:line-break/>sentir que la fille luy obeysse (sol) laquelle cho(-)<text:line-break/>se la bonne dame entendit bien et mist en<text:line-break/><text:soft-page-break/>memoire (sol) (et) furce ymagine la maniere c(o2)(-)<text:line-break/>ment elle pourroit faire tant quil la pr(e2)sist<text:line-break/>a plaisir (et) quie la responce quil auoit faicte<text:line-break/>aux cheualiers vensist a effect. Si pria a<text:line-break/>son hoste quil luy fist venir la mere de ceste<text:line-break/>fille dont le conte estoit tant amoureux (sol) le<text:line-break/>quel luy fist venir. Et qu(a2)t elle fut venue<text:line-break/>la bonne dame luy dist. Mamye dieu vo<text:span text:style-name="T506">9</text:span><text:line-break/>doint honneur (et) bonne vie : la chose pour<text:line-break/>quoy ie vous ay mandee cest pour vostre<text:line-break/>prouffit (et) honneur (et) pour le mien sil vous<text:line-break/>plaisoit de faire vne chose que ie vous dis<text:line-break/>roye sans villennye (sol) (et) me promectre a la<text:line-break/>bonne foy que a quelque personne qui soit<text:line-break/>viuant sur terre ne l manifesteres. Et<text:line-break/>si vous le faictes en la manière que ie vo<text:span text:style-name="T507">9</text:span><text:line-break/>diray (sol) on ma dit (q1) vostre fille a marier<text:line-break/>ie vous prometz luy donner son mariage.<text:line-break/>A laquelle chose la bonne dame respondit<text:line-break/>et dist. Certes ma dame mamye tout ce (q1)<text:line-break/>vous me vouldrez dire et parler ie vous<text:line-break/>prometz en bonne foy de le vous tenir aus<text:line-break/>si secret (et) mieulx sil me estoit possible c(o2)me<text:line-break/>sil estoit soubz le seau de c(o2)fession ie le vo<text:span text:style-name="T508">9</text:span><text:line-break/><text:span text:style-name="pb">[f. 45r]</text:span><text:line-break/>prometz par ma foy (sol) et sil mest possible de<text:line-break/>faire aucune chose pour vous en tout bien<text:line-break/>et honneur ie le feray. Adonc ilz entrerent<text:line-break/>eulx deux en vne petite ch(a2)bre secrete. Et<text:line-break/>lors se print la dame piteuse a parler et dire<text:line-break/>Mamye croyez de verite que len ma dit (q1)<text:line-break/>mon mary veult deceuoir vostre fille dont<text:line-break/>iay grant pitie. Helas dist la bonne f(e2)me<text:line-break/>ma dame qui estes vous. Certes dist la<text:line-break/>dame ie suis la propre femme espouse du c(o2)<text:line-break/>te de rossillon qui par despit de moy sans (q1)<text:line-break/>onc(q1)s ie luy feisse faulte ainsi que dieu me<text:line-break/>soit tesmoing il se tient en ceste ville. Et<text:line-break/>se vous faictes ce que ie vous diray iespe<text:line-break/>re que vne fois sera bien contente de moy :<text:line-break/>cest que par vne secrete personne vous luy<text:line-break/>mandez que vostre fille est preste de faire<text:line-break/>tout son plaisir (sol) mais quil luy m(o2)stre aussi<text:line-break/>grant amour c(o2)me il dit quil layme (et) ensei<text:line-break/>gne de vraye amour (q2)l luy enuoye le signet<text:line-break/>quil a en son doy (sol) et se ainsi est quil le baille<text:line-break/>ce messagier luy dira que a ce vespre sur le<text:line-break/>tart il viengne en vostre maison coucher<text:line-break/>auecques vostre fille (sol) (et) sil y vient secrete(-)<text:line-break/>ment ie coucheray au lieu delle. La bonne<text:line-break/><text:soft-page-break/>f(e2)me qui bien auoit ouy dire a celluy conte<text:line-break/>(q2)l estoit hors son pays en despit de sa f(e2)me<text:line-break/>congneut que cestoit verite de ce que la da(-)<text:line-break/>me luy disoit. Si alla elle mesmes sans<text:line-break/>autre faire son message. Et premier dem(a2)<text:line-break/>da le signet (sol) lequel bailla le conte sans ref(-)<text:line-break/>fus et bien ioyeux (sol) puis luy mist terme de<text:line-break/>venir au soir sur le tart. Et puis sen reuit<text:line-break/>vers la dame a qui elle bailla le signet d(o2)t<text:line-break/>elle fut bien aise (sol) (et) luy dist que le conte vi(e2)(-)<text:line-break/>droit au soir. Et lors se mist la dame en<text:line-break/>priere vers dieu quil luy pleust de sa grace<text:line-break/>permettre que de celle nuyt la elle peust c(o2)(-)<text:line-break/>ceuoir lignee de son mary (sol) (et) que pas auec<text:line-break/>luy ne vouloit habiter par concupiscence (sol)<text:line-break/>mais en espoir que lignee sen peust (e2)suyuit<text:line-break/>Dr quant le soir fut venu le conte tout se(-)<text:line-break/>cretement arriua en ceste maison (sol) la bonne<text:line-break/>femme luy dist quil se couchast. Aussi fist<text:line-break/>il et quelle luy ameneroit sa fille. Et inc(o2)<text:line-break/>tinent quil fut couche la dame soy prepara<text:line-break/>et se alla coucher auec luy (et) print delle les<text:line-break/>amoureux atouchemens tant que bon luy<text:line-break/>sembla (sol) puis le lendemain au matin au poit<text:line-break/>du iour se leua (et) luy donna ioyaulx (et) arg(e2)t<text:line-break/>a gr(a2)t puissance (et) luy mist terme a retour(-)<text:line-break/>ner au soir. Et ainsi fist par huit iours du<text:line-break/>rant (sol) lesquelz huit iours dieu qui est miseri<text:line-break/>cordieux qui bien auoit ouy la priere de la<text:line-break/>bonne dame permist quelle conceust de la<text:line-break/>sem(e2)ce de son mary deux beaulx filz. Ainsi<text:line-break/>quant veit quelle fut enseincte elle remer(-)<text:line-break/>cia dieu qui telle grace luy faisoit (sol) puis dist<text:line-break/>a la bonne femme. Mamye ie ne vo<text:span text:style-name="T509">9</text:span><text:s/>vueil<text:line-break/>plus donner la charge que ie vous ay don<text:line-break/>nee. Vela cinq c(e2)s escus pour le mariage<text:line-break/>de vostre fille (sol) la(q1)lle mon mary cuyde bien<text:line-break/>auoir deceue (sol) et affin que ainsi ne soit (et) que<text:line-break/>pl<text:span text:style-name="T510">9</text:span><text:s/>ne vienne en vostre maison allez vo<text:span text:style-name="T511">9</text:span><text:s/>en<text:line-break/>en vng village vostre fille (et) vous et vo<text:span text:style-name="T512">9</text:span><text:line-break/>tenez la vne piece. Et ainsi le fist la f(e2)me<text:line-break/>et treshumblement regracia la vaillant da<text:line-break/>me qui tant de bien luy auoit fait (sol) apres re<text:line-break/>prit ses habitz de pellerine (et) se mist en vne<text:line-break/>maison la ou elle fut tant quelle eut enf(a2)te<text:line-break/>ces deux beaulx filz et les nourrit aucun<text:line-break/>temps. Puis le conte ouyt dire quelle ne<text:line-break/>estoit plus a rossillon et print c(o2)ge de ceulx<text:line-break/>de florence et sen retourna pour gouuer(-)<text:line-break/>ner son pays. Et tantost apres que de flo<text:line-break/><text:soft-page-break/>rence fut party la dame qui bien le scauoit<text:line-break/>print ses deux enfans (sol) (et) en abit de pelleri<text:line-break/>ne sen retourna a rossillon (sol) et celluy iour (q1)<text:line-break/>elle y arriua son mary faisoit vne grande<text:line-break/>feste la ou estoient les seigneurs bourgois<text:line-break/>de enuiron assembles (sol) dont la dame fut<text:line-break/>aduertie. Et ainsi que elle soy confioit en<text:line-break/>laide de nostre seigneur iesuchrist elle seure<text:line-break/>ment entra dedans le chasteau iusques en<text:line-break/>la salle ou le disner estoit tenu (sol) (et) deu(a2)t to<text:span text:style-name="T513">9</text:span><text:line-break/>les assistens se vint gecter a deux genoulx<text:line-break/>deuant icelluy conte son mary en tenant<text:line-break/>tousiours ses deux petis enfans embras(-)<text:line-break/>sez entre ses deux bras et luy dist en ceste<text:line-break/>maniere. Sire conte mon cher amy ie suis<text:line-break/><text:span text:style-name="pb">[f. 45v]</text:span><text:line-break/>vostre femme gillecte que tant auez des(-)<text:line-break/>prisee. Voicy deux enfans qui sont a vous<text:line-break/>de la geniture de vous et de moy (sol) aux ensei<text:line-break/>gnes (q1) voicy lanneau lequel vous enuoyas<text:line-break/>tes pour cuyder auoir congnoissance auec<text:line-break/>la fille de la bonne femme flor(e2)tine (sol) la(q1)lle<text:line-break/>fille par plusieurs nuytz cuidastes tenir en<text:line-break/>tre voz bras (sol) mais la grace a dieu cestoit<text:line-break/>moy. Et pourtant sire en acomplissant la<text:line-break/>promesse que vous feistes aux deux cheua<text:line-break/>liers que par deuers vous enuoye a flor(e2)(-)<text:line-break/>ce (sol) ausquelz vous deistes (q1) mes que ieusse<text:line-break/>l(a2)neau de vostre doy au mien (sol) (et) entre mes<text:line-break/>bras vng enfant de vostre generation (sol) la<text:line-break/>quelle chose ie ay (sol) non pas vng seul : mais<text:line-break/>deux que vo<text:span text:style-name="T514">9</text:span><text:s/>retourneriez en vostre pays<text:line-break/>et me receueriez ainsi que vostre femme et<text:line-break/>espouse. Sil vous plaist en acquitant vo<text:line-break/>stre conscience auecques vous me receue<text:line-break/>rez (sol) non pas que ie me repute digne de tel<text:line-break/>personnage comme de vous auoir a c(o2)pai<text:line-break/>gnon (et) mary (sol) mais bien me suffist seulem(e2)t<text:line-break/>que me vueillez reclamer pour petite ser(-)<text:line-break/>uiteure (et) chamberiere. Adonc le conte illu<text:line-break/>mine par la grace du saint esperit voy(a2)t la<text:line-break/>bonte (et) humilite de elle et les deux enfans<text:line-break/>qui a lui bien ressembloient que possible ne<text:line-break/>estoit mieulx fut meu en c(o2)passion (et) la vit<text:line-break/>embrasser doulcement et ses deux beaulx<text:line-break/>petis enfans qui tant beaulx estoient que<text:line-break/>merueille (sol) (et) la receut gracieusement et luy<text:line-break/>requist grace de loffence que auoit faicte<text:line-break/>enuers luy. Puis la dame fut vestue de<text:line-break/>abitz de princesse (et) fut faicte grande solen(-)<text:line-break/><text:soft-page-break/>nite (sol) (et) de puis vesquirent bons amys (et) loy<text:line-break/>aulx ensemble ainsi que gens de bien doy<text:line-break/>uent faire en leur mariage.</text:p>
      <text:p text:style-name="P515"><text:span text:style-name="T516">E</text:span>N ceste nouuelle est monstree la<text:line-break/>gr(a2)t amour que celle fille auoit<text:line-break/>a son mary (sol) (et) combien quil la des<text:line-break/>prisast neantmoins tousiours elle laymoit<text:line-break/>Dr tant maintenant en est il si leurs ma(-)<text:line-break/>rys leur faisoient ainsi (q2) garderoient leur<text:line-break/>mariage. Ilz proient plus tost courir par<text:line-break/>my les champs et estre folles femmes.<text:line-break/>Aussi y est monstree la bonte de dieu qui<text:line-break/>illumina tousiours le sens de la b(o2)ne da(-)<text:line-break/>me (q2) estoit iuste (et) loyalle en tous ses faitz<text:line-break/>et perinist que elle couchast auecques son<text:line-break/>mary soubz semblance dautre (et) que de luy<text:line-break/>conceust deux enfans dont ilz furent fina<text:line-break/>blement vnis (et) veritables lung a lautre (et)<text:line-break/>vesquirent honnestement.</text:p>
      <text:h text:style-name="Titre1" text:outline-level="1"><text:s/>(ipdm) Cy ensuyt la .xxx. nouuelle<text:line-break/>(et) .x. de la tierce iournee comp<text:line-break/>tee par le iouuenceau dyonee (q2)<text:line-break/>dist ainsi.</text:h>
      <text:p text:style-name="figure">&lt;image&gt;</text:p>
      <text:p text:style-name="p"><text:span text:style-name="pb">[f. 46r]</text:span></text:p>
      <text:p text:style-name="P517"><text:span text:style-name="T518">I</text:span>E apparcoy que il ny a plus que<text:line-break/>moy que chascun de entre nous<text:line-break/>naye comptee sa nouuelle (sol) et les<text:line-break/>nouuelles c(o2)ptees tant par vngs que par<text:line-break/>autres ont este si plaisantes (q1) a paine sera<text:line-break/>la nouuelle (q1) ie vueil racompter digne de<text:line-break/>estre escoutee (sol) mais en suppliant la beniuo<text:line-break/>lence de to<text:span text:style-name="T519">9</text:span><text:s/>ie la c(o2)menceray affin (q1) ce iour<text:line-break/>soit acomply (sol) et (q1) nous voysons soupper (sol)<text:line-break/>de laquelle ensuit la teneur.</text:p>
      <text:p text:style-name="p"/>
      <text:p text:style-name="P520"><text:span text:style-name="T521">O</text:span>N dit que au pays de barbarie<text:line-break/>est vne cite nommee stapase (sol) en<text:line-break/>laquelle auoit des chrestiens et<text:line-break/>des sarrasins (sol) et ainsi que les chresti(e2)s par<text:line-break/>loient de leur loy comme elle estoit saincte<text:line-break/>et veritable (sol) et comme cestoit belle chose (q1)<text:line-break/>de seruir dieu. La fille de vng grant riche<text:line-break/>homme sarrazin entre eulx estoit qui les es<text:line-break/>coutoit (sol) et meue en voul(e2)te de suiuir la loy<text:line-break/>diuine et seruir dieu (sol) demanda a vng chres<text:line-break/>tien comme aysement elle pourroit seruir<text:line-break/><text:soft-page-break/>dieu et ensuyuir sa loy. A quoy le bon chres<text:line-break/>tien respondit (sol) que se elle vouloit bien faire<text:line-break/>et fuir toutes mondanitez il luy conuenoit<text:line-break/>estre en lieu solitaire comme en vng hermi<text:line-break/>taige. Lors la fille voulant ce faire sans le<text:line-break/>dire a aucun sen alla en la forest tebarde (sol) et<text:line-break/>tantost quelle entra dedans elle veit vne<text:line-break/>petite maison vers laquelle elle alla (et) trou<text:line-break/>ua vng bon homme hermite qui monst fut<text:line-break/>esbahy doubtant que ce fust aucune chose<text:line-break/>transmise pour le tempter. Si luy deman<text:line-break/>da mamye ou allez vous. Et elle luy res(-)<text:line-break/>pondit (sol) monseigneur ie viens cy pour vi(-)<text:line-break/>ure en la loy de dieu et le seruir (sol) et sil vous<text:line-break/>plaist vous le me enseignerez. Le bon vieil<text:line-break/>hermite doubtant la cause deuant dicte que<text:line-break/>ce ne fust aucune temptation luydist. Ma(-)<text:line-break/>mye allez encor plus oultre (et) vous trouue<text:line-break/>res vng beau pere qui est plus grant clerc<text:line-break/>que ie ne suis : il vous aprendra tout ce que<text:line-break/>vous demandes. La fille adoncques che<text:line-break/>mina tant quelle trouua cest autre beau pe<text:line-break/>re lequel fist la doubte de temptation que<text:line-break/>lautre auoit faicte. Et pareillem(e2)t luy dist<text:line-break/>que elle allast plus oultre (sol) et quelle trouue<text:line-break/>roit vng autre plus suffisant a luy m(o2)strer<text:line-break/>son cas quil nestoit. Et aussi fist elle et che<text:line-break/>mina tant quelle vint a vne petite maison<text:line-break/>nette ou elle trouua le tiers hermite (q2) estoit<text:line-break/>vng beau filz et honneste auquel elle dist<text:line-break/>son cas et que elle vouloit seruir a dieu (sol) et<text:line-break/>quil luy pleust luy dire (et) enseigner comm(e2)t<text:line-break/>ce beau pere ne la refusast pas (sol) mais luy d(o2)<text:line-break/>na des racines (sol) du pain (sol) de leaue (sol) de ce quil<text:line-break/>auoit. Puis quant la nuyt fut venue luy<text:line-break/>monstra vng petit lict de fueilles sur quoy<text:line-break/>elle se coucha. Et ce temps pendant quelle<text:line-break/>dormoit le diable qui est tousiours en voye<text:line-break/>pour deceuoir aussi tost et plus les iustes<text:line-break/>que les mauluais (sol) Vint au beau pere la(-)<text:line-break/>monnester de pecher auecques celle (sol) fille tel<text:line-break/>lement que le maistre hermite se r(e2)dit vain<text:line-break/>cu (sol) (et) print ymagination en soy c(o2)me il pour<text:line-break/>roit induire celle fille a faire son plaisir s(a2)s<text:line-break/>ce quelle en congneust quil fust homme dis(-)<text:line-break/>solu. Si delibera pour tant que elle estoit<text:line-break/>ieune fille pou congnoissant iouer de la fi(-)<text:line-break/>nesse qui ensuit. Et luy dist (sol) venes sa ma<text:line-break/>belle fille puis que vous auez si bonne vou<text:line-break/>lente de seruir dieu ie vous vueil monstrer<text:line-break/><text:soft-page-break/>la chose qui plus plaist a dieu en ce monde (sol)<text:line-break/>laquelle chose est de remectre le diable en<text:line-break/>enfer : car dieu par son orgueil le forbannist<text:line-break/>et priua du monde. Ainsi quant par son or<text:line-break/>gueil vient au m(o2)de il vient pour faire des<text:line-break/>plaisir a aucun (sol) il nest riens plus plaisant a<text:line-break/>dieu que de le remectre en enfer. Et com(-)<text:line-break/>ment dist la ieune fille monseigneur : le<text:line-break/>remect on en enfer. Mamye dist lhermite<text:line-break/>ie le vous voys monstrer (sol) mais que vous<text:line-break/>faciez ainsi que ie feray. Adoncques se des<text:line-break/>poilla lhermite toutes ses robes et sa che(-)<text:line-break/>mise (et) demoura tout nud (sol) la fille semblable<text:line-break/>ment fist ainsi. Et quant ilz furent tous<text:line-break/>deux nudz lhermite se mist a genoux deu(a2)t<text:line-break/>elle (et) la fist tenir de bout ainsi que sil la vou<text:line-break/>loit adorer (sol) et tantost nature par la vision<text:line-break/>de lobiect se eschauffa (sol) (et) le membre naturel<text:line-break/><text:span text:style-name="pb">[f. 46v]</text:span><text:line-break/>qui lasche estoit et rabatu se commenca a<text:line-break/>dresser et leuer. La fille ce voyant qui ia(-)<text:line-break/>mais nen auoit veu se esmerueilla et lny de<text:line-break/>manda. Beau pere quelle chose esse que ie<text:line-break/>voy ainsi saillir hors de vostre corps et de<text:line-break/>uenir ainsi grant. Certes dist lhermite<text:line-break/>ma fille (sol) cest le diable qui sault de mon corps<text:line-break/>pour me faire desplaisir. Et comment dist<text:line-break/>elle (sol) ie suis bien plus eureuse que vous ie<text:line-break/>nay poiut de diable ainsi que vous auez.<text:line-break/>Non dist lhermite ma fille (sol) mais vous a(-)<text:line-break/>uez vug enfer. Et si vous voulez seruir<text:line-break/>dieu et faire les oeuures de misericorde il<text:line-break/>conuient que vo<text:span text:style-name="T522">9</text:span><text:s/>et moy remectons ce dia<text:line-break/>ble en enfer (sol) et a ce faire se accorda la ieune<text:line-break/>fille et se mireut sur vng petit lict la ou ilz<text:line-break/>remidrent le diable en enfer cinq ou six foys<text:line-break/>ains que en partir. Et pour tant que la ieu<text:line-break/>ne fille ne auoit iamais ce fait du premier<text:line-break/>coup luy fist grant mal par quoy elle dist.<text:line-break/>Par mon serment beau pere cest vng maul<text:line-break/>uais diable il me a fait beaucoup de mal a<text:line-break/>remectre en enfer (sol) mais ie me esbahys de<text:line-break/>puis quil y est comment il en yst. Ma fille<text:line-break/>dist lhermite il est ainsi orgueilleux (sol) et tou(-)<text:line-break/>tes les foys que il sera orgueilleux il le faul<text:line-break/>dra remectre en enfer et luy rabatre son or(-)<text:line-break/>gueil. Et tant de foys luy midr(e2)t quil sem<text:line-break/>bla si bon a la fille que merueilles et ne luy<text:line-break/>mectoit pas demy a son appetit. Si dist<text:line-break/>au beau pere : par mon serment beau pere<text:line-break/><text:soft-page-break/>cest vne doulce chose que seruir dieu. Et<text:line-break/>en ce seruice furent long temps. Et en ce<text:line-break/>temps durant tous les parens de la fille<text:line-break/>trespasserent et demoura seule heritiere.<text:line-break/>Dr auoit il en la ville dont elle estoit vng<text:line-break/>galant nomme barbalis qui bien congnois<text:line-break/>soit ou elle estoit : affin de lauoir en mariai<text:line-break/>ge. La alla querir (et) la ramena en la ville et<text:line-break/>lespousa affin destre maistre possesseur des<text:line-break/>biens qui estoi(e2)t succedes a la fille (sol) mais de<text:line-break/>coup de fortune la premiere nuyt quil cou<text:line-break/>cha auecques elle il ne mist point le diable<text:line-break/>en enfer ainsi que faisoit lhermite dont il<text:line-break/>fist mal son deuoir. Puis le lendemain des<text:line-break/>nopces les femmes voisines qui se deui(-)<text:line-break/>soient auecques la nouuelle mariee luy de<text:line-break/>manderent que t(a2)t elle auoit fait en cest her<text:line-break/>mitaige. Ausquelles elle resp(o2)dit que son<text:line-break/>mary auoit fait grant pechie de len oster<text:line-break/>pour tant que bien y seruoit dieu. Et leur<text:line-break/>compta comme le moyne (et) elle remectoient<text:line-break/>le diable en enfer. De laquelle chose enten<text:line-break/>due par les femmes qui subtilles estoient<text:line-break/>ilz rirent tant (q1) on les eust gectees en leaue<text:line-break/>sans riens en sentir. Puis luy dirent ma<text:line-break/>mye ne vo<text:span text:style-name="T523">9</text:span><text:s/>souciez (sol) il y a en ceste ville des<text:line-break/>gens assez qui remectront bien le diable en<text:line-break/>enfer.</text:p>
      <text:p text:style-name="p"/>
      <text:p text:style-name="P524"><text:span text:style-name="T525">E</text:span>N ceste nouuelle est m(o2)stre com<text:line-break/>me a gens reclus du monde et re<text:line-break/>ligieux le diable donne des adm(o2)<text:line-break/>nicrons et leur enseigne des manieres sub<text:line-break/>tilles de pechier (et) couurir leur deshonneur<text:line-break/>ainsi que lhermite qui c(o2)mectoit pechie auec<text:line-break/>ques la fille luy donna a entendre vne<text:line-break/>bourde pour et affin que elle ne apparceust<text:line-break/>sa dissolution. Aussi y est monstre la grant<text:line-break/>ignorance de la fille a qui il estoit aduis ve<text:line-break/>ritablement que elle faisoit seruice a dieu et<text:line-break/>quelle remectoit le diable en enfer.</text:p>
      <text:h text:style-name="Titre2" text:outline-level="2">(ipdm) Lacteur.</text:h>
      <text:p text:style-name="P526"><text:span text:style-name="T527">E</text:span>T quant la nouuelle de dionee<text:line-break/>fut finie laroyne neyphille ainsi (q1)<text:line-break/>elle deuoit bailla le chappeau de<text:line-break/>lorier et se demist de sa royaulte sur le iou(-)<text:line-break/>uenceau de philostrace (sol) et le constitua roy<text:line-break/>pour la quarte iournee. Puis se leuerent (et)<text:line-break/>allerent soupper en la salle accustumee (sol) et<text:line-break/><text:soft-page-break/>apres soupper dancerent dances a plaisan<text:line-break/>ce (sol) dirent plusieurs nouuelles chansons (sol)<text:line-break/>entre lesquelles dame laurette dist a voix<text:line-break/>sainte celle qui sensuit.</text:p>
      <text:h text:style-name="Titre2" text:outline-level="2">(ipdm) La chanson de laurette.</text:h>
      <text:p text:style-name="P528">(ipdm) Dr nest il femme au monde (sol) qui tant<text:line-break/>porte dedans son cueur de diuerses dou<text:line-break/>leurs comme ie faitz. Si prye au dieu da<text:line-break/>mours par sa doulceur que tousiours me<text:line-break/><text:span text:style-name="pb">[f. 47r]</text:span><text:line-break/>conforte. Dame fortune me auoit ouuert<text:line-break/>sa porte (sol) affin de auoit aucun bien (sol) mais en<text:line-break/>la fin ma ioue de ses tours. Je nen puis<text:line-break/>mais se ie men desconforte (sol) Jauoye aym(a2)t<text:line-break/>de la plus noble forte (sol) Qui fust au monde<text:line-break/>qui me disoit tousiours (sol) que sus moy auoit<text:line-break/>son recours. Dont iay grant dueil que il<text:line-break/>fault que il se deporte (sol) Bien me prensist<text:line-break/>mais que ie fusse morte (sol) puis que fortune<text:line-break/>me ti(e2)t en ce decours. Iamais nauray que<text:line-break/>tristesse et plours (sol) se aucun aymant ne vi(-)<text:line-break/>ent qui me supporte (sol) Vestir me fault dune<text:line-break/>piteuse sorte (sol) Porter habis de diuerses cou<text:line-break/>leurs (sol) et delaisser les amoureux atours.</text:p>
      <text:p text:style-name="p">En demonstrant desplaisance trop forte.</text:p>
      <text:h text:style-name="Titre2" text:outline-level="2">(ipdm) Lacteur.</text:h>
      <text:p text:style-name="P529"><text:span text:style-name="T530">E</text:span>T quant ceste chanson fut finee<text:line-break/>le prince les enuoya reposer chas(-)<text:line-break/>cun en sa chambre iusques le len(-)<text:line-break/>demain au matin. Et quant icelluy matin<text:line-break/>le prince philostrace fut leue (et) quil eut prins<text:line-break/>son repos considerant quil estoit de faire<text:line-break/>celle iournee en quoy il estoit c(o2)diteur (sol) les<text:line-break/>fist leuer (sol) et apres que ilz furent leuez alle(-)<text:line-break/>rent tournoyer (p3)my les iardins (sol) dire leurs<text:line-break/>deuotions (sol) faire chappeaulx de viollettes (sol)<text:line-break/>cueillir redolentes florettes (sol) tousiours en<text:line-break/>attendant le disner. Et quant leure de dis<text:line-break/>ner fut venue conuindrent tous en la salle<text:line-break/>a ce faire ordonnee : et la prindrent vins et<text:line-break/>viandes delicieuses chascun a son appetit.</text:p>
      <text:p text:style-name="p">Puis apres le disner (sol) dances (sol) esbatemens (sol)<text:line-break/>et aucun repos prins ainsi que ilz auoient<text:line-break/>acoustume Les iours de deuant (sol) par le c(o2)<text:line-break/>mandem(e2)t du price philostracese se trouuer(e2)t<text:line-break/>tous et toutes au preau vmbrageux (sol) au(q1)l<text:line-break/>ilz auoient de coustume de se assembler po<text:span text:style-name="T531">9</text:span><text:line-break/>compter leurs nouuelles (sol) affin de comm(e2)<text:line-break/><text:soft-page-break/>cet ycelles nouuelles le prince philostrace<text:line-break/>fist commandement.</text:p>
      <text:h text:style-name="Titre1" text:outline-level="1">(ipdm) Le commandement de phi(-)<text:line-break/>lostrace roy en la quarte iournee</text:h>
      <text:p text:style-name="P532"><text:span text:style-name="T533">S</text:span>Eigneurs et dames puis que<text:line-break/>lheure est venue que nous deu(o2)s<text:line-break/>commencer aucunes choses pour<text:line-break/>sollacier la compaignie et passer ennuy. Je<text:line-break/>vueil ord(o2)ner cellny ou celle que ie vueil (q2)<text:line-break/>c(o2)pte la premiere nouuelle ceste quarte iour<text:line-break/>nce (sol) en la(q1)lle de vostre benigne grace gene<text:line-break/>rale et de grace especiale de dame neyphile<text:line-break/>royne precedente iay receu le ceptre royal (sol)<text:line-break/>combien (q1) insuffisant suis a ce faire. Et<text:line-break/>pour tant de ma puissance ie ordonne (q1) da(-)<text:line-break/>me flamette qui est ycy aupres de moy celle<text:line-break/>premiere nouuelle comptera (sol) et les autres<text:line-break/>chascun a son tour c(o2)pteront les leur. Et<text:line-break/>vueil que en toutes les nouuelles on y en(-)<text:line-break/>suiue autre matiere que es precedentes : car<text:line-break/>les precedentes ont este de fortunes ioyeu(-)<text:line-break/>ses en amours (sol) et ie vucil que les subsequ(e2)<text:line-break/>tes soient de fortunes piteables (et) douloreu<text:line-break/>ses (sol) non pas que ie vueil esmouuoir les<text:line-break/>cueurs des assistens a tristesse (sol) mais pour<text:line-break/>tant que de moy iay este le pl<text:span text:style-name="T534">9</text:span><text:s/>infortune en<text:line-break/>amours qui fust iamais (sol) par quoy ie su n(o2)<text:line-break/>me philostrace (q2) vault autant a dire c(o2)me<text:line-break/>malheureux en amours (sol) et vrayem(e2)t le n(o2)<text:line-break/>ne denote chose en moy qui ala realle verite<text:line-break/>ne soit ainsi. Et pour ce dame flamette sil<text:line-break/>vous plaist vous commenceres ceste nou<text:line-break/>uelle et feres mencion de ce (q1) ie vous dy.</text:p>
      <text:h text:style-name="Titre2" text:outline-level="2">(ipdm) La response de flamette.</text:h>
      <text:p text:style-name="P535"><text:span text:style-name="T536">P</text:span>Hilostrace doulx iouu(e2)ceau bien<text:line-break/>scay que ie suis vostre subiecte en<text:line-break/>tant (q1) le regime de nous vous<text:line-break/>est octroye pour ce iour (sol) sil vueil puis que<text:line-break/>cest vostre plaisir acomplir (sol) vostre c(o2)man<text:line-break/>dement de racompter vne nouuelle en com<text:line-break/>menc(e2)t de ceste iournee (sol) en laquelle ie feray<text:line-break/>memoire de la dure fortune qui aduint a<text:line-break/>a deux loyaulx amoureux en la cite de saler<text:line-break/>me. Puis que cest vostre voulente que en<text:line-break/>ceste iournee on rac(o2)pte des faiz de fortune<text:line-break/>piteables en amours ainsi quil eusuit.</text:p>
      <text:soft-page-break/>
      <text:h text:style-name="Titre1" text:outline-level="1">(ipdm) Ensuyt la xxxi. Nouuelle et premiere<text:line-break/>de la quarte iournee en quoy philostrace est<text:line-break/>roy comptee par dame flamette.</text:h>
      <text:p text:style-name="figure"><text:span text:style-name="pb">[f. 47v]</text:span><text:line-break/>&lt;image&gt;</text:p>
      <text:p text:style-name="P537"><text:span text:style-name="T538">S</text:span>Alerme est vne cite en puille (sol) de<text:line-break/>laquelle vng grant saige homme<text:line-break/>et honneste nomme tencred fut<text:line-break/>prince. Dr nauoit cestuy tencred que vne<text:line-break/>seule fille de to<text:span text:style-name="T539">9</text:span><text:s/>enfans (sol) la(q1)lle auoit nom gis<text:line-break/>monde qui estoit si belle et si plaisante que<text:line-break/>homme eust peu soushaitier. Ceste fille ay<text:line-break/>moit tant le pere quil ne la vouloit marier<text:line-break/>ne mectre hors de auecques luy de pour de<text:line-break/>la mal assigner (sol) mais finablem(e2)t la donna<text:line-break/>au filz du duc de capere (sol) auecques lequel el(-)<text:line-break/>le ne fut pas longuem(e2)t que demoura vef(-)<text:line-break/>ue : puis sen retourna chiez son pere demou<text:line-break/>rer auec(q1)s luy. Ceste fille qui ieune estoit<text:line-break/>belle et plaisante fut en la maison de son pe<text:line-break/>re sans ce quil se demantast de la remarier<text:line-break/>Dr ne osoit ycelle fille len adm(o2)nester de<text:line-break/>paour de honte combien quelle en eust gr(a2)t<text:line-break/>necessite pour refraindre la grant chaleur<text:line-break/>de nature qui estoit en elle (sol) et auecques ce (q1)<text:line-break/>elle auoit autreffoys gouste du delict par<text:line-break/>quoy plus le appetoit. Si proposa en elle<text:line-break/>tout incontinent de faire vng amy secret<text:line-break/>pour prendre soulas auecques luy et entre<text:line-break/>tous ceulx que elle voyoit hanter en la mai<text:line-break/>son de son pere (sol) Elle choisit vng nomme<text:line-break/>Guichart (sol) lequel estoit de vile geniture et<text:line-break/>de simple condition (sol) mais estoit noble de<text:line-break/>meurs et de vertus. Pour les bonnes<text:line-break/>meurs et honnestes contenances que gis(-)<text:line-break/>monde voyoit en luy elle le print a si grant<text:line-break/>amour que ce fut merueille (sol) et de iour en<text:line-break/>iour luy m(o2)stroit signes amoureux (sol) les(q1)lz<text:line-break/>guichart apparceuoit bien (sol) et pont pl<text:span text:style-name="T540">9</text:span><text:s/>fort<text:line-break/>entrer en lamour dicelle se efforcoit de plus<text:line-break/>en pl<text:span text:style-name="T541">9</text:span><text:s/>a luy faire seruices aggrables (et) disoit<text:line-break/>en luy mesmes (q2)l estoit trop heureux destre<text:line-break/>ayme dune si noble fille et plaisante dame.<text:line-break/>La dame estant en ceste ardeur et inflama(-)<text:line-break/>tion ne desiroit (q1) trouuer moyen de parler<text:line-break/>a guichart quelle aymoit tant. Et pour ce<text:line-break/>faire aduisa vng lieu secret par vne maison<text:line-break/>caduque plaine (o2)espines et ronces que tou<text:line-break/>choit contre vng des huys de sa chambre<text:line-break/><text:soft-page-break/>et c(o2)sidera que par la guichart pourroit en<text:line-break/>trer facillement sans estre apparceu. Et<text:line-break/>pour luy faire assauoit elle fist vnes lectres<text:line-break/>dedans lesquelles elle luy signifioit celluy<text:line-break/>secret lieu par quoy il entreroit (sol) et les mist<text:line-break/>dedans vng tuyau de cane (sol) Lequel en<text:line-break/>soy iouant elle luy gecta (sol) et luy dist. Tien<text:line-break/>Guichart va ten faire vng Siflet de ce<text:line-break/><text:span text:style-name="pb">[f. 48r]</text:span><text:line-break/>tuyau. Guichart bien entendit que pas<text:line-break/>ne luy gectoit sans cause le tuyau. Si le<text:line-break/>print voulentiers et sen alla en sa maison<text:line-break/>et veit comme le tuyau estoit fendu (sol) si lou(-)<text:line-break/>urit et trouua les lectres de gisinonde de(-)<text:line-break/>dans (sol) par lesqnelles il congneut ce quil de<text:line-break/>uoit faire. Et la nuyt ensuyuant alla visi<text:line-break/>ter le lieu (sol) lequel il veit fort embissonne.</text:p>
      <text:p text:style-name="p">Si print vne robe de cuir et se vestit (sol) et a<text:line-break/>celle heure que gismonde luy auoit rescript<text:line-break/>se trouua aupres de luy. Elle aussi a celle<text:line-break/>heure faignant se vouloir dormir se mist en<text:line-break/>sa ch(a2)bre seule et ferma les huys (sol) puis vint<text:line-break/>a son huys derriere la estoit son amy gui(-)<text:line-break/>chart et luy ouurit lhuys. Et quant il fut<text:line-break/>entre auecques elle. Eulx deux c(o2)me vrais<text:line-break/>amoureux prindr(e2)t soulas entre eulx a leur<text:line-break/>appetit (sol) puis ordonnerent heures quilz de<text:line-break/>uoient visiter lung lautre secretem(e2)t (sol) affin<text:line-break/>que ilz ne fuss(e2)t apparceus. Et par aucun<text:line-break/>temps ainsi continuer(e2)t leur amour (sol) mais<text:line-break/>fortune qui est tousiours enuieuse permist<text:line-break/>que enuiron lheure dung iour que ilz de(-)<text:line-break/>uoient assembler ensemble (sol) que ainsi que la<text:line-break/>dame estoit en son iardin a iouer auecques<text:line-break/>ses damoiselles. Tencred le pere de elle<text:line-break/>entra en sa chambre ainsi quil auoit amors<text:line-break/>aucuneffoys de soy venir deuiser auecques<text:line-break/>elle (sol) lequel voyant que elle iouoit en son iar<text:line-break/>din ne voulut pas luy destourber son esba(-)<text:line-break/>tement (sol) mais se assist sus vne couche (sol) mist<text:line-break/>la teste dessus vng oreillier et tira les cour<text:line-break/>tines deuant luy tant que on ne le veoit<text:line-break/>point (sol) et la se endormit. La belle gismonde<text:line-break/>qui bien scauoit lheure que son amy laten(-)<text:line-break/>doit laissa ses damoiselles au jardin (sol) et<text:line-break/>tout secretement entra en sa ch(a2)bre et vint<text:line-break/>ouurir lhuys a son amy guichart (sol) et sans<text:line-break/>se apparceuoir que tencred pere de elle fust<text:line-break/>en la ch(a2)bre allerent sur vng beau lict iou(-)<text:line-break/>er lung auecques lautre. Et ce temps pen<text:line-break/><text:soft-page-break/>dant que ilz estoient en ce soulas tencred pe<text:line-break/>re de elle se esueilla et veit (et) oyt tout ce que<text:line-break/>ilz disoient (et) faisoient (sol) dont il fut courrous<text:line-break/>se tres amerement (sol) et fut en gr(a2)t oppinion<text:line-break/>de crier et manifester le cas (sol) mais par aucu<text:line-break/>ne consideration que il eut refraignit son<text:line-break/>couraige et ne dist mot ymaginant en faire<text:line-break/>la punition plus honnestement (sol) (et) sans di<text:line-break/>uulguer le deshonneur de sa fille que tant<text:line-break/>aymoit. Si les laissa faire (sol) et apres que ilz<text:line-break/>eurent fait et (q1) guichart fut hors de la ch(a2)(-)<text:line-break/>bre et gismonde retournee au iardin. Ten<text:line-break/>cred se partit secretement de la chambre et<text:line-break/>sen alla en son palais fort marry et desplai<text:line-break/>sant. Si fist mectre garde en tour le lieu (p3)<text:line-break/>ou guichart venoit (sol) et ainsi quil arriua en(-)<text:line-break/>uiron lhuys le fist prendre et amener deu(a2)t<text:line-break/>luy. Et quant il fut dedans par grant cou<text:line-break/>roux que il auoit luy dist. Ha ha traitre et<text:line-break/>mauluais (sol) tu ne me deuoys point faire lin<text:line-break/>iure que tu me as faicte veu la benignite (q1)<text:line-break/>iauoys enuers toy (sol) ie ne te auoyes pas des<text:line-break/>seruy la vilennie que tu mas faicte (sol) et que<text:line-break/>iay veue de mes deux yeulx. Guichart<text:line-break/>voyant se estre sousprins (et) le cas congueu<text:line-break/>ne sceut que dire (sol) fors que il dist. Sire (sol) a(-)<text:line-break/>mours peut trop plus que nous hommes.<text:line-break/>Adoncques tencred commanda que il fust<text:line-break/>secretement mis en vne prison (sol) (et) apres que<text:line-break/>il y fut (sol) tencred vint a la chambre de sa fille<text:line-break/>laquelle il touua toute seule (sol) si ferma les<text:line-break/>huys et puis se assist sus vne couchette (sol) et<text:line-break/>lappella deuant luy et luy dist. Ha ha gis(-)<text:line-break/>monde ma fille (sol) pas ne eusse cuyde en mille<text:line-break/>ans que tu eusses este autelle veu les bon(-)<text:line-break/>nes et h(o2)nestes coustumes que ie veoye en<text:line-break/>toy dont ie te aymoye tant que tout le plai(-)<text:line-break/>sir (q1) iauoye en ce monde cestoit toy (sol) (et) main<text:line-break/>tenant par ton mauluais gouuernement (et)<text:line-break/>villain couraige fault que mon soulas tour<text:line-break/>ne a desplaisir par loultraige et iniure que<text:line-break/>iay veu de toy deu(a2)t mes deux yeulx (sol) et ne<text:line-break/>eusse pas creu que homme eusse vouln con<text:line-break/>gnoistre charnellement fors en loy de ma<text:line-break/>riage. Et tu as prins et esleu le plus mes(-)<text:line-break/>chant et de la plus ville condition qui fust<text:line-break/>a ma court cest guichart dont plus encores<text:line-break/>me desplaist (sol) Puis que ainsi deuoit ad(-)<text:line-break/>uenir que se tu eusses prins ton semblable<text:line-break/><text:span text:style-name="pb">[f. 48v]</text:span><text:line-break/><text:soft-page-break/>par quoy fay si grant douleur en moy que<text:line-break/>ie ne scay que ie doyue faire de toy ne de<text:line-break/>guichart ne en quelque maniere vous pu(-)<text:line-break/>gnir (sol) combien que ainsi que ceans cuydoit<text:line-break/>entrer auecques toy ie lay fay pr(e2)dre (et) mec<text:line-break/>tre en prison. Et au regard de toy amour<text:line-break/>paternelle me reffraint de vng coste et la<text:line-break/>grant amour dont ie te ayme qui a paine<text:line-break/>peut deffaillir de autre. Si desire ce que tu<text:line-break/>veulx sur ce cas ains que plus en determi<text:line-break/>ne. Et apres ces paroles en plorant moult<text:line-break/>tendrement enclina son visaige vers terre<text:line-break/>Adoncques gismonde oyant son pere cuy<text:line-break/>dant que son amy guichart fust ia occis fut<text:line-break/>si estraincte au cueur que oncques ne peut<text:line-break/>plorer (sol) et delibera en son couraige ne sup(-)<text:line-break/>plier point son pere de luy pardonner (sol) mais<text:line-break/>plus tost desiroit mourir. Si dist a son pe<text:line-break/>re de hardy couraige et sans flechir son ge(-)<text:line-break/>nou a terre. Mon pere (sol) ie ne te quiers ia ce<text:line-break/>ler mon fait (sol) et sans crainte ie te dy et con(-)<text:line-break/>fesse que iay ayme guichart (et) layme (et) layme<text:line-break/>ray tant que seray au monde. Et se possi(-)<text:line-break/>ble estoit que len aymast en lautre monde<text:line-break/>pareillement que en cestuy (sol) iamais mon<text:line-break/>amour de luy ne partiroit (sol) et se tu dis (q1) iay<text:line-break/>fait pechie ie te respons que tu en es cause<text:line-break/>car toy qui congnois les fragilites de natu<text:line-break/>re et voyoies que ieune (et) forte estoye ne me<text:line-break/>deuoyes point tant tenir sans me donner<text:line-break/>mary. Se tu dis que ie nay pas choisy h(o2)(-)<text:line-break/>me noble et que iay fait ainsi que vne fole<text:line-break/>femme (sol). Et ie te respons que se tu regar<text:line-break/>doyes et consideroyes bien aulx noblesses<text:line-break/>de trestous ceulx (q2) sont en ta court tu trou<text:line-break/>ueras manifestement que iauoye choisy le<text:line-break/>plus noble : car celluy (q2) vit de b(o2)ne viehon<text:line-break/>neste et de bonnes meurs (sol) monstre euiden<text:line-break/>tement quil est noble. Dr mon amy gui(-)<text:line-break/>chart lequel ie prins (sol) ie te dy (et) ose dire que<text:line-break/>cesicit le plus honneste (sol) le plus vertueux<text:line-break/>qui oncques entra en ta court. Se tn dis<text:line-break/>oultre plus que iaye prins h(o2)me poure (sol) tu<text:line-break/>dis vray (sol) mais en ce tu acquerras deshon(-)<text:line-break/>neur veu (q1) tant il te a seruy si bien et silon(-)<text:line-break/>guem(e2)t et ne las pas peu enrichir (sol) si ne suis<text:line-break/>pas deliberee de me r(e2)dre coulpable enuers<text:line-break/>toy pour ce cas (sol) mais ie te dy se tu es delibe<text:line-break/>re de le faire mourir ou moymesmes (sol) et en<text:line-break/>ta vieillesse faire homicide de moy que tu le<text:line-break/><text:soft-page-break/>faces. Car ie te signifie que telle punition<text:line-break/>que tu as faicte ou feras de guichart (sol) se tu<text:line-break/>ne la faitz semblable de moy (sol) moymesmes<text:line-break/>la feray (sol) et se tu veulx que guichart et moy<text:line-break/>ayons mort desseruie monstre toy par vng<text:line-break/>mesme coup meurdrier de nous deux. Lors<text:line-break/>tencred voyant le grant couraige de sa fille<text:line-break/>non pas croiant (q1)lle ac(o2)plist ce (q1) elle disoit<text:line-break/>Pour cuyder refrainde lardant desir de sa<text:line-break/>fille fist prendre guichart et luy fist tirer le<text:line-break/>cueur du ventre et dedans vne coupe de or<text:line-break/>par vng seruiteur lenuoya a sa fille gism(o2)(-)<text:line-break/>de en luy disant. Dame (sol) voycy que vostre<text:line-break/>pere vous enuoye pour vous resioyr de la<text:line-break/>chose que aymes deuant toutes autres.<text:line-break/>Adoncques gismonde bien piteable print<text:line-break/>la couppe et en plourant moult tendrement<text:line-break/>baisoit le cueur de son amy guichart (sol) puys<text:line-break/>dist au seruiteur. Dy a mon pere que ie le<text:line-break/>regracie : car il me fait mieulx que aduis ne<text:line-break/>luy est en tant quil a mys ce noble cueur en<text:line-break/>tel sepulchre c(o2)me appartient : car bien doit<text:line-break/>cuenr si vaillant auoir sepulchre de or (sol) si te(-)<text:line-break/>noit gismonde tousiours ce cueur c(o2)tre sa<text:line-break/>bouche en le baisant. Dr auoit elle fait de<text:line-break/>herbes venimeuses vne eaue venimeuse (sol)<text:line-break/>dur(a2)t que son pere estoit alle faire mourir<text:line-break/>son amy affin de en boyre et mourir incon(-)<text:line-break/>nent. Sy dist gismonde apres que elle eut<text:line-break/>bien baise le cueur et plore dessus (et) arrouse<text:line-break/>de ses larmes. (ipdm) D cueur feru de criminel<text:line-break/>le darde. Mauldicte soit la grant crudelite<text:line-break/>Par qui il fault que present te regarde (sol) de<text:line-break/>mes deux peulx en gr(a2)t calamite (sol) veoir te<text:line-break/>souloye en seule clarite. Desprisee suis (sol) (et)<text:line-break/>maintenant le voy. Deuant mes yeulx<text:line-break/>cueur plain de verite. Tu meurs pour<text:line-break/>moy (sol) et ie mourray pour toy. Tu as lais<text:line-break/>se tes plaisirs et tes biens. Tu as laissez<text:line-break/>les delices damours (sol) mais en ce point ie<text:line-break/><text:span text:style-name="pb">[f. 49r]</text:span><text:line-break/>laisseray les myens (sol) nous deux prons tout<text:line-break/>en vng mesmes cours. Tu as souffert<text:line-break/>des paiens (et) douleurs pour auoir mis ton<text:line-break/>courage sur moy tresloyal (sol) mais en fin de<text:line-break/>tes in<text:span text:style-name="T542">9</text:span><text:s/>s tu meurs pour moy (sol) mais ie mour<text:line-break/>ray pour toy. Il ne men chault que mon<text:line-break/>ame deuiengne soit bien soit mal (sol) sauluce<text:line-break/>ou autrem(e2)t mais quelle soit mise auec(q1)s<text:line-break/>la tienne que iay tousiours aymee parfaic(-)<text:line-break/><text:soft-page-break/>tement. Trop est cruel qui le departem(e2)t<text:line-break/>fait de noz cueurs (sol) cest mon pere le roy (sol) d(o2)t<text:line-break/>en aym(a2)t tres veritablem(e2)t tu meurs pour<text:line-break/>moy (sol) Mais ie mourray pour toy. Prince<text:line-break/>cruel qui frappe sans raison (sol) mauldit soit<text:line-break/>il (sol) si fera il ie le croy (sol) cueur amoureux ded(a2)s<text:line-break/>celle maison. Tu meurs pour moy (sol) mais<text:line-break/>ie mourray pour toy. Et apres ces choses<text:line-break/>dictes en plourant baisoit ce cueur tant (q2)l<text:line-break/>sembloit que ce fust vne fontaine des lar(-)<text:line-break/>mes quelle gectoit (sol) dont les damoiselles<text:line-break/>ignorantes la cause estoient toutes esmer<text:line-break/>ueillees (sol) (et) au mieulx quilz pouoient la re(-)<text:line-break/>confortoient (sol) mais riens ny valloit leur re<text:line-break/>confort. Et apres ce quelle eut fort ploure<text:line-break/>elle dist. D cueur que iay si fort ayme (sol) (et) en<text:line-break/>cores aymeray a tousiours mes (sol) Je vueil<text:line-break/>acomplir mon deuoir (et) faire tant que mon<text:line-break/>ame aille tenir compaignie a la ti(e2)ne. Et<text:line-break/>adonc elle print leaue venimeuse (q1)lle auoit<text:line-break/>c(o2)posee (sol) (et) parmy les larmes qui estoi(e2)t en<text:line-break/>la couppe ou le cueur estoit auironne la mi<text:line-break/>stionna (et) beut tout cela (sol) puis en tenant la<text:line-break/>couppe en sa main se mist sus vng lit et te(-)<text:line-break/>noit droictement sur sa poictrine le cueur<text:line-break/>de son amy en attendant la mort (sol) (et) que par<text:line-break/>vertu de leaue que elle auoit beue ses espe<text:line-break/>ritz fussent destruictz. Ce voyant les da<text:line-break/>moiselles firent venir son pere combien (q2)l<text:line-break/>fust trop tart (sol) car si tost quil entra en la ch(a2)<text:line-break/>bre il veit bien quelle tiroit a la mort. Cy<text:line-break/>commenca a plourer (sol) (et) elle luy dist. Mon<text:line-break/>pere ne ploure point pour moy (sol) mais ie te<text:line-break/>prie se tu as aucune amour en moy quil te<text:line-break/>plaise pour toutes choses (q1) apres la mort<text:line-break/>que ie voys receuoir (sol) en quelque lieu que le<text:line-break/>corps de mon treschier amy soit decte que<text:line-break/>le myen soit mys apres luy (sol) laquelle chose<text:line-break/>le pere luy octroya considerant sa veritable<text:line-break/>amour. Et tantost apres gism(o2)de clouyt<text:line-break/>les peulx (sol) (et) en ten(a2)t ledit cucur de son amy<text:line-break/>sur sa poictrine rendit lesperit. Adonc ten<text:line-break/>cred et plusieurs des congnoissans mene(-)<text:line-break/>rent grant dueil et dure complainte pour<text:line-break/>la mort de gismonde et de guichart qui es(-)<text:line-break/>toient vrays amoureux (q2) mourur(e2)t lung<text:line-break/>pour lamour de lautre.</text:p>
      <text:p text:style-name="p"/>
      <text:soft-page-break/>
      <text:p text:style-name="P543"><text:span text:style-name="T544">E</text:span>N ceste nouuelle est monstree la<text:line-break/>grant amour de Gismonde a gui<text:line-break/>chart (sol) (et) comme elle le reputoit no<text:line-break/>ble pour les bonnes meurs (et) honnestes c(o2)<text:line-break/>uersations dont il estoit (sol) parquoy donne a<text:line-break/>entendre que la lignee ne fait point vng h(o2)<text:line-break/>me noble (sol) mais la bonne vie et les bonnes<text:line-break/>meurs dont il est (sol) ainsi que len en voit plu(-)<text:line-break/>sieurs qui par leur honneste gouuernem(e2)t<text:line-break/>sont ditz nobles.</text:p>
      <text:h text:style-name="Titre1" text:outline-level="1">(ipdm) Cy ensuit la .xxxii. nouuelles (et) .ii.<text:line-break/>de la quarte iournee comptee par da<text:line-break/>me pampinee qui dit ainsi.</text:h>
      <text:p text:style-name="figure">&lt;image&gt;</text:p>
      <text:p text:style-name="p"><text:span text:style-name="pb">[f. 49v]</text:span></text:p>
      <text:p text:style-name="P545"><text:span text:style-name="T546">A</text:span>Ompassion (et) pitie est fort gran<text:line-break/>de de ouyr compter la destinee de<text:line-break/>deux loyaulx aymans gismonde<text:line-break/>et guichart (sol) et croy quil ny ait celluy ne cel(-)<text:line-break/>le dentre nous qui nen ait eu compassion.<text:line-break/>Et pourtant affin de resiouyr le courage<text:line-break/>de nous tous ie vueil racompter vne nou(-)<text:line-break/>uelle dung amoureux mal fortune (sol) la(q1)lle<text:line-break/>ne causera pas pitie en nous (sol) mais ioyeuse<text:line-break/>te ainsi quil ensuit.</text:p>
      <text:p text:style-name="p"/>
      <text:p text:style-name="P547"><text:span text:style-name="T548">E</text:span>N la cite de venise fut vng corde<text:line-break/>lier nomme frere albert qui toute<text:line-break/>sa vie auant (q2)l se mist en religion<text:line-break/>auoit este mauluais paillart (et) mauluaise(-)<text:line-break/>ment ren(o2)me (sol) mais apres quil eut labit de<text:line-break/>Religion pour la saincte vie quil apparoit<text:line-break/>de mener fut renomme tressaint h(o2)me. Ad<text:line-break/>uint que vne ieune fille de ladicte cite de ve<text:line-break/>nise qui estoit mariee (sol) et se vint confesser a<text:line-break/>celluy cordelier que on reputoit saint hom(-)<text:line-break/>me (sol) mais pourtant quelle nestoit pas trop<text:line-break/>rassise de son sens (sol) mais estoit treffort des<text:line-break/>pourueue de bon entendem(e2)t. Quant elle<text:line-break/>fut a genoulx deuant luy elle ne c(o2)menca<text:line-break/>pas a racompter ses peches (sol) mais les excel<text:line-break/>lences de sa beaulte disant ainsi. Beau pe<text:line-break/>re a vostre aduis est il plus belle femme ne<text:line-break/>plus plaisante en ceste ville que ie suis. Il<text:line-break/>ne mest pas aduis quil en soit de plus belle<text:line-break/>au monde que moy (sol) et me semble se iestoye<text:line-break/>en paradis que ie seroye tenue pour la plus<text:line-break/><text:soft-page-break/>belle qui y fust. Ad(o2)c frere albert c(o2)gneut<text:line-break/>que en ce lieu pouoit trouuer terre propre a<text:line-break/>labourer (sol) mais en faingnant la prendre lui<text:line-break/>dist quelle ne se deuoit pas glorifier en sa<text:line-break/>beaulte. Adonc la belle luy dist quil ne sca<text:line-break/>uoit riens puis quil ny mectoit distinction<text:line-break/>entre vne beaulte et lautre (sol) (et) c(o2)me par des<text:line-break/>pit se departit de deuant luy en luy disant<text:line-break/>quil nestoit que vng asnier. Pourtant fre<text:line-break/>re albert congnoissant quelle auoit la fan(-)<text:line-break/>taisie troublee se teut et ne dist mot. Et<text:line-break/>apres aucuns iours ymagina comment il<text:line-break/>pourroit captiuer ta beniuolence delle (et) lui<text:line-break/>labourer sa vignette. Si se ac(o2)paigna de<text:line-break/>vng sien ac(o2)paignon (et) sen alla en la maison<text:line-break/>de elisette. Et qu(a2)t ilz furent entrez frere<text:line-break/>albert mena elisette en vne chambre secrete<text:line-break/>faingnant parler de conseil auec elle et luy<text:line-break/>voulant donner vne parabole a entendre<text:line-break/>se mist a genoulx deuant elle disant. Da(-)<text:line-break/>me ie vous requier mercy de la gr(a2)t oppro<text:line-break/>bre que ie vous dis quant vous fustes de(-)<text:line-break/>uant moy au regart de vostre beaulte (sol) car<text:line-break/>ie scay bien de cela vous pouez glorifier (q1)<text:line-break/>vostre beaulte est celeste (et) sus toutes sou(-)<text:line-break/>ueraine (sol) car celle nuyt que ie eu parle a vo<text:span text:style-name="T549">9</text:span><text:line-break/>pour me reprendre de ce que ie vous auoye<text:line-break/>dit vint a moy vng beau iouuenceau (q2) t(a2)t<text:line-break/>me batit dung baton quil tenoit en sa main<text:line-break/>que ie cuidoye mourir (sol) et ie luy demanday<text:line-break/>qui il estoit (et) pourquoy il me batoit. Il me<text:line-break/>resp(o2)dit quil estoit ange venu de dieu pour<text:line-break/>me punir de ce que ie vous auoye reprinse<text:line-break/>de vostre beaulte excessiue (sol) (et) me dist que ia<text:line-break/>mais ne cesseroit de me torm(e2)ter en ce poit<text:line-break/>iusques a ce que vous me leussiez pard(o2)ne<text:line-break/>en me recommandant que ie vous vensisse<text:line-break/>requerir pardon (et) vous annoncer vne cho<text:line-break/>se laquelle ie vous diray se vous me pard(o2)<text:line-break/>nez dont vous seres la plus eureuse (q1) fut<text:line-break/>onc femme (sol) car se vous scauiez cellui (q2) vo<text:span text:style-name="T550">9</text:span><text:line-break/>ayme vous pourries bien dire que il vous<text:line-break/>a choisie comme la plus belle du m(o2)de. Et<text:line-break/>pourt(a2)t affin que ie vous die qui il est par(-)<text:line-break/>donnez moy. La dame est(a2)t ioyeuse a ouyr<text:line-break/>ce moyne cuidant quil dist verite (sol) (et) que ce<text:line-break/>fust inspiration diuine qui luy fust venue<text:line-break/>luy respondit. Beau pere ie vous pardon<text:line-break/>ne (sol) mais dictes moy que cest que vous dic<text:line-break/>tes quil vous dist. Adoncques icelluy co(-)<text:line-break/><text:soft-page-break/>delier luy dist. Certes dame il me dist que<text:line-break/>il estoit ange gabriel qui estoit tant amou(-)<text:line-break/>reux de vous pour vostre beaulte grande<text:line-break/>plus que de femme qui fust en paradis que<text:line-break/>cestoit merueille. Et vous prioit (q1) vous<text:line-break/>luy mandissiez de par moy se il vous plai<text:line-break/>resoit que demain venist vous veoir.<text:line-break/>Et affin que vous le congnoissiez qu(a2)t il<text:line-break/><text:span text:style-name="pb">[f. 50r]</text:span><text:line-break/>viendra (et) que vous nayes pas paour de<text:line-break/>luy me dist (q2)l ne viendroit pas en forme an<text:line-break/>gelique (sol) mais en vng abit de religion com(-)<text:line-break/>me moy (sol) et pourtant dictes moy ce (q2)l vous<text:line-break/>plaira que ie luy die. O mon beau pere ie<text:line-break/>seroie bie eureuse que lange gabriel fust a(-)<text:line-break/>moureux de moy. Puis (q2)l luy plaist dictes<text:line-break/>luy (q2)l viengne doncques demain au soir (et)<text:line-break/>quil me trouuera (sol) adonc dist frere albert.<text:line-break/>Dame vous parlez sagement (sol) ie luy feray<text:line-break/>le message (sol) et a dieu soyez. Ad(o2)c partit fre<text:line-break/>re albert (et) sen retourna en son couu(e2)t auec<text:line-break/>son c(o2)paignon (sol) puis le lendemain au soir se<text:line-break/>vestit dung iuste abit de cordelier et se far<text:line-break/>da le visage de ie ne scay (q1)lles choses blan<text:line-break/>ches (et) vint en la maison dicelle dame (sol) la(q1)l<text:line-break/>le quant elle le veit ainsi blanc se agenouil(-)<text:line-break/>la deuant luy cuidant que se fust lange et<text:line-break/>luy contrefaisant lange gabriel luy donna<text:line-break/>la benediction (sol) puis la fist aller au lit et se<text:line-break/>alla coucher auec elle (sol) (et) celle nuyt luy mon<text:line-break/>stra si bien vne des ioyes de lordre de telz<text:line-break/>anges quil estoit (q1) oncques elle ne se trou(-)<text:line-break/>ua en telle beatitude. Et quant vint le ma<text:line-break/>tin que lange sen voulut retourner il lui as<text:line-break/>signa les iours quil la vouloit venir veoir<text:line-break/>Puis la commanda a dieu (sol) (et) tantost (q1) la<text:line-break/>dame elisette fut leuee elle sen alla a leglise<text:line-break/>deuant lange gabriel ainsi que c(o2)munem(e2)t<text:line-break/>il est en pourtraicture deuant la vierge ma<text:line-break/>rie et luy presenta des chandelles de iour<text:line-break/>en iour (sol) et souuent la venoit visiter lange<text:line-break/>gabriel ainsi quil luy auoit promis. Or ad<text:line-break/>uint que elisette vne fois entre les autres<text:line-break/>parloit auec ses voisins et diuisoient des<text:line-break/>beaultes des f(e2)mes. Et en ce parlemeut<text:line-break/>voulut tenir (et) prouuer (q1) sa beaulte estoit<text:line-break/>la plus suppellatiue que nulle des autres<text:line-break/>disant aux f(e2)mes. Mes voisines se vous<text:line-break/>scauiez celluy qui mayme pour ma gr(a2)t be(-)<text:line-break/>aulte (sol) vous diriez que ie suis la plus belle<text:line-break/><text:soft-page-break/>du monde. Les f(e2)mes (q2) bien virent quil y<text:line-break/>auoit quelque raillerie d(o2)t ilz eussent vou(-)<text:line-break/>lentiers rys (sol) mais ne osoient (sol) luy enquir(e2)t<text:line-break/>cauteleusem(e2)t qui estoit celluy aym(a2)t (q1)lle<text:line-break/>auoit. C(o2)me sote leur dist que cestoit l(a2)ge<text:line-break/>gabriel (sol) (et) leur compta la maniere comme il<text:line-break/>la venoit veoir et en quel abit. Les f(e2)mes<text:line-break/>qui bien entendirent le cas pour lors nen fi<text:line-break/>rent compte (sol) mais apres quilz furent par(-)<text:line-break/>ties de auec elle en firent grant riree (sol) et par<text:line-break/>raillerie le disoient lung a lautre t(a2)t que en<text:line-break/>pou de temps ainsi qne mauluaise renom(-)<text:line-break/>mee volle legierement plus tost que la b(o2)(-)<text:line-break/>ne (sol) la plus gr(a2)t partie de venissiens le sceu<text:line-break/>rent (et) len railloit chascun. Et entre les au<text:line-break/>tres en furent aduertis les parens de eliset<text:line-break/>te (sol) lesquelz honteux (et) marris de ce cas mi(-)<text:line-break/>rent guet affin de sourprendre cest ange ga<text:line-break/>briel pour veoir sil volloit de nuyt comme<text:line-break/>de iour (sol) et ainsi quilz congneurent vne fois<text:line-break/>quil y estoit entre (et) que ia estoit couche vin<text:line-break/>dr(e2)t a luys frapper. Et si tost que maistre<text:line-break/>gabriel les ouyt voy(a2)t quil ny auoit reme(-)<text:line-break/>de tout nud par vne fenestre qui estoit sur<text:line-break/>vng fleuue saillit dedans celluy fleuue. La<text:line-break/>dame alla ouurir luys a ses parens les(q1)lz<text:line-break/>trouuerent les abitz de cordelier (et) luy dir(e2)t<text:line-break/>tant de iniure (q1) merueille. Lange (q2) estoit<text:line-break/>sailly par la fenestre dedans leaue fut saul<text:line-break/>ue pourtant quil nageoit tresbien (sol) (et) passa a<text:line-break/>trauers le fleuue (et) vint en la maison dung<text:line-break/>bon h(o2)me a qui il d(o2)na a entendre aucunes<text:line-break/>menteries (sol) par quoy il c(o2)uenoit que il fust<text:line-break/>venu ainsi nud et luy pria que lendemain<text:line-break/>il luy allast querir ses abillemens (sol) (et) se cou<text:line-break/>cha pour passer le demourant de la nuyt<text:line-break/>auecques le bon homme. Et quant le len(-)<text:line-break/>demain au matin (q2) estoit la feste de la roy<text:line-break/>aulte de la ville (sol) le bon homme ainsi quil<text:line-break/>alloit (q1)rir les abis dicelluy cordelier ouyt<text:line-break/>dire parmy la ville que len auoit trouue<text:line-break/>lange gabriel couche auecques elisette (et) (q2)l<text:line-break/>estoit sailly par vne fenestre en leaue. Ad(o2)c<text:line-break/>ques icelluy bon homme entendit bien que<text:line-break/>cestoit son homme nud quil auoit loge en<text:line-break/>sa maison. Et alors icelluy bon h(o2)me oy(-)<text:line-break/>ant cestuy bruyt sen retourna en sa maison<text:line-break/>et c(o2)posa auecques ledit cordelier qui bien<text:line-break/>recongneut par ainsi quil auroit cinqu(a2)te<text:line-break/><text:span text:style-name="pb">[f. 50v]</text:span><text:line-break/><text:soft-page-break/>Ducas pour ne lencuser point. Et apres<text:line-break/>ceste composicion frere albert desirant sail<text:line-break/>lir hors de la maison demanda au bon hom<text:line-break/>me c(o2)me il ce feroit. Le bon h(o2)me luy dist<text:line-break/>quil ne estoit pas possible sans estre apper<text:line-break/>ceu (sol) fors que pourtant ceulx de la ville en<text:line-break/>faisant leur royaulte auoient de coustume<text:line-break/>de mener en la place c(o2)mune de la ville aux<text:line-break/>dances aucune chose de nouueau : comme<text:line-break/>vng homme desguise abille en ours ou autre<text:line-break/>sauluage maniere (sol) (et) c(o2)seilla ce cordelier de<text:line-break/>ce faire (et) de soy abiller en homme sauluage<text:line-break/>(et) quil le passeroit parmy la commune (sol) puis<text:line-break/>apres quil le meneroit la ou il vouldroit.<text:line-break/>Le cordelier si accorda (sol) et quant il y fut ac(-)<text:line-break/>corde le bon homme alla secretement en cel<text:line-break/>le commune faire crier a son de trompe (q1)<text:line-break/>tout h(o2)me vensist veoir lange gabriel qui<text:line-break/>auoit couche auec elisette a heure determi<text:line-break/>nee (sol) et quant le cry fut fait tout le monde si<text:line-break/>assembla en tant quil estoit feste (sol) (et) pour ve<text:line-break/>oir cest ange gabrielle bon h(o2)me sen retour<text:line-break/>na en sa maison et fist vng faulx visage au<text:line-break/>cordelier (sol) puis te oingnit de miel par tout<text:line-break/>le corps et le fist rouller en vng tonneau de<text:line-break/>plume dont il demoura tout couuert (et) luy<text:line-break/>bailla vng grant baston en la main destre<text:line-break/>et en lautre deux grans chiens acouples.<text:line-break/>Puis lui atacha bne chayne au col et le me<text:line-break/>na derriere luy iusques en celle c(o2)mune et<text:line-break/>le laissa lye en vng gros pillier comme vne<text:line-break/>beste sauluage de paour quil ne eschappast<text:line-break/>Puis quant il veit que la place estoit assez<text:line-break/>plaine de gens il vint oster le faulx visage<text:line-break/>a son h(o2)me sauluage (et) dist aux g(e2)s. Mes<text:line-break/>seigneurs affin que ne diez que vous aye<text:line-break/>abuses (sol) voicy lange gabriel venes le veoir<text:line-break/>se vous voulez (sol) cest celluy qui est descendu<text:line-break/>du ciel pour venir sollacier les femmes ve<text:line-break/>nissien(e2)s. Et ad(o2)c frere albert fut c(o2)gneu<text:line-break/>de tous (et) de toutes des(q2)lz il fut vitupere (et)<text:line-break/>laidenge. Et luy gectoient grans et petis<text:line-break/>boes (et) ordures contre le visage. Et fut la<text:line-break/>tenu iusques a ce que la chose vint a la con<text:line-break/>gnoissance des autres freres du couuent :<text:line-break/>desquelz vint six qui le emmenerent (et) luy<text:line-break/>apporterent vng abit de cordelier. Et qu(a2)t<text:line-break/>il fut au couuent fut condamne a mourir<text:line-break/>en chartre perpetuelle pour la mesch(a2)te vie<text:line-break/>et desh(o2)neste dont il auoit este. Et pleust<text:line-break/><text:soft-page-break/>a dieu que tous ceulx qui sont religieux et<text:line-break/>qui veullent solacier les femmes de ceste<text:line-break/>ville feussent punis en ce point (sol) ie croy que<text:line-break/>la plus grant part seroit abillee en homme<text:line-break/>sauluage et c(o2)damnee a mourir en chartre<text:line-break/>ainsi que frere Albert qui contrefist lange<text:line-break/>gabriel.</text:p>
      <text:p text:style-name="P551"><text:span text:style-name="T552">E</text:span>N ceste nouuelle est monstree la<text:line-break/>gr(a2)t ypocrisie de g(e2)s de religion<text:line-break/>qui par la s(e2)blance de leurs gr(a2)s<text:line-break/>abitz apparoiss(e2)t par dehors sainctes g(e2)s<text:line-break/>et par ded(a2)s sont les pires que len trouue<text:line-break/>ainsi que en ceste ville apparoist clerement<text:line-break/>Car ie croy qui bien visiteroit les couu(e2)s<text:line-break/>de ceste ville toutes les nuitz on y trouue(-)<text:line-break/>roit plus de folles femmes que ailleurs (sol) (et)<text:line-break/>distribuent les biens du crucifix en celle fa<text:line-break/>con (sol) dont cest pitie.</text:p>
      <text:h text:style-name="Titre1" text:outline-level="1">(ipdm) Cy ensuyt la. xxxiii. nouuelle (et). iii. de<text:line-break/>la quarte iournee comptee par dame Lau<text:line-break/>rette.</text:h>
      <text:p text:style-name="figure">&lt;image&gt;</text:p>
      <text:p text:style-name="p"><text:span text:style-name="pb">[f. 51r]</text:span></text:p>
      <text:p text:style-name="P553"><text:span text:style-name="T554">I</text:span>L mest aduis que la nouuelle de<text:line-break/>pampinee na pas conclud ce que<text:line-break/>le roy philostrace a ce auoit ordon<text:line-break/>ne (sol) cest aucun cas de fortune pitoyable en<text:line-break/>amours (sol) non pourtant que ie ne vueil pas<text:line-break/>dire que ce que elle a compte ne soit h(o2)neste<text:line-break/>mais quant au regard du cordelier on ne de<text:line-break/>uoit point auoir de c(o2)passion combien quil<text:line-break/>fust fortune en amours. Si vueil c(o2)clur(-)<text:line-break/>re la fort(u2)e pitoyable de trois iouu(e2)ceaulx<text:line-break/>(et) de trois iouu(e2)celles amoureux le vngs<text:line-break/>des autres par bonne (et) loyale amour ainsi<text:line-break/>que verres apres.</text:p>
      <text:h text:style-name="Titre2" text:outline-level="2">(ipdm) La forme de la nouuelle.</text:h>
      <text:p text:style-name="p"/>
      <text:p text:style-name="P555"><text:span text:style-name="T556">M</text:span>Arcelle est vne cite noble puiss(a2)<text:line-break/>te (et) riche assise en prouence voisi<text:line-break/>ne de la haulte mer (sol) en laquelle<text:line-break/>fut vng tresriche marchant appelle narra(-)<text:line-break/>don (sol) lequel auoit troys filles : lune n(o2)mee<text:line-break/>vinette : lautre magdalene (sol) lautre barthol(-)<text:line-break/>de. De ces trois filles estoient amoureux<text:line-break/>trois riches iouuenceaulx de ladicte ville<text:line-break/>N(o2)mez lung rostagon amoureux de vi(-)<text:line-break/><text:soft-page-break/>nette (sol) lautre forquis amoureux de magda(-)<text:line-break/>lene (sol) le tiers hugues amoureux de barthol<text:line-break/>de. Ces trois iouuenceaulx et ces trois<text:line-break/>iouuencelles sentraymoient si loyaulment<text:line-break/>que merueilles (sol) mais pour la crainte des<text:line-break/>enuyeux petitement pouoient ioyt de leurs<text:line-break/>amours. Si ymagina vne fois rostagon<text:line-break/>trouuer moyen den ioyr a sa plaisance. Et<text:line-break/>pour ce faire appella les deux autres iou<text:line-break/>uenceaulx que bien c(o2)gnoissoit estre amou<text:line-break/>reux des seurs de vinette sa bonne amye (sol)<text:line-break/>et leur dist. Mes beaulx freres voicy le<text:line-break/>cas (sol) se vous me voulez croire vous (et) moy<text:line-break/>iouyrons plus aysement de noz amours (q1)<text:line-break/>nous ne faisons. Et c(o2)ment dir(e2)t les au<text:line-break/>tres. Par ainsi dist rostagon que vous<text:line-break/>deux (et) moy prendrons la plus grant partie<text:line-break/>des biens que nous auons et (q2) nous sont<text:line-break/>succedez de pere (et) de mere. Et achapter(o2)s<text:line-break/>vne nauire (sol) dedans le(q1)l nous (et) noz dames<text:line-break/>par amours entrerons et yrons en aucun<text:line-break/>lieu la ou vous vouldrez et ou nous ne se(-)<text:line-break/>rons en doubte de rien. Les deux autres (q2)<text:line-break/>ne desiroi(e2)t fors (q1) iouyr de leurs amours<text:line-break/>a leur appetit si accorderent (et) luy dir(e2)t quil<text:line-break/>sceust se les filles en seroi(e2)t daccord. Ad(o2)c<text:line-break/>rostagon sen alla vers vinette sa mye de (q2)<text:line-break/>il estoit tout priue (et) lui c(o2)pta le cas (sol) d(o2)t elle<text:line-break/>fut asses c(o2)tente (sol) (et) alla vers ses seurs les(-)<text:line-break/>quelles elle c(o2)uertit legierement a ce faire<text:line-break/>(et) promist a son amy (q1) celluy iour quil leur<text:line-break/>plairoit quilz seroient prestes (sol) de la(q1)lle cho<text:line-break/>se rostagon alla rendre la responce a for(q2)s<text:line-break/>(et) a hugues dont ilz furent fort ioyeux (sol) (et) le<text:line-break/>plus diligentement (q2)lz peurent vendirent<text:line-break/>leurs maisons saingn(a2)s en vouloir achap<text:line-break/>ter des autres (sol) et de leurs biens meubles<text:line-break/>prindrent la plus grant pecune (q2)lz peurent<text:line-break/>Puis achapter(e2)t vng petit nauire (q2)lz gar<text:line-break/>nirent de toutes choses necessaires (sol) (et) puis<text:line-break/>assignerent iour a leurs dames (p3) amours<text:line-break/>de partir (et) heure de se trouuer sus le riua<text:line-break/>ge de la mer. Or estoit le pere delles en es<text:line-break/>trange pays en marchandise (sol) par quoy ilz<text:line-break/>auoi(e2)t plus gr(a2)t opportunite de faire leur<text:line-break/>plaisir. Si se (p2)parer(e2)t au iour (q2) leur auoit<text:line-break/>este assigne (sol) (et) a leure de nuyt quilz deuoi(e2)t<text:line-break/>partir ouurir(e2)t lung des coffres de leur pe<text:line-break/>re (et) prindr(e2)t le plus de finance (q2)lz peurent<text:line-break/>et se rendir(e2)t a leurs aymans la ou ilz leur<text:line-break/><text:soft-page-break/>auoient dit (sol) et incontin(e2)t eulx (et) elles mon<text:line-break/>ter(e2)t sur le nauire (et) a plaines voilles tant<text:line-break/>(q2)lz peurent nager(e2)t en la mer t(a2)t (q1) en pou<text:line-break/>de t(e2)ps fur(e2)t de marcelles ius(q1)s a gennes<text:line-break/>la ou ilz descendir(e2)t pour reposer (et) prendre<text:line-break/>plaisir les vngs auec les autres (et) visiter<text:line-break/>la ville (sol) puis partirent de la et sen allerent<text:line-break/>sans trouuer empeschement ius(q1)s en crete<text:line-break/>la ou ilz achapterent maisons (sol) terres (et) pos<text:line-break/>sessions tresgrandes pour soy viure hon(-)<text:line-break/>nestement (et) ioyeusement. Et apres par au<text:line-break/>cun temps ainsi que len dit en c(o2)mun pro<text:line-break/>uerbe. On se ennuye dung pain manger<text:line-break/>Rostagon se ennuya de sa dame (p3) amours<text:line-break/>vinette (et) se voulut acointer dune iouuen<text:line-break/>celle du pays (sol) laquelle vinette le sceut (et) en<text:line-break/><text:span text:style-name="pb">[f. 51v]</text:span><text:line-break/>tra en telle ialouzie (sol) tellem(e2)t quelle en cui<text:line-break/>da mourir (sol) pour le desplaisir (q1)lle en prit<text:line-break/>se accoincta dune f(e2)me mauluaise grecque<text:line-break/>experte a c(o2)poser empoisonnemens (sol) (et) par<text:line-break/>dons (et) promesses (q1) vinette luy fist elle luy<text:line-break/>bailla vne eaue dont elle empoisonna ro<text:line-break/>stagon. Lors forquis (et) leurs f(e2)mes (q2) pas<text:line-break/>ne sen doubtoient furent fort marris (sol) (et) aus<text:line-break/>si sen monstroit vinette fort marrie (sol) (et) le fi(-)<text:line-break/>rent mectre en vng sepulchre honnestem(e2)t<text:line-break/>(et) dire seruice pour luy ainsi quilz deuoient<text:line-break/>Apres aucun temps la grecque qui auoit<text:line-break/>baille leaue venimeuse fut aprehedee pour<text:line-break/>vng autre malefice. Et ainsi quelle estoit<text:line-break/>sur la gehenne c(o2)fessa a cestuy la (sol) (et) c(o2)me elle<text:line-break/>auoit baille leaue a vinette par quoy rosta<text:line-break/>gon estoit mort. Si fut prinse vinette et<text:line-break/>mise prisonniere la(q1)lle sans gr(a2)t contrain<text:line-break/>te c(o2)gneut le cas (sol) parquoy elle fut condam<text:line-break/>nee a mourir (sol) et ne la pouoient ses freres<text:line-break/>et ses seurs deliurer pour finance quilz eus<text:line-break/>sent dont ilz estoient fort desplaisans. Ce<text:line-break/>voyant la seur de vinette n(o2)mee magdale(-)<text:line-break/>ne (sol) laquelle le duc iuge de la ville auoit re(-)<text:line-break/>quise plusieurs foys de son amour conside<text:line-break/>ra que en obeissant a celluy elle pouoit de<text:line-break/>liurer sa seur. Si fist assauoir au duc que<text:line-break/>se il luy plaisoit rendre sa seur saine et saul(-)<text:line-break/>ue (sol) (et) aussi que la chose fust secrete quelle es<text:line-break/>toit preste de faire son plaisir (sol) dont le duc (q2)<text:line-break/>mainteffois lauoit desiree fut fort ioyeux<text:line-break/>Et affin de aller plus aise en la maison de<text:line-break/>Magdalene sans estre apperceu ne elle re<text:line-break/><text:soft-page-break/>prinse (sol) il enuoya querir forquis le mary del<text:line-break/>le (sol) (et) hugues le mary de sa seur bartholde (et)<text:line-break/>les fist tenir en prison (sol) ainsi que filles voul<text:line-break/>sist examiner du cas de vinette (sol) (et) les tint<text:line-break/>celle nuyt tant c(o2)me il estoit auec magdale<text:line-break/>ne a laquelle il rendit sa seur saine (et) saulue<text:line-break/>(et) luy pria quelle se transportast en vng lieu<text:line-break/>secret que on ne la veist. Le lendemain au<text:line-break/>matin il partit de auec(q1)s magdalene et sen<text:line-break/>alla faire deliurer forquis (et) hugues (sol) (et) leur<text:line-break/>dist quil auoit deliure vinette et (q1)lle estoit<text:line-break/>a leur maison. Forquis adonc se doubta<text:line-break/>de la chose qui aduenue estoit (sol) car bien sca(-)<text:line-break/>uoit que le duc auoit autreffoys requis sa<text:line-break/>femme de deshonneur. Si vint a elle et la<text:line-break/>interrogua de la deliurance de sa seur (et) non<text:line-break/>obstant toutes belles excusacions quelle<text:line-break/>sceust faire a force il luy fist c(o2)fesser la veri<text:line-break/>te et du desplaisir (q2)l en print la fist mourir<text:line-break/>a coup despee. Et quant il eut tuee il en(-)<text:line-break/>ferma en vne chambre secrete le corps delle<text:line-break/>(et) vint a vinette (et) lui dist (sol) vinette affin que<text:line-break/>on ne sache ou vous estes venez auecques<text:line-break/>moy et ie vous meneray en vng lieu secret<text:line-break/>ou len ne vous verra point dont elle fut<text:line-break/>contente. Si print forquis le plus de fi(-)<text:line-break/>nances quil peut porter (et) auecques vinette<text:line-break/>sen alla hors lisle de crete s(a2)s dire la ou ilz<text:line-break/>allassent. Ainsi qu(a2)t ilz sen furent allez (et)<text:line-break/>que on trouua magdalene morte (sol) Le duc<text:line-break/>ignorant qui auoit ce fait print hugues et<text:line-break/>bertholde sa f(e2)me et a force de torm(e2)s leur<text:line-break/>fist confesser le cas tel quilz nauoient pas<text:line-break/>fait (sol) et par ce les iugea a mourir. Et ainsi<text:line-break/>quilz estoient iugez (et) que bien le scauoient<text:line-break/>firent tant enuers les gardes de la prison<text:line-break/>que iceulx gardes furent c(o2)tens de les lais<text:line-break/>ser eschapper et sen aller auec eulx. Si leur<text:line-break/>firent voye de belle nuyt (sol) (et) hugues et Ber<text:line-break/>tholde (q2) auoient cache de la finance en vng<text:line-break/>lieu secret pres leur maison laller(e2)t querir<text:line-break/>puis auecques les gardes de la prison alle<text:line-break/>r(e2)t dessus la mer en lisle de rhodes (sol) (et) la ves<text:line-break/>quirent pourement le demourant de leur<text:line-break/>vie (sol) (et) tout par la folle amour de rostagon.</text:p>
      <text:p text:style-name="P557"><text:span text:style-name="T558">E</text:span>N ceste nouuelle est monstre le<text:line-break/>grant mal (q2) vient de folle amour<text:line-break/>et de la ialousie (sol) par quoy tant de<text:line-break/>meurdres et de peches se font. Et a cause<text:line-break/>de ce tant de gens sont mis a pourete (et) des<text:line-break/><text:soft-page-break/>honneur. Et auec ce de faulx iugemens<text:line-break/>en iustice en aprehendant aucuneffoys les<text:line-break/>innoc(e2)s pour les coulpables ainsi que par<text:line-break/>la folle amour dudit rostagon (sol) sa femme<text:line-break/>lempoisonna dont elle auoit desseruy mort<text:line-break/>Puis pour la deliurer la seur delle se hab(a2)<text:line-break/>d(o2)na a la mauluaise voulente du iuge par<text:line-break/><text:span text:style-name="pb">[f. 52r]</text:span><text:line-break/>quoy son mary la tua et sen fuit. Et pour<text:line-break/>ce furent apprehendes hugues et barthol(-)<text:line-break/>de innocens du cas pour les malfaicteurs<text:line-break/>et puis iniustement condamnes a mort.</text:p>
      <text:p text:style-name="p">Et neantmoins quilz trouuer(e2)t maniere<text:line-break/>deschapper touteffoys ilz demourerent po<text:line-break/>ures et denuez de tous biens et tout par le<text:line-break/>commencement de la fole amour de ro(-)<text:line-break/>stagon.</text:p>
      <text:h text:style-name="Titre1" text:outline-level="1">(ipdm) Cy ensuit la xxxiiii. nouuelle<text:line-break/>de la quarte iournee comptee par<text:line-break/>dame elisee.</text:h>
      <text:p text:style-name="figure">&lt;image&gt;</text:p>
      <text:p text:style-name="P559"><text:span text:style-name="T560">Q</text:span>Vi bien considereroit les delices<text:line-break/>damours (sol) homme nest tant soit<text:line-break/>chaste qui ne voulsist estre amou<text:line-break/>reux (sol) mais aussi par le contraire qui bien re<text:line-break/>garderoit de la fole amour ie croy que hom<text:line-break/>me iamais nen vouldroit vser : car ainsi (q1)<text:line-break/>en la nouuelle de dame laurette est m(o2)stre<text:line-break/>moult de piteables cas qui en aduiennent.<text:line-break/>Cy vueil en continuant celle matiere c(o2)p(-)<text:line-break/>ter les dures fotrunes de deux amans qui<text:line-break/>seulement (p3) relation de gens auoient mis<text:line-break/>leur gr(a2)t amour lung a lautre sans iamais<text:line-break/>auoir eu autre congnoissance (sol) ainsi que en<text:line-break/>la nouuelle ensuyt.</text:p>
      <text:h text:style-name="Titre2" text:outline-level="2">(ipdm) La forme de la nouuelle.</text:h>
      <text:p text:style-name="P561"><text:span text:style-name="T562">O</text:span>N dit que guillaume roy de ce(-)<text:line-break/>cille anciennement eut deux en(-)<text:line-break/>fans vng filz nomme rogier (sol) et<text:line-break/>vne fille nommee constance. Celluy filz<text:line-break/>fut marie (sol) et de sa femme eut vng beau filz<text:line-break/>nomme gerbin. Celluy estant encores en<text:line-break/>aage Pueril demoura orphelin de son pere<text:line-break/>rogier qui trespassa (sol) mais son aiel qui vi(-)<text:line-break/>uoit encores le fist nourrir doulcem(e2)t ain<text:line-break/>si que vng enfant de roy tant quil peruint<text:line-break/>en estat de homme (sol) et fut beau (sol) plaisant et<text:line-break/><text:soft-page-break/>honneste (sol) grant homme (sol) fort (sol) hardi et vic(-)<text:line-break/>torieux en tous ses faitz (sol) tant que de la for<text:line-break/>ce de luy (et) des vaillances quil faisoit estoit<text:line-break/>nouuelle par tout le monde (sol) et en oyant cel<text:line-break/>le renommee la fille du roy de ethimes n(o2)(-)<text:line-break/>mee rosainne qui femme estoit ieune (et) plai<text:line-break/>sante desiroit fort a veoit cestuy gerbin de<text:line-break/>qui les vaillances estoi(e2)t si gr(a2)des (sol) et auec<text:line-break/>ques ce grandem(e2)t se delecroit a oyr comp<text:line-break/>bien (q1) iamais ne leust veu mist son amour<text:line-break/>en luy tant que merueille et ne desiroit que<text:line-break/>trouuer occasion de le veoir. Serbin qui<text:line-break/>auoit aussi oy parler de la beaulte de ceste<text:line-break/>rosainne que on reclamoit sur toutes en be<text:line-break/>aulte souueraine fut amoureux de elle au<text:line-break/>tant ou plus que elle de luy. Et pour notif<text:line-break/>fier lamour dont il laymoit prioit a tous<text:line-break/>les march(a2)s qui de cecille a ethimes alloi(e2)t<text:line-break/>quil leur pleust de le recommander a la bel(-)<text:line-break/>le rosainne et luy dire que sur toutes il lay(-)<text:line-break/>moit. Entre lesquelz marchans fut vng<text:line-break/>qui ymagina la maniere c(o2)ment il pouroit<text:line-break/>acomplir ce messaige que bien desiroit par(-)<text:line-break/>faire pour lamour de gerbin. Et pour ce<text:line-break/>faire print vng pennier de riches marchan<text:line-break/>dises (sol) comme des verges de or (sol) signetz et<text:line-break/>pierres prerieuses (sol) et toutes autres choses<text:line-break/>plaisantes (sol) et deuant ceste dame se vint pre<text:line-break/>senter faign(a2)t luy offrir a vendre aucunes<text:line-break/>de ces bagues (sol) et a basse voix luy dist. Da<text:line-break/><text:span text:style-name="pb">[f. 52v]</text:span><text:line-break/>me sairbes que pour marchandise ne viens<text:line-break/>pas vers vo<text:span text:style-name="T563">9</text:span><text:s/>(sol) mais affin que ie vous bpe<text:line-break/>que gerbin filz du toy de cecille se recomm(a2)<text:line-break/>de a vous (sol) lequel est tant amoureux de vo<text:span text:style-name="T564">9</text:span><text:line-break/>que dire ne vous pourroye lamour dont il<text:line-break/>vous ayme. Rosainne qui ioyeuse fut de<text:line-break/>ce messaige luy respondit. Marchant mon<text:line-break/>amy certes ie ayme mille foys plus gerbin<text:line-break/>que il ne fait moy (sol) et nest pas possible que<text:line-break/>amour de homme soit si gr(a2)de enuers fem<text:line-break/>me que la mienne est vers luy. Et en tes<text:line-break/>moing de ce tu luy porteras ce ioyau de par<text:line-break/>moy et me recommanderas a luy. Si luy<text:line-break/>bailla le chier ioyau quelle eust en signifian<text:line-break/>ce damour (sol) duquel aporte a gerbin il fut<text:line-break/>tres fort ioyeulx. Et depuis par celluy tres<text:line-break/>gentil marchant en accroyssant tousiours<text:line-break/>lamour de rosainne et de luy luy enuoya<text:line-break/>d(o2)sioyeulx (sol) et rescriuoit lectres en termes<text:line-break/><text:soft-page-break/>amoureux le plus souuent que il pouoit (sol) et<text:line-break/>aussi faisoit elle a luy. Or aduint que le pe<text:line-break/>re delle la voulut marier au toy de grena(-)<text:line-break/>de dont la fille fut fort marrie et eust vou(-)<text:line-break/>lentiers trouue maniere deschapper et fuyr<text:line-break/>la maison dt son pere pour euiter le maria(-)<text:line-break/>ge pour la singuliere amour quelle auoit<text:line-break/>a gerbin (sol) Considerant que par celluy ma<text:line-break/>riage elle perdroit la veue de son amy en al(-)<text:line-break/>lant en trop loingtain pais. Gerbin aussi<text:line-break/>qui volent fut de oyt parler du traictie de<text:line-break/>ce mariage ymaginoit (et) estoit en gr(a2)t doub<text:line-break/>te de trouuer la maniere de le destourber.<text:line-break/>Si proposa soy mectre sus la mer (et) garder<text:line-break/>par ou elle passeroit (sol) et a force darmes la os<text:line-break/>ter a ceulx qui la menerop(e2)t au roy degre(-)<text:line-break/>nade. Or aduint que le roy ethimes oyt<text:line-break/>nouuelle de celle grande amour qui estoit<text:line-break/>entre gerbin et sa fille et la douleur que les<text:line-break/>deux auoient pour le mariage. Auecques<text:line-break/>ce oyt parler de lembuche que faisoit gerbin<text:line-break/>sur la mer pour la arrester en la menant en<text:line-break/>grenade. Si enuoyale roy ethimes embas<text:line-break/>sade en cecille vers le toy guillaume luy<text:line-break/>supplier quil luy pleust donner saufconduit<text:line-break/>de ses gens affin quil neust empeschement<text:line-break/>par eulx au voyage quil vouloit parfaire.<text:line-break/>Le roy guillaume qui saige estoit et ne sca<text:line-break/>uoit riens de lamour qui estoit entre son be<text:line-break/>au filz et la fille du toy ethimes (sol) (et) enuoya<text:line-break/>aucuns de ses g(e2)s en ethimes (sol) (et) pour saus<text:line-break/>conduit leur bailla vng gand. Et gerbin<text:line-break/>qui bien le scauoit neantmoins se mist en<text:line-break/>armes pour aller faire ce quil auoit propo(-)<text:line-break/>se. Rosainne aussi bien secretement luy m(a2)<text:line-break/>da que sil auoit aucune amour en elle (et) quil<text:line-break/>fust si vaillant comme chascun disoit que il<text:line-break/>le monstrast. A celle heure gerbin donc(q1)s<text:line-break/>esprins de si grant amour (sol) nonobstant le<text:line-break/>sauf conduit de son aicul affin que rosain<text:line-break/>ne sa doulce amye ne le reputast pour cou(-)<text:line-break/>art (sol) et sailly cheualier sen alla dedans vne<text:line-break/>galee auecques vne autre garnie de vail(-)<text:line-break/>lans hommes de guerre et de artillerie (sol) et a<text:line-break/>trauers la vint veoir se samye rosainne pas<text:line-break/>scroit pour aller en greuade ainsi que elle<text:line-break/>fist. Le roy doncques de ethimes fist gar(-)<text:line-break/>nir vne tres belle et grande nef de biens (et)<text:line-break/>de richesses (sol) et auecques le sauf conduit du<text:line-break/>roy de cecille mist sa fille dedans la nef et la<text:line-break/><text:soft-page-break/>commanda a dieu (et) quelle sen allast au top<text:line-break/>a qui il lauoit donnee. Si cheminerent to<text:span text:style-name="T565">9</text:span><text:line-break/>le plus tost quilz peurent et leuerent leurs<text:line-break/>voilles (et) sen alloient rosainne et tous ses<text:line-break/>gens ioyeusement. Et apres vng bien peu<text:line-break/>de temps gerbin qui estoit en guet et gar(-)<text:line-break/>doit le passage (sol) veit venir celle nef de loing<text:line-break/>si congneut bien que cestoit celle de rosain<text:line-break/>ne. Lors dist a ses gensdarmes (sol) gentilz ga<text:line-break/>lans voycy la nef que nous actendons (sol) ie<text:line-break/>vous requier monstrons nous vaillans<text:line-break/>gens (sol) bien scay quil ya grans richesses de<text:line-break/>dans et aussi y est la belle rosainne que iay(-)<text:line-break/>me tant et que sur tout desire auoir. Tou<text:line-break/>tes les richesses de leur nauire ie vous ha<text:line-break/>bandonne tous fors mamye Les compai(-)<text:line-break/>gnons des gallees qui ne Demandoient<text:line-break/>que gaigner furent tresc(o2)tens et luy pmi(-)<text:line-break/>rent tous en vne voix tenir foy (et) soyauste.</text:p>
      <text:p text:style-name="p"><text:span text:style-name="pb">[f. 53r]</text:span><text:line-break/>Si se misrent a nagier vers celle nef auec<text:line-break/>ques le vent quilz auoient conuenable (et) la<text:line-break/>vindrent assieger si bien que les thymois<text:line-break/>ne scauoient ou fuyr. Puis comm(a2)da ger<text:line-break/>bin que les patrons de la nef fussent mis<text:line-break/>en ces galees qui ne valoient gaire : car son<text:line-break/>intention estoit destruire la nef. Les thy<text:line-break/>mois se voyans estre assaillis dirent que il<text:line-break/>alloit contre le sauf conduit que son aieul a<text:line-break/>uoit donne (sol) et luy m(o2)stroient gant que<text:line-break/>leur auoit baille son aiel. Et gerbin resp(o2)<text:line-break/>dit. Riens riens (sol) no<text:span text:style-name="T566">9</text:span><text:s/>ne auons nulz gans<text:line-break/>Et en ce disant gerbin veit la belle rosain(-)<text:line-break/>ne que iamais ne auoit congneue ne veue<text:line-break/>dont il fut plus embrase que par deuant.<text:line-break/>Si commanda a ses compaignons comba<text:line-break/>tre vigoreusement (sol) et dist aux sarrasins thi<text:line-break/>moys quilz luy rendissent la belle rosainne<text:line-break/>ou quilz se apprestassent en bataille si gecte<text:line-break/>r(e2)t plusieurs traictz (et) pierres lung contre<text:line-break/>lautre (sol) mais gerbin voyant &lt;ATTillisible&gt; celluy assault<text:line-break/>peu prouffiter auoit amene vne forte belle<text:line-break/>galee plaine de souffres de poix raisignes<text:line-break/>et de gommes quil auoit prinse en sardine<text:line-break/>en laquelle il mist le feu (sol) et affin de brusler<text:line-break/>la grant nef a force la mectoit entre ses gal<text:line-break/>lees (sol) et la nef des satrasins thymois voy(a2)s<text:line-break/>estre desconfis appellerent gerbin et la Da<text:line-break/>me rosainne (q2) vint sus le bort de la nef et de<text:line-break/>uant les peulx de gerbin la tuer(e2)t et la gecte<text:line-break/><text:soft-page-break/>rent en sa gallee en disant. Tien triste des<text:line-break/>loyal prens la nous te la liurons ainsi que<text:line-break/>nous deuons. Gerbin adoncques cruelle<text:line-break/>ment courrouce de celle mort comme tout<text:line-break/>enrage entra dedans la gr(a2)t nef (sol) et autant<text:line-break/>de thimoys quil trouua sans auoir pitie ne<text:line-break/>misericorde de eulx les mist a mort (et) nen re<text:line-break/>chappa pas vng. Puis quant il eut tout<text:line-break/>tue il print le corps de rosainne sa dame qui<text:line-break/>estoit mort et en plorant piteablement par<text:line-break/>plusieurs foys la baisa et commanda a ses<text:line-break/>naut(o2)niers (q2)lz pr(e2)sissent tout ce quilz trou<text:line-break/>ueroient en la nef (sol) et qu(a2)t tout fut prins se<text:line-break/>misorent a chemin pour retourner vers ce<text:line-break/>cille et gerbin en plorant diuersement entre<text:line-break/>ses bras portoit le corps de rosainne et en<text:line-break/>vne isle pres de cecille la fist honnestement<text:line-break/>enterrer (sol) puis sen retourna sur son aiel fort<text:line-break/>dolant et desplaisant. Apres cele roy de<text:line-break/>ethimes acertene du cas enuoya ses embas<text:line-break/>sadeurs en cecille faire la c(o2)plaincte de cel<text:line-break/>le chose (sol) et signifier au roy guillaume com(-)<text:line-break/>me gerbin auoit corrompu son sault c(o2)duit<text:line-break/>et les thimoys. Adoncques le toy fut si<text:line-break/>courrouce que plus ne pouoit voyant que<text:line-break/>force luy estoit de faire de ce iustice en gar<text:line-break/>dant son honneur fist venir gerbin (sol) et non<text:line-break/>obstant que les barons du pais le reffrai<text:line-break/>gnissent le plus quilz pouoient deuant les<text:line-break/>thymois (sol) et les autres luy fist trenchier la<text:line-break/>teste (sol) non obst(a2)t que monlt luy en despleust<text:line-break/>et que il fust iuge de la destruction de son<text:line-break/>enfant.</text:p>
      <text:p text:style-name="P567"><text:span text:style-name="T568">E</text:span>N ceste nouuelle ainsi que en cel<text:line-break/>le de deuant sont monstrees les<text:line-break/>grans maulx qui ce font par fole<text:line-break/>amour et par meurdres. Oultre plus y est<text:line-break/>denote la foy de iustice que doit auoir prin(-)<text:line-break/>ce de bonneur ainsi que le toy guillaume (q2)<text:line-break/>mieulx ayma veoir mourir son propre sang<text:line-break/>et demourer sans beritier que De ne acom<text:line-break/>plit pas iustice (et) tenir sa foy (sol) (et) en ce sont<text:line-break/>reprins les iuges substractibles par dons<text:line-break/>et par promesses dont mainten(a2)t est trop.</text:p>
      <text:soft-page-break/>
      <text:h text:style-name="Titre1" text:outline-level="1">(ipdm) Ensuit la trente cinquiesme<text:line-break/>nouuelle c(o2)ptee par philomene<text:line-break/>sur la quarte iournee dont philo<text:line-break/>strace est toy.</text:h>
      <text:p text:style-name="P569"><text:span text:style-name="T570">D</text:span>E sousppirer ne me puis abste(-)<text:line-break/>nir quant ie c(o2)sidere la nouuelle<text:line-break/>de dame elisec pour la piteuse des<text:line-break/>tinee des nobles amans gerbin et rosainne<text:line-break/>qui m(o2)stre euidamment piteux faitz de for<text:line-break/>tune en amours (sol) et en ensuiu(a2)t celle matie<text:line-break/>te ie vueil compter de deux autres amans<text:line-break/>non pas de si noble gniture comme ceulx<text:line-break/>dont elisee a compte ainsi quil ensuit.</text:p>
      <text:p text:style-name="p"><text:span text:style-name="pb">[f. 53v]</text:span></text:p>
      <text:h text:style-name="Titre2" text:outline-level="2">(ipdm) La forme de la nouuelle.</text:h>
      <text:p text:style-name="P571"><text:span text:style-name="T572">E</text:span>N la cite De mesmes fut vng ri<text:line-break/>che homme qui auoit troys filz (et)<text:line-break/>vne fort belle fille nommee Eli(-)<text:line-break/>zabeth. Ce riche homme leur pere trespas(-)<text:line-break/>sa et suruesquir(e2)t ces troys filz (et) celle fille<text:line-break/>Or Demouroit en leur maison vng ieune<text:line-break/>iouuenceau seruiteur natif de pise nomme<text:line-break/>laurens qui moult estoit plaisant et beau (sol)<text:line-break/>bien eloquent et aduenant et (sol) auoit toutes<text:line-break/>belles premin(a2)ces (sol) lequel laurens print en<text:line-break/>amour elizabeth ceste belle ieune fille auec(-)<text:line-break/>ques laquelle il demouroit et elle luy : tant<text:line-break/>et tellement (q1) ils ioyrent de leurs amours<text:line-break/>plaisamment lung auecques lautre (sol) mais<text:line-break/>de coup de mal fortune ainsi quilz estoient<text:line-break/>en leurs soulas vne foys le frere aisne de<text:line-break/>elle sen apparceut (sol) mais de paour de diuul(-)<text:line-break/>guer le deshonneur se sa seur ne dist mot<text:line-break/>pour icelle heure considerant remede plus<text:line-break/>secret et plus h(o2)neste.Si vint a ses deux<text:line-break/>autres freres et leur dist le deshonneur que<text:line-break/>celluy laurens leur faisoit (sol) et leur conseilla<text:line-break/>et leur sist quilz nen sissent mot iusques a<text:line-break/>tant quilz veissent temps opportune. Or<text:line-break/>ne scauoitent les deux amans de cecy (et) tous<text:line-break/>iours se iouoient ensemble c(o2)me ilz auoi(e2)t<text:line-break/>de coustume (sol) mais quant vint vng iout (q1)<text:line-break/>les freres virent quil estoit temps sy reme<text:line-break/>siet sans en faire aucun semblant (sol) faignt(-)<text:line-break/>rent de aller tous troys ensemble hors de<text:line-break/>la cite et menerent auecques eulx laurens<text:line-break/>auquel ilz firent vne tres mauluaise com&lt;ATTillisible&gt;s<text:line-break/>position. Car quant ils furent hors de la<text:line-break/><text:soft-page-break/>cite bien loing en vng lieu fort solitaire ilz<text:line-break/>prindrent laurens et le tuerent (sol) puis le alle<text:line-break/>rent enterrer en vng duysson soubz des<text:line-break/>fueillages et sen retournerent (sol) puis faigni<text:line-break/>rent auoir enuoye celluy lautens dehors<text:line-break/>pour leurs desoignes et affaires ainsi que<text:line-break/>ils auoyent de coustume (sol) laquelle chose on<text:line-break/>creut facillement et delegier. La belle eli<text:line-break/>zabeth apres aucun temps quil luy ennuy(-)<text:line-break/>oit de la longue demeure de son amy bien<text:line-break/>souuent elle le demandoit a ses trops fre<text:line-break/>res ou il estoit. Lesquelz freres ennuyez<text:line-break/>de sa souuenance et inquisition luy deman(-)<text:line-break/>derent pour quelle cause elle le demandoit<text:line-break/>et que celle en auoit affaire et luy deffendi(-)<text:line-break/>rent que plus ne leur en parlast. La poure<text:line-break/>elizabeth estoit tant courrousse que plus<text:line-break/>ne pouoit (sol) tous les iours pleuroit et lam(e2)<text:line-break/>toit pour son amy (sol) et principallement de<text:line-break/>nuyt le regretoit en faisant piteables lam(e2)<text:line-break/>tations. Or ainsi que dieu et fotune le pre<text:line-break/>mirent en tant (q1) meurdre ne se peut celler<text:line-break/>vne foys ainsi que la belle elizabeth dor(-)<text:line-break/>moit il luy apparut en songe vne vision en<text:line-break/>laquelle luy estoit aduis tout veritablem(e2)t<text:line-break/>que cestoit le corps de son amy laurens t(a2)t<text:line-break/>palle tant mort que cesfoit pitie (sol) qui luy di<text:line-break/>soit (sol) ma doulce amye elizabeth tu pleures<text:line-break/>pour neant pour moy qui suis ton amy lau<text:line-break/>rens (sol) iamais a toy ne retourneray : car tes<text:line-break/>freres me ont occis et enterre en tel lieu (sol) et<text:line-break/>pour tant ma doulce amye ne me att(e2)d pl<text:span text:style-name="T573">9</text:span><text:line-break/>et a dieu te dy(-)si partit ceste vision et la fille<text:line-break/>qui se esueilla sur moult troublee. Si pro(-)<text:line-break/>posa en soy de aller au lieu ou il luy auoit<text:line-break/>este monstre en celle vision veoir sil estoit<text:line-break/>vray (sol) (et) le landemain faignant aller a lesbat<text:line-break/>auecques vne bonne femme secrette y alla<text:line-break/>et en ce lieu quelle auoit entendu soursouit<text:line-break/>et incontinent teouua ce corps qui pas ne<text:line-break/>estoit encor infaict si le congneut dont elle<text:line-break/>fut si courroucee que plorer ne pouoit et se<text:line-break/>eust peu eust voulentiers emporte tout le<text:line-break/>corps et mis en plus bonneste sepulchre(sol).<text:line-break/>mais pour tant quelle ne pouoit elle seule(-)<text:line-break/>ment auecques vng cousteau quelle auoit<text:line-break/>en trancha la teste et lenuelopa ded(a2)s vng<text:line-break/>couurechies et dedans son giron la empor(-)<text:line-break/>ta. Duant apres fut arriuee en lostel en(-)<text:line-break/>tra en sa ch(a2)bre en laquelle elle se enferma(sol)<text:line-break/><text:soft-page-break/>et lors plora sur ce chief moult tendrement<text:line-break/>et (p3) plusieurs foys le baisa (sol) puis print vng<text:line-break/>pot en quoy len plante des herbes et enue<text:line-break/>loppa celle teste dung beau drap de soye (sol) et<text:line-break/>la mist la dedans puis la couurit de terre(et)<text:line-break/><text:span text:style-name="pb">[f. 54r]</text:span><text:line-break/>y planta du basilicon (sol) lequel par lumidite<text:line-break/>de la graisse dicelle teste qui tourna a putre<text:line-break/>fation creut et deuint tres beau tant que la<text:line-break/>belle elizabeth estoit tous les iours sus ce<text:line-break/>pot a plouret tant que la terre la ou estoit<text:line-break/>plante le basilicon en estoit toute arrousee<text:line-break/>Les femmes voisine s qui congnoissoient<text:line-break/>celle elizabeth voyant que De iour en iour<text:line-break/>par la gr(a2)t tristesse et merencollie en quoy<text:line-break/>elle estoit deuenoit tous les iours maigre<text:line-break/>et elle peulx enfles tant que il sembloit que<text:line-break/>la bonne dame deust mourir voyant que c(o2)<text:line-break/>tinuellement elle plozoit tousiours sus ce<text:line-break/>pot le dirent aux freres de elle lesquelz luy<text:line-break/>osterent son pot dont elle fut simerueilleu<text:line-break/>semeut courroucee et desplaisante que elle<text:line-break/>mourut. Et en sa maladie mortelle elle na<text:line-break/>uoit autre propos ne autre consideration<text:line-break/>fois de demander son pot de basilicon. Et<text:line-break/>les freres qui oyoient continuellement c(o2)(-)<text:line-break/>me de iour en iour elle demandoit ce pot.<text:line-break/>Si doubterent incontin(e2)t (et) considererent<text:line-break/>que il falloit que il eust aucune chose ded(a2)s<text:line-break/>ledit pot la ou estoit ledit basilicon (sol) (et) incon<text:line-break/>tinent ses ditz freres vuyderent la terre<text:line-break/>et Dessoubz trouuerent ce chief enueloppe<text:line-break/>de sope (sol) lequel bien recongneurent et doub<text:line-break/>terent que leur malefice ne fust congneu.<text:line-break/>Sy partirent secretement to<text:span text:style-name="T574">9</text:span>troys et sen<text:line-break/>suytent de mesines iusques a naples crai(-)<text:line-break/>gnans estres apprehendes de la iustice po<text:span text:style-name="T575">9</text:span>ce<text:line-break/>crime (sol) et en memoire de ce chante len enco(-)<text:line-break/>res vne chansson en la cite de mesines (sol) en<text:line-break/>laquelle y tousiours au refrain. Maul(-)<text:line-break/>uais chretien fut celluy qui mon basilicon<text:line-break/>embla.</text:p>
      <text:p text:style-name="p"/>
      <text:p text:style-name="P576"><text:span text:style-name="T577">A</text:span>Este nouuelle pareillement que<text:line-break/>les autres traicte des cas fortu(-)<text:line-break/>nes en amours piteuses (sol) mais y<text:line-break/>est denote par la vision a elizabeth quil nest<text:line-break/>mal tant soit occulte qui ne soit reuelle et<text:line-break/>pour t(a2)t face bien qui voul(o2)za : car qui bien<text:line-break/><text:soft-page-break/>fait nest en doubte de estre reprins et peut<text:line-break/>aller par tout sans dangier.</text:p>
      <text:h text:style-name="Titre1" text:outline-level="1">(ipdm) Cy ensuit la xxx vi. nouuelle<text:line-break/>et la sixiesme de la quarte iournee<text:line-break/>comptee par le iouuenceau pam(-)<text:line-break/>phille.</text:h>
      <text:p text:style-name="figure">&lt;image&gt;</text:p>
      <text:p text:style-name="P578"><text:span text:style-name="T579">A</text:span><text:s/>Propos que dame philomene a<text:line-break/>parle de la vision qui apparut a<text:line-break/>la belle elizabeth de son amy lau<text:line-break/>rens qui mort estoit pour congnoistre que<text:line-break/>songes aucuneffoys sont veritables (et) que<text:line-break/>par songes on peut aucuneffoys prenosti(-)<text:line-break/>quet des choses aduenir. Je vueil racomp<text:line-break/>ter vne nouuelle de deux am(a2)s dont lung<text:line-break/>songea ce qui veritablement aduint ainsi<text:line-break/>quil ensuit.</text:p>
      <text:h text:style-name="Titre2" text:outline-level="2">(ipdm) La forme de la nouuelle.</text:h>
      <text:p text:style-name="P580"><text:span text:style-name="T581">U</text:span>Ne iouuencelle nommee androl<text:line-break/>la fut en la cite de Bresce au pais<text:line-break/>de lombardie (sol) laquelle fut amour<text:line-break/>reuse d(u2)g ieune compaignon de poure lieu<text:line-break/>mais bien honneste de vie et de meurs qui<text:line-break/>semouroit aupres de la maison de son pere<text:line-break/>delle qui riche et puissant estoit et auoit a<text:line-break/>nom noir de pont carrere. Si ceste fille es<text:line-break/>toit amoureuse de celluy compaignon son<text:line-break/>voisin (sol) aussi estoit il de elle et auoit a nom<text:line-break/>celluy compaignon Gabriel. Si fist tant<text:line-break/><text:span text:style-name="pb">[f. 54v]</text:span><text:line-break/>sa belle androlla a vng seruiteur de la mai<text:line-break/>lon de son pere a qui elle se declaira qui luy<text:line-break/>donna secours a ce faire. Et secretement<text:line-break/>toutes nuys luy amenoit son amy gabriel<text:line-break/>en vng beau vergier qui estoit a ce site noir<text:line-break/>pere belle (et) la prenor(e2)t lung de lautre ce que<text:line-break/>bon leur sembloit (sol) mais affin quilz ne vsas<text:line-break/>sent de vaine amour auoyent promis foy<text:line-break/>de mariage lung a lautre affin que iamais<text:line-break/>ne peussent departir et donna gabriel vng<text:line-break/>signet a androlla par ce nom. Or aduint<text:line-break/>ainsi comme de elizabeth que Androlla en<text:line-break/>dormant songea quelle veoit vne grant bes<text:line-break/>te qui fuy vint oster son amy gabriel de en(-)<text:line-break/>tre ses bras et le tua et le mist soubz terre (sol)<text:line-break/>dont elle perdit la vision. Si se esueilla an<text:line-break/><text:soft-page-break/>drolla fort espouentee (sol) mais apres ce que<text:line-break/>elle fut esueillee c(o2)sidera (q1) ce (q1)lle auoit son<text:line-break/>ge nestoit pas vray (et) se rapaisa (sol) non obst(a2)t<text:line-break/>que long temps apres elle en estoit toute<text:line-break/>effrayee. Et qu(a2)t son amy gabriel le lende<text:line-break/>main la vint veoir (sol) elle luy compta son son<text:line-break/>ge (sol) et il luy respondit que elle estoit sote et<text:line-break/>que en songes on ne doit point prendre de<text:line-break/>ymagination. Et que luy mesmes depuis<text:line-break/>brief temps auoit bien senge aussi grant<text:line-break/>chese : cat ainsi quil luy dist il auoit songe<text:line-break/>quil estoit en vng boys et quil auoit trou(-)<text:line-break/>ue vne petite chieure blanche tant doulce (q1)<text:line-break/>cestoit raige et lauoit prins tant en amour<text:line-break/>quelle le suiuoit par tout ou il alloit (sol) mais<text:line-break/>apres il vint vne grant chienne noire en(-)<text:line-break/>ragee qui me osta ma cheurete dont ie su st<text:line-break/>marry que merueilles par quoy dist il. Ma<text:line-break/>mye vous ne deuez point penser aux son<text:line-break/>ges:car cela bient de auoir le serueau trop<text:line-break/>vurde ou trop plain. Et adoncques androl<text:line-break/>la fut plus pensiue que deuant en conside(-)<text:line-break/>tant mesmement que celluy songe que son<text:line-break/>amy gabriel auoit songie pouoit signifier (sol)<text:line-break/>nonobstant quelle ne luy dist riens et ne en<text:line-break/>laissa pas a prendre plaisir auecques luy (sol)<text:line-break/>mais tousiours elle gardoit son amy plus<text:line-break/>bastiuement quelle nauoit acoustume (sol) et<text:line-break/>aussi souuent gectoit lorel a trauers le iat(-)<text:line-break/>din craignant quil ne venist quelque chose<text:line-break/>noire vers eulx. Et tandis que en ceste<text:line-break/>tremeur elle estoit Gabriel in st hoze&lt;ATTillisible&gt; de sa<text:line-break/>bouche vng grant souspic (sol) puis embrassa<text:line-break/>Adrolla fermement (sol) en disant. Sa ma(-)<text:line-break/>mye ayde moy (sol) ie suis mort (sol) Et sans plus<text:line-break/>mot dire cheut tout plat a terre. Lors an(-)<text:line-break/>drolla ce voyant bien esbahyele print en son<text:line-break/>giron et disoit. Las mon chier amy quel(-)<text:line-break/>le maladie auez vous Gabriel. Il ne res(-)<text:line-break/>pondit mot (sol) mais en soufflant et suyant r(e2)<text:line-break/>dit lesperit entre les bras de sa poure amye<text:line-break/>Or doit doncques chascun penser quelle<text:line-break/>douleur ce fut a Androlla de veoir son po<text:line-break/>ure amy que aymoit aut(a2)t que soymesmes<text:line-break/>ainsi soubdainement mort et perdu (sol) mais<text:line-break/>finablement quant elle veit que elle ne sca(-)<text:line-break/>uoit autre chose penser ne que faire elle ap(-)<text:line-break/>pella sa chambriere qui bien scauoit la gr(a2)t<text:line-break/>amour de gabriel et de sa maistresse et luy<text:line-break/>monstra le cas d(o2)t elle fut moult effropee.<text:line-break/><text:soft-page-break/>Si plourerent toutes deux piteablement<text:line-break/>sus ce corps. Et quant ilz eurent bien plou<text:line-break/>re la poure Androlla dist. Puis que Dieu<text:line-break/>ma oste mon amy que raymoye tant :plus<text:line-break/>en ce monde ie ne vueil viure (sol) mais plus<text:line-break/>tost desire mourir et moymesmes affin de<text:line-break/>luy tenir compaignie sit est possible quelle<text:line-break/>se tienne apres la mort comme de(a2)t ie me<text:line-break/>occiray (sol) mais au(a2)t que ce faire ie vouldroye<text:line-break/>que nous eussi(o2)s dispose du corps de mon<text:line-break/>amy a le meitre honnestement. Comm(e2)t<text:line-break/>Dist la chambriere. Ma dame que dictes<text:line-break/>vous ne soyez iamais si fole de vouloir<text:line-break/>estre homicide de vous mesmes. Car en<text:line-break/>ce faisant vostre ame seroit perdue et yroit<text:line-break/>tout droit en enfer par quoy ie ne croy pas<text:line-break/>quelle tenist compaignie a celle de gabriel<text:line-break/>qui est aist que ie croy en paradis (sol) et mieulx<text:line-break/>vous vault ayder a son ame par oroizons<text:line-break/>et prieres que vous fetes affin de la deli(-)<text:line-break/>urer de torment selle y est pour aucun pe(-)<text:line-break/>chie que le corps ayt commis en cest mortel<text:line-break/>le vie : et si vous me croyez nous enseucli(-)<text:line-break/>rons que le corps en ce iardin si secretemen(e2)t que<text:line-break/><text:span text:style-name="pb">[f. 55r]</text:span><text:line-break/>homme nen scaura rien ou le mecterons la<text:line-break/>dehors (sol) et tantost le iour approuche on le<text:line-break/>trouuera et sera porte a ses amys. Ha ha<text:line-break/>dist androlla ia dieu ne plaise que le corps<text:line-break/>dung si noble iouu(e2)ceau et que iay tant ay<text:line-break/>me demoure sans enseuelir c(o2)e vng chien<text:line-break/>Et certes puis que Gabriel a eu mes lar(-)<text:line-break/>mes se ie puis il aura de celles de ses par(e2)s<text:line-break/>Si enuoya la ch(a2)beriere querir vng beau<text:line-break/>drap de soye quelle auoit en sa ch(a2)bre (et) vng<text:line-break/>orillier (sol) puis quant la chamberiere fut re(-)<text:line-break/>tournee androlla print le corps et lestendit<text:line-break/>sus le drap De soye (sol) (et) mist la teste sur loril(-)<text:line-break/>ler (sol) sur lequel chief luy mirent vng chappe(-)<text:line-break/>au de roses et plusieurs roses et fleurs se(-)<text:line-break/>merent entout le corps. Puis prindrent le<text:line-break/>corps androlla (et) la chamberiere chascun du<text:line-break/>ne part pour le porter deuant lhuys de sa<text:line-break/>maison affin que ses amys lendemain au<text:line-break/>matin le trouuassent (sol) (et) dist androlla. C(o2)(-)<text:line-break/>bien que cecy ne soit pas consolation pour<text:line-break/>les amys de lui (sol) touteffois ce sera aucune<text:line-break/>plaisance pour moy de quoy il est trespasse<text:line-break/>entre mes bras. Et ainsi comme ilz le por<text:line-break/>toient suruint le guet de la ville qui les sur<text:line-break/><text:soft-page-break/>print a tout le corps et les mirent prison(-)<text:line-break/>nieres. Lors androlla dist a ceulx du guet<text:line-break/>quelle congnoissoit. Je suis contente De<text:line-break/>aller auecques vous dire le cas au preuost<text:line-break/>mais que aucun homme ne soit si hardy de<text:line-break/>ne atoucher (et) oster aucune chose de ce corps<text:line-break/>que ie porte puis que ie suis obeyssante sil<text:line-break/>ne veult estre accuse pour moy (sol) pourt(a2)t au<text:line-break/>cun ne luy toucha. Si vindrent androlla<text:line-break/>(et) la chamberiere portans ce corps ainsi aui<text:line-break/>r(o2)ne de roses. Si fist venir les medecins<text:line-break/>pour veoir se le corps estoit point empois(o2)<text:line-break/>ne (sol) mais les medecins affermerent (q1) non<text:line-break/>et quil estoit mort souddainement a cause<text:line-break/>dune apostume quil auoit aupres du cueur<text:line-break/>qui estoit rompue. Lors interrogua le pre<text:line-break/>uost androlla (sol) et luy compta totalement la<text:line-break/>destinee de son amy gabriel (et) Delle. Et c(o2)<text:line-break/>me il auoit en grant amour prinse et promi<text:line-break/>se de lespouser a mariage (sol) luy requist le si(-)<text:line-break/>gnet Dont les conuenans auoi(e2)t este fais<text:line-break/>au doy. Et adoncques le preuost voyant<text:line-break/>la bonne amour de elle la voulut prendre a<text:line-break/>sa voulente (sol) mais elle comme sage le reffu<text:line-break/>sa rigoureusement (sol) (et) pour riens ne voulut<text:line-break/>obeyr a luy. Quant site noir pere de elle<text:line-break/>ouyt ceste chose il fut moult courrousse et<text:line-break/>vint a la prison pour auoir sa fille (sol) la quelle<text:line-break/>il interrogua. La(q1)lle sans crainte ne fain<text:line-break/>tise luy compta tout. Et quant du cas fut<text:line-break/>informe il requist que on luy rendist sa fille<text:line-break/>laquelle doubtoit fort le preuost craingn(a2)t<text:line-break/>quelle ne fist quelle complainte sur luy di<text:line-break/>sant quil leust voulu prendre a force (sol) (et) au(a2)t<text:line-break/>quelle partist de la maison la dem(a2)da a site<text:line-break/>noir a mariage combien quelle eust gabriel<text:line-break/>Si se mist androlla a genoulx deuant son<text:line-break/>pere (et) luy dist. Mon pere ie vous requiers<text:line-break/>mercy (sol) non pas que tu me pardonnes le cri<text:line-break/>me que iay commis en prenant mary a plai<text:line-break/>sance. Car bien desire mourir sil te plaist<text:line-break/>mais ie te prie quil te plaise que ie meures<text:line-break/>en ton amour paternelle et c(o2)me ton enne<text:line-break/>mye. Adoncques luy respondit sire noir.<text:line-break/>Certes ma fille bien meust pleu que tu eus<text:line-break/>ses prins mary appartenant a toy et selon<text:line-break/>mon c(o2)seil. Mais puis que lauoyes prins<text:line-break/>a ton gre et quil te plaisoit (sol) bien meust pleu<text:line-break/>et nay pas dueil pour cela (sol) mais pourtant<text:line-break/>que tu te es cachee de moy en monstr(a2)t pe(-)<text:line-break/><text:soft-page-break/>tite confidence que tu eusses. Et puis que<text:line-break/>nostre seigneur a permis que icelluy mary<text:line-break/>que tu aymoyes tant est alle De vie a tres<text:line-break/>pas sans que ie leusse repute mon g(e2)dre en<text:line-break/>son viuant. Je ne luy vueil que aussi gr(a2)t<text:line-break/>honneur comme se ie leusse sceu en son vi(-)<text:line-break/>u(a2)t pour lamour de toy (sol) (et) dieu luy pardoit<text:line-break/>Et adoncques comm(a2)da icelluy sire noir<text:line-break/>a tous ses parens et amys que on fist les<text:line-break/>plus honnestes obseques (et) seruices quon<text:line-break/>pourroit pour lamour dudit gabriel. Si<text:line-break/>fut prins icelluy corps et estandu au mil(-)<text:line-break/>lieu de la court sus vng beau drap de soye<text:line-break/>auecques toutes ces choses. Et la se as(-)<text:line-break/>semblerent pres que tous ceulx de bresce<text:line-break/><text:span text:style-name="pb">[f. 55v]</text:span><text:line-break/>qui voyoi(e2)t androlla assise pres le corps de<text:line-break/>son amy plourer si tendrem(e2)t (sol) ne se sceur(e2)t<text:line-break/>oncques tenir ne garder de plourer de com<text:line-break/>passion delle. Si fut mis le corps h(o2)neste<text:line-break/>ment en sepulture et faiz seruices honnora<text:line-break/>bles. Apres ce demanda le preuost androl<text:line-break/>la en mariage (sol) mais pour lamour de son<text:line-break/>amy gabriel elle renonca estre plus mariee<text:line-break/>Et elle (et) sa chamberiere furent r(e2)dues en<text:line-break/>vng monastere de dames de lordre saint be<text:line-break/>noist ou ilz vesquirent tout le demourant<text:line-break/>de leur vie en priant dieu pour lame dudit<text:line-break/>gabriel.</text:p>
      <text:p text:style-name="P582"><text:span text:style-name="T583">E</text:span>N ceste nouuelle est monstree la<text:line-break/>grande (et) loyalle amour sans des<text:line-break/>honneur de androlla (et) de gabriel.<text:line-break/>Et aussi que par le songe de deuant fut de<text:line-break/>nonce a elizabeth la mort pretcrite de son<text:line-break/>amy. A bien exprimer ceulx de la nouuelle<text:line-break/>presente fut denoncee a androlla la mort<text:line-break/>prouchaine de son mary (sol) car par la beste (q1)l(-)<text:line-break/>le veoit tenir gabriel (sol) est denotee la mort<text:line-break/>(q1) tout ce qui est yssu de terre remet soubz<text:line-break/>terre. Par le songe de gabriel qui voyoit<text:line-break/>vne beste noire qui luy ostoit la petite che(-)<text:line-break/>urette quil auoit trouuee au boys est de(-)<text:line-break/>notee la mort noire tenebreuse (et) obscure.<text:line-break/>Par la cheurette doulce (et) amyable est deno<text:line-break/>tee androlla quil auoit trouuee au vergier<text:line-break/>la(q1)lle la suyuoit par tout en bonne amour<text:line-break/>Comme il ymaginoit en songe que la che<text:line-break/>urette faisoit parmy le bois (sol) aussi après que<text:line-break/>songes ne sont pas tousiours faulx (sol) mats<text:line-break/>aucuneffois signes de verite (sol) ne(a2)tmoins<text:line-break/><text:soft-page-break/>que chaton deffende croire en songe pour<text:line-break/>le desespoir qui sen peut ensuyr.</text:p>
      <text:h text:style-name="Titre1" text:outline-level="1">(ipdm) Ensuit la .xxxvii. nouuelle (et). vit<text:line-break/>de la quarte iournee comptee par da<text:line-break/>me emillie.</text:h>
      <text:p text:style-name="P584"><text:span text:style-name="T585">U</text:span>Ous seigneurs (et) dames aux<text:line-break/>nouuelles precedentes auez c(o2)p<text:line-break/>te infortunes damours adue(-)<text:line-break/>nues a gens riches et puissans (sol) (et) derrenie<text:line-break/>rement en la nouuelle precedente a este m(o2)</text:p>
      <text:p text:style-name="figure">&lt;image&gt;</text:p>
      <text:p text:style-name="P586">stre la grant infortune pitoyable de androl<text:line-break/>la (et) de gabriel qui riches estoi(e2)t. Si vueil<text:line-break/>en ma nouuelle ensuyu(a2)te compter du cas<text:line-break/>mal fortune aduenu a deux poures aym(a2)s<text:line-break/>mercennaires en monstrant que combien<text:line-break/>quilz ne soient pas nourris en grans deli(-)<text:line-break/>ces comme les nobles (et) les riches neant(-)<text:line-break/>moins sont ilz subgetz aux seruices da(-)<text:line-break/>mours (et) aux cas de fortune comme vous<text:line-break/>verrez cy apres.</text:p>
      <text:h text:style-name="Titre2" text:outline-level="2">(ipdm) La forme de la nouuelle.</text:h>
      <text:p text:style-name="P587"><text:span text:style-name="T588">E</text:span>N nostre cite de florence fut vne<text:line-break/>poure ieune fille filleresse de laine<text:line-break/>qui gaignoit sa vie en fillant pour<text:line-break/>lung et pour lautre (et) estoit n(o2)mee laurence<text:line-break/>Or filloit ceste laur(e2)ce c(o2)munement pour<text:line-break/>vng drappier de la ville qui auoit vng ser(-)<text:line-break/>uiteur beau iouuenceau (et) honneste n(o2)me<text:line-break/>pasquin qui tous les iours apportoit la lai<text:line-break/>ne de son maistre a ceste belle fille (sol) et par la<text:line-break/>commune frequ(e2)tacion lung de lautre prin<text:line-break/>drent amour ensemble si gr(a2)de que merueil<text:line-break/>les (sol) tant que laur(e2)ce a chascun tour de fuy(-)<text:line-break/>seau quelle faisoit elle gectoit plus de cin<text:line-break/>quante souppirs pour lamour de pasquin.</text:p>
      <text:p text:style-name="p">Pasquin aussi la louoit moult fort a son<text:line-break/>maistre qui luy disoit (q1)l ny auoit meilleur<text:line-break/>filleresse de laine en toute la ville quelle es<text:line-break/>toit. Or aduint vne fois ainsi que chascun<text:line-break/><text:span text:style-name="pb">[f. 56r]</text:span><text:line-break/>desiroit fortifier son amour et rapaiser lar<text:line-break/>dant desir et embrasement en quoy il estoit<text:line-break/>Ainsi que pasquin portoit de la laine a lau(-)<text:line-break/>rence pour filler il luy parla dautre que de<text:line-break/>la fillerie (sol) et luy pria que le dimenche ensuy<text:line-break/>uant elle se trouuast en vng iarbin que pas<text:line-break/><text:soft-page-break/>quin luy nomma affin quilz prensissent en(-)<text:line-break/>semble du soulas amoureux a leur appetit<text:line-break/>De laquelle chose laurence fut cont(e2)te au<text:line-break/>tant comme pasquin le desiroit. Si dem(a2)(-)<text:line-break/>da laurence celluy dimenche conge a son pe<text:line-break/>re De aller en voyage a saint coup. Puis<text:line-break/>print vng sien voisin compaignon de son<text:line-break/>amy pasquin nomme stramba et sa femme<text:line-break/>nommee aticule (sol) (et) les mena en ce iardin au<text:line-break/>quel il trouuerent pasquin. Et lors se prin<text:line-break/>drent pasquin (et) laurence et ser, aller(e2)t eulx<text:line-break/>deux druiser en vng quartier de iardin et se<text:line-break/>asseirent pres vng saugier (sol) duquel pasquin<text:line-break/>print vne fueille disant que la sauge est b(o2)(-)<text:line-break/>ne a froter ses dens pour en oster le fleume<text:line-break/>et la puanteur (sol) et de celle fueille frota ses<text:line-break/>dens. Et incontin(e2)t ainsi que fortune per<text:line-break/>mist il cheut mort et enfle comme vng ton(-)<text:line-break/>neau. Laurence voyant ce cas fut treffort<text:line-break/>effrayee (sol) (et) a haulte voix cria (et) appella str(a2)<text:line-break/>ba et sa femme (sol) lesquelz furent fort esbahis<text:line-break/>(et) dirent a laurence (q1)lle auoit empoisonne<text:line-break/>icelluy pasquin. Et apres ce quilz eurent<text:line-break/>veu ce appeller(e2)t les voisins qui mener(e2)t<text:line-break/>icelle laur(e2)ce au palais du baillif en disant<text:line-break/>(q1)lle auoit este cause de la mort de pasquin.<text:line-break/>Or estoit la poure laurence tant courrou<text:line-break/>cee quelle auoit perdu pres (q1) tout son sens<text:line-break/>(et) ne scauoit que dire, le iuge qui fut sage et<text:line-break/>attrempe (sol) (et) ne voulut pas faire iustice s(a2)s<text:line-break/>faire inquisition (sol) se fist mener au iardin ou<text:line-break/>estoit le corps de pasquin mort. Et quant<text:line-break/>il fut la il interrogua laurence comme il es<text:line-break/>toit mort (sol) laquelle triste (et) dolente luy rac(o2)p<text:line-break/>ta. Et pour mieulx notifier print vne fueil<text:line-break/>le de sauge ainsi quil auoit fait et en frota<text:line-break/>ses dens (sol) et si tost quelle les en eut frorces<text:line-break/>elle cheut toute morte ainsi enflee comme<text:line-break/>pasquin (sol) dont le iuge et tous les assistens<text:line-break/>fur(e2)t grandem(e2)t esbahis. Or fut ce vne<text:line-break/>grande pitie de la mort De deux loyaulx ay<text:line-break/>mans (sol) (et) belle chose en tant quilz meurur(e2)t<text:line-break/>dune mesme mort (et) peur(e2)t leurs ames soy<text:line-break/>faire compaignie en lautre monde c(o2)me les<text:line-break/>corps auoient fait en cestuy. Ces choses<text:line-break/>veues le iuge considera que la sauge dont<text:line-break/>ilz auoi(e2)t frote leurs dens estoit venimeu<text:line-break/>se (sol) combien que sauge repulse venin. Et<text:line-break/>affin que homme ne peust iamais estre en<text:line-break/>dangier ord(o2)na que le sauger seroit couppe<text:line-break/><text:soft-page-break/>par le pied. Si fist venir le iardinier a qui<text:line-break/>estoit le iardin (sol) (et) deuant luy commanda (q2)l<text:line-break/>couppast le sauger. Lors le iardinier print<text:line-break/>vng serpeau et le couppa tout entierem(e2)t<text:line-break/>Et après ce quil fut couppe len trouua au<text:line-break/>pied de cellui saugier vng crapault ort (et) ve<text:line-break/>nimeux si gr(a2)t et si horrible que cestoit mer<text:line-break/>ueille (sol) et par ce fut iuge que par la longue<text:line-break/>espace de temps que celluy crapault auoit<text:line-break/>este soubz le saugier les fueilles dicelluy es<text:line-break/>toient infaictes. Si furent apportees bus<text:line-break/>ches et espines (et) bruslerent le saugier et le<text:line-break/>crapault venimeux. Puis commanda le iu<text:line-break/>ge que les corps des deux loyaulx aymans<text:line-break/>fussent mis en vng mesmes coffre (et) ensem<text:line-break/>ble enseuelis et mys en sepulture (sol) laquelle<text:line-break/>chose fut faicte en leglise saint pierre dont<text:line-break/>ilz estoient parroissiens. Si prions Dieu<text:line-break/>quil en ait les ames (et) de nous quant il luy<text:line-break/>plaira.</text:p>
      <text:p text:style-name="P589"><text:span text:style-name="T590">E</text:span>N ceste presente nouuelle est m(o2)<text:line-break/>stre le cas de male fortune adue(-)<text:line-break/>nue (sol) cest assauoir a pasquin (et) a sa<text:line-break/>Dame par amours laurence qui de sembla<text:line-break/>ble mort tous en vng iour mesmes trespas<text:line-break/>serent (sol) (et) furent enterrez lung auec(q1)s lau<text:line-break/>tre. Et oultre y est monstree la prudence<text:line-break/>dudit baillif qui sans bonne inquisicion ne<text:line-break/>voulut pas faire iugement de ladicte lau(-)<text:line-break/>rence (sol) laquelle luy fut presentee c(o2)me coul(-)<text:line-break/>pable (sol) oultre (et) (q3) dessus y est m(o2)stre la b(o2)te<text:line-break/>de nostre seigneur (q2) ne voulut pas permet<text:line-break/>tre (q1) laurence qui estoit innoc(e2)te de ce mou<text:line-break/>rust de mort villaine c(o2)me homicide (sol) mais<text:line-break/><text:span text:style-name="pb">[f. 56v]</text:span><text:line-break/>voulut comme vraye amoureuse (q1)lle mou<text:line-break/>rust de mort semblable a son amy que loy(-)<text:line-break/>aulment auoit ayme.</text:p>
      <text:h text:style-name="Titre1" text:outline-level="1">(ipdm) Cy ensuit la .xxxviii. nou(-)<text:line-break/>uelle comptee par dame neyphi<text:line-break/>le sus la quarte iournee.</text:h>
      <text:p text:style-name="figure">&lt;image&gt;</text:p>
      <text:p text:style-name="P591"><text:span text:style-name="T592">D</text:span>Ame emillie puis que vous auez<text:line-break/>finye vostre nouuelle en laquelle<text:line-break/>vous auez compte la fortune di<text:line-break/>uerse de deux aymans pasquin (et) laurence<text:line-break/>qui moururent par venin lung quant lau(-)<text:line-break/><text:soft-page-break/>tre. Je vueil compter la mienne en laquelle<text:line-break/>ie m(o2)streray la mort de deux aym(a2)s mors<text:line-break/>de douleur et de pitie quilz receurent lung<text:line-break/>pour lautre (sol) (et) subitem(e2)t ainsi quil sensuit.</text:p>
      <text:h text:style-name="Titre2" text:outline-level="2">(ipdm) La forme de la nouuelle.</text:h>
      <text:p text:style-name="P593"><text:span text:style-name="T594">S</text:span>Elon ce que iay ouy racompter<text:line-break/>en nostre cite de florence fut vng<text:line-break/>tresriche march(a2)t n(o2)me lienard<text:line-break/>segerin qui auoit vng beau filz nomme hie<text:line-break/>rosine. Ce lienard trespassa et demoura le<text:line-break/>filz pupille et soubz aage en la main De sa<text:line-break/>mere et de aucuns tuteurs a luy ordonnes<text:line-break/>pour luy garder et maintenir ses biens (sol) les<text:line-break/>(q1)lz tuteurs et mere gouuerner(e2)t celluy en<text:line-break/>fant hierosme tresuaillamment. Et quant<text:line-break/>cestuy enfant vint a auoir aucun pou de c(o2)<text:line-break/>gnoissance il se print a estre amoureux De<text:line-break/>la fille dung sien voisin cousturier nomme<text:line-break/>siluestre (sol) (et) aussi celle fille qui de pareille<text:line-break/>aage estoit fut amoureuse de luy et se entre<text:line-break/>aymoient loyaulment (sol) non pas que entre<text:line-break/>eulx fust action deshonneste (sol) mais si fort es<text:line-break/>toient esprins de lamour lung de lautre (q1)<text:line-break/>continuellement ou pres ilz ne partoyent<text:line-break/>point de ensemble. La mere du iouueuceau<text:line-break/>hierosme voy(a2)t celluy estre fort amoureux<text:line-break/>de celle fille qui estoit poure Doubta (q1) son<text:line-break/>filz ne la voulsist iamais prendre en maria<text:line-break/>ge (et) cuydante pour les gr(a2)des richesses de<text:line-break/>son filz que se fust vng dieu assis sus vne<text:line-break/>pelle. Si appellales tuteurs et leur rac(o2)p<text:line-break/>ta De celle amour que auoit hierosme son<text:line-break/>filz a siluestre fille du cousturier (sol) (et) comme<text:line-break/>il leur pourroit faire deshonneur se par gr(a2)<text:line-break/>de ardeur de folle amour il la prenoit a ma<text:line-break/>riage (sol) car elle nestoit pas femme semblable<text:line-break/>a lui (sol) (et) leur pria quilz trouuassent maniere<text:line-break/>de enuoyer celluy filz a paris par aucune es<text:line-break/>pace de temps affin que par le deffault de<text:line-break/>veoir la chose concupiscible il en perdist le<text:line-break/>desir et ostast son amour. Les tuteurs d(o2)c<text:line-break/>ques voulans obeyr a la mere sir(e2)t venir<text:line-break/>hierosme et luy dirent. Beau filz tu es ia<text:line-break/>en aage pour congnoistre c(o2)me se doit gou<text:line-break/>uerner ton bien. Se tu nous croys tu ten<text:line-break/>pras demourer a paris auecques aucun<text:line-break/>marchant ou tu appr(e2)dras du bien (et) de son<text:line-break/>neur. Tu verras les grans bar(o2)s (sol) duez<text:line-break/>contes (sol) cheualiers (sol) en quoy tu pourras c(o2)(-)<text:line-break/><text:soft-page-break/>gnoistre de belles contenances et prendre<text:line-break/>en eulx exemple de bonnes meurs (sol) et puis<text:line-break/>apres tu pourras retourner en ceste cite de<text:line-break/>florence et gouuerner tes biens a ton plai(-)<text:line-break/>sir. Adoncques icelluy hierosme briefue(-)<text:line-break/>ment a ce conseil respondit disant quil nen<text:line-break/>feroit riens (et) quil auoit asses beau demou<text:line-break/>rer a flor(e2)ce sans aller a paris. Du(a2)t les<text:line-break/>tuteurs oupr(e2)t ceste responce dudit hieros(-)<text:line-break/>me retournerent incontin(e2)t le dire a sa me<text:line-break/>re (sol) la(q1)lle en parolles c(o2)tumelieuses (et) terri<text:line-break/><text:span text:style-name="pb">[f. 57r]</text:span><text:line-break/>bles le reprint De ce quil ne vouloit obeyr<text:line-break/>a ses tuteurs (sol) (et) tant par belles parolles (q1)<text:line-break/>par autres luy remonstra quil fut content<text:line-break/>de venir demourer a paris lespace de sept<text:line-break/>ans (sol) puis sen retourna. Si fut amene a pa<text:line-break/>ris (sol) (et) combien quil fust loing de la belle sil<text:line-break/>uestre que tant aymoit (sol) tous les iours mil<text:line-break/>le fois ou plus de elle luy souuenoit (sol) et en<text:line-break/>son courage la regretoit (sol) mais siluestre qui<text:line-break/>fragile estoit et amyable ne fist pas ainsi (sol)<text:line-break/>car en perdant la veue de son amy elle chan<text:line-break/>gea son amour (et) fut mariee a vng homme<text:line-break/>mecanique selon sa sorte. Apres doncques<text:line-break/>que le temps que hierosme deuoit retour<text:line-break/>ner de paris il sen retourna encores sur(-)<text:line-break/>prins de lamour de siluestre aut(a2)t ou plus<text:line-break/>que par deuant. Si ouyt dire (q1)lle nestoit<text:line-break/>pas ainsi (sol) mais que ch(a2)ge auoit doppinion<text:line-break/>et estoit mariee (sol) Dont hierosme fut desplai<text:line-break/>sant. Si proposa neantmoins de scauoir<text:line-break/>se elle auoit point encores ded(a2)s son cueur<text:line-break/>aucun pou de lamour du temps passe. Et<text:line-break/>pour ce faire entra secretement dedans la<text:line-break/>chambre De siluestre entretant que son ma<text:line-break/>ry et elle estoient allez veiller auec(q1)s leurs<text:line-break/>voisins et se cacha hierosme en celle cham<text:line-break/>bre derriere Des draps qui y estoient estan<text:line-break/>dus (sol) puis quant siluestre (et) son mary se vin<text:line-break/>drent coucher hierosme bien regarda a la(q1)l<text:line-break/>le part du lit elle se coucha (sol) (et) puis qu(a2)t son<text:line-break/>mary (et) elle furent endormis hierosme vint<text:line-break/>a la riue du lit ou estoit siluestre et par Des<text:line-break/>soubz la couuerture luy mist la main sur la<text:line-break/>poictrine dont elle se esueilla fort espouen<text:line-break/>tee (et) voulut crier (sol) mais Hierosme a basse<text:line-break/>voix luy dist. Mamye siluestre ie suis vo<text:line-break/>stre amy hierosme qui suis venu pour sca<text:line-break/>uoir se lamour que nous auons eue autres<text:line-break/><text:soft-page-break/>fois ensemble qui est encores endroit moy<text:line-break/>plus grande que iamais est faillie endroit<text:line-break/>vous. Adonc respondit siluestre. Certes<text:line-break/>hierosme tu ne doys pas entendre que la(-)<text:line-break/>mour d(o2)t ie tay ayme autreffois (et) toy moy<text:line-break/>eust peu tousiours durer (sol) (et) pourtant main<text:line-break/>tenant ie suis mariee (sol) en moy ne te fault pl<text:span text:style-name="T595">9</text:span><text:line-break/>mectre ton courage (sol) car tu pers ta paine (sol) si<text:line-break/>te pry que tu ten voyses deuant que mon<text:line-break/>mary se esueille (sol) car sil te appercoit iamais<text:line-break/>bien auecques luy nauray pour le mal quil<text:line-break/>souspeconnera (sol) (et) de ceste resp(o2)ce fut hieros<text:line-break/>me marry pres iusques a la mort (sol) (et) deuint<text:line-break/>aussi froit que vng marbre. Si pria silues(-)<text:line-break/>tre et luy dist (sol) ma doulce amye ie te prie po<text:span text:style-name="T596">r</text:span><text:line-break/>toute retribucion de lamour que iay en toy<text:line-break/>souffre que pour moy reschauffer qui suis<text:line-break/>deuenu tout froit ie me couche vng petit<text:line-break/>empres toy et ie te prometz ne te toucher en<text:line-break/>ma foy. Et celle chose luy octroya siluestre<text:line-break/>Et sitost quil fut aupres delle il rendit les(-)<text:line-break/>petit de vie. A donc siluestre le sent(a2)t ainsi<text:line-break/>froit (et) quil nauoit plus aucun mouuem(e2)t<text:line-break/>fut fort esbahye. Si esueilla son mary (et) lui<text:line-break/>dist le cas. Si se leua le mary (et) print les ro<text:line-break/>bes au iouuenceau hierosme (sol) puis le print<text:line-break/>sur ses espaules et le porta aupres de luys<text:line-break/>de sa maison affin quil peust estre trouue.<text:line-break/>Quant le lendemain au matin que le iour<text:line-break/>fut grant len trouua hierosme mort. Co<text:span text:style-name="T597">9</text:span><text:line-break/>en furent esbahis (sol) (et) la mere qui le sceut si<text:line-break/>triste que elle en cuida mourir (sol) et fut prins<text:line-break/>le corps et porte h(o2)nestement a leglise ac(o2)(-)<text:line-break/>paigne De ses parens (et) parentes portans<text:line-break/>le dueil. Ainsi donc quil estoit a leglise le<text:line-break/>mary de siluestre luy dist quelle pr(e2)sist vng<text:line-break/>manteau (et) quelle sen allast parmy les fem<text:line-break/>mes escouter que len diroit (sol) (et) que luy yroit<text:line-break/>parmy les hommes pour ce faire. Silues<text:line-break/>tre incontinent print vng manteau pour al<text:line-break/>ler a leglise (sol) (et) en allant luy vint vng souue<text:line-break/>nir du temps passe qui la meut a si grant pi<text:line-break/>tie que merueille ymaginant (q1) celluy beau<text:line-break/>iouuenceau estoit mort pour lamour delle<text:line-break/>Et combien quelle leust reffuse en son vi(-)<text:line-break/>uant (sol) ardamm(e2)t elle desiroit baiser la face<text:line-break/>de luy mort. Adoncques icelle siluestre se<text:line-break/>r(e2)dit a leglise auecques les autres (et) moult<text:line-break/>tendrem(e2)t plouroit apres icelluy corps son<text:line-break/>amy laquelle elle voyoit mort que si gran(-)<text:line-break/><text:soft-page-break/>de Douleur et compassion elle en print en<text:line-break/>son cueur que ainsi que pour lamour de elle<text:line-break/><text:span text:style-name="pb">[f. 57v]</text:span><text:line-break/>il auoit rendu lesperit. Elle aussi triste et<text:line-break/>dol(e2)te aupres du corps mort pour lamour<text:line-break/>de luy tantost apres elle rendit lesperit (sol) et<text:line-break/>deuant tous cheut toute morte (sol) de laquelle<text:line-break/>chose femmes et hommes furent si esmer<text:line-break/>ueillez que ilz ne scauoyent que en iuger.<text:line-break/>Si vint le mary de siluestre fort couirouce<text:line-break/>qui declaira ainsi comme sa feue femme sil<text:line-break/>uestre luy auoit declaire comme celluy iou<text:line-break/>uenceau estoit mort aupres de elle. Si fut<text:line-break/>ordonne de par les amys tant de vne part<text:line-break/>que dautre puis que ainsi estoit quil ne se<text:line-break/>estoient peu faire compaignie lung a lautre<text:line-break/>en leur viuant (et) que silz la faisoient a leur<text:line-break/>mort quilz seroient enseuelis en vng mes(-)<text:line-break/>mes drap (et) mis en vne mesme sepulture :<text:line-break/>desquelz fut fait seruice et obseques solen<text:line-break/>nelz comme de deux vrays aymans.</text:p>
      <text:p text:style-name="P598"><text:span text:style-name="T599">E</text:span>N ceste nouuelle nest riens mon<text:line-break/>stre oultre que aux precedentes :<text:line-break/>fors la grant vertu damours (q2)<text:line-break/>iamais ne pent faillir ne a mort ne a vie c(o2)<text:line-break/>me il apparut par hierosme qui pour la par<text:line-break/>tie de lamour de Siluestre mourut (sol) et elle<text:line-break/>amonnestee de par amour a considerer la<text:line-break/>mour de son aymant quelle auoit reffuse<text:line-break/>en sa vie apres sa mort luy voulut rendre le<text:line-break/>tribut a quoy amours lauoit obligee (et) luy<text:line-break/>tenir compaignie a la mort puis que tenue<text:line-break/>ne luy auoit en la vie.</text:p>
      <text:h text:style-name="Titre1" text:outline-level="1">(ipdm) Cy ensuit la .xxxix. nouuelle et<text:line-break/>ix. De la quarte iournee comptee par<text:line-break/>philostrace roy dicelle iournee.</text:h>
      <text:p text:style-name="P600"><text:span text:style-name="T601">P</text:span>Vis que dyonee finit la iournee<text:line-break/>precedente (et) compta la derrenie(-)<text:line-break/>re nouuelle de celle iournee ie<text:line-break/>vueil aussi quil finisse la presente en quoy<text:line-break/>ie suis roy (sol) (et) apres ma nouuelle (q1) ie voys<text:line-break/>compter (et) celle la que après c(o2)ptera finies<text:line-break/>ie ordonneray pour le conduisement de no<text:span text:style-name="T602">9</text:span><text:line-break/>au iour ensuiuant (sol) et bailleray le chappeau<text:line-break/>royal a qui conuenable verray (sol) et de celle<text:line-break/>nouuelle (q1) ie vueil c(o2)pter ensuit la forme.</text:p>
      <text:soft-page-break/>
      <text:h text:style-name="Titre2" text:outline-level="2">(ipdm) La forme de la nouuelle.</text:h>
      <text:p text:style-name="figure">&lt;image&gt;</text:p>
      <text:p text:style-name="P603"><text:span text:style-name="T604">I</text:span>Ay ouy dire (q1) autreffois en prou(-)<text:line-break/>uence furent deux hardis cheua(-)<text:line-break/>liers freres darmes et bien amys<text:line-break/>ensemble (sol) lung nomme guillaume De ros(-)<text:line-break/>sillon (sol) lautre nomme guillaume gardaston<text:line-break/>lesquelz portoient semblables armes et li(-)<text:line-break/>uree en tous faitz de guerre ou ilz alloient<text:line-break/>et iamais lung sans lautre voulentiers en<text:line-break/>bataille ne se trouuoient (sol) (et) presque to<text:span text:style-name="T605">9</text:span><text:s/>les<text:line-break/>iours ensemble c(o2)muniquoient (sol) car leurs<text:line-break/>chasteaulx nestoient que a cinq lieues lung<text:line-break/>de lautre. Or auoit celluy guillaume de<text:line-break/>rossillon vne belle f(e2)me espousee (sol) laquelle<text:line-break/>print en amour site Guillaume de garda<text:line-break/>ston et luy elle en si grant amour que lung<text:line-break/>mouroit pour lautre. Si trouuerent ma<text:line-break/>niere de iouyr de leurs tresgr(a2)des amours<text:line-break/>et se entredonner soulas (sol) de laquelle chose<text:line-break/>se apperceut sire Guillaume de rossillon (sol)<text:line-break/>mais comme prud(e2)t et sage ne voulut pas<text:line-break/>a leure prendre la venge(a2)ce de liniure a luy<text:line-break/>faicte (sol) mais t(e2)ps conuenable a ce faire s(a2)s<text:line-break/>reueler sa dolente pensee (et) rancune enclose<text:line-break/>en son cueur a personne viuant. Si aduit<text:line-break/>de coup de fortune (q1) en france sourdit vne<text:line-break/>guerre en laquelle furent conuoquez tous<text:line-break/>vaillans cheualiers et gens Darmes par<text:line-break/>cry de ban et arriere ban fait par les villes<text:line-break/>(et) par les cites (sol) de laquelle chose les nouuel<text:line-break/><text:span text:style-name="pb">[f. 58r]</text:span><text:line-break/>les vindrent premier a sire guillaume de<text:line-break/>rossillon que a son c(o2)paignon de gardast(o2)<text:line-break/>Et par ce proposa trouuer guillaume de<text:line-break/>rossillon opportunite de soy venger de lin<text:line-break/>iure (q1) a luy auoit este faicte par ledit de gar<text:line-break/>daston. Si fist m(o2)ster vng sien seruiteur<text:line-break/>a cheual et le (e2)uoya signifier a audit garda<text:line-break/>ston les nouuelles de celle guerre (et) luy m(a2)<text:line-break/>da que se il luy plaisoit eulx deux yroy(e2)t en(-)<text:line-break/>semble ainsi quilz auoi(e2)t acoustume (sol) de la<text:line-break/>(q1)lle chose celluy gardaston fut ioyeulx (sol) et<text:line-break/>luy manda le lendemain a souper (q1)l se trou<text:line-break/>ueroit au chasteau rossillon en se rec(o2)man<text:line-break/>dant a luy et a sa f(e2)me. Le seruiteur (q1) ne se<text:line-break/>doubtoit point du cas en (q2)lque maniere (sol) et<text:line-break/>fist le messaige a la dame aussi bien que au<text:line-break/>maistre (sol) et luy dist c(o2)me guillaume de gar<text:line-break/>daston deuoit venir dont elle sut bien ioy<text:line-break/><text:soft-page-break/>euse (sol) et si attendoit aussi bien que chiens a<text:line-break/>deste mort. Le lendemain doncques enui<text:line-break/>ron lheure que gardaston deuoit venir sire<text:line-break/>guillaume de rassillon se arma et print au<text:line-break/>cuns gens certains auecques luy et se alla<text:line-break/>mectre luy et ses gens en embuche en vne<text:line-break/>forest (sol) par laquelle gardaston deuoit passer<text:line-break/>et tantost que furent la (sol) Veit venir ain(-)<text:line-break/>si comme il chauauchoit sire guillaume de<text:line-break/>rossillon (sol) incontinent le apparceut tout des<text:line-break/>arme auecques deux siens seruiteurs. Si<text:line-break/>mist guillaume de rossillon sa lance en lar<text:line-break/>rest et apointe desper(o2) vint a rec(o2)tre de gar<text:line-break/>daston (et) le tua en disant traistre tu es mort<text:line-break/>Et apres quil fut abbatu mort a coup de<text:line-break/>lance ses seruiteurs ses fuirent et guillau<text:line-break/>me de rossillon descendit de dessus son che<text:line-break/>ual et auecques vng cousteau que il auoit<text:line-break/>ouurit la poictrine de gardaston et luy arra<text:line-break/>cha le cueur (sol) lequel il enueloppa au drap de<text:line-break/>soye qui pendoit a sa lance (sol) puis remonta<text:line-break/>a cheual et le bailla a vng de ses gens a por<text:line-break/>ter en sen retournant ioyeux de la ven(-)<text:line-break/>geance quil auoit prinse. Puis quant il fut<text:line-break/>arriue en son chasteau il appella le cuisiner<text:line-break/>et luy dist quil luy habillast ce cueur disant<text:line-break/>que cestoit d(u2)g senglier (et) a la meilleur saul<text:line-break/>se quil pourroit. Et quant viendroit a heu<text:line-break/>re de soupper quil luy apportast dedans<text:line-break/>vng plat darg(e2)t (sol) puis sen alla vers sa fem<text:line-break/>me (sol) laquelle luy dist que elle estoit moult<text:line-break/>esbahye que sire guillaume de gardaston ne<text:line-break/>venoit (sol) et il luy dist quil ne viendroit ius<text:line-break/>ques au lendemain dont elle fut fort mar<text:line-break/>rie si sen aller(e2)t a seoir a la table pour soup<text:line-break/>per. Et des premieres viandes print ros<text:line-break/>sillon a son appetit. Et tantost le cuisinier<text:line-break/>luy aporta ce cueur bache menu mis en vne<text:line-break/>sausle appetitiue. Si le mist rossillon de(-)<text:line-break/>uant sa femme disant quil ne auoit plus de<text:line-break/>appetit et quelle mangeast. Lors elle qui a<text:line-break/>uoit bon appetit gousta De celle viande (sol) la<text:line-break/>quelle elle trouua si bonne mangea tout (sol)<text:line-break/>puis dist que depuis long t(e2)ps elle nauoit<text:line-break/>mange de si bonne viande. Adoncques luy<text:line-break/>dem(a2)da (q1)lle vi(a2)de a estoit son aduis celle (q1)<text:line-break/>elle auoit mangee. Et elle luy dist quelle<text:line-break/>ne scauoit (sol) mais que elle luy auoit semble<text:line-break/>tres bonne (sol) lors dist guillaume de rossillon.<text:line-break/>Certes saiches que ie croy que vous dic<text:line-break/><text:soft-page-break/>tes vray : Car celluy corps de guillaume<text:line-break/>de gardaston dont tu as mangie le cueur c(o2)<text:line-break/>me faulse et desloyalle espouse te sembloit<text:line-break/>lepl<text:span text:style-name="T606">9</text:span><text:s/>doulx du m(o2)de et de mes deux mains<text:line-break/>luy ay oste le cueur du ventre en vangeant<text:line-break/>la faulte (q1) toy et luy mauez faicte. Adonc<text:line-break/>la dame ferue de tristesse iusques au cueur<text:line-break/>dist. A ha guillaume de rossillon tu as bien<text:line-break/>mal garde ton honneur (et) tes monstre vng<text:line-break/>mesch(a2)t homme (et) c(o2)me villain et failly che<text:line-break/>ualier : Car se celluy gardaston et moy te<text:line-break/>auions faicte aucune iniure pas sur luy ne<text:line-break/>en deuois mectre toute ta puissance ne en<text:line-break/>prendre vangeance (sol) mais sur moy qui suis<text:line-break/>ton espouse. Et ia a dieu ne plaise que sur<text:line-break/>si noble viande que iay mise dedans mon<text:line-break/>corps iamais en mecte dautre. Si se leua<text:line-break/>la dame par grant desespoir et par vne fene<text:line-break/>stre qui estoit aupres delle se gecta au meil(-)<text:line-break/>lieu de la court. Or estoit le lieu si hault (q1)<text:line-break/>non pas seulem(e2)t de la cheute elle mourut<text:line-break/>mais fut son corps tout moullu (et) degaste.<text:line-break/><text:span text:style-name="pb">[f. 58v]</text:span><text:line-break/>Guillaume de rossillon ce voyant fut bien<text:line-break/>esbahy c(o2)gnoissant le crime par luy perpe(-)<text:line-break/>tre dont moult craignoit estre reprins. Si<text:line-break/>fist brider et celer ses cheuaulx et sans plus<text:line-break/>att(e2)dre de celle heure partit (sol) et sen fuit hors<text:line-break/>du pays et renonca toutes ses possessions<text:line-break/>Le lendemain les seruiteurs qui demoure(-)<text:line-break/>rent en la maison denuncer(e2)t le cas a la ius<text:line-break/>tice et aux prouuenceaulx habitans a lenui<text:line-break/>ron les(q1)lz en menerent grant dueil. Si fut<text:line-break/>enuoye querir le corps du cheualier guillau<text:line-break/>me gardaston demoure mort en la forest (sol) et<text:line-break/>auec celluy de la dame que tant aymoit en<text:line-break/>vne chappelle du chasteau de rossillon su<text:line-break/>rent honnestement mis en sepulture et sur<text:line-break/>leur tumbe furent mis beaulx escripteaulx<text:line-break/>et epitaphes en denotant les personnaiges<text:line-break/>dessoubz enterrez et lamour d(o2)t ilz auoi(e2)t<text:line-break/>vse ensemble et la piteuse mort dont ilz es(-)<text:line-break/>toient mors.</text:p>
      <text:p text:style-name="P607"><text:span text:style-name="T608">E</text:span>N ceste nouuelle ainsi que en cel<text:line-break/>les de deuant sont monstres<text:line-break/>les piteux cas de fortune qui sur<text:line-break/>uienn(e2)t aux loyaux amans : car apres ce (q2)lz<text:line-break/>ont ioy a plaisance de leurs amours dont a<text:line-break/>lors que fortune veoit quilz sont en la plus<text:line-break/>grant felicite quilz puissent elle tourne son<text:line-break/><text:soft-page-break/>faulx visaige et leur enuoye son messaigier<text:line-break/>malheur (sol) lequel leur change tout soullas en<text:line-break/>desplaisir dont il senssuit de grans maulx.</text:p>
      <text:h text:style-name="Titre1" text:outline-level="1">(ipdm) Ensuyt la xl. nouuelle et x. de la iiii.<text:line-break/>iournee c(o2)ptee par dyonee lung des troys<text:line-break/>iouuenceaulx.</text:h>
      <text:p text:style-name="P609"><text:span text:style-name="T610">P</text:span>Vis que ainsi est quil ny a plus (q1)<text:line-break/>moy a racompter sa nouuelle (et) (q1)<text:line-break/>les autres sen font gentement ac<text:line-break/>quitees (sol) ie vueil aussi men acquiter (sol) car bien<text:line-break/>voy que la nuyt sapprouche et (q1)l est temps<text:line-break/>daller soupper. Si c(o2)pteray vne nouuelle<text:line-break/>de la fortune de deux amans qui auec ce<text:line-break/>conti(e2)dra aucune chose pour rire affin que<text:line-break/>les cueurs meuz a pitie (q3) les choses deu(a2)t<text:line-break/>dictes puissent estre aucunem(e2)t resioys.</text:p>
      <text:p text:style-name="P611"><text:span text:style-name="T612">L</text:span>En dit (q1) en la cite de salerme fut<text:line-break/>vng tresauctentique medecin (et)<text:line-break/>cirrurgien appelle maistre ma(-)</text:p>
      <text:p text:style-name="figure">&lt;image&gt;</text:p>
      <text:p text:style-name="P613">thieu de la montaigne (q2) en sa vieillesse es(-)<text:line-break/>pousa vne belle ieune f(e2)me dicelle cite (sol) la(q1)l<text:line-break/>le celluy medecin entretenoit de bagues<text:line-break/>et de paremens plus honnestem(e2)t que fem<text:line-break/>me qui fust en la ville et nauoit icelle neces<text:line-break/>site auec luy fors que du ieu du bas instru(-)<text:line-break/>ment : car il estoit de petite puissance pour<text:line-break/>bien len seruir. Si delibera icelle dame de<text:line-break/>auoir vng suffragant pour payer les arre(-)<text:line-break/>rages en quoy son mary demouroit (sol) pour<text:line-break/>ce faire choisit vng iouuenceau assez beau (sol)<text:line-break/>de celle cite n(o2)me rogier gerobi (sol) le(q1)l estoit<text:line-break/>renomme destre de mauluaise vie (sol) c(o2)me lac<text:line-break/>ron (et) pipeur (et) de telz manieres (sol) mais affin<text:line-break/>de le retraire elle luy fournissoit le poignet<text:line-break/>et aussi il fournissoit a lapointem(e2)t (sol) le t(e2)ps<text:line-break/>pendant aduint que son mary qui estoit cir<text:line-break/>rurgien fut appelle a coupper la cuisse d(u2)g<text:line-break/>homme qui tournoit a putrefaction (sol) la(q1)lle<text:line-break/>chose il ne pouoit sans endormir lesesperis<text:line-break/>de lhomme affin (q1) pas tant il ne craignist<text:line-break/>la douleur. Si fist de leaue distillee qui a<text:line-break/>ceste propriete dendormir les g(e2)s quant on<text:line-break/>en boit (sol) ainsi qu(a2)t ceste fut faicte en atten(-)<text:line-break/>dant signe conuenable de la lune pour inci(-)<text:line-break/>sion de iambes faite (sol) le medecin alla veoit<text:line-break/>vng autre paci(e2)t sur le village ou il demou<text:line-break/><text:soft-page-break/>ra deux ou trois iours. Et ce t(e2)ps pend(a2)t<text:line-break/>la dame enuoya querir son amy rogier po<text:span text:style-name="T614">r</text:span><text:line-break/><text:span text:style-name="pb">[f. 59r]</text:span><text:line-break/>supplier labsence de son mary et le enferma<text:line-break/>en sa ch(a2)bre en laquelle il se tenoit tant com<text:line-break/>me elle se tenoit auecques ses seruiteurs af<text:line-break/>fin quilz ne sen peuss(e2)t appceuoir. Et ain(-)<text:line-break/>si (q2)l estoit en celle ch(a2)bre sans oser crier ne<text:line-break/>dire mot il luy print si grant soif que mer(-)<text:line-break/>ueille (sol) et pour rappaiser celle grant soif ne<text:line-break/>osoit demander ne vin ne eaue (sol) mais print<text:line-break/>celle boutaille de verre en laquelle estoit<text:line-break/>ceste eaue distillee qui estoit clere c(o2)me eaue<text:line-break/>de roche. Si cuida le poure rogier ferme(-)<text:line-break/>ment que ce fust eaue de (q1)lque b(o2)ne f(o2)taine<text:line-break/>et la beut toute (sol) (et) tantost apres par la force<text:line-break/>dicelle eaue se print a dormir par telle ma(-)<text:line-break/>niere quil sembloit estre tout roy de mort.<text:line-break/>Pnis qu(a2)t la dame vint pour soy couchier<text:line-break/>elle le trouua couchie sus vng coffre endor<text:line-break/>my elle le hucha (sol) elle luy tira les mains (sol)<text:line-break/>mais onc ne le peut esueillier (sol) si fut bien es<text:line-break/>bahye et fermem(e2)t croioit quil fust mort (sol) si<text:line-break/>appella vne sienne ch(a2)beriere a qui elle de(-)<text:line-break/>claira son cas et luy demanda conseil c(o2)me<text:line-break/>de ce pourroit faire sans desh(o2)neur. Ad(o2)c<text:line-break/>la chamberire conseilla sa maistresse en luy<text:line-break/>disant (sol) ma dame ne plores plus et ne vous<text:line-break/>souciez (sol) iay a ce vespre veu deu(a2)t lhuys de<text:line-break/>ce charp(e2)tier qui demoure ycy pres vne hu<text:line-break/>che quil a laisse dehors quant il a ferme son<text:line-break/>huys si vous me croyez nous frapperons<text:line-break/>deux ou troys coups de cousteau sur ce<text:line-break/>corps puis le porterons ded(a2)s celle huche<text:line-break/>Et demain qu(a2)t il sera trouue ainsi naure<text:line-break/>on dira quil estoit mal renomme que ce ont<text:line-break/>este aucuns mauluais garsons c(o2)me luy a<text:line-break/>qui il auoit prins debat qui lont tue et mis<text:line-break/>la ded(a2)s et iamais on ne le doubteroit quil<text:line-break/>fust venu de ceans lors respondit la dame.<text:line-break/>Certes ie ne souffreray iamais que ainsi<text:line-break/>soit fait et que deu(a2)t moy ie voye vulnerer<text:line-break/>le corps de m(o2) amy (sol) ie aymeroie mieulx per<text:line-break/>dre la vie. Trop bien portons le ded(a2)s la<text:line-break/>huche puis que ainsi est et le laissons la (sol) et<text:line-break/>ainsi fut conclut (sol) si le print la chamberiere<text:line-break/>sus ses espaulles auec laide de sa maistresse<text:line-break/>et luy porta (sol) et dedans celle huche fut enfer<text:line-break/>me laquelle il trouuerent ouuerte (sol) mais ne<text:line-break/>luy laisserent pas et la cloyerent (sol) et de adu(e2)<text:line-break/><text:soft-page-break/>ture elle fermoit a ressort et nestoit chiez le<text:line-break/>charpentier si non pour refaire vng des<text:line-break/>costes qui en tenoit pou si laisser(e2)t le corps<text:line-break/>et sen allerent en leur maison. Cantost a(-)<text:line-break/>pres que la maistresse et la ch(a2)beriere fur(e2)t<text:line-break/>partiez passa de mauluais gars(o2)s vsuriers<text:line-break/>qui vir(e2)t celle huche ainsi demouree dehors<text:line-break/>(et) proposer(e2)t entre eulx de lembler (sol) (et) la prin<text:line-break/>drent sur leurs espaulles (sol) non obstant quel<text:line-break/>le fust fort pesante (et) la porter(e2)t en leur mai<text:line-break/>son le pl<text:span text:style-name="T615">9</text:span><text:s/>secretement (q1) ilz peurent (sol) et qu(a2)t<text:line-break/>ilz leur(e2)t posee au meillieu de leur chambre<text:line-break/>ilz sen allerent tous couchier en leurs sictz<text:line-break/>Puis par aucun peu de temps que la vertu<text:line-break/>naturelle de rogier eust digere ceste eaue (q2)<text:line-break/>tant le faisoit dormir et que sa force fut to(-)<text:line-break/>tallement consummee il se esueilla. Si fut<text:line-break/>moult espou(e2)te et esbahy destre en vng lieu<text:line-break/>si obscur et si estroit que il ne veoit lune ne<text:line-break/>soleil auec ce que de auoit t(a2)t dormy estoit<text:line-break/>vng peu perturbe de son sens et ne scauoit<text:line-break/>pas bonnement (q2)l faisoit et disoit a parluy<text:line-break/>Jesus (sol) nostre dame ou suis ie : suis ie endor<text:line-break/>my (sol) ou c(o2)ment suis ie mort (sol) vif (sol) ou en para<text:line-break/>dis ou en enfer (sol) (et) en ceste f(a2)tasie quil estoit<text:line-break/>il se destourne vng petit et le coste de la hu(-)<text:line-break/>che qui ne tenoit point va rompre et cheoir<text:line-break/>et faire vne grande t(e2)peste tant (q1) les fem(-)<text:line-break/>mes de la maison se esueiller(e2)t (sol) combien (q2)l<text:line-break/>ne deissent mot (sol) mais le poure rogier eut si<text:line-break/>grant paour (q1)l cuidoit estre mort. Si se ti<text:line-break/>ra hors la huche et en cheminant sus les ge<text:line-break/>noulx et sur les mains parmy la chambre<text:line-break/>pour trouuer huys on fenestre po<text:span text:style-name="T616">r</text:span><text:s/>saillir<text:line-break/>dehors. Lors les femmes qui pas ne dor(-)<text:line-break/>moient dem(a2)derent (q2) esse la (sol) (et) rogier ne dit<text:line-break/>mot il estoit aussi paisible c(o2)me vng moine<text:line-break/>que len rait (sol) si se leuerent les f(e2)mes (et) a haul<text:line-break/>te voix c(o2)mencerent a crier (sol) au larron au la<text:line-break/>ron tant (q2) tous les voysins se assembler(e2)t<text:line-break/>et fut le bon rogier prins (sol) et non obst(a2)t tou<text:line-break/>tes ses excuses fut mene au preuost et mis<text:line-break/>en prison (sol) mais affin de euiter a to<text:span text:style-name="T617">9</text:span><text:s/>les tor<text:line-break/><text:span text:style-name="pb">[f. 59v]</text:span><text:line-break/>mens de linquisition (q2) en pouoit estre faic(-)<text:line-break/>te et sans luy faire nul mal c(o2)fessa tout in(-)<text:line-break/>continent ce que on luy demanda (sol) et c(o2)bien<text:line-break/>quil ne fust pas vray quil estoit venu en cel<text:line-break/>le maison pour desrober. Et par ce quil es<text:line-break/>toit mal renomme fut condamne a estre p(e2)<text:line-break/><text:soft-page-break/>du et estrangler par le col. Celluy matin<text:line-break/>doncques que len faisoit ceste iustice la ch(a2)<text:line-break/>beriere (q2) auoit ayde a le mectre en la hurche<text:line-break/>passoit parmy la rue (et) oyt comme on disoit<text:line-break/>que rogier estoit condamne a mort. Laquel<text:line-break/>le elle vint dire a sa maistresse dont elle fut<text:line-break/>moult esbahye et ne le pouoit croyre veu (q1)<text:line-break/>elle croroit celuy estre mort si r(e2)uoya la ch(a2)<text:line-break/>beriere encores oyr des nouuelles et de (q1)l<text:line-break/>rogier on parloit (sol) mais apres que celle fut<text:line-break/>retournee elle rapporta (q1) cestoit celluy ro(-)<text:line-break/>gier proprement. Et auec ce distque elle a(-)<text:line-break/>uoit oy le charpentier qui auoit laisse la hu(-)<text:line-break/>che dehors en quoy ilz auoient mis rogier<text:line-break/>tencer auec vng autre homme auquel char(-)<text:line-break/>p(e2)tier celluy homme disoit que cestoit vng<text:line-break/>tres mauuais villain (et) ort de auoir vendu<text:line-break/>la huche quil luy auoir baillee a refaire et le<text:line-break/>bon homme charpentier disoit que non a(-)<text:line-break/>uoit (et) que on luy auoit emblee (sol) mais par sa<text:line-break/>foy il ne scauoit qui (sol) et le bon homme disoit<text:line-break/>quil auoit veue en la maison des vsuriers<text:line-break/>qui leur auoient dit que le charpentier leur<text:line-break/>auoit v(e2)due. Si dist le chapentier quilz al<text:line-break/>last eulx deux parler a iceulx vsuriers et (q2)l<text:line-break/>ne diroient pas quil leur eust vendue (sol) les(-)<text:line-break/>quelz y allerent (sol) et la chamberiere sen alla<text:line-break/>vers sa maistresse (sol) Et deceste nouuelle<text:line-break/>fut aucunement resioye esperant que la de(-)<text:line-break/>tiurance de son amy se feroit (sol) ce temps pen(-)<text:line-break/>dant maistre mathieu le medecin retourna<text:line-break/>du villaige affin de coupper celle iambe de<text:line-break/>homme (sol) mais il ne trouua plus son eaue<text:line-break/>dont il fist vne grande noise (sol) disant que on<text:line-break/>luy brioloit toutes ses besoignes. Lors la<text:line-break/>femme luy demanda quelle cestoit (sol) et il luy<text:line-break/>dist la vertu delle (sol) et comment elle fait en(-)<text:line-break/>dormir les gens qui la buuoient (sol) en quoy<text:line-break/>ymagina celle dame le cas comme il estoit<text:line-break/>aduenu et que rogier lauoit beue par quoy<text:line-break/>il estoit endormy et lauoient cuy de mort (sol) si<text:line-break/>appella sa chamberiere et luy remonstra le<text:line-break/>cas en luy pri(a2)t quelle luy aydast a pourcha<text:line-break/>ser la deliurance de rogier (sol) a la quelle chose<text:line-break/>faire la chamberiere se habandonna entant<text:line-break/>quelle pourroit (sol) si luy conseilla la dame fai<text:line-break/>re la subtillesse quelle fist comme il ensuit.<text:line-break/>La chamberiere pour garder lonneur de sa<text:line-break/>maistresse et deliurer rogier (sol) Vint en fai(-)<text:line-break/>gnant plorer deuant les piedz de son mais<text:line-break/><text:soft-page-break/>tre a genoulx disant ainsi. Mon maistre ie<text:line-break/>vous requier pardon de vne chose que iay<text:line-break/>faicte a deshonneur en vostre maison : car<text:line-break/>certes croyez que de ma fole voulente ie me<text:line-break/>suis mise a aymer ce iouuenceau rogier (sol) le(-)<text:line-break/>quel est en prison en dangier destre pendu (sol)<text:line-break/>et celluy iour que vous partites pour aller<text:line-break/>au villaige iele amenay ceans (sol) et affin quil<text:line-break/>ne fust apparceu ie lensermay en vostre ch(a2)<text:line-break/>bre et bien croy quil luy print soif et quil ne<text:line-break/>osoit demander a boire si print vostre eaue<text:line-break/>qui fait endormir et la beut toute dont il se<text:line-break/>endormit (q1) ie cuidoye quil fust mort. Lors<text:line-break/>pour garder mon honneur (sol) ie le prins sus<text:line-break/>mes espaulles et le allay mectre dedans<text:line-break/>vne huche qui estoit demouree deu(a2)t lhuys<text:line-break/>du charpentier (sol) laquelle huche ainsi comme<text:line-break/>il estoit dedans (sol) ainsi que iay entendu ces<text:line-break/>vsuriers emblerent et la porterent en leur<text:line-break/>maison croyans que ce fust autre chose de<text:line-break/>dans la huche en laquelle ne pouoi(e2)t veoir<text:line-break/>pour t(a2)t quelle estoit fermee a ressort (sol) puis<text:line-break/>quant rogier se esueilla il fist aucune noise<text:line-break/>et rompit lung des quartiers du coffre po<text:span text:style-name="T618">r</text:span><text:line-break/>yssir (sol) et par ce fut apprehende comme larr(o2)<text:line-break/>et condamne a mort pour la chose dequoy<text:line-break/>il nest riens coulpable. Si vous prye mon<text:line-break/>seigneur et maistre que me pard(o2)nes mon<text:line-break/>offence et que me donnez congie de pour<text:line-break/>chasser sa deliurance et aussi se vous estes<text:line-break/>interrogue de la vertu de vostre eaue que<text:line-break/>laydes. Si luy pardonna maistre mathieu<text:line-break/>le medecin pour veu que iamais elle ne le<text:line-break/>feroit (et) luy donna congie de aller pourchas<text:line-break/><text:span text:style-name="pb">[f. 60r]</text:span><text:line-break/>ser rogier (sol) laquelle sen alla en la prison et<text:line-break/>fist tant aux gardes de la prison quelle par<text:line-break/>la a rogier lequel elle reconforta et le intro<text:line-break/>duist a ce quil deuoit resp(o2)dre au iuge (sol) puis<text:line-break/>se partit de auec luy et sen alla au iuge re(-)<text:line-break/>monstrer le cas et compter ainsi (q1)lle auoit<text:line-break/>a son maistre. Et auec ce comme elle auoit<text:line-break/>oy le charpentier et lh(o2)me debatre pour cel<text:line-break/>le buche et comme il estoit alle sur les vsu<text:line-break/>riers (sol) desquelz le bon h(o2)me disoit auoit lar<text:line-break/>che achaptee (sol) et le charpentier disoit que ilz<text:line-break/>lauoi(e2)t emblee dont le iuge fut fort esbahy<text:line-break/>Si fist prendre le iuge le bon h(o2)me charpen<text:line-break/>tier et les vsuriers (sol) et apres bonne inquisi<text:line-break/>tion faicte trouua que ainsi estoit et quil la<text:line-break/><text:soft-page-break/>uoient emblee (sol) mais pour faire b(o2)ne et par<text:line-break/>faicte information fut enuoye querir le me<text:line-break/>decin pour scauoir la vertu de son eaue (et) se<text:line-break/>elle auoit este beue (sol) lequel respondit a la ve<text:line-break/>rite (sol) finablement fut fait venir rogier (sol) le(q1)l<text:line-break/>interogue respondit ainsi (q1) les autres sans<text:line-break/>desuier en riens (sol) (et) c(o2)me il auoit mangie sal<text:line-break/>le et beu leaue puis cestoit endormy. C(o2)p<text:line-break/>ta aussi c(o2)ment il se trouua esbahy dedans<text:line-break/>ceste huche et quil ne scauoit ou il estoit c(o2)(-)<text:line-break/>me aussi il se trainoit parmy la ch(a2)bre pour<text:line-break/>trouuer vng huys apres quil fut yssu de la<text:line-break/>huche et r(o2)pu vne des costes delle par quoy<text:line-break/>il fist tempeste (et) se esueillerent les femmes<text:line-break/>de la maison qui le firent prendre c(o2)me vng<text:line-break/>larron (sol) de laquelle chose se print fort a rire (sol)<text:line-break/>puis luy donna sa deliurance et furent con<text:line-break/>damnes les larrons vsuriers a paier deux<text:line-break/>onces de fin or. Et de ceste absolution fut<text:line-break/>rogier tresioyeux pas ne fault demander<text:line-break/>c(o2)ment (sol) aussi fut sauluee la femme du me(-)<text:line-break/>decin (sol) lesquelz firent depuis gr(a2)t chiere auec<text:line-break/>la chamberiere et laisserent le medecin aller<text:line-break/>cueillir des herbes pour faire leaue qui en<text:line-break/>dort les gens.</text:p>
      <text:h text:style-name="Titre2" text:outline-level="2">(ipdm) La forme de la nouuelle.</text:h>
      <text:p text:style-name="P619"><text:span text:style-name="T620">E</text:span>N ceste nouuelle est monstre c(o2)(-)<text:line-break/>me aux autres le cas doloureux<text:line-break/>de fortune auenue a rogier (et) a sa<text:line-break/>dame qui le cuida mort (et) en fist grant dueil<text:line-break/>mais finablement retourna en ioye et plai(-)<text:line-break/>sir (sol) non obstant que rogier eust este pendu (sol)<text:line-break/>neust este la subtille de la chamberiere que<text:line-break/>elle trouua auecques sa maistresse laquelle<text:line-break/>fut gr(a2)de par quoy on dit bien vray (sol) finesse<text:line-break/>nest que en femme ne soit.</text:p>
      <text:h text:style-name="Titre2" text:outline-level="2">(ipdm) Lacteur.</text:h>
      <text:p text:style-name="P621"><text:span text:style-name="T622">D</text:span>Vant ceste nouuelle fut finie le<text:line-break/>roy philostrace qui tout le iour a(-)<text:line-break/>uoit regne pour constituer guber<text:line-break/>nateur a luy succedant il print le chappeau<text:line-break/>de lorier qui en signe de royalle magnificen<text:line-break/>ce luy auoit este presente (et) bailla a dame fla<text:line-break/>mette ainsi que bon luy sembla (sol) la(q1)lle estoit<text:line-break/>dame honneste (sol) saige et discrette pour gou<text:line-break/>uerner le train ainsi quil appartenoit dont<text:line-break/>elle fut ioyeuse et benignement le receut.</text:p>
      <text:soft-page-break/>
      <text:p text:style-name="P623">Puis aller(e2)t soupper en leur salle acoustu<text:line-break/>mec la ou leur maistre dostel auoit prepare<text:line-break/>toutes choses necessaires et meilleures (q2)l<text:line-break/>auoit peu pour corps de h(o2)me et de femme<text:line-break/>dont chascun print a son appetit ou plus ou<text:line-break/>moins ainsi que bon leur sembla. Et apres<text:line-break/>ce soupper firent dances (sol) eurent instrum(e2)s<text:line-break/>de plaisance ch(a2)terent neuuelles chansons<text:line-break/>entre lesquelles philostrace (q2) estoit desmis<text:line-break/>de son regne dist celle qui ensuit.</text:p>
      <text:h text:style-name="Titre2" text:outline-level="2">La chanson de philostrace.</text:h>
      <text:p text:style-name="p">(ipdm) Je suis de tous le plus fort malheu(-)<text:line-break/>reux : car en amours oncques b(o2)ne fortune<text:line-break/>ne me souruint. Mais eclipse de lune ma<text:line-break/>enuoye et mene en tous lieux. Je pour ne(-)<text:line-break/>ant trenche du gracieux. Jay pour neant<text:line-break/>choisi dame opportune (sol) quant par despit<text:line-break/>print sur moy ire rancune (et) (sol) elle me reffuse<text:line-break/>comme trop vicieux. Je lauoye prinse com<text:line-break/>me vray amoureux (sol) belle et plaisante pour<text:line-break/>vne clere et brune (sol) mais elle ne ma pas pr(e2)<text:line-break/>se vne prune dont iay le cueur triste et dou<text:line-break/>loreux. (ipdm) Et apres ce que celle ch(a2)son fut<text:line-break/>finee ilz sen allerent reposer chascun en sa<text:line-break/>chambre. Puis le lendemain au matin en<text:line-break/><text:span text:style-name="pb">[f. 60v]</text:span><text:line-break/>uiron huit ou neuf heures se leuer(e2)t et alle<text:line-break/>rent tournoyer parmy les iardins et dire<text:line-break/>leurs deuotions iusques a lheure de disner<text:line-break/>auquel ilz comparur(e2)t. Et puis apres dis<text:line-break/>nes sen allerent iouer aux iardins et solla<text:line-break/>cier ainsi que le iour de deu(a2)t (sol) puis se assem<text:line-break/>blerent soubz lombraige du preau pour c(o2)p<text:line-break/>ter des choses nouuelles ainsi quilz auoy(e2)t<text:line-break/>acoustume (sol) (et) lors fist dame flamette royne<text:line-break/>son commandement tel qui ansuit.</text:p>
      <text:h text:style-name="Titre1" text:outline-level="1">(ipdm) Le commandement de flamete<text:line-break/>royne en la quinte iournee. Et<text:line-break/>pcy commence la quinte iournee.</text:h>
      <text:p text:style-name="P624"><text:span text:style-name="T625">G</text:span>Entil pamphile. Sil vous plaist<text:line-break/>vous recommenceres le premier<text:line-break/>a rac(o2)pter auc(u2)e ioyeuse nouuel<text:line-break/>le pour resioyr la presente compaignie en la<text:line-break/>quelle ie suis royne ordonnee (sol) et par ce vo<text:span text:style-name="T626">9</text:span><text:line-break/>commande que vous c(o2)mences et mettes<text:line-break/>les autres en train : car il me semble veu la<text:line-break/>discretion qui est en vous (sol) et puis les au<text:line-break/><text:soft-page-break/>tres ensuiuantement feront a leur entende<text:line-break/>ment ainsi que vous (sol) et rac(o2)pteront leurs<text:line-break/>nouuelles.</text:p>
      <text:h text:style-name="Titre2" text:outline-level="2">(ipdm) La responce de pamphile.</text:h>
      <text:p text:style-name="figure">&lt;image&gt;</text:p>
      <text:p text:style-name="P627"><text:span text:style-name="T628">D</text:span>Ame flamette (sol) Puis quil vous<text:line-break/>plaist me ordonner a compter la<text:line-break/>premiere nouuelle de ce iour et (q1)<text:line-break/>a ce faire ie precede les autres (sol) ie le feray en<text:line-break/>obeyssant a vostre haulte maieste royale de<text:line-break/>celle nouuelle que ie entens rac(o2)pter feray<text:line-break/>au mieulx que ie pourray selon mon sim(-)<text:line-break/>ple entendement en vous priant que sup(-)<text:line-break/>portes mon ignoscence et ma rudo eloquen<text:line-break/>ce dont ie suis plain en escoutant la nouuel<text:line-break/>le qui ensuit.</text:p>
      <text:h text:style-name="Titre1" text:outline-level="1">(ipdm) Ensuit la quarante (et) vne nou<text:line-break/>uelle et premiere de ce iour c(o2)ptee<text:line-break/>par pamphile.</text:h>
      <text:p text:style-name="P629"><text:span text:style-name="T630">N</text:span>Ous lisons aux hystoires des<text:line-break/>anciens cipriens que a Cipre fat<text:line-break/>vng tres riche ciprien et par des<text:line-break/>sus tous reclame en richesse (sol) mais fortune<text:line-break/>qui d(o2)ne a chascun son pain affin de luy tol<text:line-break/>lir la glorification et plaisance (q1) il eust peut<text:line-break/>prendre en ses richesses d(o2)na quil eust vng<text:line-break/>enfant nomme gatelse (sol) lequel enfant estoit<text:line-break/>comme sot et ydiot et deuint gr(a2)t amerueil<text:line-break/>le fort comme vng lyon (sol) mais estoit si besti<text:line-break/>al (sol) si rude et materiel (q1) plus viuoit en ma(-)<text:line-break/>niere de beste que de homme (et) pour discipli<text:line-break/><text:span text:style-name="pb">[f. 61r]</text:span><text:line-break/>ne de maistre ne de docteur quon luy peust<text:line-break/>bailler iamais ne scauoit rien comprendre<text:line-break/>dont le pere estoit si desplaisant que plus<text:line-break/>ne pouoit. Et pour la grant rudesse et bes<text:line-break/>tialite qui estoit en luy fut par raillerie ap(-)<text:line-break/>pelle cym(o2)ne (sol) cest a dire en langage cyprien<text:line-break/>beste en francois. Pourtant que plus sem<text:line-break/>bloit beste que vng homme. Et pour celle<text:line-break/>douleur que le pere prenoit en luy quant il<text:line-break/>le voyoit ainsi imbecille le enuoya en vng<text:line-break/>heritage quil auoit au village affin que il<text:line-break/>ne le veist plus (sol) et de ce estoit cym(o2)ne bien<text:line-break/>ioyeux (sol) car mieulx aymoit les coustumes<text:line-break/>des g(e2)s ruraulx que de gens nobles et y al<text:line-break/>la tres voulentiers (sol) et viuoit bestialement<text:line-break/><text:soft-page-break/>auecques eulx (sol) mais fortune consider(a2)t la<text:line-break/>desolacion du pere len voulut aucunement<text:line-break/>oster et permist que celluy Cymonne alla<text:line-break/>vne fois seul de celluy village ou il estoit<text:line-break/>en vng autre. Et ainsi quil y alloit en pas<text:line-break/>sant par vng petit boys plain derbes nou<text:line-break/>uelles (et) de fleurs (sol) enuiron le millieu de cel<text:line-break/>luy bois auoit vne clere fontaine iouxte la<text:line-break/>quelle cymonne aduisa vne belle iouuencel<text:line-break/>le (q2) estoit endormie et deux autres ieunes<text:line-break/>filles aupres delle. Et lors au seul regart<text:line-break/>de la beaulte de elle se ouurit aucunement<text:line-break/>lentendement de cymonne qui ne se estoit<text:line-break/>iamais ouuert (sol) et au deuant de ce ne se fust<text:line-break/>pas arreste ne prins plaisir a quelque chose<text:line-break/>delectable plus que vng pourceau (sol) mais<text:line-break/>a celle heure il se arresta (et) print aucunem(e2)t<text:line-break/>plaisir a regarder la forme (et) la figure de cel<text:line-break/>le belle creature. Puis amours pour mon<text:line-break/>strer sa puissance se leua sus et aucunem(e2)t<text:line-break/>vint toucher le cueur de cymonne (q1) iamais<text:line-break/>ne auoit touche. Si se appuya celluy cym(o2)<text:line-break/>ne sut vng gros baston quil auoit tout me<text:line-break/>ditatif en regardant celle belle ieune fille<text:line-break/>ainsi que se iamais ne eust veu femme. Et<text:line-break/>la considera les grandes beaultes merueil<text:line-break/>leuses lesquelles estoient en elle et toutes<text:line-break/>les prehemin(e2)ces specula fors que le ded(a2)s<text:line-break/>de ses yeulx que clos auoit les(q1)lz eust vou<text:line-break/>lentiers veuz (sol) Mais il ne pouoit et ne lo(-)<text:line-break/>soit esueiller ymaginant pour la formosite<text:line-break/>de elle que ce ne fust pas vne femme (sol) mais<text:line-break/>vne Deesse (sol) (et) mist en son entendement ce<text:line-break/>que iamais mis il nauoit. Ce temps pen(-)<text:line-break/>dant quil sut la arreste longuem(e2)t la belle<text:line-break/>fille se esueilla et tourna ses yeulx vers cy<text:line-break/>monne dont elle eut grant paour (sol) mais<text:line-break/>bien le c(o2)gnoissoit (sol) car elle estoit de chippre<text:line-break/>voisine de luy (et) si ne scauoit qui elle estoit<text:line-break/>ne iamais ne lauoit c(o2)gneue pose quil eust<text:line-break/>veue mille fois. Si esueilla la iouu(e2)celle<text:line-break/>ses filles (sol) puis demanda a cymonne que la<text:line-break/>faisoit. Je ne respondit riens (sol) Mais se ar(-)<text:line-break/>resta a regarder entendiblement ses doulx<text:line-break/>yeulx (sol) desquelz luy sembloit yssir vne si bel<text:line-break/>le et donice lueur quil estoit tout rauy a la<text:line-break/>regarder appertement. Qu(a2)t la dame vit<text:line-break/>quil la regardoit ainsi fort elle doubta quil<text:line-break/>ne luy voulsist faire aucune chose villaine<text:line-break/>pourt(a2)t que il estoit sol (sol) si se voulut depar<text:line-break/><text:soft-page-break/>tir de la et sen aller a chipre (sol) mais il luy dist<text:line-break/>quil proit auecques elle (sol) et non obst(a2)t tout<text:line-break/>reffus quelle en fist finablement y alla et<text:line-break/>luy fist compaignie iusques en sa maison.<text:line-break/>Et apres il sen alla a la maison de son pe<text:line-break/>re auquel il dist que il ne vouloit plus de(-)<text:line-break/>mourer au village et quil vouloit estre ves<text:line-break/>tu honnestement comme les autres ioun(e2)<text:line-break/>ceaulx de la ville et quil vouloit h(a2)ter auec<text:line-break/>ques eulx. Et quant le pere dudit cym(o2)ne<text:line-break/>ouyt ce il print aucun espoir en luy (q2)l esueil<text:line-break/>last son entendement a comprendre aucune<text:line-break/>chose en luy. Si le sist vestir honnestem(e2)t<text:line-break/>et le mist aux estudes la ou il abilita son en<text:line-break/>tendement (sol) et tant c(o2)print quil deuint tres<text:line-break/>grant clerc (sol) Honneste (sol) sage et fort prudent<text:line-break/>mais tousiours auoit en memoire celle bel<text:line-break/>le fille quil auoit trouuee et estoit embrase<text:line-break/>de lamour delle (sol) tellement que pour son<text:line-break/>amour se tenoit le plus gorgias et habille<text:line-break/>quil estoit possible tant que luy qui au de(-)<text:line-break/>uant estoit repute beste (sol) fut repute pour le<text:line-break/>plus h(o2)neste de tous les autres. Et non<text:line-break/>pas seulement en vne seule chose mais en<text:line-break/>toutes choses. Comme en science (sol) en fais<text:line-break/><text:span text:style-name="pb">[f. 61v]</text:span><text:line-break/>darmes par mer (et) par terre bien morigine<text:line-break/>(et) generalement assouuy de toutes vertus<text:line-break/>Le pere de luy qui de ce estoit ioyeux voy(a2)t<text:line-break/>que sa plaisance estoit c(o2)uertie en ioye voy<text:line-break/>oit bien quil estoit amoureux de celle fille<text:line-break/>nommee effigene fille dung tresriche citoy<text:line-break/>en de cipre (sol) mais ne len vouloit pas preser(-)<text:line-break/>uer (sol) et plus tost luy ann(o2)coit et faisoit an(-)<text:line-break/>noncer choses ioyeuses (et) de amours pour<text:line-break/>labiliter tousiours. Apres aucun temps<text:line-break/>que cymonne pria son pere quil demandast<text:line-break/>celle belle Effigene pour luy en mariage.<text:line-break/>Et ce fist pere par plusieurs foys (sol) mais<text:line-break/>le pere delle resp(o2)dit tousiours quil lauoit<text:line-break/>promise a vng noble iouu(e2)ceau de rhodes<text:line-break/>auquel pas faillir ne vouloit. Et de celle<text:line-break/>responce estoit cymonne sy courrousse que<text:line-break/>merueille. Or aduint le temps que celluy<text:line-break/>ciprien deuoit enuoyer sa fille Effigent a<text:line-break/>rhodes (sol) (et) vindr(e2)t les rhodoys pour la que<text:line-break/>rir (sol) de laquelle chose fut aduerty cymonne.<text:line-break/>Et lors considera que sil ne trouuoit ma(-)<text:line-break/>niere a celle heure la de lauoir que iamais<text:line-break/>il ne lauroit. Si delibera en soy mesmes<text:line-break/><text:soft-page-break/>comme il en seroit (sol) pour ce faire fist garnir<text:line-break/>vne gallee de artillerie et appella aucuns<text:line-break/>siens compaignons pour luy faire secours<text:line-break/>Et sen allerent sur la mer attendre la naui<text:line-break/>re des rhodoys auquel estoit la belle effi<text:line-break/>gene. Et si tost quilz la virent a force de<text:line-break/>voilles tant quilz peurent y allerent (sol) (et) in(-)<text:line-break/>continent quilz fur(e2)t aupres cymonne qui<text:line-break/>fort estoit enflambe leur dist quilz pensas(-)<text:line-break/>sent de eulx deffendre ou de soy rendre.<text:line-break/>Adoncques les rhodois cuidans estre les<text:line-break/>plus fors se mirent en bataille (sol) mais apres<text:line-break/>quilz eurent fort combatu et quilz veirent<text:line-break/>quilz estoient les plus foybles ilz abatir(e2)t<text:line-break/>leur artillerie et surent contens de eulx r(e2)(-)<text:line-break/>dre. Lors entra cym(o2)ne dedans (et) leur dist.<text:line-break/>Messeigneurs affin que bien lentendes ie<text:line-break/>ne suis pas venu vo<text:span text:style-name="T631">9</text:span><text:s/>assaillir pour auoir<text:line-break/>voz biens ne voz richesses (sol) mais affin da<text:line-break/>uoir ce que au monde plus ie desire (q1) vous<text:line-break/>auez en vostre nauire (sol) cest la belle effigene<text:line-break/>que ie voulu auoir vne fois (sol) mais son pere<text:line-break/>ne voulut onc(q1)s (sol) parquoy ie la vueil auoir<text:line-break/>par force (sol) car cest la femme du monde que<text:line-break/>ie ayme le plus (sol) (et) aussi ie y suis tenu en t(a2)t<text:line-break/>comme par elle ainsi que ie croy de moy (q2)<text:line-break/>estoie beste a este fait vng homme (sol) laquelle<text:line-break/>chose ie luy vueil monstrer (et) la seruir tant<text:line-break/>comme ie viuray. Si vous dr beaulx sei<text:line-break/>gneurs que autre chose de vous ne vueil<text:line-break/>auoir. Allez vous en (et) la me laissez (sol) (et) dic<text:line-break/>tes a Pessimonde que ie vous lay ostee.<text:line-break/>Lors print la belle effigene et la mist en sa<text:line-break/>gallee (sol) et les rhodois fort desplaisans sen<text:line-break/>allerent ainsi. Duant effigene veit (q1)lle<text:line-break/>fut rauie elle commenca a plourer (et) soy tor<text:line-break/>menter (sol) mais cymonne (et) ses compaign(o2)s<text:line-break/>a reconfortoient au mieulx quilz pouoient<text:line-break/>en cheminant tousiours par la mer en tir(a2)t<text:line-break/>vers crete la ou cymonne vouloit aller es(-)<text:line-break/>perant y estre honnestem(e2)t receu ainsi que<text:line-break/>il eust este sil y fust paruenu (sol) Car il y auoit<text:line-break/>des parens et des amys beacoup (sol) mais da<text:line-break/>me fortune qui point ne dort pour oster cy<text:line-break/>m(o2)ne de la delectation quil auoir de auoir<text:line-break/>conquis sa dame par armes vertueux en<text:line-break/>uoya vng vent horrible (et) merueilleux enui<text:line-break/>ron au soit que la nuyt estoit obscure se le(-)<text:line-break/>uerent vagues en la mer (sol) tempestes (sol) Foul<text:line-break/>dres (sol) tonnoirre (et) diableries tant que ce fut<text:line-break/><text:soft-page-break/>vne terrible besongne (sol) (et) fur(e2)t tant torin(e2)<text:line-break/>tes que les mariniers estoi(e2)t tous desespe<text:line-break/>res (sol) (et) les compaignons de Cymonne luy<text:line-break/>reprouchoient que ce estoit par luy et (q1) les<text:line-break/>dieux ne vouloient pas quil vensist en son<text:line-break/>entente de ce quil auoit entreprins. Dont<text:line-break/>cymonne estoit si triste que il eust voulu es<text:line-break/>tre mort. Et en celle tormente furent ius<text:line-break/>ques au lendemain quilz se trouuerent au<text:line-break/>pres de rbodes (et) veirent le bateau des rho<text:line-break/>doys que ilz auoient destrousse dont ilz<text:line-break/>en furent merueilleusement espouentes et<text:line-break/>se ilz eussent peu voul(e2)tiers eussent recule<text:line-break/>mais le vent qui estoit contraire les gecta<text:line-break/>si fort pres que les mariniers rhodoys les<text:line-break/>congneurent. Et incontinent saillirent<text:line-break/><text:span text:style-name="pb">[f. 62r]</text:span><text:line-break/>abort (sol) et le aller(e2)t dire aux rhodoys (sol) les(q1)lz<text:line-break/>firent vne grant assemblee et vindr(e2)t a for<text:line-break/>ce de gens prendre et rauir cymonne (et) effi<text:line-break/>gene et tous ses compaignons (sol) lesquelz fu<text:line-break/>rent menes deuant le iuge qui pour lors es<text:line-break/>toit que on appelloit limascus qui les con(-)<text:line-break/>damna a mourir en chartre perpetuelle et<text:line-break/>fut baillee la belle effigene a pessimonde a<text:line-break/>(q2) son pere lenuoyoit (sol) et fut determine iour<text:line-break/>pour faire les nopces et les espouser (sol) mais<text:line-break/>pessimonde regardant a son prouffit consi(-)<text:line-break/>dera pourtant quil auoit vng sien frere pl<text:span text:style-name="T632">9</text:span><text:line-break/>ieune que luy lequel auoit voulente dauoir<text:line-break/>vne autre iouuencelle quon nommoit cas(-)<text:line-break/>sendre (sol) de la(q1)lle le iuge limascus estoit tant<text:line-break/>amoureux que merueilles que bon seroit<text:line-break/>de traicter le marche affin de faire solenni<text:line-break/>te des deux nopces toutes en vne et euiter<text:line-break/>double despence (sol) et ainsi fut fait le marche<text:line-break/>et acomply et ny restoit que le iour pour es<text:line-break/>pouser (sol) de laquelle chose celluy iuge limas<text:line-break/>cus fut treffort marry en tant quil ne pou(-)<text:line-break/>oit auoir la belle cassendre que t(a2)t desiroit<text:line-break/>Si proposa en soy mesines ainsi que auoit<text:line-break/>fait cym(o2)ne puis (q2)l ne la pouoit auoir par<text:line-break/>amour quil lauroit a force (sol) (et) pource faire<text:line-break/>ymagina que le plus loyal compaignon (q2)l<text:line-break/>peust trouuer seroit Cymonne quil tenoit<text:line-break/>prisonnier (sol) le(q1)l fist amener en sa chambre se<text:line-break/>cretement la nuyt ensuyuante et luy dist.<text:line-break/>Dien ca cymonne : Je congnois que tu es<text:line-break/>vng vaillant homme et puissant combien<text:line-break/>(q1) tu ayes este sot et bestial en ton premier<text:line-break/><text:soft-page-break/>aage. Je congnois oultre plus que la chose<text:line-break/>du monde que tu desires plus et que plus<text:line-break/>aymes (sol) cest effigene (sol) laquelle Pessimonde<text:line-break/>a qui pourchasse ta mort (sol) mais se tu veulx<text:line-break/>te monstrer preux et vaillant (et) faire ce que<text:line-break/>ie te diray tu pourras estre deliure toy et<text:line-break/>tes compaignons de la prison ou vous es<text:line-break/>tes et si auras ta belle effigene que tant tu<text:line-break/>desires. Et adoncques respondit et dist<text:line-break/>cymonne. Sire iuge ne doubtez point (q1)<text:line-break/>mes compaignons et moy ferons tout ce<text:line-break/>qui sera possible en nous (sol) et me dictes tout<text:line-break/>ce que vous auez entencion de faire. Ad(o2)c<text:line-break/>ques respondit et dist limascus. Certes<text:line-break/>cymonne mon amy ie croy que le frere de<text:line-break/>pessimonde doit espouser celluy iour que<text:line-break/>pessimonde espousera effigene vne fille n(o2)<text:line-break/>mee Cassendre laquelle ie ayme tant que<text:line-break/>ie meurs apres elle (sol) ainsi que de effigene<text:line-break/>on ne me la voulut d(o2)ner par amour mais<text:line-break/>cest ma voulente de lauoir par force. Et se<text:line-break/>tu me veulx estre loyal auecques tes com(-)<text:line-break/>paignons et moy et dautres que ie trouue<text:line-break/>ray nous nous mectrons en armes. Et<text:line-break/>celluy iour que les Nopces seront au soir<text:line-break/>nous nous yrons frapper dedans la mai<text:line-break/>son (sol) (et) de force et de vigueur rauirons noz<text:line-break/>deux amyes. Et se aucun se met en deffen<text:line-break/>ce tous les mecter(o2)s a mort. Puis apres<text:line-break/>nous en reuiendrons sur le bort de la mer<text:line-break/>ou ie feray preparer vne gallee en laquelle<text:line-break/>nous nous mecterons et nous en yr(o2)s en<text:line-break/>crete la ou nous iouyrons de noz amours<text:line-break/>et ferons grant chiere. Et de ce fut cym(o2)(-)<text:line-break/>ne tresioyeux (sol) Car sur toutes choses desi(-)<text:line-break/>roit effigne sa mye (sol) combien quil fust tenu<text:line-break/>en captiuite. Et finablement par foy (et) ser<text:line-break/>ment promist limascus luy tenir bonne et<text:line-break/>loyalle compaignie iusques a la mort. Et<text:line-break/>apres celle conclusion prinse affin quon ne<text:line-break/>sen apparceust en attendant le iour de la so<text:line-break/>lennite nupciale retourna en prison et an(-)<text:line-break/>nonca a ses compaignons la chose que son<text:line-break/>compaignon limascus (et) luy auoient entre<text:line-break/>prins de faire dont ilz furent fort ioyeux<text:line-break/>Lymascus en ce temps p(e2)dant fist ses pre(-)<text:line-break/>parations tant de gens que de armeures<text:line-break/>comme de gallee. Et puis qu(a2)t le iour des<text:line-break/>nopces fut venu que pessim(o2)de eut espou<text:line-break/>se la belle effigene et son frere la belle cas(-)<text:line-break/><text:soft-page-break/>sandre la ou furent conuocques plusieurs<text:line-break/>g(e2)s notables au soir (sol) (et) ainsi (q2)lz souppoi(e2)t<text:line-break/>limascus fist armer tous ses gens (et) luy aus<text:line-break/>si (sol) puis les fist departir en troys parties<text:line-break/>Dont lune mist sus le bort de la mer em<text:line-break/>pres leurdicte Vallee. Lautre a luys de la<text:line-break/>maison ou estoi(e2)t lesdictes nopces affin de<text:line-break/><text:span text:style-name="pb">[f. 62v]</text:span><text:line-break/>garder que on ne les fermast. Et la tierce<text:line-break/>en quoy limascus et cymonne estoient en(-)<text:line-break/>trer(e2)t ded(a2)s la salle ou estoit tenu le soup(-)<text:line-break/>per nupcial. Et si tost quilz furent entres<text:line-break/>dedans sans demander nullement qui a<text:line-break/>perdu ne qui la gaigne t(o2)berent les tables<text:line-break/>par terre et vindrent aux deux ieunes iou<text:line-break/>uencelles nouuelles espousees (sol) lesquelles<text:line-break/>a force (et) par violence oultre le gre de tous<text:line-break/>les assistens les prindrent (et) mir(e2)t en la gar<text:line-break/>de de deux de leurs gens dont incontinent<text:line-break/>sourdit vne grande (et) merueilleuse noise.<text:line-break/>A laquelle acoururent plusieurs (sol) et princi<text:line-break/>palement pessimonde mary de effigene qui<text:line-break/>y vint le premier auecques vng grant brac<text:line-break/>quemart en sa main pour faire mirabilia (sol)<text:line-break/>mais si tost que cym(o2)ne le veit il vint a luy<text:line-break/>(et) luy bailla si grant coup dune espee quil le<text:line-break/>gecta tout plat mort (sol) (et) puis rencontra son<text:line-break/>frere qui auoit espouse cassandre (sol) et en m(o2)(-)<text:line-break/>strant quil estoit veritable a limascus il en<text:line-break/>bailla autant. Semblablem(e2)t tous ceulx<text:line-break/>qui venoi(e2)t a lopposite de eulx ilz portoi(e2)t<text:line-break/>a mort (sol) tant que tout le monde fuyoit de<text:line-break/>uant eulx. Si sen vindrent sur la riue de la<text:line-break/>mer la ou ilz trouuerent leurs gens ten(a2)s<text:line-break/>les deux iouu(e2)celles (et) la gallee toute preste<text:line-break/>en laquelle ilz se mirent hastiuement (et) tire<text:line-break/>rent chemin vers crecte (sol) mais pour le bruit<text:line-break/>fait par eulx annonce (et) notiffie par la ville<text:line-break/>se trouuerent plusieurs gens en armes (q2)<text:line-break/>les eussent persecutes silz les eussent trou<text:line-break/>uez (sol) mais fortune qui leur estoit b(o2)ne leur<text:line-break/>bailla le vent a plain trait tant que en pou<text:line-break/>de temps furent venus iusques en crete<text:line-break/>la ou ilz furent receuz magnifiquement de<text:line-break/>leurs parens et amys tant dune partie c(o2)<text:line-break/>me dautre. Ausquelz ilz compterent leurs<text:line-break/>fortunes du commencement iusques a la<text:line-break/>fin ainsi quilz sont deuant mises et la con<text:line-break/>trouersie derreniere que ilz auoient prinse<text:line-break/>en rhodes pour auoir leurs Dames par<text:line-break/><text:soft-page-break/>amours. Et combien que iceulx par(e2)s en<text:line-break/>fussent dolens de leur folle hardiesse par la<text:line-break/>quelle ilz estoient en indignacion de leurs<text:line-break/>gr(a2)s amys. Premierem(e2)t cymonne pour<text:line-break/>lamour de effigene (sol) en lindignacion de plu<text:line-break/>sieurs cypriens. Secondement limascus<text:line-break/>en lindignation des Rhodoys pour auoir<text:line-break/>prinse (et) rauye Cassendra. Touteffoys<text:line-break/>iceulx parens qui estoient bien amys tant<text:line-break/>de lune partie que de lautre en fir(e2)t la paix<text:line-break/>et sen retournerent cymonne et effigene a<text:line-break/>leur ville de cypre (sol) (et) limascus (et) cassendra a<text:line-break/>leur cite de rhodes ausquelz ilz vesquirent<text:line-break/>apres longuement sains (et) ioyeux en iouys<text:line-break/>s(a2)s de leurs amours ainsi que vrays amou<text:line-break/>reux doyuent faire.</text:p>
      <text:p text:style-name="p"/>
      <text:p text:style-name="P633"><text:span text:style-name="T634">E</text:span>N ceste nouuelle est m(o2)stre vne<text:line-break/>chose merueilleuse quant au re(-)<text:line-break/>gard des entendemens des hom<text:line-break/>mes comme les vngs sont plus obfus(q1)s<text:line-break/>que les autres (sol) combien que le philosophe<text:line-break/>vueille donner a ent(e2)dre que les ames au<text:line-break/>commencement de leur creation soi(e2)t don(-)<text:line-break/>nez a lung comme a lautre sans preuillege<text:line-break/>especial quant il dit. Anima est tanqu(a2)ta<text:line-break/>bula rasa in qua nichil depictum est depin<text:line-break/>gibilis tamen virtutibus (et) scientiis. Cest<text:line-break/>a dire que lame de lomme (sol) soit roy (sol) duc (sol) ou<text:line-break/>conte au commencement de sa creation est<text:line-break/>comme vne table de pierre en laquelle nya<text:line-break/>aucune figure (sol) mais est conuenable (et) ydoy<text:line-break/>ne a receuoir toutes impressions (sol) ainsi que<text:line-break/>lame de cymonne au commencem(e2)t de son<text:line-break/>ieune aage estoit obsusquee (et) sembloit vne<text:line-break/>beste mue (sol) (et) finablement par la vertu du<text:line-break/>feu damours entre a luy par la formosite<text:line-break/>de la belle effigene commenca a soy clari(-)<text:line-break/>fier tant que en pou de temps luy qui auoit<text:line-break/>este appelle beste fut renomme homme tres<text:line-break/>sage (sol) et dist on qui fut bestia factus homo.</text:p>
      <text:h text:style-name="Titre1" text:outline-level="1">(ipdm) Ensuit la. xlii. nouuelle (et). ii. Do<text:line-break/>la quinte iournee comptee par Dame<text:line-break/>emillie qui dit ainsi.</text:h>
      <text:p text:style-name="figure"><text:span text:style-name="pb">[f. 63r]</text:span><text:line-break/>&lt;image&gt;</text:p>
      <text:soft-page-break/>
      <text:p text:style-name="P635"><text:span text:style-name="T636">S</text:span>Ans attendre aucun mandem(e2)t<text:line-break/>a moy estre fait puis que le iou(-)<text:line-break/>uenceau Pamphile a acomply sa<text:line-break/>nouuelle premiere de ce iour laquelle a este<text:line-break/>fort plainte en monstrant vrays embrase(-)<text:line-break/>mens damours (sol) (et) les diuers cas qui en ce<text:line-break/>suruienn(e2)t aux loyaulx amoureux pour c(o2)<text:line-break/>tinuer celle matiere des faitz infortunes<text:line-break/>damours ie vueil racompter la sec(o2)de nou<text:line-break/>uelle ainsi quil ensuit.</text:p>
      <text:h text:style-name="Titre2" text:outline-level="2">(ipdm) La forme de la nouuelle.</text:h>
      <text:p text:style-name="P637"><text:span text:style-name="T638">U</text:span>Ne foys en lisle de lispre aupres<text:line-break/>de lysle de cecille fut vne tresbelle<text:line-break/>iouuencelle fille dung puissant (et)<text:line-break/>riche homme bourgoys et marchant de cel<text:line-break/>luy lieus laquelle auoit nom constance qui<text:line-break/>fut amoureuse dung ieune compaignon as<text:line-break/>ses voisin de la maison de son pere nomme<text:line-break/>martuche (sol) lequel nestoit pas riche ne fort pe<text:line-break/>cunieux (sol) mais de sa personne estoit beau (sol)<text:line-break/>doulx (sol) courtois (et) aduenant si que homme<text:line-break/>dicelluy lieu tant ne plaisoit a Constance<text:line-break/>comme il faisoit (sol) par quoy elle estoit si fort<text:line-break/>embrasee de son amour de la plus grande<text:line-break/>delectacion quelle peut receuoir estoit de le<text:line-break/>veoir (sol) et pareillement quelle estoit amou(-)<text:line-break/>reuse de luy aussi (sol) estoit il delle. Et affin<text:line-break/>de mieulx iouyr de leurs amours martu(-)<text:line-break/>che fist plusieurs foys demander et deman<text:line-break/>da la belle constance au pere delle affin (q2)l<text:line-break/>luy pleust luy donner en mariage (sol) Mais<text:line-break/>pour ce (q1) martuche estoit poure le pere en<text:line-break/>fist reffus (et) dist quil ne lauroit point : dont<text:line-break/>Martuche print si grant desplaisir en son<text:line-break/>courage quil voulut relenquir le pays. Si<text:line-break/>monta sur la mer auecques des escumeurs<text:line-break/>desquelz il se acompaigna (et) fist serment de<text:line-break/>iamais ne retourner au pays tant quil fust<text:line-break/>riche. Mais apres quil eut este long t(e2)ps<text:line-break/>sur la mer et conquis force de biens (sol) fortu(-)<text:line-break/>ne qui luy auoit este fauorisable tourna le<text:line-break/>fueillet (et) permist que la gallee en quoy il es<text:line-break/>toit fust prinse et rauie des sarrazins sub<text:line-break/>getz au roy de thime (sol) et fut martuche (et) ses<text:line-break/>compaignons mys en prison (et) leurs biens<text:line-break/>confisquez en la main du roy (sol) de laquelle<text:line-break/>prinse (et) perdition les nouuelles fur(e2)t bien<text:line-break/>tost portees iusques a lispre (sol) et disoit on (q1)<text:line-break/>martuche estoit cond(a2)ne a mourir aux pri(-)<text:line-break/><text:soft-page-break/>sons de thimes ausquelles il estoit (sol) dont<text:line-break/>la belle const(a2)ce qui ce ouyt fut amerem(e2)t<text:line-break/>courroucee pour la perte de son amy (et) pour<text:line-break/>la grant amour quelle auoit en luy : et que<text:line-break/>de elle iouyr ne pouoit (sol) elle plus desiroit la<text:line-break/>mort que la vie (sol) (et) se neust este remors de c(o2)<text:line-break/>science elle mesmes se fust tuee (sol) mais affin<text:line-break/>de receuoir mort laquelle elle desiroit au<text:line-break/>desespoir ou elle estoit elle vint sus la riue<text:line-break/>de la mer ou elle trouua vne petite barge<text:line-break/>toute seule en laquelle elle se mist. Et ainsi<text:line-break/>que les femmes dicelle ysle communem(e2)t<text:line-break/>se congnoissent a mener nautre incontin(e2)t<text:line-break/>icelle constance destacha la petite barge (q2)<text:line-break/>estoit ancree et la fist entrer en la mer le pl<text:span text:style-name="T639">9</text:span><text:line-break/>auant quelle peut. Puis destendit les voil<text:line-break/>les et les dressa le mieulx quelle peut. Et<text:line-break/>alors elle habandonna le nauire a aller ou<text:line-break/>elle pourroit (sol) et au plus bas dicelle nauire<text:line-break/>se alla coucher et se couurit dung m(a2)teau<text:line-break/>croy(a2)t (q1) par la force du vent ipetueux celle<text:line-break/>nauire (q2) vuyde estoit frapperoit encontre<text:line-break/><text:span text:style-name="pb">[f. 63v]</text:span><text:line-break/>daucune chose quil le casseroit et la seroit<text:line-break/>noiee (et) receueroit mort (sol) car fortune ne vou<text:line-break/>lut pas que ainsi fust (sol) car ainsi comme elle<text:line-break/>estoit au bas de ce nauire endormie le vent<text:line-break/>si la mena si doulcem(e2)t que au deuant que<text:line-break/>elle sesueillast elle arriua bien pres dune cite<text:line-break/>nommee fuse qui ne est que a Cinquante<text:line-break/>lieues de la ou son amy martuche estoit en<text:line-break/>prison. Adoncques qu(a2)t elle fut esueillee<text:line-break/>elle sentit son nauire estre sur terre sans c(o2)<text:line-break/>gnoistre le lieu ou cestoit. Or estoit vne<text:line-break/>bonne vieille femme sur le riuage qui sei(-)<text:line-break/>choit les filletz aux pescheurs (sol) la(q1)lle veit<text:line-break/>ce nauire ainsi arreste et ne voyoit ame qui<text:line-break/>le conduisist. Si sapproucha pour veoir (q2)<text:line-break/>dedans cest nauire estoit (sol) (et) la trouua la bel<text:line-break/>le constance toute seule (et) fut merueilleuse<text:line-break/>ment esbahye (sol) (et) puis parla a elle (et) la inter<text:line-break/>rogua qui elle estoit et de quel lieu. Con<text:line-break/>st(a2)ce luy respondit quelle estoit chrestienne<text:line-break/>mais ne luy dist pas la cause pourquoy elle<text:line-break/>cestoit mise seule en ce nauire et pria la bon<text:line-break/>ne femme que il luy pleust enseigner lieu a<text:line-break/>seruir sans deshonneur. Laquelle chose cel<text:line-break/>le bonne femme qui aussi chrestienne estoit<text:line-break/>fist de bon courage en secourant la poure<text:line-break/>ieune fille (q2) hors de son pays estoit en lieu<text:line-break/><text:soft-page-break/>estrange et la mena en sa maison (sol) (et) la nour<text:line-break/>rit et gouuerna en luy apprenant a faire tis<text:line-break/>sus de layne et autres telz menus ouura<text:line-break/>ges. Or aduint ce temps pendant quelle<text:line-break/>estoit la (sol) le roy de barbarie print guerre con<text:line-break/>tre le roy de thimes (et) faisoit ass(e2)bler (et) met<text:line-break/>tre plusieurs gens en armes pour soy def<text:line-break/>fendre. Martuche qui estoit en prison dist<text:line-break/>au geolier que se il auoit parle au roy il luy<text:line-break/>enseigneroit maniere c(o2)ment facilement il<text:line-break/>vaincreroit son ennemy en pou de temps.<text:line-break/>Ce oyant le geollier le alla dire au roy et<text:line-break/>fut fait venir martuche deu(a2)t le roy (q2) vou<text:line-break/>loit ouyr ce que martuche entendoit (sol) (et) luy<text:line-break/>demanda. Vien ca martuche quelle chose<text:line-break/>par ta foy est ce que tu entens conuenable<text:line-break/>en celle bataille que ie vueil mener contre<text:line-break/>le roy de barbarie. Sire dist martuche<text:line-break/>puis que cest vostre voulente et plaisir ie<text:line-break/>le vous diray tres voulentiers. Il me sem<text:line-break/>ble que aux guerres que vous menes en ce<text:line-break/>pays selon (q1) iay peu apparceuoir et c(o2)pren<text:line-break/>dre en mon petit entendement vous vsez<text:line-break/>communement de artillerie (sol) comme ars et<text:line-break/>arbalestes (sol) et se vous faisiez vne chose que<text:line-break/>ie vous diray sur ce cas sans point de doub<text:line-break/>te vous gaigneries la bataille. Car pour<text:line-break/>bien combatre en celle maniere que vous<text:line-break/>combates vous ne fournities point de<text:line-break/>traict : car quant vng archier a tire toutes<text:line-break/>ses flesches ou ses viretons force luy est de<text:line-break/>recueillir celles que son aduersaire luy tire<text:line-break/>ou perdre la iournee. Et affin que en ce ne<text:line-break/>soyes impourueu il vous conui(e2)t faire c(o2)(-)<text:line-break/>mandement a ceulx qui font les ars et les<text:line-break/>arbalestes que ilz facent ce qui sensuit : cest<text:line-break/>assauoir les cordes des ars plus menues<text:line-break/>(et) plus gresles la moictie (q2)lz ne ont de cou<text:line-break/>stume et du meilleur lin et chanure ensem<text:line-break/>ble que len trouuera. Dultre quilz facent<text:line-break/>les oches des flesches mendres la moictie<text:line-break/>selon la grandeur des cordes. Seconde<text:line-break/>ment que on face commandement a tous<text:line-break/>les ouuriers qui feront les arbalestes (q2)lz<text:line-break/>prennent bien garde a la noix (et) (q1) sans faul<text:line-break/>te ilz facent louuerture de la noix plus gr(a2)<text:line-break/>de la moictie quil nont eu de coustume : et<text:line-break/>aussi quilz facent les boutz des viretons<text:line-break/>gros et a lopposite de la noix. Et ces cho<text:line-break/>ses faictes ne craignes point a tirer (et) fai(-)<text:line-break/><text:soft-page-break/>re tirer voz archiers (sol) Car ilz auront tous<text:line-break/>iours du traict de voz aduersaires quilz<text:line-break/>vous gecterons (et) vous pourr(o2)t tresgr(a2)<text:line-break/>dement seruir a leur reiecter (sol) (et) le vostre ne<text:line-break/>leur pourra seruir en nulle maniere. Car<text:line-break/>en tant premierement que les cordes de<text:line-break/>leurs ars ne pourront entrer dedans les<text:line-break/>oches de leurs flesches. Secondement<text:line-break/>voz viretons qui seront gros par le bout<text:line-break/>ne pourront entrer ded(a2)s louuerture des<text:line-break/>noix de leurs arbalestes (sol) ainsi demourr(o2)t<text:line-break/>sans traict qu(a2)t ilz aur(o2)t tout gecte le leur<text:line-break/>Et par ainsi vous gaigneres la iournee.</text:p>
      <text:p text:style-name="p"><text:span text:style-name="pb">[f. 64r]</text:span><text:line-break/>Et de ce conseil fut le roy tres ioyeulx et<text:line-break/>content (et) ainsi le fist faire (sol) (et) pour tant gai<text:line-break/>gna la bataille ayseement (sol) par quoy il print<text:line-break/>martuche en si grant amour que merueil(-)<text:line-break/>les (sol) et le fist grant seigneur et riche hom(-)<text:line-break/>me. De ceste subtillesse trouuee par martu<text:line-break/>che furent par tout portees les nouuelles<text:line-break/>et comment le roy le auoit prins en amour<text:line-break/>et fait grant seigneur que tous ceulx de len<text:line-break/>uiron sen esbahyssoient. Et mesme fut sceu<text:line-break/>en celle cite de fuse ou estoit la belle const(a2)<text:line-break/>ce (sol) laquelle le act(e2) doit dont elle fut fort ioy<text:line-break/>euse et lardeur damours qui en elle estoit<text:line-break/>faillie se raluma et dist a sa bonne femme (q1)<text:line-break/>elle vouloit aller a ethimes. Et luy comp<text:line-break/>ta a la realle verite toute sa destinee et de<text:line-break/>martuche dont la bonne femme fut moult<text:line-break/>esmerueillee. Si se accorda quelle allast a<text:line-break/>ethimes veoir son amy et auec ce luy vou(-)<text:line-break/>lut tenir compaigne. Et eulx deux monste<text:line-break/>rent en vng bateau qui alloit de fuse a ethi<text:line-break/>mes auquel ilz fur(e2)t portees en pou de t(e2)ps</text:p>
      <text:p text:style-name="p">Si vindrent descendre a ethimes puis se<text:line-break/>allerent logier ches aucuns congnoissans<text:line-break/>que la bonne femme y auoit ou len leur fist<text:line-break/>grant chiere (sol) puis interroguerent de martu<text:line-break/>che dont on leur dist plus que par deuant.</text:p>
      <text:p text:style-name="p">Si delibera constance de parler a luy et luy<text:line-break/>signifier que elle estoit la (sol) (et) pour ce faire en<text:line-break/>uoya sa bonne femme vers luy (sol) laquelle a(-)<text:line-break/>pres que elle leut salue luy dist. Seigneur<text:line-break/>martuche ie croy que en ceste ville est vng<text:line-break/>tien bien amy de ton pays qui te prye de ve<text:line-break/>nir parler a luy se il te plaist (sol) (et) ce fist martu<text:line-break/>che benignement et de bon couraige et sen<text:line-break/>alla auec la bonne femme. Et ainsi que il<text:line-break/><text:soft-page-break/>entroit en la maison const(a2)ce samye qui len<text:line-break/>tendoit bien le recongneur (et) de la gr(a2)t ioye<text:line-break/>quelle eut ne peult onc parler a luy (sol) mais en<text:line-break/>plor(a2)t le vint embrasser et luy dist. Hellas<text:line-break/>mamye et viues vous encores en verite ie<text:line-break/>vous cuydoie bien morte (et) nauoys iamais<text:line-break/>espoir de vous veoir (sol) mais dieu mercy il<text:line-break/>est autrem(e2)t. Et apres plusieurs souspirs<text:line-break/>Baisiers et embrassemens (sol) et quelle luy<text:line-break/>eut c(o2)pte la forme (et) la maniere c(o2)me pour<text:line-break/>lamour de luy elle estoit venue. Martuche<text:line-break/>sen alla deuers le roy (sol) et luy compta toute<text:line-break/>la matiere et lamour de constance et de luy (sol)<text:line-break/>dont le roy fut moult esbahy (sol) et pour en sca<text:line-break/>uoir toute la pure verite voulut veoir c(o2)s<text:line-break/>tance laquelle il interroga. Et (p3) elle trou<text:line-break/>ua tout ainsi que martuche luy auoit deu(a2)t<text:line-break/>dit dont il fut ioyeux (et) donna congie a mar<text:line-break/>tuche de lespouser ou en faire anisi (q2)l voul<text:line-break/>droit. Lors print martuche congie de luy<text:line-break/>et ramena sa belle constance a sa maison et<text:line-break/>remercia la bonne femme du grant plaisir<text:line-break/>et honneur quelle luy auoit fait (sol) et luy pre(-)<text:line-break/>senta de lor (et) de largent (sol) mais elle nen vou<text:line-break/>lut riens prendre. Puis apres martuche<text:line-break/>fist preparer vne belle nef en laquelle il mist<text:line-break/>plusieurs grandes richesses que le roy luy<text:line-break/>auoit baillees (sol) (et) en celle nef se midr(e2)t luy (et)<text:line-break/>constance et retournerent a lispre ou ilz fu(-)<text:line-break/>rent receus tresmagnifiquement a la gr(a2)t<text:line-break/>ioye des amys lung de lautre (sol) (et) furent faic<text:line-break/>tes nopces solennelles et ioyeuses (sol) et de<text:line-break/>puis vesquirent ensemble en bonne et ve(-)<text:line-break/>ritable amour ainsi comme font vrays a(-)<text:line-break/>moureux.</text:p>
      <text:p text:style-name="P640"><text:span text:style-name="T641">E</text:span>N ceste nouuelle est touche vng<text:line-break/>vice (q2) communement se fait aux<text:line-break/>mariages (sol) par ce que le pere de<text:line-break/>constance la refusa d(o2)ner a martuche pour<text:line-break/>tant quil estoit poure (sol) sans regarder a ses<text:line-break/>meurs aussi maintenant vng homme qu(a2)t<text:line-break/>il marie sa fille il ne regarde point se celluy<text:line-break/>a qui il la donne est vng mauluais paillart<text:line-break/>vng larron (sol) vng malfaicteur (sol) vng blaphe<text:line-break/>mateur de dieu (sol) vng mauluais homme (sol) il<text:line-break/>suffist (sol) mais quil soit riche et puissant.</text:p>
      <text:p text:style-name="p"/>
      <text:p text:style-name="p"/>
      <text:soft-page-break/>
      <text:h text:style-name="Titre1" text:outline-level="1">(ipdm) Cy ensuit la quar(a2)te troysies(-)<text:line-break/>me nouuelle et troysiesme de ce<text:line-break/>iour comptee par dame elisee.</text:h>
      <text:p text:style-name="figure"><text:span text:style-name="pb">[f. 64v]</text:span><text:line-break/>&lt;image&gt;</text:p>
      <text:p text:style-name="P642"><text:span text:style-name="T643">A</text:span>V congie et licence de la noble<text:line-break/>compaignie puis que dame emil<text:line-break/>lie a finy sa nouuelle (sol) en laquelle<text:line-break/>elle a m(o2)stre comme fortune la diuerse per(-)<text:line-break/>secuta fort martuche et constance en leurs<text:line-break/>amours (sol) mais apres fut piteable de eulx<text:line-break/>et leur conuertit leur tristesse en ioye pour<text:line-break/>Laquelle chose aussi monstrer en ce cas a(-)<text:line-break/>moureux ie vueil compter la nouuelle qui<text:line-break/>sensuyt.</text:p>
      <text:h text:style-name="Titre2" text:outline-level="2">(ipdm) La forme de la nouuelle.</text:h>
      <text:p text:style-name="P644"><text:span text:style-name="T645">E</text:span>N la cite de romme fut autres(-)<text:line-break/>foys vng beau iouu(e2)ceau doulx<text:line-break/>et courtoys nomme Pierre boca<text:line-break/>mace qui fut fort amoureux de la fille de<text:line-break/>vng autre grant riche (et) puissant rommain<text:line-break/>nomme gilgloce saulce (sol) et ainsi semblable(-)<text:line-break/>ment elle qui Angelle auoit nom fut tres<text:line-break/>amoureuse de pierre tant que la plus gr(a2)t<text:line-break/>felicite quilz eussent estoit de soy entreue(-)<text:line-break/>oir (sol) mais amours si fort embrasa pierre (q1)<text:line-break/>plus ne pouoit endurer sa douleur et fut<text:line-break/>contrainct de vouloir sortir a leffect de<text:line-break/>son amour. Et pour ce faire demanda et<text:line-break/>fist demander au pere de angelle ycelle a<text:line-break/>mariage (sol) mais les parens de celle qui oy(-)<text:line-break/>rent parler que pierre faisoit celle deman(-)<text:line-break/>de vindrent persuader le pere de si consen(-)<text:line-break/>tir dont pierre fut fort desplaisant (sol) et pro<text:line-break/>posa en soy que quelque opposition que les<text:line-break/>parens y missent (sol) mais que ce fust la vou(-)<text:line-break/>lente de la fille que le mariage se feroit (sol) et<text:line-break/>par aucuns secretz messagiers fist deman(-)<text:line-break/>der la voulente de la belle Angelle (sol) laquel<text:line-break/>le fut tres content de ce faire (sol) et manda a<text:line-break/>son amy pierre que tout ainsi quil luy plai(-)<text:line-break/>roit elle en feroit. Si delibera pierre de<text:line-break/>sen partir de romme auecques elle et la me<text:line-break/>ner a la ville de aname (sol) (et) pour ce faire trou<text:line-break/>ua maniere de parler secretement auec elle<text:line-break/>et luy assigna iour et lieu pour partir (sol) a la(-)<text:line-break/>quelle assignation ne faillit pas. Si mon<text:line-break/>terent chascun sur son cheual et en tyrant a<text:line-break/><text:soft-page-break/>leurs amys vers le lieu ou ilz vouloient al<text:line-break/>ler cheuaucherent le plus legierem(e2)t quilz<text:line-break/>peurent (sol) mais pour tant que pierre ne sca(-)<text:line-break/>uoit pas le chemin et print le contraire de<text:line-break/>ce que il deuoit prendre ilz se esgarerent et<text:line-break/>allerent vers vng chasteau d(o2)t le seigneur<text:line-break/>estoit ennemy des rommains (sol) et de ce chas(-)<text:line-break/>teau fur(e2)t apparceus si fist le seigneur apre<text:line-break/>ster douze h(o2)mes en armes pour les aller<text:line-break/>prendre. Et ainsi comme pierre estoit fort<text:line-break/>ent(e2)rif a regarder angelle samye et a diuiser<text:line-break/>auecques elle de leurs amours les gens<text:line-break/>darmes suruindrent sur eulx (et) premier les<text:line-break/>apparceut angelle que pierre (sol) et si tost que<text:line-break/>elle les veit a haulte voix se escria et dist.<text:line-break/>Fuy(o2)s pierre mon amy no<text:span text:style-name="T646">9</text:span><text:s/>sommes prins<text:line-break/>Et elle asprem(e2)t toucha son cheual desespe<text:line-break/>rons et tant quil peut courrir sen fuit vers<text:line-break/>vne forest qui aupres estoit (sol) mais pierre (q2)<text:line-break/>cestoit trop arreste a regarder la beaulte de<text:line-break/>sa dame fut sourprins et arreste des douze<text:line-break/>gens darmes (sol) lesquelz le despoillerent (et) or<text:line-break/>donner(e2)t entre eulx que ilz le penderoi(e2)t a<text:line-break/>vng arbre dedans cette forest par atrauers<text:line-break/>la(q1)lle sen estoit fuye (a2)gelle. Et aisi comme<text:line-break/>ilz le meuoient po<text:span text:style-name="T647">9</text:span><text:s/>le p(e2)dre trouuer(e2)t a len<text:line-break/>tree du bois xxvi. de leurs ennemys qui<text:line-break/>saillirent sus eulx et les mirent en fuyte.</text:p>
      <text:p text:style-name="p"><text:span text:style-name="pb">[f. 65r]</text:span><text:line-break/>Lors demoura pierre tout seul bien dollent<text:line-break/>et bien esbahy (sol) mais neantmoins il reprint<text:line-break/>ses habillem(e2)s que les autres auoient lais<text:line-break/>ses de la grant paour quilz auoi(e2)t eu (sol) puis<text:line-break/>se reuestit et remonta sur son cheual (sol) et le<text:line-break/>plus legierem(e2)t quil peust cheuaucha a tra<text:line-break/>uers forestz pour cuider recouurer sa da(-)<text:line-break/>me et amye qui sen estoit fouye (sol) mais il ne<text:line-break/>la trouua pas dont il perdit presque pasci(e2)<text:line-break/>ce. Et pour t(a2)t quil ne scauoit point le che<text:line-break/>min que elle auoit prins et aussi quil ne ve<text:line-break/>oit point le train des cheuaulx en celluy che<text:line-break/>min ou il estoit (sol) auecques ce aussi pour t(a2)t<text:line-break/>quil ne osoit retourner vers les gens dar<text:line-break/>mes de paour de estre reprins il fut con(-)<text:line-break/>trainct de se arrester. Si se descendit de<text:line-break/>dessus son cheual et le lia au pied de vng<text:line-break/>gros arbre. Puis a mont dicelluy arbre<text:line-break/>monta iusques en hault pour veoir sil ver<text:line-break/>roit point angelle et par plusieurs foys a<text:line-break/>haulte voix la hucha (sol) mais elle ne luy resp(o2)<text:line-break/><text:soft-page-break/>dit point dont il fut bien esbahy et la se tint<text:line-break/>en att(e2)dant en plour(a2)t et gemissant moult<text:line-break/>tendrement. Angelle aussi qui par la forest<text:line-break/>seule cheuauchoit estoit bien esbahye (et) tris(-)<text:line-break/>te en son couraige croyant que ceulx qui a<text:line-break/>uoient prins son amy pierre leussent mis a<text:line-break/>mort. Et en celle tristesse quelle estoit tous<text:line-break/>iours cheuauchoit sans arrester. Et tan<text:line-break/>tost apres enuiron la nuyt elle trouua vne<text:line-break/>petite maison ou estoit vng bon vieil hom<text:line-break/>me et sa femme (sol) Ausquelz elle demanda se<text:line-break/>aupres estoit point dostellerie (sol) et ilz luy res<text:line-break/>pondirent que nenny pas plus pres (q1) deux<text:line-break/>lieux. Si prya la belle angelle les deux b(o2)<text:line-break/>nes gens quil leur pleust aucunement de<text:line-break/>leur bonne grace de la receuoir en leur mai<text:line-break/>son pour celle nuyt passer (sol) dont ilz furent<text:line-break/>bien contens pour la grant pitie et compas<text:line-break/>sion que ilz auoient de la veoir ainsi deso<text:line-break/>lee (sol) mais luy dir(e2)t. Ma belle fille que dieu<text:line-break/>gard nous sommes contens de vous re(-)<text:line-break/>ceuoir et vous faire le mieulx (q1) nous pour<text:line-break/>rons (sol) mais affin que aucune repprouche ne<text:line-break/>nous en vienne si mal vous en prent ie vo<text:span text:style-name="T648">9</text:span><text:line-break/>admonneste que en ceste maison ycy sour(-)<text:line-break/>uient aucuneffois des brigans qui nous<text:line-break/>romp(e2)t noz huys et nous font de loppressi<text:line-break/>on beaucoup (sol) Pour tant se ainsi est de<text:line-break/>mal fortune que ceste nuyt ycy il vensissent<text:line-break/>vous seriez en dangier en tant que vous<text:line-break/>estes belle et ieune creature quilz ne vous<text:line-break/>fissent quelque iniure dont nous serions<text:line-break/>desplaisans et marris (sol) et pour tant belle<text:line-break/>penses y. Adoncques respondit Angelle<text:line-break/>et dist. Mon bon amy au plaisir de dieu<text:line-break/>iay esperance que en ceste nuyt ycy ne vien(-)<text:line-break/>dront point telz manieres de g(e2)s par quoy<text:line-break/>puis que ainsi est de me faire cest honneur<text:line-break/>te logeray auecques vous en actendant la<text:line-break/>grace de dieu. Si se descendit la belle da<text:line-break/>me de dessus son cheual (sol) lequel cheual fut<text:line-break/>mis en lestable (sol) puis la menerent le bon h(o2)<text:line-break/>me et la bonne femme soupper auecques<text:line-break/>eulx (sol) non obstant que bien petitement soup<text:line-break/>pa. Et apres soupper se allerent couchier<text:line-break/>le bon homme et la bonne femme et la bon(-)<text:line-break/>ne dame toute vestue aupres deulx. Or<text:line-break/>ainsi que le bon homme et la bonne femme<text:line-break/>luy auoyent dit enuiron minuyt suruin(-)<text:line-break/>drent les mauluais brigans (sol) lesquelz An(-)<text:line-break/><text:soft-page-break/>gelle qui dormir ne pouoit bien entendit (sol)<text:line-break/>Se leua hastiuement (et) par vng petit huis<text:line-break/>derrier saillit en vng iardin et ded(a2)s vng<text:line-break/>grant mullon de foing qui la estoit se ca(-)<text:line-break/>cha tant que on ne la veoit aucunement.<text:line-break/>Puis quant les larrons furent entres de<text:line-break/>dans la maison pour tant quilz trouuerent<text:line-break/>son cheual ilz demanderent a qui il estoit (et)<text:line-break/>quelz gens cestoient leans. Et le bon hom<text:line-break/>me qui pas ne vouloit encuser la bonne ieu<text:line-break/>ne fille (sol) dist que cestoit vng cheual esgare<text:line-break/>que il auoit mis en sa maison de paour des<text:line-break/>loups. Lors commencerent les larrons a<text:line-break/>tournoyer par la maison et par le iardin et<text:line-break/>principalement vng qui de vne lance quil<text:line-break/>tenoit vint frapper a trauers se mullon de<text:line-break/>foing dont la poure fille fut presque tuee (sol)<text:line-break/>Car le bout luy vint frapper aupres de la<text:line-break/>mamelle tant que ses robes furent percees<text:line-break/><text:span text:style-name="pb">[f. 65v]</text:span><text:line-break/>mais neantmoins elle ne se descouurit pas<text:line-break/>combien quelle fust en grant cremeur (sol) puis<text:line-break/>les larrons sen allerent en la maison pour<text:line-break/>boire et pour mangier et visiter ce que ilz<text:line-break/>auoyent acquestte iusques a ce que le iour<text:line-break/>vint quilz sen retournerent au boys auec(-)<text:line-break/>ques le cheual de Angelle que ilz emmene<text:line-break/>rent. Et lors le bon homme et la bonne<text:line-break/>femme se leuer(e2)t et sen allerent chercher la<text:line-break/>belle ieune fille Angelle laquelle ilz trou<text:line-break/>uerent cachee dedans le mullon de foing<text:line-break/>sans auoir este apparceue des brigans et<text:line-break/>luy compter(e2)t comment ilz auoient emme<text:line-break/>ne son cheual (sol) laquelle chose elle print bien<text:line-break/>en pacience. Puis luy conseillerent quelle<text:line-break/>sen allasta vng chasteau prouchain de celle<text:line-break/>forest apparten(a2)t a vng rommain nomme<text:line-break/>Lielon auquel la femme dicelluy rommain<text:line-break/>estoit. Et pour tant que angelle congnois<text:line-break/>soit aucunement icelle femme elle fut tres<text:line-break/>ioyeuse de y aller. Et par iceulx bon hom<text:line-break/>me et bonne femme fut conduicte iusques<text:line-break/>a icelluy chasteau au(q1)l elle fut honnestem(e2)t<text:line-break/>receue par la femme du chastellain a qui el<text:line-break/>le c(o2)pta toute ses fortunes et aduersites.<text:line-break/>Or estoit pierre demoure en la forest mon<text:line-break/>te en larbre et ne se osa descendre de paour<text:line-break/>des bestes sauluaiges qui enuiron laube<text:line-break/>du iour deuant luy vindrent estrangler<text:line-break/>son cheual iusques a ce que le iour fust gr(a2)t<text:line-break/><text:soft-page-break/>et esclercy. Et ainsi quil se vouloit descen<text:line-break/>dre il apparceut au loing de luy vng feu de<text:line-break/>pastoureaulx vers lequel il tira sonchemin<text:line-break/>le mieulx quil peut et fist tant quil peruint<text:line-break/>iusques a eulx (sol) et leur demanda les lieux<text:line-break/>plus prouchains de lenuiron. Et les pas<text:line-break/>teurs luy declairerent le chasteau lielon ou<text:line-break/>estoit sa dame par amours angelle et luy<text:line-break/>nommerent le maistre a qui il appartenoit<text:line-break/>Si fist pierre la plus grant diligence quil<text:line-break/>peut de arriuer en icelluy chasteau de Lie(-)<text:line-break/>lon auquel sa dame par amours et luy se ent<text:line-break/>retrouuerent et firent merueilleusement<text:line-break/>grant chiere lung a lautre (sol) dequoy la dame<text:line-break/>du chasteau qui les congnoissoit fut fort<text:line-break/>ioyeuse de leur assemblee. Et apres ce quilz<text:line-break/>se entrefur(e2)t racomptees toutes leurs for<text:line-break/>tunes la dame chastellaine qui congnois(-)<text:line-break/>soit leur vraye amour les conseilla de pren<text:line-break/>dre lung lautre a mariage. Et ainsi le fir(e2)t<text:line-break/>Et la dame du chasteau de sa bonne grace<text:line-break/>a ses propres coustz et despens tint leurs<text:line-break/>nopces en ce chasteau (sol) puis par aucun t(e2)ps<text:line-break/>apres les remena a r(o2)me et rapaisa loffen(-)<text:line-break/>ce quilz auoient faite contre leurs par(e2)s (et)<text:line-break/>amys. Et de puis vesquirent longuem(e2)t<text:line-break/>ensemble en ioyss(e2)t de leurs amours sans<text:line-break/>auoir doubte de aucune reprehension. Ain<text:line-break/>si que dieu doint faire a tous vrays loy(-)<text:line-break/>aulx amoureux.</text:p>
      <text:h text:style-name="Titre1" text:outline-level="1">(ipdm) Cy ensuit la quarante quatries<text:line-break/>me nouuelle c(o2)ptee par le iouuen(-)<text:line-break/>ceau Philostrace sur la cinquies(-)<text:line-break/>me iournee.</text:h>
      <text:p text:style-name="figure">&lt;image&gt;</text:p>
      <text:p text:style-name="P649"><text:span text:style-name="T650">T</text:span>Rop fait amours de choses mer<text:line-break/>ueilleuses ainsi que par les nou(-)<text:line-break/>uelles deuant dictes (sol) especialle<text:line-break/>ment par la nouuelle derreniere comptee (p3)<text:line-break/>dame elisee peut apparoit ainsi que les hu(-)<text:line-break/>mains touches du feu damours on fait cho<text:line-break/>ses inestimables pour paruenir a leur de<text:line-break/><text:span text:style-name="pb">[f. 66r]</text:span><text:line-break/>sir. Et affin de plus habundamment prou<text:line-break/>uer celle chose ie vueil racompter vne nou(-)<text:line-break/>uelle qui sera quatre de ce iour comme il<text:line-break/>ensuyt.</text:p>
      <text:soft-page-break/>
      <text:h text:style-name="Titre2" text:outline-level="2">(ipdm) La forme de la nouuelle.</text:h>
      <text:p text:style-name="P651"><text:span text:style-name="T652">O</text:span>N dit que en Romandiolle fut<text:line-break/>vng grant honnorable cheualier<text:line-break/>saige (sol) et prud(e2)t (sol) vertueux et bien<text:line-break/>ren(o2)me (sol) lequel auoit nom Sire liscien de<text:line-break/>balbonde (sol) et auoit espouse vne vaillante (et)<text:line-break/>notable dame nommee Jacobine (sol) (et) iamais<text:line-break/>nauoient eu lignee ensemble iusques a leur<text:line-break/>vieillesse quelle conceut vne fille (sol) laquelle<text:line-break/>fut nommee lratherine (sol) qui fut nourrie soi(-)<text:line-break/>gneusement tant quelle deuint belle fille<text:line-break/>saige et honneste plus que autre. Et pour<text:line-break/>tant que le pere et la mere nauoyent point<text:line-break/>dautres enfans ilz la faisoient soigneuse<text:line-break/>ment garder en esperant de vne foys la ma<text:line-break/>rier notablem(e2)t (et) acquerir plusieurs gr(a2)s<text:line-break/>amys par le moyen delle (sol) mais ainsi que<text:line-break/>amours principalement touche sur ceulx (q2)<text:line-break/>sont plus delicieusem(e2)t nourris (sol) Le cueur<text:line-break/>de la belle lratherine en fut embrase pour<text:line-break/>la formosite (et) belle contenance dung ieune<text:line-break/>escuier hantant la maison de son pere que<text:line-break/>on appelloit richart. Celluy Richart fut<text:line-break/>tres fort esprins de lamour de lratherine<text:line-break/>pour les beaulx signes amoureux (q1)lle luy<text:line-break/>faisoit. Si proposa et delibera richart en<text:line-break/>soymesmes ne soubstenir point longuem(e2)t<text:line-break/>la grant ardeur en quoy il estoit sans sca(-)<text:line-break/>uoir se la belle lratherine la voudroit point<text:line-break/>estaindre (sol) et pour ce faire espia vng iour (q1)<text:line-break/>secretement vint parler a elle (sol) Et luy dist.<text:line-break/>Ma belle dame croyez de verite que iay<text:line-break/>sur vo<text:span text:style-name="T653">9</text:span><text:s/>mis tout mon pensement et mon a(-)<text:line-break/>mour t(a2)t (et) en telle maniere (q1) se la benigni<text:line-break/>te de vous ne se acorde a rapaiser mon mal<text:line-break/>de brief my conuiendra mourir : Car en<text:line-break/>tout le monde na chose que tant iayme (sol) ne<text:line-break/>tant ie prise que vous. Si vous supplye<text:line-break/>dame tres humblement que me vueilles se<text:line-break/>courir a ma grant necessite. Ad(o2)cques res<text:line-break/>pondit lratherine qui estoit embrasee dufeu<text:line-break/>damours (sol) comme il estoit ou plus (sol) Et luy<text:line-break/>dist. Richart mon amy tres loyal ie te pro<text:line-break/>metz par ma foy que se tu endures aucune<text:line-break/>douleur pour moy aussi fays ie pour toy.<text:line-break/>Pour tant aduise tel moyen que tu voul(-)<text:line-break/>dras (sol) secret et honneste pour ioyr de nos<text:line-break/>amours (sol) et s(a2)s nulle faulte ie feray de bon<text:line-break/>cueur toute ta voulente. dont richart fut<text:line-break/>ioyeulx et sans plus deliberer luy enseigna<text:line-break/><text:soft-page-break/>le lieu plus propice pour ce faire qui fust en<text:line-break/>la maison du pere en luy disant ainsi. Ma<text:line-break/>dame il vous conuient trouuer maniere<text:line-break/>de couchier en la gallerie qui est sur le ver(-)<text:line-break/>gier de vostre pere et la ie pourray veuir<text:line-break/>a vous nuyt(a2)ment sans estre apparceu.<text:line-break/>Et ce faire luy promist la ieune fille laquel<text:line-break/>le sen vint deuant sa mere et fist la malade<text:line-break/>disant que la nuyt precedente elle nauoit<text:line-break/>peu dormir pour la gr(a2)t chaleur du temps (sol)<text:line-break/>et que ce cestoit la voulente de son pere (et) de<text:line-break/>sa mere elle eust bien voulu couchier en la<text:line-break/>gallerie du vergier pour auoir la frescheur<text:line-break/>de la nuyt et oyr chanter les rossignolles.<text:line-break/>Lors la mere qui estoit aussi fole (q1) sa fille<text:line-break/>comme vng coquin de sa pouche alla a son<text:line-break/>mary et luy dist la necessite de leur fille (et)<text:line-break/>la douleur quelle receuoit la nuyt pour la<text:line-break/>chaleur (sol) et comment la fille luy auoit prye<text:line-break/>couchier en la gallerie au fretz du temps (sol)<text:line-break/>et pour oyt la plaisance des Rossinolles<text:line-break/>doulx chantans (sol) mais le pere qui hatif es(-)<text:line-break/>toit et collerique dist quelle nen feroit ri(e2)s<text:line-break/>et quelle dormist en sa chambre selle voul(-)<text:line-break/>loit dont la fille fut moult desplaisante.</text:p>
      <text:p text:style-name="P654">Et pour paruenir a son actaincte la nuyt<text:line-break/>ensuiuant faignit cautuleusem(e2)t estre ma(-)<text:line-break/>lade (et) ne cessa oncques de crier tant que le<text:line-break/>pere et la mere delle (sol) Lesquelz aupres elle<text:line-break/>estoi(e2)t couchez ne peurent oncques dormir<text:line-break/>Si commanda le pere que le lendemain on<text:line-break/>luy fist vng lict en la gallerie pour veoir se<text:line-break/>mieulx y dormiroit (sol) et ainsi fut fait dont la<text:line-break/>fille fut fort resioye (sol) et fist tant que secrete(-)<text:line-break/>ment elle monstra signe a richart son bon<text:line-break/>amy de venir vers elle ainsi quilz lauoy(e2)t<text:line-break/><text:span text:style-name="pb">[f. 66v]</text:span><text:line-break/>ordonne ( sol ) laquelle chose richart bien enten<text:line-break/>dit. Et sitost que la nuyt fut venue a lheu<text:line-break/>re quil congneut estre la plus conuenable<text:line-break/>par vnt lieu propre quil scauoit il vint m(o2)<text:line-break/>ter sur la muraille du vergier et de la en<text:line-break/>tra en la gallerie (et) la trouua samye Angel<text:line-break/>le qui le attendoit. Si se coucha aupres de<text:line-break/>elle ( sol ) et luy ioua des tours et elle a luy que<text:line-break/>vrays amoureux font lung auecques lau<text:line-break/>tre tant que la chaleur de celle nuyt surmon<text:line-break/>ta la chaleur de la nuyt precedente ( sol ) nonob<text:line-break/>stant que Angelle ne sen plaignist pas t(a2)t<text:line-break/>pour le gr(a2)t plaisir quelle prenoit a mectre<text:line-break/><text:soft-page-break/>le rossignol en sa cage. Et tant bien firent<text:line-break/>leur deuoir celle nuyt de solatier lung lau<text:line-break/>tre que ce fust merueille ( sol ) mais de coup de<text:line-break/>malle fortune ainsi quilz estoy(e2)t trauailles<text:line-break/>de auoir trauaille toute la nuyt ( sol ) enuiron<text:line-break/>laube dung iour ilz se endormirent. Et<text:line-break/>tenoit angelle son doulx amy Richart em<text:line-break/>brasse par le col de son bras destre. Et<text:line-break/>de lautre main elle tenoit le membre secu(-)<text:line-break/>lier. Et en ce point furent sans soy esueil(-)<text:line-break/>ler iusques a ce quil fust grant iour. Et<text:line-break/>pour tant que le cheualier nauoit point oy<text:line-break/>plaindre sa fille affin de veoir celle repo(-)<text:line-break/>soit ( sol ) il ouurit secretement lhuys de sa ch(a2)(-)<text:line-break/>bre et entra en la gallerie ( sol ) puis vint au lict<text:line-break/>de sa fille ( sol ) Et tout bellement sourdit la<text:line-break/>couuerture. Si vit comme sa fille sestoit<text:line-break/>endormye au champ du rosignolet dont<text:line-break/>il fut fort desplaisant ( sol ) nonobstent que po<text:span text:style-name="T655">r</text:span><text:line-break/>celle heure nen fist compte ( sol ) mais sen vint a<text:line-break/>sa femme qui estoit encores au lict ( sol ) Et luy<text:line-break/>dist ( sol ) Vien ca Jacobine ta fille ne disoit<text:line-break/>pas pour neant que les nuys luy estoient<text:line-break/>trop chauldes en sa chambre (et) que elle vou<text:line-break/>loit dormir en la gallerie pour mieulx re(-)<text:line-break/>poser au chant du rossignollet ( sol ) Lequel na<text:line-break/>pas seulement oy chanter ( sol ) mais qui plus<text:line-break/>fort est la prins et le tient encor en sa main.</text:p>
      <text:p text:style-name="P656">Adoncques se leua la mere hastiuement<text:line-break/>et courut au lict de sa fille : mais quant elle<text:line-break/>veit se rosignollet qui estoit cause de son re<text:line-break/>pos elle cuyda desesperer et voulut crier ( sol )<text:line-break/>mais le cheualier luy deffendit ( sol ) et dist. Ma<text:line-break/>mye ne vous troubles point pen son de gar<text:line-break/>der nostre honneur puis que la fortune est<text:line-break/>aduenue ( sol ) lequel nous saluer(o2)s en ce point<text:line-break/>car combien que Richart ait fait grant mal<text:line-break/>de soy ingerer a celle chose ( sol ) touteffoys en<text:line-break/>tant quil est beau iouuenceau ( sol ) h(o2)neste ( sol ) gra(-)<text:line-break/>cieux (et) extraict de noble lignee sil veult pr(e2)<text:line-break/>dre nostre fille en mariage sans parler au(-)<text:line-break/>cunement de cestuy cas nous luy donne(-)<text:line-break/>rons et ie croy que voulentiers le fera par<text:line-break/>quoy lhonneur de nostre fille sera sauue et<text:line-break/>si acquerrons affinite et amour auecques<text:line-break/>les parens de luy qui sont gens nobles ( sol ) ri<text:line-break/>hes et puissans. Et pour tant fut Jacobi<text:line-break/>ne reconfortee ( sol ) et se departit de la et laissa<text:line-break/>le cheualier tout seul ( sol ) Lequel esueilla les<text:line-break/>deux amans endormis qui se trouuerent<text:line-break/><text:soft-page-break/>bien esbahis. Et principalement richart (q2)<text:line-break/>saillit a deux genoulx deuant le cheualier.<text:line-break/>et luy dist. Sire cheualier en lhonneur de<text:line-break/>dieu ayes pitie de moy. Je c(o2)gnois te auoir<text:line-break/>grandement offence et desseruy ( sol ) grande et<text:line-break/>merueilleure pugnition ( sol ) mais ie te requier<text:line-break/>que quelque pugnition que tu me faces ne<text:line-break/>me vueilles oster la vie. Adoncques resp(o2)<text:line-break/>dit le cheualier Et dist. Richart mon en(-)<text:line-break/>fant tu congnois que ie tay trouue qui est<text:line-break/>bien digne de vengeance ( sol ) mais se tu veulx<text:line-break/>faire ce que ie te diray ( sol ) cestassauoir que tu<text:line-break/>prendras ma fille a mariage et luy saulue<text:line-break/>ras son honneur ( sol ) tu pourras eschapper ce<text:line-break/>dangier en quoy tu es et seras nostre amy (et)<text:line-break/>no<text:span text:style-name="T657">9</text:span><text:s/>le tien. Et pour ce aduise (q1) tu en veulx<text:line-break/>faire. Et de celle chose fut richart fort c(o2)p(-)<text:line-break/>tant et respondit. Sire cheuylier ie dem(a2)<text:line-break/>de pas mieulx que vous me faces telhon(-)<text:line-break/>neur et suis prest quant il vous plaira den<text:line-break/>faire vostre voulente. Adoncques dist le<text:line-break/>cheualier. Richartmon amy par ce conue(-)<text:line-break/>nant ie te laisseray auecques ma fille pour<text:line-break/>faire vostre promesse ensemble (et) pour vo<text:span text:style-name="T658">9</text:span><text:line-break/>reposer se il vo<text:span text:style-name="T659">9</text:span><text:s/>plaist : car ie croy que bien<text:line-break/>en auez necessite entant que ceste nuyt pas(-)<text:line-break/>see vous vous estez trop abuses au chant<text:line-break/><text:span text:style-name="pb">[f. 67r]</text:span><text:line-break/>du rossignollet. Si se departit le cheualier<text:line-break/>et laissa les deux aym(a2)s ensemble ( sol ) lesquelz<text:line-break/>nauoyent ouy que six chancons la nuyt pas<text:line-break/>see ( sol ) mais au deuant quilz departirent enco<text:line-break/>res deux ( sol ) puis par aucuns iours apres fu<text:line-break/>rent faictes leurs nopces solennelles (et) ves<text:line-break/>quirent ensemble sans danger en mectant<text:line-break/>le Rossignol en sa cage tout a leur appetit<text:line-break/>ainsi (q1) doiu(e2)t bons amoureux. Et pource<text:line-break/>fut c(o2)uertie leur male fortune quilz auoi(e2)t<text:line-break/>eue en amour pourtant quilz furent sour(-)<text:line-break/>prins sus le faitsinablement en grant sou(-)<text:line-break/>las ( sol ) en quoy no<text:span text:style-name="T660">9</text:span><text:s/>puisse tenir le pere (et) le filz<text:line-break/>et le saint esperit.</text:p>
      <text:h text:style-name="Titre1" text:outline-level="1">(ipdm) Cy ensuyt la. xlv. nouuelle (et) .v<text:line-break/>de la quinte iournee comptee par Da<text:line-break/>me neyphile.</text:h>
      <text:p text:style-name="figure">&lt;image&gt;</text:p>
      <text:soft-page-break/>
      <text:p text:style-name="P661"><text:span text:style-name="T662">M</text:span>Es chieres dames apres (q1) phi(-)<text:line-break/>lostrace vous a monstre comme<text:line-break/>la belle angelle print le rossignol<text:line-break/>let en iouyssant de ses amours auec(q1)s son<text:line-break/>amy Richart ( sol ) la(q1)lle chose estoit moult plai<text:line-break/>sante a escouter ( sol ) et affin de continuer ma(-)<text:line-break/>tiere damours ie vous monstreray comme<text:line-break/>par ignorance le frere fut amoureux de la<text:line-break/>seur violentement (et) a force la voulut pren(-)<text:line-break/>dre ainsi quil ensuit.</text:p>
      <text:h text:style-name="Titre2" text:outline-level="2">(ipdm) La forme de la nouuelle.</text:h>
      <text:p text:style-name="P663"><text:span text:style-name="T664">E</text:span>N la cite de p(a2)ne furent deux lom<text:line-break/>bars vsuriers gens de guerre et<text:line-break/>freres darmes ( sol ) lesquelz se entre ay<text:line-break/>moyent comme deux freres de propre geni<text:line-break/>ture ausquelz aduint vne foys que ilz alle<text:line-break/>rent en bataille pour destruire la cite de fa(-)<text:line-break/>uence qui leur estoit haband(o2)nee. Et ainsi<text:line-break/>que chascun pilloit par les maisons de la<text:line-break/>dicte cite dont les citoy(e2)s sen estoient fuys<text:line-break/>de paour de mort ( sol ) lung des deux lombars<text:line-break/>appelle guidotin entra en la maison dung<text:line-break/>bourgoys nomme Bernabuce ( sol ) en laquelle<text:line-break/>ne trouua h(o2)me ne femme fors vne petite<text:line-break/>fillette de laage de deux ans (q2)ue sa mere<text:line-break/>auoit laissee de la grant paour quelle auoit<text:line-break/>eue. Et si tost que ceste petite fillett veit<text:line-break/>Guidotin elle le appella son pere ainsi que<text:line-break/>c(o2)munement petis enfans de tel aage ap(-)<text:line-break/>pellent les hommes leurs peres et toutes<text:line-break/>femmes leurs meres. Adoncques guido(-)<text:line-break/>tin oy(a2)t cest enfant qui lappelloit son pere<text:line-break/>fut meu en pitie ( sol ) et auecques les biens qui<text:line-break/>estoient en la maison la print et la nourrit<text:line-break/>au mieulx guil peut et len emmena auec(q1)s<text:line-break/>luy a panne la ou il vesquit par aucun t(e2)ps<text:line-break/>Puis fut sourprins de maladie mortelle<text:line-break/>car ia estoit foible (et) anti(q1) ( sol ) si fist venir son<text:line-break/>compaignon darmes que on appelloit ia(-)<text:line-break/>cobin et luy dist. Mon frere et amy ie scay<text:line-break/>bien selon laage de nature qui est en moy<text:line-break/>que ie suis au lit dune maladie d(o2)t iamais<text:line-break/>vif ne partiray. Si te pry et requier c(o2)me<text:line-break/>celluy du m(o2)de a qui ie me fie en delaissant<text:line-break/>mes obseques (q1) apres moy ayme sus tou(-)<text:line-break/>tes choses que tu ayes ceste belle petite pu<text:line-break/>celle pour recommandee. Et quant vien(-)<text:line-break/>dra temps conuenable ( sol ) ie te prye que tu luy<text:line-break/>donnes mary tel que a ta propre fille voul<text:line-break/><text:soft-page-break/>droyes donner en luy baill(a2)t tout le residu<text:line-break/>de mes biens que luy donne. Et ainsi le<text:line-break/>fist iacobin ( sol ) car si tost que son frere (et) amy<text:line-break/>guidotin fut trespasse il print la ieune fille<text:line-break/>et la nourrit aussi bien et doulcem(e2)t que c(o2)<text:line-break/>me se elle eust este de sa propre geniture.<text:line-break/><text:span text:style-name="pb">[f. 67v]</text:span><text:line-break/>Puis par aucun t(e2)ps apres iacobin oyant<text:line-break/>que la cite de fau(e2)ce qui auoit este destruic<text:line-break/>te estoit remise en estat et les Citoyens re<text:line-break/>tournez. Pourtant que celle cite luy auoit<text:line-break/>fort pleu deslors quil y estoit en Guerre il<text:line-break/>y voulut retourner. Et auecques to<text:span text:style-name="T665">9</text:span><text:s/>ses<text:line-break/>biens et ses g(e2)s mena la belle pucelle quil<text:line-break/>auoit en garde (et) la nourrit iusques a ce (q1)l<text:line-break/>le fust en aage de quinze ans. En laquelle<text:line-break/>aage elle estoit plaisante ( sol ) honneste (et) sage (et)<text:line-break/>de beau maintien ( sol ) tant que par les belles<text:line-break/>vertus qui estoient en elle deux ieunes gal<text:line-break/>lans &lt;ATTcaractere&gt;auentins furent sourprins de son<text:line-break/>amour tellement que plus ne pouoyent et<text:line-break/>leust bien voulu chascun deulx la prendre a<text:line-break/>mariage se leurs parens se feussent consen<text:line-break/>tus. Desquelz iouuenceaulx lung auoit<text:line-break/>nom iannoble ( sol ) (et) lautre mongin. Et pour<text:line-break/>tant que les deux iouuenceaulx congnois<text:line-break/>soient lintencion lung de lautre et que chas<text:line-break/>cun deulx la vouloit auoir ymaginerent<text:line-break/>chascun a par soy trouuer moyen de parue<text:line-break/>nir a la chose et rauir la pucelle. Premiere<text:line-break/>ment mon&lt;ATTcaractere&gt;in se acointa de la chamberiere<text:line-break/>de la maison ou la pucelle demouroit ( sol ) (et) par<text:line-break/>dons (et) par promesses fist tant enuers elle<text:line-break/>quelle luy promist luy donner entree pour<text:line-break/>acomplir sa voulente et rauir la pucelle et<text:line-break/>la mener a son plaisir. Et pource faire luy<text:line-break/>assigna vng iour que son maistre deuoit<text:line-break/>aller soupper en la ville ( sol ) au(q1)l iour elle dist<text:line-break/>a mongin quil si trouuast et si tost que elle<text:line-break/>verroit vng signe quelle luy monstra quil<text:line-break/>entrast dedans la maison. Secondement<text:line-break/>aussi iannoble qui pretendoit a celle fin c(o2)(-)<text:line-break/>me mongin ( sol ) fist son moyen du varlet de la<text:line-break/>maison ou estoit la pucelle ( sol ) lequel auoit n(o2)<text:line-break/>cannoble ( sol ) lequel par dons (et) par promesses<text:line-break/>fut daccord et content de ayder a Jannoble<text:line-break/>de toute sa puiss(a2)ce en ce quil vouloit faire<text:line-break/>et luy assigna iour et terme telz que la ch(a2)(-)<text:line-break/>beriere auoit assignez a mongin. Et qu(a2)t<text:line-break/>ce iour sur venu que les deux amoureux<text:line-break/><text:soft-page-break/>auoyent leur assignacion chascun prenoit<text:line-break/>bien garde a regarder a son signe. Mais le<text:line-break/>varlet fut plus hatif que la chamberiere (et)<text:line-break/>mist son signe le premier. Et si tost quil fut<text:line-break/>mys iannoble qui bien le apperceut acom(-)<text:line-break/>paigne de deux siens compaignons entra<text:line-break/>en la maison (et) sans plus attendre prindr(e2)t<text:line-break/>la belle fille et la voulurent emporter ( sol ) par<text:line-break/>quoy elle se escriatreffort. Et au cry delle<text:line-break/>se assemblerent plusieurs gens ( sol ) especiale(-)<text:line-break/>ment Mongin et ses compaignons qui at<text:line-break/>tendoi(e2)t le signe que la chamberiere deuoit<text:line-break/>mettre dont ilz frurent fustres ( sol ) mais affin<text:line-break/>dempescher (q1) iannoble ne len menast mon<text:line-break/>gin et ses compaignons a beau coup des(-)<text:line-break/>pee toute nue vindrent frapper sur eulx (et) fi<text:line-break/>tent vne grande noise ( sol ) en laquelle sutuin(-)<text:line-break/>drent les sergens de la ville qui prindrent<text:line-break/>mongin ( sol ) iannoble et cannoble ( sol ) et les ment<text:line-break/>rent en prison disans quilz auoient desser<text:line-break/>uy mort pour auoir voulu pr(e2)dre celle fille<text:line-break/>a force. Qu(a2)t iacobin fut alle en sa maison<text:line-break/>(et) congneut la male facon : fut fort courrou<text:line-break/>ce non pas a la ieune fille ( sol ) car en riens nen<text:line-break/>estoit coulpable ( sol ) mais aux malfaicteurs (q1)<text:line-break/>estoient prisonniers. Puis le lendemain<text:line-break/>au matin quant les parens de mongin (et) de<text:line-break/>Jannoble sceurent quilz estoient en prison<text:line-break/>ilz se assemblerent et vindrent vers Jaco(-)<text:line-break/>bin gouuerneur de la pucelle (et) en lui suppli<text:line-break/>ant pour les poures prisonniers luy dirent<text:line-break/>ainsi. Sire iacobin vueillez auoit pitie de<text:line-break/>ces poures pecheurs ( sol ) et consideres les deli<text:line-break/>ces De ieunesse en remembrant que vous<text:line-break/>mesmes auez este ieune ( sol ) (et) ne vueillez pas<text:line-break/>les punir selon leurs demerites ( sol ) mais no<text:span text:style-name="T666">9</text:span><text:line-break/>vous pri(o2)s que leur soyez misericordieux<text:line-break/>Et nous qui sommes leurs parens nous<text:line-break/>nous submett(o2)s a vo<text:span text:style-name="T667">9</text:span><text:s/>den faire telle amen<text:line-break/>de quil vous plaira. A quoy respondit Ja<text:line-break/>cobin et leur dist. Certes messeigneurs de<text:line-break/>fauence la fille nest pas a moy ( sol ) (et) combien<text:line-break/>(q1)lle fust a moy si ne la vouldroye pas pren(-)<text:line-break/>dre telle que bien on la prendroit ( sol ) et suis c(o2)(-)<text:line-break/>tent den faire tout a vostre voulente ( sol ) mais<text:line-break/>affin que vous lentendez ilz vous ont fait<text:line-break/>plus grant deshonneur que a moy : Car la</text:p>
      <text:p text:style-name="p"><text:span text:style-name="pb">[f. 68r]</text:span><text:line-break/>fille telle que vous (sol) la voyez est proprem(e2)t<text:line-break/>atiue de ceste cite de fauence (sol) et leur c(o2)pta<text:line-break/><text:soft-page-break/>la voye et la maniere comment il auoiteue<text:line-break/>en garde de son feu frere darmes guidotin<text:line-break/>Lors les citoyens fauentins la estans fu(-)<text:line-break/>rent fort esbahys et luy demanderent de<text:line-break/>quelz parens icelle fille estoit. Et il leur<text:line-break/>respondit quil ne scauoit (sol) mais trop bien (q2)l<text:line-break/>auoit ouy dire autreffois a guidotin com<text:line-break/>m(e2)t il lauoit cauye (sol) et que elle estoit fille de<text:line-break/>Vng nomme barnabuce (sol) lequel estoit la pre<text:line-break/>sent (sol) dont il fut moult esbahy. Si pria icel(-)<text:line-break/>luy benarbuce audit iacobin que il luy mon<text:line-break/>straft la ieune fille et luy dist. Certes iaco<text:line-break/>bin sil est ainsi comme tu dis de celle ieune<text:line-break/>fille ie suis son Pere qui cuidoye que en la<text:line-break/>destruction de ceste ville icy elle fust perie<text:line-break/>Si aller(e2)t veoir celle fille (sol) (et) se approucha<text:line-break/>bernabuce aupres delle (sol) et iucontinent luy<text:line-break/>regarda loreille pour veoir si luy trouue(-)<text:line-break/>roit point vne grant cicatrice dune apostu<text:line-break/>me quelle auoit autreffois eue (sol) la(q1)lle chose<text:line-break/>il trouua de quoy il fut merueilleusement<text:line-break/>ioyeux (sol) et en plourant moult tendrem(e2)t de<text:line-break/>la grant ioye (q2)l eut print sa fille et lembras<text:line-break/>sa entre ses bras et la baisa. La fille aussi<text:line-break/>par amonicion naturelle admonnestee elle<text:line-break/>luy presenta son gentil corps en disant com<text:line-break/>me vne tresbonne fille et sage. Loue soit<text:line-break/>dieu mon pere (q1) vne foys vous ay retrou(-)<text:line-break/>uee. Lors furent mandez la mere (sol) seurs pa<text:line-break/>rens (et) amis de la ieune fille qui de la veoir<text:line-break/>furent fort resiouys. Et de ce fut aduerty<text:line-break/>le baillis de la ville qui par ce cengneut que<text:line-break/>iannoble qui estoit en prison estoit frere de<text:line-break/>la fille quil auoit voulu rauir. Si manda<text:line-break/>iacobin les parens et amys de la fille auec<text:line-break/>ceulx de mongin et ordonna que iannoble<text:line-break/>requerroit mercy a sa seur de liniure (q2)l luy<text:line-break/>auoit voulu faire combien quil ne la con(-)<text:line-break/>gneust (sol) et que Mongin auroit icelle fille a<text:line-break/>mariage pour sa femme (et) espouse (sol) de la(q1)lle<text:line-break/>ordonnance chascune des parties furent<text:line-break/>contens et furent faictes nopces ioyeuses<text:line-break/>(et) solennelles et long temps apres vesqui<text:line-break/>rent ensemble m(o2)gin (et) la belle fille en vs(a2)t<text:line-break/>damour honneste ainsi que gens de bien<text:line-break/>doyuent faire.</text:p>
      <text:p text:style-name="p"/>
      <text:p text:style-name="P668"><text:span text:style-name="T669">E</text:span>N ceste nouuelle est m(o2)stre vng<text:line-break/>grant et merueilleux danger qui<text:line-break/>aduient en folle amour que aucu<text:line-break/><text:soft-page-break/>neffois par ignorance le frere y congnoist<text:line-break/>la seur (sol) et le cousin la cousine (sol) le pere la fille<text:line-break/>et telz cas semblables. Ainsi que iannoble<text:line-break/>fut sourprins de folle amour voulut rauir<text:line-break/>sa seur laquelle ne congnoissoit (sol) dont cest<text:line-break/>grant dangier destre fol amoureux.</text:p>
      <text:h text:style-name="Titre1" text:outline-level="1">(ipdm) Cy ensuit la. xl vi. nouuelle (et). vi<text:line-break/>de ce iour c(o2)ptee par dame pampinee.</text:h>
      <text:p text:style-name="figure">&lt;image&gt;</text:p>
      <text:p text:style-name="P670"><text:span text:style-name="T671">M</text:span>A belle dame neyphile la nouuel<text:line-break/>le derrenierement comptee par<text:line-break/>vo<text:span text:style-name="T672">9</text:span><text:s/>selon ce que ien puis conce(-)<text:line-break/>uoir est de grant manificence et moult ma<text:line-break/>pleu a ouyr racompter c(o2)me le citoyen fa(-)<text:line-break/>uentin nomme bernabuce retrouua sa fille<text:line-break/>quil cuidoit auoir perdue (sol) dont ie ne fais<text:line-break/>doubte (q2)l en fut fort ioyeux (sol) aussi ma pleu<text:line-break/>lamour dont mongin ayma finablem(e2)t la<text:line-break/>belle quil eut espousee legitime (sol) Combien<text:line-break/><text:span text:style-name="pb">[f. 68v]</text:span><text:line-break/>que le commencement a lintencion de luy<text:line-break/>en eust este deshonneur. Pourtant en con(-)<text:line-break/>tinuant telle ou semblable sil plaist a la c(o2)(-)<text:line-break/>paignie vous autres tous et toutes escou<text:line-break/>tez la nouuelle qui sensuit.</text:p>
      <text:h text:style-name="Titre2" text:outline-level="2">(ipdm) La forme de la nouuelle.</text:h>
      <text:p text:style-name="P673"><text:span text:style-name="T674">S</text:span>Elon ce que vient aucuns (sol) en lis<text:line-break/>le de lischie fut vng nobte hom(-)<text:line-break/>me nomme marmon bargarin (q2)<text:line-break/>auoit vne belle fille nommee restance de<text:line-break/>laquelle fut amoureux vng Jouuenceau<text:line-break/>demourant en vne autre ysle (sol) lequel auoit<text:line-break/>nom iehan de procide. Cestuy iehan de pro<text:line-break/>cide aymoit tant la belle restance que a tou<text:line-break/>te heure que la fantaisie luy eschauffoit en<text:line-break/>luy souuenant delle fust iour ou nuyt il pas<text:line-break/>soit dune ysle en autre pour la veoir t(a2)t seu<text:line-break/>lement (sol) (et) aucuneffoys non pas elle (sol) mais<text:line-break/>les murailles de la maison. Or aduint<text:line-break/>vne fois que celle iouuencelle se alla esba<text:line-break/>loyer sur la riue de la mer toute seule (sol) et la<text:line-break/>trouua deux iouu(e2)ceaulx cicilliens (q2) sous<text:line-break/>dainement pour la beaulte delle (sol) (et) dung c(o2)<text:line-break/>sentement la prindrent et mirent dedans<text:line-break/>leur barge en laquelle ilz estoient venuz (et)<text:line-break/>non obst(a2)t quelle reffusast en criant diuer(-)<text:line-break/>sement ilz tendirent les voilles de leur na<text:line-break/><text:soft-page-break/>uire en nageant le plus fort que ilz peurent<text:line-break/>parmy la mer sans que daucun fussent ap(-)<text:line-break/>parceuz. Et affin que debat ou contemp<text:line-break/>cion ne sourdist entre eulx dung appointe<text:line-break/>ment ordonne la menerent a Palerne et la<text:line-break/>donnerent au roy de cecille qui la se tenoit<text:line-break/>et estoit vng tresbeau touuenceau et hon(-)<text:line-break/>neste (sol) duquel don icelluy Roy fut fort ioy<text:line-break/>eux. Mais pourtant que elle du grant des<text:line-break/>plaisir que elle auoit prins estoit fort mala<text:line-break/>de : Le roy ordonna quelle fust mise en vng<text:line-break/>beau lieu de plaisance que il auoit que on<text:line-break/>appelloit tubes et que on luy administrast<text:line-break/>toutes choses qui sont requises (et) qui sont<text:line-break/>vtiles et conuenables a conforter nature<text:line-break/>en esperant que apres que elle seroit guerie<text:line-break/>il en feroit a son bon plaisir (et) a sa voulente<text:line-break/>Et incontinent ce dit la belle restance fut<text:line-break/>menee dedans tubes ainsi que le roy lauoit<text:line-break/>commande. Or estoit marmon son pere (sol)<text:line-break/>ses par(e2)s et ses amys et generalement to<text:span text:style-name="T675">9</text:span><text:line-break/>ceulx de lysle de lischie esbahys ou restance<text:line-break/>pouoit estre ne qui la pouoit auoir (e2)menee<text:line-break/>Jehan de procide aussi qui plus ne la veoit<text:line-break/>fut merueilleusement esbahy et tant triste<text:line-break/>que plus nen pouoit. Si delibera en soy<text:line-break/>mesmes de tant la chercher par vng pays<text:line-break/>(et) par autre quil la trouueroit en (q1)lque lieu<text:line-break/>que elle fust. Si monta icelluy ichan de<text:line-break/>procide dedans vne nauire delibere de aller<text:line-break/>plus tost par tous les pays du monde quil<text:line-break/>ne la trouuast. Et ainsi comme il la cher(-)<text:line-break/>choit il ouyt dire que elle estoit a palerne<text:line-break/>auecques le toy de Cecille. Laquelle cho(-)<text:line-break/>se entendue pas ne targea iehan de procide<text:line-break/>quil ne arriuast a palerne la ou il descendit<text:line-break/>et renuoya son nauire. Puis tantost apres<text:line-break/>quil fut descendu il se enquist par aucuns<text:line-break/>Palernois en quel lieu le roy de Cecille<text:line-break/>pouoit tenir la belle restance. Et tantost<text:line-break/>apres on luy dist (q2)l la tenoit en sa maison<text:line-break/>de tubes. Si fist diligence Jehan de pro(-)<text:line-break/>cide de la greigneur puissance quil peut de<text:line-break/>trouuer moyen de veoir sa mye. Et ainsi<text:line-break/>quil tournoyoit entour la maison pour ve<text:line-break/>oir sil la verroit par autour dung vergier<text:line-break/>de plaisance qui y estoit (sol) et ainsi comme il<text:line-break/>tournoioit aduisa samye rest(a2)ce aux fenes<text:line-break/>tres qui bien sentrecongneur(e2)t (sol) et pourt(a2)t<text:line-break/>que a leure seule estoit elle parla a luy (et) luy<text:line-break/><text:soft-page-break/>enseigna voye (et) maniere comme la nuyt en<text:line-break/>suyu(a2)te il pourroit venir de plus pres par<text:line-break/>ler a elle. Laquelle chose ichan de procide<text:line-break/>vray amoureux bien ent(e2)dit. Et en atten<text:line-break/>dant leure de la nuyt conuenable sen alla<text:line-break/>tournoyer parmy la ville. Et ainsi quant<text:line-break/>leure fut venue quil deuoit comparoir per<text:line-break/>sonnellement il ne fut pas mis en deffault<text:line-break/>mais par sus vng hault Mur monta tant<text:line-break/>que finablement il attaignit les fenestres<text:line-break/>De la chambre en laquelle il entra et en icel<text:line-break/>le trouua sa bonne amye restance qui le<text:line-break/><text:span text:style-name="pb">[f. 69r]</text:span><text:line-break/>ac(-)tendoit mais au deuant quil acomplissent<text:line-break/>leur voul(e2)te ensemble (sol) elle luy dist. Iehan<text:line-break/>mon doulx amy au(a2)t (q1) tu faces de moy ton<text:line-break/>plaisir (sol) tu me pmettras de me getter hors<text:line-break/>de ce lieu. Et me remeneras en mon pays<text:line-break/>laquelle chose tu peulx faire se tu veulx.<text:line-break/>Et ce faire luy promist Iehan de procide<text:line-break/>par sa foy (sol) adonc se coucherent ensemble.<text:line-break/>Et prindrent du soulas damours tant (q1)<text:line-break/>bon leur sembla (sol) mais ainsi que fortune la<text:line-break/>diuerse permist pour tant quilz estoient las<text:line-break/>ses de frapper sur lenclume ilz se endormi(-)<text:line-break/>rent. Et en ce point comme ilz dormoient<text:line-break/>le roy qui iamais nauoit atouche a la fille<text:line-break/>vint secretement en la chambre pour la ve<text:line-break/>oir. Et si tost comme il fut entre en la ch(a2)(-)<text:line-break/>bre il ouurit bien luys secretement (et) apper<text:line-break/>ceut les deux aymans endormis dont lung<text:line-break/>ne c(o2)gnoissoit. Et par ce fut si courrousse<text:line-break/>que a paine ne se peut tenir (q2)l ne les tuast (sol)<text:line-break/>Mais il considerant que villaine chose se<text:line-break/>roit et est a vng roy se reffraingnit (et) ordon<text:line-break/>na les punir autrement. Si commanda a<text:line-break/>ses serg(e2)s (et) seruiteurs quilz fussent prins<text:line-break/>ainsi nudz comme ilz estoient (sol) (et) que au mil<text:line-break/>lieu de la ville dos a dos a lencontre de<text:line-break/>vng pillier fussent incontin(e2)t lies (et) tenus<text:line-break/>ius(q1)s a leure de tierce (sol) (et) apres quilz fuss(e2)t<text:line-break/>bruslez. Et apres ce commandement fait<text:line-break/>incontinent ces sathalistes vindrent aspre(-)<text:line-break/>ment prendre iehan de procide et restance sa<text:line-break/>mye les deux poures aymans. Et apres<text:line-break/>ce quilz les eur(e2)t tresbien lies les mener(e2)t<text:line-break/>au pillier auquel ilz fur(e2)t ataches. Et ain<text:line-break/>si que tous les palernois hommes et fem(-)<text:line-break/>mes les venoient veoir ilz en auoient gr(a2)t<text:line-break/>pitie (sol) (et) disoi(e2)t que cestoit grant dommaige<text:line-break/><text:soft-page-break/>et grant desplaisir de veoir vng si beau filz<text:line-break/>(et) vne si belle fille a tel deshonneur. Or es<text:line-break/>ioient les deux poures aymans tant hon(-)<text:line-break/>teux que ilz ne osoient regarder les g(e2)s au<text:line-break/>visage (sol) et en plourant piteusement regar(-)<text:line-break/>doient tousiours vers terre. Et ce temps<text:line-break/>pendant que ilz estoient la en attendant la<text:line-break/>mort ladmiral du roy n(o2)me rogier suruint<text:line-break/>qui les alla veoir (sol) et si tost quil les veit il<text:line-break/>congneut bien iehan de procide (sol) si se approu<text:line-break/>cha de luy et luy demanda. Mon amy nest<text:line-break/>tu pas tel que on appelle iehan de procide.<text:line-break/>Helas dist il monseigneur ouy (sol) mais iay<text:line-break/>gr(a2)t paour (q1) ie ne le foyes pas longuem(e2)t<text:line-break/>Adoncques luy dem(a2)da rogier pour quoy<text:line-break/>il estoit en ce point. Et iehan de procide luy<text:line-break/>respondit que cestoit par la voul(e2)te du roy<text:line-break/>en luy racomptant la forme (et) la maniere c(o2)<text:line-break/>ment ilz auoient este prins. Et ce ouy icel<text:line-break/>luy rogier se voulut departir (sol) mais Iehan<text:line-break/>de procide le rappella et luy dist. Sire ro<text:line-break/>gier ie vous prie puis que ainsi est (q1) nous<text:line-break/>deu(o2)s mourir quil vous plaise de supplier<text:line-break/>au roy que a tout le moins il nous face cel<text:line-break/>le grace que qu(a2)t on nous bruslera (q1) nous<text:line-break/>ne soyons point lyez dos a dos mais vis<text:line-break/>a vis (sol) car il me semble que en voyant tous(-)<text:line-break/>iours la face de Restance que iayme tant<text:line-break/>mourray plus aise. Lors commenca roger<text:line-break/>a soubzrire et luy dist. Ne te chaille Iehan<text:line-break/>mon amy iay esper(a2)ce de faire tant enuers<text:line-break/>le roy que tu pourras veoir ta dame par<text:line-break/>amours t(a2)t a ton aise que tu en seras tout<text:line-break/>ennuye. Puis fist rogier inhibicion a tous<text:line-break/>les officiers de proceder plus oultre a lexe<text:line-break/>cution iusques a ce quilz euss(e2)t autres nou<text:line-break/>uelles du roy (sol) et de la sen alla vers le roy<text:line-break/>auquel il dist. Sire pour quelle cause auez<text:line-break/>vous condamne ces deuxiemes enfans<text:line-break/>qui s(o2)t liez au millieu de la ville a receuoir<text:line-break/>tel vitupere. Et pour luy rendre responce<text:line-break/>le roy luy compta le deffault en quoy il les<text:line-break/>auoit trouues (sol) et entendu roger luy dem(a2)(-)<text:line-break/>da. Sire a vostre aduis est ce bonne iusti(-)<text:line-break/>ce (sol) congnoisses vo<text:span text:style-name="T676">9</text:span><text:s/>bien quelz gens ce sont<text:line-break/>Et le roy respondit incontinent a roger (q2)<text:line-break/>n(e2)ny. Lors dist roger. Certes sire ce nest<text:line-break/>pas bien fait ne bien iuge a vous (sol) car com(-)<text:line-break/>bien quilz ayent aucunem(e2)t fait peche (sol) tou<text:line-break/>teffoys ce nest point a vous de les punir<text:line-break/><text:soft-page-break/>Car ilz ne vous ont en aucune maniere of<text:line-break/>fence. Oultre pl<text:span text:style-name="T677">9</text:span><text:s/>celluy ieune iouu(e2)ceau<text:line-break/>que vous auez condamne est filz de landul<text:line-break/><text:span text:style-name="pb">[f. 69v]</text:span><text:line-break/>che de procide et frere de sire iehan de proci<text:line-break/>de par le moyen desquelz vous estes Roy<text:line-break/>de cecille. Et la iouuencelle n(o2)mee rest(a2)ce<text:line-break/>est fille de Marmon bargarin par la puis<text:line-break/>sance duquel vous possedes lysle dissye (sol) de<text:line-break/>laquelle vous esties deboute : auecques ce<text:line-break/>aussi les deux ieunes enf(a2)s sentrec(o2)gnois(-)<text:line-break/>soient de pieca (et) nont point commence leur<text:line-break/>amour de present mais de long temps (sol) par<text:line-break/>quoy ce quilz ont fait nestoit pas pour vou<text:line-break/>loir offencer vostre seigneurie (sol) mais pour<text:line-break/>la bonne amour quilz auoient ensemble.<text:line-break/>Et pourtant les deussiez vous plus sup(-)<text:line-break/>porter que punir. Adoncques fut le Roy<text:line-break/>bien marry (sol) si les enuoya bien hastiuement<text:line-break/>deslier et amener deuant luy. Et si tost (q2)l<text:line-break/>les veir les vint embrasser (et) leur requerir<text:line-break/>mercy (sol) et les fist reuestir dabitz honnestes<text:line-break/>le plus quil peut en voulant reparer le des<text:line-break/>honneur quil leur auoit fait. Et oultre pl<text:span text:style-name="T678">9</text:span><text:line-break/>apres ce (q2)l eut congneu que cestoit la vou(-)<text:line-break/>lente deux de se entre espouser luy mesmes<text:line-break/>en sa maison les fist faire (et) tint nopces gr(a2)<text:line-break/>des et solennelles et leur d(o2)na grans d(o2)s<text:line-break/>et riches. Puis les renuoya en leur pays<text:line-break/>bien acompaignes de cheualiers et de gen(-)<text:line-break/>tilz hommes des plus grans de toute sa<text:line-break/>court qui les conuoyerent iusques en leur<text:line-break/>dit pays auquel ilz furent receuz treshon(-)<text:line-break/>norablement a la ioye de tous leurs par(e2)s<text:line-break/>et amys.</text:p>
      <text:p text:style-name="p"/>
      <text:p text:style-name="P679"><text:span text:style-name="T680">E</text:span>N ceste nouuelle est monstre aus<text:line-break/>si que en celle de deuant vng des<text:line-break/>cas de fortune (q2) aduiennent aux<text:line-break/>amoureux (sol) car combien que Iehan procide<text:line-break/>print grant plaisir auecques sa dame par<text:line-break/>amours (sol) il fut en grant dangier de mort et<text:line-break/>elle aussi.</text:p>
      <text:soft-page-break/>
      <text:h text:style-name="Titre1" text:outline-level="1">(ipdm) Cy apres sensuit la. xl vii. nou<text:line-break/>uelle et. vii. de la quinte iournee c(o2)p(-)<text:line-break/>tee par dame laurette.</text:h>
      <text:p text:style-name="P681"><text:span text:style-name="T682">H</text:span>Elas belle seur Pampinee tant<text:line-break/>vous maues fait grant pitie au<text:line-break/>cueur quant vous auez compte</text:p>
      <text:p text:style-name="figure">&lt;image&gt;</text:p>
      <text:p text:style-name="P683">de Iehan de procide (et) de restance sa mye<text:line-break/>qui furent menes a lestache au millieu de<text:line-break/>la ville de palerne condamnez a estre bou<text:line-break/>litz (sol) mais apres quant vous auez remon(-)<text:line-break/>stre comme roger admiral du roy de cecille<text:line-break/>demonstra au roy c(o2)me il ne les deuoit pas<text:line-break/>faire mourir (sol) et luy declaira le lieu et la ge(-)<text:line-break/>neracion dont ilz estoient dont le roy fut es<text:line-break/>bahy (sol) et en c(o2)ptant la nouuelle ensuyuante<text:line-break/>mon entencion est de monstrer et declarer<text:line-break/>semblable aduanture de deux amoureux<text:line-break/>comme il sensuit.</text:p>
      <text:h text:style-name="Titre2" text:outline-level="2">(ipdm) La forme de la nouuelle.</text:h>
      <text:p text:style-name="P684"><text:span text:style-name="T685">A</text:span>V temps que le bon roy guillau<text:line-break/>me regnoit en cecille. En icelle<text:line-break/>ysle estoit vng noble et puissant<text:line-break/>homme nomme sire Armerie de tr(a2)peigne<text:line-break/>lequel auoit plusieurs enfans beaulx (et) hon<text:line-break/>nestes et estoit vng grant possesseur t(a2)t en<text:line-break/>biens comme en heritages (sol) ausquelz main<text:line-break/>tenir et multiplier luy estoient necessaires<text:line-break/>et conuenables plusieurs seruans. Si ad<text:line-break/>uint vng iour que les escumeurs de mer<text:line-break/>geneuoys en pass(a2)t par armenie auoy(e2)t ro<text:line-break/>be plusieurs enfans et les auoyent emme(-)<text:line-break/>nes en cecille pour les offrir a v(e2)dre et mec</text:p>
      <text:p text:style-name="p"><text:span text:style-name="pb">[f. 70r]</text:span><text:line-break/>tre en seruice a leur singulier prouffit. Sy<text:line-break/>auint que sire armerie alla sur le bort de la<text:line-break/>mer et veit ces enfans que les escumeurs<text:line-break/>auoient amenes (et) en achapta vng croyant<text:line-break/>que iceulx enfans fussent sarrasins (et) le fist<text:line-break/>crestienner et nommer pierre (sol) Et auecques<text:line-break/>ses enfans le fist nourrir tres conuenable(-)<text:line-break/>ment (sol) mais icelluy pierre si bien prouffita<text:line-break/>en vertus et en bonnes meurs que iamais<text:line-break/>sire armerie ne fut mieulx seruy de serui (-)<text:line-break/>teur. Tant (q1) (p3) le bon et b(o2)nesteseruice de<text:line-break/>luy vne belle ieune fille que auoit icelluy ar<text:line-break/>merie nommee violence en fut fort amou(-)<text:line-break/>reuse croy(a2)t que chose impossible fust hom<text:line-break/><text:soft-page-break/>me estre de si noble couraige c(o2)me il estoit<text:line-break/>sans estre de tres noble geniture. Et (p3) les<text:line-break/>beaulx signes damours quelle luy mons(-)<text:line-break/>tra fut contrainct a obeir a lamour dicelle<text:line-break/>fille (sol) nonostant que bien scauoit quil se mec<text:line-break/>toit en grant dangier se vne foys son mai<text:line-break/>stre sen apparceuoit. Etainsi que par le c(o2)<text:line-break/>seil de la fille et frequente monicion il sen<text:line-break/>hardit de faire sa voulente tant que toutes<text:line-break/>les foys quilz se poucient trouuer en lieu<text:line-break/>secret et conuenable ilz sesbatoient ensem(-)<text:line-break/>ble en prenant du delit damonrs ce que<text:line-break/>bon leur sembloit (sol) et si bien gouuernoient<text:line-break/>leur amour que de leur fait homme ne sen<text:line-break/>apparceuoit (sol) mais ainsi que dieu (et) fortune<text:line-break/>le permisdrent la fille se mist si bien a sa pla<text:line-break/>ce que elle se trouua ensaincte dont elle fut<text:line-break/>fort courroucee. Et le dist a son bon amy<text:line-break/>pierre qui aussi en fut fort courrouce et de<text:line-break/>lheure sen voulut fouyr craignant quant<text:line-break/>son maistre le scauroit quil ne le fist mourir<text:line-break/>mais violence (q1) marrie eust este dauoir per<text:line-break/>du son bon amy pierre le resraignit (sol) et luy<text:line-break/>dist. Pierre mon chier amy certes tu ne ten<text:line-break/>iras point (sol) et ie te prometz par ma foy que<text:line-break/>nonobstant (q1) me faulte soit c(o2)gneue la tien<text:line-break/>ne ne le sera point. Et pour (q1)lque torment<text:line-break/>que on me face iay ne declairere (q1) de celluy<text:line-break/>enfant que ie auray tu soyez le pere (sol) et pour<text:line-break/>tant mon amy ne ten va point. Ad(o2)cques<text:line-break/>respondrt pierre et dist. Ma chiere amye<text:line-break/>tu congnois le dangier en quoy ie seroye (sol)<text:line-break/>se ton pere le congnoissoit (sol) mais en me con<text:line-break/>fiant en ta promesse quelque chose quil me<text:line-break/>doyue aduenir ie demourray. Si te sup<text:line-break/>plie sur toute lamour (q1) est entre toy et moy<text:line-break/>que tu gardes la foy damours et de gen<text:line-break/>tillesse que tu mas promise. Mais apres<text:line-break/>que’le temps fut venu que la fille ne peust<text:line-break/>plus celer son enseinctement elle se descou<text:line-break/>urit a sa mere et luy dist. Ma mere ie vo<text:span text:style-name="T686">9</text:span><text:line-break/>requier pardon (sol) et vous prye que vueilles<text:line-break/>garder mon honneur et celer mon deshon<text:line-break/>neur (sol) car certes il est vray (q1) ie suis enseinc(-)<text:line-break/>te et pres de mon enfantement. Si vous<text:line-break/>prye que vous et moy pouruoyons a mon<text:line-break/>cas le plus honnestement que possible sera<text:line-break/>sans que mon pere en saiche riens. Adonc<text:line-break/>ques fut la mere dolente et piteuse du cri(-)<text:line-break/>me de sa fille (sol) mais nonobstant elle adui<text:line-break/><text:soft-page-break/>sa pour le mieulx de nen faire aucune ma<text:line-break/>nifestation (sol) (et) instruist sa fille faindre estre<text:line-break/>malade de fieures (sol) la(q1)lle bien le fist. Puis<text:line-break/>la mere conseilla au pere quil le nuoyast au<text:line-break/>villaige pour changier lair. Laquelle cho<text:line-break/>se le pere le fist croyant de verite que sa fille<text:line-break/>fust frebitante (sol) et pour la gouuerner et soli<text:line-break/>citer plus soigneusement auecques elle al<text:line-break/>la la mere et furent la par longue espace de<text:line-break/>temps. Or nauoit iamais de coustume<text:line-break/>sire armerie de aller en icelluy village (sol) mais<text:line-break/>pour tant quil estoit a malaise de scauoir<text:line-break/>que faisoient sa femme et sa fille il y alla.</text:p>
      <text:p text:style-name="p">Et ainsi comment il entroit en la maison<text:line-break/>dicelluy villaige il oyt sa fille crier qui es<text:line-break/>toit en paine denfant. Sy entra dedans<text:line-break/>la ch(a2)bre et veit le cas comme il alloit dont<text:line-break/>il fut pres(q1) enrage (sol) (et) cruellem(e2)t (p3) grant des<text:line-break/>pit il interrogua sa fille (q1) luy auoit fait cest<text:line-break/>enfant (sol) tant que par les grandes inquisiti<text:line-break/>ons quil luy faisoit comme de la tuer (et) mec<text:line-break/>tre a mort elle fut contraincte de froisser sa<text:line-break/>foy et confessa que pierre luy auoit fait.</text:p>
      <text:p text:style-name="p">Lors se partit le pere dolent et furieux qui<text:line-break/>se ses propres mains eust bien voulu des(-)<text:line-break/>truire pierre se ne eust este de paour de des<text:line-break/><text:span text:style-name="pb">[f. 70v]</text:span><text:line-break/>honneur et sen vint en sa maison en cecille<text:line-break/>la ou il fist prendre pierre par les gens de<text:line-break/>la iustice (sol) Puis alla faire sa plainte sur luy<text:line-break/>Puis fut condamne Pierre a estre batu (p3)<text:line-break/>les carrefoux puis estre pendu et estr(a2)gle.<text:line-break/>Et pour la punition de la fille armerie ap<text:line-break/>pella vng de ses seruiteurs auquel il bailla<text:line-break/>vne espee en sa main et vne tace plaine de<text:line-break/>venin et de poisons en lautre (sol) et luy dist.<text:line-break/>quil allast au villaige ou estoit sa fille vio<text:line-break/>lence et quil luy presentast lespee et la tasse<text:line-break/>pour eslire le(q1)l elle aymeroit le mieulx mou<text:line-break/>rir par espee ou par venin (sol) Puis apres que<text:line-break/>elle auroit choisy quil prensist lenfant yssu<text:line-break/>de elle et que en le meurtrissant cruellem(e2)t<text:line-break/>il le gectast contre terre (sol) et de ce faire fut le<text:line-break/>mauluais seruiteur tres content. Si se<text:line-break/>partit et sen alla. Et en celle heure propre<text:line-break/>que il y alloit Pierre estoit entre les mains<text:line-break/>du bourreau qui le batoit parmy la ville<text:line-break/>pour le mener au gibet. Et apres ce que il<text:line-break/>eut este batu fut monte en la charete la cor<text:line-break/>de au col (sol) les mains lieez derriere le dos (sol)<text:line-break/><text:soft-page-break/>comme vng larron en passant par deuant<text:line-break/>vne hostellerie ou estoyent loges des sei<text:line-break/>gneurs de armenye qui alloyent en embas<text:line-break/>sade vers le pape. Ainsi (q1) toutes gens cou<text:line-break/>royent pour aller veoir ce poure homme<text:line-break/>que on menoit pendre (sol) Jceulx seigneurs<text:line-break/>de armenye yssirent pour le veoir (sol) des<text:line-break/>quelz embassadeurs lung nomme saullon<text:line-break/>homme vieil et de grant auctorite regar<text:line-break/>da celluy Pierre. Et en la poicterine de<text:line-break/>celluy pierre apparceut vne tache quil auoit<text:line-break/>de nature en quoy il eut memoire de vng<text:line-break/>sien filz que les escumeurs de mer luy a(-)<text:line-break/>uoient emble. Si ymagina en plusieurs<text:line-break/>circonstances que celluy filz pourroit bien<text:line-break/>estre. Et pour enquerir plus a plain fist<text:line-break/>arrester le bourreau qui menoit la charette<text:line-break/>et se approucha de luy et demanda a pier<text:line-break/>re de quel pays il estoit et de quelle nati(-)<text:line-break/>on (et) comme il auoit a nom. A laquelle cho<text:line-break/>se pierre luy respondit et luy dist. Sire (sol)<text:line-break/>ie suis de armenye filz de vng noble hom<text:line-break/>me nomme Saullon (sol) et suis appelle Theo<text:line-break/>dore de mon premier nom (sol) Combien que<text:line-break/>en ce pays ycy on me appelle Pierre (sol) et fu<text:line-break/>amene de armenye ie ne scay pas par quel<text:line-break/>les gens iusques en ce pays ycy ou quel ces<text:line-break/>te malle fortune me est aduenue. Et ainsi<text:line-break/>congneut Saullon certainement celluy es<text:line-break/>tre son filz. Et dist. O theodore mon en<text:line-break/>fant (sol) certes ie suis ton propre pere qui ia (-)<text:line-break/>mais en ma vie ne te cuydois veoir (sol) mais<text:line-break/>dieu mercy ie te reuoy (sol) combien que ce soit<text:line-break/>en tres piteux et douloureux estat. Et ain<text:line-break/>si que dient aucuns Saullon auoit des(-)<text:line-break/>ia este aduerty de la cause pour quoy on fai<text:line-break/>soit celle iustice. Si prya au bourreau et<text:line-break/>aux sergens que ilz ne procedassent plus a(-)<text:line-break/>uant iusques a ce quil eust parle au iuge (sol) au<text:line-break/>quel hastiuement il alla et luy dist. Sire<text:line-break/>courard (sol) celluy homme que vous enuoyes<text:line-break/>au gibet comme serf ny doit point estre en<text:line-break/>uoye : Car il est franc et est mon filz. Et<text:line-break/>pour tant sil a fait aucune chose au deshon<text:line-break/>neur de la iouuencelle par le consentem(e2)t<text:line-break/>deulx deux il est prest de le reparer. Et ce<text:line-break/>oy fut le iuge fort honteux dauoir fait cel(-)<text:line-break/>le condamnation. Et apres ce enuoya que<text:line-break/>rir sire Armerie auquel il racompta le fait<text:line-break/>et comme Pierre estoit filz du noble hom<text:line-break/><text:soft-page-break/>me Saullon dont sire armerie si fut fort<text:line-break/>esbahy (et) enuoya vng seruiteur hastiuem(e2)t<text:line-break/>au deuant du seruiteur quil auoit enuoye<text:line-break/>porter le venin a sa fille luy deffendre que<text:line-break/>pas ne luy baillast ce venin ne ceste espee (sol)<text:line-break/>et que sans faire ne dire aucune chose a cel<text:line-break/>le fille quil sen retournast (sol) lequel tantost<text:line-break/>fut retourne et rapporta (q1) elle viuoit dont<text:line-break/>le pere fut fort ioyeux. Si fut deliure pier(-)<text:line-break/>re et reuestu honnestement comme filz de<text:line-break/>noble et puissant homme. Et requist mes(-)<text:line-break/>sire Armerie a Saullon quil luy pardon(-)<text:line-break/>nast liniure (q1)l auoit faicte a son filz en luy<text:line-break/>offrant que sil plaisoit a icelluy filz de pr(e2)<text:line-break/>dre sa fille a mariage tres voulentiers luy<text:line-break/>d(o2)neroit. A laquelle chose se accorda Saul<text:line-break/>lon pour la part de son filz (sol) Puis furent<text:line-break/><text:span text:style-name="pb">[f. 71r]</text:span><text:line-break/>amenez les deux parties. Cestassauoir (sol)<text:line-break/>Pierre et Violence (sol) et furent interrogues<text:line-break/>sur ce point (sol) mais on trouua que autre cho<text:line-break/>se lung a lautre ne Desiroyent. Si furent<text:line-break/>faictes nopces honnestes et solennelles (sol) et<text:line-break/>receut Saullon la belle Violence comme<text:line-break/>sa fille et samye (sol) mais pour tant quil auoit<text:line-break/>a faire a romme apres les nopces faictes il<text:line-break/>laissa son filz (sol) sa fille et leur petit enfant en<text:line-break/>cecille iusques ad ce que il fust retourne de<text:line-break/>son voyaige (sol) auquel il fist la meilleure di(-)<text:line-break/>ligence qui fust possible de faire aluy. Et<text:line-break/>apres ce que il fut retourne il les recueillit<text:line-break/>auecques luy (sol) et les emmena en Armenye<text:line-break/>la ou ilz fur(e2)t h(o2)nestem(e2)t receuz s(a2)s doub<text:line-break/>te et a grant ioye. Et apres vesquirent lon<text:line-break/>guement ensemble les deux loyaux amans<text:line-break/>retournez a grant ioye et soulas de grant<text:line-break/>tristesse et desolation. dont le benoist filz<text:line-break/>de dieu par sa saincte grace vueille garder<text:line-break/>ceste presente compaignie.</text:p>
      <text:h text:style-name="Titre1" text:outline-level="1">(ipdm) Cy ensuit la quarante huyties<text:line-break/>me nouuelle et huytiesme de ce<text:line-break/>iour comptee par le iouuenceau<text:line-break/>philomene.</text:h>
      <text:p text:style-name="figure">&lt;image&gt;</text:p>
      <text:p text:style-name="P687"><text:span text:style-name="T688">I</text:span>L me est aduis que en toute ceste<text:line-break/>iournee (sol) on ne a compte nouuelle<text:line-break/>dont le commencement nait este<text:line-break/><text:soft-page-break/>damours contractees autant par c(o2)sente<text:line-break/>ment de homme que de femme (sol) et aucunes<text:line-break/>foys plus par lamonnestement de la fem<text:line-break/>me que de lhomme ainsi quil appert en la<text:line-break/>nouuelle precedente que violence fut cause<text:line-break/>motiue de mectre Pierre en son amour.<text:line-break/>Mais la nouuelle que ie vois commencer<text:line-break/>ientens monstrer le contraire (sol) Cestassa (-)<text:line-break/>uoir (sol) comment vng ieune iouuenceau fut<text:line-break/>amoureux de vne ieuue iouuencelle (sol) laqnel<text:line-break/>le ne laymoit point combien que par certai<text:line-break/>ne subtillesse quil trouua finablement elle<text:line-break/>le ayma comme vous pourres veoir par<text:line-break/>apres.</text:p>
      <text:h text:style-name="Titre2" text:outline-level="2">(ipdm) La forme de la nouuelle.</text:h>
      <text:p text:style-name="P689"><text:span text:style-name="T690">E</text:span>N la noble cite de rauane furent<text:line-break/>iadis plusieurs nobles et riches<text:line-break/>hommes (sol) entre lesquelz fut vng<text:line-break/>ieune iouuenceau nomme Anastare des<text:line-break/>honnestes (sol) qui apres le deces de son pere<text:line-break/>et de lung de ses oncles demoura riche<text:line-break/>ainsi que len disoit merueilleusement (sol) et<text:line-break/>aussi c(o2)me ieunes h(o2)mesa marier sont vou<text:line-break/>lentiers curieux de acquerir dames par<text:line-break/>amours (sol) Celluy maistre Anastare fut<text:line-break/>amoureux de la fille de vng noble cheua<text:line-break/>lier nomme sire Pol des trauerciers (sol) la(-)<text:line-break/>quelle auoit nom Egine (sol) et pour luy com<text:line-break/>plaire plus il se vestoit de diuerses fac(o2)s<text:line-break/>et des plus chieres robes que il pouoit en<text:line-break/>monstrant noblesse de courage (sol) mais quel<text:line-break/>que chose quil fist iamais elle ne le vouloit<text:line-break/>aymer (sol) et de tous poins le refusoit dont<text:line-break/>il estoit bien marry tant quil eust voulu es<text:line-break/>tre mort (sol) mais pour tant que ses parens et<text:line-break/>amys voyoient (q1)l discipoit folement ses<text:line-break/>biens et en toute prodigalite affin de len<text:line-break/>chastier luy conseillerent quil sen allast de<text:line-break/>mourer hors de la cite iusques a vne espa<text:line-break/>ce de temps (sol) affin quil se peust abstenir des<text:line-break/>foles et excessiues despences quil faisoit (sol)<text:line-break/><text:span text:style-name="pb">[f. 71v]</text:span><text:line-break/>mais pour la fole amour dont il estoit en(-)<text:line-break/>treprins iamais ne voulut croire leur con<text:line-break/>seil (sol) c(o2)bien que finablement il le creut pour<text:line-break/>la continuelle admonition dont ilz le ad(-)<text:line-break/>monnestoient si se partit de rauane et alla<text:line-break/>demourer a vng villaige aupres distant<text:line-break/>de lespace de vne lieue ou enuir on la ou il se<text:line-break/><text:soft-page-break/>tenoit ioyeusement (sol) et tous les iours con(-)<text:line-break/>uyoit ses voisins a faire gr(a2)t chiere auec (-)<text:line-break/>ques luy affin de passer ennuy. Mais ain<text:line-break/>si que vne foys amours qui du tout nestoit<text:line-break/>pas party de son cueur le admonnesta et re<text:line-break/>mist en cogitation pour la beaulte de egine<text:line-break/>qui t(a2)t laymoit. Si se partit de sa maison<text:line-break/>tout melencolieux (et) sen alla tournoier par<text:line-break/>my vne forest de puis qui de la estoit asses<text:line-break/>prouchaine en laquelle il entra asses auant<text:line-break/>puis entendit la clameur et cry dune ieune<text:line-break/>iouuencelle qui se c(o2)plaignoit merueilleuse<text:line-break/>ment (sol) A laquelle clameur il se arresta (sol) et t(a2)<text:line-break/>tost apres quil se fust arreste il veit de loing<text:line-break/>venir icelle iouuencelle toute nue plour(a2)t<text:line-break/>et criant merueilleusement (sol) et deux grans<text:line-break/>chiens noirs qui la suiuoi(e2)t (sol) et en criant di<text:line-break/>uersement la mordoy(e2)t (sol) Oultre plus vng<text:line-break/>grant homme noir tout arme tenant vne<text:line-break/>espee en son poing et monte sur vng grant<text:line-break/>cheual noir qui la poursuiuoit (sol) de laquelle<text:line-break/>vision Anastare fut fort espouente et per(-)<text:line-break/>dit toute la fantasie quil auoit. Si delibe(-)<text:line-break/>ra en soymesmes de ne partir poit au d(a2)gier<text:line-break/>de y mourir. Et pour compassion quil eut<text:line-break/>de la iouu(e2)celle affin de la deffendre de ces<text:line-break/>chiens qui la mordoient (sol) pour tant quil na<text:line-break/>uoit point de autre baston il rompit vne<text:line-break/>grant branche darbre pour fraper sus eulx (sol)<text:line-break/>mais le cheualier qui la poursuiuoit cheuau<text:line-break/>cha hastiuement et dist a haulte voix. Ana<text:line-break/>stare ne soyez point si hardy de vouloir se (-)<text:line-break/>courir ceste iouuencelle : car tu pers ta pai<text:line-break/>ne. Adoncques respondit Anastare. C(o2)<text:line-break/>ment cheualier me peux tu c(o2)gnoistre qu(a2)t<text:line-break/>ie ne te congnois (sol) Et mest aduis que cest<text:line-break/>grant honte a vng cheualier comme toy ar<text:line-break/>me de poursuyuir vne poure ieune fille tou<text:line-break/>te nue pour la vouloir tuer (sol) et luy chasser<text:line-break/>les chiens apres elle comme a vne pour<text:line-break/>beste. Et est ce qui me meut a la deff(e2)dre<text:line-break/>Adoncques responditle cheualier et dist<text:line-break/>a Anastare. Tu me demandes se ie te<text:line-break/>congnois (sol) et certes ouy (sol) et suis natif de la<text:line-break/>propre ville de Rauane comme tu es (sol) et<text:line-break/>en celluy temps que tu estoies petit enfant<text:line-break/>et que ie y demouroye on me appelloit si(-)<text:line-break/>re Guides anasues qui estoye amoureux<text:line-break/>de ceste fille que tu voys autant ou plus<text:line-break/>que tu es de la fille sire Pol des transuer(-)<text:line-break/><text:soft-page-break/>seres (sol) Mais icelle fille que ycy est ne vou<text:line-break/>lut oncques regarder lamour de quoy ie<text:line-break/>laymoye (sol) mais par cruaulte et rigueur de<text:line-break/>courage me reiectoit arriere sans me vou(-)<text:line-break/>loir veoir ne ouyr dont ie prins si grant<text:line-break/>dueil en mon couraige que par desespoir<text:line-break/>auecques lespee que ti(e2)s en ma mainie me<text:line-break/>tuay et suis damne pardurablement. As(-)<text:line-break/>ses tost apres que ie me fus occis aisi cruel<text:line-break/>lement ceste fille qui ioyeuse en fut et bien<text:line-break/>scauoit que ce auoit este fait pour la gran(-)<text:line-break/>de cruaulte quelle portoit enuers moy d(o2)t<text:line-break/>elle ne se rep(e2)toit point (sol) mais cuidoit auoir<text:line-break/>merite de mort cruelle (sol) elle trepassa et ainsi<text:line-break/>que moy fut condamnee a perdurable paine<text:line-break/>et descendit tout droit en enfer et pour sa<text:line-break/>penitance fut ordonne pour ce que iauoye<text:line-break/>este son grant amy que ie seroye son grant<text:line-break/>ennemy (sol) et (q1) tous les iours du monde de<text:line-break/>uant moy elle sen fuiroit et ie la poursuiue(-)<text:line-break/>roye a coup despee pour la meurdrir en luy<text:line-break/>chassant ces deux chiens qui la deuour(e2)t<text:line-break/>et ainsi fais ie (sol) Car tous les vendredis de<text:line-break/>lan a telle heure (q1)lest elle court et fuit deu(a2)t<text:line-break/>ces chiens parmy ceste forest en laquelle ie<text:line-break/>luy tire son dur cueur et les entrailles du<text:line-break/>ventre et les donne a mangier ces a chi(e2)s</text:p>
      <text:p text:style-name="p">Et puis apres par la permission diuine<text:line-break/>affin de continuer sa douleur elle ressuscite<text:line-break/>ainsi c(o2)me si oncques elle neust este morte (sol)<text:line-break/><text:span text:style-name="pb">[f. 72r]</text:span><text:line-break/>Et puis derechief commence a la persecu<text:line-break/>ter (sol) et a tout iamais suis ordonne a luy fai<text:line-break/>re ceste paine ainsi (q1) tu verras. Par quoy<text:line-break/>mon amy Anastare tu ne luy peuz secourir<text:line-break/>en ceste tribulation. Adoncques se tira ar<text:line-break/>riere Anastare tant penseux que tous les<text:line-break/>cheueux de la teste luy dresserent et regar<text:line-break/>da a ce que le cheualier vouloit faire a la po<text:line-break/>ure femme (sol) lequel courut vers elle comme<text:line-break/>vng chien enrage et a coup despee il luy<text:line-break/>perca la poictrine et tira cueur (et) entrailles<text:line-break/>hors du corps et les gecta aux chiens (sol) les(-)<text:line-break/>quelz le mangerent et transglutirent. Et<text:line-break/>tantost apres ainsi comme il auoit dit com<text:line-break/>me toute saine elle ressuscita et recommen<text:line-break/>ca a fouyr et le cheualier et ses chiens apres<text:line-break/>tant que assez tost Anastare ne la veit pl<text:span text:style-name="T691">9</text:span><text:s/>(sol)<text:line-break/>si se partit Anastare fort pensif et piteux de<text:line-break/>la grant crudelite quil auoit veue endurer<text:line-break/><text:soft-page-break/>a la poure ieune fille. Et ymagina que cel<text:line-break/>le vision qui to<text:span text:style-name="T692">9</text:span><text:s/>les vendredis venoit luy<text:line-break/>pourroit prouffiter a acquerir lamour de<text:line-break/>Egine. Si manda aucuns de ces par(e2)s<text:line-break/>et amys ausquelz il dist. Vous mes par(e2)s<text:line-break/>mauez par plusieurs foys amonneste de de<text:line-break/>laisser mes foles amours (et) desp(e2)ces (sol) mais<text:line-break/>ie nen feray riens se vous ne faictes tant<text:line-break/>que sire pol des trauersieres (sol) sa femme (sol) sa<text:line-break/>fille et leurs parens viennent en vostre c(o2)<text:line-break/>paignie disner auecques moy ce vendredy<text:line-break/>prouchain venant en vng lieu de celle fo(-)<text:line-break/>rest que ie leur monstreray la ou vous con<text:line-break/>gnoistres la chose pour quoy ie vueil ceste<text:line-break/>chose faire. Et ce firent les parens et se<text:line-break/>monnirent sire Pol et ceulx qui leur auoit<text:line-break/>dit a ce disner (sol) et combien que dure chose<text:line-break/>fust a egine fille de sire Pol de si trouuer<text:line-break/>pour la haine quelle auoit a Anastare (sol) tou<text:line-break/>teffoys elle ne osa refuser (sol) et auecques les<text:line-break/>autres femme y comparut. Si fist anasta<text:line-break/>re faire aprester vng disner magnificque de<text:line-break/>tous poissons exquis (sol) et fist mectre les ta(-)<text:line-break/>bles en celluy lieu de la forest ou la vision<text:line-break/>aparoissoit. Et quant ceulx qui y deuoi(e2)t<text:line-break/>estre furent arriues il les fist seoir a table<text:line-break/>et seruir h(o2)nestement de tous metz (sol) et ain<text:line-break/>si quilz estoient au derrenier metz la visi<text:line-break/>on leur apparut dont ilz furent fort esba(-)<text:line-break/>his (sol) et au tant leur en dist le cheualier com<text:line-break/>me il auoit dit a Anastare (sol) et qui il estoit (sol)<text:line-break/>et la cause de sa damnation et la ieune fille<text:line-break/>aussi (sol) laquelle il meurtrist e t tormenta de<text:line-break/>uant eulx en gectant son cueur (et) ses entrail<text:line-break/>les aux chiens comme il auoit fait deuant<text:line-break/>Anastare (sol) dont tous les assistens furent<text:line-break/>si espouentes quilz cuidoient estre mors (sol)<text:line-break/>et principalement Egine qui aussi comme<text:line-break/>lautre auoit este rebelle (et) cruelle a son amy<text:line-break/>le(q1)l estoit anastare par quoy elledoubia en<text:line-break/>soymesmes que punye pourroit estre de tel<text:line-break/>le pugnition. Si proposa y remedier et con<text:line-break/>uertir toute sa crudelite en beniuolence (sol) et<text:line-break/>aymer aut(a2)t Anastare comme il la aymoit<text:line-break/>Et pour ce faire luy enuoya vne sienne se(-)<text:line-break/>crete chamberiere pour luy adnuncer quel(-)<text:line-break/>le estoit preste de faire a sa voulente (sol) en luy<text:line-break/>priant quil luy pleust de venir parler a elle<text:line-break/>laquelle chose fist la chamberiere bi(e2) (et) deue<text:line-break/>ment. A laquelle Anastare respondit quil<text:line-break/><text:soft-page-break/>estoit tres fort ioyeux et content de faire<text:line-break/>ce que la belle demandoit. Et luy man<text:line-break/>da que ce cestoit sa voulente de le pren(-)<text:line-break/>dre a mary autre chose ne desiroit que de la<text:line-break/>prendre combien quil fust moins noble que<text:line-break/>a elle nappartenoit. Et ceste responce oyt<text:line-break/>la belle fille fist tant enuers son pere (sol) et sa<text:line-break/>mere quilz furent contens (sol) et le dimenche<text:line-break/>ensuyuant furent faictes les espousailles<text:line-break/>deulx deux (sol) et eut Anastare celle qui estoit<text:line-break/>sa grant ennemye pour amye h(o2)neste (et) loy<text:line-break/>alle (sol) aux nopces desquelz furent faictes<text:line-break/>grandes chieres de tous leurs parens et<text:line-break/>amys (sol) et furent racomptees diuerses cho<text:line-break/>ses de la vision qui auoit este cause de ce<text:line-break/>mariage par aucuns de ceulx des nopces<text:line-break/>qui disoient lauoir veue (sol) mais sil est vray<text:line-break/>dieu le scet.</text:p>
      <text:h text:style-name="Titre1" text:outline-level="1">(ipdm) Cy ensuit la xlix.nouuelle et ix.<text:line-break/>de ce iour c(o2)ptee par la royne flamette<text:line-break/>qui regnoit en ce iour.</text:h>
      <text:p text:style-name="figure"><text:span text:style-name="pb">[f. 72v]</text:span><text:line-break/>&lt;image&gt;</text:p>
      <text:p text:style-name="P693"><text:span text:style-name="T694">G</text:span>Entil iouuenceau dyonee il me<text:line-break/>semble ce que ie puis apparceuoir<text:line-break/>que vous auez finy les deux nou<text:line-break/>uelles precedentes (sol) et tousiours compte la<text:line-break/>derreniere nouuelle par quoy ie vueil que<text:line-break/>vous faciez ainsi ceste presente iournee (sol) et<text:line-break/>que icelle premiere nouuelle racomptes (sol) et<text:line-break/>moy qui suis royne obligee a ce faire com(-)<text:line-break/>me vous racompteray la penultime en la(-)<text:line-break/>quelle ie monstreray comme amour de h(o2)<text:line-break/>me nest pas tousiours seulem(e2)t en femme<text:line-break/>mais en plusieurs choses delectables (sol) c(o2)(-)<text:line-break/>me en cheuaulx oyseaulx (sol) vestemens et ar<text:line-break/>mes comme on verra par apres.</text:p>
      <text:h text:style-name="Titre2" text:outline-level="2">(ipdm) La forme de la nouuelle.</text:h>
      <text:p text:style-name="P695"><text:span text:style-name="T696">E</text:span>N nostre cite de florence fut ia<text:line-break/>dis vng noble escuier nomme fe<text:line-break/>deric qui de succession paternelle<text:line-break/>auoit des biens mondains grant affluence<text:line-break/>mais pour acquerir lamour dune belle da<text:line-break/>me florentine mariee (sol) de la(q1)lle il estoit fort<text:line-break/>embrase et pl<text:span text:style-name="T697">9</text:span><text:s/>(q1) mesure (sol) maiselle nestoit pas<text:line-break/>ainsi de luy (sol) car elle estoit tres saige femme<text:line-break/>et discrete (sol) et vouloir tousiours sans aucu<text:line-break/><text:soft-page-break/>ne infraction garder son mariage (sol) il despen<text:line-break/>dit prodigalement tous ses biens a mener<text:line-break/>grans trains et pompes manifiques (sol) c(o2)<text:line-break/>me de faire ioustes (sol) banquetz (sol) liberalites<text:line-break/>excessiues (sol) changier de robe de heure a heu(-)<text:line-break/>re (sol) faire des dons grans et s(u2)ptueux (sol) estas<text:line-break/>et telz choses dont la dame ne laimoit pas<text:line-break/>mieulx (sol) mais le desprisoit. Et en ceste fole<text:line-break/>esperance damour ou sederic estoit il besoi(-)<text:line-break/>gna si bien que ses biens et richesses vin(-)<text:line-break/>drent a neant si que de tous ses heritaiges<text:line-break/>dont il auoit plusieurs ne luy en demoura<text:line-break/>pas vng fors (q1) vng petit manoir (sol) le(q1)l es(-)<text:line-break/>toitenuir on a iiii. lieux de florence et de co<text:span text:style-name="T698">9</text:span><text:line-break/>ses biens meubles ne luy demoura or ne ar<text:line-break/>gent ne chose de valeur (sol) fors vng oyseau de<text:line-break/>proye qu on appelloit le faucon (sol) le(q1)l icelluy<text:line-break/>amoureux et de hault couraige aymoit gr(a2)<text:line-break/>dement (sol) car bon estoit (et) excellent au gibier<text:line-break/>ainsi quant federic se veit en celle pourete<text:line-break/>et que fortune luy auoit oste tous ses bi(e2)s<text:line-break/>et laisse lamour inutile dont il estoit des(-)<text:line-break/>prins (sol) il fut tres honteux pour tant quil ne<text:line-break/>pouoit plus faire les grandes prodigalites<text:line-break/>quil auoit acoustumees. Si partit de flor(e2)<text:line-break/>ce comme tout desespere a beau pied (et) sans<text:line-break/>lance ainsi que vng gentil homme de basse<text:line-break/>condition portant son faulcon sur le poing<text:line-break/>et sen alla en son petit manoir qui luy estoit<text:line-break/>demoure (sol) (et) la auec vng mestaier laboureur<text:line-break/>quil y auoit vesquit pourement. Or ad(-)<text:line-break/>uint que ce temps dur(a2)t quil estoit en ceste<text:line-break/>captruite le mary de celle ieune dame dont<text:line-break/>il estoit amoureux trespassa et elle demou<text:line-break/>ra vefue auec vng beau filz (q1) elle auoit Et<text:line-break/>pour t(a2)t que celluy mary estoit mort de ma<text:line-break/>ladie contagieuse (sol) Elle et son filz par le c(o2)<text:line-break/>seil de leurs amys habandonner(e2)t leur mai<text:line-break/>son et sen allerent demourer en vng villai<text:line-break/>ge assez prouchain de celluy ou federic de(-)<text:line-break/>mouroir auquel oyrent compter comme le<text:line-break/>poure federic viuoit en gr(a2)t pourete et que<text:line-break/>autre soulas il nauoit que de son faulcon (sol)<text:line-break/>lequel estoit bon a merueilles dont le filz<text:line-break/>de celle dame ieh(a2)ne entra en vne fantasie<text:line-break/>dauoir ce faucon (sol) mais ne losoit demander<text:line-break/><text:span text:style-name="pb">[f. 73r]</text:span><text:line-break/>Et pour la grant ymaginacion que lenf(a2)t<text:line-break/>mist en cest oyseau ainsi que vng homme<text:line-break/>met en vne femme il fut sourprins de mala<text:line-break/><text:soft-page-break/>die dont la mere fut si desplais(a2)te que plus<text:line-break/>ne pouoit (sol) et en luy demandant les causes<text:line-break/>de sa maladie luy disoit. Mon enfant dic<text:line-break/>tes moy quelle chose vous voulez qui vo<text:span text:style-name="T699">9</text:span><text:line-break/>puisse estre prouffitable (sol) et sil est a moy pos<text:line-break/>sible de la trouuer en tout ce pays ie vous<text:line-break/>prometz que vous laurez (sol) et par plusieurs<text:line-break/>foys luy dist ainsi. Adoncques lenfant sen<text:line-break/>hardit et luy dist. Ma mere saches de veri<text:line-break/>te que autre chose au m(o2)de ie ne desire que<text:line-break/>le faulcon de federic (sol) et me semble (q1) se ie le<text:line-break/>pouoie auoir vne foys que ie seroye guery<text:line-break/>tout sain et ne croy pas que autre chose soit<text:line-break/>cause de ma maladie que la grant ymagina<text:line-break/>cion que iay prinse a celluy faulcon. Lors<text:line-break/>la mere considerant la grant cruaulte dont<text:line-break/>elle auoit este enuers federic (sol) (et) ne ymagina<text:line-break/>pas que iamais icelluy Federic luy eust ia(-)<text:line-break/>mais voulu donner son faulcon (sol) et voulen<text:line-break/>tiers se elle eust peu eust tourne la fantasie<text:line-break/>desson enfant a autre chose (sol) Mais iamais<text:line-break/>elle ne peut (sol) et de iour en iour luy en prioit<text:line-break/>tant que finablem(e2)t il conuint que celle da<text:line-break/>me prensist hardement en soy de aller que<text:line-break/>rir ce faulcon. Si se delibera a vng matin<text:line-break/>de y aller (et) auecques sa voisine qui luy tint<text:line-break/>compaignie partit (et) y alla. Et ainsi quelle<text:line-break/>arriua a lostel de federic elle le hucha ; et si<text:line-break/>tost quil entendit il luy vint ouurir luys (sol) si<text:line-break/>se entresaluerent honnestement (sol) et dist la<text:line-break/>dame. Federic mon amy ie viens pour dis<text:line-break/>ner auecques toy. Dont federic fut fort<text:line-break/>ioyeux : et la print par la main et la mena a<text:line-break/>vng petit iardin qui derriere la maison es<text:line-break/>toit et luy dist. Ma dame sil vous plaist<text:line-break/>vous (et) vostre compaigne vous deduires<text:line-break/>icy vng petit ce temps pendant c(o2)me ie iray<text:line-break/>faire aprester le disner (sol) (et) ainsi le firent. Si<text:line-break/>entra ledit federic en sa poure maison la ou<text:line-break/>il ne trouua chose qui vaulsist pas vng de<text:line-break/>nier pour festoier celle dame dont il estoit<text:line-break/>merueilleusem(e2)t honteux et marry (sol) et lors<text:line-break/>congneut sa grant meschancete et fole des<text:line-break/>pence quil auoit faicte et mauldist leure de<text:line-break/>son infortune en disant. Helas tant de<text:line-break/>biens iay despendus autreffois pour vou<text:line-break/>loir festoier ceste dame et oncques nay peu<text:line-break/>et maintenant que ie le puis ie nay riens (et)<text:line-break/>ay tout despendu. Et en ceste tristesse quil<text:line-break/>estoit de trouuer aucune chose dhonneur il<text:line-break/><text:soft-page-break/>vint manier son Faulcon lequel il trouua<text:line-break/>gras et replet (sol) si ymagina que ce estoit vne<text:line-break/>bonne viande sil estoit bien roty (et) abille (sol) (et)<text:line-break/>sans plus attendre luy rompit le col (sol) le fist<text:line-break/>plumer (et) mectre en la broche et faire si bon<text:line-break/>feu quil fut tantost cuit (sol) Si mist la table le<text:line-break/>plus honnestement quil peut et alla querir<text:line-break/>la dame qui estoit au iardin auecques sa c(o2)<text:line-break/>paigne lesquelles il amena a la maison et<text:line-break/>les fist seoir a table et les festoya de ce faul<text:line-break/>con (et) de tel petit pain (et) vin que il auoit le<text:line-break/>plus ioyeusement quil fut possible (sol) dont la<text:line-break/>dame se trouua tres cont(e2)te (sol) laquelle apres<text:line-break/>le disner print federic par la main (et) luy dist<text:line-break/>Saches federic que la cause pour quoy ie<text:line-break/>suis venue vers toy est pour te re(q1)rir vng<text:line-break/>don (sol) le(q1)l ie ne te oseroye requerir (sol) car bien<text:line-break/>scay que tu ne me le octroyeras pas veu et<text:line-break/>considere que au temps passe tu as fait de<text:line-break/>grandes (et) excessiues largesses pour acque<text:line-break/>rir mon amour (sol) laquelle ie ne te voulu ia(-)<text:line-break/>mais donner (sol) non pas pour despriser ta per<text:line-break/>sonne (sol) mais ie faisoye ce me sembloit a til(-)<text:line-break/>tre de bonne foy en gardant mon mariage<text:line-break/>par quoy ie ne croy pas que celluy don me<text:line-break/>voulsissiez octroyer non obst(a2)t que si bien<text:line-break/>tu scauoyes lamour de mere a enfant qui a<text:line-break/>ce me meut merueilleusement (sol) Je ne doub<text:line-break/>te pas que tu le me voutsisses reffuser.</text:p>
      <text:p text:style-name="P700">Adoncques respondit icelluy federic le pl<text:span text:style-name="T701">9</text:span><text:line-break/>gracieusement que il peut (et) luy dist en ceste<text:line-break/>maniere. Ma dame et doulce amye se il<text:line-break/>vous plaist quelque despence que ie aye<text:line-break/>faicte pour la grant (et) parfaicte amour que<text:line-break/>ie ay en vostre personne ie ne le tiens point<text:line-break/>pour mal employe. Et non obst(a2)t la gr(a2)t<text:line-break/>(et) extreme calamite en quoy ie suis que ie ne<text:line-break/><text:span text:style-name="pb">[f. 73v]</text:span><text:line-break/>puis excuser le grant desir damours que ia<text:line-break/>uoye vers vous nest point encores perye<text:line-break/>en moy (et) se possible estoit chose au monde<text:line-break/>que pour vous peusse faire (sol) saches dame (q1)<text:line-break/>de aussi bon courage ou plus que iamais<text:line-break/>ie le acompliroye. Pourtant se a ma gran<text:line-break/>de pourete iay riens qui vous soit conuena<text:line-break/>ble ne craignez a le demander. Adoncques<text:line-break/>dist la dame. Federic mon amy la chose (q1)<text:line-break/>ie te vueil demander bien scay que tu las<text:line-break/>pour aggreable (sol) et est pour mon enfant (q2)<text:line-break/>si ardamment la desire quil en est malade<text:line-break/><text:soft-page-break/>au lit et croy sil ne la que il en mourra (sol) cest<text:line-break/>ton faulcon. Lors fut federic terriblement<text:line-break/>courrousse et demoura tout pensif en sous<text:line-break/>pirant (sol) parquoy la dame aucunement se re<text:line-break/>pentit de len auoir requis (sol) neantmoins (q1)l<text:line-break/>le attendit la responce (sol) a laquelle il respou(-)<text:line-break/>dit en disant pitoyablement. Or suis ie<text:line-break/>bien le plus infortune du m(o2)de quant ceste<text:line-break/>dame du temps que iestoye riche (et) puissant<text:line-break/>ne requist oncques aucun bien que ieusse (et)<text:line-break/>maintenant que ie suis en extreme pourete<text:line-break/>elle me requiert dung poure don (q1) iauoye<text:line-break/>encores (sol) et fortune a permis que depuis<text:line-break/>quelle est entree en ma maison ie le suis al(-)<text:line-break/>le degaster en quoy ie congnois que mest<text:line-break/>fortune ennemye et me veult aggrauenter<text:line-break/>plus que homme du monde. Et apres ces<text:line-break/>choses dictes en soy mesmes il dist a la da<text:line-break/>me. Helas ma dame pourquoy ne faisiez<text:line-break/>vous ceste dem(a2)de a leure que vous estes<text:line-break/>entree en ma poure maison vous eussies<text:line-break/>eu ce que vous demandez (sol) et maintenant<text:line-break/>vous ne le pouez auoir (sol) car certes ma da<text:line-break/>me celluy oyseau que nous auons mange<text:line-break/>a disner estoit mon faulcon. Ha dist la da<text:line-break/>me (sol) federic que auez vous fait (sol) estes vous<text:line-break/>bien de si simple courage que pour festoyer<text:line-break/>vne femme vous ayes tue vng si noble oy<text:line-break/>seau. Sur ma soy dist il ma dame il est ain<text:line-break/>si (sol) et ne mestoit pas aduis ne nest encores<text:line-break/>que ce fust chose asses suffisante pour hon(-)<text:line-break/>norer vostre personne et mieulx eusse fait<text:line-break/>se ie leusse sceu (sol) (et) pour mieulx en acertener<text:line-break/>la dame que ce fust icelluy faulcon (q2)l auoi<text:line-break/>ent mange il en enuoya querir les piedz et<text:line-break/>la teste et les luy monstra. Adoncques<text:line-break/>la dame voyant que cestoit verite et que re<text:line-break/>mede ny auoit print c(o2)ge de luy en luy ven(-)<text:line-break/>dant graces de la b(o2)ne chiere (q1)l leur auoit<text:line-break/>faicte et triste (et) dolente (sol) sen retourna en sa<text:line-break/>maison. Et pourtant que ne apporta pas<text:line-break/>a son g(e2)til enfant trestout ce (q1)lle luy auoit<text:line-break/>promis il en print si grant desplaisir (q2)l en<text:line-break/>mourut dont elle fut plus courroussee que<text:line-break/>par deuant. Ainsi quant ses parens vir(e2)t<text:line-break/>quelle estoit demouree toute seule de mary<text:line-break/>et denfant pourtant quelle estoit riche fem<text:line-break/>me et puissante souuenteffois la conseille(-)<text:line-break/>rent de soy marier. A laquelle expectation<text:line-break/>et conseil elle respondit finablement que ia<text:line-break/><text:soft-page-break/>mais elle ne se marieroit se elle nauoit fe(-)<text:line-break/>deric en mariage se remembrant de la gr(a2)t<text:line-break/>gracieusete d(o2)t il estoit plain (sol) et de ce la blas<text:line-break/>merent ses parens disans ainsi. Nostre<text:line-break/>belle amye vous nauez pas bonne oppini(-)<text:line-break/>on (sol) vous congnoisses bien que celluy fede<text:line-break/>ric que vous voulez auoir en mariage est<text:line-break/>poure et vous estes f(e2)me riche et puiss(a2)te<text:line-break/>dont ce seroit grant honte a vous de le pr(e2)<text:line-break/>dre. Et elle leur respondit (sol) se ce nest vostre<text:line-break/>voulente que ie laye ne me parlez point de<text:line-break/>me marier (sol) car pour vous dire verite ie pri<text:line-break/>se mieulx vng homme sans richesse (sol) franc (sol)<text:line-break/>liberal (et) honneste que ie ne fais mes riches<text:line-break/>ses sans homme. Et quant les parens vi<text:line-break/>rent quelle auoit celle voulente ilz se accor<text:line-break/>derent auecques elle (et) en firent le mariage<text:line-break/>Et par ainsi deuint federic qui estoit po(-)<text:line-break/>ure riche et puissant et iouyt des amours<text:line-break/>quil auoit longuement desirees (sol) (et) seulem(e2)t<text:line-break/>par sa grant liberalite que sa dame veit en<text:line-break/>luy et non pas pour richesses quil eust (sol) car<text:line-break/>de tous biens de fortune il nauoit que vng<text:line-break/>petit cheual neust bien porte.</text:p>
      <text:p text:style-name="P702"><text:span text:style-name="T703">E</text:span>N ceste nouuelle est reprouue le<text:line-break/>grant vice dauarice (et) loue la ver<text:line-break/>tu de liberalite entant que se fede<text:line-break/>ric eust este vng homme auaricieux (et) eschas<text:line-break/><text:span text:style-name="pb">[f. 74r]</text:span><text:line-break/>iamais neust este ayme de la belle dame (q1)<text:line-break/>par sa liberalite conquist. Et pourtant esse<text:line-break/>que len dit. Hilaeem detorem de<text:span text:style-name="T704">9</text:span><text:s/>diligit.</text:p>
      <text:h text:style-name="Titre1" text:outline-level="1">(ipdm) Cy ensuyt la cinquantiesme<text:line-break/>nouuelle et.x. de la quinte iour<text:line-break/>nee comptee par le Jouuenceau<text:line-break/>dyonee.</text:h>
      <text:p text:style-name="figure">&lt;image&gt;</text:p>
      <text:p text:style-name="P705"><text:span text:style-name="T706">I</text:span>E suis eureux en ces trois iours<text:line-break/>derreniers passes dont cestuy cy<text:line-break/>est lung de racompter les derre<text:line-break/>nieres nouuelles (sol) pourtant en acompliss(a2)t<text:line-break/>cestuy iour qui est passe affin que nous ais(-)<text:line-break/>lions soupper (sol) chanter et faire grant chiere<text:line-break/>ie vueil compter la derreniere nouuelle de<text:line-break/>cestuy iour comme il sensuit.</text:p>
      <text:soft-page-break/>
      <text:h text:style-name="Titre2" text:outline-level="2">(ipdm) La forme de la nouuelle.</text:h>
      <text:p text:style-name="P707"><text:span text:style-name="T708">P</text:span>As nya encores long temps que<text:line-break/>en la cite de perouze fut vng tres<text:line-break/>riche homme nomme pierre vin(-)<text:line-break/>ciot qui estoit homme de foible complexion<text:line-break/>et plus pensant aux biens mondains que<text:line-break/>aux delectacions damours (sol) mais neant (-)<text:line-break/>moins il print vne belle ieune fille chaulde<text:line-break/>et doulcement nourrie en mariage : Mais<text:line-break/>pourtant que son mary pierre ne luy four(-)<text:line-break/>nissoit pas toutes ses necessites quant au<text:line-break/>regart de charnalite elle fut meue en haine<text:line-break/>et despit c(o2)tre luy (sol) et delibera en soy de trou<text:line-break/>uer coadiuteur qui luy feroit mieulx ses be<text:line-break/>songnes que son mary ne luy faisoit. Et<text:line-break/>pource faire appella vne vieille grant biga<text:line-break/>me de qui on ne se doubtoit point et luy de<text:line-break/>claira son cas en luy priant quelle luy ame(-)<text:line-break/>nast vng iouuencean que moult desiroit<text:line-break/>quelle luy n(o2)ma. Et celle chose fist la vieil<text:line-break/>le maquerelle bien caulteleusement (et) sans<text:line-break/>que on sen apparceast luy amena celluy c(o2)(-)<text:line-break/>paignon en sa chambre. Et pourtant que<text:line-break/>pierre estoit alle soupper en la ville auec(q1)s<text:line-break/>vng sien voisin nomme herculan. La ieu(-)<text:line-break/>ne femme arresta le iouuenceau a soupper<text:line-break/>auecques elle. Et ainsi quilz estoient a ta<text:line-break/>ble le mary vint frapper a luys (et) crier que<text:line-break/>on luy ouurast. Adoncques la ieune f(e2)me<text:line-break/>qui bien entendit son mary fut fort esbahye<text:line-break/>et espou(e2)tee si fist cacher son amy dessoubz<text:line-break/>vng gelinier ou len nourrissoit des pous(-)<text:line-break/>sins (q1) estoit aupres dune estable de la mai<text:line-break/>son (sol) puis alla ouurir luys a son mary en lui<text:line-break/>disant. Comment pierre auez vous desia<text:line-break/>souppe (sol) vo<text:span text:style-name="T709">9</text:span><text:s/>ne faictes que partir dicy (sol) soup<text:line-break/>pe len ainsi a heure auccques nostre voisin<text:line-break/>herculan. Saint iehan dist pierre n(e2)ny no<text:span text:style-name="T710">9</text:span><text:line-break/>nau(o2)s point souppe (sol) car ainsi que nous de<text:line-break/>uions soupper est suruenu vng grant de(-)<text:line-break/>bat pourtant que la f(e2)me de herculan qu(a2)t<text:line-break/>nous sommes venus pour soupper auoit<text:line-break/>vng ieune compaignon auecques soy (sol) le(q1)l<text:line-break/>qu(a2)t elle ouyt son mary elle le cacha ded(a2)s<text:line-break/>les aumoires ou len myct les Poulailles<text:line-break/>dont iamais ne nous feussions apperceuz<text:line-break/>si neust este pourtant que le poure compai(-)<text:line-break/>gnon ne se peult tenir desternuer. Et ainsi<text:line-break/>comme nous souppions herculan louyt : si<text:line-break/>se doubta de la trahyson (sol) (et) soubdainement<text:line-break/><text:soft-page-break/>se leua de la table (et) alla veoir en ceste fenes<text:line-break/>tre la ou il trouua le poure compaignon le(-)<text:line-break/>quel tira hors par les piedz et a coup des(-)<text:line-break/>pee le voulut occcire (sol) mais ie me mis entre<text:line-break/>deux et appellay les voisins de la rue quilz<text:line-break/>vensiss(e2)t au secours de paour quil ny eust<text:line-break/>meurdre. Lors se assemblerent plusieurs<text:line-break/><text:span text:style-name="pb">[f. 74v]</text:span><text:line-break/>voisins et fut trouble tout nostre soupper<text:line-break/>Lors ie men vins et du demourant ie ne<text:line-break/>scay comment il en alla. Adoncques fist la<text:line-break/>femme pierre vne grande admiration di(-)<text:line-break/>sant ainsi. Comment pierre dictes vous<text:line-break/>que la femme Herculan est a cela (sol) et ce la re<text:line-break/>putoye vne si vaillante preude femme (sol) par<text:line-break/>mon serment on la deueroit brusler veu ce<text:line-break/>quelle a vng si bon mary (et) qui bien la four<text:line-break/>nist en toutes ses necessites (sol) par mon crea(-)<text:line-break/>teur telz femmes sont bien de Deieu maul<text:line-break/>dictes. Et disoit ce la faulse pu(a2)te affin de<text:line-break/>couurir son vice (sol) mais de coup de male for<text:line-break/>tune il y auoit vng Asne lie en lestable qui<text:line-break/>se desila (et) vint cheminer au s(o2)g du celinier<text:line-break/>ou estoit le poure iouu(e2)ceau couche sur les<text:line-break/>genoulx et sus les mains (sol) (et) ainsi c(o2)me ses<text:line-break/>doys luy passoient a trauers les verges<text:line-break/>du gelinier (sol) lasne en passant lui monta des<text:line-break/>sus et luy fist si grant mal que il ne se peut<text:line-break/>oncques tenir de crier (et) se plaindre t(a2)t que<text:line-break/>pierre qui estoit en sa chambre louyt. Si se<text:line-break/>doubta aussi bien que auoit sait herculan<text:line-break/>de la faulse mesure et print la chandelle en<text:line-break/>sa main (et) alla chercher par toute sa maison<text:line-break/>pour veoir (q1) cestoit quil auoit ouy (sol) (et) qu(a2)t<text:line-break/>il vit au gelinier il ny trouua autre chose (q1)<text:line-break/>vng chappon. Si demanda au poure hom<text:line-break/>me qui la estoit fort paoureux et esbahy (q2)l<text:line-break/>faisoit. Lors le iouuenceau ne luy resp(o2)dit<text:line-break/>pas propremement a sa question (sol) mais luy<text:line-break/>supplia quil ne luy fist aucun mal (sol) (et) pierre<text:line-break/>luy pronust que non feroit il (sol) mais quil sail<text:line-break/>sist tout incontinent dehors et quil luy c(o2)p(-)<text:line-break/>tast trestout le cas (sol) (et) ainsi fist le iouuencel<text:line-break/>et luy c(o2)pta toute la voye et la maniere c(o2)(-)<text:line-break/>me la Dame de la maison le auoit enuoye<text:line-break/>querir. Lors le print pierre par la main (et) le<text:line-break/>mena en sa chambre en laquelle la poure f(e2)<text:line-break/>me estoit tant piteuse que cestoit pitie (et) fort<text:line-break/>honteuse et esbahye de veoit son cas ainsi<text:line-break/>declaire. Si la fist asseoir son mary aupres<text:line-break/><text:soft-page-break/>de luy dung coste et le iouu(e2)ceau de lautre<text:line-break/>et puis luy dist. Et bien ca faulce paillar(-)<text:line-break/>de que tu es pourquoy blasmois tu tant la<text:line-break/>femme de nostre voisin Herculan mainte(-)<text:line-break/>nant quant ie comptoye son vice. Et tu es<text:line-break/>coulpable maintenant de pareil cas. Cuy<text:line-break/>des tu en blaphesinant son peche couurir le<text:line-break/>tien. Tu disoyes que on la deust brusler (et)<text:line-break/>toutes femmes qui font cela (sol) mais tu di(-)<text:line-break/>soye vray. Par la mort bieu vous ne va(-)<text:line-break/>les toutes rien. Je prie a dieu que le feu des<text:line-break/>cende sur vous et vous puisse toutes brus<text:line-break/>ler. Adoncques la femme voyant que son<text:line-break/>bon mary ne faisoit point plus grant noise<text:line-break/>resp(o2)dit en disant. Et vien ca pierre veulx<text:line-break/>tu dire que mon peche nest point plus excu<text:line-break/>sable que nest celluy de la femme herculan<text:line-break/>qui est vne vieille ridee (sol) (et) ie suis vne ieune<text:line-break/>fille chaulde et fresche qui ay beaucoup plus<text:line-break/>de necessite que vous scauez en vng iour (q1)<text:line-break/>na ceste vieille en vng an. Oultre son ma<text:line-break/>ry en baille a suffisance (sol) mais toy (q2) es mon<text:line-break/>mary tu ne me le fais pas vne foys en. xv<text:line-break/>iours (sol) et pource (q1) tu me entreti(e2)ne mieulx<text:line-break/>que a moy nappartient de robbes et de ves<text:line-break/>ture (sol) iaymeroye beacoup plus chier nauoir<text:line-break/>que vne robbe toute dessiree et auoir du de<text:line-break/>lit de la nuyt que ie ne feroye estre bien ves<text:line-break/>tue et nen auoir point. Auecques ce aussi<text:line-break/>tu me dois bien excuser (sol) car ie nay pas choi<text:line-break/>si vng villain roigneux ne meschant (sol) Jay<text:line-break/>prins le plus beau filz (et) le plus gentil com<text:line-break/>paignon qui soit point en toute ceste ville<text:line-break/>et a la male heure ainsi que tu es venu no<text:span text:style-name="T711">9</text:span><text:line-break/>deuions soupper et faire b(o2)ne chiere. O<text:span text:style-name="T712">r</text:span><text:line-break/>te tais dist pierre et nous va querir bien<text:line-break/>tost ce que vous deuiez soupper affin que<text:line-break/>nous troys souppions (sol) et puis tu aduise(-)<text:line-break/>ras ce quil sera a faire. Ainsi la f(e2)me voy<text:line-break/>ant que il nen challoit guieres a son mary<text:line-break/>alla querir de tresbonnes (et) delicieuses vi(a2)<text:line-break/>des (q1)lle auoit apprestees pour elle (et) pour<text:line-break/>son amy et firent merueilleusement grant<text:line-break/>chiere (sol) mais apres soupper ie ne scay pas c(o2)<text:line-break/>ment ilz en ordonnerent (sol) fors que le lende<text:line-break/>main on veit Pierre et celluy iouuenceau<text:line-break/>eulx entretenir (p3) dessoubz les bras en my<text:line-break/>la ville comme bons amys.</text:p>
      <text:p text:style-name="p"><text:span text:style-name="pb">[f. 75r]</text:span></text:p>
      <text:soft-page-break/>
      <text:p text:style-name="P713"><text:span text:style-name="T714">E</text:span>N ceste nouuelle est reprouue le<text:line-break/>mauldit peche dypocrisie (q2) regne<text:line-break/>trop (sol) car maintes gens sont qui<text:line-break/>pour apparoistre bons (et) vaillans blasm(e2)t<text:line-break/>iceulx vices dont ilz sont le plus fort enta<text:line-break/>ches (sol) ainsi que la femme de pierre blasmoit<text:line-break/>la femme de son voisin de celluy vice dont<text:line-break/>estoit coulpable en cuydant couurir son pe<text:line-break/>che en blasmant celluy de sa voisine.</text:p>
      <text:h text:style-name="Titre2" text:outline-level="2">(ipdm) Lacteur.</text:h>
      <text:p text:style-name="P715"><text:span text:style-name="T716">E</text:span>T apres celle nouuelle comptee<text:line-break/>la Royne flamette (q2) auoit regne<text:line-break/>pres(e2)ta le chappeau de lorier a da(-)<text:line-break/>me elisee pour regner et gouuerner le iour<text:line-break/>ensuyuant. Laquelle chose receut dame eli<text:line-break/>see tresioyeusement en proposant de c(o2)dui<text:line-break/>re leur train le plus honnestem(e2)t (q1)lle pour<text:line-break/>roit. Et en regratiant la compaignie du<text:line-break/>grant honneur que on luy faisoit. Et ainsi<text:line-break/>finirent les nouuelles de la quinte iournee<text:line-break/>puis se leuerent tous et toutes et parmy<text:line-break/>les iardins se allerent esbaloyer iusques a<text:line-break/>leure de soupper.</text:p>
      <text:p text:style-name="figure">&lt;image&gt;</text:p>
      <text:p text:style-name="P717"><text:span text:style-name="T718">T</text:span>Ous les hommes et femmes<text:line-break/>de l(o2)neste compaignie apres (q2)lz<text:line-break/>eurent disne (et) bien suffisamm(e2)t<text:line-break/>prins leur refection. Dame elisee c(o2)menca<text:line-break/>a soy leuer de la table (sol) (et) les autres ensuiu(a2)t<text:line-break/>se leuerent tous ainsi quilz lauoient de cou<text:line-break/>stume. En apres chascun se applicqua a ri<text:line-break/>re (sol) chanter (sol) dancer (sol) (et) soy esbatre selon son<text:line-break/>ordre. Et incontinent que les iouu(e2)ceaulx<text:line-break/>eurent finy leurs chancons (sol) la royne elisee<text:line-break/>rassembla toute sa compaignie et apres (q1)l<text:line-break/>le fut assemblee deuiserent ensemble de plu<text:line-break/>sieurs choses iusques a heure conuenable<text:line-break/>de soupper. Et quant vint au soupper la<text:line-break/>royne commanda que chascun print place a<text:line-break/>se seoir pour soupper selon quilz auoi(e2)t de<text:line-break/>coustume (sol) et quant ilz eur(e2)t souppe len dist<text:line-break/>graces. Et quant ilz eurent fait gr(a2)t chie<text:line-break/>re et les graces dictes dame elisee c(o2)man<text:line-break/>da faire auc(u2)s esbatem(e2)s pour passer t(e2)ps<text:line-break/>Dont chascun commenca a dancer (sol) ch(a2)ter<text:line-break/>et a iouer des instrumens de musique. Et<text:line-break/>la royne commanda dire vne ch(a2)con a dyo<text:line-break/>nee. Lequel incontinent en commenca vne<text:line-break/>et dist en ceste maniere. Rembourrez voz<text:line-break/><text:soft-page-break/>bas mes dames mes dames (sol) rembourrez<text:line-break/>boz bas en soy riant. Et dame andriole<text:line-break/>incontinent luy dist quil en comm(e2)cast vne<text:line-break/>autre. Et adonc(q1)s commenca a chanter.<text:line-break/><text:span text:style-name="pb">[f. 75v]</text:span><text:line-break/>Venez au son des boules ma dame venez<text:line-break/>au son des boules venez. Et puis leur de<text:line-break/>manda se celle la leur sembloit b(o2)ne. Ad(o2)c<text:line-break/>ques luy dirent que non (sol) et quil en dist vne<text:line-break/>autre (sol) lors dist il. Se ie auoyes vnes cym<text:line-break/>bales (sol) ou vng manicordion ou vng doulce<text:line-break/>mer ie diroye ch(a2)cons a plaisances. Puis<text:line-break/>recommenca a chanter ceste chancon. Co(-)<text:line-break/>quille bourdille co(q1)lle bourdon. Ou filz<text:line-break/>vouloi(e2)t vne autre qui dist. S(o2)mes no<text:span text:style-name="T719">9</text:span><text:line-break/>en goguettes sommes nous en gogu (sol) ou<text:line-break/>ceste cy. Vous ne scauez quil aduint en la<text:line-break/>chambre en nostre euesque. Lors la royne<text:line-break/>dist a dyonee en ri(a2)t. Or dy en la male heu<text:line-break/>re vne plus belle chancon (sol) car ceulx cy pas<text:line-break/>ne voulons. Mon dame dist dyonee (sol) ie vo<text:span text:style-name="T720">9</text:span><text:line-break/>prie ne vous courroucez pas (sol) mais esiouys<text:line-break/>sez vous. Quelle chancon voulez vous<text:line-break/>que ie dye (sol) ceste cy. Nous ny burons plus<text:line-break/>de ces vins nouueaulx (sol) ou ceste cy. La tri(-)<text:line-break/>cotee est au matin leuce. Et combien (q1) les<text:line-break/>dames risissent fort (sol) la royne aucunement<text:line-break/>courroussee dist a dyonee. Laisse toutes<text:line-break/>ces bourdes et dy belles chancons (sol) ou si<text:line-break/>non tu verras comme il ten prendra. Ad(o2)c<text:line-break/>dyonee veit que la Royne se vouloit cour(-)<text:line-break/>roucer commenca a chanter la chacon (q2) sen<text:line-break/>suyt. Auez vous point damy mamye (sol) vo<text:span text:style-name="T721">9</text:span><text:line-break/>fault il point vng amoureux. Veez en cy<text:line-break/>vng gay et ioyeux sil vous en plaist estre<text:line-break/>seruie. Mon bel amy ie vous mercye (sol) vo<text:span text:style-name="T722">9</text:span><text:line-break/>estes bel (et) gracieux (sol) mais vous estes vng<text:line-break/>pou trop vieulx (sol) pour seruir dame si iolye<text:line-break/>Au iolys boys soubz la solie (sol) ferons vng<text:line-break/>disner gracieux (sol) et manderons ces amou<text:line-break/>reux (sol) vous en choisirez vng mamye. A(p2)s<text:line-break/>que dyonee eut acheue ceste ch(a2)con la roy(-)<text:line-break/>ne elisee commanda a chascune des autres<text:line-break/>quilz chantassent (sol) car la chancon de dyonee<text:line-break/>luy sembla fort belle. Et apres quilz eur(e2)t<text:line-break/>chante maintes autres belles chancons.<text:line-break/>Leure vint de soy aller reposer (sol) et adonc la<text:line-break/>royne commanda que chascun sen allast re<text:line-break/>poser pour le iour. Le lendemain au matin<text:line-break/>que chascun estoit encores endormy (sol) excep<text:line-break/><text:soft-page-break/>te la Royne qui les fist tous buchier pour<text:line-break/>eulx leuer (sol) car il estoit ia grant iour (sol) et leur<text:line-break/>commanda a tous quilz parlassent des lan<text:line-break/>gages dessusditz en allant aucunem(e2)t eulx<text:line-break/>iouer et esbatre parmy tes iardins. Ad(o2)c<text:line-break/>ques ilz y allerent en deuisant de plusieurs<text:line-break/>choses (sol) (et) en faisant mencion des cas rac(o2)p<text:line-break/>tez en renouuellant leurs riz et esbatem(e2)s<text:line-break/>et aussi en attendant que le soleil fust plus<text:line-break/>hault. Et quant ilz eurent bien deuise en<text:line-break/>semble aduiserent quil seroit bon retour(-)<text:line-break/>ner en la maison. Adoncques se assemble<text:line-break/>rent tous ensemble et commencerent a che<text:line-break/>miner tant que ilz vindrent a leur palais la<text:line-break/>ou ilz trouuerent leur disner tout prest (sol) les<text:line-break/>tables drecees (sol) et toutes les salles t(e2)dues<text:line-break/>(et) fleurs espandues parmy la salle qui sen(-)<text:line-break/>toient comme basme par le comm(a2)dement<text:line-break/>de la royne. Lors chascun se mist a table<text:line-break/>pour disner deu(a2)t que la chaleur fust creue<text:line-break/>Et ad(o2)cques prindrent leur refection bien<text:line-break/>ioyeusement. Et quant vint apres disner<text:line-break/>commencerent a chanter (sol) a dancer et eulx<text:line-break/>esbatre en chantant chancons melodieuses<text:line-break/>Et cela fait les vngs allerent dormir (sol) les<text:line-break/>autres iouer aux eschetz (sol) les autres aux da<text:line-break/>mes et aux tables. Et dyonee et dame fla<text:line-break/>mette commencerent a boire et a m(a2)ger en<text:line-break/>deuisant de plusieurs choses. Et qu(a2)t leu<text:line-break/>re fut venue pour aller au c(o2)sistoire la roy<text:line-break/>ne elisee appella tous (et) toutes selon la cou<text:line-break/>stume et se asseir(e2)t enuiron la f(o2)taine pour<text:line-break/>deuiser daucunes nouuelles chasc(u2) en son<text:line-break/>lieu et en sa place. Et ainsi (q1) la royne vou(-)<text:line-break/>loit commencer sa premiere nouuelle de la<text:line-break/>sixiesme iournee aduint vne chose en leur<text:line-break/>hostel que oncques nauoient encores ouye<text:line-break/>ne veue (sol) car la royne (et) tous les autres ouy<text:line-break/>rent vne clameur que faisoient le varlet (et)<text:line-break/>la chamberiere en la cuisine. Pour laquelle<text:line-break/>chose la royne appella le maistre dostel et<text:line-break/>luy dem(a2)da (q1)l debat cestoit (q1)lle auoit ouye<text:line-break/>entre le varlet et la chamberiere. Adonc(q1)s<text:line-break/>le maistre dostel respondit quil nen scauoit<text:line-break/>riens. Lors la royneles fist huchier (sol) les(q1)lz<text:line-break/><text:span text:style-name="pb">[f. 76r]</text:span><text:line-break/>quant ilz furent deuant la royne les inter(-)<text:line-break/>roga de leur debat et tencon quilz auoyent<text:line-break/>eu. Adoncques quant ilz furent deuant la<text:line-break/>royne Dinidaren fut tout honteux et ne<text:line-break/><text:soft-page-break/>voulut respondre. Pour quoy tyque la ch(a2)<text:line-break/>beriere qui estoit fort vieille et estoit encor<text:line-break/>toute eschauffee et orgueilleuse commenca<text:line-break/>a compter sa cause toute la premiere (sol) et sap(-)<text:line-break/>proucha de la royne. Cestuy dinidaren me<text:line-break/>voulsist faire c(o2)gnoistre que ie ne suis po(i2)t<text:line-break/>sa femme (et) me fait ainsi comme se oncques<text:line-break/>neust conuerse auec moy (sol) et veult dire que<text:line-break/>la premiere nuyt que ie couchay auec(q1)s luy<text:line-break/>Que sire bidault entra en mon manoir (p3)<text:line-break/>force et en grant confusion et que ie luy fai<text:line-break/>soye pour luy faire plaisir (sol) pour ce quil con<text:line-break/>uersoit et habitoit en mon manoir. Et po<text:span text:style-name="T723">r</text:span><text:line-break/>tant dame royne (sol) cestuy linidaren est si bes(-)<text:line-break/>te quil cuyde que les iouuencelles soyent si<text:line-break/>foibles de complexion quelles veullent per<text:line-break/>dre temps (et) saison. Et si luy est aduis que<text:line-break/>les filles doyuent estre mariees des laage<text:line-break/>de sept ou de huyt ans (sol) affin quelles soyent<text:line-break/>vierges quant elles viennent a leurs ma<text:line-break/>ry. Et me veult faire acroyre que ie ne my<text:line-break/>congnois (sol) mais ie le scay bien par moymes<text:line-break/>mes : car qu(a2)t ie fus maryee auec luy il ne<text:line-break/>eut point de paine a r(o2)pre la porte de mon<text:line-break/>manoir : car des laage de cinq ou a six ans<text:line-break/>il tarde aulx ieunes pucelles quelles soi(e2)t<text:line-break/>mariees (sol) mais les peres demandent tres(-)<text:line-break/>ues de troys ou de quatre ans quant il les<text:line-break/>marient (sol) mais par la foy (q1) iay en iesuchrist<text:line-break/>il ne leur en fault poit : car leurs besoignes<text:line-break/>yroient mauluaisement se elles gardoyent<text:line-break/>ces tresues la. Pour ce ie puis bien iurer<text:line-break/>que ie nay voisine ie le scay de vray qui soit<text:line-break/>allee vierge a son mary. Et aussi des fem<text:line-break/>mes mariees ie scay bien quantes et quel(-)<text:line-break/>les deceptions elles font a leurs maris.<text:line-break/>Et cestuy brebis me veult faire congnois(-)<text:line-break/>tre que ie ne me c(o2)gnois en femme non pl<text:span text:style-name="T724">9</text:span><text:line-break/>que se ie eusse hier este nee Et quant les da<text:line-break/>mes (et) iouuenceaulx eurent ouy ceste propo<text:line-break/>sition c(o2)mencerent si fort a rire que on eust<text:line-break/>bien arrachie les dens a tous. Et la roy(-)<text:line-break/>ne mesmes auoit commande silence (sol) mais<text:line-break/>de la force de la ririe ne se peurent oncques<text:line-break/>taire iusques a ce que la ch(a2)beriere thyque<text:line-break/>eust parle a son gre (et) blasonne bien fort son<text:line-break/>mary de quoyil estoit tout honteux : car elle<text:line-break/>auoit trop beu dune foys. Et apres ces pa<text:line-break/>roles finees la royne commanda a dyonee<text:line-break/>den faire la raison : car la proposition estoit<text:line-break/><text:soft-page-break/>conuenable en son estat. Et pour ce quant<text:line-break/>noz nouuelles seront finees vous en d(o2)ne<text:line-break/>res la sentence difinitiue. Et lors respon(-)<text:line-break/>dit dyonee que la sentence en estoit ia d(o2)nee<text:line-break/>sans examiner ledit dinidaren : car il est h(o2)(-)<text:line-break/>me fol et beste. Et quant thyque oyt ainsi<text:line-break/>parler dyonee commenca a rire et a regar<text:line-break/>der son mary dinidaren et luy dist. Poure<text:line-break/>fol affole ie scauoye bien que iauroye sent(e2)<text:line-break/>ce contre toy. Et pour tant va le droit che<text:line-break/>min (sol) et ne cuydes point pour tant se iay la<text:line-break/>chacie aux yeulx que ie naye encor vne ver<text:line-break/>de vaine. Et si ne eust este la royne qui c(o2)<text:line-break/>menca a soy courroucer et imposer silence a<text:line-break/>ces deux seruiteurs (et) que thyque ne parlast<text:line-break/>plus (sol) eulx deux se fussent arraches les yeulx<text:line-break/>et neussent fait autre chose que tencer tout<text:line-break/>au long du iour. Et apres leur departem(e2)t<text:line-break/>la royne commanda a philomene quelle d(o2)<text:line-break/>nast comm(e2)cement aux nouuelles (et) quelle<text:line-break/>proposast sa nouuelle pour la sixiesme iour<text:line-break/>nee et premiere dont elle qui fut apperte (et) es<text:line-break/>ueillee commenca a dire en ceste maniere ce<text:line-break/>qui sensuit.</text:p>
      <text:h text:style-name="Titre2" text:outline-level="2">(ipdm) La forme de la nouuelle.</text:h>
      <text:p text:style-name="P725"><text:span text:style-name="T726">P</text:span>Vis quil a pleu a ma dame heli<text:line-break/>see royne de ceste iournee a moy<text:line-break/>commander dire vne nouuelle<text:line-break/>ioyeuse a lutillite et prouffit de chascun de<text:line-break/>nous (sol) nonobstant que mon entendement<text:line-break/>nest pas suffisant (sol) neantmoins ien feray a<text:line-break/>mon pouoir ce qui en appartient.</text:p>
      <text:p text:style-name="p"><text:span text:style-name="pb">[f. 76v]</text:span></text:p>
      <text:h text:style-name="Titre1" text:outline-level="1">(ipdm) Cy ensuit la. li. nouuelle com<text:line-break/>mandee par dame elisee royne c(o2)p<text:line-break/>tee par philomene sur la huitiesme<text:line-break/>iournee.</text:h>
      <text:p text:style-name="figure">&lt;image&gt;</text:p>
      <text:p text:style-name="P727"><text:span text:style-name="T728">A</text:span>Jnsi c(o2)me(p3) vous dames et iou<text:line-break/>uenceaulx ont mainct ffoys es(-)<text:line-break/>te dictes (et) racomptees plusieurs<text:line-break/>belles et prouffitables nouuelles cy den(a2)t<text:line-break/>Et pour tant ie veulx rac(o2)pter comme na<text:line-break/>gueres en nostre cite de florence fut vne<text:line-break/>moult noble et belle dame fort honneste et<text:line-break/>bien enlangaigee et morigenee en parler.<text:line-break/><text:soft-page-break/>de laquelle pour sa vaillance et bonte que<text:line-break/>elle a desseruy sa renommee ne doit pas es<text:line-break/>tre oublyee (sol) ne son nom estre mis en oubly<text:line-break/>Et affin de memoire perpetuelle len la n(o2)<text:line-break/>moit dame oreche femme de vng cheualier<text:line-break/>nomme sire gion espine. Or aduint que la<text:line-break/>dicte dame estoit allee en vng manoir quil<text:line-break/>auoit sur les champs loing de la ville ac(o2)<text:line-break/>paignee de deux ou troys escuiers et de ses<text:line-break/>damoyselles (sol) Et estoyent allees de pied (p3)<text:line-break/>esbatem(e2)t (sol) excepte vng ieuue cheualier qui<text:line-break/>auoit disne auecques elle qui auoit vng che<text:line-break/>ual (sol) lequel estoit moult amoureux delle.<text:line-break/>Or fut ainsi que en cheminant pour aller<text:line-break/>audit manoir la dame se trouua fort lassee<text:line-break/>et trauaillee. Et adoncques ce voyant le<text:line-break/>cheualier qui auoit vng moult beau cheual<text:line-break/>luy demanda sil luy plaisoit de monter der<text:line-break/>riere luy que voulentiers il la porteroit vne<text:line-break/>partie du chemin (sol) et auecques ce ie vous c(o2)p<text:line-break/>teray vne nouuelle bien ioyeuse (q1) vous se<text:line-break/>ra vng passe temps en cheminant. Et lors<text:line-break/>la dame monta derriere luy et le remercia<text:line-break/>en disant (sol) quelle estoit bien ioyeuse de escou<text:line-break/>ter celle belle hystoire quil luy vouloit c(o2)p<text:line-break/>ter puis que cestoit sa voulente et son plai<text:line-break/>sir. Et luy prya de le reciter (et) que gr(a2)t plai<text:line-break/>sir il luy feroit. Adoncques le cheualier c(o2)(-)<text:line-break/>menca a racompter ceste nouuelle (sol) auquel<text:line-break/>il mesaduenoit mains a porter vne espee<text:line-break/>ceynte a son coste (sol) quil ne faisoit a racomp(-)<text:line-break/>ter lhystoyre : car quant il deubt comm(e2)cer<text:line-break/>il ne scauoit par quel bout en pr(e2)dre (sol) nonob<text:line-break/>stant que la nouuelle fust belle et honneste<text:line-break/>mais il estoit begue : car en la comptant il<text:line-break/>la faisoit laide (et) orde a cause quil ne scauoit<text:line-break/>aorner son l(a2)gaige (sol) et repliquoit tousiours<text:line-break/>deux ou troys foys vne parole (sol) et lune fois<text:line-break/>il recommencoit et disoit. Je nay pas bien<text:line-break/>dit (sol) et lautre fois il entrech(a2)goit les noms<text:line-break/>de lhystoire auec ce quil pron(o2)coit tres mal<text:line-break/>ses paroles selon la qualite des personnes<text:line-break/>et des besoignes selon lhystoire. Et la dic<text:line-break/>te dame oreche escoutant le compte du che<text:line-break/>ualier luy commenca a ennuyer tres fort (et)<text:line-break/>eust bien voulu auoir este a vnelieue de luy<text:line-break/>tant que de desplair la sueur luy en venoit<text:line-break/>au visaige (et) luy en faisoit mal en son cueur<text:line-break/>comme si elle deust mourir. Et apres quel<text:line-break/>le nen peut plus endurer commenca a soy<text:line-break/><text:soft-page-break/>plaindre et dire au cheualier que son cheual<text:line-break/>trotoit trop dur (et) quil la blecoit (sol) et quil luy<text:line-break/>pleust de la desc(e2)dre et mectre a terre et que<text:line-break/>elle actendoit sa compaigne qui apres elle<text:line-break/>venoit (sol) car elle apparceut bien quil ne sca(-)<text:line-break/>uoit parler. Adonc le cheualier la desc(e2)dit<text:line-break/>et comme cource (et) marry picqua son cheual<text:line-break/>et sen alla et laissa la damoiselle toute seule<text:line-break/>laquelle actendit ses escuirs (et) damoiselles<text:line-break/>et puis sen allerent en leur maison.</text:p>
      <text:p text:style-name="p"><text:span text:style-name="pb">[f. 77r]</text:span></text:p>
      <text:p text:style-name="P729"><text:span text:style-name="T730">E</text:span>N ceste nouuelle est monstre c(o2)<text:line-break/>ment se le cheualier eust este beau<text:line-break/>langaigier il eust acquis lamour<text:line-break/>de celle dame quil aymoit tant (sol) et comm(e2)t<text:line-break/>par beau parler on acquiert souuenteffoys<text:line-break/>lamour de plusieurs personnes (sol) et c(o2)ment<text:line-break/>pour scauoir que on doit dire quant on en(-)<text:line-break/>treprend de racompter aucune hystoire c(o2)<text:line-break/>me on plaist aux escoutans (sol) et en acquiert<text:line-break/>on leur grace et leur amour (sol) et comm(e2)t son<text:line-break/>langaige despleut a la dame.</text:p>
      <text:h text:style-name="Titre1" text:outline-level="1">(ipdm) Cy apres sensuit la. lii. nou(-)<text:line-break/>uelle recitee par Pampinee sur<text:line-break/>la sixiesme iournee et deuxies(-)<text:line-break/>me nouuelle par le commandem(e2)t<text:line-break/>de elisee royne.</text:h>
      <text:p text:style-name="figure">&lt;image&gt;</text:p>
      <text:p text:style-name="P731"><text:span text:style-name="T732">G</text:span>Entil iouuenceau philomene vo<text:span text:style-name="T733">9</text:span><text:line-break/>auez compte vne moult prouffita<text:line-break/>ble nouuelle touchant le parler en<text:line-break/>ensuiuant vostre langaige vueil en rac(o2)p(-)<text:line-break/>ter quasi vne semblable nouuelle (sol) comm(e2)t<text:line-break/>vng simple fournier reprint vng moult sai<text:line-break/>ge homme par vne simple parole en la ma(-)<text:line-break/>niere qui sensuit.</text:p>
      <text:p text:style-name="P734"><text:span text:style-name="T735">A</text:span>V temps que boniface pape de<text:line-break/>r(o2)me regnoit il (e2)uoya vne moult<text:line-break/>notable (a2)bassade en la noble cite<text:line-break/>de florence pour aucune besoigne quil pret(e2)<text:line-break/>doit auoir sur la maistresse eglise de floren<text:line-break/>ce. Quant ilz furent arriuez en la ville ilz<text:line-break/>descendirent en la maison de vng vaillant<text:line-break/>homme (et) saige nomme guyon de lespine (sol) le(-)<text:line-break/>quelles receut moult honnourablement et<text:line-break/>eut grant ioye de leur venue pour ce que<text:line-break/>aucunement il gouuernoit en ladicte ville<text:line-break/><text:soft-page-break/>les besoignes du pape. Or aduint ne me<text:line-break/>chault pour quoy que les ambassadeurs et<text:line-break/>ledit messire guyon pres que chascun iour<text:line-break/>passoient tous les matins par deuant legli<text:line-break/>se saincte marie vierge pres de laquelle de<text:line-break/>mouroit vng bon homme nomme chytion<text:line-break/>lequel estoit boulengier. Et ainsi comme<text:line-break/>il excercoit sondit mestier de boulengerie (sol)<text:line-break/>et tous les matins chauffoit le four pour<text:line-break/>cuyre son pain (sol) Passoient la les ambassa(-)<text:line-break/>deurs et sire guyon. Touteffoys fortune<text:line-break/>qui fut amyable audit boulengier le c(o2)dui(-)<text:line-break/>sit si bien quil deuint vng tresriche homme<text:line-break/>(et) puissant (sol) mais pour quelque richesse quil<text:line-break/>eust il ne delaissa point sondit mestier (sol) et en<text:line-break/>vsoit tousiours. Or auoit il de coustu(-)<text:line-break/>me dauoir en sa maison tousiours de tres<text:line-break/>bon vin blanc (sol) claret et vermeil (sol) aussi bien<text:line-break/>que le meilleur marchant de la ville de flo(-)<text:line-break/>rence. Si se pensa donner a boyre a yceulx<text:line-break/>ambassadeurs et audit sire Guyon en pas<text:line-break/>sant deu(a2)t son huys pour ce que la chaleur<text:line-break/>du soleil estoit a lors grande (sol) et que grant<text:line-break/>courtoysie leur feroit de d(o2)ner chascun ma<text:line-break/>tin a boire de son vin blanc (sol) mais nonob(-)<text:line-break/>stant ledit cithyon boulengier considera les<text:line-break/>tat de luy (sol) de sire guyon et de ces ambassa(-)<text:line-break/>deurs (sol) ainsi c(o2)me il luy sembloit que ce nes<text:line-break/>toit point chose patente de prier ou reque<text:line-break/>rir les ambassadeurs du pape et aussi sire<text:line-break/>guyon (sol) le(q1)l estoit vng grant seigneur (sol) mais<text:line-break/>il se pensa de tenir vne maniere par laquel<text:line-break/>le il induiroit cestuy sire guyon quil se sem(o2)<text:line-break/>droit de soymesines. Or aduint que ledit<text:line-break/><text:span text:style-name="pb">[f. 77v]</text:span><text:line-break/>boulengier nomme cithyon en vng matin<text:line-break/>sestoit vestu dung giperel et de vng blanc<text:line-break/>deuantel de toyle. Par quoy il ressembloit<text:line-break/>mieulx a vng meusnier (q1)l ne faisoit a vng<text:line-break/>boulengier a loccasion quil venoit de bule<text:line-break/>ter et estoit tout couuert de farine. Et a(-)<text:line-break/>doncques fist mectre deu(a2)t son huys vng<text:line-break/>seau plain de eaue bien clere et bien fresche<text:line-break/>et mist dedans vng pot de son vin blanc<text:line-break/>du meilleur quil eust pourrasteschir (sol) (et) puis<text:line-break/>fist lauer deux boirres aussi clers comme se<text:line-break/>ilz eussent este de fin arg(e2)t (sol) et se seoit ce bou<text:line-break/>lengier a son huys sur vng blanc. Et quant<text:line-break/>il apparceut les ambassadeurs (et) sire guyon<text:line-break/>qui venoi(e2)t il commenca a prendre de leaue<text:line-break/><text:soft-page-break/>clere et lauer sa bouche et nectoier ses dens<text:line-break/>puis apres cracha vne foys ou deux (et) print<text:line-break/>vng de ces voires et en versa tout plain<text:line-break/>de cestuy vin blanc et commenca a boire si<text:line-break/>sadement deuant ces ambassadeurs et sire<text:line-break/>guyon que cestoit grant merueilles a le ve<text:line-break/>oir (sol) et tout ce faisoit affin de leur d(o2)ner ap(-)<text:line-break/>petit de boire. Apres que sire guion eut veu<text:line-break/>ainsi cestuy cythion qui buuoit tous les ma<text:line-break/>tins de ce vin blanc ainsi quil passoient par<text:line-break/>deux ou troys foys. Jl luy commenca a de<text:line-break/>mander a vng matin ainsi quil veoit que le<text:line-break/>boulengier vouloit boire (sol) se son vin estoit<text:line-break/>bon. Et inconitn(e2)t le boulengier son voir<text:line-break/>re a son poing se leua sur les piedz (et) resp(o2)dit<text:line-break/>que ouy (sol) mais sire gyon ie ne le vo<text:span text:style-name="T736">9</text:span><text:s/>pouroie<text:line-break/>d(o2)ner a entendre se vo<text:span text:style-name="T737">9</text:span><text:s/>nen tastiez. Ad(o2)c<text:line-break/>guyon voyant la chaleur du t(e2)ps estre fort<text:line-break/>vaine et aussi pour le trauail quilz auoient<text:line-break/>eu. Et certainem(e2)t pour ce quil auoit veu<text:line-break/>boire si sadement cythion luy print enuie de<text:line-break/>boire et en riant se tourna vers les embas(-)<text:line-break/>sadeurs et leurs dist. Messigneurs il est<text:line-break/>bon que nous essaions de ce bon vin blanc<text:line-break/>de ce vaillant homme icy (sol) car par adu(a2)ture<text:line-break/>est il si bon que point ne nous en repentir(o2)s<text:line-break/>Lors sire guyon et les ambassadeurs vin(-)<text:line-break/>drent deuers cythion qui incontinent leur<text:line-break/>apporta vne selle pour eulx seoir et reposer<text:line-break/>deuant son huys et alla a son four et tyra<text:line-break/>vng pain blanc (sol) (et) puis leur prya quilz se re<text:line-break/>posassent. Et les seruiteurs des ambassa<text:line-break/>deurs lauoient des voyrres (sol) mais cythion<text:line-break/>leur dist quilz laissassent cela : Car luymes(-)<text:line-break/>mes les laueroit bien (sol) et disoit quil scauoit<text:line-break/>aussi bien mectre a boyre ded(a2)s vng voyr<text:line-break/>re comme il scauoit mectre le pain au four (sol)<text:line-break/>et leur dist. Compaignons ne vous acten<text:line-break/>des point de boire vne goute de mon bon<text:line-break/>vin blanc. Et apres commanda a sa cham<text:line-break/>beriere (q1)lle apportast vng pot de vin blanc<text:line-break/>laquelle lapporta incontinent. Et quant<text:line-break/>les voyrres furent lauez diligemment ver<text:line-break/>sa a boyre a sire guyon et aux (a2)bassadeurs<text:line-break/>et a ses compaignons (sol) ausquelz cestuy sem<text:line-break/>bla bon et le meilleur quil eussent point en(-)<text:line-break/>cores beu en la ville de flor(e2)ce. Et pour ce<text:line-break/>que le vin blanc leur auoit semble bon. Si<text:line-break/>re guyon (et) les (a2)bassadeurs tandis quilz fu<text:line-break/>rent a florence allerent chascun matin boy(-)<text:line-break/><text:soft-page-break/>re de ce bon vin blanc. Et apres (q1) les am(-)<text:line-break/>bassadeurs eur(e2)t expediez leurs besoignes<text:line-break/>a florence et quilz furent pres de eulx en re<text:line-break/>tourner a romme. Sire guyon les semon(-)<text:line-break/>nit de disner en sa maison auquel il fist se(-)<text:line-break/>mondre tous les plus grans de la ville de<text:line-break/>florence pour mieulx festoier ces ambassa(-)<text:line-break/>deurs et si fut sem(o2)s cythion le boulengier<text:line-break/>mais il ne voulut point aller a disner. Et<text:line-break/>quant vint a heure de disner sire guyon c(o2)<text:line-break/>manda a vng sien seruiteur quil print vne<text:line-break/>boutaille et quil allast querir du vin de cy(-)<text:line-break/>thion le boulengier (sol) et quil donnast a vng<text:line-break/>chascun de la table vng demy voyrre a boi<text:line-break/>re (sol) mais le seruiteur indigne qui de cestuy<text:line-break/>vin nauoit point beu (sol) affin den boire tout<text:line-break/>son saoul il print vng grant flacon et sen al<text:line-break/>la querir de ce vin en la maison de cythion (sol)<text:line-break/>et luy dist que son maistre luy prioit qui luy<text:line-break/>enuoiast plainson vaisseau de vin. Et qu(a2)t<text:line-break/>cythion le veit il luy dist. Certes beau filz<text:line-break/>sire guyon vostre maistre ne vous enuoye<text:line-break/>point a moy pour auoir de mon vin. Cer<text:line-break/>tes ce dist le varlet sauf vostre grace (sol) il vo<text:span text:style-name="T738">9</text:span><text:line-break/>prye que vous men baillez et vous mande<text:line-break/><text:span text:style-name="pb">[f. 78r]</text:span><text:line-break/>que cest pour festoyer lambassade du pape<text:line-break/>que vous scauez. Certes ce dit (sol) cythion<text:line-break/>voyant son vaisseau trop gr(a2)t le renuoya.<text:line-break/>Et qu(a2)t il fut deuers son maistre il luy dist<text:line-break/>que cythion le boulengier ne luy auoit vou<text:line-break/>lu bailler de son vin. Adonc ce voyant sire<text:line-break/>guyon qui nauoit point eu de ce bon vin<text:line-break/>blanc le renuoya et luy dist. Dy luy que ie<text:line-break/>tenuoye a luy (sol) et sil te fait encor refus dem(a2)<text:line-break/>de luy a quel h(o2)me ie tenuoye et en quel lieu<text:line-break/>Lors le varlet retourna en la maison de cy<text:line-break/>thion le boulengier et luy dist. Certes sire<text:line-break/>guyon me renuoye par deuers vous sans<text:line-break/>faille (sol) et vous mande et prye que vous luy<text:line-break/>enuoyez de vostre bon vin blanc et vous<text:line-break/>luy feres gr(a2)t plaisir (sol) car cest pour festoyer<text:line-break/>les grans ambassadeurs. Certes dist cy<text:line-break/>thion la chose nest point ainsi que tu le dis.<text:line-break/>Car sire guyon ne tenuoye pas ceans pour<text:line-break/>auoir de bon vin blanc. Or me dictes d(o2)c<text:line-break/>dist le varlet ou cest quil menuoye. Certes<text:line-break/>dist cythion il renuoye a la riuiere qui court<text:line-break/>parmy florence. Adonc le varlet retourna<text:line-break/>a son maistre et luy dist la responce de cythi<text:line-break/><text:soft-page-break/>on. Et quant il eut ouye il fut tout esbahy<text:line-break/>(et) ne seut que p(e2)ser que signifioit ce quil luy<text:line-break/>m(o2)strast la flascon quil auoit porte au vin<text:line-break/>ches cythion (sol) le varlet luy aporta le flascon<text:line-break/>et quant il le veit il dist au varlet. Certes<text:line-break/>cythion dit vray (sol) et est raison de refuser son<text:line-break/>vin (sol) si fut reprins le varlet de auoir porte<text:line-break/>vng si grant flascon et en fut fort blasme.<text:line-break/>Et apres sire Guyon luy fist prendre vne<text:line-break/>conuenable boutaille (sol) et le fist retourner a<text:line-break/>cythion. Et quant cythion vit le varlet a<text:line-break/>tout la petite boutaille il dist. Je scay bien<text:line-break/>mainten(a2)t que sire guyon tenuoye deuers<text:line-break/>moy. Et incontinent cythion bien ioyeuse<text:line-break/>ment luy emplist sa boutaille. Et apres (q1)<text:line-break/>le varlet fut retourne (sol) cythion remplist son<text:line-break/>tonneau dung mesme vin et le fist porter a<text:line-break/>lostel de sire guyon (sol) et luy dist ainsi. Sire<text:line-break/>guyon ie ne vouloye pas que vous creus(-)<text:line-break/>siez que vostre grant flascon me eust espou<text:line-break/>ente : car quant vo<text:span text:style-name="T739">9</text:span><text:s/>passastes par mon huys<text:line-break/>et ie vous donnay a boyre de mon vin ce ne<text:line-break/>fut pas en vng si grant vaisseau (sol) mais vo<text:span text:style-name="T740">9</text:span><text:line-break/>administray de vng mo(i2)dre vaisseau que ie<text:line-break/>eusse. Et pour ce ie vous ay voulu rame(-)<text:line-break/>ner a memoire (sol) nonobstant que ie nen suis<text:line-break/>pas ingrat (sol) mais vela ie vous ay amene le<text:line-break/>vaisseau tout cler et plain (sol) affin que vous<text:line-break/>en soyez gardien desormais (sol) et en facez a<text:line-break/>vostre bon plaisir. Et pour tant ne vous<text:line-break/>vueille desplaire se ie vous ay refuse par<text:line-break/>deux foys : car ie suis plus ioyeux et plus<text:line-break/>content quil soit ceans en vostre maison (q1)<text:line-break/>en la mienne (sol) Et vous prye quil vous plai<text:line-break/>se que le don vous soit aggreable. Lors si<text:line-break/>re guyon receut le don et le remercia tres<text:line-break/>grandement (sol) et de puis le reputa vng tres<text:line-break/>saige homme et fut ledit cythion boulengier<text:line-break/>son gr(a2)t amy (sol) et le reputa en apres vng h(o2)<text:line-break/>me a qui on deueroit faire plaisir (et) seruice (sol)<text:line-break/>et par ainsi est a noter que se ledit Cythion<text:line-break/>neust este homme cault et aduise dentendre<text:line-break/>la malice du seruiteur (sol) son vin eust este beu<text:line-break/>et degaste par le seruiteur dudit sire guy<text:line-break/>on sans venir a la congnoissance de son<text:line-break/>maistre.</text:p>
      <text:p text:style-name="P741"><text:span text:style-name="T742">E</text:span>N ceste nouuelle ycy est demon<text:line-break/>stre la sagesse et prudence de cythi<text:line-break/>on boulengier (sol) c(o2)ment il reffusa<text:line-break/>a enuoyer de son vin au plus grant homme<text:line-break/><text:soft-page-break/>et saige de la ville de florence pour lamour<text:line-break/>de la gloutonnie de son seruiteur qui auoit<text:line-break/>prins vng si grant flascon pour auoir du<text:line-break/>vin de cythion le boulengier dont ledit ser<text:line-break/>uiteur fut refuse. Et aussi comment on ne<text:line-break/>doit point prendre de son amy ce que on en<text:line-break/>pourroit bien auoir : car cythion ne le reffu<text:line-break/>soit pas par auarice (sol) mais pour lingratitu<text:line-break/>de du varlet qui vouloit boire son saoul du<text:line-break/>vin de cythion. Et en apres est monstre la<text:line-break/>largesse de cythion qui apres les refus fist<text:line-break/>mener tout son vaisseau de vin en la mai(-)<text:line-break/>son de sire guyon.</text:p>
      <text:p text:style-name="p"><text:span text:style-name="pb">[f. 78v]</text:span></text:p>
      <text:h text:style-name="Titre1" text:outline-level="1">(ipdm) Cy ensuit la liii. nouuelle comp<text:line-break/>tee par dame flamete sur la sixiesme<text:line-break/>iournee dont elisee est royne.</text:h>
      <text:p text:style-name="figure">&lt;image&gt;</text:p>
      <text:p text:style-name="P743"><text:span text:style-name="T744">A</text:span>Jnsi que Pampinee a racompte<text:line-break/>vne nouuelle touchant la manie<text:line-break/>re de bien parler. Je vueil mainte<text:line-break/>nant reciter vne pareille nouuelle au cas<text:line-break/>appartenant (sol) comment vne ieune iouuen(-)<text:line-break/>celle reprint (p3) vne response quelle fist vng<text:line-break/>moult notable homme leuesque de florence<text:line-break/>nomme sire anthoine de lours pour vne<text:line-break/>parole que leuesque luy auoit dicte qui luy<text:line-break/>sembloit estre deshonneste.</text:p>
      <text:h text:style-name="Titre2" text:outline-level="2">(ipdm) La forme de la nouuelle.</text:h>
      <text:p text:style-name="P745"><text:span text:style-name="T746">A</text:span>V temps que le roy robert viuoit<text:line-break/>enuoya s(o2) seneschal a flor(e2)ce pour<text:line-break/>aucunes affaires quil auoit. Et<text:line-break/>quant il fut a Florence se logea auec leues(-)<text:line-break/>que dudit lieu. Cestuy seneschal nomme<text:line-break/>messire Giron de la roe estoit vng bel hom<text:line-break/>me de corps et de visaige et fort tendre du<text:line-break/>bas (sol) Aduint que ainsi c(o2)me il cheuauchoit<text:line-break/>parmy florence il vit vne belle femme en(-)<text:line-break/>tre les autres (sol) laquelle luy pleut moult (et)<text:line-break/>escheut quelle estoit niepce dudit euesque<text:line-break/>Sire giron par paroles enquist de ceste bel<text:line-break/>le femme et ouyt dire que son mary estoit<text:line-break/>fort deshonneste et auaricieux (sol) et nestoit<text:line-break/>pas de hault lieu ne de grant lignage (sol) tou<text:line-break/>teffoys il estoit vng meschant homme (et) de<text:line-break/>petite valeur. Cestuy sire gyron vint par<text:line-break/>ler au mary de ceste femme (sol) et luy dist quil<text:line-break/><text:soft-page-break/>luy donneroit cinquante florins dor sil luy<text:line-break/>plaisoit quil couchast vne nnyt auec sa fem<text:line-break/>me. Le mary estant fort auaricieux de gai<text:line-break/>gner luy accorda (sol) mais la f(e2)me nen fut pas<text:line-break/>bien contente pour ce que elle estoit de bon<text:line-break/>lieu et aussi que chascun le scauroit et seroit<text:line-break/>villennee et deshonnoree du peuple de la<text:line-break/>ville. Lors on nen fist riens pour elle (sol) con<text:line-break/>tente ou non ledit Sire gyron vint au soir<text:line-break/>pour couchier auec elle et auoit fait dorer<text:line-break/>cinquante florins darg(e2)t quil bailla au ma<text:line-break/>ry. Et quant il eut couchie auec ceste belle<text:line-break/>dame (sol) dieu scet comment il luy reuisita son<text:line-break/>proces tant que la nuyt dura (sol) (et) au matin le<text:line-break/>dit sire gyron se leua et luy donna cinquan(-)<text:line-break/>te gros dargent dorez quil auoit mis bien<text:line-break/>honnestem(e2)t dedans vne belle petite bour<text:line-break/>se de soye (sol) et puis print congie et sen partit.<text:line-break/>Et incontinent (q2)l sen partir il le dist a vng<text:line-break/>chascun qui le vouloit oyr en celle maniere<text:line-break/>que tous ceulx de la ville le sceurent. Par<text:line-break/>quoy le mary fut esclandre et deshonnore :<text:line-break/>car seulement luy en demoura la honte et le<text:line-break/>d(o2)mage. Et les nouuelles en furent gran<text:line-break/>des que leuesque de florence qui estoit son<text:line-break/>oncle le sceut (sol) mais pour ce quil estoit pru(-)<text:line-break/>dent et saige nen fist point de semblant et<text:line-break/>saignit de riens en scauoir (sol) par quoy il nen<text:line-break/>monstra point plus semblant a sire Giron<text:line-break/>son hoste. Et apres vng pou de temps le<text:line-break/>seneschal et leuesque alloient iouer la veil(-)<text:line-break/>le de la sainct iehan baptiste parmy la ville<text:line-break/>et veoir les feuz (sol) et pour veoir courir les<text:line-break/>cheuaulx au paille dor (sol) si vit leuesque vne<text:line-break/>moult belle ieune fille en vne fenestre (sol) qui<text:line-break/>se nommoit dame nonne de pulcions cou<text:line-break/>sine de sire alexis riuace (sol) lequel estoit fort<text:line-break/>congneu par tout le monde. Ceste ieune<text:line-break/>dame ycy estoit moult fort belle et bien cio<text:line-break/><text:span text:style-name="pb">[f. 79r]</text:span><text:line-break/>mander a sire gyron sil vouloit point aller<text:line-break/>veoir celle belle iouuencelle (sol) lequel respon<text:line-break/>dit que ouy. Adoncques ilz vindrent eulx<text:line-break/>deux ensemble montez sur leurs cheuaulx<text:line-break/>deuant la fenestre de ceste iouuencelle qui<text:line-break/>estoit venue demourer nagueres en ceste<text:line-break/>maison ou elle estoit. Lors leuesque mist<text:line-break/>la main sur lespaule du seneschal (sol) (et) puis<text:line-break/>dist a celle ieune fille en ceste maniere. Da<text:line-break/>me nonne que te semble de ce cheualier (sol) cuy<text:line-break/><text:soft-page-break/>des tu point que tu le sceusses iamais des<text:line-break/>confire. Lors fut aduis a la dame (q2) estoit<text:line-break/>en la fenestre que ces parolles mordissent<text:line-break/>aucunement sa renommee et quil disoit en<text:line-break/>sa pensee pour la diffamer. Et elle voyant<text:line-break/>tant de hommes (et) de femmes qui estoient<text:line-break/>en la rue qui ouyr(e2)t ces paroles en fut fort<text:line-break/>courroucee et marrie. Et pourtant dame<text:line-break/>nonne faingn(a2)t entendre ces paroles (sol) et de<text:line-break/>sirant rendre buffe c(o2)tre buffe scauoit bien<text:line-break/>les nouuelles que le seneschal auoit couche<text:line-break/>auec la niepce de leuesque (sol) (et) (q2)l auoit donne<text:line-break/>faulse monnoye audit mary. Pourtant de<text:line-break/>sir(a2)t a soy purger de ces parolles soubdai(-)<text:line-break/>nement luy respondit. Cettes sire cestuy<text:line-break/>cheualier par adu(a2)ture ne me desconfiroit<text:line-break/>il pas mais ie vouldroye auoir bonne mon<text:line-break/>noye quant la vi(e2)droit (sol) car ie ne vouldroye<text:line-break/>point auoir argent dore pour or. Lors le(-)<text:line-break/>uesque et le seneschal se sentir(e2)t tous deux<text:line-break/>prins (sol) et souuint au seneschal de la finesse<text:line-break/>(q2)l fist a la niepce de leuesque (sol) combien (q1) le<text:line-break/>seneschal cuidoit (q1) leuesque nen sceust ri(e2)s<text:line-break/>mais en sa pensee il entendit bien. Adonc<text:line-break/>tous deux c(o2)mencer(e2)t a cheminer tous p(e2)(-)<text:line-break/>silz sans scauoir riens respondre.</text:p>
      <text:p text:style-name="P747"><text:span text:style-name="T748">E</text:span>N ceste nouuelle est demonstre<text:line-break/>c(o2)me la ieune iouu(e2)celle par vne<text:line-break/>seule parole r(e2)dit coulpable ledit<text:line-break/>euesque (sol) (et) c(o2)me elle luy bailla buffe pour<text:line-break/>horion. Et aussi est denote c(o2)me qu(a2)t on se<text:line-break/>sent coulpable daucune chose (q2) tourne a des<text:line-break/>h(o2)neur on ne doit point aprehender autruy<text:line-break/>en se mocqu(a2)t de luy (sol) car aucuneffois (q1) on<text:line-break/>cuyde bien dire en soy iou(a2)t ou en taill(a2)t (q1)<text:line-break/>on se raille de soy mesmes ainsi comme il<text:line-break/>appert par les choses dessusdictes.</text:p>
      <text:h text:style-name="Titre1" text:outline-level="1">(ipdm) Cy apres sensuit la. liiii. nouuelle<text:line-break/>c(o2)ptee par neyphile sur la. vi. iournee.</text:h>
      <text:p text:style-name="figure">&lt;image&gt;</text:p>
      <text:p text:style-name="P749"><text:span text:style-name="T750">I</text:span>L me semble dame flamette que<text:line-break/>vous auez compte asses ioyeuse<text:line-break/>nouuelle (sol) mais ie vous en vueil<text:line-break/>c(o2)pter vne autre dung ieune queux qui par<text:line-break/>vne seule resp(o2)se quil fist (et) (q2)l trouua soub<text:line-break/>dainement son maistre se tint cont(e2)t de luy<text:line-break/>en la maniere qui sensuit.</text:p>
      <text:soft-page-break/>
      <text:p text:style-name="P751"><text:span text:style-name="T752">E</text:span>N nostre cite de florence naguie<text:line-break/>res auoit vng noble citoyen le(q1)l<text:line-break/>se n(o2)moit courard (sol) lequel estoit<text:line-break/>de bonnes meurs (sol) liberal (et) seruiable a tou<text:line-break/>te personne. Cestuy courard en ensuyu(a2)t<text:line-break/>estat noble print son plaisir a passer temps<text:line-break/>dauoir chiens et oyseaulx (sol) (et) beaulx cour(-)<text:line-break/>siers (sol) et souuent prenoit son deduyt et son<text:line-break/>esbat pour aller chasser. Et ainsi comme il<text:line-break/>estoit alle chasser aux oyseaulx de proye a<text:line-break/>tout son faulcon il print vne grue (q2) estoit<text:line-break/>ieune et fort grasse. Si dist a son seruiteur<text:line-break/>qui auec luy estoit quil la portast a son cuy(-)<text:line-break/>sinier et quil la mist rotir pour soupper (sol) car<text:line-break/>il deuoit auoir des gens estrangiers pour<text:line-break/>soupper auec luy. Adonc le cuysinier qui<text:line-break/>auoit n(o2) thybie print ceste grue et lappresta<text:line-break/><text:span text:style-name="pb">[f. 79v]</text:span><text:line-break/>ainsi quil auoit de coustume de aprester vi<text:line-break/>ande car il nen estoit pas aprentis. Lors<text:line-break/>quant ceste grue fut en la brosche (et) presque<text:line-break/>cuyte il y auoit grant fumee et b(o2)ne odeur<text:line-break/>qui sailloit de ceste cuysine a cause de ceste<text:line-break/>grue. Il aduint que vne femme n(o2)mee bon<text:line-break/>nette qui estoit dame par amours au cuysi<text:line-break/>nier thybie vint et sentit la fumee de ceste<text:line-break/>grue entra tout hardiement dedans la cuy(-)<text:line-break/>sine. Adoncques ceste femme voyant ceste<text:line-break/>grue qui sentoit si bonne odeur eut gr(a2)t en<text:line-break/>uye den manger (sol) et commenca a prier a son<text:line-break/>amy thybie quil luy en donnast vne cuysse<text:line-break/>Adoncques thybie en riant c(o2)menca a ch(a2)(-)<text:line-break/>ter et dist ainsi. Vous naurez pas dame<text:line-break/>bonnette ce que demandes. Vous naurez<text:line-break/>pas dame bonnette de par moy la cuyssette<text:line-break/>Lors b(o2)nette oyant ceste responce fut cour<text:line-break/>roucee et luy commenca a dire. Par la foy<text:line-break/>que ie doy en dieu se tu ne men donnes t(a2)t<text:line-break/>que tu le viues vng seul plaisir ie ne te se(-)<text:line-break/>ray (sol) ne de mon corps ne iouyras. Et qu(a2)t<text:line-break/>thybie louyt ainsi iurer fut esbahy (sol) et eur(e2)t<text:line-break/>maintes parolles thybie et b(o2)nette ensem(-)<text:line-break/>ble po<text:span text:style-name="T753">r</text:span><text:s/>lamour de la cuysse. Et finablem(e2)t<text:line-break/>quant thybie veit que samye se courroucoit<text:line-break/>de paour quelle ne luy fust aucunement ru<text:line-break/>de de son amour il luy en donna vne cuysse<text:line-break/>dicelle grue. Et qu(a2)t vint au soupper quil<text:line-break/>eut fait la saulse a ceste grue il lapporta de<text:line-break/>uant son maistre. Et quant Courard son<text:line-break/>maistre aduisa quelle nauoit que vne cuys(-)<text:line-break/><text:soft-page-break/>se il fut tout esbahy quon luy auoit presen(-)<text:line-break/>tee deuant les estrangiers qui estoient la :<text:line-break/>et en eut grant h(o2)te. A lors appella thybie<text:line-break/>et luy demanda ou estoit lautre cuysse de<text:line-break/>celle grue. Adonc respondit le cuysinier (q2)l<text:line-break/>nen auoit point veu dautres (sol) (et) (q1) les grues<text:line-break/>viues nen auoient que vne. Si dist cou<text:line-break/>rard (sol) ien ay veu plusieurs dautres mais ilz<text:line-break/>en ont deux. Certes dist le cuysinier (q2) sca(-)<text:line-break/>uoit bien m(e2)tir (sol) sauf vostre grace elle nen<text:line-break/>auoit que vne (sol) (et) sil vous plaist moy mener<text:line-break/>demain a lesbat ie vo<text:span text:style-name="T754">9</text:span><text:s/>m(o2)streray les grues<text:line-break/>viues (q2)lz nont que vne cuysse. Lors cou(-)<text:line-break/>rard pour lamour de la c(o2)paignie ne vou<text:line-break/>lut point noyser a son cuysinier (sol) Mais luy<text:line-break/>dist que demain il le meneroit auec luy (sol) (et) (q1)<text:line-break/>sil nestoit vray ce quil disoit que mal luy en<text:line-break/>aduiendroit (et) (q1) a tousiours mes il luy sou<text:line-break/>uiedroit de luy. Et apres soupper courard<text:line-break/>qui neut pas oublie la bes(o2)gne de (q2) le cour<text:line-break/>roux nestoit mye encores cesse (sol) mais c(o2)me<text:line-break/>indigne vers son cuysinier se leua au matin<text:line-break/>si tost c(o2)me il fut iour et c(o2)manda que ses<text:line-break/>cheuaulx luy fussent amenes. Et qu(a2)t ilz<text:line-break/>furent prestz de monter a cheual si comm(a2)(-)<text:line-break/>da a thybie qu il montast sur vng des che(-)<text:line-break/>uaulx affin quil venist auecques luy pour<text:line-break/>esprouuer sa mensonge. Adonc courard (et)<text:line-break/>son cuysinier sen allerent aual vne grande<text:line-break/>riuiere ou il auoit acoustume de veoir bien<text:line-break/>souuent des grues. Et quant thybie (q2) che<text:line-break/>uauchoit derriere son maistre veit (q1) cestoit<text:line-break/>a bon escient (et) que le courroux de son mai(-)<text:line-break/>stre ne sappaisoit (sol) il eut paour (et) ne scauoit<text:line-break/>que faire de sen fuyr (sol) car il luy estoit force<text:line-break/>de esprouuer sa m(e2)songe (sol) (et) ne scauoit trou<text:line-break/>uer la maniere (et) facon comme il peust bien<text:line-break/>faire son cas honnestement. Lors quant<text:line-break/>thybie veit (q2)l ne pouoir remedier a sa men<text:line-break/>songe il sen fust voul(e2)tiers fuy (et) alle (sol) mais<text:line-break/>son maistre courard le regardoit tousiours<text:line-break/>de pres (sol) car il auoit tousiours loeil derriere<text:line-break/>luy (sol) (et) tant quil ne pouoit fuyr. Et puis<text:line-break/>quant courard eut bien regarde de loing il<text:line-break/>voyoit bien aucuneffois des grues (sol) mais<text:line-break/>il luy sembloit quilz auoient toutes deux<text:line-break/>piedz (et) deux cuysses. Lors quant ilz eur(e2)t<text:line-break/>fort cheuauche ilz arriuerent en vng preau<text:line-break/>dix ou douze grues estantes chascune sur<text:line-break/>vng pied a cause quil faisoit froit (et) lauoi(e2)t<text:line-break/><text:soft-page-break/>mis soubz leurs esles pour eschauffer. A<text:line-break/>donc quant thybie (q1) les veit le premier les<text:line-break/>monstra a son maistre en disant. Monsei<text:line-break/>gneur vous pouez maintenant veoir que<text:line-break/>hyer au soir ie vous disoye verite. Adui(-)<text:line-break/>sez illecques sur ceste Riuiere toutes ces<text:line-break/>grues qui ne ont que vng pied. Lors cou(-)<text:line-break/>rard qui estoit fin homme respondit a<text:line-break/><text:span text:style-name="pb">[f. 80r]</text:span><text:line-break/>thy(-)bie. Or’atten (et) tu verras sil nen ont que<text:line-break/>vng. Ad(o2)cques icelluy courard comm(e2)ca<text:line-break/>a courir apres et les fist desmarcher et chas<text:line-break/>cune tira sa cuysse et sen fuyrent (sol) (et) comm(e2)(-)<text:line-break/>ca a crier apres en ceste maniere. Ho ho ho<text:line-break/>houa (sol) et lors monstra a thybie quilz en auoi<text:line-break/>ent chascune deux. Or regarde glouton (q1)<text:line-break/>tu es faulx mensonger (sol) les grues nont ilz<text:line-break/>que vng pied et vne cuysse. Lors thybie c(o2)<text:line-break/>me esperdu et honteux Dist. Certes ouy :<text:line-break/>ilz en ont Deux (sol) mais hier au soir quant la<text:line-break/>grue fut rostie et quelle fut Deuant vous<text:line-break/>vous ne criastes point. Ho ho ho houa c(o2)<text:line-break/>me vous auez fait maintenant (sol) car se vo<text:span text:style-name="T755">9</text:span><text:line-break/>eussiez ainsi crie ie vous certiffie que sem(-)<text:line-break/>blablem(e2)t la grue de hyer au soir eust abais<text:line-break/>se son autre cuysse (sol) car elle lauoit Dedans<text:line-break/>son corps comme auoient ceulx icy a (q2) vo<text:span text:style-name="T756">9</text:span><text:line-break/>auez crie. Adoncques icelluy courard oy(-)<text:line-break/>ant ceste responce si soubdaine fut fort ioy(-)<text:line-break/>eux et commenca a rire et perdit tout son<text:line-break/>courroux et dist a thybie. Tu auras droit<text:line-break/>pour ceste foys (sol) car ie deuoye faire ainsi c(o2)<text:line-break/>me tu dys.</text:p>
      <text:p text:style-name="P757"><text:span text:style-name="T758">E</text:span>N ceste nouuelle est demonstre c(o2)(-)<text:line-break/>me thybie pour vne soubdaine res<text:line-break/>ponse quil fist a son maistre eschap<text:line-break/>pa la male fortune enuers luy (sol) et c(o2)me par<text:line-break/>la gracieuse resp(o2)se quil fist appaisa le cour<text:line-break/>roux de son maistre (sol) par quoy sondit mai(-)<text:line-break/>stre esmeu en son amour le ramena et De(-)<text:line-break/>moura encores auec luy. Et aussi aucunes<text:line-break/>fois il est necessite de m(e2)tir (sol) car on nest pas<text:line-break/>tousiours pourueu de ce que on Doit dire<text:line-break/>pour appaiser lire (et) courroux des maistres<text:line-break/>et maistresses. Et comme quant on a fail(-)<text:line-break/>ly a faire au gre et voulente du maistre ou<text:line-break/>maistresse on ne doit point resp(o2)dre orgueil<text:line-break/>leusement ne par despit (sol) mais fault respon<text:line-break/>dre humblement en soy excusant gracieuse(-)<text:line-break/>ment de son meffait et offense.</text:p>
      <text:soft-page-break/>
      <text:h text:style-name="Titre1" text:outline-level="1">(ipdm) Cy ensuit la. lv. nouuelle comp(-)<text:line-break/>tee par Pamphile sur la. vi. iournee<text:line-break/>Dont dame elisee est royne.</text:h>
      <text:p text:style-name="figure">&lt;image&gt;</text:p>
      <text:p text:style-name="P759"><text:span text:style-name="T760">D</text:span>Ame neyphile vo<text:span text:style-name="T761">9</text:span><text:s/>auez bien m(o2)<text:line-break/>stre comme thybie cuysinier De<text:line-break/>courard lauoit rappaise par vne<text:line-break/>seule response ioyeuse quil trouua soubdai<text:line-break/>nement. Et en continuant vostre matiere<text:line-break/>ie vueil dire (et) compter aucune briefue nou<text:line-break/>uelle de deux personnes qui se mocquoient<text:line-break/>lung de lautre ainsi quil sensuit.</text:p>
      <text:p text:style-name="P762"/>
      <text:p text:style-name="P763"><text:span text:style-name="T764">U</text:span>Ng vaill(a2)t docteur nomme sire<text:line-break/>srosin de rabastre demourant en<text:line-break/>nostre cite de florence (sol) ainsi com(-)<text:line-break/>me en este temps apres pasques aux feries<text:line-break/>de la p(e2)thecouste il fait beau cheminer pour<text:line-break/>aller iouer sur les champs. Ledit sire fro(-)<text:line-break/>sin ayant vng manoir en vng village nom<text:line-break/>me mistellon luy print voulente de y aller<text:line-break/>pour scauoir c(o2)me ses terres et possessions<text:line-break/>se gouuernoient. Aduint que en chemin(a2)t<text:line-break/>il rencontra vng vaillant homme assez an<text:line-break/>cien le meilleur paintre de la ville de flor(e2)ce<text:line-break/>nomme iosse (sol) lequel pareillement alloit ve<text:line-break/>oir ses manoirs (et) prossessions qui estoient<text:line-break/>tous en vng mesmes village auec(q1)s ceulx<text:line-break/>de frosin. Si sentresaluerent pource quilz<text:line-break/>congnoissoient bien lung lautre. Adonc(q1)s<text:line-break/>sire frosin luy Demanda ou il alloit. Et il<text:line-break/>luy dist (q1)l alloit a mistell(o2) (sol) (et) moy aussi dist<text:line-break/><text:span text:style-name="pb">[f. 80v]</text:span><text:line-break/>sire frosin allons ensemble. Et quant ilz<text:line-break/>eurent este reuiseter leursditz manoirs et<text:line-break/>possessions et quilz eurent fait grant chere<text:line-break/>ensemble se partirent Du village pour re(-)<text:line-break/>tourner a florence. Or estoient ilz aussi<text:line-break/>bien vestuz lung comme lautre (sol) (et) cheuaulx<text:line-break/>semblables (sol) car le meilleur ne valloit pas<text:line-break/>Deux florins (sol) et si nauoient chappeau (sol) cor(-)<text:line-break/>nette ne manteau (sol) par ainsi ne se pouoient<text:line-break/>mocquer lung de lautre. Et pour ce quilz<text:line-break/>estoient tous deux aagez (et) vieulx ilz alloi<text:line-break/>ent lentement et pas a pas deuisant daucu<text:line-break/>nes choses. Et aduint que il commenca a<text:line-break/>plouuoir (sol) t(o2)ner et espartir si fort que ce fut<text:line-break/>chose merueilleuse. Adoncques quant ilz<text:line-break/>virent quil pouuoit si fort trouuer(e2)t vne<text:line-break/><text:soft-page-break/>maison ou ilz se mirent pour la pluye. Et<text:line-break/>quant elle fut cessee ilz prierent au bon h(o2)(-)<text:line-break/>me de la maison quil luy pleust de leur pres<text:line-break/>ter a chascun vng m(a2)teau et vng chappeau<text:line-break/>Lors le bon homme meu en pitie leur bail(-)<text:line-break/>la a chascun vng vieil m(a2)teau ou il y auoit<text:line-break/>plus de mille pieces et a chascun vng vieil<text:line-break/>chappeau tout pele et gras a merueilles.<text:line-break/>Adonc prindrent et vestirent chascun vng<text:line-break/>de ces manteaulx (et) mirent ces chappeaulx<text:line-break/>en leurs testes. Qu(a2)t ilz furent en chemin<text:line-break/>la pluye ne cessa point (et) fur(e2)t si bien mouil<text:line-break/>lez quilz furent percez iusques a la chair.<text:line-break/>Jl aduint que iehan le bon iosse paintre es(-)<text:line-break/>toit derriere (et) frosin deuant (sol) (et) en allant fu<text:line-break/>rent grant piece sans Dire mot lung a lau<text:line-break/>tre. Or estoit iosse si souille de boe (et) de la<text:line-break/>fange Des cheuaulx (sol) principalement Des<text:line-break/>piedz de derriere Du cheual de sire frosin (q1)<text:line-break/>cestoit grant horreur de le veoir. Et vueil<text:line-break/>lez scauoir que en ces manteaulx auoit en(-)<text:line-break/>cores demy boisseau de poux (et) puces (q2) vo<text:span text:style-name="T765">9</text:span><text:line-break/>mordoient ces deux bonnes gens tellem(e2)t<text:line-break/>quilz auoient tousiours la main en leur col<text:line-break/>let (sol) car les bestes estoient toutes affamees<text:line-break/>a cause que les manteaulx nauoi(e2)t este pie<text:line-break/>ca vestus. Quant la pluye fut cessee (et) vi<text:line-break/>rent quilz sapprouchoi(e2)t de florence c(o2)men<text:line-break/>cerent a regarder lung lautre. Et quant si<text:line-break/>re frosin regarda iosse il luy sembla que ce<text:line-break/>fust vng ladre tant estoit meschantement<text:line-break/>abille (sol) et ce a loccasion quil auoit tout le vi<text:line-break/>sage soullie de boe que leurs cheuaulx fai<text:line-break/>soient sortir de leurs piedz. Et auecques<text:line-break/>ce que les deux ne fussent pas fors habilles<text:line-break/>De corps (sol) encores leus abillemens les dif<text:line-break/>famoient qui estoient ratamponnez de pie<text:line-break/>ces ordes (et) grasses qui leur amoindrissoi(e2)t<text:line-break/>fort leurs beaultes. Lors quant eur(e2)t par<text:line-break/>le de plusieurs choses (sol) (et) que iosse qui estoit<text:line-break/>beau parleur eut cesse son parler sire frosin<text:line-break/>commenca a soy reuirer vers iosse et a le re<text:line-break/>garder par tout le corps de puis les piedz<text:line-break/>iusques a la teste : et quant il eut bien regar<text:line-break/>de il aduisa quil estoit tout brouille parmy<text:line-break/>le visage et tant mal atourne par Dessus<text:line-break/>auec la laideur de son corps et visage sans<text:line-break/>ce (q1) il prensist garde a soy mesmes et voy(a2)t<text:line-break/>de gros poux qui couroient sur luy c(o2)men<text:line-break/>ca a rire en dis(a2)t. O mon amy iosse se vng<text:line-break/><text:soft-page-break/>homme estrange vous rencontroit que ia<text:line-break/>mais ne vous eust congneu pensez vous<text:line-break/>(q1)l cuidast que vous fussiez le meilleur pain<text:line-break/>tre du m(o2)de ainsi c(o2)me vo<text:span text:style-name="T766">9</text:span><text:s/>estes. A quoy<text:line-break/>iosse luy respondit. Sire frosin vng h(o2)me<text:line-break/>qui iamais ne mauroit veu croiroit lors ce<text:line-break/>que vous dictes. Pareillement sire frosin<text:line-break/>vng homme qui iamais ne vous auroit c(o2)<text:line-break/>gneu et vous veist ainsi abille comme vo<text:span text:style-name="T767">9</text:span><text:line-break/>estes qui estes si souuerain docteur ne cuy(-)<text:line-break/>deroit iamais que vo<text:span text:style-name="T768">9</text:span><text:s/>sceussiez ne. a. ne. b<text:line-break/>ne. c. Adoncques sire frosin oy(a2)t ceste res<text:line-break/>ponce c(o2)menca a congnoistre son erreur et<text:line-break/>veit (q1) iosse lauoit paye de telle monnoye<text:line-break/>comme il auoit fait ledit iosse.</text:p>
      <text:p text:style-name="P769"><text:span text:style-name="T770">E</text:span>N ceste nouuelle est monstree la<text:line-break/>follie de frosin docteur en loix qui<text:line-break/>se mocquoit de son compaignon<text:line-break/>iosse qui estoit pourement (et) meschantem(e2)t<text:line-break/>abille. Et pource il estoit brouille et souyl<text:line-break/>le de boe par le visage (sol) et luy mesmes qui<text:line-break/>nen auoit pas moins ne prenoit pas garde<text:line-break/>a son fait qui estoit aussi meschantement a(-)<text:line-break/>bille comme luy. Dont apres il cogneut<text:line-break/><text:span text:style-name="pb">[f. 81r]</text:span><text:line-break/>sa follie. Et aussi est denote (q1) on ne se doit<text:line-break/>point mocquer dautruy que on ne regarde<text:line-break/>premierement sur soy mesmes sil ya point<text:line-break/>de mocquerie. Car en ceste nouuelle icy :<text:line-break/>La pelle se mocquoit du fourgon.</text:p>
      <text:h text:style-name="Titre1" text:outline-level="1">(ipdm) Cy ensuit la. lvi. nouuelle c(o2)ptee<text:line-break/>par dame laurette sur la. vi. iournee.</text:h>
      <text:p text:style-name="figure">&lt;image&gt;</text:p>
      <text:p text:style-name="P771"><text:span text:style-name="T772">P</text:span>Ource que Pamphile a compte<text:line-break/>vne nouuelle prouffitable a plu<text:line-break/>sieurs personnes qui la vouldr(o2)t<text:line-break/>retenir (et) lire (sol) car ainsi comme elle a dit que<text:line-break/>nulle pers(o2)ne ne se doit mocquer daultruy<text:line-break/>On dit souuent en prouerbe. Qui Daul(-)<text:line-break/>truy parler vouldra regarde soy il se taira.<text:line-break/>Aussi ie vueil compter selon ma possibilite<text:line-break/>et petit entendem(e2)t vne nouuelle de moin<text:line-break/>dre valeur que celle de pamphile en ensuy(-)<text:line-break/>uant tousiours sa maniere de beau parler<text:line-break/>et aorner son langage : cest assauoir de plu(-)<text:line-break/>sieurs ieunes iouuenceaulx de florence (q2)<text:line-break/>firent vne gaigeure ensemble.</text:p>
      <text:soft-page-break/>
      <text:h text:style-name="Titre2" text:outline-level="2">(ipdm) La forme de la nouuelle.</text:h>
      <text:p text:style-name="P773"><text:span text:style-name="T774">E</text:span>Ncores na pas long temps que<text:line-break/>en nostre cite de florence estoit<text:line-break/>vng iouuencel appelle michel fal<text:line-break/>lace homme plaisant et tresdelicieux et qui<text:line-break/>comptoit voulentiers aucunes hystoires<text:line-break/>merueilleuses. Et pour ceste cause entre<text:line-break/>gens de bien (et) grans seigneurs estoit tous<text:line-break/>iours bien venu a cause de son beau langa<text:line-break/>ge. Entre lesquelz gens les florentinoys<text:line-break/>tous petis et grans laymoient chierement<text:line-break/>tant que quant il estoit en leur compaignie<text:line-break/>il leur s(e2)bloit que dieu y fust. Aduint vng<text:line-break/>iour que ledict Michel estoit auecques les<text:line-break/>iouuenceaulx de florence ou il deuisoit De<text:line-break/>plusieurs choses (sol) et entre eulx sourdit vne<text:line-break/>moult belle question en laquelle on deman<text:line-break/>doit lesquelz hommes de florence estoyent<text:line-break/>les plus nobles et plus anciens. Aucuns<text:line-break/>de ces iouuenceaulx disoient. Ce sont les<text:line-break/>albers. Les autres disoient (sol) ce sont telz et<text:line-break/>telz ce leur sembloit. Michel sallace oyant<text:line-break/>les diuerses oppinions de ces florentins<text:line-break/>commenca a rire et leur Dist. Allez allez<text:line-break/>folz (sol) vous ne scauez que vous Dictes (sol) car<text:line-break/>moy mesmes ie scay les plus Nobles non<text:line-break/>pas seulement de florence mais de tout le<text:line-break/>monde (sol) car quiconcques vousdra gaiger<text:line-break/>vng soupper pour six hommes ie luy gai(-)<text:line-break/>geray que ce sont les baroncionnois (sol) car ce<text:line-break/>dist il ie lay ouy dire a tous les philosophes<text:line-break/>de ceste cite (sol) (et) aussi ie les congnois de pieca<text:line-break/>Et si ay ouy dire a mes predecesseurs que<text:line-break/>ce sont les baroncionnois (sol) (et) aussi ilz sont<text:line-break/>noz prouchains voysins. Quant les iou(-)<text:line-break/>uenceaulx ouyrent ainsi parler ledit michel<text:line-break/>ilz despiterent luy (et) son oppinion (sol) et luy di<text:line-break/>rent. Certes michel tu te veulx mocquer<text:line-break/>de nous (sol) car nous congnoissons aussi bien<text:line-break/>les baroncionnois comme vous faictes.<text:line-break/>Adoncques Dist michel fallace. Je ne me<text:line-break/>vueil pas mocquer de vous mais ie dys<text:line-break/>vray (sol) (et) vueil estre oblige a paier vng soup<text:line-break/>per de six c(o2)paignons a quiconcques voul<text:line-break/>dra gaiger. Et si vueil que de ceste mesme<text:line-break/>oppinion nous nous rapportions au iuge<text:line-break/>ment et sentence de quelque personne quil<text:line-break/>vous plaira de eslire pour eniuger. Lors<text:line-break/>vng des iouuenceaulx n(o2)me nerin dist. Je<text:line-break/>suis tout prest de gaiger pour le soupper<text:line-break/><text:soft-page-break/>pour moy et pour six personnes lesquelz ie<text:line-break/>vouldray eslire. Adoncques michel et ne(-)<text:line-break/>rin mirent gaige. Et esleurent pour iuge<text:line-break/><text:span text:style-name="pb">[f. 81v]</text:span><text:line-break/>vng florentin nomme pierresront qui fut<text:line-break/>arbitre de ceste gaigeure. Adoncques les<text:line-break/>deux allerent a pierrefront et tous les au(-)<text:line-break/>tres apres eulx affin quilz veissent michel<text:line-break/>perdre de ceste gaigeure (sol) car tous les iou<text:line-break/>uenceaulx estoi(e2)t contre ledict michel pour<text:line-break/>lamour quil les auoit tous reprins. Apres<text:line-break/>ce la maniere de la gaigeure fut comptee et<text:line-break/>declairee au iuge (sol) lequel qu(a2)t il eut ouy par<text:line-break/>ler lung et lautre commenca a demander a<text:line-break/>michel se il prouueroit bien ce quil disoit (sol)<text:line-break/>car nerin auoit tous les autres iouuence(-)<text:line-break/>aulx auecques luy. Lors respondit michel<text:line-break/>que ouy (sol) et non point seulement moy mes(-)<text:line-break/>mes (sol) mais nerin mon aduersaire dira quil<text:line-break/>sera vray (et) se condamnera de soy mesmes<text:line-break/>Lors commenca michel a parler vng beau<text:line-break/>(et) honneste langage qui luy aduenoit bien<text:line-break/>a merueilles. Que les baroncionnois es<text:line-break/>toient les plus anciens de la cite de flor(e2)ce<text:line-break/>et de tous les pays dentour eulx et tout<text:line-break/>leur lignage. Et que veu quilz estoient les<text:line-break/>plus anciens de florence quilz estoient les<text:line-break/>plus nobles et estoit la premiere raison.</text:p>
      <text:p text:style-name="P775">En apres le lignage ancien (et) le ligange no<text:line-break/>ble est vne mesme chose (sol) ainsi c(o2)e est le nou<text:line-break/>ueau lignage et lignage villain. Or est il<text:line-break/>vray ainsi comme vous tous le scauez que<text:line-break/>les baroncionnois sont les plus anciens<text:line-break/>De tous autres hommes (sol) par quoy ie con<text:line-break/>cluz que ilz sont les plus nobles. En a<text:line-break/>pres vous deuez scauoir quilz sont les pl<text:span text:style-name="T776">9</text:span><text:line-break/>belles gens de tout le monde (sol) car ilz fur(e2)t<text:line-break/>faitz de dieu (sol) (et) commencerent estre au m(o2)(-)<text:line-break/>de des que dieu commenca a prendre art de<text:line-break/>painture (sol) (et) affin quil vous appaire que ie<text:line-break/>dys verite ainsi que nous au(o2)s en la sainc(-)<text:line-break/>te escripture. De la beaulte (et) bonte de no<text:line-break/>stre seigneur (et) de figure (et) corsage regardez<text:line-break/>les baroncionnois (sol) vous verrez quilz por<text:line-break/>tent visage moult long et moult estoit et<text:line-break/>ne ressemblent pas de visage ne de faicture<text:line-break/>aux autres hommes que vous auez nom(-)<text:line-break/>mez (sol) car ilz s(o2)t dautre facon (sol) lung a la bou<text:line-break/>che tortue (sol) lautre le nez. Et pareillement<text:line-break/>des fistules quilz portent en leurs visages<text:line-break/><text:soft-page-break/>Et a brief parler les bar(o2)cionnois ont les<text:line-break/>visages bien proportionnez ainsi et telz c(o2)<text:line-break/>me ont acoustume de faire les enfans (q2) de<text:line-break/>nouuel apprenn(e2)t art de painture (sol) parquoy<text:line-break/>assez appert que dieu fist les bar(o2)cionnois<text:line-break/>au temps (q2)l apprenoit a paindre (sol) mais vo<text:span text:style-name="T777">9</text:span><text:line-break/>pouez veoir les autres h(o2)mes (q2) ont les vi<text:line-break/>sages (et) autres membres assez bien propor<text:line-break/>cionnez (et) composes bien (et) deuement selon<text:line-break/>leur estat (sol) mais ce ont este les aprentis De<text:line-break/>nostre seigneur qui les ont paintz (sol) car dieu<text:line-break/>les fist faire de puis quil eut faitz les bar(o2)<text:line-break/>ci(o2)nois (sol) car ilz ne sont pas expers en pain<text:line-break/>ture au regard des maistres de haulte pain<text:line-break/>ture (sol) (et) par ainsi ilz sont les plus anciens.<text:line-break/>Ergo ilz sont les plus nobles des autres<text:line-break/>par les raisons deuant dictes. Adoncques<text:line-break/>quant le iuge Pierrefront ouyt ainsi bien<text:line-break/>parler michel falace dist (q2)l estoit vray (sol) (et) les<text:line-break/>aduersaires dirent quil auoit gaigne (et) que<text:line-break/>nerin payeroit la gaigeure du soupper (et) des<text:line-break/>six hommes. Et eulx mesmes Disoient (q1)<text:line-break/>les baroncionnois estoi(e2)t les plus anci(e2)s<text:line-break/>et par ainsi estoient ilz les plus nobles h(o2)<text:line-break/>mes (sol) non mye de la cite de florence (sol) mais de<text:line-break/>tout le monde. Et pource Pamphile a la<text:line-break/>nouuelle precedente auoit monstre comme<text:line-break/>sire fronsin monstroit la laideur de iosse (sol) (et)<text:line-break/>pource (q2)l estoit broullie au visage il estoit<text:line-break/>encores plus lait que luy.</text:p>
      <text:p text:style-name="P778"><text:span text:style-name="T779">E</text:span>N ceste nouuelle est monstre qu(a2)t<text:line-break/>vng h(o2)me ancien a vescu longue<text:line-break/>ment selon dieu (et) raison (sol) (et) a en lui<text:line-break/>de bonnes meurs (et) vertus apparoist estre<text:line-break/>noble h(o2)me (sol) (et) c(o2)me (p3) les vertus (q2) s(o2)t aux<text:line-break/>gens de bien deuienn(e2)t riches par leurs b(o2)<text:line-break/>nes meurs et en acquier(e2)t la grace de dieu<text:line-break/>Et adonc quant ilz sont bien nobles. Pa<text:line-break/>reillem(e2)t y est monstre c(o2)ment a loccasion<text:line-break/>que michel c(o2)menca a bien parler et a decla<text:line-break/>rer sa cause c(o2)m(e2)t il la gaigna par bien par<text:line-break/>ler. Aussi nous demonstre quant aucune<text:line-break/>personne a bonne ou mauuaise cause (sol) (et) il a<text:line-break/>vng bon Aduocat qui est beau langaiger<text:line-break/><text:span text:style-name="pb">[f. 82r]</text:span><text:line-break/>chascun lescoute voulentiers et y prennent<text:line-break/>plaisir dont aucuneffoys Dune mauluaise<text:line-break/>cause il en fait vne bonne par son beau lan<text:line-break/>gaige. Ainsi c(o2)me michel qui plaida sa cau<text:line-break/>se mesmes.</text:p>
      <text:soft-page-break/>
      <text:h text:style-name="Titre1" text:outline-level="1">(ipdm) Cy (e2)suit la cinqu(a2)te septiesme<text:line-break/>nouuelle comptee par Pampinee<text:line-break/>sur la. vi. iournee dont Elisee est<text:line-break/>royne.</text:h>
      <text:p text:style-name="figure">&lt;image&gt;</text:p>
      <text:p text:style-name="P780"><text:span text:style-name="T781">I</text:span>L me semble dame laurette selon<text:line-break/>mon aduis que la nouuelle prece<text:line-break/>dente que vous auez comptee se<text:line-break/>lon la mode de beau parler est prouffitable (sol)<text:line-break/>Pareillement ie vueil racompter vne nou<text:line-break/>uelle touchant le parler en ensuiu(a2)t vostre<text:line-break/>propos parleray sur nostre matiere de vne<text:line-break/>femme qui pour son beau parler auoit este<text:line-break/>actainte de crime selon le statu du pais (sol)<text:line-break/>Mais pour la belle et gracieuse response<text:line-break/>quelle fist elle en gaigna sa cause.</text:p>
      <text:h text:style-name="Titre2" text:outline-level="2">(ipdm) La forme de la nouuelle.</text:h>
      <text:p text:style-name="P782"><text:span text:style-name="T783">E</text:span>N la contree de florence est vne<text:line-break/>valee nommee le pre yslet D(o2)t au<text:line-break/>temps iadis fut fait vng estatut (q1)<text:line-break/>sil y auoit auc(u2)e f(e2)me mariee qui fust trou(-)<text:line-break/>uee auec son amy ou autre de quelque estat<text:line-break/>que ce fust (sol) ne po<text:span text:style-name="T784">r</text:span><text:s/>quelque chose que on luy<text:line-break/>promist seroit faicte vne pugnition tres ru<text:line-break/>de et diffamable deu(a2)t tout le monde. Or<text:line-break/>aduint que durant cestuy estatut vne noble<text:line-break/>femme la plus belle de toute la contree fort<text:line-break/>amoureuse n(o2)mee dame philippe fut trou(-)<text:line-break/>uee par son mary ded(a2)s sa chambre en adul<text:line-break/>tere entre les bras de son amy nomme leta<text:line-break/>rin de gaseloz (sol) noble iouuencel le plus beau<text:line-break/>de toute la ville de florence. Voyant le ma<text:line-break/>ry ceste besoigne fut fort trouble (sol) et a paine<text:line-break/>peut il reffraindre son yre quil ne tuast les<text:line-break/>amans qui Dormoyent ensemble (sol) ce neust<text:line-break/>este la doubte quil auoit destre pugny (sol) mais<text:line-break/>lestatu len garda pour ce quil scauoit bien (q1)<text:line-break/>on en feroit iustice sil les accusoit. Adonc<text:line-break/>luy voyant quil dormoient alla querir des<text:line-break/>tesmoings pour veoir le cas et pour les ac<text:line-break/>cuser a iustice (sol) et luy meu en couraige (et) bien<text:line-break/>marry a lenc(o2)tre de sa femme pour la diffa<text:line-break/>mer la alla accuser au iuge po<text:span text:style-name="T785">r</text:span><text:s/>la faire mou<text:line-break/>rir (sol) nonobstant quil leust bien tuee sil eust<text:line-break/>ause. Et quant il leut accusee le iuge la fist<text:line-break/>adiourner de venir personnellement deu(a2)t<text:line-break/>luy (sol) laquelle ne faillit point a son iour et y<text:line-break/>mena toutes ses voysines pour luy tenir<text:line-break/><text:soft-page-break/>compaignie. Et le mary y mena des tes(-)<text:line-break/>moings assez conuenables pour faire prou<text:line-break/>uer la faulte de sa femme (sol) combien que le c(o2)<text:line-break/>traire luy eust este conseille par ses parens<text:line-break/>et amys de nyer laccusation (sol) mais comme<text:line-break/>femme hardye dist quelle nen feroit riens (sol)<text:line-break/>et quelle en auroit la sentence du iuge et (q1)l<text:line-break/>le ne nyroit point pour lamour de son amy<text:line-break/>que tant aymoit. Elle Donc acompaignie<text:line-break/>de plusieurs femmes et hommes et enhor(-)<text:line-break/>tee de tous de nyer le cas en iugem(e2)t (sol) mais<text:line-break/>si tost que dame philippe vint deuant le iu(-)<text:line-break/>ge elle comme fort asseuree neut point de<text:line-break/>paour. Jnterrogua le Juge quelle chose il<text:line-break/>luy vouloit demander. Le iuge consider(a2)t<text:line-break/>le maintien de la f(e2)me et voyant icelle tres<text:line-break/>belle et de gracieuse maniere commenca a<text:line-break/>auoir compassion delle (sol) et doubta quelle c(o2)<text:line-break/>fessast auoir fait aucun crime : Car il ne la<text:line-break/><text:span text:style-name="pb">[f. 82v]</text:span><text:line-break/>vouloit point iugier ne cond(a2)ner pour la(-)<text:line-break/>mour delle (sol) et luy vouloit garder (et) sauluer<text:line-break/>son honneur publicque (sol) mais selon le statut<text:line-break/>le iuge fut contraint quil la c(o2)damnast ou<text:line-break/>a mourir ou a estre mise en prison ou en exil<text:line-break/>perpetuellement. Et le iuge qui selon droit<text:line-break/>ne peut refuser son mary que il ne linterro(-)<text:line-break/>guast sur ce crime (q1) on luy imposoit (sol) et veu<text:line-break/>les tesmoings qui deposoient contre elle.<text:line-break/>Lors le iuge la tira a part en luy disant (q2)l<text:line-break/>auroit pitie de son fait et quelle luy dist ve<text:line-break/>rite (sol) si son mary lauoit trouuee en adultere<text:line-break/>ou non : car vous voyez quil se complaint<text:line-break/>de vous : car selon le statut de ceste ville Jl<text:line-break/>est estably que quant aucune femme a este<text:line-break/>trouuee auec autre que son mary doit mou<text:line-break/>rir selon la loy. Et pour t(a2)t aduisez se vo<text:span text:style-name="T786">9</text:span><text:line-break/>voulez confesser ou nyer (sol) et si aduisez que<text:line-break/>responderez en iugement. Adonc comm(e2)(-)<text:line-break/>ca a dire le iuge tout hault (sol) or dictes Dame<text:line-break/>philippe (sol) le cas dont vostre mary vous ac(-)<text:line-break/>cuse est il vray ! Lors respondit gracieuse<text:line-break/>ment au iuge (sol) sire il est bien vray que mon<text:line-break/>mary ma trounee couchee auec mon amy la<text:line-break/>nuyt derreniere passee ie ne le quiers point<text:line-break/>nyer : car ie layme (et) laymeray (et) mainteffois<text:line-break/>a couchie auec moy bras a bras (sol) mais vray<text:line-break/>est que vous scauez que les loix humaines<text:line-break/>doiuent estre c(o2)munes (sol) (et) doiuent estre faic<text:line-break/>tes par le consentement de tous a qui les<text:line-break/><text:soft-page-break/>loix touchent. Or est il vray sire iuge que<text:line-break/>le statut de ceste ville na pas este ainsi fait :<text:line-break/>car ledit estatut touche et estraint seulem(e2)t<text:line-break/>les meschantes femmes (q2) pourroient trop<text:line-break/>mieulx satisfaire aux hommes que ne pour<text:line-break/>roient satisfaire les hommes aux femmes<text:line-break/>et qui plus est ie dis (q1) le statut fut fait sans<text:line-break/>nostre consentement et ny fut appellee au(-)<text:line-break/>cune seule femme pour se consentir a cest es<text:line-break/>tatut. Par quoy ie vueil Dire que le statut<text:line-break/>nest point Droictement estably. Et est loy<text:line-break/>peruerse et mauluaise : car veu (q1) le cas no<text:span text:style-name="T787">9</text:span><text:line-break/>touchoit (sol) on nous y Deuoit appeller. Et<text:line-break/>pour tant regardez a celle discretion : car si<text:line-break/>vous estes iuge de mon corps vous ne le<text:line-break/>serez pas de mon ame (sol) mais regardes a vo<text:line-break/>stre conscience ains dexecuter ceste loy : car<text:line-break/>il appartient a vous a deliberer sur ce. Po<text:span text:style-name="T788">r</text:span><text:line-break/>laquelle chose ie vous prye ains que vous<text:line-break/>procedes plus auant en iugement que vo<text:span text:style-name="T789">9</text:span><text:line-break/>me faciez vng petit de grace. Cestassauoir<text:line-break/>vous interrogues mon mary pour scauoir<text:line-break/>se de mon corps ie luy ay fait aucunem(e2)t re<text:line-break/>fus pour en faire a son plaisir et a son hab(a2)<text:line-break/>don. Adonc le iuge interrogua le mary De<text:line-break/>elle et luy demanda se iamais elle auoit ref<text:line-break/>fuse de faire sa voulente (sol) lequel respondit (q1)<text:line-break/>oncques ne lauoit reffuse. La oyant ces pa<text:line-break/>roles promptement respondit en disant au<text:line-break/>iuge. Certes puis (q2)l ya eu tousiours son<text:line-break/>aisement de moy et que ie lay bien seruy et<text:line-break/>fourny tant quil a voulu que deuois ie fai<text:line-break/>re du remen(a2)t (sol) ie lay preste a vng g(e2)til iou(-)<text:line-break/>uenceau (q2) maimoit mieulx quesoymesmes<text:line-break/>il eut falu que ie leusse laisse perdre ou pour<text:line-break/>rir pourement. Et qu(a2)t le iuge eut oy ain<text:line-break/>si parler dame philippe (et) deffendre si bien sa<text:line-break/>cause par gracieuses paroles lexam(e2)t delle<text:line-break/>fut confisque et mis a neant. Et les bour<text:line-break/>goys et bourgoyses qui la estoient et pres(q1)<text:line-break/>tous les h(o2)mes de la ville du pre yslet qui<text:line-break/>la estoient venus pour oyr le iugement de<text:line-break/>elle commencerent tous a cryer et dire que<text:line-break/>dame philippe auoit droit. Et pour ce au(a2)t<text:line-break/>que les hommes de la ville partissent en la<text:line-break/>presence du iuge elle les induist et enhorta<text:line-break/>quilz amortissent le dit crime (et) estatut de la<text:line-break/>loy. Et ainsi ordonnerent que le statut fust<text:line-break/>entendu contre les femmes qui pour mon(-)<text:line-break/>noye ou ioyaulx pecheroyent contre leurs<text:line-break/><text:soft-page-break/>marys en corrumpant les droitz de maria<text:line-break/>ge. Par quoy rinaldon son mary fut c(o2)fuz<text:line-break/>et ahonty de ce quil auoit perdu son proces<text:line-break/>et sen alla de la court. Et sa femme qui fut<text:line-break/>ioyeuse de ce quelle estoit deliuree de ce cas<text:line-break/>dequoy elle auoit este accusee (sol) si sen retour<text:line-break/>na en sa maison aussi faisant gr(a2)t chiere c(o2)<text:line-break/>me se elle fust ressuscitee de mort a vie (sol) par<text:line-break/>quoy pour son instruction et enhortation (q1)<text:line-break/>elle fist fist amortir les estatuz et la loy c(o2)me<text:line-break/><text:span text:style-name="pb">[f. 83r]</text:span><text:line-break/>dit est deuant. Maintenant en la dicte cite<text:line-break/>les femmes peuent faire Des amoureux (sol)<text:line-break/>mais quelles ne prengnent point dargent<text:line-break/>ne de ioyaulx deulx (et) quelles le facent secre<text:line-break/>tement sans le sceu de leurs maris.</text:p>
      <text:p text:style-name="P790"><text:span text:style-name="T791">E</text:span>N ceste nouuelle est demonstre<text:line-break/>comm(e2)t dame philippe pour vng<text:line-break/>argument quelle trouua gaigna<text:line-break/>son proces (sol) (et) comment pour son beau (et) gra<text:line-break/>cieux parler elle pleut fort au iuge et estoit<text:line-break/>marry de son crime (sol) et c(o2)ment il luy aida a<text:line-break/>largument quelle imposa c(o2)ment on auoit<text:line-break/>fait lestatut sans le faire assauoir aux fem(-)<text:line-break/>mes et quelles y doyuent estre pour se con<text:line-break/>sentir audit estatut de la loy dont chascun<text:line-break/>dist quelle auoit bon droit. Et fut lexam(e2)t<text:line-break/>fait a lencontre de son mary tout honteux<text:line-break/>et confuz.</text:p>
      <text:h text:style-name="Titre1" text:outline-level="1">(ipdm) Cy apres ensuit la cinquante<text:line-break/>huytiesme nouuelle comptee par<text:line-break/>dame emillie sur la sixiesme iour<text:line-break/>nee.</text:h>
      <text:p text:style-name="figure">&lt;image&gt;</text:p>
      <text:p text:style-name="P792"><text:span text:style-name="T793">U</text:span>Ray est que pampinee a compte<text:line-break/>vne moult ioyeuse nouuelle tous<text:line-break/>iours en ensuyu(a2)t le propos des<text:line-break/>autres et aduenant aux nouuelles dessus(-)<text:line-break/>dictes. Jay qui suis poure Dentendement<text:line-break/>vueil reciter vne nouuelle dune ieune fille<text:line-break/>qui se reputoit la plus belle de crestiente en<text:line-break/>ceste maniere qui sensuit.</text:p>
      <text:h text:style-name="Titre2" text:outline-level="2">(ipdm) La forme de la nouuelle.</text:h>
      <text:p text:style-name="P794"><text:span text:style-name="T795">E</text:span>N vng villaige du pays de Flo<text:line-break/>rence fut iadis vng preudh(o2)me<text:line-break/>nomme fresquet (q2) auec soy nour<text:line-break/><text:soft-page-break/>rissoit vne sienne niepce nommee Cesque<text:line-break/>laquelle a brief parler auoit vng visaige an<text:line-break/>gelique (sol) mais elle auoit vne presumption<text:line-break/>quelle se cuyda la plus belle de tout le mon<text:line-break/>de (sol) et ny auoit homme ne femme que elle ne<text:line-break/>desprisast (et) blasmast (sol) et les reputoit tous in<text:line-break/>fames et de petite valeur (sol) a loccasion de sa<text:line-break/>beaulte. Et principalement elle qui estoit<text:line-break/>abstinee se cuydoit la plus saige du monde (sol)<text:line-break/>auoit en elle tant dorgueil et se prisoit plus<text:line-break/>que se elle eust este du sang royal de france.<text:line-break/>Et tout ce quelle veoit de ses yeulx luy des<text:line-break/>plaisoit et luy sembloit que il ny auoit ri(e2)s<text:line-break/>bien fait en tout le monde a son plaisir. Et<text:line-break/>a loccasion quelle ne pouoit riens trouuer<text:line-break/>a son gre estoit tousiours couroucee et des<text:line-break/>plaisante : car celles quelle veoit aller par<text:line-break/>voye ou par chemin elles luy sembloient es<text:line-break/>tre puantes (sol) (et) tellement que autre chose ne<text:line-break/>faisoit sinon tourner ca et la. Et quant el(-)<text:line-break/>le rencontroit aucune personne elle sensui(-)<text:line-break/>oit et estoupoit ses narines et luy sembloit<text:line-break/>quelles puoient et que les gens quelle ren<text:line-break/>controit estoient infectz. Et vng iour qui<text:line-break/>fut feste il luy print voulente daller a lesbat<text:line-break/>mais sitost quelle fut vng petit loing De<text:line-break/>lostel de son oncle commenca a retourner<text:line-break/>incontinent et bien hastiuement : Car elle<text:line-break/>luy sembloit quelle estoit empoisonnee des<text:line-break/>gens quelle auoit veuz. Et quant elle fut<text:line-break/>a lostel de son oncle commenca a souffler (et)<text:line-break/>a rethiquer (et) fronser en dem(o2)strant le gr(a2)t<text:line-break/>desdaing de son cueur. Adoncques son on<text:line-break/>cle cuydant quelle fust malade luy Deman<text:line-break/>da quelle auoit. O Cesque ma belle niep<text:line-break/>ce pour quoy estez vous si tost retournee<text:line-break/><text:span text:style-name="pb">[f. 83v]</text:span><text:line-break/>de iouer il estoit a nuyt feste que ne vous<text:line-break/>estes vous esbatue auant que reuenir (sol) et<text:line-break/>pour quoy souspires vous ainsi. Adonc(-)<text:line-break/>ques elle plaine de murmuration respon(-)<text:line-break/>dit en lourdinoys a son oncle (sol) et luy Dist.<text:line-break/>Vray est que ie suis hastiuem(e2)t retournee<text:line-break/>car ie croy que oncques mais en ceste ville<text:line-break/>ie ne fu si Desplaisante que ie suis (sol) Car ie<text:line-break/>ne vis iamais plus mal gracieuses gens<text:line-break/>que ilz sont en ceste ville. Car les hommes<text:line-break/>(et) les femmes qui ne font que passer me des<text:line-break/>plaisent comme le venin (sol) Car il me semble<text:line-break/>quilz sont to<text:span text:style-name="T796">9</text:span><text:s/>infectz et dissolluz. Et pour<text:line-break/><text:soft-page-break/>ce affin que ie ne les veisse plus ie men suis<text:line-break/>tantost retournee de la ville en nostre hos<text:line-break/>tel. Adoncques son oncle comme desplai<text:line-break/>sant luy dist en ceste maniere. Ma niepce<text:line-break/>ie vous conseille affin que vous viuez ioy<text:line-break/>eusement se ainsi est que les hommes (et) les<text:line-break/>femme si fort vous desplaisent que ia(-)<text:line-break/>mais en mirouer ne vous vueilles mirer<text:line-break/>ne regarder. La belle ieune iouuencelle<text:line-break/>plus muable que vng rouseau (sol) laquelle cui<text:line-break/>doit bien ressembler a Helene de beaulte<text:line-break/>et a salomon de prudence (sol) entendit la vraye<text:line-break/>parole de son bon oncle et que il disoit ve<text:line-break/>rite. Lors par grant orgueil et par grant<text:line-break/>felonnie dist par grant despit que elle sen<text:line-break/>alloit mirer (sol) Et quant elle veoit sa beaul<text:line-break/>te (sol) quelle estoit toute rauye. Et lors en se<text:line-break/>mirant pour le grant orgueil qui estoit en<text:line-break/>elle le cueur luy fendit (sol) et Deuant son mi<text:line-break/>rouer cheut toute royde morte (sol) et vindrent<text:line-break/>les diables qui lemporter(e2)t en enfer a tout<text:line-break/>son orgueil.</text:p>
      <text:p text:style-name="P797"><text:span text:style-name="T798">E</text:span>N ceste nouuelle ycy est Demon<text:line-break/>stre comment on ne se doit point<text:line-break/>fier en sa beaulte (sol) et comme qu(a2)t<text:line-break/>on est oultrecuyde en son cas que on est des<text:line-break/>prise du monde (et) de dieu nostre saulueur<text:line-break/>et par loultrecuydance on desprise les g(e2)s<text:line-break/>et chiet on au pechie de orgueil. Ainsi que<text:line-break/>fist ceste ieune iouuencelle quant son oncle<text:line-break/>luy eust remonstre ce de quoy elle estoit des<text:line-break/>plaisante (sol) et luy Deffendit le mirer (sol) et par<text:line-break/>son orgueil se mira et finablement elle cre<text:line-break/>ua par desplaisance.</text:p>
      <text:h text:style-name="Titre1" text:outline-level="1">(ipdm) Cy commence la.lix.nouuelle rac(o2)p<text:line-break/>tee par elisee royne sur la vi. iournee.</text:h>
      <text:p text:style-name="figure">&lt;image&gt;</text:p>
      <text:p text:style-name="P799"><text:span text:style-name="T800">A</text:span>Pres que vous tous dames et<text:line-break/>iouuenceaulx auez c(o2)pte chascun<text:line-break/>sa nouuelle en vous esbatant (sol)<text:line-break/>Par quoy il ne reste plus que moy a c(o2)pte<text:line-break/>sa nouuelle. Et pour ce ie vous vueil c(o2)pt<text:line-break/>ter vne nouuelle de vng citoien de florence<text:line-break/>lequel dist honnestement iniure aux floren<text:line-break/>tins en parlant a eulx.</text:p>
      <text:soft-page-break/>
      <text:h text:style-name="Titre2" text:outline-level="2">(ipdm) La forme de la nouuelle.</text:h>
      <text:p text:style-name="P801"><text:span text:style-name="T802">U</text:span>Ous deuez scauoir que en nostre<text:line-break/>cite de florence au temps passe a(-)<text:line-break/>uoient estably les citoyens flor(e2)<text:line-break/>tins aucunes belles coustumes entre eulx<text:line-break/>pour passer temps et solacier lung lautre (sol)<text:line-break/>pour sesbatre et prendre desduit. Et pour<text:line-break/>rac(o2)pter aucune chose de nouueau qu(a2)t ilz<text:line-break/>venoi(e2)t en la ville (sol) mais auarice qui regne<text:line-break/>a rompu toutes ces coustumes ycy. Et es<text:line-break/>toient telles que en ladicte cite de florence<text:line-break/>les voisins de chascune rue se assembloy(e2)t<text:line-break/>dix ou douze (sol) autant du plus que du moins<text:line-break/>et faisoyent bancques tous les iours De<text:line-break/>festes et iours solemnez. Et aussi si assem<text:line-break/>bloyent plusieurs grans gens de bien.</text:p>
      <text:p text:style-name="P803"><text:span text:style-name="pb">[f. 84r]</text:span><text:line-break/>Et quant il venoit en ladicte ville de Flo(-)<text:line-break/>rence auc(u2)e personne estr(a2)ge on le menoit<text:line-break/>veoir cesditz bancquetz pour le festoyer et<text:line-break/>luy faire compter quelque bonne nouuelle<text:line-break/>sil en scauoit point. Et auoient de coustu<text:line-break/>me ceulx qui faisoient ces bancquetz quilz<text:line-break/>se vestoient tous dune mesme couleur de<text:line-break/>draps quant ilz alloient ausditz bancquetz<text:line-break/>Et chascun a son tour estoi(e2)t tenuz de dres<text:line-break/>ser les tables (et) a aprester les vi(a2)des a chas<text:line-break/>cune feste solennelle. Et ainsi faisoi(e2)t to<text:span text:style-name="T804">9</text:span><text:line-break/>les cytoyens Des autres rues a qui feroit<text:line-break/>le mieulx (sol) et auoient instrum(e2)s (et) plusieurs<text:line-break/>autres esbatemens. Et aloient querir les<text:line-break/>plus nobles gens et les plus grans de la<text:line-break/>dicte ville pour venir esbatre et solacier<text:line-break/>auecques eulx. Et quant ilz estoient tous<text:line-break/>ensemble ilz deuisoient tousiours daucu<text:line-break/>ne ioyeuse nouuelle (sol) (et) parloient des victoi<text:line-break/>res dentre eulx (sol) quant ilz auoient iouste ou<text:line-break/>fait iouster. En laquelle c(o2)paignie se trou<text:line-break/>uoit voulentiers vng appelle Sire bertin<text:line-break/>a cause quil estoit ioyeulx homme (sol) et estoit<text:line-break/>fort saige (et) sesbatoit voulentiers auecques<text:line-break/>eulx. Et en parlent de plusieurs choses c(o2)<text:line-break/>mencerent a parler de vng florentin nom<text:line-break/>me Guyot (sol) lequel estoit vng fort vaillant<text:line-break/>homme et saige (sol) Et oultre les autres es(-)<text:line-break/>toit tenu vng des plus habilles h(o2)mes De<text:line-break/>florence pour iouster (sol) pour saillir (sol) et pour<text:line-break/>tout ce que on eust voulu faire il estoit pro<text:line-break/>pre (sol) mais iamais ne se vouloit trouuer auec<text:line-break/>ques les autres (sol) Dont ilz le hayoient et ne<text:line-break/><text:soft-page-break/>laymoi(e2)t point pour ceste cause. Et estoit<text:line-break/>ledit Guyot tres grant clerc (sol) et speculatif<text:line-break/>en plusieurs sciences (sol) et estoit fort riche (sol) et<text:line-break/>bien scauoit parler et h(o2)norer chascune per<text:line-break/>sonne quant il pensoit que lhonneur luy es<text:line-break/>toit deu. Sire bertin deuant dit estoit fort<text:line-break/>marry de ce quil ne pouoit auoir en sa com<text:line-break/>paignie ledit Guyot (sol) et le desprisoit tous<text:line-break/>iours (sol) et aussi faisoyent tous ses compai(-)<text:line-break/>gnons pour ce que il ne vouloit point leur<text:line-break/>compaignie (sol) ne aussi pratiqner auec(q1)s eulx<text:line-break/>Et en oultre disoient que ledit Guyotte<text:line-break/>noit les oppinions des augustes (sol) et se me<text:line-break/>nu peuple disoit que les considerations de<text:line-break/>Guyot estoient de enquerir seulement rai<text:line-break/>sons speculatiues a prouuer que Dieu nest<text:line-break/>pas ny en ciel ny en terre (sol) et contemploit la<text:line-break/>diuinite a gr(a2)t merueilles (sol) mais vng iour<text:line-break/>aduint que Guyot estoit party du iardin<text:line-break/>sainct michel de Florence (sol) et passoit par la<text:line-break/>rue ou auc(u2)effoys on faisoit ces b(a2)cquetz<text:line-break/>et vint en vng cymetiere de leglise de sainc<text:line-break/>te reparee (sol) ou il y auoit plusieurs t(o2)beaulx<text:line-break/>de marbre (sol) et comme ledit guyot fust entre<text:line-break/>les piliers de prophire qui sont entre les t(o2)<text:line-break/>beaulx (sol) Adoncques sire Berthin et ses c(o2)<text:line-break/>paignons cheuauchans passoient par ce cy<text:line-break/>metiere (sol) aduiserent guyot. Et incontin(e2)t<text:line-break/>picquerent des esperons leurs cheuaulx et<text:line-break/>en maniere de vng assault soulatieux acou<text:line-break/>rurent vers Guyot ains que il les appar(-)<text:line-break/>ceust : car il ny pensoit pas. Et ilz luy com<text:line-break/>mencerent a dire tous a vne voix. Ha guy<text:line-break/>ot tu refuses nostre compaignie (et) nous des<text:line-break/>prises (sol) et sine Daigneroys venir a lesbat<text:line-break/>auecques nous (sol) mais quoy quant tu auras<text:line-break/>gaigne cheualerie. Quant guyot se vit en<text:line-break/>clos et enuironne de sire Berthin et de ses<text:line-break/>compaignons leur dist sans songier. Vo<text:span text:style-name="T805">9</text:span><text:line-break/>messeigneurs me pouez dire en vostre mai<text:line-break/>son ce quil vous plaist. Et incontinent luy<text:line-break/>qui estoit legier mist sa main sur vng de ces<text:line-break/>tombeaulx et saillit Dautre part (sol) par quoy<text:line-break/>il eschappa de eulx. Adoncques furent to<text:span text:style-name="T806">9</text:span><text:line-break/>esbahys Dauoir veu ceste habilite que guy<text:line-break/>ot auoit faicte deuant eulx. Alors comm(e2)<text:line-break/>cerent a regarder lung lautre et a penser (q1)<text:line-break/>signifioit la response de Guyot et disoient<text:line-break/>quil estoit fol (sol) et quelle nestoit de nulle va<text:line-break/>leur. Considerant que la ou ilz estoient<text:line-break/><text:soft-page-break/>nestoit point a eulx non plus que aux au(-)<text:line-break/>tres Certes dist sire berthin qui entendit<text:line-break/>ces motz leur dist. Certes Guyot nous a<text:line-break/>dit honnestement vne grant iniure : Car si<text:line-break/>vous consideres bien les tombeaulx vo<text:span text:style-name="T807">9</text:span><text:line-break/>direz quil a dit verite. Car dedans les t(o2)<text:line-break/><text:span text:style-name="pb">[f. 84v]</text:span><text:line-break/>beaulx sont mis les mors (sol) et illecques De<text:line-break/>mourent iusques a la fin du monde. Et ce<text:line-break/>sont les maisons que Guyot nous a dit (q2)<text:line-break/>sont a nous (sol) et nous veult dire et remons(-)<text:line-break/>trer que nous nous approuch(o2)s de la mort<text:line-break/>et que nous sommes sotz et ydiotz et mes<text:line-break/>chantement lectres sans c(o2)passion enuers<text:line-break/>luy. Et par ainsi doncques il est a noter et<text:line-break/>siest tout certain que nous tous qui som<text:line-break/>mes ded(a2)s ce cymetiere nous sommes en<text:line-break/>nostre maison. Lors tous ceulx qui estoi(e2)t<text:line-break/>en la compaignie entendirent bien que sire<text:line-break/>berthin leur auoit dit verite. Et des lors<text:line-break/>considererent la folie quilz auoient faicte et<text:line-break/>sen repentirent. Et apres le tindrent pour<text:line-break/>vng saige homme (et) de subtil entendement</text:p>
      <text:p text:style-name="P808"><text:span text:style-name="T809">E</text:span>N ceste nouuelle est demonstree<text:line-break/>la grant saigesse de guyot (sol) et com<text:line-break/>ment ilz luy Disoient iniure (sol) et a<text:line-break/>vne soubdaine response il les r(e2)dit confus<text:line-break/>et ne sceurent que dire. Oultre plus est<text:line-break/>demonstre lentendement de sire Berthin<text:line-break/>qui incontinent entendit la parole de Guy<text:line-break/>on. Et comment gracieusement endura ce<text:line-break/>quilz luy imposerent. Et aussi leur donna<text:line-break/>a entendre que la maison ou ilz estoient es(-)<text:line-break/>toit aussi bien a luy comme a eulx.</text:p>
      <text:h text:style-name="Titre1" text:outline-level="1">(ipdm) Cy apres ensuit la ciuquante<text:line-break/>Dixiesme nouuelle (sol) comptee par<text:line-break/>dyonee en la fin de la septiesme<text:line-break/>iournee dont elisee est royne.</text:h>
      <text:p text:style-name="P810"><text:span text:style-name="T811">I</text:span>J mest aduis que il ny a plus que<text:line-break/>moy a c(o2)pter ma nouuelle (sol) po<text:span text:style-name="T812">r</text:span><text:s/>ce<text:line-break/>que ie suis demoure le derrenier<text:line-break/>detous (sol) et ny a celluy de tous vous qui ne<text:line-break/>ait compte sa nouuelle de ceste derreniere<text:line-break/>et septiesme iournee excepte moy d(o2)t il ma<text:line-break/>fort ennuye a vous escouter (sol) Nonobstant<text:line-break/>quil ny a eu celluy ne celle qui nait dit cho<text:line-break/>se fort ioyeuse a passer temps. Mainten(a2)t<text:line-break/><text:soft-page-break/>se cest vostre bon plaisir de moy escouter<text:line-break/>comme ie vous ay escoutez (sol) Je vous c(o2)p(-)<text:line-break/>teray vne nouuelle la plus ioyeuse que iay</text:p>
      <text:p text:style-name="figure">&lt;image&gt;</text:p>
      <text:p text:style-name="p">point encores comptee.</text:p>
      <text:h text:style-name="Titre2" text:outline-level="2">(ipdm) La forme de la nouuelle.</text:h>
      <text:p text:style-name="P813"><text:span text:style-name="T814">A</text:span>Jnsi comme par adu(e2)ture vous<text:line-break/>ouy autreffoys dire que au dioce<text:line-break/>se de Florence en la valee de Else<text:line-break/>a vng chasteau nomme Certald (sol) et iacoit<text:line-break/>ce que ledit chasteau soit mainten(a2)t pou de<text:line-break/>chose (sol) touteffoys illec habiter(e2)t autreffoys<text:line-break/>nobles et riches hommes a grant plante.<text:line-break/>Et pour ce que vng religieux du monas<text:line-break/>tere monseigneur sainct anthoine de vien<text:line-break/>noys nomme frere Ciboule (sol) auoit trou(-)<text:line-break/>ue autreffoys bonne pasture en ce chastel.<text:line-break/>Pourtant il auoit de coustume de y venir<text:line-break/>preschier et querir la confrarie de monsei(-)<text:line-break/>gneur sainct Anthoine tous les ans vne<text:line-break/>foys pour recueillir les aumosnes que luy<text:line-break/>faisoyent les bonnes gens de ce chastel (sol)<text:line-break/>Cestuy caffart frere Ciboule par adu(e2)tu<text:line-break/>re tant a cause de son nom comme par de(-)<text:line-break/>uotion estoit voulentiers veu (sol) ouy (sol) et fes(-)<text:line-break/>toye en ce chastel. Cestuy frere aymoit fort<text:line-break/>ce chasteau la ou au tour croissoit Des cy(-)<text:line-break/>boules a grant plante et estoient ren(o2)mees<text:line-break/>par tout le pays detouscanne. Et a ceste<text:line-break/>occasion ilz lappelloyent frere : car il les ay<text:line-break/>moit fort et en mangeoit voulentiers. Ce<text:line-break/><text:span text:style-name="pb">[f. 85r]</text:span><text:line-break/>stuy frere ciboule dessusdit estoit de petite<text:line-break/>stature (sol) rousselet portant chiere ioyeuse (et) le<text:line-break/>meilleur compaignon pour gauldir que on<text:line-break/>eust sceu trouuer nulle part. Jl estoit beau<text:line-break/>langagier (et) auoit aucunement plus de sci(e2)<text:line-break/>ce naturelle que acquise (sol) car quant aucune<text:line-break/>personne loyoit parler il sembloit quil fust<text:line-break/>vng grant rethoricien (sol) (et) estoit repute aussi<text:line-break/>grant clerc comme tules ou quintilicn (q2) fu<text:line-break/>rent si excellens en langaige latin que puis<text:line-break/>neurent aucun second. Cestuy frere frap(-)<text:line-break/>part estoit compere (et) amy de la plus part<text:line-break/>des gens du pays. Si partir et sen alla a<text:line-break/>certald ainsi quil auoit de coustume (sol) et arri<text:line-break/>ua audit chastel en vng dimenche ainsi que<text:line-break/>on deuoit commencer la grant messe (sol) (et) que<text:line-break/>tous les gens du pays estoi(e2)t la assemblez<text:line-break/><text:soft-page-break/>pour ouyr ladicte messe. Adonc quant la<text:line-break/>messe fut finee frere ciboule se presenta de<text:line-break/>uant tous et leur dist ainsi. Seigneurs et<text:line-break/>dames vous (sol) cauez que vous auez de cou<text:line-break/>stume par chascun an de d(o2)ner aux poures<text:line-break/>de lospital monseigneur saint anthoine de<text:line-break/>viennois de vostre froment et autres blez<text:line-break/>selon vostre puiss(a2)ce (sol) les vngs plus (sol) (et) les<text:line-break/>autres moins a leur deuotion affin que le<text:line-break/>bon saint vous garde voz beusz (sol) voz va(-)<text:line-break/>ches et autres bestes. Et auec(q1)s ce auez<text:line-break/>acoustume de payer au iourduy (sol) par espe(-)<text:line-break/>cial ceulx qui sont escriptz en nostre c(o2)fra(-)<text:line-break/>rie si pou dargent que vous deuez qui chas<text:line-break/>cun an se paye vne soys (sol) (et) a ceste cause iay<text:line-break/>este enuoye de mon prelat (sol) cestassauoir m(o2)(-)<text:line-break/>seig(u2)r labbe de saint anthoine de vi(e2)noys<text:line-break/>Et pourtant qu(a2)t vous orrez sonner les<text:line-break/>cloches apres disner vous viendrez en la<text:line-break/>place hors de leglise (sol) et ainsi que iay acou(-)<text:line-break/>stume ie prescheray (sol) et pource que vous es(-)<text:line-break/>tes deuotz enuers monseigneur saint an(-)<text:line-break/>thoine (sol) ie de grace especial vous monstre<text:line-break/>ray vne tresbelle (et) saincte relique que moy<text:line-break/>mesmes ay apportee de la saincte terre de<text:line-break/>oultre mer. Cestassauoir vne des plumes<text:line-break/>de lange gabriel laquelle demoura en la ch(a2)<text:line-break/>bre de la vierge marie quant il luy vint an<text:line-break/>nuncer lincarnation &lt;ATTillisible&gt; du benoist filz de dieu<text:line-break/>Or il y auoit entre les autres deux ieunes<text:line-break/>gallans qui lescoutoient tant caulx et ma(-)<text:line-break/>licieux que merueilles (sol) dont lung auoit n(o2)<text:line-break/>Jehan braconnier (sol) (et) lautre blaise picin. A<text:line-break/>pres ce que eulx deux ensemble eurent vng<text:line-break/>pou ris secretement en leurs cueurs des re<text:line-break/>liques de frere ciboule (sol) combien (q1)lz fussent<text:line-break/>tous deux ses c(o2)peres (et) amys (sol) ne(a2)tmoins<text:line-break/>ilz proposer(e2)t (q2)lz feroient entre eulx deux<text:line-break/>vne truffe et esbatement de celle plume d(a2)<text:line-break/>ge. Et quant vint a disner que frere aubry<text:line-break/>vouloit aller chez vng sien amy pour dis(-)<text:line-break/>ner auec luy et quilz sceurent quil fut a ta(-)<text:line-break/>ble assis ilz descendirent du chasteau et sen<text:line-break/>vindr(e2)t a lostellerie ou frere ciboule estoit<text:line-break/>loge (sol) (et) proposerent que blaise entretie droit<text:line-break/>en paroles le clerc de frere ciboule (sol) et iehan<text:line-break/>sercheroit dedans la bougette ou estoit la<text:line-break/>plume (sol) mais fortune leur fut debonnaire :<text:line-break/>car le clerc de frere ciboule estoit en la cuysi<text:line-break/>ne ou il se iouoit auec la chamberiere nom(-)<text:line-break/><text:soft-page-break/>mee mitte (sol) (et) ne gardoit point sa chambre.<text:line-break/>Adonc entrerent seurem(e2)t en la chambre (et)<text:line-break/>prindr(e2)t ceste plume (e2)uelopce en vng beau<text:line-break/>drap de soye qui estoit dedans vng petit cof<text:line-break/>fret. Quant ilz virent ceste plume furent<text:line-break/>bien esbahis (sol) car cestoit la plume dung pa<text:line-break/>pegault quil auoit apportee de galice en pas<text:line-break/>sant par la. Si penserent que frere ciboule<text:line-break/>vouloit m(o2)strer ceste plume de pagegault<text:line-break/>au peuple en leur donnant a entendre (q1) elle<text:line-break/>fust de lange gabriel (sol) car pour lors il leur<text:line-break/>pouoit faire acroire legierement (sol) pource (q1)<text:line-break/>iamais nauoient ouy parler de papegault<text:line-break/>en ce pays la. Adoncques les deux gallans<text:line-break/>prindrent icelle plume (sol) et affin quilz ne lais(-)<text:line-break/>sassent le coffre vuyde ilz aduiserent pour<text:line-break/>la tromperie y mectre des charbons dont<text:line-break/>ilz le remplirent (sol) et puis le fermerent et le<text:line-break/>mirent tout en celle maniere quilz auoient<text:line-break/>trouue icelluy petit coffret. Et apres ce<text:line-break/>quilz eurent fait sen allerent sans estre ay<text:line-break/>parceuz daucune personne du monde tous<text:line-break/>ioyeux de ce quilz auoient la plume de l(a2)ge<text:line-break/><text:span text:style-name="pb">[f. 85v]</text:span><text:line-break/>gabriel (sol) affin de veoir comme apres il parle<text:line-break/>roit au peuple qu(a2)t il nauoit point trouue<text:line-break/>sa plume. Cestuy ciboule auoit son varlet<text:line-break/>le pire qui iamais fut ne de mere (sol) et se nom<text:line-break/>moit en trois ou en quatre manieres (sol) lung<text:line-break/>le nommoit gutte balaine (sol) lautre gutte toil<text:line-break/>lon (sol) (et) lautre gutte pourceau. Et pource (q1)<text:line-break/>ciboule estoit bon raillart il parloit voulen<text:line-break/>tiers en compaignie de son varlet (sol) en disant<text:line-break/>que en luy auoit de merueilleuses choses.<text:line-break/>Adonc en la compaignie ou il disnoit fut<text:line-break/>vng qui l’interrogua de son varlet gutte (et)<text:line-break/>quelles merueilles il auoit (sol) (et) dont il estoit<text:line-break/>Si respondit ciboule (sol) ie le vous diray. Jl<text:line-break/>est du pays de landebruce ou les h(o2)mes (et)<text:line-break/>femmes v(o2)t a patins par dessus les mon(-)<text:line-break/>taignes (sol) (et) reuest(e2)t les pourceaulx de leurs<text:line-break/>propres boyaulx : et quant ie le trouuay en<text:line-break/>ce pays la (sol) ainsi que nous reuenions trou<text:line-break/>uasmes des gens qui portoient le pain sur<text:line-break/>bastons (sol) (et) portoient le vin en sacz (sol) et apres<text:line-break/>ce nous venismes aux m(o2)taignes des bas<text:line-break/>ques la ou les eaues courent contremont<text:line-break/>Et brief en cheminant plus auant au pays<text:line-break/>de iude pastimate la ou les gens de ce pays<text:line-break/>la voloyent qui est chose incredule a ceulx<text:line-break/><text:soft-page-break/>qui oncques ny furent (sol) (et) si vous iure par<text:line-break/>labit que ie porte que tout est vray ce que ie<text:line-break/>dy (sol) mais en ceste chose ne le laissa pas men<text:line-break/>tir vng florentin qui la estoit nomme tho(-)<text:line-break/>mas de lessap qui iadis auoit este en mar<text:line-break/>ch(a2)dise en iudepastmade la ou il auoit este<text:line-break/>et cassoit les noyaux (et) v(e2)doit les coquiles<text:line-break/>a detail (sol) mais pource (q1) ie pouoye trouuer<text:line-break/>ce que ie queroye ie cheminay en oultre par<text:line-break/>eaue (sol) reculay (et) vins en vne region ou ie vy<text:line-break/>pain froit qui valoit quatre deniers (sol) et en<text:line-break/>este le chault se donnoit pour neant. En ce<text:line-break/>pays la ie trouuay vng venerable prelat (q2)<text:line-break/>estoit appelle messire blasmate Patriarche<text:line-break/>de hierusalem qui en la reuer(e2)ce de mon ba<text:line-break/>bit du baron de monseigneur saint anthoy<text:line-break/>ne que iay tousiours porte me fist aller en<text:line-break/>son monstere pour moy monstrer les reli<text:line-break/>ques qui la estoient (et) en vy si gr(a2)t nombre<text:line-break/>que ie ne les scauroie nommer en mil ans.<text:line-break/>Touteffois affin que ie ne vo<text:span text:style-name="T815">9</text:span><text:s/>laisse pas<text:line-break/>mors(o2)dre ie vous rac(o2)pteray aucunes des<text:line-break/>reliques que ie veis. Premierement il me<text:line-break/>monstra le doy du saint esperit tout entier<text:line-break/>Jl me monstra le coeuurechief du seraphins<text:line-break/>qui apparut a saint francois qui fut lapide<text:line-break/>et vng ongle des piedz du cherubin et la ro<text:line-break/>be de adam quant il fut ne (sol) les vestem(e2)s de<text:line-break/>la foy catholique (sol) (et) les rays de lestoille qui<text:line-break/>apparut aux trois roys. Je vy vne fyole<text:line-break/>plaine de sueur de saint michel qu(a2)t il se c(o2)(-)<text:line-break/>batit au diable. La maschouere de la mort<text:line-break/>(q1) tua sainct ladre (sol) (et) maintes autres reli(q1)s<text:line-break/>que ie ne scay le nom. Et pource ie luy don<text:line-break/>nay en lbgage vulgaire la coppie des plaies<text:line-break/>de saincte babeluce de q(u2)oy labbaye du pa<text:line-break/>triarche estoit fondee (sol) (et) les chapitres de ca<text:line-break/>pucie les(q2)lz il auoit longuem(e2)t quis (sol) mais<text:line-break/>il ne les pouoit trouuer. Lors me donna (et)<text:line-break/>me fist personnier de ces sainctes reliques<text:line-break/>que ie vous voys n(o2)mer. Premierement<text:line-break/>vne des dens de saincte croix (sol) (et) ded(a2)s vne<text:line-break/>fyole me donna du son des cloches du tem<text:line-break/>ple de salomon (sol) (et) vne des plumes de lange<text:line-break/>gabriel (sol) de quoy ie vous vueil faire apres<text:line-break/>disner mencion (et) vous la monstreray. Et<text:line-break/>encores me donna vng des patins monsei<text:line-break/>gneur saint Girard de grant ville que na<text:line-break/>gueres ie donnay a vng citoyen de ceste vil<text:line-break/>le de florence appelle girard bouffin pour<text:line-break/><text:soft-page-break/>la tresgrant deuocion quil auoit a saint gi(-)<text:line-break/>rard son parrin (sol) et me dist que certainem(e2)t<text:line-break/>il le feroit enchasser (et) publier par toutes les<text:line-break/>regions du pays des ytalies (sol) et quil fonde<text:line-break/>roit vne eglise en lonneur et reuerence de<text:line-break/>monseig(u2)r saint girard d(o2)r il auoit gr(a2)t af<text:line-break/>fection en icelluy (sol) neantmoins quil nen fist<text:line-break/>riens (sol) car il estoit trop poure. Qu(a2)t il eut<text:line-break/>acheue de c(o2)pter leure (q2)l auoit promise aux<text:line-break/>gens de venir monstrer la plume de lan(-)<text:line-break/>ge se approuchoit fort. Et commencerent<text:line-break/>a venir les gens de toutes pars. Car<text:line-break/>ceulx qui lauoyent ouy dire au matin lauoi<text:line-break/>ent dit a leurs voisins pour venir veoir<text:line-break/><text:span text:style-name="pb">[f. 86r]</text:span><text:line-break/>ceste plume. Adonc quant le peuple fut as(-)<text:line-break/>semble audit chasteau attendant en gr(a2)t de<text:line-break/>uotion pour veoir celle plume d(a2)ge. A(p2)s<text:line-break/>que frere ciboule eut vng petit repose son<text:line-break/>humanite il se esueilla (et) ouyt gr(a2)t multitu(-)<text:line-break/>de de peuple qui estoient assemblez pour ve<text:line-break/>oir celle plume (sol) incontinent c(o2)manda a son<text:line-break/>varlet gutte (q2)l allast querir les clochettes<text:line-break/>(et) les bouges quil auoit laissees en la cham<text:line-break/>bre en son logis (sol) et apres ce fait il les appor<text:line-break/>ta a son maistre. Adonc il fist sonner les<text:line-break/>cloches affin dassembler le peuple (sol) (et) quant<text:line-break/>il veit que tout fut assemble (sol) frere ciboule (q2)<text:line-break/>nauoit point veu ne regarde ded(a2)s sa bou(-)<text:line-break/>gette cuidant que ceste plume de papegault<text:line-break/>y fust encores c(o2)menca a soy applicquer po<text:span text:style-name="T816">r</text:span><text:line-break/>prescher (et) dist maintes belles parolles ten<text:line-break/>dans a son prouffit (sol) mais luy voulant (et) t(e2)<text:line-break/>dant a lost(e2)cion (et) demonstr(a2)ce de ceste plu<text:line-break/>me dange fist premierem(e2)t en grant solen(-)<text:line-break/>nite vne generale confession et absoulte (sol) et<text:line-break/>fist alumer torches (sol) cierges (et) tortis (sol) (et) com<text:line-break/>menca a chanter oraisons (et) antiennes a la<text:line-break/>louenge (et) commandacion de lange gabriel<text:line-break/>Et apres toutes ces deuoti(o2)s dictes print<text:line-break/>sa bougette ou estoit ceste plume enuelopee<text:line-break/>dedans vng drap de soye enferme en vng<text:line-break/>beau petit coffre et le mist sur lautel. Ad(o2)c<text:line-break/>fist descouurir chascun (sol) et luy il se agenouil<text:line-break/>la et ouurit le coffre (et) osta le drap de soye et<text:line-break/>ne trouua point sa plume (et) vit tout plain<text:line-break/>de charbons (sol) (et) incontinent souspeconna (q2)l<text:line-break/>auoit este trompe (sol) et que Gutte son varlet<text:line-break/>ne auoit point bien garde sa chambre (sol) non<text:line-break/>obstant que se nauoit il pas este qui auoit<text:line-break/><text:soft-page-break/>fait la tromperie (sol) et quil nauoit point scien<text:line-break/>ce en luy pour lauoir fait (sol) et le mauldist en<text:line-break/>son cueur de ce quil nauoit point bien gar(-)<text:line-break/>de sa bougette. Adonc ciboule sans muer<text:line-break/>couleur du visage estoit fort marry et trou<text:line-break/>ble dauoir assemble si belle assemblee pour<text:line-break/>les tromper. Si pensa et dist tout hault le<text:line-break/>uant les mains vers le ciel (sol) et en parlant si<text:line-break/>hault que chascun louyt dist en ceste manie<text:line-break/>re. O dieu du ciel ta puiss(a2)ce soit tousiours<text:line-break/>louee. Et fist la de grandes et merueilleu<text:line-break/>ses admiracions dont tout le peuple fut<text:line-break/>moult esbahy et dist. Messeigneurs (et) da<text:line-break/>mes il est vray que iauoye deux estuys sem<text:line-break/>blables lung a lautre (sol) et dedans lung estoi<text:line-break/>ent des charbons de quoy monseig(u2)r saint<text:line-break/>laurens fut roty (sol) et dedans lautre estoit la<text:line-break/>plume de lange gabriel. Et qu(a2)t ie partis<text:line-break/>de saint anthoine pource (q1) les deux estuys<text:line-break/>sentre ressembloyent iay prins lung pour<text:line-break/>lautre de quoy ie suis bien marry. Mais<text:line-break/>croyez de vray que nostre seigneur na pas<text:line-break/>voulu (q1) ie laye apportee et ne cuyde point<text:line-break/>auoir erre contre luy (sol) Car ce nest pas son<text:line-break/>plaisir que vo<text:span text:style-name="T817">9</text:span><text:s/>la voiez : mais certes pour<text:line-break/>ce que la feste de monseigneur saint laur(e2)s<text:line-break/>sera dedans deux iours (sol) il me semble (q1) dieu<text:line-break/>a mys dedans mes mains lestuy desditz<text:line-break/>Charbons pour vous les monstrer. Et<text:line-break/>pource veu la voulente de dieu ie vo<text:span text:style-name="T818">9</text:span><text:s/>prye<text:line-break/>que vous tous vous mectez en deuotion<text:line-break/>enuers ledit saint. Et ie vous m(o2)streray<text:line-break/>les benoistz charbons tous estains de la li<text:line-break/>queur du corps de monseigneur saint lau<text:line-break/>rens. Et pource mes benoistz filz (et) filles<text:line-break/>ostez voz chapperons (et) vous approuchez<text:line-break/>ca veoir les saintz charbons (sol) mais ie vueil<text:line-break/>premierement que vous sachiez les vertus<text:line-break/>et miracles desditz charbons (sol) que quiconc<text:line-break/>ques sera touche en signe dune croix il peut<text:line-break/>seurement viure que tout au long dung an<text:line-break/>le feu ne luy pourra nuyre ne brusler ne fai(-)<text:line-break/>re mal en aucune maniere (sol) ne ne prendra en<text:line-break/>leur maison de lan qui aura vne croix des(-)<text:line-break/>dictz charbons sur luy. Apres ce quil eut<text:line-break/>ainsi presche (et) dit en chantant vne oraison<text:line-break/>de monseigneur saint laurens ouurit icel<text:line-break/>luy estuy et menstra les charbons qui de(-)<text:line-break/>dans mucez estoient. Et apres ce que la fo<text:line-break/>le multitude des gens qui la estoient creu(-)<text:line-break/><text:soft-page-break/>rent (q1) ainsi estoit vindrent reueremment<text:line-break/>baisier iceulx charbons. Et a chascun hom<text:line-break/>me et femme ledict frere Ciboule leur fist<text:line-break/>vne croix de cesditz charbons (sol) lune sur le<text:line-break/>front et lautre sur la teste aux femmes qui<text:line-break/><text:span text:style-name="pb">[f. 86v]</text:span><text:line-break/>auoient coeuurechiez blancs (sol) et puis leur<text:line-break/>disoit que tant plus en prenoit pour faire<text:line-break/>des croix (sol) que tant plus y en reuenoit par<text:line-break/>la vertu du benoist saint laurens. Adonc<text:line-break/>ques le peuple meu a deuotion plus (q1) par<text:line-break/>auant apportoient grosses offrandes plus<text:line-break/>quilz nauoient acoustume. Voyant donc<text:line-break/>ques frere ciboule que le signe de la croix<text:line-break/>luy auoit moult prouffite veu que il auoit<text:line-break/>mocque le peuple (sol) Les deux iouuenceaulx<text:line-break/>qui luy auoient oste la plume estoi(e2)t la qui<text:line-break/>rioyent et se mocquoient du peuple que ci(-)<text:line-break/>boule trompoit en ceste maniere (sol) et estoi(e2)t<text:line-break/>fort aises (q2)l auoit trouue ceste abilite dont<text:line-break/>ne se peurent tenir de venir vers ciboule (et)<text:line-break/>luy apporterent sa plume qui luy valut au<text:line-break/>tant lannee aduenir (q1) auoient fait les char<text:line-break/>bons la presente annee (sol) et puis luy compte<text:line-break/>rent comment ilz luy auoient fait la finesse<text:line-break/>et c(o2)ment il auoit fait acroire aux g(e2)s que<text:line-break/>les charbons quil auoit monstrez estoient<text:line-break/>ceulx dont saint laurens auoit este roty (sol) et<text:line-break/>c(o2)ment quant ilz ouyrent ainsi preschier c(o2)<text:line-break/>mencerent a rire que a peu quilz ne se fendi<text:line-break/>rent les ioes iusques aux oreilles.</text:p>
      <text:p text:style-name="P819"><text:span text:style-name="T820">E</text:span>N ceste nouuelle est monstre c(o2)(-)<text:line-break/>ment on ne se doit point syer aux<text:line-break/>gens deglise qui maintenant ont<text:line-break/>acoustume de porter reliques parmy le m(o2)<text:line-break/>de (sol) car il si fait plusieurs abusions (sol) et abu(-)<text:line-break/>sent dieu (et) le monde. Apres est monstre c(o2)<text:line-break/>ment ciboule apres la tromperie quon luy<text:line-break/>eut faicte recouura soubdainement son b(o2)(-)<text:line-break/>neur (et) trompa aussi bien les g(e2)s des char<text:line-break/>bons c(o2)me il eut fait de la plume du pape<text:line-break/>gault. Et pourtant considerant les abusi<text:line-break/>ons que font maintenant plusieurs de ces<text:line-break/>freres frappars prescheurs et porteurs de<text:line-break/>reliques que les aucuns appell(e2)t caphars<text:line-break/>Les autres les n(o2)ment hutineurs (sol) porte<text:span text:style-name="T821">r</text:span>s<text:line-break/>de botines et de rogat(o2)s : nul ne si doit fier</text:p>
      <text:p text:style-name="P822">Et ce pour les grans menteries (et) abuz<text:line-break/>(q2)lz font de iour en iour (sol) especialement sur<text:line-break/>les villages (et) la ou ilz congnoissent les po<text:line-break/><text:soft-page-break/>ures gens estre simples et ignorans. Et<text:line-break/>pour conclusion ilz sont dignes destre ap<text:line-break/>pelles les disciples de frere ciboule.</text:p>
      <text:h text:style-name="Titre1" text:outline-level="1">(ipdm) Cy finissent les dix nouuelles de<text:line-break/>la.vt.iournee dont elisee estoit royne<text:line-break/>Et apres c(o2)mence lordonn(a2)ce sur la<text:line-break/>vii.iournee soubz le regne et seigneu<text:line-break/>rie de dyonce.</text:h>
      <text:p text:style-name="figure">&lt;image&gt;</text:p>
      <text:p text:style-name="P823"><text:span text:style-name="T824">C</text:span>Este.lx.nouuelle que dyonee a<text:line-break/>c(o2)ptee a este vng beau passe t(e2)ps<text:line-break/>a tous. Et pource que en langai<text:line-break/>ge elle a fort pleu et d(o2)ne grant ioye a tou(-)<text:line-break/>te la c(o2)paignie (sol) (et) dont vng chascun a fort<text:line-break/>mys sa paine a escouter et entendre ladicte<text:line-break/>nouuelle (sol) dont il ny a eu celluy ne celle (q2) ne<text:line-break/>ait fort riz (sol) et en especial du pellerinage de<text:line-break/>frere ciboule (et) des choses (q2)l auoit veues.<text:line-break/>Et aussi des reliques (q2)l auoit apportees<text:line-break/>auec luy. La royne elisee voyaut la fin de<text:line-break/>ceste nouuelle pource que dyonee auoit bi(e2)<text:line-break/>c(o2)pte (sol) se leua de sa seigneurie et osta sa cou<text:line-break/>ronne dessus sa teste en ri(a2)t la mist sur le<text:line-break/>chief de dyonee (sol) (et) luy dist. Le t(e2)ps est ve<text:line-break/>nu que tu esprouues aucunement (q1)lle char<text:line-break/>ge (sol) cest de gouuerner f(e2)mes (et) de les c(o2)dui<text:line-break/>re sagement. Et pource tu seras roy (et) no<text:span text:style-name="T825">9</text:span><text:line-break/>gouuerne tellement que en la fin no<text:span text:style-name="T826">9</text:span><text:s/>ay(o2)s<text:line-break/>iuste et loyalle cause de toy louer et magni<text:line-break/>fier. Dyonee apres quil eut la couronne<text:line-break/>resp(o2)dit. Vo<text:span text:style-name="T827">9</text:span><text:s/>tous dames (et) iouu(e2)ceaulx<text:line-break/><text:span text:style-name="pb">[f. 87r]</text:span><text:line-break/>par maintesfois auez peu veoir les Roys<text:line-break/>des eschietz qui sont plus chiers que moy (sol)<text:line-break/>mais certes si vo<text:span text:style-name="T828">9</text:span><text:s/>me voulez bien obeir c(o2)<text:line-break/>me a vostre vray roy (sol) ie vo<text:span text:style-name="T829">9</text:span><text:s/>feray parler du<text:line-break/>ne chose dont vo<text:span text:style-name="T830">9</text:span><text:s/>serez parfaictement roy(-)<text:line-break/>eux (et) vous gouuerneray tout le mieulx (q1)<text:line-break/>ie pourray. Et apres ce le roy commanda<text:line-break/>au maistre dostel selon la coustume quil or(-)<text:line-break/>d(o2)nast et imposast la charge a vng chascun<text:line-break/>(et) chascune dur(a2)t (q2)l seroit roy (sol) (et) apres dist.<text:line-break/>Mes vaill(a2)s dames vous scauez c(o2)ment<text:line-break/>cy dessus a este faicte mencion par nous si<text:line-break/>diuersement de la subtilite (et) humanite de si<text:line-break/>diuers cas de fortune que ie ne pourroye<text:line-break/>trouuer aucune matiere pour c(o2)mencer no<text:line-break/><text:soft-page-break/>stre oeuure se ce nest de nostre chamberiere<text:line-break/>risque qui est icy venue (sol) laquelle ma trouue<text:line-break/>matiere de parler (sol) car ie scay bien que ie y<text:line-break/>eusse este longuem(e2)t se neust elle este (sol) pour<text:line-break/>ce vous auez ouy nostre dicte chamberiere<text:line-break/>risque en la matiere du c(o2)mencement de la<text:line-break/>vi.iournee disant (q1)lle nauoit aucune voi(-)<text:line-break/>sine (q2) fust allee vierge a son mary. Et oul<text:line-break/>tre elle a dit quelle scauoit bien (q1)lle (et) c(o2)me<text:line-break/>gr(a2)des deceptions font les f(e2)mes a leurs<text:line-break/>marys espousez (sol) mais nous laisserons la<text:line-break/>premiere partie la(q1)lle est ouuraige denf(a2)ce<text:line-break/>Car ie repute que la seconde partie deuera<text:line-break/>estre plais(a2)te de langaige (sol) (et) pource ie vueil<text:line-break/>(et) ord(o2)ne puis que nostre ch(a2)beriere tisque<text:line-break/>nous a d(o2)ne occasion de ce faire (q1) demain<text:line-break/>on dye histoires de falaces (sol) (et) les baras que<text:line-break/>les f(e2)mes pour amour ou pour garant del<text:line-break/>les ont sait iadis a leurs marys saich(a2)s la<text:line-break/>bes(o2)gne ou non (sol) mais il sembla a aucunes<text:line-break/>des f(e2)mes que point ne fust chose aduend(a2)t<text:line-break/>de parler de telle matiere. Si prierent au<text:line-break/>toy de muer son propos en autre matiere (sol)<text:line-break/>(et) il leur resp(o2)dit. Certes mes dames dist<text:line-break/>dyonee ie congnois aussi la matiere c(o2)me<text:line-break/>vo<text:span text:style-name="T831">9</text:span><text:s/>faictes (sol) d(o2)t il me desplaist (q1) len ne c(o2)p<text:line-break/>te dautre chose (sol) et si ne pouez empescher a<text:line-break/>imposer ceste chose aux h(o2)mes (et) aux f(e2)mes<text:line-break/>mais chascun se gardera de villainem(e2)t ou<text:line-break/>urer en son cas (sol) et donne a chascun c(o2)gie de<text:line-break/>parler de toutes choses attendu que le t(e2)ps<text:line-break/>est. Me scauez vous pas bien que la cruaul<text:line-break/>te du t(e2)ps a garde les iuges daller en court<text:line-break/>Et ne fait on plus aucuns iugemens des<text:line-break/>causes ciuiles ne criminelles. Len ne prac<text:line-break/>tique pl<text:span text:style-name="T832">9</text:span><text:s/>aucunes loix diuines (et) humaines<text:line-break/>pour c(o2)seruer la vie (et) la sante du corps (sol) par<text:line-break/>quoy gr(a2)t licence est d(o2)nee a chascun (sol) car se<text:line-break/>vostre honnestete tressault aucun pou en<text:line-break/>parlant sans faire aucun ouurage deshon<text:line-break/>neste il vo<text:span text:style-name="T833">9</text:span><text:s/>est pard(o2)ne (sol) car cest pour d(o2)ner<text:line-break/>delectacion a vous (et) a nous autres (sol) (et) si ne<text:line-break/>voy arguem(e2)s ne appar(e2)ce par quoy auc(u2)<text:line-break/>nous peust reprendre ou t(e2)ps aduenir. Et<text:line-break/>auec ce vous scauez que nostre c(o2)paignie a<text:line-break/>este des le premier iour ius(q1)s a mainten(a2)t<text:line-break/>tousiours h(o2)neste (sol) ne pour quelque parole<text:line-break/>que nous ay(o2)s dicte il me s(e2)ble que nostre<text:line-break/>c(o2)paignie na point este vill(e2)nee ne ordoyee<text:line-break/>Et par la grace de dieu ia ordoyee ne ville<text:line-break/><text:soft-page-break/>nee ne sera (sol) car chascun c(o2)gnoist nostre hon<text:line-break/>nestete (sol) ne nul ne la pourroit amoindrir.<text:line-break/>Car noz paroles sont solacieuses a toute<text:line-break/>personne. Et vous vueil bien monstrer a<text:line-break/>vous toutes mes dames (et) vous dire ve<text:line-break/>rite (sol) se aucuns scauoi(e2)t que vous cessissiez<text:line-break/>de comoter aucuneffois ces truffes (q2)lz di<text:line-break/>roient et suspectionneroi(e2)t par adu(a2)ture (q1)<text:line-break/>vous fussiez coulpables en la matiere (sol) d(o2)t<text:line-break/>ie vueil (et) me plaist (q1) len c(o2)pte sur la matiere<text:line-break/>(q1) iay imposee a loccasion (q1) ie suis roy cou(-)<text:line-break/>ronne ne plus ne moins (q1) iay obey a to<text:span text:style-name="T834">9</text:span><text:s/>(et)<text:line-break/>a toutes (sol) vous me feriez vng bel honneur<text:line-break/>si vo<text:span text:style-name="T835">9</text:span><text:s/>teniez cont(e2)tes de ce (q1) ie vueil dire.<text:line-break/>Et puis (q1) mauez fait roy ce ne seroit pas<text:line-break/>chose honneste de moy imposer vne loy de<text:line-break/>non dire nouuelle (q1) iauoye enc(o2)mencee (et)<text:line-break/>ord(o2)nee. Or laissez donc ceste suspection (q2)<text:line-break/>est plus c(o2)uenable aux mauuais suspecti(o2)(-)<text:line-break/>neurs que nest a no<text:span text:style-name="T836">9</text:span>. Et a la b(o2)ne adu(a2)tu<text:line-break/>re chascun de no<text:span text:style-name="T837">9</text:span><text:s/>pense a dire vne belle nou<text:line-break/>uelle. Qn(a2)t les dames ouyrent ces paro(-)<text:line-break/>roles elles dirent que ainsi fust fait (sol) et que<text:line-break/>chascun feroit son plaisir.</text:p>
      <text:p text:style-name="figure"><text:span text:style-name="pb">[f. 87v]</text:span><text:line-break/>&lt;image&gt;</text:p>
      <text:h text:style-name="Titre1" text:outline-level="1">(ipdm) Cy ensuyt la.lxi.nouuelle comp(-)<text:line-break/>tee par dame emillie sur la. vii.iours<text:line-break/>nee dont dyonee est roy.</text:h>
      <text:p text:style-name="P838"><text:span text:style-name="T839">P</text:span>Vis quil plaist au roy Dyonee<text:line-break/>de me faire cest honneur au com(-)<text:line-break/>mencement de ceste.vii.iournee<text:line-break/>pour c(o2)pter la (p2)miere nouuelle au myeulx<text:line-break/>quil me sera possible de la dire et reciter se(-)<text:line-break/>lon mon petit entendement la compteray<text:line-break/>Mais quil vous plaise tous de moy escou<text:line-break/>ter en la maniere qui sensuit</text:p>
      <text:h text:style-name="Titre2" text:outline-level="2">(ipdm) La forme de la nouuelle.</text:h>
      <text:p text:style-name="P840"><text:span text:style-name="T841">I</text:span>Adis fut en nostre cite de florence<text:line-break/>en la rue de sainct pancrace vng<text:line-break/>drappier de laines nomme iehan<text:line-break/>net lorrain qui fut le plus eureux et le plus<text:line-break/>prudent en son mestier que nul autre de la<text:line-break/>ville. Cestuy iehannet estoit vng simple<text:line-break/>homme et de bonne deuotion tant (q1) pour<text:line-break/>sa bonte il fut ordonne quil seroit gardien<text:line-break/>et cappitaine des losengiers nostre Dame<text:line-break/><text:soft-page-break/>la neufue et luy failloit maintenir la mai(-)<text:line-break/>son desditz losengiers (sol) (et) souuent il y alloit<text:line-break/>pour veoir et scauoir sil y failloit rien. Et<text:line-break/>scauoit dautres menus offices asses lar<text:line-break/>gement (sol) comme quatriemeur du vin v(e2)du<text:line-break/>en detail dedans la ville de florence (sol) pour<text:line-break/>loccasion desquelles offices il se reputoit<text:line-break/>orgueilleux. Et pource il estoit fort riche<text:line-break/>et estoit grant aumosnier (sol) et donnoit vou<text:line-break/>lentiers aux freres mendians de bonne pi<text:line-break/>tance. Aux aucuns il donnoit des chausses<text:line-break/>de bon drap. Et aux autres selon leur qua(-)<text:line-break/>lite il faisoit ses aumosnes. Les mendi(a2)s<text:line-break/>venoient souuent en sa maison pource (q2)l<text:line-break/>donnoit voulentiers (sol) et pourtant ces men<text:line-break/>dians luy apportoient de belles oraisons<text:line-break/>pour aprendre a Jehannet et luy enseignoi<text:line-break/>ent voulentiers de belles meurs et le pres<text:line-break/>choient. Et luy aprindrent la pater noster<text:line-break/>en francois. La chancon saint alexis. Les<text:line-break/>complaintes saint Bernard. Et les louen<text:line-break/>ges saincte marthe. Auecques autres bel<text:line-break/>les deuotions. Lesquelles iehannet repu<text:line-break/>toit bien chieres (et) les gardoit en son coffre<text:line-break/>par escript pour son salut. Lors doncques<text:line-break/>cestuy Jehannet auoit vne tresbelle ieune<text:line-break/>femme nommee Cyphaine laquelle estoit<text:line-break/>moult sage et congnoissoit la simplesse de<text:line-break/>son mary qui nestoit pas des plus sages<text:line-break/>du monde (sol) mais il estoit fort bon homme (et)<text:line-break/>bien renomme et si ne pensoit fors que a la<text:line-break/>bonne foy. Si aduint vne fois (q1) ceste<text:line-break/><text:span text:style-name="pb">[f. 88r]</text:span><text:line-break/>ty(-)phaine fut amoureuse dung beau iouuen<text:line-break/>cel nomme federic (sol) qui pareillement estoit<text:line-break/>amoureux delle. Lors c(o2)manda Ciphai<text:line-break/>ne a vne sienne chamberiere que elle allast<text:line-break/>dire a federic (q2)l venist parler a elle en vng<text:line-break/>lieu que ieh(a2)not auoit en vne rue nommee<text:line-break/>la rue berciere auquel lieu ieh(a2)not alloit au<text:line-break/>cuneffoys en este temps pour lamour du<text:line-break/>chault disner et soupper (sol) et bien souuent de<text:line-break/>mouroit la pour couchier tout seul pour la<text:line-break/>frescheur du temps et de la nuyt : car la mai<text:line-break/>son estoit fort fresche (sol) (et) puis au matin reue<text:line-break/>noit a son ouurouer (sol) (et) puis apres aloit sou<text:line-break/>uent a ses besoignes que il auoit a faire en<text:line-break/>la ville a loccasion de ses offices. Adonc<text:line-break/>ques federic qui auoit ouy la chamberiere<text:line-break/>faire son messaige aduisa temps conuena(-)<text:line-break/><text:soft-page-break/>ble pour venir parler a Thiphaine aulieu<text:line-break/>la ou elle lauoit mande. Adoncques fede(-)<text:line-break/>ric trouua opportunite de y venir et y vint<text:line-break/>a vng soir (sol) et quant elle le veit elle fut fort<text:line-break/>ioyeuse. Il la commenca a embrasser et bai<text:line-break/>ser et luy demanda ou estoit son mary je<text:line-break/>hannot. Et elle luy dist quil ne reuiendroit<text:line-break/>point du soir et quil ne coucheroit point en<text:line-break/>la maison. Adoncques soupperent ensem<text:line-break/>ble et prindrent du desduit et de la plaisan<text:line-break/>ce lung auecques lautre tant que la nuit du<text:line-break/>ra. Et puis parlerent daucunes choses (sol) et<text:line-break/>Tiphaine luy enseigna presque cinq ou six<text:line-break/>de ses oroisons de celles que son mary luy<text:line-break/>auoit aprinses. Et la dame Tiphaine qui<text:line-break/>ne demandoit que les plaisances apparte<text:line-break/>nantes au cas (sol) luy c(o2)menca dire les secretz<text:line-break/>de sa maison (sol) et comment il luy conuenoit<text:line-break/>aller et venir (sol) pour la venir veoir. Et or<text:line-break/>donnerent ensemble que elle mectroit ou se<text:line-break/>roit mectre par sa ch(a2)beriere vng signe au<text:line-break/>pres de sa maison dedans vne vigne quel<text:line-break/>le auoit (sol) Cestass auoit la teste de vng asne<text:line-break/>quelle planteroit au bout de vng baston.<text:line-break/>Et que quant il deueroit venir coucher a(-)<text:line-break/>uecques elle que elle tourneroit les ma(-)<text:line-break/>choueres dasnedeuers florence. Et que<text:line-break/>quant son mary seroit a lostel elle retour(-)<text:line-break/>neroit la teste deuers la muraille de feseu<text:line-break/>lez vng autre quartier. Et aussi quant il<text:line-break/>viendroit a son huys que il heurtast troys<text:line-break/>foys. Et elle apres les troys horions vi(e2)<text:line-break/>droit et luy ouureroit lhuys (sol) et quil se gar<text:line-break/>dast bien de venir quant il verroit la teste<text:line-break/>tournee de lautre part (et) que cestoit le signe<text:line-break/>quelle luy bailloit. Et en vsant de ce signe<text:line-break/>federic (et) la dame se tournerent ensemble<text:line-break/>pour faire leur plaisance et par longue espa<text:line-break/>ce de temps vesquirent ioyeusement lung<text:line-break/>auecques lautre quant le mary ne reuenoit<text:line-break/>point au soir. Siaduint vng iour entre<text:line-break/>les autres que la dame auoit fait cuire deux<text:line-break/>chappons pour soupper (sol) et cuidoit que son<text:line-break/>amy federic venist au soupper auecques<text:line-break/>elle (sol) mais Jebannot vint si tart quil estoit<text:line-break/>presque minuyt et pour se coucher. De la(-)<text:line-break/>quelle chose la dame fut moult dolente.<text:line-break/>Jehannot (et) sa femme soupperent ensemble<text:line-break/>dung pou chair salee quelle auoit fait cuire<text:line-break/>a part. Puis apres soupper elle comm(a2)da<text:line-break/><text:soft-page-break/>a sa chamberiere que en vne nappe blanche<text:line-break/>elle portast les deux chapons quelle auoit<text:line-break/>fait cuire auecquesgrant quantite de ocusz<text:line-break/>et vng flascon de bon vin et du pain blanc<text:line-break/>en vng sien vergier (sol) auquel on ne pouoit (p3)<text:line-break/>autre part aller (q1) par sa maison (sol) et auquel<text:line-break/>vergier elle auoit aucuneffois acoustume<text:line-break/>de soupper auecques Federic son mignon.<text:line-break/>Et luy dist que aupres dung peschier qui<text:line-break/>estoit la pres d(u2)g preau quelle mist celle vi<text:line-break/>ande et ce que elle portoit. Or fut la dame<text:line-break/>si fort troublee pour la venue de son mary<text:line-break/>quelle neut pas en memoire de dire a sa<text:line-break/>chamberiere quelle attendist la federic tant<text:line-break/>quil fust venu (sol) et que elle luy deist que son<text:line-break/>mary estoit reuenu a lostel et que il prensist<text:line-break/>tout (sol) Cestassouoir et pain et vin (et) viande<text:line-break/>et quilles emportast en sa maison et que il<text:line-break/>sen souppast. Or estoit aduenu que la teste<text:line-break/>dasne auoit este tournee deuers les murs<text:line-break/>de Florence (sol) Par quoy Federic cuydoit<text:line-break/>que sa dame leust semons de venir couchier<text:line-break/>auecques elle (sol) Pour ce que la dicte teste das<text:line-break/><text:span text:style-name="pb">[f. 88v]</text:span><text:line-break/>ne estoit tournee par deuers les murs de<text:line-break/>Florence (sol) mais ce nauoit point este elle qui<text:line-break/>lauoit ainsi mise (sol) ce auoit este vng bon h(o2)(-)<text:line-break/>me qui venoit de la ville qui la auoit fait<text:line-break/>tourne de vng coup de baston. Ad(o2)cques<text:line-break/>voy(a2)t federic ce signe chemina vers la mai<text:line-break/>son de sa dame par amours et vint heurter<text:line-break/>a lhuys. Or il ny auoit gaires que Jehan(-)<text:line-break/>not et sa femme estoi(e2)t couchez. Lors qu(a2)t<text:line-break/>il eut heurte Jehannot loyt bien si commen<text:line-break/>ca hucher sa femme qui faisoit de lendormie<text:line-break/>et lauoit aussi bien ouy comme il auoit. A(-)<text:line-break/>doncques recommenca a heurter par deux<text:line-break/>foys : car il ne deuoit heurter que troysfois<text:line-break/>Doncques Jehannot qui oyt encor heur(-)<text:line-break/>ter deux coups esueilla sa femme qui auoit<text:line-break/>bien oy heurter (sol) mais de paour de souspe<text:line-break/>con elle faisoit de iendormye faignant de<text:line-break/>riens auoir oy. Adoncques Jehannot dist<text:line-break/>a sa femme quil auoit oy heurter alhuys.<text:line-break/>La femme comme toute esbahye dist en ce<text:line-break/>point (sol) quesse que tu dis rehannot : Je dis<text:line-break/>quil me semble que on a hurte a nostre huis<text:line-break/>Las mon mary ne scez tu (q1) cest (sol) nenny dist<text:line-break/>iehannot. Certes dist elle cest vng espe(-)<text:line-break/>rit qui ma fait la nuyt passee si grant paour<text:line-break/><text:soft-page-break/>que ie ne me scauoye ou tappir : car il vint<text:line-break/>heurter en ce point tout au long de la nuyt<text:line-break/>a mon huys (sol) mais ie me mussay dessoubz<text:line-break/>ma couuerture tant que ie nosouye mectre la<text:line-break/>teste hors du lict tant quil fust iour. Lors<text:line-break/>iehannot luy dist. Da va coquarde (sol) tu ne<text:line-break/>ne scez que tu dis : car iay dit nagaires tou<text:line-break/>tes mes oroisons en me couchant (sol) et si ay<text:line-break/>dit vne hymne qui se commence. Celucis<text:line-break/>ante terminum (sol) (et) si ay dit ceste oroison. D<text:line-break/>intemerata (sol) et dautres b(o2)nes oroisons (sol) par<text:line-break/>quoy ie nay point de paour et ne doubles<text:line-break/>point : car dieu nous aydera (sol) et aussi iay si(-)<text:line-break/>gne nostre lict d(u2)g coing en lautre et de to<text:span text:style-name="T842">9</text:span><text:line-break/>costez (sol) ou nom du pere et du filz et du saint<text:line-break/>esperit (sol) tellement quil ne nous conuient de<text:line-break/>riens doubter (sol) car celle fantosme pour tout<text:line-break/>son pouoir ne nous peut nul mal faire (sol) ne<text:line-break/>greuer. La femme doubtant que son amy<text:line-break/>Federic ne souspe connast aucun autre cou<text:line-break/>chie auecques elle eut paour quil ne perlast<text:line-break/>et que il ne luy fist deshonneur. Et affin<text:line-break/>que il ne se troublast (sol) Pensa de soy leuer<text:line-break/>du lict pour faire scauoir a son amy Fede(-)<text:line-break/>ric que son mary estoit a lostel (sol) affin que il<text:line-break/>sen retournast pour celle foys. Puis dist<text:line-break/>dame Tiphaine a son mary Jebannot.</text:p>
      <text:p text:style-name="p">Certes mon mary (sol) pour quelque oroison<text:line-break/>que vous auez dicte ie ne crairois iamais<text:line-break/>que ie soye sauluee ne asseuree Jusques a ce<text:line-break/>que nous ayons coniure celluy esperit ou<text:line-break/>fantosine. Adoncques dist le bon hom(-)<text:line-break/>me Jebannot que elle se teust (sol) et quelle ne<text:line-break/>doubtast riens. Par dieu dist la femme<text:line-break/>iamais crans ne coucheray se nous ne con<text:line-break/>iurons ceste fantosme. Et comment dist<text:line-break/>Jehannot la coniurerons nous. Je ne suis<text:line-break/>ne prestre ne clere (sol) et si nay point la manie(-)<text:line-break/>re des coniurations. Je le scay bien dist<text:line-break/>la femme (sol) car lautre iour quant ie fus en la<text:line-break/>cite de Feseules aux pardons (sol) vne femme<text:line-break/>hermite me enseigna la forme et la maniere<text:line-break/>de coniurer tous fantosmes et mauluais<text:line-break/>esperitz. Et telle coniuration est la meil(-)<text:line-break/>leure que oncques vous ouystes. Car qu(a2)t<text:line-break/>celle femme hermite et deuote Religieuse<text:line-break/>me congneut que ie estoye si paoureuse de<text:line-break/>telles choses elle me enseigna la facon de<text:line-break/>coniurer (sol) (et) auecques ce me aprint vne tres<text:line-break/>belle et bien deuote oroison. Et pour ce<text:line-break/><text:soft-page-break/>que maintenant tu es auec(q1)s moy ie veux<text:line-break/>que tu me tiennes compaignie pour laller<text:line-break/>coniurer (sol) Car ie nen auray point si grant<text:line-break/>paour. Et Jehannot luy respondit quil es(-)<text:line-break/>toit content. Et se leuerent tous deux en<text:line-break/>semble et descendirent sans riens dire tout<text:line-break/>bellement aupres de lhuys auquel estoit<text:line-break/>encores federic bien fort marry et tout sous<text:line-break/>peconneux qui nactendoit sinon quon vint<text:line-break/>ouurir lhuys (sol) (et) qu(a2)t la f(e2)me fut venue pres<text:line-break/>de luys elle dist a son mary (sol) il fault (q1) tu cra<text:line-break/>ches qu(a2)t ie le te diray (sol) et bien dist ieh(a2)not<text:line-break/>Adonc(q1)s elle se mist a genoulx (et) faire son<text:line-break/>oroison (sol) et dist ainsi. Et meschante<text:line-break/><text:span text:style-name="pb">[f. 89r]</text:span><text:line-break/>fan(-)tosme qui vais la nuytee. Tu es ycy ve<text:line-break/>nu la queue dressee (sol) bien tost dicy te parti<text:line-break/>ras et aussi ten retourneras. Dapres de<text:line-break/>vng gros peschier au vergier ou tu trouue<text:line-break/>ras oing et besoing et mains coquars de<text:line-break/>ma geline (sol) metz la main au flascon (et) apres<text:line-break/>te achemine. Et ne fay vilennie ny a moy<text:line-break/>ny a mon mary Jeh(a2)not qui est ycy present<text:line-break/>auecques moy (sol) et que cest hostel demoure<text:line-break/>de tous poins asseure. Or ten va fantos(-)<text:line-break/>me va ten a dieu : car ie nay point tourne<text:line-break/>la teste dasne (sol) mais a este vng faulx villain<text:line-break/>en passant par la a qui dieu doint tristesse (et)<text:line-break/>ennuy Amen. Et quant elle eut finee son<text:line-break/>oroison elle dist a son mary Jehannot quil<text:line-break/>crachast (sol) et il cracha. Par quoy Federic en<text:line-break/>tendit bien son mary au crachier dont il fut<text:line-break/>hors de ialousie (sol) combien quil fut fort mar<text:line-break/>ry (sol) mais de la coniuration desiroit tant ri<text:line-break/>re que a peu quil ne creuoit en soy absten(a2)t<text:line-break/>de rire. Et quant Jehannot crachoit elle<text:line-break/>luy disoit a basse voix. Crache les d(e2)s hors<text:line-break/>de la bouche. Et apres que le fantosme fut<text:line-break/>ainsi coniure (sol) ilz sen retournerent couchier<text:line-break/>en leur lict (sol) (et) federic nauoit pas encor soup<text:line-break/>pe (sol) mais il entendit bien les paroles de la<text:line-break/>roison de samye et sen alla au iardin aupres<text:line-break/>dung gros peschier ou illecques trouua les<text:line-break/>chappons (sol) la quantite des oeufz (sol) et vng<text:line-break/>flascon plain de vin (sol) lequel print tout cela (sol)<text:line-break/>et lemporta en sa maison (sol) et puis souppa a<text:line-break/>son plaisir. Et dilecques en apresse trouua<text:line-break/>Federic auecques sa dame (sol) dont ilz risir(e2)t<text:line-break/>tant de celle coniuration que merueilles.<text:line-break/>Mais affin que ie dye lentiere verite de<text:line-break/><text:soft-page-break/>lhystoire. Vray este comme aucuns dient (q1)<text:line-break/>la dame auoit tourne la teste deuers la ci(-)<text:line-break/>te de Feseules (sol) mais vng laboureur en pas<text:line-break/>sant par la vigne srappa dung baston celle<text:line-break/>teste dasne dont il la fist tourner sur le bout<text:line-break/>de leschalas ou elle estoit (sol) et tant tourna de<text:line-break/>vng coste et dautre que elle demoura de<text:line-break/>uers Florence (sol) par quoy federic cuydoit es<text:line-break/>tre semons de couchier auecques sa dame (sol)<text:line-break/>il en fut ainsi deceu. Doncques messei(-)<text:line-break/>gneurs et dames quant vous vouldres<text:line-break/>coniuer aucun esprit dictes ceste oroison.<text:line-break/>Car elle a grant vertu en telles besoignes<text:line-break/>ainsi comme par experience vous auez oy.<text:line-break/>Aprenez doncques ces oroisons : car elles<text:line-break/>vous pourront encores prouffiter a couiu<text:line-break/>rer les esperitz qui a lance dressee vienn(e2)t<text:line-break/>heurter aux huys.</text:p>
      <text:p text:style-name="P843"><text:span text:style-name="T844">E</text:span>N ceste nouuelle est monstree la<text:line-break/>deception que aucunes femmes<text:line-break/>font a leurs marys (sol) Et comment<text:line-break/>on ne si doit point trop fier (sol) et comme ilz<text:line-break/>trouuent en vng moment les diuerses tr(o2)<text:line-break/>peries dont ilz trompent leurs maris tous<text:line-break/>les iours. Ainsi comme il appert par Ty<text:line-break/>phaine de la coniuration quelle fist dont<text:line-break/>elle saulua son honneur. Pareillement on<text:line-break/>ne se doit point trop fier en sa femme (sol) que<text:line-break/>quant on oit aucuneffois heurter en sa mai<text:line-break/>son quon ne praine la paine de soy leuer po<text:span text:style-name="T845">r</text:span><text:line-break/>regarder qui ce peut estre : Car plusieurs<text:line-break/>en ont este abusez par les heurtemens des<text:line-break/>huys.</text:p>
      <text:h text:style-name="Titre1" text:outline-level="1">(ipdm) Cy ensuyt la. lxii.nouuelle c(o2)ptee<text:line-break/>par philostrace sur la.vii.iournee d(o2)t<text:line-break/>dyonee est roy.</text:h>
      <text:p text:style-name="figure">&lt;image&gt;</text:p>
      <text:p text:style-name="p"><text:span text:style-name="pb">[f. 89v]</text:span></text:p>
      <text:p text:style-name="P846"><text:span text:style-name="T847">E</text:span>Millie vous auez bien monstre<text:line-break/>les Deceptions qui sont en fem<text:line-break/>mes (sol) dont il a tres fort pleu a la<text:line-break/>compaignie (sol) comme Tiphaine par subtil<text:line-break/>moyen garda son honneur en faisant la con<text:line-break/>iuration pour chasser les esperitz qui vont<text:line-break/>de nuyt faire paour aux gens qui veulent<text:line-break/>reposer. Et pour ce en ensuyant la marie<text:line-break/>re que auez premierement encommencee (sol) ie<text:line-break/><text:soft-page-break/>me efforceray tant que ie pouray a trouuer<text:line-break/>matiere consonante a la vostre en la manie<text:line-break/>re qui sensuit.</text:p>
      <text:h text:style-name="Titre2" text:outline-level="2">(ipdm) La forme de la nouuelle.</text:h>
      <text:p text:style-name="P848"><text:span text:style-name="T849">A</text:span><text:s/>Naples aduint nagaires (q1) vng<text:line-break/>charpentier print a femme vne<text:line-break/>tres belle Jouuencelle nommee<text:line-break/>Peronnelle (sol) laquelle estoit debonnaire et<text:line-break/>fort gracieuse t(a2)t en maintien que en l(a2)gai<text:line-break/>ge. Or est il ainsi que ce poure homme char<text:line-break/>p(e2)tier alloit tous les iours gaigner sa iour<text:line-break/>nee ca et la ainsi quil pouoit trouuer a gai(-)<text:line-break/>gner. Et la belle Peronnelle sa femme de<text:line-break/>mouroit en la maison pour la garder en fai<text:line-break/>sant son mesnaige (sol) et en fillant sa quenoul<text:line-break/>le au mieulx quelle pouoit pour gaigner sa<text:line-break/>vie Aduint que vne fois entre les autres<text:line-break/>vng ieune iouu(e2)ceau en passant par la rue<text:line-break/>aduisa celle belle iouuencelle per(o2)nelle Si<text:line-break/>se approucha par deuers elle pour ce quel(-)<text:line-break/>le luy plaisoit moult (sol) et fist tant par son be(-)<text:line-break/>au parler quil sen accointa. Et par tant de<text:line-break/>diuerses facons (et) manieres alla t(a2)t (et) vint<text:line-break/>que ladicte peronnelle luy accorda et se con<text:line-break/>descendit a faire ce dont il la prioit. Voy<text:line-break/>ant doncques la femme quilz nestoient pas<text:line-break/>des plus riches et quilz nauoyent pas des<text:line-break/>biens de ce monde a trop gr(a2)t plante. Et<text:line-break/>pour son oportunite aussi que son mary ne<text:line-break/>se tenoit point que pou en la maison (sol) mais<text:line-break/>alloit chascun iour a iorunee pour gaigner<text:line-break/>sa vie pour luy et pour sa femme. Aduisa<text:line-break/>que il seroit bon de faire le plaisir de ce be(-)<text:line-break/>au iouuenceau qui laymoit fort (sol) et aussi fai<text:line-break/>soit elle luy semblablement. Pour laquel<text:line-break/>le chose composerent ensemble et prindrent<text:line-break/>vng estatut comme il pourroit venir tous<text:line-break/>les iours verselle. Cestassauoir que qu(a2)t<text:line-break/>son mary se leueroit chascun iour au matin<text:line-break/>pour aller ouuer de son mestier lamou(-)<text:line-break/>reuy iouuencel seroit en aucun lieu pour ve<text:line-break/>oir passer le mary. Et quant lamoureux<text:line-break/>lauroit veu partir hors de la maison il vi(e2)<text:line-break/>droit vers elle pour acomplir sa voulente :<text:line-break/>Car son mary ne reuenoit po(i2)t iusques au<text:line-break/>soir. Apres ceste ordonnance faicte le ieu(-)<text:line-break/>ne iouuencel ne faillit point a faire le guet<text:line-break/>quant son mary partiroit pour aller ouurer<text:line-break/>Et quant il lauoit veu passer ledit iouuen<text:line-break/><text:soft-page-break/>cel venoit et entroit en la maison de peron<text:line-break/>nelle et se couchoit auccques elle (sol) et la pre(-)<text:line-break/>noyent leur desduit ensemble tant que ilz<text:line-break/>leur plaisoit. Or aduint vng iour que le<text:line-break/>poure iouh(a2) estoit alle en la ville pour trou<text:line-break/>uer a besoigner (sol) mais il nen trouua point.</text:p>
      <text:p text:style-name="p">Et pource (q2)l auoit en sa maison vng vais<text:line-break/>seau de terre fort grant (sol) si le voulut vendre<text:line-break/>a cause quil nauoit pas vng denier et le v(e2)<text:line-break/>dit de fait a vng homme qui sen vint auec<text:line-break/>ques luy. Lors sen vindrent luy et son mar<text:line-break/>chant a lostel pour emporter cedit vaisseau<text:line-break/>mais qu(a2)t il fut en sa mais(o2) il trouua lhuis<text:line-break/>ferme (sol) Car la belle Peronnelle sa femme<text:line-break/>auecques soy auoit le beau iouueucel cou(-)<text:line-break/>chie en son lict (et) ne faisoit gaires que venir<text:line-break/>par quoy elle auoit ferme son huys. Si c(o2)<text:line-break/>menca le mary hurter a son huys (sol) et apres<text:line-break/>ce il disoit a parluy. O dieu tu soys tous<text:line-break/>iours loue (sol) car combien que tu me ais fait<text:line-break/>poure aumoins tu mas conforte et pour(-)<text:line-break/>ueu dune bonne et honneste femme. Cer(-)<text:line-break/>tes ie suis bien eureux (sol) car incontinent que<text:line-break/>ie ay este party elle a ferme son huys de pa(-)<text:line-break/>our quil ne vensist aucune personne pour<text:line-break/>luy faire desplaisir (sol) par quoy il estimoit que<text:line-break/>elle auoit ferme son huys pour celle cause (sol)<text:line-break/>et la tenoit bonne et saige femme. Quant<text:line-break/>peronnelle oyt son mary (sol) lequel elle con(-)<text:line-break/>gnoissoit a la maniere de heurter a lhuys<text:line-break/>elle dist a basse voix. Belas moy cheti(-)<text:line-break/>ue (sol) mon amy Jehannel ie suis morte (sol) car ve<text:line-break/><text:span text:style-name="pb">[f. 90r]</text:span><text:line-break/>cy mon mary qui est reuenu. Que dieu luy<text:line-break/>doint male tournee. Je ne scay pour quoy il<text:line-break/>est mainten(a2)t retourne (sol) car il nauoit point<text:line-break/>acoustume de reuenir iusques au soir. Et<text:line-break/>demanda a son amy sil lauoit point veu en<text:line-break/>trer ded(a2)s la maison (sol) Lequel luy respondit<text:line-break/>que nenny quil sceust. Or ie vous diray<text:line-break/>Jl me fault sauluer mon honneur Je vous<text:line-break/>prye que vous vous mectez dedans ce gr(a2)t<text:line-break/>pot que vela (sol) et ne sonnes mot. Et le iou<text:line-break/>uencel voulant garder lhonneur de samye (sol)<text:line-break/>se mist dedans le vaissel. Et puis elle alla<text:line-break/>ouurir son huys a son mary. Et quant il<text:line-break/>fut ouuert luy dem(a2)da pour quoy il estoit<text:line-break/>retourne (sol) et en se courroucant luy dist.<text:line-break/>Quelles nouuelles y a il (sol) ne voulez vous<text:line-break/>point besoigner : Voulez vous mainten(a2)t<text:line-break/><text:soft-page-break/>riens faire (sol) et si nauons pas vng morceau<text:line-break/>de pain. Et poure homme que voules<text:line-break/>vous faire (sol) pour quoy estez vous retourne<text:line-break/>de besoigne. Et elle commenca a plorer et<text:line-break/>dire. Penses vous que ie voyse engaiger<text:line-break/>ma robe pour auoir du pain (sol) et aussi mes<text:line-break/>autres besoingnes. Vous scauez bien que<text:line-break/>ie me tue chascun iour de besoigner (sol) et si ne<text:line-break/>cesse nuyt et iour du soir ne du matin de si<text:line-break/>ler. Je nay repos ne cesse (sol) et tellement que<text:line-break/>ien ay les poures ongles tous escorchiez (et)<text:line-break/>dessirez (sol) et cela fais affin dauoir vng pou<text:line-break/>duille pour mectre en nostre chambre a bru<text:line-break/>ler la nuyt. Ha ha mary mary (sol) ie nay voysi<text:line-break/>ne pres de moy qui ne se esmerueille (sol) (et) qui<text:line-break/>ne me desprise de ce que ie prens si grant<text:line-break/>paine (sol) et vous retournez ceans les mains<text:line-break/>au sein quant vous deuriez gaigner vos(-)<text:line-break/>tre vie. Et elle commenca encores plus<text:line-break/>fort a plorer que deuant en disant. Las<text:line-break/>moy chetiue poure femme (et) meschante que<text:line-break/>ie suis (sol) en quelle mal heur fus ie oncques<text:line-break/>nee (sol) et en quel mal point ie fus baillee auec<text:line-break/>ques toy poure meschante (sol) Car iay refuse<text:line-break/>de si vaillans hommes riches et puissans<text:line-break/>pour venir auecques toy (sol) affin dauoir en<text:line-break/>ta compaignie aucun soulas (et) desduit. Et<text:line-break/>mainten(a2)t ie voy ceulx que iay refusez qui<text:line-break/>sont mariez et leurs femmes que ilz ont es<text:line-break/>pousees sont tout ce quilz veulent (sol) et ont<text:line-break/>de lor et de largent (sol) et ie nay pas vne seule<text:line-break/>maille pour passer leau. Et oultre ce ilz se<text:line-break/>donnent du bon temps (sol) et ny a celle qui ne<text:line-break/>ayt deux ou troys amoureux qui leur sou<text:line-break/>nissent leur pourpoint. Et si monstrent a<text:line-break/>leurs marys aucuneffoys la lune et aucu(-)<text:line-break/>neffoys le soleil. Et moy meschante que ie<text:line-break/>suis b(o2)ne et loyalle (sol) et que ie besoigne vou<text:line-break/>lentiers dieu le scait (sol) ie suis mal traictee (et)<text:line-break/>en grant malaise (sol) mais iendure la fortune (sol)<text:line-break/>et mesbahis que ne prens des amans ain<text:line-break/>si que font les autres qui se font brimbaler<text:line-break/>plain vng beneau. Or maschies ces motz<text:line-break/>doncques mon mary (sol) (et) croyez certainem(e2)t<text:line-break/>que ce ie vouloye mal faire ie trouueroye<text:line-break/>bien homme auec qui ie pourroye bien faire<text:line-break/>mon plaisir : Car ie voy de beaulx et graci<text:line-break/>eulx iouuenceaulx qui mayment bien (sol) les(-)<text:line-break/>quelz me offrent gr(a2)t quantite dor darg(e2)t<text:line-break/>robes et ioyaulx (sol) mais vous scauez que ie<text:line-break/><text:soft-page-break/>nen daigner oye riens prendre deulx : car ie<text:line-break/>ne suis pas fille de femme qui desire telle<text:line-break/>chose (sol) mais tu es celluy qui retourne a los<text:line-break/>tel de ton ouuraige quant tu doys besoi<text:line-break/>gner. Le mary oyant sa femme en ce point<text:line-break/>cryer sur luy (sol) et comment elle ploroit a gros<text:line-break/>ses et chauldes larmes fut tout esbahy (et) es<text:line-break/>perdu (sol) et respondit. Et mamye ne te cour<text:line-break/>rouce point (sol) ie te prye ne te vueillez point<text:line-break/>ainsi troubler. Tu doys croyre que te con<text:line-break/>gnois et scay quelle tu es et encores en ces<text:line-break/>tuy matin iay bien congneu et apparceu en<text:line-break/>partye que tu mes loyalle. Pour ce que ie<text:line-break/>ay trouue ton huys ferme de paour quil<text:line-break/>ny venist aucuns mal faicteurs auecques<text:line-break/>toy (sol) mais vray est ainsi que au iourduy c(o2)<text:line-break/>me ie alloye besoigner de mon mestier iay<text:line-break/>trouue ce bon homme ycy a qui iay vendu<text:line-break/>ce vaisseau qui ne nous faisoit que empes(-)<text:line-break/>cher nostre ch(a2)bre (sol) et pour ce iestoye retour<text:line-break/>ne pour luy bailler (sol) (et) men a baille cinq gros<text:line-break/>dargent de quoy nous aurons du pain as<text:line-break/>ses qour vng moys. Lors respondit per(o2)<text:line-break/><text:span text:style-name="pb">[f. 90v]</text:span><text:line-break/>nelle. Je voy en toy vne chose qui est cause<text:line-break/>de toute ma douleur (sol) Car quant ie te prins<text:line-break/>ie cuydoye que tu fusses vng saige homme<text:line-break/>Et veu que tu vais deca et dela en plu(-)<text:line-break/>sieurs lieux Je mesbahis que tu ne trouues<text:line-break/>de la besoigne comme font les autres qui<text:line-break/>ont voulente de gaigner (sol) (et) par deffaulte de<text:line-break/>besoigne tu dis que tu as vendu nostre vais<text:line-break/>seau la somme de six vielz gros dargent (sol)<text:line-break/>mais ie ne ty ay pas attendu a le vendre.<text:line-break/>Car incontinent (q1) tu as este party au ma(-)<text:line-break/>tin de ceans ie lay vendu a vng iouuencel<text:line-break/>qui est en hault en nostre chambre le pris et<text:line-break/>somme de sept vielz gros dargent. Qu(a2)t<text:line-break/>le bon homme ent(e2)dit ceste chose (sol) il fut tres<text:line-break/>content et moult restoy (sol) et dist a lhomme<text:line-break/>qui estoit auecques luy et a qui il lauoit v(e2)<text:line-break/>du le vaissel quil sen allast (sol) et quil en auoit<text:line-break/>deux gros plus (q1) ne luy en donnoit ainsi c(o2)<text:line-break/>me tu peux veoir. Ma femme la vendu<text:line-break/>sept gros (sol) et tu ne men donnoys que cinq<text:line-break/>Et le bon homme resp(o2)dit (sol) et bien. Adieu<text:line-break/>doncques puis que ainsi est. Adonc peron<text:line-break/>nelle dist a son mary. Monte la hault le<text:line-break/>iouuencel y est qui reuisite le vaisseau sil est<text:line-break/>entier et pren garde a noz besoignes. Et<text:line-break/><text:soft-page-break/>quant le iouuencel ent(e2)dit celle chose (sol) (et) les<text:line-break/>paroles de peronnelle il saillit hors du vais<text:line-break/>seau (sol) ainsi comme sil neust riens oy du re(-)<text:line-break/>tour du mary de la femme (sol) et comm(e2)ca ain<text:line-break/>si a dire. Ou es tu dy bonne femme. Et<text:line-break/>le mary qui montoit en hault commenca a<text:line-break/>dire voy me cy. Je suis celluy que tu dem(a2)<text:line-break/>des. Lors dist le iouuencel. Je veulx par<text:line-break/>ler a la femme a qui iay fait marchie. Ad(o2)c<text:line-break/>ques dist le mary de la ieune femme au<text:line-break/>iouuencel. Faictes auecques moy seure<text:line-break/>ment (sol) Car ie vous prometz en bonne foy<text:line-break/>que ie suis son mary pour certain. Et lors<text:line-break/>respondit le ieune iouuencel (sol) Et luy dist.<text:line-break/>Le vaissel me semble sain et entier (sol) Mais<text:line-break/>il me semble que dedans ledit vaissel vous<text:line-break/>auez tenu aucunes lyes de huyle : Car le(-)<text:line-break/>dit vaissel est tout broille de ie scay quelle<text:line-break/>matiere si tres seiche (et) si cruellement dure<text:line-break/>que aux ongles ie nen ay ri(e2)s peu arachier<text:line-break/>Et pour tant ie vous dis que ie ne le pr(e2)<text:line-break/>dray iamais se il ne est autrement nectoye.<text:line-break/>Certes dist la ieune femme Peronnelle<text:line-break/>nostre marchie ne demourera ia pour cela<text:line-break/>Car mon mary le nectoyra si tres bien que<text:line-break/>ie scay pour vray que vous en seres cont(e2)t<text:line-break/>Adoncques ce voyant le mary de la ieune<text:line-break/>iouuencelle se despoilla et entra dedans<text:line-break/>ledit vaisseau (sol) Et print de la chandelle<text:line-break/>pour soy esclairer (sol) et puis commenca a nec<text:line-break/>toyer ledit vaisseau. Or nestoit pas len(-)<text:line-break/>tree du vaissel trop grande. Et Peron(-)<text:line-break/>nelle faignant quelle vousist veoir dedans<text:line-break/>ledit vaisseau mist la teste sur la bouche du<text:line-break/>vaissel qui nestoit pas moult large (sol) Et a(-)<text:line-break/>uecques mist lung de ses bras et toute les<text:line-break/>paule (sol) Et dist a son mary. Ratisses ycy (et)<text:line-break/>ycy (sol) et encores vng pou ycy. Tandis que<text:line-break/>la femme estoit ainsi recourbee et appuyee<text:line-break/>sur la gueulle dudit vaisseau (sol) Et aussi que<text:line-break/>elle enseignoit son mary a ratisser la lye du<text:line-break/>re et seiche (sol) Le ieune iouuencel Jehannel<text:line-break/>qui en celluy matin nauoit peu acomplir sa<text:line-break/>voulente ne son desir pour ce que le mary<text:line-break/>de ladicte ieune femme estoit trop tost re(-)<text:line-break/>uenu de la besoigne. Jl se efforca de la a(-)<text:line-break/>complir au mieulx que il pourroit. Si se<text:line-break/>approucha deladicte Peronnelle qui estou<text:line-break/>poit toute lentree dudit vaisseau de paour<text:line-break/>que son mary ne les veist estant en ceste<text:line-break/><text:soft-page-break/>maniere (sol) ne pl<text:span text:style-name="T850">9</text:span><text:s/>ne moins que les cheuaulx<text:line-break/>qui sont desbrides apres quilz sont eschauf<text:line-break/>fes en amours montent sur les iumens.<text:line-break/>Ainsi d(o2)c le mignon iehannel (et) elle en icel<text:line-break/>le maniere acomplir(e2)t leur voulente ensem<text:line-break/>ble (sol) et tandis que le mary sefforcoit de be<text:line-break/>soigner (sol) sa femme et ieh(a2)nel ratissoient de<text:line-break/>lautre coste fort et ferme iusques aux derre<text:line-break/>niers souspirs. Et la femme estante en la<text:line-break/>grosse alaine et nen pouoit plus (sol) c(o2)me tou(-)<text:line-break/>te ourdie tira sa teste dehors du vaisseau et<text:line-break/>puis le mary saillit dehors (sol) et dist per(o2)nelle<text:line-break/>au iouuenceau. Tenez ceste chadelle (et) re<text:line-break/>gardes se le vaissel est nect a vostre guise.<text:line-break/><text:span text:style-name="pb">[f. 91r]</text:span><text:line-break/>Adoncques print de la lumiere et regarda<text:line-break/>dedans et puis dist quil estoit bel et net (et)<text:line-break/>quil estoit c(o2)tent (sol) puis bailla au mary sept<text:line-break/>vieilz gros et puis le fist porter en sa mai(-)<text:line-break/>son parle mary mesmes.</text:p>
      <text:p text:style-name="P851"><text:span text:style-name="T852">E</text:span>N ceste nouuelle pareillem(e2)t c(o2)<text:line-break/>me en la nouuelle preced(e2)te est de<text:line-break/>monstre la grant trahyson (et) dece<text:line-break/>uance que font les femmes a leurs marys<text:line-break/>et comme ilz sont plus caulteleuses que ne<text:line-break/>sont les hommes (sol) parquoy il nya point de<text:line-break/>fiance en eulx. Par ainsi ie enhorte tout h(o2)<text:line-break/>me quil ne se marie point affin quil ne soit<text:line-break/>deceu par femme.</text:p>
      <text:h text:style-name="Titre1" text:outline-level="1">(ipdm) Cy ensuyt la. lxiii. nouuelle<text:line-break/>c(o2)ptee par elisee sur la. vii. iour(-)<text:line-break/>nee dont dyonee est roy.</text:h>
      <text:p text:style-name="figure">&lt;image&gt;</text:p>
      <text:p text:style-name="P853"><text:span text:style-name="T854">I</text:span>L me semble que les nouuelles pre<text:line-break/>cedentes que iay ouyes racompter<text:line-break/>par emillie (et) philostrace sont asses<text:line-break/>consonantes lune auec(q1)s lautre (sol) et si ont<text:line-break/>selon mon entendement tresbien dit et ra(-)<text:line-break/>compte la forme de leurs nouuelles ioyeu<text:line-break/>ses (sol) et ont monstre leur belle rethorique (et)<text:line-break/>maniere de dire (sol) dont ilz ont grandement<text:line-break/>pleu a toute la compaignie. Maintenant<text:line-break/>reste de ma part pour ceste. vii. iournee de<text:line-break/>racompter en cas pareil pour suyure la ma<text:line-break/>tiere des autres vne moult ioyeuse nouuel<text:line-break/>le touchant vng frere iacobin qui fut fort<text:line-break/><text:soft-page-break/>amoureux de sa c(o2)merce ainsi quil apperra<text:line-break/>par le chapitre cy apres declaire.</text:p>
      <text:p text:style-name="P855"><text:span text:style-name="T856">U</text:span>Ous dames (et) iouuenceaulx sa<text:line-break/>chez (q1) en la cite de sene en toscan<text:line-break/>ne iadis fut vng iouuencel asses<text:line-break/>bel de corps et honneste de personne appel<text:line-break/>le regnault. Luy qui estoit ieune et chault<text:line-break/>voulut aymer vne sienne voisine tresbelle<text:line-break/>et honneste femme enceinte dung bel enf(a2)t<text:line-break/>Cestuy regnault qui estoit tant amalaise<text:line-break/>que merueilles ne scauoit trouueer manie<text:line-break/>re ny occasion comment il peust paruenir<text:line-break/>pour auoir entree a parler a celle belle fem<text:line-break/>me (sol) laquelle entree ce luy s(e2)bloit sil pouoit<text:line-break/>auoir auec elle quil feroit delle a son plaisir<text:line-break/>et quelle luy accorderoit tout ce quil luy de<text:line-break/>manderoit. Si se aduisa par vne b(o2)ne ma<text:line-break/>niere quil feroit tant a son mary par belles<text:line-break/>paroles que il seroit son compere quant sa<text:line-break/>femme seroit acouchee. Laquelle chose le<text:line-break/>mary ce luy sembloit pensant quil luy de(-)<text:line-break/>mandast pour bien le remercia et luy accor(-)<text:line-break/>da puis quil auoit celle voulente de luy fai<text:line-break/>re plaisir quil en estoit content. Apres ce (q1)<text:line-break/>ledit regnault fut compere et quil eut tenu<text:line-break/>lenfant il auoit meilleur occasion de aller<text:line-break/>et venir en la maison de son compere pour<text:line-break/>parler a sa commere quil nauoit par auant<text:line-break/>Si print ledit regnault courage en soy de<text:line-break/>venir deuers elle pour luy parler de celle<text:line-break/>matiere (sol) en luy monstrant plusieurs signes<text:line-break/>des yeulx et plusieurs souspirs qui yssoi(e2)t<text:line-break/>de sa bouche (sol) (et) commenca a luy parler de<text:line-break/>plusieurs choses en beau langaige (sol) car il es<text:line-break/>toit beau parleur et en luy monstrant tous<text:line-break/>iours aucuns signes damours (sol) mais les<text:line-break/>paroles quil luy disoit tant fussent doulces<text:line-break/>et plaisantes ne luy valurent ne prouffite(-)<text:line-break/>rent point (sol) combien que ilz ne luy despleus<text:line-break/>sent a les ouyr. Si aduint donc(q1)s apres<text:line-break/>il ne me chault pour quelle cause ce feust<text:line-break/><text:span text:style-name="pb">[f. 91v]</text:span><text:line-break/>que ledit regnault se rendit iacobin de lor<text:line-break/>dre des freres prescheurs. Et pour quel(-)<text:line-break/>que ordre quil prenist ne (q1)lque deuotion (q1)l<text:line-break/>eust il perseuera tousiours en lamour de sa<text:line-break/>commere nommee dame agnes ne il nen<text:line-break/>peut oncques oster son cueur : et combien<text:line-break/>que ledit regnault au temps que il deuint<text:line-break/>frere prescheur fut long t(e2)ps et espace sans<text:line-break/><text:soft-page-break/>retourner veoir sa commere dame agnes.<text:line-break/>Neantmoins il reprint lestat mondain et<text:line-break/>se mistes vanites du monde et reprint en<text:line-break/>son cueur vne amour charnelle ne plus ne<text:line-break/>moins que sil ne eust point este Jacobin :<text:line-break/>mais homme Seculier (sol) et commenca a se<text:line-break/>non chaloir du veu de sa religion et mist<text:line-break/>tout a neant et a soy deliter et apparoir et<text:line-break/>conuerser auecques les hommes et f(e2)mes<text:line-break/>seculiers et a soy vestir de nobles et fins<text:line-break/>draps et a soy agencer et polir en toutes<text:line-break/>ses anciennes manieres. Pour ce que il es<text:line-break/>toit bel homme et honneste il commenca a<text:line-break/>faire rimes (sol) chanconnettes (sol) motetz et ba(-)<text:line-break/>lades (sol) et icelles chanter comme celluy qui<text:line-break/>se estoit ad(o2)ne a telz ouurages. Mais main<text:line-break/>tenant ne parlons point de frere regnault<text:line-break/>tant seulement (sol) mais parlons de ceulx qui<text:line-break/>sont semblables a frere regnault et (q2) font<text:line-break/>comme luy dont cest grant vitupere (et) des(-)<text:line-break/>truction parmy le monde. Car les freres<text:line-break/>iacobins (et) autres mendians qui prendroit<text:line-break/>bien garde a eulx r(o2)me ilz sont gros (et) gras<text:line-break/>et bien nourris et haultem(e2)t coulourez en<text:line-break/>leurs visages (sol) dont en leurs habits qu(a2)t<text:line-break/>ilz vont parmy les rues ou parmy les egli<text:line-break/>ses pour prescher il semble de Coulons :<text:line-break/>mais en derriere ilz ont la teste leuee et la<text:line-break/>poictrine enflee comme vng coq. Et qui<text:line-break/>en vouldroit parler au vray il ne fault que<text:line-break/>aller en leurs chambres la ou vous verrez<text:line-break/>vaisseaulx plains delectuaires et de oin(-)<text:line-break/>gnemens iusques au sommet du planchier<text:line-break/>Jlz ont boestes farsies de confictures et<text:line-break/>de diuerses espices. Jlz ont plaines fyo(-)<text:line-break/>les de voirres de eaues artificielles (et) huyl<text:line-break/>les pour eulx mediciner (et) oingdre. Jlz ont<text:line-break/>bouteilles et flacons plains de maluoysie<text:line-break/>de vin grec (sol) et dautres vins de plusieurs<text:line-break/>sortes et facons (sol) tant que en leurs ch(a2)bres<text:line-break/>il semble que on soit en vne bouticle dung<text:line-break/>gros marchant (sol) ou apoticaire despiceries.<text:line-break/>Vous voirrez la a chascune bouteille ou<text:line-break/>fyole vng escripteau (sol) vecy de telle eaue et<text:line-break/>icy dune autre. Puis vient frere martin (sol)<text:line-break/>frere gaultier dire. Ma commere ma voy(-)<text:line-break/>sine iay receu de leaue qui guerist des fie(-)<text:line-break/>ures. Jay de loingnement qui guerist des<text:line-break/>rongnes (sol) et si ay de cinq cens mille drogue<text:line-break/>ries de medicine. Comme pour guerir la<text:line-break/><text:soft-page-break/>taigne de voz petis enfans (sol) et se vous en<text:line-break/>auez a faire dit frere robert venez en que<text:line-break/>rir et ne lespargnez pas. Puis la poure f(e2)<text:line-break/>me acompaignee dune de ses voysines ou<text:line-break/>par aduanture toute seule sen va querir de<text:line-break/>ce breuuage ou de cest oingnement (sol) et dieu<text:line-break/>scet quel oingnement on leur donne. Ja(-)<text:line-break/>mais nen sentirent de plus doulx. Puis<text:line-break/>sont menees veoir les iardins (et) vergiers<text:line-break/>et cueillent des Choux et des porreaulx<text:line-break/>plains leurs gyrons et prennent congie et<text:line-break/>puis sen vont (sol) et dieu scet la chiere que on<text:line-break/>leur a faicte (sol) car ilz y retourneront voulen<text:line-break/>tiers vne autre foys. Et certes len doit<text:line-break/>croire que saint Dominique et saint fran<text:line-break/>cois nestoient point ainsi nourris ne ves(-)<text:line-break/>tus comme sont ceulx qui sont de lordre<text:line-break/>des freres prescheurs (sol) mais auoient simple<text:line-break/>ment des robbes (et) chausses de gros draps<text:line-break/>de couleur qui venoit propre sur les bestes</text:p>
      <text:p text:style-name="P857">Jlz ne se vestoyent point pour conuerser<text:line-break/>auecques les seculiers de fins draps (q1) t(a2)t<text:line-break/>seulement pour le froit. Or laissons ceste<text:line-break/>matiere : et parlons de frere regnault qui<text:line-break/>retourna a ses premieres amours. Adonc<text:line-break/>ques luy embrase plus fort (q1) oncques mes<text:line-break/>en amours nauoit este retourna visiter sa<text:line-break/>commere plus que il nauoit acoustume (sol) et<text:line-break/>tant de foys y alla et vint quil sembla plus<text:line-break/>beau a sa c(o2)mere quil nauoit fait oncques<text:line-break/>en sa vie. Ledit frere regnault qui desiroit<text:line-break/>lamour de sa commere la vint veoir vng<text:line-break/><text:span text:style-name="pb">[f. 92r]</text:span><text:line-break/>iour auecques son compaignon qui la trou<text:line-break/>ua seule. Adoncques luy commencerent a<text:line-break/>parler de plusieurs choses tant que elle se<text:line-break/>trouua fort empressee de son compere fre(-)<text:line-break/>re regnault : et c(o2)me il leust requise de son<text:line-break/>amour (sol) elle desia embrasee du feu damours<text:line-break/>comme se elle lui eust ia accorde la chose lui<text:line-break/>commenca a dire. O mon compere frere<text:line-break/>regnault les prescheurs font ilz telz choses<text:line-break/>Dame respondit il quant ie seray despouil<text:line-break/>le de mon habit ie ne ressembleray point es(-)<text:line-break/>tre prescheur (sol) et vous semblera aduis que<text:line-break/>ie seray vng homme comme vne autre (et) ne<text:line-break/>seray point iacobin. Adoncques dame<text:line-break/>agnes en soubzriant luy dist. Lasse moy<text:line-break/>lasse mauldicte f(e2)me que ie seroye se a vous<text:line-break/>qui estes mon compere ainsi abandonnoye<text:line-break/><text:soft-page-break/>mon corps (sol) ie feroye vng grant mal. Car<text:line-break/>cest trop grant chose que damour charnelle<text:line-break/>entre compere et commere (sol) et nestoit ceste<text:line-break/>occasion (sol) sachez que ie feroye voulentiers<text:line-break/>tout ce que vous vouldriez. Adoncques<text:line-break/>ledit frere regnault respondit a la dame et<text:line-break/>luy dist. Vous estes vne folle femme se<text:line-break/>vous delaissez a moy amer a cause de com<text:line-break/>perage. Je ne dy pas que ce ne soit peche :<text:line-break/>mais a icelluy qui se repent dieu luy pard(o2)<text:line-break/>ne plus grant peche que nest cestuy la moic<text:line-break/>tie. Mais dictes moy qui est le plus prou(-)<text:line-break/>chain de vostre filz (sol) moy qui lay leue des<text:line-break/>sainctz fons de baptesme (sol) ou vostre mary<text:line-break/>qui la engendre. Certes respondit la da(-)<text:line-break/>me cest mon mary. Vous dictes vray dist<text:line-break/>frere regnault. Et ie vous demande (sol) vo<text:line-break/>stre mary ne couche il pas toutes les nuitz<text:line-break/>auecques vous. La dame luy respondit.<text:line-break/>Certes ouy. Et ie donc(q1)s frere regnault<text:line-break/>qui suis moyne parent a vostre filz puis si<text:line-break/>citem(e2)t gesir auecques vous ainsi comme<text:line-break/>vostre mary. La dame d(o2)cques qui ne sca<text:line-break/>uoit arguer pour ce que elle nauoit point a<text:line-break/>prins logique le creut legierement (et) dist (q2)l<text:line-break/>estoit vray. Apres ce non obstant quelque<text:line-break/>comperage quelle eust luy accorda de faire<text:line-break/>tous ses plaisirs (sol) Mais ilz ne commence(-)<text:line-break/>rent pas pour vne foys (sol) Car soubz la cou<text:line-break/>uerture (et) couleur de comperage prindrent<text:line-break/>leur plaisir et delict ensemble. Et ce temps<text:line-break/>pend(a2)t aduint vng ioiur entre les autres (q1)<text:line-break/>frere regnault fut venu en la maison de sa<text:line-break/>c(o2)mere pour la veoir (sol) aduisa quil ny auoit<text:line-break/>personne si non tant seulement vne setu(a2)(-)<text:line-break/>te qui estoit belle (et) gracieuse dist a son com<text:line-break/>paignon quil menast celle belle pucelle au<text:line-break/>solier en hault pour luy apprendre son pa(-)<text:line-break/>ter noster et son aue maria (sol) (et) ne demoura<text:line-break/>que la dame et frere regnault son compere<text:line-break/>et son petit enfant en la chambre. Adonc(-)<text:line-break/>ques ilz se asseirent sus vne couchette (et) c(o2)<text:line-break/>mencerent a eulx esbatre ensemble. Et tan<text:line-break/>dys que frere regnault (et) sa commere dame<text:line-break/>agnes labouroi(e2)t aduint que le mary vint<text:line-break/>en la maison et hurta a lhuys de sa cham(-)<text:line-break/>bre et appella dame agnes sa femme (sol) la(q1)lle<text:line-break/>oyant son mary hurter dist. Lasse moy che(-)<text:line-break/>tiue or suis ie morte (sol) veez cy mon mary qui<text:line-break/>nous trouuera sus le fait. Or estoit frere<text:line-break/><text:soft-page-break/>regnault despouille sans froc ne scapulaire<text:line-break/>fors vne robbe legiere affin de plus aisee<text:line-break/>ment forbir le harnois cuyssieres (et) iambie<text:line-break/>res de sa commere. Si commenca a dire.<text:line-break/>Vous direz que vous estiez en peril de au<text:line-break/>cun mal (sol) mais il fault auant que vous luy<text:line-break/>ouuriez luys que ie me reueste (sol) car se il me<text:line-break/>trouuoit ainsi despouille ie nauroye point<text:line-break/>cause de excusacion ne vous aussi pareille(-)<text:line-break/>ment. Adoncques la dame luy commenca<text:line-break/>a dire quil se vestist tost (sol) et puis quant il se<text:line-break/>roit vestu quil print lenfant entre ses bras<text:line-break/>et quil escoutast bien ce quelle diroit a son<text:line-break/>mary affin que ses parolles feussent conso<text:line-break/>nantes aux siennes (sol) et au surplus que il la<text:line-break/>laissast faire. A paine le mary auoit cesse de<text:line-break/>huchier qu(a2)t la f(e2)me luy respondit ie vi(e2)s<text:line-break/>a vous (sol) et elle a fronc leue et asseure vint a<text:line-break/>luys de la chambre et luy ouurit (sol) puis luy<text:line-break/>dist en ceste maniere. Mon doulx mary<text:line-break/>ie vous dys que vostre compere et amy<text:line-break/>frere regnault est venu icy et dieu le nous<text:line-break/>a bien (e2)uoye. Car pour certain se il ne fust<text:line-break/><text:span text:style-name="pb">[f. 92v]</text:span><text:line-break/>au iourduy ceans venu nous eussions per<text:line-break/>du nostre petit enfant. Et alors quant le<text:line-break/>mary ouyt sa femme ainsi parler de paour<text:line-break/>quil eut se pasma tout. Et puis dist a sa<text:line-break/>femme. Vierge marie et que luy est il ad<text:line-break/>uenu en si brief temps. Et ladicte femme<text:line-break/>luy resp(o2)dit et dist. Certes sire nagueres<text:line-break/>a ceste heure presente est aduenu a nostre<text:line-break/>chier enfant vne angoisse de cueur si fort<text:line-break/>grande que ie cuydoie que il fust mort et es<text:line-break/>taint. Et a bien este en ceste angoisse (et) pai<text:line-break/>ne enuiron lespace dune demye heure quil<text:line-break/>ne rendoit aspirations nulles (sol) (et) ne scauoie<text:line-break/>quel remede ie y deuoye mettre ne (q1) ie deus<text:line-break/>se dire ne faire si neust este nostre bon com<text:line-break/>pece et amy regnault qui est icy venu dau(a2)<text:line-break/>ture lequel a pris entre ses bras nostre filz<text:line-break/>son filleul en me disant. Ma commere vo<text:line-break/>stre filz est fort malade (sol) mais ie y mettray<text:line-break/>incontin(e2)t remede. Et quant il me eut dit<text:line-break/>ceste parole ie fus toute ioyeuse (sol) et me dist<text:line-break/>quil auoit ded(a2)s le corps des vers qui luy<text:line-break/>approuchoient au cueur (sol) (et) certes sil ny eust<text:line-break/>mys remede il estoit mort. Car icelluy fre<text:line-break/>re regnault les coniura et les fist mourir (et)<text:line-break/>vo<text:span text:style-name="T858">9</text:span><text:s/>verrez vostre filz tout sain aussi bien<text:line-break/><text:soft-page-break/>que vous feistes en iour de vostre vie. Et<text:line-break/>pource mon mary que nous auions a be(-)<text:line-break/>songner de vous pour dire aucunes orai<text:line-break/>sons nostre chamberiere ne vous a peu onc<text:line-break/>ques en quelque lieu qui soit trouuer. Et<text:line-break/>po<text:span text:style-name="T859">r</text:span><text:s/>ceste cause nostre c(o2)pere frere regnault<text:line-break/>les a fait dire par vng sien compaignon (q2)l<text:line-break/>a ameme auecques luy au plus hault lieu<text:line-break/>de nostre maison lesdictes oraisons (sol) et luy<text:line-break/>et moy entrasmes en nostre chambre. Car<text:line-break/>pour ceste cause nulle personne ne pouoyt<text:line-break/>estre en celle saincte bes(o2)gne fors que moy<text:line-break/>qui suis la mere seulement. Et affin que<text:line-break/>nous neussions empeschement de aucune<text:line-break/>personne nous deux seulement nous som<text:line-break/>mes enfermez en ceste ch(a2)bre. Et ce t(e2)ps<text:line-break/>pendant que nous estions en priere nostre<text:line-break/>compere frere Regnault tenoit nostre filz<text:line-break/>entre ses bras (sol) et croy qui natt(e2)t autre cho<text:line-break/>se fors que son compaignon qui acomplist<text:line-break/>ses oraisons. Et adoncques quant le ma<text:line-break/>ry ouyt ainsi parler sadicte femme creut en<text:line-break/>toutes ces choses que elle luy disoit estre<text:line-break/>vrayes (sol) (et) ne se apparceuoit en nulle manie<text:line-break/>re qui soit de la deceuance de sadicte fem(-)<text:line-break/>me. Mais de son corps getta vng terrible<text:line-break/>ment grant souspir et gemissement en di(-)<text:line-break/>sant en ceste maniere. Je vueil aller veoir<text:line-break/>comment mon filz se porte. Et adoncques<text:line-break/>sa femme luy va respondre et dire. Ne y<text:line-break/>allez pas (sol) car vous gasteriez tout ce qui est<text:line-break/>encommence et fait. Attendez vng bien pe<text:line-break/>tit (sol) car ie vueil aller veoir se tu y peuz bon<text:line-break/>nement entrer ou non (sol) (et) selon ce que ie ver<text:line-break/>ray ie vous appelleray. Et lors icelluy<text:line-break/>frere regnault qui oyoit ceste chose et qui a<text:line-break/>son plaisir sestoit reuestu de toutes ses ro<text:line-break/>bes tenoit lenfant encores entre ses bras<text:line-break/>Et apres ce que la chambre fut appareillee<text:line-break/>et mise apoint (sol) frere regnault commenca a<text:line-break/>dire en ceste maniere. May ie pas ouy mon<text:line-break/>compere icy parler. Et incontinent le po(-)<text:line-break/>ure iouan respondit. Ouy. Entrez de(-)<text:line-break/>dans donc(q1)s dist le iacobin frere regnault<text:line-break/>Et il y alla incontin(e2)t. Et frere regnault<text:line-break/>luy dist. Tenez mon compere (sol) vostre filz<text:line-break/>est tout sain et guery par la grace et puiss(a2)<text:line-break/>ce de nostre seigneur iesuchrist (sol) lequel ie cui<text:line-break/>doye que iamais ne le peussiez veoir en vie<text:line-break/>iusques au vespres. Et pour la grace faic<text:line-break/><text:soft-page-break/>te a vostre enfant iay aduise que vous fe<text:line-break/>rez mettre vne ymage de cire selon la qu(a2)<text:line-break/>tite du corps de vostre enfant a la louen<text:line-break/>ge de nostre seigneur deuant lymage de<text:line-break/>Sainct ambroise (sol) par les merites duquel<text:line-break/>Dieu vous a fait ceste grace de preseruer<text:line-break/>et garder vostre enfant lequel estoit en dan<text:line-break/>gier de mort se neust este par layde du be<text:line-break/>noist sainct. Et si tost et incontinent que<text:line-break/>icelluy petit enfant aduisa son pere courut<text:line-break/>et alla deuers son pere et luy feist moult<text:line-break/>grant chiere ainsi comme ont de coustume<text:line-break/>les petis enfans a leurs peres. Et inc(o2)ti<text:line-break/>nent le pere prenant son filz entre ses bras<text:line-break/><text:span text:style-name="pb">[f. 93r]</text:span><text:line-break/>c(o2)m(e2)ca a plourer ainsi c(o2)me se il auoit re(-)<text:line-break/>couuert son filz de mort a vie (et) (q2)l fust resus<text:line-break/>cite de si grant paine (sol) et le baisa tant (q2)l luy<text:line-break/>cuyda manger les ioes en rendant graces<text:line-break/>a dieu et a son compere frere regnault qui<text:line-break/>luy auoit guery son filz des vers (sol) mais le<text:line-break/>c(o2)paignon qui a la Pucelle auoit enseigne<text:line-break/>non mye seulement vng pater noster (et) vne<text:line-break/>aue maria (sol) mais par adu(a2)ture plus de qua<text:line-break/>tre autres oraisons (sol) (et) luy donna vne bour<text:line-break/>sette de soye (q2) par aduanture vne nonnain<text:line-break/>luy auoit d(o2)nee pour estre son amy. Le dit<text:line-break/>compaignon auoit bien ouy le mary de la<text:line-break/>femme hurler a lhuys (sol) (et) c(o2)ment il eut bien<text:line-break/>ouy hucher si descendit du solier ou il estoit<text:line-break/>muce (sol) et auoit bien ouy tout ce que la dame<text:line-break/>auoit dit a son mary. Et luy voyant les be<text:line-break/>songnes estre en termes vint et entra en la<text:line-break/>chambre en disant. Frere regnault iay dit<text:line-break/>toutes les quatre oraisons que vous sca(-)<text:line-break/>uez (sol) et frere regnault luy resp(o2)dit. Vraye(-)<text:line-break/>ment mon frere (et) compaignon tu as eu for<text:line-break/>te alaine et as fort besongne quant a toy.<text:line-break/>Car quant mon compere hurla a lhuys ie<text:line-break/>nauoye encores dit (q1) deux oraisons (sol) mais<text:line-break/>dieu mercy pour le labeur de toy (et) de moy<text:line-break/>cest enfant a este guery. Le mary oyant (et)<text:line-break/>voy(a2)t ainsi la chose leur enuoya querir de<text:line-break/>bon vin et des espices pour boire car ilz en<text:line-break/>auoient bon mestier plus que dautre chose<text:line-break/>car ilz auoient fort laboure. Et quant ilz<text:line-break/>eurent beu tous deux ensemble prindrent<text:line-break/>congie (sol) et le mary saillant dehors auecques<text:line-break/>eulx les remercia grandement (sol) et puis leur<text:line-break/>donna congis. Et apres ce il fist faire vne<text:line-break/><text:soft-page-break/>ymage de cire a la mesure de son filz et len<text:line-break/>uoya deuant lymage de saint ambroise.</text:p>
      <text:p text:style-name="P860"><text:span text:style-name="T861">E</text:span>N ceste nouuelle est demonstre<text:line-break/>vng vice horrible (et) abhominable<text:line-break/>contre dieu et le monde comme il<text:line-break/>regne en aucuns hommes (sol) principalement<text:line-break/>en ceste matiere dung iacobin nomme frere<text:line-break/>regnault (sol) lequel leua vng enfant en inten(-)<text:line-break/>cion dacomplir le peche de luxure auec sa c(o2)<text:line-break/>mere dont il paruint a ses fins (sol) par quoy<text:line-break/>maintenant les religieux de quelque estat<text:line-break/>quilz soient font leurs comperes (et) comme<text:line-break/>tes affin (q1) quant ilz hantent en aucun lieu<text:line-break/>quon ne souspeconne point aucun mal sur<text:line-break/>eulx qu(a2)t ilz vont veoir leurs c(o2)meres (sol) par<text:line-break/>quoy se font plusieurs abusions entre eulx<text:line-break/>Dont cest vne grande deception aux po(-)<text:line-break/>ures marys qui font leurs comperes de re<text:line-break/>ligieux (sol) c(o2)me sont principalement iacobins<text:line-break/>Et pareillement tous autres mendians.<text:line-break/>Apres aussi y est monstree la deception et<text:line-break/>mensonge que treuuent les f(e2)mes a leurs<text:line-break/>marys qu(a2)t elles sont sourprinses deulx.</text:p>
      <text:h text:style-name="Titre1" text:outline-level="1">(ipdm) Cy ensuit la. lxiiii. nouuelle comp<text:line-break/>tee par laurette sur la. vii.iournee d(o2)t<text:line-break/>dyonce est roy.</text:h>
      <text:p text:style-name="figure">&lt;image&gt;</text:p>
      <text:p text:style-name="P862"><text:span text:style-name="T863">O</text:span>Dame clisce vo<text:span text:style-name="T864">9</text:span><text:s/>auez bien m(o2)(-)<text:line-break/>stre a ceste nouuelle c(o2)ment vo<text:span text:style-name="T865">9</text:span><text:line-break/>scauez parler et dire a plaisance<text:line-break/>choses ioyeuses (sol) par quoy vous auez tres<text:line-break/>bien fait vostre deuoir enuers nous. Et<text:line-break/>pour ensuiuir tousiours vostre matiere ie<text:line-break/>compteray pour ceste. vii. iournee (et).lxiiii<text:line-break/>nouuelle au moins mal (q1) ie pourray vne<text:line-break/>nouuelle fort h(o2)neste en parlant sur la ma<text:line-break/>tiere encomm(e2)cee en la maniere (q2) sensuit.</text:p>
      <text:h text:style-name="Titre2" text:outline-level="2"><text:span text:style-name="pb">[f. 93v]</text:span><text:line-break/>(ipdm) La forme de la nouuelle.</text:h>
      <text:p text:style-name="P866"><text:span text:style-name="T867">E</text:span>N la cite de arette fut iadis vng<text:line-break/>riche (et) puissant homme n(o2)me tho<text:line-break/>fanne (sol) lequel print a f(e2)me vne tres<text:line-break/>belle iouuencelle nommee gutte. Aduint<text:line-break/>doncques que pour la beaulte de ceste fem(-)<text:line-break/>me son mary entra en vne ialousie si gran(-)<text:line-break/>de quil en perdit le boire et le mangier (et) en<text:line-break/><text:soft-page-break/>fut fort desplaisant a tort (et) sans cause. Et<text:line-break/>quant la femme sen apparceut que son ma(-)<text:line-break/>ry estoit tresfort ialoux delle a tort et sans<text:line-break/>cause elle fut fort marrye (et) indignee enuers<text:line-break/>son mary (sol) parquoy elle le interrogua main<text:line-break/>teffois dont venoit la cause de sa ialousie<text:line-break/>mais son mary ne luy sceut aucune cause<text:line-break/>resp(o2)dre ne dire si non aucunes friuoles de<text:line-break/>quoy elle se iouoit ou esbatoit auec les au(-)<text:line-break/>tres deuant luy mesmes. Adonc la f(e2)me<text:line-break/>delibera en son courage de faire mourir de<text:line-break/>ialousie son mary. Et vne fois entre les<text:line-break/>autres elle vit posser pardeuant sa maison<text:line-break/>vng moult bel iouu(e2)cel lequel la c(o2)menca<text:line-break/>fort a regarder en luy monstrant plusieurs<text:line-break/>signes damours (sol) et elle voyant ledit iouu(e2)<text:line-break/>cel qui si fort la regardoit se apparceut que<text:line-break/>le iouuencel estoit amoureux delle. Si fist<text:line-break/>tant quelle trouua maniere de parler a luy<text:line-break/>Et quant le iouu(e2)cel eut parle a elle en luy<text:line-break/>parlant de plusieurs choses fort ioyeuses.<text:line-break/>Jlz appointerent si bien leurs besongnes<text:line-break/>quil ne restoit plus si non que de trouuer<text:line-break/>lieu et place pour acomplir leurs desirs. A<text:line-break/>d(o2)cques la femme qui scauoit bien les cou<text:line-break/>stumes de son mary (sol) lesquelles estoient (q2)l<text:line-break/>buuoit voulentiers de bon vin du meilleur<text:line-break/>quon sceust trouuer. Si se appensa quelle<text:line-break/>luy en feroit boire tous les iours tout son<text:line-break/>saoul (sol) et que selle pouoit quelle lenyureroit<text:line-break/>Touteffois pour trouuer maniere (q1) son<text:line-break/>amy venist coucher auec elle (sol) ou (q1)lle allast<text:line-break/>coucher auecques luy menoit bien souuent<text:line-break/>son mary a la tauerne (et) le faisoit tant boire<text:line-break/>quil sen yuroit. Et vne fois entre les au<text:line-break/>tres quant elle veit quil fut bien yure tant<text:line-break/>quil ne se pouoit soustenir le print (et) le porta<text:line-break/>coucher en son lit. Et quant il fut couche il<text:line-break/>c(o2)menca a dormir et a ronfler treffort. Et<text:line-break/>adoncques quant elle veit (q2)l dormoit ainsi<text:line-break/>fort fist venir son amy coucher auec(q1)s elle<text:line-break/>pour celle premiere fois (sol) et dillec en auant<text:line-break/>seurement continua auecques luy (sol) et print<text:line-break/>si grant fiance en lyuresse de son mary que<text:line-break/>non point seulement elle osoit amener son<text:line-break/>amy dedans lostel du mary (sol) mais en grant<text:line-break/>partie de la nuyt elle sen alloit coucher auec<text:line-break/>son amy hors de sa maison (sol) mais en la sien<text:line-break/>ne. Et tandis que lamoureuse femme per<text:line-break/>seueroit ainsi le gracieux ieu damours (sol) ad(-)<text:line-break/><text:soft-page-break/>uint que le meschant (et) maleureux mary pe<text:line-break/>tit a petit sen apperceut (sol) que quant sa f(e2)me<text:line-break/>le sem(o2)noit si fort a boire il se apparceut (q1)<text:line-break/>elle ne buuoit que vng bien petit de paour<text:line-break/>destre yuresse (sol) parquoy son mary thofanne<text:line-break/>souspeconna quelle faisoit cela pour le dece<text:line-break/>uoir et quelle len yurist affin quelle en fist<text:line-break/>mieulx a son plaisir tandis quil dormoit.<text:line-break/>Thofanne voulant esprouuer sa f(e2)me fist<text:line-break/>semblant vng iour (q2)l auoit bien beu (et) fain<text:line-break/>gnit destre yure. Et quant il fut en sa mai<text:line-break/>son deuant sa femme begucoit (et) faisoit les<text:line-break/>contenances quil auoit acoustumees de fai<text:line-break/>re quant il estoit yure. Sa f(e2)me pensant (q2)l<text:line-break/>fust bien yure le print et le coucha et le cou(-)<text:line-break/>urit ainsi quelle auoit acoustume (sol) (et) apres<text:line-break/>elle sen alla couchier auec(q1)s son amy en sa<text:line-break/>maison et y demoura iusques a minuyt.<text:line-break/>Et quant thofanne veit et c(o2)gneut que sa<text:line-break/>f(e2)me nestoit point auec luy se leua hors du<text:line-break/>lit et vint a la porte (sol) laquelle estoit ouuerte<text:line-break/>Parquoy il se apparceut (q1) sa femme estoit<text:line-break/>aller coucher en la ville (sol) (et) lauoit laissee ou<text:line-break/>uerte pour entrer qu(a2)t elle reuiendroit. A<text:line-break/>donc le mary la ferma affin (q1) quant elle re<text:line-break/>uiendroit elle ny peust entrer. Puis m(o2)ta<text:line-break/>en sa chambre (et) se mist a regarder aux fenes<text:line-break/>tres pour scauoir quant elle retourneroit<text:line-break/>aussi affin que il luy monstrast quil auoit<text:line-break/>bien apparceu sa malice et grant deception<text:line-break/>Thofanne attendit si longuement aux fe<text:line-break/><text:span text:style-name="pb">[f. 94r]</text:span><text:line-break/>nestres que sa femme retourna (sol) et trouua<text:line-break/>la porte de sa maison close et fermee dont<text:line-break/>elle fut dolente (sol) et commenca a essayer se<text:line-break/>par force elle pourroit ouurir la porte ou le<text:line-break/>guichet pour entrer dedans. Et quant<text:line-break/>Thofanne oyt ainsi heurter sa femme (sol) Jl<text:line-break/>luy dist. Certes Gute ma femme tu te<text:line-break/>trauailles en vain (sol) car ceans tu nentreras<text:line-break/>pas (sol) Vaten et retourne dont tu viens.<text:line-break/>Et sachez que iamais ceans tu nentreras<text:line-break/>que en la presence de tous tes amis et voi<text:line-break/>sins affin que tu ayes tel h(o2)neur que tu as<text:line-break/>desseruy. Et gucte oyant son mary ainsi<text:line-break/>parler dist a son mary. Je te prye mon ma<text:line-break/>ry que pour lh(o2)neur de dieu tu me ouures<text:line-break/>la porte (sol) car certes ie ne viens pas dont tu<text:line-break/>cuydes (sol) mais ie viens de veiller en fillant<text:line-break/>et des vuydant mes fusees dauecques vne<text:line-break/><text:soft-page-break/>mienne voysine pour ce que tu sces bien (q1)<text:line-break/>les nuys diuer sont moult fort longues et<text:line-break/>que ne scaur oye dormir tout au long de la<text:line-break/>nuyt. Je ne puis veiller seullette en nostre<text:line-break/>maison. Lors les paroles de Gucte la fem<text:line-break/>me pour quelle pryere quelle fist ne luy sceu<text:line-break/>rent oncques prouffiter enuers son mary :<text:line-break/>Car il estoit si fol et si beste quil auoit pro(-)<text:line-break/>pose que tous les hommes et femmes de<text:line-break/>la ville le scauroyent pour luy faire desbon<text:line-break/>neur (sol) dont aucuns encores nen scauoyent<text:line-break/>riens. Qu(a2)t Gucte vit (q1) son mary ne luy<text:line-break/>vouloit point ouurir la porte (sol) elle le com(-)<text:line-break/>menca a menacer (sol) en luy disant. Se tu ne<text:line-break/>me ouures la porte ie te feray dolent (et) mar<text:line-break/>ry. et le mary respondit. Et que me pour(-)<text:line-break/>ras tu faire ? Adoncques respondit sa fem<text:line-break/>me Gucte. Deuant que ie seuffre la hon(-)<text:line-break/>te (et) la vilennie que tu me veulx imposer in<text:line-break/>iustement et sans cause ie me gecteray de(-)<text:line-break/>dans ce puis. Et quant aucune personne<text:line-break/>me aura trouuee noyee dedans ce puis on<text:line-break/>ne croyra iamais que autre pers(o2)ne my ait<text:line-break/>mise que toy par ton yuresse. Et par ainsi<text:line-break/>il te conuiendra fouyr de ceste ville (et) perdre<text:line-break/>ce que tu as. Et oultre se tu es prins tu se<text:line-break/>ras pendu comme homicide de moy. Ad(o2)c<text:line-break/>ques Thofanne oyant ces menaces ne en<text:line-break/>tint compte ne nen osta point sa fole oppini<text:line-break/>on (sol) et luy dist. Pour quelque menace que<text:line-break/>tu me faces ia ny entreras tant que to<text:span text:style-name="T868">9</text:span>tes<text:line-break/>parens le scauront. Auecques ce aussi to<text:span text:style-name="T869">9</text:span><text:line-break/>les voysins (sol) hommes (et) femmes scauront<text:line-break/>et congnoistront la grant faulte et cautel(-)<text:line-break/>leuse deception que tu as commises a len(-)<text:line-break/>contre de moy qui suis ton mary. Adonc<text:line-break/>ques respondit la femme a Thofanne son<text:line-break/>mary en luy disant. Je ne puys plus souf<text:line-break/>frir tes langaiges ne ton eunuy. Et lors<text:line-break/>commenca Gucte a se lamenter et dire a<text:line-break/>son mary en ceste maniere. Or te vueille<text:line-break/>dieu pardonner ton pechie (sol) mais aumoins<text:line-break/>fais estuyer ma quenoille et mon des vuy<text:line-break/>deur que ie laisse ycy. Et apres ces paro(-)<text:line-break/>les dictes (sol) pour ce que la nuyt estoit si fort<text:line-break/>obscure que son mary ne leust sceu veoir.<text:line-break/>Gucte se approucha du puys et print vne<text:line-break/>grosse pierre entre ses bras (sol) et dist. Dieu<text:line-break/>pardonne moy ma mort. Et apres ces pa(-)<text:line-break/>roles dictes laissa cheoir la pierre dedans<text:line-break/><text:soft-page-break/>le puys (sol) laquelle pierre fist vng grant bruit<text:line-break/>et vng grant son en cheant. Quant Tho<text:line-break/>fanne oyt le bruit et le son de leaue (sol) cuydoit<text:line-break/>fermement que ce fust sa femme qui se fust<text:line-break/>gettee dedans les puys. Et pour ce il print<text:line-break/>vne corde et vng seau et soubdainement il<text:line-break/>saillit hors de sa maison et laissa lhuys ou<text:line-break/>uert affin de secourir plus hastiuement sa<text:line-break/>femme. Et alla vers le puys pour la cuy(-)<text:line-break/>der sauluer. Et quant la femme veit que<text:line-break/>son mary couroit deuers le puys (sol) elle qui<text:line-break/>estoit mussee aupres de la porte entra de<text:line-break/>dans et enferma son mary dehors. Puis<text:line-break/>monta en hault soubdainement (et) vint aux<text:line-break/>fenestres (sol) et dist a son mary. Ha ha Tho<text:line-break/>fanne (sol) lon doit mectre de leaue au vin qu(a2)t<text:line-break/>on le boit (sol) et non mye aller au puis quant<text:line-break/>on est yure. Quant Thofanne oyt ainsi<text:line-break/>parler sa femme il apparceut bien que il es(-)<text:line-break/>toit mocque. Et retourna a lhuys cuidant<text:line-break/>rentrer dedans : mais il trouua la porte fer<text:line-break/>mee (sol) et puis dist a sa femme quelle luy vint<text:line-break/><text:span text:style-name="pb">[f. 94v]</text:span><text:line-break/>ouurir lhuys (sol) mais elle en parlant de haul(-)<text:line-break/>tain couraige en laissant sa basse voix dont<text:line-break/>elle auoit vse quant elle estoit encores de<text:line-break/>hors (sol) luy commenca dire en criant. Par la<text:line-break/>croix ou dieu pendit yuroigne que tu es tu<text:line-break/>ny entreras ia de ceste nuyt ce(a2)s (sol) ie ne puis<text:line-break/>plus endurer tes coustumes. Mainten(a2)t<text:line-break/>conui(e2)t que par moy chascun saiche quel h(o2)<text:line-break/>me tu es (sol) et a (q1)lle heure tu retournes en ta<text:line-break/>maison. Adoncques Thofanne luy com(-)<text:line-break/>menca a dire des iniures et la menacoit &lt;ATTillisible&gt; (et)<text:line-break/>cryoit aprs elle (sol) si hault que tous les voy(-)<text:line-break/>sins hommes et femmes loyrent et se leue<text:line-break/>rent de leurs lictz et dem(a2)derent les vngz<text:line-break/>aux autres quelle chose cestoit. Et eulx es<text:line-break/>tans en leurs fenestres oyrent les paroles<text:line-break/>que Thofanne et Gucte sa femme sentre<text:line-break/>disoyent. Et gucte en plourant disoit aux<text:line-break/>voysins. Cest cestuy mesch(a2)t homme qui<text:line-break/>est tousiours yure comme vng pourceau (sol)<text:line-break/>et demeure yure aux tauernes (et) dort par<text:line-break/>my les rues. Et regardes que depuis hyer<text:line-break/>midy il ne fait que venir. Et pour ce que<text:line-break/>ie nen puis plus endurer ne souffrir que ie<text:line-break/>ne luy en face vergoigne. Je luy ay fait clor<text:line-break/>re lhuys de mon hostel pour veoir sil cesse<text:line-break/>ra point de son yuroignerie. Thofanne<text:line-break/><text:soft-page-break/>homme bestial et solastre (sol) dautre part di<text:line-break/>soit aux escoutans comment les besoignes<text:line-break/>auoyent este au regard de sa femme (sol) laquel<text:line-break/>le il menacoyt bien fermement. Et elle c(o2)<text:line-break/>menca a dire a ses voysines. Mainten(a2)t<text:line-break/>regardes quel homme cest ycy (sol) que diries<text:line-break/>vous se iestoye en la rue ainsi comme il est<text:line-break/>et il fust ceans comme ie suis. Par la foy<text:line-break/>de dieu ie cuyde que vous cuydissiez que il<text:line-break/>dist verite. Mais vrayement vous pou<text:line-break/>ez en ceste chose congnoistre la prudence de<text:line-break/>luy. Jl dit que iay fait ceste chose (sol) mais<text:line-break/>luy mesmes la fait : Car il me cuyde espou(-)<text:line-break/>enter dauoir gecte vne pierre dedans vng<text:line-break/>puis cuydant quil me semblast que il si fust<text:line-break/>gecte. Tous les voysins hommes (et) fem<text:line-break/>mes commencerent a repr(e2)dre Thofanne<text:line-break/>et luy donner coulpe en le blam(a2)t de ce quil<text:line-break/>disoit a sa femme. Et briesm(e2)t la clameur<text:line-break/>de ceste chose proceda tant de vng voysi<text:line-break/>naige en autre (q1) les nouuelles en vindrent<text:line-break/>iusques aux parens et amys de la femme<text:line-break/>qui incontinent vindrent au lieu. Et qu(a2)t<text:line-break/>ilz sceurent la besoigne par le rapport des<text:line-break/>voysins ilz prindrent Thofanne et le bati<text:line-break/>rent bien (sol) tant que ilz luy rompirent tous<text:line-break/>les membres (sol) et puis allerent en sa maison<text:line-break/>et prindrent tous les biens appartenans a<text:line-break/>la femme (et) la emmenerent auecques sesditz<text:line-break/>biens en menacant Thofanne de luy fai<text:line-break/>re encores pis la moytie. Ad(o2)cques Tho<text:line-break/>fanne se voyant en male disposition (et) que<text:line-break/>pour sa ialousieil auoit perdu sa femme (sol) aus<text:line-break/>si quil auoit este batu et malmene pour ce (q1)<text:line-break/>souerainem(e2)t il aymoit sa f(e2)me. Jl trouua<text:line-break/>aucuns mediateurs par lesquelz il fist tant<text:line-break/>quil recouura sa femme (sol) et depuis furent<text:line-break/>en b(o2)ne paix et accord (sol) par ainsi qui luy pro<text:line-break/>mist et iura que iamais ialoux il ne seroit.<text:line-break/>Et auecques ce luy donna congie de faire<text:line-break/>tous ses plaisirs (sol) mais quelle les fist secre<text:line-break/>tement et prudentement que il nen sceust ri<text:line-break/>ens. Et par ainsi Thofanne aguise de<text:line-break/>vng villenastre fol fist paix et conuenan(-)<text:line-break/>ces apres son dommaige (sol) et pour ce viue<text:line-break/>amour (sol) et (q1) dieu mauldie tous les vilains<text:line-break/>coquus ialoux.</text:p>
      <text:p text:style-name="P870"><text:span text:style-name="T871">E</text:span>N ceste nouuelle est monstre com<text:line-break/>ment pour bien faire il en vi(e2)t mal<text:line-break/>et comment les femmes sont plus<text:line-break/><text:soft-page-break/>cauires et malicieuses que les hommes (sol) et<text:line-break/>comment elles sont tousiours dune maul<text:line-break/>uaise cause vne bonne. Comme il appert<text:line-break/>en ceste nouuelle precedente de Thofanne<text:line-break/>(et) de gucte sa f(e2)me qui pour lamour que il a<text:line-break/>uoit a elle estoit marry (q1) elle se gouuernoit<text:line-break/>mal. Et elle trouua maniere de len yurer<text:line-break/>tous les iours (et) puis luy mist sus son cas<text:line-break/>quelle Auoit fait elle mesmes (sol) quant elle<text:line-break/>estoit hors de sa maison (sol) et puis par sa fi(-)<text:line-break/>nesse luy fist entendant que elle se gecteroit<text:line-break/>au puis ou elle gecta vne pierre en lieu del<text:line-break/>le (sol) et son mary qui loyt cheoir cuydant que<text:line-break/><text:span text:style-name="pb">[f. 95r]</text:span><text:line-break/>ce fust elle (et) la voul(a2)t aler secourir en regar<text:line-break/>dant au puys la f(e2)me entra en sa maison (et)<text:line-break/>luy ferma lhuys (sol) et luy imposa le desh(o2)neur<text:line-break/>que par auant luy vouloit imposer. Com<text:line-break/>me il appert que luy qui la vouloit secourir<text:line-break/>pour luy bien faire (sol) il en eut en la fin mal (sol) et<text:line-break/>en fut batu de ses amys. Pour laquelle<text:line-break/>chose chascun se Doit bien garder de cheoir<text:line-break/>entre les mains de sa femme.</text:p>
      <text:h text:style-name="Titre1" text:outline-level="1">(ipdm) Cy ensuit la soixante cinquies<text:line-break/>me nouuelle comptee par dame<text:line-break/>flamete sur la septiesme iournee<text:line-break/>dont dyonee est roy</text:h>
      <text:p text:style-name="figure">&lt;image&gt;</text:p>
      <text:p text:style-name="P872"><text:span text:style-name="T873">L</text:span>A nouuelle que vous auez comp<text:line-break/>tee damelaurette est moult prouf<text:line-break/>fitable a tous ceulx qui la voul(-)<text:line-break/>dront entendre (sol) et en especial pour ceulx qui<text:line-break/>sont ialoux de leurs femmes. Par quoy ie<text:line-break/>conseille a toute personne (q1) iamais ne soit<text:line-break/>taiche de ceste orde et mauldicte dyablesse<text:line-break/>de Jalousie (sol) et que vng chascun mary laisse<text:line-break/>aller sa femme la ou bon luy semblera. Et<text:line-break/>pour celle cause que vous auez parle de ia<text:line-break/>lousie (sol) Il me est souuenu de vng pareil cas<text:line-break/>compter a propos du vostre (sol) et en ensuiu(a2)<text:line-break/>tousiours nostre matiere consonante a vos<text:line-break/>tre nouuelle qui est telle.</text:p>
      <text:h text:style-name="Titre2" text:outline-level="2">(ipdm) La forme de la nouuelle.</text:h>
      <text:p text:style-name="P874"><text:span text:style-name="T875">E</text:span>N vne cite de ytalie nommee Ar<text:line-break/>minon (sol) fut iadis vng riche mar(-)<text:line-break/>chant en meubles (sol) en heritaiges<text:line-break/><text:soft-page-break/>et en pecune (sol) lequel auoit nom Belcol du<text:line-break/>malpassant. Cestuy belcol auoit vne tres<text:line-break/>belle ieune f(e2)me espousee. Si aduint pour<text:line-break/>la beaulte de sa femme luy print vne si gr(a2)t<text:line-break/>frenasie en la teste de vne si tres horrible<text:line-break/>et peruese maladie nommee Jalousie (sol) que il<text:line-break/>ne sen failloit gaires que cestuy Belcol nen<text:line-break/>perdoit sens (sol) memoire et entendement (sol) tel(-)<text:line-break/>lement estoit rauy iusques aux cieulx par ce<text:line-break/>mauldit pechie de ialousie. Nonobstant (q1)<text:line-break/>celluy belcol au mieulx (q2)l pouoit sefforcoit<text:line-break/>a luy complaire et a luy faire plaisir et serui<text:line-break/>ceset en toutes choses (sol) et laymoit de bon<text:line-break/>couraige pour sa grant beaulte (sol) (et) luy estoit<text:line-break/>aduis quelle plaisoit a tous hommes aussi<text:line-break/>bien quelle faisoit a luy (sol) et que tous les h(o2)<text:line-break/>mes qui la veoyent luy deuoyent faire ce<text:line-break/>quil luy faisoit. Et pour ceste cause il de(-)<text:line-break/>uint tant ialoux de ceste belle ieune femme<text:line-break/>que en effect il la faisoit tenir et garder en<text:line-break/>vne religion si tres estroicte (q1) meurtriers<text:line-break/>larrons (sol) ou malfaicteurs qui eussent de ser<text:line-break/>uy la mort neussent pas este mieulx empri(-)<text:line-break/>sonnes ne plus estroictem(e2)t tenuz quelle es<text:line-break/>toit. Et si ne fault ia dire que ceste poure<text:line-break/>ieune femme allast a festes ny a nopces ve<text:line-break/>oir ses parentes (sol) ou aux dances ou en legli<text:line-break/>se pour oyr messe et seruir dieu (sol) mais tant<text:line-break/>seulement elle ne se osoit mettre aux fenes(-)<text:line-break/>tres pour regarder les passans en my la rue<text:line-break/>ne elle neust pas ose descendre pour venir<text:line-break/>deuant son huys ainsi que font les autres<text:line-break/>femmes pour passer temps et ennuy. Par<text:line-break/>quoy sa vie luy sembloit tres mauluaise et<text:line-break/>ennuyeuse pour la ialousie de son mary.<text:line-break/>Ceste femme enduroit paciemment ceste<text:line-break/>desplaisance de tant quelle congnoissoit<text:line-break/>soy estre moins coulpable de ce cas. Et<text:line-break/>quant elle veit que son mary luy imposoit<text:line-break/>ceste iniure (sol) elle pour la consolation De soy<text:line-break/>mesmes proposa en son couraige de<text:line-break/><text:span text:style-name="pb">[f. 95v]</text:span><text:line-break/>trou(-)uer aucune maniere de faire desplaisir a<text:line-break/>son mary a cause de ceste ialousie. Et pour<text:line-break/>ce quelle ne osoit ne ne pouoit aller dehors<text:line-break/>de sa maison ne regarder tant seulem(e2)t en<text:line-break/>la rue par les fenestres (sol) ne venir en bas a<text:line-break/>son huys pour parler a aucune personne (q2)<text:line-break/>luy fist ce quelle auoit en pensee de faire.</text:p>
      <text:soft-page-break/>
      <text:p text:style-name="P876">Si se aduisa quelle auoit veu autreffoys<text:line-break/>vng ieune iouuencel nomme Phelipot (sol) (q2)<text:line-break/>estoit son prochain voysin qui vng tres bel<text:line-break/>et gracieux iouuenceau estoit. Si pensa<text:line-break/>quil ny auoit que la paroy entre deulx de la<text:line-break/>chambre delle et de luy (et) ymagina quelle fe<text:line-break/>roit vng pertuys en la paroy (sol) et quelle re(-)<text:line-break/>garderoit tant par le pertuys que elle ver(-)<text:line-break/>roit son iouuencel Phelipot et quelle parle<text:line-break/>roit a luy touchant son cas. Et que en des(-)<text:line-break/>pit de son mary (et) de sa ialousie elle en feroit<text:line-break/>son amy par amours se elle pouoit. Si<text:line-break/>aduint que le mary alla dehors en ses besoi<text:line-break/>gnes quil auoit a faire en la ville. Si print<text:line-break/>la femme vng martheau de fer et fist vng<text:line-break/>trou en la muraille (sol) non pas trop gr(a2)t par<text:line-break/>quoy elle pouoit bien veoir quant phelipot<text:line-break/>seroit en sa chambre. Si aduint que vne<text:line-break/>foys entre les autres regarda tant que elle<text:line-break/>veit Phelipot (sol) (et) quant elle eut apparceu el<text:line-break/>le comm(e2)ca a gecter de petites pierres par<text:line-break/>le trou dedans la chambre de Phelipot.<text:line-break/>Quant phelipot veit cheoir ces pierres et<text:line-break/>les choses quelle gectoit fut esbahy (sol) et se ap<text:line-break/>proucha de ce trou et commenca a regarder<text:line-break/>dont venoient ces pierres. Et en regard(a2)t<text:line-break/>par ce trou la dame le hucha a basse voix (sol) et<text:line-break/>phelipot se approucha (sol) et luy demanda quil<text:line-break/>luy plaisoit. Adonc la dame (q2) estoit amou<text:line-break/>reuse de luy declaira en briesz motz son<text:line-break/>vouraige. Et le iouuencel qui de ceste chose<text:line-break/>est tres fort ioyeulx et cont(e2)t de faire le plai<text:line-break/>sir de ceste belle dame sa plus prouchaine<text:line-break/>voysine laquelle son mary tenoit enfermee<text:line-break/>en sa chambre (sol) tellement quelle ne pouoit a<text:line-break/>uoir plaisir de nulle chose du monde (sol) Si<text:line-break/>yuint donc(q1)s vng martheau (et) creut le trou<text:line-break/>tant que il se pouoyent entrebaiser et tenir<text:line-break/>les mains lung a lautre. Et apres ce quilz<text:line-break/>eurent parle longuem(e2)t ensemble de leurs<text:line-break/>amours (sol) ledit phelipot restouppa le trou du<text:line-break/>ne mesme matiere affin quon ne sen appar(-)<text:line-break/>ceust. Or aduint (q1) la feste de noel sapprou<text:line-break/>choit (sol) pour laquelle chose la femme deman<text:line-break/>da a son mary quil luy pleust de luy donner<text:line-break/>congie daller le iour de noel a la messe (et) que<text:line-break/>elle se vouloit confesser : car il y auoit gr(a2)t<text:line-break/>piece quelle nauoit oy messe. Adonc le ma(-)<text:line-break/>ry ialoux respondit a sa femme. Quelz pe<text:line-break/>chiez as tu faits par quoy tu te veulx aller<text:line-break/><text:soft-page-break/>confesser (sol) lors luy respondit la femme. C(o2)<text:line-break/>ment (sol) cuydez vous que ie soye saincte fem(-)<text:line-break/>me pour ce que tu me ti(e2)s recluse en ta’mai<text:line-break/>son. Tu scez bien que il nest h(o2)me ne f(e2)me<text:line-break/>qui viue sans pechie. Ne cuydez pas pour<text:line-break/>tant que se tu mas Demande quelz pechies<text:line-break/>iay faitz que ie te les voyse dire (sol) car tu nes<text:line-break/>pas prestre. Le ialoux donc par ceste resp(o2)<text:line-break/>ce souspeconneux enuers sa femme propo(-)<text:line-break/>sa de vouloir enquerir et scauoir quelz pe<text:line-break/>chiez sa femme auoit faitz (sol) et apres penca (et)<text:line-break/>considera comment il mectroit ceste chose a<text:line-break/>euure (et) a effect. Si resp(o2)dit a sa f(e2)me qu(a2)t<text:line-break/>il eut vng peu pense que il vouloit et estoit<text:line-break/>bien content que elle allast a confesse (sol) mais<text:line-break/>il vouloit quelle allast a vne autre parroisse<text:line-break/>que en la sienne (et) que elle y allast au matin<text:line-break/>(et) se c(o2)fessast a vng chappellian que le cure<text:line-break/>luy bailleroit et non a autre (sol) et que apres sa<text:line-break/>confession tantost retournast a sa maison.<text:line-break/>La femme qui bien se doubta que son mary<text:line-break/>la vouloir tromper et sapparceut bien de sa<text:line-break/>finesse luy resp(o2)dit quelle feroit tout a son<text:line-break/>plaisir. Apres ce donc que le iour de noel<text:line-break/>fut venu la dame se leua au point du iour (et)<text:line-break/>sen alla a leglise que son mary luy auoit dic<text:line-break/>te. Et quant son mary veit quelle fut par<text:line-break/>tye courut par vng autre chemin et vint<text:line-break/>plustost a leglise que sa femme. Et puis<text:line-break/>sen alla au cure dicelle (et) luy dist (q2)l luy feist<text:line-break/>vng plaisir. Cestoit quil luy pleust de luy<text:line-break/>prester vne de ses robes et quil vouloit con<text:line-break/>fesser sa femme pour aucunes choses que il<text:line-break/><text:span text:style-name="pb">[f. 96r]</text:span><text:line-break/>auoit veuez en elle et quelle deuoit venir<text:line-break/>a confesse a son eglise (sol) (et) quil luy pleust qu(a2)t<text:line-break/>elle seroit venue de luy dire quil ne la pour<text:line-break/>roit confesser (sol) mais quil luy bailleroit vng<text:line-break/>sien chappellain quil auoit. Adoncques le<text:line-break/>cure qui se consentit par prieres ou par a(-)<text:line-break/>mour ou par argent (sol) le habilla c(o2)me vng<text:line-break/>prestre (sol) et luy builla robe (sol) seurpelis et vng<text:line-break/>Camail pour mectre en sa teste. Et qu(a2)t<text:line-break/>il fut habillie comme vng prestre (sol) il se assist<text:line-break/>dedans le cueur en vne chayere. Et incon<text:line-break/>tinent sa femme arriua a lesglise et deman<text:line-break/>da le cure. Et le cure vint a elle et luy de<text:line-break/>manda quelle vouloit. Et elle luy dist que<text:line-break/>elle se vouloit confesser. Et lors respondit<text:line-break/>quil ny pouoit ent(e2)dre (sol) mais il luy enuoye(-)<text:line-break/><text:soft-page-break/>roit vng chapellain quil auoit. Adonc(q1)s<text:line-break/>le cure luy enuoya le villain Jaloux son ma<text:line-break/>ry habille comme vng prestre Nonobstant<text:line-break/>que il fust bien muce dung chapperon Sa<text:line-break/>dicte femme le congneut incontin(e2)t quelle<text:line-break/>le vit et lentendit bien a la parole. Et pour<text:line-break/>ce quelle apparceut bien sa tromperie (sol) elle<text:line-break/>dist en sa pensee (sol) loue en soit Dieu que mon<text:line-break/>mary est deuenu prestre (sol) en disanc en son<text:line-break/>cueur. Je luy bailleray bien a bouter (sol) Il<text:line-break/>aura ce quil quiert. La dame faignant qne<text:line-break/>elle ne le congneust point se disposa a soy c(o2)<text:line-break/>fesser et se mist a genoulx deuant le ialoux<text:line-break/>prestre. Adoncques le prestre begaiant fai<text:line-break/>gnoit sa paroie en parlant a elle cuid(a2)t quel<text:line-break/>le ne se fust point apparceue de son cas : car<text:line-break/>en toutes autres choses il cuidoit estre si bi<text:line-break/>en desguyse quil ne pensoit point estre con<text:line-break/>gneu de sa femme (sol) mais elle procedant au<text:line-break/>fait de sa confession entre les autres choses<text:line-break/>luy dist en se confessant (sol) quelle estoit amou<text:line-break/>reuse dung prestre qui toutes les nuys de<text:line-break/>lan venoit couchier auecques elle. Si tost<text:line-break/>que le ialoux oyt ceste parole (sol) il luy sembla<text:line-break/>estre feru dung glaiue parmy le corps d(o2)t<text:line-break/>gaires ne sen faillit quil ne sen allast (sol) (et) que<text:line-break/>se neust este pour scauoir plus oultre de la<text:line-break/>confession et de la vie de sa femme (sol) Le ia(-)<text:line-break/>loux doncques se maintint rogue et fer(-)<text:line-break/>me et interrogua sa femme en disant. Vos<text:line-break/>tre mary ne coucheil point auecques vous<text:line-break/>et elle luy respondit ouy sire. Et comment<text:line-break/>doncques peut le prestre chascune nuyt cou<text:line-break/>chier auecques vous. Sire ie ne scay par<text:line-break/>quel art il fait ceste chose : Car il ny a huys<text:line-break/>ne fenestre en nostre maison si fort fermes<text:line-break/>quil ne ouure si tost qui y touche. Et sil ma<text:line-break/>dit que quant il vient a thuys de nostre ch(a2)<text:line-break/>bre il dit aucunes paroles (sol) par lesquelles<text:line-break/>mon mary sendort (sol) et quant il est endormy<text:line-break/>il ouure lhuys et se couche auecques moy (sol)<text:line-break/>et ceste chose il fait continuellement. Cer<text:line-break/>tes dame dit le Jaloux ceste chose est tres<text:line-break/>mal faicte (sol) (et) pour ce du tout il vous en con<text:line-break/>uient abstenir de ce faire. Et la femme dist<text:line-break/>Pour riens ne men scauroye tenir : Car ie<text:line-break/>ayme trop celluy prestre (sol) et aussi il me ayme<text:line-break/>tres fort. Adoncques le ialoux luy respon<text:line-break/>dit. Je ne vous scauroye doncques absoul<text:line-break/>dre. Adoncques dist la dame au prestre.<text:line-break/><text:soft-page-break/>Je suis dolente que vous ne me absoulez :<text:line-break/>Car ie ne suis point ycy venue pour vous<text:line-break/>dire aucunes mensonges. Lors dist le pres<text:line-break/>tre ialoux. En verite iay gr(a2)t pitie de vo<text:span text:style-name="T877">9</text:span><text:line-break/>Car par ceste maniere ie voy que vous per<text:line-break/>des vostre ame (sol) mais pour lamour de vo<text:span text:style-name="T878">9</text:span><text:line-break/>ie me vueil trauailler de dire aucunes bel<text:line-break/>les oroisons pour vous (sol) lesquelles par ad<text:line-break/>uantnre vous seront prouffitables (sol) et si en<text:line-break/>uoyeray deuers vous vng mien clerc (sol) au(q1)l<text:line-break/>vous dires se mes prieres vous auront<text:line-break/>en riens prouffite (sol) mon clerc et moy proce<text:line-break/>derons oultre en pryant dieu pour vous<text:line-break/>La dame oyant le prestre luy dist. Sire<text:line-break/>ne enuoyez aucun par deuers moy (sol) Car se<text:line-break/>mon mary le scauoit il est tant Jaloux que<text:line-break/>tous les hommes du monde ne luy oste(-)<text:line-break/>royent pas de la teste que il ne venist en sa<text:line-break/>maison po<text:span text:style-name="T879">r</text:span><text:s/>mal faire et par ainsi il nauroit<text:line-break/>paix en soy. Le ialoux dist a sa femme (sol) ne<text:line-break/>vous doubtez de ce que vous ay dit (sol) Car<text:line-break/>pour certain ie y pouruoyeray tellement (q1)<text:line-break/>vous naurez ia vne dure parole de vostre<text:line-break/>mary. Si dist la dame au prestre. Siresi<text:line-break/><text:span text:style-name="pb">[f. 96v]</text:span><text:line-break/>v ous penses que vous peussiez ce faire i<text:line-break/>suis contente que ainsi soit. Apres la con<text:line-break/>fession faicte la dame se leua et alla oyr mes<text:line-break/>se. Et le ialoux apres en souspirant auec<text:line-break/>ques son malheur sen alla deuestir de ses<text:line-break/>habitz sacerdotaulx et dilecques vint en sa<text:line-break/>maison desirant trouuer maniere comm(e2)t<text:line-break/>il pourroit pr(e2)dre le prestre quelle luy auoit<text:line-break/>dit en confession auecques sa femme (sol) affin<text:line-break/>de les pugnir tous deulx et de faire desh(o2)<text:line-break/>neur a sa femme. Et adoncques sa femme<text:line-break/>arriua a lostel ou elle trouua son mary (sol) le(-)<text:line-break/>quel elle c(o2)gneut bien a sa mine quil faisoit<text:line-break/>mauluaise chiere (et) quelle luy auoit bien bail<text:line-break/>lie mauluais noel. Mais elle se efforca de<text:line-break/>dissimuler la chose que son mary luy auoit<text:line-break/>faicte tant comme elle peut. Et apres ce (q1)<text:line-break/>le ialoux eut en soy delibere de faire le guet<text:line-break/>et soy mectre aupres de lhuys de la cham(-)<text:line-break/>bre en la nuyt ensuiuant pour actendre se le<text:line-break/>prestre viendroit couchier auecques elle.</text:p>
      <text:p text:style-name="P880">Adoncques dista sa femme quil vouloit<text:line-break/>aller soupper et couchier a la ville et quil ne<text:line-break/>viendroit meshuy couchier en sa maison.</text:p>
      <text:soft-page-break/>
      <text:p text:style-name="P881">Or il y auoit en sa chambre deux huys (sol) l(u2)g<text:line-break/>estoit au meillieu du degre (sol) et lautre en sa<text:line-break/>chambre. Si resp(o2)dit la femme que il allast<text:line-break/>en bonne heure. Quant doncques il sem<text:line-break/>bla bon a la dame elle sen alla au pertuys<text:line-break/>du mur et fist le signe acoustume a son amy<text:line-break/>Et quant Phelipot apparceut le signe inc(o2)<text:line-break/>tinent vint au pertuys. Si luy dist la f(e2)<text:line-break/>me ce que son mary luy auoit fait et dit.</text:p>
      <text:p text:style-name="P882">Et puis luy dist. Mon mary sen va de<text:line-break/>soir soupper (et) couchier en la ville ainsi quil<text:line-break/>ma dit (sol) et se mectra au meillieu du degre<text:line-break/>pour escouter si vi(e2)dra riens. Pour laquel<text:line-break/>le chose suis certaine que il ne viendra mes<text:line-break/>huy ceans. Et pour tant ie vous prye que<text:line-break/>vous trouues maniere de venir au soir<text:line-break/>couchier auecques moy en ma chambre (sol) et<text:line-break/>passez par ce pertuys : Car par lhuys de de<text:line-break/>uant noseriez vous venir (sol) affin que vous<text:line-break/>et moy no<text:span text:style-name="T883">9</text:span><text:s/>esbatons ensemble ioyeusem(e2)t<text:line-break/>Le iouuencel en fut fort content de ce que<text:line-break/>la dame luy dist (sol) et accorda a faire sa von(-)<text:line-break/>lente. Et luy dist. dame laissez moy fai<text:line-break/>re. Et si tost que la nuyt fut venue le vil(-)<text:line-break/>lain Jaloux print ses armes secretement et<text:line-break/>se tappit en vne chambre basse ou il nalloit<text:line-break/>gaires de gens. Et apres ce quil fut party<text:line-break/>la dame fist clore (et) fermer tous les huys de<text:line-break/>sa maison (sol) et par especial celluy du meillieu<text:line-break/>des degres (sol) Affin que le Jaloux ne peust<text:line-break/>monter en hault quant bon luy sembleroit<text:line-break/>Lors quant il fut heure competente de fai<text:line-break/>re venir le iouuencel (sol) La dame sen alla au<text:line-break/>pertuys et luy monstra signe quil venist.</text:p>
      <text:p text:style-name="P884">Ad(o2)cques le iouuencel trouua maniere de<text:line-break/>entrer en la chambre par vng lieu secret (q1) il<text:line-break/>trouua. Et adoncques sen allerent dor<text:line-break/>mir lung auecques lautre (sol) et se donner(e2)t<text:line-break/>du bon temps tandis que son mary faisoit<text:line-break/>le guect pour actendre le prestre. Et quant<text:line-break/>ilz eurent dormy iusques au iour Phelip<text:line-break/>pot se leua et retourna a sa chambre. Mais<text:line-break/>le villain Jaloux qui point nauoit souppe<text:line-break/>estoit tout mort de sain (sol) et si nauoit point<text:line-break/>dormy toute la nuyt (et) mouroit de froy ves<text:line-break/>tu de ses armeures aupres de lhuys du<text:line-break/>meillieu en attendant se le prestre viendroit<text:line-break/>Quant vint au point du iour sommeil le<text:line-break/>print et sen alla en la chambre ou il se estoit<text:line-break/>muce (sol) et se endormit iusques a heure de tier<text:line-break/><text:soft-page-break/>ce. Et quant il eut assez dormy se leua et<text:line-break/>sen vint a sa maison faignant de venir de<text:line-break/>autre part (sol) puis demanda a disner a sa fem<text:line-break/>me. Et quant il eut disne le ialoux sen al<text:line-break/>la apres pou de temps. Et enuoya par de<text:line-break/>uers sa femme le clerc de quoy il luy auoit<text:line-break/>este parle en la confessant (sol) affin que celluy<text:line-break/>interroguast sa femme se celle nuyt celluy<text:line-break/>quelle scauoit estoit venu couchier auec(q1)s<text:line-break/>elle. Mais la femme (q2) tres bien congneut<text:line-break/>le messaige respondit (sol) que celle nuyt passee<text:line-break/>neantmoins que son mary neust pas dor(-)<text:line-break/>my a lostel il ne estoit point venu. Et que<text:line-break/>se le prestre faisoit tousiours ainsi ses oroi<text:line-break/>sons il pourroit auoir oblye la dame (sol) com<text:line-break/>bien quelle ne vouldroit pas quil la mist en<text:line-break/><text:span text:style-name="pb">[f. 97r]</text:span><text:line-break/>oubly. Mainten(a2)t ie ne vous en scauroye<text:line-break/>plus que dire si non que le ialoux fut en es<text:line-break/>pie maintes nuytz pour garder luys de sa<text:line-break/>maison affin que a lentree il print le prestre<text:line-break/>Et ce pendant la dame fut en soulas (et) plai<text:line-break/>sirs tous les iours continuellement (sol) mais<text:line-break/>finablem(e2)t le ialoux qui ceste chose ne pou<text:line-break/>oit plus longuement endurer ne souffrir<text:line-break/>estant encores courrouce interrogua sa f(e2)(-)<text:line-break/>me quelle chose elle auoit dit au prestre en<text:line-break/>soy c(o2)fessant le iour de noel au matin (sol) mais<text:line-break/>la femme respondit quelle ne luy vouloit<text:line-break/>pas dire sa confession (sol) car pas nestoit chose<text:line-break/>honneste ne apparten(a2)te. Adoncques dist<text:line-break/>le ialoux a sa femme. O mauluaise femme<text:line-break/>en despit de toy ie scay tout ce que tu dis au<text:line-break/>prestre. Et si conuient que ie sache du tout<text:line-break/>qui est celluy prestre d(o2)t tu es si fort amou<text:line-break/>reuse (sol) (et) qui par son entendement gyst chas(-)<text:line-break/>cune nuyt auecques toy ou ie te coupperay<text:line-break/>les voynes de la gorge. La femme donc(q1)s<text:line-break/>respondit quil ne disoit pas verite que elle<text:line-break/>fust amoureuse daucun. Comment donc<text:line-break/>dist le ialoux nas tu pas dit ainsi au prestre<text:line-break/>a qui tu te es confessee. Auquel respondit<text:line-break/>la dame. Jl ne semble pas seulement que le<text:line-break/>prestre vous ait dit ces choses (sol) mais propre<text:line-break/>ment que vous y auez este. Si luy dist le<text:line-break/>ialoux. Dy moy d(o2)c qui est ce prestre. Et<text:line-break/>incontin(e2)t la femme commenca soubzrire<text:line-break/>en luy disant. Certes il me plaist moult<text:line-break/>quant vng sage homme est mene par vne<text:line-break/>simple femme en lescorcherie ainsi comme<text:line-break/><text:soft-page-break/>len maine vng mouron par les cornes.<text:line-break/>Toutesuoyes tu nas pas este si sage ne si<text:line-break/>aduise que tu ne ayes souffert entrer en ta<text:line-break/>poictrine le mauluais esperit de ialousie (sol) et<text:line-break/>toy mesmes ne scauoyes cause pourquoy.<text:line-break/>Et de t(a2)t comme tu es homme plus fol (et)<text:line-break/>plus bestial (sol) penses tu que pour ta ialousie<text:line-break/>la ren(o2)mee de moy soit amoindrie. Et mes<text:line-break/>chant h(o2)me que tu es (sol) tu es bien aueugle<text:line-break/>des yeulx corporelz (sol) encores es tu pl<text:span text:style-name="T885">9</text:span><text:s/>aueu<text:line-break/>gle en ta pensee. Certes saches que en oy<text:line-break/>ant (et) en voyant tes manieres iay congneu<text:line-break/>qui fut le prestre a qui ie me c(o2)fessay a noel<text:line-break/>et scay de vray (q1) tu es celluy (sol) mais iauoye<text:line-break/>propose de toy d(o2)ner celle chose que tu que<text:line-break/>roies (sol) (et) ainsi ie lay fait (sol) mais se tu eusses es<text:line-break/>te saige ainsi comme il te semble que tu es<text:line-break/>tu neusses po(i2)t essaye (p3) telle maniere pour<text:line-break/>scauoir les secretz de ta b(o2)ne preude f(e2)me<text:line-break/>mais s(a2)s auoit suspection tu eusses appar<text:line-break/>ceue celle chose que elle te c(o2)fessoit (sol) (et) quelle<text:line-break/>nest mespris en aucune chose. Jay dit en ma<text:line-break/>confession que iaymoie vng prestre. Mais<text:line-break/>dy moy (sol) nes tu pas celluy (sol) tu estoyes deue<text:line-break/>nu prestre. Je tay auec ce dit que nul huys<text:line-break/>de ma maison ne pouoit estre clos a ce pres(-)<text:line-break/>tre qu(a2)t il vouloit gesit auec moy. Si me<text:line-break/>dys d(o2)c quant se fut clos luys de ta maison<text:line-break/>toutes (et) quanteffois que tu as voulu ve (-)<text:line-break/>nir au lieu ou iestoie. Je tay dit aussi en ma<text:line-break/>confession que prestre gisoit chascune nuyt<text:line-break/>auec moy. Si me respons quant ce fut (q1)<text:line-break/>tu ne couchas anec(q1)s moy fors celle foys<text:line-break/>que tu enuoyas par deuers moy le clerc du<text:line-break/>prestre que tu ne ius point auec moy c(o2)me<text:line-break/>tu scez et te renuoyay le message en disant<text:line-break/>que le prestre nauoit point este auec moy.<text:line-break/>Qui est h(o2)me forsene si non toy qui te lais(-)<text:line-break/>ses aueugler de ialousie qui neust entendu<text:line-break/>les choses que ie te dys en ma confession.<text:line-break/>Tu as este muce en nostre maison a faire<text:line-break/>le guet en moy espiant (sol) (et) tu cuydes que tu<text:line-break/>meusses fait acroire (q1) tu feusses aller soup<text:line-break/>per en la ville (et) couchier dehors autre part<text:line-break/>que ceans (sol) recongnois donc toy mesmes (et)<text:line-break/>soyes h(o2)me comme par au(a2)t tu auoyes este<text:line-break/>et ne vueilles tant faire que tu soyes des(-)<text:line-break/>prise ne vil tenu de ceulx qui te congnoiss(e2)t<text:line-break/>ainsi comme ie fais (sol) (et) laisse celle solennelle<text:line-break/>garde et espie que tu fais contre moy (sol) car ie<text:line-break/><text:soft-page-break/>appelle dieu en tesmoing (q1) se ie te vouloye<text:line-break/>faire cocu (et) tu auoyes cent yeulx ainsi com<text:line-break/>me tu en as deux ie oseroye faire tous mes<text:line-break/>plaisirs en telle maniere que iamais tu ne<text:line-break/>ten apperceueroies. Adoncques le poure<text:line-break/>mary cocu (et) ialoux (sol) auquel il sembloit que<text:line-break/>il eust moult cautem(e2)t aprins (et) c(o2)gneu fes<text:line-break/><text:span text:style-name="pb">[f. 97v]</text:span><text:line-break/>secretz de sa femme. Quant il ouyt ces cho<text:line-break/>ses il se reputa estre mocque et deceu (sol) dont<text:line-break/>il dist en son cueur et en sa p(e2)see (q1) sa femme<text:line-break/>estoit tresloyale et sage. Et luy qui auoit<text:line-break/>affuble le manteau de ialousie quant il en<text:line-break/>auoit besoing et necessite le deuestit (et) mist<text:line-break/>ius. Pourquoy doresenauant la dame eut<text:line-break/>plain bandon et c(o2)ge de faire tous ses b(o2)s<text:line-break/>desirs (et) plaisirs (sol) et elle et son aymant phe(-)<text:line-break/>lippot demener(e2)t ioyeuse vie (sol) (et) alloit (et) ve(-)<text:line-break/>noit par luys de deuant en sa maison qu(a2)t<text:line-break/>bon luy sembloit sans le faire venir par le<text:line-break/>trou ainsi que le chat.</text:p>
      <text:p text:style-name="P886"><text:span text:style-name="T887">E</text:span>N ceste nouuelle est demonstre<text:line-break/>comment en mariage le mary ne<text:line-break/>doit point tenir sa f(e2)me si estroic<text:line-break/>tement quelle ne face aucunement de ses<text:line-break/>plaisirs en bien et honneur. Et comment<text:line-break/>on ny doit point penser le mal deu(a2)t (q2)l soit<text:line-break/>aduenu. Car aucuneffois le mal que on y<text:line-break/>pense il aduient souuent (sol) et puis les f(e2)mes<text:line-break/>de leur nature sont fresles (sol) et c(o2)me par des(-)<text:line-break/>pit quant ilz voyent que leurs marys sont<text:line-break/>rudes et entrent en ialousie ilz les font co(-)<text:line-break/>cus. Et aussi est monstre c(o2)ment par doul<text:line-break/>ces paroles que la femme remonstra a son<text:line-break/>mary en le abusant en ce cas la comment le<text:line-break/>mary la creut (et) ne print plus garde sur elle<text:line-break/>et si en auoit plus grant mestier (q1) parau(a2)t<text:line-break/>dont il sensuit que iamais vng homme ne<text:line-break/>doit estre ialoux de sa f(e2)me a tort (sol) car apres<text:line-break/>ilz le seront a droit. Et pource qui en aura<text:line-break/>mestier si sen garde.</text:p>
      <text:h text:style-name="Titre1" text:outline-level="1">(ipdm) Cy apres sensuit la.lvi.nouuelle<text:line-break/>comptee par pampinee sur la.vii.iour<text:line-break/>nee dont dyonee est roy.</text:h>
      <text:p text:style-name="P888"><text:span text:style-name="T889">I</text:span>L me semble quil ny a eu encores<text:line-break/>celluy ne celle qui nait c(o2)pte nou<text:line-break/>uelles c(o2)sonante les vnes aux au<text:line-break/><text:soft-page-break/>tres d(o2)t bien ont ensuiuy nostre matiere (sol) (p3)<text:line-break/>quoy il est vng grant plaisir pour tous et<text:line-break/>toutes. Pareillement selon ma puissance<text:line-break/>ie vueil c(o2)pter vne nouuelle au moins mal</text:p>
      <text:p text:style-name="figure">&lt;image&gt;</text:p>
      <text:p text:style-name="P890">que ie pourray (sol) mais quil plaise a la compai<text:line-break/>gnie de moy escouter.</text:p>
      <text:h text:style-name="Titre2" text:outline-level="2"><text:s/>(ipdm) La forme de la nouuelle.</text:h>
      <text:p text:style-name="P891"><text:span text:style-name="T892">E</text:span>N nostre cite de flor(e2)ce fut iadis<text:line-break/>vne belle iouu(e2)celle noble nom(-)<text:line-break/>inee elizabeth femme dung vail<text:line-break/>lant cheualier. Or aduint ainsi comme ou<text:line-break/>voit souuent aduenir que vng homme ne<text:line-break/>peut tousiours vser dune mesme viande (sol)<text:line-break/>mais il desire aucuneffois viandes diuer<text:line-break/>ses. Aussi pareillem(e2)t elizabeth femme du<text:line-break/>cheualier pource quelle se ennuyoit de son<text:line-break/>mary qui ne luy faisoit pas bien a son gre<text:line-break/>fut amoureux dung iouu(e2)cel nomme leon<text:line-break/>net assez plaisant homme (sol) combien quil ne<text:line-break/>fust pas de grant lignage. Et semblable<text:line-break/>ment il estoit amoureux delle (sol) mais elle<text:line-break/>vouloit essayer se lamour dung autre luy<text:line-break/>sembleroit meilleure (q1) de son mary (sol) pour<text:line-break/>tant elizabeth (et) leonnet qui sentreaymoi(e2)t<text:line-break/>ne mirent point leur amour en oubly (sol) mais<text:line-break/>fortune qui tousiours regne contre ses po<text:line-break/>ures aduersaires quant il luy plaist (sol) ne c(o2)<text:line-break/>sentit pas que le poure Leonnet paruint si<text:line-break/>tost a effect de son amour encomm(e2)ce (sol) car<text:line-break/>vng cheualier nomme lambert duche de<text:line-break/>uint amoureux de celle dame elizabeth.<text:line-break/>Mais la dame luy reffusa son amour par<text:line-break/>plusieurs fois (sol) Car elle ne laymoit point<text:line-break/><text:span text:style-name="pb">[f. 98r]</text:span><text:line-break/>et selon son semblant il estoit homme triste<text:line-break/>rude et fort desplaisant (sol) ne antmoins le che(-)<text:line-break/>ualier solicitoit moult la dame par messa(-)<text:line-break/>giers qui riens ne luy valoient (sol) pourtant<text:line-break/>il fist menacer la dame en luy dis(a2)t quil luy<text:line-break/>feroit vitupere (et) honte se elle ne luy faisoit<text:line-break/>plaisir. La femme doncques congnoissant<text:line-break/>quel h(o2)me estoit sire lambert fut contrainc<text:line-break/>te de luy faire plaisir (sol) car enuieux par enuye<text:line-break/>souuent iouyst de ses amours. Aduint que<text:line-break/>la dame est(a2)te ennuyee en la ville luy print<text:line-break/>voulente de aller a vng sien manoir quelle<text:line-break/>auoit au village pour demourer la aucun<text:line-break/>temps pour auoir lair des champs en este<text:line-break/><text:soft-page-break/>Si aduint quant elle y fut nauoit encores<text:line-break/>que quatre ou cinq iours que dame eliza(-)<text:line-break/>beth manda son amy leonnet quil la venist<text:line-break/>veoir (sol) le(q1)l oyant ces nouuelles en fut fort<text:line-break/>ioyeux (sol) et se mist a chemin et y alla. Lors<text:line-break/>quant il fut arriue en la maison de la dame<text:line-break/>il entra en sa chambre (sol) la(q1)lle quant elle veit<text:line-break/>son amy leonnet le commenca a embrasser<text:line-break/>et baisier et eulx solacier ensemble. Or ad<text:line-break/>uint que le mary de elizabeth monta a che(-)<text:line-break/>ual en vng matin pour venir veoir sa fem(-)<text:line-break/>me qui estoit en son manoir au village le<text:line-break/>iour mesmes que leonnet estoit venu. Et<text:line-break/>tantost en ce mesmes temps escheut pareil<text:line-break/>lement que sire lambert duche monta a che<text:line-break/>ual (et) vint au manoir de la dame pour ce (q2)l<text:line-break/>auoit ouy dire quelle y estoit et que son ma<text:line-break/>ry ny estoit pas. Et qu(a2)t il fut arriue a la<text:line-break/>porte commenca a hurter a lhuys. Quant<text:line-break/>la chamberiere qui estoit portiere vert lam<text:line-break/>bert duche fut fort esbahie : elle le courut di<text:line-break/>te a sa dame qui estoit en sa ch(a2)bre auec(q1)s<text:line-break/>leonnet son amy en luy disant. Dame sire<text:line-break/>lambert est icy bas tout seul. La dame oy(-)<text:line-break/>ant ceste nouuelle fut moult dolente (sol) mais<text:line-break/>elle doubtant et craingn(a2)t le cheualier pria<text:line-break/>a leonnet son amy (q1) pas ne luy fust grief et<text:line-break/>quil se destournast vng peu (sol) car elle ne vou<text:line-break/>loit point que lambert le vist. Adoncques<text:line-break/>leonnet se mist et cacha derriere la courtine<text:line-break/>du lyt iusques a ce que sire lambert partist<text:line-break/>de la maison (sol) car il craingnoit bien autant<text:line-break/>que faisoit la dame. Apres la dame c(o2)man<text:line-break/>da a sa seru(a2)te quelle ouurist la porte a sire<text:line-break/>lambert (sol) et si tost que ledit l(a2)bert fut entre<text:line-break/>descendit a pied (et) lya son cheual emmy la<text:line-break/>court. Et apres ce il monta en la chambre<text:line-break/>de la dame la(q1)lle faingnant destre ioyeuse<text:line-break/>vint au deuant de luy iusques au bout des<text:line-break/>degrez (et) receut ledit lambert par belles pa<text:line-break/>roles le mieulx quelle peut (sol) (et) apres luy de<text:line-break/>manda quelle chose il queroit. Le cheualier<text:line-break/>ainsi comme autreffois auoit fait embrassa<text:line-break/>la dame et luy dist. Jay ouy dire que vostre<text:line-break/>mary y nestoit point auec vous (sol) pour la(q1)lle<text:line-break/>chose ie vous suis venu veoir pour moy so<text:line-break/>lacier auecques vous vng pou de temps<text:line-break/>Apres ces paroles dictes la dame (et) l(a2)bert<text:line-break/>se donnerent consolation ensemble. Et<text:line-break/>ainsi comme eulx deux se donnoient du (-)<text:line-break/><text:soft-page-break/>bon temps ne pensant a nul mal du monde<text:line-break/>Aduint que le mary de la dame arriua en<text:line-break/>sa maison (q2) venoit veoir sa femme. Qu(a2)t<text:line-break/>la seru(a2)te veit son maistre de loing fut bien<text:line-break/>esbahie (sol) pourtant quil estoit pres de la mai(-)<text:line-break/>son la seruante le courut dire a sa dame que<text:line-break/>son maistre venoit. La dame oyant ceste<text:line-break/>nouuelle (et) saichant que en sa maison auoit<text:line-break/>deux hommes et veoit que le cheualier ne<text:line-break/>se pouoit mucer pour son cheual qui estoit<text:line-break/>en la court elle se reputa morte. Toutes (-)<text:line-break/>fois elle se descendir du lit (sol) et en elisant tel<text:line-break/>remede comme bon luy sembla (sol) elle dist au<text:line-break/>cheualier. Sire lambert duche monstrez a<text:line-break/>cest heure comm(e2)t vous maymez (et) me saul<text:line-break/>uez la vie et gardez mon honneur (sol) faictes<text:line-break/>et dictes ce que ie vous diray. Vous pr(e2)(-)<text:line-break/>drez vostre espee toute nue (sol) et en faisant le<text:line-break/>terrible et maniere courroussee vous des(-)<text:line-break/>cenderez en bas par les degrez en disant en<text:line-break/>ceste maniere. Ho ho (sol) ha ha. Par le corps<text:line-break/>bieu ie ne lay pas trouue mainten(a2)t (sol) mais<text:line-break/>ie le trouueray en autre part (sol) et ne direz au<text:line-break/>tre chose. Et en ce disant semon mary vo<text:span text:style-name="T893">9</text:span><text:line-break/>vouloit retenir a parler ou quil vous inter<text:line-break/>roguast daucunes choses ne dictes<text:line-break/><text:span text:style-name="pb">[f. 98v]</text:span><text:line-break/>au(-)tres parolles (sol) ne ne faictes autres choses<text:line-break/>fors ce que ie vous ay dit (sol) et apres montez<text:line-break/>sur vostre cheual sans aucunement sciour<text:line-break/>ner auecques mon mary. Sire lambert res<text:line-break/>pondit a la dame (q1) voulentiers il le feroit<text:line-break/>Ad(o2)cques tira son espee hors du fourreau<text:line-break/>et luy estant encores tout rouge du labour<text:line-break/>quil auoit eu auec la dame comm(e2)ca a faire<text:line-break/>le terrible et le mauluais (sol) et aussi pour la<text:line-break/>paour du mary en disant. Ho ho ha ha (sol) par<text:line-break/>le corps bieu ie le trouuay en desc(e2)dant les<text:line-break/>degrez (sol) ha ha ie ne lay pas trouue (sol) mais ie<text:line-break/>le trouueray autre part et le prendray. Le<text:line-break/>mary estant arriue estoit tout esbahy de<text:line-break/>ouyr ainsi iurer cest homme (sol) (et) ne scauoit (q2)<text:line-break/>il estoit. Et quant sire lambert vint en la<text:line-break/>court print son cheual (et) monta dessus sans<text:line-break/>sonner mot au mary et picque des esper(o2)s<text:line-break/>et sen retourna deuers florence. Le mary<text:line-break/>entr(a2)t en sa chambre trouua sa femme tou(-)<text:line-break/>te desconfortee et paoureuse et luy dem(a2)da<text:line-break/>Dictes moy pour quelle cause cestuy che(-)<text:line-break/>ualier sen va de ceans en menacant si fort<text:line-break/><text:soft-page-break/>ie ne scay qui (sol) il semble estre fort courrouce<text:line-break/>Adoncques la dame se tirant deuers son<text:line-break/>lit ou leonne estoit cache affin (q2)l ouyst ses<text:line-break/>paroles respondit. Sire iamais en ma vie<text:line-break/>ie neu plus grant paour que iay eu mainte<text:line-break/>nant (sol) car ceans est afs ouy vng iouuencel (q1)<text:line-break/>ie ne congnois (sol) lequel cestuy cheualier nom<text:line-break/>me sire lambert duche poursuyuoit a toute<text:line-break/>vne espee nue en sa main. Lequel iouu(e2)cel<text:line-break/>dauanture a trouue ceste chambre ouuerie<text:line-break/>Et pource me dist en tramblant. Dame<text:line-break/>pour dieu mercy aidez moy (sol) affin que entre<text:line-break/>voz bras ie ne soye meurdry. Et quant ie<text:line-break/>le vis ainsi eschauffe et paoureux en luy de<text:line-break/>mandant (q2)l auoit (sol) voicy venir icy en hault<text:line-break/>en disant. Ou es tu traistre ou es tu. Et<text:line-break/>lors ie me mis en lentree de ma chambre et<text:line-break/>retins a force bras sire lambert voulant ce<text:line-break/>ans entrer (sol) (et) quant il veit que il ne me plai<text:line-break/>soit pas quil entrast en ma chambre (sol) lors se<text:line-break/>descendit en bas ainsi que vous auez veu<text:line-break/>Et adoncques dist le mary delle. Certes<text:line-break/>ma f(e2)me vous auez tresbien fait (sol) car grant<text:line-break/>blasme eust este en vous se aucun eust este<text:line-break/>meurdry ceans (sol) mais sire lambert duche a<text:line-break/>este mal aduise de poursuyuir ceans aucun<text:line-break/>quant il si retrait. Apres le mary interro(-)<text:line-break/>gua sa femme ou estoit ce iouuenceau (sol) et el<text:line-break/>le resp(o2)dit. Je ne scay en quel lieu il cest mu<text:line-break/>ce. Adoncques le mary cria a haulte voix.<text:line-break/>Ou es tu dy beaulx amys sault hors har(-)<text:line-break/>diement : car celluy qui te poursuyuoit sen<text:line-break/>est alle. Adoncques lyonnet estant muce<text:line-break/>derriere la courtine qui auoit bien ouy ce (q1)<text:line-break/>la dame auoit dit a son mary vint hardie(-)<text:line-break/>ment deuant le mary. Et il luy dist que as<text:line-break/>tu fait a sire lambert duche. Certes dist le<text:line-break/>iouuencel ie ne luy ay riens fait que ie sache<text:line-break/>mais ie cuyde quil ma prins pour vng au (-)<text:line-break/>tre (sol) et si croy quil ne soit point en bon sens<text:line-break/>Car si tost quil me veit en vng lieu asses<text:line-break/>pres dicy sur le chemin il mist la main a son<text:line-break/>espee et me escria traistre tu es mort. Et<text:line-break/>quant ie veis (q2)l venoit vers moy a poincte<text:line-break/>de cheual ie men fuy et ne luy demanday<text:line-break/>point les causes de ses menaces. Donc(q1)s<text:line-break/>en suiant (p3) la grace de dieu et de ceste dame<text:line-break/>iay trouuee ceste chambre ouuerte ou ie me<text:line-break/>suis boute pour moy sauluer. Lors dist le<text:line-break/>mary au iouuencel. Nayez point paour de<text:line-break/><text:soft-page-break/>riens car ie te meneray en ta maison sain (et)<text:line-break/>sauf (sol) (et) puis apres fais ta paix enuers le che<text:line-break/>ualier sire lambert c(o2)me tu vouldras. Et<text:line-break/>lyonnet appoincta si bien auec le cheualier<text:line-break/>sire lambert duche que le poure mary ne sen<text:line-break/>apperceut point de la grande tromperie (q1)<text:line-break/>sa femme luy fist.</text:p>
      <text:p text:style-name="P894"><text:span text:style-name="T895">E</text:span>N ceste nouuelle est monstre (q2)l<text:line-break/>nest deception quil ne soit en fem<text:line-break/>me. Et comme pour la tr(o2)perie<text:line-break/>(et) sagesse de dame elizabeth saulua la vie a<text:line-break/>ses deux aymans. Et aussi comment elle<text:line-break/>saulua son honneur enuers son mary en la<text:line-break/>presence des deux aymans (sol) parquoy ainsi<text:line-break/>comme nous auons dit deu(a2)t on ne se doit<text:line-break/>point fyer a sa femme.</text:p>
      <text:p text:style-name="p"><text:span text:style-name="pb">[f. 99r]</text:span></text:p>
      <text:h text:style-name="Titre1" text:outline-level="1">(ipdm) Cy ensuit la.lx vii.nouuelle c(o2)p (-)<text:line-break/>tee par philomene sur la.vii.iournee<text:line-break/>dont dyonee est roy.</text:h>
      <text:p text:style-name="figure">&lt;image&gt;</text:p>
      <text:p text:style-name="P896"><text:span text:style-name="T897">Q</text:span>Vi bien consideroit la mauluai<text:line-break/>stie (et) deception (q1) on trouue aux<text:line-break/>femmes (sol) il nest homme tant fust<text:line-break/>sage qui iamais se vouldroit marier pour<text:line-break/>quelque plais(a2)ce quil y sceust trouuer. Et<text:line-break/>ainsi que Pampinee a compte la nouuelle<text:line-break/>precedente touchant les falaces et trompe<text:line-break/>ries que font les femmes a leurs maris.<text:line-break/>Je au cas pareil me efforceray tant que ie<text:line-break/>pourray a compter vne fallace que fist vne<text:line-break/>femme a son mary et le fist batre par vng<text:line-break/>sien varlet quelle auoit en la maniere c(o2)me<text:line-break/>vous ortez cy apres.</text:p>
      <text:p text:style-name="p"/>
      <text:p text:style-name="P898"><text:span text:style-name="T899">E</text:span>N nostre cite de flor(e2)ce fut iadis<text:line-break/>vng noble homme florentin qui<text:line-break/>estoit marchant (sol) (et) se gouuerna si<text:line-break/>bien en sa march(a2)dise quil deuint vng tres(-)<text:line-break/>riche homme lequel auoit vne belle femme<text:line-break/>et gracieuse (sol) et auec ce auoi(e2)t vng tresbeau<text:line-break/>filz deulx deux nomme loys (sol) lequel estoit<text:line-break/>fort ayme de son pere. Cestuy pere pource<text:line-break/>que il estoit noble de lignage non obstant<text:line-break/>quil se meslast de marchandise ne voulut<text:line-break/>point mettre son filz a excercer marchandi<text:line-break/>se (sol) mais le mist auecques aucuns gentilz<text:line-break/><text:soft-page-break/>hommes de la court du roy de france affin<text:line-break/>quil reuenist a son premier estat de noblesse<text:line-break/>Or aduint vne fois entre les autres com<text:line-break/>me il passoit parmy florence vne grande c(o2)<text:line-break/>paignie de gentilz hommes qui reuenoient<text:line-break/>de hierusalem de veoir le saint sepulchre de<text:line-break/>oulcre mer (sol) et parloient ensemble de plusi<text:line-break/>eurs choses des f(e2)mes (q2)lz auoient veues<text:line-break/>en diuers pays du monde. Quant loys<text:line-break/>ouyt ainsi parler les cheualiers des belles<text:line-break/>femmes quilz auoi(e2)t veues parmy le m(o2)de<text:line-break/>tant au pays de france que en angleterre (et)<text:line-break/>es autres pays chrestiens. Jl entendit com<text:line-break/>me lung des cheualiers commenca a dire (q1)<text:line-break/>par tout les pays ou il auoit este et veu t(a2)t<text:line-break/>de femmes (q2)l nen auoit point veu encores<text:line-break/>daussi belle comme il auoit veu a boulon<text:line-break/>gne sur vng g(e2)til homme nomme eganon<text:line-break/>auquel respondirent tous ses compaign(o2)s<text:line-break/>quil disoit verite (sol) et que eganon auoit vne<text:line-break/>femme nommee beatrix (sol) laquelle estoit la<text:line-break/>plus belle femme que en leurs vies auoi(e2)t<text:line-break/>encores point veues (sol) (et) furent tous de ceste<text:line-break/>opinion. Et qu(a2)t loys ouyt ainsi louer la<text:line-break/>beaulte de ceste dame beatrix fut esprins<text:line-break/>de son amour si ardamm(e2)t quil luy tardoit<text:line-break/>desia que il fust a boulongne pour veoir la<text:line-break/>beaulte de ceste dame. Crstuy loys nauoit<text:line-break/>encores point este amoureux de nulle fem<text:line-break/>me du monde (sol) pour laquelle chose luy print<text:line-break/>voulente de aller demourer a boulongne<text:line-break/>pour lamour de ceste dame quil auoit ouy<text:line-break/>tant louer pour sa beaulte. Et pource don<text:line-break/>na a entendre a son pere et a sa mere (q2) vou<text:line-break/>loit aller en pellerinage au sainct sepulchre<text:line-break/>de hierusalem pour sauluer son ame et que<text:line-break/>grant deuotion len auoit prins (sol) parquoy il<text:line-break/>fist tant enuers son pere quil obtint conge<text:line-break/>de luy (sol) le(q1)l luy bailla or (sol) argent et cheuaulx<text:line-break/>a grunt plante pour aller (sol) mais il luy pria (q1)<text:line-break/>il changeast son n(o2) (sol) (et) (q1) pour loys eust nom<text:line-break/>hanequin (sol) le(q1)l luy accorda (sol) et apres print c(o2)<text:line-break/><text:span text:style-name="pb">[f. 99v]</text:span><text:line-break/>gie de son pere et de tous ses amys a tout<text:line-break/>trois cheuaulx et trois hommes (et) cheuau(-)<text:line-break/>cha tant quil arriua a boulongne. Et ain<text:line-break/>si c(o2)me fortune ayde voulentiers a ses loy<text:line-break/>aulx seruans escheut que le .ii. iour que il<text:line-break/>auoit este arriue en celle ville eut vne fort<text:line-break/>belle feste lequel lalla veoir (et) veit ceste bel<text:line-break/><text:soft-page-break/>le dame beatrix laquelle dancoit. Et qu(a2)t<text:line-break/>il la veit de la grant beaulte delle (et) pour le<text:line-break/>beau maintien de soy qui bien luy aduenoit<text:line-break/>luy sembla plus belle c(e2)t foys sans compa<text:line-break/>raison quelle nauoit qu(a2)t il en ouyt parler<text:line-break/>premierement (sol) par quoy il y mist si fort son<text:line-break/>cueur et sa pensee que en la regardant il en<text:line-break/>fut rauy en telle maniere quil ne scauoit sil<text:line-break/>estoit homme ou femme. Luy est(a2)t en ceste<text:line-break/>opinion de la force damours quil auoit mi<text:line-break/>se en ceste dame proposa (et) delibera de de(-)<text:line-break/>mourer a iamais a boulongne et de non ia<text:line-break/>mais ne retourner sur son Pere pour la (-)<text:line-break/>mour delle. Adoncques pensa en son cou(-)<text:line-break/>rage c(o2)ment il pourroit venir a lamour de<text:line-break/>ceste dame. Si sen vint en son logeis (et) dist<text:line-break/>a son hoste quil vouloit c(o2)pter a luy (et) vou(-)<text:line-break/>loit v(e2)dre ses cheuaulx et abaisser son estat<text:line-break/>et seruir quelque gentil h(o2)me sil en y auoit<text:line-break/>point aucun en la ville. Laquelle chose oy<text:line-break/>ant loste ainsi parler hanequin (sol) c(o2)pta a luy<text:line-break/>et le paya et luy fist vendre ses cheuaulx (sol) et<text:line-break/>si luy dist que sil vouloit seruir aucun quil<text:line-break/>y auoit vng noble homme en la ville n(o2)me<text:line-break/>eganon qui appetoit fort auoir honnestes<text:line-break/>et gentilz compaignons a le seruir (sol) et (q1) sil<text:line-break/>vouloit que il luy en parleroit. Lors hane<text:line-break/>quin luy dist (q2)l en estoit content. Et apres<text:line-break/>ce compte fait et (q2)l eut vendu ses cheuaulx<text:line-break/>il ordonna ses gens demourer en la ville<text:line-break/>en aucun lieu quil leur bailla (et) leur dist (q2)lz<text:line-break/>faingnissent (q1) quant il le verroient ou ren<text:line-break/>contreroient de ne le congnoistre point.<text:line-break/>Et pource que loste c(o2)gnoissoit que hane (-)<text:line-break/>quin estoit homme noble et h(o2)neste person<text:line-break/>ne (sol) et puis les beaulx fais (et) honneurs (q2)l<text:line-break/>auoit veuz en luy alla deuers eganon ou<text:line-break/>estoit la belle beatrix la ou desiroit hane (-)<text:line-break/>quin a demourer en luy parlant en ceste ma<text:line-break/>niere. Sire eganon iay en ma maison vng<text:line-break/>moult gentil homme fort honneste (sol) lequel<text:line-break/>est venu de moult loingtain pays (sol) si ma prie<text:line-break/>quil me pleust de luy trouuer aucun gentil<text:line-break/>homme qui le voulsist auoir pour le seruir<text:line-break/>en toutes choses honnestes. Si cestoit vo<text:line-break/>stre bon plaisir a le receuoir il me semble (q1)<text:line-break/>vous seriez fort ioyeux de sa pers(o2)ne (et) bien<text:line-break/>seruy. Et eganon oyant ainsi parler loste<text:line-break/>luy dist quil le fist venir (sol) et quant il fut ve<text:line-break/>nu et que eganon le veit il luy pleut fort et<text:line-break/><text:soft-page-break/>le rerint son seruiteur (sol) et loste sen retourna<text:line-break/>en sa maison. Et hanequin commenca a si<text:line-break/>bien seruir egan(o2) que toutes les choses (q2)l<text:line-break/>faisoit luy plaisoient mieulx que ne faisoi(e2)t<text:line-break/>de ceulx (q2) estoient en sa maison. Et si bien<text:line-break/>le seruit quil luy bailla totalem(e2)t le gouuer<text:line-break/>nement de sa maison et de luy et de sa fem<text:line-break/>me. Or aduint vng iour que eganon alla<text:line-break/>a la chasse hors de la ville pour prendre son<text:line-break/>esbat aux bestes sauluages et ne demoura<text:line-break/>en la maison des seruiteurs fors hanequin<text:line-break/>auec la dame qui lamour de hanequin na(-)<text:line-break/>uoit point encores apperceue (sol) combien (q1)lle<text:line-break/>eust aucuneffois bien apperceu aux manie<text:line-break/>res de luy quil laymoit treffort (et) quil appe<text:line-break/>toit fort a luy complaire (sol) dont par esbate(-)<text:line-break/>ment luy commenca a dem(a2)der sil vouloit<text:line-break/>point iouer aux eschecz pou passer temps (sol)<text:line-break/>et hanequin luy dist que ouy sil luy plaisoit<text:line-break/>et commencerent a iouer. Et a chascun ieu<text:line-break/>hanequin se laissoit perdre dont elle y pre(-)<text:line-break/>noit grant plaisir de ce quelle gaigno oit ha<text:line-break/>nequin. Et pource quilz ne estoient (q1) eulx<text:line-break/>deux en la chambre ou ilz iouoyent (sol) en iou(-)<text:line-break/>ant il se mist vng grant souspir hors la bou<text:line-break/>che de hanequin (sol) (et) la dame oyant ce souspir<text:line-break/>luy demanda. Que as tu hanequin es tu<text:line-break/>dol(e2)t que ie tay vaincu. Dame dist il cest<text:line-break/>bien plus gr(a2)t chose qui me ti(e2)t. Je te prie<text:line-break/>dist la dame dy moy qui est la cause de<text:line-break/>ce souspir. Et te prie que sur toute lamour<text:line-break/>dont tu maymes (q1) tu ne le me celes point<text:line-break/>Quant hanequin ouyt (q1) la dame lui auoit<text:line-break/><text:span text:style-name="pb">[f. 100r]</text:span><text:line-break/>dit que sur lamour de quoy il laymoit que<text:line-break/>il luy dist verite de celluy souspir quil auoit<text:line-break/>fait (sol) pour ceste cause il mit encores dehors<text:line-break/>vng plus grant souspir que par deuant.</text:p>
      <text:p text:style-name="P900">Par quoy la dame de rechief luy prya que<text:line-break/>il luy dist la cause de ses souspirs. Ma da<text:line-break/>me dist il. Je doubte moult forment a le<text:line-break/>vous dire (sol) et (q1) la cause ne vous soit pas<text:line-break/>aggreable quant ie le vous auray dit. Et<text:line-break/>oultre ie doubte que vous diries ce que ie<text:line-break/>vous diroye. Pour certain dist la dame<text:line-break/>a Hanequin qui estoit tout paoureux. Je<text:line-break/>te prometz quil ne men desplaira point (sol) et<text:line-break/>si soies seur que ce que tu me diras iamais<text:line-break/>nele reueleray. Puis (q1) ainsi le me promec<text:line-break/>tez dist Hanequin ie vous diray la cause<text:line-break/><text:soft-page-break/>de mes souspirs. Et adoncques en plou<text:line-break/>rant des yeulx a grosses larmes commen<text:line-break/>ca a dire a la dame que la renommee delle<text:line-break/>et la grant beaulte et bonte de quoy elle es(-)<text:line-break/>toit plaine comme il auoit autreffoys ouy<text:line-break/>compter a plusieurs gentilz hommes qui la<text:line-break/>uoyent veue (sol) que en oyant compter de sa be<text:line-break/>aulte il fut feru de son amour si tres cruel(-)<text:line-break/>lement quil luy conuint partir de florence<text:line-break/>pour venir deuers elle et demander con(-)<text:line-break/>gie a son pere et a sa mere et a ses amys (sol) fai<text:line-break/>gnant daller en Jerusalem pour lamour (et)<text:line-break/>honneur delle. Et quant il fut a bouloi(-)<text:line-break/>gne il veulut seruir son mary pour parue(-)<text:line-break/>nir a lamour delle (sol) en priant a la dame (q2)l<text:line-break/>luy pleust de luy pardonner et auoir mercy<text:line-break/>de luy (sol) et quelle prensist son amoureux (et) ar<text:line-break/>dant desu en gre. Et se elle ne vouloit fai<text:line-break/>re ceste chose (q1) secretement elle laissast aller<text:line-break/>ou demourer en la forme et maniere com(-)<text:line-break/>me il demouroit auecques elle par auant<text:line-break/>ou quelle fust contente quelle laymast. Et<text:line-break/>puis luy dist en la colaudant. O singulier<text:line-break/>h(o2)neur et plaisant doulceur de sang de bou<text:line-break/>loigne comment es tu tant honnouree (et) re<text:line-break/>comm(a2)dee au cas damours en si loingtain<text:line-break/>pays. O face tant coulouree que as este<text:line-break/>desiree de mes larmes et souspirs pour la<text:line-break/>grant et excellente beaulte de vostre souef<text:line-break/>ue face. O dame se iauoye toutes les lan(-)<text:line-break/>gues du m(o2)de. Et chascune dist vne louen<text:line-break/>ge pour vo<text:span text:style-name="T901">9</text:span><text:s/>collauder et louer. Jamais ne<text:line-break/>scauroye ne ne pourroye dire ne assez estre<text:line-break/>suffisant de louer (et) compr(e2)dre les plaisans<text:line-break/>desirs qui sont en vous. La noble dame<text:line-break/>oyant ainsi parler Hanequin et elle adious<text:line-break/>tant foy aux gracieuses paroles quil luy di<text:line-break/>soit (sol) le sang luy commenca a eschauffer de<text:line-break/>vng ardant desir de amours parmy son<text:line-break/>cueur en receuant son amour en sa pensee.<text:line-break/>Et commenca a mectre hors de grant sous<text:line-break/>pirs pour lamour de luy. Et elle apres<text:line-break/>ses souspiers dist. Mon amy ne vous es<text:line-break/>bahissez point et soyez ioyeulx (sol) Car ne d(o2)s<text:line-break/>ne promessez ne amoureux regards de au<text:line-break/>cun noble homme ne de aucun autre de qui<text:line-break/>iay este et suis encores solicitee (et) requise de<text:line-break/>mains hommes ne peurent oncques tant<text:line-break/>mouuoir m(o2) couraige que iaymasse aucun<text:line-break/>mais en si pou despasse comme tes paroles<text:line-break/><text:soft-page-break/>ont dure tu as pl<text:span text:style-name="T902">9</text:span><text:s/>fait que ne firent onc les<text:line-break/>autres en toutes leurs vies. Pour quoy<text:line-break/>ie te hab(a2)donne mon amour et mon cueur<text:line-break/>et te prometz que te feray ioyr de m(o2) corps<text:line-break/>auant que la nuyt soit passee. Et affin (q1) la<text:line-break/>chose sortisse son effect ie te diray comment<text:line-break/>tu feras. Tu viendras de soir enuiron<text:line-break/>minuyt dedans ma chambre que tu trou(-)<text:line-break/>ueras ouuerte et viendras vers moy au<text:line-break/>coste du lit ou tu scez que ie dors. Et se ie<text:line-break/>dormoye touche moy de la main seulem(e2)t<text:line-break/>tant que ie soye esueillee (et) ie te conforteray<text:line-break/>au desir damours que tu as tant appete (et)<text:line-break/>desire. Et affin que tu soyes seur (et) que tu<text:line-break/>croyez ceste chose (sol) ie te vueil baiser vne fois<text:line-break/>pour erres de nostre marchie. Lors la da<text:line-break/>me embrassa ledit Hanequin (sol) et luy pareil(-)<text:line-break/>lement lembrassa et sentrebaiserent amou(-)<text:line-break/>reusement. Et apres ces choses faictes et<text:line-break/>dictes Hanequin laissa la dame et alla fai(-)<text:line-break/>re aucunes besoignes (et) att(e2)dit a grant ioye<text:line-break/>que la nuyt fut venue (sol) et Egan(o2) sur le ves<text:line-break/>pre reuint de la chasse et le seruit a soupper<text:line-break/>comme il auoir de coustume. Et quant il<text:line-break/><text:span text:style-name="pb">[f. 100v]</text:span><text:line-break/>fut temps daller couchier le seigneur estoit<text:line-break/>lasse a cause du gibier et sen alla dormir et<text:line-break/>sa femme aussi. Et en tenant sa promesse<text:line-break/>ainsi quil auoit promise a Hanequin. Lais<text:line-break/>sa son huys ouuert affin que il venist vers<text:line-break/>elle a heure de minuyt. Et quant lheure<text:line-break/>fut venue Jl vint tout bellement et entra<text:line-break/>dedans sa chambre et sen vint au coste du<text:line-break/>lict la ou elle estoit couchee (sol) si mist sa main<text:line-break/>sur sa poictrine pour veoir selle dormoit.<text:line-break/>Et elle qui ne dormoit pas sentant sa main<text:line-break/>lempoigna a deux mains bien fermement.<text:line-break/>Et elle tenant la main de Hanequin se c(o2)(-)<text:line-break/>menca a virer et tourner tant quelle esueil(-)<text:line-break/>la son mary et luy dist. Sire ie vous vueil<text:line-break/>demander vne question a vostre aduis le(q1)l<text:line-break/>de voz seruiteurs cest qui est le plus loyal<text:line-break/>et a (q2) vous vo<text:span text:style-name="T903">9</text:span><text:s/>siez le plus : car hier au soir<text:line-break/>pour ce (q1) tu estois trauaille ie ne le te vou(-)<text:line-break/>lu point demander (sol) si me dis doncques le<text:line-break/>quel tu reputes le meilleur (sol) et lequel tu ay(-)<text:line-break/>mes le mieulx. Et lors quant Hanequin<text:line-break/>oyt ainsi parler la dame a son mary comm(e2)<text:line-break/>ca a trembler et a tirer sa main que la dame<text:line-break/>tenoit (sol) et auoit si grant paour quil cuydoit<text:line-break/><text:soft-page-break/>estre mort (sol) Et se doubtoit que la dame la<text:line-break/>uoit deceu. Adoncques le mary interroga<text:line-break/>sa femme pour quoy elle luy faisoit ceste de<text:line-break/>mande. Ne te apparcoys tu point que ie<text:line-break/>neuz oncques seruiteur ne nay encores que<text:line-break/>iayme tant que Hanequin. Adoncques<text:line-break/>Beatrix respondit a son mary. Je te diray<text:line-break/>Eganon vne chose. Jay bien cuyde autres<text:line-break/>foys la chose que tu dis estre vraye. Cest<text:line-break/>que hanequin fust le plus loyal que nul au<text:line-break/>tre de tes seruiteurs (sol) mais il ma deceue (sol) la<text:line-break/>quelle chose mainten(a2)t iapparcoy (sol) Car au<text:line-break/>iourduy quant tu allas au gibier il demou<text:line-break/>ra ycy. Et a este bien si hardy que de moy<text:line-break/>requerir que ie me c(o2)sentisse a faire son plai<text:line-break/>sir (sol) (et) affin que tu ne ten apparceusses ielny<text:line-break/>respondy que ien estoye contente (sol) mais que<text:line-break/>enuiron minuyt il venist au iardin aupres<text:line-break/>du pin et illec le deuoye attendre (sol) la(q1)lle cho<text:line-break/>se il me promist de y venir. Or est ma pen<text:line-break/>se telle que ie niray point : Car iaymeroye<text:line-break/>mieulx mourir que de vous faire tel desbon<text:line-break/>neur (sol) Mais se vous voulez esprouuer la<text:line-break/>loyaulte de vostre varletdit vous pouez<text:line-break/>legierement vous vestir de mes robes<text:line-break/>et mectre sur ton chief vng de mes cucure(-)<text:line-break/>chiesz et aller en nostre vergier aupres du<text:line-break/>pin. Et la act(e2)dre Hanequin qui illecques<text:line-break/>viendra comme ie croy fermement. Or<text:line-break/>dieu scet que hanequin estoit aise en sa che(-)<text:line-break/>mise : Car pour quelque paine que il mist a<text:line-break/>retirer sa main elle ne le voulut point lais(-)<text:line-break/>ser aller (sol) Car quant il oyt que elle leust ac<text:line-break/>cuse Jl cuyda estre trahy et mort (sol) mais elle<text:line-break/>le faisoit par cautelle affin quil y allast (sol) et a<text:line-break/>celle fin que le dit hanequin couchast auec(q1)s<text:line-break/>elle. Eganon oyant ceste chose respondit<text:line-break/>a sa femme. Jl fault voyrem(e2)t que ie spreu<text:line-break/>ue ce que tu dis. Si se leua Eganon inc(o2)<text:line-break/>tinent du lict et sans clarte aucune vestit<text:line-break/>au mieulx quil peut vne des robes de sa<text:line-break/>femme et affeubla vng de ses cueurechiesz<text:line-break/>et sen alla au iardin aupres du pin et act(e2)<text:line-break/>dit la hanequin. Et quant elle vit que son<text:line-break/>marin fut dehors de la chambre se leua et<text:line-break/>alla ferme lhuys. Et hanequin qui la estoit<text:line-break/>et attendoit samoureuse grace de sa da(-)<text:line-break/>me nestoit point encores bien asseure (et) eut<text:line-break/>bien voulu estre au ventre de sa mere (sol) et<text:line-break/>mauldisoit leure que iamais auoit parle a<text:line-break/><text:soft-page-break/>elle de son amour. Lors la dame luy dist<text:line-break/>despoillez vous hanequin mon amy (sol) car ie<text:line-break/>vueil que vous acomplissez voz desirs<text:line-break/>auecques moy. Et hanequin qui cuydoit<text:line-break/>estre trompe en fut bien content et ioyeulx<text:line-break/>et se despoilla tout nud. Et puis se coucha<text:line-break/>auec sa dame et firent leurs plaisirs ensem<text:line-break/>ble t(a2)t que bon leur sembla. Et apres ce (q1)<text:line-break/>la dame veit (q1)l estoit heure de partir fist le<text:line-break/>uer hanequin (et) luy dist quil se reuestist. Et<text:line-break/>qu(a2)t il eut fait elle le baisa par gr(a2)t amour<text:line-break/>en luy disant. Mon loyal amy faitz ce que<text:line-break/>ie te diray (sol) vaten (et) prens vng baston au iar<text:line-break/>din aupres (sol) du pin en faignant (q1) tu cuides<text:line-break/>que ce soit moy. Et quant tu seras la tu<text:line-break/><text:span text:style-name="pb">[f. 101r]</text:span><text:line-break/>diras. Ha mauluaise femme que tu es pail<text:line-break/>larde (sol) Ce que ie tay demande estoit pour<text:line-break/>te essaier et frapperas dessus ses espaules<text:line-break/>de cestuy gros baston en disant. Alles pail<text:line-break/>larde allez a lostel (sol) Par la mort bieu ie le di<text:line-break/>ray de main a monseigneur mon maistre.<text:line-break/>Et (p3) ainsi en apres sen ensuiuera vne mer<text:line-break/>ueilleuse delectation entre nous deux-Ha<text:line-break/>nequin se leua et print vng gros baston en<text:line-break/>sa main (et) sen alla au vergier aupres du pin<text:line-break/>Eganon le regarda venir si se leua ainsi c(o2)<text:line-break/>me sil le vousist receuoir et festoyer en gr(a2)t<text:line-break/>ioye (sol) et vint a lencontre de Hanequin les<text:line-break/>bras tenduz. Et Hanequin faignant de<text:line-break/>non scauoir lentreprinse dist a Eganon.<text:line-break/>O male et desloyalle femme es tu ycy ve<text:line-break/>nue pour moy actendre (sol) cuydez tu que ie fa<text:line-break/>ce ce desplaisir a mon maistre ce deshon(-)<text:line-break/>neur et ceste vilennie. Ha paillarde ie le fai<text:line-break/>soye pour vous essayer. Adoncques Ha(-)<text:line-break/>nequin leua son baston (et) commenca a frap<text:line-break/>per sur luy (sol) mais Eganon oyant ces paro<text:line-break/>les et sentant les coups de baston que Ha<text:line-break/>nequin luy bailloit (sol) commenca a sen fouyr<text:line-break/>tout bellement (et) Hanequin le poursuiuoit<text:line-break/>de pres en luy disant. Allez (sol) allez (sol) maul(-)<text:line-break/>uaise femme que dieu vous mect en male<text:line-break/>sepmaine. Par le corps bieu ie le diray a<text:line-break/>mon seigneur affin que vo<text:span text:style-name="T904">9</text:span><text:s/>soyez blasmee<text:line-break/>et diffamee enuers luy. Et apres (q1) Ega(-)<text:line-break/>non eut receuz plusieurs durs horions le<text:line-break/>plus tost quil peut retourna en sa chambre<text:line-break/>ou estoit sa femme (sol) Laquelle luy demanda<text:line-break/>se Hanequin estoit point venu. Je voul<text:line-break/><text:soft-page-break/>droye dist Eganon a sa femme que Hane(-)<text:line-break/>quin ne fust pas ainsi venu : Car il cuidoit<text:line-break/>que ce fust toy que de moy (sol) (et) ma tant batu<text:line-break/>quil ma froysseez toutes les espaules dung<text:line-break/>gros baston (sol) Et si ma dit maintes reprou<text:line-break/>chez et diffamables paroles comme a vne<text:line-break/>femme tres ribaulde rompant son maria(-)<text:line-break/>ge (sol) Car il cuydoit que ce fussiez vous (sol) par<text:line-break/>quoy ie apparcoy bien au vray que m(o2) var<text:line-break/>let Hanequin est loyal : car ie me esmerueil<text:line-break/>loye quil vous eust demande chose a int(e2)<text:line-break/>cion de vous deceuoir (sol) mais non a. Car<text:line-break/>il me disoit. Vaten va paillat de ie le fai<text:line-break/>soye pour toy essayer. Par quoy ie c(o2)gnois<text:line-break/>quil seroit bien marry dauoit fait deshon(-)<text:line-break/>neur ne vilennye ny a vo<text:span text:style-name="T905">9</text:span><text:s/>ny a moy (sol) mais<text:line-break/>ayme mon prouffit (et) mon honneur ainsi c(o2)<text:line-break/>me il le ma bien monstre. Mais pour ce (q1)<text:line-break/>Hanequin ta veue ioyeuse (sol) il ta soubdaine<text:line-break/>ment esprouuee. Adoncques la bonne da<text:line-break/>me Beatrix luy respondit. Dieu soit loue<text:line-break/>et gracie que Hanequin (p3) paroles a esprou<text:line-break/>uee ma loyaulte (sol) Et il ta esprouue en tres<text:line-break/>durs coups de baston (sol) par quoy ie puis bi<text:line-break/>en dire que iay porte et endure plus paciem<text:line-break/>ment les paroles de Hanequin que tu ne<text:line-break/>as porte les horions (et) batures du baston<text:line-break/>de Hanequin. Pour certain tu dis verite<text:line-break/>ma femme. Si fault il dist la femme que<text:line-break/>nous aymons et honnorons lung lautre (et)<text:line-break/>aussi nostre varlet Hanequin. Adoncques<text:line-break/>Egamon luy respondit. Ma loyalle fem(-)<text:line-break/>me et mamye tu dis vray. Et par ainsi<text:line-break/>des lors en apres Eganon print plus gr(a2)t<text:line-break/>fiance en son varlet (et) en sa femme cuydant<text:line-break/>comme les autres folz auoir la plus loyal<text:line-break/>le femme et le pl<text:span text:style-name="T906">9</text:span><text:s/>loyal varlet que oncques<text:line-break/>seigneur eust. Et a cause de ceste chose ain<text:line-break/>si faicte Hanequin et la dame par maintes(-)<text:line-break/>foys apres en risir(e2)t ensemble. Et vser(e2)t<text:line-break/>assez largement et seurement du fruict da<text:line-break/>mours dont iamais par aduanture ilz nen<text:line-break/>eussent este saoulez (sol) laquelle chose leur fut<text:line-break/>delectable et plaisant tant comme il pleut<text:line-break/>aHanequin de demourer a bouloigne auec<text:line-break/>ques Eganon son maistre et sa femme des<text:line-break/>susditz.</text:p>
      <text:p text:style-name="P907"><text:span text:style-name="T908">E</text:span>N ceste nouuelle est dem(o2)stre la<text:line-break/>deception que fist Beatrix a son<text:line-break/>mary Et comment elle fist leuer<text:line-break/><text:soft-page-break/>son mary de son lict (et) lenuoya au iardin au<text:line-break/>pres du pin. Et le fist vestir de ses robes<text:line-break/>Puis conseilla a son amy Hanequin quil<text:line-break/>le batist fort de vng gros baston (sol) et quil fai<text:line-break/>gnist estre loyal a son maistre. Aussi est m(o2)<text:line-break/>stre la desloyaulte de son varlet a qui il se<text:line-break/><text:span text:style-name="pb">[f. 101v]</text:span><text:line-break/>fioit et il le trompa. Apres il est monstre<text:line-break/>que apres la deception faicte il reputa sa f(e2)<text:line-break/>me et son varlet estre loyaulx (sol) et se fia plus<text:line-break/>en eulx que il nauoit fait par auant comme<text:line-break/>vous auez oy.</text:p>
      <text:h text:style-name="Titre1" text:outline-level="1">(ipdm) Cy commence la Soixante<text:line-break/>huytiesme nouuelle comptee par<text:line-break/>dame Neyphile sur la septiesme<text:line-break/>iournee dont Dyonee est roy.</text:h>
      <text:p text:style-name="figure">&lt;image&gt;</text:p>
      <text:p text:style-name="P909"><text:span text:style-name="T910">P</text:span>Our ce que philomene a comm(e2)<text:line-break/>ce sa nouuelle de la deception qui<text:line-break/>est trouuee en femme au mieulx<text:line-break/>quelle a peu (sol) Et en la recitant elle a moult<text:line-break/>pleu a la compaignie. Aussi pareillement ie<text:line-break/>me efforceray a dire et compter vne sem(-)<text:line-break/>blable nouuelle comment vne femme que<text:line-break/>son mary auoit trouuee en mal faisant (et) la<text:line-break/>print sur le fait. Luy allant apres lamy de<text:line-break/>sa femme (sol) mais la dicte femme fist si bienson<text:line-break/>parsonnaige quelle imposa a son mary la<text:line-break/>vilennye (q2) luy vouloit imposer deu(a2)t tous<text:line-break/>ses parens et amys.</text:p>
      <text:h text:style-name="Titre2" text:outline-level="2">(ipdm) La forme de la nouuelle</text:h>
      <text:p text:style-name="P911"><text:span text:style-name="T912">E</text:span>N nostre cite de florence fut iadis<text:line-break/>vng riche marchant nomme Ari(-)<text:line-break/>gute qui pource que aucuns de ses<text:line-break/>compaignons marchans auoient este ano<text:line-break/>blis. Cestuy Arigute se fist aussi pareille<text:line-break/>ment anoblir. Et puis se maria a vne tres<text:line-break/>belle ieune fille noble (sol) et mal conuenable a<text:line-break/>luy (sol) laquelle se nommoit Vysmonde. Et<text:line-break/>pour ce que Arigute ainsi comme march(a2)s<text:line-break/>alloit souuent dehors pour entretenir et<text:line-break/>fournir la maison (et) boutiquee dmarchandi<text:line-break/>se (sol) et se tenoit pou auecques sa femme (sol) La(-)<text:line-break/>quelle voyant quelle demouroit ainsi seu<text:line-break/>lette (sol) si aduisa quil seroit bon (q1)lle fist vng<text:line-break/>amy qui coucheroit auecques elle qu(a2)t son<text:line-break/><text:soft-page-break/>mary seroit dehors. Si aduint que Vyst<text:line-break/>monde qui fort desiroit le lieu damours sac<text:line-break/>cointa dung ieune iouuencel nomme Ro<text:line-break/>bert. Cestuy Robert estoit fort plaisant a<text:line-break/>regarder tant que les gracieux regards (q2)l<text:line-break/>faisoit a la belle gismonde luy pleurent t(a2)t<text:line-break/>quelle manda le dit Robert par vne sienne<text:line-break/>chamberiere. Auquel m(a2)dement cestuy ro<text:line-break/>bert fut fort diligent et obeyssant de y ve<text:line-break/>nir. Et quant il fut venu il salua Vysm(o2)<text:line-break/>de (sol) et elle aussi luy. Apres plusieurs paro(-)<text:line-break/>les dictes entre eulx (sol) luy dist la cause pour<text:line-break/>quoy elle lauoit mande. En luy disant que<text:line-break/>pour son beau et gracieux regart quil luy a<text:line-break/>uoit autreffoys monstre elle estoit amou(-)<text:line-break/>reuse de luy et quil luy pleust de faire et ac(o2)<text:line-break/>plir son plaisir. Cestuy Robert non ingrat<text:line-break/>de la paine de son corps oyant ces paroles<text:line-break/>en fut fort ioyeux et content (sol) et se accorda a<text:line-break/>faire tous les plaisirs (et) seruices quil pour<text:line-break/>roit a ladicte Gismonde. Cestuy iouuen(-)<text:line-break/>ceau Robert fut si longuement auecques<text:line-break/>elle qui la endoctrina si bien (et) induisit a son<text:line-break/>lralendrier quil nestoit point de feste entre<text:line-break/>eulx deux (sol) mais besoigner(e2)t si bien a leurs<text:line-break/>pieces si bien et apoint que ce fut merucil(-)<text:line-break/>les. Si aduint que Gismonde que estoit<text:line-break/>nouuelle mariee se gouuerna si meschante(-)<text:line-break/>ment et si sottement (q1) aucunement son ma<text:line-break/>ry sen apparceut. Par quoy il entra en si<text:line-break/><text:span text:style-name="pb">[f. 103r]</text:span><text:line-break/>grant ialousie delle quil ne scauoit sa conte<text:line-break/>nance et delaissa a frequenter audit pays (et)<text:line-break/>ville ou il auoit acoustume daller (q1)rir de<text:line-break/>la marchandise. Et mist presque toute sa<text:line-break/>cure et son entente a bien garder sa femme<text:line-break/>et tant (q1) iamais il ne dormoit quil ne sceust<text:line-break/>de vray que sa femme dormist la premiere<text:line-break/>quant ilz estoient couchiez ensemble pour<text:line-break/>cause de sa maladie de ialousie. Ceste bel<text:line-break/>le iouuencelle Vysmonde se apparceut que<text:line-break/>son mary estoit Jaloux delle a cause quil ne<text:line-break/>alloit plus dehors a ses marchandises com<text:line-break/>me il auoit de coustume (et) si ne alloit point<text:line-break/>hors de la maison pour lamour delle (sol) et po<text:span text:style-name="T913">r</text:span><text:line-break/>la garder. Si se penca quelle estudieroit si<text:line-break/>fort a son lralendrier quelle trouueroit ma(-)<text:line-break/>niere se elle pouoit. Si estudia longuem(e2)t<text:line-break/>deuant quelle peust trouuer maniere destre<text:line-break/>auec quesledit robert qui moult la solicitoit<text:line-break/><text:soft-page-break/>de ce faire. Si se aduisa de ceste finesse c(o2)(-)<text:line-break/>bien que sa ch(a2)bre estoit bien fermee (sol) et aus<text:line-break/>si pour ce quelle dormoit fort quant elle es<text:line-break/>toit en son premier somme. Et que son ma<text:line-break/>ry ne pouoit nullement dormir iusques a<text:line-break/>ce quil veist quelle dormist. Trouua ma<text:line-break/>niere de parler a son amy (sol) et luy dist. Amy<text:line-break/>robert (sol) puis que nous ne pouons trouuer<text:line-break/>maniere dauoir lieu et place pour faire noz<text:line-break/>desirs affin que aucun ne sen appacoyue<text:line-break/>point (sol) Je vous mectray vne corde qui des<text:line-break/>cendra de ma fenestre iusques aupres de<text:line-break/>mon huys en bas (sol) Laquelle quant ie seray<text:line-break/>couchee et endormye enuiron heure de my(-)<text:line-break/>nuyt sera lyce a mon poulce de mon pied.<text:line-break/>Et quant vous viendrez alhuys trouue(-)<text:line-break/>rez ceste corde et la tireres si fort que me es<text:line-break/>ueilleres. Et quant ie seray esueillee ie me<text:line-break/>leueray et vo<text:span text:style-name="T914">9</text:span><text:s/>viendray ouurir lhuys (sol) puis<text:line-break/>acomplirons nostre desir. Cestuy appoin<text:line-break/>tement pleut moult a robert qui par main<text:line-break/>teffoys alla a lhuys et tira la cordelette ain<text:line-break/>si que samye luy auoit dit. Et tandis que<text:line-break/>eulx deux continuoient toustours finesse (et)<text:line-break/>subtilite (sol) Aduint que la femme ainsi quel(-)<text:line-break/>le dormoit son mary Arigutte en estand(a2)t<text:line-break/>ses piedz parmy son lict dauenture trouua<text:line-break/>ceste corde (sol) et icelle print en sa main et la ti(-)<text:line-break/>ra (sol) et en tirant trouua quelle estoit atachee<text:line-break/>au poulce du pied de sa femme. Si penca<text:line-break/>le mary et dist en soymesmes. Ceste chose<text:line-break/>doit estre aucun signe de dcceuance. Puis<text:line-break/>se leua et alla veoir ou estoit lautre bout de<text:line-break/>ceste corde (sol) et trouua (q1)lle estoit parmy vng<text:line-break/>trou passee par la fenestre et p(e2)doit iusques<text:line-break/>a terre. Si deslia ceste corde du poulce de<text:line-break/>sa femme le plus doulcement quil peut (sol) et<text:line-break/>le lia a son doit pour scauoir que signifioit<text:line-break/>ceste corde. Et apres ne demoura gaires<text:line-break/>que Robert lamoureux de sa femme vint<text:line-break/>et tyra ceste cordelette ainsi comme il auoit<text:line-break/>de coustume. Par quoy Arigutte se esueil<text:line-break/>la qui mal auoit lye ladicte corde en son doy<text:line-break/>et tant que robert tira si fort quil tira toute<text:line-break/>la corde a luy (sol) par quoy luy sembloit quil de<text:line-break/>uoit attendre la dame. Et arigute se esueil<text:line-break/>la bien tost et en se leuant print son espee et<text:line-break/>courut a lhuys pour veoir que cestoit : car<text:line-break/>il estoit hardy homme et puissant (et) fort cou<text:line-break/>raigeux. Et quant il fut a lhuys il ne lou(-)<text:line-break/><text:soft-page-break/>urit point ainsi que la dame faisoit quant el<text:line-break/>le luy venoit ouurir lhuys (sol) par quoy il se ap<text:line-break/>parceut que ce nestoit pas elle. Et inconti<text:line-break/>nent lhuys ouuert et que Robert vit Ari<text:line-break/>gute (sol) et robert de souyr (sol) et Arigute apres :<text:line-break/>Car il scauoit bien (et) se doubtoit que ce fust<text:line-break/>lamoureux de sa femme par quoy il le pour<text:line-break/>suyuit tellement quil le print. Et Robert<text:line-break/>qui estoit fort homme aussi bien (q1) Arigut<text:line-break/>te se retourna et deffendit si bien sa person<text:line-break/>ne dung grant braquemart quil auoit tant<text:line-break/>quil blessa Arigute (sol) et sentrebatirent bien<text:line-break/>fort et ferme. Et tandis que Arigutte<text:line-break/>et Robert sentrebat oyent Vysmonde se<text:line-break/>esueilla et trouua que la corde estoit desta<text:line-break/>chee de son poulce (sol) parquoy elle sapparceut<text:line-break/>que son mary auoit bien sceu sa decepcion<text:line-break/>et quil estoit alle apres son amy Robert.</text:p>
      <text:p text:style-name="P915">Pour tant elle se leua du lict hastiuement<text:line-break/>et en pensant ceste Forttune qui luy estoit<text:line-break/>aduenue craignoit son deshonneur quil ne<text:line-break/><text:span text:style-name="pb">[f. 103v]</text:span><text:line-break/>fust sceu a cause que elle estoit de noble li(-)<text:line-break/>gnee (sol) Et si auoit paour que son mary ne la<text:line-break/>tuast. Si aduisa en elle que elle hucheroit<text:line-break/>sa ch(a2)beriere qui dormoit en vne autre ch(a2)<text:line-break/>bre qui tout le fait scauoit bien de elle et de<text:line-break/>son amy robert (sol) Et luy commenca a dire<text:line-break/>en plourant. Mamye chiere ie te prye tant<text:line-break/>comme ie puis (q1) tu me vueilles faire vng<text:line-break/>plaisir pour sauluer mon bonneur (sol) (et) si tu le<text:line-break/>faitz ie te prometz la foy de mon corps (q1) ie<text:line-break/>te le renderay doublement et si te pouruoye<text:line-break/>ray si bien que tu ne te plaindras point de<text:line-break/>moy. Et lors luy respondit la chamberie<text:line-break/>re quelle seroit tout ce quil luy plairoit. Et<text:line-break/>puis la dame luy dist. Tu ten iras cou(-)<text:line-break/>chier en mon lict en ma place. Et qu(a2)t m(o2)<text:line-break/>mary reuiendra il te dira plusieurs iniures<text:line-break/>et te vouldra batre et tirer hors du lict.</text:p>
      <text:p text:style-name="P916">Mais ie te prye pour quelque iniure que il<text:line-break/>te die ne pour quelque chose quil te face (q1)<text:line-break/>tu ne vueillez sonner mot (et) aussi ne ten fuis<text:line-break/>point : Car si tu plourois il te entenderoit<text:line-break/>bien (sol) et porte paciemment et endure ce quil<text:line-break/>te fera. Car dist la dame ie te recompense(-)<text:line-break/>ray bien (sol) ne de moy tu ne te plaindras ia(-)<text:line-break/>mais. Adoncques la chamberiere se cou<text:line-break/>cha au lict de sa maistresse (sol) et quant elle fut<text:line-break/>couchee la dame estaignit lu lumiere de sa<text:line-break/><text:soft-page-break/>chambre. Et apres sen alla cachier en son<text:line-break/>grenier en actendant que son mary reuen(-)<text:line-break/>sist. Lors quant Arigutte et Robert se<text:line-break/>furent bien entrebatus les voysins de la<text:line-break/>rue y vindrent. Et pour ce quilz congnois<text:line-break/>soient bien Arigutte il sen fuit et reuint en<text:line-break/>sa chambre tout trouble et esmeu et comm(e2)<text:line-break/>ca a crier en disant. Ou es tu mauluaise<text:line-break/>femme. Tu as estaincte la clarte de paour<text:line-break/>que ie te trouue (sol) mais ie te trouueray bien.</text:p>
      <text:p text:style-name="p">Quant le mary vint au lict il cuyda bien<text:line-break/>frapper sur sa femme (sol) mais il frappoit sur<text:line-break/>la chamberiere (sol) et tant la batit et deuant (et)<text:line-break/>derriere et luy soula de ses piedz sur sa p(e2)(-)<text:line-break/>ce tant quil luy meurtrist toute la face. Et<text:line-break/>finablement luy coupa les cheueulx en luy<text:line-break/>disant sans cesser si grans reprouches (et) dif<text:line-break/>fames villaines que on ne pourroit pas pl<text:span text:style-name="T917">9</text:span><text:line-break/>dire a vne femme qui auroit tue son enfant<text:line-break/>La ch(a2)beriere ainsi durement batue (et) veu<text:line-break/>que on luy auoit coupe ses beaulx cheueulx<text:line-break/>plouroit (et) crioit ainsi c(o2)me se elle eust fait<text:line-break/>le meffait (sol) (et) combien que aucuneffoys elle<text:line-break/>dist a voix basse. Las moy mercy (sol) toutes<text:line-break/>foys son braire ne son crier ne luy valut ri(e2)s<text:line-break/>Nonobstant quil oist bien crier (sol) mais pour<text:line-break/>la fureur de quoy il estoit plain il ne scauoit<text:line-break/>pas bonnement entendre se la voix quil oy<text:line-break/>oit estoit de sa f(e2)me ou dung autre. Apres<text:line-break/>doncques que Arigutte eut bien batuce et<text:line-break/>escheuelce sa chamberiere ainsi comme dit<text:line-break/>est luy commenca a dire cuyd(a2)t que ce fust<text:line-break/>sa femme. Mauluaise femme iamais ton<text:line-break/>corps ne couchera aupres du mien. Et si<text:line-break/>men vois querir ta mere (et) tous tes freres<text:line-break/>et leur comptcray toute ta vie et ton oeu(-)<text:line-break/>ure et leur diray quilz te viennent querir<text:line-break/>et quilz facent de toy ce quil leur semblera<text:line-break/>bon et honneste : car pour certain iamais ce<text:line-break/>ans tu ne demoureras. Apres ces paro<text:line-break/>les dictes arigutte yssit hors de sa cham<text:line-break/>bre et dedans il enferma sa femme et sen al<text:line-break/>la parler aux freres de sa femme et aux pa<text:line-break/>rens et amis delle. Or auoit oy Gismon<text:line-break/>de toutes les iniures quil auoit dictes a sa<text:line-break/>chamberiere (sol) (et) c(o2)ment il luy dist quil alloit<text:line-break/>querir ses parens (et) amys. Par quoy qu(a2)t<text:line-break/>elle vit que son mary fut yssu dehors entra<text:line-break/>en sa ch(a2)bre et alluma vne chandelle (et) trou<text:line-break/>ua sa chamberiere ded(a2)s son lict toute frois<text:line-break/><text:soft-page-break/>see de coups et plouroit tres fort. Adonc<text:line-break/>ques la dame au mieulx quelle peut la rec(o2)<text:line-break/>forta et icelle ramena en sa chambre ou elle<text:line-break/>couchoit et la couurit et la tint secretement<text:line-break/>en ceste chambre que son mary ne sen appar<text:line-break/>ceut et la fist guarir et tellement satiffist a<text:line-break/>sa chamberiere quelle se tint contente delle<text:line-break/>et pour bien recompensee. Et apres ce gis<text:line-break/>monde vint refaire son lict (et) dresser sa ch(a2)<text:line-break/>bre et se vestit de ses robes comme elle ne<text:line-break/>se fust point encor couchee de la nuyt (sol) puis<text:line-break/>raluma sa lampe et print des chemises po<text:span text:style-name="T918">r</text:span><text:line-break/><text:span text:style-name="pb">[f. 104r]</text:span><text:line-break/>couldreset commenca a besongner (sol) et sen al<text:line-break/>la seoir aupres des degrez po<text:span text:style-name="T919">r</text:span><text:s/>veoir (et) ouyt<text:line-break/>a quelle fin ses besongnes viendroient.</text:p>
      <text:p text:style-name="p">Lors arigute estant aller parler aux amis<text:line-break/>delle pour leur compter les beaulx fais de<text:line-break/>sa femme vint (et) commenca a hurter fort et<text:line-break/>ferme aux huys. Et quant il fut dedans c(o2)<text:line-break/>menca a compter le cas a ses freres et a sa<text:line-break/>mere (sol) (et) comm(e2)t les besongnes alloient (sol) (et)<text:line-break/>comm(e2)t il auoit trouue vne cordelette lyee<text:line-break/>au pied de gismonde (et) tout le fait ainsi com<text:line-break/>me il alloit (et) quil lauoit batue (sol) (et) comment<text:line-break/>il luy auoit trenche les cheueulx (sol) (et) leur m(o2)<text:line-break/>stra iceulx cheueulx quil cuidoit anoir tren<text:line-break/>chez a sa femme affin quilz prins(e2)t foy aux<text:line-break/>parolles que il leur disoit et si leur bailla<text:line-break/>les ditz cheueulx en tesmoing (sol) en leur disant<text:line-break/>oultre quilz venissent querir leur seur gis(-)<text:line-break/>monde (sol) et quilz feissent delle ce quil p(e2)oye<text:line-break/>quil leur sembleroit estre honneste. Car ie<text:line-break/>nentens dist il plus auoir vostre seur gis<text:line-break/>m(o2)de auec moy en mon hostel. Les freres<text:line-break/>de la femme furent moult troublez pour le<text:line-break/>forfait quilz auoient ouy dire de leur seur (sol)<text:line-break/>lesquelz ilz cuidoyent que ce fust vray (sol) (et) fu<text:line-break/>rent fort esmeuz contre leur seur. Si prin<text:line-break/>drent des torches pour aller auec arigute<text:line-break/>pour scauoir comment les besongnes alloi<text:line-break/>ent. La mere de gismonde voyant que les<text:line-break/>freres estoient ia indignez contre leur seur<text:line-break/>eut paour (q2)lz ne luy feissent mal (sol) si les pour<text:line-break/>suyuit de loing et alla apres eulx en plou<text:line-break/>rant. Et puis leur pria a tous (q2)lz ne creus<text:line-break/>sent point ce que arigute leur disoit (sol) et quil<text:line-break/>ne failloit point croire ces choses si soub(-)<text:line-break/>dainement sans veoir et ouyr parler leur<text:line-break/>seur pour scauoir se la chose estoit vraye (sol)<text:line-break/><text:soft-page-break/>car la mere disoit aux freres (sol) par adu(a2)ture<text:line-break/>que arigute est courrouce contre sa femme<text:line-break/>daucune chose. Et par ainsi il luy a peu<text:line-break/>faire mal du corps et lauoir batue a tort (sol) (et)<text:line-break/>puis nous faire entendant quil la trouuee<text:line-break/>en paillardise et en ordure et ainsi la vient<text:line-break/>accuser enuers nous. Et oultre disoit la<text:line-break/>mere que elle se esmerueilloit comm(e2)t telle<text:line-break/>chose eust peu aduenir a sa fille (sol) car bien la<text:line-break/>congnoissoit c(o2)me celle qui nourrie lauoit<text:line-break/>des son enfance (sol) (et) maintes autres paroles<text:line-break/>elle disoit pour lamour de sa fille. Car elle<text:line-break/>auoit paour de son desh(o2)neur. Lors la me<text:line-break/>re et les freres de la noble dame gismonde<text:line-break/>vindrent en sa maison de arigute et c(o2)men<text:line-break/>cerent a monter les degrez de la maison ou<text:line-break/>estoit la f(e2)me de arigute (sol) et gismonde oy(a2)t<text:line-break/>leur venue dist. Qui esse la. Respondir(e2)t<text:line-break/>les freres. Tu le scauras trop rost maul<text:line-break/>uaise femme que tu es. Et adonc dist gis<text:line-break/>monde. Beaulx dieux et quesse cy. Mon<text:line-break/>dieu (et) vous glorieuse vierge marie aydez<text:line-break/>moy. Et cela disoit en son cueur a basse<text:line-break/>voix (sol) car de fait se faingnoit estre innocen<text:line-break/>te (sol) puis leur dist. Mes chiers freres vous<text:line-break/>soyez les tresbien venus (sol) ou allez vous (sol) (q1)<text:line-break/>allez vous maintenant querant a ceste heu<text:line-break/>re. Quant les trois freres veirent gism(o2)<text:line-break/>de ainsi ioyeuse (sol) et que elle cousoit (et) faisoit<text:line-break/>sa besongne et que a son visage nauoit au<text:line-break/>cun signe de bleceure (sol) combien que arigute<text:line-break/>eust dit le c(o2)traire (sol) cestassauoir quil lauoit<text:line-break/>cruellement batue (et) nauree. Et qu(a2)t tous<text:line-break/>ses freres veirent quelle nauoit autre ble(-)<text:line-break/>ceure (sol) (et) quelle nestoit point nauree (sol) si se es(-)<text:line-break/>merueillerent (sol) (et) soubdainem(e2)t refraigni<text:line-break/>rent leur courroux (sol) (et) comm(e2)cerent a inter<text:line-break/>roguer leur seur gismonde pourquoy son<text:line-break/>mary se plaingnoit delle (sol) et la menacerent<text:line-break/>de la batre se elle ne leur disoit toute la ve(-)<text:line-break/>rite (sol) gism(o2)de leur respondit. Certes mes<text:line-break/>freres ie ne scay (q1) cest que vous me deman<text:line-break/>dez (sol) ne si ne scay pourquoy arigute se plaint<text:line-break/>de moy a vous tous. Lors arigute leur res<text:line-break/>pondit c(o2)me tout forcene de dueil et de ire<text:line-break/>qu(a2)t il luy sembloit lauoir marquee au vi<text:line-break/>sage de coups de poing et lauoir nauree en<text:line-break/>plusieurs lieux de son corps (et) quil ny voit<text:line-break/>pas vne plaie (sol) (et) estoit aussi saine c(o2)me se ia<text:line-break/>mais il ne luy eust touche. Et gismonde<text:line-break/><text:soft-page-break/>voyant ce demanda a son mary. Quelle<text:line-break/>chose te ay ie meffait. Et adoncques les<text:line-break/>freres delle luy dirent tout ce que arigute<text:line-break/><text:span text:style-name="pb">[f. 104v]</text:span><text:line-break/>son mary leur auoit dit (et) compte par auant<text:line-break/>de la cordelette (sol) et comment il lauoit batue<text:line-break/>Lors gismonde oyant ainsi parler ses fre(-)<text:line-break/>res de la vill(e2)nye que son mary leur auoit<text:line-break/>dit commenca a dire. Lasse moy mon ma(-)<text:line-break/>ry et quesse que tu as dit &lt;ATTcaractere&gt;. Pourquoy mas<text:line-break/>tu fait tel deshonneur enuers mes freres (sol)<text:line-break/>mes parens (et) amys (sol) et me reputes maul(-)<text:line-break/>uaise femme enuers eulx. Et elle luy dist.<text:line-break/>Ha mauluais mary tres cruel (et) iniurieux<text:line-break/>dy moy quant tu couchas en ceste maison<text:line-break/>ne quant tu me donnas ne buffe ne collee (sol)<text:line-break/>ne qu(a2)t tu frappas ne de piedz ne de poigs<text:line-break/>car quant est de moy ie nen ay point de me<text:line-break/>moire. Arigute argue en paroles respon(-)<text:line-break/>dit enuers sa femme. Comm(e2)t mauluaise<text:line-break/>femme nau(o2)s nous pas ennuyt couchie en<text:line-break/>ce lit toy (et) moy (sol) et ne retournay ie point ce(-)<text:line-break/>ans apres ce que ie cuz couru apres ton ay<text:line-break/>mant. Ne te nauray ie point treffort (sol) et te<text:line-break/>coupay les cheueulx dont ie tiens vne pon<text:line-break/>gnee. Adoncques gismonde respondit a<text:line-break/>son mary. Certes tu ne retournas onc(q1)s<text:line-break/>en ceste maison hyer au soir (sol) Ne tu ne cou(-)<text:line-break/>chas auecques moy. Or parlons a la ve(-)<text:line-break/>rite comment tu mas trenche les cheueulx<text:line-break/>Et comm(e2)t tu pourras prouuer les parol<text:line-break/>les que tu dis estre vrayes. Je me despouil<text:line-break/>leray (et) osteray mon chapperon et mes coif(-)<text:line-break/>fes deuant toy (et) deuant eulx. Si te replic<text:line-break/>queray que la chose nest pas que tu mas im<text:line-break/>posee (sol) car ie veulx que to<text:span text:style-name="T920">9</text:span><text:s/>ceulx qui icy sont<text:line-break/>regardes a mon corps se iay aucune bature<text:line-break/>ou signes comme il dit me auoir fait. Et<text:line-break/>aussi pas ne te conseilleroye dauoir este si<text:line-break/>hardy que sur moy tu eusses mys ne piedz<text:line-break/>ne mains pour me faire mal (sol) car par mon<text:line-break/>bon dieu ie te diffigureroyes le visage de<text:line-break/>mes ongles. Et si te dy que point tu ne as<text:line-break/>detrenche mes cheueulx que iaye sentu ne<text:line-break/>apparceu si tu ne mas ensorcelee ou enchan<text:line-break/>tee. Adoncques la bonne dame gismonde<text:line-break/>se despouilla en la presence de son mary (et) de<text:line-break/>ses freres (et) osta son chapperon (sol) et descou<text:line-break/>urit sa teste toute nue. Et tous ses freres<text:line-break/>sa mere (et) son mary la veirent que elle auoit<text:line-break/><text:soft-page-break/>encores tous ses cheueulx (sol) et que elle na(-)<text:line-break/>uoit aucun signe de bature parmy le corps<text:line-break/>ne au visage. Adoncques quant ses par(e2)s<text:line-break/>eurent veu ceste chose de quoy son mary la(-)<text:line-break/>uoit accusee ne estoit point vraye (sol) luy dir(e2)t<text:line-break/>Beau frere quesse que tu veulx icy dire de<text:line-break/>nostre seur ta f(e2)me (sol) la chose nest pas vraye<text:line-break/>ainsi (q1) tu nous as dit estre faicte par toy : si<text:line-break/>ne scauons c(o2)ment tu nous pourras prou<text:line-break/>uer le seurplus de ce que tu nous as dit.<text:line-break/>Arigute doncques voyant le contraire de<text:line-break/>ces choses fut tout esbahy et esperdu (et) fort<text:line-break/>dolant (et) vouloit par parolles iustifier sa<text:line-break/>cause (sol) mais quant il vit que la chose (q2)l vou<text:line-break/>loit prouuer (et) dem(o2)strer nestoit point telle<text:line-break/>il ne scauoit ne ne osoit autre chose dire.<text:line-break/>Gismonde voyant son mary tout esbahy<text:line-break/>tourna son visage vers ses freres (et) leur<text:line-break/>dist. Je suis toute certaine (et) c(o2)gnois main<text:line-break/>ten(a2)t que arigute quiert la voye que ie dye<text:line-break/>la chose que oncques ne voulu vous faire<text:line-break/>ascauoir ne dire. Et ie le vous diray et si<text:line-break/>compteray maintenant toutes ses miseres<text:line-break/>(et) mauluaistiez quil a fais. Cest que vous<text:line-break/>me donnastes a ce vaillant homme icy en la<text:line-break/>male heure qui se appelle marchant (et) veult<text:line-break/>que on le croye (sol) luy qui deueroit plus estre<text:line-break/>attrempe que vng religieux (sol) (et) plus h(o2)neste<text:line-break/>que vne damoiselle. Jl se enyure chascun<text:line-break/>iour par les tauernes (et) repaire mainten(a2)t<text:line-break/>auec les femmes publicques et dissolues (sol)<text:line-break/>et demoure aucuneffois iusques a leure de<text:line-break/>mynuit (sol) et lautre foys iusques a matines :<text:line-break/>et bien souuent me fait attendre iusques a<text:line-break/>leure de mainten(a2)t comme vous pouez ap<text:line-break/>parceuoir et que vous voyez que vo<text:span text:style-name="T921">9</text:span><text:s/>ma(-)<text:line-break/>uez icy trouuee (sol) et si suis certaine que enco<text:line-break/>res la nuyt passee par son yurongnete il a<text:line-break/>couche auecques quelque autre femme de<text:line-break/>bordeau. Et qu(a2)t il se esueilla il trouua au<text:line-break/>pied delle vne cordelette (sol) (et) puis en a fait les<text:line-break/>grans effrois et noises comme il dit que il<text:line-break/>a fait (sol) et derrenierement est retourne a sa<text:line-break/>ribaulde quil a batue (et) luy a couppe ses che<text:line-break/><text:span text:style-name="pb">[f. 105r]</text:span><text:line-break/>ueulx. Et pour ce que mon mary arigute<text:line-break/>nestoit point encores retourne en son bon<text:line-break/>sens il a cuide et cuide encores c(o2)me ie suis<text:line-break/>certaine que cest a moy a qui il a fait ses des<text:line-break/>plaisirs que il dit. Et se vous le regar(-)<text:line-break/><text:soft-page-break/>dez bien en la face vous iugerez que il est<text:line-break/>encores demy yure. Touteffois ie vueil<text:line-break/>que quelque chose quil vous ait dicte que<text:line-break/>vous la reputez c(o2)me chose dicte par vng<text:line-break/>purongne. Et aussi on ne doit point pren<text:line-break/>dre garde a vng homme yure. Parquoy ie<text:line-break/>luy pard(o2)ne son meffait. Et aussi ie vous<text:line-break/>prie que vous ma mere (et) tous mes freres<text:line-break/>luy pardonniez. Adoncques la mere de<text:line-break/>ladicte gismonde commenca a dire ces pa(-)<text:line-break/>roles et a crier bien hault en ceste maniere.</text:p>
      <text:p text:style-name="p">Ha ma fille par la croix dieu la chose ne<text:line-break/>doit point demourer ainsi. Car on deue<text:line-break/>roit battre et tuer le faulx paillart (et) des(-)<text:line-break/>loyal mary arigute comme vng chien enui(-)<text:line-break/>eux. Le villain paillart infame nestoit pas<text:line-break/>digne de lauoir a femme. Mais encores<text:line-break/>luy est il aduis que tu es bien tenue a ouyr<text:line-break/>et a escouter lordure que il dit de toy. Ces<text:line-break/>tuy marchant de syens (sol) dasne estoit a vole<text:line-break/>de ie ne scay (q1)l pays (sol) (et) estoit venu ce s(e2)bloit<text:line-break/>de lestable aux pourceaulx vestu de gros<text:line-break/>draps de frise. Et sembloit estre vng belis<text:line-break/>tre (sol) parquoy qui men croyroit vous tous<text:line-break/>mes filz vous vous en v(e2)gerez a cest heu<text:line-break/>re. Car combien que vostre seur soit de la<text:line-break/>pl<text:span text:style-name="T922">9</text:span><text:s/>meilleure et honneste lignee de florence<text:line-break/>Touteffois son mary arigute c(o2)me vng<text:line-break/>villain na point eu honte de lappeller ri(-)<text:line-break/>haulde a heure de minuyt ainsi c(o2)me se no<text:span text:style-name="T923">9</text:span><text:line-break/>ne la congnoissions. Et aussi mes enf(a2)s<text:line-break/>ie vous disoye bien que ses choses quil im<text:line-break/>posoit contre ma fille gism(o2)de ne pouoient<text:line-break/>estre vrayes. Vous doncques auez veu<text:line-break/>comment vostre bon frere arigute qui nest<text:line-break/>que vng marchandeau de quatre deniers<text:line-break/>gouuerne vostre seur en telle maniere.</text:p>
      <text:p text:style-name="p">Et certes se ie estoye comme vous estes<text:line-break/>veues et ouyes les parolles quil a dictes<text:line-break/>iamais ie ne scauroit estre aise que ie ne lui<text:line-break/>ostasse la vie du corps. Et se ie estoye hom<text:line-break/>me aussi bien comme ie suis femme ie ne y<text:line-break/>vouldroye que moy. Et adoncques qu(a2)t<text:line-break/>les freres dicelle gismonde eurent ouy ain<text:line-break/>si parler leur mere commencerent a repren<text:line-break/>dre arigute (et) a luy dire de gr(a2)s reprouches<text:line-break/>(et) iniures. Et finablement luy dirent.</text:p>
      <text:p text:style-name="p">Nous te pardonn(o2)s pour ceste fois c(o2)me<text:line-break/>a vng homme yure. Mais aduise sur pay(-)<text:line-break/>ne de ta vie que dicy en auant nous ne oy<text:line-break/><text:soft-page-break/>ons iamais plus parler de toy. Car pour<text:line-break/>certain se iamais vient a noz oreilles aucu<text:line-break/>ne nouuelle de telles choses nous ten paye<text:line-break/>rons bien pour lors et pour maintenant.<text:line-break/>Et ainsi se partirent (et) sen allerent. Mais<text:line-break/>angute demour(a2)t en sa maison comme h(o2)<text:line-break/>me forsene ne scauoit se vraye estoit la cho(-)<text:line-break/>se que il auoit faicte ou se il lauoit s(o2)gee ou<text:line-break/>non. Et sans iamais parler de ceste beson<text:line-break/>gne il laissa en paix sa femme qui non pas<text:line-break/>seulement eschappa le peril et le diffame (sol)<text:line-break/>mais ouurit la voye a faire tous ses bons<text:line-break/>plaisirs au temps aduenir sans aucune pa<text:line-break/>our ne crainte de son mary.</text:p>
      <text:p text:style-name="P924"><text:span text:style-name="T925">E</text:span>N ceste nouuelle pareillem(e2)t c(o2)<text:line-break/>me aux autres precedentes nou(-)<text:line-break/>uelles est demonstre la deception<text:line-break/>que les femmes font a leurs marys. Car<text:line-break/>qu(a2)t ilz ne les laiss(e2)t point faire a leur plai<text:line-break/>sir lesdictes femmes trouuent moyen par<text:line-break/>leurs caultelles dauoir aucuns hommes<text:line-break/>secretz auecques lesquelz ilz ont leur plai(-)<text:line-break/>sir (sol) comme il appert en ceste nouuelle prece<text:line-break/>dente. Aussi y est monstre comment qu(a2)t<text:line-break/>ilz ont mauluaise cause ilz en font deuenir<text:line-break/>vne bonne ainsi que auez ouy.</text:p>
      <text:h text:style-name="Titre1" text:outline-level="1">(ipdm) Cy ensuit la.lxix.nouuelle comp(-)<text:line-break/>tee par Pamphile sur la. vii.iournee<text:line-break/>dont dyonce est roy.</text:h>
      <text:p text:style-name="P926"><text:span text:style-name="T927">Q</text:span>Vant iay bien escoute (et) ouy ra(-)<text:line-break/>compter voz nouuelles (sol) ie cuide<text:line-break/>que (q2) sercheroit par tout les roy<text:line-break/>aulmes des chrestiens (sol) et en general par</text:p>
      <text:p text:style-name="figure"><text:span text:style-name="pb">[f. 105v]</text:span><text:line-break/>&lt;image&gt;</text:p>
      <text:p text:style-name="p">tout le monde tant quil dure et parleroit a<text:line-break/>tous les docteurs en theologie (sol) et tant en<text:line-break/>loix comme en decret pour demander con<text:line-break/>seil a suppediter les finesses et deceptions<text:line-break/>que les f(e2)mes ont trouuees enuers leurs<text:line-break/>maris. Se ilz regardoient dedans leurs<text:line-break/>liures aussi longuem(e2)t que il y a que adam<text:line-break/>fut cree iusques a heure de present (sol) pour (q1)l<text:line-break/>que arguem(e2)t quilz sceussent faire ne trou<text:line-break/>uer ilz nen viendroient point a chief contre<text:line-break/>les femmes (sol) ne ilz ne scauroi(e2)t ne pourroi<text:line-break/>ent trouuer solution pour les retarder et<text:line-break/>oster leurs finesses et mauuaistiez quelles<text:line-break/><text:soft-page-break/>scauent (sol) pour laquelle chose ie vous vueil<text:line-break/>compter vne finesse que fist vne noble da<text:line-break/>moiselle qui auoit espouse vng ancien no(-)<text:line-break/>ble homme moult riche en la maniere que<text:line-break/>vous orrez cy apres.</text:p>
      <text:h text:style-name="Titre2" text:outline-level="2">(ipdm) La forme de la nouuelle.</text:h>
      <text:p text:style-name="P928"><text:span text:style-name="T929">E</text:span>N grece est vne cite tresancienne<text:line-break/>n(o2)mee agites en laquelle demou<text:line-break/>roit vng noble h(o2)me fort ancien<text:line-break/>et trespuissant en richesses appelle nicostra<text:line-break/>ce (sol) auquel approuchant de vieillesse fortu<text:line-break/>ne luy octroya vne tres noble dame fort ieu<text:line-break/>ne. Cestuy nicostrace auoit en sa maison<text:line-break/>moult grant mesgnie comme plusieurs ser<text:line-break/>uiteurs (sol) chiens et oyscaulx fort beaulx (sol) aus<text:line-break/>quelz il prenoit son deduit et plaisance et se<text:line-break/>y delectoit. Et entre les autres serui(-)<text:line-break/>teurs il amoit vng beau iouu(e2)cel gracieux<text:line-break/>et habille (sol) honneste en fais et en dys (sol) et pro<text:line-break/>pres en toutes choses faire n(o2)me pirophus<text:line-break/>lequel il laymoit plus que nul des autres<text:line-break/>et se fyoit plus en luy que en seruiteur quil<text:line-break/>eust. Or aduint que la femme de nicostra<text:line-break/>ce qui estoit fort ieune n(o2)mee lidia fut tant<text:line-break/>amoureuse de ce iouuencel pirophus que<text:line-break/>nuyt ne iour ne pouoit reposer tant p(e2)soit<text:line-break/>fort a lamour (et) beaulte de pirophus. Piro<text:line-break/>phus qui ne se apparceuoit point que sa da<text:line-break/>me laymast (sol) ne aussi il ne luy m(o2)stroit poit<text:line-break/>aucun signe damour car il ny pensoit point<text:line-break/>d(o2)t la dame estoit fort desplaisante en son<text:line-break/>courage tant que lamour quelle auoit a pi<text:line-break/>roph<text:span text:style-name="T930">9</text:span><text:s/>la contraingnit de luy faire assauoir<text:line-break/>(et) declairer la paine (et) (a2)goisse (q1)lle souffroit<text:line-break/>pour luy. Si appella la dame vne sienne<text:line-break/>chamberiere en qui elle se fyoit plus que en<text:line-break/>nulle autre nommee luquette (sol) et luy dist en<text:line-break/>ceste maniere. Luquette ma bonne seruant<text:line-break/>te les biens (et) les dons que tu as receuz de<text:line-break/>moy te doyent rendre loyale (et) obeyssante<text:line-break/>a moy. Et pource garde toy que la chose (q1)<text:line-break/>ie te diray presentem(e2)t ne soit iamais sceue<text:line-break/>ne reuelee par toy (sol) fors que a celluy dont ie<text:line-break/>ten chargeray (sol) certes luquette mamye ain(-)<text:line-break/>si comme tu vois ie suis ieune (sol) fresche (sol) de<text:line-break/>chaulde complexion (sol) (et) si ay abondance dieu<text:line-break/>mercy de toutes choses que ie veulx desirer<text:line-break/>fors que dune chose seule (sol) car les ans de<text:line-break/>mon mary sont trop grans a comparager<text:line-break/><text:soft-page-break/>aux miens (sol) et pource ie ne suis point con(-)<text:line-break/>tente de chose en quoy les ieunes femmes<text:line-break/>prennent aucuneffois plaisir (et) delectacion<text:line-break/>Et touteffois ainsi comme les f(e2)mes des(-)<text:line-break/>sirent ceste chose iay pense en mon courage<text:line-break/>de non estre ennemye a moy mesmes. C(o2)(-)<text:line-break/>bien que fortune ma este ennemye de me<text:line-break/>auoir donne vng mary si ancien. Mais<text:line-break/>sans toy Luquette ie ne scauroye trouuer<text:line-break/>maniere de secourir a mes plaisirs (et) au sa<text:line-break/><text:span text:style-name="pb">[f. 106r]</text:span><text:line-break/>lut des maulx se ce nest par par ton ayde et<text:line-break/>setuice. Et affin que en ceste chose iaye to<text:span text:style-name="T931">9</text:span><text:line-break/>mes plaisirs acomplis comme ie les ay en<text:line-break/>autres choses. Jay esleu en mon vouloir (q1)<text:line-break/>pirophus seruiteur de mon mary supplie (et)<text:line-break/>fournisse la chose dont iay deffaulte c(o2)me<text:line-break/>celluy qui est le plus digne de tous les au<text:line-break/>tres seruiteurs de mon mary qui sont ce(a2)s<text:line-break/>Et en celluy iay si fort mys mon cueur et<text:line-break/>mon amour et aussi toute ma pensee que ie<text:line-break/>nay aucun bien fors que quant ie le voy (sol) et<text:line-break/>si dedans bries temps ie nay aucune conso<text:line-break/>lation de luy ie croy certainem(e2)t (q1) ie mour<text:line-break/>ray Pourt(a2)t lusquette ma chamberiere (et)<text:line-break/>mamye se ma vie est chiere enuers toy que<text:line-break/>par aucune maniere (q2) te semblera estre bon<text:line-break/>ne tu luy signiffies (et) faces assauoir a piro(-)<text:line-break/>phus lamour de quoy ie layme tresparfaic(-)<text:line-break/>tement. Et luy requiers de par moy (et) prie<text:line-break/>quil luy plaise de venir a moy toutes (et) qu(a2)<text:line-break/>teffois que tu pras a luy pour ceste cause (et)<text:line-break/>quil viengne parler a moy. Et apres ces<text:line-break/>choses dictes la chamberiere lusquette pro(-)<text:line-break/>mist a la dame quelle feroit voul(e2)tiers ses<text:line-break/>commandemens (et) plaisirs. Et si tost que<text:line-break/>sa chamberiere veit (et) apperceut le temps c(o2)<text:line-break/>uenable pour aller parler a luy elle sen alla<text:line-break/>a Pirophus et le tira arriere (sol) (et) enuers luy<text:line-break/>fist le message que sa dame lidia luy auoit<text:line-break/>dit (sol) (et) quelle fist au mieulx quelle peust. Pi<text:line-break/>rophus oyant celle messagiere ainsi parler<text:line-break/>fut tout esbahy (et) se esmerueilla treffort (sol) et<text:line-break/>puis apres luy dist. Certes luquette de<text:line-break/>lamour de lidia ma dame (et) maistresse ie ne<text:line-break/>ay riens apperceu. Puis se pensa en son<text:line-break/>cueur en disant a luy mesmes que la dame<text:line-break/>le faisoit pour laissayer (sol) (et) puis luy dist. Lu<text:line-break/>quette ie ne puis croire que ces paroles pro<text:line-break/>cedent de ma dame (sol) (et) pource aduise quoy (et)<text:line-break/><text:soft-page-break/>comm(e2)t tu parles (sol) car ia soit ce que ces pa(-)<text:line-break/>roles procedassent de ma dame si ne croy ie<text:line-break/>pas quelle te faces dire ces paroles de droic<text:line-break/>te entencion (sol) et se encores elle disoit ces pa<text:line-break/>roles en reste entencion ie nen seroye point<text:line-break/>content. Car m(o2)seigneur et mon maistre<text:line-break/>nicostrace se fye en moy (sol) (et) me porte plus de<text:line-break/>honneur que a nul des autres seruiteurs (sol)<text:line-break/>parquoy iamais ie ne luy feroye tel deshon<text:line-break/>neur ne vill(e2)nie. Et pource luquette gar<text:line-break/>de toy bien que tu ne parles iamais de tel<text:line-break/>les paroles. Luquette qui estoit hardie ne<text:line-break/>se esbahit point des parolles de pirophus<text:line-break/>mais luy dist en oultre. Certes pirophus<text:line-break/>ie ne fais tiens que par le commandement<text:line-break/>de ma dame (sol) et si toutes les fois et qu(a2)tes<text:line-break/>quil lui plaira de moy commander que ie te<text:line-break/>viengne faire aucun message. Non obst(a2)t<text:line-break/>quil te plaise ou non ie nen feray ri(e2)s pour<text:line-break/>ton parler. Lors sen retourna a sa dame (et)<text:line-break/>luy dist ce que pirophus lui auoit dit (sol) mais<text:line-break/>la dame ne se tint point pour esc(o2)die (sol) mais<text:line-break/>de rechief dist a sa chamberiere. Tu scez<text:line-break/>luquette que pour le premier coup de la con<text:line-break/>gnee larbre ne chiet ne ne verse pas a terre.<text:line-break/>Et pource il me semble quil seroit bon que<text:line-break/>tu retournes vers pirophus qui a mon pre<text:line-break/>iudice veult estre loyal vers son maistre<text:line-break/>nouuellement. Et en choisissant le temps<text:line-break/>conuenable monstre luy tout entierement<text:line-break/>la grant amour (et) ardeur que iay en luy (sol) et<text:line-break/>de tout ton pouoir te efforce de tellement<text:line-break/>bes(o2)gner que mon desir sortisse a son effect<text:line-break/>Car se pirophus ne se consent a celle chose<text:line-break/>ie croy que ie mourray (sol) car aussi se ie ne ren<text:line-break/>uoye vers luy il cui deroit que ie le voulsisse<text:line-break/>esprouuer dont apres sensuyeroit hayne (et)<text:line-break/>courroux. Adonc la chamberiere alla ser(-)<text:line-break/>chier pirophus (sol) (et) qu(a2)t elle leut trouue elle<text:line-break/>veit quil estoit fort ioyeux (et) bien dispose<text:line-break/>luy dist. Je tay fait assauoir puis vng pou<text:line-break/>de temps la grant amour de quoy ma da(-)<text:line-break/>me te ayme. Et pource ma dame de rechief<text:line-break/>menuoye vers toy et te m(a2)de que se tu per<text:line-break/>seueres ainsi comme tu as commence que<text:line-break/>tu ne faces ce que elle te mande (q1)lle mour(-)<text:line-break/>ra tout soubdainement pour ton amour.<text:line-break/>Parquoy ie te prie que il te plaise de la ve<text:line-break/>nir conforter en son grant besoing et desir<text:line-break/>Et se du tout tu demoures en ta rudesse<text:line-break/><text:soft-page-break/>et grant orgueil la ou ie te reputoye moult<text:line-break/><text:span text:style-name="pb">[f. 106v]</text:span><text:line-break/>prudent (et) saige ie te reputeray fol (et) hors de<text:line-break/>ton bon sens. Or me dys pirophus (et) p(e2)se<text:line-break/>a ce que ie vous diray. Quelle gloire deue<text:line-break/>royes tu auoit quant vne tant belle dame<text:line-break/>si noble (et) si riche te ayme sur toutes choses<text:line-break/>et auecques ce regarde combien tu es obli(-)<text:line-break/>ge a dame fortune qui vng tel ioyau te pre(-)<text:line-break/>sente et tenuoye vng si noble reffuge a la<text:line-break/>consolacion de ta ieunesse et en tes necessi(-)<text:line-break/>tes. Quel homme c(o2)gnois tu pareil a toy<text:line-break/>qui en fais de plais(a2)ce et de delectacion soit<text:line-break/>mieulx loge que tu seras (sol) et se tu es pruv(e2)t<text:line-break/>et sage tu ne trouueras point qui mieulx te<text:line-break/>fournisse darmes (sol) de pecunes (sol) de robbes (sol)<text:line-break/>ne de cheuaulx que ma dame vous fera se<text:line-break/>tu luy veulx octroyer ton amour. Or eu(-)<text:line-break/>ure doncques tes oreilles a mes parolles<text:line-break/>et retourne en ton bon sens sans plus par<text:line-break/>ler (sol) et te souuiengne que ceste chose est vne<text:line-break/>foys enuers toy aduenue (sol) mais ent(e2)d vng<text:line-break/>prouerbe que ie te diray. Souuent adui(e2)t<text:line-break/>que fortune donne a aucun des biens (q1)lle<text:line-break/>a plusieurs consolations de cuent ioyeux<text:line-break/>mais celluy qui ne scet receuoir la ioyeuse<text:line-break/>fortune qui luy vient quant il voit la porte<text:line-break/>ouuerte et il ne entre dedans il sen repent<text:line-break/>apres et en deui(e2)t poure (et) mendiant. Ad(o2)c<text:line-break/>il ne se doit point plaindre de fortune (sol) mais<text:line-break/>de soy mesines. Auec ce ie te dy pirophus<text:line-break/>quil nest ia besoing anx seruiteurs de gar<text:line-break/>der enuers leurs maistres ou seigneurs tel<text:line-break/>le seaulte qui est gardee entre les parens (et)<text:line-break/>amys (sol) mais doyuent seruiteurs ainsi traic<text:line-break/>ter les seigneurs comme il les traictent en<text:line-break/>tel cas. Se tu auoyes femme belle ou fille<text:line-break/>ou seur (q2) pleust a nicostrace (sol) cuides tu d(o2)c<text:line-break/>ques (q1) enuers luy tu trouuassent loyaulte<text:line-break/>Neuny (sol) car quant il luy plairoit il ne pren(-)<text:line-break/>droit point garde a toy. Aussi ne prent il<text:line-break/>point garde a nicostrace de sa s(e2)me garder<text:line-break/>Certes tu es fol se tu croyes ceste chose :<text:line-break/>car saches pour certain quil conuient faire<text:line-break/>aux seigneurs comme nous vouldri(o2)s (q2)lz<text:line-break/>nous feissent (sol) (et) vsons du benefice de for(-)<text:line-break/>tune (sol) et le prenons qu(a2)t il vient (sol) car ie scay<text:line-break/>de vray que se tu ne fais ce (q1) ie te diz que tu<text:line-break/>seras cause de la mort de ma dame (sol) (p3) quoy<text:line-break/>tu ten repentiras apres et desireras mou<text:line-break/><text:soft-page-break/>rir. Lors pirophus commenca a p(e2)ser aux<text:line-break/>parolles que luqueste auoit dictes en dis(a2)t<text:line-break/>en son courage que se il estoit certain (q1) ma<text:line-break/>dame ne la chamberiere luqueste ne le feis<text:line-break/>sent point par cautelle quil c(o2)plairoit vou(-)<text:line-break/>lentiers a ma dame (sol) puis dist. Or aduise<text:line-break/>luqueste et regarde bien tout ce que tu me<text:line-break/>dis sil est vray (sol) car ie scay bien que monsei<text:line-break/>gneur mon maistre est prud(e2)t et sage (et) cler<text:line-break/>voyant (sol) non obstant (q2)l ait mis entre mes<text:line-break/>mains toutes ses besongnes (sol) (et) ma dame<text:line-break/>la charge de la maison. Si doubte ie que<text:line-break/>ma dame lidia ne face ceste chose par le con<text:line-break/>seil de lui affin de moy esprouuer. Et pour<text:line-break/>tant tu luy diras se elle veult faire trois<text:line-break/>choses que ie luy m(a2)deray pour ma seurete<text:line-break/>riens il ne sera (q1) ie ne face pour elle depuis<text:line-break/>quelle me comm(a2)dera. La premiere chose<text:line-break/>que tu luy diras quelle face (sol) cest que ie re(-)<text:line-break/>quiers a ma dame lidia (q1)lle mesmes sans<text:line-break/>autre tue le bon esparuier de monseigneur<text:line-break/>son mary en sa presence. La seconde chose<text:line-break/>est quelle menuoyera vng gros toupillon<text:line-break/>de la propre barbe de s(o2)dit mary. La tierce<text:line-break/>chose est quelle me enuoyera vne des meil(-)<text:line-break/>leurs dans de sa bouche que elle arrachera<text:line-break/>de son consentement. Quant luquette ch(a2)<text:line-break/>beriere de lidia eut ouy ces trois choses (q1)<text:line-break/>pirophus dem(a2)doit elle luy sembler(e2)t fort<text:line-break/>difficiles (et) gr(a2)des a faire (sol) mais touteffois<text:line-break/>amour qui conforte tousiours son maistre<text:line-break/>trouua bon conseil (sol) car il mena si bien la da<text:line-break/>me et induist a faire ces trois choses dan<text:line-break/>gereuses quelle en vint a fin. Apres la ch(a2)<text:line-break/>beriere alla deuers sa dame (et) luy compta<text:line-break/>que selle vouloit faire ces trois choses (q1)l<text:line-break/>acompliroit son vouloir. Lidia oyant ces<text:line-break/>trois choses que icelluy pirophus luy des<text:line-break/>mandoit (sol) elle fist dire par sa chamberiere a<text:line-break/>Pirophus que les troys choses que il luy<text:line-break/>auoit demandees ilz luy seroient de bien<text:line-break/>brief faictes et acomplies. Et oultre fist<text:line-break/><text:span text:style-name="pb">[f. 107r]</text:span><text:line-break/>dire a Pirophus que iacoit ce quil reputast<text:line-break/>son maistre saige et prudent (q1)lle feroit son<text:line-break/>plaisir auec luy en la presence de son mais(-)<text:line-break/>tre (sol) au quel elle luy feroit acroire que la cho<text:line-break/>se ne seroit pas vraye combien quil la veist<text:line-break/>tout a plain. Pirophus donc attendit dil<text:line-break/>lec en apres la chose que la noble dame vou<text:line-break/><text:soft-page-break/>loit faire. Et apres peu de temps nicostra<text:line-break/>ce fist vng disner en sa maison (sol) auquel il y<text:line-break/>manda des pl<text:span text:style-name="T932">9</text:span><text:s/>nobles de la cite. Et apres<text:line-break/>le disner fait que chascun fut leue et les ta<text:line-break/>bles ostee (sol) la dame vestue de vne robe de<text:line-break/>soye verte (et) moult richem(e2)t attournee sail<text:line-break/>lit hors de sa chambre (sol) puis vint en la salle<text:line-break/>ou estoyent les seigneurs que son mary de<text:line-break/>uant elle auoit mandes (sol) et elle voyant Pi<text:line-break/>rophus sen alla vers la perche ou estoit les(-)<text:line-break/>priuier comme se elle le voulsist mectre sur<text:line-break/>son poing (sol) Et en le prenant par les longes<text:line-break/>le heurta contre la paroy tellement quelle<text:line-break/>tua loyseau tout mort. Lors son mary Ni<text:line-break/>costrace commenca a escrier sa femme. Ha<text:line-break/>ha dist il (sol) qua tu fait (sol) mais elle ne respondit<text:line-break/>riens (sol) mais tourna son visaige vers les no<text:line-break/>bles qui estoyent illec presens qui auoyent<text:line-break/>disne auec son mary Nicostrace (et) leur dist.<text:line-break/>Certes seigneurs ie me vengeroye maul(-)<text:line-break/>uaisement dung roy ou dung compte (q2) me<text:line-break/>auroit fait vilennie ou tort se ie nosoye fai<text:line-break/>re vengeance dung espriuier ou autre quel<text:line-break/>que oyseau : car vous deuez scauair que ces<text:line-break/>tuy oyseau ma tollu le saulas (et) plaisance se<text:line-break/>temps passe que mon mary deuoit prendre<text:line-break/>auec moy (sol) (et) quant il est leue de iour il se m(o2)<text:line-break/>te sur son cheual et sen va son espriuier sur<text:line-break/>son poing pour le regarder voler parmy les<text:line-break/>champs ou il prent son plaisir et desduit.<text:line-break/>Et moy qui suis toute seule en mon lict c(o2)<text:line-break/>me vne poure femme desolee (sol) nay aucune<text:line-break/>consolation ne rec(o2)fort de luy par quoy iay<text:line-break/>cecy desire moult de temps (sol) cest dauoir fait<text:line-break/>ce que iay fait mainten(a2)t. Et aussi iay fait<text:line-break/>cecy a propos et tout a essient deuant vous<text:line-break/>tous qui ycy estes presens : car vous auez<text:line-break/>este assembles affin que vous soyez bons<text:line-break/>et iustes iuges pour ma querelle ainsi com<text:line-break/>me ie cuyde que vous soyez. Ces noble<text:line-break/>h(o2)mes voyans et oyans ceste dame cuy<text:line-break/>derent que ce fust pour ceste cause et occasi<text:line-break/>on (sol) et que pour autre quelque affection elle<text:line-break/>neust tue ne fait mourir son espriuier (sol) affin<text:line-break/>que son mary print au matin aucun soulas<text:line-break/>et plaisir auec elle (sol) Par quoy c(o2)mencerent<text:line-break/>a regarder Nicostrace (sol) lequel estoit moult<text:line-break/>courouce en rians luy dirent. D nicostra<text:line-break/>ce la dame a tres bien fait de soy veangier<text:line-break/>du tort a elle fait. Se pour ce elle a tue les(-)<text:line-break/><text:soft-page-break/>priuier qui luy auoit fait desplaisir a cause<text:line-break/>de vous elle nen doit point auoit de blasme<text:line-break/>Et tant firent par belles et doulces paro<text:line-break/>les que ilz tournerent en ris et esbatement<text:line-break/>le couroux de Nicostrace. Et ceste chose<text:line-break/>dist Pirophus qui la estoit en soymesmes.<text:line-break/>Ma dame a donne grans et haulx c(o2)men(-)<text:line-break/>cemens a bien heuree amour (sol) or la face d(o2)c<text:line-break/>dieu perseuere de bien en mieulx. Apres<text:line-break/>doncques la mort de lespriuier sans atten<text:line-break/>dre long temps tandis que elle estoit en sa<text:line-break/>chambre auecques son mary Nicostrace qui<text:line-break/>auec elle se soulacoit et sesbatoit la tira par<text:line-break/>les cheueulx qui estoyent blons c(o2)me vng<text:line-break/>bacin (sol) par quoy Nicostrace luy donna occa<text:line-break/>sion de mectre a effect la seconde requeste<text:line-break/>de Pirophus : Car elle print Nicostrace<text:line-break/>par le menton et luy tira de sa burbe blan(-)<text:line-break/>che vng tres gros toupilon (sol) (et) puis son ma<text:line-break/>ry se commenca a plaindre et se couroucoit<text:line-break/>Et de ceste chose la dame faingnit en son<text:line-break/>semblant estre tres fort courouces (et) marrye<text:line-break/>Puis son mary luy demanda quas tu souf<text:line-break/>fert maintenant qui monstres si mauluai(-)<text:line-break/>se chiere. Adoncques dist la dame. Je voy<text:line-break/>bien aussi que tu es courouce pour ce que ie<text:line-break/>te ay arrachie quatre ou cinq ou six poilz de<text:line-break/>ta barbe (sol) mais certes tu nas point sentu la<text:line-break/>douleur que ie sentoye quant na gaires tu<text:line-break/>tirois mes cheueulx. Et ainsi eulx deux<text:line-break/>continuerent leur commun esbatement de<text:line-break/>vne parole entre autre. La dame garda les<text:line-break/>poilz quelle auoit arrachee de la barbe de<text:line-break/><text:span text:style-name="pb">[f. 107v]</text:span><text:line-break/>son mary. Et en celluy mesmes iour elle<text:line-break/>enuoya le toupillon a Pirophus son amy.<text:line-break/>Apres doncques ces deux promesses ac(o2)(-)<text:line-break/>plies par la dame a pirophus son amy (sol) elle<text:line-break/>commenca plus fort a penser que deuant (sol)<text:line-break/>comment elle pourroit ac(o2)plir la tierce cho<text:line-break/>se (sol) mais elle qui estoit de parfont engin (sol) et<text:line-break/>aussi la tres grant amour que elle auoit a<text:line-break/>son amy Pirophus la fist estre plus subtil<text:line-break/>le en sa pensee. Si aduisa la maniere quel(-)<text:line-break/>le deuoit tenir en lacomplissement de sa<text:line-break/>tierce demande. Or aduint que Nicostra<text:line-break/>ce lors auoit deux ieunes filz que aucuns<text:line-break/>de ses parens luy auoient baillez pour ap<text:line-break/>prendre en sa maison aucunes bonnes (et) h(o2)<text:line-break/>nestes coustumes (et) meurs. Lung des iou<text:line-break/><text:soft-page-break/>uenceaulx que la dame aymoit fut huchie<text:line-break/>de par elle (sol) luy disant ainsi. Je te prye que<text:line-break/>tu vueillez faire ce que ie te diray et tu me<text:line-break/>feras vng grant plaisir. Cest que quant tu<text:line-break/>seruiras mon seigneur mon mary nicostra<text:line-break/>ce a table ou quant il parlera a toy de bien<text:line-break/>pres (q1) tu tourne ton visaige de lautre coste<text:line-break/>mais nen dis riens et ne le faitz scauoir a<text:line-break/>personne. Lors doresanauant le ieune filz<text:line-break/>tint ceste maniere enuers son seigneur.</text:p>
      <text:p text:style-name="P933">Et soubz couleur de ceste chose Lydia par<text:line-break/>uint a la tierce requeste de son amy. Apres<text:line-break/>ce le iouuenceau dist a son frere (sol) Pareille<text:line-break/>ment que qu(a2)t il seruiroit monseigneur ni<text:line-break/>costrace quil tirast sa face arriere ou de cos<text:line-break/>te (sol) pour ce que la dame lydia luy auoit dit<text:line-break/>quil auoit vne dent qui puoit. Et induisit<text:line-break/>si bien son frere que toutes les fois quil ser<text:line-break/>uoit nycostrace fust a table ou ailleurs quil<text:line-break/>tournoit son visaige de lautre coste. Lors<text:line-break/>eulx deux estant a table Nicostrace (et) sa f(e2)<text:line-break/>me Lydia (sol) en parlant de plusieurs choses<text:line-break/>Lydia luy c(o2)menca a dire. Nicostrace nas<text:line-break/>tu point encor apparceu celle maniere que<text:line-break/>font ces deux ieunes enfans quant ilz te<text:line-break/>seruent. Certes dist Nicostrace ouy (sol) mais<text:line-break/>ie ne ay point interronuez pour quoy ce est<text:line-break/>quilz le font. Adoncques dist la dame. Ne<text:line-break/>les interrogue point : car ie te diray la cho<text:line-break/>se pour quoy cest que iay longuem(e2)t tenue<text:line-break/>secrete de paour que ie te despleusse ie ne le<text:line-break/>te osoye dire (sol) mais maintenant pour ce que<text:line-break/>ie voy que autre que moy commence a sap(-)<text:line-break/>parceuoir de la chose ie ne te la vueil plus<text:line-break/>seler. La cause pour quoy ses deux enfans<text:line-break/>destourn(e2)t leurs visaiges du tien (sol) est pour<text:line-break/>ce que ta bouche put moult et ne scay quelle<text:line-break/>est la cause de cest puanteur : Car ta bou(-)<text:line-break/>che ne souloit point puyr ainsi comme elle<text:line-break/>put de present. Et ceste chose ycy est trop<text:line-break/>layde a toy (sol) pour ce quil te conuient conuer<text:line-break/>ser auecques plusieurs nobles hommes.</text:p>
      <text:p text:style-name="P934">Et pour ceste cause il te conuient trouuer<text:line-break/>aucune maniere pont toy guerir (et) nestoyer<text:line-break/>de ceste puanteur. Lors dist Nicostrace.<text:line-break/>Je mesbahy quelle est la cause de ceste mala<text:line-break/>die (sol) Pense tu point Lydia que ie eusse en la<text:line-break/>bouche aucune mauluaise dent. Adonc(q1)s<text:line-break/>respondit Lydia que par aduenture ouy.<text:line-break/>Si admena la dame son mary pres dune<text:line-break/><text:soft-page-break/>fenestre ouuerte (sol) et luy dist quil ouurist la<text:line-break/>bouche (sol) et il ouurit. Et apres ce quelle eut<text:line-break/>veu et cherchie parmy sa bouche En regar<text:line-break/>dant par toutes les dens de son mary Ni<text:line-break/>costrace elle fist vng semblant destre esmer<text:line-break/>ueillee en disant. Nicostrace il y a vne de<text:line-break/>tes dens pourrie (sol) et me esbahys comment<text:line-break/>tu as tant et si longuement souffert vne<text:line-break/>dent que tu as en la bouche : Car certes se<text:line-break/>tu ny pouruoyes bien tost elle te empuanti<text:line-break/>ra la bouche (sol) et si te gastera les autres dens<text:line-break/>prouchaines delle (sol) par quoy ie te conseille<text:line-break/>que tu la mectes hors de ta bouche ains (q1)<text:line-break/>la maladie procede plus auant. Ad(o2)cques<text:line-break/>Nicostrace homme incredulle et simple res<text:line-break/>pondit a sa femme. Puis quil te plaist dist<text:line-break/>il me plaist aussi que celle dent soit hors ti<text:line-break/>ree. Puis luy dist enuoye querir vng mais<text:line-break/>tre tireur dedeus garnir de ses houtis pour<text:line-break/>la moy tirer dehors. Et la dame respon<text:line-break/>dit. Ja dieu ne plaise dit elle que pour ceste<text:line-break/>dent tirer vienne ceans maistre cirurgien :<text:line-break/>Car ta dent me semble tellement disposee<text:line-break/>que sans aucun maistre ie la tireray bien.</text:p>
      <text:p text:style-name="P935"><text:span text:style-name="pb">[f. 108r]</text:span><text:line-break/>Et auecques ce tu sces bien que ces mais(-)<text:line-break/>tres sont si cruelz et si rudes en faisant tel(-)<text:line-break/>les besoignes que mon cueur ne pourroit<text:line-break/>aucunement souffrir que ie te veisse entre<text:line-break/>les mains deulx (sol) et pour tant ie la te vueil<text:line-break/>tirer moymesmes : Car aumoins se tu seuf<text:line-break/>fres trop gr(a2)t douleur incontin(e2)t ie te layr<text:line-break/>ray en paix (sol) la(q1)lle chose vng maistre ne te<text:line-break/>laisseroit pas. Apres ces choses dictes la<text:line-break/>dame fist apporter les instrumens propres<text:line-break/>a celle chose (sol) puis fist saillir tous les gens<text:line-break/>de lostel dehors (sol) fors Lusquette sa ch(a2)be (-)<text:line-break/>riere quelle retint seulement auecques soy<text:line-break/>Si enferma la dame son mary Nicostrace<text:line-break/>en celle ch(a2)bre (sol) puis le fist estandre sur vng<text:line-break/>banc (sol) et elle qui tenoit vnes tenailles hap(-)<text:line-break/>pa en la bouche de Nicostrace vne des meil<text:line-break/>leures dens quil eust. Et iacoit ce que pour<text:line-break/>la douleur du trait il criast moult fort (sol) tou(-)<text:line-break/>teffoys fut fort tenu de sa femme et de sa<text:line-break/>chamberiere (sol) et endura la violence (et) se mar<text:line-break/>tire que sa femme luy fist en tirant la dent.<text:line-break/>Et quant elle fut tiree hors de sa bouche<text:line-break/>elle mist en la main de son mary vne maul<text:line-break/>uaise dent en lieu de la bonne quelle auoit<text:line-break/><text:soft-page-break/>eue chieux vng des maistres arracheurs<text:line-break/>de dens qui puoit si fort quil ne estoit nul<text:line-break/>qui la peust sentir. Et nicostrace qui estoit<text:line-break/>demy mort pour la douleur de ceste dent se<text:line-break/>plaignoit fort. Et lydia luy commenca a di<text:line-break/>re. Aduise nicostrace et regarde quelle cho(-)<text:line-break/>se tu as tenue si longuement en ta bouche (sol)<text:line-break/>Dieu mercy tu es maintenant nestoye et<text:line-break/>guari. Nicostrace qui ceste chose croyoit<text:line-break/>combien quil eust souffert griefue paine et<text:line-break/>douleur luy sembla quil fust sain et guary<text:line-break/>pour ce que la dent estoit hors de sa bouche</text:p>
      <text:p text:style-name="P936">Et apres ce que par diuers remedes c(o2)sor<text:line-break/>tatisz sa paine et sattes gr(a2)de (et) amere dou<text:line-break/>leur fust allegee (sol) Il saillit hors de sa cham<text:line-break/>bre pour aller a ses besoignes et affuires (sol)<text:line-break/>Mais lydia isnellement (et) bien tost enuoya<text:line-break/>la bonne dent de son mary a Pirophus qui<text:line-break/>adoncques se offrit destre prest de faire son<text:line-break/>plaisir. Apres ces choses ainsi cautement<text:line-break/>faictes desira plus acertener Pirophus<text:line-break/>pour ce quelle c(o2)ptoit chascune heure pour<text:line-break/>mil ans iusquesa ce quelle eust fait son plai<text:line-break/>sir auecques luy (sol) et elle aussi luy voulut te<text:line-break/>nir ce quelle luy auoit promis. Si aduint<text:line-break/>vng iour que la femme faignit estre mala(-)<text:line-break/>de apres disner (sol) par quoy son mary nicostra<text:line-break/>ce la vint visiter en sa ch(a2)bre qui auecques<text:line-break/>soy nauoit a celle heure que le iouuencel pi(-)<text:line-break/>rophus. Si dist a son mary (et) a pirophus<text:line-break/>que pour alegier lennuy de sa maladie que<text:line-break/>ilz la menassent eulx deux au vergier de<text:line-break/>lostel. Nicostrace et Pirophus prindrent<text:line-break/>la dame chascun par son coste et la mener(e2)t<text:line-break/>au vergier (sol) puis laisserent et poser(e2)t a vng<text:line-break/>preau pres dung poyrier hault et bel (et) fort<text:line-break/>chargie de beltes poyres a merueilles.<text:line-break/>Et apres que la dame en se seant fut vng<text:line-break/>pou reposee (sol) elle qui par auant auoit infor<text:line-break/>me et instruict pirophus de ce quil deuoit<text:line-break/>faire luy dist. Pirophus ie desire moult<text:line-break/>auoir des poires de cest arbre. Et pour<text:line-break/>tant m(o2)te en hault (et) en cueille et men gecte<text:line-break/>Adoncques pirophus monta sur larbre et<text:line-break/>commenca a cueillir des poires (sol) et icelles<text:line-break/>gecter au gyron de sa dame. Et ainsi quil<text:line-break/>gecter ces poires disoit a Nicostrace. Si<text:line-break/>re et vous ma dame quesse que vous faic<text:line-break/>tes (sol) comment nauez vous point de honte<text:line-break/>de faire deuant moy le ieu damonts (sol) p(e2)sez<text:line-break/><text:soft-page-break/>vous que ie soye aueugle. Vous ma dame<text:line-break/>estiez maintenant si malade. Si mesmer(-)<text:line-break/>ueille comment vous estes si tost guarie<text:line-break/>pour faire le ieu damours. Et certes vo<text:span text:style-name="T937">9</text:span><text:line-break/>auez tant de belles chambres qui sont bien<text:line-break/>secretes la ou vous deueriez aller faire vo<text:line-break/>stre plaisir sans le faire ainsi deuant moy :<text:line-break/>Car ce nest point chose aduenant de se fai(-)<text:line-break/>re en ma presence. Ad(o2)cques la dame tour<text:line-break/>na son visaige deuers nicostrace et luy de<text:line-break/>manda que disoit Pirophus est il deuenu<text:line-break/>frenatique ou esblouy des yeulx. Et lors<text:line-break/>il respondit. Je ne suis point frenatique et<text:line-break/>si ne ay point mes yeulx ne mon sens tour(-)<text:line-break/>nez. Ne cuydez vous doncques dame que<text:line-break/><text:span text:style-name="pb">[f. 108v]</text:span><text:line-break/>ie ne voye la chose que vous faictes. Ad(o2)c<text:line-break/>ques nicostrace comme esbahy (et) eimerueil<text:line-break/>le dist a pirophus. Je croy seriuement que<text:line-break/>tu songnes (sol) Auquel Pirophus respondit.<text:line-break/>Certes mon seigneur ie ne songe (sol) ne si ne<text:line-break/>resue (sol) aussi vous ne songez ne si ne resuez (sol)<text:line-break/>mais vous vous mouuez (sol) et si croullez si<text:line-break/>fort que se cestuy poyrier estoit si fort croul<text:line-break/>le il ny demoureroit poyre qui ne cheust a<text:line-break/>terre. Adoncques la dame faignant non<text:line-break/>scauoir ceste chose dist a nicostrace (sol) quelle<text:line-break/>fantosme peut ce estre comment pourroit<text:line-break/>ceste chose estre vraye que pirophus dist.<text:line-break/>Se dieu salue mon ame se ie fusse saine de<text:line-break/>corps comme iay autreffoys este ie montas(-)<text:line-break/>se sur ce poyrier affin que seulement ie veis<text:line-break/>se telles merueilles que Pirophus compte<text:line-break/>auoir veu estant sur le poytier. Et affin<text:line-break/>de coulourer la chose Pirophus continuel<text:line-break/>sement disoit sur le poyrier tout ce (q2)l auoit<text:line-break/>dit par auant. Nicostrace dist doncques a<text:line-break/>pirophus. Descens de dessus cest arbre (et)<text:line-break/>tantost descendit (sol) et puis luy dist Nicostra<text:line-break/>ce. Que dys tu maintenant de ce que tu ve<text:line-break/>ois quant tu estoyes sur le poyrier. Si res<text:line-break/>pondit a pirophus. Je croy que vous et<text:line-break/>ma dame cuidez que ie soye enragie ou hors<text:line-break/>du sens. Je dy monseigneur que ie vous<text:line-break/>veoye dessus ma dame vostre femme puis<text:line-break/>que ainsi vous le conuient dire. Et apres<text:line-break/>en descendant du poyrier ie vous vey leuer<text:line-break/>de dessus ma dame et vous asseoir chascun<text:line-break/>en sa place ou vous estiez assis. Adonc(q1)s<text:line-break/>dist Nicostrace en disant ceste chose tu son<text:line-break/><text:soft-page-break/>geois : Car nous deux ne nous remuas(-)<text:line-break/>mes depuis que tu montas dessus le poy(-)<text:line-break/>rier fors tant seulement comme tu voys.<text:line-break/>Pour quoy dist Pirophus faisons nous<text:line-break/>question ne debat de ceste chose : car ie scay<text:line-break/>de vray que ie vo<text:span text:style-name="T938">9</text:span><text:s/>y ay veu (sol) et puis se ie vo<text:span text:style-name="T939">9</text:span><text:line-break/>ay veu dessus vostre femme propre que en<text:line-break/>est il (sol) elle est a vous. Pour ceste affirmati<text:line-break/>on Nicostrace continuellement sen esmer<text:line-break/>ueilloit plus fort (sol) et tant quil dist. Je vueil<text:line-break/>vrayment veoir se cestuy poyrier est ench(a2)<text:line-break/>te que celluy qui est dessus monte voit de<text:line-break/>telles choses comme racompte pirophus.<text:line-break/>Si tost doncques que Nicostrace fut m(o2)(-)<text:line-break/>te dessus le poyrier Lydia sa femme et piro<text:line-break/>phus son seruiteur sans faintises commen<text:line-break/>cerent ensemble a eulx soulacier et desduire<text:line-break/>leurs corps. Nycostrace son mary voyant<text:line-break/>la chose commenca hault a crier en disant.<text:line-break/>O Lidia ma femme quesse que tu fais (sol) et<text:line-break/>toymesmes pirophus qui estoies celluy h(o2)<text:line-break/>me en qui ie me fioye le plus que en nul au<text:line-break/>tre. Et en disant ces paroles il descendoit<text:line-break/>du poyrier (sol) mais la dame et pirophus di<text:line-break/>soient a nicostrace. Quelle chose auez vo<text:span text:style-name="T940">9</text:span><text:line-break/>ne pour quoy cryez vous si fort. Eulx d(o2)c<text:line-break/>ques qui le veirent descendre se leuerent et<text:line-break/>sen retournerent asseoir en leurs places en<text:line-break/>la maniere quilles auoit saisiez ains que il<text:line-break/>montast sus larbre. Apres ce Nicostrace<text:line-break/>fut descendu du poyrier et quil les veit as<text:line-break/>sis en tel comme il les auoit laissez il les c(o2)<text:line-break/>menca a reprendre et arguer (sol) si respondit pi<text:line-break/>rophus. Certes nicostrace maintenant ie<text:line-break/>contesse vrayement que ainsi comme vous<text:line-break/>par auant disiez que ie voyoie faulsement<text:line-break/>quant iestoye sur le poyrier (sol) Et ceste faulse<text:line-break/>oppinion et aduision ie ne apparceuoye au<text:line-break/>tre chose (q1) vous auez apparceu. Par quoy<text:line-break/>ie c(o2)gnois que ne plus ne mains auez faul<text:line-break/>sement aduise qu(a2)t nagaires auez este m(o2)(-)<text:line-break/>te sur le poyrier (sol) et que ce que disoye estoit<text:line-break/>vray. Assez appert : Car vostre vision ne<text:line-break/>monstre autre chose fors (q1) vous auez veu<text:line-break/>la chose ainsi comme ie lauoye veue (sol) Mais<text:line-break/>pensez vous sire que vostre femme qui est<text:line-break/>tres honneste et (sol) la plus saige de toutes au<text:line-break/>tres femmes voulsist iniurier vostre per(-)<text:line-break/>sonne et la sienne. Et cuyderiez vous que<text:line-break/>elle fust si fole de faire ainsi celle chose de(-)<text:line-break/><text:soft-page-break/>uant vous (sol) et aussi moy en qui vous vous<text:line-break/>fiez aymeroye mieulx auoir le chief couppe<text:line-break/>en quatre quartiers que seulem(e2)t p(e2)ser tel<text:line-break/>meffaict contre vo<text:span text:style-name="T941">9</text:span><text:s/>(sol) et mesmem(e2)t (q1) ie vou<text:line-break/><text:span text:style-name="pb">[f. 109r]</text:span><text:line-break/>sisse penser (et) faire en vostre presence tel des<text:line-break/>honneur. Par quoy ie dy pour certain que<text:line-break/>le deffault de ceste vision doit proceder et<text:line-break/>naitre du vice de ce poyrier qui par art ma<text:line-break/>gicque ou autrement par charmes est ainsi<text:line-break/>desnature. Car tout le monde ne me eust<text:line-break/>point fait accroire quant iestoye sur larbre<text:line-break/>que vous neussiez charnelement congneue<text:line-break/>ma dame (sol) si non que ie vous eusse ouy dire<text:line-break/>que quant vous mesmes estiez sur larbre il<text:line-break/>vous sembloit que ie faisoye telle chose que<text:line-break/>ie ne penscay oncques (sol) et ne scay comment<text:line-break/>ie le feroye. Apres ces choses dictes la da<text:line-break/>ma comme toute troublee se leua sut piedz<text:line-break/>et comm(e2)ca ainsi a dire. Je prye a dieu que<text:line-break/>ce soit en malheure se tu me reputez si fole<text:line-break/>comme dauoir fait ceste chose comme tu p(e2)<text:line-break/>ses folement que iaye fait deuant toy (sol) Car<text:line-break/>se ie vouloye entendre a teles mauluaises<text:line-break/>pensees cuidez tu que deuant toy ie me ab(a2)<text:line-break/>donnasse a le faire (sol) mais chaichez certaine(-)<text:line-break/>ment mon mary que quant ie desireroye la<text:line-break/>chose que tu penses ie ne vouldroye pas en<text:line-break/>ce iardin commun (et) ouuert a chascun (sol) mais<text:line-break/>ie me scauroye bien tenir secretem(e2)t en vne<text:line-break/>de noz chambres (sol) tellement que merueilles<text:line-break/>seroit se tu le scauoyes. Ces paroles que<text:line-break/>disoit lidia et Pirophus semblerent estre<text:line-break/>vrayes a nicostrace (sol) auquel luy sembla en<text:line-break/>son couraige que eulx deux neussent ose ac<text:line-break/>cepter telles choses (sol) pensant que femmes<text:line-break/>naturellement sont poureuse et couardes<text:line-break/>et doubtans les paines et haines de leurs<text:line-break/>seigneurs et marys. Et pour semblable<text:line-break/>regard laissa ces paroles et reprehantions<text:line-break/>touchant ceste matiere. Et aussi firent ly(-)<text:line-break/>cida et Pirophus (et) eulx troys commence(-)<text:line-break/>rent a parler de la nouuelle du fait et de la<text:line-break/>merueilleuse vision qui ainsi chantoit (sol) Au<text:line-break/>regard de celluy qui montoit sur le poyrier<text:line-break/>Daueugle de simple mary et rude enten<text:line-break/>dement qui par vng autre deuoit faire es(-)<text:line-break/>prouue la chose. Et la dame qui pour loppi<text:line-break/>nion de Nicostrace sur la chose dessusdicte<text:line-break/>faignit estre courcee (sol) et dist. Se ie puis<text:line-break/><text:soft-page-break/>vrayement cestuy poyrier ne me fera pas<text:line-break/>vne autre foys honte ne deshonneur a moy<text:line-break/>ne a autre femme. Et pour tant dist Pi(-)<text:line-break/>rophus. Daten tost en nostre hostel et ap(-)<text:line-break/>porte vne congnie et toy (et) moy coupper(o2)s<text:line-break/>ce poyrier c(o2)bien que mieulx vaulsist coup(-)<text:line-break/>per de ceste congnie la teste de Nycostrace<text:line-break/>qui sans aucune consideration (sol) ou aduis a<text:line-break/>souffert les yeulx de son entendement es(-)<text:line-break/>tre si tost aueuglez et obscures : Car iasoit<text:line-break/>Nicostrace la chose (q1) tu dis semblast estre<text:line-break/>vraye et selon le sentement des yeulx que<text:line-break/>tu portes en ton chief. Toutessoys au<text:line-break/>vray iugement de ta pensee tu ne deuois<text:line-break/>consentir nullement que la chose fust tel(-)<text:line-break/>le entre moy et toy seruant. Ces choses<text:line-break/>ainsi dictes Pirophus alla querir vne con<text:line-break/>gnie bien hastiuement comme la dame luy<text:line-break/>auoit commande et puis donner(e2)t tant de<text:line-break/>coups au poyrier quilz labatirent a terre.<text:line-break/>Quant la dame vert le poyrier abatu tour<text:line-break/>na le visaige vers Nicostrace (sol) et luy dist.<text:line-break/>Puis que ie voy que le poyrier qui tant de<text:line-break/>deshonneur ma fait est abatu a terre (sol) mon<text:line-break/>courroux est cesse (sol) et suis appaisee en mon<text:line-break/>courayge. Et adoncques elle pardonna<text:line-break/>tout mal talant a son mary Nicostrace qui<text:line-break/>enuers elle demandoit pardon. Et luy im<text:line-break/>posa la dame et enioignit que iamais en sa<text:line-break/>vie ne luy aduenist quil presumast vne tel(-)<text:line-break/>le chose delle qui plus laymoit que elle nay<text:line-break/>moit soymesmes. Par quoy doncques<text:line-break/>le meschant coquu de mary fut mocque en<text:line-break/>sa prescoce. Et retourna en son palais auec<text:line-break/>ques Lydia sa femme et auecques ledit Pi<text:line-break/>rophus son amant. Et en celluy Palais<text:line-break/>(et) en plusieurs autres lieux Pirophus et ly<text:line-break/>dia prndr(e2)t (p3) mainteffoys plaisir et delecta<text:line-break/>tion lung aucc(q1)s lautre en plus grant con<text:line-break/>uenablete et a meilleur loysir (q2)lz nauoyent<text:line-break/>eu au iardin soubz le perier.</text:p>
      <text:p text:style-name="P942"><text:span text:style-name="T943">E</text:span>N ceste nouuelle est monstre la<text:line-break/>cautelle et deception que fist Ly<text:line-break/>dia a son mary Nicostrace (sol) pour<text:line-break/>paruenir a la requeste de son seruiteur de<text:line-break/><text:span text:style-name="pb">[f. 109v]</text:span><text:line-break/>quoy elle estoit amoureuse. Et comment<text:line-break/>elle luy tua le meilleur espriuier quil eust.</text:p>
      <text:p text:style-name="P944">Et apres comment elle luy arracha vng<text:line-break/>gros toupillon de sa barbe (sol) Et finablem(e2)t<text:line-break/><text:soft-page-break/>elle luy fist accroyre (q1) son mary auoit vne<text:line-break/>manluaise dent (sol) et en luy arrachant luy ar(-)<text:line-break/>racha la meilleure quil eust. Et aussi il est<text:line-break/>monstre comment elle ne le craignoit qu(a2)t<text:line-break/>deuant luymesmes acomplit son desir auec<text:line-break/>ques son seruiteur pirophus. Et luy fist en<text:line-break/>tendant par viue rayson quant il la reprint<text:line-break/>que il nen estoit riens (sol) et en la parsin sondit<text:line-break/>mary Nicostrace luy en crya mercy (sol) et elle<text:line-break/>luy pardonna.</text:p>
      <text:h text:style-name="Titre1" text:outline-level="1">(ipdm) Cy sensuyt la. lxx. nouuelle<text:line-break/>comptee par dyonce roy de ceste<text:line-break/>septiesme iournee.</text:h>
      <text:p text:style-name="figure">&lt;image&gt;</text:p>
      <text:p text:style-name="P945"><text:span text:style-name="T946">U</text:span>Ous tous mes Loyaulx feaulx<text:line-break/>subiectz vous auez bien et souffi<text:line-break/>samment continue en la matiere<text:line-break/>que ie vous auoye imposee a compter les<text:line-break/>nouuelles et deceptions que faisoyent les<text:line-break/>femmes a leurs marys. Par quoy selon<text:line-break/>mon aduis vous tous auez bien fait mon<text:line-break/>commandement dont ie suis fort ioyeulx.<text:line-break/>Et de nostre derreniere nouuelle de la sep(-)<text:line-break/>tiesme iournee il ne rest plus que moy dont<text:line-break/>au moins mal que ie pourray la vueil c(o2)p<text:line-break/>ter en la maniere qui sensuit.</text:p>
      <text:h text:style-name="Titre2" text:outline-level="2">(ipdm) La forme de la nouuelle.</text:h>
      <text:p text:style-name="P947"><text:span text:style-name="T948">A</text:span>V pays de Toscanne est vnect<text:line-break/>te appelle Sene (sol) en laquelle de<text:line-break/>mouroyent deux ieunes iouuen<text:line-break/>ceaulx populaires (sol) desquelz l(u2)g auoit nom<text:line-break/>Tingoce (sol) et lautre meotin. Ces deux de(-)<text:line-break/>mouroyent aupres de la porte salut (sol) et ia(-)<text:line-break/>mais ne conuersoyent auecques personne<text:line-break/>que eulx deux ensemble (sol) (et) moult se entreay<text:line-break/>moyent comme il sembloit. Et generale(-)<text:line-break/>ment en toutes les places que ilz alloyent (sol)<text:line-break/>comme aux leglises (sol) aux sermons (sol) (et) aux es<text:line-break/>batz de la cite estoient tousiours lung auec<text:line-break/>ques lautre. Et par plusieurs foys quant<text:line-break/>ilz estoyent aux sermons ouyant preschier<text:line-break/>des ames de ceulx qui se mouroyent (sol) Cest<text:line-break/>assauoir selon ce que chascun auoit desseruy<text:line-break/>en ce monde ycy estoyent pugnis en lautre<text:line-break/>monde. Or ces deux ieunes iouuenceaux<text:line-break/>desiroyent moult fort a sauoir quelle paine<text:line-break/>les ames de ceulx qui se mouroyent sous(-)<text:line-break/><text:soft-page-break/>froieut en lautre monde (sol) dont lung de ces<text:line-break/>deux ieunes iouueceaulx commenca a dire<text:line-break/>a son compaignon. Vrayement dist il ie<text:line-break/>vouldroye que se lung dentre nous deux<text:line-break/>mouroit au(a2)t son compaignon quil venist<text:line-break/>dire certaine nouuelle a son c(o2)paignon (q1)l(-)<text:line-break/>le paine et quelle douleur on seuffre es par<text:line-break/>ties de lautre monde. Et de fait promisr(e2)t<text:line-break/>lung a lautre leur foy que celluy qui mou(-)<text:line-break/>roit le premier deux deux vi(e2)droit dire des<text:line-break/>nouuelles a lautre (sol) et en firent serm(e2)t lung<text:line-break/>a lautre. Apres ceste promesse faicte entre<text:line-break/>eulx deulx ainsi comme ilz conuersoyent<text:line-break/>tousiours ensemble. Aduint que Tingo<text:line-break/>ce fut fait compere de vng homme senoys<text:line-break/>appelle Ambroise demour(a2)t en ladicte cite<text:line-break/>de sene. Cestuy ambroise auoit vne moust<text:line-break/>belle femme nommee Mite (q2) auoit eu vng<text:line-break/>moust beaulx filz de qui cestuy Tingoce<text:line-break/>estoit parrain (sol) par quoy cestuy Tingoce (et)<text:line-break/><text:span text:style-name="pb">[f. 110r]</text:span><text:line-break/>son compaignon meotin alloient ensemble<text:line-break/>aucuneffois visiter ceste commere Mitte<text:line-break/>qui estoit assez gracieuse femme. Tingo(-)<text:line-break/>ce non obst(a2)t le comperage fut amoureux<text:line-break/>de sa commere Mitte. Et pareillement<text:line-break/>aussi meotin son compaignon en fut amou<text:line-break/>reux (sol) pource que la femme luy plaisoit fort<text:line-break/>Et aussi pource que il oyoit que Tingoce<text:line-break/>moult la c(o2)mandoit (sol) (et) en ceste amour lung<text:line-break/>se gardoit de lautre (sol) non mye pour vne mes<text:line-break/>me cause. Car icelluy Tingoce se deffioit<text:line-break/>de meotin son compaignon pour le pechie<text:line-break/>qui lui sembloit quil faisoit en congnoiss(a2)t<text:line-break/>sa commere charnellement. Et par ainsi<text:line-break/>il eust este treffort marry (q1) aucun eust sceu<text:line-break/>que il eust c(o2)mis vng tel pechie. Parquoy<text:line-break/>Meotin ne se contre gardoit en riens pour<text:line-break/>ceste cause. Mais pource quil sestoit appar<text:line-break/>ceu que ceste f(e2)me plaisoit moult fort a tin(-)<text:line-break/>goce son compaignon (sol) pourt(a2)t icelluy ineo<text:line-break/>tin disoit a soy mesmes en ceste maniere.<text:line-break/>Se ie manifeste mon secret a tingoce mon<text:line-break/>compaignon il deuiendra ialoux de moy<text:line-break/>Parquoy se il sen apparceuoit a cause que<text:line-break/>il est c(o2)pere de la s(e2)me il me mettroit en sa<text:line-break/>haine (sol) et par ainsi iamais ie nauroye aucun<text:line-break/>plaisir delle. Et ce temps pendant donc<text:line-break/>ques que ces deux iouuenceaulx aymoient<text:line-break/>icelle mitte comme dit est aduint que tingo<text:line-break/><text:soft-page-break/>ce qui plus legierement que meotin pouoit<text:line-break/>descouurir son desir a la femme qui estoit<text:line-break/>sa propre commere (sol) tant proceda par fas et<text:line-break/>par nephas que il obtint son amour. Et en<text:line-break/>fist ne plus ne moins que se elle enst este sa<text:line-break/>propre femme (sol) mais non obstant que son c(o2)<text:line-break/>paignon Meotin sen apparceut bien et en<text:line-break/>fut tresdolent (et) marry (et) luy en desplaisoit<text:line-break/>moult fort. Parquoy il faingnit enuers<text:line-break/>son compaignon de riens sen apparceuoir<text:line-break/>Mais tousiours viuoit en esperance de ve<text:line-break/>nir vne fois a son desir. Et affin que tin<text:line-break/>goce ne empeschast lentreprinse meotin ne<text:line-break/>luy en voulut riens dire. Or ainsi que ces<text:line-break/>deux compaignons aymoient dame mitte<text:line-break/>aduint que Tingoce vint au champ de sa<text:line-break/>commere ou il laboura si bien a cause que il<text:line-break/>y trouua vng si doulx (et) amyable labour (q2)l<text:line-break/>ne se pouoit saouler de besongner a cestuy<text:line-break/>labour (sol) parquoy qu(a2)t il eut tant laboure (q2)l<text:line-break/>nen pouoit plus fut fort lasse tant (q2)l cheut<text:line-break/>en vne enfermete de maladie de son corps<text:line-break/>si trescruelle quil en mourut. Apres donc<text:line-break/>ques (q1) tingoce fut trespasse il luy souuint<text:line-break/>de la promesse que il auoit faicte a son com(-)<text:line-break/>paignon Meotin (sol) et selon sa promesse il ne<text:line-break/>y vint point le premier ne le second iour.<text:line-break/>Mais au tiers iour il y vint (sol) car par adu(a2)<text:line-break/>ture il nauoit point eu le loisir de y venir a<text:line-break/>ces premiers iours (sol) et en effect il vint (et) en<text:line-break/>tra en la chambre de meotin son c(o2)paignon<text:line-break/>et lappella en disant. Meotin ie suis ton<text:line-break/>compaignon tingoce qui selon la promesse<text:line-break/>que ie ay faicte suis retourne pour toy dire<text:line-break/>des nouuelles de lautre monde. Lors meo<text:line-break/>tin fut tout esbahy (et) eut paour qu(a2)t il ourt<text:line-break/>re des nouuelles de lautre m(o2)de (sol) de la(q1)lle<text:line-break/>il eut gr(a2)t frayeur (sol) mais touteffois il print<text:line-break/>courage en soy (et) dist. Mon frere (et) mon c(o2)<text:line-break/>paignon tu soyes le tresbien venu. Et a(-)<text:line-break/>pres il le interrogua comment il se gouuer<text:line-break/>noit en lautre monde ou se il estoit perdu.<text:line-break/>Et adoncques icelluy tingoce luy respon(-)<text:line-break/>dit et dist. Les choses sont perdues qui ia<text:line-break/>mais ne sont trouuees. Se ie estoye per(-)<text:line-break/>du comment seroys ie venu icy. Et alors<text:line-break/>luy dist meotin. Tingoce ie ne lent(e2)s pas<text:line-break/>ainsi comme tu dys. Mais ie te interro<text:line-break/>gue se tu es damne auecques les ames (q2)<text:line-break/>sont en enfer ou non. Et adoncques res(-)<text:line-break/><text:soft-page-break/>pondit tingoce. Certes mcotin mon com<text:line-break/>paignon nenny (sol) mais ie te dy que pour les<text:line-break/>peches que iey fais ie suis en tresgrandes<text:line-break/>paines (et) angoisses. Puis de rechief meo<text:line-break/>tin linterrogua (q1)lles paines seuffrent les<text:line-break/>ames en enfer pour vng chascun peche que<text:line-break/>les hommes commettent en ce monde. Et<text:line-break/>icelluy tingoce luy declaira toutes les pai<text:line-break/>nes et tormens que ilz souffroient audit en<text:line-break/>fer. Meotin apres luy dem(a2)da sil vouloit<text:line-break/><text:span text:style-name="pb">[f. 110v]</text:span><text:line-break/>(q1) il fist aucune chose pour luy. Et lors tin<text:line-break/>goce luy respondit que ouy. Cestassauoir<text:line-break/>que il fist dire pour luy des messes (sol) (et) que il<text:line-break/>fist (et) d(o2)nast aumosnes pour luy. Car ces<text:line-break/>choses prouffit(e2)t moult fort a secourir aux<text:line-break/>paines que souffrent les trespasses. Ad(o2)c<text:line-break/>ques meotin oyant ces choses luy dist que<text:line-break/>voulentiers il acompliroit ses requestes.<text:line-break/>Et quant il voulut partir de la chambre il<text:line-break/>souuint a meotin de la commere de Tin(-)<text:line-break/>goce (sol) et luy interrogua et pria quil luy dist<text:line-break/>quelle paine il souffroit pour le pechie quil<text:line-break/>auoit auecques sa commere comme de la<text:line-break/>uoir congneue charnellement qu(a2)t il estoit<text:line-break/>en ce monde. Car tu as couche maintes<text:line-break/>nuitz auecques elle. Certes dist tingoce<text:line-break/>Mon frere qu(a2)t ie fuz venu en lautre m(o2)(-)<text:line-break/>de ie trouuay vng homme qui sembloit sca<text:line-break/>uoir tous mes pechez par cueur. Celluy<text:line-break/>me demanda pourquoy ie ne alloye au lieu<text:line-break/>ou on purgeoit les pechez (sol) et lors y allay.<text:line-break/>Et quant ie y fus ie trouuay mains com(-)<text:line-break/>paignons qui souffroyent maintes (et) grief<text:line-break/>ues paines. Et en telles paines fus con(-)<text:line-break/>damne comme eulx. Et moy demourant<text:line-break/>auecques eulx me alla souuenir du pechie<text:line-break/>que iauye fait auecques ma commere mitte<text:line-break/>Pour lequel peche ie attendoye trop plus<text:line-break/>griefue paine la moittie que celle qui me a(-)<text:line-break/>uoit este assignee (sol) et combien que ie feusse<text:line-break/>en vng grant feu ardant ne(a2)tmoins ie tr(e2)<text:line-break/>bloye de paour. Lors me demanda. Quel<text:line-break/>le cause dist il as tu de trembler plus (q1) les<text:line-break/>autres. Adoncques il luy respondit que ce<text:line-break/>estoit pour vng (et) abhominable pechie que<text:line-break/>ie auoye fait en lautre m(o2)de auecques vne<text:line-break/>myenne c(o2)mere auecques laquelle iauoye<text:line-break/>couche a nu par plusieurs nuytz. Dont<text:line-break/>pour se plaisir que ie y auoye prins iauoye<text:line-break/><text:soft-page-break/>encouru la mort (sol) et en ce mocquant de celle<text:line-break/>chose me respondit. O fol ne doubte mye<text:line-break/>que pour ce peche la on face souffrir payne<text:line-break/>Car on ne tient point de iugement de tel<text:line-break/>pechie de commeres. Adoncques quant ie<text:line-break/>ouy ceste chose fuz asseure et ne euz plus de<text:line-break/>paour. Apres ces choses dictes le iour ap<text:line-break/>proucha. Tingoce commanda a dieu son<text:line-break/>compaignon meotin et luy dist. Je ne puis<text:line-break/>plus estre auecques toy. Et incontinent<text:line-break/>sen alla (et) se departit de la chambre. Qu(a2)t<text:line-break/>icelluy meotin ouyt que on ne tenoit point<text:line-break/>de iugement des commeres en lautre mon<text:line-break/>de il se commenca a mocquer de sa folie (sol) car<text:line-break/>il sestoit tenu de aller a maintes c(o2)meres<text:line-break/>quil auoit pour cause de ce pechie la (sol) (et) pour<text:line-break/>tant il laissa sa coquardise des lorset fut<text:line-break/>saige et prud(e2)t en celle chose : car il ne espar<text:line-break/>gna c(o2)mere quil eust le temps quil fut au<text:line-break/>monde. Laquelle chose frere regnault de<text:line-break/>quoy dame Elisee a fait mencion deuant<text:line-break/>en la. lxiii. nouuelle sur ceste mesme iour<text:line-break/>nee se il eust sceue pour ceste occasion (sol) non<text:line-break/>obstant quil se habilla si frisque et si tolis<text:line-break/>que il eut (et) obtint lamour de sa commere<text:line-break/>agnes (sol) par quoy doresenauant chascun ne<text:line-break/>doubte point dauoir en lautre monde iuge<text:line-break/>ment de ceulx qui ont eu habitacion auec(-)<text:line-break/>ques leurs commeres.</text:p>
      <text:p text:style-name="P949"><text:span text:style-name="T950">E</text:span>N ceste presente nouuelle est m(o2)<text:line-break/>stre que on ne se doit point fyer es<text:line-break/>parolles daucunes folles et sot<text:line-break/>tes personnes qui en ce monde icy se entre<text:line-break/>promettent (q1) le premier qui se mourra bi(e2)(-)<text:line-break/>dra dire les nouuelles de son compaignon<text:line-break/>ainsi que il appert de Tingoce qui reuint<text:line-break/>dire a son compaignon meotin des nouuel<text:line-break/>les de lautre monde en luy disant que le pe<text:line-break/>che que le compere faisoit auecques sa com<text:line-break/>mere que on nen tenoit point de iugement<text:line-break/>en enfer (sol) pourtant si fye il qui vouldra se il<text:line-break/>est vray ie men rapporte.</text:p>
      <text:soft-page-break/>
      <text:h text:style-name="Titre1" text:outline-level="1">(ipdm) Cy commence la c(o2)tinuacion<text:line-break/>de la septiesme iournee preceden<text:line-break/>te a la huitiesme ensuiu(a2)t (sol) (et) aussi<text:line-break/>lordonnance sur ce faicte par les<text:line-break/>sept dames (et) trois iouuenceaulx<text:line-break/>rac(o2)pteurs des c(e2)t nouuuelles.</text:h>
      <text:p text:style-name="p"><text:span text:style-name="pb">[f. 111r]</text:span></text:p>
      <text:p text:style-name="P951"><text:span text:style-name="T952">Q</text:span>Vant le roy dyonee eut acheue<text:line-break/>sa nouuelle derniere de la septies<text:line-break/>me iournee (sol) le doulx v(e2)t zephire<text:line-break/>qui venoit doccident pour cause du soleil<text:line-break/>(q2) approuchoit de son repaire souffloit fort<text:line-break/>sur la terre. Et pource (q1) la septiesme iour<text:line-break/>ner estoit acheuee des nouuelles des da(-)<text:line-break/>mes (et) iouuenceaulx quilz auoient chascun<text:line-break/>recitez sa nouuelle pour cause que le Roy<text:line-break/>dyonee estoit derrenier (sol) (et) auoit acomply<text:line-break/>et mis en effect lordonnance de sa royaulte<text:line-break/>Dont il ny eut aucun ne aucune (q2) se plain<text:line-break/>gnist de son gouuernement (sol) dont il com(-)<text:line-break/>menca a dire. Entre vous tous dames<text:line-break/>(et) iouuenceaulx au moins mal que iay peu<text:line-break/>ie vous ay gouuernez le temps de ma roy(-)<text:line-break/>aulte (sol) et tant quil a dure se iay fait aucune<text:line-break/>chose en mon preiudice qui touche aucuns<text:line-break/>de vo<text:span text:style-name="T953">9</text:span><text:s/>tous ie men soubzmetz a la voul(e2)te<text:line-break/>de vng chascun (sol) (et) ainsi comme il auoit pleu<text:line-break/>a dame elisee de mauoir fait rey et donner<text:line-break/>la couronne sur mon chief. Pareillement<text:line-break/>maintenant me dessaisit (et) octroye et donne<text:line-break/>la couronne a dame laurette pour estre roy<text:line-break/>ne de la huitiesme iournee (sol) affin de nous<text:line-break/>tous gouuerner durant son temps : (et) com<text:line-break/>mander a chascun se quil luy semblera estre<text:line-break/>bon pour la consolation de nous tous.</text:p>
      <text:p text:style-name="p">Lors d(o2)cques dame laurette royne receut<text:line-break/>tresioyeusement la couronne. Puis fist ap<text:line-break/>peller (et) venir a soy le maistre dostel au quel<text:line-break/>elle commanda que il ordonnast a vne plai<text:line-break/>sant : vallee (et) fist appresier tables vng pou<text:line-break/>plus tost que on auoit acoustume affin que<text:line-break/>la compaignie peust plus ayseement retour<text:line-break/>ner au palais. Et apres lui imposa tout ce<text:line-break/>que elle deuoit faire durant son regne. Et<text:line-break/>apres elle tourna sa face deuers la com(-)<text:line-break/>paignie et leur dist. Puis quil plaist a dyo<text:line-break/>nee de mauoir esleue royne de ceste huities<text:line-break/>me iournee (sol) pour ce (q1) il auoit voulu parler<text:line-break/><text:soft-page-break/>des deceptions que les f(e2)mes font a leurs<text:line-break/>marys (sol) Mais se vne chose ne me retirast<text:line-break/>que ie ne vueil pas monstrer que ie soye du<text:line-break/>lignage des petis Chiens qui par nature<text:line-break/>se veullent vengier de ceulx qui les attai<text:line-break/>nent (sol) ie diroye que demain len parlast des<text:line-break/>deceptions et bartz (et) tromperies que les<text:line-break/>hommes font a leurs femmes (sol) mais en de<text:line-break/>laissant ceste matiere ie comm(a2)de que vng<text:line-break/>chascun si se pouruoye (et) ordonne a soy dis<text:line-break/>poser pour c(o2)pter en la huytiesme iournee<text:line-break/>chascun vne nouuelle des salaces (et) baratz<text:line-break/>que vng chascun iour se font c(o2)munement<text:line-break/>du mary a la femme (sol) et pareillement de la<text:line-break/>femme au mary ou vng autre selon que il<text:line-break/>luy semblera bon. Car ie croy que ceste ma<text:line-break/>tiere ne sera pas moindre de plaisance en<text:line-break/>langaige et en parolles que ont este celles<text:line-break/>de la septiesme iournee. Par quoy main(-)<text:line-break/>tenant ie ordonne de ma puissance que vng<text:line-break/>chascun sen voyse preparer pour soupper.<text:line-break/>Et apres que on face comme on a de cou<text:line-break/>stume de faire. Et demain apres soleil le<text:line-break/>uant ie ordonne que pour la premiere nou(-)<text:line-break/>uelle de ceste huitiesme iournee que Ney(-)<text:line-break/>phile commencera la premiere nouuelle.</text:p>
      <text:h text:style-name="Titre1" text:outline-level="1">(ipdm) Cy eusuit la soixante et<text:line-break/>vnziesme nouuelle comp(-)<text:line-break/>tee par Neyphile sur la huy<text:line-break/>tiesme iournee dont Lau(-)<text:line-break/>rette est royne.</text:h>
      <text:p text:style-name="figure"><text:span text:style-name="pb">[f. 111v]</text:span><text:line-break/>&lt;image&gt;</text:p>
      <text:p text:style-name="P954"><text:span text:style-name="T955">P</text:span>Vis quil a pleu a dame laurette<text:line-break/>de mauoir d(o2)ne cest honneur de<text:line-break/>comm(e2)cer ceste premiere nouuel<text:line-break/>le de la. vui. iournee. Je de simple ent(e2)de<text:line-break/>ment indigne a ce vueil doncques selon ma<text:line-break/>petite sci(e2)ce racompter vne nouuelle dune<text:line-break/>finesse qui fut faicte a vne femme pour sa<text:line-break/>couuoitise (et) auarice dauoir argent (q2) se ab(a2)<text:line-break/>donna a faire le plaisir dung homme en la<text:line-break/>maniere qui sensuit.</text:p>
      <text:soft-page-break/>
      <text:h text:style-name="Titre2" text:outline-level="2">(ipdm)La forme de la nouuelle.</text:h>
      <text:p text:style-name="P956"><text:span text:style-name="T957">E</text:span>N la cite de millan au pays de l(o2)<text:line-break/>bardie auoit vng gentil homme<text:line-break/>nomme geuffroy preudomme (sol) le<text:line-break/>quel estoit vng vaillant homme de guerre<text:line-break/>pour mener et conduire (sol) et pour souldoyer<text:line-break/>gens de guerre (sol) il estoit propre a ce faire.<text:line-break/>Et pource que cestuy geuffroy estoit assez<text:line-break/>loyal de restituer les derniers quil emprun<text:line-break/>toit a ceulx qui luy prestoi(e2)t. Il eust trouue<text:line-break/>plusieurs march(a2)s qui pour petit de prouf<text:line-break/>fit lui eussent preste grant quantite de pecu<text:line-break/>ne. Cest uy geuffroy demourant a millan<text:line-break/>estoit amoureux dune moult fort belle fem<text:line-break/>me nommee ambroise (sol) espouse dung moult<text:line-break/>bon marchant de millan appelle gaspariol<text:line-break/>lequel estoit treffort riche homme de pecu<text:line-break/>nes (sol) du(q1)l cestuy geuffroy estoit asses bien<text:line-break/>c(o2)gneu. Aduint vng iour que cestuy geuf<text:line-break/>froy est(a2)t embrase du feu damours plus (q1)<text:line-break/>autreffoys de lamour de ceste dame Am(-)<text:line-break/>broise hucha vng seruiteur quil auoit (et) en(-)<text:line-break/>uoya en la maison de dame (a2)broise luy dire<text:line-break/>que il luy pleust de se consentir a faire son<text:line-break/>plaisir (et) estre liberale a son amour (sol) car de la<text:line-break/>part de luy il estoit tout prest a faire tout ce<text:line-break/>(q2)l luy plairoit. Ambroise doncques apres<text:line-break/>maintes parolles vint en ceste conclusion<text:line-break/>que elle estoit contente (et) deliberee de faire<text:line-break/>toute la voulente de geuffroy en receuant<text:line-break/>de luy deux condicions. Premierement (q1)<text:line-break/>la chose ne deuoit estre publiee ne manifes<text:line-break/>tee par luy a aucune personne de ce monde<text:line-break/>icy. Et secondement pource que elle auoit<text:line-break/>affaire dargent luy demanderoit la somme<text:line-break/>de deux cens florins dor pour daucunes be<text:line-break/>songnes que elle auoit affaire que son ma(-)<text:line-break/>ry ne scauoit pas et que apres ces deux cho<text:line-break/>ses faictes elle luy c(o2)plairoit (et) feroit auec(-)<text:line-break/>ques elle son plaisir et desir. Et geuffroy<text:line-break/>oyant la gloute couuoitise de ceste femme<text:line-break/>fut indigne contre elle pour la vilite de soy<text:line-break/><text:span text:style-name="pb">[f. 112r]</text:span><text:line-break/>Laquelle par auant il cuydoit estre femme<text:line-break/>de pris (et) de valeur (sol) non obstant il pour la<text:line-break/>vilite delle il fist tant que il retourna son<text:line-break/>amour vers elle en gardant hayne (sol) et pro(-)<text:line-break/>posa que se il pouoit il la tromperoit. Si<text:line-break/>luy enuoya vng messager pour luy faire as<text:line-break/>sauoir que il estoit content de faire tout ce<text:line-break/><text:soft-page-break/>quelle demanderoit (sol) et pource il luy prioit<text:line-break/>que elle luy notifiast quant elle vouldroit<text:line-break/>quil allast a elle et il luy porteroit les deux<text:line-break/>cens florins dor (sol) (et) que iamais aucun ne sca<text:line-break/>uroit la chose si non vng sien compaignon<text:line-break/>darmes auquel il se fyoit (sol) lequel alloit tous<text:line-break/>iours auec(q1)s luy en toutes ses besongnes<text:line-break/>La mauluaise f(e2)me oyant ses parolles fut<text:line-break/>contente (sol) et luy fist dire que son mary gas<text:line-break/>pariol deuoit dedans brief temps aller a<text:line-break/>Gennes en marchandise (sol) et lors elle luy si<text:line-break/>gniffieroit et le enuoyeroit querir. Adonc<text:line-break/>ques geuffroy aduisa temps et lieu quant<text:line-break/>bon luy sembla (sol) (et) sen vint au mary de ceste<text:line-break/>f(e2)me gaspariol (sol) (et) luy dist. Jay a faire vne<text:line-break/>mienne besongne pour laquelle iay mestier<text:line-break/>de deux cens florins dor (sol) lesquelz ie vueil<text:line-break/>que tu me les prestes pour tel gaing (et) prouf<text:line-break/>fit comme tu as acoustume de moy prester<text:line-break/>Et gaspariol luy respondit (q1) voulentiers<text:line-break/>les luy presteroit. Adoncques alla querir<text:line-break/>les deux cens florins (et) les luy bailla (et) pres<text:line-break/>ta. Et apres bief temps gaspariol alla a<text:line-break/>gennes comme sa femme auoit dit a geuf<text:line-break/>froy (sol) pour laquelle chose quant il fut party<text:line-break/>elle enuoya querir geuffroy affin quil ven<text:line-break/>sist a elle (sol) et portast auec soy les deux cens<text:line-break/>florins dor. Lors geuffroy oyant ces nou<text:line-break/>uelles sen vint auec son compaignon secre<text:line-break/>tement en la maison de ambroise : et la trou<text:line-break/>ua toute seule ou elle la t(e2)doit (sol) (et) la premie(-)<text:line-break/>re oeuure et operation quil seist il luy mist<text:line-break/>dedans la main les deux c(e2)s florins (sol) les(q1)lz<text:line-break/>son compaignon vit (sol) (et) apres dist geuffroy<text:line-break/>Dame si vous plaist vous receueres ces<text:line-break/>te pecune (sol) (et) la bailleres a vostre mary qu(a2)t<text:line-break/>il sera retourne. La femme print ceste pe(-)<text:line-break/>cune (et) ne sapperceut point pour quelle cau<text:line-break/>se geuffroy eust dit ces paroles. Car elle<text:line-break/>cuida quil eust ainsi parle affin que son c(o2)(-)<text:line-break/>paignon ne sapparceust point (q1) par manie<text:line-break/>re de salaire il luy donnast iceulx deux cens<text:line-break/>florins. Pourtant la f(e2)me resp(o2)dit (q1) vou(-)<text:line-break/>lentiers elle le feroit (sol) mais dist elle ie vueil<text:line-break/>veoir quans florins tu me bailles. La f(e2)(-)<text:line-break/>me plus couuoiteuse darg(e2)t que amoureu<text:line-break/>se des h(o2)mes espandit sur vne table iceulx<text:line-break/>florins pour les compter (et) trouua le c(o2)pte<text:line-break/>puis les print (et) les enferma en vng coffre<text:line-break/>Adonc geuffroy vint en sa ch(a2)bre non pas<text:line-break/><text:soft-page-break/>seulement pour celle foys (sol) mais apres par<text:line-break/>plusieurs fois auant que son mary fust re(-)<text:line-break/>tourne de gennes (sol) et luy fist plaisir de bai<text:line-break/>siers (et) dembrassemens (sol) (et) autres plus bas<text:line-break/>seruices c(o2)muns de f(e2)me a h(o2)me. Cestuy<text:line-break/>gaspariol fut a g(e2)nes par longue espace de<text:line-break/>temps (sol) dont apres qu(a2)t il fut reuenu a mil<text:line-break/>lan geuffroy aduisa lieu (et) t(e2)ps conuenable<text:line-break/>pour venir veoir Gaspariol. Et quant il<text:line-break/>vint a lostel de gaspariol geuffroy luy dist<text:line-break/>Je nay point eu besoing de pecune (q1) tu me<text:line-break/>baillas lautre iour (sol) car ie nay peu acomplir<text:line-break/>la chose pour laquelle ie lauoye empruntee<text:line-break/>et pour ce ie lay rapportee (et) lay baillee a ta<text:line-break/>femme (sol) (et) ainsi tu effaceras iceulx deux c(e2)s<text:line-break/>florins de mon c(o2)pte. Gaspariol se retour<text:line-break/>na vers sa f(e2)me (et) luy demanda se elle les<text:line-break/>auoit receuz (et) c(o2)ptez (sol) (et) elle qui veoit le tes(-)<text:line-break/>moing pres(e2)t ne sceut ne si nosa nyer la cho<text:line-break/>se (sol) mais dist a son mary quil estoit verite et<text:line-break/>quil ne luy estoit pas souuenu de luy auoir<text:line-break/>dit. Ad(o2)c dist gaspatiol. Mon amy ie suis<text:line-break/>content de vous (sol) allez a dieu. Je appointe<text:line-break/>ray bien vostre compte. Geuffroy se partit<text:line-break/>de la maison (sol) (et) demoura la femme trompee<text:line-break/>et deceue (sol) car elle bailla a son mary le salai(-)<text:line-break/>re de sa mauluaise deshonnestete. Et en<text:line-break/>apres le sage aymant sans dispense vsa (et)<text:line-break/>iouyt a sa plaisance de la belle ambroise sa<text:line-break/>mye.</text:p>
      <text:p text:style-name="P958"><text:span text:style-name="T959">E</text:span>N ceste nouuelle est m(o2)stre com<text:line-break/>ment par le peche (et) vice de cou(-)<text:line-break/>uoitise et auarice de gaigner<text:line-break/><text:span text:style-name="pb">[f. 112v]</text:span><text:line-break/>ar(-)gent on se abandonne a peche mortel (et) v(e2)t<text:line-break/>on son corps (et) son ame d(o2)t perpetuellem(e2)t<text:line-break/>on est damne en enfer auecques les diables<text:line-break/>C(o2)me il appart par ceste nouuelle de am(-)<text:line-break/>broise qui pour deux cens florins abandon<text:line-break/>na son corps geuffroy preudomme. Aussi<text:line-break/>est monstre comment geuffroy la trompa<text:line-break/>et comment il alla emprunter les deux c(e2)s<text:line-break/>florins dor de son mary (sol) puis les apporta a<text:line-break/>sa femme faingnant les luy donner pour<text:line-break/>le salaire de son corps. Et auec ce amena<text:line-break/>tesmoings de paour que elle ne les nyast :<text:line-break/>mais elle nentendoit point a ceste ent(e2)cion<text:line-break/>Apres est monstre comm(e2)t geuffroy vint<text:line-break/>dire au mary delle quil auoit r(e2)du les deux<text:line-break/>cens florins a sa femme (sol) parquoy elle les<text:line-break/><text:soft-page-break/>restitua a sondit mary (sol) (et) fut trompee (et) de<text:line-break/>ceue de ce quelle cuydoit auoir gaigne en si<text:line-break/>pou de temps tant de pecune.</text:p>
      <text:h text:style-name="Titre1" text:outline-level="1">(ipdm) Cy ensuit la.lxxii.nouuelle comp<text:line-break/>tee par pamphile sur la. viii. iournee<text:line-break/>dont laurette est royne.</text:h>
      <text:p text:style-name="figure">&lt;image&gt;</text:p>
      <text:p text:style-name="P960"><text:span text:style-name="T961">N</text:span>Ous au(o2)s compte en la septie(-)<text:line-break/>me iournee precedente des decep<text:line-break/>tions que ont faictes aucunes f(e2)<text:line-break/>mes a leurs marys (sol) (et) maintenant en ceste<text:line-break/>viii. il nous conuient parler aucunes de(-)<text:line-break/>ceuances que les hommes font aux f(e2)mes<text:line-break/>puis quil a pleu a dame laurette de nous<text:line-break/>imposer ceste matiere (sol) et pour suyure tous(-)<text:line-break/>iours icelle comme ne y phile a encommen(-)<text:line-break/>ce a reciter. Je vueil c(o2)pter (et) dire vne nou(-)<text:line-break/>uelle dung cure de village et dune sienne<text:line-break/>parroissienne en la maniere qui sensuit.</text:p>
      <text:p text:style-name="P962"><text:span text:style-name="T963">E</text:span>N la cite de florence a deux ou<text:line-break/>trois lieues pres est vng village<text:line-break/>n(o2)me valee longue auquel auoit<text:line-break/>vng prestre cure dudit lieu fort vaillant h(o2)<text:line-break/>(et) seruiable au seruice des f(e2)mes (sol) combien<text:line-break/>(q1) cestuy prestre ne fust mye des meilleurs<text:line-break/>clercz du pays (sol) ne aussi ne scauoit guieres<text:line-break/>lire ne escrire (sol) mais touteffois au dim(e2)che<text:line-break/>par maintes parolles sainctes le mieulx (q1)<text:line-break/>il pouoit preschoit (et) amonnoit ses paroissi<text:line-break/>ens soubz lorme tant que il estoit tenu de<text:line-break/>tous ses parroissi(e2)s vng grant theologi(e2)<text:line-break/>Cestuy cure estoit aucuneffois ca (et) la (et) vi<text:line-break/>sitoit les poures femmes de sa parroisse (sol)<text:line-break/>(et) les endoctrinoit (et) (e2)seignoit la loy de dieu<text:line-break/>ainsi comme vng bon cure doit (et) a de cou<text:line-break/>stume toutes les festes de prescher et am(o2)<text:line-break/>nester a tous ses parroissiens la tressaincte<text:line-break/>escripture. Or aduint vng iour que il mist<text:line-break/>son cueur a vne de ses parroissiennes quil<text:line-break/>luy pleut plus que toutes les autres nom<text:line-break/>mee belecouleur femme dung bon homme<text:line-break/>nomme beutinegue. Ceste femme Bele(-)<text:line-break/>couleur estoit assez propre femme (et) h(o2)neste<text:line-break/>de soy pour vne femme de vieil aage c(o2)me<text:line-break/>vng pou noire tresbien composee (et) bien ha<text:line-break/>billee au mestier meslinaire (sol) et auecques ce<text:line-break/>elle scauoit bien ch(a2)ter (sol) dancer (et) mieulx me<text:line-break/><text:soft-page-break/>ner vne dance que voisine quelle eust (sol) par<text:line-break/>quoy sire cure y print si grant plaisir (et) fut si<text:line-break/>fort amoureux delle quil fust mort le iour<text:line-break/>se il ne leust veue. Et quant au dimenche<text:line-break/>elle venoit a leglise il ch(a2)toit pour lamour<text:line-break/>delle vng liyrie (et) vng s(a2)ctus en se efforc(a2)t<text:line-break/>(et) cuidant quil fust aduis a dame belecou(-)<text:line-break/>leur que se fust vng grant maistre en ars de<text:line-break/>chant (sol) non obstant que sa voix res(o2)noit c(o2)<text:line-break/><text:span text:style-name="pb">[f. 113r]</text:span><text:line-break/>me celle dung asne quant il chantoit. Et<text:line-break/>quant belecouleur ne venoit point a legli(-)<text:line-break/>se il ne chantoit point et se passoit a legier (et)<text:line-break/>court seruice Toutesuoies affin que mais<text:line-break/>tre prestre peust auoir plus grant acoint (a2)<text:line-break/>ce auecques ceste femme belcouleur (sol) il luy<text:line-break/>enuoyoit vne foys vne bote daulx nou(-)<text:line-break/>ueaulx : car ilen auoit des plusbeaulx de sa<text:line-break/>paroisse en vng sien vergier (sol) lequel luymes<text:line-break/>mes il labouroit a ses propres mains. Lau<text:line-break/>tre foys il luy enuoyoit plain vng cofin de<text:line-break/>feuez nouuelles (sol) Et lautre foys vne bote<text:line-break/>doignons petiz. Et qu(a2)t sire prestre auoit<text:line-break/>temps c(o2)uenable il la guignoit de trauers<text:line-break/>Et par beniuolence il la reprenoit aucunes<text:line-break/>foys de paroles (sol) et elle qui fine estoit fai(-)<text:line-break/>gnoit de ne se apparceuoir point de laimast<text:line-break/>dequoy sire prestre enrageoit pour ce que il<text:line-break/>ne pouoit venir a la fin de son intention (sol)<text:line-break/>mais vng iour aduint que sire prestre a heu<text:line-break/>re de mydy alloit en esbat en dehors de la<text:line-break/>ville et rencontra le mary de Belcouleur<text:line-break/>qui menoit deuant luy vng asne chargie.<text:line-break/>Adoncques maistre prestre interrogua le<text:line-break/>mary de ceste femme en quel lieu il alloit.<text:line-break/>Et il respondit au prestre. Sire vraym(e2)t<text:line-break/>ie voys iusques a la ville de florence et por<text:line-break/>te ceste charge a vng homme pour me ay(-)<text:line-break/>der a vne gr(a2)de besoigne que iay a faire en<text:line-break/>la ville : car vng homme ma fait citer pour<text:line-break/>comparoir deuant le iuge des malfaicteurs<text:line-break/>Cestuy maistre prestre fut moult fort ioy(-)<text:line-break/>eulx de ceste allee et luy dist. Or va a dieu<text:line-break/>mon beaulx doulx filz (sol) va doncques auec<text:line-break/>ques ma benediction et reuiens tantost (sol) et<text:line-break/>si aduenture tu voys papin ou malady ne<text:line-break/>oublye pas a leur dire quilz apportent des<text:line-break/>courroies a faire des fleaulx pour batre<text:line-break/>mon ble. Bien se dist le preudhomme (sol) ie le<text:line-break/>feray voulentiers. Lors pensa le prestre<text:line-break/><text:soft-page-break/>quil estoit temps daller veoir et essaier sil<text:line-break/>pourroit venir a son intention vers belcou<text:line-break/>leur femme de celluy quil auoit rencontre.<text:line-break/>Si print le prestre son chemin et sen alla en<text:line-break/>la maison dicelle. Et quant le prestre fut<text:line-break/>entre dedans dist. Dieu mecte bon eur ce(-)<text:line-break/>ans. Belcouleur qui estoit en sa chambre<text:line-break/>en hault respondit. Sire bien soyez vous<text:line-break/>venu (sol) que allez vous mainten(a2)t querir en<text:line-break/>ce quartier (sol) par ceste gr(a2)t chaleur. Se dieu<text:line-break/>me doint ioye dist le prestre ie vous viens<text:line-break/>veoir pour prendre vng pou de soulas (et) de<text:line-break/>plaisir auecques vous : car iay trouue vos<text:line-break/>tre mary allant en Florence apres son asne<text:line-break/>Par quoy dame belle couleur iete prye que<text:line-break/>tu me dies se tu as en pensee de moy faire<text:line-break/>mourir. Et lors en riant commenca a dire<text:line-break/>Pour quoy quelle chose vous ay ie fait.</text:p>
      <text:p text:style-name="p">Tu ne mas riens fait dist le prestre (sol) mais<text:line-break/>pour ton amour ie seuffre griefue paine et<text:line-break/>douleur pour quoy ie te dy se tu ne faitz<text:line-break/>mon plaisir ie mouray pour toy. Et elle<text:line-break/>commence a dire. Allez allez les prestres<text:line-break/>font ilz telles choses. Ouy vrayem(e2)t dist<text:line-break/>le prestre mieulx que autres hommes (sol) mais<text:line-break/>oultre ie te dy que entre nous prestres fai(-)<text:line-break/>sons trop mieulx le mestier (q1) autres gens<text:line-break/>Car nous meslons le vin auecques leaue<text:line-break/>mais ie te dy que se tu te veulx consentir a<text:line-break/>moy faire ce plaisir que vng grant bien ten<text:line-break/>aduiendra (sol) mais que meule en ton moulin.<text:line-break/>Quel bien dist la femme men pourroit il<text:line-break/>aduenir ne quel prouffit en auroye ie de toy<text:line-break/>Car entre vous prestres vous estez plus<text:line-break/>auaricieux que dyables. Je ne scay com(-)<text:line-break/>me tu lentens dist le prestre (sol) mais dy moy<text:line-break/>la chose que tu vouldras auoir de moy (et) ie<text:line-break/>te la bailleray. Se tu veulx chapperons (sol)<text:line-break/>chausses (sol) souliers (sol) ou ceincture de layne ou<text:line-break/>de soye ou quelque autre chose et ie te la d(o2)<text:line-break/>neray. Lors respondit la femme. Je ne ay<text:line-break/>cure prestre de telles choses : car ien ay as(-)<text:line-break/>sez (sol) mais puis que vous maymes tant ain<text:line-break/>si comme vous dictes que ne me faictes<text:line-break/>vous aucun plaisir et seruice et apres ie fe<text:line-break/>roye toute vostre voulente. Dy moy dist<text:line-break/>le prestre quelle chose tu veulx (sol) et voulen(-)<text:line-break/>tiers ie le te feray. Lors dist la femme. Sa<text:line-break/>medy prouchain venant il me fault aller a<text:line-break/>Florence pour rendre vne grant quantiete<text:line-break/><text:soft-page-break/><text:span text:style-name="pb">[f. 113v]</text:span><text:line-break/>de laine que ie ay fillee au fuseau et au tou(-)<text:line-break/>ret (sol) (et) me c(o2)uient aussi faire rapareillier m(o2)<text:line-break/>touret auquel ie lay fille. Et si me voules<text:line-break/>prester cent solz dont vous estez bien aisie<text:line-break/>ie desgaigeray ma bonne robe et ma belle<text:line-break/>ceinture que ie portoye aux dimenches.<text:line-break/>Car vous veez que ie ne puis aller a legli<text:line-break/>se ne en aucun bon lieu pour ce que ie ne ay<text:line-break/>pas ma b(o2)ne robe ne ma belle ceinture de<text:line-break/>argent (sol) et se vous me prestez ses cent solz<text:line-break/>apres ie feray tout ce que vous vouldrez.<text:line-break/>Se dieu me aft dist le prestre ie nay mye c(e2)t<text:line-break/>solz sur moy (sol) mais auant qne samedy soit<text:line-break/>venu ie leste apporteray voul(e2)tiers (sol) vraye<text:line-break/>ment dist la femme (sol) entre vous prestres es(-)<text:line-break/>tes tous gr(a2)s promecteurs et apres le plai<text:line-break/>sir que on vous a fait ne tenez promesses<text:line-break/>enuers aucune personne que ce soit. Cuy<text:line-break/>dez vous faire a moy ainsi c(o2)me vous faic<text:line-break/>tes a ma voysine Bigluce qui se partit de<text:line-break/>ceste ville pour vous. Par la foy dieu vo<text:span text:style-name="T964">9</text:span><text:line-break/>ne me feres pas ainsi : car bigluce par vostre<text:line-break/>fait est deuenue ribaulde publi(q1). Et po<text:span text:style-name="T965">r</text:span><text:s/>ce<text:line-break/>se vous nauez cent soulz si les allez querir<text:line-break/>ou ilz sont. Je te prye dist le prestre ne me<text:line-break/>faitz pas aller maintenant en ma maison (sol)<text:line-break/>Car tu voys que maintenant que il ny a<text:line-break/>ycy personne qui nous empesche (sol) et se ie al(-)<text:line-break/>loye querir les cent folz quant ie reuien(-)<text:line-break/>droye par aduanture que ie trouueroye au(-)<text:line-break/>cune personne ce(a2)s qui nous empescheroit<text:line-break/>Adoncques dist la femme. Sire prestre se<text:line-break/>vous nauez cent folz si les alles tost que<text:line-break/>rir (sol) ou si non laissez ces paroles en paix (sol) et<text:line-break/>ne men parles plus. Le prestre tout pensif<text:line-break/>voyant que aucun plaisir elle ne luy vou(-)<text:line-break/>loit point faire se elle ne estoit seure dauoir<text:line-break/>premierement les cens solz. En luy donc<text:line-break/>ques se aduisa quil luy laisseroit gaige (sol) Et<text:line-break/>luy dist. Belcouleur puis que tu ne me<text:line-break/>veulx point croyre ie te laisseray ma Robe<text:line-break/>que vecy. La dame oyant ces paroles luy<text:line-break/>demanda combien elle valoit. Et le prestre<text:line-break/>luy respondit. Je veulx bien que tu saches<text:line-break/>que le drap est de fine laine taincte en deux<text:line-break/>ou troys couleurs (sol) et si fut tissu (et) ourdy en<text:line-break/>double laine. Et aucuns sont en nostre par<text:line-break/>roisse qui croy(e2)t que le drap de ma robe soit<text:line-break/>de quatre couleurs. Et encores na pas<text:line-break/><text:soft-page-break/>quinze iours que la robe me cousta pres de<text:line-break/>sept liures chieulx alain freppier (sol) et en euz<text:line-break/>bon marchie ainsi comme me dist mon com<text:line-break/>pere buglet de coste (sol) car tu scez bien que il se<text:line-break/>congnoist en telles choses. Se dieu vous<text:line-break/>ayde dist la femme est la chose ainsi comme<text:line-break/>vous dictes (sol) iamais ie neusse creu (q1) vostre<text:line-break/>robe eust este de si fin drap. Or me la bail(-)<text:line-break/>lez dist belcouleur pour gaige et puis vous<text:line-break/>feres ce quil vous plaira. Lors le prestre se<text:line-break/>despouille et luy baille sa robe (sol) et la femme<text:line-break/>la print et lestuya en son coffre soubz la clef<text:line-break/>Et maistre prestre qui auoit son arbalestre<text:line-break/>tendue sans cranequin (et) sans poulie empoi<text:line-break/>gna la dame et la baisa et embrassa (sol) puis la<text:line-break/>dame luy dist. Allons derriere nostre app(e2)<text:line-break/>tis ou personne estrange ne vient. Et en<text:line-break/>ce lieu fir(e2)t leur esbat par longue espace de<text:line-break/>temps et fist belcouleur cousine de dieu.</text:p>
      <text:p text:style-name="p">Et si tost quil se departit delle la comman(-)<text:line-break/>da a dieu (et) sembloit quil venist de la guerre<text:line-break/>Car il estoit vestu dune courte iaquette (sol) et<text:line-break/>sembloit a le veoir que ce fust vng pescheur<text:line-break/>de poisson. Lors en reuenant en sa maison<text:line-break/>commenca a penser que tous les mouche(-)<text:line-break/>rons de chandelles qui venoyent a leglise<text:line-break/>tout au long de lan ne valoi(e2)t point la moi<text:line-break/>tie des cent solz. Si considera auoir mal<text:line-break/>fait de auoir laissie sa robe et pensa c(o2)ment<text:line-break/>il la pourroit recouurer sans despence (sol) car<text:line-break/>le prestre estoit aucunement cauteleux. Si<text:line-break/>pensa si bien quil trouua maniere dauoir sa<text:line-break/>robe sans denier ne sans maille (sol) car le iour<text:line-break/>ensuyuant il fist vne feste en sa maison par<text:line-break/>quoy il enuoya le filz dung sien voysin en sa<text:line-break/>maison de la femme luy prier quilluy pleust<text:line-break/>de prester son mortier de pierre au prestre de<text:line-break/>la ville (sol) car au matin disnoi(e2)t auec luy deux<text:line-break/>de ses parroissiens (sol) et estoit pour broyer<text:line-break/>vng petit de saulse. La femme enuoya in(-)<text:line-break/>continent son mortier au prestre. Et qu(a2)t<text:line-break/><text:span text:style-name="pb">[f. 114r]</text:span><text:line-break/>vint au disner. Sire prestre alla espier<text:line-break/>quant le mary de la femme seroit a lostel.<text:line-break/>Et quant il vit que son mary (et) elle estoy(e2)t<text:line-break/>a lostel pour disner Le prestre enuoya son<text:line-break/>clerc et luy dist. Pren ce mortier et le porte<text:line-break/>a belcouleur (sol) et luy dy grant mercy de son<text:line-break/>mortier (sol) et quelle menuoye ma robe que se<text:line-break/>filz de mon prouchain voysin luy laissa en<text:line-break/><text:soft-page-break/>enseigne et souuenance de son mortier. Le<text:line-break/>clerc alla en la maison de la femme (sol) (et) en por<text:line-break/>tant ce mortier dessus sa teste il trouua bel<text:line-break/>couleur disnant auecques son mary (sol) si mist<text:line-break/>ius le mortier. Et de par son maistre fist le<text:line-break/>messaige en disant. Vecy vostre mortier<text:line-break/>et grant mercis. Mon maistre vous prye<text:line-break/>que vous luy enuoyez sa robe que le filz de<text:line-break/>son prouchain voysin vous auoit laissee<text:line-break/>pour gaige. Adoncques la femme oyant<text:line-break/>ainsi parler le clerc ne se pouoit tenir de res<text:line-break/>pondre (sol) mais le mary en ce couroucant luy<text:line-break/>dist. Est il ainsi que tu preigne gaige de no<text:line-break/>stre prestre po<text:span text:style-name="T966">r</text:span><text:s/>auoir prester nostre mortier<text:line-break/>Vrayement se ne fust pour bien peu de cho<text:line-break/>se ie te baillasse vne belle mentonniere (sol) va<text:line-break/>tost va et luy rend sa robe que de la chaulde<text:line-break/>maladie saint lou puisse tu cheoir (sol) (et) iamais<text:line-break/>ne te aduienne que aucune chose qui soit ce(-)<text:line-break/>ans tu luy refusez que il luy plaise (sol) mesme(-)<text:line-break/>ment se il vouloit nostre asne ou autre cho<text:line-break/>se. La femme doncques en murmurant se<text:line-break/>leua de table et alla a son coffre et tira hors<text:line-break/>la robe et la bailla au clerc puis luy dist.<text:line-break/>Tu luy diras de par moy ainsi. Belcou<text:line-break/>leur vous mande par moy et dit (q1)lle voue<text:line-break/>a dieu que iamais ne broyres saulse en son<text:line-break/>mortier puis que a ceste foys luy auez fait<text:line-break/>tel honneur. Apres ces paroles dictes le<text:line-break/>clerc se partit auecques la robe et fist le mes<text:line-break/>saige au prestre. Et le prestre en riant luy<text:line-break/>dist. Qu(a2)t tu la verras dy luy. Le prestre<text:line-break/>dit que se vous ne luy prestes vostre mor(-)<text:line-break/>tier quil ne vous prestera point son pestail<text:line-break/>et ainsi voise lung pour lautre. Son ma(-)<text:line-break/>ry cuyda quelle eust dit ses paroles pour ce<text:line-break/>quil lauoit reprinse et blasmee (sol) et par ainsi<text:line-break/>ledit mary nen tint compte (sol) mais la femme<text:line-break/>que le prestre auoit tr(o2)pee fut son ennemye<text:line-break/>et ne parla iusques a vendenges au prestre<text:line-break/>qui apres icelle menaca en disant que il la fe<text:line-break/>roit entrer en la gueulle du grant lucifer.</text:p>
      <text:p text:style-name="p">Et pour paour dicelle menace la femme se<text:line-break/>rapaisa auecques le prestre. Et en buuant<text:line-break/>ensemble vin doulx et en mangeant chastai<text:line-break/>nes cuites la paix fut faicte entre eulx deux<text:line-break/>Et en lieu des cent soulz le prestre luy fist<text:line-break/>radouber ses cymballes et les fist atachier<text:line-break/>en vne clochette. Et par ainsi belcouleur<text:line-break/>fut contente dudit prestre.</text:p>
      <text:soft-page-break/>
      <text:p text:style-name="P967"><text:span text:style-name="T968">E</text:span>N ceste nouuelle est m(o2)stre pareil<text:line-break/>lement comme en lautre nouuelle<text:line-break/>precedente comment par le pechie<text:line-break/>et vice de auarice et de couuoitise Belcou(-)<text:line-break/>leur se abandonna a son cure pour cuyder<text:line-break/>gaigner cent soulz. En apres icy est mons<text:line-break/>tre la tromperie que le cure luy fist quant il<text:line-break/>nauoit point darg(e2)t et luy laissa gaige. Et<text:line-break/>apres par subtil moyen recouura son gaige<text:line-break/>sans ce queladicte f(e2)me Belcouleur en eust<text:line-break/>ne denier ne maille. Finablement est mon<text:line-break/>stre comment quelque chose que ce soit qui<text:line-break/>est faicte par couuoitise (sol) et par auarice de<text:line-break/>gaigner argent iamais on en vient a aucu<text:line-break/>ne bonne perfection.</text:p>
      <text:h text:style-name="Titre1" text:outline-level="1">(ipdm) Cy apres ensuit la lxxiii. nou<text:line-break/>uelle comptee par dame Elisee<text:line-break/>sur la huytiesme iournee dont lau<text:line-break/>rette est royne.</text:h>
      <text:p text:style-name="P969"><text:span text:style-name="T970">M</text:span>Es freres et seurs vous faic(-)<text:line-break/>tes merueilles de rac(o2)pter nou<text:line-break/>uelles ioyeuses pour passer tous<text:line-break/>iours conuenablement le temps. Et me es<text:line-break/>bahy c(o2)ment vous auez este ainsi bon mai<text:line-break/>stre descolle qui vous a si bien m(o2)stre dont<text:line-break/>ce vous est vng grant honneur pour vous<text:line-break/>dauoir si bien reteuu (et) apris les nouuelles<text:line-break/>de lescolle (sol) dont me semble que vous estes<text:line-break/>tres suffisans estudians pour monstrer a<text:line-break/>voz compaignons et c(o2)paignes pour leur</text:p>
      <text:p text:style-name="figure"><text:span text:style-name="pb">[f. 114v]</text:span><text:line-break/>&lt;image&gt;</text:p>
      <text:p text:style-name="p">apprendre choses nouuelles (sol) mais pour si<text:line-break/>pou de temps que iay este a lestude ie vueil<text:line-break/>anoncer vne petite nouuelle dung paintre<text:line-break/>de nostredicte cite de Florence comme il<text:line-break/>sensuyt.</text:p>
      <text:h text:style-name="Titre2" text:outline-level="2">(ipdm) La forme de la nouuelle.</text:h>
      <text:p text:style-name="P971"><text:span text:style-name="T972">P</text:span>Our ce que en nostre cite de flo(-)<text:line-break/>rence ab(o2)de tousiours plusieurs<text:line-break/>biens qui y croyssent et arriuent<text:line-break/>en tous temps plusieurs sortes de gens y<text:line-break/>venoyent portans tousiours quelque cho<text:line-break/>se de nouueau. En ceste cite ycy estoyent<text:line-break/>troys paintres demourans (sol) lung auoit<text:line-break/>nom Caladrin (sol) lautre Brouet (sol) et le tiers<text:line-break/><text:soft-page-break/>Fusalmace. Cestuy caladrin estoit h(o2)me<text:line-break/>de simple entendem(e2)t (et) trouuoit tousiours<text:line-break/>choses nouuelles par quoy les deux autres<text:line-break/>paintres estoyent tousiours auecques luy<text:line-break/>et pour la ioyeusete de luy laymoient bien.<text:line-break/>mais les autres estoient plus fins que nes<text:line-break/>toit Caladrin : Car cestuy Caladrin estoit<text:line-break/>plain de bonnes meurs et ne alloit que a la<text:line-break/>bonne foy. Aduint que en celluy temps es<text:line-break/>toit venu vng iouuenceau nouuellement a<text:line-break/>Florence (sol) lequel estoit ioyeux et gracieux a<text:line-break/>merueilles en tout ce quil vonloit faire (sol) (et)<text:line-break/>habile et cauteleux pour trouuer Finesse a<text:line-break/>tromper aucune pers(o2)ne (sol) (et) se n(o2)moit Mas<text:line-break/>sin de sagion. Cestuy massin congnoissant<text:line-break/>cestuy paintre caladrin qui estoit simple h(o2)(-)<text:line-break/>me et croyoit de legier ce que on luy disoit<text:line-break/>Si p(e2)sa luy faire et bailler a entendre aucu<text:line-break/>ne truffes et luy compter des pays ou il a(-)<text:line-break/>uoit este et les merueilles estans en ces pa<text:line-break/>ys la (sol) affin de ce mocquer et truffer dudit<text:line-break/>Caladrin. Aduint que en vne seste cestuy<text:line-break/>Caladrin estoit alle en leglise de sainct Je(-)<text:line-break/>han de florence pour veoir vng tabernacle<text:line-break/>dautel qui auoit este nouuellement fait (sol) et<text:line-break/>le regardoit et visitoit tout seul. Cestuy<text:line-break/>Massin informa vng sien compaignon (q2)l<text:line-break/>auoit de lescouter et faire ce quil luy diroit<text:line-break/>Et luy dist quil venist auecques luy ou ilz<text:line-break/>veoient Caladrin qui regardoit ce taber(-)<text:line-break/>nacle. Et yceulx ce approucherent de luy<text:line-break/>et faignirent de le non veoir et ne prendre<text:line-break/>point garde a luy (sol) (et) commencerent a parler<text:line-break/>des pierres quilz auoyent veuez comme el<text:line-break/>les auoyent diuerses et merneilleuses puis<text:line-break/>sances (sol) desquelles Massin parfoit a son<text:line-break/>compaignon efficassement comme se il eust<text:line-break/>este lapidaire (et) homme expert en pierrerie.<text:line-break/>Caladrin oyant ces deux compaignons de<text:line-break/>uiser de la vertu de ces pierres (sol) vng pou<text:line-break/>apres se leua (et) aduisa (q2)l ne parloyent point<text:line-break/>de secret (sol) et pour ce il se approucha aupres<text:line-break/>deulx (sol) laquelle chose ces deux compaign(o2)s<text:line-break/>ne auoyent autre desir quil les vint escou<text:line-break/>ter et en furent fort ioyeux. Et caladrin les<text:line-break/>interrogua ou estoy(e2)t trouuees celles pier<text:line-break/>res precieuses. Massin luy respondit (sol) que<text:line-break/>ces pierres estoy(e2)t trouuees en Belluson<text:line-break/>ne la terre des vaches en vng pays appel<text:line-break/>le bien gaudi. Et en ce pays la sont les vi<text:line-break/><text:soft-page-break/>gnes lyez de saulcices (sol) et pour vng denier<text:line-break/>on achapte vne ieusne et vne vigile (sol) et au<text:line-break/>pres est vne montaigne de fourmaige (et) sur<text:line-break/>celle montaigne sont aucuns hommes qui<text:line-break/>ne font autre chose que pastes et tartes (sol) et<text:line-break/>les cuys(e2)t en fours qui sont faitz de beurre<text:line-break/>fraiz (sol) (et) puis les laissent cheoir au pied dicel<text:line-break/><text:span text:style-name="pb">[f. 115r]</text:span><text:line-break/>le montaigne (sol) et quiconques en veult il en<text:line-break/>prent et mangeue (sol) et aupres court vng fleu<text:line-break/>ue de garnache la meilleure eaue sans mi(-)<text:line-break/>stion qui soit au monde aussi vermeille c(o2)(-)<text:line-break/>me ypocras et a ceste mesme scaueur. Et<text:line-break/>aussi en celle mesme montaigne croyssent<text:line-break/>rabbes (sol) reffors et naueaulx (q2) ne sont cuitz<text:line-break/>que en brouet de chappons. Cestuy Cala<text:line-break/>drin homme simple et de legier esperit ouyt<text:line-break/>ces choses et le croyoit. Puis dem(a2)da que<text:line-break/>fait on dist il des chapp(o2)s que len cuit en ce<text:line-break/>pays. Si respondit massin que les vaches<text:line-break/>les mangeuent : Car il ny croit point de<text:line-break/>herbe. Adoncques Caladrin luy demanda<text:line-break/>se il auoit este autreffoys en celluy pays.</text:p>
      <text:p text:style-name="p">Et il respondit que ouy. Puys luy dem(a2)(-)<text:line-break/>da combien on comptoit de flor(e2)ce iusques<text:line-break/>au pays de bien gaudy. Et il respondit mil<text:line-break/>le lieues et plus. Adoncques Caladrin<text:line-break/>le creut et adiousta foy a ses paroles : Car<text:line-break/>il luy comptoit ces choses aussi fermement<text:line-break/>sans rys et sans faire aucun semblant de<text:line-break/>manterye comme se la chose eust este vraye<text:line-break/>et quil eust visiblement monstre ces choses<text:line-break/>a Caladrin. Si dist caladrin cestuy pays<text:line-break/>de bien gaudy est trop loing pour bien faire<text:line-break/>mes besoignes se ie y vouloye aller (sol) mais<text:line-break/>sil estoit aucunement pres dicy ie seroye c(o2)(-)<text:line-break/>tent de y aller auecques toy (sol) affin (q1) ie veisse<text:line-break/>ces pastez et tartes cheoir et rouler de celle<text:line-break/>m(o2)taigne (sol) affin que ie men saoulasse a plai(-)<text:line-break/>ne dare. Mais or me dy massin que dieu te<text:line-break/>face ioyenlx se en ce pays la on peut trouuer<text:line-break/>aucune de ces pierres precieuses si vertueu<text:line-break/>ses comme tu dis. Massin luy respondit<text:line-break/>que au pays des florentins mesmes on en<text:line-break/>trouuoit de deux manieres (et) de tres grant<text:line-break/>vertu. Lune espece est des meules de sati(-)<text:line-break/>gan et demontices par la vertu desquelles<text:line-break/>la farine est faicte. Et pour ce en ces deux<text:line-break/>contrees len dit que de dieu viennent les<text:line-break/>grandes (sol) et de demontice viennent les pe(-)<text:line-break/><text:soft-page-break/>tites (sol) mais ainsi comme ceulx de bien gau(-)<text:line-break/>dy ont les esmerauldes (q1) luysent a minuyt<text:line-break/>Nous auons en ce pays cy vne espece de<text:line-break/>pierre que nous appellons Retropice qui<text:line-break/>est de tres grant vertu : Car quiconques<text:line-break/>sur soy la porte il ne peut daucun estre veu<text:line-break/>ne apparceu en (q1)lque lieu quil soit ou voise<text:line-break/>Adoncques dist caladrin. Celle pierre est<text:line-break/>de moust grant vertu (sol) mais ie te prye Mas<text:line-break/>sin dy moy ou est trouuee celle pierre (q2) fait<text:line-break/>les hommes inuisibles. Et massin luy res<text:line-break/>pondit au fleuue mygnon. Cestuy fleuue<text:line-break/>est aupres de Florence ainsi que on dit. A(-)<text:line-break/>pres luy demanda de quelle grosseur est cel<text:line-break/>le pierre. Adoncques respondit Massin el<text:line-break/>le est de diuerse grandeur : car lune est gros<text:line-break/>se lautre est petite (sol) et sont toutes aiusi com<text:line-break/>me noires. Lors Caladrin notiffia en son<text:line-break/>cueur la vertu de celle pierre (sol) et pensoit c(o2)(-)<text:line-break/>me il la pourroit trouuer (sol) et que se vne fois<text:line-break/>il la pouoit auoir il deuiendroit riche a ia(-)<text:line-break/>mais. Si partit dauecques Massin fai(-)<text:line-break/>gnant auoir a besoigner en sa maison (sol) (et) en<text:line-break/>allant pensa (q2)l vouloit faire assauoir a ses<text:line-break/>deux compaignons ceste chose et que il ne<text:line-break/>yroit point tout seul : Car ilz conuersoy(e2)t<text:line-break/>tousiours auecques luy (sol) et aymoit mieulx<text:line-break/>quilz allassent auecques luy pour trouuer<text:line-break/>celle pierre quil ne faisoit aucune autre per<text:line-break/>sonne de la ville. Si alla cherchier Cala<text:line-break/>dris ses deux compaignons paintres Bru<text:line-break/>net et Fusalmace (sol) et fist tant quil les trou<text:line-break/>ua. Et quant il les eut trouuez les appella<text:line-break/>secretement en leur disant. Mes chiers<text:line-break/>compaignons si vous me voulez croyre<text:line-break/>nous serons les plus riches hommes de<text:line-break/>la cite de Florence : Car iay ouy dire a vng<text:line-break/>homme digne de foy que au fleuue de my<text:line-break/>gnon est vne pierre de telle puissance et ver<text:line-break/>tu que quant aucun homme la porte sur luy<text:line-break/>il nest iamais veu ne apparceu daucun au<text:line-break/>tre que de soymesmes (sol) Par quoy il est bien<text:line-break/>que nous troys allons cherchier celle pier<text:line-break/>re deuant que aucun autre y &lt;ATTillisible&gt; voyse : Car ie<text:line-break/>suis certain se nous y allons que nous la<text:line-break/>trouuerons. Je la congnois bien et scay la<text:line-break/>couleur et la grandeur dicelle. Et si tost (q1)<text:line-break/>nous laurons trouuee autre chose ne nous<text:line-break/><text:span text:style-name="pb">[f. 115v]</text:span><text:line-break/>conuiendra faire fors que daller a tout celle<text:line-break/><text:soft-page-break/>pierre aux tables des changeurs esquelles<text:line-break/>vous scauez que ilz ont tousiours plaine<text:line-break/>bources de gros dargent et de florins dor (sol)<text:line-break/>desquelz nous prendr(o2)s tant comme nous<text:line-break/>vouldr(o2)ns (sol) et iamais nulle personne ne<text:line-break/>nous verra. Et par ainsi nous deuien<text:line-break/>drons incontinent riches sans ce que nous<text:line-break/>ayons chascun iour paine de paindre ces<text:line-break/>murs et ces tableaulx comme f(o2)t ces lyma<text:line-break/>ces qui montent contremont. Adoncques<text:line-break/>Brunet et Fusalmace eulx deux ensemble<text:line-break/>commencerent a rire et a regarder lung lau<text:line-break/>tre (sol) Car ilz entendirent bien la tromperie<text:line-break/>que on vouloit faire faire a caladrin (sol) et fai(-)<text:line-break/>gnirent eulx esmerueillier de oyt les paro<text:line-break/>les de Caladrin en le louant de ce que il di<text:line-break/>soit (sol) puis demanderent comment se mou<text:line-break/>uoit celle pierre. Et caladrin qui auoit len<text:line-break/>tendement aussi agu comme vne boule a(-)<text:line-break/>uoit oublie le nom de celle pierre. Et leur<text:line-break/>respondit. Que auons nous affaire de en<text:line-break/>scauoir le nom puis que nous en scauons<text:line-break/>la vertu et la couleur de icelle. Allons au<text:line-break/>dit fleuue et prenons toutes les pierres (q1)<text:line-break/>nous trouuerons qui seront noires (sol) Car<text:line-break/>elle est de noyre couleur. Et qnant no<text:span text:style-name="T973">9</text:span><text:s/>ver<text:line-break/>rons que vng chascun de nous aura beau<text:line-break/>coup de ces pierres on verra incontinent<text:line-break/>celluy qui laura trouuee et sera inuisible.<text:line-break/>Et pour ce ne perdons point temps et y al<text:line-break/>lons. Lors brunet dit a fusalmace son com<text:line-break/>paignon. Je suis c(o2)tent dy aller se tu veulx<text:line-break/>venir (sol) mais nous ny pourri(o2)s aller main<text:line-break/>tenant iusques a demain au matin souleil<text:line-break/>leuant (sol) Car maintenant tout y est plain de<text:line-break/>gens (sol) et ilz se esbahiroyent que nous quer<text:line-break/>rions en ce fleuue (et) se mocqueroient de no<text:span text:style-name="T974">9</text:span><text:line-break/>Adoncques se accorderent quilz yroient le<text:line-break/>lendemain. Puis lny pria caladrin quilz ne<text:line-break/>en parlast a personne : Car elle luy auoit<text:line-break/>este dicte en secret. Apres caladrin leur c(o2)p<text:line-break/>ta tout ce quil auoit ouy dire du pays de<text:line-break/>bien gaudy (sol) les(q1)lz il affermerent estre vray<text:line-break/>tout ce que il leur disoit. Qu(a2)t vint ce len<text:line-break/>demain au plus matin Caladrin se leua des<text:line-break/>laube du iour (et) sen vint huchier ses compai<text:line-break/>gnons (sol) lesquelz eulx troys ensemble sen alle<text:line-break/>rent audit fleuue de mygnon pour chercher<text:line-break/>celle pierre. Et quant ilz furent dedans<text:line-break/>leaue Caladrin alloit tousiours deuant (sol)<text:line-break/><text:soft-page-break/>puis quant il veoit vne pierre noire il la pre<text:line-break/>noit et la mectoit en son sain et couroir de<text:line-break/>uant puis ca puis la et tousiours adu(a2)coit<text:line-break/>ses compaignons pour la tresgr(a2)t ardeur<text:line-break/>quil auoit de trouuer celle pierre (sol) et tant en<text:line-break/>print que son sain en fut tout plain. Et ses<text:line-break/>deux compaignons qui alloient apres luy<text:line-break/>se rioient et se mocquoyent de luy (sol) et pour<text:line-break/>luy c(o2)plaire en prenoient aucuneffoys vne<text:line-break/>cy (sol) vne autre la. Apres Caladrin print ses<text:line-break/>deux costes de sa robe et les atacha a sa<text:line-break/>ceincture et les emplit tous plains de ces<text:line-break/>pierres. Et quant ses deux compaignons<text:line-break/>veirent que caladrin estoit tout charge de<text:line-break/>pierres quil nen pouoit plus porter comm(e2)<text:line-break/>cerent a dire lung a lautre faignant de le<text:line-break/>non point veoir. Et pour luy faire enten(-)<text:line-break/>dant quil auoit trouuee la pierre (sol) par quoy<text:line-break/>il estoit deuenu inuisible. Ou est nostre c(o2)<text:line-break/>paignon caladrin (sol) en regardant mainten(a2)t<text:line-break/>cy maintenant la (sol) nonobstant (q2)lz le veoy(e2)t<text:line-break/>bien. Et lautre respondit vrayement ie ne<text:line-break/>scay (sol) ie nele voy point (sol) (et) touteffois il estoit<text:line-break/>maintenant ycy. Adoncques dist brunet<text:line-break/>ie cuyde quil sen est alle en sa maison. Par<text:line-break/>ma foy dist lautre il a trouuee la pierre (sol) et<text:line-break/>puis nous a baille la baste et se mocque de<text:line-break/>nous et sen est alle sans le nous dire et aus<text:line-break/>si sans ce que nous layons apparceu aller<text:line-break/>O quil est bien heure homme dauoir trou<text:line-break/>ue vne si noble pierre (et) si vertueuse (sol) iamais<text:line-break/>il ne tiendra compte de nous. Lors Cala(-)<text:line-break/>drin oy(a2)t ces paroles luy sembla auoir trou<text:line-break/>ue celle pierre (sol) (et) cuydoit estre inuisible (sol) par<text:line-break/>quoy luy chargie de pierres commenca a re<text:line-break/>tourner vers Florence tant ioyeux de celle<text:line-break/>bonne fortune quil ne scauoit que dire ne<text:line-break/>que faire. Et Fusalmace commenca a dire<text:line-break/>a son compaignon Brunet. Que faisons<text:line-break/><text:span text:style-name="pb">[f. 116r]</text:span><text:line-break/>nous icy (sol) allons a flor(e2)ce : Que ne part(o2)s<text:line-break/>nous dicy. Par la foy que ie dois a dieu se<text:line-break/>ie tenoye caladrin icy iamais ne se mocque(-)<text:line-break/>roit de nous (sol) car se iestoye pres de luy com<text:line-break/>me ie estoye au matin ie luy bailleroye tel<text:line-break/>coup de ceste pierre quil lui en souuiendroit<text:line-break/>vne autre foys. Et en disant ces paroles<text:line-break/>en cheminant apres calabrin il ietta si fort<text:line-break/>celle pierre quil le frappa par les tallons si<text:line-break/>grant coup quil luy fist hausser le pied. Et<text:line-break/><text:soft-page-break/>caladrin commenca a souffler (et) ne osa dire<text:line-break/>vng seul mot (et) ne laissa point a cheminer.<text:line-break/>Et apres brunet print vne autre pierre et<text:line-break/>dist. Ce villain caladrin nous a il bien tr(o2)<text:line-break/>pez. Par ma foy se ie le tenoye il auroit de<text:line-break/>ceste pierre parmy les tains. Et lors il la<text:line-break/>iette contre les rains de Caladrin si roide<text:line-break/>ment quil les luy fist ployer : Et lors cala(-)<text:line-break/>drin ne dist mot (sol) (et) sen alla tousiours le pl<text:span text:style-name="T975">9</text:span><text:line-break/>tost quil peut. Et eulx deux alloient apres<text:line-break/>faingnant de ne veoir point en parlant de<text:line-break/>diuerses paroles (sol) lesquelles caladrin oyoit<text:line-break/>bien. Et quant ilz approuchoi(e2)t de la ville<text:line-break/>commencer(e2)t a cheminer fort tant quilz le<text:line-break/>deuancerent (sol) et furent premiers a la porte<text:line-break/>que ledit caladrin la ou ilz se reposer(e2)t auec<text:line-break/>ques deux portiers qui gardoient icelle por<text:line-break/>te (sol) et en eulx reposant compterent et infor(-)<text:line-break/>merent les portiers de la chose (sol) (et) que qu(a2)t<text:line-break/>caladrin passeroit quilz saingnissent de ne<text:line-break/>le veoir point (sol) et en riant treffort ilz le lais(-)<text:line-break/>serent passer (sol) et firent semblant que il ne le<text:line-break/>veirent point en passant parmy la porte (sol) et<text:line-break/>caladrin passa la porte (sol) et sans soy arrester<text:line-break/>alla en sa maison. Et en allant fortune lui<text:line-break/>fut si fauorable que en pass(a2)t parmy la rue<text:line-break/>a loccasion que chascun disnoit quil ne ren<text:line-break/>contra personne qui parlast a luy parquoy<text:line-break/>il cuidoit fermement que il fust inuisible.</text:p>
      <text:p text:style-name="p">Adoncques caladrin charge de pierres en<text:line-break/>tra en sa maison (sol) (et) dauanture sa femme n(o2)<text:line-break/>mee cisse estoit au bout des degrez ou elle<text:line-break/>lattendoit pour disner (sol) (et) estoit toute trou<text:line-break/>blee et courroucee. Et incontinent quelle<text:line-break/>le veit commenca a crier (et) a le tencer pour<text:line-break/>quoy il ne estoit venu disner en luy disant.<text:line-break/>Le diable ta bien amene. Tous ceulx de<text:line-break/>florence ont maintenant disne. Qu(a2)t icel<text:line-break/>luy caladrin appercent sa femme qui cryoit<text:line-break/>ainsi apres luy fut dolent et marry (sol) sappar(-)<text:line-break/>ceut bien que il estoit trompe (et) que la chose<text:line-break/>nestoit point ainsi comme il cuydoit que il<text:line-break/>fust. Si commenca icelluy caladrin a dire<text:line-break/>a sa femme. Ha mauluaise femme estoyes<text:line-break/>tu icy. Tu mas gaste mon fait. Par la foy<text:line-break/>de dieu ie ten payeray bien. Et si tost c(o2)(-)<text:line-break/>me il fut monte en hault en sa chambre et (q1)<text:line-break/>il fut descharge de ses pierres quil auoit ap<text:line-break/>portees luy qui estoit a demy enrage de ce<text:line-break/>quil estoit mocque acourut vers sa femme<text:line-break/><text:soft-page-break/>(et) la print par les cheueulx (sol) et de piedz (et) de<text:line-break/>mains la batit tant quil la naura parmy le<text:line-break/>visage tant quelle seignoit du nez comme<text:line-break/>vng fausset. Adoncques voyant la fem(-)<text:line-break/>me qui ne scauoit la cause pourquoy on la<text:line-break/>batoit lui cria mercy a ioinctes mains que<text:line-break/>il luy pleust de la laisser aller. Et quant<text:line-break/>ses deux autres compaignons eur(e2)t bien<text:line-break/>riz (et) raille auec(q1)s les portiers ilz sen vin(-)<text:line-break/>drent dessus caladrin ou ilz escouterent a<text:line-break/>luys et entendirent bien quil batoit sa fem<text:line-break/>me. Et adoncques commencerent a le hu<text:line-break/>chier (sol) (et) incontin(e2)t vint a eulx a la fenestre<text:line-break/>yre (sol) courrouce et suant (sol) rouge comme vng<text:line-break/>coq de la paine quil auoit eue de auoit ap<text:line-break/>porte ces pierres (sol) et leur dist quilz montas<text:line-break/>sent en hault. Adoncques monterent en<text:line-break/>hault et veirent le monceau de pierres que<text:line-break/>il auoit apportees en vng coing de la cham<text:line-break/>bre (sol) (et) en vng autre coing veirent la poure<text:line-break/>femme (q2) estoit toute descheuelee (et) plouroit<text:line-break/>Puis demanderent a caladrin sil vouloit<text:line-break/>faire vng nouueau mur de ces pierres qui<text:line-break/>la estoient (et) luy dem(a2)derent (q2)l auoit fait a<text:line-break/>sa f(e2)me et pourquoy il lauoit batue. Et il<text:line-break/>leur dist de la douleur (et) angoisse (q1) il auoit<text:line-break/>de auoir ainsi perdue sa paine (sol) et de lyre (et)<text:line-break/>indignation de quoy il auoit batu sadicte<text:line-break/>femme nen pouoit auoir son alayne (sol) pour<text:line-break/>laquelle chose ilz luy commencerent a dire<text:line-break/><text:span text:style-name="pb">[f. 116v]</text:span><text:line-break/>ainsi. Caladrin se tu estoyes courrouce de<text:line-break/>autre chose tu ne te deueroyes point moc(-)<text:line-break/>quer de nous (sol) Car tu nous auoyes mene<text:line-break/>auecques toy pour querir icelle pierre ver(-)<text:line-break/>tueuse que tu as trouuee. Et qu(a2)t tu euz<text:line-break/>trouue celle pierre tu nous laissas a la ri(-)<text:line-break/>uiere (et) ten vins sans nous dire a dieu (sol) par<text:line-break/>quoy nous ne sommes point cont(e2)s de toy<text:line-break/>(et) aussi ce sera la derreniere fois que iamais<text:line-break/>tu nous trompes (et) que iamais nous ay(o2)s<text:line-break/>aucune fiance a toy. Adoncques caladrin<text:line-break/>oyant ces choses leur respondit. Mes c(o2)<text:line-break/>paign(o2)s ne vous troubles point (sol) car ta be<text:line-break/>songne est autrement que vous ne cuidez (sol)<text:line-break/>car bien est de verite que iauoye trouue icel<text:line-break/>le pierre vertueuse d(o2)t ie estoye moult fort<text:line-break/>ioyeux (sol) mais fortune ma este grandement<text:line-break/>contraire. Car quant vous comm(e2)castes<text:line-break/>a moy demander ie nestoie pas que quinze<text:line-break/><text:soft-page-break/>couldees de vous (sol) et quant ie veis (q1) vous<text:line-break/>ne me voyez point ie vous deuancay : et en<text:line-break/>moy departant petit a petit ie men reuins<text:line-break/>ceans en ma maison. Et oultre caladrin si<text:line-break/>leur racompta tout ce quilz luy auoi(e2)t fait<text:line-break/>et dist de bout en bout (sol) et comme il leur m(o2)<text:line-break/>stra le dos (et) les tallons qu(a2)t ilz eur(e2)t frap<text:line-break/>pe des pierres (sol) (et) si leur dist. Quant ie en(-)<text:line-break/>tray en ceste ville a tout mes Pierres nul<text:line-break/>homme du monde ne me veit venir (sol) car les<text:line-break/>gens (q1) ie congnoissoye (et) (q2) estoyent mes c(o2)<text:line-break/>paignons qui souloient moy arrester (et) par<text:line-break/>ler a moy (sol) (et) moy semondre de aller boire et<text:line-break/>faire grant chiere auecques eulx (sol) oncques<text:line-break/>ne me veirent ne ne parlerent a moy (sol) mais<text:line-break/>finablement quant ie vins ceans ceste dya<text:line-break/>blesse ma femme se presenta deuant moy (et)<text:line-break/>me veit bien (sol) Car comme vous scauez les<text:line-break/>femmes font perdre tous les biens mon(-)<text:line-break/>dains aux hommes. Parquoy si neust este<text:line-break/>ceste femme ie estoye riche a iamais (et) le pl<text:span text:style-name="T976">9</text:span><text:line-break/>eureux de ceste ville de florence (sol) (et) mainte<text:line-break/>nant ie suis le plus maleureux (sol) (et) pour ce ie<text:line-break/>ay batu ma f(e2)me tant que iay peu (sol) (et) ne scay<text:line-break/>encores qui me tient que ie ne luy couppe le<text:line-break/>rol (sol) que mauldicte soit leure que iamais ie<text:line-break/>la veiz premierement ne (q2) ceans me la ame<text:line-break/>nee. Et lors caladrin eschauffe encores de<text:line-break/>courroux voulut aller batre sa f(e2)me (sol) mais<text:line-break/>Brunet et son compaignon le retindrent (et)<text:line-break/>luy affermerent la chose ainsi que il la di(-)<text:line-break/>soit (sol) (et) auoi(e2)t si gr(a2)t desir de rire que a peu<text:line-break/>quilz ne creuoient. Lors les deux compai<text:line-break/>gnons luy c(o2)mencerent a dire. Mon amy<text:line-break/>caladrin ta bonne femme nest mye coulpa(-)<text:line-break/>ble de ton fait (sol) mais est par ton pechie que<text:line-break/>tu nous as mocquez. Car quant tu te par<text:line-break/>tis po<text:span text:style-name="T977">r</text:span><text:s/>aller sercher la pierre tu lui deuoies<text:line-break/>dire que de la iournee elle ne se trouuast<text:line-break/>point deuant toy (sol) (et) pource dieu ta monstre<text:line-break/>la fortune laquelle tu as desseruie. Car tu<text:line-break/>nous as deceuz que tu ne nous as point<text:line-break/>monstre la pierre quant tu leuz trouuee (sol) et<text:line-break/>pource dieu a voulu (q1) ta femme te ait gar(-)<text:line-break/>de de ce que tu auoyes empense de faire (sol) et<text:line-break/>te a oste la vertu de ceste pierre pource que<text:line-break/>tu nous cuidoyes auoir trompes (sol) puis a(-)<text:line-break/>pres les deux compaignons firent la paix<text:line-break/>de caladrin et de sa femme et puis sen alle<text:line-break/>rent chascun en leur maison.</text:p>
      <text:soft-page-break/>
      <text:p text:style-name="P978"><text:span text:style-name="T979">E</text:span>N ceste nouuelle est m(o2)stre com<text:line-break/>me le peche dauarice court entre<text:line-break/>poures gens insensibles c(o2)me il<text:line-break/>appart en ceste nouuelle que par la couuoit<text:line-break/>tise de caladrin (sol) lequel auoit ouy dire a vng<text:line-break/>trompeur quil y auoit vne pierre dedans<text:line-break/>le fleuue de mignon laquelle quant aucun<text:line-break/>la portoit il estoit inuisible (sol) dont par ce dit<text:line-break/>peche de couuoytise il cuyda trouuer ceste<text:line-break/>pierre en entencion daller desrober les ch(a2)<text:line-break/>geurs (et) marchans qui auoient de largent<text:line-break/>a puissance et en cuidoit deuenir riche a ia<text:line-break/>mais sans riens faire de son mestier : dont<text:line-break/>en la fin il fut deceu.</text:p>
      <text:h text:style-name="Titre1" text:outline-level="1">(ipdm) Cy ensuit la.lxxiiii.nouuelle<text:line-break/>comptee par emillie sur la. viii.<text:line-break/>iournee dont laurette est royne.</text:h>
      <text:p text:style-name="P980"><text:span text:style-name="T981">P</text:span>Ource que on a m(o2)stre en aucu<text:line-break/>nes nouuelles precedentes com<text:line-break/>me aucuns hommes ont trompe</text:p>
      <text:p text:style-name="figure"><text:span text:style-name="pb">[f. 117r]</text:span><text:line-break/><text:span text:style-name="T982">&lt;</text:span>image<text:span text:style-name="T983">&gt;</text:span></text:p>
      <text:p text:style-name="P984">les femmes par leurs baratz et finesses.</text:p>
      <text:p text:style-name="p">Si plaist maintenant a la c(o2)paignie ie m(o2)<text:line-break/>streray le c(o2)traire : cestassauoir comme vne<text:line-break/>femme vesue trompa vng homme deglise<text:line-break/>preuost en icelle partie de leueschie de fesu<text:line-break/>les en la maniere qui sensuit.</text:p>
      <text:h text:style-name="Titre2" text:outline-level="2">(ipdm) La forme de la nouuelle.</text:h>
      <text:p text:style-name="P985"><text:span text:style-name="T986">E</text:span>N la cite de fesules fut iadis en la<text:line-break/>maistresse eglise vng prestre (p2)uost<text:line-break/>dicelle (sol) lequel en tournoyant et di<text:line-break/>sant ses heures parmy leglise il aduisa vne<text:line-break/>ieuue damoiselle vefue fort gracieuse : la(q1)l<text:line-break/>le demouroit au plus pres dicelle eglise.<text:line-break/>parquoy elle alloit tous les iours ouyr le<text:line-break/>seruice diuin. Ceste ieune damoiselle nom<text:line-break/>mee picarde auoit deux beaulx freres cour<text:line-break/>tois (et) sages (sol) lesquelz conuersoient voulen<text:line-break/>tiers auec(q1)s leuesque de fesules. Aduint<text:line-break/>doncques que ainsi que cestuy preuost est(a2)t<text:line-break/>en ceste eglise veit ceste dame oy(a2)t la messe<text:line-break/>fut tant esprins de son amour quil ne dor<text:line-break/>moit ne nuyt ne iour. Or estoit cestuy pre<text:line-break/>uost fort aage et ancien et ne peut pl<text:span text:style-name="T987">9</text:span><text:s/>celer<text:line-break/>lamour quil auoit a ceste dame (sol) par quoy il<text:line-break/>se aduantura de venir vers elle (sol) (et) luy pria<text:line-break/><text:soft-page-break/>que se sestoit son bon plaisir de laymer que<text:line-break/>voulentiers il feroit ce que il luy plairoit.<text:line-break/>La dame soubdainement lui respondit que<text:line-break/>grant differ(e2)ce auoit entre son amour (et) la<text:line-break/>sienne (sol) car se dist elle vous estes mon pere<text:line-break/>espirituel (sol) parquoy il nappartient pas et si<text:line-break/>nest pas licite a vng homme deglise de re(-)<text:line-break/>querir vne femme de chose qui ne soit hon(-)<text:line-break/>neste. Et vous qui estes ia vieil et ancien<text:line-break/>lesquelles choses vous doyuent rendre h(o2)<text:line-break/>me honneste (sol) chaste (et) simple comme est vne<text:line-break/>pucelle (sol) et aussi ie suis vefue parquoy vo<text:span text:style-name="T988">9</text:span><text:line-break/>scauez que mainten(a2)t h(o2)nestete est requise<text:line-break/>a vne femme vefue. Et pourt(a2)t ayez moy<text:line-break/>excusee (sol) car en la maniere (q1) vous maymez<text:line-break/>iamais ie ne vous aymeroye (sol) (et) aussi de vo<text:span text:style-name="T989">9</text:span><text:line-break/>ne vueil estre aymee. Le preuost doncques<text:line-break/>(q2) pour lors estoit ne peut autre chose auoir<text:line-break/>dicelle femme ne feist pas c(o2)me vng estran<text:line-break/>gier et ne se tint point vaincu du premier<text:line-break/>coup. Cestuy preuost estoit vng homme<text:line-break/>orgueilleux (sol) presumptueux (et) desh(o2)neste en<text:line-break/>aucunes choses : parquoy aucun homme ne<text:line-break/>laymoit ne ne vouloit hanter en sa compai<text:line-break/>gnie (sol) et aussi pour ce que il se prisoit (et) entre<text:line-break/>prenoit sur les autres (et) y presumoit tous(-)<text:line-break/>iours aucune chose (sol) parquoy il estoit en la<text:line-break/>haine de plusieurs personnes. Adoncques<text:line-break/>luy sembla (q1) pour ses grans fais (et) en vs(a2)t<text:line-break/>de sa presumption il ne se attendroit point<text:line-break/>estre pour escondit de ceste dame (sol) et pensa (q1)<text:line-break/>larbre ne cheoit point pour le premier coup<text:line-break/>a terre. Si ne laissa point a soliciter la fem<text:line-break/>me par lettres et par messaiges (sol) (et) luy mes(-)<text:line-break/>mes la solicitoit quant il la pouoit rencon<text:line-break/>trer. Et pource que les parolles (et) mande<text:line-break/>mens de cestuy preuost estoient si treffort<text:line-break/>ennuyeuses que cestoit grant merueilles a<text:line-break/>la dame. Si proposa en elle de oster celle<text:line-break/>amour de son courage (sol) et luy r(e2)dre tel guer<text:line-break/>don comme il desseruoit puis quelle ne en<text:line-break/>pouoit autre chose faire : mais la dame si ne<text:line-break/>se voulut point consentir a faire ceste chose<text:line-break/>iusques a ce quelle eust parle a ses freres.<text:line-break/>Adoncques la dame compta la chose a ses<text:line-break/>freres depuis vng bout iusques a lautre<text:line-break/>c(o2)me le preuost lay moit (et) ne sen pouoit en<text:line-break/><text:span text:style-name="pb">[f. 117v]</text:span><text:line-break/>nulle maniere deffaire de luy (sol) si luy dirent<text:line-break/>les freres quelle luy assignast iour deter(-)<text:line-break/><text:soft-page-break/>mineem(e2)t de venir coucher auec elle (sol) (et) puis<text:line-break/>quelle leur fist assauoir (et) apres en appoinc<text:line-break/>teroient a leur plaisir. Et lors la dame alla<text:line-break/>a leglise c(o2)e elle auoit acoustume : et si tost<text:line-break/>(q1) il la veit venir vint vers elle (sol) (et) c(o2)me par<text:line-break/>maniere de cousinage luy c(o2)menca a dem(a2)<text:line-break/>der comme elle se portoit. Et elle en resp(o2)<text:line-break/>dant ioyeusement luy dist que bien (sol) et apres<text:line-break/>eulx deux se tirer(e2)t arriere (sol) (et) le preuost luy<text:line-break/>c(o2)menca a dire affin de faire ou de faillir<text:line-break/>maintes paroles en tel cas acoustumees.<text:line-break/>Et la femme apres vng grant souspir res(-)<text:line-break/>p(o2)dit au preuost. Sire iay ouy dire (q2)l nest<text:line-break/>si fort chasteau quant il a tousiours assault<text:line-break/>(q2)l ne soit aucuneffois prins (et) abatu (sol) pour<text:line-break/>laquelle cause selon les paroles que mauez<text:line-break/>dit (et) fait dire par plusieurs messages (sol) les(q1)lz<text:line-break/>ont este cause de r(o2)pre mon propos (et) mon<text:line-break/>opinion (sol) (et) me ont tourne (et) contrainte de<text:line-break/>vous auoir aggreable et receuoir vostre<text:line-break/>amour (sol) laquelle chose maintenant suis de<text:line-break/>liberee puis que vous dictes que maymes<text:line-break/>tant de faire et acomplir vostre voulente<text:line-break/>(et) plaisir. Lors le preuost qui fut ioyeux res<text:line-break/>pondit. Dame ie vo<text:span text:style-name="T990">9</text:span><text:s/>mercie (et) gracie vraie<text:line-break/>mentie me esbahyssoie comment vous ma<text:line-break/>uez tenu si longuement en voz prieres (sol) car<text:line-break/>onc(q1)s en ma vie ie ne fuz si amoureux de<text:line-break/>f(e2)me du monde que iay este de vous (sol) car ie<text:line-break/>vous dy (q1) se toutes les f(e2)mes estoient dor<text:line-break/>ou dargent iamais ie ne scauroye aymer<text:line-break/>autre que vous (sol) mais laissons ceste chose<text:line-break/>en paix et me dictes sil vous plaist en quel<text:line-break/>lieu nous pourrons acomplir nostre desir<text:line-break/>ensemble. La femme respondit au preuost<text:line-break/>Mon doulx amy quant pourra estre vo<text:line-break/>stre plaisir (sol) ie ne scay (sol) car ainsi que vo<text:span text:style-name="T991">9</text:span><text:s/>sca(-)<text:line-break/>uez ie nay point de mary qui me puisse re(-)<text:line-break/>pr(e2)dre daucune chose que ie face de iour ne<text:line-break/>de nuyt mais ie ne scay en quel lieu nous<text:line-break/>nous pourr(o2)s trouuer. Pourquoy dist le<text:line-break/>preuost (sol) nauez vo<text:span text:style-name="T992">9</text:span><text:s/>pas lieu en vostre mai(-)<text:line-break/>son. Vous scauez dist elle (q1) iay deux fre<text:line-break/>res qui par iour ou par nuit vi(e2)nent en ma<text:line-break/>maison a toutes heures qu(a2)t bon leur sem<text:line-break/>ble auec aucuns c(o2)paignons qui leur plai(-)<text:line-break/>sent (sol) (et) aussi ma maison nest pas grande ne<text:line-break/>ample (sol) (et) pource nous ny pourri(o2)s estre si<text:line-break/>nous ny voulions estre c(o2)me muetz sans<text:line-break/>parler et estre en tenebres c(o2)me aueugles (sol)<text:line-break/><text:soft-page-break/>car mes freres couch(e2)t en vne ch(a2)bre pres<text:line-break/>la mienne (sol) parquoy si nous parlions hault<text:line-break/>ilz nous pourroi(e2)t bien ouyr (sol) mais se vo<text:span text:style-name="T993">9</text:span><text:line-break/>y voulez venir vous y viendrez (sol) car mes<text:line-break/>freres ne hantent point en ma ch(a2)bre (sol) mais<text:line-break/>leur ch(a2)bre est si pres de la mienne que vne<text:line-break/>seule basse parole ne scauroit estre dicte (q1)l(-)<text:line-break/>le ne fust ouye deulx. Et lors dist le (p2)uost<text:line-break/>Il ne tiendra pas a cela (sol) car pour le danger<text:line-break/>de deux ou de trois nuytz ie nauroye point<text:line-break/>de paour ius(q1)s a ce que iaye pense en quel<text:line-break/>lieu nous peussi(o2)s estre a nostre aise. Si(-)<text:line-break/>re dist la dame faictes tout a vostre plaisir<text:line-break/>mais ie vo<text:span text:style-name="T994">9</text:span><text:s/>prie que ceste chose soit secrete (sol)<text:line-break/>tellem(e2)t que personne du m(o2)de nen puisse<text:line-break/>rien scauoir. Certes dist le preuost ne vo<text:span text:style-name="T995">9</text:span><text:line-break/>en souciez point (sol) mais faictes tant (q1) en ces<text:line-break/>te nuyt prouchaine nous couchi(o2)s ens(e2)ble<text:line-break/>Il me plaist bien dist elle. Et apres elle<text:line-break/>bailla enseigne au preuost de venir c(o2)me il<text:line-break/>vi(e2)droit (et) a quelle heure (sol) puis se partit de<text:line-break/>luy et sen reuint en sa maison vne ch(a2)beriere de<text:line-break/>moyen aage la plus layde (q2) nasquit onc(q1)s<text:line-break/>de mere (sol) car elle auoit le nez camus (sol) borgne<text:line-break/>dung oeil (sol) la bouche tortue (sol) vng gros bras<text:line-break/>grandes d(e2)s mal arengees (sol) la couleur de<text:line-break/>son visage ynde (et) iaune tellem(e2)t (q2)l s(e2)bloit<text:line-break/>(q1) iamais neust este saine (sol) auec ce elle estoit<text:line-break/>boiteuse (et) aucunement impotente du coste<text:line-break/>destre (sol) (et) pource que elle auoit le visage si<text:line-break/>lait on lappelloit cuitace (sol) mais c(o2)bien (q1)lle<text:line-break/>feust bien laide (sol) touteffois elle estoit caulte<text:line-break/>et fort malicieuse. Et ad(o2)cques elle appel<text:line-break/>la ceste chamberiere Cuitace et luy dist.<text:line-break/>Se tu me veulx faire vng seruice en ceste<text:line-break/>nuyt icy prouchayne ie te donneray vne<text:line-break/>moult bonne chemise toute neufue. Pour<text:line-break/><text:span text:style-name="pb">[f. 118r]</text:span><text:line-break/>vous ma dame dist cuitace (sol) ie me yroie met<text:line-break/>tre en vng feu (sol) commandez moy ce (q2)l vous<text:line-break/>plaira de faire (et) ie se feray. Tu parles tres<text:line-break/>bien dist la dame (sol) cest (q2)l te plaise de dormir<text:line-break/>ceste nuit en mon lit auec vng h(o2)me a qui ie<text:line-break/>ay promis quil couchera auecques moy (sol) et<text:line-break/>que tu faingnes de laymer bien (sol) (et) te garde<text:line-break/>bien de trop parler hault affin (q1) tu ne soies<text:line-break/>ouye de mes freres qui dorment pres de la<text:line-break/>chambre ou tu yras comme tu scez (sol) (et) apres<text:line-break/>pour quelque pers(o2)ne (q2)l vi(e2)ne en la ch(a2)bre<text:line-break/>ne te vueille point esbahir. Quant la nuit<text:line-break/><text:soft-page-break/>fut venue sire preu ost vint a lostel de la da<text:line-break/>me ainsi comme il auoit este dit. Et alors<text:line-break/>quant le Preuost entra en la ch(a2)bre ses fre<text:line-break/>res de la dame estoient en leur chambre (et) se<text:line-break/>faisoient ouyr (et) parloient fort haust (sol) (p3)quoy<text:line-break/>le preuost coyement (et) tout bellement entra<text:line-break/>sans parler en la chambre de la dame et sen<text:line-break/>alla couchier ainsi comme par auant auoit<text:line-break/>este dit. Et dautre part cuitace bien infor<text:line-break/>mee et instruicte qui estoit couchee scauoyt<text:line-break/>bien quil deuoit venir faire. Et qu(a2)t sire<text:line-break/>preuost fut couche cuyda auoir la noble da<text:line-break/>me au plus pres de soy. Ad(o2)cques embras<text:line-break/>sa cuitace et la baisoit sans mot dire (et) aussi<text:line-break/>cuitace auec luy et le preuost auec elle print<text:line-break/>possession (et) saisine du deduit plaisant que il<text:line-break/>auoit longuement desire. Et apres ce que<text:line-break/>la dame eut enferme le preuost auec sa ch(a2)(-)<text:line-break/>beriere couchez au lit delle si lalla faire as(-)<text:line-break/>sauoir a deux de ses freres. Et lors quant<text:line-break/>les freres le sceurent si se leuerent (et) yssir(e2)t<text:line-break/>hors de leur chambre en la place commune (sol)<text:line-break/>(et) fortune leur fut si fauorable en leurs af(-)<text:line-break/>faires que merueilles (sol) Car en ce temps la<text:line-break/>la chamberiere estoit fort gr(a2)de. Leucs(q1) du<text:line-break/>dit lieu estoit venu en vng vergier aupres<text:line-break/>de leur maison pour soy rafreschir et pr(e2)dre<text:line-break/>lair du temps. Si rencontra leuesque ses<text:line-break/>deux iouuenceaulx lesquelz leuesque mena<text:line-break/>auec luy (sol) (et) en parlant de plusieurs choses<text:line-break/>audit vergier c(o2)mencerent a banqueter (sol) et<text:line-break/>y auoit a lors trois ou quatre torches alu(-)<text:line-break/>mees. Et apres quilz eurent beu (et) mange<text:line-break/>en cedit verger les deux iouu(e2)ceaulx com<text:line-break/>mencer(e2)r a dire a leuesque. Sire puis que<text:line-break/>vous estes si pres de nostre maison nous<text:line-break/>vous pri(o2)s (q2)l vous plaise de venir veoir<text:line-break/>aucune chose que nous vous voulons m(o2)<text:line-break/>strer (sol) car aussi bien nous vous alli(o2)s que(-)<text:line-break/>rir. Et leuesque resp(o2)dit que voulentiers<text:line-break/>il le feroit. Si print lung des deux vne tor<text:line-break/>che alumee (et) chemina deuent (et) leues(q1) apres<text:line-break/>Et tous ensemble sen vindr(e2)t en la ch(a2)bre<text:line-break/>ou le preuost estoit couche auec(q1)s cuitace.<text:line-break/>Lors quant leuesque fut arriue en la cham<text:line-break/>bre (sol) le preuost (et) cuitace qui longuem(e2)t auoit<text:line-break/>ent este couchez peurent tresbien auoir che<text:line-break/>uauche trois ou quatre lieues. Et pour ce<text:line-break/>(q2)lz estoi(e2)t las de cheuaucher se reposoient<text:line-break/>luy (et) cuitace bras a bras. Quant le iouu(e2)<text:line-break/><text:soft-page-break/>ceau fut en la chambre a tout la torche (et) le(-)<text:line-break/>uesque auec luy (sol) (et) finablem(e2)t tous les au(-)<text:line-break/>tres c(o2)mencer(e2)t a regarder le preuost (et) cui(-)<text:line-break/>tace (q2) auoient embrasse lung lautre. Lors<text:line-break/>du bruit des gens qui estoient en la cham<text:line-break/>bre le preuost sen esueilla (et) veit la lumiere<text:line-break/>(et) tous ces gens aupres de luy (sol) pourquoy il<text:line-break/>fut si espouente (et) si transsi qnil ne sceut que<text:line-break/>faire si non de soy tapir soubz la couuertu<text:line-break/>re dedans le lit. Adoncques leuesque voy(-)<text:line-break/>ant le preuost (q2) se mussoit luy c(o2)manda (q1) il<text:line-break/>tirast sa teste dehors (sol) (et) le c(o2)menca a repren<text:line-break/>dre (et) inuirier (et) luy dist (q2)l regardast auec (q1)l(-)<text:line-break/>le f(e2)me il estoit couche. Le preuost tir(a2)t sa<text:line-break/>teste regarda cuitace (q2) estoit si laide (sol) a leure<text:line-break/>eust voul(e2)tiers f(o2)du en abisme t(a2)t pour la<text:line-break/>laideur de cuitace c(o2)e po<text:span text:style-name="T996">r</text:span><text:s/>les absist(e2)s. Lors<text:line-break/>il apperceut la falace que la dame luy auoit<text:line-break/>faicte d(o2)c il fut plain de douleur (et) de tristes<text:line-break/>se (p3) quoy il fut plus vitupere la moitie (q1) sil<text:line-break/>eust este couche auec la dame. Lors luy dist<text:line-break/>leuesque (q2)l se vestist (et) (q2)l fust mene aux pri(-)<text:line-break/>sons de leglise pour le punir du cas que il<text:line-break/>auoit c(o2)mis (sol) (et) quil fust bien garde (sol) (et) puis<text:line-break/>leuesque demanda comme auoit este la be(-)<text:line-break/>songne. Et les deux freres de la dame luy<text:line-break/>compterent tout au long de quoy leuesque<text:line-break/>fut tout esbahy (sol) et fut plus indigne contre<text:line-break/><text:span text:style-name="pb">[f. 118v]</text:span><text:line-break/>le preuost quil neust este (sol) parquoy il fut qua<text:line-break/>rante iours en prison pour faire penitence.<text:line-break/>Et en tandis que il fut en prison le monde<text:line-break/>de la ville le sceut (sol) dont quant il fut hors de<text:line-break/>prison il ne se osoit m(o2)strer parmy les rues<text:line-break/>Parquoy il estoit encores plus dolent et<text:line-break/>marry que de sa punicion (sol) car les petis en<text:line-break/>fans de la ville le monstroient au doy en di<text:line-break/>sant : voiez le preuost qui a couche auec(q1)s<text:line-break/>cuitace (sol) car il ny auoit point en toute la vil<text:line-break/>le de femme qui fust plus laide et c(o2)tre faic<text:line-break/>te que cuitace (sol) dont il en fut vitupere (et) des(-)<text:line-break/>honnore vne grande espace de temps (sol) pour<text:line-break/>laquelle chose la dame se osta de son ennuy<text:line-break/>Et ne la pria plus le preuost (sol) mais cuitace<text:line-break/>fut bien payee (et) gaigna vne bonne chemise<text:line-break/>auecques le plaisir que elle endura auec(q1)s<text:line-break/>le preuost quil luy sembla meilleur quil ne<text:line-break/>eust fait a vne truye a boire du vin doulx.</text:p>
      <text:soft-page-break/>
      <text:p text:style-name="P997"><text:span text:style-name="T998">E</text:span>N ceste nouuelle est monstre c(o2)(-)<text:line-break/>ment trop parler nuist (sol) (et) comme<text:line-break/>trop enquerre nest pas bon (sol) c(o2)me<text:line-break/>il appart cy deuant du preuost qui faisoit<text:line-break/>tant denuy a dame picarde quelle en fut las<text:line-break/>see par son blason (sol) laquelle chose elle auoit<text:line-break/>tousiours refusee (sol) et apres son reffus il ne<text:line-break/>cessa point tousiours a ren(o2)cer son blason<text:line-break/>Parquoy la dame se aduisa quelle le trom<text:line-break/>pe oit ainsi c(o2)me auez ouy. Aussi est mon<text:line-break/>stre la sagesse de la dame (q2) vouloit garder<text:line-break/>son vesuage (et) se voulut point consentir<text:line-break/>au plaisir du preuost. Finablement y est de<text:line-break/>m(o2)stre comme par la couuoitise du prestre<text:line-break/>cheut en vng grant desh(o2)neur et villennie<text:line-break/>quant leues(q1) son prelat luy mesmes en per<text:line-break/>sonne le trouua auec la ch(a2)beriere de la da<text:line-break/>me cuitace couche en son lit d(o2)t il eut grief(-)<text:line-break/>ue punicion.</text:p>
      <text:h text:style-name="Titre1" text:outline-level="1">(ipdm) Cy ensuit la. lxxv.nouuelle comp<text:line-break/>tee par philostrace sur la. viii. iournee<text:line-break/>dont laurette est royne.</text:h>
      <text:p text:style-name="P999"><text:span text:style-name="T1000">D</text:span>Ame emillie vo<text:span text:style-name="T1001">9</text:span><text:s/>auez bien mon<text:line-break/>stre comme dame picarde tr(o2)pa<text:line-break/>le preuost de fesules (sol) dont ie la re<text:line-break/>pute femme honneste (et) sage dauoir garde</text:p>
      <text:p text:style-name="figure">&lt;image&gt;</text:p>
      <text:p text:style-name="P1002">son honneur en ce cas la. Maintenant ie<text:line-break/>vueil reciter vne nouuelle dung iuge qui<text:line-break/>vint iuger vne cause naguieres a florence<text:line-break/>lequel auoit vnes brayes chaussees (sol) (et) au(-)<text:line-break/>cuns fins hommes de la ville les luy fir(e2)t<text:line-break/>cheoir deuant to<text:span text:style-name="T1003">9</text:span><text:s/>sur les tallons aussi iau<text:line-break/>nes que fin saffren.</text:p>
      <text:h text:style-name="Titre2" text:outline-level="2"><text:s/>(ipdm) La forme de la nouuelle.</text:h>
      <text:p text:style-name="P1004"><text:span text:style-name="T1005">B</text:span>Jen souuent aduient (q1) en nostre<text:line-break/>cite de florence ou il ya aucunes<text:line-break/>causes criminelles a iuger (sol) pour<text:line-break/>quoy est de coustume que en ladicte ville<text:line-break/>il vi(e2)t aucuns officiers de la marche danc(o2)<text:line-break/>ne (sol) comme baillisz (sol) iuges (sol) notaires (sol) aduo(-)<text:line-break/>catz (sol) (et) plusieurs autres officiers (sol) lesquelz<text:line-break/>sont hommes communement de petit cou<text:line-break/>rage et de petite vertu : si meschantem(e2)t ha<text:line-break/>billez quilz me semblent estre marchans de<text:line-break/>pourceaulx (sol) car ilz sont tant auaricieux que<text:line-break/>ilz ne osent pas m(a2)gier demy leur saoul de<text:line-break/><text:soft-page-break/>pain ne de viande. C(o2)me il soit ainsi donc<text:line-break/>ques que le baillif de anconne v(e2)sist a flo<text:line-break/>rence amena auec luy vng iuge pour iugier<text:line-break/>les causes criminelles de ladicte ville (sol) dont<text:line-break/>pour son auarice de trop donner a vng h(o2)e<text:line-break/>h(o2)neste (et) bien ent(e2)du auoit amene cestuy iu<text:line-break/>ge (sol) le(q1)l me sembloit a le veoir (q2)l v(e2)sist de la<text:line-break/>charrue ou de tennerie de peaulx de cuir<text:line-break/><text:span text:style-name="pb">[f. 119r]</text:span><text:line-break/>quil ne sembloit a venir des escolles des<text:line-break/>loys ne de decret ne des droys canons ou<text:line-break/>ciuilz (sol) desquelz selon la constume de Flor(e2)<text:line-break/>ce les hommes de toute la cite sont gouner<text:line-break/>nez. Lors quant cestuy bailis fut au consi<text:line-break/>stoyre des causes bailla la charge de iugier<text:line-break/>a vng n(o2)me Nicolas de la pide (sol) qui mieulx<text:line-break/>sembloit estre musnier ou masson que il ne<text:line-break/>faisoit estre iuge. Et quant il fut assis en<text:line-break/>chaier pour oyr et disputer des causes ainsi<text:line-break/>c(o2)me g(e2)s ont de coustume daller a la court<text:line-break/>pour ouyr quelque chose de nouueau (sol) non(-)<text:line-break/>obstant que beaulcoup de gens de florence<text:line-break/>neussent que faire a la court pour plaider.<text:line-break/>Ilz estoient venuz audit lieu plus quilz na<text:line-break/>uoient acoustume de y venir a locasion des<text:line-break/>iuges nouueaulx (q2) illec estoient venuz po<text:span text:style-name="T1006">r</text:span><text:line-break/>iugier leur causes criminelles. Et (e2)tre plu<text:line-break/>sieurs autres hommes estoit la vng gaudis<text:line-break/>seur n(o2)me massin (sol) lequel par deuant auoit<text:line-break/>trompe en la nouuelle precedente le paintre<text:line-break/>caladrin des pierres precieuses. Cestuy<text:line-break/>massin estant fort cautelleux (sol) ouyant plai(-)<text:line-break/>der ses causes en iugement c(o2)meca a regar<text:line-break/>der le iuge (q2) estoit en chaier (sol) lequel luy sem(-)<text:line-break/>bla dung estrange maintien : Car il nauoit<text:line-break/>point acoustume (q1) iuges fussent ainsi abil<text:line-break/>liez comme estoit cestuy cy. car son chappe<text:line-break/>ron estoit de villes pieces sourre de penne<text:line-break/>noire toute pelee et enfumee (sol) (et) vne grande<text:line-break/>ceinture de cuir large assez pour sangler<text:line-break/>vng asne (sol) vne robe tant grasse dont la pen<text:line-break/>ne passoit plus de demy pied oultre le bort<text:line-break/>de sa robe. Et quant cestuy massin eut ad(-)<text:line-break/>uise et considere toutes les estr(a2)ges fac(o2)s<text:line-break/>que faisoit ce iuge qui luy mesaduenoient.<text:line-break/>Si considera en soymesmes que il nestoit<text:line-break/>point licite de commectre et ordonner vng<text:line-break/>iuge habillie ainsi en estr(a2)ge facon veu quil<text:line-break/>conuient iugier en tel cas choses de diuer<text:line-break/>ses manieres (sol) (et) que il connuient a vng iuge<text:line-break/><text:soft-page-break/>et luy affiert destre vne belle repres(e2)tation<text:line-break/>dhomme honneste et expert en sience. Ad(o2)c<text:line-break/>ques quant il eut bien regarde cestuy iuge<text:line-break/>depuis les piedz iusques au sommet de la<text:line-break/>teste aduisa dessoubz sa robe (q2)l auoit chaus<text:line-break/>se vne brayes dont les courroies venoient<text:line-break/>iusques au meillieu de la cuysse. Et quant<text:line-break/>cestuy iuge se remuoit (q1)lque petit les deux<text:line-break/>pans de sa robe se ouuroy(e2)t (q2) estoient trop<text:line-break/>estroitz dont chascun luy veoit ses brayes<text:line-break/>entre ses iambes. Lors massin c(o2)menca a<text:line-break/>p(e2)ser comme il luy pourroit deschausser ses<text:line-break/>brayes deuant tout le monde. Si pensa (q1)<text:line-break/>luy seul ne scauroit faire ceste finesse. Si se<text:line-break/>partit de la court et sen vint dire ces nou(-)<text:line-break/>uelles a deux compaignons quil auoit d(o2)t<text:line-break/>lung auoit nom Riboyie et lautre Maton<text:line-break/>tin (sol) lesquelz estoient h(o2)mes soulacieux po<text:span text:style-name="T1007">r</text:span><text:line-break/>faire aucune finesse auec Massin quant ilz<text:line-break/>pouoient trouuer occasion de la faire. Lors<text:line-break/>quant Massin les eut trouuez si leur dist<text:line-break/>en ceste maniere. Si vous me voules<text:line-break/>complaire en aucune chose (et) me faire plai(-)<text:line-break/>sir ie vous prye que vous venez auec moy<text:line-break/>iusques en la court la ou on plaide pour vo<text:span text:style-name="T1008">9</text:span><text:line-break/>monstrer le plus merueilleux iuge de quoy<text:line-break/>iamais vous oytes parler. Lors allerent<text:line-break/>auec massin qui leur m(o2)stra la personne du<text:line-break/>iuge et ses brayes. Ces deux compaign(o2)s<text:line-break/>voyans ces brayes commencerent a rire si<text:line-break/>fort qui leur c(o2)uint partir dilee. Adonc(q1)s<text:line-break/>quant ilz furent rappaisez de rire reuindr(e2)t<text:line-break/>tout au plus pres du iuge en regardant son<text:line-break/>maintien et ses facons (sol) (et) veirent comme il<text:line-break/>estoit habillie. Puis aduiserent que soubz<text:line-break/>ses piedz ou il estoit assis auoit vng trou (sol)<text:line-break/>par lequel on pouoit bien mectre le bras ius<text:line-break/>ques au coute (p3) quoy ces troy c(o2)paignons<text:line-break/>aduiserent ensemble que ilz osteroyent les<text:line-break/>brayes a ce iuge de la marche danconne (sol) af(-)<text:line-break/>fin que apres son departement il en fust per<text:line-break/>petuelle memoire en la ville de Florence.<text:line-break/>Si commencerent a bien ord(o2)ner leurs be<text:line-break/>soignes ensemble quilz composerent que le<text:line-break/>landemain au matin ilz luy viendroient os<text:line-break/>ter ses brayes deu(a2)t tout le peuple et sans<text:line-break/>ce quil sen apparceust. Si c(o2)menca massin<text:line-break/>a dire a ses deux compaignons. Lung de<text:line-break/>vous se mectra dessoubz le marchepied du<text:line-break/><text:span text:style-name="pb">[f. 119v]</text:span><text:line-break/><text:soft-page-break/>iuge (et) luy aualera tout bellem(e2)t ses braies<text:line-break/>par deux petites courroyes qui y pendent (sol)<text:line-break/>car le marchepie du iuge estoit fendu (sol) (et) par<text:line-break/>entre deux ays on y pouoit bien mectre son<text:line-break/>bras iusques aux esselles. Apres dist mas<text:line-break/>sin. Nous deux autres le prendrens par<text:line-break/>chascun son coste en faignant luy compter<text:line-break/>noz causes et disant. Monseigneur cestuy<text:line-break/>cy ma descobe telle chose. Et pareillement<text:line-break/>tu luy diras. Mon seigneur ce a este luy (q2)<text:line-break/>a prins en ma maison mes houseaulx. Et<text:line-break/>par ainsi quant nous le tiendrons par chas<text:line-break/>cun son coste il se leuera aucunement pour<text:line-break/>nous demander et examiner de noz causes<text:line-break/>Et alors celluy qui sera desoubz le marche<text:line-break/>pied luy fera deualer ses brayes ius(q1)s aux<text:line-break/>tallons (sol) et en ce point se accorderent tous<text:line-break/>ensemble. Adoncques quant vint le lende<text:line-break/>main ilz sen vindr(e2)t bien matin en la court<text:line-break/>eulx troys ou il ny auoit encores personne<text:line-break/>dont lung se mist dessoubz le marchepie ain<text:line-break/>si comme ilz lauoyent deuise affin que per(-)<text:line-break/>sonne te le veist. Et quant le iuge sut arri<text:line-break/>ue et assis en chaier (sol) et que la multitude du<text:line-break/>peuple fut assemblee massin vint prendre le<text:line-break/>iuge du coste dextre (sol) et son compaignon ry<text:line-break/>bois du coste senestre. Et puis massin c(o2)(-)<text:line-break/>menca a dire si effrayement. Sire sire (sol) t(a2)t<text:line-break/>hault quil pouoit cryer (sol) ie vous requier po<text:span text:style-name="T1009">r</text:span><text:line-break/>dieu iustice. Deez la vng larron qui ma des<text:line-break/>robe mes houseaulx na pas deux iours (sol) et<text:line-break/>les ay congneuz ou il les faisoit ressumeler<text:line-break/>ie vous prye sire que deuant qui sen voyse<text:line-break/>vous me les faciez rendre. Et rybois c(o2)<text:line-break/>menca a crier dautre part aussi hault (q1) mas<text:line-break/>sin. Ha monseigneur ne le croyez pas : car<text:line-break/>cest luy qui ma desrobe et ma emble ma ma<text:line-break/>le (sol) et de paour que ie ne luy demande riens<text:line-break/>il fait sa demande de vngz houseaulx que ie<text:line-break/>ay passe a vng an en ma maison (sol) et si vous<text:line-break/>ne me croyez de ceste chose ie vous amene<text:line-break/>ray resmoings qui ont veu prendre ma ma<text:line-break/>le ie ne men croy que a la grosse tripiere ma<text:line-break/>voysine (sol) et a vng bon homme qui maine<text:line-break/>vng asne qui ostoit les ordures de nostre<text:line-break/>rue. Et le iuge vit que tous deux cryoient<text:line-break/>si fort se leua sur piedz et se dressa pour les<text:line-break/>examiner lung apres lautre (sol) pource quil ne<text:line-break/>entendoit point lears paroles. Et maten<text:line-break/>tin lautre compaignon qui estoit dessoubz<text:line-break/><text:soft-page-break/>le marchepied aduisa temps c(o2)uenable po<text:span text:style-name="T1010">r</text:span><text:line-break/>tirer ses brayes (sol) mist ses mains (p3) la fanda<text:line-break/>ce des ays et happa les cordelettes qui pen<text:line-break/>doient : car il nauoit point de chausses ata<text:line-break/>chees (sol) (et) roidement tira les braies qui deua<text:line-break/>lerent en bas iusques aux tallons. Et le<text:line-break/>iuge pource quil nauoit pas les cuisses gros<text:line-break/>ses en coulerent plus tost. Adonc luy est(a2)t<text:line-break/>debout (et) sentent ses brayes aualer fut tout<text:line-break/>esbahy dont venoit cela et qui luy pouoit a(-)<text:line-break/>uoir tire ses brayes. Et luy tout honteux<text:line-break/>c(o2)menca a se seoir et recouurir ses genoux<text:line-break/>de sa robe (sol) mais elle estoit trop courte : car<text:line-break/>chascun veoit ses brayes aualees iusques<text:line-break/>aupres des tall(o2)s d(o2)t chascun se mocquoit<text:line-break/>et ryoit. Et massin et ryhois qui tenoient<text:line-break/>sire iuge des deux costez cryoient fort en di<text:line-break/>sant. Mon seigneur ne me faictes point de<text:line-break/>tort ouurez nous la voie de raison et de ius<text:line-break/>tice : car ie scay bien que vous vous en vou<text:line-break/>les aller ailleurs (sol) et en ceste cite on ne don(-)<text:line-break/>ne point libelle de si petite chose. Et en ces<text:line-break/>paroles rybois (et) massin tindrent si longue<text:line-break/>ment le iuge par les deux costes de sa robe<text:line-break/>que tous ceulx qui en la court estoi(e2)t appar<text:line-break/>ceurent ses brayes cheutez sur ses tallons<text:line-break/>qui estoient toutes charb(o2)nees par dehors<text:line-break/>et saffrennees par dedans. Adonc maten<text:line-break/>tin qui estoit dessoubz le marchepied du iu(-)<text:line-break/>ge qu(a2)t il vit que chascun le pouoit bien ve<text:line-break/>oir tout bellement se partit et sen alla sans<text:line-break/>estre apparceu daucun. Et quant les deux<text:line-break/>autres virent quilz enrent assez fait de mes<text:line-break/>chief au iuge (sol) massin le laissa (et) le commenca<text:line-break/>a menacer et a dire. Je prometz a dieu sire<text:line-break/>iuge que ie vous accuseray au baillis puis (q1)<text:line-break/>vous ne me voulez faire bonne et briefue<text:line-break/>iustice de ce larron que iay accuse en vostre<text:line-break/>presence (sol) (et) lautre aussi le laissa (et) eulx troys<text:line-break/>ensemble sen allerent le plus tost quilz peu<text:line-break/><text:span text:style-name="pb">[f. 120r]</text:span><text:line-break/>rent. Ce apres quilz sen furent allez mai(-)<text:line-break/>stre iuge ne sceut si bien iouer que deuant<text:line-break/>tout le monde il ne haul sast ses brayes tou<text:line-break/>tes breneuses ainsi comme sil ne fist que le<text:line-break/>uer de son lict (sol) puis apres demanda que es<text:line-break/>toient deuenuz ces deux plaideurs de hou<text:line-break/>seaulx et de la malle. Et quant il scent que<text:line-break/>ilz nestoient plus au lieu il sapparceut bien<text:line-break/>quilz auoyent fait faire la finesse. Si iura<text:line-break/><text:soft-page-break/>les boyaulx dieu quil enquerroit (et) scauroit<text:line-break/>se cestoit la coustume de flor(e2)ce de oster les<text:line-break/>braies au iuge en son siege iudicatoire. Si<text:line-break/>sen partit dilec et le vint dire a son maistre<text:line-break/>monseigneur le baillif (sol) et luy compta toute<text:line-break/>la maniere (sol) lequel en fut moult dolent (et) ma<text:line-break/>ry et iura quil en feroit la rayson. Lors les<text:line-break/>bourgoys de la ville de florence luy com(e2)(-)<text:line-break/>cerent a dire quilz nanoyent point acoustu<text:line-break/>me que en leur noblecite on amenast aucun<text:line-break/>iuge quil ne fust honneste et saige pour dis<text:line-break/>puter de leurs causes (sol) mais il leur auoit<text:line-break/>amene vng iuge mal habitue et tout ydiot (sol)<text:line-break/>mal vestu et deshonneste (sol) et quil auoit ame<text:line-break/>ne ce iuge la pour ce (q2)l en auoit eu meilleur<text:line-break/>marchie que dung plus saige homme. Et<text:line-break/>le baillif oy(a2)t ces paroles pour son h(o2)neur<text:line-break/>se teut et ne proceda point plus auant en la<text:line-break/>matiere (et) demoura la chose a neant (sol) et puis<text:line-break/>sen alla sire iuge a tout ses brayes.</text:p>
      <text:p text:style-name="P1011"><text:span text:style-name="T1012">E</text:span>N ceste nouuelle est m(o2)stre le pe<text:line-break/>chie dauarice comme par couuoi<text:line-break/>tise de auoir meilleur marchie de<text:line-break/>aucune chose on na riens qui vaille (sol) et pert<text:line-break/>on le plus pour le moins. Apres y est mon<text:line-break/>stre comme on en vient a grant deshoneur<text:line-break/>et acquiert on mauluaise renommee. Fina<text:line-break/>blement y est monstre comme la personne (q2)<text:line-break/>va en aucun lieu honneste doit estre saige (et)<text:line-break/>prudent en ses faitz (et) tenir grauite selon le<text:line-break/>statut (et) la charge quon luy baille (sol) par quoy<text:line-break/>quant il est non scient et inhabille a ce faire<text:line-break/>le maistre et le seruiteur en sont tous deux<text:line-break/>des honnourez comme il est apparu en ceste<text:line-break/>mesme nouuelle.</text:p>
      <text:h text:style-name="Titre1" text:outline-level="1">(ipdm) Cy ensuit la. lxx vi. nouuelle<text:line-break/>Comptee par Philomene sur la<text:line-break/>huytiesme iournee d(o2)t Laurette<text:line-break/>est royne.</text:h>
      <text:p text:style-name="figure">&lt;image&gt;</text:p>
      <text:p text:style-name="P1013"><text:span text:style-name="T1014">P</text:span>Vis que nous auons enc(o2)men<text:line-break/>ce de parler sur ceste huytresme<text:line-break/>iournee daucunes deceu(a2)ces que<text:line-break/>font les hommes aux femmes ainsi quil a<text:line-break/>pleu a dame Laurette de no<text:span text:style-name="T1015">9</text:span><text:s/>imposer ceste<text:line-break/>matiere ou quelque autre. Jay estudie et a<text:line-break/>prins vne nouuelle c(o2)sonnate aux premie(-)<text:line-break/><text:soft-page-break/>res imposee sur ceste iournee (sol) par quoy sil<text:line-break/>vous plaist tous de moy escouter ie la vo<text:span text:style-name="T1016">9</text:span><text:line-break/>compteray en la maniere qui sensuit.</text:p>
      <text:h text:style-name="Titre2" text:outline-level="2">(ipdm) La forme de la nouuelle.</text:h>
      <text:p text:style-name="P1017"><text:span text:style-name="T1018">N</text:span>Agaires en nostre cite de floren<text:line-break/>ce demouroit vng gentil homme<text:line-break/>nomme Oliuier maillart (sol) lequel<text:line-break/>estoit homme de grant et noble lignaige de<text:line-break/>mouront au pres de leglise sainct Jehan.<text:line-break/>Aduint (q1) cestuy noble h(o2)me alla sus vug<text:line-break/>barbier pour faire sa barbe ainsi c(o2)me gens<text:line-break/>ont de coustume de faire aux festes pour<text:line-break/>estre plus honneste et plaisant aux gens de<text:line-break/>bien auec qui il conuersoit. Or aduint que<text:line-break/><text:span text:style-name="pb">[f. 120v]</text:span><text:line-break/>cestuy barbier auoit vne moult belle fem(-)<text:line-break/>me espousee (sol) Laquelle faisoit la barbe a ce(-)<text:line-break/>stuy gentil homme qui auoit les mains si<text:line-break/>doulces (et) si soupples pour le mestier (sol) pour<text:line-break/>bien peigner et pour moullier que merueil<text:line-break/>les. Ceste femme icy estoit aussi duite a fai<text:line-break/>re la barbe que le meilleur barbier de Flo(-)<text:line-break/>rence. Lors voyant cestuy gentil homme<text:line-break/>que ceste femme estoit si propre (et) luy faisoit<text:line-break/>sa barbe si Doulcement commenca a estre<text:line-break/>embrase du feu Damours enuers elle tant<text:line-break/>que nuyt et iour il ne dormoit. Si pense<text:line-break/>comme il pourroit paruenir a son amour.<text:line-break/>Et de fait de puis la piemiere foys quelle<text:line-break/>luy eut fait sa barbe (sol) cestuy cheualier ne se<text:line-break/>passoit point vng iour sans aller veoir ce(-)<text:line-break/>ste barbiere en luy monstrant plusieurs si<text:line-break/>gnes damours (sol) ainsi comme font ieunes<text:line-break/>gens qui sont amoureux daucunes ieunes<text:line-break/>femmes. Cestuy Oliuier de plus en plus<text:line-break/>fut embrase damours enuers ceste femme :<text:line-break/>Car tant plus alloit en auant (et) tant plus<text:line-break/>lamour croyssoit a loccasion de ce quil ve(-)<text:line-break/>noit chascun iour la veoir en sa maison.<text:line-break/>Par quoy il ne se peut plus tenir de luy di(-)<text:line-break/>re la douleur quil souffroit pour elle. Et<text:line-break/>ainsi comme il estoit venu vne foys entre<text:line-break/>les autres la trouua seule (sol) pour ce que son<text:line-break/>mary estoit alle sus les champs pour soy<text:line-break/>esbatre a prendre des oyseaulx ainsi com(-)<text:line-break/>me ont de coustume les barbiers qui aux<text:line-break/>simples iours nont gaires a besoigner (sol) et<text:line-break/>pour ce mectent leur estudie a aller prendre<text:line-break/>leur desduyt aux champs. Lors quant ces<text:line-break/><text:soft-page-break/>tuy Oliuier se sentit tout seul auecques el<text:line-break/>le luy commenca a dire la douleur de sa ma<text:line-break/>ladie en luy disant. Dame si vous plaisoit<text:line-break/>de moy escouter ie seroye grandement tenu<text:line-break/>enuers vous. Adoncques respondit la da<text:line-break/>me quelle lescouteroit voulentiers en bien<text:line-break/>et en honneur. Puis luy dist oliuier. Cer<text:line-break/>tes dame il fault que mon cueur se declaire<text:line-break/>a vous : Car il ne peut plus porter la dou<text:line-break/>leur ne la misere de sa maladie. Pour la<text:line-break/>quelle chose ie vo<text:span text:style-name="T1019">9</text:span><text:s/>prye tant comme ie puis<text:line-break/>quil vous plaise vous consentir et macco(-)<text:line-break/>der la chose que ie vous vueil demander.<text:line-break/>Cestassauoir (sol) que se ie nay aucun plaisir da<text:line-break/>mours auecques vous (sol) ie cuide brief que ie<text:line-break/>mouray (sol) Car iay endure pour vous plus<text:line-break/>que iamais homme chrestien nendura pour<text:line-break/>personne. D(o2)cie vous prye que vous me<text:line-break/>vueilez donner vostre amour (sol) (et) ie me soub<text:line-break/>mectz a vostre voulente pour faire ce quil<text:line-break/>vous plaira de moy commander en vous<text:line-break/>gardant vostre honneur et vostre renom(-)<text:line-break/>mee. La femme oyant ces paroles fut fort<text:line-break/>troublee et esbahye (sol) car elle auoit este nou(-)<text:line-break/>uellement mariee et ne scauoit encores que<text:line-break/>cestoit que damour (sol) par elle se excusa h(o2)nes<text:line-break/>tement et luy dist. Oliuier ie vous ayme<text:line-break/>autant que pesonne du m(o2)de a vous faire<text:line-break/>plaisir et seruice en toutes choses licites et<text:line-break/>honnestes (sol) mais en celle chose que vo<text:span text:style-name="T1020">9</text:span><text:s/>me<text:line-break/>demandez ie ne my congnois point (sol) ne aus<text:line-break/>si iamais ne my consentiroye : car iay mon<text:line-break/>mary aussi h(o2)neste que vous qui ne seroit<text:line-break/>pas content se ie me habandonnoye a telle<text:line-break/>chose faire. Lors oliuier fut volent et mar<text:line-break/>ry en cueur de la response de celle femme (sol) et<text:line-break/>sane plus mot dire se partit et sen alla par<text:line-break/>desplaisance bien tost apres a plus de cin(-)<text:line-break/>quante lieues de Florence pour passer son<text:line-break/>dueil et sa melencolye. Et y fut lespasse de<text:line-break/>deux ou de troys ans. Et au bout de trois<text:line-break/>ans sen reuint a florence. Et pour ce que il<text:line-break/>y auoit long temps quil nauoit veu sa fem<text:line-break/>me ne ses enfans (sol) ne ses parens et amys.<text:line-break/>Auoit achapte enuir(o2) de quatre a cinq aul<text:line-break/>ne de dray de veloux pour faire vne robe a<text:line-break/>sa femme pour sa bien venue affin quil fust<text:line-break/>mieulx receu et quelle luy fist bonne chiere<text:line-break/>et en passant parmy la ville de florence luy<text:line-break/>souuint encores de ceste belle barbiere (sol) et<text:line-break/><text:soft-page-break/>sen vint son veloux soubz son esselle pont<text:line-break/>faire sa barbe sus elle. Et quant il la vit il<text:line-break/>fut plus rauy damours (q2)l nauoit oncques<text:line-break/>en sa vie este pour sa beaulte. Si la salua (et)<text:line-break/>baisa moult doulcement. Puis luy dist<text:line-break/>que il vouloit que elle luy fist sa barbe (sol)<text:line-break/><text:span text:style-name="pb">[f. 121r]</text:span><text:line-break/>Laquelle incontinent print vng rasouer (et)<text:line-break/>la luy fist (sol) (et) en la faignant luy compta com<text:line-break/>me par elle il sen estoit party de la ville de<text:line-break/>florence (sol) et que se cestoit son plaisir de faire<text:line-break/>la voulente quil aymoit mieulx que iamais<text:line-break/>nauoit fait. Laquelle luy respondit quelle<text:line-break/>nen feroit riens. Et lors luy commenca a<text:line-break/>promestre plusieurs dons comme or et ar<text:line-break/>gent (sol) robes (sol) ioyaulx (et) plusieurs autres cho<text:line-break/>ses (sol) laquelle tout refusa (sol) et apres plusieurs<text:line-break/>paroles luy dist. Dame veez cy pour cin(-)<text:line-break/>quante escus dor de veloux que ie vous d(o2)<text:line-break/>ne et me faictes le plaisir que ie vous dem(a2)<text:line-break/>de. Lors la barbiere enuieuse (et) couuoyteu<text:line-break/>se dauoir celle belle piece de veloux (sol) inconti<text:line-break/>nant sans plus plaider si accorda (sol) mais dist<text:line-break/>elle ie vous requier que la chose vous tenez<text:line-break/>secrete : car ainsi comme vous scauez ie suis<text:line-break/>de noble ligaige (sol) et si ay mon mary qui est<text:line-break/>honneste homme (sol) par quoy sil estoit sceu ie<text:line-break/>seroye villennee (et) desh(o2)noree a tousiours<text:line-break/>mais. Adoncques Dliuier luy ottroya (q1)<text:line-break/>iamais nen ouureroit la bouche pour en par<text:line-break/>ler (sol) puis luy bailla son veloux et luy dist.<text:line-break/>Tenez faictes en ce quil vous plaira. A(-)<text:line-break/>doncques le print et le mist dedans son cof<text:line-break/>fre (sol) et apres le fist monter en sa chambre (sol) et<text:line-break/>eulx deux ensemble prindrent du desduit et<text:line-break/>plaisance tant (q2)lz voulurent iusques a heu<text:line-break/>re competente quelle sceut que son mary de<text:line-break/>uoit reuenir. Et quant il fut temps de par<text:line-break/>tir Oliuier print congie delle puis sen alla<text:line-break/>et en sen allant commenca a penser que il a<text:line-break/>uoit perdu son veloux (sol) dont luy en faisoit<text:line-break/>grant mal. Et mauldissoit leure que onc(-)<text:line-break/>ques luy auoit baille (sol) pour laquelle cause il<text:line-break/>sen vint tout courrouce a son logis. Et<text:line-break/>quant vint a soupper le paige regarda son<text:line-break/>maistre (et) veit quil faisoit mauluaise chiere<text:line-break/>et souspiroit tres fort. Si commenca a de(-)<text:line-break/>mander a son maistre quil auoit et sil estoit<text:line-break/>malade. Lors le maistre luy respondit quil<text:line-break/>nauoit riens et ne luy vouloit point dire :<text:line-break/><text:soft-page-break/>Car il auoit paour quil ne lacusast enuers<text:line-break/>sa femme. Le paige voyant que son mastre<text:line-break/>ne pouoit de rechief voyre ne m(a2)gier (sol) et gec<text:line-break/>toit encores plusieurs souspirs a loccasion<text:line-break/>quil auoit perdu cestuy veloux (sol) Ne se peut<text:line-break/>tenir de linterroguer (q2)l auoit en luy disant<text:line-break/>Maistre dictes moy se il vous plaist quel<text:line-break/>ennuy vous auez (sol) et se ie puis ie y mettray<text:line-break/>remede. Adoncques Oliuier voyant son<text:line-break/>paige qui fort linterroguoit ne se peut tenir<text:line-break/>quil ne luy comptast sa male fortune (sol) et luy<text:line-break/>dist toute la maniere comment il auoit bail<text:line-break/>le son veloux a ceste dicte barbiere. A donc<text:line-break/>ques le paige oyant ainsi compter son cas<text:line-break/>commenca a rire (sol) puis dist a son maistre.<text:line-break/>Si vous me voulez donner vne bonne ro<text:line-break/>be ie vous iray querir vostre veloux (sol) et au<text:line-break/>quel cas que ie ne le vous apporte ie veulx<text:line-break/>auoir les deux oreilles couppees (sol) Et son<text:line-break/>maistre luy resp(o2)dit ainsi. Se tu me veulx<text:line-break/>promectre de le me apporter ie te promectz<text:line-break/>que tu auras vne bonne robe. Adoncques<text:line-break/>le paige demanda a son maistre vng grant<text:line-break/>blanc (sol) et son maistre luy bailla. Et quant<text:line-break/>il eut y sen alla en la maison du barbier ou<text:line-break/>son maistre auoit fait sa barbe. Et quant il<text:line-break/>vint a lhuys dudit barbier il heurta ferme<text:line-break/>ment. Lors le barbier oyant heurter a son<text:line-break/>huys demanda qui cestoit. Et le paige res<text:line-break/>pondit que cestoit le paige de Oliuier mail<text:line-break/>lart. Et quant le barbier ouyt le paige qui<text:line-break/>congnoissoit bien ledit barbier fut tout es(-)<text:line-break/>bahy : Car il y auoit long temps que il nen<text:line-break/>auoit oy parler (sol) si luy fist ouurir lhuys et le<text:line-break/>fist monter en sa chambre ou il estoit. Et<text:line-break/>puis luy demanda quil vouloit. Et le pai(-)<text:line-break/>ge luy dist. Mon maistre se recommande a<text:line-break/>vous et vous prye que vous luy enuoyez<text:line-break/>son veloux quil auoit laisse pour gaige de<text:line-break/>sa barbe a loccasion (q2)l nauoit point de m(o2)(-)<text:line-break/>noye (sol) et veez la vng grant blanc quil vou(-)<text:line-break/>enuoye. Quoy ce dist le barbier a sa femme<text:line-break/>Auez vous retenu son veloux pour gaige<text:line-break/>de sa barbe (sol) que de fieure quartaine soyez<text:line-break/>vous espousee. Et comm(e2)ca fort et ferm<text:line-break/>a tencer sa femme (sol) puis luy dist quelle luy<text:line-break/>baillast. Lors la femme dist a son mary<text:line-break/><text:span text:style-name="pb">[f. 121v]</text:span><text:line-break/>Je ne lauoye point prins pour gaige (sol) mais<text:line-break/>il mauoit prye que ie luy gardasse. Adonc(-)<text:line-break/><text:soft-page-break/>ques la femme bailla le veloux au paige (sol) le<text:line-break/>quel le print (et) sen retourna fort ioyeux vers<text:line-break/>son maistre (sol) lequel luy donna vne bonne ro<text:line-break/>be (sol) et aussi lauoit il bien gaignie. Puis c(o2)p<text:line-break/>ta a son maistre la maniere comme il lauoit<text:line-break/>eu (sol) et comme le barbier auoit tence sa fem(-)<text:line-break/>me (sol) dont Oliuier se print a rire (sol) et apres se<text:line-break/>mocqua delle et compta la finesse a chascun</text:p>
      <text:p text:style-name="P1021"><text:span text:style-name="T1022">E</text:span>N ceste nouulle est monstre com<text:line-break/>me par vne des mausdictes bran<text:line-break/>ches du pechie dauarice nommee<text:line-break/>couuoitise on est souuent deceu et trompe.<text:line-break/>Apres y est monstre comme par celle bran<text:line-break/>che on chiet en vng autre pechie mortel (sol) cest<text:line-break/>luxure. Comme il appert de la barbiere qui<text:line-break/>par couuoitise print le veloux du gentil h(o2)<text:line-break/>me et se habandonna au pechie de luxure<text:line-break/>pour gaignier le veloux. Finablement est<text:line-break/>demonstre comme elle en fut deceue a la<text:line-break/>parfin. Et ainsi iamais chose (q1) on acquiert<text:line-break/>par couuoitise ne porta iamais a nul prouf<text:line-break/>fit (sol) mais dommaige et deshonneur.</text:p>
      <text:h text:style-name="Titre1" text:outline-level="1">(ipdm) Cy apres ensuit la. lxx vii.<text:line-break/>nouuelle comptee par pampinee<text:line-break/>sur la huytiesme iournee (sol) dont<text:line-break/>Laurette est royne.</text:h>
      <text:p text:style-name="figure">&lt;image&gt;</text:p>
      <text:p text:style-name="P1023"><text:span text:style-name="T1024">E</text:span>N tandis que Philostrace a reci<text:line-break/>te sa nouuelle (sol) laquelle na point<text:line-break/>despleu a la compaignie (sol) iay leu (et)<text:line-break/>studie en plusieurs lieux tant en loix com(-)<text:line-break/>me en decret (sol) mais ie ny ay point trouue de<text:line-break/>matiere propice a nostre ocuure (sol) Mais iay<text:line-break/>leu en vng liure de vng poete nomme vir<text:line-break/>gille (sol) auquel iay longuement estudie pour<text:line-break/>trouuer matiere (sol) laquelle iay trouuee pour<text:line-break/>le present. Et pour tenir tousiours ordre (sol)<text:line-break/>ie vueil compter dung escollier demourant<text:line-break/>a Florence et dune femme vefue comme il<text:line-break/>sensuit.</text:p>
      <text:h text:style-name="Titre2" text:outline-level="2">(ipdm) La forme de la nouuelle.</text:h>
      <text:p text:style-name="P1025"><text:span text:style-name="T1026">N</text:span>A pas long temps que en nostre<text:line-break/>cite de Florence auoit vne moult<text:line-break/>belle ieune femme vefue n(o2)mer<text:line-break/>Helaine (sol) laquelle estoit extraicte de noble<text:line-break/>lignee assez competamm(e2)t riche des biens<text:line-break/><text:soft-page-break/>de fortune. Ceste ieune dame pour quel<text:line-break/>que chose que ses parens (sol) cousins et amys<text:line-break/>luy sceussent dire (sol) elle ne se voulut point re<text:line-break/>marier aloccasion quelle estoit amoureuse<text:line-break/>dung beau iouuenceau quelle auoit esleu a<text:line-break/>son plaisier. Dame Helaine d(o2)cques vef<text:line-break/>ue de son premier mary se despescha de ses<text:line-break/>parens et se excusa enuers eulx le mieulx (q1)<text:line-break/>elle peut. Et apres elle se donna du bon<text:line-break/>temps auec(q1)s ledit iouuencau par le moy(-)<text:line-break/>en dune sienne chamberiere quelle auoit en<text:line-break/>qui elle se fioit. Mais ce pendant aduint<text:line-break/>que vng ieune escolier nouuellement venu<text:line-break/>des escolles de paris n(o2)me Regniet natif<text:line-break/>de nostre cite de florence (sol) lequel estoit noble<text:line-break/>homme (sol) (et) auoit si bien estudie (q2)l estoit tenu<text:line-break/>pour vng des grans clercs de Florence.<text:line-break/>Et scauoit tous les sept ars liberaulx (sol) par<text:line-break/>quoy il congnoissoit les causes des choses<text:line-break/>mondaines et diuines. Car vous deuez<text:line-break/>scauoit que telles sciences sont propres a<text:line-break/>nobles hommes. Cestuy Regnier estoit<text:line-break/>doulx et courtoys et amiable a toutes g(e2)s<text:line-break/>Par quoy ceulx de Florence lay moient (sol)<text:line-break/>mais il aduient souuent que ceulx qui ont<text:line-break/><text:span text:style-name="pb">[f. 122r]</text:span><text:line-break/>plus grant congnoissance des choses que<text:line-break/>ilz sont plus tost sourprins damours que<text:line-break/>nulz autres. Aduint vng iour que deuant<text:line-break/>la maison de cestuy regnier estoit vne feste<text:line-break/>parquoy vng chascun sestoit venu esbatre<text:line-break/>pour dancer et passer t(e2)ps ainsi que ieunes<text:line-break/>gens qui sont ioyeux voulentiers se vont<text:line-break/>esbatre. Or estoit venue dame helaine a<text:line-break/>ceste feste vesfue du re belle robbe de noir<text:line-break/>ainsi comme les autres femmes veufues<text:line-break/>de florence auoient de coustume de porter<text:line-break/>Cestuy regnier voyant dame helaine dan(-)<text:line-break/>cer luy sembla selon le iugement delle (q1)lle<text:line-break/>estoit plus plaine de plaisance mondaiue (q1)<text:line-break/>nulle autre femme qui en la ville de flor(e2)ce<text:line-break/>eust iamais este. Si pensa regnier que cel<text:line-break/>luy qui la pourroit tenir nue entre ses bras<text:line-break/>seroit bien eureux. Si la c(o2)menca a regar<text:line-break/>der dung ardant regard amoureux t(a2)t que<text:line-break/>son cueur fut c(o2)traint (et) esmeu daimer ceste<text:line-break/>dame. Si pensa a luy mesmes que gr(a2)des<text:line-break/>besongnes ne peuent estre acheuces sans<text:line-break/>trauail. Et pource il proposa de soy dispo(-)<text:line-break/>ser a tout labour en mettant paine de com(-)<text:line-break/><text:soft-page-break/>plaire a ceste dame affin que en lui complai<text:line-break/>sant il acquist son amour (sol) (et) (q1) apres il eust<text:line-break/>aucun plaisir delle (sol) mais helaine (q2) ne tour<text:line-break/>noit point ses yeulx vers la terre (sol) mais re(-)<text:line-break/>gardoit puis ca (sol) puis la. Et artificiellem(e2)t<text:line-break/>elle congnoissoit ceulx qui plus la couuoi(-)<text:line-break/>toient et se delectoient a elle en la regard(a2)t<text:line-break/>Adonc voyant cestuy regnier (q2) fort lauoit<text:line-break/>regardee (sol) c(o2)m(e2)ca la dame a dire en soy mes<text:line-break/>mes. Je ne suis pas venue icy pour neant<text:line-break/>ou ie suis deceue (sol) car iay prins vng plumet<text:line-break/>par le nez. Et adonc helaine c(o2)menca a re<text:line-break/>garder regnier du coing de loeil faingnant<text:line-break/>de luy monstrer semblant de laymer. Et la<text:line-break/>dame pensant a soy mesmes (q1) tant pl<text:span text:style-name="T1027">9</text:span><text:s/>elle<text:line-break/>regarderoit de ca (et) de la (sol) tant plus attrete<text:line-break/>roit par son regard plusieurs hommes a sa<text:line-break/>beaulte (sol) mais regardoit souuent le iouuen<text:line-break/>sel a qui premierement elle auoit donne sa(-)<text:line-break/>mour. Et le sage escollier laissant to<text:span text:style-name="T1028">9</text:span><text:s/>pen<text:line-break/>semens de philosophie (sol) dune part tourna<text:line-break/>sa science (et) son courage a aymer dame helai<text:line-break/>ne (sol) (et) pour luy cuider complaire commenca<text:line-break/>de frequenter (et) passer souuent par deu(a2)t la<text:line-break/>maison de dame helaine (sol) (et) par diuerses cau<text:line-break/>ses il trouuoit souuent couleurs et occasi(-)<text:line-break/>ons de passer par deu(a2)t elle. Ceste femme<text:line-break/>soy glorifiant en vain pour cause quelle m(o2)<text:line-break/>stroit a cest escollier que bien voul(e2)tiers le<text:line-break/>verroit (et) pleroit a luy. Et pour ce regnier<text:line-break/>alla (et) vint tant pardeuant la maison de la<text:line-break/>femme quil trouua la maniere de parler a<text:line-break/>la seruante de la dame (sol) et luy magnifesta<text:line-break/>son amour (sol) et puis il luy dist (et) pria que elle<text:line-break/>fist tant auec sa dame quil eust sa b(o2)ne gra<text:line-break/>ce (et) amour. La chamberiere voyant cestui<text:line-break/>escollier honneste luy promist franchem(e2)t<text:line-break/>(et) de bon courage que elle annonceroit la(-)<text:line-break/>mour de luy a sa dame (sol) et de fait luy dist et<text:line-break/>compta tout ce que le ieune escollier luy a(-)<text:line-break/>uoit dit. Adonc la dame oyant sa seruante<text:line-break/>dire ses parolles c(o2)menca a rire (et) dist. Va<text:line-break/>seruante va (sol) ne as tu pas bien aduise que<text:line-break/>cestuy escollier est venu perdre sa science (q2)l<text:line-break/>auoit apportee de paris en ceste ville. Fai<text:line-break/>sons doucques la chose (et) luy donnons ce<text:line-break/>que il quiert (sol) si luy diras (q1) toutes les foys<text:line-break/>quil parlera a toy que ie layme plus (q1) moy<text:line-break/>mesme (sol) mais il me conuient garder mon<text:line-break/>h(o2)neur affin que ie puisse aller a front des(-)<text:line-break/><text:soft-page-break/>couuert auecques les autres femmes de<text:line-break/>florence. Et pourtant sil est ainsi prudent<text:line-break/>comme il me semble il me doit tenir plus<text:line-break/>chiere (et) mieulx aymer (sol) pour ce que ie garde<text:line-break/>mon honneur. Pas mesch(a2)te femme se tu<text:line-break/>scauoyes que cest de soy mettre en la ser(-)<text:line-break/>maille des escolliers iamais tu ne diroies<text:line-break/>ne ne faindroyes de aymer escollier (sol) mais<text:line-break/>aymeroyes de tout ton cueur. Puis apres<text:line-break/>la ch(a2)beriere rencontra lescollier (et) luy dist<text:line-break/>ce que sa b(o2)ne maistresse luy auoit enchar(-)<text:line-break/>ge et entoint. Pour laquelle cause lescol(-)<text:line-break/>lier comme moult lie (et) fort ioyeux proceda<text:line-break/>plus auant par moult doulces prieres en<text:line-break/>escriuant plusieurs sortes de lettres (sol) (et) en luy<text:line-break/>enuoyant plusieurs bagues (et) ioyaulx. Et<text:line-break/><text:span text:style-name="pb">[f. 122v]</text:span><text:line-break/>tout ce que lescollier luy enuoyoit la dame<text:line-break/>le retenoit (sol) mais elle ne rendoit point dau<text:line-break/>tres responses que celles quelle auoit dic<text:line-break/>tes a sa chamberiere (sol) et lescollier fut tenu<text:line-break/>en ceste pasture longuement. Et finable(-)<text:line-break/>ment la dame descouurit ses paroles a son<text:line-break/>premier aymant lequel sen courrouca et en<text:line-break/>print en soy vne branche de ialousie (sol) mais<text:line-break/>affin que elle luy monstrast que a tort il la<text:line-break/>uoit suspecti(o2)nee fist soliciter lescollier par<text:line-break/>sa chamberiere (sol) et luy dist. Dy a regnier (q1)<text:line-break/>ie nay eu temps ne espace de lui faire ancun<text:line-break/>plaisir et seruice depuis que iay apparceu (q1)<text:line-break/>il estoit amoureux de moy (sol) mais que aux<text:line-break/>festes de noel prouchain venant ie espere de<text:line-break/>luy faire aucun plaisir (et) que ie lenuoyeray<text:line-break/>querir. Lescollier oyant ces parolles fut<text:line-break/>fort ioyeux. Si vint au iour que la dame<text:line-break/>lenuoya querir (sol) et la seruante qui lamenoit<text:line-break/>le fist entrer au vergier de la dame (sol) lequel es<text:line-break/>toit bien ferme de grosse (et) grande muraille<text:line-break/>et luy dist quil attendist la dame audit ver(-)<text:line-break/>gier. Lors la dame qui auoit fait venir son<text:line-break/>premier aymant en celluy mesmes soir luy<text:line-break/>exposa tout ce quelle vouloit faire en celle<text:line-break/>nuyt (sol) et luy dist. Tu pourras veoit main<text:line-break/>tenant c(o2)me iayme celluy dont tu mas sus<text:line-break/>pectionnee folement. Adonc laymant oy(-)<text:line-break/>ant les parolles de sa dame fut fort ioyeux<text:line-break/>et couuoita veoir celle chose que la dame<text:line-break/>luy explicquoit en paroles. Et dauanture<text:line-break/>le iour deuant auoit treffort neige que tou<text:line-break/>te la terre estoit couuerte de neige (sol) parquoy<text:line-break/><text:soft-page-break/>lescollier attendant la dame en ce vergier<text:line-break/>sentoit grant froidure (sol) mais pour la grant<text:line-break/>amour de ceste dame il souffroit paci(e2)ment<text:line-break/>le froit. La dame dist doncques a son ay(-)<text:line-break/>mant. Allons nous deux en ma chambre<text:line-break/>et par vne fenestre tu verras celluy de qui<text:line-break/>tu es ialoux (et) escouterons ce quil dira a<text:line-break/>ma seruante laquelle iay enuoyee parler a<text:line-break/>luy. Apres ce doncques quilz fur(e2)t venus<text:line-break/>en la chambre ilz sapproucherent de la fenes<text:line-break/>tre (et) ouyrent la chamberiere qui disoit ainsi<text:line-break/>a lescollier. Dregnier (sol) certes ma dame<text:line-break/>est dolente plus que nulle autre f(e2)me (sol) car<text:line-break/>en cestuy soir est venu vng de ses freres<text:line-break/>soupper auecques elle (et) il ne sen veult pas<text:line-break/>encores aller et parlent ensemble en pass(a2)t<text:line-break/>temps (sol) mais ie croy que de brief il sen parti<text:line-break/>ra (sol) parquoy ma dame na peu encores venir<text:line-break/>a toy (sol) et si te prie quil ne te vueille ennuyer<text:line-break/>dattendre sa venue. Lescollier croy(a2)t celle<text:line-break/>chose respondit. Tu diras a ma dame que<text:line-break/>de moy ne luy chaille iusques a ce que elle<text:line-break/>pourra venir. La chamberiere se partit da<text:line-break/>uec lui faingn(a2)t valler a sa dame pour dire<text:line-break/>ceste response (q1) lescollier luy auoit enchar(-)<text:line-break/>gee de dire (sol) mais elle sen alla dormir (sol) et la<text:line-break/>dame (q2) tout auoit ouy par la fenestre dist<text:line-break/>a son aymant. Que diroies tu mainten(a2)t<text:line-break/>de cestuy escollier lequel tu suspectionnes<text:line-break/>que ie laymoye. P(e2)se tu a ton aduis que ie<text:line-break/>souffrisses quil endurast la dehors si grant<text:line-break/>stoit comme il fait. Lors la dame (et) son ay<text:line-break/>mant sen allerent dormir ensemble (sol) (et) eulx<text:line-break/>deux rians (et) mocquans du meschant escol(-)<text:line-break/>lier qui mouroit de froit (et) se pourmenoit<text:line-break/>par le vergier affin de soy eschauffer (sol) (et) len(-)<text:line-break/>nuyoit fort (sol) (et) mauldissoit la trop longue de<text:line-break/>mouree du frere de la dame. Et de tout ce<text:line-break/>quil oyoit en my la maison ou chat ou rat (q2)<text:line-break/>crioit ou couroit il luy sembloit que on luy<text:line-break/>vint ouurit luys pour le mettre dedans (sol)<text:line-break/>mais il esperoit vainement. Et en apres<text:line-break/>que la dame se fut esbatue auec son aym(a2)t<text:line-break/>iusques a minuyt elle dist. Mon amy que<text:line-break/>te semble il de nostre escollier (sol) ne ostes tu<text:line-break/>point la suspection que tu auoyes en ton<text:line-break/>cueur de moy. Re c(o2)gnois tu point main<text:line-break/>tenant lamour de quoy ie laymoie (sol) et se ie<text:line-break/>le aymoies ie ne luy feroye pas souffrir le<text:line-break/>froit quil endure. Or oste toute suspection<text:line-break/><text:soft-page-break/>que tu as de luy pour aucunes paroles (q1) ie<text:line-break/>ten disoyes. Lors respondit laym(a2)t. Mon<text:line-break/>cueur et mon desir ie congnois bien que il<text:line-break/>est tout ainsi c(o2)me vous le dictes. Vous<text:line-break/>estes mon bien (sol) ma delectacion (sol) toute mon<text:line-break/>esper(a2)ce. La dame dist a son aymant. Bai<text:line-break/>se moy mille foys affin que ie c(o2)gnoisse se<text:line-break/><text:span text:style-name="pb">[f. 123r]</text:span><text:line-break/>tu dys verite. Laymant estroictem(e2)t lem<text:line-break/>brassa (et) la baisa non mye mille foys (sol) mais<text:line-break/>plus de dix mille. Apres quilz eurent dit<text:line-break/>maintes parolles la dame dist a son aym(a2)t<text:line-break/>Je te en prie leuons nous et allons veoir<text:line-break/>se le feu est estaint dont cestuy nouuel ay(-)<text:line-break/>m(a2)t ardoit ainsi comme vng chascun iour<text:line-break/>il me escriuoit. Et quant ilz furent leuez<text:line-break/>du lit (et) venus a la fenestre ilz regarderent<text:line-break/>dedans le iardin (et) veirent lescollier qui le<text:line-break/>gierement dancoit au son du naquetis des<text:line-break/>dens pour la tresgrande froidure quil souf<text:line-break/>froit (sol) mais la dame et son aymant rioyent<text:line-break/>car iamais ne auoient veu de semblable d(a2)<text:line-break/>ce (sol) puis dist la dame a son aym(a2)t. Je vueil<text:line-break/>que nous deux ensemble allyons a luys d(e2)<text:line-break/>bas (sol) et escouteras ce que ie luy diray (sol) (et) par<text:line-break/>aduanture nous aurons aussi grant esbate<text:line-break/>ment a louyt parler comme nous auons a<text:line-break/>le regarder par ceste fenestre. La dame ou<text:line-break/>urit tout bellement sa chambre (et) puis se des<text:line-break/>cendirent en bas (et) sans ouurir luys du iar<text:line-break/>din par vng petit pertuys hucha la dame<text:line-break/>lescollier a basse voix. Lors lescollier oy(a2)t<text:line-break/>la dame il rendit graces a dieu (sol) car adonc il<text:line-break/>cuydoit entrer dedans lostel. Si se approu<text:line-break/>cha aupres de luys (et) dist. Veez me cy ma<text:line-break/>dame (sol) ouurez moy luys sil vous plaist (sol) car<text:line-break/>ie meurs de male rage de froit. Si luy dist<text:line-break/>la dame. Tu dys ainsi par adu(a2)ture pour<text:line-break/>ce que tu es vng trop froit h(o2)me (sol) ou pour<text:line-break/>ce que le froit est moult grant (sol) ou pource (q1)<text:line-break/>en cestuy vergier icy ou tu es est aucun pou<text:line-break/>de neige (sol) car ie scay bien que a paris les nei<text:line-break/>ges sont plus grandes quelles ne sont icy<text:line-break/>Touteffois ie ne puis (e2)cores ouurir luys<text:line-break/>car mon meschant frere qui hyer vint soup<text:line-break/>per auec moy ne sen est mye encores alle di<text:line-break/>cy (sol) mais il sen yra tantost (et) apres ie te vien<text:line-break/>dray ouurir luys bien hastiuement (sol) (et) a pay<text:line-break/>ne ie suis eschappee de mon lyt affin de toy<text:line-break/>conforter pource quil tennuyoit de moy at<text:line-break/><text:soft-page-break/>tendre. Lescollier doncques dista la dame<text:line-break/>Je vous prie pour Dieu que vous me ou<text:line-break/>urez vostre hostel affin (q1) ie soye a couuert<text:line-break/>Car de puis pou de temps est cheut si gr(a2)t<text:line-break/>froidure du ciel que merueilles (sol) et apres ie<text:line-break/>vous attedray tant comme il vous plaira<text:line-break/>La dame respondit a lescollier. Las mon<text:line-break/>doulx (et) bon amy ie ne te puis ouurir lhuys<text:line-break/>car il fait si grant bruit en ouur(a2)t que mon<text:line-break/>frere sen apparceueroit bien. Je luy veulx<text:line-break/>aller dire quil sen voise affin de le venir ou<text:line-break/>urir. A ces parolles respondit lescollier et<text:line-break/>dist. Allez dame (sol) (et) ie vous prie faictes ap<text:line-break/>prester vng bon feu affin que quant ie vien<text:line-break/>dray a vostre ch(a2)bre que ie me puisse chauf(-)<text:line-break/>fer (sol) la dame soy mocquant dist a lescollier.<text:line-break/>Tu me as maintes foys escript que tu ar<text:line-break/>doyes de mon amour (sol) attens moy (et) fay b(o2)<text:line-break/>ne chiere (sol) mais le malheureux escollier na(-)<text:line-break/>queroit des dens de force de froit c(o2)me vne<text:line-break/>sigongne. Et lescollier pensant a soy mes(-)<text:line-break/>mes quil estoit tr(o2)pe et quelle se mocquoit<text:line-break/>de luy commenca a essaier se il pourroit ou<text:line-break/>urir luys (sol) (et) regarda se (p3) autre part il pour<text:line-break/>roit saillir hors de ce iardin (sol) mais il ne peut<text:line-break/>trouuer maniere (sol) parquoy c(o2)m(e2)ca a maul(-)<text:line-break/>dire s(a2) fortune (sol) (et) la mauuaistie de la f(e2)me<text:line-break/>(et) longuete de la nuyt et la simplesse de soy<text:line-break/>mesmes. Et soubdainem(e2)t de cucut cour<text:line-break/>rouce fut indigne contre la femme et c(o2)uer<text:line-break/>rit lardeur (et) le feruent amour quil auoit en<text:line-break/>elle en cruelle hayne (et) courroux : et deslors<text:line-break/>commenca a penser comment il trouueroit<text:line-break/>maniere c(o2)me il pourroit sen vengier (et) de<text:line-break/>siroit plus sen vengier delle quil nauoit de<text:line-break/>sire destre auec elle la nuyt. Apres longue<text:line-break/>demouree le iour approucha (et) laube du io<text:span text:style-name="T1029">r</text:span><text:line-break/>c(o2)menca a apparoistre (sol) et pource la seru(a2)te<text:line-break/>de la dame comme enseignee et duyte desc(e2)<text:line-break/>dit en bas (et) ouurir luys du iardin saingn(a2)t<text:line-break/>que elle eust mercy de lescollier en disant<text:line-break/>ainsi. Que male fortune puisse aduenir a<text:line-break/>celluy qui hyer au soit vint ce(a2)s qui ta fait<text:line-break/>ainsi languir. Mais scez tu point qui il est<text:line-break/>Prens en pacience ie te prye. Car la chose<text:line-break/>qui ne a peu estre faicte en ceste nuyt ce sera<text:line-break/>vne autre foys. Je scay bien touteffoys<text:line-break/>de certain et que sans faulte nulle chose<text:line-break/><text:span text:style-name="pb">[f. 123v]</text:span><text:line-break/>neust peu aduenir (et) desplaisant a ma dame<text:line-break/><text:soft-page-break/>c(o2)me a fait ce destourbier icy. Lescollier in<text:line-break/>digne et froncant en maniere dung chien<text:line-break/>luy comme sage ne dist mot (sol) mais clouyt la<text:line-break/>chose dedans son cueur. Lors monstrant<text:line-break/>non estre courrouce ne esmeu dist a basse<text:line-break/>voix. Drayem(e2)t iay souffert la pire nuyt<text:line-break/>que oncques ie souffris (sol) mais ie congnois<text:line-break/>bien en ceste chose que ta dame nest point<text:line-break/>coulpable (sol) Car elle est venue cy bas pour<text:line-break/>soy excuser enuers moy (et) pour me reconfor<text:line-break/>ter. Et ainsi c(o2)me tu dis la chose (q2) en ceste<text:line-break/>nuyt ne peut estre faicte sera vne autre fois<text:line-break/>acomplie. Rec(o2)mande moy a ma dame (et) a<text:line-break/>dieu te commant. Lescollier empesche des<text:line-break/>forces de son corps qui estoit tout morfon<text:line-break/>du ne pouoit cheminer (sol) mais au mieulx (q2)l<text:line-break/>peut retourna en sa maison (sol) et si tost c(o2)me<text:line-break/>il vint en sa maison tout lasse et s(o2)meilleux<text:line-break/>se coucha sur son lit pour dormir (sol) (et) apres (q1)<text:line-break/>il fut esueille il se trouua comme perclus (et)<text:line-break/>impotent par tout son corps. Si enuoya<text:line-break/>(q1)rir le medecin (et) les cirurgiens (sol) (et) sans des<text:line-break/>couurir la maniere il leur dist la froidure (q1)<text:line-break/>il auoit soufferte (sol) puis il fist pourueoir a sa<text:line-break/>sante que ce neust este les remedes quil eut<text:line-break/>incontinent il fust mort (sol) car il auoit tous<text:line-break/>les nersz retraiz du froit (q1) il auoit endure<text:line-break/>mais a loccasion (q2)l estoit ieune (et) fort : (et) le<text:line-break/>nouueau temps qui venoit il fut plus tost<text:line-break/>guery. Et apres quil eut este longuement<text:line-break/>malade (et) (q2)l fut reuenu en bonne sante (sol) non<text:line-break/>obstant sa maladie noublia point sa hayne<text:line-break/>quil auoit enc(o2)tre de la dame (sol) mais il fain(-)<text:line-break/>gnoit destre encores plus amoureux que ia<text:line-break/>mais il nauoit este. Or aduint que fortu(-)<text:line-break/>ne apres vne gr(a2)de espace de temps fut de<text:line-break/>bonnaire a lescollier pour soy venger de la<text:line-break/>dame (sol) car le premier aym(a2)t de la dame tr(a2)s<text:line-break/>porta son amour a vne autre (et) delaissa la da<text:line-break/>me de son amour en telle maniere quil nal<text:line-break/>loit ne ne venoit plus en sa maison. Ceste<text:line-break/>f(e2)me vefue d(o2)c fort dol(e2)te (et) marrie de son<text:line-break/>amy (q1)lle auoit perdu fondoit toute en lar(-)<text:line-break/>mes (sol) dont sa chamberiere auoit grant pitie<text:line-break/>et ne pouoit trouuer maniere de luy oster<text:line-break/>sa douleur (q1)lle veoit (q1) sa dame auoit prin<text:line-break/>se pour son amour. La chamberiere voy(-)<text:line-break/>ant aucuneffois passer lescollier par deu(a2)t<text:line-break/>la maison de sa maistresse ainsi c(o2)e il auoit<text:line-break/>de coustume pensa vne chose vaine (et) folle<text:line-break/><text:soft-page-break/>en soy mesmes (sol) cestassauoit que par aduan<text:line-break/>ture lamy de sa dame pourroit estre rame<text:line-break/>ne (et) recouuert par aucun art de ingroman<text:line-break/>cie (sol) (et) se aduisa que cestuy escollier qui nou<text:line-break/>uellem(e2)t estoit venu des escolles de paris<text:line-break/>estoit grant clerc (sol) (et) par aduanture auoit es<text:line-break/>tudie en ceste science de ingromance. Si<text:line-break/>pensa la seruante de la dire a sa dame (sol) (et) que<text:line-break/>par aduanture il la secourroit a son gr(a2)t be<text:line-break/>soing. Adonc la seruante qui estoit pou sa(-)<text:line-break/>ge le dist a sa dame comme par aduanture<text:line-break/>lescollier lui pourroit bien r(e2)uoier son amy<text:line-break/>par lart de nigromancie. Apres ces choses<text:line-break/>ouyes la dame c(o2)serma en son courage les<text:line-break/>parolles de sa seruante (sol) (et) incontinent luy<text:line-break/>dist (q1)lle enquist de lescollier se il vouldroit<text:line-break/>point faire celle chose que par son ingrom(a2)<text:line-break/>ce il luy fist reuenir son aymant vers elle (sol)<text:line-break/>(et) se il le vouloit faire quelle le retribueroit<text:line-break/>de sa paine (et) sallairieroit (sol) et apres sil estoit<text:line-break/>aucun plaisir quelle lui peust faire que vou<text:line-break/>lentiers luy feroit. La seru(a2)te fist son mes<text:line-break/>sage vers lescollier bien (et) diligemm(e2)t. Et<text:line-break/>quant lescollier eut escoute la seruante fut<text:line-break/>fort ioyeux (sol) (et) en soy mesmes dist. Loue soit<text:line-break/>dieu qu(a2)t le temps est venu auquel a laide<text:line-break/>de dieu ie me vengeray de celle mauluaise<text:line-break/>femme qui tant de paine (et) diniure lui auoit<text:line-break/>faicte en luy pay(a2)t le salaire de lamour d(o2)t<text:line-break/>ie laymoie (sol) si dist a la seruante. Tu diras<text:line-break/>a ma dame que de la chose que tu mas dicte<text:line-break/>quelle ne sen doubte en viens (et) que voulen<text:line-break/>tiers ie acompliray son vouloir. Car son<text:line-break/>aymant estoit en egipte (sol) tantost le feray re(-)<text:line-break/>uenir pour luy demander pardon et mercy<text:line-break/>enuers elle de ce quil auroit fait contre son<text:line-break/>vouloir (sol) mais ie reserue en moy de non di(-)<text:line-break/>re la chose se ne enseigner la maniere que elle<text:line-break/>ti(e2)dra (sol) (et) le lieu en tel cas apparten(a2)t (sol) mais<text:line-break/><text:span text:style-name="pb">[f. 124r]</text:span><text:line-break/>quant il luy plaira de venir vers moy ou<text:line-break/>elle vouldra (sol) ie luy diray la chose (et) non a au<text:line-break/>tre. Va et dy a ta dame ce que ie te ay dit<text:line-break/>Lors la seruante vint a sa dame (et) la recon<text:line-break/>forta en luy dis(a2)t ce que lescollier luy auoit<text:line-break/>dit dont elle fut fort ioyeuse (sol) puis dist a sa<text:line-break/>seruante (q1)lle luy dist que le lendemain elle<text:line-break/>proit parler a luy a leglise de saincte luce du<text:line-break/>pre. Adoncques la dame (et) lescollier se trou<text:line-break/>uerent en celle eglise le lendemain. Lors la<text:line-break/><text:soft-page-break/>dame ne recorda point quelle eust mene les<text:line-break/>collier pres que a la mort (sol) mais elle comme<text:line-break/>folle couuertement luy dist son courage et<text:line-break/>toute son ent(e2)cion (sol) et luy pria que pour son<text:line-break/>salut (et) remede il luy fist le plaisir quelle de<text:line-break/>mandoit (sol) si dist lescollier a la dame. Vne<text:line-break/>chose est (q1) (e2)tre les autres choses iay aprins<text:line-break/>a paris (sol) cest lart de nigromancie de la(q1)lle<text:line-break/>ie scay pour certain tout ce quil en est (sol) mais<text:line-break/>pource que lart desplaist fort a dieu (sol) ia pie<text:line-break/>ca auoye iure que iamais ie nen vseroie ne<text:line-break/>pour moy ne pour autruy (sol) touteffoys la(-)<text:line-break/>mour dont ie vous ayme est si forte que ie<text:line-break/>ne scay maniere parquoy ie vous sceusse re<text:line-break/>fuser la chose que vous demandez. Et po<text:span text:style-name="T1030">r</text:span><text:line-break/>ceste chose seulement se ie deuoye aller en<text:line-break/>la maison du dyable (sol) ie suis prest de faire<text:line-break/>celle chose puis quelle vous plaist. Mais<text:line-break/>ie vous recorde (et) aduise que ceste besongne<text:line-break/>est plus difficile que par aduanture vous<text:line-break/>ne cuidez (sol) car le rapellement damours ne<text:line-break/>se peut faire (sol) si non par celluy ou celle a qui<text:line-break/>la chose touche. Et si conuient (q1) celluy ou<text:line-break/>celle (q2) fait la chose soit ferme (et) seur en son<text:line-break/>courage de faire certainement ceste chose<text:line-break/>Mais se dist lescollier ie ne scay pas c(o2)me<text:line-break/>vous estes abille. Si respondit la dame<text:line-break/>plus amoureuse que sage. Pour auoir (et)<text:line-break/>recouurer mon amy il ne est riens que ie ne<text:line-break/>face (sol) car iniustement il ma delaissee et relen<text:line-break/>quie (sol) parquoy se il te plaist tu me monstre(-)<text:line-break/>ras celle chose. Lors lescollier qui auoit la<text:line-break/>peau t(a2)nee de mauluais poil dist a la dame<text:line-break/>Il me conuiendra faire vng ymage destain<text:line-break/>au nom de cellui (q1) tant desirez a recouurer<text:line-break/>Et si tost que ie vous auray fait faire cest<text:line-break/>ymage ie vous lenuoyeray (sol) puis vo<text:span text:style-name="T1031">9</text:span><text:s/>faul(-)<text:line-break/>dra vaingner par sept foys en vne Riuiere<text:line-break/>toute nue tenant en vostre main icelle yma<text:line-break/>ge durant la nuit quant la lune aura perdu<text:line-break/>son cours (sol) (et) apres vo<text:span text:style-name="T1032">9</text:span><text:s/>yrez ainsi toute nue<text:line-break/>sur aucun arbre ou sur aucune maison non<text:line-break/>habitee (et) tournez vostre face vera septen(-)<text:line-break/>trion en tenant en vostre main lymage en<text:line-break/>disant aucunes paroles lesquelles ie vous<text:line-break/>bailleray par escript (sol) (et) puis si tost que vo<text:span text:style-name="T1033">9</text:span><text:line-break/>aurez dictes ces paroles deux demoiselles<text:line-break/>viendront a vous les plus belles que onc<text:line-break/>ques veistes (q2) gracieusement vous salue(-)<text:line-break/>ront (et) interrogueront que vo<text:span text:style-name="T1034">9</text:span><text:s/>voulez (q2)lz<text:line-break/><text:soft-page-break/>fac(e2)t. Ausquelles vous direz bien (et) distin<text:line-break/>tement tous voz desirs (sol) (et) gardez bien que<text:line-break/>vous ne nommez vne chose pour lautre (sol) (et)<text:line-break/>si tost que vous aurez parle a elles dillec se<text:line-break/>partiront (et) vous pourrez descendre (et) aller<text:line-break/>au lieu auquel vous aurez laisse voz robes<text:line-break/>Et apres les vestirez (et) retournerez en vo<text:line-break/>stre maison (sol) (et) puis enuiron minuyt vostre<text:line-break/>aymant viendra pour vous demander par<text:line-break/>don (sol) (et) le receuerez a mercy. Et sachez (q1) des<text:line-break/>lors iamais pour vne autre femme quil ay<text:line-break/>me il ne vous laissera. La femme vefue oy<text:line-break/>ant ces choses (et) cuidant icelles estre vraies<text:line-break/>entant quil luy sembloit de auoir desia re<text:line-break/>couuert son aymant entre ses bras dist a<text:line-break/>lescollier. Or ne te doubte (sol) car voul(e2)tiers<text:line-break/>ie feray toutes ces choses que tu me as dic<text:line-break/>tes (sol) car ie y auray grant prouffit (et) plais(a2)ce<text:line-break/>Et aussi hors ceste ville (sol) tu scez quil ya des<text:line-break/>sus la Riuiere qui passe par ceste ville vne<text:line-break/>tour en laquelle il ny demoure personne (sol) (et)<text:line-break/>que en ce mois de iuillet la ou nous s(o2)mes<text:line-break/>ne fait point de froit (sol) mais grant chault (sol)<text:line-break/>parquoy ie seray bien aise de moy baingner<text:line-break/>Et apres ie pray a celle tour (et) feray ce que<text:line-break/>tu me charges. Adonc lescollier faingnit<text:line-break/>de non scauoir le lieu ou estoit celle tour (sol)<text:line-break/>non obstant quil sceust bien le lieu luy dist<text:line-break/>Je ne scay ou cest (sol) mais puis que vo<text:span text:style-name="T1035">9</text:span><text:s/>dictes<text:line-break/>que le lieu est conuenable a ce faire vo<text:span text:style-name="T1036">9</text:span><text:s/>ne<text:line-break/><text:span text:style-name="pb">[f. 124v]</text:span><text:line-break/>scauriez mieulx estre (sol) et pourtant dame<text:line-break/>qu(a2)t temps sera ie vous enuoyeray lyma(-)<text:line-break/>ge et vne orailon partinente a vostre fait<text:line-break/>pour laquelle chose ie vous prie que quant<text:line-break/>vous aurez eu vostre desir et aurez con(-)<text:line-break/>gneu que diligemment ie vous auray ser<text:line-break/>uie souuiengne vous de moy (sol) (et) me gardez<text:line-break/>ce que vous mauez promis. Et la dame<text:line-break/>dist a lescollier (q1) si feroit elle sans faille.<text:line-break/>Si print de luy conge et reuint en sa mai<text:line-break/>son. Adoncques lescollier ioyeux par ce (q1)<text:line-break/>il luy s(e2)bloit que il eust desia mis en effect<text:line-break/>son desir luy fist forger vng ymage (sol) et en<text:line-break/>lieu dune oraison lui escriuit vne fable. Si<text:line-break/>(e2)uoya lescollier ces choses a la dame qu(a2)t<text:line-break/>bon luy sembla (sol) et luy fist dire que la nuyt<text:line-break/>ensuyuant elle fist ceste chose sans doubte<text:line-break/>laquelle il luy auoit deuisee. Et affin que<text:line-break/>lescollier donnast effect a son ent(e2)cion luy<text:line-break/><text:soft-page-break/>enuoya ceste ymage par vng sien varlet (q2)l<text:line-break/>auoit (sol) et loraison aussi. Puis quant il fut<text:line-break/>reuenu lescollier (et) son varlet sen allerent se<text:line-break/>cretement aupres de celle tour et se musse<text:line-break/>rent. Et dautre part la dame (et) la chambe(-)<text:line-break/>riere quant vint la nuyt sen aller(e2)t en leur<text:line-break/>chambre et la dame fist coucher sa chambe<text:line-break/>riere. Puis quant elle fut endormie la da(-)<text:line-break/>me saillit hors de sa chambre secretement<text:line-break/>(et) vint pres de la tour sur le riuage de leaue<text:line-break/>Et apres ce quelle eut regarde derriere soy<text:line-break/>et de tous les costez delle ne veit ne si ne<text:line-break/>ouyt aucun homme ne femme. Elle se des<text:line-break/>pouilla de ses robbes (et) les cacha soubz les<text:line-break/>haultes herbes aupres du riuage : (et) elle te(-)<text:line-break/>n(a2)t en sa main ladicte ymage se baigna par<text:line-break/>sept foys. Puis apres sen vint toute nue<text:line-break/>tenant lymage en sa main sur le sommet de<text:line-break/>la tour. Lescollier doncques qui en la nuyt<text:line-break/>sestoit muce pres de la tout entre aucuns<text:line-break/>arbres qui la estoient veit quant la dame<text:line-break/>passa aupres de luy. Si aduisa la bl(a2)cheur<text:line-break/>de son corps qui surmontoit les tenebres et<text:line-break/>obscurte de la nuyt. Et luy voyant et con<text:line-break/>siderant la beaulte de sa poictrine (et) les au<text:line-break/>res parties de son corps p(e2)sant (q1) au t(e2)ps<text:line-break/>aduenir seroient fort gastees a cause de la<text:line-break/>vieillesse delle commenca a estre feru (et) pic<text:line-break/>que damours. Et nature (q2) chaulde estoit<text:line-break/>luy fist dresser hault celle chose (q2) bas gisoit<text:line-break/>parquoy nature lam(o2)n estoit de saillir hors<text:line-break/>de la cachette et daller vers la dame affin<text:line-break/>den faire son plaisir (sol) Mais courage le re(-)<text:line-break/>staingnit consider(a2)t que la mauluaise fem<text:line-break/>me luy auoit fait tant souffrir de mal et de<text:line-break/>iniure (et) froidure (sol) mist a neant son amour<text:line-break/>charnelle hors de son cueur en estant plain<text:line-break/>de desdaing et de courroux et demoura fer<text:line-break/>me en son propos enuers elle (et) laissa aller<text:line-break/>la dame sur la tour. Et elle tourn(a2)t sa fa<text:line-break/>ce vers sept(e2)trion ten(a2)t lymage en sa main<text:line-break/>commenca a dire les parolles que lescollier<text:line-break/>luy auoit baillees par auant. Lors lescol(-)<text:line-break/>lier se departit dillec et la suyuit et entra de<text:line-break/>dans la tour en regardant (et) escoutant ce (q1)<text:line-break/>elle feroit (et) diroit (sol) et apres la dame dist son<text:line-break/>oraison par sept fois en attendant les deux<text:line-break/>damoiselles (q1) lescollier luy auoit dit (sol) mais<text:line-break/>lactente fut si longue (q1) le froit quelle souf(-)<text:line-break/>froit contre sa voulente luy enuoyoit et c(o2)<text:line-break/><text:soft-page-break/>mencoit laube du iour a apparoistre. Si<text:line-break/>fut dolente (et) marrye pource quelle ne trou<text:line-break/>uoit point ce que lescollier luy auoit dit.<text:line-break/>Et puis dist a soy mesmes. Je me doubte<text:line-break/>que cestny escollier ma voulu donner vne<text:line-break/>telle nuyt comme ie luy donnay vne foys (sol)<text:line-break/>mais si nest este pas pareille (sol) car les nuytz<text:line-break/>de maintenant ne sont point longues (sol) ne si<text:line-break/>ne s(o2)t pas si fort froides du tiers (sol) non pas<text:line-break/>de la moictie comme estoit celle que luy fut<text:line-break/>donnee. Et affin que h(o2)me du monde ne<text:line-break/>la trouuast qu(a2)t il seroit iour se voulut des<text:line-break/>cendre de la tour (sol) mais lescollier auoit oste<text:line-break/>leschelle par ou elle estoit montee (sol) parquoy<text:line-break/>quant elle veit que leschelle estoit ostee le<text:line-break/>cueur luy faillit (et) cheut toute pasinee sur la<text:line-break/>tour (sol) puis vng pou apres que elle fut reue<text:line-break/>nue c(o2)menca miserablem(e2)t a plourer (et) a se<text:line-break/>plaindre c(o2)gnoissant (q1) lescollier luy auoit<text:line-break/>fait ceste finesse (et) (q2)l lauoit tr(o2)pee (sol) en disant<text:line-break/>Je me rep(e2)s dauoir offense contre luy. Et<text:line-break/><text:span text:style-name="pb">[f. 125r]</text:span><text:line-break/>aussi de me estre fice en ses paroles : Car<text:line-break/>ie me deuoye reputer son ennemye veu le<text:line-break/>desplaisir que ie luy auoye fait. Puis de re<text:line-break/>chief commenca a plorer et a crier si amere(-)<text:line-break/>ment (q1) merueilles en disant a soymesmes.<text:line-break/>O mal fortunee femme quelles choses di<text:line-break/>ront de toy tes freres (sol) cousins et voisins<text:line-break/>et generalement tous les florentins quant<text:line-break/>il scauront (q1) tu auras este trouuee ycy tou<text:line-break/>te nue. Car lh(o2)nestete de toy qui est si gr(a2)<text:line-break/>se sera congnue faulse et contreffaicte. Et<text:line-break/>se tu vouloyes auoir excusati(o2) tu nen pour<text:line-break/>royes point auoir ne trouuer : car le maul(-)<text:line-break/>dit escollier ne te souffreroit iamais m(a2)tir<text:line-break/>en tes excusations. Pas toy d(o2)c mesch(a2)te<text:line-break/>que feras : car ens(e2)ble tu as (p3)du ton am(a2)t<text:line-break/>et ton honneur. Apres ces choses faictes<text:line-break/>et dictes la dame reuint en si gr(a2)t douleur<text:line-break/>et tristesse que elle se vouloit laisser cheoir<text:line-break/>du hault en bas (sol) mais conscience la temor(-)<text:line-break/>doit. Commenca a gripper contrem(o2)t la<text:line-break/>muraille pour ce qne le soleil estoit ia leue (sol)<text:line-break/>pour scauoir se elle verroit aucun bergier<text:line-break/>pres dillec pour luy dire quil allast huchier<text:line-break/>la ch(a2)beriere (sol) mais lescollier qui auoit dor<text:line-break/>my se esueilla et vint vers la dame (sol) lequel<text:line-break/>en la regardant luy dist. Dame dieu vous<text:line-break/>doint bon iour (sol) Dictes moy sont point en<text:line-break/><text:soft-page-break/>cores venues ces deux damoiselles parler<text:line-break/>a (sol) vous. La dame voyant lescollier recom<text:line-break/>menca sa complainte et luy prya que il mon<text:line-break/>tast sur sa tour affin de parler auec elle. Et<text:line-break/>lescollier luy octroya courtoy sement (sol) mais<text:line-break/>qne en hault ne monteroit il point et quelle<text:line-break/>luy dist ce qui luy plairoit et (q1) voulentiers<text:line-break/>lescouteroit. La dame qui estoit sur le som<text:line-break/>met de la tour inclina sa poictrine par vng<text:line-break/>large pertuys qui la estoit (sol) si luy dist en plo<text:line-break/>rant. Regnier sachez certainement que ie<text:line-break/>tay d(o2)ne vne male nuyt (sol) mais tu en es mai<text:line-break/>tenant venge : Car combien que moys de<text:line-break/>iuillet soit chaulx iay cuyde ceste nuyt mou<text:line-break/>rir de froit sur ceste tour po<text:span text:style-name="T1037">r</text:span><text:s/>ce que iestoye<text:line-break/>nue (sol) (et) auec ce iay tant ploure pour ce que ie<text:line-break/>tauoye deceu (sol) et pour ma folie de ce que iay<text:line-break/>creu ton conseil que ie mesmerueille que les<text:line-break/>yeulx ne me sont cheuz a terre. Et pourt(a2)t<text:line-break/>ie prie non mye pour lamour de moy que tu<text:line-break/>ne dois point aymer (sol) mais pour lamour de<text:line-break/>toy qui es vng noble homme qui pour lin<text:line-break/>iure que ie tay faicte. La vengeance que tu<text:line-break/>me faitz mainten(a2)t te souffise (sol) et que tu me<text:line-break/>faces aporter mes robes affin que ie puisse<text:line-break/>desc(e2)dre de ceste tour et me vueillez garder<text:line-break/>mon honneur (sol) lequel apres tu ne me pour(-)<text:line-break/>tas rendre (sol) Et combien que ie te ay tolu le<text:line-break/>plaisir de vne nuyt auec moy (sol) neantmoins<text:line-break/>ie le te puis tousiours faire et rendre pour<text:line-break/>celle nuyt plusieurs autres (sol) quant ton plai<text:line-break/>sir si vouldra consentir (sol) et ie souffise mon<text:line-break/>amy de ceste vengeance que maintenant tu<text:line-break/>mas faicte souffrir et endurer (sol) et aussi que<text:line-break/>tu mas fait congnoistre mon pechie (sol) et ne<text:line-break/>vueillez point emploier toutes tes forces<text:line-break/>contre vne femme : Car aucune gloire nest<text:line-break/>deue a vne aigle qui desconfit vne collum(-)<text:line-break/>be. Ayez doncques mercy de moy pour la(-)<text:line-break/>mour de dieu (sol) (et) aussi pour lhonneur de toy<text:line-break/>Adoncques lescollier fier et courageux et<text:line-break/>ouuraut de lininte que la femme luy auoit<text:line-break/>faicte (sol) et voyant icelle plourer et que elle le<text:line-break/>deprioit si affectueusement. Lescollier en<text:line-break/>partie y prenoit plaisir et en partie tristesse (sol)<text:line-break/>car il se esioyssoit de la vengeance quil luy<text:line-break/>faisoit deuant toutes autres choses (sol) et si<text:line-break/>prenoit tristesse par ce (q2)l estoit meu dauoir<text:line-break/>compassion de la meschante femme (sol) mais<text:line-break/>sa benignite ne peut vaincre sa fierte (sol) et res<text:line-break/><text:soft-page-break/>pondit ainsi a la dame. Se mes prieres<text:line-break/>lesquelles vrayement eussent peu impetrer<text:line-break/>enuers toy celle nuyt que ie fus en ton iar(-)<text:line-break/>din plain de neige ou ie morfundy (sol) se ie eus(-)<text:line-break/>se peu estre tant seulement soubz la couuer<text:line-break/>ture ce meust este vne legiere chose dauoir<text:line-break/>arrouse de mes larmes ma terre ainsi com<text:line-break/>me tu faitz. Si tu neusses accorde aussi bi(e2)<text:line-break/>le couuert quantie le te dem(a2)day ieusse este<text:line-break/>tenu enuers toy (sol) pareillement ie exaussasse<text:line-break/>tes prieres et accordasse ce que tu dem(a2)des<text:line-break/>mais maintenant dois auoir plus grant<text:line-break/><text:span text:style-name="pb">[f. 125v]</text:span><text:line-break/>cure de garder ton honneur que oncques<text:line-break/>mais quant tu te veois demouree nuee sur<text:line-break/>celle tour (sol) mais offres tes prieres a celluy<text:line-break/>amant (q2) estoit entre tes bras en celle nuyt<text:line-break/>diuer que tu me fis endurer si grant froit<text:line-break/>c(o2)me tu scez en ton vergier. En me regar<text:line-break/>dant par ta fenestre (et) me oyant nacquetter<text:line-break/>les dens comme vng singe (et) marchant sur<text:line-break/>la neige en toy attendant (sol) et tu neuz point<text:line-break/>pitie de moy (sol) mais toy et ton amant te truf<text:line-break/>foys de moy. Or maintenant faitz toy ai<text:line-break/>der par ton amant et luy faitz apporter tes<text:line-break/>robes et vne eschiele (sol) par laquelle tu descen<text:line-break/>dras de dessus celle tour ou tu es mainte<text:line-break/>nant (sol) et te efforce de lappeller en la ialousie<text:line-break/>de ton honneur (sol) par laquelle chose mainte(-)<text:line-break/>nant tu as perdu ton honneur et te es mise<text:line-break/>en grant peril. Dy moy Helaine qui main<text:line-break/>tennat te deffendra ou aydera se ton amy<text:line-break/>ne te deffend et ayde. Appelle ton amant<text:line-break/>fole femme que tu es (sol) (et) esprouue se lamour<text:line-break/>dont tu laymes si ardamment (sol) et se ta pru(-)<text:line-break/>dence et la sienne te pourr(o2)t deliure de ma<text:line-break/>folie. Tu luy dem(a2)das le(q1)l luy sembloit<text:line-break/>plus grande folye ou ma fole amour (sol) ou la<text:line-break/>mour dequoy tu laymoyes. Tu me as ap<text:line-break/>pele noble homme (sol) et me veulx corrompre<text:line-break/>mon couraige par ta flaterie (sol) mais saiches<text:line-break/>que tu ne me aueugleras point mes yeulx<text:line-break/>ne mon entendement comme autreffoys<text:line-break/>ont este par ta cruelle promesse. Mainte(-)<text:line-break/>nant ie congnois bien en moymesmes que<text:line-break/>ie ne ay point tant aprins a Paris tandis<text:line-break/>que gy ay este comme iay fait depuis que<text:line-break/>ie suis reuenu en vne nuyt. Et ainsi com<text:line-break/>me tu as dit (sol) Je ne suis point aygle (sol) ne aus<text:line-break/>si tu ne es pas colombe (sol) mais es vne serp(e2)<text:line-break/><text:soft-page-break/>te venimeuse (sol) et es matres ancienne enne(-)<text:line-break/>mye (sol) dont ie me efforceray a toute ma puis(-)<text:line-break/>sance de te poursuyure auecques toute hai<text:line-break/>ne et indignation. Combien que la chose<text:line-break/>que ie te faitz ne soit point proprement ven<text:line-break/>geance (sol) mais correction ou chastyement en<text:line-break/>tant comme vengeance surmonte le dilit<text:line-break/>de ton fait (sol) Mais ie ne adiousteray point<text:line-break/>ces choses ad ce. Car se ie me vouloye v(e2)<text:line-break/>gier de toy et du peril (et) du dangier en quoy<text:line-break/>tu me as mys (sol) ta vie ne souffireit point<text:line-break/>assez pour vengeance (sol) Mais ie te monstre<text:line-break/>ray comment par cestuy ennuy et desplai(-)<text:line-break/>sir que tu seuffres maintenant quelles cho<text:line-break/>ses sont de mocquer hommes de aucune<text:line-break/>science et prudence. Et quelle est de dece(-)<text:line-break/>uoir escolliers. Et par ce ie te bailleray oc<text:line-break/>casion de non iamais cheoir en semblable<text:line-break/>folie deuant que tu eschappes. Or me dy<text:line-break/>Helaine puis que tu desire tant de descen(-)<text:line-break/>dre de ceste tour que ne te laisse tu cheoir du<text:line-break/>hault en bas : car aussi bien par laide de dieu<text:line-break/>tu te pourras rompre le col et eschapperas<text:line-break/>les paines que il semble que tu seuffres.<text:line-break/>Tandis que lescollier disoit itelles paro(-)<text:line-break/>les a la dame continuellement le temps se<text:line-break/>passoit (sol) et plouroit auecques se soleil (sol) qui<text:line-break/>tousiours en m(o2)tant plus bault craignoit<text:line-break/>la chaleur. Si dist a lescollier. O cruel h(o2)<text:line-break/>me se vne mauldite nuye as souffert (et) endu<text:line-break/>re par mon deffault (sol) te semble la chose si<text:line-break/>grande que tes yeulx ne puissent mouuoir<text:line-break/>ton cueur pour auoir aucunement pitie et<text:line-break/>mercy de moy. Je te prye que ma ieunesse<text:line-break/>ma beaulte (sol) mes larmes (sol) et mes humbles<text:line-break/>prieres te meuuent aucunement de auoir<text:line-break/>pitie de mon poure fait. Et considere que<text:line-break/>ie me suis fice en toy et tay reuele tout mon<text:line-break/>secret (sol) par quoy ie tay donne voye de toy<text:line-break/>faire congnoistre mon pechie. Pense aussi<text:line-break/>se ie ne me fusse fice en toy tu neusses eu au<text:line-break/>cunement voye de toy vengier de moy. Et<text:line-break/>ainsi comme tu m(o2)stres tu as desire auoir<text:line-break/>vengeance de moy auecques tres grande<text:line-break/>indignation (sol) par quoy ie te prie humblem(e2)t<text:line-break/>que tu cesses ton courroux (sol) et ayes de moy<text:line-break/>mercy. Si tu me veulx pardonner et faire<text:line-break/>descendre dicy ie suis preste a delaisser le des<text:line-break/>loyal iouuencel mon amant et de toy rete<text:line-break/>nir mon amy (et) seigneur (sol) iacoit ce (q1) blasmes<text:line-break/><text:soft-page-break/>ma beaulte en monstr(a2)t icelle estre briefue (sol)<text:line-break/>ne(a2)tmoins ma beaulte est chiere tenue po(-)<text:line-break/>ce (q1)lle est aux h(o2)mes sen soulas (et) delectation<text:line-break/><text:span text:style-name="pb">[f. 126r]</text:span><text:line-break/>Et combien que tu me voulsisses veoir pe<text:line-break/>riller par si cruelle (et) deshonneste mort com<text:line-break/>me ie feroye se ie me desesperoye ou tresbu(-)<text:line-break/>rhoye deuant tes yeulx (d2)u hault en bas De<text:line-break/>ceste tout (sol) car se tu nes m(a2)songier Seuenu<text:line-break/>ie autreffoys ay este plaisante a tes yeulx.</text:p>
      <text:p text:style-name="p">Si te prye que ayez mercy de moy (sol) car le so<text:line-break/>leil se commence tres fort a eschauffer (sol) par<text:line-break/>quoy la chaleur me pourta nuite. Lescolier<text:line-break/>doncques qui a son esbatem(e2)t tenoit en pa<text:line-break/>roles la dame luy dist Belaine<text:line-break/>certes ta loyaulte nest point remise en moy<text:line-break/>au regard damour dont tu me aymasses (sol)<text:line-break/>mais affin seulement que tu eusses la cho(-)<text:line-break/>se que tu auoyez perdue (sol) et pour ta loyaulte<text:line-break/>ne desert fors ta griefue meschance. Et sa<text:line-break/>chez que tu croys folement se tu cuydes (q1)<text:line-break/>ceste seule voye ma este conuenable a ta v(e2)<text:line-break/>geance : car iauoye trouue autre voye pour<text:line-break/>ce faire (sol) car en faignant que ie taymasse ie<text:line-break/>eusse t(e2)du mes latz pour toy pr(e2)dre par les<text:line-break/>piedz (sol) (et) apres pou de t(e2)ps se ie neusse trou<text:line-break/>ue ceste vengeance si eust il este de necessite<text:line-break/>que tu feusses cheutes en mes latz (sol) et si ne<text:line-break/>pouoyes cheoit en auc(u2)s de mes latz quil<text:line-break/>ne te fust a plus grant honte que cestuy cy<text:line-break/>que tu seuffres. D dame Belaine souui(e2)<text:line-break/>gne toy du froit que tu me fiz souffrit liuer<text:line-break/>en la nuyt que tu me mandas (sol) pareillement<text:line-break/>ie te veulx faite souffrit aussi grant chault<text:line-break/>que tu me fis souffrit grant stoy. dame<text:line-break/>Belaine donc aduisant que les paroles de<text:line-break/>lescollier estoyent tousiours rigoreuses de<text:line-break/>plus en plus et quelles tendoyent affin de<text:line-break/>cruaulte (sol) recommenca a plourer amerem(e2)t<text:line-break/>Deez cy dist elle pis que iamais (sol) aumoins<text:line-break/>puis que aucune mienne raison ne te adm(o2)<text:line-break/>neste a auoit auc(u2)e mercy de moy aumoins<text:line-break/>te doit mouuoit lamour de celle f(e2)me que<text:line-break/>tu aymes au monde le mieulx que pour la(-)<text:line-break/>mour delle ne pardonnes ton yre. Et me<text:line-break/>apportes mes robes affin que ie me puisse<text:line-break/>reuestir et me saitz descendre de ceste tour.<text:line-break/>Adoncques lescollier commenca a rire (sol) et<text:line-break/>voyant que ia estoit heure de tierce respon(-)<text:line-break/>dit a la dame. Je ne scauroye maintenant<text:line-break/><text:soft-page-break/>reffuser ta demande puis que tu me pries<text:line-break/>pour lamour de celle que iayme le mieulx.<text:line-break/>Si manseigne ou sont tes robes et ie les<text:line-break/>itay querit (sol) et si te feray descendre embas<text:line-break/>de ceste tour. La dame croyant en ses pato<text:line-break/>les fut aucunem(e2)t reconfortee (sol) et enseigna<text:line-break/>la place ou elle auoit laisse ses rohes. Lors<text:line-break/>lescollier se partir delle puis commanda a<text:line-break/>son varlet qui estoit auecques luy que il ne<text:line-break/>partist de la tour iusques a ce (q2)l retournast<text:line-break/>et quil demourast illec continuellem(e2)t que<text:line-break/>aucun nentrast en la tour iusques a ce quil<text:line-break/>fust retourne. Ceste chose ainsi dicte lescol<text:line-break/>lier alla disner en sa maison (et) seiourna lon<text:line-break/>guement (sol) puis quant bon luy sembla sen re<text:line-break/>uint (sol) mais la femme qui demoutee estoit<text:line-break/>sut la tour (sol) combien quelle fust aucunem(e2)t<text:line-break/>confortee par vne fole esper(a2)ce (sol) touteffoys<text:line-break/>elle dolente oultre mesure se dressa sur pidz<text:line-break/>puis se tassist ou estoit le pl<text:span text:style-name="T1038">9</text:span><text:s/>vmbrage lieu<text:line-break/>de la tour. Et elle acompaignee De tes a(-)<text:line-break/>mets pensemens attendoit lescollier. Et<text:line-break/>vne foys pensoit (sol) lautre foys plouroit (sol) lau(-)<text:line-break/>tre foys esperoit (sol) et lautre se desesperoit (q1)<text:line-break/>lescollier ne reuenoit a tout ses robes. Et<text:line-break/>elle saultant dung penser a lautre se assom<text:line-break/>meilla c(o2)me celle qui de douleur estoit vais<text:line-break/>cue (sol) et qui en la nuyt preced(e2)te nauoit point<text:line-break/>dormy. Le soleil tres ardant estoit monte<text:line-break/>iusques a heure de mydy et frappoit la poic<text:line-break/>trine tendre et blanche et detiee (sol) et pareille(-)<text:line-break/>ment par toutes les parties de son corps<text:line-break/>par si grant violence que non pas seulem(e2)t<text:line-break/>il bruslast de la chair la ou auoit tourchie le<text:line-break/>soleil (sol) mais il ouurit toute la chair et sendit<text:line-break/>par trocons tellement que la chair luy cuy<text:line-break/>soit si sermement quelle fust contrainte de<text:line-break/>soy esueiller. Et en sentent laveur du soleil<text:line-break/>luy sembla aduis que son cueut estoit brus(-)<text:line-break/>le et sa peau estoit ainsi retraicte comme le<text:line-break/>parchemin qui auroit este chauffe aupres<text:line-break/>du feu quasi tont brusle (sol) (et) la dame se dou(-)<text:line-break/>loit tant de la teste qui luy sembloit (q1) tout<text:line-break/>le monde tournoit (sol) et la doulte De la tour<text:line-break/><text:span text:style-name="pb">[f. 126v]</text:span><text:line-break/>estoit si chaulde que la dame auoit les piedz<text:line-break/>et le coste sut quoy elle gisoit cuit (et) ne pou<text:line-break/>oit durer dessus. Duis commenca a aller<text:line-break/>puis ca puis la sans trouuer aucun repos<text:line-break/>et plouroit fort. Et auec ce auoit en ceste(-)<text:line-break/><text:soft-page-break/>tour tant de manieres de mouches et au<text:line-break/>tres vermines qui se asseoient sut le corps<text:line-break/>de ceste femme (sol) et la poignoient si cruelle(-)<text:line-break/>ment que les mouches estoient aussi tou(-)<text:line-break/>ches comme sang (sol) par quoy elle ne cessoit<text:line-break/>de les chasser de ses mains (sol) puis ca puis la<text:line-break/>dune part et dautre (sol) en mauldissant soy sa<text:line-break/>vie (sol) son amant (sol) et aussi lescollier (sol) et en telle<text:line-break/>maniere que ces mouches icy la picquer(e2)t<text:line-break/>tant quil sembloit quelle euste este batue de<text:line-break/>fouez (et) de verges par les carrefours dune<text:line-break/>ville. Et par ainsi elle poincte et tormen(-)<text:line-break/>tee par linestimable chaleur du soleil (et) des<text:line-break/>mouches et autres vermines (sol) Et mesme(-)<text:line-break/>ment pour la fain (sol) et moult plus fort pour<text:line-break/>la soif (q1)lle auoit set langoysses de maintes<text:line-break/>pensees et desplaisirs se leua et regarda se<text:line-break/>elle verroit aucun ou aucune po(o2) les appel<text:line-break/>ler affin quilz luy aidassent a desc(e2)dre de la<text:line-break/>tour (sol) et en aduenist tout ce que aduenir en<text:line-break/>pourroit (sol) mais fortune luy auoit ostee tou<text:line-break/>te celle chose : car pour la gr(a2)de challeur du<text:line-break/>soleil tous laboureurs estoi(e2)t parties des<text:line-break/>ch(a2)ps. Et aussi celluy iour nulluy nestoit<text:line-break/>venu pres dicelle tour (sol) par quoy elle ne oyt<text:line-break/>ne veoit fors des grill(o2)s (q2) pour la chaleur<text:line-break/>ch(a2)toient. Et elle regadant la riuiere qui<text:line-break/>nam(a2)drissoit point sa soif (sol) mais la croissoit<text:line-break/>Apres elle voy(a2)t plus loing plusieurs vm<text:line-break/>braiges (sol) c(o2)me voye buissons ou elle auoit<text:line-break/>regret a loccasion (q1)lle estoit en la force du<text:line-break/>chault. Toutes lesquelles choses luy es(-)<text:line-break/>toient causes de ce quelle desiroit et si nen<text:line-break/>pouoit auoit aysance. duc ditons nous<text:line-break/>seigneurs (et) dames de la mauluaise femme<text:line-break/>qui en la grant ardeur du soleil (et) en la gr(a2)t<text:line-break/>chaleur de la voulle et des poinctures des<text:line-break/>mouches qui la mordoient (sol) puis ca (sol) puis la<text:line-break/>et mangerent tellement la dame par tout<text:line-break/>le corps que ainsi comme en la nuyt prece(-)<text:line-break/>dente sa chamberiere enluminoit les tene(-)<text:line-break/>bres de lait elle deuint rouge comme sang<text:line-break/>(et) toute meurdrie (sol) (et) noire quil sembloit a la<text:line-break/>regarder que ce fust la plus laide chose Du<text:line-break/>monde. Tandis d(o2)c que ainsi elle demou<text:line-break/>toit sut la tour sans aucun conseil ne espoir<text:line-break/>en actendant larticle de la mort plus que au<text:line-break/>tre chose. Duant le soleil vint sur le despre<text:line-break/>lescollier se leua qui auoit dormy apres dis<text:line-break/>net et luy souuint dicelle (sol) quil veist ce quil<text:line-break/><text:soft-page-break/>auoit fait et en quel point elle estoit (sol) sen re<text:line-break/>tourna a la tout et enuopa disner son vars<text:line-break/>let qui auoit garde icelle. Si tost (q1) la fem(-)<text:line-break/>me le veit venir vint vers luy si foible (et) si<text:line-break/>angoysseuse que plus nen pouoit si se assist<text:line-break/>et en plourant luy dist. Certes regnier tu<text:line-break/>es v(e2)ge de moy oustre mesure (sol) car se en m(o2)<text:line-break/>iardin ie tay fait refroidier par vne nuyt (sol) tu<text:line-break/>mas fait sur ceste tour (sol) non pas rotir (sol) mais<text:line-break/>brusler mon propre corps (sol) et mas fait mou<text:line-break/>rir de soif. Si te prye pour la seule amour<text:line-break/>de dieu que tu m(o2)tes icy dessus (sol) (et) sans souf<text:line-break/>frit que moymesmes me occise (sol) que toymes<text:line-break/>mes me tues et occises : car sur toutes cho<text:line-break/>ses ie destre la mort du grant torment et<text:line-break/>du gr(a2)t mal que ie seuffre. Et se ceste gra<text:line-break/>ce ne me veulx faire (sol) aumoius fay moy ap (sol)<text:line-break/>porter vng plain voirre beaue affin que ie<text:line-break/>puisse moullier ma poure bouche. Lors les<text:line-break/>collier c(o2)gneut a sa voix la foyblesse delle (sol)<text:line-break/>et aussi il veit son corps tout brusle du soleil<text:line-break/>par la(q1)lle chose et pour les b(u2)bles prieres<text:line-break/>delle en eut c(o2)passion (et) pitie (sol) neaulmoins il<text:line-break/>respondit. D mauluaise f(e2)me tu ne mou(-)<text:line-break/>ras point par mes mains (sol) mais par les ti(e2)<text:line-break/>nes se tu veulx (sol) et de par moy auras aut(a2)t<text:line-break/>deaue pour allegier ta chaleur c(o2)me tu me<text:line-break/>d(o2)nas du feu p(o2) allegier ma froydeur (sol) car<text:line-break/>ie me dueil encor treffort de ce (q2)l c(o2)uint que<text:line-break/>la maladie de ma stoydeur deust estre gue(-)<text:line-break/>rie (p3) la chaleur du fi(e2)s puant (sol) et la maladie<text:line-break/>cause de chaleur sera guerie par eaue rose (sol)<text:line-break/>et perdy cuyr (et) peau par la chaleur du siens<text:line-break/>affin (q1) ie ne perdisse corps et nersz. Et toy<text:line-break/>apres ceste chaleur demourras belle et bl(a2)<text:line-break/><text:span text:style-name="pb">[f. 127r]</text:span><text:line-break/>che (et) deliee ainsi comme vne couleuure viel<text:line-break/>le quant elle a laisse sa peau luy en reuient<text:line-break/>vne autre neufue (sol) ainsi pareillem(e2)t fera il<text:line-break/>atoy. Las moy meschante dist la dame.<text:line-break/>dleust il a dieu que tous ceulx qui ont hay<text:line-break/>ne sur moy eussent itelles bcaustes (q1) ie gai<text:line-break/>gneray icy par la chaleur (q1) ie seuffre (sol) mais<text:line-break/>regnier plus cruel que beste sauluaige ie me<text:line-break/>esbahis comme tu me as peu traiter si cen<text:line-break/>ellement. D regnier ie te voy perseueret<text:line-break/>fermement en ta cautelle (sol) (et) que ma passion<text:line-break/>ne te peut aucunement emouuoit a pitie ne<text:line-break/>a mercy De mon ame (sol) mais ie prye a nostre<text:line-break/>seigneur dieu quil me regarde de ses peulx (sol)<text:line-break/><text:soft-page-break/>et que il aduise a ceste fortune. Apres ces<text:line-break/>choses dictes a griefue (et) grant douleur elle<text:line-break/>se traina au meillieu de la tour en soy de ses<text:line-break/>perant tant quelle cuyda par plus de mille<text:line-break/>foys de violence mourir en moult fort plo<text:line-break/>tant et en soy complaignant de la fortune<text:line-break/>quelle auoit. Lors lescollier veit bien quil<text:line-break/>estoit vengie (sol) et aussi il estoit ia vespre (sol) dist<text:line-break/>a son varlet quil print ses robes et ses ves<text:line-break/>temens et quil les mist soubz son manteau<text:line-break/>et quil les apportast en la maison de la Da<text:line-break/>me (sol) puis apres qu(a2)t il furent en sa maison<text:line-break/>commenca a dire lescollier a la seruante ou<text:line-break/>est ta maistresse. Et la seru(a2)te si repondit<text:line-break/>a lescollier. Certes dist elle ie ne le scay<text:line-break/>point (sol) ie la cuy voye en ce matin trouuer en<text:line-break/>son lict ou il me sembloit que hier au soir el<text:line-break/>le cestoit couchee (sol) mais certainem(e2)t ie ne ly<text:line-break/>ay point trouuee au iourduy en ce matin (sol) (p3)<text:line-break/>quoy ie ne scay quelle est deuenue ne en (q1)lle<text:line-break/>part elle est allee pour demourer tant c(o2)me<text:line-break/>elle fait de quoy ie suis en tres grant Dou<text:line-break/>leur (et) tristesse (sol) mais ie vo<text:span text:style-name="T1039">9</text:span><text:s/>prye site se vous<text:line-break/>en scauez aucunes nouuelles en (q1)lque ma<text:line-break/>niere que ce soit dictes se moy. Lescollier<text:line-break/>adonc luy dist. dleust a dieu que ie te eusse<text:line-break/>tenue auecques elle (sol) ie te eusse pugnie de la<text:line-break/>paine de ton meffaict ainsi comme ie lay pu<text:line-break/>gnie (sol) mais cettes tu nen eschapperas pas<text:line-break/>ainsi : car ie le te payeray tellement que ia(-)<text:line-break/>mais tu ne te mocqueras de moy ne dhom<text:line-break/>me quil ne ten souuienne. Apres ces paro<text:line-break/>les dictes lescollier dist a son varlet. Bail<text:line-break/>le ses robes a ceste feruante (et) luy dy (q1) selle<text:line-break/>veult aller querir sa maistresse en la tour<text:line-break/>dn pre quelle y voise. Adonc le varlet sist le<text:line-break/>commandement de son maistre. Si print<text:line-break/>la seruante les robes de sa dame (sol) lesquelles<text:line-break/>elle les congneur bien : Et pour ce quelle a<text:line-break/>uoit ay ce que lescollier luy auoit dit il luy<text:line-break/>sembla quil eust meurtry sa maistresse De<text:line-break/>quoy a gr(a2)t paine elle se abstint de plouret<text:line-break/>Et apres ce que lescollier fut party la cham<text:line-break/>beriere en plourant alla soubzdainement<text:line-break/>vers la tour a toutes les robes de sa dame<text:line-break/>Si aduint dau(a2)ture que vng bon homme<text:line-break/>mettaier de la dicte dame auoit perdu deux<text:line-break/>si(e2)s pour ecaulx (sol) lesquelz il queroit et en les<text:line-break/>querant vint aupres de celle tour (sol) et en re(-)<text:line-break/>gardant par tout sil les verroit il oyt vng<text:line-break/><text:soft-page-break/>miserable pleur dune f(e2)me diffortunee (sol) par<text:line-break/>quoy il se esmerueilla fort et dist. Dui est<text:line-break/>celluy qui pleure illes bault. La femme oy<text:line-break/>ont ceste voix entendit bien que cestoit son<text:line-break/>mettaire (et) le bucha en luy disant. Je te prye<text:line-break/>que tu me voyses querir ma chamberiere<text:line-break/>et siene leschielle de bout affin quelle puisse<text:line-break/>monter icy bault a moy. Lors le mettaier<text:line-break/>rec(o2)gnoissant sa dame luy dist. Las ma da<text:line-break/>me qui vous a mise lassus si hault vostre<text:line-break/>chamberiere vous a en nuyt quise par tout<text:line-break/>mais ie ne scay (q2) eust pense que vo<text:span text:style-name="T1040">9</text:span><text:s/>eussiez<text:line-break/>este sut celle tour. Si print le mettaier les<text:line-break/>chielle (et) la dressa contrem(o2)t (et) en la dressant<text:line-break/>et appointant les eschellons qui estoi(e2)t des<text:line-break/>pecez la chamberiere suruint. Et elle en en<text:line-break/>trant dedans la tour ne peut tenir sa voix<text:line-break/>en frapp(a2)t ses mains lune a lautre c(o2)menca<text:line-break/>a crier. Las ma dame ou estez vo<text:span text:style-name="T1041">9</text:span>. La da<text:line-break/>me oyant buchier sa chamberiere respondit<text:line-break/>si fort en tant hault comme elle peut crier.<text:line-break/>A. a. a. ma seur ie suis icy. Me pleure mye<text:line-break/>ne ne te vueilles torm(e2)ter en aucune manie<text:line-break/>re que ce soit (sol) mais ie te prye en tant (q2)l mest<text:line-break/>possible que tu me apportes mes robes et<text:line-break/>tous mes vestemens. Et tantost apres<text:line-break/><text:span text:style-name="pb">[f. 127v]</text:span><text:line-break/>que la seruante eut ouy sa b(o2)ne maistresse<text:line-break/>qui tant se desconfortoit et esbahissoit vint<text:line-break/>a elle en la voulte de la tour ou elle estoit.<text:line-break/>Et elle voiant sa dame qui ne luy sembloit<text:line-break/>point auoir corps de femme (sol) mais elle re(-)<text:line-break/>s(e2)bloit a vne busche bruslee toute picquee<text:line-break/>de mouches gisant sut la terre toute nuee (sol)<text:line-break/>et en la regardant commenca a plourer c(o2)(-)<text:line-break/>me se elle fust morte et enseuellie. La dame<text:line-break/>voy(a2)t sa seru(a2)te plourer et gemir (sol) luy pria<text:line-break/>quelle se teust et quelle luy aidast a reuestir<text:line-break/>ses robes. Et a(p2)s ce (q1) la dame eut ent(e2)du<text:line-break/>et sceu de la seruante que aucune personne<text:line-break/>ne scauoit en quel lieu elle eust este celluy<text:line-break/>iour (sol) fors ceulx qui luy auoyent baille ses<text:line-break/>robes. Et le mettaier qui estoit iller en la<text:line-break/>presence elle fut aucunement reconfortee.<text:line-break/>Si leur pria que pour lamour de nostre sei<text:line-break/>gneur dieu ilz nen dissent a aucune person(-)<text:line-break/>ne chose de celle bes(o2)gne. Le mettaier apres<text:line-break/>plusieurs paroles print entre ses bras (sol) la f(e2)<text:line-break/>me qui ne pouoit aller et la conduit hors de<text:line-break/>la tour sans luy faire aucun mal. Mais la<text:line-break/><text:soft-page-break/>chamberiere qui demouta dettiere sut la<text:line-break/>tour comme elle desc(e2)doit glissa dung pied<text:line-break/>et cheut en bas a terre t(a2)t quelle se rompit<text:line-break/>la iambe (sol) et pour la douleur quelle souffroit<text:line-break/>commenca cryer et braire moult fort (sol) Dar<text:line-break/>quoy le metaier en oyant ceste seruante ain<text:line-break/>si se tourmenter mist sur lherbe la dame et al<text:line-break/>la veoit quel meschies elle auoit. Si trou<text:line-break/>ua quelle auoit la iambe rompue (sol) et pource<text:line-break/>il lapporta sur lherbe au plus pres de sa mai<text:line-break/>stresse (sol) laquelle voyant ceste aduanture p(e2)<text:line-break/>sa que ceste chose fust aduenue pour accrois<text:line-break/>tre ses maulx pour ce quelle auoit la iambe<text:line-break/>rompue. La dame esperant auoir ayde et<text:line-break/>secours de sa chamberiere pour ceste fortu(-)<text:line-break/>ne (sol) recomm(e2)ca plus que toutes les autres<text:line-break/>foys a plourer et a gemir et estre dolente<text:line-break/>sans demesure. Mais elle voyant aller le<text:line-break/>soleil en la partie doccident (sol) affin (q1) la nuyt<text:line-break/>ne les soupprint dist au mettaier quil allast<text:line-break/>en sa maison (et) quil amenast ses deux freres<text:line-break/>(et) sa femme (sol) puis quil retournast a elle. Et<text:line-break/>ainsi fist le mettaier le c(o2)mandement De sa<text:line-break/>dame (sol) et au mieulx quilz peurent ilz appor(-)<text:line-break/>terent la dame en sa maison et la chamberie<text:line-break/>re (sol) et puis apres la dame fut oingre de cau(-)<text:line-break/>tose et de eaue fresche. Et apres par bon<text:line-break/>nes paroles de ses parens et amis lung de<text:line-break/>eulx la print et la porta en sa chambre. Et<text:line-break/>quant la femme du mettaier leur eut baille<text:line-break/>a doyte et a mangier et (q1) elles eurent prins<text:line-break/>leur refection tout ainsi c(o2)me bon leur sem<text:line-break/>bla les firent despouiller et eulx deux cou<text:line-break/>cher en vng lict (sol) et puis les freres du met(-)<text:line-break/>taier ordonner(e2)t que en celle nuyt elle et sa<text:line-break/>seruante seroient portees a florence (et) ainsi<text:line-break/>fut fait. La dame qui abondoit a cautelle<text:line-break/>composa (et) faignit vne fable. Et icelle cou<text:line-break/>loura si bien que de soy et de sa chamberiere<text:line-break/>elle fist accroire a ses freres et a ses seurs (et)<text:line-break/>a tous autres que ces choses estoi(e2)t adue(-)<text:line-break/>nues par art magique. Apres aussi les me<text:line-break/>decins (et) cirurgi(e2)s furent appelles a la gue<text:line-break/>rir de cruelles fieures et dautres accidens<text:line-break/>et non mye sans gr(a2)t angoisse et paine : car<text:line-break/>tout le cuit de son corps estoit ahets aux fin<text:line-break/>ceux. Duis apres les cirurgiens guerir(e2)t<text:line-break/>la chamberiere de sa iambe. Dour cestuy ac<text:line-break/>cident la dame des lors oblya son amant et<text:line-break/>prudentement se garda de mocques et day(-)<text:line-break/><text:soft-page-break/>mer aucun homme. Lescollier oyant aussi<text:line-break/>dire que la chamberiere eut la iambe r(o2)pue<text:line-break/>luy sembla quil en fust vengie (et) fort ioyeux<text:line-break/>et sans plus proceder il reposa et teut la be<text:line-break/>songne. Et ainsi doncques dame Belaine<text:line-break/>qui de ses mocqueries cuyda ouuret bata(-)<text:line-break/>teusement auec vng escollier ainsi comme<text:line-break/>elle eust fait auec vng autre homme. La da<text:line-break/>me si ne scauoit pas que les escoliers (sol) ie ny<text:line-break/>dy mye tous (sol) mais la plus grant partie de<text:line-break/>eulx se trouuassent la (sol) ou le diable tient la<text:line-break/>queue de la paelle. Et pourtant dames ne<text:line-break/>vous applicques point la barater aucuns<text:line-break/>hommes et especialement escolliers (sol) parisi<text:line-break/>ens ne autres que vous ne soyez comme<text:line-break/>Belaine fut.</text:p>
      <text:p text:style-name="p"><text:span text:style-name="pb">[f. 128r]</text:span></text:p>
      <text:p text:style-name="P1042"><text:span text:style-name="T1043">E</text:span>N ceste nouuelle est monstre c(o2)(-)<text:line-break/>me nul mal fait ne demeure impu<text:line-break/>ny soit en ce m(o2)de cy ou en lautre<text:line-break/>Apres y est monstre comme tromperie re(-)<text:line-break/>tourne tousiours a soy mesmes. finable(-)<text:line-break/>ment y est monstre comme mal sut mal ad<text:line-break/>uient souu(e2)r sur vng autre mal c(o2)me il ap(-)<text:line-break/>part en ceste nouuelle de la seruante qui se<text:line-break/>rompit la iambe de quoy la dame cuy doit<text:line-break/>auoit secours (sol) parquoy sa douleur renou<text:line-break/>uella comme deuant.</text:p>
      <text:h text:style-name="Titre1" text:outline-level="1">(ipdm) Cy ensuit la.lxx viii. nouuelle c(o2)p<text:line-break/>tee par Alamette sur la. viii. iournee<text:line-break/>dont saurette est royene.</text:h>
      <text:p text:style-name="figure">&lt;image&gt;</text:p>
      <text:p text:style-name="P1044"><text:span text:style-name="T1045">D</text:span>Ame pampinee vous auez comp<text:line-break/>te vne nouuelle treffort longue<text:line-break/>(et) ennuy(a2)te a la compaignie non<text:line-break/>obstant que elle est fort efficace et apperte<text:line-break/>en aucunes matieres (sol) et si est pitoyable et<text:line-break/>moult doloureuse en aucune endroiz (sol) mais<text:line-break/>au plaisir de nostre seigneur dieu la nouuel<text:line-break/>le que ie vueil c(o2)pter ne sera pas si longue<text:line-break/>ne si ennuyeuse (sol) mais elle sera aucunem(e2)t<text:line-break/>solacieuse pour la bonne compaignie.</text:p>
      <text:h text:style-name="Titre2" text:outline-level="2">(ipdm) La forme de la nouuelle.</text:h>
      <text:p text:style-name="P1046"><text:span text:style-name="T1047">I</text:span>Ay ouy dire que en vne cite De<text:line-break/>toscane furent autreffois deux h(o2)<text:line-break/>mes assez riches de bon lignage<text:line-break/>populaire. Lung se nommoit spinolet (sol) et<text:line-break/><text:soft-page-break/>lautre ciboule myne. Ces deux h(o2)mes icy<text:line-break/>estoient prouchains voisins et auoient es<text:line-break/>pouse chascun vne moult belle f(e2)me. Ces<text:line-break/>deux voisins tousiours conuer soient ens(e2)<text:line-break/>ble (sol) et sentreaymoient aut(a2)t ou plus se sem<text:line-break/>bloit c(o2)me se ilz eussent este propres freres<text:line-break/>draduint que syinolet conuersoit plus en<text:line-break/>la maison de ciboule que ne faisoit ciboule<text:line-break/>en la maison de syinolet (sol) (et) continuellement<text:line-break/>cestuy spinolet venoit tousiours voire et<text:line-break/>manger en la maison de ciboule. La femme<text:line-break/>de ciboule estoit plus belle que nestoit celle<text:line-break/>de spinolet. Et tant alla cestuy spinolet en<text:line-break/>la maison de ciboule quil de acointa De sa<text:line-break/>femme (sol) (et) tant fist quil la congneut charnel<text:line-break/>lement (sol) et par longue espace de temps eulx<text:line-break/>deux ensemble continuerent leur amour<text:line-break/>sans ce que en tiens le mary Ciboule sen<text:line-break/>apparceust (sol) mais au long proces du temps<text:line-break/>ciboule print garde sut sa f(e2)me et sen (d1)oub<text:line-break/>ta tant quil se mussa en sa maison (sol) (et) guetta<text:line-break/>sa femme (et) espinolet pour scauoit ce la cho<text:line-break/>se quil pensoit estoit vraye (sol) (et) se il sen pour(-)<text:line-break/>roit point apparceuoir. Si aduint que spi<text:line-break/>nolet vint demander ciboule tandis quil<text:line-break/>estoit musse en sa maison (sol) et la f(e2)ne (q2) rien<text:line-break/>ne scauoit (q1) son mary fust mure en la mai(-)<text:line-break/>son respondit a spinolet quil ny estoit point<text:line-break/>Et tantost spinolet monta en la chambre<text:line-break/>de la femme de ciboule (et) elle apres (sol) (et) spino<text:line-break/>let cuidant quelle fust seule en la maison la<text:line-break/>commenca a embrasser (et) a baiser (sol) (et) elle aus<text:line-break/>si pareillement. Ciboule regardant (et) ar(-)<text:line-break/>tendant a quelle fin la besongne viendroit<text:line-break/>voulant esprouuer sa femme eulx entrebai<text:line-break/>sans (et) estans en la chambre de ciboule fet<text:line-break/>merent luys sur eulx d(o2)t ciboule fut moult<text:line-break/>trouble pour cestuy cas. Car il aduisa (et) c(o2)<text:line-break/>gneur que la chose quil pensoit estoit vraye<text:line-break/>duis p(e2)sa a luy mesmes que se il cryoit ou<text:line-break/>faisoit aucun effroy que son iniure nen a(-)<text:line-break/>mendriroit point ne la honte de luy ne de sa<text:line-break/>femme (sol) ains en agrandiroit. Apres donc<text:line-break/><text:span text:style-name="pb">[f. 128v]</text:span><text:line-break/>il commenca a penser c(o2)me il sen pourroit<text:line-break/>vengier de celle besongne sans ce quelle<text:line-break/>fust sceue entre les voisins (et) autres (sol) et tel(-)<text:line-break/>lement que son courage pour sa sagesse fut<text:line-break/>reuoc(q1) (et) appaise pour lors. Et apres f(o2)gz<text:line-break/>pensemens quant luy sembla quil eut trou<text:line-break/><text:soft-page-break/>ue maniere de secrete vengeance il retint (et)<text:line-break/>endura longuem(e2)t ceste iniure a son cueur<text:line-break/>que spinolet auoit fait a sa femme (sol) (et) se souf<text:line-break/>frit c(o2)me h(o2)me prudent (et) sage enuers sa fo<text:line-break/>le femme. Si tost que spinolet eut iouste (et)<text:line-break/>fut party dauec elle (sol) ciboule entra dedans<text:line-break/>la chambre en laquelle il trouua sa femme<text:line-break/>toute descoiffee qui nauoit pas eu loisir de<text:line-break/>radouber ses bendeaulx sur sa teste. Et a<text:line-break/>lors dist ciboule. O femme que fais tu.<text:line-break/>Cestuy lieu dist elle nest pas si obscur que<text:line-break/>tu ne puisse veoir la chose que ie fais. Cer<text:line-break/>tes dist ciboule iay veu vne chose oultre pl<text:span text:style-name="T1048">9</text:span><text:line-break/>que ie ne voulsisse veoir. Et apres lui com<text:line-break/>menca a parler des choses que il auoit veu<text:line-break/>faire faire. Et elle oy(a2)t ce que le mory luy<text:line-break/>disoit eut paour (et) fraieur. Et apres main<text:line-break/>tes paroles dictes confessa a ciboule le fait<text:line-break/>estre tel lequel c(o2)uenablem(e2)t elle ne le pou<text:line-break/>oir nyer (sol) cestassauoir de lacointance de elle<text:line-break/>(et) de spinollet (sol) (et) en plourant demanda par(-)<text:line-break/>don a son mary qui luy dist. Considere ma<text:line-break/>femme que tu as peche contre moy. Et se<text:line-break/>tu veulx que ie te le pardonne dispose toy a<text:line-break/>faire tout ce que ie te diray. Cestassauoir<text:line-break/>que tu dyes a spinolet que demain enuiron<text:line-break/>heure de tierce il treuue aucune cause de soy<text:line-break/>departir dauec(q1)s moy (et) de venir vers toy<text:line-break/>Et quant il sera icy ie retourneray ceans :<text:line-break/>et quant tu me orras hucher fais le musser<text:line-break/>dedans ton coffre (sol) et quant tu auras fait<text:line-break/>ceste chose ie te diray le surplus quil te con(-)<text:line-break/>uiendra faire (sol) (et) nayes point de paour en fai<text:line-break/>sant ceste chose (sol) car ie te prometz (q1) aucucun<text:line-break/>malne te feray. Conscience obliga ceste f(e2)<text:line-break/>me a mal c(o2)sentir affin (q1) elle satiffist a son<text:line-break/>mary (sol) elle suy promist ac(o2)plir tout son de desir<text:line-break/>Et ainsi le fist (sol) car au iour en suiu(a2)t spino(-)<text:line-break/>let vint veoir ciboule (sol) (et) apres quilz furent<text:line-break/>allez a lesbat la ou ciboule le menoit (sol) spino<text:line-break/>let veit (q2)l estoit heure de tierce voulut de<text:line-break/>(p3)tit de ciboule (et) luy faire ent(e2)dre (q2)l deuoit<text:line-break/>aller disner en la ville auec des gens les(q1)lz<text:line-break/>il ne pouoit faire attendre ne muser (sol) (et) pour<text:line-break/>ce il dist ie te c(o2)mande a dieu. Quoy ce dist<text:line-break/>ciboule il nest pas heure de disner iusques a<text:line-break/>long t(e2)ps. Non ce dist spinolet (sol) mais iay a<text:line-break/>parler auec eulx daucunes menues beson<text:line-break/>gnes (et) pource il me c(o2)uient y aller bien has<text:line-break/>tiuement. Lors se departit spinolet dauec<text:line-break/><text:soft-page-break/>ciboule (sol) le quel vint tout courant a la mai(-)<text:line-break/>son de ciboule (sol) (et) laissa ciboule auec dautres<text:line-break/>g(e2)s (sol) parquoy il sembloit a spinollet quil ne<text:line-break/>reui(e2)droit empiece. Et quant spinolet d(o2)c<text:line-break/>fut entre en la maison de ciboule la femme<text:line-break/>le fist monter en sa chambre (sol) et apres ce que<text:line-break/>eulx deux fur(e2)t entrez en la chambre cibou<text:line-break/>le qui bien scauoit lentreprinse suruint. Et<text:line-break/>quant la f(e2)me c(o2)gneut que son mary estoit<text:line-break/>venu faingnit estre bien dolente (et) marrye<text:line-break/>et fist coucher spinolet en sondit coffre que<text:line-break/>ciboule luy auoit ordonne et lenferma de(-)<text:line-break/>dans (sol) puis apres saillit hors de sa chambre<text:line-break/>Et quant ciboule fut entre en sa chambre<text:line-break/>dist a sa f(e2)me. Est il heure de disner. Ouy<text:line-break/>dist elle tantost. Puis dist ciboule. Mon<text:line-break/>voysin spinolet ma dit quil est alle disner<text:line-break/>auec vng sien amy au iourduy. Va (et) huche<text:line-break/>sa femme par ceste fenestre (et) luy dys quelle<text:line-break/>vienne disner auec nous. La femme doub<text:line-break/>t(a2)t le pis auoir (et) se s(e2)toit coulpable (et) crain<text:line-break/>gnoit son mary (sol) parquoy elle obeyss(a2)t a lui<text:line-break/>sist ce quil commanda (sol) (et) alla querir la fem<text:line-break/>me de spinolet en luy disant quelle vint dis<text:line-break/>ner auec elle (et) son mary (sol) (et) que son mary spi<text:line-break/>nolet ne deuoit point disner en sa maison<text:line-break/>mais estoit alle disner auec vng sien amy<text:line-break/>en la ville et quil lauoit dit a son mary Ci<text:line-break/>boule (sol) (et) lors la pria tant que elle vint. Et<text:line-break/>quant ciboule la veit il luy fist plus grant<text:line-break/>feste quil nauoit acoustume premierem(e2)t (et)<text:line-break/>la print par la main et la mena en sa ch(a2)bre<text:line-break/>puis commanda a sa femme que elle sen al<text:line-break/>last en la cuysine. Et quant eulx deux<text:line-break/><text:span text:style-name="pb">[f. 129r]</text:span><text:line-break/>fu(-)rent en la ch(a2)bre ciboule ferma luys apres<text:line-break/>eulx. Et quant la femme de spinolet veit<text:line-break/>luys ferme dist a ciboule. Que me veulx<text:line-break/>tu faire (sol) me as tu fait venir cy pour ceste be<text:line-break/>songne (sol) esse lamour dont tu aymes spino<text:line-break/>let (et) la loyale compaignie que tu gardes en<text:line-break/>uers luy. Ciboule se approucha du coffre<text:line-break/>auquel estoit spinolet (et) tenoit fort sa fem(-)<text:line-break/>me (sol) si luy dist. Escoutes ains (q1) tu te plain<text:line-break/>gnes de moy. Je te veulx dire vne chose<text:line-break/>bien vraye. Jayme autant spinolet comme<text:line-break/>sil estoit mon propre frere c(o2)bien que il nen<text:line-break/>sache riens (sol) mais ie ay trouue en luy poure<text:line-break/>fi(a2)ce (sol) car hyer ie le trouuay couche auec(q1)s<text:line-break/>ma femme (sol) mais pour ce que ie laymoye ie<text:line-break/><text:soft-page-break/>ne luy voulu point faire de desplaisir. Et<text:line-break/>pource ie nentens point faire dautre ven<text:line-break/>geance enuers luy (sol) si non de coucher auec<text:line-break/>toy en luy r(e2)dant le plaisir quil a fait a ma<text:line-break/>femme (sol) et pource se tu ne es contente il con<text:line-break/>uiendra que ie preigne venge(a2)ce de luy (sol) car<text:line-break/>ie nentens pas laisser la besongne ainsi im<text:line-break/>punye (sol) et tellement le puniray que toy (et) luy<text:line-break/>iamais nen serez ioyeux. La femme oyant<text:line-break/>ainsi parler ciboule fut toute esbahye (q1) son<text:line-break/>mary auoit congneu la femme de ciboule (et)<text:line-break/>en eut si grant despit que a merueilles (sol) et<text:line-break/>oyant ledit ciboule qui menacoit son mary<text:line-break/>craingnoit (et) adiousta foy aux parolles de<text:line-break/>luy (sol) si luy dist. Mon amy ciboule puis que<text:line-break/>ceste vengeance doit sur moy cheoir ie suis<text:line-break/>contente de faire tout ce que tu vouldras.<text:line-break/>Par ainsi que auec ta femme tu me faces<text:line-break/>estre en paix ainsi comme de present ie suis<text:line-break/>non obstant le tort quelle ma fait. Si luy<text:line-break/>respondit ciboule. Je feray seurem(e2)t la cho<text:line-break/>se que tu me demandes (sol) et si te donneray<text:line-break/>vng beau ioyau aussi beau (q1) tu en as poit<text:line-break/>Et en disant ces paroles ilz se entrembras<text:line-break/>serent (et) baiserent lung lautre (sol) (et) puis la cou<text:line-break/>cha dessus le coffre ou estoit sondit mary<text:line-break/>enferme et se esbatoi(e2)t la dessus eulx deux<text:line-break/>ensemble (sol) et prindrent du soulas et du de<text:line-break/>duit tant que bon leur sembla (sol) mais spino(-)<text:line-break/>let qui ded(a2)s le coffre estoit qui auoit tou(-)<text:line-break/>tes ouyes les parolles dudit Ciboule et<text:line-break/>les responses de sa femme (sol) et oyant naque<text:line-break/>ter se coffre souffroit si grant douleur quil<text:line-break/>luy sembloit estre mort et cuyda enrager.<text:line-break/>Et si neust doubte que icelluy ciboule luy<text:line-break/>eust fait mal il eust parle et eust dit maintes<text:line-break/>iniures a sa femme luy estant enferme en<text:line-break/>ce coffre. Mais apres pensant a soy mes(-)<text:line-break/>mes que il auoit fait la premiere offense ad<text:line-break/>uisa que icelluy Ciboule auoit droit de fai<text:line-break/>re contre vengeance. Et si se estoit beni(-)<text:line-break/>gnement porte auecques luy comme c(o2)pai(-)<text:line-break/>gnon (sol) et delibera (et) proposa en son courage<text:line-break/>soy estre amy de ciboule (sol) (et) quil pouoit aussi<text:line-break/>bien endurer comme auoit endure ciboule<text:line-break/>en ce faisant. Apres doncques que ciboule<text:line-break/>eut fait tout a loisir son plaisir auec la fem<text:line-break/>me de spinolet (et) fut descendu de dessus le<text:line-break/>coffre la femme demanda le ioyau quil luy<text:line-break/>auoit promis. Adonc ciboule feist venir sa<text:line-break/><text:soft-page-break/>femme (sol) laquelle ne dist rien a la f(e2)me de spi<text:line-break/>nolet si non. Dame vous mauez rendu<text:line-break/>pain pour gasteau en soy riant. Ciboule<text:line-break/>donc dist a sa f(e2)me. Ouure moy cestuy cof<text:line-break/>fre (sol) (et) puis la femme louurit. Et quant il<text:line-break/>fut ouuert ciboule monstra a la femme de<text:line-break/>spinolet son mary. Et certes ce seroit cho<text:line-break/>se difficile a dire lequel auoit mieulx tr(o2)pe<text:line-break/>son compaignon (sol) ne lequel fut le plus hon(-)<text:line-break/>teux ou spinolet ou sa femme (sol) puis ciboule<text:line-break/>dist. Veez cy le beau ioyau que ie te donne<text:line-break/>Et quant spinolet fut sailly du coffre sans<text:line-break/>longues paroles ciboule luy dist. Nous<text:line-break/>deux sommes pareilz (sol) et pource est il bon<text:line-break/>de faire ainsi comme ie disoye (sol) cest que no<text:span text:style-name="T1049">9</text:span><text:line-break/>soy(o2)s tousiours b(o2)s amis ensemble ainsi<text:line-break/>comme nous auons acoustume. Puis se<text:line-break/>en allerent disner ensemble (et) firent laccord<text:line-break/>entre eulx. Et depuis en apres chascun<text:line-break/>se tint a se femme sans auoir aucune ques<text:line-break/>tion entre eulx le temps aduenir.</text:p>
      <text:p text:style-name="P1050"><text:span text:style-name="T1051">E</text:span>N ceste nouuelle est m(o2)stre com<text:line-break/>me nul bien fait ne demeure inre<text:line-break/>numere comme il appart en ceste<text:line-break/><text:span text:style-name="pb">[f. 129v]</text:span><text:line-break/>nouuelle. Apres est monstre c(o2)ment la pa<text:line-break/>ci(e2)ce ciboule qui premierem(e2)t se seust bien<text:line-break/>vengie de son compaignon spinolet quant<text:line-break/>il le trouua auec sa femme. Finablement<text:line-break/>y est monstre comme ilz furent secretz (et) ne<text:line-break/>reueler(e2)t point leur cas a personne du m(o2)<text:line-break/>de (sol) et deslors furent aussi bons amys com<text:line-break/>me deuant.</text:p>
      <text:h text:style-name="Titre1" text:outline-level="1">(ipdm) Cy ensuit la. lxxix. nouuelle c(o2)p(-)<text:line-break/>tee par dame laurette Royne sur ceste<text:line-break/>xiii. iournee.</text:h>
      <text:p text:style-name="figure">&lt;image&gt;</text:p>
      <text:p text:style-name="P1052"><text:span text:style-name="T1053">E</text:span>Ntre vous tous dames et iou<text:line-break/>uence aulx ie suis moult cont(e2)te<text:line-break/>des nouuelles (q1) vous auez c(o2)p<text:line-break/>tees (sol) (et) aussi (q1) vous auez tous obey a mon<text:line-break/>commandement (et) entretenu tousiours la<text:line-break/>matiere premierement par moy imposee.<text:line-break/>Parquoy ie vous rens louenges (et) merciz<text:line-break/>Et aussi c(o2)me tous auez compte chascun<text:line-break/>sa nouuelle (sol) ie vueil compter la mienne se<text:line-break/><text:soft-page-break/>lon ma possibilite et puissance en la manie(-)<text:line-break/>re qui sensuit.</text:p>
      <text:p text:style-name="P1054"><text:span text:style-name="T1055">D</text:span>E coustume nous auons ainsi<text:line-break/>comme chascun scet (q1) les enfans<text:line-break/>de bonnes maisons de aucunes<text:line-break/>villes (et) cites vont souuent aux escolles la<text:line-break/>ou sont instituez vniuersites pour estudier<text:line-break/>et apr(e2)dre science. Dont aucunes fois les<text:line-break/>vngz estudient si bien quilz retourn(e2)t des<text:line-break/>vniuersites maistres (et) docte<text:span text:style-name="T1056">r</text:span>s. Les vngz<text:line-break/>docteurs en theologie (sol) les autres en decret<text:line-break/>(et) aux loix (sol) parquoy ilz sont iuges (et) aduo<text:line-break/>catz (sol) les autres docteurs en medicine. Et<text:line-break/>aussi chascun selon son estat et sa practique<text:line-break/>se gonuern(e2)t et se abillent en diuerses fa<text:line-break/>cons. Si aduint que vng n(o2)me maistre sy<text:line-break/>mon docteur en medicine retourna de luni<text:line-break/>uersite de boulongne (et) sen vint demourer<text:line-break/>en la maison de son pere a florence (sol) lequel<text:line-break/>estoit venu en gr(a2)s p(o2)pes (sol) c(o2)me robes des<text:line-break/>carlate fourrees de venu ver (et) abille dieu<text:line-break/>scet c(o2)ment affin (q1) on dist a florence que ce<text:line-break/>fust vng grant homme (et) sciencieux en son<text:line-break/>estat de medicine. Cestuy maistre symon<text:line-break/>de son patrimoine estoit fort riche parquoy<text:line-break/>il pouoit bien porter telz abillemens c(o2)me<text:line-break/>il luy plaisoit (sol) (et) sembloit a cause de ses ha<text:line-break/>bitz que ce fust vng grant homme (sol) (et) fort se<text:line-break/>prisoit (sol) c(o2)bien quil ne fust pas des plus sai<text:line-break/>ges de la ville de florence. Cestuy symon<text:line-break/>estant en sa maison en sa bouticle auoit de<text:line-break/>coustume (et) vsage de iterroguer chasc(u2) pas<text:line-break/>sant qui passoit pardeuant sa maison de (q1)l<text:line-break/>estat il estoit (et) de quel mestier (sol) de quoy il se<text:line-break/>mesloit (et) c(o2)ment il se gouuernoit (et) de quoy<text:line-break/>il viuoit (sol) ne plus ne moins que sil eust vou<text:line-break/>lu interroguer le paci(e2)t pour lui bailler me<text:line-break/>dicine. Et entre les autres il y auoit deux<text:line-break/>paintres voisins qui continuellement con<text:line-break/>uersoient chascun iour lung auec lautre (sol) si<text:line-break/>se enquist cestuy medecin de ces deux pain<text:line-break/>tres de quoy ilz pouoient viure (et) comment<text:line-break/>ilz se gouuernoient veu se luy sembloit que<text:line-break/>ilz ne faisoient riens si non eulx esbatre et<text:line-break/>aller iouer (et) faire b(o2)ne chiere : (et) estoi(e2)t les<text:line-break/>plus ioyeuses gens de toute la ville. Et<text:line-break/>quant on luy eut dit les condicions de ses<text:line-break/>deux paintres luy sembla estre chose impos<text:line-break/>sible quant a lui (sol) que eulx peussent si liem(e2)t<text:line-break/>viure c(o2)me ilz faisoient. Si p(e2)sa a son ad<text:line-break/><text:soft-page-break/>uis pource (q2)lz estoient g(e2)s subtilz (et) caulte<text:line-break/>leux (q2)lz euss(e2)t plus de practique (q1) autres<text:line-break/>gens. Et pourtant il print desir a icelluy<text:line-break/>maistre sy mon de congnoistre quelz gens<text:line-break/><text:span text:style-name="pb">[f. 130r]</text:span><text:line-break/>cestoient fist tant quil se accointa de lung<text:line-break/>deux pour pr(e2)dre aucuneffoys plaisir (et) pas<text:line-break/>ser le temps auecques luy. Si dist donc<text:line-break/>ques a lung deux nomme brunet qui estoit<text:line-break/>homme subtil (et) fin en toutes choses que il<text:line-break/>vint aucuneffois prendre la pacience auec<text:line-break/>luy. Lequel brunet ne se fist point prier (et) al<text:line-break/>la boire (et) mangier chascun iour continuel(-)<text:line-break/>lement auecques ce medecin. Et aussi tost<text:line-break/>que brunet veit (et) eut congneu les facons (et)<text:line-break/>condicions de cestuy medecin il luy sembla<text:line-break/>estre homme robuste et de dur entendem(e2)t<text:line-break/>et quil estoit vne droicte beste chaussce. Et<text:line-break/>commenca a prendre soulas et esbas en di<text:line-break/>uerses manieres (et) a se truffer du medecin<text:line-break/>Et aux parolles (et) fables que brunet comp<text:line-break/>toit (et) disoit cestuy medecin y prenoit plaisir<text:line-break/>par quoy le fem(o2)noit chascun iour a disner<text:line-break/>et a soupper ledit brunet pour prendre esba<text:line-break/>tement auecques luy. Et ainsi comme ilz<text:line-break/>disnoient ensemble priucement (sol) il demanda<text:line-break/>a brunet de quoy luy et son compaignon su<text:line-break/>salmace viuoyent et quil sen esmerueilloit<text:line-break/>fort veu quilz estoient tous deux poures<text:line-break/>h(o2)mes. Et pource il luy pria quil luy dist<text:line-break/>comment eulx deux viuoient si solacieuse<text:line-break/>ment. Brunet oyant parler le medecin c(o2)(-)<text:line-break/>menca a rire pource que la demande estoit<text:line-break/>folle (sol) et selon sa maniere sembla estre desh(o2)<text:line-break/>neste. Si pensa brunet que il luy bailleroit<text:line-break/>du febe et quil le bouteroit en grant frenai<text:line-break/>sie (sol) car il luy sembloit bien (q1) il croiroit tout<text:line-break/>ce quil luy diroit (sol) si luy dist. Monseigneur<text:line-break/>maistre symon vous estes bien fort mon<text:line-break/>amy et scay de vray que pour ri(e2)s ne diriez<text:line-break/>ceste chose que ie vous diray (sol) car il me sem(-)<text:line-break/>ble que vous estes assez secret. Bien est<text:line-break/>vray comme vous dictes que mon compai<text:line-break/>gnon sasalmace (et) moy viuons tant ioyeu(-)<text:line-break/>sement que merueilles et moult plus quil<text:line-break/>nappart (sol) mais toutesuoyes ie ne vueil pas<text:line-break/>que vous croiez que nous allons desrober<text:line-break/>les bi(e2)s dautruy. Mais nous deux all(o2)s<text:line-break/>en vaudoirie (sol) (et) de ce nous auons toutes<text:line-break/>choses neccessaires a nostre mesnaige sans<text:line-break/><text:soft-page-break/>le dommage daucun (et) de ce procede nostre<text:line-break/>ioyeux viure ainsi comme vous voiez. Le<text:line-break/>medecin oyant ces paroles le creut sans ce<text:line-break/>quil sceust que ce fust a dire vauldoyerie (sol) si<text:line-break/>fut moult esbahy (sol) et pource soubdainem(e2)t<text:line-break/>linterrogua que cestoit a dire que daller en<text:line-break/>vauldoyerie. Et lors brunet luy dist que<text:line-break/>iamais il ne luy diroit sil ne luy affermoit<text:line-break/>de iamais nen parler a homme du monde<text:line-break/>car le secret de ceste chose estoit moult gr(a2)t<text:line-break/>(et) dangereux (sol) car nous en serions destruis<text:line-break/>se auc(u2) le scauoit (sol) mais de lamour de quoy<text:line-break/>ie vous ayme en me promettant de iamais<text:line-break/>ne le reueler (sol) ie ne vo<text:span text:style-name="T1057">9</text:span><text:s/>scauroye refuser ces(-)<text:line-break/>te demande (sol) car iay ma fiance en vous. Et<text:line-break/>lors maistre symon lui afferma que iamais<text:line-break/>il nen ouureroit la bouche pour en parler.<text:line-break/>Adonc dist brunet (sol) vous deuez scauoir (q1)<text:line-break/>encores na pas long t(e2)ps que en ceste cite<text:line-break/>fut vng grant h(o2)me nigromancien appelle<text:line-break/>maistre michel lescot natis du pays descosse<text:line-break/>(q2) en son temps eut grant h(o2)neur de mains<text:line-break/>nobles hommes. Et qu(a2)t cestuy maistre<text:line-break/>voulut partir de florence a linstance (et) prie(-)<text:line-break/>res des nobles homues il laissa en ceste vil<text:line-break/>le deux suffisans disciples en lart (et) science<text:line-break/>de nigromancie (sol) ausquelz il enloingnit que<text:line-break/>a tous les plaisirs de ces nobles hommes<text:line-break/>qui lauoi(e2)t honnore que ces deux disciples<text:line-break/>feussent attentiz (et) aprestez a faire les plai(-)<text:line-break/>sirs de ses nobles h(o2)mes (sol) c(o2)me en fais da<text:line-break/>mours (sol) (et) en aucunes autres choses (sol) (et) ge(-)<text:line-break/>neralem(e2)t a tout ce (q2)lz vouldroi(e2)t deman<text:line-break/>der (sol) et apres ce (q1) la cite leur pleut propose(-)<text:line-break/>rent de demourer a florence ou ilz ac(q2)rent<text:line-break/>gr(a2)t h(o2)neur sans ce que ilz sceuss(e2)t se ilz es<text:line-break/>toi(e2)t nobles ou non (sol) mais que sensiuem(e2)t<text:line-break/>ilz fuss(e2)t c(o2)fermez aux meurs des deux dis<text:line-break/>ciples que affin (q2)lz ac(o2)pliss(e2)t leurs desirs<text:line-break/>ord(o2)nerent vne c(o2)paignie de g(e2)s par adu(a2)<text:line-break/>ture de. xxvi. flor(e2)tins (q2) au moins se trou<text:line-break/>u(e2)t deux fois le mois en vng lieu secret (sol) (et)<text:line-break/>qu(a2)t ilz sont tous assemblez chascun a son<text:line-break/>souhait entre eulx (sol) et en celle heure ilz ac(o2)(-)<text:line-break/>plissent celluy desir et souhait de (q1)lque<text:line-break/><text:span text:style-name="pb">[f. 130v]</text:span><text:line-break/>cho(-)se que ce soit. Et pource que susalmace et<text:line-break/>moy auions singuliere amytie auec(q1)s ses<text:line-break/>deux disciples fusmes et sommes encores<text:line-break/>receuz en celle compaignie. Pour laquelle<text:line-break/><text:soft-page-break/>chose ie vous dy maistre symon que toutes<text:line-break/>les fois (et) qu(a2)tes que nous sommes assem<text:line-break/>blez en ce lieu si vous y estiez que vo<text:span text:style-name="T1058">9</text:span><text:s/>ver(-)<text:line-break/>riez merueilles (sol) car en la sale ou nous man<text:line-break/>geons tout au tour est tendu de tapisserie<text:line-break/>de soye et de draps dor (sol) (et) les chambres pa(-)<text:line-break/>rees en maniere royale (sol) et auons nobles (et)<text:line-break/>beaulx seru(a2)s (sol) h(o2)mes (et) femmes qui nous<text:line-break/>seruent au gre (et) au plaisir dung chascun de<text:line-break/>celle compaignie. Et aussi verriez illec(q1)s<text:line-break/>bassins (et) vaisselle dor (sol) les grans flacons<text:line-break/>(et) couppes toutes dor en quoy nous man<text:line-break/>geons (et) buuons. Et auecques ce nous<text:line-break/>auons diuerses viandes a lappetit (et) desir<text:line-break/>de vng chascun (sol) lesquelles on nous apporte<text:line-break/>deuant nous selon la saison du iour et du<text:line-break/>temps. Je ne vous scauroye descrire ses<text:line-break/>doulx sons des instrumens de toutes les<text:line-break/>fortes du monde (sol) qui sonnent si melodieu<text:line-break/>sem(e2)t quil semble estre en paradis (sol) ch(a2)tres<text:line-break/>qui chantent a plaisance que meruerueilles<text:line-break/>est a ouyr toutes ses melodies qui illec(q1)s<text:line-break/>sont. Puis est la vne grant quantie de tor<text:line-break/>ches (et) de chandelles de cire qui bruslent t(a2)t<text:line-break/>c(o2)me nous sommes la. Et apres au(o2)s de<text:line-break/>plus de mille espices si precieuses a m(a2)ger<text:line-break/>que iamais bouche ne goutta meilleur. Et<text:line-break/>le vin que nous beuu(o2)s est si angelique (sol) si<text:line-break/>doulx (et) si amyable qui fleure c(o2)me basme (sol)<text:line-break/>fondant en la bouche comme succre (sol) et cer(-)<text:line-break/>tes vous ny croiriez iamais les precieux<text:line-break/>vestemens de quoy nous sommes vestus<text:line-break/>car il nya cellui de nous qui ne semble estre<text:line-break/>(e2)pereur ou roy. Et puis apres nous au(o2)s<text:line-break/>autres choses qui sont encores plus plai(-)<text:line-break/>santes et delectables ou nous prends chas<text:line-break/>cun plaisir (sol) car toutes les plus belles da(-)<text:line-break/>mes de quoy nous oyons parler nous les<text:line-break/>faisons venir a nous (sol) puis chascun pr(e2)t la<text:line-break/>sienne (et) en fait a son plaisir (sol) car incontin(e2)t<text:line-break/>quil prent plaisir a vng dauoir quelque bel<text:line-break/>le dame soubdainement en luy apporte.<text:line-break/>Vous verriez la aucuneffoys la royne de<text:line-break/>barinchi (sol) la royne de bascors (sol) la femme du<text:line-break/>soubdan (sol) lemperiere de osebeth (sol) (et) plusieurs<text:line-break/>autres de quoy il nest ia mestier de vous di<text:line-break/>re distinctement les noms des dames qui<text:line-break/>illec viennent au seruice de nostre compai(-)<text:line-break/>gnie. Jllec sont briefm(e2)t toutes les dames<text:line-break/>roynes (sol) duchesses (sol) contesses du monde ius<text:line-break/><text:soft-page-break/>ques a la terre de prestre iehan. Et apres<text:line-break/>ce que ces dames sont venues boyu(e2)t (et) m(a2)<text:line-break/>geussent de ces espices qui leur fait auoir<text:line-break/>lalaine fleurante c(o2)me basme. Puis a la re<text:line-break/>queste de celluy qui la faicte illecques venir<text:line-break/>sen v(o2)t coucher aux ch(a2)bres (sol) lesquelles ilz<text:line-break/>res(e2)blent a vng paradis ou ilz fleur(e2)t si b(o2)<text:line-break/>(q1) merueilles (sol) illec sont les litz (et) les couches<text:line-break/>si bien parees que &lt;ATTillisible&gt; la chambre dune emperie<text:line-break/>re (sol) ne dune royne nest pas si bien appropriee<text:line-break/>que sont ces chambres la ausquelles on se<text:line-break/>repose. Et entre tous ceulx de ceste com<text:line-break/>paignie qui mieulx font a leur plaisir Cest<text:line-break/>moy (et) susalmace (sol) car le plus souuent il fait<text:line-break/>venir a soy la royne de france (sol) (et) moy la roy<text:line-break/>ne dangleterre qui sont les plus belles de<text:line-break/>tout le monde. Et tant auons fait au gre<text:line-break/>de ces deux roynes que quant nous vouli(-)<text:line-break/>ons auoir mille ou trois mille florins no<text:span text:style-name="T1059">9</text:span><text:line-break/>les auons incontinent. Et ceste besongne<text:line-break/>appellons aller en vauldoyerie. Maistre<text:line-break/>Simon oy(a2)t brunet ainsi compter ces cho<text:line-break/>ses (sol) il y adiousta si grant foy que il cuydoit<text:line-break/>a son entendement veoit toutes et pareil(-)<text:line-break/>les besongnes de quoy Brunet luy auoit<text:line-break/>parle que il y print enuye (et) gr(a2)t desir destre<text:line-break/>de celle compaignie. Si respondit a Bru(-)<text:line-break/>net que pas nestoit merueilles se ilz alloi(e2)t<text:line-break/>ioyeusement. Maistre symon a paine se re<text:line-break/>tarda de requerir brunet quil ordonnast (q2)l<text:line-break/>fust du nombre de eulx. Mais il estuua sa<text:line-break/>requeste iusques a ce que il luy eust fait pl<text:span text:style-name="T1060">9</text:span><text:line-break/>dhonneur (et) de plaisir affin quil peust plus<text:line-break/>feablement le prier de celle chose (sol) parquoy<text:line-break/>maistre symon deslors conuersoit encores<text:line-break/>plus souuent auec brunet quil nauoit acou<text:line-break/><text:span text:style-name="pb">[f. 131r]</text:span><text:line-break/>tume et semonnoie de soir et de matin a m(a2)<text:line-break/>gier auec luy (sol) et si luy monstroit (q2)l laymoit<text:line-break/>tres fort. Et la conuersation deulx estoit<text:line-break/>si grande et si continuelle quil ne sembloit<text:line-break/>pas au medecin quil peust viure sans bru(-)<text:line-break/>net. Quant brunet aduisa quil estoit bien<text:line-break/>venu auecques le medecin affin (q1) brunet ne<text:line-break/>semblast estre estrangier de lhonneur et du<text:line-break/>prouffit que le medecin luy faisoit. Ledit<text:line-break/>brunet paingnit en la chambre du medecin<text:line-break/>vng agnus dei. Et sur lhuys de dehors sa<text:line-break/>maison il paignit vng orignal affin (q1) ceulx<text:line-break/>qui auroi(e2)t besoing de son conseil sceussent<text:line-break/><text:soft-page-break/>distinguer et choisir son buys des autres.<text:line-break/>Et en vng sien porche il paignit vne batail<text:line-break/>le de souris (sol) la(q1)lle painture sembla moult<text:line-break/>belle au medecin. Et quant brunet nauoit<text:line-break/>point souppe auec le medecin il disoit au me<text:line-break/>decin quil auoit souppe en la c(o2)paignie de<text:line-break/>ceulx qui vont en vaudoierie puis luy dist<text:line-break/>Maistre Simon ie voulu hyer faire venir<text:line-break/>la royne dengleterre vers moy (sol) mais elle<text:line-break/>estoit malade (sol) et pour ce ie fis venir Cris(-)<text:line-break/>mede la femme du grant can de turquie.<text:line-break/>Quoy dist le medecin que signifie Crisme<text:line-break/>de (sol) ie nent(e2)s point ce non la. Mon maistre<text:line-break/>ie ne le vous diray pas : car iay bien oy dire<text:line-break/>que porc gras et auisone ne disoient point<text:line-break/>de telz motz. Lors dist le medecin (sol) tu veulx<text:line-break/>dire y pocras et aduicene. Vrayement dist<text:line-break/>brunet ie ne scay que ce veult dire : car aussi<text:line-break/>pou ientens voz motz comme vo<text:span text:style-name="T1061">9</text:span><text:s/>faictes<text:line-break/>les miens (sol) mais crismede en ce langaige est<text:line-break/>nommee emperiere. Mais ie vo<text:span text:style-name="T1062">9</text:span><text:s/>ose bien<text:line-break/>dire que se vous auiez veu Crismede vne<text:line-break/>foys vous obliries toute la science de me<text:line-break/>decine (sol) tous voz emplastres et medecines<text:line-break/>Et tandis que brunet luy disoit telles cho<text:line-break/>ses affin que il embrasast plus fort le mede<text:line-break/>cin pour estre de ceste compaignie. Aduint<text:line-break/>a sire maistre simon que en vng soir c(o2)me<text:line-break/>ilz veilloi(e2)t (q1) brunet paignoit a la bataille<text:line-break/>de ces souris (et) de ces chas. Le medecin luy<text:line-break/>esclairoit en paignant (sol) se aduisa quil estoit<text:line-break/>temps de ouurir son couraige a brunet (sol) et<text:line-break/>eulx deulx estant tous seulz le medecin dist<text:line-break/>a brunet. Dieu scet (q1) au iourduy nest hom<text:line-break/>me pour qui ie fisse tant c(o2)me ie feroye po<text:span text:style-name="T1063">r</text:span><text:line-break/>toy (sol) car certes ie iroye ou tu me vouldroies<text:line-break/>enuoyer pour ton bien (sol) (et) pource se ie veulx<text:line-break/>que tu ne te esbahisse point si priueement ie<text:line-break/>te requiers a estre du nombre de celle com(-)<text:line-break/>paignie dont iay parle nagueres comme tu<text:line-break/>scez quant tu parlas des manieres et con(-)<text:line-break/>dicions des g(e2)s de vostre compaignie (sol) par<text:line-break/>quoy iay desire estre du nombre de vous (sol)<text:line-break/>car oncques ie ne desiray autant chose du<text:line-break/>monde (sol) et nest pas sans cause se ie en veulx<text:line-break/>estre (sol) car sil aduient que ie en soye ie vueil<text:line-break/>que tu me despieces piece a piece (sol) se ie ne faiz<text:line-break/>venir la plus belle chamberiere que tu vis<text:line-break/>oncques en ta vie (sol) car nagueres lanee pas(-)<text:line-break/>see ie luy voulu d(o2)ner dix voulegnins dar<text:line-break/><text:soft-page-break/>gent affin quelle se c(o2)sentist a mon plaisir (sol)<text:line-break/>mais celle na voulu. Et pour ce te prye<text:line-break/>tant comme ie puis que tu y besoignes po<text:span text:style-name="T1064">r</text:span><text:line-break/>moy et vrayement vous aurez de moy bon<text:line-break/>ue compaignie loyalle et prouffitable. Tu<text:line-break/>voys certes premierement c(o2)me ie suis bel<text:line-break/>homme (et) comme ie estens bien mes cuissez<text:line-break/>soubz ma personne (sol) et si ay la face vermeil<text:line-break/>le comme vne rose (sol) Je suis maistre en mede<text:line-break/>cine (sol) et si croy que en vostre compaignie il<text:line-break/>ny a point qui soit maistre. Je feray mains<text:line-break/>beaulx ditz (sol) et aussi chanssonnettes dont ie<text:line-break/>ten veulx dire vne. Et lors ledit maistre<text:line-break/>Simon commenca a chanter. Et brunet<text:line-break/>oyant le medecin chanter eust si grant desir<text:line-break/>de rire qua pou quil ne creuoit (sol) toutesuotes<text:line-break/>il sen abstint le mieulx quil peut. Puis dist<text:line-break/>le medecin que te semble il de mon chant.<text:line-break/>Pour certain dist brunet se tous les her(-)<text:line-break/>peurs dengleterre auoient gaiges contre<text:line-break/>vous en ce cas de chant ilz perdroient (sol) car<text:line-break/>vous chantes terriblement cler et doulx (sol)<text:line-break/>car iamais ie ne veis chanter plus cler. Je<text:line-break/>te iure dist le medecin que iamais ie neusse<text:line-break/>creu ceste chose sans lesprouuer (sol) certes vo<text:span text:style-name="T1065">9</text:span><text:line-break/>dictes vray (sol) respondit brunet. Lors dist le<text:line-break/>medecin ie scay bien encoree dautres plus<text:line-break/><text:span text:style-name="pb">[f. 131v]</text:span><text:span text:style-name="pb"><text:line-break/></text:span>belles chanssons (sol) Mais nous laisserons<text:line-break/>maintenant ceste matiere. Tu voys que<text:line-break/>ie suis filz de noble pere c(o2)bien quil demou<text:line-break/>rast en vng villaige (sol) et ainsi comme tu as<text:line-break/>peu veoir iay les plus beaulx liures et les<text:line-break/>plus belles robes de tous les autres me<text:line-break/>decins de florence. Par la foy dieu iay tel<text:line-break/>le robe qui toutes choses comptees me cou<text:line-break/>sta enuiron cent liures de petis deniers pas<text:line-break/>se a douze ans (sol) par quoy ie te prye tant com<text:line-break/>me ie puis que tu me faces estre de celle c(o2)(-)<text:line-break/>paignie : car par mon serment se tu faitz la<text:line-break/>chose soyez seur hardiem(e2)t que se tu es ma<text:line-break/>lade pour mon mestier ie ne predray ia vng<text:line-break/>denier de toy. Qu(a2)t brunet louyt ainsi par<text:line-break/>ler et quil estoit homme comme autreffoys<text:line-break/>il luy auoit semble estre (sol) Cestassauoir vng<text:line-break/>medecin de poires cuytes. Brunet dist.<text:line-break/>Maistre sunon approuchez la lumiere plus<text:line-break/>vers moy et ne vo<text:span text:style-name="T1066">9</text:span><text:s/>ennuyez point iusques<text:line-break/>ad ce que ie aye fait les queues de ses sou<text:line-break/>rie et apres ie vous responderay. Quant<text:line-break/><text:soft-page-break/>Brunet eut acheue les queues de ses sou<text:line-break/>ris il faignit estre fort greue de celle dem(a2)(-)<text:line-break/>de (sol) et dist. Mon maistre la chose que vous<text:line-break/>me demandes est trop grande (sol) mais ie ne<text:line-break/>scay homme au monde pour qui ie seisse la<text:line-break/>chose si non pour vous : Car ie vous ay(-)<text:line-break/>me tant comme il apparti(e2)t tant pour voz<text:line-break/>paroles qui sont bonnes et honnestes (sol) que<text:line-break/>pour vostre honnestete (sol) et tant plus ie con<text:line-break/>uerse auecques vo<text:span text:style-name="T1067">9</text:span><text:s/>(sol) tant plus me semblez<text:line-break/>saige. Et oultre ie vous dy que se pour au<text:line-break/>tre cause ie ne vous aymoye si vous ayme(-)<text:line-break/>roy ie pour ce que vous estes amoureux de<text:line-break/>si belle femme comme est ceste seruante que<text:line-break/>vous dictes (sol) mais toutesu oies ie vous dy<text:line-break/>que les choses que vous demandes ie ne<text:line-break/>puis tant faire comme vous cuydez se vo<text:span text:style-name="T1068">9</text:span><text:line-break/>ne me promectez sur vostre foy de iamais<text:line-break/>ne le reueler. Et pour certain il me semble<text:line-break/>puis que auez tant de si belles choses (sol) c(o2)<text:line-break/>me liures (sol) robes (sol) et veu que vo<text:span text:style-name="T1069">9</text:span><text:s/>estes mai<text:line-break/>stre en medecine que vous auez vostre de<text:line-break/>sir. Lors dist le medecin ie voy bien que tu<text:line-break/>ne me c(o2)gnois pas encores (sol) ne scez tu point<text:line-break/>comme ie scay tenir vne chose secrete : Car<text:line-break/>sire Gasporiol delicet (sol) quant il fut iuge de<text:line-break/>forelipeuple (sol) il faisoit pou de chose que il ne<text:line-break/>me reuellast (sol) pour ce (q2)l me reputoit son loy<text:line-break/>al secretaire (sol) mais veulx tu veoir se ie dy<text:line-break/>vray. Je fus le premier a qui il dist (q2)l vou<text:line-break/>loit espouser bargamine. Considere donc(-)<text:line-break/>ques maintenant comme ie suis secret. La<text:line-break/>besoigne va bien dist Brunet : car puis que<text:line-break/>Gabarial se fioit a vous ie my peulx bien<text:line-break/>sier. Or ie vo<text:span text:style-name="T1070">9</text:span><text:s/>diray sa maniere qui fault<text:line-break/>tenir. Nous au(o2)s tousiours en ceste com<text:line-break/>paignie vng capitaine et deux conseilliers<text:line-break/>qui sont charges de six moys en six moys<text:line-break/>pour nous conduire et gouuerner. Mais<text:line-break/>sans faille a noel prochain venant Susal(-)<text:line-break/>mace sera fait capitaine (sol) et ie seray conseil(-)<text:line-break/>lier (sol) car il est ainsi ordonne. Et quiconc(q1)s<text:line-break/>est capitaine il peut mectre dedans ceste c(o2)(-)<text:line-break/>paignie quel homme quil vouldra (sol) et pour<text:line-break/>ce il me semble quil seroit bon que selon vos<text:line-break/>tre pouoir que vous prensissez acoustum(a2)<text:line-break/>ce auecques Susalmace (sol) (et) luy faire h(o2)neur<text:line-break/>et seruice : Car il est homme que si tost quil<text:line-break/>vous aura veu il sera amoureux de vous<text:line-break/>quant il vous verra si saige (sol) et quant vo<text:span text:style-name="T1071">9</text:span><text:line-break/><text:soft-page-break/>aurez eu acoustumance auecques et que il<text:line-break/>vous orra si saigement parler pour ce que<text:line-break/>vous estes beau langaigier il prendra plai<text:line-break/>sir a vous (sol) Par quoy vous le poures seu(-)<text:line-break/>rement requerir (sol) Car il ne vous sera ri(e2)s<text:line-break/>refuse (sol) et aussi ie luy cy parle de vo<text:span text:style-name="T1072">9</text:span><text:s/>autres<text:line-break/>foys (sol) mais il vous ayme bien. Et quant<text:line-break/>vo<text:span text:style-name="T1073">9</text:span><text:s/>aurez requis Susalmace laissez moy<text:line-break/>faire apres. Lors maistre Simon dist (sol) ce<text:line-break/>que tu dis me plaist bien (sol) Car ie scay de<text:line-break/>vray se Susalmace est tel que tu dis (sol) qui se<text:line-break/>delit en oyant parler les hommes saiges.<text:line-break/>Je scay certainement quant il me aura ouy<text:line-break/>aucunement parler si saigement comme ie<text:line-break/>parle (sol) et veu la grant prud(e2)ce en quoy ie ha<text:line-break/>bonde il me vouldra tousiours auoir auec<text:line-break/>ques soy. Apres ces choses Brunet comp<text:line-break/>ta toutes ces choses a son c(o2)paignon<text:line-break/><text:span text:style-name="pb">[f. 132r]</text:span><text:line-break/>Su(-)salmace auquel il tarda moult (q1) ilz fissent<text:line-break/>ceste chose que maistre Simon demandoit<text:line-break/>Le medecin doncques qui oultre mesure de<text:line-break/>siroit daller en vaudoyerie (sol) ne cessa onc(q1)s<text:line-break/>iusques a ce quil vint en la grace de Susal<text:line-break/>mace (sol) lequel legierement il obtint. Si com<text:line-break/>menca Maistre Simon a faire plusieurs<text:line-break/>souppirs et diuers a Susalmace et a Bru<text:line-break/>net (sol) et eulx deux faisoient bonne chiere et<text:line-break/>mangeoi(e2)t comme Seigneurs en la table<text:line-break/>de maistre Simon. Et eulx deux con(-)<text:line-break/>gnoissans que le medecin estoit garny de<text:line-break/>bons vins et de gros et de gras chappons<text:line-break/>et plusieurs autres biens (sol) Se semonnoi(e2)t<text:line-break/>eulx mesmes tous les iours a boyre (et) a m(a2)<text:line-break/>gier auecques le medecin sans ce quil leur<text:line-break/>parlast en nulle facon. Lors quant il sem<text:line-break/>bla bon au medecin il requist Susalmace<text:line-break/>comme il auoit requis Brunet (sol) par quoy<text:line-break/>Susalmace qui scauoit tout (sol) faignit estre<text:line-break/>fort courrouce (et) crya tres fort contre Bru<text:line-break/>net en luy disant par le hault dieu paignant<text:line-break/>a paine ie me abstien que ie ne te donne tel<text:line-break/>coup sur ta teste que ton nez ne desc(e2)de sus<text:line-break/>tes tallons. O mauluais traistre aucun<text:line-break/>autre fors toy na reuele ceste chose. Mai(-)<text:line-break/>stre Simon adoncques commenca a excu<text:line-break/>ser Brunet en disant (et) en iurant quil auoit<text:line-break/>ceste chose par vng autre que par Brunet<text:line-break/>Apres doncques plusieurs paroles le me(-)<text:line-break/>decin par ses prudens et beaulx motz rapai<text:line-break/><text:soft-page-break/>sa Susalmace qui regarda maistre Sim(o2)<text:line-break/>et luy dist. Mon maistre il mest aduis que<text:line-break/>vous auez este a lestude de bouloigne (sol) et<text:line-break/>oultre vous naprinstes pas vostre A b c<text:line-break/>par cueur ainsi que font mains folz h(o2)mes<text:line-break/>mais laprensistes sur vng tableau qui fort<text:line-break/>long estoit. Et se ie ne suis deceu vous<text:line-break/>fustes baptize au dimenche (sol) et combien que<text:line-break/>brunet me ait dit que vous auez estudie en<text:line-break/>medecine (sol) si me semble il que vous estudiez<text:line-break/>a prendre les hommes a la glue et an file (sol) la<text:line-break/>quelle chose vous faictes par vostre sens<text:line-break/>et par voz saiges paroles mieulx que hom<text:line-break/>me que iaye point encores veu. Le medecin<text:line-break/>entrerompant ceste parole se tourna vers<text:line-break/>brunet et dist. Deez cy comment belle cho<text:line-break/>se est de scauoir conuerse et parle auecques<text:line-break/>saiges hommes. Quel homme eust com(-)<text:line-break/>prins la particularite de ma prudence ainsi<text:line-break/>comme a fait cestuy (sol) mais aumoins dy moy<text:line-break/>Brunet la chose que ie te dy (sol) Cestassauoir<text:line-break/>se Susalmace se delit point a moy a ton ad<text:line-break/>uis. Ouy vrayement respondit brunet.<text:line-break/>Le medecin doncques dist a Susalmace (sol)<text:line-break/>tu eusse veu autre chose se tu meusse veu en<text:line-break/>lestude a bouloigne auecques les gr(a2)s doc<text:line-break/>teurs et maistres escolliers de la ville (sol) les<text:line-break/>quelz ie contennoye de moy par mes paro<text:line-break/>les et par ma science. Et plus ie te diray<text:line-break/>que ie ne dis oncparole aucune a bouloi(-)<text:line-break/>gne que ie ne feisse rire les hommes (sol) Puis<text:line-break/>tant leur sembloient mes paroles pruden<text:line-break/>tes. Et quant ie partis dillec tous plou<text:line-break/>royent tres fort (sol) et vouloy(e2)t a toutes fins<text:line-break/>que ie demourasse illec (sol) (et) tant proceda la be<text:line-break/>songne que les docteurs et escolliers vou<text:line-break/>loient que moy tout seul leusse de medecine<text:line-break/>a tous les escolliers demourans a lestude<text:line-break/>mais ie ne le voulu faire : Car iauoye du<text:line-break/>tout delibere retourner a Florence pour y<text:line-break/>tenir et gouuerner tres grans heritaiges<text:line-break/>que iadis me laisserent ceulx de ma paren<text:line-break/>te. Et lors brunet dist a haulte voix a Su<text:line-break/>salme que te semble il de cestuy (sol) ne me crois<text:line-break/>tu mye quant ie le te iure par leu(a2)gile dieu<text:line-break/>Il ny a medecin en ceste ville qui si bien se<text:line-break/>congnoisse en lorine dung asne c(o2)me il fait<text:line-break/>tu ne trouueras dicy iusques a paris son<text:line-break/>semblable. Et en parlant a vous ainsi c(o2)<text:line-break/>me len doit parler a prudens hommes Je<text:line-break/><text:soft-page-break/>vous dy finablement que sans faille ie pro<text:line-break/>cureray tant que vous serez de nostre com<text:line-break/>paignie de aller en vaudoierie. Et des lors<text:line-break/>en apres furent doubleez et succrueez les<text:line-break/>courtoysies que ledit medecin auoit fait (p3)<text:line-break/>au(a2)t aux deux paintres (sol) par quoy eulx gau<text:line-break/>dissans auecques luy luy firent accroire et<text:line-break/>entendant quilz luy bailleroient vne belle<text:line-break/>dame nomme Ciuilaire (sol) qui estoit<text:line-break/><text:span text:style-name="pb">[f. 132v]</text:span><text:line-break/>occul(-)taire de generation humaine. Adoncques<text:line-break/>le medecin demanda qui estoit celle belle da<text:line-break/>me. Et susalmace luy dist que cestoit vne<text:line-break/>grant dame (sol) et que pou de chose auoit en ce<text:line-break/>m(o2)de icy la ou elle neust sa iuridition. Car<text:line-break/>non pas seulem(e2)t les autres hommes laiz<text:line-break/>les cordeliers luy paient tribut au son des<text:line-break/>nagoueres. Et si vous scay bien dire que<text:line-break/>quant elle va ca ou la (sol) elle se fait bien sentir<text:line-break/>combien (q1)lle soit en la cite de corpce (sol) mais<text:line-break/>nagueres quelle passa par deuant nostre<text:line-break/>maison en vne nuyt tandis quelle alloit la<text:line-break/>uer ses mains et ses piedz en la riuiere par<text:line-break/>maniere de soulas (sol) mais la continuelle de<text:line-break/>mourance de ceste dame le plus souuent est<text:line-break/>trouuee en la chambre priuee (sol) et aucuns de<text:line-break/>ses sergens vont ca (et) la bien souu(e2)t a tout<text:line-break/>chascun vne enseigne. Et en demonstr(a2)ce<text:line-break/>destre congneuz port(e2)t vergez a plommee<text:line-break/>et auecques elle a des barons mains com<text:line-break/>me le repatriant daufricque ladmiral de<text:line-break/>froit vault (et) plusieurs autres (sol) lesquelz no<text:span text:style-name="T1074">9</text:span><text:line-break/>auons congneu (sol) combien que maintenant<text:line-break/>nen auons point de souuenance. Nous<text:line-break/>donc vous mettrons entre les bras de cel(-)<text:line-break/>le grant dame en delaissant celle de qui vo<text:span text:style-name="T1075">9</text:span><text:line-break/>estez amoureux (sol) mais que nous ne soyons<text:line-break/>deceuz-le medecin qui auoit este nourry a<text:line-break/>bouloigne nentendoit point les motz dont<text:line-break/>ilz vsoient ainsi comme clercs latins nen<text:line-break/>tendent pas les motz dont les medecins<text:line-break/>vsent en leurs receptes (sol) par quoy maistre<text:line-break/>simon estoit c(o2)tent de ceste f(e2)me. Et apres<text:line-break/>ses choses ilz luy apporter(e2)t nouuelle quil<text:line-break/>estoit comme en leur compaignie daller en<text:line-break/>vaudoyerie. Quant ce iour fut venu que<text:line-break/>la nuyt ensuyuant (sol) en laquelle ilz deuoyent<text:line-break/>estre assembles. Maistre simon les inter<text:line-break/>roga comme il deuoit venir a celle compai<text:line-break/>gnie. Lors luy respondit susalmace. Mai<text:line-break/><text:soft-page-break/>stre il vous conuient estre bien asseure : car<text:line-break/>se vous nestez moult seur vous pourries<text:line-break/>anoir empeschement et si nous feries gr(a2)t<text:line-break/>dommaige (sol) et ie vous diray quoy il vous<text:line-break/>conui(e2)t estre asseure (sol) cest que en cestuy soir<text:line-break/>en la premiere partie de la nuyt vous en vi(e2)<text:line-break/>drez au cymetiere de nostre dame la neufue<text:line-break/>sur vng des tombeaulx qui nagueres ont<text:line-break/>este faitz et vous serez vestu de lune des<text:line-break/>plus belles robes que vous ayez (sol) affin<text:line-break/>que pour la premiere foys vous vous com<text:line-break/>pares plus honnorablement deu(a2)t la com(-)<text:line-break/>paignie. Et aussi pour les choses que no<text:span text:style-name="T1076">9</text:span><text:line-break/>auons dit de vous no<text:span text:style-name="T1077">9</text:span><text:s/>ne soyons blasmez<text:line-break/>du default de bonne information : Car<text:line-break/>vous estez noble homme. Et la dame po<text:span text:style-name="T1078">r</text:span><text:line-break/>vostre bien venue vous fera cheualier a<text:line-break/>ses propres despens. Et apres illec vous<text:line-break/>actenderez iusques a ce (q1) cestuy vous bi(e2)<text:line-break/>ne querir (sol) lequel nous vous enuoyerons<text:line-break/>Et affin que de toutes choses vous soy(-)<text:line-break/>ez informe Il viendra vne beste noire vers<text:line-break/>vous cornue (sol) non mye trop grande (sol) saul(-)<text:line-break/>tant (sol) sifflant (sol) comme toute attainee (sol) affin<text:line-break/>de vous espouanter. Mais quant la beste<text:line-break/>verra que vous naures point de paour (sol) el<text:line-break/>le viendra a vous paisiblement. Et si tost<text:line-break/>quelle approuchera de vous sans aucune<text:line-break/>paour vous descendrez du tombeau (et) sans<text:line-break/>nommer le nom de dieu (sol) ou de ses saincte<text:line-break/>monteres sur ceste beste. Et quant vous<text:line-break/>serez monte (sol) vous croiserez voz bras (et) ne<text:line-break/>toucherez plus a la belle. Et lors elle vo<text:span text:style-name="T1079">9</text:span><text:line-break/>menra souesuement et vous apportera ius<text:line-break/>ques au lieu ou nous serons (sol) mais si vous<text:line-break/>nommez dieu ou ses sainctz (sol) je vous dy<text:line-break/>des maintenant que la beste vous gecte(-)<text:line-break/>ra en vng lieu si ort et si puant que merueil<text:line-break/>les. Et pour tant si vous nosez illec aller<text:line-break/>si ny alles point : Car vous nous feriez<text:line-break/>dommaige (sol) (et) ne vous feries point de prou<text:line-break/>fit. Adoncques resp(o2)dit le medecin. Vo<text:span text:style-name="T1080">9</text:span><text:line-break/>ne me congnoissez pas bien encores. Pen<text:line-break/>sez vous que par aduanture se ie porte en<text:line-break/>mes mains des gans (sol) (et) se ie ay longues ro<text:line-break/>bes que ie soye couart et paoureux (sol) mais se<text:line-break/>vous scauiez la chose que iadis ie fiz a bou<text:line-break/>loigne quant ie alloye par nuyt auecques<text:line-break/>mes loyaulx compaignons aucuneffoys<text:line-break/>visiter les ieunes filles vous vous es(-)<text:line-break/><text:soft-page-break/>merueilleries bien (sol) Car par dieu vne foys<text:line-break/>aduint (q1) vne femme ne voulut pas venir<text:line-break/><text:span text:style-name="pb">[f. 133r]</text:span><text:line-break/>auecques nous (sol) laquelle nestoit pas plus<text:line-break/>haulte de vne coudee. Je la basty tant de<text:line-break/>coups de poing pres que la longueur dung<text:line-break/>trait darbalestre (sol) (et) tellement ie fis quil con<text:line-break/>uint de obeyr a moy. Et si passay vne fois<text:line-break/>par nuyt par le cymetiere des cordeliers ou<text:line-break/>il y auoit eu vne femme enterree la iournee<text:line-break/>de quoy ie neu point de paour. Et pour ce<text:line-break/>fiez vous hardiement a moy (sol) car ie suis h(o2)<text:line-break/>me asseure et fort. Et affin que ie vienne<text:line-break/>honnorablem(e2)t ie vestiray ma robe descar<text:line-break/>late et mon chapperon fourre de menu ver<text:line-break/>en quoy ie suis maistrise. Et si verres bien<text:line-break/>tost que apres que ie seray en vostre compai<text:line-break/>gnie que ie seray fait capitaine de tous vo<text:span text:style-name="T1081">9</text:span><text:line-break/>et si incontnent que la dame me verra elle<text:line-break/>sera amoureuse de moy (sol) et se elle me veult<text:line-break/>faire cheualier (sol) elle apparceuera que a bon<text:line-break/>droit cheualerie me appartiendra (sol) et si la fe(-)<text:line-break/>ray bien maintenir (sol) mais (q1) seulement vo<text:span text:style-name="T1082">9</text:span><text:line-break/>me laissez faire. Adoncques Susalmace<text:line-break/>dit. Maistre vous dictes moult bien (sol) mais<text:line-break/>gardez vous que vous ne nous deceuez.<text:line-break/>Cestassauoir que vous ne failles pas de<text:line-break/>venir ou nous vous auons dit : Car qui<text:line-break/>ne vous trouueroit iliec quant nous vous<text:line-break/>enuoirons querir on ne nous pourroit pl<text:span text:style-name="T1083">9</text:span><text:line-break/>attendre (sol) pour ce quil fait froit (sol) et vous en<text:line-break/>tre vous medecins estez si frileux que mer<text:line-break/>ueilles. Ja dieu ne plaise dist le medecin<text:line-break/>que iaye froit et que ie soye de ses hommes<text:line-break/>effroydies. Et apres que chascune nuyt ie<text:line-break/>me lieue du lict pour deschargie mon v(e2)tre<text:line-break/>(et) aucuneffoys est que ie nay que mon petit<text:line-break/>pellisson sur mon pourpoint. Pour tant<text:line-break/>sans faille ie viendray au lieu que vous me<text:line-break/>dictes. Apres que les deux paintres fur(e2)t<text:line-break/>partis (et) la nuyt fust deuenue obscure le me<text:line-break/>decin appaisa sa femme par maintes excusa<text:line-break/>tions quil trouua. Vestit sa belle robe (sol) et<text:line-break/>quant bon luy sembla alla audit cymetiere (sol)<text:line-break/>et monta sur vng des tombeaulx de mar<text:line-break/>bre (sol) et attendit la venue de la beste en grant<text:line-break/>froideur qui lors faisoit. Et Susalmace<text:line-break/>qui gr(a2)t homme et fort estoit ordonna po<text:span text:style-name="T1084">r</text:span><text:line-break/>soy vng faulx visaige (sol) et se vestit dune ro(-)<text:line-break/>be de peaulx noires (sol) (et) tellement se desguisa<text:line-break/><text:soft-page-break/>quil sembloit estre vng ours (sol) si non que le<text:line-break/>visaige semble estre dung diable (sol) et auoit<text:line-break/>deux grans cornes en maniere dung beuf<text:line-break/>Adoncques susalmace voyant le medecin<text:line-break/>dessus la tombe de marbre saillit dung lieu<text:line-break/>en autre (sol) et commenca a siffler et a cryer et<text:line-break/>a grondir tellem(e2)t quil sembloit estre vng<text:line-break/>diable. Et si tost que maistre simon veit (et)<text:line-break/>apparceut la beste tout le poil de son corps<text:line-break/>luy dressa (et) deuint tout effraye c(o2)me celluy<text:line-break/>qui pl<text:span text:style-name="T1085">9</text:span><text:s/>estoit couart que vne femme qui af<text:line-break/>fole (sol) tant qua peu quil ne sen alla en sa mai<text:line-break/>son touteffoys puis quil estoit illec il se ef(-)<text:line-break/>forca de soy m(o2)strer seur pour le desir quil<text:line-break/>auoit de veoir les choses que ses paintres<text:line-break/>luy auoyent dictes. Adoncques la beste le<text:line-break/>adoulcit et se approucha pres du tombeau<text:line-break/>sur quoy estoit le medecin (sol) et la se arresta.<text:line-break/>Lors maistre simon voyant de pres ceste<text:line-break/>beste eust gr(a2)t horreur tant qua paine quil<text:line-break/>ne se voulut monstrer a elle pour la craine<text:line-break/>te de la cruaulte de la beste (sol) Puis quant il<text:line-break/>veit que la beste ne se mouuoit point (sol) et il<text:line-break/>lattendit ainsi c(o2)me on luy auoit dit. Chas<text:line-break/>sa la premiere paour de soy (sol) et print la secon<text:line-break/>de en se descendant du tombel et monta sur<text:line-break/>la teste en tremblant moult fort (sol) Puis croy<text:line-break/>sa ses bras (et) ses mains ainsi comme on luy<text:line-break/>auoit dit. Et Susalmace apres sen partit<text:line-break/>pou a pou en cheminant vers leglise de no(-)<text:line-break/>stre dame la neufue. Et en allant sur les<text:line-break/>piedz et sur les mains porta le medecin ius(-)<text:line-break/>ques au monstier des nonnains de ripu<text:line-break/>les. Or estoient en celle partie de Florence<text:line-break/>aucunes fosses (sol) dedans lesquelles les la<text:line-break/>boureurs des champs faisoient mectre la<text:line-break/>dame de Ciuilar (sol) Cestassauoir toutes or(-)<text:line-break/>dures tant de hommes comme de bestes (sol)<text:line-break/>a fumer et a fienter leurs champs. Qu(a2)t<text:line-break/>Susalmace fut approuchie bien pres de cel<text:line-break/>le fosse veit quil estoit t(e2)ps conuenable de<text:line-break/>faire saulter le medecin auecque la dame<text:line-break/>de ciuilar. Et ainsi comme il estoit arreste<text:line-break/><text:span text:style-name="pb">[f. 133v]</text:span><text:line-break/>cuydant le medecin quon le vint querir (sol) et<text:line-break/>ne pensant point a luy (sol) nonobstant quil tr(e2)<text:line-break/>blast de paour. Susalmace leua le cul con<text:line-break/>tremont et gecta le medecin dedans la fosse<text:line-break/>puis c(o2)menca a grondir (sol) et froisser les d(e2)s<text:line-break/>comme vng lion (sol) et commenca a saulter (sol) et<text:line-break/><text:soft-page-break/>a silller en cheminant (sol) et sen partit dillec (sol) et<text:line-break/>sen vint en vng pres de la ou il trouua bru<text:line-break/>net qui sen estoit fouy (sol) po<text:span text:style-name="T1086">r</text:span><text:s/>ce quil ne se pou<text:line-break/>oit plus abstenir de rire. Et les deux pain<text:line-break/>tres ioyeux de leur tromperie (sol) regardoyent<text:line-break/>et escoutoyent de loing que feroit ou que di<text:line-break/>roit le medecin qui estoit dedans la fosse (sol) en<text:line-break/>sengez en ordure. Adoncques le medecin<text:line-break/>sentant soy estre en lieu si abhominable il se<text:line-break/>efforca de soy leuer pour yssir hors de la<text:line-break/>fosse (sol) mais il recheoit puis ca (sol) puis de la (sol)<text:line-break/>par quoy il fust moult broullie depuis les<text:line-break/>piedz iusques a la teste. Et depuis que le<text:line-break/>medecin eust transglouty aucunes drames<text:line-break/>des espices de la dame Ciuilar (sol) que len dit<text:line-break/>chambre courtoyse (sol) saillit hors des portes<text:line-break/>et laissa son chapperon fourre de menu ver<text:line-break/>secouyt sa robe au mieulx (q2)l peut et la trou<text:line-break/>sa (sol) puis ne sceut autre chose que faire (sol) si non<text:line-break/>de retourner en sa maison (sol) et si longuem(e2)t<text:line-break/>heurta a son huys quil luy fust ouuert : Si<text:line-break/>tost que le medecin fengeuz (sol) et puant (sol) entra<text:line-break/>dedans sa maison (et) que la porte fut fermee<text:line-break/>Susalmace et Brunet illec arriuerent (sol) af(-)<text:line-break/>fin quilz ouyssent comme le medecin seroit<text:line-break/>resueillie de sa femme. Jceulx deux pain<text:line-break/>tres oyrent dire maintes reprouchez a son<text:line-break/>mary (sol) lequel elle reprenoit aprement (sol) en luy<text:line-break/>disant. Il est bien employe que tu ayes tel<text:line-break/>le ordure sur toy : Car tu vouloies aller ve<text:line-break/>oir aucune femme bien et honnorablement<text:line-break/>et il te ont cache aux priuez (et) te ont trompe<text:line-break/>et mocque (sol) et te ont iecte et mys au lieu ou<text:line-break/>tu auoyes desseruy. Puis dist sa femme te<text:line-break/>nez veez cy vng medecin (sol) et sen va (p3) nuyt<text:line-break/>aux femmes estranges. Tandis que la f(e2)<text:line-break/>me tencoyt le medecin on le lauoit de eaue<text:line-break/>et en le lauant fut chapitre de sa femme ius(-)<text:line-break/>ques a minuyt par paroles. Puis quant<text:line-break/>vint au matin Brunet et Susalmace pai(-)<text:line-break/>gnirent sur leurs corps naureures et play<text:line-break/>es en diuerses facons comme se ilz eussent<text:line-break/>estez batuz et frappez. Et apres allerent<text:line-break/>en lostel du medecin (et) le trouuerent leue du<text:line-break/>lict. Et si tost quilz entrerent en la maison<text:line-break/>dudit medecin ilz sentirent la puanteur de<text:line-break/>toutes pars par ce que lordure ne pouoit es<text:line-break/>tre nectoyee du tout tant au corps du mede<text:line-break/>cin comme en ses robes. Quant le mede<text:line-break/>cin oyt les deux paintres venir en sa mai<text:line-break/><text:soft-page-break/>son il vint a lencontre et leur dist. Dieu<text:line-break/>vous doint bon iour (sol) en estant triste (et) mar<text:line-break/>ry ainsi comme il sembloit. Et ilz ne resp(o2)<text:line-break/>dirent pas ne disons ainsi (sol) mais nous pry<text:line-break/>ons dieu quilz doint tant de maulx que vo<text:span text:style-name="T1087">9</text:span><text:line-break/>puissez mourir de mauluaise mort ainsi c(o2)<text:line-break/>me homme sans foy et sans loyaulte (sol) Car<text:line-break/>il na pas tenu a vous que pour vous hon<text:line-break/>norer et complaire nous nauons este mors<text:line-break/>comme chiens (sol) et pour vostre desloyaulte<text:line-break/>nous auons eu en ceste nuyt t(a2)t de horions<text:line-break/>que durant le temps que on nous bastoit<text:line-break/>vng asne fut alle iusques a romme sans ce<text:line-break/>que nous auons este en peril de auoir este<text:line-break/>banis de nostre compaignie et dehors bou<text:line-break/>tez (sol) en laquelle nous auions ordonne de<text:line-break/>vous receuoir (sol) et si ne voulez croyre noz<text:line-break/>paroles regardes nostre chair. Et adonc(-)<text:line-break/>ques les paintres luy monstrer(e2)t en leurs<text:line-break/>costez leurs playes et leurs poictrines tou<text:line-break/>tes naureez (sol) Et apres les mucerent de<text:line-break/>leurs robes. Pour laquelle chose le mede<text:line-break/>cin voyant les playes des deux paintres<text:line-break/>se voulut excuser et compter de ses fortu<text:line-break/>nes (sol) et comment (sol) et en quel lieu il auoit este<text:line-break/>tresbuche par la beste. Je vouldroye dist<text:line-break/>Susalmace (sol) que la beste vous eust gecte<text:line-break/>soubz le pont de la riuiere de la rue (sol) Car<text:line-break/>vous nommastez les dieux que on vous<text:line-break/>auoit deffendu que vous ne les n(o2)missiez<text:line-break/>point. Par la foy dieu dist le medecin ie ne<text:line-break/>parlay oncques de dieu ne de dyable ny en<text:line-break/>montant ny en tournant. C(o2)ment dist<text:line-break/>Susalmace (sol) ne n(o2)mastez vous pas dieu<text:line-break/><text:span text:style-name="pb">[f. 134r]</text:span><text:line-break/>Certes vous le nommastes (sol) mais pas ne<text:line-break/>vous en souuient (sol) car vous trembliez com<text:line-break/>me la fueille du tremble tellement que vo<text:span text:style-name="T1088">9</text:span><text:line-break/>ne scauiez ou vous estiez. Or a ceste foys<text:line-break/>vous nous auez deceuz (sol) mais iamais ne<text:line-break/>no<text:span text:style-name="T1089">9</text:span><text:s/>deceuerez (sol) et si vo<text:span text:style-name="T1090">9</text:span><text:s/>payer(o2)s bien ainsi<text:line-break/>comme il appartient. Et adoncques le me<text:line-break/>decin commenca a aller demander pardon<text:line-break/>et leur pria que pour lamour de Dieu il<text:line-break/>ne le diffamassent point (sol) et ainsi le mieulx<text:line-break/>quil peut il se efforca de ce rapaiser auec(q1)s<text:line-break/>eulx. Et oultre le medecin doubtant que<text:line-break/>les deux paintres ne publiassent le vitupe(-)<text:line-break/>re de luy. Parquoy si les auoit bien hon(-)<text:line-break/>norez le temps passe il les honnora encores<text:line-break/><text:soft-page-break/>plus le t(e2)ps aduenir en leur donnant gr(a2)s<text:line-break/>disners et souppers et maintes autres cho<text:line-break/>ses moult courtoises que leur faisoit icellui<text:line-break/>maistre symon. Parquoy doncques pouez<text:line-break/>congnoistre que icelluy maistre symon fut<text:line-break/>enseigne ainsi comme vous auez ouy par<text:line-break/>deux paintres florentins en la nygrom(a2)ce<text:line-break/>mieulx (q2)l nauoit este en la cite de boul(o2)gne</text:p>
      <text:p text:style-name="P1091"><text:span text:style-name="T1092">E</text:span>N ceste nouuelle est m(o2)stre que<text:line-break/>trop enquerre nest pas bon (sol) et c(o2)<text:line-break/>m(e2)t on ne se doit point enquerir<text:line-break/>dune chose de quoy on a que faire ne be(-)<text:line-break/>songner. Apres y est m(o2)stre c(o2)ment en be<text:line-break/>aulx langagiers lon ne se doit point trop<text:line-break/>fier (sol) car par leur beau langage ilz controu(-)<text:line-break/>uent plusieurs mensonges (et) truffes (sol) par(-)<text:line-break/>quoy ilz abusent les simples g(e2)s. Et aussi<text:line-break/>finablement y est monstre la follie des sim<text:line-break/>ples gens qui croyent en paroles quil oy(e2)t<text:line-break/>dire a telz hommes qui parlent de truffes<text:line-break/>(et) de mensonges et y adioustent foy (sol) (et) par<text:line-break/>le plus souuent ilz en sont trompes et de<text:line-break/>ceuz ainsi comme il apparut dudit maistre<text:line-break/>symon en ceste presente nouuelle</text:p>
      <text:h text:style-name="Titre1" text:outline-level="1">(ipdm) Cy ensuit la.iiii.xx.nouuel<text:line-break/>le c(o2)ptee par dyonee sur la.viii.<text:line-break/>iournee dont laurette est royne.</text:h>
      <text:p text:style-name="P1093"><text:span text:style-name="T1094">P</text:span>Ource que vous tous dames<text:line-break/>(et) iouuenceaulx auez chascun c(o2)p<text:line-break/>te voz nouuelles bien et h(o2)neste</text:p>
      <text:p text:style-name="figure">&lt;image&gt;</text:p>
      <text:p text:style-name="p">ment dessus ceste huitiesme iournee il ne<text:line-break/>reste plus que moy a la fin de ceste iournee<text:line-break/>a compter ma nouuelle. Et pource que ie<text:line-break/>vous ay toutes ouyes et escoutees il me<text:line-break/>semble que ie deueray plus honnestement<text:line-break/>et mieulx parler en ayant aprins tousiours<text:line-break/>aucune chose de entre vous. Et affin que<text:line-break/>chascun se prepare de moy escouter ie vueil<text:line-break/>encommencer ma nouuelle en la maniere<text:line-break/>qui sensuit.</text:p>
      <text:p text:style-name="P1095"><text:span text:style-name="T1096">O</text:span>N prou(e2)ce est vne cite assise sur<text:line-break/>la riuiere du rosne ou il ya main<text:line-break/>tes autres cites (sol) laquelle est ap(-)<text:line-break/>pellee arle. En ceste cite icy a maintes g(e2)s<text:line-break/>destat (sol) Comme bourgois marchans (et) au<text:line-break/>tres manieres de menues gens de plusi<text:line-break/><text:soft-page-break/>eurs sortes. Or aduint que vne fois entre<text:line-break/>les autres que en ceste cite estoit demou(-)<text:line-break/>rant vng riche hostellier qui se nommoit<text:line-break/>Guillot du pin. Cestuy guillot auoit es<text:line-break/>pouse vne tresbelle femme nommee agmi<text:line-break/>na (sol) de laquelle il auoit eu vne moult belle<text:line-break/>fille n(o2)mee Constance laquelle estoit fort<text:line-break/>gracieuse desia aagee pour marier. Mais<text:line-break/>son pere ne sa mere ne sceurent faire accor<text:line-break/>der a se marier a homme tant fust bel ne t(a2)t<text:line-break/>riche fust il quil eust des genitoires disoit<text:line-break/>que a eulx iamais ne seroit mariee (et) (q1) au(a2)t<text:line-break/>demourroit a marier. Si aduit vne fois (q1)<text:line-break/><text:span text:style-name="pb">[f. 134v]</text:span><text:line-break/>vng gentil poissonnier nomme angle qui<text:line-break/>estoit natif de la ville de mortaigne pres<text:line-break/>de deux ou trois lieues de prouuence (sol) le(q1)l<text:line-break/>auoit de coustume apporter du poisson en<text:line-break/>la cite darle pour v(e2)dre. Si vint doncques<text:line-break/>cestuy angle logier en la maison de cestuy<text:line-break/>guillot du pin pere de constance. Et qu(a2)t<text:line-break/>vint au soupper du soir que aucuneffoys<text:line-break/>on parle de plusieurs choses (sol) (et) entre les au<text:line-break/>tres on commenca a parler du mariage de<text:line-break/>ceste fille Constance et des reffus que elle<text:line-break/>faisoit des ieunes hommes qui estoient di<text:line-break/>gnes de auoir mieulx que elle nestoit (sol) par<text:line-break/>quoy les vngs demandoient pourquoy el<text:line-break/>le ne les vouloit. Si se excusoient (et) disoi(e2)t<text:line-break/>que cestoit pource quilz auoient des geni<text:line-break/>toires. Les autres disoient quelle disoit<text:line-break/>que ce sestoit le plus bel homme du monde<text:line-break/>que elle nen vouldroit point sil auoit geni<text:line-break/>toires. Cestuy poissonnier nomme angle<text:line-break/>du banc poure des biens de ce monde com<text:line-break/>bien quil auoit suffisance oyant les nouuel<text:line-break/>les moult bien les nota. Et retint (et) pensa<text:line-break/>en soy mesmes que sil pouoit il auroit ceste<text:line-break/>fille Constance (sol) car on luy donnoit plu(-)<text:line-break/>sieurs biens en mariage. Si se en retour<text:line-break/>na icelluy angle a son hostel a lisle de mor<text:line-break/>taigne qui est asses pres de la mer. Cestuy<text:line-break/>angle du banc auoit vug petit asne lequel<text:line-break/>le menoit (sol) puis ca (sol) puis la pour gaigner sa<text:line-break/>vie (sol) le(q1)l asne par fortune de maladie auoit<text:line-break/>perdu les genitoires (et) le membre (sol) en chemi<text:line-break/>nant il pensa en soy mesmes que icelluy as(-)<text:line-break/>ne moult bien lui seruiroit en son cas pour<text:line-break/>trouuer facon de aduenir a ce quil desiroit<text:line-break/>Si fist vng iour entre les autres quil fist<text:line-break/><text:soft-page-break/>sa charge et se vestit des meilleures robes<text:line-break/>que il eust (sol) lesquelles il portoit aux festes<text:line-break/>auecques ce quil estoit asses bel homme et<text:line-break/>honneste (et) sembloit a le veoir ainsi vestu<text:line-break/>que il estoit vng homme de bien. Et ad(o2)c<text:line-break/>ques quant cestuy angle du banc fut prest<text:line-break/>se meist a chemin pour venir en la ville ou<text:line-break/>demouroit ladicte constance (sol) (et) quant il fut<text:line-break/>arriue sen vint a son logis a lostel de guil<text:line-break/>lot pin pere de la dicte constance ou il veit<text:line-break/>agmina la femme dudit guillot son hoste<text:line-break/>qui estoit a son huys en attendant les hos(-)<text:line-break/>tes qui viendroi(e2)t loger en sa maison. Si<text:line-break/>salua angle ceste femme en luy demandant<text:line-break/>se elle le vouldroit bien logier. Et elle res<text:line-break/>pondit (q1) ouy tres voulentiers (sol) (et) pour deux<text:line-break/>causes. La premiere si estoit pour auoir les<text:line-break/>lite de son beau poisson. La seconde pour<text:line-break/>auoir son argent. Si commenca icelluy an<text:line-break/>gle a chasser son asne pour le mener a lesta<text:line-break/>ble (sol) lequel ne vouloit cheminer (sol) (et) en le pic<text:line-break/>quant disoit. Hay auant hay martin qui<text:line-break/>na nulz genitoires ne ton maistre aussi.</text:p>
      <text:p text:style-name="P1097">Et aucuns dient que il disoit. Henry<text:line-break/>martin qui nas point de vit ne ton maistre<text:line-break/>aussi (sol) mais ne me chault le quel (sol) car cest tout<text:line-break/>vng qu(a2)t ilz sont bien prins lung ne vault<text:line-break/>riens sans lautre (sol) ne lautre sans lung. La<text:line-break/>dame qui a son huys seoit entendit bien ses<text:line-break/>motz et moult bien les nota (et) retint en son<text:line-break/>cueur. Et pource elle commenca a regar<text:line-break/>der angle (sol) lequel luy sembla vng moult bel<text:line-break/>homme (et) ne resemble pas a sa fille qui ab<text:line-break/>hominoit les genitoires (sol) ains dist. Cest<text:line-break/>moult grant dommage que ce iouuencel ne<text:line-break/>est naturel homme. Si commenca icelle<text:line-break/>femme a p(e2)ser que se sa fille le vouloit que<text:line-break/>ce seroit bien leur charge (sol) car aux bes(o2)gnes<text:line-break/>de leur hostel il sembloit habille et propice<text:line-break/>Et apres que angle eut vendu son poisson<text:line-break/>et baille a la dame pour luy complaire il al<text:line-break/>la vendre le demourant en la ville. Et la<text:line-break/>dame entandis fist aprester a disner (sol) puis<text:line-break/>sen alla a leglise (sol) et elle retournee de legli<text:line-break/>se trouua son mary nomme esul en sa cham<text:line-break/>bre auquel elle racompta lentree (et) les paro<text:line-break/>les dudit angle. Si delibererent eulx<text:line-break/>deux ensemble que se ledict angle vouloit<text:line-break/>leur fille que ce seroit bien leur charge. Et<text:line-break/>pour ceste cause aduiserent de luy en parler<text:line-break/><text:soft-page-break/>mais que il fust retourne. Apres que icel<text:line-break/>luy angle eut tout vendu sondit poisson se<text:line-break/>en reuint a sa maison pour disner. Et son<text:line-break/>hoste (et) hostesse le firent disner a leur table.<text:line-break/><text:span text:style-name="pb">[f. 135r]</text:span><text:line-break/>Et pource que aucunes choses auoi(e2)t dit<text:line-break/>deuant la fille constance elle se doubta (et)<text:line-break/>congneut que ce fust pour la marier. Sire<text:line-break/>garda la constance de angle (sol) et aussi fist le<text:line-break/>pere et la mere. Et apres disner loste se<text:line-break/>voulut informer plus auant (et) alla a lesta(-)<text:line-break/>ble pour veoir se lasne auoit point de geni(-)<text:line-break/>toires (sol) lequel veist quil nen nauoit point.<text:line-break/>Parquoy incontinent icelluy hoste tira an<text:line-break/>gle appart et luy dist. Ne auez vous<text:line-break/>point dit telz motz (et) telles choses en entr(a2)t<text:line-break/>ceans. Et adoncques icelluy angle en rou<text:line-break/>gissant faingnant de vouloir nyer la chose<text:line-break/>si luy respondit en ceste maniere. Sire que<text:line-break/>esse que iay dit (sol) ce nest pas a vo<text:span text:style-name="T1098">9</text:span><text:s/>ny a gaing<text:line-break/>ny a perte (sol) nul nya interest si non moy a qui<text:line-break/>la chose touche. Et alors loste a la parsin<text:line-break/>le pressa tant que il luy dist la verite de ses<text:line-break/>genitoires (sol) (et) pource icelluy hoste luy dist se<text:line-break/>il se vouloit marier que il luy donneroit sa<text:line-break/>fille Constance en mariage. De laquelle<text:line-break/>chose icelluy angle se consentit moult vou(-)<text:line-break/>lentiers. Et apres le traictie du mariage<text:line-break/>fut fait par aucuns certains amys que ilz<text:line-break/>auoient tant dung coste comme dautre.<text:line-break/>Apres certain t(e2)ps les nopces furent faic<text:line-break/>tes grandes (et) solennelles de toutes cho(-)<text:line-break/>ses iusques au lit. Et quant vint au cou(-)<text:line-break/>cher icelluy angle doubtoit que sa femme<text:line-break/>Constance ne abhominast des bulles et<text:line-break/>seaulx que ilz auoit apportez auctentique(-)<text:line-break/>ment pour acomplir le mariage (sol) si pensa (q1)<text:line-break/>il fust frustre de la cheuance (et) du bien (q1)<text:line-break/>il attendoit a auoir. Et pource pensa ledit<text:line-break/>angle comment il pourroit aduertir sa fem<text:line-break/>me que soubz vmbre de ses genitoires il<text:line-break/>luy fist entendant (q1) ce seroit vne autre cho<text:line-break/>se. Car angle auoit paour que se const(a2)ce<text:line-break/>sa femme eust congneu que il eust eu des<text:line-break/>genitoires elle se fust plainement leuee de<text:line-break/>aupres de luy. Parquoy quant ilz furent<text:line-break/>couchez eulx deux ensemble plusieurs fois<text:line-break/>sentrebaisoient (sol) et plusieurs legiers atou(-)<text:line-break/>chemens que ilz faisoient lung a lautre (sol) et<text:line-break/>petit a petit furent priuez asses compectam<text:line-break/><text:soft-page-break/>ment lung de lautre (sol) combien que icellui an<text:line-break/>gle tirast tousiours le cul arriere sans ap(-)<text:line-break/>proucher pres de la place ou le droit natu(-)<text:line-break/>rel plaisir des hommes (et) des femmes est<text:line-break/>Et le delictable esbatement faillant hors<text:line-break/>de la cite de Rains vouloit assaillir la pla(-)<text:line-break/>ce de Connimbre assise en vne vallee fort<text:line-break/>parfonde qui est la plus plaisante qui soit<text:line-break/>en cestuy monde. Et sembloit a icelluy an<text:line-break/>gle que il craingnist a assaillir ceste place (et)<text:line-break/>nosoit approucher doubtant de perdre les<text:line-break/>biens temporelz que on luy auoit promis.<text:line-break/>Si se aduisa icelluy angle et dist a Con(-)<text:line-break/>stance. Ma doulce amye cest grant plaisir<text:line-break/>que de baiser. Et adoncques respondit<text:line-break/>constance. Vous dictes verite mon amy<text:line-break/>angle. Puis dist angle. Mamye au pays<text:line-break/>dont ie suis on fait vng poly et ioly ieu le<text:line-break/>plus plaisant (et) le plus gracieux auecques<text:line-break/>les espousees le premier soir de leurs nop<text:line-break/>ces que vous veistes oncques en iour de<text:line-break/>vostre vie faire. Et lors luy dem(a2)da icel<text:line-break/>le constance comment il se faisoit. Adonc(-)<text:line-break/>ques luy dist angle. Se vous voulez ie<text:line-break/>le vous monstreray moult voulentiers.<text:line-break/>Et ce dist icelle Constance (sol) mais ie vous<text:line-break/>en prie. Et adoncques ledit angle faingnit<text:line-break/>de aller querir vng instrum(e2)t pour iouer<text:line-break/>eulx deulx ensemble (sol) et en tastant renc(o2)tra<text:line-break/>en ses mains quant il fut leue dauanture<text:line-break/>vng anneau de fer acouple auecques plu(-)<text:line-break/>sieurs autres serremens (sol) lequel quant an(-)<text:line-break/>gle les print commencerent a sonner ainsi<text:line-break/>comme fer. Puis dist Constance audit an<text:line-break/>gle Dea apportes le. Et adoncques icel(-)<text:line-break/>luy angle se recoucha aupres de sa femme<text:line-break/>Constance et laissa icelluy annel de fer et<text:line-break/>print son Bourdon que il auoit ia longue(-)<text:line-break/>ment tenu en penitence royde comme vng<text:line-break/>vireton de arbalestre (et) se mist a fretiller en<text:line-break/>tre les cuysses de constance sa femme (sol) puis<text:line-break/>ca (sol) puis la. Puis quant fut aupres de la<text:line-break/>vallee de Connimbre parfonde fretilla<text:line-break/>t(a2)t du bout de son bourd(o2) (q1) le portier (q2) gar<text:line-break/>doit luys de la cite de Connibre print<text:line-break/><text:span text:style-name="pb">[f. 135v]</text:span><text:line-break/>plai(-)sir au ieu tant quil luy fist ouuerture (sol) com(-)<text:line-break/>bien (q1) pour la (p2)miere entree s(e2)tit vng pou<text:line-break/>dangoisse la belle constance (sol) nonobstant (q1)<text:line-break/>la frayement du ieu leut eschauffee (sol) si luy<text:line-break/><text:soft-page-break/>fist mal la premier heure (sol) mais qu(a2)t le bour<text:line-break/>don entra sans son maistre (sol) et le laissa de<text:line-break/>hors (sol) et il fut vng pou dedans entre plus<text:line-break/>auant et sentit la chaleur si sen voulut sail<text:line-break/>lit arriere (sol) mais la poure fille qui eut paour<text:line-break/>que autant luy fist de mal a lissue comme<text:line-break/>a lentree en leuant les rains et en serrant<text:line-break/>les fesses luy serra tellement la teste que la<text:line-break/>ceruelle en sortit hors t(a2)t que le poure bour<text:line-break/>don de dueil sen saillit plourant la larme a<text:line-break/>lueil. Et apres que le premier assault du<text:line-break/>ieu fut fait il voulut retourner dessus la<text:line-break/>beste pour recommencer de plus belle (sol) et<text:line-break/>ainsi elle acoustuma petit a petit myeulx<text:line-break/>que elle peut le ieu auquel elle trouua tres(-)<text:line-break/>grant doulceur. Puis demanda a Angle<text:line-break/>comment sappelloit icellui ieu que tant elle<text:line-break/>desiroit. Et adoncques icelluy Angle luy<text:line-break/>respondit que cestoit le ieu des estrilles.<text:line-break/>Et lors luy dist icelle pucelle. Vrayem(e2)t<text:line-break/>iamais oncques en iour de ma vie ie ne<text:line-break/>veiz chose meilleur. Car souu(e2)t ien veulx<text:line-break/>estre bien estrillee : Car ledit ieu me plaist<text:line-break/>moult fort (et) est a mon gre. Et adoncques<text:line-break/>icelluy Angle pour luy complaire au com(-)<text:line-break/>mencement il continua le ieu si bien et si as<text:line-break/>prement que il en fut incontinent lasse quil<text:line-break/>ne scauoit quel remede trouuer (sol) car il veoit<text:line-break/>bien que le feu estoit aux estouppes et quil<text:line-break/>ne le pouoit estaindre a leaue de son cuius.<text:line-break/>Apres pou de temps eulx deulx allerent en<text:line-break/>pellerinage fort loing de la ville (sol) Mais a<text:line-break/>chascun bout de champ elle vouloit iouer<text:line-break/>de lestrille (sol) mais angle qui tant ne pouoit<text:line-break/>abaisser la vertu de ses rains ne scauoit<text:line-break/>trouuer maniere de soy excuser (sol) passerent<text:line-break/>par vng petit bois aupres dung grant buis<text:line-break/>son commenca a dire angle a sa femme.</text:p>
      <text:p text:style-name="P1099">Vrayement mon estrille est cheute icy.</text:p>
      <text:p text:style-name="P1100">Adonc se descendirent tous deux pour ser<text:line-break/>chier ceste estrille (sol) mais oncques ne la peu<text:line-break/>rent trouuer (sol) dont apres elle fist si grant<text:line-break/>dueil quelle cuida mourir. Et pource que<text:line-break/>la nuyt se approuchoit angle dist a const(a2)ce<text:line-break/>Il est nuyt il fault que nous nous en alli(-)<text:line-break/>ons. Quoy dist const(a2)ce. Jamais ne par<text:line-break/>tiray dicy iusques a ce (q1) lestrille soit trou<text:line-break/>uee. Adonc dist angle (sol) puis que elle est per<text:line-break/>due le remede est den acheter vng autre (sol) et<text:line-break/>pource ie te prometz de ten acheter vng au<text:line-break/><text:soft-page-break/>tre a la premiere foire ou ie iray. Elle donc<text:line-break/>ques par ceste promesse fut appaisee pour<text:line-break/>esperance quelle auoit dauoir vne neufue<text:line-break/>estrille (sol) puis lui dist. Il ya vne foire a trois<text:line-break/>lieues dicy qui sera dedans huit iours com<text:line-break/>me quil soit que tu me achetes vne bonne (et)<text:line-break/>forte estrille. Lors dist angle. Fay tant a<text:line-break/>ta mere quelle te baille vng marr dor pour<text:line-break/>en auoir vne. Adonc dist constance (q1) pour<text:line-break/>vng marc dor ne demourra pas (sol) et ainsi<text:line-break/>elle fist tant enuers sa mere quelle luy bail<text:line-break/>la vng marc dor (sol) (et) adoncques elle le bailla<text:line-break/>a son mary. Et quant le iour fut venu elle<text:line-break/>luy dist quil allast a la foire pour luy ache<text:line-break/>ter vne estrille. Et lors partit et alla a la<text:line-break/>foire et employa son marc dor en beulz (sol) va<text:line-break/>ches et en veaulx. Et la femme constance<text:line-break/>fut attendant tout au long du iour son ma<text:line-break/>ry en le guettant aux fenestres pour veoir<text:line-break/>quant il vi(e2)droit (sol) et oncques nen partit ius<text:line-break/>ques a ce que elle veit reuenir le varlet de<text:line-break/>son mary qui amenoit tant de veaulx et de<text:line-break/>vaches (sol) parquoy elle pensa que il eust tout<text:line-break/>employe son argent en beusz et en vaches<text:line-break/>et quil auoit oublie lestrille. Si sen alla de<text:line-break/>douleur gecter sur son lit (sol) (et) constance est(a2)t<text:line-break/>sur le lit ouyt comment le pere et la mere es<text:line-break/>toient ioyeux de ses bestes quon auoit ame<text:line-break/>nees (sol) et elle en estoit dolente. Adoncques<text:line-break/>quant le mary fut arriue et descendu il de(-)<text:line-break/>manda ou estoit constance sa femme (sol) et on<text:line-break/>luy dist quelle estoit en sa chambre mal dis<text:line-break/>posee ou elle se reposoit. Si vint angle a<text:line-break/>constance (et) luy dist. Quelle cy ma doulce<text:line-break/>amye (sol) quelle chiere faictes vous. Lors res<text:line-break/>pondit constance. Je doys bien faire maul<text:line-break/><text:span text:style-name="pb">[f. 136r]</text:span><text:line-break/>uaise chiere qu(a2)t vous ne mauez point por<text:line-break/>te destrille. Ba dictes vous (sol) si ay dea vne<text:line-break/>que le marchant de qui iay achapte mes bes<text:line-break/>tes ma donnee en payant le vin de nostre<text:line-break/>marche. Et elle demy ioyeuse et demy cour<text:line-break/>roussee dist. Or voyons sil est vray. Et<text:line-break/>adonc le mary delle se appresta pour lestril(-)<text:line-break/>ler (sol) et pource quil ne lauoit estrillee de quin<text:line-break/>ze iours il la estrilla par troys foys si bien<text:line-break/>quelle dist que lestrille que on lui auoit don<text:line-break/>nee estoit meilleure la moictie que ne estoit<text:line-break/>celle que il auoit perdue (sol) puis luy dist Con<text:line-break/>stance (sol) or gardes bien ceste estrille et me en<text:line-break/><text:soft-page-break/>estrille bien tandis que tu las. Apres vng<text:line-break/>pou de temps eulx deux aller(e2)t en vne gr(a2)(-)<text:line-break/>che quilz auoient et lestrilla par cinq ou six<text:line-break/>fois (sol) (et) puis faingnit de mettre lestrille des<text:line-break/>soubz vng boteau de paille. Et apres pou<text:line-break/>de temps quant ilz la voulurent aller que(-)<text:line-break/>rir ilz ne la trouuerent pas (sol) (et) eulx deux en<text:line-break/>semble la sercherent grant piece. Puis da<text:line-break/>uanture passa parmy la granche vng gros<text:line-break/>tat qui portoit vne piece de lart gras (sol) au(q1)l<text:line-break/>il dist a sa femme en criant (sol) au rat au rat (q2)<text:line-break/>emporte nostre estrille. La femme qui veit<text:line-break/>le rat qui emportoit ceste piece de lart cuy(-)<text:line-break/>doit que ce fust lestrille a cause quelle ne la<text:line-break/>uoit encores point veue non ostant quelle<text:line-break/>leust sentue commenca encores de rechief<text:line-break/>a crier apres ce rat (sol) lequel quant il ouyt ce<text:line-break/>bruit il se en fouyt bien tost. Si demoura<text:line-break/>Constance marrye tant que merueilles de<text:line-break/>ceste estrille (et) par despit sen retourna toute<text:line-break/>seule en la ville (sol) en la maison de son pere (sol) car<text:line-break/>icelle granche nestoit pas fort loing de la<text:line-break/>ville. Et ledit angle apres faingnit retour<text:line-break/>ner dedans trois iours apres a la granche<text:line-break/>et dist qu(a2)t il fut reuenu quil auoit trouue<text:line-break/>lestrille en retournant de la paille. Adonc<text:line-break/>ques icelluy angle la print et lestrilla par<text:line-break/>deux ou trois fois de quoy elle fut moult<text:line-break/>ioyeuse et tant que elle ne vouloit laisser al<text:line-break/>ler ne partir son mary dauecques elle. Et<text:line-break/>apres en la nuyt ensuiuant quant ilz se fu(-)<text:line-break/>rent esbatus vne grant piece de ceste estril<text:line-break/>le (sol) angle dist a sa femme constance. Je cuy<text:line-break/>de ce se nestoit mon estrille que lamour de<text:line-break/>quoy me aymez seroit bien petite. Par ma<text:line-break/>foy dist const(a2)ce ce se nestoit vostre estrille<text:line-break/>iamais ie ne vous aymeroye. Car cest le<text:line-break/>moins de mon pensem(e2)t que de vous. Et<text:line-break/>pleust a dieu que nulle femme ne aymast ia<text:line-break/>mais plus homme que ie vous ayme (sol) car il<text:line-break/>ne seroit pas tant de folles femmes c(o2)me<text:line-break/>il est (sol) mais tant seulement doyuent aymer<text:line-break/>les h(o2)mes pour le ieu de lestrille. Et apres<text:line-break/>vng pou de temps angle sen alla pescher en<text:line-break/>vne riuiere pres de la ville (et) print vng gros<text:line-break/>poisson (sol) si p(e2)sa quil esprouueroit sa femme<text:line-break/>estrille. Si couppa la teste a ce poisson et<text:line-break/>Du sang il ensanglanta sa Chemise et ses<text:line-break/>chausses et se enueloppa ainsi comme se il<text:line-break/>estoit naure (sol) puis sen vint a lostel en se plai<text:line-break/><text:soft-page-break/>gnant a sa femme (et) luy monstra sa chemi(-)<text:line-break/>se ainsi sangl(a2)te (sol) puis luy dist. Laisse moy<text:line-break/>Par grant admiration en luy demandant<text:line-break/>quil luy auoit fait cela. Et il luy dist que<text:line-break/>ce auoient este aucuns malfaicteurs quilz<text:line-break/>me vouloient faire mourir. Puis me dir(e2)t<text:line-break/>que ie choisisse lequel iaymeroye mieulx ou<text:line-break/>perdre la vie ou aucuns de mes membres<text:line-break/>Lors ie consideray que iaymoye mieulx per<text:line-break/>dre aucuns de mes membres que ma vie (sol) (et)<text:line-break/>pour ce que tous noz membres nous sont<text:line-break/>necessaires a gaigner nostre vie (sol) iay consi(-)<text:line-break/>dere que tu nas plus cure de mon estrille<text:line-break/>Parquoy ie me suis consentu que lestrille<text:line-break/>me fust couppee ainsi comme tu le voys.</text:p>
      <text:p text:style-name="P1101">Puis se leua ses robbes et elle voyant sa<text:line-break/>chemise toute plaine de sang cuyda que il<text:line-break/>fust vray. Et lors cheut toute pasmee a ter<text:line-break/>re. Apres ce que elle fust reuenue commen<text:line-break/>ca a crier et a braire en disant en ceste ma(-)<text:line-break/>niere. O malheuree femme mauldicte soit<text:line-break/>leure que oncques tu me espousas en se c(o2)(-)<text:line-break/>plaignant treffort (sol) (et) pour riens du monde<text:line-break/>ne la peut reconforter (sol) mais sen courit de<text:line-break/>uers lofficial tant quelle peut au(q1)l elle dist<text:line-break/>que elle vouloit estre departie dauec(q1)s son<text:line-break/><text:span text:style-name="pb">[f. 136v]</text:span><text:line-break/>mary lequel luy bailla vne citacion de quoy<text:line-break/>il fut cite (et) vint a son iour lequel estant de<text:line-break/>uant lofficial se consentit au departement<text:line-break/>et tant que diuision fust faicte entre eulx de<text:line-break/>tous leurs biens. Et a donc quant il fut<text:line-break/>reuenu en sa maison partirent par moictie<text:line-break/>leurs vaches (et) veaulx et brebis (sol) (et) le mary<text:line-break/>en faisoit emmener la moictie par vne sien<text:line-break/>ne chamberiere quil auoit au village dont<text:line-break/>il estoit (sol) puis dist encores angle. Jay enco(-)<text:line-break/>res ded(a2)s ma bourse qui est atachee a mon<text:line-break/>pourpoint vingt solz ou vous auez la moi<text:line-break/>tie constance mamye (sol) tenez ouurez la et la<text:line-break/>prenes. Adonc elle couuoiteuse dargent<text:line-break/>courut a celle part ou estoit celle bourse (sol) (et)<text:line-break/>ainsi quelle la vouloit ouurir pour prendre<text:line-break/>largent (sol) le beau bourdon qui pieca ne auoit<text:line-break/>laboure se dreca tout de bout deuant la fem<text:line-break/>me (sol) et elle tout soubdainement tressaillit<text:line-break/>toute (sol) puis print son mary par le col a bras<text:line-break/>estandus en le flatant et en luy-disant (sol) que<text:line-break/>vous estes mauluais. Vous ne vous<text:line-break/>faictes que bourder de moy. Et apres dist<text:line-break/><text:soft-page-break/>Angle il ny a point de mauluaise bourde.<text:line-break/>Et alors la print et listrilla trois coups.<text:line-break/>Et apres constance luy demanda comme<text:line-break/>la besongne auoit este. Puis dist angle.<text:line-break/>Vray est (q1) lestrille me fust couppee (sol) (et) a(p2)s<text:line-break/>ie requis linstrument baculatif dung moy(-)<text:line-break/>ne qui auoit este occis de nouueau (sol) (et) le ioin<text:line-break/>gnis aupres du myen (sol) (et) ainsi iay recouuert<text:line-break/>linstrum(e2)t du moyne en lieu du mien. En<text:line-break/>verite dist elle il me semble que ce nest pas<text:line-break/>cestuy que vo<text:span text:style-name="T1102">9</text:span><text:s/>souliez auoir (sol) car il est plus<text:line-break/>mouu(a2)t et plus habille a ce ieu que nul des<text:line-break/>autres. Dieu face pardon (et) mercy au moy<text:line-break/>ne qui tel instrum(e2)t porta (sol) car par le moyne<text:line-break/>ie lay recouure (sol) parquoy ie prieray dieu sou<text:line-break/>uent pour son ame. A celle heure elle cou(-)<text:line-break/>rut a la fenestre apres ce quelle eut gouste<text:line-break/>du nouueau habillement de angle et hucha<text:line-break/>sa chamberiere quelle retournast a lostel a<text:line-break/>tous les brebis (et) les vaches (sol) car la paix es<text:line-break/>toit faicte delle et de son mary (sol) lequel de re(-)<text:line-break/>chief monta a cheual sans selle et cheuau(-)<text:line-break/>cha se pendant que on faisoit le disner vne<text:line-break/>lieue pour faire la paix du courroux que c(o2)<text:line-break/>stance auoit eu. Et apres deslors en au(a2)t<text:line-break/>furent en grant amour pour lamour de la(-)<text:line-break/>billem(e2)t du moyne qui mieulx valloit que<text:line-break/>la premiere estrille (sol) mais ie cuide se apres il<text:line-break/>fut venu labillement dung carme ou dung<text:line-break/>iacobin ou dung cordelier ou augustin elle<text:line-break/>leust encores trouue meilleur (q1) les autres<text:line-break/>car ces maistres freres frappars mendi(a2)s<text:line-break/>sont tous gens reposes auitailles de mes<text:line-break/>mes quilz ne serchent autre chose quant ilz<text:line-break/>entrent en vne maison fors a regarder silz<text:line-break/>verr(o2)t point de ratelier pour fourrer leurs<text:line-break/>estrilles. Et qu(a2)t ilz trouu(e2)t chappe cheu<text:line-break/>te dieu scet silz se font vaillans en blason<text:line-break/>nant et louant les dames pour paruenir a<text:line-break/>leurs fins. Et applicquent plus tost leur<text:line-break/>entendement a compter ou reciter quelque<text:line-break/>fable ioyeuse touchant lincarnation (q2)lz ne<text:line-break/>font prescher la doctrine de saint thomas<text:line-break/>De saint augustin (sol) ou de saint ambroise.<text:line-break/>Et aussi en sont mieulx escoutez des fem<text:line-break/>mes. Car toutes choses neufues plaisent<text:line-break/>a femmes (sol) en especial grosses (et) fresches es<text:line-break/>trilles. Et pourtant facent les poures c(o2)<text:line-break/>paignons qui se vouldr(o2)t marier richem(e2)t<text:line-break/>ainsi que fist angle silz peuent.</text:p>
      <text:soft-page-break/>
      <text:p text:style-name="P1103"><text:span text:style-name="T1104">E</text:span>N ceste nouuelle est m(o2)stre c(o2)e<text:line-break/>la finesse faicte par vng poure h(o2)<text:line-break/>me a b(o2)ne ent(e2)cion aucuneffois<text:line-break/>acquiert plusieurs richesses (et) plusieurs h(o2)<text:line-break/>neurs ainsi comme vous auez ouy en ceste<text:line-break/>nouuelle presente de angle qui cauteleuse<text:line-break/>ment trouua maniere desprouuer vne fort<text:line-break/>riche fille. Apres y est monstre la petite<text:line-break/>amour des femmes qui ne se mari(e2)t si non<text:line-break/>pour auoir aucune plais(a2)ce (et) delit au peche<text:line-break/>de la chair (sol) et ne se marient pas pour conce<text:line-break/>uoir lignee Et finablement aussi y est mon<text:line-break/>stre les bonnes meurs et simplesses qui es<text:line-break/>toient a angle dont il en fut riche (et) herite a<text:line-break/>uecques constance sa f(e2)me a tousioursmes<text:line-break/>et bien loge.</text:p>
      <text:p text:style-name="p"><text:span text:style-name="pb">[f. 137r]</text:span></text:p>
      <text:p text:style-name="P1105"><text:span text:style-name="T1106">Q</text:span>Vant le doulx et gracieux iouu(e2)<text:line-break/>ceau dyonce eut fine sa nouuelle<text:line-break/>il fut moult tart (sol) delaquelle la roy<text:line-break/>ne et tous autres commencer(e2)t a rire et fu<text:line-break/>rent tous contens de sa personne. Et po<text:span text:style-name="T1107">r</text:span><text:line-break/>ce que cestoit la derreniere nouuelle de la<text:line-break/>huytiesme iournee dame Laurette qui lors<text:line-break/>estoit royne aduisa que cestoit la fin du ter(-)<text:line-break/>me de sa royaulte (sol) et osta sa cour(o2)ne de son<text:line-break/>chief et honnorablement lapporta dessus le<text:line-break/>chief de dame Emillie et la couronna roy<text:line-break/>ne po<text:span text:style-name="T1108">r</text:span><text:s/>la neufyesme iournee (sol) en luy disant.<text:line-break/>Dame Emillie ie me desines de ma roy<text:line-break/>aulte (sol) laquelle le moins mal que iay peu ay<text:line-break/>gouuernee mon temps durant si bien quil<text:line-break/>ny a eu celluy ne celle qui nayt este content<text:line-break/>de moy ne qui se soit plaint de ma personne<text:line-break/>Et pour ce ie me desmes de ceste royaulte (sol)<text:line-break/>et me plaist que vous soyez royne (sol) et des<text:line-break/>maintenant ie vous cour(o2)ne (sol) et nous gou<text:line-break/>uernez si bien que chascun se puisse louer de<text:line-break/>vous (sol) et imposez a tous nous la matiere<text:line-break/>de quoy vous voulez que len parle durant<text:line-break/>vostre regne de ceste neufyesme iournee.<text:line-break/>Lors dame Emillie receut ceste couronne<text:line-break/>ioyeusement et moult luy pleut dauoir le re<text:line-break/>gime et gouuernement de tous eulx en di<text:line-break/>sant en ceste maniere. Dame laurette tres<text:line-break/>humblement de cueur vous remercie (sol) qu(a2)t<text:line-break/>il vous a pleu si benignement moy faire si<text:line-break/>grant h(o2)neur comme destre royne de ceste<text:line-break/>noble c(o2)paignie (sol) laquelle chose se mest fort<text:line-break/>aggreable. Et puis quil plaist a vng chas<text:line-break/><text:soft-page-break/>cun (sol) nonobst(a2)t que ie ne soye pas digne da<text:line-break/>uoir prins ceste charge de gouuerner et de<text:line-break/>regir tres excellente magistrale royaulte (sol)<text:line-break/>si en feray ie au moins mal que ie pourray<text:line-break/>mon deuoir. Et apres ces choses dictes<text:line-break/>dame emillye royne commanda au maistre.<text:line-break/>Dostet quil ordonnast les besongnes com<text:line-break/>me il auoit acoustume. Et apres que le mai<text:line-break/>stre eut ordonne et mis en ordre toutes les<text:line-break/>choses appartenantes a son office (sol) dame<text:line-break/>Emillye royne tourna vers la c(o2)paignie<text:line-break/>et leur dist que chascun se preparast pour al<text:line-break/>ler soupper et faire grant chiere (sol) et ainsi le<text:line-break/>firent (sol) et apres soupper on se esbatit ioyeu(-)<text:line-break/>sem(e2)t en la maniere acoustumee. Et apres<text:line-break/>que chascun eust dance lheure approucha de<text:line-break/>aller reposer (sol) par quoy la royne leur dist.<text:line-break/>Vous dames et iouuenceaux demain au<text:line-break/>plaisir de dieu ie feray tant que vous vous<text:line-break/>lourez de moy : car ie vous imposeray ma<text:line-break/>tiere a plaisance (sol) dont pour ceste heure qui<text:line-break/>est fort tardiue ie vous comm(a2)de que vng<text:line-break/>chascun sen voyse reposer son corps (sol) Et de<text:line-break/>main au pl<text:span text:style-name="T1109">9</text:span><text:s/>matin chascun se treuue au lieu<text:line-break/>acoustume.</text:p>
      <text:p text:style-name="P1110"><text:span text:style-name="T1111">L</text:span>En demain au matin la lueur du<text:line-break/>soleil occidental qui regne auoit<text:line-break/>sur les doulces rousees dessus<text:line-break/>les herbes estoit lors bien hault deu(a2)t que<text:line-break/>la dame Emillye royne fut leuee (sol) par quoy<text:line-break/>elle voyant la rayeur du soleil entrer (p3) vne<text:line-break/>vitre en sa chambre fut toute esmerueillee<text:line-break/>(et) esperdue du gr(a2)t repos quelle auoit prins<text:line-break/>la nuyt passee. Si se leua soubdainem(e2)t et<text:line-break/>sapresta (sol) Puis hucha sa compaignie. Et a<text:line-break/>pres que vng chascun fut leue et assemble<text:line-break/>audit lieu la royne c(o2)manda daller (p3) esbat<text:line-break/>sur aucunes chaussees pour att(e2)dre lheure<text:line-break/>acoustumee (sol) et que on parlast daucunes be<text:line-break/>songnes prouffitables pour le temps adue<text:line-break/>nir. Puis tous ensemble se acheminerent<text:line-break/>chascun par ordre en deuisant et en parlant<text:line-break/>de plusieurs choses (sol) puis apres le temps c(o2)<text:line-break/>m(e2)ca a eschauffer. Apres la longue demeu<text:line-break/>re quilz faisoient illec sur les herbes la roy<text:line-break/>ne aduisa quil estoit temps de retour au pa<text:line-break/>lais disner. Lors quant ilz furent arriuez<text:line-break/>trouuerent tout prest (et) chascun se commen<text:line-break/>ca a seoir en la place acoustumee (sol) et prindr(e2)t<text:line-break/>chascun leur refection ainsi quilz auoi(e2)t de<text:line-break/><text:soft-page-break/>coustume. Et apres disner la royne c(o2)man<text:line-break/>da quon sesbatit pour digerer aucunement<text:line-break/>les viandes. Et apres plusieurs ch(a2)sons<text:line-break/>(et) esbatem(e2)s la royne fist faire silence pour<text:line-break/>imposer la matiere de quoy elle vouloit que<text:line-break/>on parlast (sol) Puis allerent au lieu acoustu<text:line-break/>me dessus la fontaine et se assir(e2)t par ordre<text:line-break/><text:span text:style-name="pb">[f. 137v]</text:span><text:line-break/>puis dist la royne. Pleut a dame laurette<text:line-break/>royne de la huytiesme iournee de imposer<text:line-break/>aucunem(e2)t matiere propre tant sur les fem<text:line-break/>mes que sur les hommes (sol) sur le fait de ba<text:line-break/>rat et de deceuance. Et maintenant ie ne<text:line-break/>vueil point imposer matiere propre (sol) mais<text:line-break/>ie donne licence et congie a vng chascun de<text:line-break/>dire en sa nouuelle tout ce que bon luy sem<text:line-break/>blera t(a2)t sur les hommes (q1) sur les femmes<text:line-break/>en aucune maniere que ce soit. Pour la(q1)l(-)<text:line-break/>le chose ie ord(o2)ne que pour la quatre vingz<text:line-break/>et vniesme nouuelle Pamphile commence<text:line-break/>ra sur ceste neufyesme iournee sa nouuelle.</text:p>
      <text:h text:style-name="Titre1" text:outline-level="1">(ipdm) Cy apres ensuyt la quatre vingz (et)<text:line-break/>et vne nouuelle comptee par le iou(-)<text:line-break/>uenceau pamphile sur la neufyesme<text:line-break/>iournee dont Emillye est royne.</text:h>
      <text:p text:style-name="figure">&lt;image&gt;</text:p>
      <text:p text:style-name="P1112"><text:span text:style-name="T1113">D</text:span>Ame Emillye (sol) cest bien raison<text:line-break/>queie obeisse a vostre commande<text:line-break/>ment comme tres souueraine sur<text:line-break/>toutes nous (sol) mais puis que il vous a pleu<text:line-break/>de moy donner cest honneur au commance<text:line-break/>ment de la neufyesme iournee pour com(-)<text:line-break/>mencer a compter la premiere nouuelle. Je<text:line-break/>seray obeyssant pour acomplir vostre com<text:line-break/>mandement. Nonobstant que nous na(-)<text:line-break/>uons point de matiere propre (sol) Mais au<text:line-break/>moins mal que ie pourray ie me efforceray<text:line-break/>de trouuer quelque matiere pour le present<text:line-break/>ainsi comme vous orrez.</text:p>
      <text:h text:style-name="Titre2" text:outline-level="2">(ipdm) La forme de la nouuelle</text:h>
      <text:p text:style-name="P1114"><text:span text:style-name="T1115">A</text:span>Duint nagueres que en vne cite<text:line-break/>de Tostanne nommee Aspitoy<text:line-break/>re (sol) surent iadis deux nobles Flo<text:line-break/>rentins puissans hommes en noblesses et<text:line-break/>en richesses (sol) dont lung se nommoit Remis<text:line-break/>se peletin (sol) et lautre alixandre de clere mon<text:line-break/><text:soft-page-break/>toys (sol) Lesquelz tous deux ensemble furent<text:line-break/>amoureux de vne tres belle et gracieuse<text:line-break/>Dame nommee Francoyse des lazanus (sol)<text:line-break/>sans ce quilz sceurent riens lung de lautre<text:line-break/>Mais chascun de eulx alloit et enuoyoit<text:line-break/>le plus secretement et soigneusement quil<text:line-break/>pouoit deuers elle po<text:span text:style-name="T1116">r</text:span><text:s/>acquerir son amour<text:line-break/>Et elle se voyant fort pressee de ces deux<text:line-break/>ieunes florentins (sol) Remisse et Alixandre (sol)<text:line-break/>par force de messaiges et de dons. La b(o2)<text:line-break/>ne dame francoyse comme non vsant de<text:line-break/>saigesse ne luy appartenoit pas de aban(-)<text:line-break/>donner ses oreilles aux prieres et aux mes<text:line-break/>saigiers qui vers elle venoyent. Laquelle<text:line-break/><text:span text:style-name="pb">[f. 138r]</text:span><text:line-break/>pour ce elle voulut et desira scauoir saige(-)<text:line-break/>ment responser et mectre hors de lamour<text:line-break/>delle ses deux hommes icy (sol) Par quoy elle<text:line-break/>pensa vne chose quelle leur manderoit (sol) la(-)<text:line-break/>quelle affin silz ne la faisoient que elle eust<text:line-break/>cause de les refuser et de nescouter plus les<text:line-break/>messaigiers qui venoi(e2)t vers elle. Si cau<text:line-break/>sa donc la dame que en celluy mesme iour il<text:line-break/>estoit mort vng cytoten de apitoyre (sol) lequel<text:line-break/>combien quil fust extraict de la maison de<text:line-break/>nobles et saiges gens (sol) cestuy cytoien auoit<text:line-break/>este vng tres mauluais h(o2)me en son temps<text:line-break/>et auec ce estoit le plus lait qui oncques nas<text:line-break/>quist sur terre (sol) et le plus hydeux a veoir (et) a<text:line-break/>regarder du monde. Cestuy cytoien auoit<text:line-break/>nom Bauquedieu (sol) (et) fut enterre au cimetie<text:line-break/>re des freres mineurs et mis en vng sepul<text:line-break/>chez hors de leglise (sol) lequel sepulchre nestoit<text:line-break/>point ferme. Adonc la dame qui auoit desir<text:line-break/>de venir a son propos (sol) pour tant elle dit a<text:line-break/>vne sienne chaberiere. Tu scez lennuy et<text:line-break/>le trauail que chascun Jour ie seuffre des<text:line-break/>messaiges et des prieres que ces deux hom<text:line-break/>mes me font Remisse et Alix(a2)dre (sol) et main<text:line-break/>tenant iay pense a mon couraige (sol) que ie ne<text:line-break/>vueil point complaire a eulx en fait quelc(o2)<text:line-break/>ques damours. Pour les oster arriere de<text:line-break/>moy iay propose pour de les gr(a2)s offres (et) pre<text:line-break/>sens que ilz me font de les vouloir esprou<text:line-break/>uer en aucune chose (sol) Laquelle ilz ne feront<text:line-break/>pas ainsi que ie croy fermement (sol) et par ain<text:line-break/>si me deliureray deulx et de leur ennuy (et) du<text:line-break/>trauail quilz me font (sol) or escoute d(o2)c ma de<text:line-break/>liberation. Tu scez que au iourduy au ma<text:line-break/>tin au cimetiere des freres mineurs de ceste<text:line-break/><text:soft-page-break/>ville de Florence a este enseuely et enterre<text:line-break/>bauquedieu. Et pour ce tu ten iras secrete<text:line-break/>ment de vers alixandre tout premierement<text:line-break/>et luy diras ainsi. Ma dame francoyse des<text:line-break/>lazanus vous fait dire de par moy que le<text:line-break/>temps est maintenant venu que vous pou<text:line-break/>ez auoir son amour (et) couchier en ceste nuyt<text:line-break/>auec elle (sol) et par ceste maniere que ie vo<text:span text:style-name="T1117">9</text:span><text:s/>di(-)<text:line-break/>ray (sol) car en la maison de ma dame francoyse<text:line-break/>doit estre en ceste nuyt apporte de (p3) aucuns<text:line-break/>siens parens le corps de bauquedieu qui est<text:line-break/>mort au iour duy au matin (sol) le(q1)l est en vng<text:line-break/>tombel et cimetiere des cordeliers. Et po<text:span text:style-name="T1118">r</text:span><text:line-break/>ce se vous luy voulez faire plaisir (et) seruice<text:line-break/>que en la nuyt prouchaine vous plaise aller<text:line-break/>en la premiere heure de la nuyt audit cyme(-)<text:line-break/>tiere la ou est enterre bauquedieu et ouurir<text:line-break/>le sepulchre (et) vous mectre dedans (sol) et serez<text:line-break/>vestu dung linceul de quoy il estoit enseue<text:line-break/>ly (sol) et que vous vous contenez la ainsi com<text:line-break/>me se vous estiez mort iusques a tant que<text:line-break/>len vous vienne querir (sol) et sans monstrer<text:line-break/>aucun signe dh(o2)me vif (sol) mais monstreres<text:line-break/>comme mort (et) vo<text:span text:style-name="T1119">9</text:span><text:s/>souffrez tirer de la fosse<text:line-break/>et apporter en la maison de ma dame (sol) (et) illec<text:line-break/>on vo<text:span text:style-name="T1120">9</text:span><text:s/>receura (sol) puis apres dormirez auec<text:line-break/>elle. Et au plaisir de toy quant vous voul<text:line-break/>drez vo<text:span text:style-name="T1121">9</text:span><text:s/>vous departirez et laiseres faire a<text:line-break/>ma dame du demourant. Et se alixandre<text:line-break/>te resp(o2)d quil fera ceste chose tu diras (sol) bien<text:line-break/>il me suffit. Et si ne la veult faire tu luy di<text:line-break/>ras que iamais en lieu ou ie soye presente (q2)l<text:line-break/>ne se trouue et (q2)l garde bien si chier a sa vie<text:line-break/>quil ne menuoye messaige (sol) ny (a2)bassade. Et<text:line-break/>apres tu ten iras par deuers Remisse pele(-)<text:line-break/>rin (sol) (et) par moy tu luy diras. Ma dame fr(a2)<text:line-break/>coyse des lazanus voz fait assauoir de par<text:line-break/>moy quelle est toute preste a faire tous voz<text:line-break/>plaisirs (sol) mais que vous luy faces en ceste<text:line-break/>nuyt vng seruice. Cessauoir (sol) que vous al<text:line-break/>lez au sepulchre (sol) auquel est enseuely le corps<text:line-break/>de bauquedieu (sol) et que sans mot dire pour<text:line-break/>quelque chose que vous voyez (sol) ou oyez (sol) ou<text:line-break/>sentez (sol) que vous tires hors du sepulchre le<text:line-break/>corps de bauquedieu (et) que souefuem(e2)t vo<text:span text:style-name="T1122">9</text:span><text:line-break/>lapportes en sa maison (sol) et illec vous orrez<text:line-break/>dire la cause pour quoy elle le veult (sol) (et) delle<text:line-break/>vous aurez vostre plaisir. Et si vous ne<text:line-break/>voulez faire ceste chose des mainten(a2)t elle<text:line-break/>signifie par moy que iamais vous ne vueil<text:line-break/><text:soft-page-break/>lez enuoyer messaige ne embassade vers el<text:line-break/>le. La chamberiere oyant les paroles de sa<text:line-break/>dame alla aux deux flor(e2)tins parler (sol) et leur<text:line-break/>dist quilz parlassent lung a lautre et a chas(-)<text:line-break/>cun deulx (sol) et fist le messaige bien (et) saigem(e2)t<text:line-break/><text:span text:style-name="pb">[f. 138v]</text:span><text:line-break/>ainsi c(o2)me sa maistresse luy auoit enioinct.<text:line-break/>Lesquelz respondirent a la seruante que ilz<text:line-break/>yroient par nuyt (et) (p3) iour (sol) non pas seulem(e2)t<text:line-break/>au sepulchre du mort (sol) mais en (q1)lque place (q1)l<text:line-break/>plairoit a la dame de c(o2)mander. La chambe<text:line-break/>riere sur ce fist la resp(o2)se a sa dame (sol) laquelle<text:line-break/>attendit tant (q2)l verroit si seroient si folz (q1)<text:line-break/>ilz acomplissent leurs promesses. Quant<text:line-break/>donc la nuyt fust venue Alixandre clerem(o2)<text:line-break/>toys saillit hors de sa maison vestu dung<text:line-break/>seul gyppon (sol) affin (q2)l allast au sepulchre (sol) et<text:line-break/>tandis quil alloit au lieu luy vint en p(e2)see<text:line-break/>vne grant frayeur (sol) et c(o2)menca a dire a luy<text:line-break/>mesmes. Ne suis ie pas bien beste s(a2)s sens<text:line-break/>et sans discretion daller au lieu ou ie voys<text:line-break/>Par aduanture se ses parens se sont appar<text:line-break/>ceus que ie layme (sol) et cuydent (q2)l soit vray (sol) et<text:line-break/>la dame par aduanture fait faire ceste chose<text:line-break/>pour me occire ded(a2)s le sepulchre (sol) se aucun<text:line-break/>mien ennemy ait contre moy procure ceste<text:line-break/>chose (sol) ou se elle veult a ce corps c(o2)plaire af(-)<text:line-break/>fin quil soit saulue. Et apres alixandre di<text:line-break/>soit suppose que aucun de ses casne soit pas<text:line-break/>vray (sol) mais quant les parens et amys de<text:line-break/>la dame me auront porte et mis ius en la<text:line-break/>maison de la dame, lors ie deueroye croire<text:line-break/>quil ne veulent pas auoir le corps (sol) affin (q2)l<text:line-break/>ne les empuantisse ne aussi ilz ne le couche<text:line-break/>ront pas au lict de la dame (sol) maisie deuroye<text:line-break/>plus tost croyre que ilz le veulent auoir (sol) af<text:line-break/>fin de le mectre par pieces (sol) pour ce par adu(a2)<text:line-break/>ture il leur a fait autreffoys desplaisir ou<text:line-break/>d(o2)maige. Et oultre ie mesbahy pourquoy<text:line-break/>elle ma m(a2)de que pour (q1)lconque chose que<text:line-break/>ie sente (q1) ie ne parle ne ne face aucun signe<text:line-break/>dh(o2)me qui ait vie en son corps (sol) mais encor<text:line-break/>se les amys de la dame me pochoient les<text:line-break/>yeulx de la teste (sol) ou me tirast hors les dens<text:line-break/>de la bouche (sol) ou me couppast les mains (sol) ou<text:line-break/>quilz me feissent aucune autre cruaulte (sol) en<text:line-break/>quel point seroy ie (sol) (et) comment me pourroy<text:line-break/>ie taire (sol) mais aussi se ie parloye ilz me con(-)<text:line-break/>gnoistroient a la voix et par (sol) aduanture ilz<text:line-break/>me d(o2)mageroyent (sol) c(o2)bien quilz ne me prin<text:line-break/><text:soft-page-break/>sent point (sol) Toutesuoyes (sol) ie ne auroyes<text:line-break/>riens fait de mon desir. Et aussi se ne faitz<text:line-break/>ceste chose ma dame dira que iauray brise<text:line-break/>son commandement (sol) et par ainsi iamais ne<text:line-break/>me fera aucun plaisir. Et tandis que Ali<text:line-break/>xandre ainsi disoit ces choses (sol) il demoura<text:line-break/>pres que en ce point de laisser son entreprin<text:line-break/>se ou de retourner (sol) mais grant amo<text:span text:style-name="T1123">r</text:span><text:s/>le heur<text:line-break/>ta et le fist oultre passer les argumens con<text:line-break/>traires aux precedens (sol) par la force desquelz<text:line-break/>Alix(a2)dre vint au sepuchre et le ouurit (sol) puis<text:line-break/>entra dedans (sol) (et) par hault il recloyt le sepul<text:line-break/>chre. Puis apres c(o2)meca a penser quel hom<text:line-break/>me auoit este celluy bauquedieu (et) (q1)lles cho<text:line-break/>ses il auoit autreffoys oy dire de luy (sol) et les<text:line-break/>mauluaisties (q2)l auoit faictes (sol) non mye seu<text:line-break/>lem(e2)t de iour (sol) mais de nuyt (sol) par lesquelles<text:line-break/>choses tous les cheueulx luy dresserent de<text:line-break/>paour quil auoit (sol) et luy sembloit (q1) bauque<text:line-break/>dieu se leuast pour lestrangler (sol) mais luy es<text:line-break/>tant enhorte en la feruente amour (q2) souu(e2)t<text:line-break/>estraint le iugement de raison qui vain(q2)st<text:line-break/>toute pao<text:span text:style-name="T1124">r</text:span><text:s/>et frayeur (sol) et toutes autres sou<text:line-break/>uenances en soy contemnant c(o2)me homme<text:line-break/>mort en actendant quelle chose luy aduien(-)<text:line-break/>droit (sol) mais qu(a2)t minuyt approucha Remis<text:line-break/>se pelerin son compaignon yssit hors de sa<text:line-break/>maison affin quil fist la chose a luy enioince<text:line-break/>de par la dame. Et en allant de sa maison<text:line-break/>au sepulchre du mort (sol) remisse considera en<text:line-break/>son cueur aussi bien que lautre auoit fait de<text:line-break/>diuerses pensees et les cas possiblez qui ve<text:line-break/>nir luy pouoient : car il consideroit comm(e2)t<text:line-break/>il pourroit trouuer les sergans en portant<text:line-break/>sur ses espaules le corps de bauque dieu (sol) (p3)<text:line-break/>quoy il sembleroit aux serg(e2)s sil me prenoi<text:line-break/>ent en ce point ilz pourroyent dire que ie se<text:line-break/>roye nigromancien (sol) ou sorcier (sol) par quoy ie<text:line-break/>seroye cond(e2)ne a estre brusle (sol) par quoy aus(-)<text:line-break/>si ie mectroye mes amys et par(e2)s en la hay<text:line-break/>ne de bauquedieu se la chose estoit sceue.</text:p>
      <text:p text:style-name="P1125">Remisse consideroit en soy mains autres<text:line-break/>perilz (sol) pour la paour desquelz pres (q1) il sen<text:line-break/>retourna sans riens faire. Apres il dit (sol) re<text:line-break/>fuseray ie douc a faire la premiere chose qui<text:line-break/>ma este enioincte de par celle noble dame (q1)<text:line-break/><text:span text:style-name="pb">[f. 139r]</text:span><text:line-break/>iay tant aymee (sol) et (q1) especiallement encores<text:line-break/>iayme quant par ceste besongne ie puis ob<text:line-break/>tenir et auoir la grace delle. Et vrayem(e2)t<text:line-break/><text:soft-page-break/>se ie deuoye mourir ie acompliray ce que ie<text:line-break/>luy promis. Et ad(o2)c il passa oultre et vint<text:line-break/>au sepulchre de baucquedieu (sol) et icelluy ou<text:line-break/>urit legierement. Lors alixandre estant de<text:line-break/>dans le tombeau sentit bien ouurir le sepul<text:line-break/>chre qui fort auoit grant paour. Et adonc<text:line-break/>remisse entra dedans le tombeau cuydant<text:line-break/>pr(e2)dre le corps de bauquedieu (sol) mais il print<text:line-break/>alixandre (p3) les piedz et le tira hors (et) le mist<text:line-break/>sur ses espaules (sol) et le porta vers la maison<text:line-break/>de celle dame (sol) (et) en allant sans se contregar<text:line-break/>der laissoit aucuneffoys cheoir alixandre a<text:line-break/>terre (sol) il heurtoit aucuneffoys c(o2)tre les mu<text:line-break/>railles des rues a cause (q1) la nuyt estoit ob<text:line-break/>scure (sol) et ne veoit goutte. Et ainsi c(o2)me il<text:line-break/>cheminoit tonsiours au long de la rue ne<text:line-break/>scauoit pas aucunem(e2)t ou il alloit (et) ne pou<text:line-break/>oit pas bonnem(e2)t trouuer la maison de la<text:line-break/>dame. Or aduint (q1) quant il fust pres de la<text:line-break/>maison de la dame (sol) laquelle attendoit auec<text:line-break/>sa chamberiere aux fenestres pour veoir (et)<text:line-break/>ouyr se remisse apporteroit le corps dalix(a2)<text:line-break/>dre : car sil eust apporte elle estoit pourueue<text:line-break/>(et) aduisee de excusation conuenable a les re<text:line-break/>bouter hors de sa maison (sol) mais aduint que<text:line-break/>en celluy lieu enuir(o2) deux ou troys mais(o2)s<text:line-break/>delle quil y auoit eu debat daucunes gens<text:line-break/>par quoy les sergens du guet de nuyt estoi<text:line-break/>ent venuz illec po<text:span text:style-name="T1126">r</text:span><text:s/>prendre les malfaicteurs<text:line-break/>et estoi(e2)t cachez aupres des maisons sans<text:line-break/>dire mot. Et remisse qui venoit tout belle<text:line-break/>ment faisoit aucunement bruit de ses piedz<text:line-break/>par quoy les sergens loyr(e2)t bien marchier<text:line-break/>Adonc eulx pres au leur lanterne allerent<text:line-break/>deuers remisse (q2) venoit (sol) mais il veit la clar<text:line-break/>te quilz portoyent (sol) et eulx mectans la main<text:line-break/>a leurs espees et bracquemars (sol) en disant (sol) (q2)<text:line-break/>esse la. Lors remisse c(o2)gnoissant non auoir<text:line-break/>temps de acheuer son entreprinse sans lon(-)<text:line-break/>gue deliberation laissa cheoir alixandre de<text:line-break/>dessus ses espaules a terre (et) sen fouyt tant<text:line-break/>quil peut. Et alixandre se lieue incontin(e2)t<text:line-break/>sur ses piedz (et) sen fouyt pareillement (sol) com<text:line-break/>bien que les vestemens du mort feusseut<text:line-break/>moult longues si ne laissa il point a courir<text:line-break/>car il auoit grant paour destre prins. La<text:line-break/>dame estant a sa fenestre pour la clarte que<text:line-break/>ces sergens auoient apperceut bien remisse<text:line-break/>portant alixandre sur ses espaules (sol) et aussi<text:line-break/>elle congneut alixandre vestu des habille<text:line-break/><text:soft-page-break/>mens bauquedieu (sol) si se esmerueilla moult<text:line-break/>de la gr(a2)t hardiesse de lung et de lautre (sol) tou<text:line-break/>tesuoyes auec la merueillance elle c(o2)menca<text:line-break/>fort a rire de ce quelle auoit veu soubdaine<text:line-break/>ment tambe a terre alix(a2)dre qui receut vng<text:line-break/>tres mauluaiscoup (sol) (et) eulx deux soubdaine<text:line-break/>ment sen fouyr(e2)t lung dung coste (sol) et lautre<text:line-break/>de lautre (sol) dont elle fust moult ioyeuse dicel<text:line-break/>luy cas (et) loua (et) remercia dieu de ce quil luy<text:line-break/>auoit oste lennuy et le trauail de ses deux<text:line-break/>poursuiuans. Et la chamberiere commen<text:line-break/>ca a dire a sa maistresse que lung (et) lautre la<text:line-break/>moyent terriblement puis quil auoi(e2)t fait<text:line-break/>ce (q1)lle leur auoit impose et enioingz (sol) mais<text:line-break/>remisse dolent (et) mauldissant son infortune<text:line-break/>pour celle aduanture ne retourner pas en<text:line-break/>sa maison (sol) Mais reuint au lieu ou il auoit<text:line-break/>laisse Alix(a2)dre. Apres que les sergens sen<text:line-break/>furent en allez il commenca a lequerir aux<text:line-break/>piedz et aux mains (sol) affin que se il trouuoit<text:line-break/>quil acheuast le seruice de la dame. Adonc<text:line-break/>ques quant il ne le trouua point cuyda que<text:line-break/>les sergens leussent prins et mene en la pri<text:line-break/>son de quoy il fut triste et dolent (sol) puis sen<text:line-break/>retourna en sa maison (sol) mais aussi Alixan(-)<text:line-break/>dre qui ne scauoit point la personne qui la(-)<text:line-break/>uoit porte fut fort mary (sol) pareillement com<text:line-break/>me fust Remisse pour ceste fortune (sol) retour<text:line-break/>na moult dolent en sa maison. Et au ma<text:line-break/>tin ensuiuant que len trouua le sepulchre ou<text:line-break/>uert de Bauquedieu (sol) auquel on veit quil<text:line-break/>ny estoit point (sol) pour ce (q1) Alixandre lauoit<text:line-break/>garde soubz le tombeau tous les Cytoi(e2)s<text:line-break/>estoient en diuerses paroles : Car ilz cuy<text:line-break/>doient que les diables leussent emporte en<text:line-break/>enfer pour ce quil auoit este si mauluais.</text:p>
      <text:p text:style-name="P1127">Toutesuoyes les deux amans signifier(e2)t<text:line-break/><text:span text:style-name="pb">[f. 139v]</text:span><text:line-break/>a la dame quilz auoient fait son commande<text:line-break/>ment (sol) mais que fortune leur auoit empes(-)<text:line-break/>chie leur entreprise. Par quoy eulx excu(-)<text:line-break/>sans ne peurent plainement acomplir son<text:line-break/>mandement (sol) par quoy chascun demanda<text:line-break/>la grace. Et la dame faignit de non croire<text:line-break/>leurs paroles (sol) par quoy leur respondit que<text:line-break/>iamais aucun plaisir ne leur feroit puis (q2)lz<text:line-break/>nauorent fait la chose quelle leur auoit re(-)<text:line-break/>quis. Et par ainsi elle esloigna et forben(-)<text:line-break/>nit de soy les deux florentins poursuyu(a2)s.</text:p>
      <text:soft-page-break/>
      <text:p text:style-name="P1128"><text:span text:style-name="T1129">E</text:span>N ceste nouuelle est m(o2)stre com<text:line-break/>me par lamour daucunes person<text:line-break/>nes on met bien souu(e2)t son corps<text:line-break/>et ses biens en grant dangier (sol) pour cause<text:line-break/>de acomplir leurs desirs et plaisirs de ce<text:line-break/>miserable monde. Apres est monstre la<text:line-break/>saigesse de la dame (q2) trouua la finesse de se<text:line-break/>despeschier de lamour des deux Florentins<text:line-break/>laquelle estoit fort pressee de leur amour.<text:line-break/>Finablement y est monstre comme dieu et<text:line-break/>fortune ne veult pas quon acomplisse aucu<text:line-break/>neffoys son plaisir ne sa voulente. Ainsi c(o2)<text:line-break/>me il est apparceu en ceste pres(e2)te nouuelle.</text:p>
      <text:h text:style-name="Titre1" text:outline-level="1">(ipdm) Cy commence la. quatre xx.<text:line-break/>et deuxiesme nouuelle comptee<text:line-break/>par dame Elisee sur la.ix. iour<text:line-break/>nee dont emyllie est royne.</text:h>
      <text:p text:style-name="figure">&lt;image&gt;</text:p>
      <text:p text:style-name="P1130"><text:span text:style-name="T1131">M</text:span>Es freres et seurs (sol) la nouuelle<text:line-break/>precedente a este fort ioyeuse a la<text:line-break/>compaignie (sol) mais de toutes les<text:line-break/>nouuelles qui ont este reciteez en ceste pre(-)<text:line-break/>sente compaignie (sol) on na point compte de<text:line-break/>nouuelle depuis long temps sur le fait et<text:line-break/>gouuernement des religieuses. Pour la(-)<text:line-break/>quelle cause ie me suis disposee de vous en<text:line-break/>compter vne nouuelle touchant labbesse(et)<text:line-break/>vne de ses nonnains en la maniere qui<text:line-break/>sensuit.</text:p>
      <text:p text:style-name="P1132"><text:span text:style-name="T1133">S</text:span>Auoir deuez seigneurs (et) dames<text:line-break/>que en lombardie est vng mona(-)<text:line-break/>stere de nonnains qui est vne reli<text:line-break/>gion deuote et fort renommee par tout le<text:line-break/>pays dauoir en icelle dames et sainctes re(-)<text:line-break/>ligieuses (sol) dont principallement il y auoit<text:line-break/>vne fort belle et gracieuse iouuencelle n(o2)(-)<text:line-break/>mee Helizabeth. Aduint que ceste dame<text:line-break/>vint parler a vng sien cousin sestoit venue<text:line-break/>veoir ded(a2)s leur cloistre (sol) auecques lequel<text:line-break/>estoit vng sien compaignon tres beau iou(-)<text:line-break/>uenceau. Ceste nonnain vorant ce iouu(e2)<text:line-break/>ceau pour sa beaulte fut amoureuse de luy (sol)<text:line-break/>Et le iouuencel pareillement receut en soy<text:line-break/>vng desir damour engendre par ses yeulx (sol)<text:line-break/>par quoy il fut amoureux delle. Eulx d(o2)c<text:line-break/>ques porterent et soustindrent ceste amour<text:line-break/>en grant paine (et) en grant douleur en leurs<text:line-break/><text:soft-page-break/>cueurs sans en cueillir aucuns fruitz (sol) Car<text:line-break/>finablement chascun deux estoit aussi con<text:line-break/>tent (et) aussi soigneux de cueillir le commun<text:line-break/>fruict damours c(o2)me se toute leur vie eus(-)<text:line-break/>sent demoure ensemble. Et a ceste chose<text:line-break/>faire suruint au Jouuencel vne pensee de<text:line-break/>soy trouuer auecques samye la nonnain (q2)<text:line-break/>a ceste chose se consentit tellement que non<text:line-break/>point vne foys seulem(e2)t acomplirent leur<text:line-break/>desir (sol) mais par plus de mille foys furent<text:line-break/>ensemble en grant plaisance. Et tandis (q2)lz<text:line-break/>continuoient le plaisant desir damours ad<text:line-break/>uint vne nuyt que le iouu(e2)cel fut apparceu<text:line-break/>de plusieurs n(o2)nains sans (sol) ce que le iouu(e2)<text:line-break/>cel se apparceust quilz leusent veu saillir de<text:line-break/>la chambre delle. Et pour ce que aucunes<text:line-break/><text:span text:style-name="pb">[f. 140r]</text:span><text:line-break/>de ces nonnains saichans la chose determi<text:line-break/>nerent daccuser dame elizabeth par deuant<text:line-break/>dame vsimbarde leur abbesse qui saincte re<text:line-break/>ligieuse estoit selon loppinion de toutes les<text:line-break/>nonnains (et) de ceulx qui la c(o2)gnoissoient (sol) (et)<text:line-break/>affin que elizabeth ne peust nier le fait com<text:line-break/>poserent ens(e2)ble de celer la chose pour lors<text:line-break/>(et) (q1)lles nen diroi(e2)t riens a ma dame (sol) mais<text:line-break/>elles guetteroient quant le iouuencel vien<text:line-break/>droit auec elizabeth affin daller querir ma<text:line-break/>dame labbbesse po<text:span text:style-name="T1134">r</text:span><text:s/>les prendre sur le fait (sol) (et)<text:line-break/>pource que elizabeth ne se doubtoit en ri(e2)s<text:line-break/>ne des ieunes ne des vieilles n(o2)nains (q2)lz<text:line-break/>se fussent apparceuz de son cas (sol) ne quelles<text:line-break/>la guettassent. Aduint (q1) vne nuyt elle fist<text:line-break/>venir son amy coucher auec elle (sol) la(q1)lle cho<text:line-break/>se les nonnains sceurent incontinent ceste<text:line-break/>venue (sol) (et) pource quant bon leur s(e2)bla apres<text:line-break/>que gr(a2)t partie de la nuyt fut passee les n(o2)<text:line-break/>nains se diuiserent en deux parties d(o2)t les<text:line-break/>vnes gardoient luys de la salle de seur eli<text:line-break/>zabeth (sol) (et) les autres sen allerent a la cham(-)<text:line-break/>bre de labbesse (sol) lesquelles hurterent fort a<text:line-break/>luys (et) luy dirent. Dame leuez vous tost<text:line-break/>car nous auons trouue dame elizabeth qui<text:line-break/>en sa chambre a vng iouuencel couche auec<text:line-break/>elle. Lors dame abbesse qui dormoit auec<text:line-break/>vng sien chappellain auec lequel elle (p2)noit<text:line-break/>son deduit (sol) mais de la force (et) du bruit (q1) ses<text:line-break/>nonnains menoient esueillerent dame ab<text:line-break/>besse (sol) laquelle inc(o2)tinent oyant ces nouuel<text:line-break/>les se leua bien hastiuement (et) au mieulx (q1)<text:line-break/>elle peut se atourna sans clarte (sol) car elle a(-)<text:line-break/><text:soft-page-break/>uoit paour que selle eust alume de la lumie<text:line-break/>re que les autres dames eussent peu veoir<text:line-break/>celluy prestre (sol) lequel qu(a2)t elle le vouloit fai<text:line-break/>re venir le(a2)s le faisoit apporter ded(a2)s vng<text:line-break/>coffre affin quon ne sen apparceust. Et da<text:line-break/>me abbesse cuydant prendre ses voilles et<text:line-break/>ses coeuurechielz quelle portoit de iour des<text:line-break/>sus la teste c(o2)me les autres n(o2)nains print<text:line-break/>dauanture les brayes de ce prestre (q2) estoit<text:line-break/>couche auecques elle : (et) sen alla labbesse en<text:line-break/>ce point (sol) car on la bastoit si fort quelle neut<text:line-break/>point loisir de prendre garde a ce (q1)lle auoit<text:line-break/>prins (sol) et aussi de paour que dame elizabeth<text:line-break/>ne mist son amy dehors (sol) parquoy elles eus<text:line-break/>sent estes trouneez mensongieres. Et in<text:line-break/>continent labbesse saillit hors de sa ch(a2)bre<text:line-break/>(et) ferma luys apres elle en disant. Du est<text:line-break/>ceste mauldicte f(e2)me de dieu (sol) et les autres<text:line-break/>nonnains estoi(e2)t t(a2)t fort eschauffees pour<text:line-break/>faire desh(o2)neur a dame elizabeth que mer<text:line-break/>ueilles affin de faire prendre le iouuencel<text:line-break/>auec elle (sol) lesquelles ne se apparceur(e2)t point<text:line-break/>des atours de leur abbesse de dessus sa tes(-)<text:line-break/>te. Dame abbesse vint donc a luys de da<text:line-break/>me elizabeth (sol) et a laide des autres n(o2)nains<text:line-break/>bouta luys a terre (et) entrerent ded(a2)s (et) trou<text:line-break/>uerent les deux aymans bras a bras (et) bou<text:line-break/>che contre bouche (sol) lesquelz furent moult es<text:line-break/>bahis pour le soubdain sursault de labbesse<text:line-break/>(et) de ses n(o2)nains (et) ne scauoi(e2)t (q2)lz deuoient<text:line-break/>faire (sol) mais par le c(o2)mandement de labbesse<text:line-break/>elizabeth incontinent fut prinse (et) mence en<text:line-break/>chapitre pour lui bailler la discipline de son<text:line-break/>delit (sol) et le iouuencel demoura en la ch(a2)bre<text:line-break/>de elizabeth (sol) et ne sen leua oncques non ob<text:line-break/>stant quil fust moult trouble (sol) mais il atten<text:line-break/>dit a quelle fin pourroit venir la besongne<text:line-break/>(et) si auoit propos de soy venger de toutes<text:line-break/>les nonnains qui les auoient accusez de(-)<text:line-break/>uers labbesse. Ad(o2)c labbesse estant en cha<text:line-break/>pitre deu(a2)t toutes ses nonnains c(o2)menca<text:line-break/>a reprendre dame elizabeth (et) dire c(o2)tre elle<text:line-break/>mains blasmes en luy disant. Mamye et<text:line-break/>ma seur souui(e2)gne vous de iesucrist. Vo<text:span text:style-name="T1135">9</text:span><text:line-break/>pouez (et) deuez scauoir que quant nous en<text:line-break/>trasmes en cestuy monastere le premier an<text:line-break/>passe apres vostre deception vous fistes en<text:line-break/>vostre profession serm(e2)t (q1) garderiez trois<text:line-break/>choses (sol) lune est ren(o2)ciation a tous bi(e2)s t(e2)(-)<text:line-break/>porelz (sol) obedience (sol) (et) obseruance de chastete<text:line-break/><text:soft-page-break/>De ces trois choses d(u2)g annel dor espou(-)<text:line-break/>sastes iesuchrist qui les biens m(o2)dains des<text:line-break/>prisa et qui a dieu son pere fut tresobeyss(a2)t<text:line-break/>qui fut en corps et en ame pur (et) net de tout<text:line-break/>vice que les Anges qui sont au ciel (sol) ne les<text:line-break/>hommes de la Terre (sol) ne les diables den<text:line-break/>fer ne sceurent oncques Comprendre ces<text:line-break/><text:span text:style-name="pb">[f. 140v]</text:span><text:line-break/>trois nobles vertus. Ha ha seur elizabeth<text:line-break/>trois estes differente a vostre espoux iesus<text:line-break/>duquel se vous eussiez eu deuant voz yeulx<text:line-break/>lamour de luy (et) leussiez craint (et) doubte vo<text:span text:style-name="T1136">9</text:span><text:line-break/>neussiez pas regnie vostre espoux (q2) est vie<text:line-break/>(p3)durable pour la puanteur et amour dung<text:line-break/>homme terrestre (et) mortel. Ha pere saint be<text:line-break/>noist patron (et) iusticier de nostre ordre sainc<text:line-break/>te (et) esprouuee (sol) (et) qui escriuistes la rigle mo(-)<text:line-break/>nastique selon laquelle nous deu(o2)s viure<text:line-break/>religieusement en seruant a dieu par purifi<text:line-break/>cation de noz ames (et) corps (sol) en combatant<text:line-break/>contre la chair (sol) le monde (et) le diable. Quel<text:line-break/>paine dira saint benoist c(o2)tre ceste nonnain<text:line-break/>qui en habit de religieuse (et) comme femme<text:line-break/>mondaine a contamine abhominablement<text:line-break/>es oeuures (et) au peche de la chair. Car elle<text:line-break/>a polu (sol) souillie (et) ordoye la sainctete (et) hon(-)<text:line-break/>nestete de la b(o2)ne ren(o2)mee de ceste abbaye<text:line-break/>par ses vilz exces (et) vituperables fais que<text:line-break/>silz estoient sceuz par les gens de dehors<text:line-break/>par les mauldissons (et) detestables crimes<text:line-break/>ilz feroi(e2)t fondre nostre abbaye (et) nous dif<text:line-break/>fameroient a tousiours. Apres ces parol(-)<text:line-break/>les labbesse menacoit fort dame elizabeth.<text:line-break/>Mais elle craintiue (et) honteuse sent(a2)t coul<text:line-break/>pable du cas nosoit (et) ne scauoit que dire ne<text:line-break/>que respondre (sol) parquoy elle esmouuoit les<text:line-break/>autres nonnains a pitie dauoir mercy delle<text:line-break/>Ainsi d(o2)c c(o2)me labbesse multiplioit ses pa<text:line-break/>rolles elizabeth dauanture dreca sa teste en<text:line-break/>hault (et) regarda ma dame labbesse (et) appar<text:line-break/>ceut quelle estoit atournee de vnes vieilles<text:line-break/>brayes toutes ensafrenees en lieu de vne<text:line-break/>voille (et) de cocuurechief desquelles les las<text:line-break/>en pendoi(e2)t aux deux costes du chief de lab<text:line-break/>besse (sol) et pource elle pensa en soy que labbes<text:line-break/>se auoit aucunem(e2)t fait telle chose comme<text:line-break/>elle parquoy elle luy dist. Dame prenes<text:line-break/>garde a vostre coeuurechief qui est sur vo(-)<text:line-break/>stre chief puis me dictes ce quil vous plaira<text:line-break/>Labbesse qui pas nentendoit les parolles<text:line-break/><text:soft-page-break/>de elizabeth luy comm(e2)ca a dire. De quoy<text:line-break/>me parles tu icy mauuaise f(e2)me ose tu bien<text:line-break/>toy truffer de moy qui suis ta souueraine<text:line-break/>abbesse deu(a2)t mes yeulx (sol) (et) te semble il (q1) tu<text:line-break/>ayes fait ouuraige par lequel il te conuien<text:line-break/>gne vser de vaines parolles. Adonc celle<text:line-break/>nonnain dist de rechief a labbesse. Ma da<text:line-break/>me ie vous prie (q1) a voz autres bendeaulx<text:line-break/>vous lyez vostre coeuurechief (sol) (et) apres dic<text:line-break/>tes moy tout ce quil vous plaira. Ces pa<text:line-break/>roles asseureement dictes (et) recordees par<text:line-break/>deux fois (sol) aucunes des nonnains comm(e2)<text:line-break/>cerent a regarder le chief de labbesse (sol) (et) elle<text:line-break/>mesmes mist ses deux mains sur son chief<text:line-break/>(et) lors toutes apparceurent la chose pour(-)<text:line-break/>quoy dame elizabeth parloit ainsi. Quant<text:line-break/>labbesse eut apparceu que toutes auoyent<text:line-break/>veu (et) congneu ceste chose considera auoir<text:line-break/>failly (sol) parquoy elle changea (et) mua propos<text:line-break/>et commenca a dire (et) a serm(o2)ner autrem(e2)t<text:line-break/>quelle nauoit fait par au(a2)t en disant. Cet<text:line-break/>tes mes chieres seurs (et) compaignes de ie(-)<text:line-break/>suchrist (sol) puis que nous sommes seules reli<text:line-break/>gieuses ensemble en ceste religion si estroic<text:line-break/>te nous nauons fait que vng mesme (et) sem<text:line-break/>blable serment (sol) (et) pource que ie ne puis par<text:line-break/>ler (et) dire icy c(o2)me se ie fusse toute seule et<text:line-break/>sans escouter autre que dieu qui tout oyt (et)<text:line-break/>voit. Si vous fais donc assauoir que to<text:span text:style-name="T1137">9</text:span><text:line-break/>les pechez qui au commencement du m(o2)de<text:line-break/>saillirent pour guerroier les h(o2)mes (et) vin<text:line-break/>drent denser. Et pource peche est fut (et) sera<text:line-break/>(et) est encores si pestilencieux quil art (et) trai<text:line-break/>ne les vertus par les boes soient au coura<text:line-break/>ge ou au corps (sol) car ainsi comme cellui delit<text:line-break/>charnel par aspresse de vies : ou par orais(o2)s<text:line-break/>continuelles a dieu ne peuent estre autre<text:line-break/>ment temptees que par delices (et) oysiuetes<text:line-break/>Or est vray mes chieres dames (et) seurs (q1)<text:line-break/>les anciens peres qui pour regard de saint<text:line-break/>tete iadis (et) principalement t(a2)dis que saint<text:line-break/>te eglise regnoit a seruir dieu esti(o2)s poure(-)<text:line-break/>ment adouerez des biens de ce m(o2)de t(e2)po(-)<text:line-break/>relz (sol) parquoy moins nobles (et) riches hom<text:line-break/>me resplendiss(a2)s en euures de vertus prin<text:line-break/>dr(e2)t en leurs courages po<text:span text:style-name="T1138">r</text:span><text:s/>la deuotion (q2)lz<text:line-break/>auoient ce(a2)s de d(o2)ner en ce monastere de<text:line-break/>leurs biens mondains (sol) (et) fonderent ceans<text:line-break/><text:span text:style-name="pb">[f. 141r]</text:span><text:line-break/>(et) en autres lieux sacres pour excercer sacri<text:line-break/><text:soft-page-break/>fices (et) oraisons a dieu par iour et par nuyt<text:line-break/>a heures distintes (sol) et au seurplus du iour<text:line-break/>a labourer corporellement ou reposer mo(-)<text:line-break/>dereement le corps terrestre affin que il ne<text:line-break/>saille (et) chee par le c(o2)mun labour (q2) est a h(o2)(-)<text:line-break/>me impossible. Mais las nous qui receus<text:line-break/>me tant de biens (sol) folz furent les h(o2)mes (q2)<text:line-break/>iadis tant nous donnerent pourquoy no<text:span text:style-name="T1139">9</text:span><text:line-break/>sommes chauldes (et) plongees en viandes (et)<text:line-break/>en delices de vins (sol) esquelz est la nourriture<text:line-break/>de concupiscence charnelle en laquelle no<text:span text:style-name="T1140">9</text:span><text:line-break/>feusmes religieuses voulons noz corps es<text:line-break/>tre oyseux pour estre nourris curieusem(e2)t<text:line-break/>a tousioursmes. Et en conclusion ie dy se<text:line-break/>lon mon c(o2)sentement (q1) chose est impossible<text:line-break/>a aucun h(o2)me destre qui se puisse deffendre<text:line-break/>des aguill(o2)s de la chair. Et par ainsi lab(-)<text:line-break/>besse ard(a2)t elle mesmes au peche de luxure<text:line-break/>(et) qui ded(a2)s vng coffre faisoit apporter en<text:line-break/>sa chambre son amy le prestre pour c(o2)tinuer<text:line-break/>en son peche dist a sa n(o2)nain elizabeth (q1) des<text:line-break/>lors en au(a2)t elle poursuiuist cautement en<text:line-break/>amours ainsi c(o2)me elle auoit fait iusques<text:line-break/>a celle nuyt. Et oultre dist labbesse (q1) chas(-)<text:line-break/>cune n(o2)nain de son monastere se solaciass(e2)t<text:line-break/>auec leurs amoureux silz en auoi(e2)t. Et (p3)<text:line-break/>ceste sent(e2)ce publique elizabeth fut deliuree<text:line-break/>de discipline (et) absoulte de paine. Et lors<text:line-break/>labbesse alla dormir auec le prestre (sol) et seur<text:line-break/>elizabeth auec son amy le iouuencel (sol) (et) des<text:line-break/>lors en auant elle fist c(o2)tinuellement venir<text:line-break/>en sa ch(a2)bre le touu(e2)cel en despit des autres<text:line-break/>nonnains ialouses (et) enuieuses qui lauoi(e2)t<text:line-break/>accusee. Et les autres n(o2)nains (q2) par au(a2)t<text:line-break/>nauoient eu aucun amy en pourchasserent<text:line-break/>au mieulx que elles peurent.</text:p>
      <text:p text:style-name="P1141"><text:span text:style-name="T1142">E</text:span>N ceste nouuelle est m(o2)stre c(o2)me<text:line-break/>aucune (p3)sonne ne doit po(i2)t appres<text:line-break/>hender ne iuger c(o2)tre autruy le pe<text:line-break/>che (q1) luy mesmes fait (et) acomplit c(o2)me il ap<text:line-break/>part en ceste nouuelle de labbesse qui vou<text:line-break/>loit d(o2)ner discipline a sa n(o2)nain pour vng<text:line-break/>iouuencel quelle trouua couche auec elle.<text:line-break/>Et elle mesmes celle nuyt propre coucha<text:line-break/>vng prestre auec elle (sol) parquoy elle se accu(-)<text:line-break/>sa en prenant les brares du prestre en lieu<text:line-break/>de sa voille ou coeuurechief (sol) dont les non<text:line-break/>nains en la regardant aduiser(e2)t ces brayes<text:line-break/>et luy m(o2)strerent deu(a2)t ses yeulx son peche<text:line-break/>parquoy elle se teut (et) donna conge a toutes<text:line-break/><text:soft-page-break/>ses nonnains de faire c(o2)me elle. Apres y<text:line-break/>est monstre lypocrisie des ieunes religieu<text:line-break/>ses (et) abbessent qui semblent estre sainctes<text:line-break/>f(e2)mes et si ne sont pas paillardes. Finable<text:line-break/>ment y est monstre lorrible (et) abhominable<text:line-break/>peche que font ceulx qui acomplissent le pe(-)<text:line-break/>che de la chair auec femmes religieuses sa(-)<text:line-break/>crees (et) benistes.</text:p>
      <text:h text:style-name="Titre1" text:outline-level="1">(ipdm) Cy ensuit la.lxxxiii. nouuelle c(o2)p<text:line-break/>tee par Philostrace sur la.ix. iournee<text:line-break/>dont emillie est royne.</text:h>
      <text:p text:style-name="figure">&lt;image&gt;</text:p>
      <text:p text:style-name="P1143"><text:span text:style-name="T1144">D</text:span>Ame elisee il me semble que vo<text:span text:style-name="T1145">9</text:span><text:line-break/>auez este autreffoys religieuse :<text:line-break/>ou que vous ayez demoure auec<text:line-break/>elles (sol) car vous scauez moult bien dire (et) re<text:line-break/>citer les nouuelles que les nonnains font<text:line-break/>(et) c(o2)ment elles scruent dieu (et) leur patron<text:line-break/>saint benoist (sol) dont vous deuez estre plus<text:line-break/>deuote (et) sage veu que vous auez conuerse<text:line-break/>auec elles (sol) (et) pource que iamais ne c(o2)uerse<text:line-break/>en leur compaignie ie ne vueil point parler<text:line-break/>Delles mais ie c(o2)pteray (et) parleray ainsi (q1)<text:line-break/><text:span text:style-name="pb">[f. 141v]</text:span><text:line-break/>autreffois auez ouy parler des tr(o2)peries<text:line-break/>(et) fallaces que brunet (et) susalmace ont au(-)<text:line-break/>treffois fait a leur voisin caladrin paintre<text:line-break/>ainsi comme il sensuit.</text:p>
      <text:h text:style-name="Titre2" text:outline-level="2">(ipdm) La forme de la nouuelle.</text:h>
      <text:p text:style-name="P1146"><text:span text:style-name="T1147">U</text:span>Ous deuez scauoir quelz hom(-)<text:line-break/>mes ont este autreffois (sol) brunet :<text:line-break/>susalmace paintres florentins de<text:line-break/>mourans audit lieu de flor(e2)ce. Et pour ce<text:line-break/>ie vueil de rechief reciter vne finesse que ilz<text:line-break/>firent a caladrin leur compaignon. Si ad(-)<text:line-break/>uint que par fortune de peste ou dautre ma<text:line-break/>ladie que la grant mere de caladrin trespa(-)<text:line-break/>sa (sol) parquoy en son testament faisant laissa<text:line-break/>a Caladrin deux cens liures de monnoye<text:line-break/>courant pour lors a florence (sol) Cestuy cala(-)<text:line-break/>drin estant poure homme voulut achapter<text:line-break/>vng heritage de ses deux cens liures pour<text:line-break/>soy viure le temps aduenir sa femme et ses<text:line-break/>enfans (et) dicelluy achapt parloit a tous les<text:line-break/>courratiers de florence ainsi c(o2)me sil voul<text:line-break/>sist desp(e2)dre en heritages dix mille florins<text:line-break/>Mais quant ces courratiers auoient par<text:line-break/><text:soft-page-break/>le a aucun de cestuy achapt (sol) caladrin qui es<text:line-break/>toit homme auaricieux auoit paour destre<text:line-break/>tr(o2)pe (sol) (et) qu(a2)t ce venoit a conclurre le mar(-)<text:line-break/>che il ne si vouloit iamais consentir de ri(e2)s<text:line-break/>achapter. Lors brunet (et) susalmace qui estoi<text:line-break/>ent ses compaign(o2)s paintres qui ceste cho<text:line-break/>se scauoient quil auoit eu ceste pecune de sa<text:line-break/>mere grant luy auoi(e2)t dit par mainteffois<text:line-break/>que il feroit beaucoup mieulx se il gaudissoit<text:line-break/>(et) se donnoit du bon temps auecques eulx<text:line-break/>de celle pecune que il achaptoit terres (et) heri<text:line-break/>tages a faire des iales a tirer aux oyseaulx<text:line-break/>ces deux brunet (et) susalmace ne sceur(e2)t onc<text:line-break/>ques tant faire a caladrin que ilz le peuss(e2)t<text:line-break/>desmouuoir que il achaptast ou voulsist a<text:line-break/>chapter de la terre (sol) ne si ne le peurent onc(-)<text:line-break/>ques tant prier seulem(e2)t quil leur donnast<text:line-break/>vne pinte de vin (sol) ou a disner (sol) ou a soupper<text:line-break/>de ceste pecune de quoy il vouloit auoir et<text:line-break/>achapter terre. Ces deux compaignons<text:line-break/>paintres ensemble commencer(e2)t a murmu<text:line-break/>rer et a se complaindre de leur compaignon<text:line-break/>caladrin. Si sen vindrent sur vng autre c(o2)<text:line-break/>paignon quilz auoient nomme Nellon au<text:line-break/>quel ilz se complaignirent et compterent de<text:line-break/>caladrin. Et pourt(a2)t eulx trois ensemble<text:line-break/>Cestassauoir brunet (sol) susalmace et Nellon<text:line-break/>paintres demourans en la ville de flor(e2)ce<text:line-break/>pourpenserent (et) aduiser(e2)t comme ilz pour<text:line-break/>roient trouuer maniere de auoir aucun, dis<text:line-break/>ner aux despens de caladrin. Et pource t(a2)<text:line-break/>tost apres la deliberation ilz ordonnerent<text:line-break/>le moyen de ce que ilz vouloient faire. Si<text:line-break/>espierent le matin ensuyu(a2)t se caladrin par<text:line-break/>tiroit hors de sa maison (sol) et quant il fut par<text:line-break/>ty ains que il fust encores gueres loing nel<text:line-break/>lon alla au deuant de luy (et) luy dist. Mon<text:line-break/>amy caladrin dieu te doint bon iour. Et a<text:line-break/>toy aussi dist caladrin (sol) et apres ce nellon se<text:line-break/>arresta vng pou et le regarda au visage fer<text:line-break/>mem(e2)t (sol) (et) lors caladrin luy dist. Pourquoy<text:line-break/>me regardes tu si fort (sol) et nellon luy respon<text:line-break/>dit. Dy moy Caladrin as tu este en ceste<text:line-break/>nuyt icy passee malade (sol) tu ne me sembles es<text:line-break/>tre mye caladrin (sol) car tu es tout change (sol) lors<text:line-break/>incontinent caladrin respondit. Las moy<text:line-break/>nellon (sol) quel maladie te semble il que iaye.<text:line-break/>Certes dist nellon (sol) ie ne dys mie pource (q1)<text:line-break/>tu soies malade (sol) mais tu me sembles estre<text:line-break/>tout ch(a2)ge et emprins de puis pou de t(e2)ps<text:line-break/><text:soft-page-break/>en ca (sol) mais par aduanture esse autre chose<text:line-break/>que ie ne cuyde. Apres ces choses Nellon<text:line-break/>laissa caladrin et sen partit (sol) (et) caladrin estoit<text:line-break/>tout plain de souspecon non obst(a2)t quil ne<text:line-break/>sentit point de maladie (sol) puis ainsi comme<text:line-break/>tousiours il chemynoit susalmace qui pas<text:line-break/>ne estoit moult loing dillec vint a caladrin<text:line-break/>et le salua gracieusement en luy disant (sol) que<text:line-break/>as tu caladrin as tu aucune maladie. Et<text:line-break/>icelluy caladrin respondit que non (sol) Mais<text:line-break/>dist il nellon ma dit nagueres que ie luy s(e2)(-)<text:line-break/>bloye tout change. Puis dist caladrin a su<text:line-break/>salmace. Ce semble il que ie soye malade (sol)<text:line-break/>par aduanture dist susalmace (q1) ouy (sol) il pour<text:line-break/>roit estre par aduanture (q1) tu as maladie de<text:line-break/>d(a2)s le corps (sol) car tu me s(e2)ble la s(e2)blance d(u2)g<text:line-break/><text:span text:style-name="pb">[f. 142r]</text:span><text:line-break/>mort po<text:span text:style-name="T1148">r</text:span><text:s/>ceste (sol) parole caladrin cuida auoit<text:line-break/>les fieures. Et puis tiercement reuint bru<text:line-break/>net qui auant toute oeuure dist a caladrin<text:line-break/>Quel visage as tu (sol) tu me sembles mieulx<text:line-break/>mort que vif (sol) quelle maladie as tu. Qu(a2)t<text:line-break/>caladrin eut ouy chascun de ses trois com<text:line-break/>paignons ainsi parler il se reputa pour cer<text:line-break/>tain estre bien malade. Et luy estant auec<text:line-break/>eulx trois ensemble les interrogua en di<text:line-break/>sant. Que vous semble il mes amys que<text:line-break/>ie doye faire. Lors dist brunet. Il me s(e2)ble<text:line-break/>que bon seroit que tu allasses en ta maison<text:line-break/>(et) que tu te couchasses en ton lit (et) te feisses<text:line-break/>tresbien couurir (sol) (et) puis que tu enuoyasses<text:line-break/>ton orine a maistre symon de ville le(q1)l est<text:line-break/>nostre amy comme tu sces (sol) (et) tantost il te di<text:line-break/>ra quelle chose tu deueras faire. Adonc ca<text:line-break/>ladrin creut Brunet (et) sen vint a sa maison<text:line-break/>(et) tous trois le conduirent iusques la. Et<text:line-break/>si tost quil fut entre en sa maison il dist a sa<text:line-break/>femme quil se vouloit coucher (et) quil estoit<text:line-break/>bien griefuement malade. Et quant il fut<text:line-break/>couche se fist bien fort couurir. Et tandis<text:line-break/>que il gisoit en son lit malade il enuoya par<text:line-break/>vne petite fillette son orine a maistre Sy(-)<text:line-break/>mon. Puis brunet dist a ses c(o2)paignons<text:line-break/>Vo<text:span text:style-name="T1149">9</text:span><text:s/>demourrez icy (et) ie iray scauoir la res(-)<text:line-break/>ponse que le medecin dira a la petite fille (et)<text:line-break/>sil c(o2)uiendra point mener caladrin par de(-)<text:line-break/>uers luy. Lors dist caladrin. Tu dis bien<text:line-break/>brunet (sol) va au medecin (et) me saches a dire c(o2)<text:line-break/>m(e2)t la besongne se portera (sol) car ded(a2)s mon<text:line-break/>ventre ie sens ie ne scay quoy. Bruuet d(o2)c<text:line-break/><text:soft-page-break/>alla au medecin (et) ains que la pucelle y arri<text:line-break/>uast (q2) lorine portoit (sol) brunet informa le me<text:line-break/>decin de toute la besongne quil deuoit faire<text:line-break/>Ee qu(a2)t la pucelle fut venue (et) il eut regar<text:line-break/>de lorine dist a la fille. Retourne a caladrin<text:line-break/>(et) luy dys (q2)l se ti(e2)ne bien chauldem(e2)t (et) que<text:line-break/>tantost ie iray a luy (et) lui diras ce (q2)l deuera<text:line-break/>faire. Et qu(a2)t la fille fut retournee fist le<text:line-break/>message a caladrin (sol) (et) bien tost apres le me(-)<text:line-break/>decin arriua en la maison de Caladrin (sol) le(q1)l<text:line-break/>luy c(o2)menca a taster son poux (et) ses vaines<text:line-break/>Et vng pou apres en presence de sa femme<text:line-break/>luy dist. Or escoute Caladrin en parlant<text:line-break/>auec toy clerem(e2)t ainsi c(o2)me auec ton amy<text:line-break/>Tu nas autre maladie si non que tu es en<text:line-break/>ceint (et) gros dung enf(a2)t tout vif. Caladrin<text:line-break/>oyant ceste parole c(o2)menca volentement a<text:line-break/>crier (et) a dire. Las moy mamye tu mas fait<text:line-break/>estre gros (sol) car tu veulx tousiours estre au<text:line-break/>dessus de noz besongnes (sol) et affin (q1) tu voy<text:line-break/>ses pl<text:span text:style-name="T1150">9</text:span><text:s/>loing tu montes tousiours sur moy<text:line-break/>Et ie te disoye bien (q1) ainsi ten aduiendroit<text:line-break/>Adonc sa femme qui h(o2)neste estoit fut tou<text:line-break/>te h(o2)teuse (et) rougit au visage et enclina ses<text:line-break/>yeulx vers terre quant elle ouyt son mary<text:line-break/>ainsi parler (sol) (et) sans respondre aucune chose<text:line-break/>saillit hors de sa chambre (sol) et caladrin conti(-)<text:line-break/>nu(a2)t sa complainte disoit. Las moy (sol) (et) com<text:line-break/>me feray ie sil me conuient enfanter : car ie<text:line-break/>meurs pour ceste fortune. Ha tisse ma f(e2)(-)<text:line-break/>me se iestoie aussi sain comme ie suis mala(-)<text:line-break/>de ie me lieueroie (sol) (et) te batreoye tant que ie<text:line-break/>te froisseroye tous les membres du corps (sol)<text:line-break/>combien que ceste groisseur me soit venue<text:line-break/>a bon droit (sol) Mais certes se la mort ne me<text:line-break/>prent iamais ie ne seray contente delle (et) se<text:line-break/>elle me laisse iamais ne me consentiray que<text:line-break/>ma femme face a la sienne voulente : (et) bru<text:line-break/>net (sol) (et) nellon (et) susalmace oyans ceste com(-)<text:line-break/>plainte auoient si grant desir de rire (sol) que a<text:line-break/>paine ilz ne creuoient. Mais le medecin oy<text:line-break/>ant les paroles de caladrin rioit si fort que<text:line-break/>on luy eust peu oster toutes les dens de la<text:line-break/>bouche. Finablem(e2)t caladrin se recomm(a2)<text:line-break/>da au medecin (sol) (et) luy pria que en celluy estat<text:line-break/>de groissesse luy d(o2)nast conseil et aide. Ca<text:line-break/>ladrin dist le medecin (sol) ie ne vueil pas que<text:line-break/>tu prengnes en ton cueur tristesse ne cour<text:line-break/>roux (sol) car dieu soit loue (sol) ie scay bien le reme<text:line-break/>de (et) y besongneray tellement que a pou de<text:line-break/><text:soft-page-break/>labour (et) a pou de temps ie ten deliureray<text:line-break/>tout pur (et) sain (sol) mais il te conuient despen(-)<text:line-break/>dre vng pou de pecune. Lors luy commen(-)<text:line-break/>ca a dire icelluy caladrin. Maistre symon<text:line-break/>mon amy pour lamour de dieu que riens<text:line-break/>ne y soit espargne (sol) car iay en cestuy petit cof<text:line-break/>fre deux cens Liures de quoy ie deuoye<text:line-break/><text:span text:style-name="pb">[f. 142v]</text:span><text:line-break/>achapter vng heritage : mais se de tout en<text:line-break/>auez besoing po<text:span text:style-name="T1151">r</text:span><text:s/>ma guerison prenes tout<text:line-break/>mais que seulement ie nenfante point (sol) car<text:line-break/>iay ouy dire que les femmes en enfantant<text:line-break/>sentent tant de maulx que merueilles et si<text:line-break/>les ay ouyr crier autreffoys (sol) combien que<text:line-break/>elles ayent bien large bouche ou ventre a<text:line-break/>mettre hors lenfant (q1) ie croy que se ie souf<text:line-break/>froye telle douleur que ie mourroye a nais<text:line-break/>tre mon enfantement. Or nayes doubte<text:line-break/>dist le medecin (sol) car ie te feray faire vng beu<text:line-break/>urage distille prouffitable et plaisant a ton<text:line-break/>goust (q2) en trois iours mettra tout a neant<text:line-break/>Et seras apres plus sain que vng poisson<text:line-break/>mais aduise que apres que tu soyes sage.<text:line-break/>Et que plus ne enchees en telles foles be<text:line-break/>songnes (sol) comme de mettre sur toy les deux<text:line-break/>bouches de ta femme (sol) (et) pour ce faire me c(o2)<text:line-break/>uient donc auoir pour icelle eaue distiller<text:line-break/>trois paires de bons chappons (sol) (et) pour les<text:line-break/>autres choses necessaires tu bailleras a l(u2)g<text:line-break/>de ces trois compaignons qui les achapte<text:line-break/>ra cent solz de monnoye florentine (sol) (et) seule(-)<text:line-break/>m(e2)t feras apporter toutes ces choses a ma<text:line-break/>bouticle (sol) (et) demain au matin ou nom de<text:line-break/>dieu ie tenuoieray icelluy beuurage distille<text:line-break/>Et dicelluy buras vng plain voirre pour<text:line-break/>chascune foys. Qu(a2)t caladrin eut ouy tou<text:line-break/>tes les parolles du medecin il dist. Mai(-)<text:line-break/>stre symon ie vueil que tout mon fait soit<text:line-break/>en vostre ordonnance. Apres ce il fist bail<text:line-break/>ler a brunet la somme de cent solz (sol) et la pe<text:line-break/>cune pour trois paires de chappons en luy<text:line-break/>priant que pour lamour de luy il entreprist<text:line-break/>le trauail de faire (et) parfaire ces choses. Le<text:line-break/>medecin a tant se departit dillec (sol) et luy re(-)<text:line-break/>tourne en sa maison fist faire vne choppine<text:line-break/>De ypocras (et) lenuoya a caladrin (sol) et brunet<text:line-break/>achapta de la pecune trois paires de chap<text:line-break/>pons gras et autres viandes necessaires<text:line-break/>po<text:span text:style-name="T1152">r</text:span><text:s/>bien gaudir a table (sol) (et) le dit brunet auec(-)<text:line-break/>ques ses deux compaignons : et auecques<text:line-break/><text:soft-page-break/>le medecin mangerent les chappons (et) beu(-)<text:line-break/>rent bon vin tant que les cent solz durerent<text:line-break/>ne cesserent de gaudir (sol) (et) caladiin par trois<text:line-break/>iours beut de bon ypocras. Et apres ces<text:line-break/>trois iours le medecin acompaigne de ses<text:line-break/>trois c(o2)paignons vindrent a caladrin (sol) (et) le<text:line-break/>medecin lui tasta le poux en luy disant. Ca<text:line-break/>ladrin mon amy sans faulte tu es guery (sol) lie<text:line-break/>ue toy sus (et) ten va esbatre (et) besongner ou<text:line-break/>bon te semblera. Adonc caladrin se leua et<text:line-break/>alla faire ses besongnes (sol) en louant deu(a2)t<text:line-break/>tout le monde la guerison que auoit faicte<text:line-break/>maistre symon (sol) et a chascun quil renc(o2)troit<text:line-break/>de la ville il leur comptoit le cas. Cestassa<text:line-break/>uoir que en trois iours celluy maistre Sy<text:line-break/>mon lauoit guery (et) deliure de la groisseure<text:line-break/>dung enfant (sol) (et) brunet (et) ses compaignons<text:line-break/>furent a lors contens de caladrin (et) estoient<text:line-break/>bien ioyeux de ce quilz lauoient tr(o2)pe pour<text:line-break/>son auarice (sol) et sen mocquoient a vng chas(-)<text:line-break/>cun tant que la femme de luy sen apparceut<text:line-break/>bien (sol) (et) en le blasmant reprint fort caladrin.</text:p>
      <text:p text:style-name="P1153"><text:span text:style-name="T1154">E</text:span>N ceste nouuelle est m(o2)stre deux<text:line-break/>manieres de peches : cestassauoir<text:line-break/>glout(o2)nie (et) auarice ainsi comme<text:line-break/>il est contenu en ceste nouuelle que brunet<text:line-break/>et susalmace par gloutonnie demandoient<text:line-break/>a caladrin quil payast le vin de deux cens li<text:line-break/>ures quil auoit receuz du trespassement de<text:line-break/>sa gr(a2)t mere (sol) (et) luy ingrat (et) plain du peche<text:line-break/>dauarice leur reffusa a donner a disner ou<text:line-break/>a soupper (sol) parquoy luy firent acroire que il<text:line-break/>estoit malade (sol) (et) trouuerent maniere de luy<text:line-break/>faire entendant quil estoit gros et enceint<text:line-break/>dung enfant par le xhortacion du medecin<text:line-break/>luy fist despendre par le consentement des<text:line-break/>autres plus de cent solz monnoye florenti<text:line-break/>ne et sen gaudirent apres tandis que cala(-)<text:line-break/>drin faisoit la couchee. Apres y est monstre<text:line-break/>la fole credence de caladrin. Et finablem(e2)t<text:line-break/>y est monstre c(o2)me on ne se doit point fyer<text:line-break/>aux medecins qui aucuneffoys regardent<text:line-break/>les orines des personnes de ce (q2)lz dient.</text:p>
      <text:h text:style-name="Titre1" text:outline-level="1">(ipdm) Cy sensuit la.iiii.xx.iiii. nouelle<text:line-break/>comptee par Neyphile sur la.ix. iour<text:line-break/>nee dont emillie est royne.</text:h>
      <text:p text:style-name="figure"><text:span text:style-name="pb">[f. 143r]</text:span><text:line-break/>&lt;image&gt;</text:p>
      <text:soft-page-break/>
      <text:p text:style-name="P1155"><text:span text:style-name="T1156">P</text:span>Hilostrace vous monstre bien<text:line-break/>quelz hommes ont este en leurs<text:line-break/>temps Brunet et Susalmace (sol)<text:line-break/>pour trouuer finesses et tromperiez (sol) et en<text:line-break/>especial des finesses quilz ont faictes a leur<text:line-break/>compaignon Caladrin. Et au cas pareil<text:line-break/>ie vous reciteray mainten(a2)t la finesse que<text:line-break/>fist vng compaignon (sol) a son autre compai(-)<text:line-break/>gnon (sol) lequel lauoit prins pour aller dehors<text:line-break/>auecques soy pour le seruir.</text:p>
      <text:h text:style-name="Titre2" text:outline-level="2">(ipdm) La forme de la nouuelle</text:h>
      <text:p text:style-name="P1157"><text:span text:style-name="T1158">E</text:span>N la cite de Sene nagueres estoi<text:line-break/>ent deux ieunes compaignons (sol)<text:line-break/>parens et amys par deuers leurs<text:line-break/>peres (sol) lung de ses deux auoit nom Sec(-)<text:line-break/>que (sol) et lautre auoit nom Angelot. Et com<text:line-break/>bien que ces deux ieunes iouuenceaulx fus<text:line-break/>sent parens ils differoient en conditions<text:line-break/>et en meurs (sol) mais ilz estoi(e2)t pareilz en vne<text:line-break/>mesme chose : Car leurs peres les hayoi(e2)t<text:line-break/>parquoy ilz conuersoi(e2)t aucuneffoys lung<text:line-break/>auecques lautre. Mais lung de ces deux<text:line-break/>compaignons estoit tant purongne et tant<text:line-break/>paillart que merueilles (sol) (et) ne cessoit iamais<text:line-break/>de iouer aux dez (et) aux cartes tant quil eust<text:line-break/>vng denier vaillant. Lautre hayoit aucu<text:line-break/>nement son compaignon pour ceste cause.<text:line-break/>Si aduint que lung de ces deux iouuence<text:line-break/>aulx (sol) Cestassauoir Angelot ouyt parler (q2)l<text:line-break/>estoit venu vng sien parent qui demouroit<text:line-break/>a Romme qui estoit legat en la marche de<text:line-break/>anconne. Si proposa aller vers luy espe(-)<text:line-break/>rant quil luy feroit aucun bien (et) meilleurs<text:line-break/>gaiges auoir de luy que il nauoit oncques<text:line-break/>de son pere. Si notifia et dist celle chose a<text:line-break/>son pere (sol) Aquel il prya que il luy baillast sa<text:line-break/>prouision tout a vne foys pour six moys (sol)<text:line-break/>affin quil se vestist et achatast cheuaulx po<text:span text:style-name="T1159">r</text:span><text:line-break/>aller plus honnorablement deuers le legat<text:line-break/>Et apres ce que Angelot eut receu sa pro(-)<text:line-break/>uision de son pere (sol) il se enquist dauoir au<text:line-break/>cun seruiteur qui allast auecques soy. Ce<text:line-break/>ste chose sceut son c(o2)paignon Secque qui<text:line-break/>tantost vint a Angelot (sol) lequel luy prya au<text:line-break/>mieulx quil peut que il le menast auecques<text:line-break/>soy (sol) et quil vouloit estre son varlet et com<text:line-break/>paignon sans auoir de luy aucnn salaire (sol)<text:line-break/>fors que le boyre (et) le mangier. Lors Ange<text:line-break/>lot respondit a Secque (q2)l ne vouloit point<text:line-break/><text:soft-page-break/>de luy (sol) nommye que il ne le congneust estre<text:line-break/>assez suffisant a faire tous seruices (sol) mais<text:line-break/>pour ce quil iouoit aux dez (sol) et nestoit que<text:line-break/>vng yur(o2)gne. Certes dist Secque a An<text:line-break/>gelot. Doresenauant ie me garderay bien<text:line-break/>de lung et de lautre vice. Et par mains ser<text:line-break/>mens il afferma ceste chose a Angelot. Et<text:line-break/>apres il adiousta et fist tant de prieres et de<text:line-break/>sermens a Angelot quil se consentit de le<text:line-break/>mener auecques luy. Lors Angelot achap<text:line-break/>ta des cheuaulx et des habilemens pour se<text:line-break/>parer honnestement pour partir. Et apres<text:line-break/>quil eut apreste toutes ses bes(o2)gnes et fait<text:line-break/>sa male pour porter ses robes (sol) fist monter<text:line-break/>a cheual Secque (sol) et eulx denx partirent et<text:line-break/>tant cheminerent quilz vindrent pour dis(-)<text:line-break/>ner a vne ville appellee Banconne. Et<text:line-break/>pour ce que la chaleur du soleil estoit fort<text:line-break/>grande (sol) apres se voulut reposer et dormir (sol)<text:line-break/>et fist aprester vng lict (sol) et se despoilla tout<text:line-break/>nud (sol) puis se coucha et dist a Secque quil<text:line-break/><text:span text:style-name="pb">[f. 143v]</text:span><text:line-break/>le vint esueiller vers heure De mydy. Et<text:line-break/>quant Secque veit que Angelot son mai(-)<text:line-break/>stre Dormoit sen alla tandis a la tauerne (sol)<text:line-break/>Et apres bien boyre voulut iouer comme<text:line-break/>il auoit acoustume (sol) (et) en pou de temps trou<text:line-break/>ua compaignie a iouer (et) perdit si pou quil<text:line-break/>auoit De pecune. Et puis pour recuyder<text:line-break/>auoir son argent quil auoit perdu audit ieu<text:line-break/>ioua sa robe et son pourpoint iusques a la<text:line-break/>chemise et perdit tout. Puis sen vint veoir<text:line-break/>se son maistre Dormoit. Et quant il veit<text:line-break/>que son maistre nestoit point esueillie print<text:line-break/>tout bellement sa bource (et) luy osta toute la<text:line-break/>pecune quil trouua dedans (sol) puis le retour(-)<text:line-break/>na iouer aux Dez et perdit encores tout.</text:p>
      <text:p text:style-name="P1160">Adoncques bien tost apres Angelot son<text:line-break/>maistre se esueilla et se leua Du lict (sol) (et) se ves<text:line-break/>tit et se chaussa et demanda ou estoit son c(o2)<text:line-break/>paignon Secque (sol) et pour ce quil ne le trou<text:line-break/>ua pas il cuyda quil sen fust alle dormir en<text:line-break/>aucun lieu secret ainsi comme il auoit acou<text:line-break/>stume. Pour laquelle chose Angelot Deli<text:line-break/>bera de laisser derriere son varlet Secque (sol)<text:line-break/>et fist aprester son cheual et charger sa male<text:line-break/>dessus son autre cheual et auoit propose de<text:line-break/>trouuer aucun varlet en chemin. Et ainsi<text:line-break/>comme il fut prest De partir Angelot vou(-)<text:line-break/>lut paier son hoste de la despense de soy (et) de<text:line-break/><text:soft-page-break/>ses cheuaulx (sol) lequel ne trouua riens ded(a2)s<text:line-break/>sa bource (sol) Par quoy il eut si grant Despit<text:line-break/>quil cuy da enragier (sol) et disoit que ceulx De<text:line-break/>lhostellerie lauoient Desrobe et oste son ar<text:line-break/>gent De sa bource. Et en menacant ceulx<text:line-break/>De lhostellerie de les faire mener prison(-)<text:line-break/>niers en la ville de Senes (sol) Secque arriua<text:line-break/>tant seulement affuble dune chemise (sol) et re(-)<text:line-break/>uenoit a intention De cuyder encores trou<text:line-break/>uer son maistre endormy (sol) pour prendre ses<text:line-break/>robes ainsi comme il auoit prins sa pecune<text:line-break/>Et qu(a2)t il vit Angelot son maistre soy ap<text:line-break/>prestant pour vouloir m(o2)ter a cheual il dist<text:line-break/>Comment (sol) Angelot voulez vous partir<text:line-break/>dicy. Je te prye attens encores vng petit :<text:line-break/>Car il doit venir ycy vng h(o2)me qui a vng<text:line-break/>mien pourpoint engaige De. xxxv. solz.<text:line-break/>Et ie suis certain que il le me rendra pour<text:line-break/>vingt cinq solz (sol) mais que ie se paye inconti<text:line-break/>nent. Tandis que le maistre et le varlet<text:line-break/>estoyent en ses paroles il suruint vng hom<text:line-break/>me qui acertena a Angelot que son varlet<text:line-break/>Secque auoit desrobe son argent (sol) et que il<text:line-break/>lauoit veu iouer aux dez en la tauerne. Et<text:line-break/>pour ceste cause angelot qui estoit fort cour<text:line-break/>rouce Dist a son varlet mainctes dures pa<text:line-break/>roles. Et sil ne eust plus doubte dieu que<text:line-break/>luy il luy eust des lors rompu les bras (et) les<text:line-break/>iambes. Touteffoys il le menaca de faire<text:line-break/>pendre parmy la gorge (sol) mais quil fust reue(-)<text:line-break/>nu en la ville de Senes. Et Secque fai<text:line-break/>gnant quil ne parloit point a luy (sol) disoit.<text:line-break/>Du nom de dieu laissons ces paroles (q2)<text:line-break/>riens ne valent et entens a celle besongne<text:line-break/>Car nous pouons rauoit ceste chose pour<text:line-break/>vingt cinq solz en rachaptant maintenant<text:line-break/>mon pourpoint. Et se nous actend(o2)s ius<text:line-break/>ques a demain il vouldra auoir xxxv folz.<text:line-break/>ainsi comme il me les a prestez. Si te prye<text:line-break/>Angelot que tu me faces ce plaisir affin (q1)<text:line-break/>nous gaignons troys ou quatre solz.</text:p>
      <text:p text:style-name="P1161">Et angelot oyant ainsi parler son varlet<text:line-break/>confusement fut tres fort courrouce (et) mar<text:line-break/>ry (sol) Car il veoit grant taz de gens au tour<text:line-break/>de luy qui le regardoient (sol) qui adioustoient<text:line-break/>foy aux paroles de Secque que il nauoit<text:line-break/>pas prins la pecune de son maistre Ange(-)<text:line-break/>lot (sol) mais les gens cuydoi(e2)t que se eust este<text:line-break/>Angelot qui eust robe la pecune de son var<text:line-break/>let Secque (sol) et disoit Angelot a Secque.<text:line-break/><text:soft-page-break/>A quoy me fault il act(e2)dre a ton pourpoint<text:line-break/>pleust a dieu que tu fussez pendu par la<text:line-break/>gorge (sol) Car tu ne me as pas tant seulem(e2)t<text:line-break/>fait desplaisir de moy ostrer ma pecune et de<text:line-break/>lauoir iouee au ieu de dez (sol) mais mas em<text:line-break/>peschie et corr(u2)pu mon voyaige (sol) et ne tiens<text:line-break/>compte de moy. Mais quelque parole que<text:line-break/>Angelot dist a Secque il ne muoit point<text:line-break/>couleur (sol) ne ses paroles ne manieres ne ch(a2)<text:line-break/>geoient point (sol) mais tout ainsi c(o2)me se An<text:line-break/>gelot ne parlast point a luy disoit. Pour<text:line-break/>quoy ne veulx tu que ie gaigne cinq solz.</text:p>
      <text:p text:style-name="P1162"><text:span text:style-name="pb">[f. 144r]</text:span><text:line-break/>Ne cuydez tu point que ie te puisse encores<text:line-break/>seruir et puis quil ne te chault de moy fay<text:line-break/>ce que te demande. Pour quoy te hastes tu<text:line-break/>tant. Nous viendrons assez a temps au<text:line-break/>logis (sol) fay ce que ie te dy Cherche en ta bour<text:line-break/>ce. Car se ie cherchoye par toute la cite de<text:line-break/>Senes ie ne trouueroye pas (q2) me prestast<text:line-break/>vng denier (sol) ne aussi ne trouueroy ie point<text:line-break/>vng si bon pourpoint pour le pris de vingt<text:line-break/>cinq solz qui vaulsist mieulx que lx. ou pl<text:span text:style-name="T1163">9</text:span><text:line-break/>et par ainsi si tu ne le faitz tu me feras dom<text:line-break/>maige en deux manieres. Angelot oyant<text:line-break/>ces paroles fut encores plus courrouce que<text:line-break/>par deuant. Car il veoit soy estre occuppe<text:line-break/>par les paroles de son varlet Secque (sol) et<text:line-break/>pour ce il ne luy respondit plus riens (sol) ains<text:line-break/>tourna bride (et) se achemina po<text:span text:style-name="T1164">r</text:span><text:s/>aller en son<text:line-break/>voyaige menant le cheual de son compai<text:line-break/>gnon en sa main. Et puis Secque sen al<text:line-break/>la apres en chemise presque dune lieue (sol) Sec<text:line-break/>que c(o2)tinuellement prioit Angelot son mai<text:line-break/>stre pour auoir celluy pourpoint. Adonc<text:line-break/>ques Angelot pour l(e2)nuy que il luy faisoit<text:line-break/>commenca a cheuacher pl<text:span text:style-name="T1165">9</text:span><text:s/>fort pour eschap<text:line-break/>per de luy. Et dauanture vindr(e2)t en plains<text:line-break/>champs ou il y auoit plusieurs laboureurs<text:line-break/>qui labouroient aupres du chemin. Sec<text:line-break/>que doncques voyant ces laboureurs com<text:line-break/>menca a crier apres son maistrengelot (sol) qui<text:line-break/>estoit deuant luy vng trait darc (sol) en disant.<text:line-break/>Au larron (sol) au larron (sol) prenez le (sol) prenez le.</text:p>
      <text:p text:style-name="P1166">Lors les laboureurs voy(a2)s ledit Secque<text:line-break/>en chemise (sol) et Angelot menant deux che<text:line-break/>uaulx allerent au deuant de luy (sol) et le prin<text:line-break/>drent (sol) et cuydoient que il eust desrobe Sec<text:line-break/>que (sol) lequelle poursuyuoit fort a pied en sa<text:line-break/>chemise. Et pour t(a2)t le arrester(e2)t iusques<text:line-break/><text:soft-page-break/>a ce (q1) Secque fust pres deulx (sol) puis interro<text:line-break/>guerent angelot de la verite (sol) lequel leur<text:line-break/>compta tout le contraire (sol) mais riens ne luy<text:line-break/>prouffita. Car quant Secque fut aupres<text:line-break/>deulx il luy disoit. Je ne scay Angelot ponr<text:line-break/>quoy ie ne te tue (sol) traistre larron homme des<text:line-break/>loyal qui ten fuys a tout mes bi(e2)s (sol) et puis<text:line-break/>distaux laboureurs. Or regardez ycy mes<text:line-break/>seigneurs (sol) cestuy compaignon lartecineuse<text:line-break/>ment mauoit laissie en lhostellerie de bonc(o2)<text:line-break/>uant apres ce quil eut ioue toutes ses cho(-)<text:line-break/>ses au ieu de dezcomme ie dormoye vint en<text:line-break/>mon sict et print mon argent en ma bource<text:line-break/>quant il eut tout perdu le sien (et) le mien (sol) tan<text:line-break/>dis ainsi que ie dormoye il print mes abille<text:line-break/>mens et les vestit (sol) puis monta a cheual et<text:line-break/>sen fuyoit ainsi que vous voyez. Certes<text:line-break/>ie puis bien dire que a laide de vous (et) par<text:line-break/>la grace de dieu iay recouure ce petit que il<text:line-break/>auoit de mes biens (sol) par quoy ie seray tous(-)<text:line-break/>iours oblige a prier dieu pour vous. An<text:line-break/>gelot disoit tousiours au contraire (sol) mais<text:line-break/>il nestoit pas escoute en ses deffenses. Car<text:line-break/>Secque a layde des laboureurs osta tout<text:line-break/>a Angelot (sol) et le desmonta de dessus son<text:line-break/>cheual (sol) et laissa angelot son maistre desnue<text:line-break/>de toutes choses (sol) fors sa chemise seulement<text:line-break/>Car mesmem(e2)t il luy osta chausses et sou<text:line-break/>liers (sol) et en se retournant a Senes disoit en<text:line-break/>chascun lieu ou il venoit quil auoit gaigne<text:line-break/>cheual et robes au ieu de dez auecques An<text:line-break/>gelot qui sen cuydoit aller riche dargent et<text:line-break/>de robes (sol) et bien m(o2)te pour aller veoir son<text:line-break/>parent le legat de la marche danc(o2)ne (sol) mais<text:line-break/>fortune luy ayda a estre demoure poure et<text:line-break/>tout nud (sol) fors que dune chemise en la ville<text:line-break/>nommee Banconnet. Et nosa retourner<text:line-break/>a Senes iusques a long t(e2)ps (sol) et emprum(-)<text:line-break/>ta des robes et de la chausseure (sol) puis mon<text:line-break/>ta sur son cheual malier (sol) et sen alla en vne<text:line-break/>ville nommee Coursuiant par deuers au<text:line-break/>cuns de ses parens qui la demouroient (sol)<text:line-break/>auecques lesquelz il demoura long tepms.<text:line-break/>Et ainsi le malice de Secque empescha le<text:line-break/>bon aduis de angelot son maistre (sol) combien<text:line-break/>que Secque apres geant piece de temps ne<text:line-break/>en demoura pas impugny.</text:p>
      <text:p text:style-name="P1167"><text:span text:style-name="T1168">E</text:span>N ceste nouuelle est m(o2)stre com(-)<text:line-break/>me quant aucune personne esten<text:line-break/>racine en quelque pechie a grant<text:line-break/><text:soft-page-break/>yeine sen peut il iamais garder de y retour<text:line-break/>ner. Apres y est monstre comme (sol) non ob<text:line-break/>stant quelque serment ou promesse que ilz<text:line-break/><text:span text:style-name="pb">[f. 144v]</text:span><text:line-break/>facent ilz nentiennent riens (sol) et faulsent<text:line-break/>leurs fermens et promesses c(o2)me vous a(-)<text:line-break/>uez veu par exemple de secque qui estoit pa<text:line-break/>rent et compaignon a angelot et luy auoit<text:line-break/>promis de iamais non iouer a ieu de dez.<text:line-break/>Et par ceste promesse fais(a2)t il le voulut me<text:line-break/>ner auecques luy en voyaige (sol) et aumoins<text:line-break/>de deux ou de troys iournees recommenca<text:line-break/>a iouer aux dez et perdit si petit darg(e2)t quil<text:line-break/>auoit (sol) et to<text:span text:style-name="T1169">9</text:span><text:s/>habillem(e2)s iusques a la chemi<text:line-break/>se. Puis desroba largent de son c(o2)paignon<text:line-break/>en dorment. Aussi y est m(o2)stre la malice et<text:line-break/>coutelle que apres quileut desrobe angelot<text:line-break/>pourpensa contre luy gr(a2)t malice : car il ne<text:line-break/>luy suffist pas dauoir eu largent (sol) mais le<text:line-break/>suruit en chemise lespace dune lieue (sol) (et) deu(a2)t<text:line-break/>grant quantite de gens luy mist sur quil es<text:line-break/>toit larron et quil lauoit desrobe iusques a<text:line-break/>la chemise. Par quoy a layde des g(e2)s le des<text:line-break/>poillerent et luy osterent tout ce quil auoit<text:line-break/>et demoura le poure angelot tout nud en sa<text:line-break/>chemise sans vng seul denier ne maille. Fi<text:line-break/>nablement y est monstre la non sauance de<text:line-break/>angeloe qui scauoit bien et c(o2)gnoissoit les<text:line-break/>condicions de son compaignon comme il<text:line-break/>estoir ioueur de dez (sol) par quoy il ne se deuoit<text:line-break/>point fier a luy.</text:p>
      <text:h text:style-name="Titre1" text:outline-level="1">(ipdm) Cy ensuit la. iiii xx (et) v. nou<text:line-break/>uelle recitee par Flamette sur la<text:line-break/>ix. iournee d(o2)t emillye est royne.</text:h>
      <text:p text:style-name="P1170"><text:span text:style-name="T1171">P</text:span>Vis que dame neyphile a fine sa<text:line-break/>nouuelle (sol) laquelle a bien et saige<text:line-break/>ment dit c(o2)me on ne se doit point<text:line-break/>fier aux ioueurs de dez (sol) ne generalement a<text:line-break/>ioueurs de quelque ieu que ie soit : car il me<text:line-break/>semble que iamais homme ne vint a per(-)<text:line-break/>fection de richesse (sol) et pour ce apres elle puis<text:line-break/>quil plaist a la compaignie ie comptreray la<text:line-break/>myenne nouuelle en la maniere qui ensuy<text:line-break/>selon nostre ordonnance.</text:p>
      <text:p text:style-name="P1172"><text:span text:style-name="T1173">E</text:span>N nostre cite de florence eut ia dis<text:line-break/>vng noble homme nomme cour(-)<text:line-break/>uachin (sol) lequel auoit hors la ville de</text:p>
      <text:soft-page-break/>
      <text:p text:style-name="figure">&lt;image&gt;</text:p>
      <text:p text:style-name="P1174">florence vng bel heritaige assez pres dudit<text:line-break/>lieu (sol) auquel il fist faire vne maison fort hon<text:line-break/>norable. Et marchanda a deux painctres<text:line-break/>n(o2)mees brunet et susalmace demourans a<text:line-break/>flor(e2)ce (sol) de paindre (et) faire ymaiges en cestuy<text:line-break/>hostel (sol) et pour ce que le labeur estoit moult<text:line-break/>grant (et) long a paindre ilz acompaignerent<text:line-break/>auec eulx pour auoir plus tost fait deux au<text:line-break/>tres paintres n(o2)mez caladrin et nellon (sol) et<text:line-break/>quant ses quatres paintres furent en ceste<text:line-break/>maison pour c(o2)mencer a paindre paignir(e2)t<text:line-break/>principallement en vne seule chambre eulx<text:line-break/>tous ensemble pour y dresser lict et couche<text:line-break/>et aucun mesnaige pour le filz de celluy a (q2)<text:line-break/>estoit la maison pour soy logier et couchier<text:line-break/>pour pr(e2)dre garde aux painctres pour leur<text:line-break/>bailler (et) fournir a leurs necessites. Or na<text:line-break/>uoit il point aucune (p3)sonne demourant en<text:line-break/>cestuy hostel sinon vne bonne vieille f(e2)me<text:line-break/>qui abilloit a boire et a m(a2)gier audit filz de<text:line-break/>lostel (sol) (et) pour ce que cestuy filznauoit point<text:line-break/>de plaisance pour ac(o2)plir aucuns siens plai<text:line-break/>sirs faisoit venir aucuneffoys vne femme<text:line-break/>po<text:span text:style-name="T1175">r</text:span><text:s/>couchier auec elle. Et entre les autres<text:line-break/>cestuy phillippe fist venir en celle chambre<text:line-break/>paincte vne ieune iouu(e2)celle nommee Ny<text:line-break/>colase qui a florence demouroit (sol) et faisoit<text:line-break/>aucuneffoys plaisir a plusieurs<text:line-break/><text:span text:style-name="pb">[f. 145r]</text:span><text:line-break/>person(-)nes de soymeses. Ceste femme Nicolase<text:line-break/>estoit assez belle femme (sol) bien vestue (sol) bien<text:line-break/>parlante (sol) et courtoyse en toutes choses.<text:line-break/>Si aduint vng iour que a heure de mydy<text:line-break/>ceste femme saillit hors de la chambre de<text:line-break/>phylippe vestue dune blanche chemise (et) to<text:span text:style-name="T1176">9</text:span><text:line-break/>ses cheueulx espars (et) crespes alloit en vng<text:line-break/>puis qui estoit en vng iardin pour lauer ses<text:line-break/>mains et son visaige. Et lung de ses qua<text:line-break/>tres paintres nomme Caladrin vint da<text:line-break/>uantnre querir de leaue pour destramper<text:line-break/>aucunes couleurs de quoy ilz paignoient<text:line-break/>et vit celle belle ieune femme en ce puis (sol) le<text:line-break/>quel la salua (sol) et elle aussi luy. Et pour ce<text:line-break/>quil sembloit a la fille que Caladrin estoit<text:line-break/>vng niuellet h(o2)me elle le regardoit de bon<text:line-break/>couraige. Adoncques voy(a2)t caladrin que<text:line-break/>ceste femme le regardoit si tres fort luy sem<text:line-break/>bla quelle fust amoureuse de luy. Et pour<text:line-break/>ce il luy commanca a faire aucunement plu<text:line-break/><text:soft-page-break/>sieurs signes damours (sol) et luy sembla vne<text:line-break/>mouslt belle iouuencelle. Et pourp(e2)sa luy<text:line-break/>estant en ce puis en tirant de leaue c(o2)ment<text:line-break/>il pourroit trouuer occasion de parler auec<text:line-break/>ques elle. Et pour ce quil ne congnoissoit<text:line-break/>la filleil ne luy osoit dire aucun mot quil ne<text:line-break/>fust honneste. Et elle qui auoit apparceu<text:line-break/>les signes que Caladrin luy auoit faitz le<text:line-break/>recomm(e2)ca a regarder (sol) en souspirant et en<text:line-break/>ce mocquant de luy (sol) lequel en ouyant ceste<text:line-break/>femme souppirer fut esprins incontin(e2)t de<text:line-break/>son amour. Et ains quil partist du iardin<text:line-break/>Philippe filz de la maison hucha ceste fem<text:line-break/>me pour venir parler a luy en sa chambre (sol)<text:line-break/>puis Caladrin retourna en son ouuraige<text:line-break/>et ne cessoit de souspirer. Brunet beson(-)<text:line-break/>gnant aupres de Caladrin loy(a2)t ainsi sous<text:line-break/>pirer scauoit bien et c(o2)gnoissoit toutes les<text:line-break/>manieres de Caladrin et prenoit aucunes(-)<text:line-break/>foys plaisir et delectation auecques luy.<text:line-break/>Si luy dist. Quas tu mon compaignon.<text:line-break/>Lors respondit caladrin. Se iauoye aucun<text:line-break/>facteur ie feroye bien mon fait. Comme le<text:line-break/>feroys tu dist Brunet. Je te prye dist cala<text:line-break/>drin que ceste chose soit doncques secrete.<text:line-break/>Car icy dessoubz est vne tres belle iouuen<text:line-break/>celle qui est tant amoureuse de moy quelle<text:line-break/>ne me voit pas a demy (sol) et men suis mainte<text:line-break/>nant apparceu en allant querir de leaue.<text:line-break/>Las moy dist brunet par aduanture esse la<text:line-break/>femme Phillippe filz de Nicollas courua<text:line-break/>chin pour qui est cest hostel ou nous be(-)<text:line-break/>songnons. Je croy bien quil est vray dist ca<text:line-break/>ladrin (sol) car Phillippe la huchee si tost que il<text:line-break/>ma veu parler a elle (sol) laquelle a commence<text:line-break/>bien tost a courir a luy (sol) mais il ne m(e2)chault<text:line-break/>car ie deceueroye tous hommes en cas da<text:line-break/>mours (sol) mais mon compaignon Brunet ie<text:line-break/>me fie en toy (sol) et pour te dire la verite certai<text:line-break/>nement ceste iouuencelle me plaist tant que<text:line-break/>ie ne le scauroye dire. Or tais toy dist bru<text:line-break/>net ie me en querray quelle femme cest (sol) car<text:line-break/>se elle est femme de Phillippe ie ord(o2)neray<text:line-break/>bien la besongne en deux motz (sol) car la iouu(e2)<text:line-break/>celle est moult priuee de moy (sol) mais il fault<text:line-break/>si cautement que Susalmace nen saiche ri<text:line-break/>ens (sol) Car iamais ie ne scauroye parler a la<text:line-break/>iouuencelle que Susalmace ne fust present<text:line-break/>Jl ne me chault dist caladrin de Susalma<text:line-break/>ce (sol) mais que nous nous gardions bien de<text:line-break/><text:soft-page-break/>Nellon (sol) car il est parent de ma femme (sol) par<text:line-break/>quoy il gasteroit tout nostre fait. Tu dis<text:line-break/>bien dist brunet. Lors caladrin se esloigna<text:line-break/>vng petit de leur astellier (sol) (et) Brunet rac(o2)pta<text:line-break/>tout a Nellon (sol) et a Susalmace. Et apres<text:line-break/>eulx troys ensemble ordonnerent ce quilz<text:line-break/>vouloient faire a Caladrin. Si tost donc<text:line-break/>ques que Caladrin fut retourne du iardin<text:line-break/>ou il estoit alle Brunet luy dist. Comm(e2)t<text:line-break/>as tu point veu celle femme. Puis dist ca(-)<text:line-break/>ladrin ouy (sol) mais elle me tue. Act(e2)d dist bru<text:line-break/>net ie vueil aller veoir se ceste celle femme<text:line-break/>que ie pense (sol) Car se cest elle laisse moy fai(-)<text:line-break/>re. Doncques descendit du hault en bas<text:line-break/>et rencontra Phillippe et la iouu(e2)celle (sol) aus<text:line-break/>quelz il dist par ordre quel homme cestoit<text:line-break/>que Caladrin et luy compta toute la beson<text:line-break/>gne (sol) et appoincta auecques eulx ce que chas<text:line-break/>cun deulx deueroit faire et dire pour auoir<text:line-break/>esbatement auecques Caladrin. Auquel<text:line-break/><text:span text:style-name="pb">[f. 145v]</text:span><text:line-break/>quant Brunet retourna il dist. Caladrin<text:line-break/>cest celle que ie pensoye. Et pour ce il c(o2)ui<text:line-break/>ent saingement mener ceste besongne. Car<text:line-break/>se philippe se apparceuoit de la chose toute<text:line-break/>leaue de ce puis ne te laueroit mye que tu ne<text:line-break/>fusses h(o2)me perdu (sol) mais que veulx tu cala<text:line-break/>drin que ie die a celle f(e2)me (sol) que tu es amou(-)<text:line-break/>reux delle. Ouy dist Caladrin. Tu luy<text:line-break/>diras que ie layine tres fort (sol) et que ie suis<text:line-break/>son loyal seruant (sol) et que ce elle veult auoir<text:line-break/>aucune chose du mien que elle ne lespargne<text:line-break/>pas ent(e2)s tu mon amy Brunet. Ouy dist<text:line-break/>brunet (sol) laisse moy faire. Je feray bien la be<text:line-break/>songne. Quant vint a heure de soupper (et)<text:line-break/>quilz cesserent douurer descendirent en bas<text:line-break/>au iardin (sol) au quel estoyent Philippe et Ny<text:line-break/>colase (sol) (et) proposerent iller de demourer vng<text:line-break/>pour (sol) affin de complaire a Caladrin qui gui<text:line-break/>gnoit Nycolase et faisoit de tres merueil<text:line-break/>leuses grimaces telles que vng aueugle les<text:line-break/>eust apparceuez. Et dautre part aussi Ny(-)<text:line-break/>colase faisoit toute maniere de amoureuse(-)<text:line-break/>te a Caladrin (sol) par quoy elle le esmouuoit<text:line-break/>et eschauffoit. Et selon lappointem(e2)t fait<text:line-break/>par Brunet (sol) Philippe et Susalmace (sol) (et) les<text:line-break/>autres compaignons painctres en prenant<text:line-break/>tres grant soulas (sol) pour les manieres de<text:line-break/>Caladrin. Ilz faignoient de entendre les<text:line-break/>mines que faisoyent Nycolase (et) Caladrin<text:line-break/><text:soft-page-break/>et de penser ailleurs. Et en regardant les<text:line-break/>grimaces de luy vng pou apres sen parti<text:line-break/>rent du jardin (sol) et a tres grant paine emme<text:line-break/>nerent hors Caladrin. Et ainsi c(o2)me eulx<text:line-break/>quatres painctres sen alloyent a Florence (sol)<text:line-break/>Brunet dist a Caladrin pour le embraser<text:line-break/>plus en amour. Je te dy vrayement que tu<text:line-break/>fais l(a2)guir Nycolase (sol) ainsi comme le soleil<text:line-break/>gaste la glace. Et si te dis plus fort que se<text:line-break/>tu apportoys demain ta rebebbe (sol) et aussi<text:line-break/>que tu chantasses vng tantet deuant elle<text:line-break/>de ces chansonnettes damours que tu scez<text:line-break/>tu feras Nycolase tresbuchier de ses fene<text:line-break/>stres a terre (sol) affin de venir a toy. Adonc<text:line-break/>ques dist Caladrin. Te semble il mon c(o2)(-)<text:line-break/>paignon que ie auray lamour de Nycolase<text:line-break/>se ie le faitz ainsi. Duy certes dist Brunet<text:line-break/>a caladrin. Tu ne me croyoiz pas au iour<text:line-break/>duy quant ie te disoye telles choses. Cer(-)<text:line-break/>tes non mon compaignon dist Caladrin.<text:line-break/>Je congnois et scay mieulx faire la chose (q1)<text:line-break/>neust sceu faire quelconque autre personne<text:line-break/>Et si ie veulx bien que tu saiches que ie ne<text:line-break/>suis pas si viel comme tu cuydes. Nycola<text:line-break/>se ma bien congneu ennuyt a mon aage.</text:p>
      <text:p text:style-name="P1177">Mais ie luy feray bien autrement congnoi<text:line-break/>stre se vne foys mes ma main sur elle (sol) Car<text:line-break/>par le vray corps de Jesuchrist ie luy iou(-)<text:line-break/>ray dung tel ieu quelle viendra apres moy<text:line-break/>comme les petis cochons apres leurs me<text:line-break/>re. Ha caladrin dist Brunet il me semble (q1)<text:line-break/>tu embrasses Nycolase. Et si me semble (q1)<text:line-break/>ie te voy morsillant Nycolase de tes dens<text:line-break/>qui semblent clous que tu morsilles sa face<text:line-break/>vermeille (sol) et ses ioues qui semblent deux<text:line-break/>roses que tu les mangues toutes. Quant<text:line-break/>Caladrin ouyt ces paroles. Il luy sembla<text:line-break/>quil estoit vray (sol) et sen alloit chantant et sail<text:line-break/>lant et si ioyeulx quil sembloit quil eut gai(-)<text:line-break/>gne mille escus (sol) mais le landemain au ma(-)<text:line-break/>tin caladrin apporta sa rebebbe (sol) et en chan<text:line-break/>tant maintes petites chansonnettes deu(a2)t<text:line-break/>la belle Nycolase. Et briefment donna<text:line-break/>tant deshatement a tous pour lamour de<text:line-break/>Nycolase quil ne ouuroit pas demy le iour<text:line-break/>et ne faisoit autre chose que de regarder son<text:line-break/>amoureuse Nycolase (sol) et alloit plus tost a<text:line-break/>la fenestre (sol) plus tost au Jardin (sol) plus tost a<text:line-break/>lhuys pour veoir si la verroit (sol) laquelle se<text:line-break/>lon lenseignement de Brunet faisoit caute<text:line-break/><text:soft-page-break/>ment plusieurs signes a Caladrin (sol) et luy<text:line-break/>d(o2)noit occasion de leschauffer en son amo<text:span text:style-name="T1178">r</text:span><text:line-break/>et dautre part brunet faisoit les messaiges<text:line-break/>lung a lautre. Et quant elle ne les venoit<text:line-break/>point veoir dung iour ou de denx Cala(-)<text:line-break/>drin faisoit porter des lecttres a brunet (sol) es(-)<text:line-break/>quelles il luy donnoit esperance de ses de<text:line-break/>sirs en faignant que Nycolase estoit en sa<text:line-break/>maison (sol) laquelle il ne la pouoit veoir. Et<text:line-break/>par ceste maniere Brunet (sol) et Susalmace<text:line-break/>qui demenoient la besongne (sol) qui eschauf<text:line-break/><text:span text:style-name="pb">[f. 146r]</text:span><text:line-break/>foient tousiours caladrin en lamour de ni<text:line-break/>colase luy demandoient aucuneffoys vng<text:line-break/>peigne dyuoire (sol) lautre foys vne Bourse (et)<text:line-break/>vng petit cousteau (sol) (et) telles manieres de<text:line-break/>choses (sol) et les presentoient a nicolase (sol) et ni<text:line-break/>colase luy enuoyoit auc(u2)s petis ioyaulx de<text:line-break/>petite valeur a caladrin de quoy il en auoit<text:line-break/>merueilleuse lyesse. Et aussi les compat(-)<text:line-break/>gnons prenoient aucuneffois de caladrin<text:line-break/>vng desieuner (sol) vng gouster (et) plusieurs au<text:line-break/>tres courtoisies quil leur donnoit affin (q1)<text:line-break/>ilz fussent plus curieux de ses besongnes<text:line-break/>en amours. Apres doncques les trois c(o2)<text:line-break/>paignons paintres (sol) Philippe (et) nicolase eu<text:line-break/>tent tenu en ceste maniere pres(q1) deux mois<text:line-break/>caladrin sans ce quil eust aucun plaisir de<text:line-break/>lamour de nicolase. Caladrin aduisa (q1) lou<text:line-break/>urage estoit fine (et) luy sembla que tamais il<text:line-break/>ne viendroit a son entencion (sol) (et) pource com<text:line-break/>menca a soliciter brunet (et) susalmace que ilz<text:line-break/>le fissent touyt de nicolase (sol) puis dist brunet<text:line-break/>a nicolase. Mon compaignon saches de<text:line-break/>vray que ceste femme ma promis plus de<text:line-break/>c(e2)t mille fois (q1)lle fera tout ce que tu voul(-)<text:line-break/>dras (sol) elle ne tient point sa promesse (sol) mais<text:line-break/>ne ten chaille nous ferons tant (q1)lle lacom<text:line-break/>plira maulgre elle se tu le veulx. Et ie ten<text:line-break/>prie dist caladrin pour lamour de dieu (q1) ain<text:line-break/>si &lt;ATTillisible&gt; soit fait. Dseras tu dist brunet toucher<text:line-break/>nicolase dung breuet que ie te bailleray.</text:p>
      <text:p text:style-name="P1179">Duy vrayement dist caladrin. Adonc bru<text:line-break/>net luy dist (sol) fay tant que tu mapportes vng<text:line-break/>petit de parchemin de beste aduortee (sol) (et) vne<text:line-break/>chauue souris et puis me laisse faire. Lors<text:line-break/>caladrin en icelluy vespre a tous ses instru<text:line-break/>mens laboura (et) ent(e2)dit a prendre vne chau<text:line-break/>ue souris (sol) (et) si tost que il eut prinse il lappor<text:line-break/>ta a brunet auec les autr(e2)s choses. Apres<text:line-break/><text:soft-page-break/>ce brunet senclouyt en vne chambre (et) escri<text:line-break/>uit en parchemin aucunes folles bourdes<text:line-break/>Et apres fist aucuns carateres (et) diuer ses<text:line-break/>figures en icelluy parchemin (et) les bailla a<text:line-break/>caladrin en luy disant. Saches que tu tou<text:line-break/>ches nicolase de ceste cedulle elle te suiuera<text:line-break/>tantost (et) fera tout ce que tu vouldras. Et<text:line-break/>pource philippe va ennuit en aucun lieu de<text:line-break/>bors approuche toy de nicolase (sol) (et) icelle tou<text:line-break/>che de ce breuet (sol) et puis apres ten vais en<text:line-break/>la gr(a2)che ou sont les pailles (sol) (et) elle te suiue<text:line-break/>ra (sol) car celle gr(a2)che est le meilleur lieu pour<text:line-break/>toy esbatre auec elle de tout cest hostel de<text:line-break/>ceans (sol) et si ny repaire aucun h(o2)me (sol) (et) quant<text:line-break/>illec nicolase sera venue tu scez bien que tu<text:line-break/>dois faire au seurplus. Quant caladrin<text:line-break/>ouyt ces parolles il fut le plus ioyeux (q1) ia<text:line-break/>mais auoit este. Si print ceste cedulle en<text:line-break/>disant a brunet (sol) laisse moy faire compains (sol)<text:line-break/>mais nellon de qui Caladrin ne se gardoit<text:line-break/>point estoit aussi aise de cest esbatement c(o2)<text:line-break/>me les autres (sol) (et) luy mesmes se mocquoit<text:line-break/>de la poure beste caladrin. Lors brunet (et) su<text:line-break/>salmace allerent compter a Nicolase ceste<text:line-break/>chose que Caladrin luy vouloit faire et luy<text:line-break/>dist ce quelle feroit (et) c(o2)me elle le suyueroit<text:line-break/>Puis feroi(e2)t venir sa f(e2)me pour veoir cest<text:line-break/>esbatement (sol) (et) aussi elle si consentit. Puis<text:line-break/>apres brunet dist a nellon quil allast a flo(-)<text:line-break/>rence et quil c(o2)ptast tout a la femme de ca<text:line-break/>ladrin (sol) lequel tantost y alla (et) lui dist en ceste<text:line-break/>maniere. Tisse tu scez bien c(o2)me ton mary<text:line-break/>caladrin te batit le iour quil retourna de la<text:line-break/>riuiere de mignon quant il apporta les pier<text:line-break/>res (sol) et pource ie veulx que tu te venges de<text:line-break/>luy (sol) (et) se tu ne ten venges iamais ie ne seray<text:line-break/>ton cousin ne amy (sol) car ton mary est amour<text:line-break/>reux dune femme commune a tout le m(o2)de<text:line-break/>laquelle a prins complot auec ton mary de<text:line-break/>eulx solacier ens(e2)ble en brief t(e2)ps (sol) (et) pource<text:line-break/>ie vueil que tu viennes au lieu ou nous ou<text:line-break/>ur(o2)s (et) no<text:span text:style-name="T1180">9</text:span><text:s/>le te ferons prendre sur le fait (sol) et<text:line-break/>puis en feras c(o2)me tu vousdras. Adonc tis<text:line-break/>se oyant ce se feua sur ses piedz (et) luy sembla<text:line-break/>estre frappee dung glaiue en dis(a2)t. Ha ha<text:line-break/>caladrin larron publicque me fais tu telles<text:line-break/>choses (sol) par la croix dieu ainsi nen ira pas la<text:line-break/>besongne que ie ne me venges de celle vil<text:line-break/>lennie (sol) si se desguisa (et) vestit vng mantel et<text:line-break/>print auec elle vne femmette pour lacom(-)<text:line-break/><text:soft-page-break/>paigner (et) se mist a courir auec nellon (et) t(a2)t<text:line-break/>quelle vint au village. Si tost (q1) brunet la<text:line-break/><text:span text:style-name="pb">[f. 146v]</text:span><text:line-break/>veit de loing il dist a philippe. Veez cy no<text:line-break/>stre amy nellon (sol) et pourtant philippe entra<text:line-break/>en la salle ou caladrin ouuroit auec(q1)s les<text:line-break/>autres paintres (et) leur dist. Beaulx mais(-)<text:line-break/>tres il me fault tantost aller a Florence (sol) or<text:line-break/>besongnez fort tandis que ie iray. Puis se<text:line-break/>partit dillec et sen alla cacher en la granche<text:line-break/>ou caladrin et nicolase deuoient venir pour<text:line-break/>veoir lesbatement. Et quant caladrin pen<text:line-break/>sa que philippe fut vng pou loing il se des(-)<text:line-break/>c(e2)dit soubdainem(e2)t au iardin ou illec trou(-)<text:line-break/>ua nicolase seulette (sol) si commenca a parler a<text:line-break/>elle qui bien scauoit quelle chose vouloit ca<text:line-break/>ladrin. et pource elle se approucha encores<text:line-break/>plus priueement de luy que elle nauoit fait<text:line-break/>par auant (sol) (et) caladrin aussi sapproucha delle<text:line-break/>et la toucha de la cedulle (sol) (et) tantost apres il<text:line-break/>retourna son chemin vers la granche et ni<text:line-break/>colase incontinent le poursuyuit. Et qu(a2)t<text:line-break/>caladrin fut entre dedans la granche (et) nico<text:line-break/>lase aussi elle le print (et) labatil a terre (et) mon<text:line-break/>ta sur luy (et) le tint fort de ses mains contre<text:line-break/>terre affin quil ne la baisast (sol) puis le c(o2)men<text:line-break/>ca a regarde c(o2)me vne femme amoureuse<text:line-break/>fait son aymant en luy disant. Mon amy<text:line-break/>caladrin (sol) le doulx cueur de mon corps mon<text:line-break/>feal ame (sol) mon repos mon mignon ma pen<text:line-break/>see que iay longuement desire a toy veoir (et)<text:line-break/>tenir a mon plaisir. Tu as tire hors le fil<text:line-break/>de ma chemise pour auoir ta plais(a2)ce. Tu<text:line-break/>as enracine mon cueur par melodie de ta<text:line-break/>rebebe au mien. Puis disoit caladrin. Ma<text:line-break/>tresdoulce amye seuffre que ie te baise (sol) (et) ne<text:line-break/>se pouoit remuer de dessoubz nicolase (sol) puis<text:line-break/>elle luy disoit. Mon amy ne peuz tu souf<text:line-break/>frir que ie te tiengne vng pou soubz moy :<text:line-break/>tu es trop bastif (sol) souffre premierement que<text:line-break/>ie te regarde a mon plaisir. Laisse saouler<text:line-break/>mes veulx de ta doulce face. Et brunet et<text:line-break/>susalmace estoient en vng autre lieu qui oy<text:line-break/>oient et veoient toute la besongne de cala<text:line-break/>drin et de nicolase (sol) (et) nellon et la femme de<text:line-break/>caladrin estoient en vng autre coste qui pa(-)<text:line-break/>reillem(e2)t regardoient la besongne (sol) et veit<text:line-break/>bien sa f(e2)me c(o2)me caladrin vouloit baiser<text:line-break/>nicolase (sol) puis vindrent tous deux nellon (et)<text:line-break/>la f(e2)me de caladrin a luys de la granche et<text:line-break/><text:soft-page-break/>tant bouterent de leurs genoulx quilz ou(-)<text:line-break/>urirent lhuys (et) veit nicolase qui estoit sur<text:line-break/>caladrin. Et qu(a2)t nicolase aduisa la f(e2)me<text:line-break/>de caladrin elle sen fouyt et sen alla au lieu<text:line-break/>ou philippe estoit muce. Et la femme de ca<text:line-break/>ladrin courut tant (q1)lle peut vers son mary<text:line-break/>qui estoit cache (et) a des mains (et) de ses on(-)<text:line-break/>gles luy esgratigna tout le visage (et) luy ar(-)<text:line-break/>racha les cheueulx de la teste (et) le trainaca<text:line-break/>(et) la en luy disant. O chien ort (et) diffame (sol) o<text:line-break/>vieillart radotte est il ainsi que tu me fais<text:line-break/>telz choses (sol) que mauldicte soit lamour dont<text:line-break/>ie tayme. Car il te sembe que tu nas point<text:line-break/>assez a besongner en ta maison qui vas be(-)<text:line-break/>songner en estranges maisons (sol) (et) te veulx<text:line-break/>amourer des f(e2)mes de tes maistres pour<text:line-break/>qui tu besongnes. Tenez veez cy vng bel<text:line-break/>aymant villain. He meschant b(o2)me ne c(o2)<text:line-break/>gnois tu pas toy mesmes (sol) Car se toute la<text:line-break/>chaleur de ton corps estoit emprainte il nen<text:line-break/>ystroit pas de ius pour faire la saulse dung<text:line-break/>poussin. Par la foy dieu ie ne seray point<text:line-break/>maintenant celle tisse qui ten grossit (sol) la(q1)lle<text:line-break/>dieu face courroucee quelle part quelle soit<text:line-break/>Car certes elle est meschante femme pour<text:line-break/>ce quelle prent plaisir a vng si villain hom(-)<text:line-break/>me comme tu es. Caladrin voyant sa fem<text:line-break/>me ne disoit mot (sol) Mais luy voyant auoir<text:line-break/>este tout esgratigne (et) dessire et rompu ses<text:line-break/>cheueulx se couurit sa teste de son chapper(o2)<text:line-break/>(et) se leua en depriant sa femme que elle par(-)<text:line-break/>last plus bas se elle ne vouloit quil fust oc<text:line-break/>cis et mort (sol) car se disoit il cest la femme de<text:line-break/>cest bostel. Et si te oyt ainsi crier il vi(e2)dra<text:line-break/>me tuer. Adonc dist sa f(e2)me. Dr soit sa f(e2)<text:line-break/>meen son mal heur que dieu luy doint male<text:line-break/>s(a2)te. Mais brunet et su &lt;ATTillisible&gt; almace est(a2)s auec<text:line-break/>ques philippe (et) nicolase rir(e2)t tant que a peu<text:line-break/>que ilz ne se fendirent les ioes iusques aux<text:line-break/>oreilles. Puis allerent en la granche fain<text:line-break/>gnant de secourir caladrin. Et apres plu<text:line-break/>sieurs parolles dictes affin de rapaiser ca<text:line-break/>ladrin (et) sa f(e2)me luy dirent (q2)l sen retournast<text:line-break/><text:span text:style-name="pb">[f. 147r]</text:span><text:line-break/>a florence (et) quil ne retournast plus affin (q1)<text:line-break/>philippe ne sceust ri(e2)s de la besongne. Par<text:line-break/>ainsi donc(q1)s caladrin sen retoura a flor(e2)ce<text:line-break/>dolent (et) marry le visage tout dessire. Et<text:line-break/>desiors en apres la femme de Caladrin ne<text:line-break/><text:soft-page-break/>faisoit que le t(e2)ser (et) noiser pour ceste f(e2)me<text:line-break/>nicolase (et) nauoient nul bien ensemble.</text:p>
      <text:p text:style-name="P1181"><text:span text:style-name="T1182">E</text:span>N ceste nouuelle est monstre c(o2)<text:line-break/>me par oultrecuidance on cuy de<text:line-break/>bien estre ayme daucunes person<text:line-break/>nes (et) on ne lest mye. Apres y est monstre<text:line-break/>comme pour auoir aucun regart de (q1)lque<text:line-break/>femme on en cuide estre ayme comme il ap<text:line-break/>part par ceste nouuelle de Caladrin qui<text:line-break/>souspeconna que vne ieune femme qui le re<text:line-break/>gardoit estoit amoureuse de luy (sol) par quoy<text:line-break/>en la fin il en fut batu (et) trompe de ses c(o2)pai<text:line-break/>gnons qui le dirent a sa femme. Ainable<text:line-break/>ment y est m(o2)stre c(o2)me il napparti(e2)t point<text:line-break/>a vng homme marie de se accointer de vne<text:line-break/>autre femme que de la sienne.</text:p>
      <text:h text:style-name="Titre1" text:outline-level="1">(ipdm) Cy ensuit la. lxxx vinouuelle c(o2)ps<text:line-break/>tee par p(a2)phile sur la. ix. iournee dont<text:line-break/>emillie est royne.</text:h>
      <text:p text:style-name="figure">&lt;image&gt;</text:p>
      <text:p text:style-name="P1183"><text:span text:style-name="T1184">I</text:span>E me esbabis comme caladrin es<text:line-break/>toit si innocent quil ne se apparce<text:line-break/>uoit point des tr(o2)peries que luy<text:line-break/>faisoi(e2)t brunet (et) susalmace veu les autres<text:line-break/>finesses quilz luy auoient faictes ainsi que<text:line-break/>nous auons ouy aux nouuelles precedens<text:line-break/>tes dont ilz faisoient mal (et) peche. Et ainsi<text:line-break/>que flamette a compte sa nouuelle selon lor<text:line-break/>dre que auons imposee maintenant (sol) il me<text:line-break/>conuient maintenant reciter ma nouuelle<text:line-break/>pour me acquiter de ceste. ix. iournee en la<text:line-break/>maniere qui senfuit.</text:p>
      <text:h text:style-name="Titre2" text:outline-level="2">(ipdm) La forme de la nouuelle.</text:h>
      <text:p text:style-name="P1185"><text:span text:style-name="T1186">N</text:span>Agueres que assez pres de flor(e2)<text:line-break/>ce sur la riuiere de mignon auoit<text:line-break/>vng poure homme tenant hostel<text:line-break/>lerie le(q1)l auoit espouse vne tresbelle femme<text:line-break/>de laquelle il auoit eu vne belle fille aagee<text:line-break/>de. xv.a.xvi.ans (sol) (et) vng filz enuiron (sol) de<text:line-break/>vng an. Cestuy homme non obstant quil<text:line-break/>ne fust gueres riche auoit vng petit logis.<text:line-break/>Il estoit bon homme (et) faisoit voulentiers<text:line-break/>plaisir a gens que il congnoissoit (sol) combien<text:line-break/>que il ne logeast point continuellement les<text:line-break/>gens a cause de sa maison qui estoit fort pe<text:line-break/>tite si non en cas de necessite. Si aduint<text:line-break/>que vng ieune iouuencel de Florence ainsi<text:line-break/><text:soft-page-break/>quil venoit a lesbat sur la riuiere de mign(o2)<text:line-break/>iusques aupres de ceste hostellerie aduisa<text:line-break/>la fille de cestuy hostellier tresbelle (et) moult<text:line-break/>luy pleut (sol) (et) tant seulement pour ceste pre(-)<text:line-break/>miere venue fut amoureux delle. Ceste<text:line-break/>pucelle n(o2)mee alison voyant cestuy iouuen<text:line-break/>cel (q2)l luy faisoit plusieurs signes damours<text:line-break/>fut pareillement amoureuse de luy (sol) (et) se ef(-)<text:line-break/>forcoit a luy faire plaisirs (et) seruices par si<text:line-break/>gnes (et) guygnemens quelle faisoit a cestuy<text:line-break/>iouuencel. Et tant alla (et) vint cestuy iou(-)<text:line-break/>u(e2)cel en la maison de cestuy hoste que la fil(-)<text:line-break/>le voyant le frequenter ainsi souuent en la<text:line-break/>maison de son pere retint en son amour le<text:line-break/>iouuencel. Et par mainteffois de c(o2)mun<text:line-break/>consentement dune partie (et) dautre lamour<text:line-break/>deulx deux eust sorty son effect se le iouuen<text:line-break/>cel neust craint le blasme (et) lhonneur de la<text:line-break/>pucelle (sol) mais de io<text:span text:style-name="T1187">r</text:span><text:s/>en iour lardeur de leur<text:line-break/>amour se multiplioit fort d(o2)t pour la cause<text:line-break/><text:span text:style-name="pb">[f. 147v]</text:span><text:line-break/>cestuy iouuencel proposa en soy de trouuer<text:line-break/>maniere impossible de ioindre auec alison (et)<text:line-break/>pource faire aduisa de soy loger (et) heberger<text:line-break/>en celle hostellerie pensant que par aduan(-)<text:line-break/>ture il pourroit coucher auecques la iouu(e2)<text:line-break/>celle sans estre apparceu daucun homme.<text:line-break/>Ainsi comme cestuy iouu(e2)cel p(e2)sa la chose<text:line-break/>ainsi la fist. Drauoit cestuy iouu(e2)cel vng<text:line-break/>c(o2)paignon nomme adrian qui scauoit bien<text:line-break/>la commune amour de cestuy iouu(e2)cel (et) de<text:line-break/>alison (sol) si luy pria quil vensist auecques luy<text:line-break/>iusques en ceste hostellerie pour loger fain<text:line-break/>gnant aller dehors en marchandise. Si fut<text:line-break/>adrian cont(e2)t (sol) (et) prindrent chascun vng che<text:line-break/>ual quilz louerent (sol) (et) iceulx mirent vne ma<text:line-break/>le sur chascun leur cheual. Et apres parti<text:line-break/>rent de florence (et) sen vindrent loger a ceste<text:line-break/>dicte hostellerie (sol) et pource que il estoit tart<text:line-break/>faingnant quilz venissent de loing (et) estoit<text:line-break/>nuyt hurterent a luys de loste (sol) et lors loste<text:line-break/>congnoissant cestuy iouuencel et adrian ou<text:line-break/>urit tantost son huys (sol) (et) cestuy iouu(e2)cel n(o2)<text:line-break/>me prince luy dist. Il conui(e2)t que tu nous<text:line-break/>heberges en ceste nuyt (sol) car nous cuydions<text:line-break/>entrer dedans florence (sol) mais nous nau(o2)s<text:line-break/>peu. Lors resp(o2)dit icelluy hoste. Tu scez<text:line-break/>bien prince comme ie suis loge et garny d(e2)<text:line-break/>fans (sol) touteffois puis que voue estes arri<text:line-break/>ue a ceste heure ie vo<text:span text:style-name="T1188">9</text:span><text:s/>hebergeray le mieulx<text:line-break/><text:soft-page-break/>que ie pourray (sol) car il nest point temps dal<text:line-break/>ler autre part. Les iouuenceaulx dont des<text:line-break/>cendirent de dessus leurs cheuaulx (et) les mi<text:line-break/>rent en lestable (et) leur donnerent a manger<text:line-break/>Et auoient apporte b(o2)nes viandes (et) b(o2)s<text:line-break/>vins pour leur soupper (et) firent celle nuyt<text:line-break/>gr(a2)t chiere auec leur hoste. Et pource que<text:line-break/>il nauoit que vne seule ch(a2)bre en la maison<text:line-break/>apres soupper il ordonna comme ilz pour(-)<text:line-break/>roient coucher (sol) et si estoient les litz en celle<text:line-break/>chambre tout de rent a cause que elle estoit<text:line-break/>petite. Drestoient ses litz si serrez lung<text:line-break/>aupres de lautre quilz ne pouoient passer (p3)<text:line-break/>entre deux. Et pource loste fist aprester le<text:line-break/>meilleur lit pour les deux iouuenceaulx (sol) (et)<text:line-break/>puis les fist coucher. Puis apres vng pou<text:line-break/>de t(e2)ps loste (et) lostesse sen vindrent coucher<text:line-break/>mais les deux iouuenceaulx faingnir(e2)t de<text:line-break/>dormir pour regarder comme ilz se couche(-)<text:line-break/>roient (sol) puis virent que loste (et) lostesse qui se<text:line-break/>coucherent en vng lit (et) mir(e2)t le berseau sur<text:line-break/>le petit lit ou leur enfant estoit aupres du<text:line-break/>leur (sol) et entre le lit des deux iouuenceaulx<text:line-break/>(et) le leur (sol) la fille coucha tout par elle en vng<text:line-break/>autre lit. Et apres que le iouuencel prince<text:line-break/>eut veu toutes ses ordonnances ne dormit<text:line-break/>point (sol) ains veilla iusques a ce que lhoste et<text:line-break/>(et) lhostesse dormissent (sol) puis quant il sappar<text:line-break/>ceut que tous dormoient il se leua coyem(e2)t<text:line-break/>(et) alla au lit auquel la iouu(e2)celle samye do(-)<text:line-break/>moit (sol) et empres elle se coucha (sol) combien que<text:line-break/>la fille se doubtast treffort de son pere (sol) tou(-)<text:line-break/>teffois elle le receut ioyeusem(e2)t. Et prince<text:line-break/>en pren(a2)t soulas auec sa mye lequel elle de<text:line-break/>siroit moult demoura auec elle lespace de<text:line-break/>la moictie de la nuyt. Et tandis quil estoit<text:line-break/>auec elle aduint que le chat de lostel fist che<text:line-break/>oit aucune extensilles du hault en bas : d(o2)t<text:line-break/>par le bruit et tabourement de ses extensil(-)<text:line-break/>les lostesse sesueilla et se leua du lit (sol) (et) si alla<text:line-break/>veoir doubtant que se fust aucune chose (q2)<text:line-break/>luy portast dommage (sol) (et) sans prendre aucu<text:line-break/>ne clarte alla au lieu au(q1)l elle auoit ouy le<text:line-break/>bruit des ext(e2)silles. Et pource que pareil<text:line-break/>lement adrian ouyt le bruit se esueilla dau(a2)<text:line-break/>ture (et) lui print talent de pisser (et) fut c(o2)traint<text:line-break/>de soy leuer (sol) et ainsi quil se leua en allant<text:line-break/>trouua le berceau que la femme auoit illec<text:line-break/>mis ne pouoit passer sans oster le berseau<text:line-break/>lequel il osta de sa place (et) le mist aupres du<text:line-break/><text:soft-page-break/>lit mesmes. Puis qu(a2)t il eut pisse il retour<text:line-break/>na a son lit (et) sans luy challoit du beseau re<text:line-break/>mettre il le laissa en sa place (et) se coucha. Et<text:line-break/>qu(a2)t la femme eut prins garde a ce (q2) estoit<text:line-break/>cheut (et) eut trouue ce quelle queroit et mys<text:line-break/>a point ne luy chaillit de prendre feu ne clar<text:line-break/>te pour mieulx veoir (sol) mais qu(a2)t elle eut es<text:line-break/>crie (et) enchasse le chat elle retoura en son lit<text:line-break/>ou son mary dormoit (sol) et en montant au lit<text:line-break/>ne trouua point le berseau la ou elle lauoit<text:line-break/>mis. Puis se desc(e2)dit en disant en soy mes<text:line-break/><text:span text:style-name="pb">[f. 148r]</text:span><text:line-break/>mes. Las moy i e suis bien folle (sol) ie me al(-)<text:line-break/>loye coucher au lit de noz hostes tout droit<text:line-break/>Et quant elle fut vng pou plus auant al(-)<text:line-break/>lee (et) eut trouue le berseau de son enfant elle<text:line-break/>se coucha au lit aupres duquel estoit le ber(-)<text:line-break/>seau de son enfant auecques le iouuencel<text:line-break/>adrian compaignon du prince (sol) lequel estoit<text:line-break/>couche auec(q1)s son amye alison sa fille cuy(-)<text:line-break/>dant estre couchee auecques son mary. Et<text:line-break/>quant adrian qui ne dormoit pas sentit la<text:line-break/>femme de son hoste il la receut tres voulen(-)<text:line-break/>tiers. Et sans tiens dire par mainteffois<text:line-break/>il chargea son arbalestre dung vireton au<text:line-break/>tresgrant et singulier plaisir des deux par<text:line-break/>ties. Et ainsi que adrian (et) lostesse dormoi(-)<text:line-break/>ent ensemble prince se sueilla qui estoit cou(-)<text:line-break/>che auecques la fille eut paour quil ne fust<text:line-break/>illecques prins quant il eut prins le soulas<text:line-break/>de sa mye ainsi comme il desiroit se depar<text:line-break/>tit delle (et) sen retourna coucher auecques<text:line-break/>son compaignon (sol) mais il trouua le berseau<text:line-break/>aupres du lit de son compaignon (sol) parquoy<text:line-break/>il cuyda que ce fust le lit de lhoste (sol) et pour ce<text:line-break/>prince alla oultre a lautre lit (et) se coucha a(-)<text:line-break/>uec loste cuydant (q1) ce fust son compaignon<text:line-break/>Et en se couchant loste sesueilla a sa venue<text:line-break/>Et luy cuidant estre auec son compaignon<text:line-break/>commenca a basse voix a luy dire. Adrian<text:line-break/>ie te dy vrayem(e2)t que oncques ne fut chose<text:line-break/>si doulce comme est alison la fille de nostre<text:line-break/>hoste (sol) car par le corps bieu iay eu auecques<text:line-break/>elle la plus grant delectacion que oncques<text:line-break/>h(o2)me eut auec femme (sol) (et) si te dy que en ceste<text:line-break/>nuyt iay cheuauche plus de sept lieues du<text:line-break/>depuis que ie party de auecque toy (sol) (et) main<text:line-break/>tenant mon cueur est saoule de ce quil a t(a2)t<text:line-break/>desire. Qu(a2)t donc loste ouyt ces paroles<text:line-break/>qui ne luy plaisoient pas il dist premiere(-)<text:line-break/><text:soft-page-break/>m(e2)t en soy mesmes. Que fait cestuy hom<text:line-break/>me gisant auec moy (sol) (et) lui estant courrouce<text:line-break/>dist a prince. Ca follie (et) ton ingratitude<text:line-break/>est grande (et) si ne scay les causes pourquoy<text:line-break/>tu me doyes faire telles choses (sol) mais par<text:line-break/>le corps bieu ie ten payeray bien. Prince (q2)<text:line-break/>nestoit pas le plus sage du monde quant il<text:line-break/>c(o2)gneut son erreur il ny remedia pas ainsi<text:line-break/>quil eust voulu (sol) mais il respondit a loste.<text:line-break/>De quoy me payeras tu (sol) que me pourras<text:line-break/>tu faire. Lors la f(e2)me de loste qui cuidoit<text:line-break/>estre auecques son mary dist a adrian. Je<text:line-break/>cuide que noz deux hostes se veulent entre<text:line-break/>batre (sol) ilz ne font (q1) rioter ensemble. Adrian<text:line-break/>en riant luy respondit. Laisse les faire que<text:line-break/>dieu leur doint male nuyt (sol) ilz beurent a soir<text:line-break/>trop de vin. Lors la femme entendit bien<text:line-break/>a la voix de adrian que ce nestoit point son<text:line-break/>mary. Adoncques comme bien aduisee se<text:line-break/>leua tout bellem(e2)t (et) print son berseau (sol) (et) le<text:line-break/>porta aupres du lit a sa fille (et) se coucha au<text:line-break/>pres delle qui dormoit. Et tout ainsi c(o2)me<text:line-break/>se elle sesueillast pour la clameur de son ma<text:line-break/>ry (et) de prince (sol) si bucha son mary (et) linterroga<text:line-break/>pourquoy il riotoit auec prince (sol) (et) son mary<text:line-break/>luy respondit. Ne oys tu pas c(o2)me il dit<text:line-break/>quil a fait a nostre fille (sol) (et) la femme respon<text:line-break/>dit. Drayement prince ment par la gorge<text:line-break/>car il na pas couche auec nostre fille (sol) mais<text:line-break/>moy y ay couche (sol) car ie scay bien que depuis<text:line-break/>que ie me couche auec elle ie ne dormy. Et<text:line-break/>certes tu es bien beste qui celle chose croys<text:line-break/>Par ma foy entre vous hommes beuuez<text:line-break/>tant au soit que de nuyt vous ne faictes (q1)<text:line-break/>songer (sol) (et) de nuyt vous leuez ca (et) la (et) ne sca<text:line-break/>uez (q1) vous faictes en dormant (sol) et est gr(a2)t<text:line-break/>peche (q1) vous ne vous rompez le col (sol) mais<text:line-break/>dy moy (q1) faisoit prince auec toy (et) (q2)l nestoit<text:line-break/>couche auec son c(o2)paignon. Et adrian voy<text:line-break/>ant (q1) lostesse auoit prudentement excuse sa<text:line-break/>honte (et) celle de sa fille dist. Ha ha prince ie<text:line-break/>tay tant de foys dit (q1) tu nallasse point cou<text:line-break/>coucher hors de lostel de ta maison (sol) Car<text:line-break/>quant tu es couche en quelque lieu hors de<text:line-break/>ta maison tu te lieues tousiours de nuyt<text:line-break/>et ne vne mauluaise coustume que en dor<text:line-break/>mant tu te en vas puis ca puis la (sol) et resuez<text:line-break/>(et) songez de nuyt (et) dictes parolles les plus<text:line-break/>folles du monde qui ne sont pas vrayes (sol)<text:line-break/>mais tu les dys pour ce que en songeant<text:line-break/><text:soft-page-break/>tu cuides la chose estre telle c(o2)me tu s(o2)ges<text:line-break/>et certes les paroles que tu dis te porter(o2)t<text:line-break/><text:span text:style-name="pb">[f. 148v]</text:span><text:line-break/>dommaige (sol) et pour ce reui(e2)s en ton fict que<text:line-break/>dieu te doint mal an. Loste en oyant ce que<text:line-break/>la femme auoit dit et ce que disoit adrian c(o2)<text:line-break/>menca a croyre tres fermement en luy que<text:line-break/>prince songeast. Et po<text:span text:style-name="T1189">r</text:span><text:s/>ce loste heurta prin<text:line-break/>ce par lespaule et le huchoit en luy disant.<text:line-break/>Esueille toy prince et retourne en ton lict.<text:line-break/>Lors prince qui auoit ouyes toutes les pa<text:line-break/>roles qui auoient este dictes commenca a<text:line-break/>faindre de songer en disant paroles de plus<text:line-break/>sotes de iamais qui estoient dignes de ieu<text:line-break/>et de ris. Et pour ce loste pour ces paro(-)<text:line-break/>les commenca trest(a2)t a rire quil ne scauoit<text:line-break/>quil deuoit faire (sol) (et) tous les autres pareille<text:line-break/>ment. Et prince faignant soy esueiller hu<text:line-break/>cha adrian en luy demandant. Nest il pas<text:line-break/>encores iour. Et ouy resp(o2)dit adrian. Lie<text:line-break/>ue toy (sol) et viens ca. Adoncques prince fai(-)<text:line-break/>gn(a2)t estre tout sommeilleux se leua du lict<text:line-break/>et retourna au lit de son c(o2)paignon (sol) (et) puis<text:line-break/>bien tost aprs se leuerent quant il fut iour.<text:line-break/>Et loste voyant prince quant il fut leue se<text:line-break/>rioit et mocquoit de luy et de ses songes.<text:line-break/>Et ainsi en parlant dune chose (et) dautre ilz<text:line-break/>appresterent leurs cheuaulx. Et apres dis<text:line-break/>net quant ilz eurent compte a leur hoste et<text:line-break/>paye (sol) monter(e2)t sur leurs cheuaulx (et) retour<text:line-break/>nerent a Florence. Et rirent tant des son(-)<text:line-break/>ges et de leur esbastement fait que merueil<text:line-break/>les. Et apres prince trouua maniere pour<text:line-break/>cueillir le fruit damours auecques sa mye<text:line-break/>par plusieurs foys sans auoir doubte de<text:line-break/>riens en quelque maniere que ce fust.</text:p>
      <text:p text:style-name="P1190"><text:span text:style-name="T1191">E</text:span>N ceste nouuelle est m(o2)stre com<text:line-break/>me pour faire plaisir a aucunes<text:line-break/>personnes il en vient mal et des<text:line-break/>plaisir (sol) ainsi que vous auez veu de prince<text:line-break/>qui venoit loger en ceste hostellerie (sol) (et) loste<text:line-break/>luy voulant faire plaisir le logea (sol) (et) Prince<text:line-break/>alla loger auec se fille tandis (q2)l se dormort<text:line-break/>et la luy depucella et deshonnora. Apres y<text:line-break/>est monstre la prudence de lostesse qui saul(-)<text:line-break/>ua lonneur de soy et de sa fille quant prince<text:line-break/>se leua (et) cuidoit aller coucher auec son com<text:line-break/>paignon (sol) et il se coucha auec loste et luy c(o2)p<text:line-break/>ta tout ce que il auoit fait auec sa fille. Et<text:line-break/>ainsi que auez ouy lostesse luy fist entend(a2)t<text:line-break/><text:soft-page-break/>quil songeoit (et) quil nestoit pas vray ce que<text:line-break/>prince disoit a son mary veu que elle auoit<text:line-break/>couche auec sa fille. Finablement y est m(o2)(-)<text:line-break/>stre c(o2)me prince par sa finesse faingnoit de<text:line-break/>songer qu(a2)t il sapparceut (q2)l ne estoit point<text:line-break/>couche auec son compaignon.</text:p>
      <text:h text:style-name="Titre1" text:outline-level="1">(ipdm) Cy ensuit la. iiii.xx. vii. nouuelle<text:line-break/>comptee par dame pampinec sur la.ix<text:line-break/>iournee dont emillie est royne.</text:h>
      <text:p text:style-name="figure">&lt;image&gt;</text:p>
      <text:p text:style-name="P1192"><text:span text:style-name="T1193">S</text:span>Jre pamphile vostre compte si est<text:line-break/>fort ioyeux (et) moult plaisant pour<text:line-break/>passer temps (sol) (et) aussi il a pleu tres<text:line-break/>fort a la c(o2)paignie (sol) (et) en a vng chascun tant<text:line-break/>riz que la larme leur en est venue aux veulx<text:line-break/>a chascun (sol) mais vous deuez croire en veri(-)<text:line-break/>te que se iauoye la science de dire (et) compter<text:line-break/>nouuelle aussi ioyeuse que vous ie la comp<text:line-break/>terove voulentiers (sol) mais a laudience dung<text:line-break/>chascun ie c(o2)pteray dune femme (q2) en tiens<text:line-break/>ne vouloit faire ne croire chose que son ma<text:line-break/>ry luy dist en la maniere qui sensuit.</text:p>
      <text:h text:style-name="Titre2" text:outline-level="2">(ipdm) La forme de la nouuelle.</text:h>
      <text:p text:style-name="P1194"><text:span text:style-name="T1195">A</text:span>Vt iadis vng citoyen n(o2)me ta(-)<text:line-break/>lame moleuse lequel auoit espou<text:line-break/>se vne moult h(o2)norable f(e2)me ap<text:line-break/>pellee marguerite (sol) belle sur toutes autres<text:line-break/>f(e2)mes (sol) elle auoit vne condicion en soy (q1)lle<text:line-break/><text:span text:style-name="pb">[f. 149r]</text:span><text:line-break/>se reputoit si saige quil luy sembloit quil ne<text:line-break/>estoit h(o2)me qui la vaulsist. Car elle estoit<text:line-break/>si oultre cuydee que se le meilleur medecin<text:line-break/>du royaulme luy eust conseillie faire auc(u2)e<text:line-break/>medecine prouffitable pour laconseruation<text:line-break/>de son corps elle ne leust mye creu (sol) mais<text:line-break/>dellememes se vouloit gouuerner et induy<text:line-break/>re a son propre oppinion (sol) cuydant plus sca<text:line-break/>uoit que tous les medecins de Crestiente<text:line-break/>Et combien que les meurs de ceste femme<text:line-break/>et ses coustumes fussent pres que importa(-)<text:line-break/>bles a son mary. Si aduint il (q1) eulx deux<text:line-break/>alloient en vng manoir que ilz auoient en<text:line-break/>vng plain pais pour veoir et reuisiter com<text:line-break/>me se portoient leurs besongnes. Si fu(-)<text:line-break/>rent en ce dit manoir bien pres de lespace de<text:line-break/>deux ou de troys iours et aussi couchoi(e2)t<text:line-break/>ensemble. Si aduint que Talame le ma(-)<text:line-break/><text:soft-page-break/>ry est(a2)t couche auecques sa femme songea<text:line-break/>en vne nuyt que en vng petit boys pres du<text:line-break/>dit manoir auoit vng grant lou qui vou(-)<text:line-break/>loit estrangler sa femme et quil veoit le lou<text:line-break/>qui la tenoit par la gorge (sol) (et) quil lauoit aba<text:line-break/>tue a terre (et) (q1) ce cruel lou sen couroit grant<text:line-break/>erre a tant plus crioit pour auoir secours<text:line-break/>et tant plus fort se efforcoit de lemporter.<text:line-break/>Et quant talame fut au matin leue il dist<text:line-break/>ainsi a sa femme (sol) combien que ta rebellion<text:line-break/>et ta rudesse ne ait encores point souffert (q1)<text:line-break/>iaye eu auecques toy vng bon iour (sol) toutes(-)<text:line-break/>fois ie seroye moult dol(e2)t se il te aduenoit<text:line-break/>mal (sol) et pourtant se tu me croys tu ne parti<text:line-break/>ras au iourduy hors de ceste maison. Et<text:line-break/>alors sa f(e2)me linterrogua a quel propos il<text:line-break/>disoit ces paroles (sol) lequelluy rac(o2)pta la for(-)<text:line-break/>me et la maniere de son songe (sol) et elle oy(a2)t<text:line-break/>ses paroles hocha la teste et respondit en ce<text:line-break/>ste maniere. Cuydez tu pour ton songe Il<text:line-break/>me vienne mal (sol) tu faings estre Jaloux de<text:line-break/>moy et de mon bien (sol) mais tu songes que ce<text:line-break/>tu vouldrois veoir. certes ie me garderay<text:line-break/>au iourduy (et) tousiours que ie ne te face ioy<text:line-break/>eulx de cestuy mal que tu as songe. Et si<text:line-break/>me garderay bien que ie ne te face ioyeux de<text:line-break/>autruy mal qui me aduienne. Lors luy res<text:line-break/>pondit Talame. Je scauoie bien que tu me<text:line-break/>responderoyes ainsi (sol) mais tu le croyras se<text:line-break/>tu veulx : Car ie le disoye pour bien. Et<text:line-break/>encores te conseille que tu demeures ceans<text:line-break/>au iourduy (sol) ou aumoins que tu te gardes<text:line-break/>que tu ne voyse point en nostre petit boys<text:line-break/>Adoncques la femme luy dist. Je feray ain<text:line-break/>si comme tu me dis. Et apres pensa a soy(-)<text:line-break/>mesmes et dist. Cestuy caut et malicieulx<text:line-break/>me cuide espou(e2)ter que ie ne voyse au bois<text:line-break/>auquel pour certain il doit faire venir vne<text:line-break/>paillarde (sol) et luy a assigne iour et lieu pour<text:line-break/>faire sa paillardise (sol) et me veult tenir icy af(-)<text:line-break/>fin que ie ne voye son fait (sol) mais vrayem(e2)t<text:line-break/>il nen demourra pas ainsi quil cuyde : Car<text:line-break/>ie verray toutes les marchandises quilz fe<text:line-break/>ront. Et se ie deuoye mourir et demourer<text:line-break/>au bois tout le iour si iray ie le veoir (et) guet<text:line-break/>ter. Et apres se pensement fait son mary<text:line-break/>yssit hors de la maison (sol) (et) le plus secretem(e2)t<text:line-break/>que elle peut saillit apres regardant quelle<text:line-break/>part il iroit (sol) Et elle voyant quel alloit par<text:line-break/>vng costecomm(e2)ca a cheminer par vng au<text:line-break/><text:soft-page-break/>tre deuers le boys (sol) et sans demeure au pl<text:span text:style-name="T1196">9</text:span><text:line-break/>destourne lieu du boys elle se cacha en lespi<text:line-break/>ant et regardant de tous costez se elle ver(-)<text:line-break/>toit aucune personne venir. Et t(a2)dis que<text:line-break/>elle act(e2)doit ainsi sa suspection elle nauoit<text:line-break/>point de paour de aucune chose. Si vint<text:line-break/>doncques par derriere elle vng lous que<text:line-break/>ains quelle peut dire. Dieu tout puissant<text:line-break/>ayde moy. Le lous luy courut a la gorge et<text:line-break/>sur les espaules chargea la femme (sol) et lem(-)<text:line-break/>portoit ainsi comme il eust fait vne brebis.<text:line-break/>Et se neust este les bergiers des champs<text:line-break/>qui alloient au deuant du loup il la eust es(-)<text:line-break/>tr(a2)glee. Et le loup fut contraint par la res<text:line-break/>cousse des bergiers de la mectre ius et de<text:line-break/>la laisser. Et elle estant toute meurtrie (sol) et<text:line-break/>la face toute gastee fut rapportee en sa mai<text:line-break/>son de par les bergiers des champs. Et<text:line-break/>des lors en apres elle qui estoit belle fem(-)<text:line-break/>me fut laide et abbominable a regarder (sol) et<text:line-break/>ne se osoit trouuer auecques les gens de<text:line-break/>bien. Et par longue espace de temps<text:line-break/><text:span text:style-name="pb">[f. 149v]</text:span><text:line-break/>de(-)uant quelle fust guerie ploroit mirablem(e2)t<text:line-break/>sa rebellion et sa desobeissance pour ce que<text:line-break/>elle nauoit voulu croyre au vray songe de<text:line-break/>son mary.</text:p>
      <text:p text:style-name="P1197"><text:span text:style-name="T1198">E</text:span>N ceste nouuelle est monstre vne<text:line-break/>des br(a2)ches du peche dorgueil (sol) cest<text:line-break/>cuider mieulx valoir ou scauoir (q1)<text:line-break/>les autres. Dultre y est monstre c(o2)me po<text:span text:style-name="T1199">r</text:span><text:line-break/>ne vouloit pas croire bon c(o2)seil on sen trou<text:line-break/>ue aucuneffoys tr(o2)pe et deceu de plusieurs<text:line-break/>ainsi quil appert de la femme marguerite (q2)<text:line-break/>ne voulut poit croire le so nge de son mary<text:line-break/>(et) ainsi c(o2)me on dit en vng commun preuer<text:line-break/>be. Dn peut bien tel songe s(o2)gier qui nest<text:line-break/>pas tousiours m(e2)songier. Et pour ce quel<text:line-break/>le ne vouloit pas croire chaton qui dit.<text:line-break/>S(o2)nia ne cures. Elle ne creut au songe (q1)<text:line-break/>son mary luy auoit dit (q2)l auoit songie d(o2)t<text:line-break/>mal luy en print (sol) (et) tellem(e2)t en fut paiee que<text:line-break/>elle en eut tout le visaige gaste et vilenne.<text:line-break/>Finablement y est m(o2)stre (q1) on ne doit poit<text:line-break/>despriser le bon conseil de quelque personne<text:line-break/>que ce soit.</text:p>
      <text:soft-page-break/>
      <text:h text:style-name="Titre1" text:outline-level="1">(ipdm) Cy ensuyt la. iiii xx (et) viii.<text:line-break/>nouuelle comptee par dame Lau<text:line-break/>rette sur la. ix. iournee dont emil<text:line-break/>lie est royne.</text:h>
      <text:p text:style-name="figure">&lt;image&gt;</text:p>
      <text:p text:style-name="P1200"><text:span text:style-name="T1201">I</text:span>L ya des nuytz encores sept que ie<text:line-break/>ne peux dormir pour cause que ie<text:line-break/>ne cesse de p(e2)ser a trouuer matiere<text:line-break/>pour c(o2)pter a ceste neufiesme iournee dont<text:line-break/>a grant paine ay peu trouuer chose pour es<text:line-break/>batre la compaignie (sol) mais le mieulx que ie<text:line-break/>pourray selon la matiere que iay intention<text:line-break/>de c(o2)pter Je me efforceray quelle sera assez<text:line-break/>prouffitable pour le present.</text:p>
      <text:p text:style-name="P1202"><text:span text:style-name="T1203">E</text:span>N nostre cite de florence demou<text:line-break/>ra iadis vng h(o2)me nomme Cra<text:line-break/>ton (sol) lequel estoit lechierre (sol) friant (sol)<text:line-break/>et glouton le plus qui oncques nasquist de<text:line-break/>mere (sol) et pour ce que sa faculte et sa richesse<text:line-break/>ne pouoit souffire aux despens que sa glou<text:line-break/>tonnie requeroit (sol) touteffois il estoit dassez<text:line-break/>beau maintien et plain de belles paroles (sol) (et)<text:line-break/>voulentiers se mocquoit de tout le monde<text:line-break/>et iamais ne conuersoit que auec riches b(o2)<text:line-break/>mes et auecques ceulx qui mangeoient de<text:line-break/>bons morceaulx. Et en chascun lieu ou il<text:line-break/>scauoit que il y auoit vne feste ou banquet<text:line-break/>sans estre semons daucun il se y trouuoit<text:line-break/>tousiours. Et ainsi pareillem(e2)t auoit vng<text:line-break/>autre florentin nomme Blondel (sol) lequel es(-)<text:line-break/>toit aussi paillart glouton comme Craton<text:line-break/>Cestuy Blondel nestoit pas grant (sol) mais<text:line-break/>estoit asses propre homme (sol) et portoit sur sa<text:line-break/>teste vne garlande (sol) et auoit les cheuelx iau<text:line-break/>nes. Si aduint que en la caresme il achap(-)<text:line-break/>du poisson en la poissonnerie (sol) comme lem(-)<text:line-break/>proyes (sol) brochetz (sol) et autres poissons (sol) pour<text:line-break/>vng cheualier nomme Nerion florentin.<text:line-break/>Si escheut que craton veit achapter deux<text:line-break/>grosses lemproyes a blondel (sol) si se approu(-)<text:line-break/>cha de luy en disant. Quesse mon amy bl(o2)<text:line-break/>del que tu achapte (et) que portes dedans ton<text:line-break/>sac. Lors respondit blondel. Bier au ves(-)<text:line-break/>pre furent enuoyez a sire Curgetroys lem<text:line-break/>proyes plus belles que ces deux (sol) et vng es<text:line-break/>turgion (sol) mais il nen auoit pas asses pour<text:line-break/>faire vng disner (q2)l veult fait ae auc(u2)s no(-)<text:line-break/>bles hommes. Il ma fait achapter encores<text:line-break/>ses deux lemproyes (sol) Et pour tant dy moy<text:line-break/><text:soft-page-break/>Craton ny viendras tu mye disner. Tu<text:line-break/>scez bien dist crat(o2) (q1) ie ny failleray pas. Et<text:line-break/><text:span text:style-name="pb">[f. 150r]</text:span><text:line-break/>apres quant Blondet fut party et eut por(-)<text:line-break/>te son poisson chieux sire Nerion il fut ad(-)<text:line-break/>uis a Craton que il le portoit en la maison<text:line-break/>de sire curge. Et pour tant quant lheure<text:line-break/>fut venue de disner Cyacon se mist a che<text:line-break/>min et sen alla en la rue de sire Curge (sol) le<text:line-break/>quel aduisa aupres de sa maison ou il deui<text:line-break/>soit auecques aucuns de ses voysins en at<text:line-break/>tendant que mydy fust sonne. Et pour ce<text:line-break/>Cyacon vint vers luy (sol) et sire Curge luy<text:line-break/>demanda ou il alloit. Et cyacon luy dist<text:line-break/>quil venoit disner auecques luy. Adonc<text:line-break/>ques dist sire curge. Tu soyez le tres bien<text:line-break/>venu : car lheure est venue de disner (sol) all(o2)s<text:line-break/>y. Quant ilz furent assis a la table il ny a(-)<text:line-break/>uoit que le cothidien de lhostel (sol) Et eurent<text:line-break/>pour potaige premierement de la souppe a<text:line-break/>loignon frit (sol) et des seiches po<text:span text:style-name="T1204">r</text:span><text:s/>poisson (sol) aus<text:line-break/>si dures que sauates. Lors quant Cyacon<text:line-break/>vit quil y auoit aucune pers(o2)ne il se appar(-)<text:line-break/>ceut bien quil estoit trompe (sol) et gue blondel<text:line-break/>lauoit deceu de quoy il fust moult courrou<text:line-break/>ce (sol) Car il auoit de coustume de mangier<text:line-break/>tousiours de bons morceaulx (sol) (et) quant il se<text:line-break/>leua de table il estoit tout affame. Et pour<text:line-break/>ce il proposa en soymesmes que il se venge(-)<text:line-break/>roit de la truffe que blondel luy auoit faic<text:line-break/>te. Et apres vng pou de temps Cyacon<text:line-break/>rencontra blondel qui de celle truffe auoit<text:line-break/>la fait rire mainctes personnes. Quant<text:line-break/>blondel vit cyacon il le salua et luy deman<text:line-break/>da se les lamproyes de sire curge auoient<text:line-break/>este bonnes. Si respondit cyacon (sol) et luy<text:line-break/>dist. Auant quil soit troys iours passez tu<text:line-break/>scauras dire se elles estoient bonnes trop<text:line-break/>mieulx que moy. Et tantost apres il se par<text:line-break/>tit de blondel (sol) et marchanda a vng fin gar<text:line-break/>son de aller achapter vne boutaille en vne<text:line-break/>maison qui luy monstra. Et en cestuy hos(-)<text:line-break/>tel auoit vng cheualier n(o2)me Philippe ar(-)<text:line-break/>gent (sol) lequel estoit grant et bien forme (et) fort<text:line-break/>homme (sol) desdaigneux (sol) courageux (sol) et ireux (sol)<text:line-break/>et estoit vng tres mauluais homme et oul<text:line-break/>trageux. Adoncques cyacon dist au varlet<text:line-break/>Da ten a cestuy cheualier a tout ta bou(-)<text:line-break/>taille et luy dy. Sire a vous me anuoye<text:line-break/>blondel en vous pri(a2)t quil vous plaise luy<text:line-break/><text:soft-page-break/>rougir ceste boutaille de vostre bon vin<text:line-break/>rouge (sol) Car blondel se veult gaudir (et) esba<text:line-break/>tre auecques ses beaulx pignes. Et pour<text:line-break/>ce quil estoit cruel homme soyes bien adui<text:line-break/>se que sire philippe ne mecte la main sur toy<text:line-break/>Car il te bateroit bien (sol) et aussi se il tempoi<text:line-break/>gnoit tu me empescheroies mon fait. Lors<text:line-break/>le garson demanda a Cyacon sil diroit au<text:line-break/>tre chose au cheualier. Nenny dist cyacon.<text:line-break/>Et qu(a2)t tu auras fait ton messaige retour<text:line-break/>ne ycy a moy a tout ta boutaille et ie te don<text:line-break/>ray le salaire que ie tay promis. Et le var<text:line-break/>let alla doncques parler au cheualier (sol) (et) luy<text:line-break/>fist le messaige que Cyacon luy auoit dit.<text:line-break/>Lors le cheualier oyant le messaigier dis(a2)t<text:line-break/>telles paroles cuydoit que blondel luy eust<text:line-break/>enuoye. Et pour ce que le cheualier auoit<text:line-break/>belle perruque et que par le commun dit de<text:line-break/>ceulx de Florence on lappelloit le beau pi<text:line-break/>gne. Il luy sembla quil dist ces paroles par<text:line-break/>mocquerie si fut meu en son couraige en di<text:line-break/>sant a son varlet. Dieu met en mal an qui<text:line-break/>ycy ta ennuoye. Le cheualier si estandit son<text:line-break/>bras et cuyda frapper le varlet (sol) mais le var<text:line-break/>let qui scauoit bien la condition de sire Phi<text:line-break/>lippe sen fouyt appertement (sol) et retourna (p3)<text:line-break/>deuers Cyacon ou il lauoit laisse (sol) qui tout<text:line-break/>auoit veu (et) ouy (sol) et paya le varlet. Et puis<text:line-break/>le cheualier ne cessa oncques iusques a ce<text:line-break/>quil eust trouue Blondel. Et lors quant<text:line-break/>Cyacon vit que le chenalier queroit Blon<text:line-break/>del (sol) Cyacon vint a luy (sol) et luy dist. As tu<text:line-break/>point veu sire Philippe darg(e2)t depuis vng<text:line-break/>pou. Blondel resp(o2)dit. Nenny vrayem(e2)t<text:line-break/>mais dy moy pour quoy le demandes tu.<text:line-break/>Certes dist cyacon ie le te demande pour<text:line-break/>ce que sire Philippe dargent te fait querir<text:line-break/>par tout (sol) mais ie ne scay pour quelle cause.<text:line-break/>Lors dist Blondel. Je vois veoir a son lo<text:line-break/>gis quil me veult (sol) puis ie parleray a luy.</text:p>
      <text:p text:style-name="P1205">Apres ce que Blondel fut dillec party cya<text:line-break/>con courut apres luy (sol) affin quil veist la be(-)<text:line-break/>songne de la bataille. Adoncques ledit<text:line-break/><text:span text:style-name="pb">[f. 150v]</text:span><text:line-break/>sire Philippe qui estoit encores tout cour(-)<text:line-break/>ce (et) yre en son cueur apparceut Blondel en<text:line-break/>la rue et vint a lencontre de luy (sol) et luy don<text:line-break/>na vng si grant coup de poing que il le fist<text:line-break/>tresbucher a terre. Lors Blondel dist. Las<text:line-break/>mon seigneur quesse que vous faictes. Et<text:line-break/><text:soft-page-break/>puis sire Philippe le prist par les cheueulx<text:line-break/>et luy r(o2)pit la garlande sur la teste (sol) et apres<text:line-break/>luy gecta son chapperon sur sa teste. Et en<text:line-break/>le frapp(a2)t tres fort des mains et des piedz<text:line-break/>il disoit. Ha ha traictre maintenant ver(-)<text:line-break/>ras tu que cest a dire rougissesmoy ma bou<text:line-break/>taille (sol) te semble il que ie soye vng enfant.</text:p>
      <text:p text:style-name="P1206">Et en dis(a2)t ainsi tousiours le frappoit des<text:line-break/>poings qui estoient durs comme fer. Et<text:line-break/>saiches que ledit Philippe batit t(a2)t le glou<text:line-break/>ton quil luy fist troys (sol) ou quatre plaies au<text:line-break/>visaige et au Chief (sol) ne il ne luy laissa onc(-)<text:line-break/>ques cheueil (sol) et le foula aux piedz en la boe<text:line-break/>et luy dessira tous ces vestem(e2)s. Et blon<text:line-break/>del luy disoit. Sire pour quoy me frappes<text:line-break/>vous ainsi. Touteffoys Blondel auoit<text:line-break/>autreffoys oy dire ceste parole rougisses<text:line-break/>moy ma boutaille (sol) Et ceste autre parolle<text:line-break/>les beaulx pignes (sol) mais il ne scauoit que si<text:line-break/>gniffioient ces paroles. Et finablement<text:line-break/>Philippe eust bien batu Blondet cruelle(-)<text:line-break/>ment se neussent este les compaignons as(-)<text:line-break/>sistans qui a paine le osterent des mains<text:line-break/>de sire Philippe. Puis apres linterrogue(-)<text:line-break/>rent de la cause pour quoy sire Philippe la(-)<text:line-break/>uoit ainsi malement traictie. Et sire Phi(-)<text:line-break/>lippe leur dist la cause (sol) par quoy les com(-)<text:line-break/>paignons le blasmerent tres fort (sol) (et) luy dist<text:line-break/>quil nauoit pas bien fait de auoir enuoye<text:line-break/>vng garson en sa maison pour luy dite telz<text:line-break/>paroles. Et ainsi quil deuoit bien c(o2)gnoi<text:line-break/>stre Philippe et quil nestoit pas homme a<text:line-break/>qui il deust parler de mocqueriee. Mais<text:line-break/>Blondel se excusoit en disant que oncques<text:line-break/>il nauoit enuoye a sire Philippe aucun gar<text:line-break/>son pour auoir du vin. Et apres ces pa<text:line-break/>roles Blondel se remist a point et tout tris<text:line-break/>te et dolent sen retourna en sa maison cuy<text:line-break/>dant que celle chose luy fust aduenue de par<text:line-break/>Cyacon. Et apres maintes iournees que<text:line-break/>les boces (et) naureures quil auoit euz fur(e2)t<text:line-break/>gueries de son visaige (sol) blondel saillit hors<text:line-break/>de sa maison et bien tost apres fut rencon<text:line-break/>tre de cyacon qui en riant luy demanda (sol) se<text:line-break/>les lemproyes de sire Philippe estoient b(o2)<text:line-break/>nes. Et Blondel luy respondit. Je voul<text:line-break/>droye que les lemproyes de Curge te eus(-)<text:line-break/>sent semble telles. Et ciacon luy dist. Il<text:line-break/>est maintenant en toy quant tu vouldras<text:line-break/>de me donner aussi bien a mangier en ton<text:line-break/><text:soft-page-break/>hostel comme en celluy de sire Curge. Et<text:line-break/>ie te donneray aussi bien a boyre comme tu<text:line-break/>euz en lhostel de sire Philippe dargent.</text:p>
      <text:p text:style-name="P1207">Adoncques Blondel c(o2)gneut que il pour<text:line-break/>roit mieulx auoir mal par Cyacon (sol) que cya<text:line-break/>con ne pourroit auoir par luy. Et depuis<text:line-break/>en apres Blondel se garda bien de moc(-)<text:line-break/>quer cyacon.</text:p>
      <text:p text:style-name="P1208"><text:span text:style-name="T1209">E</text:span>N ceste nouuelle est monstre com<text:line-break/>ment en aucunes autres nouuel<text:line-break/>les preced(e2)tes on ne se doit point<text:line-break/>mocquer dautruy. Et principalement qu(a2)t<text:line-break/>on est entachie de aucun vice (sol) on ne se doit<text:line-break/>point taillier de la personne qui a le propre<text:line-break/>vice sur soy. Et pour ce qu(a2)t on veult par<text:line-break/>let daucun on doit regarder a soymesmes<text:line-break/>se il y a que parler (sol) et puis apres parler on<text:line-break/>se taise. Apres y est monstre comme on se<text:line-break/>met en grant dangier ainsi que il aduint a<text:line-break/>Blondel en ceste nouuelle. Finablement<text:line-break/>y est monstre que iamais on na cure de la<text:line-break/>compaignie de vng mocqueur (sol) ne de vng<text:line-break/>pur(o2)gne (sol) ne de quelque personne qui se rail<text:line-break/>le dautruy.</text:p>
      <text:h text:style-name="Titre1" text:outline-level="1">(ipdm) Cy ensuit la. iiiixx (et) ix. nou<text:line-break/>uellecomptee par dame Emillye<text:line-break/>royne de ceste presente neuesies<text:line-break/>me iournee.</text:h>
      <text:p text:style-name="P1210"><text:span text:style-name="T1211">I</text:span>L appartient a vng toy (sol) et a vng<text:line-break/>prince quant il se veult esbatre a<text:line-break/>compter ou a reciter aucune nou<text:line-break/>uelle ioyeuse pour passer temps auecques</text:p>
      <text:p text:style-name="figure"><text:span text:style-name="pb">[f. 151r]</text:span><text:line-break/>&lt;image&gt;</text:p>
      <text:p text:style-name="p">aucuns siens familiers. Il est de necessite<text:line-break/>selon raison quil soit escoute. Aussi pareile<text:line-break/>ment puis que ie suis vostre souuerainne<text:line-break/>royne sur tous vous ainsi quil ma pleu de<text:line-break/>vous escouter (sol) sil vous plaist me escoute(-)<text:line-break/>res (sol) et ie vous compteray au plaisir de dieu<text:line-break/>choses qui vous pourront bien prouffiter<text:line-break/>le temps aduenir en la maniere qui si apres<text:line-break/>ensuyt.</text:p>
      <text:soft-page-break/>
      <text:h text:style-name="Titre2" text:outline-level="2">(ipdm) La forme de la nouuelle.</text:h>
      <text:p text:style-name="P1212"><text:span text:style-name="T1213">I</text:span>E dy que au temps que la tres<text:line-break/>gr(a2)t renommee de la meruelleuse<text:line-break/>prudence de Salomon (sol) laquelle est<text:line-break/>respandue par tout le m(o2)de (sol) Et pour ce (q2)l<text:line-break/>estoit tres habandonne a donne certaine(-)<text:line-break/>te de plusieurs choses a mains hommes en<text:line-break/>diuerses parties du monde se venoient c(o2)<text:line-break/>seillier et dem(a2)der conseil a Salomon po(-)<text:line-break/>auoir declaration de aucunes choses doub<text:line-break/>teuses et des songes quilz songeoient de<text:line-break/>nuyt. Et entres les autres hommes qui<text:line-break/>venoit a Salomon (sol) pour les choses dessus<text:line-break/>dictes. Aust vng iouuencel nomme mellis<text:line-break/>se moult noble (et) riche natif de la cite delace<text:line-break/>et dillec se partit et voulut cheminer vers<text:line-break/>iherusalem. Et ainsi quil estoit ia en la vil<text:line-break/>le de antioche en saill(a2)t hors de la cite trou<text:line-break/>ua vng moult gentil iouuencel appelle Jo<text:line-break/>sephe (sol) qui ent(e2)doit faire celluy mesmes che<text:line-break/>min que deuoit faire melisse (sol) ainsi quilz che<text:line-break/>uochoyent ensemble commencerent a ray(-)<text:line-break/>sonner lung lautre ainsi que cheuaucheurs<text:line-break/>vont par chemin. Et quant Melisse eut<text:line-break/>interrogue Josephe de son estat et dont il<text:line-break/>estoit luy pria et requist (sol) quil luy dist la cau<text:line-break/>se de son chemin ou il tendoit et (q2)l queroit<text:line-break/>Si luy resp(o2)dit Josephe quil alloit en Jhe<text:line-break/>rusalem pour auoir conseil du roy le saige<text:line-break/>Salomon dune chose quil ne pouoit suppe<text:line-break/>diter. Et la principalle cause quil vouloit<text:line-break/>demander au roy Salomon estoit c(o2)seil de<text:line-break/>sa f(e2)me (q2) estoit orgueilleuse (et) peruerse pl<text:span text:style-name="T1214">9</text:span><text:line-break/>que nul autre femme (sol) (et) tant quil ne pouoit<text:line-break/>vaincre ne doubter les perueisites delle (sol) (et)<text:line-break/>aucunement ne pouoit viure ne y endurer<text:line-break/>paix auecques elle. Et oultre dist Josephe<text:line-break/>qui se conseilleroit a Salomon pour vng<text:line-break/>sien cousin nomme Rosain (sol) qui nagueres a<text:line-break/>uoit espouse vne ieune femme qui m(o2)stroit<text:line-break/>tant de si grans signes damours enuers<text:line-break/>son mary Rosain (sol) et en chascun lieu ou il es<text:line-break/>toient ceste femme luy donnoit et luy tran<text:line-break/>choit son pain (sol) sa chair (sol) en telle maniere que<text:line-break/>se lamour delle est aussi grande par ded(a2)s<text:line-break/>comme par dehors (sol) rosain ne doubte point<text:line-break/>que si mourroit auant sa femme quelle ne<text:line-break/>mourust tantost apres luy (sol) auquel tres fort<text:line-break/>luy desplaist les grans signes damours<text:line-break/>quelle luy fait par dehors pour ce que son<text:line-break/><text:soft-page-break/>cueur qui est vray amour ne le peut c(o2)gnoi<text:line-break/>stre. Et apres Josephe interrogua Melis<text:line-break/>se et luy demanda de quel pays il estoit (sol)<text:line-break/>et en quel lieu il alloit. Et lors Melisse<text:line-break/>luy respondit. Josephe ainsi que vous a(-)<text:line-break/>uez vng desplaisit et vostre cousin vng au<text:line-break/>tre (sol) Aussi en ay ie vng qui me griefue : Car<text:line-break/>ie suis homme riche et despens mes ricehes<text:line-break/>ses en solennelles viandes auecques mes<text:line-break/>voysins (sol) parens et amys (sol) et leurs faitz de<text:line-break/>grans honneurs (et) ie me esmerueille (et) suis<text:line-break/>pensif que de tous ceulx a qui ie faitz plai<text:line-break/>sir et que ie honnoure ie nen puis trouuer<text:line-break/><text:span text:style-name="pb">[f. 151v]</text:span><text:line-break/>vng qui mayme. Et pour ce ie voys en ihe<text:line-break/>rusalem ou tu vais (sol) affin que ie aye conseil<text:line-break/>du roy Salomon comment ie pourray es<text:line-break/>tre ayme. Et lors deux Jouuenceaulx<text:line-break/>cheminerent tant quilz vindrent en Jheru(-)<text:line-break/>salem (sol) et par le moien et introduction de l(u2)g<text:line-break/>des cheualiers du roy Salomon les deux<text:line-break/>iouuenceaulx fur(e2)t presentez au roy (sol) affin<text:line-break/>de requerir c(o2)seil sur les cas (sol) pour lesquelz<text:line-break/>ilz venoient. Et briesment qu(a2)t Melisse<text:line-break/>fut deuant le roy Salomon (sol) il luy compta<text:line-break/>son cas au long. Et le roy quant il eut oy<text:line-break/>son cas luy respondit. Ayme. Et inconti(-)<text:line-break/>nent ceste parole dicte fut oste de deuant<text:line-break/>le roy (sol) et mis hors de la chambre. Et Jose<text:line-break/>phe proposa apres son cas pour luy. Et le<text:line-break/>roy autre chose ne luy respondit. Va au p(o2)t<text:line-break/>de loe. Et oustre il proposa le cas a son cou<text:line-break/>sin Rosain (sol) auquel salomon dit. Contresa<text:line-break/>ce la mort. Et lors iosephe incontinent fut<text:line-break/>oste de la presence du roy Salomon et mis<text:line-break/>hors de la chambre. Adoncques Josephe<text:line-break/>trouua melisse qui latt(e2)doit a la porte (et) luy<text:line-break/>dist (q1)lle responce il auoit eue de Salomon<text:line-break/>Les deux iouuenceaulx masch(a2)s les resp(o2)<text:line-break/>ces du roy Salomon (sol) desquelle Silz ne pou<text:line-break/>oient extraire auc(u2)e sent(e2)ce ny aucun fruit<text:line-break/>pour acomplir leur propos eulx deux com(-)<text:line-break/>me baretez de ce quilz desiroient auoir de<text:line-break/>Salomon. Prindr(e2)r leur chemin a retour<text:line-break/>net en leurs pays (sol) et apres que par aucuns<text:line-break/>iours ilz eurent assez chemine vindrent en<text:line-break/>vne riuiere sur la(q1)lle estoit vng beau pont<text:line-break/>et pour ce que a celle heure quilz deuoient<text:line-break/>passer auoit sur ce pont grant quantite de<text:line-break/>muletz (et) de cheuaulx chargez de marchandi<text:line-break/><text:soft-page-break/>ses passoient celluy pont (sol) Et pour la presse<text:line-break/>de ces muletz et cheualx (sol) conuint attendre<text:line-break/>aux deux iouuenceaulx que tous fussent<text:line-break/>passez. Et quant pres que tout fut passe il<text:line-break/>peut vng de ces muletz (q2) se effraya dau(a2)tu<text:line-break/>re et fut espouente tant quil ne vouloit pas<text:line-break/>set aucunement oultre le pont. Et pour<text:line-break/>tant le multier print vng baston en sa main<text:line-break/>et tout bellement il batoit ledit mulet affin<text:line-break/>quil passast oultre (sol) mais le mulet alloit puis<text:line-break/>ca puis la en trauers (sol) puis aucuneffoys re<text:line-break/>culoit (sol) ne aucunement il ne vouloit passer<text:line-break/>le droit chemin (sol) et pour le refuz du mulet<text:line-break/>tres fort le batoit (sol) vne foys sur les rains (sol)<text:line-break/>lautreffoys sur la teste (sol) et lautreffoys sur<text:line-break/>le ventre et sur les espaules de deuant et<text:line-break/>aux cuisses de derriere. Melisse (et) Josephe<text:line-break/>qui ces choses veoient disoient souuent au<text:line-break/>multier. Que feras tu meschant homme (sol)<text:line-break/>veulx tu tuer ce mulet (sol) pourquoy ne essaye<text:line-break/>tu a le mener doulcement. Je te supueray (p3)<text:line-break/>dessus ce pont plus voulentiers que tu ne<text:line-break/>vouldras (sol) mais que tu ne le bates point.</text:p>
      <text:p text:style-name="P1215">Et le multier leur dist. Vo<text:span text:style-name="T1216">9</text:span><text:s/>congnoisses<text:line-break/>voz cheuaulx et ie c(o2)gnois mon mulet (sol) lais<text:line-break/>sez moy doncques besongner auecques luy<text:line-break/>Quant il eut ainsi parle il c(o2)menca a le ba<text:line-break/>tre et tant le frappa de tous costez que pai(-)<text:line-break/>siblement le mulet passa oultre (sol) et tellem(e2)t<text:line-break/>que le multier vaincquit lorgueil du mulet<text:line-break/>Quant doncques les deux iouuenceaulx<text:line-break/>furent dillecques despartis (et) passez oultre<text:line-break/>le pont Josephe interrogua vng bon hom(-)<text:line-break/>me seant au bout du pont comment celluy<text:line-break/>pont auoit nom. Et il luy respondit que il<text:line-break/>auoit nom le pont de loe. Josephe oyant ce<text:line-break/>stuy nom eust souuenance de cestuy pont (q1)<text:line-break/>Salomon leur auoit dit (sol) et pour ce il dist.<text:line-break/>Ot mon amy melisse ie te dy vrayem(e2)t que<text:line-break/>vray pourroit estre le conseil (q1) Salomon<text:line-break/>nous d(o2)na (sol) (et) mainten(a2)t ie congnoys assez<text:line-break/>que ie ne scauoie batre ma f(e2)me rebelle (et) or<text:line-break/>gueilleuse (sol) mais cestuy multier ma m(o2)stre<text:line-break/>quelle chose ie doy faire enuers ma femme.<text:line-break/>Apres dont aucuns iours ilz vindrent en<text:line-break/>la cicte dantioche de la ou estoit iosephe (sol) et<text:line-break/>iosephe mena en son hostel melisse affin de<text:line-break/>se reposer (p3) aucuns iours a cause quil estoit<text:line-break/>las et aussi pour la c(o2)paignie quil luy auoit<text:line-break/>faicte en chemin (sol) mais la femme de iosephe<text:line-break/><text:soft-page-break/>nen tint compte et les receut petitem(e2)t ain(-)<text:line-break/>comme se son mary ne luy eust riens este.</text:p>
      <text:p text:style-name="P1217">Si commanda iosephe a sa femme que elle<text:line-break/>appareillast a soupper selon lord(o2)nance de<text:line-break/><text:span text:style-name="pb">[f. 152r]</text:span><text:line-break/>lordonnance de eulx (sol) et elle voyant que la<text:line-break/>chose ne luy plaisoit point nen tenoit comp<text:line-break/>te. Si luy dist de rechief ie ten prie apres(-)<text:line-break/>te nous a soupper. A donc la femme selon<text:line-break/>son ancienne coustume appresta a soupper<text:line-break/>lentement (et) petitem(e2)t et non pas ainsi que<text:line-break/>ioseph eust bien voulu. Mais elle habilla<text:line-break/>tout au c(o2)traire : dont il en fut moult dol(e2)t<text:line-break/>(et) marry. Et lors il dist a sa femme. Je te<text:line-break/>auoye si bien dit que tu nous apprestasses<text:line-break/>au iourduy a soupper. Adoncques la fem<text:line-break/>me hardie c(o2)me elle auoit de coustume com<text:line-break/>menca orgueilleusement a respondre (et) dist.<text:line-break/>Que signifie cecy (sol) soupe toy (sol) ne tay ie poit<text:line-break/>habille a soupper : tu mas dit que ie te habil<text:line-break/>lasse a soupper : aussi ay ie. Se tu veulx<text:line-break/>soupper si souppe (sol) Si non si le laisse. Lors<text:line-break/>Melisse se esueilla fort de ceste response et<text:line-break/>blasma la f(e2)me (sol) mais quant ioseph son ma(-)<text:line-break/>ry eut ouye ceste resp(o2)se il luy dist. Ot fem<text:line-break/>me tu es encores telle c(o2)me tu as acoustu(-)<text:line-break/>me (sol) mais certes ie y pouruoyeray et feray<text:line-break/>tant que tu mueras tes coustumes. Si<text:line-break/>tourua son visage vers melisse (et) luy dist.<text:line-break/>Nous verrons tantost quel est le conseil<text:line-break/>de salomon (sol) mais ie te prie quil ne tennuye<text:line-break/>point a attendre affin que tu voies comme<text:line-break/>la besongne se portera (sol) et la chose que ie fe(-)<text:line-break/>ray repute la pou ieu (sol) et affin que tu ne me<text:line-break/>empesches a faire ceste chose souui(e2)gne toy<text:line-break/>de la resp(o2)se que nous fist le muletier qu(a2)t<text:line-break/>nous auions pitie de son mulet quille batit<text:line-break/>tant au pont de lou. Adonc dist melisse ie<text:line-break/>suis en ta maison (sol) mais ia nen partiray sil<text:line-break/>ne te plaist. Lors Joseph print en sa main<text:line-break/>vng baston vert de chesne (et) entra en la ch(a2)<text:line-break/>bre en laquelle estoit allee sa f(e2)me leuee de<text:line-break/>la table par despit en murmur(a2)t. Si print<text:line-break/>sa femme par les cheueulx puis la gesta c(o2)<text:line-break/>tre terre a ses piedz (sol) (et) la batit (et) la traicta si<text:line-break/>cruellement de ce gros baston vert de quoy<text:line-break/>la f(e2)me c(o2)menca a menacer son mary (sol) mais<text:line-break/>non obstant ce pour ses menaces son mary<text:line-break/>ne cessoit de la batre (sol) et pource que ia estoit<text:line-break/>toute froissee (et) moulue se mist a deux ge(-)<text:line-break/><text:soft-page-break/>noulx (et) cria mercy a son mary en luy priant<text:line-break/>que il ne loccist mye (sol) (et) luy promectant (q1) des<text:line-break/>lors en auant ne contredisoit a ses plaisirs<text:line-break/>mais touteffois ioseph la batit encores pl<text:span text:style-name="T1218">9</text:span><text:line-break/>cruellement que deu(a2)t (sol) maintenant sur les<text:line-break/>rains (et) sur les espaules (sol) lautreffois sur les<text:line-break/>bras (et) cuisses et par tout les costez delle.<text:line-break/>Et tant que au corps de la f(e2)me ne demou<text:line-break/>ra os ne nerfz que tous ne fussent froissez<text:line-break/>ou rompus. Et quant ioseph fut saoule de<text:line-break/>batre sa femme il la laissa (et) vint a melisse (et)<text:line-break/>luy dist. Tu congnoistras demain c(o2)me<text:line-break/>iay ouure par le conseil de salomon du pont<text:line-break/>de loue (sol) puis se soupperent ioseph (et) melisse<text:line-break/>Puis quant leure fut venue de dormir ilz<text:line-break/>sen allerent coucher. Et apres la femme<text:line-break/>froisse (et) quasi toute tompue des batures<text:line-break/>et naureures que son mary luy auoit fait se<text:line-break/>leua sut piedz (et) se assist sur vne couche (et) au<text:line-break/>mieulx que elle peust se reposa iusques au<text:line-break/>matin. Puis qu(a2)t il fut iour se leua (et) vint<text:line-break/>a son mary en luy demandant quelle vi(a2)de<text:line-break/>il vouloit (q1) elle luy apprestast pour son dis<text:line-break/>ner (sol) et puis ioseph (et) melisse deuiserent ens(e2)<text:line-break/>ble quelle viande ilz disneroi(e2)t (sol) et qu(a2)t leu<text:line-break/>re du disner fut venue ilz trouuer(e2)t toutes<text:line-break/>choses necessaires aprestees selon lordon(a2)<text:line-break/>ce de ioseph (sol) et par ce ilz louer(e2)t le c(o2)seil de<text:line-break/>salomon a eulx donne (sol) lesquelz ilz auoient<text:line-break/>mal entendu au commencem(e2)t. Et apres<text:line-break/>pou de temps melisse se departit de ioseph (et)<text:line-break/>sen vint en sa maison (sol) et luy estant reuenu<text:line-break/>sen alla demander conseil au plus sage que<text:line-break/>il peut trouuer en la (sol) ville de la resp(o2)se que<text:line-break/>luy auoit faicte le sage salomon. Cestuy sa<text:line-break/>ge homme luy resp(o2)dit que aucun pl<text:span text:style-name="T1219">9</text:span><text:s/>vray<text:line-break/>ne meilleur conseil ne luy pouoit donner<text:line-break/>icelluy sage Salomon fore de dire que il<text:line-break/>aymast et il seroit ayme plus que oncques<text:line-break/>en son viuant il ne auoit este. Car il y a se<text:line-break/>dist icelluy sage salomon trois manieres de<text:line-break/>amitiez selon la vraye amo<text:span text:style-name="T1220">r</text:span>. La premiere<text:line-break/>est b(o2)ne (et) vraye amour naturelle qui est f(o2)<text:line-break/>dee sur le bien (et) honneur de toute h(o2)nestete<text:line-break/>(q2) iamais naui(e2)t si non entre pers(o2)nes vers<text:line-break/><text:span text:style-name="pb">[f. 152v]</text:span><text:line-break/>tueuses. La seconde amour est naturelle (et)<text:line-break/>non vraye qui est fondee en delectacion et<text:line-break/>prouffit (sol) (et) adui(e2)t entre les voisins (et) signa<text:line-break/>ges. Et la tierce amytie nest naturelle ne<text:line-break/><text:soft-page-break/>bonne ne vraye (sol) Car elle est seulement sur<text:line-break/>prouffit naturel. Tuscez bien melisse se<text:line-break/>tu ayines aucun homme selon celle vraye (et)<text:line-break/>naturelle amour ou amytie (sol) car les disners<text:line-break/>(et) grans honneurs et les services (q1) tu fai(-)<text:line-break/>a aucun ce nest point par naturelle (et) vraye<text:line-break/>amour (sol) mais tu le fais par ialousie de vai(-)<text:line-break/>ne gloire (sol) (et) par autres regars qui ne sont<text:line-break/>point fondez en vertus (sol) ayme doncques se<text:line-break/>tu veulx estre ayme selon le conseil de salo(-)<text:line-break/>mon. Adoncques melisse fist en ce point (q1)<text:line-break/>le sage luy auoit dit. Puis apres manda se<text:line-break/>cretement son cousin tosam pour luy mon<text:line-break/>strer se les signes damours estoi(e2)t telz au<text:line-break/>dedans comme sa femme luy monstroit au<text:line-break/>dehors (sol) si dist melisse a rosam le conseil de<text:line-break/>salomon (sol) cestassauoit que rosam saingnist<text:line-break/>estremort. Et lors rosam oyant ces nou<text:line-break/>uelles sen reuint en sa maison (sol) et sa femme<text:line-break/>incontin(e2)t quelle le veit luy vint au deu(a2)t<text:line-break/>(et) lembrassa (et) le baisa (sol) (et) puis disner(e2)t ensem<text:line-break/>ble (sol) et la ieune femme se seant a table front<text:line-break/>a front deuant son mary le blandissoit de st<text:line-break/>doulces parolles que merueilles (sol) (et) lui tail<text:line-break/>loit pain (et) chair selon lappetit delle et non<text:line-break/>mye de luy. Et elle esprouuant et tastant<text:line-break/>de toutes ses viandes luy deffendoit lune<text:line-break/>et prenoit lautre pour soy ainsi comme se el<text:line-break/>le eust sceu la propriete et nature des vian(-)<text:line-break/>des quelle luy bailloit aussi bien (q1) font les<text:line-break/>souuerains docteurs en medicine. Et elle<text:line-break/>seule entre maintes manieres de hommes<text:line-break/>mariez faisoit telz appar(e2)s signes damo<text:span text:style-name="T1221">r</text:span>s<text:line-break/>a son Mary lequel en estoit tout honteux (sol)<text:line-break/>mais riens ne luy valloit sa honte : car t(a2)t<text:line-break/>plus luy deffendoit (et) plus en faisoit. Et<text:line-break/>pource luy print voulente desprouuer sa f(e2)<text:line-break/>me (sol) si faingnit destre malade apres pou de<text:line-break/>temps (et) se coucha en son lit (sol) (et) en faisant to<text:span text:style-name="T1222">9</text:span><text:line-break/>les signes acoustumez en vne maladie con<text:line-break/>fessa ses pechez (et) receut tous ses sacrem(e2)s<text:line-break/>ecclesiastiques (sol) (et) ordonna son testament c(o2)<text:line-break/>me sil deust mourir. Et apres manda (et) su<text:line-break/>borna vng medecin qui en regard(a2)t son ori<text:line-break/>ne dist tout bassement a la femme (q1) son ma<text:line-break/>ry mourroit a la tierce heure apres minuyt (sol)<text:line-break/>(et) si tost que la f(e2)me eut ouy ceste parolle el<text:line-break/>le vint a sa seruante et luy dist. Mon mary<text:line-break/>en la tierce heure apres minuyt doit mou<text:line-break/>rir (sol) (et) pourtant ie te prie que tu aduises quel<text:line-break/><text:soft-page-break/>homme sera bon pour estre mon mary (sol) car<text:line-break/>ie ne men puis passer (sol) et si nous conui(e2)t ad<text:line-break/>uiser en (q1)l drap il sera (e2)seuely. Dr rosam<text:line-break/>qui faignoit estre assomme de dormir ouyt<text:line-break/>bien toutes ces choses. Et quant la tierce<text:line-break/>heure apres minuyt fut venue il faignit es(-)<text:line-break/>tre aux traitz de la mort (et) demena ses mem<text:line-break/>bres tournant les peulx en la teste (sol) serroit<text:line-break/>les dens ainsi comme se son esperit se deust<text:line-break/>partir hors de son corps. Et ceste chose vit<text:line-break/>la femme (et) sa chamberiere (et) tous ses seruis<text:line-break/>teurs et voisins de rosam. Apres pou de<text:line-break/>temps cuidant elle que il fust mort (sol) elle lais<text:line-break/>sa sa cheoir vng pou de larmes de ses yeulx (et)<text:line-break/>mist briefue fin a ses plours (et) gemissem(e2)s<text:line-break/>(et) alla en vng sien coffre (sol) (et) entre plusieurs<text:line-break/>linceulx choisist le plus vieil (et) le plus vse (q1)<text:line-break/>elle eust (sol) (et) vne chemise et vnes brayes les<text:line-break/>pires que elle eust (sol) et la chamberiere qui es<text:line-break/>clairoit a sa dame veoit tout ce quelle vou<text:line-break/>loit bailler pour enseuelir son Mary si luy<text:line-break/>dist. Certes vous deueriez enseuelir vo<text:line-break/>stre mary Rosam en la plus fine toille que<text:line-break/>vous pourriez trouuer affin quil c(o2)gneust<text:line-break/>en lautre monde lamour dont vous le auez<text:line-break/>ayme en ceste vie. Le conseil de la chambe<text:line-break/>riere ne peut oncques plaire a la femme de<text:line-break/>rosam. Si print d(o2)cques la femme le plus<text:line-break/>vse drap que elle eust et sen vint auecques<text:line-break/>sa ch(a2)beriere au lit de son mary pour le en<text:line-break/>seuelir et coulore (sol) et quant il fut mis ded(a2)s<text:line-break/>le drap il nestoit point encores asses grant<text:line-break/>par vng bout pource (q1) il ne pouoit couurir<text:line-break/>la teste sans y ioindre aucune piece (sol) si dist a<text:line-break/>sa chamberiere quelle nen despeceroit point<text:line-break/>vne autre piece de linge pour couldre au<text:line-break/><text:span text:style-name="pb">[f. 153r]</text:span><text:line-break/>bout du drap (sol) mais que elle luy allast que<text:line-break/>rir vne peau de mouton qui estoit en la cuy<text:line-break/>sine affin de couurir la teste de son Mary<text:line-break/>pour estre enclos dedans le linceul qui es<text:line-break/>toit trop court (sol) Car se disoit la femme. Je<text:line-break/>ne vueil point gaster dautre linge ne toille<text:line-break/>mais ayme mieulx que celluy qui a present<text:line-break/>me espousera en ay(o2)s nostre aysance (sol) qu(a2)t<text:line-break/>la peau du mouton fut ioincte au linceul et<text:line-break/>(et) cousue iusques aupres de sa bouche ros(a2)<text:line-break/>congnoissant quelle estoit lamour de sa f(e2)<text:line-break/>me cria a hauste voix (et) dist. D ma femme<text:line-break/>se dist rosam allez querir les cornes qui p(e2)<text:line-break/><text:soft-page-break/>doyent a ceste peau (sol) et en lieu de rosam vo(-)<text:line-break/>stre mary vous aurez vng mouton qui est<text:line-break/>vne beste brute et innocente ou vo<text:span text:style-name="T1223">9</text:span><text:s/>aurez<text:line-break/>lung et lautre. La femme oyant ces parol<text:line-break/>les fut moult espou(e2)tee (et) troublee de ouyr<text:line-break/>parler Rosam son mary. Et ainsi par le c(o2)<text:line-break/>seil de salomon rosam essaya sa femme (et) c(o2)<text:line-break/>gneut son amour (q2) deslors en apres se gou<text:line-break/>uerna auecques son mary sans luy m(o2)strer<text:line-break/>aucunement signe de flaterie par dehors.</text:p>
      <text:p text:style-name="P1224"><text:span text:style-name="T1225">E</text:span>N ceste presente nouuelle est m(o2)<text:line-break/>stre trois poins. Le premier est<text:line-break/>comme on peut abaisser lorgueil<text:line-break/>daucune personne (sol) cest pour le chastier (et) ba<text:line-break/>tre a chascune parolle orgueilleuse quil dit<text:line-break/>Ainsi que fist Joseph de sa femme melisse.<text:line-break/>Le second point est quant on ne peut estre<text:line-break/>ayme daucunes pers(o2)nes (sol) il se fault premie<text:line-break/>rem(e2)t aymer deux ainsi que fist melisse par<text:line-break/>le conseil du sage salomon (sol) lequel il luy dist<text:line-break/>Ayme et on te aymera. Le tiers est essayer<text:line-break/>les amours de aucunes personnes que on<text:line-break/>voit apparentes que ilz font semblant de<text:line-break/>aymer par dehors et par dedans ilz ne ay(-)<text:line-break/>ment point (sol) ainsi que fist rosam (sol) lequel con<text:line-break/>trefist le mort pour essayer lamour de sa f(e2)<text:line-break/>me que elle luy monstroit si grant par de(-)<text:line-break/>hors (sol) et fut aussi par le conseil du roy salo<text:line-break/>mon (sol) lequel luy dist quil contrefist le mort<text:line-break/>ainsi que vous auez ouy et veu en ceste pre<text:line-break/>sente nouuelle.</text:p>
      <text:h text:style-name="Titre1" text:outline-level="1">(ipdm) Cy ensuit la. iiii. xx. ix. nouuelle<text:line-break/>c(o2)ptee par Dyonne sur la. ix. iournee<text:line-break/>dont emillie est royne.</text:h>
      <text:p text:style-name="figure">&lt;image&gt;</text:p>
      <text:p text:style-name="P1226"><text:span text:style-name="T1227">O</text:span>Dame Emillie vous auez bien<text:line-break/>monstre comme vous estes sage<text:line-break/>(et) auez acquis tresgrant honneur<text:line-break/>a vostre royaulte dauoir si bien desclaire<text:line-break/>le conseil que le roy salomon deist aux deux<text:line-break/>iouuenceaulx. Lesquelz conseilz sont di(-)<text:line-break/>gnes de estre mys en memoire (sol) et quicon(-)<text:line-break/>ques les retiendra moult grandement luy<text:line-break/>prouffiteront. Et affin que ie puisse acque<text:line-break/>rir honneur (sol) non pas si grant comme vous<text:line-break/>Je me vueil estudier a reciter vne nouuelle<text:line-break/>qui nest pas fort longue affin quil nennuie<text:line-break/><text:soft-page-break/>pas a la compaignie en la fin de ceste. ix.<text:line-break/>iournee (et) derreniere en la forme qui ensuit.</text:p>
      <text:h text:style-name="Titre2" text:outline-level="2">(ipdm) La forme de la nouuelle.</text:h>
      <text:p text:style-name="P1228"><text:span text:style-name="T1229">N</text:span>A pas gramment que au temps<text:line-break/>passe en vng village de poueille<text:line-break/>n(o2)me vallete auoit vng prestre<text:line-break/>cure dicelle ville nomme messire iehan (sol) et<text:line-break/>pource que la cure quil desseruoit estoit po<text:line-break/>ure (sol) et ne y auoit guieres de rentes ne de<text:line-break/>reuenues (sol) parquoy il nen pouoit viure (sol) et<text:line-break/>ne souffisoit pas la reuenue de ceste cure<text:line-break/>a soustenir son estat. Et pour ceste cause il<text:line-break/><text:span text:style-name="pb">[f. 153v]</text:span><text:line-break/>auoit vne iument sut laquelle il portoit de<text:line-break/>diuerses marchandises aux foires de pou(-)<text:line-break/>eille en laquelle il vendoit (et) achaptoit au(-)<text:line-break/>cunes manieres de Marchandises pour<text:line-break/>gaigner sa vie. Et en allant bien souuent<text:line-break/>a ceste foire de poueille il prit singliere ami(-)<text:line-break/>tie et acointance auecques vng bon h(o2)me<text:line-break/>n(o2)me pierre des ch(a2)ps qui estoit march(a2)t<text:line-break/>de petites marchandises quil portoit aucu(-)<text:line-break/>neffois aux marchiez (et) aux foires auec(q1)s<text:line-break/>cestuy cure messire iehan (sol) (et) ainsi comme ilz<text:line-break/>sen reuenoient des foires (et) marches le pres<text:line-break/>tre sur sa Jument et le bon h(o2)me pierre sur<text:line-break/>son asne quil auoit (et) selon la coustume du<text:line-break/>pays les g(e2)s sentre appelloient c(o2)peres et<text:line-break/>c(o2)meres. Et toutes les fois que le prestre<text:line-break/>veoit cestuy pierre (sol) il lappelloit son compe<text:line-break/>re (et) le faisoit venir aucuneffoys en la mai(-)<text:line-break/>son presbiteralle (sol) (et) luy faisoit messire iehan<text:line-break/>bonne chiere (sol) plaisir (et) seruice au mieulx que<text:line-break/>il pouoit (sol) (et) aussi pierre faisoit bonne chiere<text:line-break/>a son compere messire iehan qu(a2)t il venoit<text:line-break/>en sa maison (sol) (et) pource quil estoit poure h(o2)(-)<text:line-break/>me (et) demouroit en vne maisonnette si pe<text:line-break/>tite et estroicte que bien a paine elle souffi(-)<text:line-break/>soit a hebergier lui (et) sa f(e2)me qui estoit belle<text:line-break/>et ieune (sol) et neantmoins touteffoys que le<text:line-break/>prestre venoit veoir ledit compere en rec(o2)(-)<text:line-break/>gnoissant lhonneur que il luy auoit fait au<text:line-break/>mieulx que il pouoit (et) selon sa puiss(a2)ce pier<text:line-break/>re luy faisoit pareillem(e2)t b(o2)ne chiere (sol) mais<text:line-break/>deuez scauoit que quant est au fait de cou<text:line-break/>cher pierre nauoit que vng petit lit auquel<text:line-break/>luy (et) sa femme dormoient il ne pouoit bon(-)<text:line-break/>nestement hebergier le prestre ainsi comme<text:line-break/>il eust bien voulu (sol) ains conuenoit (q1) le pres<text:line-break/><text:soft-page-break/>tre dormist en lestable sur la paille aupres<text:line-break/>de sa iument. La ieune femme sachant lon(-)<text:line-break/>neut que le prestre faisoit a son mary quant<text:line-break/>il alloit en sa maison (sol) elle par mainteffoys<text:line-break/>vouloit aller dormir auec vne sienne voy<text:line-break/>sine affin que le prestre couchast auec son<text:line-break/>Mary (sol) mais iamais le prestre ny vouloit<text:line-break/>coucher. Et aucuneffois le prestre disoit<text:line-break/>a sa commere denise (sol) ne vous desloges pas<text:line-break/>pour moy (sol) car ie suis bien loge aupres de<text:line-break/>ma iument (sol) pource que quant ie vueil ie la<text:line-break/>fais deuenir vne belle pucelle (et) me couche<text:line-break/>auecques elle (sol) et apres quant il me plaist ie<text:line-break/>en refais vne iument (sol) (et) pourtant iamais ie<text:line-break/>ne laisseroie ma iument. Et la femme croi<text:line-break/>ant la parole du prestre sen esmerueilla tres<text:line-break/>fort (sol) et racompta celle chose a son mary en<text:line-break/>disant. De ton compere est ainsi son amy<text:line-break/>comme tu dis pourquoy ne te fais tu ensei<text:line-break/>gner la maniere denchantement affin (q1) tu<text:line-break/>me peusses faire deuenir ium(e2)t (sol) (et) par ainsi<text:line-break/>tu feisses ta march(a2)dise a sommage dasne<text:line-break/>et de iument (sol) ou a tous les deux ensemble<text:line-break/>si gaignerions doublem(e2)t nostre vie. Et<text:line-break/>quant nous seri(o2)s reuenus en nostre mai<text:line-break/>son tu me pourroyes faire deuenir femme<text:line-break/>qu(a2)t tu vouldroies comme ie suis. Pierre<text:line-break/>doncques qui homme simple estoit creut<text:line-break/>celle besongne (et) se consentit au conseil de<text:line-break/>sa femme. Et a chascun iour quil veoit le<text:line-break/>prestre il le solicitoit treffort affin quil luy<text:line-break/>enseignast a faire cestuy enchantem(e2)t. Et<text:line-break/>lors le prestre oy(a2)t les parolles de son com<text:line-break/>pere se efforca t(a2)t quil le laissast de ceste fol<text:line-break/>lie en paix (sol) et quant il veit que il ne le peut<text:line-break/>desmouuoir il luy respondit. Puis que ab<text:line-break/>solutement vous me priez que ie vous fa(-)<text:line-break/>ce celle chose ien suis content. Et demain<text:line-break/>au pl<text:span text:style-name="T1230">9</text:span><text:s/>matin ie me leueray (et) iray en vostre<text:line-break/>maison (et) vous monstreray la maniere de<text:line-break/>faire lenchantem(e2)t (sol) mais certes en ceste be<text:line-break/>songne il ya des choses les plus difficiles<text:line-break/>que iamais veistes (sol) mais le plus fortest de<text:line-break/>applicquer la queue a vostre femme. Lors<text:line-break/>le mary dist a sa femme que il viendroit luy<text:line-break/>monstrer la maniere de lenchantement le<text:line-break/>lendemain dont elle fut bien ioyeuse telle<text:line-break/>ment que eulx deux a paine peurent dormir<text:line-break/>toute celle nuyt pour le tresgrant desir et<text:line-break/>vouloir que ilz auoient de ceste chose ve(-)<text:line-break/><text:soft-page-break/>oir et scauoir. Et le lendmain en suyuant<text:line-break/>quant laube du iour fut venne tous deux<text:line-break/>se leuerent de leur lit et bucherent le prestre<text:line-break/>qui incontinent vint tant seulement vestu<text:line-break/><text:span text:style-name="pb">[f. 154r]</text:span><text:line-break/>de sa chemise et entra en la ch(a2)bie de pierre<text:line-break/>son c(o2)pere (sol) (et) lui dist. Je ne scay h(o2)e au mon<text:line-break/>de a qui ie monstrasse la maniere de faire<text:line-break/>cestuy enchantement (sol) mais puis que la cho<text:line-break/>se vous plaist estre faicte ie le feray. Vray<text:line-break/>est touteffoys que a faire ceste chose il vo<text:span text:style-name="T1231">9</text:span><text:line-break/>conuient faire ce que ie vous diray si vous<text:line-break/>voulez auoir leffect de ceste chose. Adonc<text:line-break/>pierre (et) sa femme resp(o2)dirent quilz feroi(e2)t<text:line-break/>tout ce que le prestre vouldroit (sol) (et) apres le<text:line-break/>prestre print en sa main vne chandelle alu(-)<text:line-break/>mee (et) la mist entre les mains de pierre (et) lui<text:line-break/>dist. Mon compere regarde bien c(o2)me ie se<text:line-break/>ray (sol) et metz bien en memoire les parolles<text:line-break/>que ie diray (sol) (et) garde bien tant comme in as<text:line-break/>chere ceste besongne que tu ne dies rien de<text:line-break/>tout ce (q1) tu verras ou orras (sol) et prie a dieu<text:line-break/>que la queue soit bien ioincte. Quant le c(o2)<text:line-break/>pere Pierre eut prinse en sa main la chan(-)<text:line-break/>delle il dist au prestre quil feroit bien tous<text:line-break/>ses commandem(e2)s. Apres ce messire iehan<text:line-break/>fist despouillier sa commere Denise toute<text:line-break/>nue iusques a la chemise (sol) puis la fist ad(e2)ter<text:line-break/>sur les mains (sol) (et) ses piedz rapp(a2)t sur terre<text:line-break/>comme sont les ium(e2)s (sol) (et) luy dist le prestre<text:line-break/>que pour chose que ouyst ne sentist que elle<text:line-break/>ne dist mot. Le prestre doncques c(o2)menca<text:line-break/>a toucher la teste de la femme de ses mains<text:line-break/>en disant. Je vueil que cestuy chief soit vne<text:line-break/>belle teste de ium(e2)t (sol) que ses cheueulx soi(e2)t<text:line-break/>les crins dune iument (sol) et pareillement par<text:line-break/>tout le corps. Jl toucha (et) dist en ce point (q1)<text:line-break/>vng chascun m(e2)bre delle peust deuenir les<text:line-break/>membres vnne iument (sol) (et) derrenierement<text:line-break/>quant tout fut fait excepte la queue quil ne<text:line-break/>failloit plus que atacheir (sol) le prestre leua sa<text:line-break/>chemise (et) print le baston dont les hommes<text:line-break/>plantent (sol) (et) le mist en la fosse ordonnee a ce<text:line-break/>faire (et) dist. Je vueil que cestuy baston soit<text:line-break/>la belle queue dune iument : mais le compe<text:line-break/>re pierre quant il eut bien (et) diligentement<text:line-break/>aduise toutes les choses deuantdictes (sol) (et) il<text:line-break/>veit ceste derreniere chose laquelle ne luy<text:line-break/>plaisoit pas dist. Ho ho messire iehan : cer(-)<text:line-break/>tes ie ne vueil point que ma ium(e2)t ait vne<text:line-break/><text:soft-page-break/>queue ainsi faicte (sol) mais il dist trop a tart<text:line-break/>ceste parolle (sol) car en la mortaise redondable<text:line-break/>par la vertu de laquelle toutes les plantes<text:line-break/>sont germees (sol) la semence du baston estoit<text:line-break/>ia descendue. Adonc messire iehan en reuel<text:line-break/>lant ce que auoit dit a son compere pierre<text:line-break/>commenca a dite. Las mon compere que<text:line-break/>as tu dit. Je tauoye tant dit (q1) tu ne parlas(-)<text:line-break/>ses point pour quelque chose que tu veisses<text:line-break/>Certes se tu neusses parle ta f(e2)me estoit<text:line-break/>iument parfaicte (sol) lors luy dist le compere.<text:line-break/>Jay parle pource que ie ne vouloie point de<text:line-break/>icelle queue. Par ma foy dist le prestre ta<text:line-break/>parolle a tout gaste (sol) car iamais nya manie<text:line-break/>re de la refaire ium(e2)t (sol) (et) mesbahy pourquoy<text:line-break/>tu ne me disoyes que ie ny atachasse point<text:line-break/>de queue (sol) puis dist le compere pierre. Aussi<text:line-break/>vous plantiez la queue trop bas. Adonc<text:line-break/>dist le prestre. Certes mon compere pour<text:line-break/>la premiere fois tu ne eusses sceu si bien ata<text:line-break/>cher la queue c(o2)me iay. Quant la femme<text:line-break/>eut toutes ces choses ouyes elle se leua de<text:line-break/>terre (et) dist tout siplement a son mary. Cer<text:line-break/>tes pierre tu es bien beste (sol) pourquoy as tu<text:line-break/>gaste tes besongnes (et) les miennes (sol) veulx<text:line-break/>tu auoir vne ium(e2)t sans queue (sol) se dieu me<text:line-break/>aide tu es poure homme (sol) mais ce sera dom<text:line-break/>mage se tu ne les encores plus. Apres d(o2)c<text:line-break/>que maniere ne peut estre trouuee pour fai<text:line-break/>re vne iument de celle f(e2)me pource que son<text:line-break/>mary pierre auoit parle entre deux la f(e2)me<text:line-break/>tres volente se reuestit. Et pierre a vng an<text:line-break/>rien asne fist sa marchandise ainsi comme il<text:line-break/>auoit acoustume. Et quant le prestre et le<text:line-break/>compere pierre alloient aux foires (sol) Pierre<text:line-break/>ne requeroit point messire iehan de luy fai<text:line-break/>re tel seruice comme il luy auoit fait de vou<text:line-break/>loit atacher vne queue a sa femme.</text:p>
      <text:p text:style-name="P1232"><text:span text:style-name="T1233">E</text:span>N ceste nouuelle est monstre c(o2)(-)<text:line-break/>me on ne se doit poit fier aux g(e2)s<text:line-break/>qui se meslent de faire enchante(-)<text:line-break/>mens (sol) car ilz abusent les gens simples den<text:line-break/>tendement (sol) (et) nest que pour les tromper.</text:p>
      <text:p text:style-name="P1234">Apres y est m(o2)stre la follie (q1) simples g(e2)s<text:line-break/>croyent (et) adioustent foy ausdictes paroles<text:line-break/><text:span text:style-name="pb">[f. 154v]</text:span><text:line-break/>que on leur dit (et) cuident que il soit vray.<text:line-break/>Finablement y est monstre comme on ne ie<text:line-break/>doit point acointer de prestres en sa maison<text:line-break/>car ilz font tousiours des queues aux fem<text:line-break/><text:soft-page-break/>mes ainsi comme il est apparu en ceste nou<text:line-break/>uelle.</text:p>
      <text:h text:style-name="Titre1" text:outline-level="1">(ipdm) Cy fine la. ix. iournee (sol) (et) apres c(o2)(-)<text:line-break/>mence la. x. (et) derreniere iournee des<text:line-break/>dictes nouuelles.</text:h>
      <text:p text:style-name="P1235"><text:span text:style-name="T1236">Q</text:span>Vant dyonee eut acheue sa nou(-)<text:line-break/>uelle qui fut mieulx ent(e2)due des<text:line-break/>femmes que des iouuenceaulx<text:line-break/>tous ensemble commencerent a rire trest(a2)t<text:line-break/>fort (et) encores en rient (sol) mais quant les nou<text:line-break/>uelles de la. ix. iournee furent finees (et) le<text:line-break/>soleil eut perdu la chaleur (sol) La royne scau(a2)t<text:line-break/>la fin de sa seigneurie estre venue elle se le<text:line-break/>ua de son siege royal (sol) (et) de son chief osta sa<text:line-break/>couronne et la mist sur le noble chief de la<text:line-break/>noble dame (sol) laquelle on appelloit pampht<text:line-break/>le qui toute seule sans point de faulte de(-)<text:line-break/>uoit estre prisee (sol) aymee (et) honnoree de icelle<text:line-break/>dame (sol) (et) en riant lui dist en ceste maniere icy<text:line-break/>Monseigneur gr(a2)de charge vous demou<text:line-break/>re (sol) car vous deuez amender les faultes de<text:line-break/>moy (et) des autres (q2) ont este assis au hault<text:line-break/>siege royal ou vous serez (sol) parquoy ie prie a<text:line-break/>dieu quil vous donne grace de bien conti(-)<text:line-break/>nuer ainsi comme il ma donne la grace de<text:line-break/>vous couronner roy. Damphile receut la<text:line-break/>couronne liem(e2)t auec la dignite de maieste<text:line-break/>royale (et) respondit. Dame ie feray tant (q1)<text:line-break/>vous (et) mes autres subgetz se louer(o2)t to<text:span text:style-name="T1237">9</text:span><text:line-break/>de moy au plaisir de dieu ainsi comme ilz se<text:line-break/>sont louez de mes predecesseurs. Et apres<text:line-break/>le roy ordonna auec son maistre dostelles<text:line-break/>apparten(a2)ces a la c(o2)paignie. Puis apres<text:line-break/>dist le roy aux dames. Mes dames amou<text:line-break/>reuses la sagesse de emillie derreniere depo<text:line-break/>see auoit donne franchise de compter nou<text:line-break/>uelles chascun a sa plaisance. Et pource ie<text:line-break/>vueil que demain chascun de nous pense de<text:line-break/>teciter nouuelles en la matiere de ceulx (q2)<text:line-break/>labourent legierement (et) (q2) magnifiquem(e2)t<text:line-break/>ont besongne aucune choses es faitz da(-)<text:line-break/>mours ou en autres choses (sol) (et) en disant et<text:line-break/>escoutant celles choses elles eschauffer(o2)s<text:line-break/>noz courages pour bien nous disposer (et)<text:line-break/>vaill(a2)ment ouurer tellement (q1) nostre vie<text:line-break/>(q2) ne peut estre brie fue en nostre corps mor<text:line-break/>tel prouffitera en b(o2)ne renommee (sol) mais ie<text:line-break/><text:soft-page-break/>desire de toute ma cure (et) estude querir be<text:line-break/>songnes pour auoir louable renommee au<text:line-break/>temps aduenir. Et apres ces parolles la<text:line-break/>compaignie fut fort ioyeuse de ce que le roy<text:line-break/>disoit. Et apres leur donna conge de eulx<text:line-break/>en aller esbatre ainsi quilz auoieut acoustu<text:line-break/>me ius(q1)s a heure de soupper. Et qu(a2)t par<text:line-break/>le conge du roy furent assis a table ilz fu(-)<text:line-break/>rent seruis festablement (sol) grandement (et) cu<text:line-break/>rieusement (et) par ordre (sol) et apres soupper to<text:span text:style-name="T1238">9</text:span><text:line-break/>se leuerent (et) se mirent a dancer en disant<text:line-break/>maintes parolles ioyeuses en chant artifi<text:line-break/>ciel Apres les chancons dictes le roy com<text:line-break/>manda a neyphile quelle chantast en son n(o2)<text:line-break/>Et adonc ch(a2)ta plaisamment en voix clere<text:line-break/>(et) ioyeuse (sol) (et) incontinent ceste chancon finee<text:line-break/>se roy donna a vng chascun de soy aller dor<text:line-break/>mir et reposer ius(q1)s a l(e2)demain au matin.</text:p>
      <text:p text:style-name="p">(ipdm) Cameron autrement nomme le prince<text:line-break/>galiot des cent nouuelles en laquelle iour<text:line-break/>nee soubz les regimes de p(a2)phile est faicte<text:line-break/>mencion de ceulx (et) celles qui liberalement<text:line-break/>y ont fait (et) ouure aucunes choses magnifi<text:line-break/>quement amoureuses et en autres choses</text:p>
      <text:h text:style-name="Titre1" text:outline-level="1">(ipdm) Cy ensuit la. x. (et) derreniere iour<text:line-break/>nee des cent nouuelles.</text:h>
      <text:p text:style-name="P1239"><text:span text:style-name="T1240">E</text:span>N la partie du ciel occid(e2)tal estoi<text:line-break/>ent encores aucunes nuees rou(-)<text:line-break/>ges d(o2)t les boutz par deuers ori<text:line-break/>ent resplendissoient comme le soleil (et) sem(-)<text:line-break/>bloi(e2)t estre dora loccasion du soleil qui ray<text:line-break/>oit deuant que le roy pamphile fust leue du<text:line-break/>lit. Et apres que il fut leue (sol) il fist appeller<text:line-break/>les sept dames (et) iouuenceaulx. Qu(a2)t to<text:span text:style-name="T1241">9</text:span><text:line-break/>(et) toutes furent deuant luy assemblez il de<text:line-break/>libera le lieu (et) la place auquel ilz se yroient<text:line-break/>esbatre (sol) et apres se meist premier a<text:line-break/><text:span text:style-name="pb">[f. 155r]</text:span><text:line-break/>chemi(-)ner deuant (sol) acompaignie de Philomene (sol) et<text:line-break/>de flamette (sol) et les autres le suruirent en<text:line-break/>parlant maintes paroles du t(e2)ps aduenir<text:line-break/>et par longue espace de terre se esbatirent.<text:line-break/>Et apres que ilz eurent aduironne grande<text:line-break/>espace de boys et de pres rauerdissans (sol) te(-)<text:line-break/>tourner(e2)t au palais pour eschapper la gr(a2)t<text:line-break/>chaleur du soleil (sol) pres duquel estoit vne cle<text:line-break/>re fontaine (sol) et illec firent lauer voyres (sol) et<text:line-break/>la beut qui voulut boyre. Et puis aux plai<text:line-break/><text:soft-page-break/>sans vmbraiges du vergier ilz se esbatir(e2)t<text:line-break/>iusques a heure de disner. Apres ilz dormi<text:line-break/>rent ainsi comme ilz auoient acoustume.</text:p>
      <text:p text:style-name="p">Et apres dormir selon le plaisir du roy ilz<text:line-break/>se rassemblerent illec. Et lors le roy com<text:line-break/>manda a Neyphille quelle comptast la pre(-)<text:line-break/>miere nouuelle (sol) et Neyphile comm(e2)ca ioy(-)<text:line-break/>eusement a dire ainsi.</text:p>
      <text:h text:style-name="Titre1" text:outline-level="1">(ipdm) Cy comm(e2)ce la. iiii xx’ (et) ix.<text:line-break/>nouuelle comptee par dame Nei<text:line-break/>phile sur la. x. iournee dont Nam<text:line-break/>phile est roy.</text:h>
      <text:p text:style-name="figure">&lt;image&gt;</text:p>
      <text:p text:style-name="P1242"><text:span text:style-name="T1243">M</text:span>Es tres chieres dames (sol) Je me<text:line-break/>voys reputer a grant graces que<text:line-break/>nostre roy pamphile me ait d(o2)ne<text:line-break/>la prerogatiue de compter vne nouuelle de<text:line-break/>simple chose (sol) comme est magnificence et li(-)<text:line-break/>beralite. Jen diray vne selon mon iugem(e2)t<text:line-break/>de laquelle aucunement la recordance pour<text:line-break/>ra estre aucunement prouffitable.</text:p>
      <text:p text:style-name="P1244"><text:span text:style-name="T1245">V</text:span>Ous dames et iouuenceaulx de<text:line-break/>uez scauoir que en nostre cite de<text:line-break/>florence fust iadis vng cheualier<text:line-break/>nomme Rogier cocquel (sol) lequel par aduan<text:line-break/>ture estoit le plus vaill(a2)t cheualier qui onc<text:line-break/>ques ne iamais entrast dedans le pays de<text:line-break/>florence. Et luy estant homme riche et cou<text:line-break/>rageux il considera sa maniere de viure (sol) et<text:line-break/>ses meurs. Si aduisa que en demourant<text:line-break/>illec il pourroit pourem(e2)t monstrer la vail<text:line-break/>lance de sa personne (sol) par quoy il esleut de<text:line-break/>soy en aucune c(o2)tree po<text:span text:style-name="T1246">r</text:span><text:s/>seruit aucun gr(a2)t<text:line-break/>seigneur. Sivint ou estoit le roy despai(-)<text:line-break/>gne nomme Alphons (sol) de qui la vaillance (et)<text:line-break/>la ren(o2)mee en celluy t(e2)pe surmontoit tous<text:line-break/>autres seigneurs mondains. Apres donc<text:line-break/>que Rogier fut fourny darmes et de che(-)<text:line-break/>uaulx (sol) (et) de honneste compaignie (sol) Il alla de<text:line-break/>florence en espaigne. Et quant il vint illec<text:line-break/>il fut gracieusement receu du roy Alphons<text:line-break/>et des siens (sol) et illec demoura rogier asses<text:line-break/>long temps tant quil fut c(o2)gneu quil estoit<text:line-break/><text:span text:style-name="pb">[f. 155v]</text:span><text:line-break/>honnorable et vaillant cheualier. Et apres<text:line-break/>quil eut demoure en espaigne a la court de<text:line-break/>Alphons (sol) il luy sembla que le roy donnoit<text:line-break/><text:soft-page-break/>mainten(a2)t a lung citez (sol) a lautre chasteaulx<text:line-break/>et a lautre batonnies assez indeuement.</text:p>
      <text:p text:style-name="P1247">Et luy voyant ces grans dons ainsi faire<text:line-break/>et quon ne luy donnoit riens (sol) il pourpensa<text:line-break/>que sa renommee estoit am(e2)drie. Et pour<text:line-break/>ceste cause il proposa et delibera soy partir<text:line-break/>de la court royalle et dem(a2)da congie au roy<text:line-break/>de retourner a florence. Le roy luy donna<text:line-break/>et octroya seulement vne mule tres bonne<text:line-break/>et belle. Laquelle Rogier moult prisa (et) ay<text:line-break/>ma pour faire le long chemin qui estoit des(-)<text:line-break/>paigne a florence (sol) mais apres que sire Ro(-)<text:line-break/>gier fut sur le point de partir le roy c(o2)mist<text:line-break/>a vng sien destrier varlet (sol) que au mieulx<text:line-break/>quil pourroit (et) selon son aduis que il le me<text:line-break/>nast et conduisist au chemin pour la premie<text:line-break/>re iournee (sol) et tellement que pas il ne sem(-)<text:line-break/>blast quil fust de par le roy a ce faire. Et<text:line-break/>aussi que le varlet c(o2)siderast toutes les pa(-)<text:line-break/>roles que rogier diroit du roy et de ses ma<text:line-break/>nieres (sol) affin que apres le varlet sceust a di<text:line-break/>re et rapporter veritablement ce que il di<text:line-break/>roit. Et au varlet dist le roy que le scond<text:line-break/>iour apres luy departy du cheualier le var<text:line-break/>let luy comm(a2)dast de par le roy quil retour<text:line-break/>nast au roy (et) a sa court. Adoncques le var<text:line-break/>let fut ententif aux commandemens du roy<text:line-break/>Car si tost que Rogier fut party de la cite<text:line-break/>ou le roy estoit (sol) le varlet habillement luy d(o2)<text:line-break/>na a entedre que il alloit aussi vers ytalie.<text:line-break/>Et tandis que le cheualier et ses gens (sol) (et) le<text:line-break/>varlet deuant dit cheminoient (sol) Rogier des<text:line-break/>sus la mule et le varlet dessus vng cheual.<text:line-break/>Sire dist le varlet (sol) Je croy que bon seroit<text:line-break/>que nous fissions pisser noz cheuaulx. Et<text:line-break/>lors se arresterent (sol) et firent pisser leurs che<text:line-break/>uaulx (sol) mais la mule ne voulut point pisser<text:line-break/>et pour tant apres ces choses tous chemine<text:line-break/>rent oultre (sol) (et) varlet c(o2)sideroit tousiours<text:line-break/>les paroles du cheualier (sol) et tant que eulx<text:line-break/>tous vindrent a vne riuiere (sol) dedans laquel<text:line-break/>le ilz abreuuer(e2)t leurs cheuaulx. Et ad(o2)s<text:line-break/>ques quant la mule fut dedans la riuiere<text:line-break/>commenca a pisser. Et sire Rogier voy(a2)t<text:line-break/>la chose dist a la mule. Doulente te face<text:line-break/>dieu beste : Car tu es semblable a mon sei(-)<text:line-break/>gneur qui te donna a moy. Le varlet ouyt<text:line-break/>et retint ces paroles (sol) Et combien quil en<text:line-break/>eust recueilly maintes autres du cheualier<text:line-break/>neantmoins en tout celluy iour le varlet (q2)<text:line-break/><text:soft-page-break/>cheuauchoit auec luy ne ouyt aucune autre<text:line-break/>parole de Rogier fors que en la tres gran(-)<text:line-break/>de louenge du roy Alphons. Quant le se<text:line-break/>cond iour fut venu Rogier voulut partir<text:line-break/>Et luy estant sur sa mule le varlet luy fist<text:line-break/>c(o2)mandement de par le roy quil retournast<text:line-break/>a luy. Sire rogier c(o2)me obeissant au com<text:line-break/>mandement du roy tourna bride pour reue<text:line-break/>nir au roy et en chemin(a2)t ne scauoit que p(e2)<text:line-break/>ser pour quoy cestoit si ce nestoit pour ce (q2)l<text:line-break/>auoit dit quant sa mule pissoit quelle estoit<text:line-break/>semblable au roy. Et quant il fut venu le<text:line-break/>roy fist appeller le cheualier (sol) et pour ce que<text:line-break/>le messaigier auoit tout compte au roy ce (q1)<text:line-break/>sire Rogier cocquerel auoit dit de luy et c(o2)<text:line-break/>me il lauoit acompare a la mule (sol) laquelle le<text:line-break/>roy luy auoit donnee. Sire rogier estant<text:line-break/>interrogue du roy ne luy cella point le cas (sol)<text:line-break/>et dist. Sire ainsi comme la mule a pisse de<text:line-break/>dans la riuiere ou il y auoit asses deaue (sol) et<text:line-break/>en lestable ne auoit voulu pisser qui estoit<text:line-break/>lieu conuenable. Aussi parillement vous<text:line-break/>tres chier sire donnez aux hommes a qui il<text:line-break/>ne conuient la donner (et) qui ne sont pas des<text:line-break/>seruy. Et le roy luy respondit. Se a vous<text:line-break/>rogier ie nay point d(o2)ne grans choses ain<text:line-break/>si comme iay donne a mains autres qui ne<text:line-break/>sont de nulle valeur. Au regard de vous<text:line-break/>ceste chose ne me aduenoit point pour ce (q1)<text:line-break/>ie ne vous reputasse vaillant cheualier et<text:line-break/>digne dauoir gr(a2)s done (et) honneurs (sol) mais<text:line-break/>en ceste partie fortune ne ma point souffert<text:line-break/>que ie te donnasse grans dons (sol) et ie te mon<text:line-break/>streray manifestem(e2)t la chose que ie te dis<text:line-break/>estre vraye. Lors respondit rogier. Sire<text:line-break/>roy ie ne suis point courrouce se de vous<text:line-break/>ie nay receu grans dons et h(o2)neurs : Car<text:line-break/><text:span text:style-name="pb">[f. 156r]</text:span><text:line-break/>par voz dons ne desir pas estre riche (sol) mais<text:line-break/>ie suis courrouce que ne mauez pas rendu<text:line-break/>tesmoignaige a ma vaill(a2)ce. Touteffoys<text:line-break/>ie recoy vostre excusation bonne et rayson<text:line-break/>nable et honneste et suis prest de esprouuer<text:line-break/>ma vaillantise ou il vous plaira pour m(o2)<text:line-break/>strer comme ie suis vaillant (sol) combien que<text:line-break/>soyes autre tesmoing ie vous croyray. A<text:line-break/>pres ces choses dictes le roy mena Rogier<text:line-break/>en vne si(e2)ne sale (sol) en laquelle le roy auoit or<text:line-break/>donne deux grans coffres fermes a clef (sol) (et)<text:line-break/>deuant mains hommes le roy dist’a rogier<text:line-break/><text:soft-page-break/>En lung de ces deux coffres est ma cour(o2)<text:line-break/>ne (sol) m(o2) ceptre royal (sol) (et) maintes autres seinc<text:line-break/>tures (sol) et mains ioyaux. Et en lautre nest<text:line-break/>autre chose que terre. Et pour tant ie te d(o2)<text:line-break/>ne le choys de ces deux coffres prens lequel<text:line-break/>que tu vouldras (sol) et par ainsi il sera tien Et<text:line-break/>lors tu congnoistras que enuers toy ie nay<text:line-break/>point este ingrat ne descongnoissant de ta<text:line-break/>vaillance (sol) combien que ta fortune ait este<text:line-break/>telle. Apres ce que sire rogier eut ouy la b(o2)<text:line-break/>ne voulente du roy il choysit lung des deux<text:line-break/>coffres. Et si tost que coffre fut ouuert on<text:line-break/>le trouua plain de terre (sol) et pour tant dist le<text:line-break/>roy a rogier. Tu peuz maintenant veoir<text:line-break/>que tu es italien et que tu nauoyes point in<text:line-break/>tention destre espoignol. Et pour ce ie ne<text:line-break/>te vueil pas d(o2)ner chasteaulx ne citez (sol) mais<text:line-break/>ie te vueil donner le coffre que fortune ta<text:line-break/>este (sol) et en despit de fortune ie vueil que ce<text:line-break/>coffre plain dor et dargent soit tien (sol) et tou<text:line-break/>tes les choses contenues en icelluy (sol) affin (q1)<text:line-break/>ton pays tu puisses icelles emporter pour<text:line-break/>toy gouuerner le temps aduenir (et) faire b(o2)<text:line-break/>ne chiere auecques tes voysins. Sire ro(-)<text:line-break/>gier print le coffre et les richesses dedans<text:line-break/>contenues et regracia le roy (sol) qui tant et si<text:line-break/>grans dons luy auoit donnez. Et apres<text:line-break/>rogier retourna en son pais bien ioyeux en<text:line-break/>soy tres grandement louant de la gr(a2)de lar<text:line-break/>gesse du souuetain roy Alphons du pays<text:line-break/>despaigne.</text:p>
      <text:p text:style-name="P1248"/>
      <text:p text:style-name="P1249"><text:span text:style-name="T1250">E</text:span>N ceste nouuelle est m(o2)stre com<text:line-break/>me quant on est en quelque serui<text:line-break/>ce (q1) ce soit on ne doit point auoit<text:line-break/>enuie des biens que le maistre donne aux<text:line-break/>siens seruiteurs qui le seruent (sol) nonobstant<text:line-break/>que relluy qui en a enuie face plus de serui<text:line-break/>ce et de plaisirs a son maistre (q1) les autres (sol)<text:line-break/>il ne doit point auoit regretz ne plourer ne<text:line-break/>plaindre les biens qui donne : Car ilz sont<text:line-break/>a luy et en peut faire a son plaisir. Apres y<text:line-break/>est monstre comm(e2)t le bon seruiteur qui a<text:line-break/>bien loyaument serui son maistre (sol) ne doit<text:line-break/>point auoir de paour ne dobute quil ne le<text:line-break/>remunere bien de ses seruices (sol) salairs (et) pai<text:line-break/>nes. Apres finablement y est monstre que<text:line-break/>qui bon maistre sert (sol) bon loyer en attent.<text:line-break/>Alphons despaigne lequel eut dueil et des<text:line-break/>plaisance que le roy ne luy donnoit point<text:line-break/><text:soft-page-break/>chasteaulx ne citez comme il faisoit aux au(-)<text:line-break/>tres (sol) Lesquelz ce luy sembloit ne lauoient<text:line-break/>point si bien desseruy comme luy (sol) par quoy<text:line-break/>il en demanda congie au roy de sen aller en<text:line-break/>son pays (sol) et luy octroya. Et apres pour<text:line-break/>lessaier le renuoya querir (sol) car il ne vouloit<text:line-break/>point detenir ses seruices. Et affin quil ne<text:line-break/>se plaingnist point de luy il le mist a choisir<text:line-break/>des deux coffres (sol) lung plain de terre et lau<text:line-break/>tre plain dor et dargent. Et sire Rogier<text:line-break/>print celluy ou estoit la terre (sol) Mais le roy<text:line-break/>luy dist (q2)l nestoit point despaigne (et) quil na<text:line-break/>noit point intencion de y faire sa demeure<text:line-break/>Par quoy il luy donna lautre coffre plain<text:line-break/>dor et dargent (sol) et puis sen alla en son pays<text:line-break/>en florence.</text:p>
      <text:h text:style-name="Titre1" text:outline-level="1">(ipdm) Cy commence la.lxxx. (et) xii.<text:line-break/>nouuelle comptee par dame Eli<text:line-break/>see sur la neufiesme iournee dont<text:line-break/>pamphile est roy.</text:h>
      <text:p text:style-name="P1251"><text:span text:style-name="T1252">P</text:span>Our suiuir nostre matiere de ma<text:line-break/>gnific(e2)ce et de liberalite ainsi que<text:line-break/>racompte Neyphile en sa premie(-)<text:line-break/>re nouuelle. Je vueil maintenant pareille(-)<text:line-break/>ment racompter selon nostre ordonnance<text:line-break/>vne nouuelle de magnificence et de libera<text:line-break/>lite en la maniere qui sensuit.</text:p>
      <text:p text:style-name="figure"><text:span text:style-name="pb">[f. 156v]</text:span><text:line-break/>&lt;image&gt;</text:p>
      <text:h text:style-name="Titre2" text:outline-level="2">(ipdm) La forme de la nouuelle.</text:h>
      <text:p text:style-name="P1253"><text:span text:style-name="T1254">E</text:span>N la cite de Toscanne fut iadis<text:line-break/>vng gentil homme nomme guy(-)<text:line-break/>mon tachin (sol) lequel pour ses deme<text:line-break/>rites et enormes crismes que il auoit faitz<text:line-break/>fut bany de senes (sol) (et) deuint ennemy des c(o2)p<text:line-break/>tes de saincte fleure (sol) et si fut rebelle a legli(-)<text:line-break/>se et au pape. Et ces choses ainsi aduenues<text:line-break/>il sen alla demoure a vng chastel n(o2)me Ro<text:line-break/>digosam auec grant quantite de gens dar<text:line-break/>mes et de mauluais garsons (sol) lesquelz par<text:line-break/>le comm(a2)dement de guyon roboient et pil(-)<text:line-break/>loient tous les passans qui passoient (p3) les<text:line-break/>frontieres du chastel. Or il auoit en celluy<text:line-break/>temps vng abbe le plus riche renomme (q2)<text:line-break/>fust en tout le pays (sol) le quel demouroit a r(o2)(-)<text:line-break/>me en la court du temps du pape boniface.<text:line-break/><text:soft-page-break/>Cestuy abbe est(a2)t en court de r(o2)me aduint<text:line-break/>quil fut malade dune si griefue maladie de<text:line-break/>lestomac (sol) que medecin de romme ne luy en<text:line-break/>sceut baille remede c(o2)uenable pour le gue(-)<text:line-break/>rir (sol) mais luy conseillerent que il allast aux<text:line-break/>baings de senes et que par icelluy moyen il<text:line-break/>seroit gueri. Labbe donc affin, daller a ces<text:line-break/>baings demanda et obtint congie du pape (sol)<text:line-break/>lequel luy octroya. Et puis print auecques<text:line-break/>soy vne moult gr(a2)t compaignie dhommes<text:line-break/>fort honnestes (sol) et fist chargier babuz bou(-)<text:line-break/>ges et males (sol) et sans doubte de aucue cho<text:line-break/>se print son chemin po<text:span text:style-name="T1255">r</text:span><text:s/>aller aux baings de<text:line-break/>senes. Et nonobstant quil eust autreffois<text:line-break/>ouy parler de la mauluaistie de guimon (q2)l<text:line-break/>nestoit homme si grant que en passant par<text:line-break/>ses chemins aux frontieres de senes que il<text:line-break/>ne fust destrousse (et) desrobe par le comande<text:line-break/>ment de cestuy guymon (sol) mais sans penser<text:line-break/>a sa renommee ledit Abbe ne lailla point a<text:line-break/>cheminer luy et sa compaignie. Et quant<text:line-break/>Guymon tachin ouyt parler de la venue’de<text:line-break/>labbe il tendit sur les chemins ses filez (sol) Et<text:line-break/>sans aucuns eschapper il print labbe et to<text:span text:style-name="T1256">9</text:span><text:line-break/>ses gens (sol) et pareillement tous ses biens (sol)<text:line-break/>et iceulx mena et enclouyt en vng lieu bien<text:line-break/>estroit dedans le boys aupres dudit chaste(-)<text:line-break/>au (sol) Et puis enuoys Guymon le plus suf<text:line-break/>fisant h(o2)me quil auoit deuers labbe ac(o2)pai<text:line-break/>gne de bien grant force de hommes. Et<text:line-break/>quant ilz furent deuant Reuerend pere en<text:line-break/>dieu labbe on luy fist commandement de<text:line-break/>par Guymon quil luy pleust de soy descen<text:line-break/>dre de dessus son cheual et venir au chastel<text:line-break/>parler a guymon. Lors labbe oyant ces pa<text:line-break/>roles fut tout forsenenx (sol) et resp(o2)dit que de<text:line-break/>ce il nen feroit tiens : car il nauoit que besoi<text:line-break/>gner ny a expedier enuers luy. Adoncques<text:line-break/>le messaigier de guymon parla rudement a<text:line-break/>labbe (sol) et luy dist. Sire vous estes en vng<text:line-break/>boys auquel nous ne doubtons riens fors<text:line-break/>la puissance de dieu : car il ne nous chault de<text:line-break/>quelque sentence que ce soit (sol) ne aussi des ex<text:line-break/>commenim(e2)s et interditz qui ont estez gec<text:line-break/>tes en ce lieu (sol) Et pour ce pour vostre meil<text:line-break/>leur vous plaise doncques complaire aux<text:line-break/>choses que guymon vous m(a2)de. Et lors<text:line-break/>labbe voiant tant de gens darmes au tour<text:line-break/>de luy et quilz estoient prins (sol) se descendit (et)<text:line-break/>se achemina vers le chastel auecques le mes<text:line-break/><text:soft-page-break/>sagier de Guymon (sol) dont il en fut bien fort<text:line-break/>courrouce. Et apres tous ses gens et ba(-)<text:line-break/>hus le suyuoient. Et quant il fut audit<text:line-break/>chasteau guymon le fist mectre en vne sien<text:line-break/>ne chambre assez obscure et assez mal aisee.<text:line-break/><text:span text:style-name="pb">[f. 157r]</text:span><text:line-break/>Et chascun de ses gens selon leur qualite<text:line-break/>furent bien loges au chastel et les gens de<text:line-break/>labbe et aussi les cheuaulx furent bien trai<text:line-break/>ties et bien gardes sans riens en diminuer<text:line-break/>Puis apres Guymon alla veoir labbe (sol) le<text:line-break/>quel abbe ne congnoissoit point Guimon (sol)<text:line-break/>si luy dist. Sire abbe Guymon vostre ho<text:line-break/>ste vous prye que vous luy mandez de par<text:line-break/>moy en quel lieu vous allez (sol) et pour quelle<text:line-break/>cause. Adoncques labbe qui estoit humble<text:line-break/>dist en quel lieu il alloit (sol) et la cause pour<text:line-break/>quoy. Qu(a2)t Guymon eut ouy ces choses<text:line-break/>il se partit de labbe (sol) et commanda a aucuns<text:line-break/>de ses gens quon luy fist continuellement<text:line-break/>vng grant feu (sol) et quil fust bien garde. Et<text:line-break/>Guymon ne retour na point a luy iusques<text:line-break/>au matin ensuiuant. Et apres Guymon<text:line-break/>au matin luy enuoya vne tres blanche nap<text:line-break/>pe (sol) et pour son disner luy porta deux bou(-)<text:line-break/>chees de pain rosty (sol) et luy dist Guymon.</text:p>
      <text:p text:style-name="P1257">Sire abbe Guymon vous mande que t(a2)(-)<text:line-break/>dis quil estoit ieune il estudia a bouloigne (sol)<text:line-break/>la grace (sol) la sience de medecine (sol) et vueillez<text:line-break/>scauoir que deuant que vous partez de ce<text:line-break/>ans il vous guerira tout de vostre estomac<text:line-break/>Car il dit quil nya point de meilleure me<text:line-break/>decine au m(o2)de que ce quil vous baille po<text:span text:style-name="T1258">r</text:span><text:line-break/>le present. Adoncques labbe qui desiroit<text:line-break/>plus de bonnes viandes pour mangier (q1)<text:line-break/>telles paroles. Si mangea par grant des<text:line-break/>dain ces deux morceaulx de pain (sol) et apres<text:line-break/>beut de la garnache. Puis dist plusieurs<text:line-break/>paroles a Guymon (sol) et sur maintes choses<text:line-break/>linterogua (sol) et lenhorta a faire maintes cho<text:line-break/>ses (sol) Et puis apres labbe demanda a veoir<text:line-break/>son hoste Guymon (sol) mais Guymon ne luy<text:line-break/>respondit riens sur celle parole la (sol) sinon c(o2)<text:line-break/>me a vne vaine requeste. Et apres main(-)<text:line-break/>tes paroles que guymon luy resp(o2)dit cour<text:line-break/>toysement (sol) luy dist quil diroit a Guymon<text:line-break/>que il le vensist reuisiter. Et puis se partit<text:line-break/>de luy (sol) et ne retourna a luy iusques au len(-)<text:line-break/>demain quil luy apporta autant de pain ro<text:line-break/>sty et de garnache pour boyre c(o2)me il auoit<text:line-break/><text:soft-page-break/>fait au premier iour. Et en ceste sobriete<text:line-break/>de viande (et) de bruuraige Guymon tint<text:line-break/>labbe par plusieurs (sol) Cestassauoir iusques<text:line-break/>a tant que Guymon apparceust que labbe<text:line-break/>fut guery. Et apres Guymon interrogua<text:line-break/>labbe en luy demandant quil luy sembloit<text:line-break/>de la maladie de son estomac. Et labbe luy<text:line-break/>resp(o2)dit (q1) a son aduis il estoit guerry tout<text:line-break/>sain (sol) mais quil fust hors des mains de guy<text:line-break/>mon. Et oultre luy dist quil ne desiroit au<text:line-break/>tre chose que a bien mangier bonnes vian(-)<text:line-break/>des (sol) ainsi c(o2)me se les meilleurs medecins<text:line-break/>du monde lauoient guerry. Et alors guy<text:line-break/>mon fist apprester pour labbe par ses mes(-)<text:line-break/>mes seruiteurs vne moust belle chambre<text:line-break/>et vng grant disner a vng iour (sol) auquel fu<text:line-break/>rent maintes gens du chastel (sol) et tous les<text:line-break/>gens dicelluy abbe (sol) et le lendemain Guy(-)<text:line-break/>mon vint vers labbe et luy dist. Sire puis<text:line-break/>que vous sentez vostre estomac sain et en<text:line-break/>bon point il est temps que vous yssez hors<text:line-break/>de ceste vil obscure chambre. Si print si<text:line-break/>re abbe par la main (et) le mena en sa chambre<text:line-break/>laquelle on auoit aprestee pour luy (sol) et illec<text:line-break/>le laissa auecques ses seruiteurs. Et tant<text:line-break/>trauailla guimon que le disner fut appreste<text:line-break/>magnificquement (sol) et puis labbe racompta<text:line-break/>a ses gens comme il auoit leans vescu po(-)<text:line-break/>urement et de petites choses. Et ses gens<text:line-break/>luy dirent au contraire quilz auoient este<text:line-break/>moult honnorez et seruiz de par guymon.<text:line-break/>Et apres quant heure fut venue de disner<text:line-break/>les tables furent dresseez. Guymon fist as<text:line-break/>seoir labbe (et) tous les autres (sol) (et) puis apres<text:line-break/>furent seruis de bons vins et de bonnes<text:line-break/>viandes (sol) et en disnant labbe ne congneut<text:line-break/>point encores Guymon. Et apres ce que<text:line-break/>labbe eut este par aucuns iours bien repeu<text:line-break/>et refectionnes de bonnes viandes (sol) Guy(-)<text:line-break/>mon fist apporter toutes les besongnes de<text:line-break/>labbe en vne sale (sol) et en vng iardin qui des<text:line-break/>soubz la sale estoit. Il fist aussi amener to<text:span text:style-name="T1259">9</text:span><text:line-break/>ses cheuaulx entierem(e2)t. Et apres ce guy<text:line-break/>mon alla deuers labbe (et) luy demanda com<text:line-break/>me il se portoit et se il pourroit encores che<text:line-break/>uaucher. Ouy certes dist labbe et de mon<text:line-break/><text:span text:style-name="pb">[f. 157v]</text:span><text:line-break/>estomac suis sain et guerry (sol) mais ie seroye<text:line-break/>bien ayse se pouoye estre hors des mains<text:line-break/>de guymon. Ad(o2)cques guymon mena sah<text:line-break/><text:soft-page-break/>be en sa sale ou estoyent toutes ses beson(-)<text:line-break/>gnes et aussi ses gens. Et apres suy mon<text:line-break/>stra par vne senestre ses cheuaulx (sol) puis luy<text:line-break/>dist guimon. Sire abbe vons deuez sca(-)<text:line-break/>uoit que qu(a2)t aucun noble homme est chas(-)<text:line-break/>se dehors de sa maison et il est poure (sol) et il a<text:line-break/>mains ennemis puissans il est legierement<text:line-break/>induit a mal faire. Et pourtant vous de(-)<text:line-break/>uez scauoit que ces choses ont induit sire<text:line-break/>guymon a mauluaistie (sol) et non point de son<text:line-break/>couraige (sol) mais pour auoir sa vie et souste(-)<text:line-break/>nir son estat il luy a c(o2)uenu estre robeur de<text:line-break/>gens et guecteur de chemins et ennemy de<text:line-break/>leglise pour mieulx soubstenir sa noblesse.<text:line-break/>Et saichez que ie suis guimon vostre hoste<text:line-break/>mais pour ce que me semblez vng vaillant<text:line-break/>h(o2)me ie vous ay voulu guerir vostre esto(-)<text:line-break/>mac (sol) Par quoy ie ne vous vueil point traic<text:line-break/>ter c(o2)me vng autre homme qui seroit cheuz<text:line-break/>en mes mains. Et pour ce veez cy toutes<text:line-break/>voz besongnes (sol) et en ce iardin icy bas sont<text:line-break/>tous voz cheuaulx (sol) choisissez selon vostre<text:line-break/>bon plaisir de demourer ou de vous en al<text:line-break/>ler (sol) et de prendre tous voz biens ou partie<text:line-break/>diceulx ainsi comme bon vous semblera.</text:p>
      <text:p text:style-name="p">Adoncques labbe forment se csbahyt de<text:line-break/>ce que en vng Robeur publicque estoyent<text:line-break/>telles paroles et de si grant liberalite. Et<text:line-break/>labbe en plourant mist soubdainement ius<text:line-break/>tous ses courroux et tous desdaingz (sol) et le<text:line-break/>conuertit en son cueur a bonne intention (sol)<text:line-break/>et deuint amy de Guymon (sol) puis lembrassa<text:line-break/>et luy dist. Je te dy et iure que ie suis bien<text:line-break/>marrx de la fortune mauldicte qui te a con(-)<text:line-break/>trainct a si damnable pillerie. Apres labbe<text:line-break/>print aucuns biens necessaires pour luy et<text:line-break/>pour ses gens et le surplus il laissa a Guy<text:line-break/>mon (sol) Et puis sen retourna aromme. Et<text:line-break/>quant il sut arriue a r(o2)me le pape qui auoit<text:line-break/>bien sceu sa prinse en auoir este moult dol(e2)t<text:line-break/>et desplaisant (sol) par quoy il le m(a2)da (sol) et apres<text:line-break/>le mandement linterrogua c(o2)me les baingz<text:line-break/>de senes luy auoient prouffite. Ad(o2)cques<text:line-break/>labbe en riant luy respondit. Certes pere<text:line-break/>sainct iay trouue les haingz par de ca : Car<text:line-break/>iay trouue vng vaillant homme medecin (q2)<text:line-break/>nectement ma guery tout mon estomac.</text:p>
      <text:p text:style-name="p">Et apres labbe compta au pere sainct tou(-)<text:line-break/>te la maniere de quoy (et) comme il auoir este<text:line-break/>guery de quoy le pape rist moult. Et apres<text:line-break/><text:soft-page-break/>labbe esmeu dung agu (et) magnifique cueur<text:line-break/>en poursuiuant ses paroles demanda vne<text:line-break/>grace au pape. Et lors le pape cuydant que<text:line-break/>labbe deust demander autre chose que il ne<text:line-break/>pensoit luy octroya liberalement en luy di<text:line-break/>sant quil feroit pour luy tout ce quil pour(-)<text:line-break/>roit. Lors dist labbe au pape. Pere sainct<text:line-break/>la chose que ie vous entans demander (sol) cest<text:line-break/>que vous donnez vostre grace a Guymon<text:line-break/>tachin mon medecin : car entre les vaillans<text:line-break/>hommes que iay congneuz il est le plus sin<text:line-break/>gulier en liberalite que nul autre (sol) combien<text:line-break/>que les maulx quil a faitz ne luy doyuent<text:line-break/>point estre imputez a mal (sol) mais a fortune<text:line-break/>qui luy osta ses richesses et ses amys. Et<text:line-break/>si ne double point (q1) se guymon estoit pour<text:line-break/>ueu daucuns biens temporelz dont il peust<text:line-break/>maintenir son estat (et) soubstenir sa vie quil<text:line-break/>ne deuint en brief temps vng tres vaillant<text:line-break/>chrestien (sol) et mectroit arriere toutes maul<text:line-break/>uaistiez. Et le pape qui oyt ces choses que<text:line-break/>ledit Guymon estoit magnificque et large<text:line-break/>aux vaillans hommes ainsi que luy auoit<text:line-break/>dit labbe. Si dist le pape a labbe quil sist<text:line-break/>venir Guymon (sol) lequel apres quil eut ouy<text:line-break/>le mandement de labbe vint en court de r(o2)<text:line-break/>me ou il se gouuerna si bien et vaillamm(a2)t<text:line-break/>que en pou de temps le pape congneut quil<text:line-break/>estoit homme de grant valeur. Si fut gui<text:line-break/>mon reconseillie (sol) et luy donna le pape vne<text:line-break/>bonne c(o2)manderie des hospitaliers de saint<text:line-break/>Jehan de iherusalem (sol) puis le sist cheualier<text:line-break/>de celle religion. Et apres tant (q2)l vesquit<text:line-break/>il seruit loyaulment a saincte eglise et si fut<text:line-break/>amy familier de labbe de grunes (sol) et durant<text:line-break/>sa vie fut son seruiteur et selon son estat se<text:line-break/>faisoit aymer a tout le monde.</text:p>
      <text:p text:style-name="p"><text:span text:style-name="pb">[f. 158r]</text:span></text:p>
      <text:p text:style-name="P1260"><text:span text:style-name="T1261">E</text:span>N ceste nouuelle est m(o2)stre com<text:line-break/>me quant aucun mal faicteur est<text:line-break/>degecte hors de sa demourance (et)<text:line-break/>b(a2)ny de son pays (sol) de ses amys (et) de ses bi(e2)s<text:line-break/>selon son estat il sapplicque destre larr(o2) ou<text:line-break/>meurdrier (et) guetteur de chemins pour sou<text:line-break/>stenir son estat (et) sa vie (sol) comme il a este mon<text:line-break/>stre en ceste nouuelle de guymon. Apres y<text:line-break/>est monstre comme quant il print labbe luy<text:line-break/>estant malade de lestomach ledit guymon<text:line-break/>le guerit tout sain (sol) (et) labbe cuidoit (q1) la proui<text:line-break/>sion quon luy bailloit que ce fust par vindi<text:line-break/><text:soft-page-break/>cation pour le tenir en prison affin que guy<text:line-break/>mon eust ses biens. Apres yest monstre<text:line-break/>comme nul bien fait nest inremunerable.<text:line-break/>Ainsi comme labbe qui eut congnoissance<text:line-break/>du bien que guymon luy auoir fait et luy r(e2)<text:line-break/>dit a la fin (sol) (et) sist t(a2)t enuers le pape que guy<text:line-break/>mon obtint sa grace (et) fut cheualier de saint<text:line-break/>tehan de hierusal(e2) de quoy il auoir reuenue<text:line-break/>pour soustenir son estat(et) sa vie et fut vng<text:line-break/>tresbon chrestien toute sa vie durant.</text:p>
      <text:h text:style-name="Titre1" text:outline-level="1">(ipdm) Cy ensuit la. iiii. xiii. nouuelle c(o2)p<text:line-break/>tee par le iouuencel philostrace sur la<text:line-break/>xv. iournee dont pamphile est roy.</text:h>
      <text:p text:style-name="figure">&lt;image&gt;</text:p>
      <text:p text:style-name="P1262"><text:span text:style-name="T1263">P</text:span>Qis que nous auons enc(o2)men<text:line-break/>ce de parler de magnificence (et) de<text:line-break/>liberalite il ne c(o2)uient point rom<text:line-break/>pre lordonnance quauone donnee (sol) car au<text:line-break/>plaisir de dieu ie compteray vne nouuelle<text:line-break/>de grant magnificence (et) liberalite (sol) mais (q1)<text:line-break/>il plaise a la compaignie de moy escouter.</text:p>
      <text:h text:style-name="Titre2" text:outline-level="2">(ipdm) La forme de la nouuelle.</text:h>
      <text:p text:style-name="P1264"><text:span text:style-name="T1265">A</text:span>Bose est certaine (q1) aucuneffoys<text:line-break/>on peut adiouster foy aux parol(-)<text:line-break/>les daucunes ieunes personnes<text:line-break/>(et) autres hommes qui ont este au pays de<text:line-break/>cartage (sol) auquel fut iadis vng noble hom(-)<text:line-break/>me et riche s(a2)s mesure nomme nathan qui<text:line-break/>entre ses autres manoirs auoir vne mai(-)<text:line-break/>son aupres dung c(o2)mun chemin par lequel<text:line-break/>passoient tous ceulx qui alloient du pays<text:line-break/>dorient en occid(e2)t. Or estoit cestuy nath(a2)<text:line-break/>homme magnifique (et) large et desiroit par<text:line-break/>ses oeuures estre ren(o2)me. Si print moins<text:line-break/>charpentiers (et) en pou de temps il fist faire<text:line-break/>vng palais le plus bel (et) le plus singnlier (q2)<text:line-break/>lors fust en icelluy pays (sol) lequel a lauenant<text:line-break/>fut garny de toutes choses necessaires a re<text:line-break/>ceuoir (et) honnorer tous hommes (et) femmes<text:line-break/>nobles passant le chemin. Et en ceste loua<text:line-break/>ble maniere nathan perseuera longuement<text:line-break/>que non pas tant seulement tous les hom<text:line-break/>mes dorient (sol) mais presque tous ceulx de<text:line-break/>occident congnoissoient. Nathan qui ia es<text:line-break/>toit vieillart et plain daage (sol) mais point ne<text:line-break/>estoit las ne recre(a2)t de faire a tous largesse<text:line-break/>et courtoisie a vng chascun (sol) mais la renom<text:line-break/><text:soft-page-break/>mee de nathan fut enuyee dung ieune hom<text:line-break/>me sarrazin n(o2)me mitridan natif du pays<text:line-break/>prouchain de cartage. Et pource que cestui<text:line-break/>mirrid(a2) nestoit pas moins riche que estoit<text:line-break/>nathan deuint fort (e2)uyeulx sur luy pour sa<text:line-break/>grant renommee quil auoir (et) pour les edif<text:line-break/>fices quil auoit. Si proposa icelluy mitri<text:line-break/>dan par sa grant liberalite de aneantir la re<text:line-break/>nommee de nathan (sol) et pource mitridan fist<text:line-break/>edifier vng autre palais semblable au Pa<text:line-break/>lais dudit Nathan. Et icelluy palais par<text:line-break/>fait et fourny de toutes choses commen(-)<text:line-break/>ca a faire de tresgrandes courtoisies (et)<text:line-break/><text:span text:style-name="pb">[f. 158v]</text:span><text:line-break/>libe(-)ralitez a tous allans (et) venans (sol) (et) tant que<text:line-break/>a bien pou de temps mitridan deuint hom<text:line-break/>me ren(o2)me. Or aduint vng iour que mi(-)<text:line-break/>tridan estoit tout seul en la sale de son pa<text:line-break/>lais auquel vint vne femme mendiante (sol) la<text:line-break/>quelle entra par vne des portes dedans la<text:line-break/>sale (et) demanda laumosne a mitridan qui<text:line-break/>dist quon luy donnast encores vne aumos<text:line-break/>ne (sol) laquelle luy fut octroyee. Et la femme<text:line-break/>fist tousiours ainsi iusques a la. xiii. fois<text:line-break/>pour auoir la. xiii. aumosne (sol) (et) alors mitri<text:line-break/>dan luy respondit. Certes bonne femme<text:line-break/>tu es trop curieuse de demander laumosne<text:line-break/>touteffois mitridan luy fist encores d(o2)ner<text:line-break/>laumosne. Et apres laumosne d(o2)nee dist<text:line-break/>la femme. O largesse de nathan comme<text:line-break/>tu es gr(a2)de et merueilleuse. Car par. xiii<text:line-break/>fois iay entre nagueres en son palais (sol) (et) c(o2)<text:line-break/>me ie y suis entree par. xiii. sois iay dem(a2)<text:line-break/>de laumosne (sol) et selon ce que il me semble ie<text:line-break/>ne luy ennuye onc (sol) mais iay ia congneu que<text:line-break/>ie luy ennuye. Adonc la femme se partit de<text:line-break/>illec et oncques puis ne retourna. Qu(a2)t<text:line-break/>mitridan eut ouy les parolles de la vieille<text:line-break/>il fut esprins de courroux comme celluy (q2)<text:line-break/>cuidoit que tout ce quil oyoit dire de nath(a2)<text:line-break/>si sust a la diminucion de luy (et) de sa bonne<text:line-break/>renommee (sol) et disoit mitridan. Lassemoy<text:line-break/>quant attaindray ie aux grans lou(e2)ges de<text:line-break/>nathan ie ne surmonteray point ses gran(-)<text:line-break/>desses puis que ie ne le puis resembler en<text:line-break/>nulles de ces choses (sol) ie scay de vray que ie<text:line-break/>laboure en vain se ie ne le tue. Et pource il<text:line-break/>me le conuient tuer de mes propres mains<text:line-break/>se vieillesse ne men deliure (sol) (et) sans commu(-)<text:line-break/>niquer auec aucun a tout son cruel propos<text:line-break/><text:soft-page-break/>Mitridan mue de courage monta a cheual<text:line-break/>(et) sen va auec petite compaignie (sol) (et) cheuau(-)<text:line-break/>cha tant (q1) au tiers iour il arriua au palais<text:line-break/>de nathan (sol) si dist mitridan a ses c(o2)paign(o2)s<text:line-break/>que ilz saingnissent de ne le congnoistre ne<text:line-break/>quil fust de leur c(o2)paignie (sol) (et) quilz allassent<text:line-break/>deuant au logeis iusques a ce quil leur dist<text:line-break/>autre chose. Et luy qui arriua au soir tout<text:line-break/>seul trouua nathan au plus pres de son pa<text:line-break/>lais qui aussi estoit tout seul ou il sesbatoit<text:line-break/>en ne pensant aucunement a nulle chose (q1)l(-)<text:line-break/>conques. Si vint mitridan a nathan le(q1)l<text:line-break/>il ne congnoissoit point en luy demandant<text:line-break/>Bon homme scez tu point ou demoure na<text:line-break/>than (sol) (et) il luy respondit. Mon beau filz il<text:line-break/>nya h(o2)me en ce pays qui mieulx le te sceust<text:line-break/>a dire que moy (sol) (et) pour tant sil te plaist ie te<text:line-break/>meneray a luy. Si luy respondit mitriban<text:line-break/>quil estoit content (sol) mais se il estoit possible<text:line-break/>il ne vouloit point estre c(o2)gneu de nathan<text:line-break/>Et nathan luy respondit quil nestoit chose<text:line-break/>que il ne fist pour luy. Et adonc mitridan<text:line-break/>descendit de dessus son cheual (et) en parlant<text:line-break/>auecques nathan assez gracieusement alle<text:line-break/>r(e2)t iusques au palais. Et illec nathan par<text:line-break/>vng sien varlet fist prendre et mettre le che<text:line-break/>ual de mitrid(a2) a lestable (sol) et a icelluy varlet<text:line-break/>dist en loreille que il ord(o2)nast leans que au<text:line-break/>cun deulx ne dist quil fust nath(a2) (sol) (et) ainsi fut<text:line-break/>la chose faicte (sol) mais apres ce que mitridan<text:line-break/>fut en vne tresbelle chambre du palais en<text:line-break/>laquelle ne veoit aucune personne si non (q1)<text:line-break/>ceulx qui ordonnez estoient par Nathan a<text:line-break/>seruir mitridan qui souuerainement fut lo<text:line-break/>gie (et) honnestement administre. Et t(a2)t que<text:line-break/>nathan luy mesmes si luy tint compaignie<text:line-break/>pour soupper. Et tandis que nathan se te(-)<text:line-break/>noit auecques mitridan pour icelluy bon(-)<text:line-break/>neur (sol) mitridan luy demanda qui il estoit.<text:line-break/>Je suis dist il vng petit seruiteur de nath(a2)<text:line-break/>des le t(e2)ps de ma ieunesse (et) de mon enf(a2)ce<text:line-break/>fus acueilly auecques nathan (sol) et oncques<text:line-break/>ne me promist aucune office ne que vous<text:line-break/>auez. Et combien que chascun autre puisse<text:line-break/>droictement louer nathan (sol) touteffois au re<text:line-break/>gard de moy ie le puis petitement louer a<text:line-break/>effect son mauuais propos. Et apres d(o2)c<text:line-break/>ques ce que icelluy nathan eut ces paroles<text:line-break/>dictes icelluy mitridan print grant esperan<text:line-break/>ce. Et apres ces parolles dictes icelluy<text:line-break/><text:soft-page-break/>Nathan se efforca moult de asses courtoi<text:line-break/>sement (et) bien doulcement le mieulx quil<text:line-break/>peut de interroguer icelluy Mitridan de<text:line-break/>quel lieu il venoit (sol) et (q2) il estoit (sol) (et) pour (q1)lle<text:line-break/><text:span text:style-name="pb">[f. 159r]</text:span><text:line-break/>cause il fut illec venu (sol) et luy offrit son ayde<text:line-break/>et conseil de ce que il pourroit faire. Ad(o2)c<text:line-break/>mitridan desploya aucunement sa response<text:line-break/>a nathan (sol) mais finablement il delibera de<text:line-break/>soy fier en luy en luy disant maintes parol<text:line-break/>les de nathan. Et apres il luy requist sa foy<text:line-break/>affin quil ne lencusast (sol) et luy demanda aide<text:line-break/>(et) conseil (sol) puis luy manifesta tout au long<text:line-break/>pourquoy ne a quoy estoit leans venu (sol) (et) la<text:line-break/>cause qui le mouuoit. Et nathan oyant les<text:line-break/>paroles de mitridan (et) son cruel propos fut<text:line-break/>tout esmeu en soy mesmes. Et t(a2)tost auec<text:line-break/>ferme courage et visage constant luy resp(o2)<text:line-break/>dit en disant. O mitridan ton pere fut no<text:line-break/>ble h(o2)me (et) tu te veulx forliginer de luy (sol) car<text:line-break/>tu as propose dac(o2)plir ta besongne c(o2)me de<text:line-break/>toy r(e2)dre large (et) courtois enuers tous h(o2)<text:line-break/>mes et femmes (sol) et ie te c(o2)mande moult cel(-)<text:line-break/>le euure parquoy tu peulx ressembler a na(-)<text:line-break/>than. Et se tous h(o2)mes du monde estoi(e2)t<text:line-break/>telz c(o2)me il est (sol) les meschans deuiendroi(e2)t<text:line-break/>en bries temps en tous lieux honnestes et<text:line-break/>plains donneurs. Et pource la chose que<text:line-break/>tu as proposee ie la tiendray secrete (sol) (et) si te<text:line-break/>vueil donner conseil (et) aide mieulx que h(o2)<text:line-break/>me du m(o2)de (sol) car ie te diray. Tu vois pres(-)<text:line-break/>(q1) de ce palais icy au quart dune lieue vng<text:line-break/>bocage auquel chascun matin nathan se va<text:line-break/>esbatre tout seul (et) par longt(e2)ps se tient il(-)<text:line-break/>lec (sol) (p3)quoy legiere chose te sera de faire ton<text:line-break/>plaisir affin que se tu le occis (et) ten puisses<text:line-break/>retourner a ta maison seurement (sol) non mye<text:line-break/>par le chemin que tu vois a la main senestre<text:line-break/>mais par lautre que tu vois a main destre<text:line-break/>au saillir du bois (sol) car combien que cestuy<text:line-break/>chemin soit plus sauluage (sol) touteffois il est<text:line-break/>plus voisin de ta maison. Qu(a2)t mitridan<text:line-break/>fut informe de par nathan il se departit de<text:line-break/>luy (et) de ses compaignons qui mesmement<text:line-break/>leans estoient (sol) (et) leur signifia le lieu auquel<text:line-break/>le deuoient att(e2)dre. Et si tost quil fut iour<text:line-break/>sans reueler a aucun le conseil de mitridan<text:line-break/>qui pas nauoit mue son courage ne son c(o2)(-)<text:line-break/>seil (sol) ledit nathan sen alla tout seul au bocai<text:line-break/>ge en entencion de mourir. Et quant mi<text:line-break/><text:soft-page-break/>tridan fut de son lit leue print son art en sa<text:line-break/>main et ceingnit son espee (et) monta sur son<text:line-break/>cheual (et) alla au bocage ou il veit nathan de<text:line-break/>bien loing. Et mitrida delibera en soy de<text:line-break/>arraisonner nathan (et) de parler auec(q1)s luy<text:line-break/>affin quil peust veoir a son appetit deuant<text:line-break/>quil luy touchast. Si print le chemin de ve<text:line-break/>nir deuers nathan lequel selon la mode sar<text:line-break/>rasine auoir vng coeuurechief blanc lye au<text:line-break/>tour de sa teste (sol) si print mitridan nath(a2) par<text:line-break/>dessus sa teste en luy disant. O vieillart<text:line-break/>nathan tu es mort. Et nathan ne luy resp(o2)<text:line-break/>dit autre chose. Je lay desseruy doncques<text:line-break/>Quant mitridan ouyt la voix de nathan (et)<text:line-break/>il eut considere son visage il c(o2)gneut celluy<text:line-break/>qui liberalem(e2) lauoit reccu en son hostel (et)<text:line-break/>(q2) finablem(e2)t lauoit ac(o2)paigne en son hostel<text:line-break/>(et) loyalement conseille (sol) parquoy mitridan<text:line-break/>mist hors sa fureur (et) son courroux (et) eut h(o2)<text:line-break/>te de luy. Si getta loing son espee laquelle<text:line-break/>il tenoit en sa main nue pour couper la gor<text:line-break/>ge de nathan et descendit a pied de dessus<text:line-break/>son chaual (sol) (et) en plourant se mist aux piedz<text:line-break/>de nathan (et) luy dist mitridan. Je congnois<text:line-break/>bien maintenant manifestement mon pere<text:line-break/>nathan vostre liberalite (sol) laquelle considere<text:line-break/>quelle est de moult grant cautelle qu(a2)t vo<text:span text:style-name="T1266">9</text:span><text:line-break/>mauez hab(a2)donne vostre vie (sol) (et) auez vse de<text:line-break/>grant finesse et sagesse ensemble quant ie a<text:line-break/>uoye couuoitie vostre vie sans cause (sol) ainsi<text:line-break/>comme ie vous ay monstre (sol) mais dieu est<text:line-break/>plus ententif a mon adressement que ie ne<text:line-break/>estoie quant il ma ouuert les yeulx de mon<text:line-break/>entendem(e2)t pour congnoistre la chose que<text:line-break/>iauoye entencion de faire (sol) mais la mesch(a2)te<text:line-break/>(e2)uye de quoy ie estoie entache mauoit aueu<text:line-break/>gie les yeulx pour faire ceste male facon (q1)<text:line-break/>ie te vouloye faire. Et pource que de t(a2)t<text:line-break/>que ie vous c(o2)gnoys que vous auez pr(o2)pt<text:line-break/>de faire mon desir (et) plaisir (sol) de tant plus<text:line-break/>ie me congnoys auoir moult grandement<text:line-break/>erre a lencontre de vous nathan (sol) et me en<text:line-break/>tiens fort oblige de moy repentir de ceste<text:line-break/>grande offense (sol) et vous prie dist mitridan<text:line-break/>(q1) prenez de moy telle vengeance (q1) bon vo<text:span text:style-name="T1267">9</text:span><text:line-break/><text:span text:style-name="pb">[f. 159v]</text:span><text:line-break/>semblera pour corriger mon peche. Apres<text:line-break/>cee parolles dictes Nathan fist leuer sur<text:line-break/>piez mitridan (sol) le(q1)l estoit agenouille (sol) et icel(-)<text:line-break/>luy embrassa moult doulcement (sol) (et) luy dist<text:line-break/><text:soft-page-break/>Mon beau filz mitridan ia ne fault d(o2)ner<text:line-break/>pardon a ton peche soit bon soit mauluais<text:line-break/>car bayne ne te mouuoit point (sol) mais estoit<text:line-break/>affin que tu fusses repute le meilleur entre<text:line-break/>ceulx de tout ton pays (sol) car tu doys croire<text:line-break/>certainement que ie te ayme mieulx que h(o2)<text:line-break/>me du monde (sol) car iay considere la haultesse<text:line-break/>de ton courgge (sol) car tu es habandonne (sol) non<text:line-break/>pas seulement a cueillir mondaines riche (sol)<text:line-break/>ses (sol) mais icelles despendre que tu as amas<text:line-break/>sees. Et nayes point de honte que tu me<text:line-break/>ayes voulu tuer affin que tu feusses ren(o2)(-)<text:line-break/>me (sol) (et) ne cuide point (q1) de ceste entreprinse ie<text:line-break/>me esmerueille (sol) Car les souuerains empe<text:line-break/>reurs (sol) (et) les grans roys ne vsent point de<text:line-break/>autre art que de tuer (sol) non pas t(a2)t seulem(e2)t<text:line-break/>vng homme (sol) mais plus de mille : ainsi que<text:line-break/>tu vouloyes faire pour auoir renommee.<text:line-break/>Aussi font il pour acquerir Royaulmes et<text:line-break/>seigneuries (sol) et vsent de art pour brusler les<text:line-break/>pays (et) subiuguet les Cites pour eslargir<text:line-break/>leurs terres (et) possessions. Et pourtant se<text:line-break/>tu me veulx tuer affin que tu soyes plus re<text:line-break/>nomme ie te habandonne ma vie (sol) (et) te par(-)<text:line-break/>donne ma mort (sol) car tu ne me feroyes riens<text:line-break/>de nouuel (sol) mais chose bien acoustumee. A<text:line-break/>doncques icelluy Mitridan non excusant<text:line-break/>son mauuais desir (sol) mais en aceceptant lon<text:line-break/>neste excusacion de nathan (sol) en parlant auec<text:line-break/>luy deuint tout esbahy c(o2)me nathan auoit<text:line-break/>peu consentir en soy (et) d(o2)ner a mitridan ma<text:line-break/>niere de conseil a faire celle chose (sol) dont dist<text:line-break/>nathan a mitridan. Je ne vueil pas que tu<text:line-break/>tesmerueille de mon conseil ne de ma delibe<text:line-break/>ration de vouloir donner mon sang (et) mon<text:line-break/>esperit (sol) car de puis que ie suis en propre li<text:line-break/>berte et que ie dispose a faire la chose que<text:line-break/>tu auoyes propose faire (sol) Cestassauoir lar(-)<text:line-break/>gesse (et) courtoisie a tous h(o2)mes (et) f(e2)mes (sol) car<text:line-break/>onc h(o2)me ne f(e2)me ne vint en ma maison (q1)<text:line-break/>ie ne c(o2)tentasse selon ma faculte (sol) mais tu es<text:line-break/>venu pardeuers moy et couuoitoyes ma<text:line-break/>vie (sol) et pourtant quant iay ouy que tu la de<text:line-break/>mandoyes iay delibere de la toy donner af<text:line-break/>fin que tu fusses la (p3)sonne seule qui de ce(a2)s<text:line-break/>partist sans sa demande auoir. Et affin (q1)<text:line-break/>tu eusses mon sang et mon ame ie te donne<text:line-break/>c(o2)seil c(o2)me iay pense que meilleur te seroit<text:line-break/>a auoir ma vie sans ce (q1) tu perdisses la ti(e2)(-)<text:line-break/>ne (sol) et pource ie te dy (e2)cores et te prie que tu<text:line-break/><text:soft-page-break/>la prengnes se elle te plaist et ac(o2)ply ta vou<text:line-break/>lente : car ie ne scay c(o2)e ie peusse myeulx ma<text:line-break/>vie que de la toy donner : car iay ia vescu (p3)<text:line-break/>iiii.xx.ans en delices et soulas (sol) et si scay<text:line-break/>bien que ma vie sera briefue selon le cours<text:line-break/>de nature des hommes (sol) et de toutes choses<text:line-break/>corruptibles (sol) parquoy ie conclus que trop<text:line-break/>mieulx vault que ie te d(o2)ne ma vie ainsi c(o2)(-)<text:line-break/>me iay donne mes tresors (sol) et desp(e2)du mes<text:line-break/>biens en largesses que vouloir garder ma<text:line-break/>vie si longuement (sol) car nature qui me loste<text:line-break/>racontre moy (et) ma voulente que par adu(a2)<text:line-break/>ture (et) me donnera espace de viure encores<text:line-break/>cinq ou six ans (sol) parquoy est petite chose de<text:line-break/>donner ma vie. Et pource ie te prie donc<text:line-break/>pren la se elle te plaist (sol) car t(a2)dis que iay ves<text:line-break/>cu ie nay troune qui ait couuoite ma vie (sol) (et)<text:line-break/>si ne scay quant ie trouueray homme s(e2)bla<text:line-break/>ble a toy (q2) desires auoir ma vie (sol) (et) se mesme<text:line-break/>ment aduenoit que ie trouuasse aucun qui<text:line-break/>voulsist auoir ie luy bailleray (sol) car tant pl<text:span text:style-name="T1268">9</text:span><text:line-break/>la garderay (et) tant moins vauldra. Prens<text:line-break/>donc ma vie (sol) ains (q1)lle soit amoindrie pr(e2)s<text:line-break/>la et ie ten prie. Lors mitriditan oyant ces<text:line-break/>parolles fut tresh(o2)teux (et) dist. Ja ne me ad<text:line-break/>uiengne que si chere chose comme est vie ie<text:line-break/>oste de vostre corps (sol) ne (q1) iamais ie la desi(-)<text:line-break/>re auoir comme ie faisoie nagueres (sol) (et) a vo<text:line-break/>stre vie iamais ie ne amoindriroye ses ans<text:line-break/>mais ie y administreroye voulentiers des<text:line-break/>biens se ie pouoye. Puis dist nathan a mi<text:line-break/>tridan. Se tu veulx faire ce que ie te diray<text:line-break/>ie te le feray voul(e2)tiers : cest que tu demou<text:line-break/>reras en ma maison et seras appelle nath(a2)<text:line-break/>(et) viueras ainsi comme iay vescu (sol) et men<text:line-break/>iray demourer en la tienne maison et me<text:line-break/><text:span text:style-name="pb">[f. 160r]</text:span><text:line-break/>feray appeller mitridan. Adoncques resp(o2)<text:line-break/>dit mitridan aux parolles de nathan. Cer<text:line-break/>tes se ie scauoye aussi bien viure comme tu<text:line-break/>as vescu sans longue deliberacion ie accep<text:line-break/>teroye ceste chose (sol) laquelle vous mauez of(-)<text:line-break/>ferte. Apres plusieurs parolles dictes en(-)<text:line-break/>tre Nathan (et) mitridan eulx deux selon le<text:line-break/>plaisir de nathan retournerent ensemble (sol) (et)<text:line-break/>Mitridan alla querir sa compaignie pour<text:line-break/>soy en aller. Et apres ce que Nathan leur<text:line-break/>eust declaire sa prouesse et sa grant magni(-)<text:line-break/>ficence de largesse tout au long il leur don(-)<text:line-break/>na conge de retourner en leur pays.</text:p>
      <text:soft-page-break/>
      <text:p text:style-name="P1269"><text:span text:style-name="T1270">E</text:span>N ceste nouuelle est monstre c(o2)e<text:line-break/>le peche denuie regne entre les h(o2)<text:line-break/>mes riche et puissans qui ont de<text:line-break/>sir destre renommez en ce monde ainsi com<text:line-break/>me auez ouy en ceste nouuelle de mitridan<text:line-break/>et de nathan. Apres y est m(o2)stre comme la<text:line-break/>grant liberalite et courtoisie de nathan qui<text:line-break/>iamais ne refusa chose quon luy dem(a2)dast<text:line-break/>apres quil sceut (q1) mitridan desiroit sa pro(-)<text:line-break/>vie (sol) luy voulut octroyer et donner de sa<text:line-break/>propre voulente. Apres y est monstre com<text:line-break/>me liberalite (et) largesse sauu(e2)t la vie a main<text:line-break/>tes personnes pour d(o2)ner et departir des<text:line-break/>biens et richesses que dieu et fortune don<text:line-break/>nent aux hommes.</text:p>
      <text:h text:style-name="Titre1" text:outline-level="1">(ipdm) Cy ensuit la. iiii. xx. xiiii. nouuel<text:line-break/>le comptee par laurette sur la. x. iour<text:line-break/>nee dont pamphile est royne.</text:h>
      <text:p text:style-name="P1271"><text:span text:style-name="T1272">Q</text:span>Oant ie me recorde des nouuel(-)<text:line-break/>les deuantdictes que iay ouyes<text:line-break/>selon mon entendem(e2)t ilz sont de<text:line-break/>moult grant vertu (sol) mais ie vous vueil re<text:line-break/>citer vne trespiteuse nouuelle se me semble<text:line-break/>de plus grant louenge et de plus grant b(o2)<text:line-break/>neur que ne ont este encores toutes les des<text:line-break/>susdictes selon lordre de magnificence et de<text:line-break/>liberalite ainsi quil sensuit.</text:p>
      <text:h text:style-name="Titre2" text:outline-level="2">(ipdm) La forme de la nouuelle.</text:h>
      <text:p text:style-name="figure">&lt;image&gt;</text:p>
      <text:p text:style-name="P1273"><text:span text:style-name="T1274">E</text:span>n la noble (et) tresanci(e2)ce cite de bou<text:line-break/>longne au pays de lombardie fut<text:line-break/>vng clerc noble en vertus et deli<text:line-break/>gnage (sol) lequel fut nomme messire g(e2)tille de<text:line-break/>garissendes qui fut amoureuse dune f(e2)me<text:line-break/>n(o2)mee lratherine espouse dung citoyen de<text:line-break/>boulongne appelle nicolas cathamuce. Ad<text:line-break/>uint donc que tandis que cestuy gentille es<text:line-break/>toit ainsi esprins et esmeu de lamour de<text:line-break/>ceste dame (sol) dauanture fut esleu baillif de<text:line-break/>vne nommee modene voisine de Boulon<text:line-break/>gne (sol) Parquoy il luy conuint laisser la ville<text:line-break/>de boulongne et aller en celle cite dont il a(-)<text:line-break/>uoit este esleu baillif (sol) (p3) quoy il cuy da auoir<text:line-break/>perdu lamour et esper(a2)ce quil auoir a ceste<text:line-break/>dame. Si aduint que ceste f(e2)me fut encein<text:line-break/>te denfant (et) demanda conge a son mary de<text:line-break/>aller en vng sien manoir (q2)lz auoi(e2)t a lieue<text:line-break/><text:soft-page-break/>(et) demye de boulongne (sol) laquelle obtint le c(o2)<text:line-break/>gie (et) y alla (sol) mais il luy aduint vng si cruel<text:line-break/>accident de maladie si forte que le mal (q1)lle<text:line-break/>souffroit estaignoit en elle tous les mou(-)<text:line-break/>uemens de vie en telle maniere que les f(e2)(-)<text:line-break/>mes (et) les prouchains parens de icelle fem(-)<text:line-break/>me disoient que elle nestoit pas enceinte de<text:line-break/>si long temps (q1) le fruict de son ventre fust<text:line-break/>encores parfait (sol) (et) sans challoir de enquerir<text:line-break/>delle ne de sa maladie cuider(e2)t (q1)lle fust mor<text:line-break/>te (sol) et ses parens lenseuelirent (et) fut mise en<text:line-break/><text:span text:style-name="pb">[f. 160v]</text:span><text:line-break/>vng tombel et enterree en vne eglise pres<text:line-break/>dillec la ou les amys cryoient (et) plouroi(e2)t<text:line-break/>que cestoit moult grant merueilles a ouyr<text:line-break/>Et apres ceste chose faicte la mort de ceste<text:line-break/>femme fut soubdaynement denoncee a sire<text:line-break/>gentille de par vng sien amy quil auoir (sol) et<text:line-break/>combien que le cheualier iamais neust este<text:line-break/>en la grace de ceste dame (sol) touteffoys il fut<text:line-break/>moult dolent de cestuy cas. Et finablem(e2)t<text:line-break/>dist en son cueur. O dame lratherine tu es<text:line-break/>morte (sol) et t(a2)dis que tu viuoyes ie neuz onc<text:line-break/>ques vng seul regard de tes yeulx (sol) et pour<text:line-break/>ce que maintenant tu es morte affin que tu<text:line-break/>ne me refuses il c(o2)uient que ie te baise tou(-)<text:line-break/>te morte. Et apres il monta a cheual auec<text:line-break/>vng sien varlet (sol) (et) sans arrester pou ne pe<text:line-break/>tit vint au lieu ou la dame auoir este enter<text:line-break/>ree. Si ouurit le sepulchre et entra ded(a2)s<text:line-break/>et se coucha aupres de la femme (sol) puis la c(o2)<text:line-break/>menca a baisier par plusieurs fois en plou<text:line-break/>rant maintes larmes (sol) (et) gectant moins sou<text:line-break/>pirs (et) gemissemens de son cueur (sol) en soy c(o2)<text:line-break/>plaignant moult fort (sol) mais ainsi que nous<text:line-break/>voyons les appetiz des h(o2)mes ne peuent<text:line-break/>estre appaisiez ne contens (sol) mais ilz desir(e2)t<text:line-break/>tousiours aller plus oultre (sol) en especial les<text:line-break/>appetiz des amoureux. Et pource luy es<text:line-break/>chauffe damoureux appetit pourpensa de<text:line-break/>toucher sur la poictrine de la dame aucun<text:line-break/>pou (sol) car dist il iamais ie ne la toucheray (sol) (et)<text:line-break/>oncques ne la touche. Adoncques g(e2)tille<text:line-break/>va(i2)cu pour lamour delle mist sa main sur<text:line-break/>sa poictrine (sol) et quant il eut vng petit tenue<text:line-break/>dessus (sol) il luy sembla quil sentit la paour du<text:line-break/>cueur delle reuenir (sol) commenca a delaisse<text:line-break/>toute paour et plus diligentement toucha<text:line-break/>sa poictrine (sol) et de rechief sentit le cueur del<text:line-break/>le mouuoir (sol) parquoy il congneut quelle ne<text:line-break/><text:soft-page-break/>estoit pas morte. Et non obstant quil cuy<text:line-break/>dast que sa vie fust bien petite et courte (sol) si<text:line-break/>la prindr(e2)cluy et son varlet (sol) (et) le plus souef<text:line-break/>uement que ilz peurent losterent hors du<text:line-break/>sepulchre (et) l(e2)porterent dessus vng de leurs<text:line-break/>cheuaulx en la maison de sire gentille (sol) en la<text:line-break/>quelle estoit vne vaillante femme (et) sage (sol) (et)<text:line-break/>entendoit lamour de quoy son filz aymoit<text:line-break/>la femme. Si fut menee en pitie (sol) (et) inconti<text:line-break/>nent secretem(e2)t fist vng grant feu (et) appres<text:line-break/>ta vng baing tout chault ou elle mist celle<text:line-break/>femme (sol) laquelle sentant la chaleur du feu (et)<text:line-break/>de leaue (et) du baing recouura la force de ses<text:line-break/>esperitz (sol) parquoy elle mist hors vng grant<text:line-break/>soupir en disant. Las en quel lieu suis ie.<text:line-break/>Adonc la mere respondit. Mamye rec(o2)fo(-)<text:line-break/>tez vous (sol) vous estes en vng lieu de bien<text:line-break/>Puis fratherine ouurit les yeulx en regar<text:line-break/>dant autour de soy (sol) (et) sans congnoistre le<text:line-break/>lieu ou elle estoit veit deuant elle sire gen<text:line-break/>tille (sol) parquoy elle sesmerueilla moult (et) pria<text:line-break/>a la mere du cheualier quelle luy dist c(o2)me<text:line-break/>elle auoir este amenee du village de au pl<text:span text:style-name="T1275">9</text:span><text:line-break/>pres de boulongne. Et apres le cheualier<text:line-break/>luy rac(o2)pta toute la chose par ordre. Et el(-)<text:line-break/>le soy c(o2)plaignant rendit graces a dieu (et) au<text:line-break/>cheualier. Et oultre elle luy pria par celle<text:line-break/>amour dont il lauoit aymee (et) par sa cour(-)<text:line-break/>toisie que en sa maison elle ne receust aucu(-)<text:line-break/>ne honte redondant a elle et a son mary (sol) et<text:line-break/>que si tost (q1) le iour seroit venu il la laissast<text:line-break/>aller en sa propre maison. Lors luy respon<text:line-break/>dit sire gentille. Dame quic(o2)ques ait este<text:line-break/>mon desir et tout le t(e2)ps passe (sol) ne(a2)tmoins<text:line-break/>ie ne vo<text:span text:style-name="T1276">9</text:span><text:s/>ent(e2)s pas traicter icy ne ailleurs<text:line-break/>autrem(e2)t c(o2)me ma propre seur (sol) mais puis<text:line-break/>que dieu ma octroye ceste grace de vous re<text:line-break/>stituer viue (et) saine (p3) le moyen dicelle amor<text:line-break/>dont ie vous aymoye le temps passe (sol) mais<text:line-break/>le benefice dont iay vse enuers vous en<text:line-break/>ceste nuyt selon mon aduis requiert bien au<text:line-break/>cun salaire. Et pour ce ie vueil que ne me<text:line-break/>refuses mye vne grace que ie vous deman<text:line-break/>deray. La dame luy respondit quelle estoit<text:line-break/>apprestee a luy faire tout seruice en toutes<text:line-break/>choses honnestes. Dame dist icelluy che(-)<text:line-break/>ualier tous voz parens et amys boulon(-)<text:line-break/>noys cuydent tout certainement que vous<text:line-break/>soyez morte (et) enterree (sol) parquoy nest nul (q2)<text:line-break/>vous attende en vostre maison. Et pour<text:line-break/><text:soft-page-break/>ce vueil auoir de vous vng don : cest que il<text:line-break/>vous plaise icy demourer auec(q1)s ma mere<text:line-break/><text:span text:style-name="pb">[f. 161r]</text:span><text:line-break/>iusques a tant que ie retourne de modene (sol)<text:line-break/>auquel ie voys pour aucunes affaires qui<text:line-break/>my sont suruenuz. Et ie le dy affin que en<text:line-break/>la presence des nobles citoyens de bouloi(-)<text:line-break/>gne. Je vueil que vostre mary rec(o2)gnoisse<text:line-break/>quil vous ay recouuerte par moy. La fem<text:line-break/>me saichant soy estre obligee a sire gentille<text:line-break/>neantmoins desiroit estre auecques ses pa<text:line-break/>rens et amys de la ville de bouloigne (sol) tou(-)<text:line-break/>teffoys elle se delecta a faire ce que sire gen<text:line-break/>tille luy dem(a2)doit (sol) et luy promist par sa foy<text:line-break/>ainsi faire. Lors ne demoura gueres que la<text:line-break/>femme qui estoit grosse denfant acoucha et<text:line-break/>enfanta vng beau filz (sol) et que on la seruist<text:line-break/>tout ainsi que ce elle estoit sa propre femme<text:line-break/>Et apres secretement il retourna a mode(-)<text:line-break/>ne. Et qu(a2)t il eut acheue son office de bail<text:line-break/>liaige et il deust retourner a bouloigne. Il<text:line-break/>ordonna en celluy iour quil y deuoit entrer<text:line-break/>vng solennel disner (sol) auquel il semonnit (sol) et<text:line-break/>prya mains nobles hommes (sol) entre lesquelz<text:line-break/>fut le mary de la femme Nicolase cathamu<text:line-break/>Et apres que le disner fut prest (et) que ceulx<text:line-break/>qui estoient semons au disner furent assis<text:line-break/>a table (sol) Sire g(e2)tille les fist seruir manific<text:line-break/>quement de maintes viandes (et) de dinerses<text:line-break/>sortes. Et apres la fin du disner quant il<text:line-break/>eut informe la femme de la chose quil enten<text:line-break/>doit a faire et quil luy eut dit et donne ma<text:line-break/>niere des choses quelle deuoit garder il c(o2)<text:line-break/>menca a vser dung gracieux parler et a dire<text:line-break/>ainse. Messeigneurs il me souuient bien (q1)<text:line-break/>autreffoys iay ouy dire que selon mon iuge<text:line-break/>ment est vne gracieuse coustume en perse.<text:line-break/>Cestassauoir qu(a2)t aucun veult gr(a2)dem(e2)t<text:line-break/>honnore son amy il le semont a disner en sa<text:line-break/>maison (sol) et illec luy m(o2)stre la chose du mon(-)<text:line-break/>de que pl<text:span text:style-name="T1277">9</text:span><text:s/>il ayme ou soit sa f(e2)me on samye<text:line-break/>ou autre chose. Et le semonn(a2)t luy affer(-)<text:line-break/>me que aussi voul(e2)tiers m(o2)stre ses autres<text:line-break/>choses precieuses. Et pour ce (q1) de vostre<text:line-break/>grace vous h(o2)norez mon hostel (et) ma table<text:line-break/>par quoy ientens vous h(o2)norer a la guise<text:line-break/>de perse (sol) en vous mostrant la chose (q1) plus<text:line-break/>iayme au m(o2)de (sol) mais ains que ie face ceste<text:line-break/>chose ie vueil que me donnez vostre senten<text:line-break/>ce en la question que ie vo<text:span text:style-name="T1278">9</text:span><text:s/>vueil mouuoir<text:line-break/><text:soft-page-break/>qui est telle. Quant aucun seigneur a vng<text:line-break/>loyal seruiteur griesment malade duquel il<text:line-break/>ne chault au seigneur de veoir la fin ains le<text:line-break/>fait mectre hors de la maison (et) le gecter au<text:line-break/>meillieu de la rue sans auoir cure de luy (sol) et<text:line-break/>il souruient vng h(o2)me meu en pitie enuers<text:line-break/>le malade qui le prent et le gouuerne si bien<text:line-break/>quil retourne en sa premiere s(a2)te. Assauoir<text:line-break/>se le (p2)mier seigneur se deueroit plaindre du<text:line-break/>second et rauoit le varlet pour le seruit. A<text:line-break/>pres ceste question faicte tous les nobles<text:line-break/>dung c(o2)mun assentement bailloient a soul<text:line-break/>dre ceste question a Nycolase qui esprouua<text:line-break/>la coustume de perse (sol) Et oultre il dist selon<text:line-break/>son oppinion (q1) le premier seigneur (q2) auoit<text:line-break/>este negligent de guerir son varlet nauoit<text:line-break/>plus aucun droit en luy puis que en tel cas<text:line-break/>lauoit habandonne. Et pour les biens (q1)<text:line-break/>le second maistre luy auoit faitz il deuoit<text:line-break/>estre son serf (et) non a autre (sol) (et) ne faisoit poit<text:line-break/>de tort au premier maistre. Lors les autres<text:line-break/>conclurent tous a ceste response. Adonc le<text:line-break/>cheualier fut cont(e2)t dicelle (sol) et afferma celle<text:line-break/>oppinion. Et pour ce dist il (sol) ie vous vueil<text:line-break/>honnorer c(o2)me ie vous ay promis. Adonc<text:line-break/>il bucha deux siens varletz (et) leur c(o2)manda<text:line-break/>quilz amenass(e2)t catherine (sol) laquelle il auoit<text:line-break/>honnorablement vestue. Et elle oyant son<text:line-break/>filz entre ses bras vint en la sale (sol) (et) selon le<text:line-break/>plaisir du cheualier il la fist asseoir aupres<text:line-break/>de son mary (sol) puis leur dist. Messeigneurs<text:line-break/>veez cy la chose (q1) iayme au m(o2)de le mieulx<text:line-break/>considerez sil est de raison (q1)lle soit mienne.<text:line-break/>Qu(a2)t tous les seigneurs enrent veu celle<text:line-break/>femme leur sembla moult belle et honnora<text:line-break/>ble (sol) et cuyderent que ce fust la femme de ny(-)<text:line-break/>colase se ilz neussent sceu de vray (q1)lle estoit<text:line-break/>morte (sol) puis nycolase regardoit ceste femme<text:line-break/>incessamment c(o2)me celluy qui desiroit sca(-)<text:line-break/>uoit qui elle estoit (sol) (et) a gr(a2)t paine il se peut<text:line-break/>abstenir de demander selle estoit de bouloi(-)<text:line-break/>gne ou destrange pays. Puis aucuns des<text:line-break/>autres seigneurs luy demanderent se len<text:line-break/><text:span text:style-name="pb">[f. 161v]</text:span><text:line-break/>fant estoit a elle (sol) ausquelz elle ne respondit<text:line-break/>riens. Et les autres disoi(e2)t a sire gentille<text:line-break/>quil auoit vne moult belle f(e2)me (sol) mais elle<text:line-break/>estoit muette (sol) car elle ne parloit point Cer<text:line-break/>tes dist le cheualier ce nest pas sans cause.<text:line-break/>Dictes nous donc dirent les cheualiers<text:line-break/><text:soft-page-break/>qui est ceste cause (sol) sire dist gentille voulen<text:line-break/>tiers vous le diray. Jl est vray que ceste f(e2)<text:line-break/>me est le loyal seruiteur d(o2)t ie vo<text:span text:style-name="T1279">9</text:span><text:s/>ay parle<text:line-break/>car c(o2)me vile elle a este gectee au millieu de<text:line-break/>la rue et ie lay recueillie (et) lay fait penser t(a2)t<text:line-break/>que ie lay (p2)seruec de mort (p3) la grace de dieu<text:line-break/>Et puis leur rac(o2)pta toute la maniere de<text:line-break/>puis le t(e2)ps quil en auoit este amoureux (et)<text:line-break/>tout ce (q2)l luy estoit aduenu iusques a celluy<text:line-break/>iour (d1)ont tres fort se esmerueilloi(e2)t les sei<text:line-break/>gneurs qui lescoutoient (sol) puis dist sire gen(-)<text:line-break/>tille. Ceste f(e2)me icy est a moy (sol) et si nest h(o2)(-)<text:line-break/>me (q2) a iuste tiltre la me peust demander c(o2)(-)<text:line-break/>me sienne (sol) puis se leua (et) print lenfant entre<text:line-break/>ses bras et la femme (p3) la main et alla a Ni<text:line-break/>colase en luy disant. Je ne te rens pas ta f(e2)<text:line-break/>me (q1) tes parens gecter(e2)t en vng (sol) tombeau<text:line-break/>mais ie te d(o2)nc ceste femme ma c(o2)mere auec<text:line-break/>cestuy enf(a2)t (sol) du(q1)l ie croy fermem(e2)t (q1) soyez<text:line-break/>pere (sol) (et) lequel filz iay leue sur les saintz f(o2)s<text:line-break/>de baptesme. Si te prie c(o2)bien (q1)lle ait este<text:line-break/>en ma maison lespasse de troys moys (q1) tu<text:line-break/>ne layes ia moins chiere : car ie te iure (p3) le<text:line-break/>dieu qui ma cree que iamais son pere ne sa<text:line-break/>mere ne vesquir(e2)t plus honnestem(e2)t (q1)lle a<text:line-break/>fait en ma maison (sol) puis dist a la f(e2)me. Je<text:line-break/>vo<text:span text:style-name="T1280">9</text:span><text:s/>quicte de vostre promesse et vo<text:span text:style-name="T1281">9</text:span><text:s/>rens a<text:line-break/>vostre espoux. Lors Nicolase remercia le<text:line-break/>cheualier et fut grandement ioyeux de ce (q2)l<text:line-break/>auoit recouuerte vng si beau filz et sa fem<text:line-break/>me (sol) et illec to<text:span text:style-name="T1282">9</text:span><text:s/>les assistans plourent piteu<text:line-break/>sement en louant le dit cheualier de grant pi<text:line-break/>tie quilz auoient de celle f(e2)me (sol) et la f(e2)me re<text:line-break/>tourua en sa maison c(o2)me ressuscitee et to<text:span text:style-name="T1283">9</text:span><text:line-break/>ceulx de la ville saich(a2)s ces choses en fur(e2)t<text:line-break/>tous esmerueillez. Que direz vo<text:span text:style-name="T1284">9</text:span><text:s/>mes da<text:line-break/>mes de ceste chose (sol) cuidez vo<text:span text:style-name="T1285">9</text:span><text:s/>que se le roy<text:line-break/>despaigne (q2) donna plain vng coffre dor a<text:line-break/>vng cheualier florentin (sol) (et) se vng abbe sans<text:line-break/>ri(e2)s desp(a2)dre ait rec(o2)cilie au pape vng mal<text:line-break/>faicteur appelle guimon tachin (sol) (et) se le vieil<text:line-break/>lart nathan eust abandonne son col a lespee<text:line-break/>de mitridan (sol) toutes ces choses sont elles a<text:line-break/>comparer au fait de sire gentille luy estant<text:line-break/>ard(a2)t en lamour de catherine la ou il auoit<text:line-break/>iuste tiltre (sol) (et) par sa bonne fortune lauoit re<text:line-break/>couuree de mort. Et nonobstant quil eust<text:line-break/>eu autreffoys voulente de la destrober a<text:line-break/>son mary a loccasion de son amour. Jl la<text:line-break/>rendit et restitua saine et sans deshonneur<text:line-break/><text:soft-page-break/>Par quoy ie dis que aucuns des troys au<text:line-break/>tres ex(e2)ples dessudiz ne me semblent point<text:line-break/>pareilz a cestuy cy.</text:p>
      <text:p text:style-name="P1286"><text:span text:style-name="T1287">E</text:span>N ceste nouuelle est monstre c(o2)(-)<text:line-break/>me fole amour est sounent c(o2)uer<text:line-break/>rie par fortune en bonne amonr<text:line-break/>comme il appert en ceste nouuelle de sire g(e2)<text:line-break/>tille et de catherine (sol) lequel lauoit t(a2)t aymee<text:line-break/>et apres quil leut recouuerte (d1)e mort (sol) et (q2)l<text:line-break/>leut en sa protection et garde ne luy fist onc<text:line-break/>desh(o2)neur (sol) mais la restitua entiere a son ma<text:line-break/>ry nicolase (p3) sa liberalite. Apres y est mon<text:line-break/>stre la b(o2)ne voulente de catherine qui prya<text:line-break/>au cheualier (q2)l luy voulsist garder son hon<text:line-break/>neur Ainablem(e2)t y est m(o2)stre c(o2)me la mere<text:line-break/>de gentille gouuerna par pitie catherine c(o2)<text:line-break/>me se elle eust este sa propre fille.</text:p>
      <text:h text:style-name="Titre1" text:outline-level="1">(ipdm) Cy ensuit la.lxxx (et) x v. nouuelle c(o2)p<text:line-break/>tee par emillye sur la. x. iournee dont Pam<text:line-break/>phille est roy.</text:h>
      <text:p text:style-name="P1288"><text:span text:style-name="T1289">D</text:span>Ames (et) iouuenceaulx a gr(a2)t pai<text:line-break/>ne pourray ie c(o2)pter nouuelle (q2)<text:line-break/>soit ac(o2)parer de la liberalite (et) ex(e2)<text:line-break/>ples dessus(d1)is (sol) mais selon mon ent(e2)dement<text:line-break/>ie me efforcere a c(o2)pter de magnific(e2)ce (et) de<text:line-break/>liberalite daussi gr(a2)t valeur (q1) les dessusdiz</text:p>
      <text:p text:style-name="P1290"><text:span text:style-name="T1291">A</text:span>V pais de formeil est vne cite n(o2)<text:line-break/>mee vdinez ou il y a montaignes<text:line-break/>riuieres (et) cleres fontaines (sol) en icel<text:line-break/>le eut iadis vng citoyen n(o2)me gillebert (sol) les<text:line-break/>quel auoit espouse vne noble femme n(o2)mee<text:line-break/>dyencore qui pour la beaulte (q2) estoit en elle<text:line-break/>fut aimee dung noble baron n(o2)me Ansalde<text:line-break/>leque faisoit pour son amour toutes choses</text:p>
      <text:p text:style-name="figure"><text:span text:style-name="pb">[f. 162r]</text:span><text:line-break/>&lt;image&gt;</text:p>
      <text:p text:style-name="P1292">possibles affin quil peust estre ayme delle.<text:line-break/>Et par messaiges la fist soliciter et luy en<text:line-break/>uoyer plusieurs dons (sol) mais il se traueil(-)<text:line-break/>loit en vain : Car la solicitation de luy fut<text:line-break/>fort desplaisante a la dame (sol) (et) nonobst(a2)t les<text:line-break/>reffuz que elle faisoit aux messaigiers il ne<text:line-break/>cessoit point dicelle aymer (sol) (et) de la soliciter<text:line-break/>en amours (sol) par quoy la dame pensa de estr(a2)<text:line-break/>gier le cheualier de son amour. Si dist a la<text:line-break/>femme qui luy venoit faire tous les iours<text:line-break/>les messaiges du cheualier. D tu b(o2)ne fem<text:line-break/>me (p3) mainteffoys tu mas afferme que Si<text:line-break/><text:soft-page-break/>re ansal(d1)e me ayme sur toutes choses (sol) (et) de<text:line-break/>par luy me as offert mains dons (sol) pour les<text:line-break/>quelz iamais ne me scauroye induire a lay(-)<text:line-break/>mer (sol) mais se ie estoye certaine quil maymast<text:line-break/>tant comme tu dis (sol) ie seroye content de lay<text:line-break/>mer et de faire tous ses plaisirs (sol) Et pource<text:line-break/>tu luy diras seil veult pour moyfaire ce que<text:line-break/>ie luy m(a2)deray ie ac(o2)psiray la chose quil de<text:line-break/>mande (sol) cest que ie desire quil me m(o2)stre en<text:line-break/>ce premier iour de ianurer prouchainement<text:line-break/>venant en vng preau pres de ceste cite les<text:line-break/>arbres plains de fruitz (et) de fleurs (sol) roses (et)<text:line-break/>herbes vertes (sol) (et) toutes manieres de fleurs<text:line-break/>ainsi c(o2)me len voit au moys de may (sol) (et) sil ne<text:line-break/>me veult m(o2)strer ceste chose ie ne vueil pl<text:span text:style-name="T1293">9</text:span><text:line-break/>quil enuoye deuers moy (sol) ne toy ny autre<text:line-break/>messaige pour me requerir damours c(o2)me<text:line-break/>il a fait (sol) et se plus y r(e2)uoye ie le diray a mon<text:line-break/>mary et a tous mes amys. Lors la vieille<text:line-break/>fist son messaige au cheualier (sol) auquel la de<text:line-break/>m(a2)de sembla estre fort difficile a faire (sol) veu<text:line-break/>que au moys de ianuier il est morte saison (sol)<text:line-break/>et luy sembloit quelle faisoit ce affin quelle<text:line-break/>ostast lamour de luy (sol) (et) nonobstant il propo<text:line-break/>sa de trouuer remede possible a faire celle<text:line-break/>dem(a2)de. Et de fait il enuoya messaigiers<text:line-break/>en diuerses parties du m(o2)de pour trouuer<text:line-break/>aucun (q2) luy donnast conseil pour faire ceste<text:line-break/>chose. Si vint a la c(o2)gnoissance de luy vng<text:line-break/>homme magicien (q2) luy pmist de faire ceste<text:line-break/>chose en luy donnant bon salaire. Lors le<text:line-break/>cheualier le fist venir et c(o2)posa auec luy c(o2)(-)<text:line-break/>bien il deuoit auoir de faire ceste chose. Et<text:line-break/>quant vint au premier iour de ianuier au(q1)l<text:line-break/>il faisoit froit le cheualier mena le magicien<text:line-break/>en vng preau pres de la cite (sol) lequel (p3) ses ars<text:line-break/>fist celluy preau le plus bel et le plus vert (q1)<text:line-break/>iamais h(o2)me vit (sol) ainsi que di(e2)t ceulx qui le<text:line-break/>veir(e2)t. Cestuy vergier estoit garny derbes<text:line-break/>vertes et de toutes manieres de fruitz.<text:line-break/>Quant ansalde aduisa le iardin estre tel il<text:line-break/>en fut fort ioyeux. Si fist cueillir des fleu<text:line-break/>rettes (et) fruitz (q2) illec estoi(e2)t puis les fist se<text:line-break/>cretement porter a samye dyonore (sol) et icelle<text:line-break/>fist semondre a veoir se beau iardin (sol) lequel<text:line-break/>elle auoit dem(a2)de affin que par celle chose<text:line-break/>elle peust c(o2)gnoistre (q1) le cheualier laymoit<text:line-break/>fort (sol) (et) aussi que ala dame souu(e2)sist dela pro<text:line-break/>messe quelle auoit faicte enuers luy. Et a<text:line-break/>pres que la dame eut veu les fleurettes (sol) et<text:line-break/><text:soft-page-break/>quelle oyt (p3)ler du beau vergier elle se rep(e2)<text:line-break/>tit dauoir ri(e2)s promis au cheualier (sol) toutes<text:line-break/>fois elle c(o2)me desir(a2)t nouuellete alla veoir<text:line-break/>le iardin en la c(o2)paignie de maintes f(e2)mes<text:line-break/>Et qu(a2)t elle fut au vergier (et) elle leut bien<text:line-break/>regarde retourna en sa maison en p(e2)sant a<text:line-break/>celle chose en quoy elle estoit obligee. Et<text:line-break/>sa douleur fut si gr(a2)t que couurir ne la pou<text:line-break/>oit (sol) ains par le semblant quelle monstroit<text:line-break/>conuint (q1) son mary sen apparceust et la in(-)<text:line-break/>terroga de sa douleur (sol) mais la dame pour<text:line-break/><text:span text:style-name="pb">[f. 162v]</text:span><text:line-break/>la honte quelle en auoit ne luy en dist riens<text:line-break/>pour lors (sol) et apres finablement fut c(o2)train<text:line-break/>te de rac(o2)pter a son mary toutes les choses<text:line-break/>par ordre. Adonc gillebert ouyant la chose<text:line-break/>fut tres fort trouble et esbahy (sol) mais apres<text:line-break/>quil eut considere lintention de sa f(e2)me luy<text:line-break/>dist. Certes dynore ce nest pas saigement<text:line-break/>fait de escouter les messaiges sur le fait da<text:line-break/>mours ne c(o2)mectre chastete soubz c(o2)dicion<text:line-break/>quelc(o2)ques : car paroles receuz dedans le<text:line-break/>cueur par les oreilles ont plus gr(a2)s forces<text:line-break/>que mains h(o2)mes ne cuid(e2)t : car toutes cho<text:line-break/>ses sont possibles aux amans. Tu as d(o2)c<text:line-break/>mal fait descouter les paroles de sire ansal<text:line-break/>de et apres promectre auc(u2)e chose a luy po<text:span text:style-name="T1294">r</text:span><text:line-break/>ce (q1) ie congnois la purte de ton couraige af<text:line-break/>fin que tu acquites la promesse ie te octroi(-)<text:line-break/>ray vne chose la(q2)lle par adu(a2)ture ne octroi<text:line-break/>roit aucun h(o2)me : car se tu ne tenoys ta pro<text:line-break/>messe enuers sire ansalde il te pourroit par<text:line-break/>aduanture faire desplaisir se tu le deceuoys<text:line-break/>Et pour ceste cause ie vueil (q1) tu voyses a<text:line-break/>luy et say tant (q1) enuers luy tu soies quicte<text:line-break/>de ceste promesse (et) se tu peux garde lh(o2)neste<text:line-break/>te de toy (sol) et se la chose ne peut autrem(e2)t es(-)<text:line-break/>tre faite (sol) octroye au cheualier po<text:span text:style-name="T1295">r</text:span><text:s/>ceste sois<text:line-break/>ton corps (sol) mais non point ton couraige ne<text:line-break/>ton cueur. Adonc la femme oyant ainsi<text:line-break/>parler son mary c(o2)menca a plorer (et) ny vou<text:line-break/>lut point aller dellemesmes (sol) mais son ma<text:line-break/>ry luy donna congie. Quant donc le lende<text:line-break/>main fut venu la dame sans soy attourner<text:line-break/>ac(o2)paignie de deux siens varletz (et) dune ch(a2)<text:line-break/>berrere vint en la maison de sire Ansalde.<text:line-break/>Et luy voy(a2)t samye estre venue fut fort es<text:line-break/>merueillie (sol) si appella le magicien et luy dist<text:line-break/>Je vueil (q1) tu voyes ton grant bien et le de(-)<text:line-break/>lit que tu mas fait : car (p3) ton art iay gaigne<text:line-break/><text:soft-page-break/>ceste dame (sol) et sans luy m(o2)stre aucun appe(-)<text:line-break/>tit desordonne receut icelle reuer(a2)ment en<text:line-break/>vne ch(a2)bre et sen allerent deuers vng gr(a2)t<text:line-break/>feu qui illec estoit (sol) puis fist seoit la dame (et)<text:line-break/>luy dist. Je vo<text:span text:style-name="T1296">9</text:span><text:s/>prie que sur la vraye amour<text:line-break/>dont ie vous ayme (q1) me dictes la cause qui<text:line-break/>vous fait maintenant venir icy. La dame<text:line-break/>honteuse ainsi c(o2)me en plor(a2)t luy resp(o2)dit.<text:line-break/>Sire vrayem(e2)t ne lamour ne la promesse (q1)<text:line-break/>ie vous auoye faite ne ma pas icy amenee (sol)<text:line-break/>mais par le c(o2)mandement de mon mary (q2)<text:line-break/>a eu plus de c(o2)passion enuers vostre amour<text:line-break/>desord(o2)nee que enuers lh(o2)neur de luy ne de<text:line-break/>moy (sol) et (p3) le c(o2)mandement de luy ie suis pre<text:line-break/>ste pour ceste foys seulement a tous voz<text:line-break/>plaisirs faire. Lors le cheualier sesmerueil<text:line-break/>la moult de oyr ainsi parler la dame. Et a<text:line-break/>pres ladeur de luy c(o2)uertie en passion (et) mer<text:line-break/>cy (p3) la gr(a2)t liberalite de son mary (sol) le cheua(-)<text:line-break/>lier luy dist. Ja dieu ne plaise puis (q1) ainsi est<text:line-break/>c(o2)me vous dictes que ie am(e2)drisse lh(o2)neur<text:line-break/>de vostre mary (q2) a eu c(o2)mpassion (et) mercy<text:line-break/>de moy (sol) et pour ce vous naures icy non pl<text:span text:style-name="T1297">9</text:span><text:line-break/>de desplaisir (q1) se vous estiez ma propre seur<text:line-break/>(et) qu(a2)t vou<text:span text:style-name="T1298">9</text:span><text:s/>plaira vous vo<text:span text:style-name="T1299">9</text:span><text:s/>en pourres re<text:line-break/>tourner en vostre maison soubz c(o2)dicion (q1)<text:line-break/>vo<text:span text:style-name="T1300">9</text:span><text:s/>me remercirez vostre mary de la grant<text:line-break/>courtoysie que vo<text:span text:style-name="T1301">9</text:span><text:s/>(et) luy mauez faicte (sol) et a<text:line-break/>tousioursmais au t(e2)ps aduenir ie seray fre<text:line-break/>re (et) seruiteur de vo<text:span text:style-name="T1302">9</text:span><text:s/>(et) de luy. Apres ces pa<text:line-break/>roles dictes la dame moult fort ioyeuse res<text:line-break/>pondit. Certes ie neusse peu croyre selon<text:line-break/>le iugem(e2)t de vo<text:span text:style-name="T1303">9</text:span><text:s/>que ie deusse auoir eu au(-)<text:line-break/>cun deshonneur en vostre c(o2)paignie (sol) (et) pour<text:line-break/>tant ie seray tousiours oblige a vous. Si<text:line-break/>print la daem c(o2)gie du cheualier et elle hon<text:line-break/>nestem(e2)t retourna a son mary au(q1)lelle c(o2)p<text:line-break/>ta la loyaute du cheualier (sol) et apres furent<text:line-break/>amy ensemble to<text:span text:style-name="T1304">9</text:span><text:s/>le t(e2)ps de leurs vie. Et<text:line-break/>le magicien qui deuoit auoir gr(a2)de pecune<text:line-break/>du cheualier proposa de luy donner quant il<text:line-break/>eut c(o2)sidere la liberalite (q1) Gillebert auoit<text:line-break/>de son honneur enuers le cheualier (sol) (et) le che<text:line-break/>ualier liberal enuers le f(e2)me si dist. Ja dieu<text:line-break/>ne plaise puis (q1) iay veu la liberalite de l(u2)g<text:line-break/>et de lautre (q1) ie ne soy semblablem(e2)tliberal<text:line-break/>de mon salaire (sol) et vo<text:span text:style-name="T1305">9</text:span><text:s/>donne mon salaire :<text:line-break/>car il vous appartient (sol) mais le cheualier se<text:line-break/>efforca de luy faire pr(e2)dre le tout ou partye<text:line-break/>mais riens il nen voulut prendre. Que di<text:line-break/><text:soft-page-break/>rons nous mes amoureuses dames de la<text:line-break/>liberalite de sire ansalde (q2) ardoit plus en a<text:line-break/><text:span text:style-name="pb">[f. 163r]</text:span><text:line-break/>amour que onc il nauoit este (sol) (et) luy embrase<text:line-break/>damours tenoit en ses propres mains la<text:line-break/>proye (q1) si longuem(e2)t il auoit de siree (et) pour<text:line-break/>suiuir il sen deporta si honnorablement (et) si<text:line-break/>liberalem(e2)t (q1) il me semble que pou de chose<text:line-break/>est de la liberalite du cheualier boul(o2)gnois<text:line-break/>a la liberalite du cheualier ansalde.</text:p>
      <text:p text:style-name="P1306"><text:span text:style-name="T1307">E</text:span>N ceste nouuelle est m(o2)stre la gr(a2)t<text:line-break/>liberalite de gillebert (q2) pour la pro<text:line-break/>messe (q1) sa femme auoit faicte a an<text:line-break/>salde soubz condicion (q2)l feroit deuenir vng<text:line-break/>vergier aussi vert (et) aussi plaisant de fruitz<text:line-break/>et fleurs le premier iour de ianuier c(o2)me il<text:line-break/>pourroit estre le premier iour de may (sol) et sil<text:line-break/>le pouoit faire (q1) sa femme feroit le plaisir<text:line-break/>du cheualier (sol) par quoy le mary liberalem(e2)t<text:line-break/>apres (q1) ansalde eut fait le iardin vert luy<text:line-break/>enuoya pour en faire a sa voulente. Aussi<text:line-break/>y est m(o2)stre comme qu(a2)t le cheualier vit la<text:line-break/>liberalite de gilbert (q2) luy auoit euuoye sa<text:line-break/>femme deuers luy pour tenir sa promesse<text:line-break/>fut liberal enuers la dame (et) enuers son ma<text:line-break/>ry et la renuoya saine et entiere. Ainable(-)<text:line-break/>ment y est m(o2)stre la liberalite du magicien<text:line-break/>qui estoit venu de loingtain pays pour fai<text:line-break/>re (p3) son art magique le vergier ainsi (q1) auez<text:line-break/>ouy c(o2)me il fut liberal et c(o2)me quant il vit<text:line-break/>les liberalitez desditz cheualiers gilbert et<text:line-break/>ansalde il d(o2)na tout son salaire a ansalde.</text:p>
      <text:h text:style-name="Titre1" text:outline-level="1">(ipdm) Cy ensuit la.lxxx. (et) xvi. nouuelle<text:line-break/>recitee par Alamette sur la. x. iournee<text:line-break/>dont P(a2)phille est roy.</text:h>
      <text:p text:style-name="P1308"><text:span text:style-name="T1309">T</text:span>Outes les nouuelles (q2) ont este<text:line-break/>reciteez de ceste. x. iournee (et) der<text:line-break/>reniere nont este que de magnifi<text:line-break/>cence (et) de liberalite et encor ne sera (sol) (et) puis<text:line-break/>que ceste nostre matiere propre il ne c(o2)uient<text:line-break/>point de(p3)ler dautre (sol) (et) pour ce que ie ne c(o2)p<text:line-break/>tray pl<text:span text:style-name="T1310">9</text:span><text:s/>de nouuelle que en ceste iournee ie<text:line-break/>me vueil acquiter de la dire touch(a2)t le roy<text:line-break/>Charles en la maniere qui ensuit.</text:p>
      <text:p text:style-name="P1311"><text:span text:style-name="T1312">C</text:span>Hascune de vo<text:span text:style-name="T1313">9</text:span><text:s/>mes dames peut<text:line-break/>auoir ouy autreffoys c(o2)me lanci<text:line-break/>en roy charles (sol) le(q1)l par magnific(q1)<text:line-break/><text:soft-page-break/>propos et (p3) execucion de oeuure (et) (p3) la glo</text:p>
      <text:p text:style-name="figure">&lt;image&gt;</text:p>
      <text:p text:style-name="P1314">rieuse victoire (q2)l eut c(o2)tre le roy mainfroy<text:line-break/>mist hors les gibelins (et) ytaliens de flor(e2)ce<text:line-break/>entre lesquelz il y auoit vng cheualier ytali<text:line-break/>en n(o2)me Nerion hubert (q2) fut dechasse hors<text:line-break/>de ladite ville de flor(e2)ce (sol) (et) pour ce (q2)l amoit<text:line-break/>le pays ne voulut point aller en autre con(-)<text:line-break/>tree (q1) au pays de lancien roy charles (sol) et af<text:line-break/>fin que nerion demourast en aucun lieu so<text:line-break/>litaire (et) (q1) illec finast paisiblem(e2)t ses iours<text:line-break/>il alla en vng chastel surn(o2)me le chastel de<text:line-break/>la mer et assez pres dillec en vng lieu sepa(-)<text:line-break/>re dautres maisons voisines (sol) (et) du chastel<text:line-break/>il achapta vng heritaige ch(a2)pestre ou il fist<text:line-break/>faire vng beau manoir (sol) auquel selon la na(-)<text:line-break/>ture du pais ab(o2)doi(e2)t oliuiers (sol) chasteniers<text:line-break/>et figuiers (sol) et auquel fist faire vng beau vi<text:line-break/>uier garny de toutes manieres de poissons<text:line-break/>Si auint que le roy charles au t(e2)ps deste<text:line-break/>vint pour soy esbatre audit chastel (sol) auquel<text:line-break/>il oyt (p3)ser de la beaulte du iardin de nerin (sol) (et)<text:line-break/>pour ce il desira de le veoir. Et qu(a2)t il eut<text:line-break/>oy le nom de nerin il luy sembla que le nom<text:line-break/>fust estr(a2)ge (sol) par quoy il proposa de le veoir<text:line-break/>plus priueem(e2)t et de parler a luy. Si man<text:line-break/>da le roy a Sire nerin (q2)l iroit luy quatries<text:line-break/>me le lendemain disner en son iardin. (sol) Ad(o2)c<text:line-break/>nerin oyant ceste semonce luy fut moult ag<text:line-break/>greable (q2) magnifiquem(e2)t luy fist apprester<text:line-break/><text:span text:style-name="pb">[f. 163v]</text:span><text:line-break/>et ordonner toutes choses apparten(a2)tes a<text:line-break/>son disner (sol) et recueillit le roy le plus ioyeu(-)<text:line-break/>sem(e2)t quil peut. Et apres ce (q1) le roy eut vi<text:line-break/>site le vergier et la maison de nerin len fist<text:line-break/>dresser (et) apprester les tables sur la riue du<text:line-break/>vergier (sol) (et) puis se mist le roy a table (sol) (et) le roy<text:line-break/>c(o2)manda a vng cheualier n(o2)me guyon (q2)l se<text:line-break/>affist dung coste (et) sire nerin de lautre (sol) (et) les<text:line-break/>autres troys le roy comm(a2)da (q2)lz seruicent<text:line-break/>a table (sol) et apres c(o2)me nerin ord(o2)na les vi(a2)<text:line-break/>des vindr(e2)t sur table et eur(e2)t de bons vins<text:line-break/>delicieux (sol) et sans aucun cry ny ennuy y eut<text:line-break/>belle ordonn(a2)ce gardee. Et incontinent a<text:line-break/>pres (q1) le roy eut a demy disne ainsi c(o2)me ilz<text:line-break/>sesbatoient en parlant de plusieurs choses<text:line-break/>entrer(e2)t ded(a2)s le viuier deux pucelles pres<text:line-break/>que dung mesme aage enuiron de xiii.ans<text:line-break/>qui auoi(e2)t les cheueulx blans c(o2)me neige.<text:line-break/>et sur chacun leur chief portoy(e2)t vng chap(-)<text:line-break/><text:soft-page-break/>peau de fleurs sentant c(o2)me basine (sol) leurs<text:line-break/>faces si belles et si bien pollies (q2)l sembloit<text:line-break/>de deux angelos t(a2)t estoient belles (et) cleres<text:line-break/>vestues de roquetz de lin blanc c(o2)me neige<text:line-break/>et depuis le nombril en bas estoient flot(a2)s<text:line-break/>et larges c(o2)me vng pauillon et longs ius(-)<text:line-break/>ques aux piedz. La premiere pucelle por(-)<text:line-break/>toit sur ses espaules deux petis filez a deux<text:line-break/>cheuilles (sol) et en sa main senestre vne longue<text:line-break/>perche (sol) lautre pucelle portoit sur ses espau<text:line-break/>les vne poaille et sur son bras senestre elle<text:line-break/>portoit vng fesseau de boys et en vne main<text:line-break/>vng tappis (sol) (et) en lautre vng pot plain duil<text:line-break/>le et vne ch(a2)delle alumee. Lors le roy voy<text:line-break/>ant ces deux pucelles regarda ce (q1)lles vou<text:line-break/>loient faire (sol) et qu(a2)t vindr(e2)t a passer deuant<text:line-break/>luy elles senclinerent et luy firent reueran<text:line-break/>ce. Et apres allerent vers la riue du vi(-)<text:line-break/>uier (sol) et puis poserent tout ce (q2)lz portoient<text:line-break/>dessus le bort (sol) et lune si print la perche (et) en<text:line-break/>trerent dedans le viuier ou ilz estoient ius<text:line-break/>ques aux m(e2)melles. Et apres lung des<text:line-break/>varletz de sire nerin si fist vng tres grant<text:line-break/>feu (et) mist la poaille dess<text:span text:style-name="T1315">9</text:span><text:s/>plaine duille sus<text:line-break/>le trepie (sol) et actendoit les poissons (q1) les pu<text:line-break/>celles peschoient (sol) et lune gectoit le poisson<text:line-break/>au varlet et lautre frappoit dedans leaue<text:line-break/>le file (q2) flotoit par dess<text:span text:style-name="T1316">9</text:span><text:s/>(sol) (et) frappoient ded(a2)s<text:line-break/>entre les poiss(o2)s. Et ces choses le roy ve(-)<text:line-break/>oit et regardoit tout ou il prenoit tres gr(a2)t<text:line-break/>plaisir. Et en pou de temps prindrent beau<text:line-break/>coup poiss(o2)s (sol) lesquez ilz gectoient pres que<text:line-break/>tous visz au varlet dedans la poaille plai(-)<text:line-break/>ne duille (sol) et puis gectoient les plus beaulx<text:line-break/>dessus la table ou le roy si disnoit (sol) en quoy<text:line-break/>il prenoit si grant plaisir que merueilles (sol) et<text:line-break/>tant (q1) asses courtoysem(e2)t le roy par ieu les<text:line-break/>regectoit aux pucelles dedans le viuier (sol) et<text:line-break/>ainsi sesbatoient iusques a ce que le varlet<text:line-break/>eust bien adoube les poissons et bien cuys (sol)<text:line-break/>lesquelz sire nerin plus pour esbatement (q1)<text:line-break/>pour chiere viande faisoit presenter deuant<text:line-break/>le roy ainsi c(o2)me auoit ord(o2)ne aux pucelles<text:line-break/>Quant ilz veirent que ilz en auoient assez<text:line-break/>prins saillirent hors de leaue a tout leurs<text:line-break/>vestemens blans comme cristal tant que a<text:line-break/>loccasion de leaue len veoit leurs chairs (p3)<text:line-break/>my leurs roquets (sol) et elles reprenant tout<text:line-break/>ce quilz auoyent apporte repasser(e2)t toutes<text:line-break/>mouillez humblement et reueramment de(-)<text:line-break/><text:soft-page-break/>uant le roy (sol) et ceulx qui auecques le roy es(-)<text:line-break/>toient si louerent moult ces deux pucelles<text:line-break/>lequelles estoi(e2)t bien faictes (et) bien compo<text:line-break/>sees (sol) fort plaisantes (et) bien apprinses (sol) dont<text:line-break/>le roy principalement y print si grant plaisir<text:line-break/>que qui leust picque de espines en les re(-)<text:line-break/>gard(a2)t il ne leust poit sentu : Car incessam<text:line-break/>ment p(e2)soit aux deux ieunes pucelles sans<text:line-break/>scauoir qui estoient icelles. Et fut esprins<text:line-break/>dung si ardant desir quil ne scauoit laquel<text:line-break/>le il aymoit mieulx des deux ieunes pucel<text:line-break/>lestant estoyent semblables en toutes cho<text:line-break/>ses. Puis apres demanda a Sire nerin<text:line-break/>quelles et dequelz parens estoy(e2)t ces deux<text:line-break/>ieunes pucelles (sol) Lequel sire Nerin luy res<text:line-break/>pondit que ilz estoient a luy (sol) et le roy les re<text:line-break/>commanda moult a sire Nerin que on les<text:line-break/>mariast. Mais le pere se excusa de les<text:line-break/>non point marier pour ce quil nauoit enco<text:line-break/>res assez de quoy. Et apres en la fin du dis<text:line-break/>ner les deux ieunes pucelles vestues de<text:line-break/><text:span text:style-name="pb">[f. 164r]</text:span><text:line-break/>belles robes de soye (et) bien atournees ap<text:line-break/>porterent deux plains bacins qui estoient<text:line-break/>dargent (sol) lung plain de lait (et) lautre plain de<text:line-break/>diuers fruitz c(o2)me le temps le d(o2)noit (sol) (et) mi<text:line-break/>rent ces deux bacins deu(a2)t le roy (et) apres se<text:line-break/>eslongner(e2)t (et) c(o2)mencer(e2)t a ch(a2)ter ceste ch(a2)<text:line-break/>con. Tant suis esprins damours que nul<text:line-break/>ne pourroit dire (sol) lamour est de hault pris a<text:line-break/>qui mon cueur se tire. Les pucelles chante<text:line-break/>rent ceste chancon en si doulx (et) melodieux<text:line-break/>chant que il s(e2)bloit aux escoutans que tous<text:line-break/>les anges generalement fuss(e2)t desc(e2)dus il<text:line-break/>lec. Apres la ch(a2)con finee reuerentement<text:line-break/>dem(a2)derent conge au roy lequel leur d(o2)na<text:line-break/>ioyeusement. Et puis apres le roy et ses<text:line-break/>gens monter(e2)t a cheual et laisserent sire ne<text:line-break/>rin (sol) et eulx en parlant de plusieurs et diuer<text:line-break/>ses choses retournerent en lostel du roy (q2)<text:line-break/>tenoit secretem(e2)t son desir enuers les deux<text:line-break/>pucelles (sol) (et) pour quelconques besongne (q2)l<text:line-break/>luy aduensist ne pouoit oublier la beaulte (et)<text:line-break/>plaisance dune de ces pucelles qui pour son<text:line-break/>regard ressembloit a sa seur (sol) (et) le Roy se lya<text:line-break/>es las damours tant que a nulle autre cho<text:line-break/>se il ne pouoit penser. Et affin que le Roy<text:line-break/>peust vecir la pucelle de qui il estoit amou(-)<text:line-break/>reux il entretenoit fort sire Nerin (et) alloit<text:line-break/>bien souuent en son iardin a lesbat. Le roy<text:line-break/><text:soft-page-break/>doncques ne pouoit plus endurer ceste a<text:line-break/>mour (sol) si se pensa de oster les deux pucelles<text:line-break/>a sire nerin (sol) (et) pourt(a2)t manifesta son amo<text:span text:style-name="T1317">r</text:span><text:line-break/>et son intencion au conte guyon (sol) lequel c(o2)(-)<text:line-break/>me noble et vaillant cheualier dist ainsi au<text:line-break/>roy. Sire ie mesmerueille moult des cho<text:line-break/>ses que vous dictes plus que nul des au(-)<text:line-break/>tres hommes de vostre compaignie (sol) ie men<text:line-break/>esmerueille de t(a2)t comme il me semble que<text:line-break/>de vostre enfance iusques a maintenant ie<text:line-break/>vous cuide auoir congneu plus que nul au<text:line-break/>tre qui y soit (sol) Mais ie nay pas sceu que en<text:line-break/>vostre ieunesse ou amour veult auoir plus<text:line-break/>tost ses crochetz que en vieillesse soiez cheu<text:line-break/>en celle passion ou vous estes : (et) mainten(a2)t<text:line-break/>estes cheu pres que en voz anciens iours (et)<text:line-break/>me semble chose moult estrangeer diuerse<text:line-break/>de vouloir maintenant aymer femme par<text:line-break/>concupiscence. Et veu (et) considere que vo<text:span text:style-name="T1318">9</text:span><text:line-break/>estes vestu des armes de ce royaulme de<text:line-break/>cecille par vous nouuellement acquis : et<text:line-break/>estes en pays de gens mesc(o2)gneuz (et) plains<text:line-break/>de deceptions et nauez pas eu encores vng<text:line-break/>pou de repos : et touteffoys vous vous<text:line-break/>voulez enuelopper es flateries damours<text:line-break/>Certes ce nest pas maniere de roy magna<text:line-break/>nime (sol) mais est maniere de iouuencel pusil<text:line-break/>lanime. Dultre ie dy que ce nest pas bien<text:line-break/>fait de vouloir auoir les filles dung poure<text:line-break/>cheualier qui en sa maison selon son pouoir<text:line-break/>vous a honnore (et) seruy. Et affin que plus<text:line-break/>vous honnorast il vous a monstre ses fil<text:line-break/>les presque toutes nues en vous monstr(a2)t<text:line-break/>quelle (et) combien grant fiance il a eu en vo<text:span text:style-name="T1319">9</text:span><text:line-break/>Et certes il semble que vous soiez vng lou<text:line-break/>rauissant et non pas roy. Anez vous ou(-)<text:line-break/>blie que fist le Roy mainsroy aux femmes<text:line-break/>par lequel la porte vous a este ouuerte (sol) et<text:line-break/>iamais ne seroit trahyson plus grande que<text:line-break/>ceste cy ne plus digne de torment que vous<text:line-break/>seriez de oster lhonneur a celluy qui vous<text:line-break/>honnore. Cest toute son esperance. Pen(-)<text:line-break/>sez que len diroit de vous si vous faisiez<text:line-break/>ceste chose. Pensez bien en vous mesmes<text:line-break/>que par aduanture vous peussiez auoir ex<text:line-break/>cusation souffisante pour dire en ceste ma<text:line-break/>niere. Jay oste les deux belles filles du<text:line-break/>cheualier Nerin pource que il estoit gibel(-)<text:line-break/>lin. Et alors icelluy ginon de montfort de<text:line-break/>rechief dist au roy en ceste maniere. Sire<text:line-break/><text:soft-page-break/>pensez vous que ceste iustice que vous vou<text:line-break/>lez faire fust royale de faire iniure a ceulx<text:line-break/>qui viennent de tous costez a refuge des<text:line-break/>soubz voz bras. Et certes trescher sire ce<text:line-break/>ne seroit pas a vous si grant vertu de des<text:line-break/>confire quelque grant Bataille a quelque<text:line-break/>Royaulme ou contree comme ce seroit de<text:line-break/>vous vaincre vous mesmes propre en ce<text:line-break/>tres deshonneste pechie de luxure (et) con<text:line-break/>cupiscence. Helas sire refregnez cestuy ap<text:line-break/>petit et que pour telle tache ne vo<text:span text:style-name="T1320">9</text:span><text:s/>vueilles<text:line-break/><text:span text:style-name="pb">[f. 164v]</text:span><text:line-break/>ordoyer ne destruire ce que vous auez glo(-)<text:line-break/>rieusement acquis. Adonc le roy oyant ces<text:line-break/>paroles fut fort point en son cueur (sol) (et) en get<text:line-break/>tant vng grant souspir dist au conte. Je iu<text:line-break/>re certainement en moy mesmes (q1) le corps<text:line-break/>seroit plus tost vaincu en armes que ne se<text:line-break/>roit lappetit charnel en h(o2)me : mais la soit<text:line-break/>ce que a vaincre la chair soit requis gr(a2)t la<text:line-break/>bour (sol) neantmoins voz paroles mont telle<text:line-break/>ment espouent que deuant pou de temps<text:line-break/>il conuiendra que ie vous face congnoistre<text:line-break/>par effect (q1) ie vaincray ma chair par le tra(-)<text:line-break/>uail (et) labour (q1) ie prendray. Et le roy pour<text:line-break/>escheuer le pechie de la chair sen alla au pa<text:line-break/>lais (sol) et pour retribuer le salaire de sire ne<text:line-break/>tin de lonneur quil lui auoit fait luy maria<text:line-break/>ses deux filles (sol) (et) leur assigna (et) donna gr(a2)t<text:line-break/>douaire pour leur mariage (sol) puis apres sen<text:line-break/>alla en poueille pour plus fort corr(o2)pre le<text:line-break/>cruel appetit quil auoit (e2)uers les pucelles<text:line-break/>et trencha (et) rompit les chaines damours<text:line-break/>(et) demoura tout le temps de sa vie franc de<text:line-break/>la passion damours. Aucuns (p3) aduanture<text:line-break/>pourtoient dire que latremp(a2)ce du roy fust<text:line-break/>de petite valer (sol) (et) se liberalite aussi de auoir<text:line-break/>marie deux pucelles (sol) mais ie dy tresgrant<text:line-break/>chose estre dung riche homme (et) puiss(a2)t roy<text:line-break/>dauoir ainsi marie vne pucelle laquelle il<text:line-break/>auoit souuerainement aymee sans ce que il<text:line-break/>eust receu aucune fleur ou fruit de la pucel<text:line-break/>le quil aymoit. Ainsi donc le roy charles<text:line-break/>fist enuers le cheualier sire nerin son deuoir<text:line-break/>Et le roy c(o2)me fort h(o2)me vainquit son ape<text:line-break/>tit charnel et oultrageux.</text:p>
      <text:p text:style-name="P1321"><text:span text:style-name="T1322">E</text:span>N ceste nouuelle est monstre la<text:line-break/>grant liberalite (et) magnific(e2)ce du<text:line-break/>roy charles qui pouoit prendre et<text:line-break/>faire a son plaisir de la chose que il desiroit<text:line-break/><text:soft-page-break/>mais luy congnoissant la liberalite de sire<text:line-break/>Nerin qui luy auoit faicte en sa maison en<text:line-break/>luy monstr(a2)t ses belles filles pres que tou<text:line-break/>tes nues pour lui faire plaisir. Le roy ost(a2)t<text:line-break/>son amoureux appetit fut liberal enuers el<text:line-break/>les (sol) et les maria gr(a2)dement (et) honnestem(e2)t<text:line-break/>Apres y est monstre la beniuolence et la li(-)<text:line-break/>beralite de son cheualier sire ginon de m(o2)t<text:line-break/>fort (sol) lequel luy conseilla de oster son amou<text:line-break/>reux appetit enuers les filles (sol) et par adu(a2)<text:line-break/>ture beacoup dautres seigneurs de mainte<text:line-break/>nant luy eussent conseille le contraire. Ai(-)<text:line-break/>nablem(e2)t y est monstre comme le roy print<text:line-break/>paine a trauailler son corps en all(a2)t en plu<text:line-break/>sieurs contrees pour eschapper la concupis<text:line-break/>c(e2)ce charnelle (q2) le tenoit (sol) laquelle chose plu<text:line-break/>sieurs autres simples seigneurs (et) gentilz<text:line-break/>hommes neussent pas voulu prendre en ce<text:line-break/>cas la comme il la print.</text:p>
      <text:h text:style-name="Titre1" text:outline-level="1">(ipdm) Cy ensuit la.iiii.xx.xvii. nouuel(-)<text:line-break/>le comptee par dame pampinee sur la<text:line-break/>x.iournee dont pamphile est roy.</text:h>
      <text:p text:style-name="figure">&lt;image&gt;</text:p>
      <text:p text:style-name="P1323"><text:span text:style-name="T1324">P</text:span>Vis que dame flamette a c(o2)pte<text:line-break/>la liberalite du roy charles (e2)uers<text:line-break/>les deux pucelles de sire nerin (sol) ie<text:line-break/>compteray pour ma derreniere nouuelle (et)<text:line-break/>derreniere iournee dung autre roy qui ma<text:line-break/>gnifiquement (et) liberalement maria la fille<text:line-break/>dung apoticaire pource quelle estoit amou<text:line-break/>reuse de luy.</text:p>
      <text:h text:style-name="Titre2" text:outline-level="2">(ipdm) La forme de la nouuelle.</text:h>
      <text:p text:style-name="P1325"><text:span text:style-name="T1326">E</text:span>n la cite de palerme demouroit ia(-)<text:line-break/>dis vng riche homme nomme lie(-)<text:line-break/>nard fort riche le(q1)l auoit vne seule<text:line-break/><text:span text:style-name="pb">[f. 165r]</text:span><text:line-break/>fille nommee elise (sol) laquelle estoit a marier<text:line-break/>Aduint que en icelluy temps pierre roy de<text:line-break/>arrogon et seigneur de cicille fist a palerme<text:line-break/>vne moult belle (et) grant feste a tous ses pa<text:line-break/>rens. Celluy iour en la maniere de caste<text:line-break/>loigne le roy fist faire vnes ioustes aus(q1)l(-)<text:line-break/>les il iousta (et) se porta vaillant. Ceste fille<text:line-break/>qui regardoit iouster dune fenestre ou elle<text:line-break/>estoit auec plusieurs autres femmes print<text:line-break/>si grant plaisir au roy qui ioustoit que mer<text:line-break/>ueilles veu quil estoit propre a ce faire (et) que<text:line-break/><text:soft-page-break/>moult bien luy aduenoit a courir (et) a tour(-)<text:line-break/>ner son cheual port(a2)t vne f(a2)ce en son poing<text:line-break/>Et pour ceste cause la fille qui souuent re<text:line-break/>gardoit le roy ne pensoit a autre chose (et) fur<text:line-break/>fort esprinse de son amour (sol) mais vne chose<text:line-break/>lempeschoit moult (sol) Car elle consideroit sa<text:line-break/>basse condicion et son petit estat au regard<text:line-break/>du roy (sol) et pour ceste consideracion elle ne<text:line-break/>prenoit aucune ferme esper(a2)ce de son amo<text:span text:style-name="T1327">r</text:span><text:line-break/>non obstant elle ne osta point son couraige<text:line-break/>de aymer tousio<text:span text:style-name="T1328">r</text:span>s le roy (sol) mais elle ne osoit<text:line-break/>descouurir son amour a personne du mon<text:line-break/>de. Et pource que le Roy nauoit point ap<text:line-break/>parceu les regars de dame elise ne aussi la(-)<text:line-break/>mour de quoy elle laymoit (sol) la fille en fut do<text:line-break/>lente (et) impaci(e2)te pour ceste cause (sol) parquoy<text:line-break/>son amour de iour en iour croissoit t(a2)t que<text:line-break/>elle fut si fort embrasee du feu de amours<text:line-break/>quelle ne pouoit plus porter ceste douleur<text:line-break/>(et) angnoisse si luy conuint acoucher malade<text:line-break/>Et pour la douler de ceste maladie de iour<text:line-break/>en iour fondoit comme la neige au soleil.<text:line-break/>Adonc le pere et la mere furent tresesbahiz<text:line-break/>(et) dolens voyant ceste aduanture. Si luy<text:line-break/>administrerent plusieurs confitures de me<text:line-break/>dicines confortatiues pour la reconforter<text:line-break/>au mieulx que ilz peur(e2)t (sol) mais leurs reme<text:line-break/>des ne luy prouffiterent de riens (sol) car elle se<text:line-break/>degastoit et desperoit de son amour tant (q1)<text:line-break/>elle estoit quasi en larticle de la mort. Et<text:line-break/>affin que le pere la reconfortast luy deman<text:line-break/>da (et) offrit de acomplir son desir en ce que il<text:line-break/>pourroit (sol) mais quelle luy declairast sa dou<text:line-break/>leur. Si proposa la fille de manifester son<text:line-break/>amour au roy deuant sa mort. Et pource<text:line-break/>elle dist a son pere quil fist venir pardeuers<text:line-break/>elle vng homme appelle menestrel qui iou(-)<text:line-break/>oit et chantoit souu(e2)t daucuns instrum(e2)s<text:line-break/>deuant le roy (sol) lequel voulentiers lescou(-)<text:line-break/>toit (et) veoit. Adoncques lienard le pere de<text:line-break/>la fille manda menestrel (sol) car il cuidoit que<text:line-break/>ce feust pour iouer (et) chanter deuant elle<text:line-break/>affin (q1)lle se resiouist. Lors le menestrel fut<text:line-break/>gracieux a la pucelle la vint veoir (et) chan(-)<text:line-break/>ta doulcement de sa vielle deuant elle (et) si<text:line-break/>dist vne chancon damours ou elle print si<text:line-break/>grant plaisir que le feu damours lenflam<text:line-break/>ba encores plus que deuant. Si dist donc<text:line-break/>ques ladicte elise a icelluy menestrel apres<text:line-break/>que toutes les personnes qui la estoient fu<text:line-break/><text:soft-page-break/>rent departies tout son secret et se descou<text:line-break/>urit a luy en luy dis(a2)t en ceste maniere. Me<text:line-break/>nestrel ie tay esleu pour moy loyal secretai(-)<text:line-break/>re de la chose que ie te vueil dire (sol) et pour ce<text:line-break/>ie espere que tu ne diras a personne quelc(o2)<text:line-break/>ques le mien secret sinon a vng que ie te n(o2)<text:line-break/>meray la ou tu me peulx ayder (et) donner c(o2)<text:line-break/>fort. Tu doys doncques scauoir que au<text:line-break/>iour que nostre sire le roy fist la grant feste<text:line-break/>de son couronnement (sol) et quil iousta aux li<text:line-break/>ces et fut le plus vaillant en la iouste que<text:line-break/>nulz de ses hommes (et) bar(o2)s de sa compai<text:line-break/>gnie (sol) et pour la beaulte (et) plaisance de luy ie<text:line-break/>fus si esprinse de son amour que oncques<text:line-break/>puis ie ne euz iour de sante ainsi comme tu<text:line-break/>voys. Et pour ce que ie congnois (q1) mon<text:line-break/>amour ne est pas bien assise en sa personne<text:line-break/>du Roy (sol) car ie suis de trop basse (et) petite<text:line-break/>condicion (et) de bas estat (sol) ne puis en quel(-)<text:line-break/>que maniere bouter hors celle amour de<text:line-break/>mon courage. Parquoy se mest chose grief<text:line-break/>ue de lendurer. Et pour ceste cause iay ad<text:line-break/>uise deuant que ie meure affin de endurer<text:line-break/>moindre payne et ennnuy a escheuer icelle<text:line-break/>grant amour dont ie seroye moult fort de<text:line-break/>solee se ie mouroie ainsi que il ne sceust la(-)<text:line-break/>mour dont ie layme. Et pour ce que ie ne<text:line-break/>scay homme viu(a2)t par qui ie puisse myeulx<text:line-break/><text:span text:style-name="pb">[f. 165v]</text:span><text:line-break/>executer mon desir que par toy mesmes ie<text:line-break/>vueil commettre ceste chose (sol) (et) si te prie que<text:line-break/>ne me refuses a lac(o2)plir (sol) et que apres le me<text:line-break/>signifies affin que en mourant ie soye con<text:line-break/>fortee des paines que ie souffre. Lors se<text:line-break/>menestrel sesmerueilla moult (q1) elise auoit<text:line-break/>mys son amour en si hault degre comme el<text:line-break/>le auoit (sol) et pour son cruel desir il eut com(-)<text:line-break/>passion. Si luy dist mais que il trouuast<text:line-break/>maniere honneste de ce faire quil acompli<text:line-break/>roit sa requeste (sol) (et) quil en seroit bon (et) loyal<text:line-break/>scruice s(a2)s la deceuoir (sol) (et) luy dist que ded(a2)s<text:line-break/>trois iours il luy en rapporteroit certaines<text:line-break/>nouuelles (sol) dont la fille fut moult ioyeuse<text:line-break/>(et) fut aucunem(e2)t alegee de ses maulx (sol) lors<text:line-break/>le menestrel la premiere foys quil vint de<text:line-break/>uant le roy pour chanter de sa vielle ch(a2)ta<text:line-break/>vne chancon damour si belle (et) doulce que<text:line-break/>les hommes (et) f(e2)mes est(a2)s en la maison es(-)<text:line-break/>toient tous esbahis de lescouter. Et a(p2)e<text:line-break/>la chancon finee le roy demanda au menes(-)<text:line-break/><text:soft-page-break/>trel dont venoit ceste chancon (et) que iamais<text:line-break/>nauoit ouye plus doulce (sol) si faingnit le me<text:line-break/>nestrel que elle eust este faicte pour lamour<text:line-break/>de luy en luy disant. Sire il nya pas trois<text:line-break/>iours passes que le chant et les parolles de<text:line-break/>ceste chancon furent ainsi ord(o2)nees. A(p2)s<text:line-break/>luy demanda a la requeste de (q1)lle personne<text:line-break/>ceste chancon auoit este faicte. Lors resp(o2)(-)<text:line-break/>dit le menestrel. Sire ie noseroie dire ceste<text:line-break/>chose si non a vous (et) amoy. Le roy donc<text:line-break/>desirant scauoit ceste chose se leua de table<text:line-break/>(et) sen alla en sa chambre (et) appella le menes(-)<text:line-break/>trel qui par ordre dist au roy toute la cause<text:line-break/>de la besongne (sol) puis le roy en fist gr(a2)t feste<text:line-break/>au menestrel (et) loua moult elise (sol) (et) dist quon<text:line-break/>deuoit auoir pitie de telle pucelle (sol) si dist au<text:line-break/>menestrel qui luy dist (q1) a heure de vespres<text:line-break/>la viendroit veoir (et) la visiteroit et luy d(o2)ne<text:line-break/>roit aucun c(o2)fort. Adonc icellui fut ioyeux<text:line-break/>de ce que le roy luy auoit dit vint a tout sa<text:line-break/>vielle a lostel de elise (sol) (et) elle seule la trouua<text:line-break/>et luy rac(o2)pta toute la chose (sol) et apres il ch(a2)(-)<text:line-break/>ta vne moult ioyeuse chancon que il auoit<text:line-break/>chantee deuant le roy de quoy elise fut fort<text:line-break/>ioyeuse (sol) et se comm(e2)ca a guerir et apparois<text:line-break/>tre aucuns signes de couleur en son visage<text:line-break/>sans ce que aucun de la maison apparceut<text:line-break/>sa sante reuenir. Ad(o2)c elise attend(a2)t heure<text:line-break/>de vespres (q1) son amy la deuoit venir veoir<text:line-break/>par maiteffois c(o2)sidera les paroles du me<text:line-break/>nestrel (sol) (et) le roy qui autreffois auoit veu sa<text:line-break/>beaulte fut congnoissant delle (sol) (et) en eut c(o2)(-)<text:line-break/>passion (sol) si fist m(o2)ter ses g(e2)s a cheual a heu(-)<text:line-break/>re de vespres (sol) (et) faignit daller a lesbat (et) sen<text:line-break/>vint en la maison du pere de clise qui estoit<text:line-break/>espicier (sol) (et) puis le roy c(o2)manda que le iardin<text:line-break/>de lespicier luy fust ouuert (et) quil le vouloit<text:line-break/>veoir. Et apres (q2)l fut descendu de dessus<text:line-break/>son cheual entre dedans le vergier interro<text:line-break/>ga le pere delise ou estoit sa fille et se elle es<text:line-break/>toit marice. Certes dist lienard elle ne est<text:line-break/>encores pas mariee (sol) car elle est fort malade<text:line-break/>mais depuis leure de nonne elle est aucune<text:line-break/>ment allegee de son mal. Adonc le roy con<text:line-break/>gneut incontin(e2)t la cause de sa sante (sol) (et) dist<text:line-break/>au pere. Certes lienard grant d(o2)mage se(-)<text:line-break/>roit se ta fille tant belle iouuencelle estoit<text:line-break/>ostee hors ce monde (sol) si la vueil aller visiter<text:line-break/>deuant que ie men voise. Ad(o2)c le roy seule<text:line-break/>ment ac(o2)paigne de deux h(o2)mes (et) de lienard<text:line-break/><text:soft-page-break/>alla en la chambre de la fille (sol) et apres le roy<text:line-break/>vint au lit de elise qui pour le desir que elle<text:line-break/>auoit haulsa son chief (sol) (et) puis le roy si la prit<text:line-break/>par la main et luy dist. Pourquoy elise es(-)<text:line-break/>tes vous si fort malade (sol) vous estes ieune<text:line-break/>(et) deuez prendre confort. Si vous prie que<text:line-break/>pour lhonneur de moy vous plaise telle(-)<text:line-break/>ment conforter que tantost guerissiez. La<text:line-break/>fille doncques sentant les mains du roy le<text:line-break/>quel elle aymoit (sol) deuant tous luy sembla<text:line-break/>estre en paradis quant elle les sentit. Si<text:line-break/>respondit au Roy. Mon tres redoubte sei<text:line-break/>g(u2)r pource (q1) iay voulu mettre soubz mes<text:line-break/>petites forces trop grans fardeaulx ont es<text:line-break/>te cause de ma maladie (sol) de laquelle par vo<text:line-break/>stre grace vous me verrez tantost estre de<text:line-break/>liuree. Adonc le roy seul entendoit le l(a2)ga<text:line-break/>couuert delise (et) estoit bien marry quelle ne<text:line-break/>estoit fille dung noble h(o2)e plus grant (sol) car<text:line-break/><text:span text:style-name="pb">[f. 166r]</text:span><text:line-break/>il la reputoit de grant valeur (sol) (et) apres ce (q1)<text:line-break/>le roy eut aucun pou demoure auec(q1)s elise<text:line-break/>et reconfortee il sen partit (et) sen retourna<text:line-break/>en son palais dont les gens d(o2)nerent gr(a2)t<text:line-break/>h(o2)neur et louenge a lespicier pour la venue<text:line-break/>du roy (sol) (et) pour lesperance que la fille auoit<text:line-break/>eu enuers le roy fut bien tost guerie. A(p2)s<text:line-break/>le roy est(a2)t auec la royne luy compta toute<text:line-break/>la chose (sol) (et) la royne determina auec le roy<text:line-break/>quelle deuoit auoit gr(a2)t retribucion pour<text:line-break/>lamour de quoy elle laimoit. Si voulut la<text:line-break/>Royne aller veoir ceste fille elise (sol) (et) pria au<text:line-break/>roy (q2)l la menast a lostel de lespicier. Et p<text:span text:style-name="T1329">r</text:span><text:line-break/>tant le roy (et) la royne auec plusieurs Bar(o2)s<text:line-break/>allerent en la maison dudit espicier (sol) (et) puis<text:line-break/>qu(a2)t ilz furent entrez dedans la royne fist<text:line-break/>appeller lienard (et) sa fille (sol) laquelle vint inc(o2)<text:line-break/>tinent parler a la royne (sol) (et) fut receue h(o2)no(-)<text:line-break/>rablement entre plusieurs dames que la<text:line-break/>royne auoit amenees auec(q1)s elle. Puis le<text:line-break/>roy dist a elise Deuant la royne. Lamour<text:line-break/>dont vous mauez ayme dessert auoir gr(a2)t<text:line-break/>honneur de par nous (sol) de quoy ie vueil que<text:line-break/>pour lamour de moy vous soiez contente<text:line-break/>car ie vous vueil d(o2)nner vng homme hon<text:line-break/>neste et noble (sol) lequel vous pr(e2)drez a maria<text:line-break/>ge (sol) mais non obstant ce ie nentens pas que<text:line-break/>ie ne soye tousi<text:span text:style-name="T1330">r</text:span>s vostre amy (et) vostre che<text:line-break/>ualier sans ri(e2)s pr(e2)dre de vous si non vng<text:line-break/>seul baisier. Elisse respondit a basse voix<text:line-break/><text:soft-page-break/>toute honteuse. Monseig(u2)r souuerain (sol) ie<text:line-break/>suis certaine que estes roy de cecille (sol) (et) iay<text:line-break/>congneu moy estre fille de lienard De bas<text:line-break/>estat (sol) (et) moy c(o2)me indigne auoye mis mon<text:line-break/>amour en hault lieu c(o2)me il ne me apparte<text:line-break/>noit pas ainsi c(o2)e scauez (sol) car h(o2)me ne f(e2)me<text:line-break/>ne choisit pas amy ou amye a son vouloir<text:line-break/>mais selon lappetit sensitif de plais(a2)ce mes<text:line-break/>forces par mainteffois suposerent aux loix<text:line-break/>damours pour vous aymer (sol) (et) encores ay(-)<text:line-break/>me (et) aymeray tousiours (sol) pour laquelle cho<text:line-break/>se ie suis preste de faire vostre c(o2)mandem(e2)t<text:line-break/>en bien (et) h(o2)neur (sol) car ie c(o2)gnois auoir este re<text:line-break/>leuee de maladie par vous (sol) car si vo<text:span text:style-name="T1331">9</text:span><text:s/>me c(o2)<text:line-break/>mandiez (q1) ientrasse en vng feu ie le feroye<text:line-break/>en cuidant faire vostre plaisir (sol) mais que ie<text:line-break/>vueille (q1) ie vo<text:span text:style-name="T1332">9</text:span><text:s/>repute mon cheualier (sol) vo<text:span text:style-name="T1333">9</text:span><text:line-break/>scauez (q1) ceste chose ne affiert pas a moy (sol) et<text:line-break/>pource a ceste chose ne vo<text:span text:style-name="T1334">9</text:span><text:s/>respons rien (sol) et<text:line-break/>si ne vo<text:span text:style-name="T1335">9</text:span><text:s/>octroyeray pas aucune chose sans<text:line-break/>le conge de la royne (sol) touteffois du gr(a2)t h(o2)<text:line-break/>neur (q1) vo<text:span text:style-name="T1336">9</text:span><text:s/>(et) la royne mauez fait ie vous re<text:line-break/>gracie humblement. Ceste briefue et gra(-)<text:line-break/>cieuse resp(o2)se pleut moult a la royne qui re<text:line-break/>puta la fille estre treffort sage. Et en apres<text:line-break/>le Roy fist appeller son pere (et) sa mere (sol) (et) le<text:line-break/>roy sachans iceulx estre contens de ce que il<text:line-break/>vouloit faire fist venir pardeuers soy vng<text:line-break/>iouu(e2)cel appelle prodigon (sol) auquel il donna<text:line-break/>aucuns (a2)neaulx (sol) (et) fut en la main de prodi<text:line-break/>gon (et) de c(o2)mun consentem(e2)t luy fist espou<text:line-break/>set elise (sol) (et) en oultre le roy et la royne d(o2)ne(-)<text:line-break/>rent moyns autres ioyaulx a prodigon (sol) et<text:line-break/>luy donna le roy aucuns bons (et) prouffita(-)<text:line-break/>bles chasteaulx en luy disant. Je te donne<text:line-break/>ses choses pour le douaire de elise ta f(e2)me.<text:line-break/>Et la chose que apres ie te vouldray d(o2)ner<text:line-break/>tu ten apparceueras. Apres le roy retour(-)<text:line-break/>na deuers elise (et) luy dist deu(a2)t to<text:span text:style-name="T1337">9</text:span>. Je vueil<text:line-break/>prendre mainten(a2)t de vostre amour ce (q1) ie<text:line-break/>desire. Si la print doulcement par le chief<text:line-break/>a deux mains (et) la baisa au fr(o2)t. Puis a(p2)s<text:line-break/>prodigon (sol) le pere (et) la mere de elise fir(e2)t tres<text:line-break/>tous grant ioye (sol) (et) les nopces fur(e2)t faictes<text:line-break/>en grant soulas (et) en grant leesse (sol) et ainsi c(o2)<text:line-break/>me maintes g(e2)s di(e2)t le roy (e2)uers elise gar<text:line-break/>da bien sa promesse (sol) car Deslors en apres il<text:line-break/>se fist appeller le cheualier De elise (sol) ne onc<text:line-break/>puis ne alla en fais Darmes sans porter<text:line-break/>celle deuise que elise luy donna. Et pource<text:line-break/><text:soft-page-break/>le prince donna occasion de bien faire (p3) cest<text:line-break/>exemple.</text:p>
      <text:p text:style-name="P1338"><text:span text:style-name="T1339">E</text:span>N ceste nouuelle est monstre la<text:line-break/>magnificence da roy (et) la liberali<text:line-break/>te De son courage qui ne voulut<text:line-break/>pas violer ne desh(o2)norer la fille de lienard<text:line-break/>appoticaire (sol) non obst(a2)t quelle fust de basse<text:line-break/>c(o2)dicion (sol) (et) aussi veu que lamour ne venoit<text:line-break/>poit de luy (sol) mais de par la fille (q2) fut si mala<text:line-break/>de de son amo<text:span text:style-name="T1340">9</text:span><text:s/>(q1)lle en cuyda mourir (sol) a(p2)s y<text:line-break/><text:span text:style-name="pb">[f. 166v]</text:span><text:line-break/>est monstre la sagesse de la fille qui fist assa<text:line-break/>uoir au roy secretem(e2)t lamour de quoy elle<text:line-break/>laymoit sans ce (q2)l fust sceu Daucun fors (q1)<text:line-break/>de celluy qui fist le message. Aussi y est m(o2)<text:line-break/>stre c(o2)e le roy la vint conforter en sa mala(-)<text:line-break/>die de quoy elle guerit. Finablement y est<text:line-break/>monstre c(o2)me le roy fut liberal a la marier<text:line-break/>pour la rec(o2)penser de son amour de quoy el<text:line-break/>le laymoit (sol) (et) luy d(o2)na grans dons en douai<text:line-break/>re (sol) c(o2)me chasteaulx (et) autres choses.</text:p>
      <text:h text:style-name="Titre1" text:outline-level="1">(ipdm) Cy ensuit la.iiii.xx.x viii.nouuel<text:line-break/>le c(o2)ptee par philomene sur la.x.iour<text:line-break/>nee dont pamphile est roy.</text:h>
      <text:p text:style-name="figure">&lt;image&gt;</text:p>
      <text:p text:style-name="P1341"><text:span text:style-name="T1342">I</text:span>L me semble (q1) nous approuch(o2)s<text:line-break/>fort de lacheuement de nostre oeu<text:line-break/>ure dont ne reste plus a compter<text:line-break/>que trois nouuelles pour lacomplissement<text:line-break/>des cent nouuelles a nous imposees a c(o2)p<text:line-break/>ter (sol) et puis que nous sommes si pres de la<text:line-break/>fin il ne fault point auoit le courage foible<text:line-break/>ne recreu (sol) Car ce seroit vne grant diffame<text:line-break/>pour nous tous que nostre oeuure demou<text:line-break/>rast imparfaicte. Et pource il ne ti(e2)dra pas<text:line-break/>a moy quelle ne soit acheuee (sol) car iay (e2)cores<text:line-break/>vne matiere nouuelle pour compter a la c(o2)<text:line-break/>paignie et la diray comme il sensuit.</text:p>
      <text:h text:style-name="Titre2" text:outline-level="2">(ipdm) La forme de la nouuelle.</text:h>
      <text:p text:style-name="P1343"><text:span text:style-name="T1344">O</text:span>d temps que octouien (e2)pereur<text:line-break/>de romme regnoit fut vng noble<text:line-break/>h(o2)me rommain n(o2)me Pulius le<text:line-break/>quel auoit vng filz n(o2)me citon (q2) auoit vng<text:line-break/>merueilleux engin a c(o2)prendre philosophie<text:line-break/>Si enuoia cestuy puli<text:span text:style-name="T1345">9</text:span><text:s/>son filz aux escolles<text:line-break/>a athenes auec plusieurs rommains escol(-)<text:line-break/>liers (sol) (et) se logerent tous ensemble en la mai<text:line-break/><text:soft-page-break/>son d(u2)g citoyen n(o2)me cremen lequel auoit<text:line-break/>vng filz n(o2)me gisippe auec lequel ilz allois<text:line-break/>ent chasc(u2) iour a lestude dessoubz vng mes<text:line-break/>me maistre ou ilz a(p2)noi(e2)t les sept ars libe(-)<text:line-break/>raulx (et) autres nobles sci(e2)ces. T(a2)dis d(o2)c<text:line-break/>que citon alloit a lestude auec le filz de son<text:line-break/>hoste gisippe se leua vne si parfaicte amour<text:line-break/>entre eulx deux que iamais lung s(a2)s lautre<text:line-break/>ne pouoient estre separez De leur amour si<text:line-break/>non par mort (sol) car c(o2)e deux freres sentreay<text:line-break/>moi(e2)t (et) estoi(e2)t loyaulx lung auec lautre ne<text:line-break/>iamais nauoi(e2)t aucun plaisir fois que qu(a2)t<text:line-break/>ilz estoi(e2)t ens(e2)ble. Et eulx est(a2)s a lestude<text:line-break/>estudier(e2)t si bien que en pou de t(e2)ps ilz m(o2)<text:line-break/>terent en grant philosophie dont ilz furent<text:line-break/>merueilleusement louez (sol) (et) ainsi perseuere(-)<text:line-break/>rent en gr(a2)t plaisance lespace de trois ans<text:line-break/>Et le pere De gisippe voyant les bonnes<text:line-break/>meurs de citon le reputoit noble cheualier<text:line-break/>aussi bien que son filz. Aduint (q1) le pere de<text:line-break/>gisippe bien tost apres trespassa dont citon<text:line-break/>fist aussi grant dueil c(o2)e faisoit gisippe (et) s(e2)(-)<text:line-break/>Bloit a le veoir que ce fust vng des enfans<text:line-break/>de cremen t(a2)t que a paine on ne eust sceu di<text:line-break/>re lequel Des deux auoit meilleur mestier<text:line-break/>destre c(o2)forte (sol) (et) apres pou de t(e2)ps la mort<text:line-break/>du pere de gisippe citon c(o2)seilla aux parens<text:line-break/>de gisippe (q2)lz lenhortassent de se marier (sol) si<text:line-break/>trouuerent les par(e2)s de luy vne moult bel<text:line-break/>le ieune fille n(o2)me : soforine natiue Dathe<text:line-break/>nes aage de. x v. ans. Lors gisippe oy(a2)t<text:line-break/>parler ses amys de le vouloir marier si con<text:line-break/>sentit et fianca ceste fille. Et quant le t(e2)ps<text:line-break/>Des nopces approucha gisippe pria a citon<text:line-break/>quil luy pleust de aller auec luy pour veoir<text:line-break/>sa fiancee (sol) laquelle il ne auoit point enco(-)<text:line-break/>res veue. Et quant ilz vindrent en la mai<text:line-break/><text:span text:style-name="pb">[f. 167r]</text:span><text:line-break/>son de la fiancee citon la commenca a regar<text:line-break/>der trescurieusem(e2)t (q2) dilig(e2)tem(e2)t c(o2)sidera<text:line-break/>la Beaulte delle et qu(a2)t il eut bien regadeez<text:line-break/>toutes les parties de son corps il print si<text:line-break/>grant plaisir a elle (q2)l fut tellement esprins<text:line-break/>du feu damours que oncques h(o2)me ne fut<text:line-break/>plus enflambe de f(e2)me. Et apres ce (q1) lee<text:line-break/>iouuenceaulx eurent aucun peu de t(e2)ps de<text:line-break/>moure auec la fille il sen (p3)rirent dillec et re<text:line-break/>tournerent en leur maison (sol) puis cyton (q2) en<text:line-break/>la fille pensoit entra en sa ch(a2)bre toutseulet<text:line-break/>(et) apres mais souspirs il dist en soymesmes<text:line-break/><text:soft-page-break/>D mesch(a2)t cyton mauldicte soit ta vie (sol) ne<text:line-break/>scez tu autre chose penser (q1) en lamour de ce<text:line-break/>ste pucelle (sol) s(e2)me du plus gr(a2)t amy (q1) tu aies<text:line-break/>au monde (sol) Ne scez tu p(e2)ser mainten(a2)t aux<text:line-break/>gr(a2)s honneurs que tu as receuz de cremen<text:line-break/>et de sa mesnie (sol) (et) a la ferme amytie (q1) gisipe<text:line-break/>a auec toy (sol) pour quoy donc aime tu celle pu<text:line-break/>celle (sol) pour quoy te laisse tu deceuoir aux de<text:line-break/>sirs damours (sol) ouure les yeulx de ton cueur<text:line-break/>et d(o2)ne lieu a raison (sol) reffrain lappetit de c(o2)<text:line-break/>cupiscence (et) tourne tes pensemens a autre<text:line-break/>chose (q1) a luxure (et) desconfis toymesmes t(a2)<text:line-break/>dis (q1) tu as t(e2)ps : car pas nest chose c(o2)uena<text:line-break/>ble vouloir att(e2)dre ce que tu attens. Apres<text:line-break/>quil eut fort blasme ses parens il luy souue<text:line-break/>noit de la beaulte de celle pucelle (sol) il estoit<text:line-break/>plus embrase (q1) iamais (sol) (et) disoit en retour(-)<text:line-break/>nant tout ce (q2)l auoit dit au contraire. Les<text:line-break/>loix damours sont plus fortes que les au(-)<text:line-break/>tres loix : car nonpas seulem(e2)t elles t(o2)pent<text:line-break/>es loix damitie (sol) mais enfraign(e2)t les loix di<text:line-break/>uines : car autreffoys le pere a ayme sa pro<text:line-break/>pre fille (et) le frere sa seur (q2) est amour moins<text:line-break/>h(o2)neste (q1) daimer la femme dung sien amy :<text:line-break/>car ieunesse est subiecte aux forces damours<text:line-break/>Et apres (q1) la nuyt fut venue plusieurs au<text:line-break/>tres iours perdit pour son pensem(e2)t le dor<text:line-break/>mir et tout appetit de boire (et) de m(a2)gier t(a2)t<text:line-break/>quil fut contraint de gesir au lict malade (sol)<text:line-break/>mais gisipe qui (p3) mains iours auoit veu ci<text:line-break/>ton en diuerses p(e2)sees qu(a2)t il le vit malade<text:line-break/>fut fort courrouce (sol) (et) (p3) toute subtilite seffor(-)<text:line-break/>coit de le rec(o2)forter sans soy (p3)tit de luy (sol) en<text:line-break/>luy dem(a2)dant les causes de ses pensem(e2)s.<text:line-break/>Et apres (q1) Citon luy eut respondu autre<text:line-break/>ment que la chose nestoit pas ainsi que gisi<text:line-break/>pe auoit apparceu (sol) citon en gettant grans<text:line-break/>souspirs fut c(o2)traint de dire verite a gisipe<text:line-break/>en luy disant. Mon tres ayme c(o2)paignon<text:line-break/>gisipe se le plaisir de dieu fust la mort (sol) me<text:line-break/>plairoit plus (q1) la vie attendu que fortune<text:line-break/>ma amene a tel point (sol) au(q1)l esprouuer me c(o2)<text:line-break/>uiendra mes forces (sol) (et) ie te prye (q1) en les es(-)<text:line-break/>prouuant tu aies mercy de moy a ma neces<text:line-break/>site (sol) mais certes a ceste esprouue iatens a(-)<text:line-break/>uoir la paine que ie dessers (sol) cestassauoir la<text:line-break/>mort. Et alors citon c(o2)menca a racomp(-)<text:line-break/>ter a gisipe la chose de quoy il estoit mala<text:line-break/>de et pour penitence dicelle chose auoit eslu<text:line-break/>a mourir. Qu(a2)t gisipe eut ouy ces choses<text:line-break/><text:soft-page-break/>et vit citon plour(a2)t c(o2)menca a penser a soy<text:line-break/>et nobstant lamour deqnoy il aimoit sofori<text:line-break/>ne sa fiancee il delibera tantost (q2)l auoit pl<text:span text:style-name="T1346">9</text:span><text:line-break/>chier la vie de son amy citon (q2)l nauoit de sa<text:line-break/>propre femme. Et (p3) ainsi gisipe sem(o2)s par<text:line-break/>les larmes de citon respondit en plourant.<text:line-break/>Se tu nauoies mestier de desconfort c(o2)me<text:line-break/>tu as ie me plaindroye de toy (sol) c(o2)me celluy (q2)<text:line-break/>par soymesmes a violee nostre amytie (sol) po<text:span text:style-name="T1347">r</text:span><text:line-break/>ce que si longuem(e2)t tu mas cele celle mala<text:line-break/>die que tu as (sol) c(o2)bien quelle soit desh(o2)neste (sol)<text:line-break/>Touteffoys len doit pareillem(e2)t reueler a<text:line-break/>son amy les choses honnestes (et) desh(o2)nestes<text:line-break/>et ainsi c(o2)me vng bon amy se esiouist des<text:line-break/>bonnes oeuures de son amy quant aussi la<text:line-break/>my se efforce de retraire le couraige de son<text:line-break/>amy quant il fait choses desh(o2)nestes (sol) il luy<text:line-break/>doit dire son cas soit bien soit mal (sol) mais ie<text:line-break/>te diray citon puis que si ardamment tu ay<text:line-break/>mes soforine ma fiancee depuis que nous<text:line-break/>fumes ensemble ie nay eu aucune chose (q2) ne<text:line-break/>fut tienne c(o2)me mienne (sol) et pource que ie tai<text:line-break/>mes ainsi que tu scez ie vueil mais que iayes<text:line-break/>espouse soforine quelle soit aussi bien ti(e2)ne<text:line-break/>c(o2)me mi(e2)ne ou si tu la veulx auoir tout seul<text:line-break/>a femme ou a amye ie my c(o2)sentiray (sol) (et) puis<text:line-break/>que ie scay la chose a toy retirer de maladie<text:line-break/>pour lamitie de toy (et) de moy ie vueil que tu<text:line-break/><text:span text:style-name="pb">[f. 167v]</text:span><text:line-break/>faces de ma voulente la ti(e2)ne. Et croy fer<text:line-break/>mement que soforine ma fiancee (q1) tres fort<text:line-break/>iayme apres que les nopces delle et de moy<text:line-break/>seront faictes vi(e2)dra en ta ch(a2)bre non mye<text:line-break/>c(o2)me la mienne (sol) mais c(o2)me la tienne espou<text:line-break/>see (sol) et pourtant laisse tes pensem(e2)s diuers<text:line-break/>et oste de toy tristesse (et) rappelle ta sante cor<text:line-break/>porelle et te conforte en attendant que tu a<text:line-break/>uras soforine c(o2)me plus digne de moy dicel<text:line-break/>auoir. Adonc citon ainsi oyant parler gisi<text:line-break/>peauoit bien grant besoing de plaisance et<text:line-break/>delectation (sol) mais aucunem(e2)t auoit regret<text:line-break/>et dose(a2)ce de la liberalite de son c(o2)paignon<text:line-break/>gisipe de quoy il estoit content du desordon<text:line-break/>ne desir de luy (et) de sa fi(a2)cee (sol) (et) citon en plou<text:line-break/>rant respondit a gisipe. La gr(a2)t liberalite<text:line-break/>et amitie de ton couraige assez clerem(e2)t me<text:line-break/>c(o2)traint (q1)lle chose ie doys faire. Ja dieu ne<text:line-break/>plaise que po<text:span text:style-name="T1348">r</text:span><text:s/>moy ie praigne soforaine (sol) la<text:line-break/>quelle dame fortune te donna c(o2)me a plus<text:line-break/>digne (q1) moy : car se fortune eust veu (q1) pour<text:line-break/><text:soft-page-break/>auoir telle f(e2)me ieusse este plus digne (q1) toy<text:line-break/>tu doys croyre (q1) iamais fortune ne la teust<text:line-break/>donnee. Vse donc ioyeusem(e2)t dicelle (q2) las<text:line-break/>esleue (p3) le conseil de fortune et me laisse de<text:line-break/>gaste en mes larmes (q1) fortune a presteez a<text:line-break/>mes peulx c(o2)me indigne de non si gr(a2)t bien<text:line-break/>auoir (sol) affin (q1) ce mes douleurs (et) angoisses<text:line-break/>peuent estre vaincus ie soye hors des pai(-)<text:line-break/>gnes de ce m(o2)de. Lors gisipe dist a citon.<text:line-break/>Se nostre amytie ne me peut d(o2)ner si gr(a2)t<text:line-break/>licence (q1) pour auoir vng mien plaisir (sol) au(-)<text:line-break/>moins que ie te c(o2)traigne (et) puisse induire<text:line-break/>a auoir cette chose que souuerainem(e2)t ie de<text:line-break/>sir (sol) mais se tu ne me consens a mes prieres<text:line-break/>plais(a2)ment ie ty seray consentir par force :<text:line-break/>Car soforaine sera tienne. Et pour ce que<text:line-break/>ie congnois que les forces damours ont ay<text:line-break/>me plusieurs personnes a maleureuse fin (sol)<text:line-break/>et si c(o2)gnois ton couraige tel (q2)l ne se pour(-)<text:line-break/>roit abstenir de larmes (sol) (et) (p3) ainsi en le pour<text:line-break/>suiuant tu fauldroies c(o2)me vng amoureux<text:line-break/>vaincu (sol) et certainem(e2)s apres toy ie mour(-)<text:line-break/>roye (sol) et pour tant esiouy toy : car ieffaceroy<text:line-break/>soforine de mon cueur et pr(e2)dray vne autre<text:line-break/>femme (sol) et (p3) ainsi ie cont(e2)teray toy et moy (sol)<text:line-break/>et aussi ie trouueray mieulx vne autre fem<text:line-break/>me (q1) ie ne feray vng tel amy comme tu es.<text:line-break/>Pour tant ie prye que tu te esiouysses et de<text:line-break/>laisses tes souspirs et douleurs : Car de<text:line-break/>bon cueur ie te donne et promes que safori(-)<text:line-break/>ne ma fiancee sera tienne. Lors respondit<text:line-break/>citon en souspirant. Je ne scay gisipe quelle<text:line-break/>chose ie doy eslire ou faire ton plaisir ou le<text:line-break/>mien (sol) mais puis (q2)l te plaist me secourir par<text:line-break/>ta liberalite (q2) est si grant quelle surmonte<text:line-break/>mon h(o2)teux desir ie feray ce que ie paurray<text:line-break/>selon ma liberalite (sol) mais soyez seur : car ie<text:line-break/>faitz ceste chose c(o2)me h(o2)me non c(o2)gnoiss(a2)t<text:line-break/>dauoir seulem(e2)t aucune f(e2)me aimee de toy<text:line-break/>mais dauoir (p3) ton moyen recouuert vie et<text:line-break/>sante (sol) lors resp(o2)dit gisipe (sol) puis que cest ma<text:line-break/>voulente il te doit bien plaire. Et pour t(a2)t<text:line-break/>qu(a2)t soforine auray espousee et la feste sera<text:line-break/>faicte ie lameneray ceans (sol) et ainsi c(o2)me no<text:span text:style-name="T1349">9</text:span><text:line-break/>ordonnerons tu ioindras auec elle c(o2)me a(-)<text:line-break/>uec ta femme. Et apres en t(e2)ps et en lieu<text:line-break/>nous magnifesir(o2)s la chose a ses amys (sol) et<text:line-break/>apres pou de t(e2)ps que citon fut retourne en<text:line-break/>sa sante soforine fut espousee a gisipe (sol) et a(-)<text:line-break/>pres que la feste fut finee (et) que les dames<text:line-break/><text:soft-page-break/>eurent couche lespousee elles partir(e2)t de la<text:line-break/>ch(a2)bre et sen allerent. Or est il ainsi que la<text:line-break/>chambre de citon estoit prochaine a celle de<text:line-break/>gisipe et entroit on de lune en lautre. Et<text:line-break/>quant gisipe fut prest de se couchier il estain<text:line-break/>gnit la lumiere (et) vint tout bellem(e2)t a citon<text:line-break/>en luy disant (q2)l allast couchier auec sa f(e2)me<text:line-break/>Adonc citon ayant (p3)ler gisipe se repentit et<text:line-break/>pour h(o2)te refusa ceste chose (sol) (et) gisipe (q2) se m(o2)<text:line-break/>stroit vray amy en ten(a2)t sa promesse (sol) apres<text:line-break/>plusieurs paroles enuoya citon (p3) deuers<text:line-break/>soforine (sol) et qu(a2)t il vint au lict il luy deman<text:line-break/>da a basse voix se elle vouloit estre sa f(e2)me<text:line-break/>Et elle cuid(a2)t (q1) ce fust gisipe son mary res<text:line-break/>pondit que ouy. Et pour ce citon luy mist<text:line-break/>vng annel dor de gr(a2)t pris au doy en dis(a2)t<text:line-break/>a soforine. Je vueil estre ton espoux et ton<text:line-break/>mary. Et apres pour ac(o2)plir citon print de<text:line-break/>soforine long (et) amoureux delit sans ce (q1)lle<text:line-break/><text:span text:style-name="pb">[f. 168r]</text:span><text:line-break/>ou autre homme se apparceust (sol) que aucun<text:line-break/>fors gisipe eust couchie auec soforine. Si<text:line-break/>aduint (q1) apres pou de t(e2)ps le pere de citon<text:line-break/>mourut (p3) quoy on luy mandoit (p3) lectres (q2)l<text:line-break/>retournast a r(o2)me. Et sur ce delibera citon<text:line-break/>dy aller et de mener auec luy soforine la(q1)lle<text:line-break/>chose il ne pouoit pas b(o2)nement faire sans<text:line-break/>lny declairer lestat de la besongne. Et po<text:span text:style-name="T1350">r</text:span><text:line-break/>tant citon appella la belle soforine en sa ch(a2)<text:line-break/>bre (sol) et en la presence de gisipe il luy monstra<text:line-break/>plainem(e2)t c(o2)me la chose estoit (et) len acerte(-)<text:line-break/>na (p3) signes dauc(u2)es choses (q2)lz auoient fai<text:line-break/>tes entre eulx. Apres ce (q1) soforine eut vng<text:line-break/>pou regarde gisipe (et) citon desdaigneusem(e2)t<text:line-break/>elle c(o2)menca tres fort a plourer en soy com<text:line-break/>plaignant de la deception (q1) gisipe luy auoit<text:line-break/>faicte. Puis sen alla sans plus mot dire a<text:line-break/>la maison de son pere ou elle c(o2)pta la falace<text:line-break/>de gisipe (sol) et afferma destre f(e2)me de citon (sol) (et)<text:line-break/>non mye de gisipe (sol) d(o2)t la nouuelle fut grief<text:line-break/>ue au pere et a la mere (sol) par quoy ilz blasme(-)<text:line-break/>rent fort gisipe et fut hainneux de tous ses<text:line-break/>amys et disoient (q2)l estoit digne de repreb(e2)(-)<text:line-break/>sion de cruel torment mais gisipe disoit au<text:line-break/>c(o2)traire (q2)l auoit fait la chose h(o2)nestement (sol)<text:line-break/>et (q2)lz len deuoient regracier (sol) (et) (q2)l auoit ma<text:line-break/>riee soforaine a meilleur homme que luy.<text:line-break/>Apres (q1) citon eut oy maintes paroles d(u2)g<text:line-break/>coste et dautre il ne se peut plus tenir daller<text:line-break/>parler au pere et a la mere et aux parens de<text:line-break/><text:soft-page-break/>soforine et mena auec soy gisipe (et) tous ses<text:line-break/>parens vindrent au t(e2)ple ou estoient tous<text:line-break/>les autres assemblez. Si c(o2)menca a dire en<text:line-break/>philozophe (q1) toutes les euures des h(o2)mes<text:line-break/>mortelz sont gouuernees (p3) la disposition<text:line-break/>des dieux immortelz et (p3) leur pourueance (sol)<text:line-break/>par quoy aucuns veulent mectre necessite<text:line-break/>ce choses (q2) sont faictes en ce monde (sol) mais<text:line-break/>il est impossible. Et pour ce (q1) soforine est<text:line-break/>deuenue ma femme (sol) la(q1)lle auez mariee a gi<text:line-break/>sipe vous fault c(o2)siderer (q1) de perpetuelle<text:line-break/>ordonn(a2)ce des dieux deuoit aduenir (q1)lle ne<text:line-break/>seroit point f(e2)me de gisipe (sol) mais a moy ain<text:line-break/>si (q1) len c(o2)gnoist maintenant : car il me sem(-)<text:line-break/>ble que par la prouidence de dieux gisipe<text:line-break/>auoit espousee vostre fille au c(o2)mencement<text:line-break/>dont (p3) plus fortes raisons c(o2)gnoissez les<text:line-break/>couraiges des dieux. Se vous auez donc<text:line-break/>baille par pourueance et deliberation a gisi<text:line-break/>pe iouuencel la belle soforine pour femme (sol)<text:line-break/>aussi la deliberation et prouidence de gisipe<text:line-break/>a baille soforine a citon noble iouu(e2)cel. Et<text:line-break/>pour vous faire c(o2)prendre le cas entendez<text:line-break/>que ie vous ditay. Puis (q1) vous auez don<text:line-break/>ne vostre fille a vng noble et riche iouuen(-)<text:line-break/>cel et il la d(o2)nee a vng supelatif (et) c(o2)paratif<text:line-break/>cestassauoir vng tres riche et pl<text:span text:style-name="T1351">9</text:span><text:s/>noble iou<text:line-break/>uenceau que nestoit gisipe vo<text:span text:style-name="T1352">9</text:span><text:s/>ne len deuez<text:line-break/>pource blasmer (sol) mais tenir pour saige pour<text:line-break/>ce considerez mes paroles : car vous ne me<text:line-break/>congnoissez et gisipe me congnoist bien (sol) et<text:line-break/>si suis ieune iouuencel philozophe c(o2)me est<text:line-break/>gisipe et sans pl<text:span text:style-name="T1353">9</text:span><text:s/>parler son aage et le mien<text:line-break/>monstre que nous s(o2)mes semblables. Et<text:line-break/>aussi vray est que gisipe est h(o2)me athenois<text:line-break/>et ie suis r(o2)main (sol) et se lon dispute de la gloi<text:line-break/>re et noblesse des citez ie diray que suis ci<text:line-break/>toyen de la cite de r(o2)me de tout le monde (sol) (et)<text:line-break/>gisipe ne pourra dire que de la cite de athe<text:line-break/>nes sinon dame cite destude et de siences (sol)<text:line-break/>et auec ce combien que me voyez escolier de<text:line-break/>assez petit estat (sol) touteffoys ie suis de plus<text:line-break/>grans et nobles parens de r(o2)me et si nest<text:line-break/>pas la gloire de nostre lignee encor frustree<text:line-break/>par viellesse (sol) mais auiourduy elle est plus<text:line-break/>florissant que onc ne fut : Car ce sont tous<text:line-break/>ieunes gens (sol) et aussi pour h(o2)te ie laisseray<text:line-break/>icy a parler de mes richesses considere que<text:line-break/>vostre pourete est vostre ancien patrimoi(-)<text:line-break/>ne (sol) laquelle pourete est d(a2)nee selon loppini<text:line-break/><text:soft-page-break/>on du peuple et les tressors ou ie habonde<text:line-break/>sont gr(a2)dem(e2)t prisez non mye c(o2)me couuoi<text:line-break/>teux (sol) mais c(o2)me bien ayme de fortune (sol) la(q1)l<text:line-break/>le congnoissoit que ainsi me deuoit aduenir<text:line-break/>affin que ie fusse vostre par(e2)t (et) amy (sol) (et) non<text:line-break/>mye gisipe. Aussi considerez que ie demou<text:line-break/>re a romme pour vous deff(e2)dre en voz cau<text:line-break/>ses et querelles (sol) et aussi ie seray vostre ho(-)<text:line-break/>stellier prouffitable t(a2)t en voz publicques<text:line-break/>choses que en voz priuees besongnes. Et<text:line-break/><text:span text:style-name="pb">[f. 168v]</text:span><text:line-break/>en delaissant toutes affections en regard(a2)t<text:line-break/>raisonnablement voz conseilz que louera<text:line-break/>plus iceulx ou le conseil de gisipe ou le mien<text:line-break/>qui ait sa femme qui est mariee a citon no(-)<text:line-break/>ble citoien r(o2)main et amy de luy (sol) et pourt(a2)t<text:line-break/>que ceste chose deult il ne fait pas ce (q2)l doit<text:line-break/>ains ne scet que il fait (sol) mais touteffoys ie<text:line-break/>vueil bien (q1) vous saichez (q1) par falaces ne<text:line-break/>barat ie nay voulu en la personne de sofori<text:line-break/>ne ordoyer vostre lignaige et si ne suis pas<text:line-break/>venu c(o2)me rauiseur a tollir sa virginite (sol) c(o2)<text:line-break/>bien (q1) ocultem(e2)t ie lay prinse a femme. Aus<text:line-break/>si ie ne suis pas venu c(o2)me estrangier auec<text:line-break/>vous (sol) mais moy (q2) ay este prins de sa gr(a2)t<text:line-break/>beaulte ainsi que ay c(o2)gneu les grans vert<text:span text:style-name="T1354">9</text:span><text:line-break/>delle (sol) et si vous dictes (q1) ie deusse auoir gar<text:line-break/>de lorde de marlaige ie neusse iamais eu so<text:line-break/>forine a femme pour ce (q1) vo<text:span text:style-name="T1355">9</text:span><text:s/>aymes moult<text:line-break/>icelle (sol) (et) si eussiez doubte queie neusse emme<text:line-break/>ne vostre fille a r(o2)me (sol) pour tant iay vse de<text:line-break/>vng art secret (sol) lequel vous scauez mainte(-)<text:line-break/>nant et en mon nom iay fait c(o2)sentir gisipe<text:line-break/>a vne chose quil ne proposoit faire (sol) (et) oultre<text:line-break/>plus c(o2)bien que ard(a2)ment iaymasse sofori(-)<text:line-break/>ne touteffoys iay quis son amour non mye<text:line-break/>oultrageux amant (sol) mais c(o2)me loyal mary<text:line-break/>sans moy conioindre a elle iusques a ce (q1) ie<text:line-break/>lespousaffe (p3) paroles dictes et (p3) vngannel<text:line-break/>dor c(o2)me elle peut tesmoigner : car se ie lin(-)<text:line-break/>terroguay premierem(e2)t se elle me vouloit<text:line-break/>auoir a mary et elle me resp(o2)dit (q1) ouy. Se<text:line-break/>donc elle a estre deceue en paroles (sol) elle (et) non<text:line-break/>pas autre en doit estre reprinse et blasmee :<text:line-break/>car elle ne me demanda point quel homme<text:line-break/>iestoye (sol) (et) ne doit estre blasme gisipe (q2) estoit<text:line-break/>mon loyal amy sil ma donne soforine cellee<text:line-break/>ment (sol) lequel vous menassez pour ce cas.<text:line-break/>Laissons maintenant ceste matiere et par (-)<text:line-break/>lons dautre : car mon pere est mort a r(o2)me<text:line-break/><text:soft-page-break/>et pour ce il my conuient retourner et auec<text:line-break/>moy ie vueil amener soforine. Et pour ce<text:line-break/>ie vous ay manifestement fait assauoir ce(-)<text:line-break/>ste chose (sol) Laquelle par aduanture ie vous<text:line-break/>eusse autrement celee. Et si vous estes sai<text:line-break/>ges vous me excuserez benignement : car<text:line-break/>se ie vous eusse voulu deceuoir ie pourroie<text:line-break/>laisse soforine et men mocquer. Ja dieu ne<text:line-break/>plaise que en esperit r(o2)main soit si grant vi<text:line-break/>lite hebergee (sol) car ainsi du consentem(e2)t des<text:line-break/>dieux et par la b(o2)ne prouidence de gisipe so<text:line-break/>forine est ma femme (sol) par quoy (p3) aduanture<text:line-break/>vous cuydez estre plus saiges (q1) les dieux<text:line-break/>et voulez proceder folement : car il appert<text:line-break/>en deux manieres desaggreables a moy.<text:line-break/>Premierement vous retenez par deuers<text:line-break/>vous soforine c(o2)tre ma voulente en laquel<text:line-break/>le vous nauez aucun droit. Secondem(e2)t<text:line-break/>vous menacez gisipe mon c(o2)paignon au(q1)l<text:line-break/>vous estez obligez (sol) (et) c(o2)bien que vous fait<text:line-break/>tes folem(e2)t en ces deux choses (sol) touteffoys<text:line-break/>ie me tais de vous en monstrer plus large (-)<text:line-break/>ment en voz presences (sol) mais vne chose ie<text:line-break/>vous conseille c(o2)me a mes amys (sol) cest que<text:line-break/>vous laillez ennemytie et rancune (et) vueil<text:line-break/>lez pr(e2)dre amistie auec tous hommes (et) que<text:line-break/>soforine me soit rendue et restituee (sol) et que<text:line-break/>de athenes ie me departe comme vostre as(-)<text:line-break/>fin et ioyeux (sol) en vous certiffiant se autre(-)<text:line-break/>ment vous le faictes vueillez ou non ie ob<text:line-break/>tiendray la chose ainsi c(o2)me elle a este faicte<text:line-break/>car ie vous osteray gisipe (sol) (et) se ie vois a r(o2)(-)<text:line-break/>malgre vous ie recouueray soforine qui est<text:line-break/>mienne tellement que par experience vous<text:line-break/>congnoistreez comme grande indignation<text:line-break/>des rommains vous encourres (et) comme<text:line-break/>grande haine sera tousiours contre vous<text:line-break/>Adonc qu(a2)t citon eut ainsi (p3)le tout cour(-)<text:line-break/>rouce&lt;ATTillisible&gt;se leua et print gisipe (p3) la main en fai<text:line-break/>gn(a2)t (q2)l ne luy challoit de to<text:span text:style-name="T1356">9</text:span><text:s/>ceulx (q2) estoi(e2)t<text:line-break/>dedans le t(e2)ple. Et apres il issit dehors en<text:line-break/>mouu(a2)t la teste et en les menac(a2)t (sol) mais les<text:line-break/>athenois (q2) au temple demourrerent tant<text:line-break/>pour les raisons de citon (q1) pour la conside<text:line-break/>ration de son linaignaige et de&lt;ATTillisible&gt; lamytie<text:line-break/>quil auoit a la fille (sol) Et aussi paour la paour<text:line-break/>des derrenieres paroles de citon (sol) ilz c(o2)clu<text:line-break/>rent que beaulcoup mieulx valoit lamistye<text:line-break/>de Cyton que de son compaignon Gisipe<text:line-break/>qui ne vouloit la ieune fille soforine. Et<text:line-break/><text:soft-page-break/>ainsi mieulx estoit de perdre laffinite de<text:line-break/><text:span text:style-name="pb">[f. 169r]</text:span><text:line-break/>gisipe (q1) eulx estre ennemis de citon. Adonc<text:line-break/>les par(e2)s de soforine (p3)tirent du t(e2)ple (et) vin<text:line-break/>drent a citon (et) luy dirent (q1) leur plaisir estoit<text:line-break/>que soforine fust sa f(e2)me. Et apres gisipe<text:line-break/>et citon sesioprent ensemble (et) se partir(e2)t du<text:line-break/>temble (sol) puis citon enuoya querir soforine (q2)<text:line-break/>c(o2)me saige (et) (p3) necessite auoit fait la chose<text:line-break/>dessus dite et tourna son amour vertueuse<text:line-break/>enu(e2)rs citon (q1)lle auoit eu a gisipe (sol) et apres<text:line-break/>peu de t(e2)ps citon mena soforine a r(o2)me en<text:line-break/>la maison de son pere ou elle futioyeusem(e2)t<text:line-break/>receue (sol) et Gisipe demoura a athenes (q2) fut<text:line-break/>pou aime des par(e2)s de soforine (sol) (et) assez tost<text:line-break/>apres luy suruint aucunes sediti(o2)s ciuiles<text:line-break/>par fortune tant (q2)l deuint poure (et) mesch(a2)t<text:line-break/>et fut dechasse dathenes a tousiours mais<text:line-break/>et ainsi sen vint a r(o2)me affin (q2)l esprouuast<text:line-break/>se citon auroit memoire de luy. Adonc gisi<text:line-break/>pe saichant (q1) citon viuoit et estoit amy des<text:line-break/>c(o2)sulz de r(o2)me (et) sen vint deuant son hostel<text:line-break/>en attend(a2)t (q1) citon saillist dehors. Et gisi<text:line-break/>pe considerant sa misere nosoit (p3)ler a citon<text:line-break/>mais tellem(e2)t fist (q1) citon le apparceust (sol) af(-)<text:line-break/>fin (q1) quant il le verroit il le fist huchier a ve<text:line-break/>nir deuers luy. Et apres (q1) citon eust passe<text:line-break/>par deu(a2)t gisipe (et) luy sembla que citon leust<text:line-break/>congneu sans tenir c(o2)pte de luy en luy sou<text:line-break/>uen(a2)t de la chose (q2) luy auoit faicte (sol) (p3)tit dil(-)<text:line-break/>lec desdaigneusement c(o2)me desespere. Et<text:line-break/>qu(a2)t il fut nuit gisipe sans maille ne denier<text:line-break/>ne scauoit ou aller logier (sol) et en desirant sa<text:line-break/>mort veu (q2)l estoit en lieu estrange et auoit<text:line-break/>veu la maison de son c(o2)paignon et luy en<text:line-break/>faisoit gr(a2)t mal (sol) ainsi c(o2)me il cheminoit ad<text:line-break/>uisa vne maison soubz terre ou il alla dor<text:line-break/>mir (et) reposer celle nuit. Or auint (q1) entour<text:line-break/>minuyt deux h(o2)mes (q2) auoi(e2)t desrobe gr(a2)t<text:line-break/>qu(a2)tite de pecune vindr(e2)t en celle maison<text:line-break/>pour distribuer leur larrecin et en la depar(-)<text:line-break/>tant ciotoi(e2)t ensemble tant (q1) lung tua lau(-)<text:line-break/>tre. Et apres il print tout le larrecin et sen<text:line-break/>alla. Et qu(a2)t gisipe sesueilla il trouua ce<text:line-break/>larr(o2) mort de quoy il mercia dieu (sol) (et) luy sem<text:line-break/>bla (q2)l auoit trouue occasion de mourir (sol) par<text:line-break/>quoy qu(a2)t le iour fut venu les sergens qui<text:line-break/>vindrent si le prindrent (et) le menerent en pri<text:line-break/>son et lexaminer(e2)t si c(o2)fessa le crisine (sol) ad(o2)c<text:line-break/>il fut cond(a2)ne a estre p(e2)du. Or auint (q1) ci(-)<text:line-break/><text:soft-page-break/>ton (q2) estoit en la court du preuost si c(o2)men<text:line-break/>ca a regarder gisipe (q2) estoit cond(a2)ne a mort<text:line-break/>et inc(o2)tinent le c(o2)gneut d(o2)t il sesmerueilla<text:line-break/>de sa fortune et desirant de le secourir (sol) ne<text:line-break/>pouoit trouuer manier de ce faire si non de<text:line-break/>accuser luymesmes (sol) et dire (q2)l auoit tue lh(o2)<text:line-break/>me d(o2)t on occupoit gisipe et excuser icelluy<text:line-break/>Ad(o2)c citon se presenta deu(a2)t le iuge en luy<text:line-break/>disant. Sire iuge ie rappelle la sent(e2)ce (q1) tu<text:line-break/>as d(o2)nee c(o2)tre ce poure h(o2)me en le condam<text:line-break/>nant a mort : Car il nest pas coulpable du<text:line-break/>cas (sol) cest moy (q2) ay fait lhomicide. Adonc le<text:line-break/>preuost se commenca a esmerueillie (et) tous<text:line-break/>ceulx de la court (q2) auoi(e2)t oyciton ainsi dire<text:line-break/>Si dist le iuge a gisipe. Je mesbahis c(o2)me<text:line-break/>sans torm(e2)ter tu as confesse ce cas (q1) tu ne<text:line-break/>c(o2)mis onc : car citon dit que luy mesmes la<text:line-break/>occis. Et gisipe voy(a2)t que citon le disoit<text:line-break/>pour sauluer sa vie (sol) rec(o2)menca a dire. vraie<text:line-break/>ment iay tue celluy h(o2)me et non mye citon (sol)<text:line-break/>et gisipe le disoit pour ce (q2)l auoit c(o2)passion<text:line-break/>de citon (q2) dautre part disoit au (p2)uost. Ce(-)<text:line-break/>stuy ainsi c(o2)me tu vois est estrangier (sol) (et) po<text:span text:style-name="T1357">r</text:span><text:line-break/>ce (q2)l dormoit en celluy lieu ou le mort estoit<text:line-break/>on la prinsc(o2)me homicide (sol) (et) pour ce pugny<text:line-break/>moy et laisse gisipe : car moymesmes lauoye<text:line-break/>tue et porte aupres de luy. Lors le preuost<text:line-break/>sesmerueilla encores pl<text:span text:style-name="T1358">9</text:span><text:s/>de ceste besongne<text:line-break/>car il ne scauoit le(q1)l croire estre coulpable<text:line-break/>du crisme (sol) et t(a2)dis (q2)l pensoit a delier lung<text:line-break/>deulx il vint deuant le preuost vng iouuen(-)<text:line-break/>cel n(o2)me palion h(o2)me desespere (et) (q2) de tous<text:line-break/>les r(o2)mains estoit repute larron (sol) et auoit<text:line-break/>fait lhomicide (q2) dist au preuost ainsi. Mes<text:line-break/>faitz du t(e2)ps passe me c(o2)traignent (et) enor(-)<text:line-break/>tent de souldre la question et ledebat de ces<text:line-break/>deux h(o2)mes et si ne scay (q1)l dieu maguillon<text:line-break/>ne de c(o2)fesser mainten(a2)t mon pechie deu(a2)t<text:line-break/>toy (sol) si vuillez scauoir que nul de ces deux h(o2)<text:line-break/>mes nest coulpable du crisme dont chascun<text:line-break/>deulx acuse soymes : car vrayement ie suis<text:line-break/>celluy (q2) a tue icelluy h(o2)me illec dorm(e2)t<text:line-break/><text:span text:style-name="pb">[f. 169v]</text:span><text:line-break/>tan(-)dis que le tuay en departant noz larrecins<text:line-break/>mal il ne fault ia que excuse citon : car sa re(-)<text:line-break/>n(o2)mee est assez congneue : car ie scay bien (q2)l<text:line-break/>nest pas larron (sol) et pour tant despechez ces<text:line-break/>deux h(o2)mes et me pugny (p3) mort. Or est il<text:line-break/>vray que octouien empereur oyt parler de<text:line-break/>ceste besongne et voulut scauoir pour (q1)lle<text:line-break/><text:soft-page-break/>cause chascun des troys desiroit mort. Et<text:line-break/>qu(a2)t octouien sceut la cause il deliura citon<text:line-break/>et gisipe c(o2)me innocens de crisme (sol) et le tiers<text:line-break/>qui auoit fait le cas il deliura pour lamour<text:line-break/>des deux autres hommes (q2) estoient inno(-)<text:line-break/>cens. Apres ce que Citon eut blasine et re<text:line-break/>prins la pusillanimite (et) le petit couraige de<text:line-break/>son amy gisipe il le mena en sa maison et il(-)<text:line-break/>lec le recueillit en ioye et en honneur et sofo<text:line-break/>rine pareillement. Et reuestit celluy c(o2)me<text:line-break/>son propre frere ainsi c(o2)me a sa noblesse ap(-)<text:line-break/>partenoit le receut en piteuses larmes et pi<text:line-break/>teux pleurs (sol) puis citon luy hab(a2)donna to<text:span text:style-name="T1359">9</text:span><text:line-break/>ses biens t(e2)porelz et luy donna a s(e2)me vne<text:line-break/>sienne seure n(o2)mee feuline (sol) (et) apres dist a gi<text:line-break/>sipe. Ta franche voulente est deslire main<text:line-break/>mainten(a2)t ou auec moy demourer a r(o2)me (sol)<text:line-break/>ou de ten aller a Athenes auec toutes les<text:line-break/>choses que ie tay d(o2)neez. Lors gisipe voy<text:line-break/>ant (q2)l estoit deboute et bany de athenez ny<text:line-break/>voulut point retourner (et) demoura a r(o2)me<text:line-break/>auec citon (et) sa s(e2)me. Et tandis (q2)lz vesqui<text:line-break/>rent leur amytie creut tousiours entre eulx<text:line-break/>Et (p3) ceste ex(e2)ple est demonstre c(o2)me vraye<text:line-break/>amytie est merueilleuse chose (et) digne de sin<text:line-break/>guliere reuerence.</text:p>
      <text:p text:style-name="P1360"><text:span text:style-name="T1361">E</text:span>N ceste nouuelle est bien m(o2)stre<text:line-break/>de magnific(e2)ce liberalite et vraye<text:line-break/>amytie c(o2)me gisipe qui auoit vne<text:line-break/>si belle (et) si noble femme pour recouurer la<text:line-break/>sante de citon son c(o2)paignon (q2) estoit amou<text:line-break/>reux delle fut si liberal que par vraye amy(-)<text:line-break/>tie la bailla a citon pour estre sa femme des<text:line-break/>la premiere nuyt de ses nopces. Apres y est<text:line-break/>monstre c(o2)me gisipe endura les iniures et<text:line-break/>murmures des parens de la femme que il<text:line-break/>auoit baillee a citon et mist tout a noncha(-)<text:line-break/>loir pour satiffaire a son amy citon. Apres<text:line-break/>y est monstre c(o2)bien grande (et) vraye amytie<text:line-break/>fut faicte qu(a2)t citon vit procurer la mort de<text:line-break/>gisipe a r(o2)me (et) (q2)l print le cas quon luy met<text:line-break/>toit ensus et disoit (q2)l lauoit fait ponr saul(-)<text:line-break/>uer la vie de son c(o2)paignon gisipe. Aussi y<text:line-break/>est m(o2)stre c(o2)me citon fut liberal voy(a2)t gisi<text:line-break/>pe estre poure luy administra tous les bi(e2)s<text:line-break/>de son patrimoine pour en vser c(o2)me luy.<text:line-break/>Finablement y est monstre c(o2)me citon fut<text:line-break/>liberal (q2) donna sa propre seur en mariage (et)<text:line-break/>gisipe en recongnoissant le bien que il luy a<text:line-break/>uoit fait autreffoys.</text:p>
      <text:soft-page-break/>
      <text:h text:style-name="Titre1" text:outline-level="1">(ipdm) Cy ensuit la. iiii. xx (et) xix. nouuel<text:line-break/>le comptee par P(a2)phille roy de ceste. x<text:line-break/>iournee.</text:h>
      <text:p text:style-name="figure">&lt;image&gt;</text:p>
      <text:p text:style-name="P1362"><text:span text:style-name="T1363">I</text:span>Ay bien congneu c(o2)me tous (et) tou<text:line-break/>tes auez obtenu et garde la rigle (q1)<text:line-break/>ie vous auoye imposee (sol) (et) auez este<text:line-break/>obissans a moy c(o2)me vostre souuerain sei<text:line-break/>gneur (sol) et aussi auez bien parle grandement<text:line-break/>et humblement de magnificence (et) de libera<text:line-break/>lite (sol) parquoy pour ensuiuir la matiere aussi<text:line-break/>bien que vous auez fait ie en parleray affin<text:line-break/>que soye loue et acquiere honneur en la fin<text:line-break/>de la .x. iournee ainsi quil ensuit.</text:p>
      <text:h text:style-name="Titre2" text:outline-level="2">(ipdm) La forme de la nouuelle.</text:h>
      <text:p text:style-name="p"><text:span text:style-name="pb">[f. 170r]</text:span></text:p>
      <text:p text:style-name="P1364"><text:span text:style-name="T1365">A</text:span>V temps de federic empereur de<text:line-break/>r(o2)me fut faicte assemblee de g(e2)s<text:line-break/>nobles (et) princes de tout le pays<text:line-break/>pour aller conquerre la terre doultre mer<text:line-break/>que le soubdan auoit gaigne par force dar<text:line-break/>mes. Si sceut le soubd(a2) que lempereur de<text:line-break/>r(o2)me faisoit preparer gens darmes pour le<text:line-break/>venir assaillir. Si proposa en soy mesmes<text:line-break/>de soy mectre en estat de marchant pour al(-)<text:line-break/>ler au pays federic (et) veoir quelles prepara<text:line-break/>ci(o2)s il faisoit en armes affin (q2)l peut mieulx<text:line-break/>pourueoir a leur effort. Apres donc (q2)l eut<text:line-break/>ord(o2)ne en egypte toutes ses negoces en fai<text:line-break/>gn(a2)t daller en pellerinage se mist a chemin<text:line-break/>auec les deux plus notables (et) prudens ba<text:line-break/>rons de sa court (sol) (et) seulem(e2)t auec trois si(e2)s<text:line-break/>varletz en habitz de march(a2)s (sol) (et) apres ce (q2)l<text:line-break/>eut enquis en maintes et diuerses prouin(-)<text:line-break/>ces de chresti(e2)te vint iusques en lombardie<text:line-break/>Et en cheuauchant oultre les m(o2)s en tir(a2)t<text:line-break/>a pauye renc(o2)trer(e2)t vng notable cheualier<text:line-break/>appelle sire torel de ystrie en allant de mill(a2)<text:line-break/>a pauye. Cestuy cheualier alloit ac(o2)paigne<text:line-break/>de ses varletz auec chiens et faulcons en<text:line-break/>vng sien manoit champestre seant au pres<text:line-break/>de la riuiere de tyson. Cestuy cheualier voi<text:line-break/>ant cestuy soubdan (et) ses consors lui sembla<text:line-break/>que se feussent notables h(o2)mes (sol) par quoy il<text:line-break/>les voulut honnorer. Si dem(a2)da au soub<text:line-break/>dan a vng des varletz de sire torel combien<text:line-break/>despace de terre il y auoit dillec iusques a pa<text:line-break/>uye (et) se ilz pourroient illec arriuer de iour<text:line-break/><text:soft-page-break/>Sire torel ne laissa pas respondre son serui<text:line-break/>teur (sol) mais luy mesmes respondit. Certes<text:line-break/>seigneurs vous ne pourriez huy venir a pa<text:line-break/>uye quil ne fust bien nuyt. Lors dist le soub<text:line-break/>dan. Plaise vous donc nous dire et ensei(-)<text:line-break/>gnier hostellerie ou nous puissions logier<text:line-break/>Certes dist le ceheualier voulentiers le se<text:line-break/>ray. Je vous bailleray vng de mes varletz<text:line-break/>qui vous menera a bonne hostelleriee. A<text:line-break/>donc le saige cheualier torel dist tout belle<text:line-break/>ment au plus scau(a2)t de ses varletz quil les<text:line-break/>menast par vng estrange chemin en sa mai<text:line-break/>son et quil feist la chose ainsi quil lent(e2)doit<text:line-break/>pour les receuoir honnorablem(e2)t (sol) puis len<text:line-break/>uoia auec (sol) mais le cheualier (q2) bien scauoit<text:line-break/>le chemin cheuaucha fort et vint premier a<text:line-break/>son manoir que les autres (et) au mieulx quil<text:line-break/>peut fist aprester a souper (et) drecer les tables<text:line-break/>en vng sien vergier que il auoit. Et apres<text:line-break/>ceste chose faicte le cheualier attendit iceulx<text:line-break/>soubz la porte de son manoir (sol) (et) le varlet en<text:line-break/>parlant auec le soubdan (et) a ceulx de sa com<text:line-break/>paignie les mena par a trauers ch(a2)ps ius(-)<text:line-break/>ques a lostel du cheualier s(a2)s ce (q2)lz sapper<text:line-break/>ceussent que la chose fust ainsi ord(o2)nee. Et<text:line-break/>si tost que le cheualier les vit venir vint au<text:line-break/>deuant deulx (et) en riant leur dist. Seig(u2)rs<text:line-break/>vous soiez les bien venus (sol) mais le soubd(a2)<text:line-break/>trescler votant c(o2)gneut (q1) le sire torel auoit<text:line-break/>eu doubte (q2)lz ne refusass(e2)t sa sem(o2)ce qu(a2)t<text:line-break/>il les eut sem(o2)s a chemin de soupper (sol) (et) pour<text:line-break/>ce par fallace il les fist mener en sa maison<text:line-break/>champestre (sol) puis apres que le soubdan eut<text:line-break/>salue sire torel il luy dist. Se aucun se pou<text:line-break/>oit complaindre des h(o2)mes courtois nous<text:line-break/>no<text:span text:style-name="T1366">9</text:span><text:s/>plaindri(o2)s de vous (sol) lors dist le cheua<text:line-break/>lier. Messeig(u2)rs la courtoisie que vo<text:span text:style-name="T1367">9</text:span><text:s/>pre<text:line-break/>nez de moy nest que ne(a2)t a comparer de ce<text:line-break/>que vo<text:span text:style-name="T1368">9</text:span><text:s/>valez ainsi c(o2)e ie c(o2)prens par voz<text:line-break/>regars (sol) car mon seruice est petit (e2)uers vo<text:span text:style-name="T1369">9</text:span><text:line-break/>mais certes vo<text:span text:style-name="T1370">9</text:span><text:s/>neussiez pas bi(e2) este logez<text:line-break/>ennuyt hors de pauye (sol) pourt(a2)t ne vo<text:span text:style-name="T1371">9</text:span><text:s/>soit<text:line-break/>gries (et) prenez ceans en pacience. Apres fist<text:line-break/>sire torel loger ses cheuaulx (sol) puis mena le<text:line-break/>soubdan (et) les autres en vne belle chainbre<text:line-break/>(et) les fist deshouser (et) ordonner par ses ser<text:line-break/>n(a2)s. Et qu(a2)t vint au soupper ilz fur(e2)t ma<text:line-break/>gnifiquement seruis de toutes choses ne<text:line-break/>cessaires a leurs corps. Et icelluy sire to(-)<text:line-break/>celles entretenoit de si doulces parolles<text:line-break/><text:soft-page-break/>que ce estoit merueilles en leur disant ainsi<text:line-break/>Mes seigneurs ie suis bien marry que ie<text:line-break/>nay mieulx pour vous hebergier et que il<text:line-break/>leur pleust dauoir pacience pour ceste nuyt<text:line-break/>Et apres icelluy sire Torel proposa que<text:line-break/>le lendemain ensuyu(a2)t il les receueroit pl<text:span text:style-name="T1372">9</text:span><text:line-break/>honnorablement a pauye (sol) et dist a vng de<text:line-break/>ses setuiteurs que il sen allast a Pauye et<text:line-break/><text:span text:style-name="pb">[f. 170v]</text:span><text:line-break/>quil dist tout ce quil vouloit faire a sa s(e2)me<text:line-break/>et enchargea au varlet quil ny eut point de<text:line-break/>faulte. Et qu(a2)t sire torel eut tout dit a son<text:line-break/>varlet ce quil auoit empense de faire il me<text:line-break/>na a lesbat en son Jardin le soubdan et ses<text:line-break/>compaignons (sol) lesquelz il interrogua de (q1)l<text:line-break/>pays ilz estoient et ou ilz alloient et la cau<text:line-break/>se qui les menoit. Si respondit le soubd(a2)<text:line-break/>au cheualier. Nous sommes march(a2)s ve<text:line-break/>nans de chippre qui all(o2)s a pauye pour au<text:line-break/>cunes besongnes que nous au(o2)s a faire la<text:line-break/>Adonc dist sire torel (sol) ie vouldroye que en<text:line-break/>cestuy pays nasquissent hommes ainsi no(-)<text:line-break/>bles c(o2)me ie voy que sont les march(a2)s nez<text:line-break/>de chippre. Et apres il les mena chascun en<text:line-break/>sa chambre (et) les fist coucher bien honnestes<text:line-break/>ment et en litz bien parez au mieulx (q2)l peut<text:line-break/>Et apres sire torel alla dormir en sa cham<text:line-break/>bre (sol) et le varlet qui estoit alle a pauye ann(o2)<text:line-break/>cer la besongne a sa f(e2)me. Et inc(o2)tinent (q1)l<text:line-break/>le eut ouy ces nouuelles fist c(o2)me f(e2)me de<text:line-break/>noble courage (sol) (et) m(a2)da plusieurs des amis<text:line-break/>et parens de son mary et fist apprester cho<text:line-break/>ses conuenables pour vng si geant disner<text:line-break/>Et pour ce elle fist illec venir plusieurs ci(-)<text:line-break/>toyens pour tenir compaignie au disner (q1)<text:line-break/>son mary vouloit faire (sol) (et) feist preparer les<text:line-break/>sales de tapisserie (et) mist les choses en ord(o2)<text:line-break/>nance selon le c(o2)mandement de son mary (et)<text:line-break/>fist aussi achapter plusieurs fins draps de<text:line-break/>layne (et) de soye et fourreures riches pour<text:line-break/>presenter au soubdan. Et au matin quant<text:line-break/>le soleil fut leue le soubdan (et) tous ses no(-)<text:line-break/>bles se leuerent et firent appareiller leurs<text:line-break/>cheuaulx (sol) puis monter(e2)t a cheual et se ache<text:line-break/>minerent vers pauye (sol) et sire torel a to<text:span text:style-name="T1373">9</text:span><text:s/>ses<text:line-break/>faulcons et chiens alla auec eulx en grant<text:line-break/>ioye et soulas et cheuaucha apres eulx et le<text:line-break/>soubdan luy demanda vng h(o2)me pour les<text:line-break/>mener a la meilleure hostellerie de pauye (sol) (et)<text:line-break/>sire torel respondit (q2)lle feroit luy mesmes<text:line-break/><text:soft-page-break/>Et qu(a2)t ilz furent dedans le soubdan (et) ses<text:line-break/>nobles cuidoyent que sire torel les menast<text:line-break/>a la meilleure hostellerie de la ville (sol) mais il<text:line-break/>les mena en sa maison la ou ilz fur(e2)t t(a2)tost<text:line-break/>ass(e2)blez enuiron .l. des nobles citoy(e2)s de<text:line-break/>pauye pour festoier ses nobles estr(a2)giers<text:line-break/>Adonc le soubdan voi(a2)t ce apparceut lon(-)<text:line-break/>neur que le cheualier vouloit faire si dist a<text:line-break/>sire torel. Cestuy hostel nest pas celluy (q1)<text:line-break/>no<text:span text:style-name="T1374">9</text:span><text:s/>demandons (sol) car la nuyt passee vo<text:span text:style-name="T1375">9</text:span><text:s/>no<text:span text:style-name="T1376">9</text:span><text:line-break/>auez fait court oisie plus (q1) ne vouli(o2)s (sol) par<text:line-break/>quoy raisonnablement nous deuez laisser<text:line-break/>aller nostre chemin ou bon nous semblera<text:line-break/>et sire torel respondit. Messeig(u2)rs de ce (q1)<text:line-break/>hyer au soir fut fait ie remercie plus fortu(-)<text:line-break/>ne que vo<text:span text:style-name="T1377">9</text:span><text:s/>qui a telle heure vo<text:span text:style-name="T1378">9</text:span><text:s/>osta le che<text:line-break/>min quil vous conuint venir a ma maison<text:line-break/>nette (sol) mais pource (q2) sera fait ceste matinee<text:line-break/>ie seray oblige a vous (sol) et aussi ieront tous<text:line-break/>ses nobles icy (sol) ausquelz se courtoisie vous<text:line-break/>offrent ne pouez refuser destre auec eulx (sol) (et)<text:line-break/>aussi le pouez bien faire. Adonc le soubd(a2)<text:line-break/>(et) ses c(o2)paignons se descendirent (et) ioyeuse<text:line-break/>ment furent receuz des citoy(e2)s. Apres fu<text:line-break/>rent menez en leurs ch(a2)bres (sol) puis oster(e2)t<text:line-break/>leurs harnois (sol) c(o2)me espees dagues et au<text:line-break/>tres choses (sol) et apres se esbatir(e2)t parmy vne<text:line-break/>sale iusques a heure de disner (sol) et apres que<text:line-break/>les tables furent drecees (et) tout prest sire to<text:line-break/>rel leur fist lauer les mains (et) seoit a table<text:line-break/>ou ilz furent bien seruis de vi(a2)des. Et c(o2)<text:line-break/>bien que le soubd(a2) (et) ses g(e2)s fussent grans<text:line-break/>seigneurs (et) eussent acoustume de veoit so(-)<text:line-break/>lennelles choses (sol) touteffois ilz sesmerueil<text:line-break/>ler(e2)t de veoit vng si beau disner pour vng<text:line-break/>simple gentil h(o2)me. Et apres disner (q2)lz eu<text:line-break/>rent parle de plusieurs choses la chaleur<text:line-break/>du soleil fut grande (sol) par quoy les citoyens<text:line-break/>selon le plaisir du cheualier allerent dormir<text:line-break/>en leurs maisons (sol) (et) le soubdan en vne ch(a2)<text:line-break/>bre auec ses g(e2)s. Et affin quilz veiss(e2)t tou<text:line-break/>tes les choses du cheualier il fist venir sa<text:line-break/>f(e2)me (q2) estoit belle et grande de corsage (sol) (et) el<text:line-break/>le atournee de nobles vestemens estoit au<text:line-break/>meilleu de deux siens filz qui s(e2)bloi(e2)t estre<text:line-break/>deux anges. Si vint la dame deu(a2)t eulx (sol)<text:line-break/>(et) gracieusem(e2)t les salua (sol) et qu(a2)t ilz veir(e2)t<text:line-break/>la dame ilz se leuerent et reuerantement la<text:line-break/>receur(e2)t en luy fais(a2)t gr(a2)t feste et en lou(a2)t<text:line-break/><text:span text:style-name="pb">[f. 171r]</text:span><text:line-break/><text:soft-page-break/>ces deux enfans. Et apres quelle eut vng<text:line-break/>pou deuise entre eulx elle leur demanda de<text:line-break/>quel pays ilz estoient. Et a la dame resp(o2)(-)<text:line-break/>dirent c(o2)e au cheualier. Puis dist ioyeuse(-)<text:line-break/>ment au soubdan et a ses gens. Je c(o2)sidere<text:line-break/>seigneurs (q1) mon femenin aduis sera prouf<text:line-break/>fitable (sol) et pource vo<text:span text:style-name="T1379">9</text:span><text:s/>prie ne me refusez pas<text:line-break/>(et) ne vueillez despriser vng petit don que ie<text:line-break/>vous (p2)senteray (sol) mais vo<text:span text:style-name="T1380">9</text:span><text:s/>c(o2)sidererez (q1) f(e2)<text:line-break/>mes selon leurs petis cue<text:span text:style-name="T1381">r</text:span>s font petis d(o2)s<text:line-break/>et considererez le bon courage plus que la<text:line-break/>qu(a2)tite du don. Si fist la dame deu(a2)t soy<text:line-break/>apporter trois robbes d(o2)t les deux estoi(e2)t<text:line-break/>doublez de draps de soye (sol) et lautre fourree<text:line-break/>de noble penne (sol) (et) trois gipp(o2)s de draps de<text:line-break/>soye (et) chemises fort fines. Apres leur dist<text:line-break/>Seigneurs prenes ces robes (q1) iay faictes<text:line-break/>pareilles a ceulx de mon mary (sol) car vo<text:span text:style-name="T1382">9</text:span><text:s/>estes<text:line-break/>loing de voz f(e2)mes et le chemin quauez a<text:line-break/>faire est long (sol) et po<text:span text:style-name="T1383">r</text:span><text:s/>muer aucuneffois voz<text:line-break/>habillemens sil vous plaist vous prendrez<text:line-break/>ceulx cy. Adonc le soubdan (et) ses gens con(-)<text:line-break/>gneurent que sire torel vouloit vser de libe<text:line-break/>ralite (sol) (et) en voiant la noblesse que sire torel<text:line-break/>leur faisoit il se doubtoient (q1) il ne les eust<text:line-break/>congneuz (sol) touteffois le soubdan respondit<text:line-break/>a la femme. Dame ces d(o2)s sont tresgr(a2)s<text:line-break/>mais iceulx no<text:span text:style-name="T1384">9</text:span><text:s/>ne pou(o2)s refuser. Et a(p2)s<text:line-break/>ces choses faictes la dame print c(o2)ge deulx<text:line-break/>Et aussi donna s(e2)blables es varletz des<text:line-break/>nobles ainsi c(o2)me il c(o2)uenoit (sol) (et) puis sire to<text:line-break/>rel leur pria que pour tout celluy iour ilz de<text:line-break/>mourassent auec luy (sol) la(q1)lle chose luy fut ac<text:line-break/>cordee. Et apres se vestir(e2)t de ses nouue(-)<text:line-break/>aulx habitz (sol) (et) sire torelles mena en esbat (p3)<text:line-break/>my pauye iusques a heure de soupper et fu(-)<text:line-break/>rent notablement seruis. Et a laube du<text:line-break/>iour ensuyuant sire torel leur donna trois<text:line-break/>palefroys beaulx (et) fors en lieu de leurs che<text:line-break/>uaulx trauaillez (sol) (et) pareillem(e2)t trois autres<text:line-break/>a leurs varletz. Et le soubd(a2) (et) ses g(e2)s voi<text:line-break/>ant ces choses dirent. Je iure a dieu (q1) h(o2)e<text:line-break/>ne fut onc plus liberal ne parfait en larges(-)<text:line-break/>se c(o2)me cestuy cheualier (sol) et se les roys chres<text:line-break/>tiens estoient telz c(o2)e ce cheualier (sol) ie dy que<text:line-break/>le soubd(a2) naroit mestier datt(e2)dre vng seul<text:line-break/>roy ou cheualier a sa table sans att(e2)dre t(a2)t<text:line-break/>de roys (et) cheualiers qui c(o2)tre luy yr(o2)t. Et<text:line-break/>lors le soubdan (et) ses g(e2)s regracier(e2)t cour(-)<text:line-break/>toisement le cheualier (sol) car ce neust pas este<text:line-break/><text:soft-page-break/>chose agreable de refuser les cheuaulx (sol) puis<text:line-break/>monterent sur iceulx (sol) (et) le cheualier (et) moins<text:line-break/>autres les conuoier(e2)t longuem(e2)t (sol) puis fut<text:line-break/>chose griefue au soubdan de soy departir du<text:line-break/>cheualier (sol) si luy dist quil se retournast a pa(-)<text:line-break/>uye (sol) puis leur dist sire torel. Seig(u2)rs ie ne<text:line-break/>scay qui vous estes ne si ne vueil point sca<text:line-break/>uoir oultre vostre gre (sol) mais vous ne me fe<text:line-break/>rez ia acroire que vo<text:span text:style-name="T1385">9</text:span><text:s/>estes marchans. Si<text:line-break/>vous c(o2)mande a dieu (sol) apres le c(o2)ge lui dist<text:line-break/>Sire torel encores viendra le iour que (p3) ad<text:line-break/>uanture len vous fera veoir de noz march(a2)<text:line-break/>dises (sol) (p3) quoy no<text:span text:style-name="T1386">9</text:span><text:s/>c(o2)fermons vostre cre(a2)ce<text:line-break/>Et ainsi se despartit. Et apres ce (q1) le soub<text:line-break/>dan eut este par toutes les parties dorient<text:line-break/>entra en la mer pour sen retourner en alix(a2)<text:line-break/>drie (sol) puis quant il veit plainement que les<text:line-break/>chrestiens se arriuer(e2)t c(o2)tre luy se appresta<text:line-break/>pour soy deffendre es (p3)ties de son pays.<text:line-break/>Et quant sire torel fut &lt;ATTillisible&gt; retourne a pauye il<text:line-break/>pensa longuem(e2)t (q2) pouoient estre ces mar<text:line-break/>ch(a2)s (sol) mais il nen sceut onc la verite. Apres<text:line-break/>pou de t(e2)ps l(e2)pereur de r(o2)me fist crier que<text:line-break/>chascun se preparast po<text:span text:style-name="T1387">r</text:span><text:s/>aller contre le soub<text:line-break/>dan. Sire torel oultre le gre de ses par(e2)s<text:line-break/>y voulut aller. Et qu(a2)t il fut prest de (p3)tir<text:line-break/>il dist a sa femme quil aymoit moult. Ma<text:line-break/>mye ie vois oultre mer pour ac(q1)rir h(o2)neur<text:line-break/>de corps (et) prouffit de ame. Si te vueil de<text:line-break/>mander en lamour dont ie vous ayme vng<text:line-break/>don cest que pour quelque chose que il ad(-)<text:line-break/>uiengne de moy que tu me attendes seule<text:line-break/>ment ius(q1)s a vng (sol) vng moys et vng iour<text:line-break/>auant que tu te maries en commencant a<text:line-break/>compter du iour que ie partiray se de ma<text:line-break/>vie tu ne auoies aucunes certaines lettres<text:line-break/>que ie vous enuoyeray par messaiges ou<text:line-break/>autrement. Car quant au regard de moy<text:line-break/>et aussi veu le commandement suis certain<text:line-break/>de aller au voyage (sol) mais du retourner non<text:line-break/><text:span text:style-name="pb">[f. 171v]</text:span><text:line-break/>Adonc la femme en plourant respondit ie<text:line-break/>ne scay sire torel comme ie porteray la dou<text:line-break/>leur en quoy vous me laissez (sol) non obstant<text:line-break/>ie vous prometz ceste chose (et) iamais ne me<text:line-break/>marieray iusques a ce que iaye acomply lan<text:line-break/>le moys (et) le iour. Adonc la dame embrassa<text:line-break/>sire torel et tira de son doy vng anneau dor<text:line-break/>lequel elle luy d(o2)na en disant. Sil adui(e2)t<text:line-break/>que ie meure ains que ie vous reuoye sou(-)<text:line-break/><text:soft-page-break/>uiengne vous de moy quant vous verrez<text:line-break/>cestuy anneau (sol) (et) sire torel le print (sol) puis m(o2)(-)<text:line-break/>ta a cheual (et) cheuaucha tant que il vint sur<text:line-break/>mer auec grant compaignie (et) monter(e2)t en<text:line-break/>vne gallee (et) vindr(e2)t en vne cite du soubd(a2)<text:line-break/>n(o2)mee aere (sol) en laquelle par fortune ou sub<text:line-break/>tilite tous les chrestiens furent tant mala<text:line-break/>des quil ne sen failloit guieres (q2)lz ne mou<text:line-break/>roient de force de maladie (sol) durant laquelle<text:line-break/>le soubdan les feist tous prendre a leur vie<text:line-break/>saulue (sol) (et) les disperca (et) enuoya en maintes<text:line-break/>autres de ses cites (sol) entre lesquelz fut prins<text:line-break/>sire torel (et) mis en prison (et) comme par neces<text:line-break/>site fut contraint de soy applicquer a gou<text:line-break/>uerner (et) nourrir oyseaulx de proye en quoy<text:line-break/>il estoit expert (sol) si fist tant quil vint a la con<text:line-break/>gnoissance du soubdan que il sceut (q2)l auoit<text:line-break/>vng pris(o2)nier lequel estoit habille (et) ex(p3)t en<text:line-break/>faulconnerie. Si fist venir sire torel deu(a2)t<text:line-break/>luy (et) fut mis hors de prison (et) lord(o2)na estre<text:line-break/>son faulconnier. Adonc sire torel qui seule<text:line-break/>ment estoit appelle du soubdan chrestien a(-)<text:line-break/>uoit aucunement paour (sol) parquoy il regre(-)<text:line-break/>toit son pays (sol) (et) se il eust eu espace de fouyr<text:line-break/>il sen fust voulentiers enfouy (sol) Mais il ne<text:line-break/>pouoit. Et pource le soubdan auoit prins<text:line-break/>plusieurs citoyens a rancon (sol) il vint ambas<text:line-break/>sadeurs de romme pour rauoir ces citoy(e2)s<text:line-break/>parquoy sire torel proposa rescrire a sa fem<text:line-break/>me comme il estoit encores en vie (sol) (et) quil re<text:line-break/>tourneroit si tost que il pourroit. Si pria<text:line-break/>doncques aux ambassadeurs que ces let<text:line-break/>tres vensissent es mains dung oncle abbe<text:line-break/>du monastere de saint pere des cieulx. Et<text:line-break/>tandis que sire torel gouuernoit la faulcon<text:line-break/>nerie aduint que le soubdan luy parloit de<text:line-break/>ses oyseaulx (et) regardoit sire torel fermem(e2)t<text:line-break/>parquoy il luy sembla (q1) il lauoit autreffois<text:line-break/>veu (et) luy estoit bien aduis que cestoit sire<text:line-break/>torel (sol) si luy demanda le soubdan. Dy moy<text:line-break/>chrestien de quel pays tu es. Sire dist il ie<text:line-break/>suis lombart natif dune cite appelles pauye<text:line-break/>Quant le soubdan ouyt ainsi parler le che<text:line-break/>ualier il fut presque certain de la chose dont<text:line-break/>par auant il doubtoit (sol) si fut ioyeux en soy<text:line-break/>mesmes (et) dist. Dieu ma donne temps (et)<text:line-break/>lieu de m(o2)strer a cestuy cheualier combien<text:line-break/>grant plaisir (et) courtoisie et la grant libera<text:line-break/>lite quil me fist vne foys (sol) et sans plus mot<text:line-break/>dire il fist en vne chambre aprester toutes<text:line-break/><text:soft-page-break/>ses robbe (et) puis mena le cheualier en icelle<text:line-break/>(et) luy dist. Or aduise chrestien se entre ces<text:line-break/>vestemens soit aucune robbe que tu ayes<text:line-break/>congneue autreffoys. Adonc le cheualier<text:line-break/>renuersa tous ses habillemens et veit les<text:line-break/>robes que sa femme auoit d(o2)nees au soub<text:line-break/>dan (sol) mais sire torel ne pouoit bonnement<text:line-break/>croire la chose (sol) si respondit. Monseigneur<text:line-break/>icy na robbe que ie congnoisse (sol) mais toutes<text:line-break/>fois ces deux icy sont pareilles a autres<text:line-break/>trois que ie veis vestus a troys march(a2)s<text:line-break/>ia pieca. Adonc le soubdan qui ne peut pl<text:span text:style-name="T1388">9</text:span><text:line-break/>celer (sol) si embrassa tendrement le cheualier (sol) (et)<text:line-break/>luy dist. Vous estes sire torel. Et adonc<text:line-break/>sire torel en oy(a2)t dire ceste parole il fut fort<text:line-break/>ioyeux (et) honteux (sol) puis luy dist le soubdan<text:line-break/>Sire torel croyez certainement puis que<text:line-break/>dieu vous a icy mis que vous serez seig(u2)r<text:line-break/>de ceste terre (sol) (et) non pas moy. Et quant ilz<text:line-break/>eurent fait feste lung a lautre il feist vestir<text:line-break/>le cheualier des robes royaulx (sol) (et) apres le<text:line-break/>mena deuaut ces barons ausquelz il dist<text:line-break/>maintes paroles de sa vaillance. Et ainsi<text:line-break/>le soubdan commanda a chascun quilz hon<text:line-break/>norassent le cheualier comme soy mesmes<text:line-break/>propre. Et incontinent tous firent ceste<text:line-break/>chose voulentiers. Et mesmem(e2)t les deux<text:line-break/>barons du soubdan que il auoit auec(q1)s<text:line-break/>luy qui auoient este en la maison dudit si(-)<text:line-break/>re torel le h(o2)norerent grandement. Or ad<text:line-break/>uint (q1) durant la prinse des chrestiens que le<text:line-break/><text:span text:style-name="pb">[f. 172r]</text:span><text:line-break/>soubdan fist pr(e2)dre fut tue vng homme n(o2)<text:line-break/>me sire torel de digeres (sol) parquoy il fut nou<text:line-break/>uelles en lombardie (q1) sire torel estoit mort<text:line-break/>et fut sceu en la ville de pauye tellement (q1)<text:line-break/>la femme de sire torel en ouyt parler (et) cuy<text:line-break/>doit que ce fust son mary : parquoy elle pro<text:line-break/>posa de soy marier (sol) mais ce nestoit pas sire<text:line-break/>torel de pauye qui auoit este tue (sol) mais torel<text:line-break/>de digeres. Lors la femme qui cuidoit son<text:line-break/>mary estre mort en fist (et) mena si gr(a2)t dueil<text:line-break/>que merueilles (et) longue chose seroit a dire<text:line-break/>les gemissemens delle (sol) (et) vng pou apres (q1)<text:line-break/>sa douleur fut amoindrie elle fut dem(a2)dee<text:line-break/>de plusieurs nobles du pays de lombardie<text:line-break/>et ses freres ladmonnestoi(e2)t chascun iour<text:line-break/>quelle se mariast (sol) mais elle mainteffois y<text:line-break/>refusa. Et tellem(e2)t y fut contrainte de soy<text:line-break/>marier soubz ceste condicion que elle atten<text:line-break/><text:soft-page-break/>droit aucun t(e2)ps a aller a lostel de son nou<text:line-break/>uel mary. Et tandis que les besongnes de<text:line-break/>ceste femme se faisoient par longue espace<text:line-break/>de temps ne restoit plus (q1) huit iours apres<text:line-break/>lesquelz elle deuoit aller en la maison de<text:line-break/>son nouuel mary. Si aduint vng iour que<text:line-break/>sire torel veit en alixandrie vng homme qui<text:line-break/>luy dist (q2)l auoit veu les ambassadeurs ge<text:line-break/>neuoys entrer sur mer (sol) mais le v(e2)t ne leur<text:line-break/>estoit pas bon (sol) et disoit quil auoit ouy dire<text:line-break/>que le vent les auoit iettez en septe &lt;ATTillisible&gt; en bar<text:line-break/>barie et que aucun nen eschappa du peril.<text:line-break/>Ad(o2)cques sire torel fut bien marry (sol) car les<text:line-break/>lectres quil enuoyoit a sa femme nestoient<text:line-break/>pas allees ius(q1)s a elle (sol) par quoy il luy sou<text:line-break/>uint du terme quil auoit dit a sa femme (sol) (et)<text:line-break/>si ne sen failloit plus que huit iours (sol) si com<text:line-break/>menca a penser que de luy len ne scauroit sil<text:line-break/>estoit mort ou vif (sol) de quoy il en print si gr(a2)t<text:line-break/>douleur que il en perdit le boire (et) le m(a2)gier<text:line-break/>et desiroit mourir (sol) et en fut si malade que il<text:line-break/>luy en conuint garder le lit. Et pour ceste<text:line-break/>maladie le soubdan incontinent le sceut (sol) si<text:line-break/>vint doncques en sa chambre et tant le pria<text:line-break/>quil luy dist la cause de sa maladie. Adonc<text:line-break/>ques le soubdan se commenca a plaindre de<text:line-break/>luy pour ce que plus tost ne luy auoit dit<text:line-break/>son cas. Apres il dist a sire torel quil prenist<text:line-break/>confort en luy disant quil feroit tellement<text:line-break/>quil viendroit a pauye dedans le temps pre<text:line-break/>fix et luy declaira la maniere. Adonc sire<text:line-break/>torel par les paroles du soubdan c(o2)menca<text:line-break/>a prendre confort (sol) et apres ce le soubdan de<text:line-break/>sirant soy haster en la chose c(o2)manda a vng<text:line-break/>sien nigromancien quil fist tellement (q1) sire<text:line-break/>torel fust porte sur vng lit a pauye au iour<text:line-break/>quil luy dist. Et le nigromancien luy resp(o2)<text:line-break/>dit que il feroit la chose (sol) Mais pour le bien<text:line-break/>du cheualier il luy conuenoit boire de len<text:line-break/>dormie. Et qu(a2)t le beuurage fut ordonne<text:line-break/>le soubdan retourna a sire torelle(q1)l il trou<text:line-break/>ua bien dispose daller a pauye dedans le ter<text:line-break/>me prefix ou il desiroit a aller. Puis luy<text:line-break/>dist le soubdan. Sire torel se affectueuse<text:line-break/>ment vous aymez vostre femme ie ne vo<text:span text:style-name="T1389">9</text:span><text:line-break/>en puis reprendre (sol) car en loyaulte et en ma<text:line-break/>niere elle surmonte toutes autres f(e2)mes<text:line-break/>Certes ientendoye que vous (et) moy de(-)<text:line-break/>uions gouuerner ce royaulme comme fre(-)<text:line-break/>res (et) seigneurs (sol) mais fortune ne les dieux<text:line-break/><text:soft-page-break/>ne mont mye octroye ceste chose (sol) et pource<text:line-break/>ie desire scauoir vne chose (sol) cest assauoir se<text:line-break/>vous voulez demourer auec(q1)s moy ou re<text:line-break/>tourner a pauye dedans le terme a vo<text:span text:style-name="T1390">9</text:span><text:s/>pre<text:line-break/>fix affin que ie vous liurasses choses hon(-)<text:line-break/>nestes a la valeur de vous (sol) mais puis que<text:line-break/>ie nay loisir de ce faire (et) vous du tout vo<text:span text:style-name="T1391">9</text:span><text:line-break/>en voulez aller a pauye ce iour prefix selon<text:line-break/>ma puissance ie vous y enuoyeray. Lors<text:line-break/>resp(o2)dit le cheualier au soubdan (sol) il ne fault<text:line-break/>ia dire telles paroles (sol) car les effetz ont as(-)<text:line-break/>sez monstre en moy vostre beniuolence que<text:line-break/>onc ne desseruy (sol) ie suis certain de ce (q1) vous<text:line-break/>dictes (sol) mais puis que iay delibere la chose<text:line-break/>que ainsi vous scauez : ie vous prie que ce<text:line-break/>que vous dictes soit tantost prest (sol) car de<text:line-break/>main sera le derrenier iour que ie doy estre<text:line-break/>atendu de ma femme. Lors dist le soubdan<text:line-break/>(q1) la chose seroit faicte ainsi puis que la cho<text:line-break/>se le requeroit. Si feist doncques icelluy<text:line-break/>soubdan apprester vng beau lit selon la ma<text:line-break/>niere et la coustume du pays Sarrazine<text:line-break/><text:span text:style-name="pb">[f. 172v]</text:span><text:line-break/>et fist mectre par dessus vne couuerture de<text:line-break/>diuerses couleurs faicte par merueilleux<text:line-break/>artifice garnie de marguerites (et) autres pier<text:line-break/>res precieuses. Cestuy lit seroit bien esti(-)<text:line-break/>me au pays ditalie vne somme dor innom(-)<text:line-break/>brable. Apres le soubdan commanda que<text:line-break/>sire torel fust vestu dune robe de tresgrant<text:line-break/>pris a la guyse Babilonoise (sol) (et) luy fist enue<text:line-break/>loper sa teste dung coeuurechief blanc a la<text:line-break/>mode sarrazine. Apres le soubdan luy dist<text:line-break/>en souspirant. Sire torel leure sapprouche<text:line-break/>quil nous conuient separer densemble (sol) car<text:line-break/>ie ne vous puis acompaigner pour la qu(a2)(-)<text:line-break/>tite du chemin que il vous fault faire. En<text:line-break/>ceste chambre me conuient prendre c(o2)ge de<text:line-break/>vous. Et pource ains que vous comm(a2)<text:line-break/>de a dieu ie vous prie que pour lamour qui<text:line-break/>est entre vous (et) moy quil vous souui(e2)gne<text:line-break/>de moy auant que finez voz iours (sol) et sil est<text:line-break/>possible que vne foys me reueniez visiter<text:line-break/>quant vous aurez ord(o2)ne voz besongnes<text:line-break/>en ytalie affin que en vous voiant ie puisse<text:line-break/>auoir leesse (sol) (et) si vous prie que me mandiez<text:line-break/>par lectres de voz nouuelles et ie ac(o2)pliray<text:line-break/>tousiours voz plaisirs (et) desirs plus que ie<text:line-break/>ne feroye pour homme qui soit viu(a2)t. Et<text:line-break/>lors sire torel oyant les parolles du soub<text:line-break/><text:soft-page-break/>dan ne se peut tenir de ploueer respondit en<text:line-break/>pou de parolles quil seroit impossible quil<text:line-break/>oubliast les bienfais quil auoit receuz de<text:line-break/>luy. Puis le soubdan embrassa doulcem(e2)t<text:line-break/>sire torel (sol) (et) auec maintes larmes (et) gemisse<text:line-break/>mens le commanda a dieu et consequente(-)<text:line-break/>ment tous les barons prindrent conge de<text:line-break/>luy (sol) puis mena sire torel au lieu ou estoit le<text:line-break/>lit (sol) et pource que leure estoit ia tardiue le ni<text:line-break/>gromancien hasta vng medecin qui appor(-)<text:line-break/>ta le beuurage a sire torel (et) luy donna a boi<text:line-break/>re (et) tantost il sendormit (sol) puis fut porte en ce<text:line-break/>lit sur lequel le soubdan mist vne belle cou<text:line-break/>ronne dor (et) des signes que len congneut cle<text:line-break/>rement que de par le soubdan elle estoit en<text:line-break/>uoyee a la femme de sire torel (sol) et apres mist<text:line-break/>en son doy vng (a2)nel garny dune escharbou<text:line-break/>cle aussi cler luysant comme vng cierge alu<text:line-break/>me (sol) et apres luy ceingnit vne noble ceintu(-)<text:line-break/>re garnye pierrerie moult richement (sol) et en<text:line-break/>sa poictrine mist vng ioyau garny de perles<text:line-break/>non pareilles a autres pierres precieuses :<text:line-break/>(et) a chasc(u2) coste du lit fist mectre deux gr(a2)s<text:line-break/>bacins dor plains de plusieurs margueri<text:line-break/>tes : (et) mist dedans anneaulx (et) ceinctures (et)<text:line-break/>plusieurs autres choses qui seroient moult<text:line-break/>longues a racompter. Et apres le soubd(a2)<text:line-break/>le baisa (sol) puis dist au nigromancien (q2)l se des<text:line-break/>peschast (sol) lors le nigromanci(e2) fist par son art<text:line-break/>que en la nuyt fut porte en leglise de sainct<text:line-break/>pierre des cieulx a pauye auec tous ses ioy<text:line-break/>aulx (et) aornemens (sol) et encores dormoit au<text:line-break/>lit quant le secretain entra en leglise pour<text:line-break/>sonner matines(-)et quant il eut alume vne<text:line-break/>chandelle il courut veoir ce beau lit duquel<text:line-break/>il fut moult esbahy (et) c(o2)menca a fuyr (sol) et c(o2)e<text:line-break/>il se en fuyoit rencontra labbe et plusieurs<text:line-break/>moynes (sol) lesquelz voy(a2)t le secretain fuyr fu<text:line-break/>rent tous esbahiz et luy demander(e2)t la cau<text:line-break/>se pourruoy il sen fuyoit. Et il leur c(o2)pta<text:line-break/>ce (q1) il auoit trouue a leglise (sol) (et) labbe lui dist<text:line-break/>Tu nes pas enfant parquoy tu te doyes<text:line-break/>espouenter : allons en leglise si verrons la<text:line-break/>chose qui ta espouente. Puis fist alumer<text:line-break/>gr(a2)t qu(a2)tite de torches auec plusieurs moy<text:line-break/>nes entra en leglise (et) aller(e2)t veoir ce lit (sol) au<text:line-break/>quel ilz veirent ce cheualier dorm(a2)t (sol) (et) se c(o2)<text:line-break/>mencerent a esmerueiller des ioyaulx (et) ri<text:line-break/>chesses (q2) estoient au tour du lit. Et apres<text:line-break/>que la force de lendormie fut passee sire to<text:line-break/><text:soft-page-break/>rel sesueilla en mectant hors vng grant sou<text:line-break/>pir. Lors labbe (et) tous les moynes voy(a2)s<text:line-break/>la chose sen fuyrent (et) crioi(e2)t de paour (sol) mais<text:line-break/>sire torel ouur(a2)t les yeulx (et) regardant ca (et)<text:line-break/>la congneut appertement estre au lieu ou il<text:line-break/>desiroit (sol) (et) pourtant il fut tresioyeux : si se<text:line-break/>dreca (et) regarda les choses (q2)l auoit au tour<text:line-break/>de luy (sol) puis appella labbe par son droit n(o2)<text:line-break/>et luy pria quil ne doubtast riens (sol) Car son<text:line-break/>nepueu sire torel estoit illec sain et en bon<text:line-break/>point. Lors labbe oyant la chose doubta<text:line-break/>plus que par deuant (sol) car il cuydoit son nep<text:line-break/>ueu estre mort (sol) Mais tantost apres labbe<text:line-break/><text:span text:style-name="pb">[f. 173r]</text:span><text:line-break/>prist courage pource quil se ouyt hacher : si<text:line-break/>fist le signe de la croix et alla vers luy. Et<text:line-break/>sire torel lui dist. Mon beau pere pourquoy<text:line-break/>doubtez vous (sol) car ie suis vif (et) retourne de<text:line-break/>oultre mer. Et combien que il eust longue<text:line-break/>barbe (et) fust habille a la guise sarrasine (sol) tou<text:line-break/>teffoys labbe assez tost le recongneut et as<text:line-break/>seura. Puis le prist par la main (et) luy dist.<text:line-break/>Mon nepueu tu soyes le bien venu. Tu<text:line-break/>ne te doys pas esmerueiller de nostre pao<text:span text:style-name="T1392">r</text:span><text:line-break/>Car en ceste cite na homme que il ne cuide<text:line-break/>(q1) tu soyes mort. Et si te dys encores plus<text:line-break/>car ta femme c(o2)me vaincue par les prieres<text:line-break/>et menaces de ses parens doit estre ennuit<text:line-break/>mariee. Quant d(o2)cques sire torel fut leuc<text:line-break/>du lit (et) eut fait honneur a labbe (et) aux moy<text:line-break/>nes il leur pria quilz ne parlassent aucune<text:line-break/>ment de sa venue iusques a ce quil eust ac(o2)<text:line-break/>ply ce quil auoit propose. Et apres il bail<text:line-break/>la a garder tous ses precieux ioyaulx a lab<text:line-break/>be (sol) puis compta toutes ses aduantures et<text:line-break/>fortunes dont labbe en fut moult ioyeux.<text:line-break/>Puis eulx deux en regracierent dieu. Et<text:line-break/>apres sire torel demanda qui estoit le nou<text:line-break/>ueau mary de sa femme (sol) et labbe luy declai(-)<text:line-break/>ra toute la bes(o2)gne (sol) (et) sire torel dist a labbe<text:line-break/>Je vueil veoir la contenance de ma femme<text:line-break/>ains quelle sache mon retour (sol) et pour ce ie<text:line-break/>vueil aller a la feste auec vous. Et labbe<text:line-break/>respondit quil estoit content (sol) (et) manda par<text:line-break/>vng sien seruiteur au nouuel Mary que il<text:line-break/>auoit vng c(o2)paignon lequel seroit a la feste<text:line-break/>auec luy. Et le noble mary respondit que il<text:line-break/>en estoit trescont(e2)t. Et alla sire torel auec<text:line-break/>labbe habille en guise de sarrazin a la feste<text:line-break/>(et) de tous fut fort regarde (sol) (et) sesmerueilloi(-)<text:line-break/><text:soft-page-break/>ent de ses habillemens (sol) et labbe affermoit<text:line-break/>que cestoit vng homme du soubdan enuoie<text:line-break/>au roy de france et quil estoit sarrazin am(-)<text:line-break/>bassadeur (sol) (et) fut assis sire torel a loposite de<text:line-break/>sa femme et par tresgrant desir il la regar<text:line-break/>doit (sol) mais elle sembloit estre toute courrou<text:line-break/>cee (sol) (et) la Dame le regardoit aucuneffoys :<text:line-break/>mais elle ne le congnoissoit point pour ses<text:line-break/>habitz (et) la longue barbe. Adonc sire torel<text:line-break/>voult essayer sa femme pour scauoir se elle<text:line-break/>lauoit point encores oublie. Puis hucha le<text:line-break/>seruiteur qui seruoit lespousee et luy dist (q1)<text:line-break/>la coustume du pays estoit telle que lespou<text:line-break/>see beuuoit a vng nouueau venu a sa feste<text:line-break/>quant elle ne le congnoissoit. Adoncques<text:line-break/>le seruiteur fist son message a lespousee qui<text:line-break/>incontinent beut a sire torel. Et a lors icel<text:line-break/>luy torel print lanneau que elle luy donna<text:line-break/>quant il partit dauecques elle et le mist en<text:line-break/>sa bouche. Puis lespousee enuoya sa tasse<text:line-break/>a sire torel pour boire lequel la pr(i2)t : (et) en bu<text:line-break/>uant laissa cheoir lanneau dedans la tasse<text:line-break/>et la renuoya a sa Femme qui print la tasse<text:line-break/>pour acomplir la coustume de lestrangier (et)<text:line-break/>en buuant a pparceut lanneau (et) le regarda<text:line-break/>et incontinent le c(o2)gneut (sol) et apres regarda<text:line-break/>sire torel fermement congneut que cestoit<text:line-break/>son mary (sol) (et) c(o2)me forcenec gecta arriere la<text:line-break/>table (sol) (et) commenca a dire. Cestuy est mon<text:line-break/>mary (et) monseigneur sire torel (sol) (et) courut de<text:line-break/>uers luy (et) sans luy chaloir de ses habille(-)<text:line-break/>mens ne de aucune choses quilz fussent des<text:line-break/>sus la table se iecta sur luy (sol) et tant comme<text:line-break/>elle peut lembrassa et nen &lt;ATTillisible&gt; peut oncques es(-)<text:line-break/>tre ostee insques a ce que sire torel son ma(-)<text:line-break/>ry luy dist que elle se soustint et que elle a(-)<text:line-break/>uroit assez temps et loisir de lembrasser.<text:line-break/>Et adoncques incontinent icelle espousee<text:line-break/>femme dicelluy torel se dreca et fut toute la<text:line-break/>feste troublee du nouueau marie. Et puis<text:line-break/>racompta deuant tous les assistens qui es(-)<text:line-break/>toient a la feste toutes ses aduantures (sol) et<text:line-break/>apres dist au iouuencel espoux quil ne luy<text:line-break/>despleust que il reprenoit sa femme. Et icel<text:line-break/>luy respondit que cestoit raison que il la re(-)<text:line-break/>prenist (et) que elle estoit a luy. Et apres icel<text:line-break/>luy sire Thorel alla querir la Couronne<text:line-break/>que le Soubdan enuoyoit a sa femme et la<text:line-break/>couronna (sol) puis sen allerent en sa maison<text:line-break/>dont tous ceulx de pauye et les parens et<text:line-break/><text:soft-page-break/>amys de eulx si les vindrent sestoier et fi<text:line-break/>rent moult grant chere ensemble tellement<text:line-break/>que chascun se esmerueilloit de le veoir d(o2)t<text:line-break/>apres ilz en furent ioyeux.</text:p>
      <text:p text:style-name="p"><text:span text:style-name="pb">[f. 173v]</text:span></text:p>
      <text:p text:style-name="P1393"><text:span text:style-name="T1394">E</text:span>N ceste nouuelle est m(o2)stre com<text:line-break/>me liberalite et courtoysie faicte<text:line-break/>en temps et en lieu nest iamais (q1)<text:line-break/>elle ne soit remuneree a celluy (q2) la fait a(i2)si<text:line-break/>c(o2)me vous auez veu en ceste nouuelle de<text:line-break/>sire torel qui en sa maison auoit este liberal<text:line-break/>de ses biens (et) richesses enuers le soubdan<text:line-break/>habille en guise de marchant quant il passa<text:line-break/>par pauye. Apres aussi y est monstre la libe<text:line-break/>ralite du soubdan quant sire torel fut prins<text:line-break/>des sarrazins (et) mene au soubdan quant il<text:line-break/>congneut sire torel comme il le feist honno<text:line-break/>rer au tant ou plus que luy (sol) (et) luy d(o2)na plu<text:line-break/>sieurs richesses. Apres y est monstre com(-)<text:line-break/>me le soubdan recongnoissant les biens (q1)<text:line-break/>sire torel autreffois luy auoit fais par art<text:line-break/>de nigromancie le fist porter en vne nuyt a<text:line-break/>pauye auec plusieurs ioyaulx (et) richesses in<text:line-break/>numerables. Finablement y est monstre la<text:line-break/>prud(e2)ce de la femme de sire torel qui garda<text:line-break/>sa promesse enuers luy que iusques au der<text:line-break/>renier iour ne se voulut point remarier.</text:p>
      <text:h text:style-name="Titre1" text:outline-level="1">(ipdm) Cy ensuit la cent (et) derreniere nou<text:line-break/>uelle comptee par dyonee sur la derre(-)<text:line-break/>niere (et).x.iournee dont p(a2)phile est roy</text:h>
      <text:p text:style-name="figure">&lt;image&gt;</text:p>
      <text:p text:style-name="P1395"><text:span text:style-name="T1396">I</text:span>L ne reste plus que moy a rac(o2)p(-)<text:line-break/>ter sa nouuelle de ceste.x.(et) derre<text:line-break/>niere iournee (et) extreme nouuelle<text:line-break/>pour la centiesme des cent nouuelles de<text:line-break/>quoy chascun doit louer dieu que venus s(o2)<text:line-break/>mes a la fin de nostre matiere et pour ache<text:line-break/>uer ie compteray vne nouuelle de liberalite<text:line-break/>(et) magnificence de la paci(e2)ce que griselidix<text:line-break/>eut auec son mary le marquis de saluce.</text:p>
      <text:h text:style-name="Titre2" text:outline-level="2">(ipdm) La forme de la nouuelle.</text:h>
      <text:p text:style-name="P1397"><text:span text:style-name="T1398">I</text:span>Adis fut vng noble prince en yla<text:line-break/>lie n(o2)me gaultier (sol) lequel estoit sei<text:line-break/>gneur de la terre de saluce ou il a<text:line-break/>uoit plusieurs villes et chasteaulx (sol) (et) plusi<text:line-break/>eurs seigneurs (et) gentilz hommes demou<text:line-break/>rans au pays de cestuy gaultier qui estoit<text:line-break/><text:soft-page-break/>ieune (et) auoit tout le gouuernem(e2)t du pays<text:line-break/>et de la prouince et estoit homme plain de<text:line-break/>bonnes meurs (et) sage en tous ses fais (sol) ioy(-)<text:line-break/>eux et plain de liesse (et) ne pensoit (q1) de iouer<text:line-break/>(et) soy aller esbatre (sol) chasser (et) courir aux bes<text:line-break/>tes sauluages sans ce quil pensast au t(e2)ps<text:line-break/>aduenir. Lors tous ses barons et princes<text:line-break/>de sa terre voyans quil estoit noble prince<text:line-break/>(et) que luy seul estoit heritier de saluce consi(-)<text:line-break/>dererent que sil se mouroit demourroient<text:line-break/>sans heritier (et) sans seigneur parquoy ilz c(o2)<text:line-break/>clurent tous ensemble de luy parler de se<text:line-break/>marier. Si enuoyerent le plus sage et dis(-)<text:line-break/>cret seigneur dentre eulx (et) le plus ayme de<text:line-break/>luy pour luy en parler (sol) lequel luy dist en ces<text:line-break/>te maniere. Sire lamour de quoy voz sub<text:line-break/>getz ont enuers vous ma contraint de vo<text:span text:style-name="T1399">9</text:span><text:line-break/>parler dune matiere (sol) laquelle sil vo<text:span text:style-name="T1400">9</text:span><text:s/>plaist<text:line-break/>vous ne prendrez point en desdaing (sol) mais<text:line-break/>en ioye (et) en lyesse laquelle sil vous plaist de<text:line-break/>vostre benigne grace vous me octroyeres<text:line-break/>la chose que ie vous demanderay. Vous<text:line-break/>deuez scauoir que vous estes en fleur de<text:line-break/>ieunesse et estes hault prince (et) renomme (sol) le<text:line-break/>temps se passe (et) sen va (sol) parquoy la mort est<text:line-break/>soubdaine (et) nau(o2)s point de heure assignee<text:line-break/>Et sil aduenoic que sans heritier vo<text:span text:style-name="T1401">9</text:span><text:s/>mou<text:line-break/>rissiez nous demourrions sans seigneur<text:line-break/>droicturier dont apres vostre mort se pour<text:line-break/>roit ensuiuir gr(a2)t guerre veu (q1) nauez po(i2)t<text:line-break/>de successeurs apres vous. Pour la(q1)lle<text:line-break/>chose tant que nous pouons vous prions<text:line-break/><text:span text:style-name="pb">[f. 174r]</text:span><text:line-break/>quil vous plaise de vous marier et de pren<text:line-break/>dre femme ou bon vo<text:span text:style-name="T1402">9</text:span><text:s/>semblera (sol) ou si non<text:line-break/>de nous c(o2)mectre a vo<text:span text:style-name="T1403">9</text:span><text:s/>enquerir vne telle<text:line-break/>c(o2)me a vostre estat apparti(e2)t. Lors le mar<text:line-break/>quis de saluce oy(a2)t les doulces paroles de<text:line-break/>ses subgectz respondit et dist. Mes amys<text:line-break/>vous me contraignez de faire ce (q1) iamais<text:line-break/>ie neuz en pense de faire : car ie me delictoie<text:line-break/>en franche liberte qui nest pas en mariage (sol)<text:line-break/>mais maintenant ie me vueil submectre en<text:line-break/>la confiance et bonne voulente de to<text:span text:style-name="T1404">9</text:span><text:s/>mes<text:line-break/>subiectz. Et selon la prudence et le c(o2)seil (q1)<text:line-break/>vous me donnez et c(o2)seilez de prendre fem<text:line-break/>me ie men submetz a raison et vo<text:span text:style-name="T1405">9</text:span><text:s/>prometz<text:line-break/>de moy marier et natenderay pas longue<text:line-break/>ment (sol) mais vous me promectrez vne chose<text:line-break/>que vo<text:span text:style-name="T1406">9</text:span><text:s/>garderez (sol) cest (q1) pour quelque f(e2)me<text:line-break/><text:soft-page-break/>que ie esliray et pr(e2)dray a mariage (et) a espou<text:line-break/>se vo<text:span text:style-name="T1407">9</text:span><text:s/>ne me c(o2)t redirez (sol) (et) lhonnorerez com<text:line-break/>me vostre souueraine (sol) ne ia aucun de vous<text:line-break/>ne men parlera ne murmurerez c(o2)tre moy (sol)<text:line-break/>et pour dame la tiendrez c(o2)me selle estoit fil<text:line-break/>le dempereur ou de roy. Et inc(o2)tinent d(u2)g<text:line-break/>commun assentement tres voulentiers luy<text:line-break/>accorderent et promirent c(o2)me a ceulx a (q2)<text:line-break/>il ne sembloit pas (q2)lz peussent veoir le iour<text:line-break/>des nopces. Puis le seigneur leur bailla (et)<text:line-break/>promist iour et t(e2)ps limite quil espouseroit<text:line-break/>Et apres (q1)l fur(e2)t departis de luy il c(o2)mist<text:line-break/>gens pour aller anuncer a aucuns parens<text:line-break/>et ses familiers le iour des nopces. Or a<text:line-break/>uoit mainteffoys veu le marquis aupres<text:line-break/>de son chasteau en vng petit villaige vne<text:line-break/>belle ieune fille n(o2)mee Griselidix gardant<text:line-break/>vng petit troupeau de brebis aux ch(a2)ps (sol) la<text:line-break/>quelle quant le marquis alloit a lesbat chas<text:line-break/>ser (sol) la fille le saluoit simplement a basse et<text:line-break/>honneste regardure que merueles et estoit<text:line-break/>fille d(u2)g poure h(o2)me ancien n(o2)me Janicole<text:line-break/>laquelle le nourrissoit de si pou de biens (q1)<text:line-break/>dieu luy auoit donne. Or estoit celle fille<text:line-break/>bien c(o2)posee de m(e2)bres (sol) saige et prudente et<text:line-break/>remplie de toutes vertus (sol) (et) en son cueur en<text:line-break/>clos le lis de virginite. Le marquis donc<text:line-break/>bien souu(e2)t par deu(a2)t elle en allant chasser<text:line-break/>qui (p3) mainteffoys iectoit ses yeulx vers ce<text:line-break/>ste pucelle (sol) non pas (p3) delectation mauluai(-)<text:line-break/>se (sol) mais pour la grant prudence et h(u2)blesse<text:line-break/>quil veoit en elle (sol) mais les barons ne hom(-)<text:line-break/>me quelconques ne apparceut oncques les<text:line-break/>aduisions ne les regards du marquis. Et<text:line-break/>qu(a2)t vint le terme se approuchoit tous les<text:line-break/>barons du pays estoi(e2)t tous esbahis quilz<text:line-break/>ne ouoyent parler ou quilz ne scauoi(e2)t (q1)lle<text:line-break/>femme le marquis deust prendre. Et en ce<text:line-break/>pendant le marquis faisoit faire robes de<text:line-break/>plusieurs fassons et aussi ioyaulx et anne(-)<text:line-break/>aulx dor de la grandeur et forme de la fille<text:line-break/>griselidix (sol) laquelle il vouloit prendre a fem<text:line-break/>me. Et apres que tous les paremens vi(a2)<text:line-break/>des et appareil fut tout prest et le iour vint<text:line-break/>quil deuoit espouser et tous ses parens et<text:line-break/>amys prepares pour luy faire honneur ne<text:line-break/>faisoient que attendre lheure que lespousee<text:line-break/>deuoit venir. Et la poure fille griselidix<text:line-break/>qui ne pensoit point que le marquis la vou<text:line-break/>sist espouser auoit bien oy dire quil se mari<text:line-break/><text:soft-page-break/>oit. Et pourtant des le matin auoit apre<text:line-break/>ste son mesnaige et ordonne ses besongnes<text:line-break/>donne la refection de boire et de mangier a<text:line-break/>son pere elle voulut aller veoir quelle fem<text:line-break/>me le marquis vouloit prendre. Adonc le<text:line-break/>marquis voy(a2)t lheure qui approuchoit sail<text:line-break/>lit hors de son chasteau (sol) (et) fist aporter apres<text:line-break/>luy tous les ornemens quil auoit fait faire<text:line-break/>et luy acompaigne de grans barons de da<text:line-break/>mes et damoiselles vint au villaige ou de<text:line-break/>mouroit griselidix (sol) laquelle ilz rancontre(-)<text:line-break/>rent a tout vne cruche deaue quelle venoit<text:line-break/>de querir et ainsi quelle voulut entrer en sa<text:line-break/>maisonnette le marquis tout pensif vint<text:line-break/>au deuant delle (et) luy dem(a2)da ou estoit son<text:line-break/>pere. Laquelle luy respondit humblement<text:line-break/>et en grant reuerence. Sire il est en nostre<text:line-break/>hostel (sol) et puis luy dist (sol) dy luy quil vi(e2)ne par<text:line-break/>ler a moy. Et quant le bon h(o2)me fut venu<text:line-break/>il le print par la main et le tira a part (sol) et a<text:line-break/>basse voix luy dist. Janicole ie scay de vray<text:line-break/>que tu maymes c(o2)me ton vray seigneur na<text:line-break/>turel (sol) et la chose quil me plaist de faire ne te<text:line-break/><text:span text:style-name="pb">[f. 174v]</text:span><text:line-break/>doit en riens desplaire (sol) mais especiallem(e2)t<text:line-break/>ie veulx scauoir se vne chose te plaist : car ie<text:line-break/>veulx que tu me d(o2)nez la tienne fille a fem<text:line-break/>me. Adonc le bon h(o2)me qui ri(e2)s ne scauoit<text:line-break/>du fait fut tout esmerueille (et) esbahy. Si<text:line-break/>respondit. Ja dieu ne plaise (q1) en riens quel<text:line-break/>c(o2)ques ie vous c(o2)tredie. Puis apres dist<text:line-break/>quil vouloit (p3)ler a sa fille (sol) si lappella et luy<text:line-break/>dist deuant son pere. Or entens griselidix<text:line-break/>Il plaist a ton pere (et) a moy aussi (q1) tu soyes<text:line-break/>ma femme (sol) ie p(e2)se quil ne ten desplaira mye<text:line-break/>mais ie vueil scauoir ton vouloir : car pour<text:line-break/>quelque chose que ie feray ie vueil que tous<text:line-break/>iours soies preste a le vouloir faire. Et si<text:line-break/>vueil (q1) eu ne me contredisses en riens con(-)<text:line-break/>tre ma voulente (et) aussi tout ce (q2)l me plaira<text:line-break/>te plaise. A ces paroles resp(o2)dit griselidix<text:line-break/>en tr(e2)blant. Je scay bien que ie ne suis pas<text:line-break/>digne ne suffisante de si gr(a2)t h(o2)neur auoir<text:line-break/>mais puis que ceste chose vo<text:span text:style-name="T1408">9</text:span><text:s/>plaist vostre<text:line-break/>cueur (et) le mien sera vne mesme chose ne ia(-)<text:line-break/>mais a mon pouoir ne feray chose qui soit<text:line-break/>contre vostre voulente (sol) ne aussi vous pour<text:line-break/>quelconque chose que me faciez si me feissez<text:line-break/>vous mourir que ie ne seuffre paciamm(e2)t<text:line-break/>tout ce quil vous plaira de me faire : Et a<text:line-break/><text:soft-page-break/>pres ces paroles dictes le marquis la fist<text:line-break/>venir publicquement deuant tout le peuple<text:line-break/>et leur dist. Veez cy ma femme que ie vueil<text:line-break/>auoir (sol) et vueil que tous luy portent h(o2)neur<text:line-break/>et obeissance c(o2)me a moy (sol) puis la fist vestir<text:line-break/>de riches robes et precieuses. Et latourne<text:line-break/>rent les damoyselles qui la estoient de pier<text:line-break/>res precieuses et de nobles ioyaulx (sol) Puis<text:line-break/>luy midrent vne cour(o2)ne sur son chief. Et<text:line-break/>quant elle fut habillee de tous pointz soub<text:line-break/>dainement elle fut transmuee et changee (q1)<text:line-break/>a paine le peuple la c(o2)gnoissoit. Apres fut<text:line-break/>si menee a leglise et lespousa le marquis de<text:line-break/>vng annel dor precieux c(o2)me a lusaige ap(-)<text:line-break/>partenoit. Et apres que la messe fut dicte<text:line-break/>fut menee au palais sur vng beau paleffroy<text:line-break/>acompaignee de tous les nobles bar(o2)s du<text:line-break/>pays en grant honneur et lyesse et fur(e2)t les<text:line-break/>nopces faictes honnorablement et magni(-)<text:line-break/>siquement. Et griselidix qui saillie estoit<text:line-break/>de poure maison de villaige sembloit a ve(-)<text:line-break/>oir son maintien et sa conten(a2)ce quelle eust<text:line-break/>este nourrie toute sa vie en maison royalle<text:line-break/>et tout le peuple du marquis leut tant chie<text:line-break/>re et en si gr(a2)t amour que ceulx qui scauoy<text:line-break/>ent bien qui elle estoit et qui la congnoissoi<text:line-break/>ent des son enfance a paine pouoi(e2)t ilz croi<text:line-break/>re quelle feust fille de Janicole (sol) tant auoit<text:line-break/>en elle dhonneur et de honnestete et bonne<text:line-break/>maniere saige (sol) doulce (et) prudente en parler (sol)<text:line-break/>que chascun se delectoit a loyr et veoir (sol) non<text:line-break/>pas seulement au pays ou elle demouroit (sol)<text:line-break/>mais es pays (et) aussi es regions voisines<text:line-break/>pour la louenge delle (et) pour sa bonne ren(o2)<text:line-break/>mee qui y publioit mains hommes et fem&lt;ATTillisible&gt;(-)<text:line-break/>mes de plusieurs (et) diuers lieux la venoi(e2)t<text:line-break/>veoir. Et ainsi le marquis humblem(e2)t et<text:line-break/>vertueusem(e2)t marie auecques elle viuoit<text:line-break/>en bonne pacience en sa maison et en la gra<text:line-break/>ce (et) obeissance de to<text:span text:style-name="T1409">9</text:span><text:s/>ses subgectz. Et elle<text:line-break/>estant parmy la maison au mesnaige de lho<text:line-break/>stel se occupoit (et) a toutes choses necessaires<text:line-break/>se appliquoit c(o2)me selle neust este (q1) chambe<text:line-break/>riere du marquis (sol) (et) es cas (q2) requeroi(e2)t la<text:line-break/>chose publi(q1) adressoit (et) y pourueoit c(o2)me<text:line-break/>son seigneur absent ou dehors (sol) et appaisoit<text:line-break/>les discors du pays tressaigement (sol) et hault<text:line-break/>et discret iugement auoir en elle (sol) tant que<text:line-break/>plusieurs gens du pays la tenoient estre<text:line-break/>enuoyee des cieulx au salut du bien c(o2)mun<text:line-break/><text:soft-page-break/>et publicque. Et apres ne demoura gue (-)<text:line-break/>res que elle enfanta de vne belle fille (sol) com(-)<text:line-break/>bien que tous ceulx du pais eussent mieulx<text:line-break/>ayme que ce eust este vng filz. Touteffois<text:line-break/>le marquis et aussi tous ses ditz nobles ba<text:line-break/>rons (sol) et aussi pareillem(e2)t tout le commun<text:line-break/>peuple du pays en fur(e2)t fort ioyeux et aussi<text:line-break/>en firent feste solennelle et grans feuz par<text:line-break/>tout le pays dudit marquis de saluce. Le(-)<text:line-break/>quel Marquis en apres voulut esprouuer<text:line-break/>sa femme Griselidix comme vous orrez.<text:line-break/>Laquelle il auoit bien autreffoys esprou(-)<text:line-break/>uee. Et pour la t(e2)pter encores derechief<text:line-break/>par diuerses manieres vint a elle vne fois<text:line-break/><text:span text:style-name="pb">[f. 175r]</text:span><text:line-break/>de nuyt en sa chambre faignant estre cour(-)<text:line-break/>rouce et marry en luy disant. Tu scez bien<text:line-break/>griselidix en quel estat ie te prins (sol) (et) pour ce<text:line-break/>que ie tayme ie ne vueil pas faire la chose (q1)<text:line-break/>iay entreprins sans le te signifie. Mes no<text:line-break/>bles de mon pays me ont en indignation<text:line-break/>pour lenfant que tu as eu (sol) Et pour ce ie ne<text:line-break/>vueil point estre en discord auec eulx ains<text:line-break/>vueil viure en paix (sol) si mest necessite ordon(-)<text:line-break/>ner de faire a ta fille a ma voulente (p3) le con<text:line-break/>seil et iugement dautruy d(o2)t ie nen ay ri(e2)s<text:line-break/>voulu faire sans ton sceu (sol) (p3) quoy ie vueil<text:line-break/>auoir ton consentem(e2)t et prens en pacience<text:line-break/>ainsi c(o2)me tu mas promis. Lors griselidix<text:line-break/>oyant ses paroles nen mua ouc(q1)s couleur<text:line-break/>ne si neut point le cueur esmeu (sol) mais ferme<text:line-break/>ment (et) saigem(e2)t luy resp(o2)dit. Tu es mon<text:line-break/>seigneur et aussi de celle petite fille si en fay<text:line-break/>tout ainsi c(o2)me il te plaira (sol) et en riens il ne<text:line-break/>men desplaira : car mon couraige est en toy<text:line-break/>et iamais pour quelque chose (q1) tu me faces<text:line-break/>mon vouloir ne m(o2) cueur ne muera. Ad(o2)c<text:line-break/>le marquis oyant ceste response fut moult<text:line-break/>ioyeux en son cueur (sol) mais il dissimula et fai<text:line-break/>gnit (q2)l fust courrouce et triste (sol) (et) se departit<text:line-break/>delle (sol) Et vng pou apres enuoya vers elle<text:line-break/>vng sien seruiteur serg(e2)t au(q1)l il se fioit pl<text:span text:style-name="T1410">9</text:span><text:line-break/>et luy dist la chose quil vouloit (q2)l feist. Si<text:line-break/>enuoya le sergent a elle la nuyt ensuiuant (sol)<text:line-break/>lequel luy dist. Dame (p3)donnez moy et ne<text:line-break/>men scachez nul mal gre de (q1) ie suis icy ve<text:line-break/>nu. Vous scauez (q1) cest destre soubz grans<text:line-break/>seigneurs : car il c(o2)uient obeir a eulx (et) faire<text:line-break/>leur c(o2)mandement (sol) et pource il mest c(o2)man<text:line-break/>de prendre cest enfant et en faire lhomicide<text:line-break/><text:soft-page-break/>ainsi (q1) mon seigneur le veult. Et le serg(e2)t<text:line-break/>qui estoit hideux a regarder (et) de mauluaise<text:line-break/>nature c(o2)me cruel et plain de yre print lour<text:line-break/>dement lenfant. Lors griselidix sans plou<text:line-break/>rer ne s(a2)s soy efforcer ne gecter aucun sous<text:line-break/>pir qui est tenu vne chose moult dure a vne<text:line-break/>nourrice print son enfant et le regarda vng<text:line-break/>peu et si le baisa (sol) et le benist (et) fist le signe de<text:line-break/>la croix sur luy (sol) puis le bailla audit sergent<text:line-break/>en luy disant. Va (et) execute ce (q1) mon sei(-)<text:line-break/>gneur ta c(o2)mande (sol) mais ie te prye garde a<text:line-break/>ton pouoir (q1) les bestes sauluaiges ne man<text:line-break/>geussent et deuor(e2)t le corps de cestuy enf(a2)t<text:line-break/>quant tu lauras occis se le contraire ne test<text:line-break/>enioingt. Et apres le serg(e2)t vint deuant le<text:line-break/>seigneur et luy rac(o2)pta ce (q1) sa femme luy a(-)<text:line-break/>uoit dit (sol) et sa response. Adonc le marquis (sol)<text:line-break/>nonobst(a2)t la pacience de sa f(e2)me ne ch(a2)gea<text:line-break/>po(i2)t son propos (sol) mais enchargea au serg(e2)t<text:line-break/>quil enueloppast ladicte fille et (q2)l la portast<text:line-break/>bien secretem(e2)t a bouloigne la grace (sol) a vne<text:line-break/>sienne seure (q2)l auoit mariec la au c(o2)pte de<text:line-break/>pinquo (sol) et (q2)l luy baillast a nourrir de (p3) luy (sol)<text:line-break/>et (q1)lle lendoctrinast en science (et) en meurs (sol)<text:line-break/>c(o2)me se elle estoit sa fille propre (sol) (et) (q1)lle gar(-)<text:line-break/>dast que la chose ne fust sceue a (q2) elle estoit<text:line-break/>fille. Adonc le sergent ac(o2)plit le c(o2)mande(-)<text:line-break/>ment de son seigneur et porta lenfant a sa<text:line-break/>seur (sol) la(q1)lle enfist c(o2)me de son propre enfant<text:line-break/>Et apres le marquis souu(e2)t aduisoit et re<text:line-break/>gardoit le maintien (et) la chiere de sa femme<text:line-break/>les paroles (et) le sembl(a2)t delle pour veoir se<text:line-break/>elle luy (p3)leroit point de sa fille (sol) mais en nul<text:line-break/>le maniere ne la vit ch(a2)ger ne estre courrou<text:line-break/>cee (sol) mais ioyeuse et obeissante au seruice et<text:line-break/>a lh(o2)neur de son amy (sol) (et) a lamour de son sei(-)<text:line-break/>gneur (sol) sans estre triste ne dolente ne en fai(-)<text:line-break/>sant mencion de son enfant. Et en ce point<text:line-break/>vesquirent iusques a quatre ans (q1)lle fust<text:line-break/>grosse dung beau filz. Adonc le pere la me<text:line-break/>re et tous ses amys fur(e2)t moult ioyeux (sol) le<text:line-break/>quel enfant puis quil eut deux ans passez le<text:line-break/>marquis fist prendre en la propre maniere<text:line-break/>et facon (q2)l auoit fait lautre premier enfant<text:line-break/>et lenuoya a sa seure a bouloigne en disant<text:line-break/>a la femme les propres paroles (q1) premiere<text:line-break/>ment il luy auoit dictes. Laquelle aussi pa<text:line-break/>reillement nen fist chiere ne semblant ne ne<text:line-break/>sen courca nen plus quelle auoit fait la pre(-)<text:line-break/>miere foys. Quant le marquis c(o2)gneut la<text:line-break/><text:soft-page-break/>gr(a2)t const(a2)ce de sa femme (sol) si se esmerueilla<text:line-break/>moult (sol) (et) la voulut encores plus essaier que<text:line-break/>deuant il nauoit fait. Si fist faire vne lec(-)<text:line-break/>tre fainctes disant (q1) le pape les luy enuoy(-)<text:line-break/>oit pour estre separe de auec sa f(e2)me a cause<text:line-break/><text:span text:style-name="pb">[f. 175v]</text:span><text:line-break/>que ses subiectz et amis ne pouoient auoir<text:line-break/>paix auec luy pour sa f(e2)me (q2) estoit de basse<text:line-break/>lignee et de bas estat et de prendre a maria(-)<text:line-break/>ge vne femme (sol) la(q1)lle seroit noble. Si man<text:line-break/>da a sa seure par lectres quelle luy amenast<text:line-break/>ses deux enfans (sol) (et) quil le vensissent veoir<text:line-break/>et a certain iour (q2)lz se trouuass(e2)t en sa mai<text:line-break/>son (sol) puis alla a sa femme et luy dist. Je ne te<text:line-break/>requiers ia celer chose (q2)l me e(o2)uient faire.<text:line-break/>Mon peuple murmure contre moy a cause<text:line-break/>de toy (sol) et pour tant le pape ma d(o2)ne licence<text:line-break/>de moy remarier a vne autre (sol) (et) ainsi que tu<text:line-break/>scez tu es de basse condition (et) ne es pas<text:line-break/>noble de lignaige (sol) mais ie ne ten prise pas<text:line-break/>moins : car ie tay prinse pour les bi(e2)s (et) ver<text:line-break/>tus (q1) scauoye estre toy (sol) et pour ce que fortu<text:line-break/>ne mest c(o2)traire enuers toy il c(o2)uient (q1) en<text:line-break/>lestat (q1) ie te prins (q1) tu ten voises en la mai<text:line-break/>son de ton pere (et) le gouuerner encores com<text:line-break/>me tu as acoustume. Lors respondit grise<text:line-break/>lidix. Mon seigneur iay tousiours sceu et<text:line-break/>veu que entre ta gr(a2)t magnificence (et) mon<text:line-break/>humilite nauoit nulle c(o2)paraison : car ie ne<text:line-break/>me dis mye seulement de estre ta femme<text:line-break/>mais destre ta chamberiere (et) ne me reputay<text:line-break/>oncques destre autre (sol) et pource ie rens gra<text:line-break/>ces et mercys a dieu (et) a vous de lhonneur<text:line-break/>que mauez fait et au remenent de ma vie ie<text:line-break/>suis preste de prompt (et) bon courage a re(-)<text:line-break/>tourner en lhostel de mon pere ou iay este<text:line-break/>nourrie le temps passe en mon enfance (et) de<text:line-break/>y estre aussi en ma vieillesse. Et la moult<text:line-break/>me plaist ay bien mourir. Car bien eureu<text:line-break/>se et honnorable suis de estre veufue de<text:line-break/>vng si gr(a2)t seigneur comme est vostre no<text:line-break/>ble personne (sol) (et) aussi en ce faisant feray lieu<text:line-break/>a la nouuelle femme laquelle soit venue en<text:line-break/>bonne heure et en bonne adu(a2)ture comme<text:line-break/>de tout mon cueur le desire. Et pource d(o2)c<text:line-break/>ques puis que cest vostre bon plaisir que ie<text:line-break/>me perte en lestat ou premiecem(e2)t ie estoie<text:line-break/>quant vous me demandastes (sol) si na portay<text:line-break/>pas ceans mes poures habillemens que ie<text:line-break/>auoye. Et pource ie vous prie que il vous<text:line-break/><text:soft-page-break/>plaise de honnorer et garder de villennye<text:line-break/>le ventre qui a porte voz beaulx enfans (q1)<text:line-break/>il ne soit veu et descouuert et que ie ne men<text:line-break/>voise pas toute nue en ce point. Aumoins<text:line-break/>de vostre bonne grace que il vous plaise<text:line-break/>me prester (et) laisser la poure chemise que ie<text:line-break/>ay vestue. Et les precieux vestemens que<text:line-break/>tu me as donnez ie les despouilleray (et) les<text:line-break/>te laisseray. Et adoncques icelle griselidix<text:line-break/>les luy bailla et se deuestit (sol) et lanneau de<text:line-break/>quoy il lauoit espousee luy bailla et rendit.<text:line-break/>Et pareillem(e2)t tous ioyaulx et aornem(e2)s<text:line-break/>que il luy auoit d(o2)nez en disant en ceste ma<text:line-break/>niere. Je vous rens les aornemens que<text:line-break/>fortune ma prestez par aucun temps. Et<text:line-break/>vous prometz aussi que rien du vostre ie<text:line-break/>nen porte (sol) si non la foy que vous auoye pro<text:line-break/>mise. Et incontinent le marquis comm(e2)(-)<text:line-break/>ca a plourer en tournant son visage de lau<text:line-break/>tre coste en luy disant. Puis que tu as ves<text:line-break/>tue celle chemise pour sauluer (et) couurir ta<text:line-break/>chair tu lemporteras. Puis sen alla sans<text:line-break/>plourer et sans muer son langage et sa cou<text:line-break/>leur partit dauec le seigneur la teste nue (et)<text:line-break/>deschaussee. Et apres elle sen alloient plu<text:line-break/>sieurs h(o2)mes (et) f(e2)mes plour(a2)s : (et) sans mot<text:line-break/>dire retourna a son pere lequel luy bailla sa<text:line-break/>poure robe quelle auoit laissee (sol) et paciente(-)<text:line-break/>m(e2)t la recueillir (sol) car il auoit suspection que<text:line-break/>le mariage ne ti(e2)droit po(i2)t (et) demoura auec<text:line-break/>son pere (p3) aucuns iours merueilleusement<text:line-break/>en grant humilite et paci(e2)ce sans monstrer<text:line-break/>aucunem(e2)t courroux ne desdaing de la pro<text:line-break/>sperite quelle auoit eue en ses richesses. Or<text:line-break/>apres que griselidix fut en la maison de son<text:line-break/>pere il fut aduis a tout son peuple (q2)l se vou<text:line-break/>sist marier (sol) (et) en sur(e2)t les nouuelles semees<text:line-break/>par tout son pais. Et apres le c(o2)pte de pin<text:line-break/>quo m(a2)da au marquis (q2)l venoit (sol) et luy fist<text:line-break/>assauoir le iour. Et vng pou deu(a2)t (q2)l ven<text:line-break/>sist le marquis m(a2)da griselidix (sol) laquelle in<text:line-break/>continent vint pour faire ses c(o2)mandem(e2)s<text:line-break/>(et) dist. Griselidix ie desire moult (q1) tu voies<text:line-break/>la pucelle (q2) demain doit estre icy pour estre<text:line-break/>ma f(e2)me (sol) (et) pour ce que a present il nya cr(a2)s<text:line-break/>qui sceust receuoir iceulx h(o2)nestement (sol) ie te<text:line-break/><text:span text:style-name="pb">[f. 176r]</text:span><text:line-break/>prie d(o2)c iacoit que tu soyez mal vestue pr(e2)s<text:line-break/>la charge de ceste maison (sol) et ord(o2)ne les ch(a2)(-)<text:line-break/>bres c(o2)me tu congnois (q2)lz seront bien (sol) car<text:line-break/><text:soft-page-break/>tu congnois mes meurs et sces les ordon(-)<text:line-break/>nances qui sont ceans (sol) par quoy tu feras<text:line-break/>mieulx que vng autre. Adoncques Gri(-)<text:line-break/>selidix respondit (sol) que tres voulentiers le<text:line-break/>feroit (sol) et que elle estoit preste de faire et a<text:line-break/>complir sa voulente (et) (q1) tant quelle viuroit<text:line-break/>ne scauroit estre lasse de le bien seruir. Et<text:line-break/>en ce disant c(o2)menca balier la maison (sol) a fai(-)<text:line-break/>re les lictz (sol) ord(o2)ner tables et toutes autres<text:line-break/>choses necessaires a la maison au cas appar<text:line-break/>tenant en priant aux autres ch(a2)berieres (q1)<text:line-break/>chascun en droit soy fist le mieulx (q1)lle pour<text:line-break/>roit. Lors qu(a2)t le c(o2)pte fut venu (et) les deux<text:line-break/>enfans (et) (q1) chascun vit la belle fille chascun<text:line-break/>la benissoit (et) disoient aucuns (q1) cestoit bien<text:line-break/>fait au marquis dauoir laisse sa premiere f(e2)<text:line-break/>me (sol) et voulentiers regardoient ces deux be<text:line-break/>aulx enfans (et) sesmerueilloient de leurs be<text:line-break/>aultez. Et quant vint au disner griselidix<text:line-break/>seruoit a tous ses poures habitz (q1)lle auoit<text:line-break/>et courroit de ca et de la et nauoit point de<text:line-break/>h(o2)te de ce quelle estoit ainsi abaissee de son<text:line-break/>hault mariage (sol) ains de bonne chiere et ioy(-)<text:line-break/>euse faisoit aumieulx quelle pouoit (sol) puis le<text:line-break/>marquis dist a haulte voix ainsi (q2)l estoit se<text:line-break/>ant a table. Griselidix (sol) que te semble de ma<text:line-break/>f(e2)me (sol) est elle point belle (sol) et certes dist elles<text:line-break/>ie ne croy pas que pl<text:span text:style-name="T1411">9</text:span><text:s/>belle ne plus g(e2)te tu<text:line-break/>puisses trouuer (sol) car (p3) elle tu viuras doresen<text:line-break/>nauant en paix (sol) mais ie vo<text:span text:style-name="T1412">9</text:span><text:s/>vueil prier (et) re<text:line-break/>querir (q1) ne la poingnes pas des esguill(o2)s<text:line-break/>dont vo<text:span text:style-name="T1413">9</text:span><text:s/>mauez point (sol) car elle est plus ieu<text:line-break/>ne que moy et a este pl<text:span text:style-name="T1414">9</text:span><text:s/>delicieusem(e2)t nour<text:line-break/>rie (q1) ie nay este (sol) (p3) quoyelle ne pourroit souf<text:line-break/>frir ce que iay endure. Et qu(a2)t marquis re<text:line-break/>garda la b(o2)ne voulente delle (sol) sa const(a2)ce (et)<text:line-break/>sa pacience que tant de foys et t(a2)t durem(e2)t<text:line-break/>courroucee auoit dist a haulte voix. Grise<text:line-break/>lidix tu as assez endure (sol) iay a plain veu (et) c(o2)<text:line-break/>gneu la bonne foy (et) vraye humilite (q2) est en<text:line-break/>toy (sol) car ie ne croy mye estre aucune pers(o2)ne<text:line-break/>soubz le ciel (q2) ait mieulx esprouue de vraye<text:line-break/>amour et dobeissance en mariage (q1) iay toy<text:line-break/>et en ce disant lembrassa tres doulcem(e2)t (sol) et<text:line-break/>luy dist. Tu es seule ma f(e2)me (sol) (et) veez cy ta<text:line-break/>file (et) ton filz (q1) tu cuydois auoir (p3)du a deux<text:line-break/>foys et mainten(a2)t les as recouuers a vne<text:line-break/>foys ens(e2)ble (sol) et saiches que ce (q1) iay fait a es<text:line-break/>sient ceste pour toy esprouuer (et) essaier tant<text:line-break/>seulement. Et alors griselidix cheut toute<text:line-break/><text:soft-page-break/>pasmee entre les bras du marquis. Et lors<text:line-break/>les bonnes dames (q2) la estoient la desuesti(-)<text:line-break/>rent (sol) inc(o2)tinent de ces b(o2)nes robes la reue<text:line-break/>stirent. Et ad(o2)c chascun c(o2)menca a faire b(o2)<text:line-break/>ne chiere et ioyeuse (sol) et fist on plus gr(a2)t chie<text:line-break/>re (q1) on nauoit aux premieres nopces (sol) (et) des<text:line-break/>lors en apres vesquir(e2)t en bonne paix et en<text:line-break/>bonne amour. Et apres marier(e2)t leurs fil<text:line-break/>le tres haultem(e2)t (et) fir(e2)t venir le pere de gri<text:line-break/>selidix auec eulx (sol) lesquelz ilz honnor(e2)t gran<text:line-break/>dem(e2)t (sol) et apres la mort du marquis son filz<text:line-break/>succeda en bonne prosperite.</text:p>
      <text:p text:style-name="P1415"><text:span text:style-name="T1416">E</text:span>N ceste nouuelle est monstre la<text:line-break/>grant magnific(e2)ce et liberalite du<text:line-break/>marquis de saluce (q2) print a femme<text:line-break/>griselidix fille dung poure h(o2)me de village<text:line-break/>Apres y est m(o2)stre la pacience que souffrit<text:line-break/>griselidix auec le marquis qu(a2)r il luy fist en<text:line-break/>tendant (q2)l auoit tue ses deux enf(a2)s. Apres<text:line-break/>y est m(o2)stre la sagesse du marquis (q2) voulut<text:line-break/>esporouuer sa f(e2)me griselidix qui luy dist (q2)l<text:line-break/>se vouloit marier a vne autre f(e2)me (et) en fist<text:line-break/>aller griselidix en sa chemise en lostel de son<text:line-break/>pere. Finablem(e2)t y est m(o2)stre c(o2)e le mar(q1)s<text:line-break/>c(o2)gnoissant la paci(e2)ce de sa f(e2)me la fist reue<text:line-break/>nir et luy m(o2)stra ses deux enfans (sol) lesquelz<text:line-break/>elle cuida estre mors.</text:p>
      <text:h text:style-name="Titre1" text:outline-level="1">(ipdm) Apres le c(o2)pte de lacentiesme nou(-)<text:line-break/>uelle c(o2)ptee par dionee (sol) sensuit le c(o2)seil (et) or<text:line-break/>donnance du roy pamphille sur le voyaige<text:line-break/>des sept dames (et) troys iouu(e2)ceaulx retour<text:line-break/>nans a leur cite de Florence.</text:h>
      <text:p text:style-name="P1417"><text:span text:style-name="T1418">Q</text:span>Vant les dames eurent escoute<text:line-break/>la centiesme nouuelle c(o2)ptee (p3) dio<text:line-break/>nee ilz furent meues de diuerses<text:line-break/>affections et louyent et blasmoient diuere<text:line-break/>sement les choses cy dessus reciteez. Ad(o2)c<text:line-break/><text:span text:style-name="pb">[f. 176v]</text:span><text:line-break/>le roy pampille haussa son chief vers le ciel<text:line-break/>si vit le soleilia decliner a heure de vespre<text:line-break/>puis c(o2)menca a parler ainsi. Mes nobles<text:line-break/>et b(o2)nes dames vous scauez c(o2)me ie croy<text:line-break/>que la science des h(o2)mes mortelz nest mye<text:line-break/>seulement en la recordance des choses pas<text:line-break/>ses (sol) ne aussi en la congnoissance des cho(-)<text:line-break/>ses presentes (sol) mais par les choses passees<text:line-break/>et presentes len peut pourueoir aux cas de<text:line-break/><text:soft-page-break/>fortune (sol) la(q1)lle chose est reputee tressoutil<text:line-break/>le par aucun s philosophes. Et ainsi com<text:line-break/>me vo<text:span text:style-name="T1419">9</text:span><text:s/>scauez demain sera la dixiesme iour<text:line-break/>nee que nous partismes de Florence pour<text:line-break/>prendre aucun esb atem(e2)tes villages pour<text:line-break/>nostre sante corporelle et pour nous oster<text:line-break/>des douleurs et ennemys de nostre cite (q1)<text:line-break/>les habit(a2)s c(o2)tinuellement souffrent. Et<text:line-break/>depuis le &lt;ATTcaractere&gt;mencem(e2)t de la pestil(e2)cieuse mor<text:line-break/>talite nous auons fait honnestement selon<text:line-break/>mon iugement cestuy esbatem(e2)t : car iacoit<text:line-break/>ce que auc(u2)es nouuelles cy dessus c(o2)ptees<text:line-break/>ayent est ioyeuses (sol) (et) par aduanture attrai<text:line-break/>ans a concupisc(e2)ce charnelle. Et c(o2)bien (q1)<text:line-break/>continuellement nous auons beu et man<text:line-break/>gie et sonne de instrumens (et) dit chancons<text:line-break/>de plaisance (sol) lesquelles ont meu les foibles<text:line-break/>pensees a choses deshonnestes (sol) touteffoys<text:line-break/>ie nay peu c(o2)gnoistre ne apparceuoir aucu(-)<text:line-break/>ne chose auoir este dicte ou faicte de (p3) nous<text:line-break/>qui puisse ou doye estre reprinse ou blasmee<text:line-break/>qu(a2)t on c(o2)siderera bien la matiere (sol) mais me<text:line-break/>semble auoir veu entre nous honnestete et<text:line-break/>familiarite fraternelle (sol) (p3) quoy ie repute ce(-)<text:line-break/>ste chose a grante honneur (sol) mais il me sem<text:line-break/>ble estre chose aduen(a2)t (q1) retournions a flo<text:line-break/>rence : car il fault c(o2)siderer (q1) nostre compai<text:line-break/>gnie est ia c(o2)gneue tellem(e2)t quelle se pour<text:line-break/>roit acroistre en n(o2)bre dautres personnes :<text:line-break/>par quoy nostre soulas et esbatement cesse<text:line-break/>roit. Apres que maintes et diuerses parol<text:line-break/>les dictes furent entre les h(o2)mes et f(e2)mes<text:line-break/>finablement ilz conclur(e2)t tous (q1) prouffita<text:line-break/>ble et honneste estoit le c(o2)seil du roy p(a2)phil<text:line-break/>le (sol) et tous proposerent faire ainsi c(o2)me il a(-)<text:line-break/>uoit dit. Apres donc le roy fist huchier le<text:line-break/>maistre dostel (sol) affin dordonner la maniere<text:line-break/>des choses acoustumees (sol) et apres leur don<text:line-break/>na congie iusques a heure de souper. Et a<text:line-break/>apres souper le adonnerent a diuers esbate<text:line-break/>mens (sol) en grans soulas (sol) (et) ris si iouerent de<text:line-break/>plusieurs instrum(e2)s (sol) dancer(e2)t (et) dir(e2)t main<text:line-break/>tes ch(a2)cons. Laurette mena la dance (sol) et le<text:line-break/>roy p(a2)phille c(o2)manda a flamette dire vne<text:line-break/>belle ch(a2)con (sol) la(q1)lle inc(o2)tinent enc(o2)menca.</text:p>
      <text:p text:style-name="p"/>
      <text:p text:style-name="trailer">(ipdm) Cy fine la dixiesme du liure nom<text:line-break/>me cameron (sol) autrement le prince Galiot (sol)<text:line-break/>conten(a2)t en soy cent nouuelles (sol) la(q1)lle iour<text:line-break/>nee est finee soubz le regime de pamphille.<text:line-break/><text:soft-page-break/>Et apres le derrenier compte des dictes<text:line-break/>nouuelles le premier Jour ensuiuant les<text:line-break/>troys ieunes iouuenceaulx (sol) et les sept da<text:line-break/>mes retournerent a flor(e2)ce chascun en son<text:line-break/>menage. Et apres Jehan bocace acteur de<text:line-break/>cestuy liure en se present chapitre conclut de<text:line-break/>rendre graces a dieu et aux escout(a2)s (et) lis(a2)s<text:line-break/>icelluy (sol) et si respond aux reprehenti(o2)s (et) cris<text:line-break/>mes (q1) les enuieux opposent contre ledit ac<text:line-break/>teur et c(o2)tre son ouuraige ainsi demeure.</text:p>
      <text:h text:style-name="Titre2" text:outline-level="2">(ipdm) Lacteur.</text:h>
      <text:p text:style-name="P1420"><text:span text:style-name="T1421">T</text:span>Res nobles iouuencelles pour<text:line-break/>qui soulas iay entreprins ce pre(-)<text:line-break/>sent labeurie cuide (p3) la grace diui<text:line-break/>ne moy aidant (p3) voz merites auoir ac(o2)ply<text:line-break/>ce que ie vous auoye promis au commence<text:line-break/>ment de ceste oeuure (sol) dont premierem(e2)t ie<text:line-break/>rens graces a dieu (sol) secondem(e2)t a vous (sol) et<text:line-break/>tiercem(e2)t a ma plume (sol) et a mon papier don<text:line-break/>neray repos (sol) mais aincois (q1) ie face ceste cho<text:line-break/>se ie diray auc(u2)es briefues paroles en moy<text:line-break/>excusant c(o2)tre les charges et obiections (q2)<text:line-break/>par vous ou autres pourroi(e2)t estre dictes<text:line-break/>a lencontre de moy. Et pource quil me sou<text:line-break/>uient que des le c(o2)mencement de la quatre<text:line-break/>iournee lesdictes obiections me furent faic<text:line-break/>tes (p3) aucunes de vous disans que iauoye<text:line-break/>vse de trop grant licence en faisant aux f(e2)(-)<text:line-break/>mes prononcer et escouter aucunes parol(-)<text:line-break/>les non apparten(a2)s a femmes h(o2)nestes en<text:line-break/>parlant ou en iouant. Pour a ce respondre<text:line-break/><text:span text:style-name="pb">[f. 177r]</text:span><text:line-break/>ie nye ceste proposition estre vraye (sol) et dis (q2)l<text:line-break/>nest chose si desh(o2)neste pourucu quelle soit<text:line-break/>dicte en paroles honnestes qui ne soit licite<text:line-break/>et apparten(a2)te a (q1)lque personne que ce soit<text:line-break/>par quoy ie cuide nauoir po(i2)t failly en ceste<text:line-break/>partie (sol) mais ne(a2)tmoins po<text:span text:style-name="T1422">r</text:span><text:s/>ce (q1) ie ne vueil<text:line-break/>point plaider contre vous pour excusation<text:line-break/>tres prompte a la excusation dessusdicte ie<text:line-break/>dis que a la qualite de la personne ou autre<text:line-break/>chose dont est parle en aucune des cent nou<text:line-break/>uelles requiert que len vse des paroles c(o2)<text:line-break/>uenables a la chose ou a la (p3)sonne. Et po<text:span text:style-name="T1423">r</text:span><text:line-break/>tant se elle est consideree de raisonnable en<text:line-break/>tendement dh(o2)me lon congnoistra assez ap<text:line-break/>pertement que sans oster la chose de sa pro<text:line-break/>pre forme ie neusse peu icelle reciter (sol) et pour<text:line-break/>roie repliquer aux enuieux que la plume de<text:line-break/><text:soft-page-break/>vng escriuain ne doit estre de moindre auc(-)<text:line-break/>torice ne que le pincel dung painctre (q2) sans<text:line-break/>reprh(e2)tion mect en paincture sainct michiel<text:line-break/>qui fiert vng serpent dune espee (sol) saint Gre<text:line-break/>goire qui naura dune lance vng dragon se<text:line-break/>lon le plaisir du painctre (sol) et mesmement il<text:line-break/>paint adan masle et eue femelle (sol) et auec ce le<text:line-break/>painctre crucifie iesuchrist (q2) pour lhumain<text:line-break/>lignaige voulut estre crucifie (sol) par quoy on<text:line-break/>peut assez c(o2)gnoistre que les c(e2)t nouuelles<text:line-break/>ne sont pas dictes ne reciteez ded(a2)s leglise<text:line-break/>en laquelle il c(o2)uient (p3)ler honnestem(e2)t des<text:line-break/>histoires de leglise : car ilz sont autres que<text:line-break/>celles que iay escriptes (sol) les(q1)lles nouuelles<text:line-break/>nont este recitees (q1) eniardins (et) lieux de sou<text:line-break/>las (sol) et entre ieunes personnes (sol) (et) c(o2)bien (q2)lz<text:line-break/>aient este meuz en pechier (sol) touteffois ilz ne<text:line-break/>sont pas pech(a2)s a cause des cent nouuelles<text:line-break/>et si fur(e2)t faictes et dictes en pestilencieux<text:line-break/>t(e2)ps (sol) auquel lh(o2)me pouoit licitem(e2)t porter<text:line-break/>brayes sur son chief pour c(o2)seruer sa sante<text:line-break/>corporelle. Et certes les cent nouuelles<text:line-break/>sont c(o2)me autres escriptures : car ilz peu(e2)t<text:line-break/>prouffiter et nuyre selon la diuersite des es<text:line-break/>coutans et lisans : car c(o2)me chascun scet (sol) le<text:line-break/>vin a b(o2)ne liqueur aux h(o2)mes sains (et) aux<text:line-break/>malades semble mauluais. Et le feu brus<text:line-break/>le citez (et) maisons (sol) nonobstant il est prouffi<text:line-break/>table a lh(o2)me (sol) les armeures gardent ceulx<text:line-break/>qui en paix veulent viure (sol) et neantmoins<text:line-break/>maintes foys elles nourent les hommes<text:line-break/>mais non pas de la malice des armeures (sol)<text:line-break/>mais de ceulx qui mal en vsent. Les cent<text:line-break/>nouuelles pareillement ne gouuernent au<text:line-break/>cun a mal penser (sol) mais (p3) aduanture ilz sap<text:line-break/>plicquent a deux sens (sol) et pour ce (q2) en voul(-)<text:line-break/>dra auoir bon fruict en bien les doit inter(-)<text:line-break/>peeter : car iamais en ce faisant elles ne se(-)<text:line-break/>ront sinon prouffitables et h(o2)nestes (sol) mais<text:line-break/>quelles soi(e2)t c(o2)siderez en t(e2)ps et (p3) person<text:line-break/>nes (q2) les entendent bien. Et pour ce pour<text:line-break/>le present mon affection suffise pour resp(o2)(-)<text:line-break/>se en laissant a tous enuieux dire (et) croire ce<text:line-break/>que bon leur semblera (sol) et pour mectre fin a<text:line-break/>mes paroles vous mes belles et chieres<text:line-break/>dames demourez en paix auec grces diui<text:line-break/>ne (sol) et de moy vous souuienne sil aduient (q1)<text:line-break/>aucune de vous pregne soulas en escou<text:line-break/>rant lire ces presentes cent nouuelles.</text:p>
      <text:p text:style-name="p"/>
      <text:p text:style-name="p"/>
      <text:p text:style-name="trailer">(ipdm) Cy fine le liure de cameron autre(-)<text:line-break/>ment surn(o2)me le prince galiot qui contient<text:line-break/>cent nouuelles recompter en dix iours par<text:line-break/>sept femmes et troys iouuenceaulx (sol) lequel<text:line-break/>liure ia pieca c(o2)pila et escript Jehan bocace<text:line-break/>de certald de latin qui depuis nagueres a<text:line-break/>este translate de latin en fr(a2)coys (p3) maistre<text:line-break/>laurens du premier fait Imprime pour An<text:line-break/>thoine verad libraire demourant a Paris<text:line-break/>en la rue saint Jaques pres petit pont a len<text:line-break/>seigne saint iehan leu(a2)geliste (sol) ou au palais<text:line-break/>au (p2)mier pillier deu(a2)t la chappelle la ou len<text:line-break/>chante la messe de messeigneurs les presi(-)<text:line-break/>dens.</text:p>
      <text:p text:style-name="figure"><text:span text:style-name="pb">[f. 177v]</text:span><text:line-break/>&lt;image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weight-complex="bold" fo:color="#365F91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weight-complex="bold" fo:color="#4F81BD" fo:font-size="12pt" style:font-size-asian="12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weight-complex="bold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mbria" style:font-name-asian="Times New Roman" style:font-name-complex="Times New Roman" style:font-weight-complex="bold" fo:color="#365F91" fo:font-size="14pt" style:font-size-asian="14pt" style:font-size-complex="14pt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style:font-weight-complex="bold" fo:color="#4F81BD" fo:font-size="12pt" style:font-size-asian="12pt" style:font-size-complex="13pt"/>
    </style:style>
    <style:style style:name="Titre3Car" style:display-name="Titre 3 Car" style:family="text" style:parent-style-name="Policepardéfaut">
      <style:text-properties style:font-name="Cambria" style:font-name-asian="Times New Roman" style:font-name-complex="Times New Roman" style:font-weight-complex="bold"/>
    </style:style>
    <style:style style:name="Titre4Car" style:display-name="Titre 4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tyle1" style:display-name="Style1" style:family="paragraph" style:parent-style-name="Titre4" style:default-outline-level="4">
      <style:paragraph-properties fo:line-height="100%"/>
      <style:text-properties fo:font-weight="normal" style:font-weight-asian="normal" fo:font-style="normal" style:font-style-asian="normal" style:use-window-font-color="true" fo:font-size="10pt" style:font-size-asian="10pt" fo:hyphenate="false"/>
    </style:style>
    <style:style style:name="h1.sub" style:display-name="&lt;h1.sub&gt;" style:family="paragraph" style:parent-style-name="Titre1" style:default-outline-level="1">
      <style:paragraph-properties fo:line-height="100%"/>
      <style:text-properties fo:font-size="12pt" style:font-size-asian="12pt" fo:hyphenate="false"/>
    </style:style>
    <style:style style:name="h2.sub" style:display-name="&lt;h2.sub&gt;" style:family="paragraph" style:parent-style-name="Titre2" style:default-outline-level="2">
      <style:paragraph-properties fo:line-height="100%"/>
      <style:text-properties fo:font-size="11pt" style:font-size-asian="11pt" fo:hyphenate="false"/>
    </style:style>
    <style:style style:name="h3.sub" style:display-name="&lt;h3.sub&gt;" style:family="paragraph" style:parent-style-name="Titre3" style:default-outline-level="3">
      <style:paragraph-properties fo:line-height="100%"/>
      <style:text-properties fo:font-size="10pt" style:font-size-asian="10pt" fo:hyphenate="false"/>
    </style:style>
    <style:style style:name="h4.sub" style:display-name="&lt;h4.sub&gt;" style:family="paragraph" style:parent-style-name="Style1" style:default-outline-level="4">
      <style:text-properties fo:font-size="9pt" style:font-size-asian="9pt" fo:hyphenate="false"/>
    </style:style>
    <style:style style:name="pb" style:display-name="&lt;pb&gt;" style:family="text" style:parent-style-name="Policepardéfaut">
      <style:text-properties style:font-name="Times New Roman" style:font-name-complex="Times New Roman" fo:font-weight="bold" style:font-weight-asian="bold"/>
    </style:style>
    <style:style style:name="cb" style:display-name="&lt;cb&gt;" style:family="text" style:parent-style-name="Policepardéfaut">
      <style:text-properties style:font-name="Times New Roman" style:font-name-complex="Times New Roman" fo:font-weight="bold" style:font-weight-asian="bold"/>
    </style:style>
    <style:style style:name="Style2" style:display-name="Style2" style:family="paragraph" style:parent-style-name="Normal">
      <style:paragraph-properties fo:margin-bottom="0in" fo:line-height="100%" fo:text-indent="0.1652in"/>
      <style:text-properties fo:font-size="12pt" style:font-size-asian="12pt" style:font-size-complex="12pt" fo:hyphenate="false"/>
    </style:style>
    <style:style style:name="p" style:display-name="&lt;p&gt;" style:family="paragraph" style:parent-style-name="Style2">
      <style:text-properties style:font-name="Times New Roman" fo:hyphenate="false"/>
    </style:style>
    <style:style style:name="noindent" style:display-name="&lt;noindent&gt;" style:family="paragraph" style:parent-style-name="Normal">
      <style:paragraph-properties fo:margin-bottom="0in" fo:line-height="100%"/>
      <style:text-properties style:font-name="Times New Roman" fo:font-size="12pt" style:font-size-asian="12pt" fo:hyphenate="false"/>
    </style:style>
    <style:style style:name="list" style:display-name="&lt;list&gt;" style:family="paragraph" style:parent-style-name="Normal">
      <style:paragraph-properties fo:margin-bottom="0in" fo:line-height="100%" fo:margin-left="0.1652in" fo:text-indent="-0.1652in">
        <style:tab-stops/>
      </style:paragraph-properties>
      <style:text-properties style:font-name="Times New Roman" fo:font-size="12pt" style:font-size-asian="12pt" fo:hyphenate="false"/>
    </style:style>
    <style:style style:name="ab" style:display-name="&lt;ab&gt;" style:family="paragraph" style:parent-style-name="Normal">
      <style:paragraph-properties fo:text-align="center" fo:margin-top="0.1666in" fo:margin-bottom="0.1666in" fo:line-height="100%"/>
      <style:text-properties style:font-name="Times New Roman" fo:font-size="12pt" style:font-size-asian="12pt" style:font-size-complex="12pt" fo:hyphenate="false"/>
    </style:style>
    <style:style style:name="l" style:display-name="&lt;l&gt;" style:family="paragraph" style:parent-style-name="Normal">
      <style:paragraph-properties fo:margin-bottom="0in" fo:line-height="100%" fo:text-indent="0.1652in"/>
      <style:text-properties style:font-name="Times New Roman" fo:font-size="12pt" style:font-size-asian="12pt" fo:hyphenate="false"/>
    </style:style>
    <style:style style:name="figure" style:display-name="&lt;figure&gt;" style:family="paragraph" style:parent-style-name="Normal">
      <style:paragraph-properties fo:text-align="center" fo:margin-bottom="0in" fo:line-height="100%"/>
      <style:text-properties fo:color="#FF0000" fo:hyphenate="false"/>
    </style:style>
    <style:style style:name="trailer" style:display-name="&lt;trailer&gt;" style:family="paragraph" style:parent-style-name="Normal">
      <style:paragraph-properties fo:margin-bottom="0in" fo:line-height="100%"/>
      <style:text-properties style:font-name="Times New Roman" fo:font-size="12pt" style:font-size-asian="12pt" fo:hyphenate="false"/>
    </style:style>
    <style:style style:name="Style3" style:display-name="Style3" style:family="paragraph" style:parent-style-name="Normal">
      <style:paragraph-properties fo:text-align="center" fo:margin-top="0.1666in" fo:margin-bottom="0.1666in" fo:line-height="100%"/>
      <style:text-properties style:font-name="Times New Roman" fo:hyphenate="false"/>
    </style:style>
    <style:style style:name="signed" style:display-name="&lt;signed&gt;" style:family="paragraph" style:parent-style-name="Normal">
      <style:paragraph-properties fo:text-align="end" fo:margin-bottom="0in" fo:line-height="100%"/>
      <style:text-properties style:font-name="Times New Roman" fo:font-size="12pt" style:font-size-asian="12pt" style:font-size-complex="12pt" fo:hyphenate="false"/>
    </style:style>
    <style:style style:name="Style4" style:display-name="Style4" style:family="paragraph" style:parent-style-name="Normal">
      <style:paragraph-properties fo:margin-top="0.0833in" fo:margin-bottom="0.0833in" fo:line-height="100%" fo:margin-left="0.3937in">
        <style:tab-stops/>
      </style:paragraph-properties>
      <style:text-properties style:font-name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tilisateur Windows</dc:creator>
    <meta:creation-date>2019-02-11T12:34:00Z</meta:creation-date>
    <dc:date>2019-04-30T14:25:00Z</dc:date>
    <meta:template xlink:href="Normal.dotm" xlink:type="simple"/>
    <meta:editing-cycles>1680</meta:editing-cycles>
    <meta:editing-duration>PT26580S</meta:editing-duration>
    <meta:document-statistic meta:page-count="626" meta:paragraph-count="1460" meta:word-count="249503" meta:character-count="1375797" meta:row-count="31326" meta:non-whitespace-character-count="1127754"/>
  </office:meta>
</office:document-meta>
</file>